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fo:margin-left="0cm" fo:margin-right="0cm" fo:orphans="0" fo:widows="0" fo:text-indent="0.635cm" style:auto-text-indent="false"/>
    </style:style>
    <style:style style:name="P5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orphans="0" fo:widows="0" fo:break-before="page"/>
    </style:style>
    <style:style style:name="P8" style:family="paragraph" style:parent-style-name="Standard">
      <style:paragraph-properties fo:orphans="0" fo:widows="0" fo:break-before="page">
        <style:tab-stops>
          <style:tab-stop style:position="5.498cm"/>
        </style:tab-stops>
      </style:paragraph-properties>
    </style:style>
    <style:style style:name="P9" style:family="paragraph" style:parent-style-name="Standard">
      <style:paragraph-properties fo:orphans="0" fo:widows="0">
        <style:tab-stops>
          <style:tab-stop style:position="5.498cm"/>
        </style:tab-stops>
      </style:paragraph-properties>
    </style:style>
    <style:style style:name="P10" style:family="paragraph" style:parent-style-name="Standard">
      <style:paragraph-properties fo:orphans="0" fo:widows="0" fo:break-before="page">
        <style:tab-stops>
          <style:tab-stop style:position="4.267cm"/>
          <style:tab-stop style:position="5.56cm"/>
          <style:tab-stop style:position="6.364cm"/>
        </style:tab-stops>
      </style:paragraph-properties>
    </style:style>
    <style:style style:name="P11" style:family="paragraph" style:parent-style-name="Standard">
      <style:paragraph-properties fo:orphans="0" fo:widows="0" fo:break-before="page">
        <style:tab-stops>
          <style:tab-stop style:position="2.293cm"/>
          <style:tab-stop style:position="7.345cm"/>
        </style:tab-stops>
      </style:paragraph-properties>
    </style:style>
    <style:style style:name="P12" style:family="paragraph" style:parent-style-name="Standard">
      <style:paragraph-properties fo:orphans="0" fo:widows="0" fo:break-before="page">
        <style:tab-stops>
          <style:tab-stop style:position="3.099cm"/>
        </style:tab-stops>
      </style:paragraph-properties>
    </style:style>
    <style:style style:name="P13" style:family="paragraph" style:parent-style-name="Standard">
      <style:paragraph-properties fo:margin-left="0.635cm" fo:margin-right="0cm" fo:orphans="0" fo:widows="0" fo:text-indent="-0.635cm" style:auto-text-indent="false" fo:break-before="page"/>
    </style:style>
    <style:style style:name="P14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5" style:family="paragraph" style:parent-style-name="Standard">
      <style:paragraph-properties fo:orphans="0" fo:widows="0" fo:break-before="page">
        <style:tab-stops>
          <style:tab-stop style:position="4.528cm"/>
        </style:tab-stops>
      </style:paragraph-properties>
    </style:style>
    <style:style style:name="P16" style:family="paragraph" style:parent-style-name="Standard">
      <style:paragraph-properties fo:orphans="0" fo:widows="0" fo:break-before="page">
        <style:tab-stops>
          <style:tab-stop style:position="2.402cm"/>
          <style:tab-stop style:position="3.323cm"/>
          <style:tab-stop style:position="4.036cm"/>
        </style:tab-stops>
      </style:paragraph-properties>
    </style:style>
    <style:style style:name="P17" style:family="paragraph" style:parent-style-name="Standard">
      <style:paragraph-properties fo:orphans="0" fo:widows="0">
        <style:tab-stops>
          <style:tab-stop style:position="3.776cm"/>
        </style:tab-stops>
      </style:paragraph-properties>
    </style:style>
    <style:style style:name="P18" style:family="paragraph" style:parent-style-name="Standard">
      <style:paragraph-properties fo:orphans="0" fo:widows="0">
        <style:tab-stops>
          <style:tab-stop style:position="3.854cm" style:leader-style="solid" style:leader-text="-"/>
        </style:tab-stops>
      </style:paragraph-properties>
    </style:style>
    <style:style style:name="P19" style:family="paragraph" style:parent-style-name="Standard">
      <style:paragraph-properties fo:orphans="0" fo:widows="0">
        <style:tab-stops>
          <style:tab-stop style:position="3.854cm"/>
        </style:tab-stops>
      </style:paragraph-properties>
    </style:style>
    <style:style style:name="P20" style:family="paragraph" style:parent-style-name="Standard">
      <style:paragraph-properties fo:orphans="0" fo:widows="0">
        <style:tab-stops>
          <style:tab-stop style:position="2.642cm"/>
        </style:tab-stops>
      </style:paragraph-properties>
    </style:style>
    <style:style style:name="P21" style:family="paragraph" style:parent-style-name="Standard">
      <style:paragraph-properties fo:orphans="0" fo:widows="0">
        <style:tab-stops>
          <style:tab-stop style:position="1.263cm"/>
          <style:tab-stop style:position="3.44cm"/>
        </style:tab-stops>
      </style:paragraph-properties>
    </style:style>
    <style:style style:name="P22" style:family="paragraph" style:parent-style-name="Standard">
      <style:paragraph-properties fo:orphans="0" fo:widows="0">
        <style:tab-stops>
          <style:tab-stop style:position="3.868cm"/>
          <style:tab-stop style:position="4.586cm"/>
          <style:tab-stop style:position="6.257cm"/>
        </style:tab-stops>
      </style:paragraph-properties>
    </style:style>
    <style:style style:name="P23" style:family="paragraph" style:parent-style-name="Standard">
      <style:paragraph-properties fo:orphans="0" fo:widows="0">
        <style:tab-stops>
          <style:tab-stop style:position="4.586cm"/>
          <style:tab-stop style:position="6.618cm"/>
        </style:tab-stops>
      </style:paragraph-properties>
    </style:style>
    <style:style style:name="P24" style:family="paragraph" style:parent-style-name="Standard">
      <style:paragraph-properties fo:orphans="0" fo:widows="0" fo:break-before="page">
        <style:tab-stops>
          <style:tab-stop style:position="5.42cm"/>
        </style:tab-stops>
      </style:paragraph-properties>
    </style:style>
    <style:style style:name="P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57cm" style:leader-style="solid" style:leader-text="-"/>
        </style:tab-stops>
      </style:paragraph-properties>
    </style:style>
    <style:style style:name="P2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21cm"/>
          <style:tab-stop style:position="2.923cm"/>
          <style:tab-stop style:position="5.593cm"/>
        </style:tab-stops>
      </style:paragraph-properties>
    </style:style>
    <style:style style:name="P2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89cm"/>
        </style:tab-stops>
      </style:paragraph-properties>
    </style:style>
    <style:style style:name="P28" style:family="paragraph" style:parent-style-name="Standard">
      <style:paragraph-properties fo:orphans="0" fo:widows="0" fo:break-before="page">
        <style:tab-stops>
          <style:tab-stop style:position="7.126cm"/>
        </style:tab-stops>
      </style:paragraph-properties>
    </style:style>
    <style:style style:name="P29" style:family="paragraph" style:parent-style-name="Standard">
      <style:paragraph-properties fo:orphans="0" fo:widows="0" fo:break-before="page">
        <style:tab-stops>
          <style:tab-stop style:position="4.507cm"/>
        </style:tab-stops>
      </style:paragraph-properties>
    </style:style>
    <style:style style:name="P3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313cm"/>
        </style:tab-stops>
      </style:paragraph-properties>
    </style:style>
    <style:style style:name="P31" style:family="paragraph" style:parent-style-name="Standard">
      <style:paragraph-properties fo:orphans="0" fo:widows="0" fo:break-before="page">
        <style:tab-stops>
          <style:tab-stop style:position="1.277cm"/>
          <style:tab-stop style:position="5.036cm"/>
          <style:tab-stop style:position="5.479cm"/>
          <style:tab-stop style:position="6.473cm"/>
          <style:tab-stop style:position="7.445cm"/>
        </style:tab-stops>
      </style:paragraph-properties>
    </style:style>
    <style:style style:name="P32" style:family="paragraph" style:parent-style-name="Standard">
      <style:paragraph-properties fo:orphans="0" fo:widows="0" fo:break-before="page">
        <style:tab-stops>
          <style:tab-stop style:position="6.35cm"/>
        </style:tab-stops>
      </style:paragraph-properties>
    </style:style>
    <style:style style:name="P33" style:family="paragraph" style:parent-style-name="Standard">
      <style:paragraph-properties fo:orphans="0" fo:widows="0" fo:break-before="page">
        <style:tab-stops>
          <style:tab-stop style:position="0.718cm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93cm"/>
        </style:tab-stops>
      </style:paragraph-properties>
    </style:style>
    <style:style style:name="P35" style:family="paragraph" style:parent-style-name="Standard">
      <style:paragraph-properties fo:orphans="0" fo:widows="0" fo:break-before="page">
        <style:tab-stops>
          <style:tab-stop style:position="7.273cm"/>
        </style:tab-stops>
      </style:paragraph-properties>
    </style:style>
    <style:style style:name="P36" style:family="paragraph" style:parent-style-name="Standard">
      <style:paragraph-properties fo:orphans="0" fo:widows="0" fo:break-before="page">
        <style:tab-stops>
          <style:tab-stop style:position="7.126cm"/>
          <style:tab-stop style:position="7.548cm"/>
        </style:tab-stops>
      </style:paragraph-properties>
    </style:style>
    <style:style style:name="P37" style:family="paragraph" style:parent-style-name="Standard">
      <style:paragraph-properties fo:orphans="0" fo:widows="0" fo:break-before="page">
        <style:tab-stops>
          <style:tab-stop style:position="3.346cm"/>
          <style:tab-stop style:position="6.089cm"/>
        </style:tab-stops>
      </style:paragraph-properties>
    </style:style>
    <style:style style:name="P38" style:family="paragraph" style:parent-style-name="Standard">
      <style:paragraph-properties fo:orphans="0" fo:widows="0" fo:break-before="page">
        <style:tab-stops>
          <style:tab-stop style:position="0.457cm"/>
          <style:tab-stop style:position="1.074cm"/>
          <style:tab-stop style:position="3.57cm"/>
          <style:tab-stop style:position="5.297cm"/>
          <style:tab-stop style:position="6.168cm"/>
          <style:tab-stop style:position="7.345cm"/>
        </style:tab-stops>
      </style:paragraph-properties>
    </style:style>
    <style:style style:name="P39" style:family="paragraph" style:parent-style-name="Standard">
      <style:paragraph-properties fo:orphans="0" fo:widows="0" fo:break-before="page">
        <style:tab-stops>
          <style:tab-stop style:position="5.124cm"/>
        </style:tab-stops>
      </style:paragraph-properties>
    </style:style>
    <style:style style:name="P40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2b538"/>
    </style:style>
    <style:style style:name="P41" style:family="paragraph" style:parent-style-name="Standard">
      <style:paragraph-properties fo:orphans="0" fo:widows="0"/>
      <style:text-properties officeooo:paragraph-rsid="0012b538"/>
    </style:style>
    <style:style style:name="P42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49a30"/>
    </style:style>
    <style:style style:name="P43" style:family="paragraph" style:parent-style-name="Standard">
      <style:paragraph-properties fo:orphans="0" fo:widows="0"/>
      <style:text-properties officeooo:paragraph-rsid="00149a30"/>
    </style:style>
    <style:style style:name="P44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64633"/>
    </style:style>
    <style:style style:name="P45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7d050"/>
    </style:style>
    <style:style style:name="P46" style:family="paragraph" style:parent-style-name="Standard">
      <style:paragraph-properties fo:orphans="0" fo:widows="0" fo:break-before="page"/>
      <style:text-properties officeooo:paragraph-rsid="0017d050"/>
    </style:style>
    <style:style style:name="P47" style:family="paragraph" style:parent-style-name="Standard">
      <style:paragraph-properties fo:orphans="0" fo:widows="0"/>
      <style:text-properties officeooo:paragraph-rsid="0017d050"/>
    </style:style>
    <style:style style:name="P48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92933"/>
    </style:style>
    <style:style style:name="P49" style:family="paragraph" style:parent-style-name="Standard">
      <style:paragraph-properties fo:orphans="0" fo:widows="0"/>
      <style:text-properties officeooo:paragraph-rsid="00192933"/>
    </style:style>
    <style:style style:name="P50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9970f"/>
    </style:style>
    <style:style style:name="P51" style:family="paragraph" style:parent-style-name="Standard">
      <style:paragraph-properties fo:orphans="0" fo:widows="0"/>
      <style:text-properties officeooo:paragraph-rsid="0019970f"/>
    </style:style>
    <style:style style:name="P52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1a00c0"/>
    </style:style>
    <style:style style:name="P5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 officeooo:paragraph-rsid="0012b538"/>
    </style:style>
    <style:style style:name="P54" style:family="paragraph" style:parent-style-name="Standard">
      <style:paragraph-properties fo:orphans="0" fo:widows="0"/>
      <style:text-properties fo:font-variant="normal" fo:text-transform="none" fo:color="#1d1d1d" loext:opacity="100%" officeooo:paragraph-rsid="0012b538"/>
    </style:style>
    <style:style style:name="P55" style:family="paragraph" style:parent-style-name="Standard">
      <style:paragraph-properties fo:orphans="0" fo:widows="0" fo:break-before="page"/>
      <style:text-properties fo:font-variant="normal" fo:text-transform="none" fo:color="#1d1d1d" loext:opacity="100%"/>
    </style:style>
    <style:style style:name="P56" style:family="paragraph" style:parent-style-name="Standard">
      <style:paragraph-properties fo:orphans="0" fo:widows="0">
        <style:tab-stops>
          <style:tab-stop style:position="5.498cm"/>
        </style:tab-stops>
      </style:paragraph-properties>
      <style:text-properties fo:font-variant="normal" fo:text-transform="none" fo:color="#1d1d1d" loext:opacity="100%"/>
    </style:style>
    <style:style style:name="P57" style:family="paragraph" style:parent-style-name="Standard">
      <style:paragraph-properties fo:orphans="0" fo:widows="0"/>
      <style:text-properties fo:font-variant="normal" fo:text-transform="none" fo:color="#1d1d1d" loext:opacity="100%"/>
    </style:style>
    <style:style style:name="P5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/>
    </style:style>
    <style:style style:name="P59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fo:color="#1d1d1d" loext:opacity="100%"/>
    </style:style>
    <style:style style:name="P6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 officeooo:paragraph-rsid="00149a30"/>
    </style:style>
    <style:style style:name="P6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 officeooo:paragraph-rsid="0017d050"/>
    </style:style>
    <style:style style:name="P62" style:family="paragraph" style:parent-style-name="Standard">
      <style:paragraph-properties fo:orphans="0" fo:widows="0">
        <style:tab-stops>
          <style:tab-stop style:position="3.854cm" style:leader-style="solid" style:leader-text="-"/>
        </style:tab-stops>
      </style:paragraph-properties>
      <style:text-properties fo:font-variant="normal" fo:text-transform="none" fo:color="#1d1d1d" loext:opacity="100%"/>
    </style:style>
    <style:style style:name="P63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fo:color="#1d1d1d" loext:opacity="100%"/>
    </style:style>
    <style:style style:name="P6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 officeooo:paragraph-rsid="00192933"/>
    </style:style>
    <style:style style:name="P6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 officeooo:paragraph-rsid="0019970f"/>
    </style:style>
    <style:style style:name="P6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1d1d1d" loext:opacity="100%" officeooo:paragraph-rsid="001a00c0"/>
    </style:style>
    <style:style style:name="P67" style:family="paragraph" style:parent-style-name="Standard">
      <style:paragraph-properties fo:orphans="0" fo:widows="0" fo:break-before="page"/>
      <style:text-properties fo:font-variant="normal" fo:text-transform="none"/>
    </style:style>
    <style:style style:name="P6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/>
    </style:style>
    <style:style style:name="P6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303030" loext:opacity="100%" officeooo:paragraph-rsid="00149a30"/>
    </style:style>
    <style:style style:name="P70" style:family="paragraph" style:parent-style-name="Standard">
      <style:paragraph-properties fo:orphans="0" fo:widows="0" fo:break-before="page"/>
      <style:text-properties fo:font-variant="normal" fo:text-transform="none" fo:color="#303030" loext:opacity="100%"/>
    </style:style>
    <style:style style:name="P71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fo:color="#303030" loext:opacity="100%"/>
    </style:style>
    <style:style style:name="P7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303030" loext:opacity="100%"/>
    </style:style>
    <style:style style:name="P73" style:family="paragraph" style:parent-style-name="Standard">
      <style:paragraph-properties fo:orphans="0" fo:widows="0" fo:break-before="page"/>
      <style:text-properties fo:font-variant="normal" fo:text-transform="none" fo:color="#303030" loext:opacity="100%" officeooo:paragraph-rsid="0017d050"/>
    </style:style>
    <style:style style:name="P74" style:family="paragraph" style:parent-style-name="Standard">
      <style:paragraph-properties fo:orphans="0" fo:widows="0"/>
      <style:text-properties fo:font-variant="normal" fo:text-transform="none" fo:color="#303030" loext:opacity="100%" officeooo:paragraph-rsid="0017d050"/>
    </style:style>
    <style:style style:name="P7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303030" loext:opacity="100%" officeooo:paragraph-rsid="0017d050"/>
    </style:style>
    <style:style style:name="P76" style:family="paragraph" style:parent-style-name="Standard">
      <style:paragraph-properties fo:orphans="0" fo:widows="0"/>
      <style:text-properties fo:font-variant="normal" fo:text-transform="none" fo:color="#303030" loext:opacity="100%"/>
    </style:style>
    <style:style style:name="P77" style:family="paragraph" style:parent-style-name="Standard">
      <style:paragraph-properties fo:orphans="0" fo:widows="0">
        <style:tab-stops>
          <style:tab-stop style:position="1.263cm"/>
          <style:tab-stop style:position="3.44cm"/>
        </style:tab-stops>
      </style:paragraph-properties>
      <style:text-properties fo:font-variant="normal" fo:text-transform="none" fo:color="#303030" loext:opacity="100%"/>
    </style:style>
    <style:style style:name="P7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303030" loext:opacity="100%" officeooo:paragraph-rsid="00192933"/>
    </style:style>
    <style:style style:name="P7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303030" loext:opacity="100%" officeooo:paragraph-rsid="0019970f"/>
    </style:style>
    <style:style style:name="P8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303030" loext:opacity="100%" officeooo:paragraph-rsid="001a00c0"/>
    </style:style>
    <style:style style:name="P81" style:family="paragraph" style:parent-style-name="Standard">
      <style:paragraph-properties fo:orphans="0" fo:widows="0"/>
      <style:text-properties fo:font-variant="normal" fo:text-transform="none" fo:color="#5c5c5c" loext:opacity="100%"/>
    </style:style>
    <style:style style:name="P8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5c5c5c" loext:opacity="100%"/>
    </style:style>
    <style:style style:name="P83" style:family="paragraph" style:parent-style-name="Standard">
      <style:paragraph-properties fo:orphans="0" fo:widows="0" fo:break-before="page"/>
      <style:text-properties fo:font-variant="normal" fo:text-transform="none" fo:color="#5c5c5c" loext:opacity="100%"/>
    </style:style>
    <style:style style:name="P84" style:family="paragraph" style:parent-style-name="Standard">
      <style:paragraph-properties fo:orphans="0" fo:widows="0"/>
      <style:text-properties fo:font-variant="normal" fo:text-transform="none" fo:color="#494949" loext:opacity="100%"/>
    </style:style>
    <style:style style:name="P85" style:family="paragraph" style:parent-style-name="Standard">
      <style:paragraph-properties fo:orphans="0" fo:widows="0" fo:break-before="page"/>
      <style:text-properties fo:font-variant="normal" fo:text-transform="none" fo:color="#494949" loext:opacity="100%"/>
    </style:style>
    <style:style style:name="P8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494949" loext:opacity="100%" officeooo:paragraph-rsid="00192933"/>
    </style:style>
    <style:style style:name="P87" style:family="paragraph" style:parent-style-name="Standard">
      <style:paragraph-properties fo:orphans="0" fo:widows="0" fo:break-before="page">
        <style:tab-stops>
          <style:tab-stop style:position="0.718cm" style:leader-style="dotted" style:leader-text="."/>
        </style:tab-stops>
      </style:paragraph-properties>
      <style:text-properties fo:font-variant="normal" fo:text-transform="none" fo:color="#494949" loext:opacity="100%"/>
    </style:style>
    <style:style style:name="P88" style:family="paragraph" style:parent-style-name="Standard">
      <style:paragraph-properties fo:orphans="0" fo:widows="0" fo:break-before="page"/>
      <style:text-properties fo:font-variant="normal" fo:text-transform="none" fo:color="#7a7a7a" loext:opacity="100%"/>
    </style:style>
    <style:style style:name="P89" style:family="paragraph" style:parent-style-name="Standard">
      <style:paragraph-properties fo:orphans="0" fo:widows="0"/>
      <style:text-properties fo:font-variant="normal" fo:text-transform="none" fo:color="#7a7a7a" loext:opacity="100%"/>
    </style:style>
    <style:style style:name="P9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fo:color="#7a7a7a" loext:opacity="100%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2">
      <style:paragraph-properties fo:break-before="pag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1d1d1d" loext:opacity="100%"/>
    </style:style>
    <style:style style:name="T3" style:family="text">
      <style:text-properties fo:font-variant="normal" fo:text-transform="none" fo:color="#1d1d1d" loext:opacity="100%" style:text-position="super 58%"/>
    </style:style>
    <style:style style:name="T4" style:family="text">
      <style:text-properties fo:font-variant="normal" fo:text-transform="none" fo:color="#1d1d1d" loext:opacity="100%" fo:language="el" fo:country="GR" style:language-asian="el" style:country-asian="GR" style:language-complex="el" style:country-complex="GR"/>
    </style:style>
    <style:style style:name="T5" style:family="text">
      <style:text-properties fo:font-variant="normal" fo:text-transform="none" fo:color="#1d1d1d" loext:opacity="100%" style:text-position="sub 58%"/>
    </style:style>
    <style:style style:name="T6" style:family="text">
      <style:text-properties fo:font-variant="normal" fo:text-transform="none" fo:color="#1d1d1d" loext:opacity="100%" style:text-position="sub 58%" fo:language="el" fo:country="GR" style:language-asian="el" style:country-asian="GR" style:language-complex="el" style:country-complex="GR"/>
    </style:style>
    <style:style style:name="T7" style:family="text">
      <style:text-properties fo:font-variant="normal" fo:text-transform="none" fo:color="#1d1d1d" loext:opacity="100%" fo:language="en" fo:country="US" style:language-asian="en" style:country-asian="US" style:language-complex="en" style:country-complex="US"/>
    </style:style>
    <style:style style:name="T8" style:family="text">
      <style:text-properties fo:font-variant="normal" fo:text-transform="none" fo:color="#1d1d1d" loext:opacity="100%" style:font-name="Microsoft Sans Serif" fo:font-size="12pt" fo:letter-spacing="normal" style:rfc-language-tag="la-001" fo:language="la" officeooo:rsid="0012b538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9" style:family="text">
      <style:text-properties fo:font-variant="normal" fo:text-transform="none" fo:color="#1d1d1d" loext:opacity="100%" style:font-name="Microsoft Sans Serif" fo:font-size="12pt" fo:letter-spacing="normal" style:rfc-language-tag="la-001" fo:language="la" officeooo:rsid="0017d050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10" style:family="text">
      <style:text-properties fo:font-variant="normal" fo:text-transform="none" fo:color="#1d1d1d" loext:opacity="100%" style:font-name="Microsoft Sans Serif" fo:font-size="12pt" fo:letter-spacing="normal" style:rfc-language-tag="la-001" fo:language="la" officeooo:rsid="0019970f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11" style:family="text">
      <style:text-properties fo:font-variant="normal" fo:text-transform="none" fo:color="#1d1d1d" loext:opacity="100%" style:font-name="Liberation Sans" fo:font-size="16.1000003814697pt" fo:letter-spacing="normal" style:rfc-language-tag="la-001" fo:language="la" fo:font-weight="bold" officeooo:rsid="0012b538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2" style:family="text">
      <style:text-properties fo:font-variant="normal" fo:text-transform="none" fo:color="#1d1d1d" loext:opacity="100%" officeooo:rsid="0017d050"/>
    </style:style>
    <style:style style:name="T13" style:family="text">
      <style:text-properties fo:font-variant="normal" fo:text-transform="none" fo:color="#1d1d1d" loext:opacity="100%" officeooo:rsid="00192933"/>
    </style:style>
    <style:style style:name="T14" style:family="text">
      <style:text-properties fo:font-variant="normal" fo:text-transform="none" fo:color="#1d1d1d" loext:opacity="100%" officeooo:rsid="0019970f"/>
    </style:style>
    <style:style style:name="T15" style:family="text">
      <style:text-properties fo:font-variant="normal" fo:text-transform="none" fo:color="#303030" loext:opacity="100%"/>
    </style:style>
    <style:style style:name="T16" style:family="text">
      <style:text-properties fo:font-variant="normal" fo:text-transform="none" fo:color="#303030" loext:opacity="100%" style:text-position="sub 58%"/>
    </style:style>
    <style:style style:name="T17" style:family="text">
      <style:text-properties fo:font-variant="normal" fo:text-transform="none" fo:color="#303030" loext:opacity="100%" style:text-position="super 58%"/>
    </style:style>
    <style:style style:name="T18" style:family="text">
      <style:text-properties fo:font-variant="normal" fo:text-transform="none" fo:color="#303030" loext:opacity="100%" fo:language="el" fo:country="GR" style:language-asian="el" style:country-asian="GR" style:language-complex="el" style:country-complex="GR"/>
    </style:style>
    <style:style style:name="T19" style:family="text">
      <style:text-properties fo:font-variant="normal" fo:text-transform="none" fo:color="#303030" loext:opacity="100%" fo:language="en" fo:country="US" style:language-asian="en" style:country-asian="US" style:language-complex="en" style:country-complex="US"/>
    </style:style>
    <style:style style:name="T20" style:family="text">
      <style:text-properties fo:font-variant="normal" fo:text-transform="none" fo:color="#303030" loext:opacity="100%" officeooo:rsid="00149a30"/>
    </style:style>
    <style:style style:name="T21" style:family="text">
      <style:text-properties fo:font-variant="normal" fo:text-transform="none" fo:color="#303030" loext:opacity="100%" style:font-name="Microsoft Sans Serif" fo:font-size="12pt" fo:letter-spacing="normal" style:rfc-language-tag="la-001" fo:language="la" officeooo:rsid="0017d050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22" style:family="text">
      <style:text-properties fo:font-variant="normal" fo:text-transform="none" fo:color="#303030" loext:opacity="100%" style:font-name="Microsoft Sans Serif" fo:font-size="12pt" fo:letter-spacing="normal" style:rfc-language-tag="la-001" fo:language="la" officeooo:rsid="0019970f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23" style:family="text">
      <style:text-properties fo:font-variant="normal" fo:text-transform="none" fo:color="#303030" loext:opacity="100%" officeooo:rsid="0019970f"/>
    </style:style>
    <style:style style:name="T24" style:family="text">
      <style:text-properties fo:font-variant="normal" fo:text-transform="none" fo:color="#494949" loext:opacity="100%"/>
    </style:style>
    <style:style style:name="T25" style:family="text">
      <style:text-properties fo:font-variant="normal" fo:text-transform="none" fo:color="#494949" loext:opacity="100%" fo:language="el" fo:country="GR" style:language-asian="el" style:country-asian="GR" style:language-complex="el" style:country-complex="GR"/>
    </style:style>
    <style:style style:name="T26" style:family="text">
      <style:text-properties fo:font-variant="normal" fo:text-transform="none" fo:color="#494949" loext:opacity="100%" style:text-position="sub 58%"/>
    </style:style>
    <style:style style:name="T27" style:family="text">
      <style:text-properties fo:font-variant="normal" fo:text-transform="none" fo:color="#494949" loext:opacity="100%" style:text-position="super 58%"/>
    </style:style>
    <style:style style:name="T28" style:family="text">
      <style:text-properties fo:font-variant="normal" fo:text-transform="none" fo:color="#5c5c5c" loext:opacity="100%"/>
    </style:style>
    <style:style style:name="T29" style:family="text">
      <style:text-properties fo:font-variant="normal" fo:text-transform="none" fo:color="#5c5c5c" loext:opacity="100%" fo:language="el" fo:country="GR" style:language-asian="el" style:country-asian="GR" style:language-complex="el" style:country-complex="GR"/>
    </style:style>
    <style:style style:name="T30" style:family="text">
      <style:text-properties fo:font-variant="normal" fo:text-transform="none" fo:color="#5c5c5c" loext:opacity="100%" style:text-position="super 58%"/>
    </style:style>
    <style:style style:name="T31" style:family="text">
      <style:text-properties fo:font-variant="normal" fo:text-transform="none" fo:color="#5c5c5c" loext:opacity="100%" style:text-position="sub 58%"/>
    </style:style>
    <style:style style:name="T32" style:family="text">
      <style:text-properties fo:font-variant="normal" fo:text-transform="none" fo:color="#5c5c5c" loext:opacity="100%" officeooo:rsid="0019970f"/>
    </style:style>
    <style:style style:name="T33" style:family="text">
      <style:text-properties fo:font-variant="normal" fo:text-transform="none" fo:language="el" fo:country="GR" style:language-asian="el" style:country-asian="GR" style:language-complex="el" style:country-complex="GR"/>
    </style:style>
    <style:style style:name="T34" style:family="text">
      <style:text-properties fo:font-variant="normal" fo:text-transform="none" fo:color="#7a7a7a" loext:opacity="100%"/>
    </style:style>
    <style:style style:name="T35" style:family="text">
      <style:text-properties fo:font-variant="normal" fo:text-transform="none" fo:color="#7a7a7a" loext:opacity="100%" fo:language="el" fo:country="GR" style:language-asian="el" style:country-asian="GR" style:language-complex="el" style:country-complex="GR"/>
    </style:style>
    <style:style style:name="T36" style:family="text">
      <style:text-properties fo:font-variant="normal" fo:text-transform="none" fo:color="#7a7a7a" loext:opacity="100%" style:text-position="sub 58%"/>
    </style:style>
    <style:style style:name="T37" style:family="text">
      <style:text-properties fo:font-variant="normal" fo:text-transform="none" style:text-position="super 58%"/>
    </style:style>
    <style:style style:name="T38" style:family="text">
      <style:text-properties fo:font-variant="small-caps" fo:color="#1d1d1d" loext:opacity="100%"/>
    </style:style>
    <style:style style:name="T39" style:family="text">
      <style:text-properties fo:font-variant="small-caps" fo:color="#494949" loext:opacity="100%"/>
    </style:style>
    <style:style style:name="T40" style:family="text">
      <style:text-properties fo:font-variant="small-caps" fo:color="#303030" loext:opacity="100%"/>
    </style:style>
    <style:style style:name="T41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9970f" style:font-style-asian="normal" style:font-style-complex="normal"/>
    </style:style>
    <style:style style:name="T45" style:family="text">
      <style:text-properties officeooo:rsid="0019970f"/>
    </style:style>
    <style:style style:name="T46" style:family="text">
      <style:text-properties fo:color="#000000" loext:opacity="100%" style:font-name="Liberation Sans" fo:font-size="16.1000003814697pt" fo:letter-spacing="normal" style:rfc-language-tag="la-001" fo:language="la" fo:font-weight="bold" officeooo:rsid="0019970f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47" style:family="text">
      <style:text-properties fo:color="#000000" loext:opacity="100%" style:font-name="Liberation Sans" fo:font-size="16.1000003814697pt" fo:letter-spacing="normal" style:rfc-language-tag="la-001" fo:language="la" fo:font-style="normal" fo:font-weight="bold" officeooo:rsid="0019970f" fo:background-color="transparent" loext:char-shading-value="0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T48" style:family="text">
      <style:text-properties officeooo:rsid="001a0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bookmark0"/>GALENI DE PROPRIORUM ANIMI CUIUS-<text:line-break/>QVE AFFECTUUM DIGNOTIONE ET<text:line-break/>CURATIONE.<text:bookmark-end text:name="bookmark0"/></text:h>
      <text:h text:style-name="Heading_20_2" text:outline-level="2">Cap. I.</text:h>
      <text:p text:style-name="P53">Quandoquidem per commentarios habere<text:line-break/>vis ea, quae ad quaestionem respondi, quam apud 'me<text:line-break/>constitueram iuper scripto ab Antonio Epicureo libro<text:line-break/>de praesidio adversus proprios afiectus, jam hoc aggrc-<text:line-break/>diar, hocque duco exordium. Optimum sane erat ipsum<text:line-break/>Antonium, quid hoc nomine praesidii significare velit,<text:line-break/>manifeste explicasse. Ut autem aliquis de quibus in libro</text:p>
      <text:p text:style-name="P7"><text:span text:style-name="T2">disserit, conjecturam fecerit, vel observationem, </text:span><text:span text:style-name="T1">vel<text:line-break/></text:span><text:span text:style-name="T2">dignotionem, vel emendationem denique mihi significare<text:line-break/>videtur. At eorum quae dixit multa, nt nosti, obscure<text:line-break/>adeo interpretatur, ut conjicere facilius quam aperte </text:span><text:span text:style-name="T1">ea<text:line-break/></text:span><text:span text:style-name="T2">ccgnofcere liceat. Interdum namque hortari nos videbr-<text:line-break/>trtr,. ut, quod et ipsi plerumque perinde ac alii erramus,<text:line-break/>consideremus, interdum autem, qua ratione quis singula,<text:line-break/>quae delinquit, agnoscat, ad haec rursus, quo pacto quis<text:line-break/>feipfum ab erratis abducat, qui totius orationis fcopus<text:line-break/>mihi esse videtur. Nam unumquodque eorum, quae prius<text:line-break/>dicta funt, nisi eo referatur, inutile est et supervaca-<text:line-break/>neum, quippe in praecipuis errorum affectibus erigere<text:line-break/>feipsum ac' emendare convenit. Etenim nonnunquam<text:line-break/>quasi de solis affectibus ipsius oratio est; plerumque vero<text:line-break/>tanquam de erroribus; quandoque etiam de utrisque tibi<text:line-break/>disputare videbitur; Ego vero rdipsum primum, ut nosti,<text:line-break/>prius distinxi, quum errores ex opinione salsa, affectum<text:line-break/>ex bruta quadam, quae nobis inest, facultate rationi re-</text:span></text:p>
      <text:p text:style-name="P7"><text:span text:style-name="T2">pugnante proficisci dicerem; communiter autem ambo ge-<text:line-break/>neraliori significatu vocatos esse errores. Itaque tum<text:line-break/>eum, qui intemperanter vivit, tum qui iracundia 'quid<text:line-break/>agit, tum qui calumniae fidem adhibet, errare </text:span><text:span text:style-name="T15">aut </text:span><text:span text:style-name="T2">pec-<text:line-break/>care dico. Quare Chrysippus et philosophorum pleri-<text:line-break/>que alii libros </text:span><text:span text:style-name="T15">de </text:span><text:span text:style-name="T2">curandis animi affectibus couscripse-<text:line-break/>runt Quinetiam ab Aristotele eiusque sectatoribus, at-<text:line-break/>que ante hos a Platone eadem </text:span><text:span text:style-name="T1">dicta </text:span><text:span text:style-name="T2">smrt. Ac certe ex<text:line-break/>illis ipsa discere, quemadmodum et ego didici, longe<text:line-break/>praestiterat. </text:span><text:span text:style-name="T15">Itaque </text:span><text:span text:style-name="T2">primo hoc libro capita, quoniam ita<text:line-break/>jubes, compendiose tibi recensebo omnia, quo jam or-<text:line-break/></text:span><text:span text:style-name="T15">dine </text:span><text:span text:style-name="T2">audivisti, </text:span><text:span text:style-name="T15">quum </text:span><text:span text:style-name="T2">de edito </text:span><text:span text:style-name="T15">Antonii commentario per-<text:line-break/></text:span><text:span text:style-name="T2">contareris.</text:span></text:p>
      <text:h text:style-name="Heading_20_2" text:outline-level="2">Cap. II.</text:h>
      <text:p text:style-name="P40"><text:span text:style-name="T2">Quod equidem errare </text:span><text:span text:style-name="T15">nos fit vero simile,<text:line-break/></text:span><text:span text:style-name="T2">etiamsi nequaquem aberrare ipsi </text:span><text:span text:style-name="T15">putemus, ex hifce ver-<text:line-break/></text:span><text:span text:style-name="T2">bis </text:span><text:span text:style-name="T15">promptum est colligerc. , </text:span><text:span text:style-name="T2">Videmus omnes </text:span><text:span text:style-name="T15">homines<text:line-break/></text:span><text:span text:style-name="T2">cxistimare, </text:span><text:span text:style-name="T15">lesc vel ab erroribus omnino esse immunes,<text:line-break/>vel parum </text:span><text:span text:style-name="T2">et </text:span><text:span text:style-name="T15">modice </text:span><text:span text:style-name="T2">per rationem falli, </text:span><text:span text:style-name="T15">idque his potis-</text:span></text:p>
      <text:p text:style-name="P55">simum accrdif, quos alii plurimum existimant aberrare.<text:line-break/>Ego itaque, si alterius rei cujusdam, certe hujus expe-<text:line-break/>rimentum habui maximum. Qui sane homines aliis per-<text:line-break/>mifenrnt, ut de fe, qualesnam sint, ferrent sententiam,<text:line-break/>eos in paucissimis errare conspexi. Qui vero seipsos<text:line-break/>optimos essc 'cogitarunt, neque judicium serendum aliis<text:line-break/>commiserunt, eos in maximis ac plurimis falli conspexi-<text:line-break/>mus. Quare, quod, quum junior essem, frustra laudari pu-<text:line-break/>tabam, (id autem erat Pythium illud, quod feipfum nosse<text:line-break/>imperabat,) non enim magnum esse mandatum, postea<text:line-break/>ipsum jure laudari comperi. Siquidem solus sapientissi-<text:line-break/>mus persecte seipsum noverit, aliorum autem omnium<text:line-break/>persecte nemo, verum minus magisque alter altero.<text:line-break/>Quemadmodum enim in tota vita ac in singulis artibus<text:line-break/>magnas rerum eminentias ac differentias cujuscunque viri<text:line-break/>est cognoscere, exiguas autem prudentium dumtaxat et<text:line-break/>artificum, ita quoque in erroribus et affectibus habet.<text:line-break/>Nam quisquis ob minima vehementer excandescit, servos</text:p>
      <text:p text:style-name="P7"><text:span text:style-name="T1">domesticos et </text:span><text:span text:style-name="T2">mordet </text:span><text:span text:style-name="T1">et vituperat, </text:span><text:span text:style-name="T2">in </text:span><text:span text:style-name="T1">affectu </text:span><text:span text:style-name="T2">tibi con-<text:line-break/>stitutum hunc esse constat. Similiter autem quisquis in-,<text:line-break/></text:span><text:span text:style-name="T1">ter </text:span><text:span text:style-name="T2">temulentos, scorta </text:span><text:span text:style-name="T1">et </text:span><text:span text:style-name="T2">comessatores versatur. Veium<text:line-break/>ob ingentem facultatum jacturam vel infamiam medio-<text:line-break/>criter animum esse perturbatum ex quo affectuum genere<text:line-break/>sit, nondum peraeque manifestum est, ut neque placen-<text:line-break/>tam avidius exedere.. Sed </text:span><text:span text:style-name="T1">et </text:span><text:span text:style-name="T2">haec er innotescent, qui<text:line-break/>animum exercuerit et explorarit, quinam inter universus<text:line-break/>affectus emendationem desiderent, magis tamen arduum,<text:line-break/>ipsa_ evitare, quod parva sint. Quisquis igitur honestus<text:line-break/>prohusque vult evadere, hoc animadverterit necessario,<text:line-break/>ipsum plerosque errores proprios ignorare. At omnes ut<text:line-break/>deprehendat, possum ego dicere; quo pacto ipse depre-<text:line-break/>henderim, nondum aperio, quod hic libellus in aliorum<text:line-break/>manus aliquando venice queat, quomodo illi quoque </text:span><text:span text:style-name="T15">ad<text:line-break/></text:span><text:span text:style-name="T2">cognitionis errorum viam indagandam fese exerceant,<text:line-break/>quemadmodum etiam te mihi dicere volui, </text:span><text:span text:style-name="T15">et </text:span><text:span text:style-name="T2">quoad </text:span><text:span text:style-name="T15">tot<text:line-break/></text:span><text:span text:style-name="T2">tibi videri pronunciasses, conticui. Et nunc sic </text:span><text:span text:style-name="T15">agam,</text:span></text:p>
      <text:p text:style-name="P8"><text:span text:style-name="T2">adhortatus libri hujus lectorem, ut, quo modo quis erran-<text:line-break/>tem fele .possit agnoscere,- inquirendum sibi proponat.<text:line-break/>Binas enim manticas, ut Aesopus ajebat, habemus collo<text:line-break/>propendentes, alienorum vitiorum anteriorem, propriorum<text:line-break/>vero posteriorem; ob id diiena semper spectamus</text:span><text:span text:style-name="T1">, </text:span><text:span text:style-name="T2">pro-<text:line-break/>pria vero nunquani intueri postsumus..<text:tab/>Atque hanc .ora—</text:span></text:p>
      <text:p text:style-name="P56">.tionem ut veram omnes recipiunt<text:tab/>Plato rei factae,</text:p>
      <text:p text:style-name="P57">causam'etiam reddit. Caecutit, jiuquit, amans circa id,,<text:line-break/>quod amatur. Ergo si quisquam nosseum fornet prae<text:line-break/>caeleris maxime amet,- in censura sui ipse caecutiat ne-<text:line-break/>cesse esu Quonam igitur pacto propria vitia conspiciet?<text:line-break/>Qua ratione se errare cognoscet ? Nam et Aesopi fabula<text:line-break/>- et Platonis oratio propriorum errorum inventionem no-<text:line-break/>bis magis- insperatum demonstrare videntur. Si enim<text:line-break/>neque quis facere possit, quin scipsum amet, amans in<text:line-break/>amato caecutiat necesse esu Sed nec ego, commentarii<text:line-break/>hujus lectorem apud sc erratorum propriorum'inventio-</text:p>
      <text:p text:style-name="P7"><text:span text:style-name="T2">nis viam considerare vellem, </text:span><text:span text:style-name="T1">nisi res foret </text:span><text:span text:style-name="T2">perardua,<text:line-break/>etiamsi quamplurimum quis </text:span><text:span text:style-name="T1">ea apud sc </text:span><text:span text:style-name="T2">perpenderit Pro-<text:line-break/>inde meam ego prosero sententiam</text:span><text:span text:style-name="T1">, </text:span><text:span text:style-name="T2">quam quidem, et si-<text:line-break/>quam is quisque alsam viam invenerit, meam quoque<text:line-break/>assumpserit, juvabitur impensius, duplicem pro simplici<text:line-break/>salutis viam conscquutus. </text:span><text:span text:style-name="T1">Sin </text:span><text:span text:style-name="T2">autem, saltem hac nostra<text:line-break/>continuo utatur, donec aliam reperiat meliorem. Quae<text:line-break/>igitur mea sit, dicendi, jam tempus est, hocce condito<text:line-break/>orationi exordio.</text:span></text:p>
      <text:h text:style-name="Heading_20_2" text:outline-level="2">Cap. III.</text:h>
      <text:p text:style-name="P53">Quonlam errores ob falsam opinionem<text:line-break/>oriuntur, affectus autem ob brutum animi impetum, vi-<text:line-break/>sum mihi est prius ipsum ab affectibus liberare. Conserr-<text:line-break/>taneurn enim propter hos falsum nos opinari. Sunt au-<text:line-break/>tem affectus animi, quos omues norunt, iracundia, ira,<text:line-break/>metus, moeror, invidia, et.vehemens cupiditas. Mea •<text:line-break/>quidem sententia quamcunque rem amore vehementi<text:line-break/>aut odio prosequi eliam affectus est. Recte enim di-<text:line-break/>ctum esse videtur, moderatum optimum, adeo ut nihil,</text:p>
      <text:p text:style-name="P7"><text:span text:style-name="T2">quod immoderatum est, probe fiat. Quomodo igitur ali-<text:line-break/>quis haec praecidet, nisi </text:span><text:span text:style-name="T1">prius ipsa </text:span><text:span text:style-name="T2">fe </text:span><text:span text:style-name="T1">habere </text:span><text:span text:style-name="T2">cognoverit?<text:line-break/>At cognoscere, ut dicebamus, </text:span><text:span text:style-name="T1">non possumus, quoniam<text:line-break/></text:span><text:span text:style-name="T2">vehementer nos ipsos amamus. At neque oratio haec<text:line-break/>tibi permittit, te ipsum judicare, scd de altero, quem ne-<text:line-break/>que ames, neque oderis, posse .te </text:span><text:span text:style-name="T1">ferre </text:span><text:span text:style-name="T2">judicium conce-<text:line-break/>diti Quum itaque, audieris in urbe aliquem, quem ne-<text:line-break/>que amare noveris, neque odio prosequi, </text:span><text:span text:style-name="T1">a </text:span><text:span text:style-name="T2">plerisque<text:line-break/>laudari, quod nemini aduletur</text:span><text:span text:style-name="T3">-</text:span><text:span text:style-name="T2">, ad hunc .quum accesseris,<text:line-break/>hocce periculo judicabis, an talis sit, qualis esse dicitur.<text:line-break/>Ac primum si ipsum divitutn ac insigniter potentum, aut<text:line-break/>etiam monarcharum aedes frequentare</text:span><text:span text:style-name="T3">;</text:span><text:span text:style-name="T2"> videas, scito fru-<text:line-break/>stra te audivisse, hominem omnia pronunciare vera, nani,<text:line-break/>ejusmodi adulationes mendacium fequitur. Deinde sive<text:line-break/>hunc salutantem, sive talibus seipsum comitem exbiben-<text:line-break/>tem ac concoenautem conspicias. Qui namque talem<text:line-break/>elegerit vitam, non solum non vera dicit, sed etiam<text:line-break/>universam malitiam sortitur, quippe qui aut pecunias.</text:span></text:p>
      <text:p text:style-name="P7"><text:span text:style-name="T2">aut principatum, aut gloriam, aut honorem ambiat, aut<text:line-break/>quaedam ex iis, aut • omnia. Qui vero neque potentes<text:line-break/>illos ac opulentos salutat, neque comitatur, neque his<text:line-break/>concoenat, eum frugali usum victu vera loqui speraveris;<text:line-break/>ejus notitiam penitiorem experiare, quae et qualis sit,<text:line-break/>haec autem diuturniore 'consuetudine comparatur. Quod<text:line-break/>si talem offenderis, nonnunquam privatim cum folo dis-<text:line-break/>sere eum precatus, ut, quem tibi ex supra nominatis uf-<text:line-break/>fectibus adesse conspexerit, statim significet gratiam ha-<text:line-break/>hituec .psi maximam, cumque medicum potius existima-<text:line-break/></text:span><text:span text:style-name="T4">Ά, </text:span><text:span text:style-name="T2">quam si corpore laborantem sospitem reddiderit.<text:line-break/>Quod si declaraturum se promiserit, quum in aliquem<text:line-break/>dictorum affectuum incidere inspexerit, ac postea pluri-<text:line-break/>bus diebus interjectis nihil prodiderit, in mutua utique<text:line-break/>consuetudine hominem accusabis, iterurnque adhortaberis<text:line-break/>accuratius quam prius, ut, quod a te pathematunr animi<text:line-break/>committi adverterit, id protinus significet. Si nihil se<text:line-break/>inlerim ejusmodi in te conspexisse eoque tacuisse re-<text:line-break/>spondeat, ne statim dicto fidem adhibeas, neve existimes.</text:span></text:p>
      <text:p text:style-name="P7"><text:span text:style-name="T2">te quamprimum errore vacare </text:span><text:span text:style-name="T1">ac </text:span><text:span text:style-name="T2">inculpatum esse; quin<text:line-break/>potius alterum e duobus perpendas, amicum, quem na-,<text:line-break/>ctus es, tacere, aut quod permegligentiam animum tibi<text:line-break/>non adhibuerit,. aut. quod increpare vereatur, aut etiam<text:line-break/>quod odio esse nolit, haud ignarus, omnibus, -ut ita di-<text:line-break/>cam, hominibus morem esse, </text:span><text:span text:style-name="T1">ut </text:span><text:span text:style-name="T2">vera loquentem oderint.<text:line-break/>Vel si non horum</text:span><text:span text:style-name="T5">;</text:span><text:span text:style-name="T2"> causa, scito tum nolle tibi prodesse,<text:line-break/>eoque silere, vel ob aliam quoque causam aliquam, quam<text:line-break/>nos improbamus. Nam si mihi, credideris, fortassis im-<text:line-break/>possibile esse tibi ipsi:nihil peccasse, id tum postea lau-<text:line-break/>d.abis, quum videas, homines universos innumeros quoti-<text:line-break/>die etiam errores committere, ex affectibus ductos agere,<text:line-break/>non tamen seipsos assequi. Quapropter te ne arbitrare<text:line-break/>aliud qurcquam magis quam liomiuem esse; Arbitraris<text:line-break/>autem, te aliquid homine majus esse, quum tibi persuaseris,<text:line-break/>omnia probe te fecisse uno die, nedum mense. Forsan<text:line-break/>igitur dices, si litigiosus sis, vel ex animi proposito, vel<text:line-break/>prava quadam consuetudine talis evaseris, naturaque</text:span></text:p>
      <text:p text:style-name="P7"><text:span text:style-name="T2">contentiosus sis, viros sapientes, quantum ad sermones<text:line-break/>paulo ante usurpatos.-rattinet, .aliud quid magis quam<text:line-break/>ssiomines esse. Huic, tuae rationi nostram oppone dupli-<text:line-break/>cem, alteram quidem, quod sapiens omnino careat erro-<text:line-break/>re, alteram vero consequentiae gratia, si errore vacat<text:line-break/>sapiens, nec ipsum esse hominem. At quae de hocce ac<text:line-break/>propter hoc ipsum a , vetustissimis philosophis dicta sunt,<text:line-break/>similem deo esse, sapientiam. Verum tu ,dco similis re-<text:line-break/>pcute fias nunquam. , Quum enim ii, qui per totam vitam<text:line-break/>apathiam exercuerunt, nondum ipsam perlecte se con-<text:line-break/>sequulos credarrt, multo utique magis tu, </text:span><text:span text:style-name="T5">1</text:span><text:span text:style-name="T2"> qui nunquam<text:line-break/>exercuisti. Ne ergo credas dicenti, nihil ex affectu a te<text:line-break/>effici vidisse, scd vel eum, quod te juvare nolit, arbi-<text:line-break/>trare ita loqui, aut quod quae male agis observare non<text:line-break/>instituerit, aut quod lu tui odium incidere cavcat; for-<text:line-break/>tassis autem quod ct noverit, aliquando te accusantem<text:line-break/>errorcs et affcctus tuos acgre tulisse, ac ideo jure ta-<text:line-break/>cere, aut credere, te, quum diris, velic te nosse suigula.</text:span></text:p>
      <text:p text:style-name="P55">quae perperam agis, non vera dicere; sin autem cum<text:line-break/>eorum', quae prius egeras, mutatione silueris, non multo<text:line-break/>post plures invenies, qui te vere corrigant, multoque'<text:line-break/>magis, si corrigenti gratiam citra tuum incommodum re-<text:line-break/>feras. Ex hoc autem ipso considera, verene an fasso' te<text:line-break/>corripuerit, et magnam utilitatem percipies. Quod si<text:line-break/>frequenter idem agas,' statuasque revera bonus ac probus<text:line-break/>fieri,' talis evades; Primo quidem tempore ne si quidem<text:line-break/>diligenter advertas, contentiose et salso te judicare illum,<text:line-break/>et imperite persuadere, quod nusquam erraveris, reperies.<text:line-break/>Sed hoc item tibi philosophiae studium subeundum erit,<text:line-break/>nempe ut calumniantem sustineas. Postea vero , ubi et<text:line-break/>animum nactus fueris remissiorem, et affectus tuos sentias<text:line-break/>moderatos, respondere corripienti aliquando conaberis,<text:line-break/>idque non acerbis verbis aut conviciosis, ne contentionis .<text:line-break/>studio aut controversiae, sed utilitatis potius tuae gratia<text:line-break/>facere videaris, ut; quum ipse probabile contra dixerit.</text:p>
      <text:p text:style-name="P7"><text:span text:style-name="T2">melius illum cognoscere tibi persuadeas, si longiori dis-<text:line-break/>quisitione extra crimen'ipsum invenias. Hunc enim in<text:line-break/>modum Zeno volebat omnia nos tuto agere, quasi pae-<text:line-break/>dagogis paulo post responsuros. Sic vir ille vocabat<text:line-break/>plerosque omnes, qui, quamvis nullus eos provocaret, pro-<text:line-break/>pinquos tamen, parati essent objurgare. Oportet autem<text:line-break/>audientem nec divitiis pollere, nec dignitatem </text:span><text:span text:style-name="T15">habere<text:line-break/></text:span><text:span text:style-name="T2">civilem; hanc, enim si habeat, nento propter metum illi<text:line-break/>yera dicet, sicut nec divitibus lucri gratia assentatores,<text:line-break/>verum etsi quis apparuerit verax, ab ipsis corrumpetur.<text:line-break/>Itaque </text:span><text:span text:style-name="T15">si </text:span><text:span text:style-name="T2">egregie quisquam potens aut locuples </text:span><text:span text:style-name="T15">bonus </text:span><text:span text:style-name="T2">at-<text:line-break/>que probus reddi cupiat, personam suam prius </text:span><text:span text:style-name="T15">exuat<text:line-break/></text:span><text:span text:style-name="T2">opus erit, et </text:span><text:span text:style-name="T15">maxime </text:span><text:span text:style-name="T2">nunc, quandoquidem non </text:span><text:span text:style-name="T15">inve-<text:line-break/></text:span><text:span text:style-name="T2">niet </text:span><text:span text:style-name="T15">Diogenem verum </text:span><text:span text:style-name="T2">fateri posse, si </text:span><text:span text:style-name="T15">opulentissimus sit,<text:line-break/>si monarcha. Illi igitur </text:span><text:span text:style-name="T2">fuimet ipsi </text:span><text:span text:style-name="T15">judices enint. At<text:line-break/>tu, qui </text:span><text:span text:style-name="T2">nec </text:span><text:span text:style-name="T15">divitias, </text:span><text:span text:style-name="T2">nec </text:span><text:span text:style-name="T15">potentiam in </text:span><text:span text:style-name="T2">civitate </text:span><text:span text:style-name="T15">habes,<text:line-break/>omnibus permitte, ut, </text:span><text:span text:style-name="T2">quae in te </text:span><text:span text:style-name="T15">damnent, ostendant;<text:line-break/>nulli vero ipse indignare, </text:span><text:span text:style-name="T2">sed </text:span><text:span text:style-name="T15">omnes sic habeto, ut</text:span></text:p>
      <text:p text:style-name="P55">Zeno dicebat, paedagogos. Non tamen omnibus ex ae-<text:line-break/>quo, • de quibus dixerint,' animum velis adhibere, scd<text:line-break/>lenibus, qui optimam vitam transegerint. Quinam autem<text:line-break/>sint, qui optime-vivant, paulo ante indicavimus. Cae-<text:line-break/>terum temporis processu tu temet intellectu consequeris,<text:line-break/>intelligesque, qualia sint;quae per errorem antea commi-<text:line-break/>seris, quando maxime verum hoc tibi narrasse videbor,<text:line-break/>qui asseram, nullum ah .affectibus et erroribus irnmunem<text:line-break/>esse, ne vel optima praeditum indole, aut apud gentes<text:line-break/>optime educatus, scd omnino aliquem errare, ac prae-'<text:line-break/>fertim adhuc quum sit -juvenis.</text:p>
      <text:h text:style-name="Heading_20_2" text:outline-level="2">Cap. IV.</text:h>
      <text:p text:style-name="P53">Indiget enim unusquisque nostrum, ut in<text:line-break/>persectum virum evadat, totius propemodum vitae exer-<text:line-break/>citio. Neque tamen deterreri quempiam oportet, - ne se<text:line-break/>meliorem efficiat, quamvis jam factus quinquagenarius,<text:line-break/>modo non immedicabili aut -quod emendari non possit<text:line-break/>vitio animum sentiat depravatum. Neque enim, .si cor-<text:line-break/>pore male sit affectus quinquagenarius, desperatus tradit<text:line-break/>sc malae habitudini, sed omnino conatur in meliorem</text:p>
      <text:p text:style-name="P7"><text:span text:style-name="T2">statum reducere, optimum licet Herculeae valetudinis<text:line-break/>habitum consequi non possit. Nc igitur nos quoque dc-<text:line-break/>sinamus animum reddere meliorem, quamvis sapientis<text:line-break/>animum consequi non possimus, verum maxime quidem<text:line-break/>etiam illum speremus nos habituros, si jam inde ab ado-<text:line-break/>lcscentia rationem animae nosseae habeamus. Sin minus,<text:line-break/>at saltem, ne prorsus cum turpem, ut Thersitae corpus,<text:line-break/>nanciscamur, curemus.. Si igitur nobis nondum </text:span><text:span text:style-name="T15">natis<text:line-break/>generationis </text:span><text:span text:style-name="T2">nostrae rationem prospicere liceret, </text:span><text:span text:style-name="T15">optare-<text:line-break/></text:span><text:span text:style-name="T2">mus haud dubie corpus aliquod generosissimum accipere.<text:line-break/>Hoc negato, secundum certe, aut tertium deinceps, aut<text:line-break/></text:span><text:span text:style-name="T15">quartum </text:span><text:span text:style-name="T2">ipsum bonae habitudinis respectu post </text:span><text:span text:style-name="T15">primum<text:line-break/></text:span><text:span text:style-name="T2">precaremur obtiucre. Desiderandum est </text:span><text:span text:style-name="T15">Achillis robur,<text:line-break/>si non </text:span><text:span text:style-name="T2">Herculis conceditur; vel </text:span><text:span text:style-name="T15">si </text:span><text:span text:style-name="T2">neque </text:span><text:span text:style-name="T15">illius, Ajacis,<text:line-break/>aut Diomedis, </text:span><text:span text:style-name="T2">aut Agamemnonis, </text:span><text:span text:style-name="T15">aut Patrocli; </text:span><text:span text:style-name="T24">at </text:span><text:span text:style-name="T15">si<text:line-break/>neqim horum contingit, </text:span><text:span text:style-name="T2">aliorum </text:span><text:span text:style-name="T15">quorumdam praestantium<text:line-break/>heroum. </text:span><text:span text:style-name="T2">Sic </text:span><text:span text:style-name="T15">ubi quis abfolutum animi habitum </text:span><text:span text:style-name="T24">obtinere<text:line-break/></text:span><text:span text:style-name="T15">non potest, receperit, opinor, secundus, aut tertius, </text:span><text:span text:style-name="T24">aut</text:span></text:p>
      <text:p text:style-name="P7"><text:span text:style-name="T2">quartus </text:span><text:span text:style-name="T1">post </text:span><text:span text:style-name="T2">summos numerari. Id </text:span><text:span text:style-name="T1">autem </text:span><text:span text:style-name="T2">haud lurpossi-<text:line-break/>bile </text:span><text:span text:style-name="T1">est </text:span><text:span text:style-name="T2">perficere volenti, modo sedulitas exercitii lon-<text:line-break/>giori temporis processu adfuerit Ego autem adolescens<text:line-break/>adhuc ista audiens hominem ad </text:span><text:span text:style-name="T1">fores </text:span><text:span text:style-name="T2">aperiendas festi-<text:line-break/>nantem conspexi, quum vero res ipsi parum commode<text:line-break/>succederet, clavem mordere, in januam pestibus insul-<text:line-break/>tare, diis convicia dicere, oculos insanientis instar tru-<text:line-break/>ces ferinosque ostendere, et spumam fere, sicut apri, ex<text:line-break/>ore emittere: ita coepi iracundiam odio prosequi, ut<text:line-break/>postea nunquam visus sim propter ipsam impatienter do-,<text:line-break/>lere. Atque hoc ipsum primo satis erit, si nec deos<text:line-break/>conviciis petas, nec insultes aut mordeas lapides </text:span><text:span text:style-name="T1">ac<text:line-break/></text:span><text:span text:style-name="T2">ligna, tum ne truces habeas oculos, scd in te ipso et<text:line-break/>contineas et occultes iracundiam; nam ab ira liberari,<text:line-break/>statim atque velit, nullus potest, affectus autem turpitu-<text:line-break/>dinem cohibere potest. Hoc si frequenter fecerit, cogno-<text:line-break/></text:span><text:span text:style-name="T1">scet </text:span><text:span text:style-name="T2">aliquando ipsc, fe minus nunc quam prius irasci,<text:line-break/>adeo ut neque ob rem levem neque magnam postea.</text:span></text:p>
      <text:p text:style-name="P7"><text:span text:style-name="T15">sed solum piacula grandia excandescat. Quin etiam ne<text:line-break/>ob magna quidem scelera ipsum postea indignari contin-<text:line-break/>get, si id, quod </text:span><text:span text:style-name="T24">ego </text:span><text:span text:style-name="T15">ab adolescentia susceptum </text:span><text:span text:style-name="T24">per </text:span><text:span text:style-name="T15">omne<text:line-break/>vitae tempus servavi, observet: nullum </text:span><text:span text:style-name="T24">videlicet </text:span><text:span text:style-name="T15">servo-<text:line-break/>rum manu mea verberari unquam, nec </text:span><text:span text:style-name="T24">pater </text:span><text:span text:style-name="T15">meus id<text:line-break/>in usu habuit: verum pleiosque amicos, </text:span><text:span text:style-name="T24">qui servorum<text:line-break/></text:span><text:span text:style-name="T15">dentes pugnis contunderent, corripuit, </text:span><text:span text:style-name="T24">dignos esse dicens,<text:line-break/></text:span><text:span text:style-name="T15">ut inflammatione convulsi perirent. </text:span><text:span text:style-name="T24">Licebat enim illis<text:line-break/></text:span><text:span text:style-name="T15">ferula et loro plagas, quot vellent, inferre, </text:span><text:span text:style-name="T24">ttun </text:span><text:span text:style-name="T15">consilio<text:line-break/>rem paulo post conficere. Alii non pugnis </text:span><text:span text:style-name="T24">solum, </text:span><text:span text:style-name="T15">sed<text:line-break/>etiam calcibus petunt, oculosque effodiunt, </text:span><text:span text:style-name="T24">et stilo </text:span><text:span text:style-name="T15">pun-<text:line-break/>gunt, si quando in manus venerit. Novi </text:span><text:span text:style-name="T24">quendarn, </text:span><text:span text:style-name="T15">qui<text:line-break/>calamo, quo scribimus, prae </text:span><text:span text:style-name="T24">iracundia </text:span><text:span text:style-name="T15">in </text:span><text:span text:style-name="T24">famuli oculum<text:line-break/></text:span><text:span text:style-name="T15">impegerit. Adrianus imperator </text:span><text:span text:style-name="T24">stilum, </text:span><text:span text:style-name="T15">ut </text:span><text:span text:style-name="T24">ajunt, iir </text:span><text:span text:style-name="T15">cu-<text:line-break/>jusdam ex famulis oculum intruserat. </text:span><text:span text:style-name="T24">Ubi jam ob vul-<text:line-break/></text:span><text:span text:style-name="T15">nus impactum </text:span><text:span text:style-name="T24">unoculum </text:span><text:span text:style-name="T15">factum esse </text:span><text:span text:style-name="T24">cognovisset, accer-<text:line-break/></text:span><text:span text:style-name="T15">sivit, et pro damno accepto dona petere </text:span><text:span text:style-name="T24">a se concessit.</text:span></text:p>
      <text:p text:style-name="P55">Servus quum fubticuisset, Adrianus denuo rogare digna-<text:line-break/>tus est, quod vellet. Tandem ille ait, fe nequicquam<text:line-break/>velle, oculum dumtaxat repetere. Quodnam enim munus<text:line-break/>esset, quod oculi jacturam dignitate adaequaverit? Volo<text:line-break/>quidem et ego tibi recensere quippiam inter ea, quae<text:line-break/>mini acciderint, etsi jam saepius de eodem dixerim.<text:line-break/>E Roma paranti reditum cum amico quodam cive Gor-<text:line-break/>tynae Cretae civitatis simul iter facere contigit: is erat<text:line-break/>inter caetera non contemnendus, quippe qui et simplex,<text:line-break/>comis, probus et victu quotidiano liberalis, fed iracun-<text:line-break/>dus adeo, ut suis ipsius manibus adversus servos utere-<text:line-break/>tur, nonnunquani etiam cruribus, scd multo magis loris<text:line-break/>et ligno, quodcunque occurrisset. Quum jam essemus<text:line-break/>Corinthi, omnes sarcinas et famulos a Cenchreis Athenas<text:line-break/>perferendos navigio curavit, ipfe vero, vehiculo uno<text:line-break/>mercede conducto, pedes per Megaras ibat. Itaque quum<text:line-break/>Eleusinem praeteriixssemus, ac Thriasium attingeremus, ro-<text:line-break/>gabat famulos a tergo comitantes eum de quadam sarci-</text:p>
      <text:p text:style-name="P7"><text:span text:style-name="T2">nula, illi vero, quid responderent, non habuerunt Furore<text:line-break/>ergo correptus ille, quandoquidem </text:span><text:span text:style-name="T1">nihil </text:span><text:span text:style-name="T2">aliud </text:span><text:span text:style-name="T1">habebat,<text:line-break/></text:span><text:span text:style-name="T2">quo adolescentes caederet, gladium simul cum vaglua, in<text:line-break/>qua reconditus erat, cepit inipegitque ipforurn capiti,<text:line-break/>non, qua latus ac planus est, inferens, (sic enim grave<text:line-break/>nihil fuisset,) fed qua sccandi vim habet gladius. Dissecta<text:line-break/>igitur illico est vagina, vulnusque maximum in capite<text:line-break/>duplex utri que inflixit, ipfe etenim bis utrum que per-<text:line-break/>cussit Postquam vero plurimum sanguinis fundi largiter<text:line-break/>conspexisset, nobis relictis, Athenas subito se contulit,<text:line-break/>veritus, ne ipso adhuc praesente servorum alter periret.<text:line-break/>Nos tamen illos servavimus ad usque Athenas. Porro<text:line-break/>amicus ille Cretensis scsc detestatus, Megaras in domum<text:line-break/>quandarn manu prehensa me deducit, et, loro tradito,<text:line-break/>vestimentis exutum se ob ea, quae execrata iracundia<text:line-break/>coactus (sic enim appellabat) perpetrasset, verberari jussit<text:line-break/>Quod quum ego, ut aequum erat, irriderem, in genua<text:line-break/>procumbens orabat, ne sucus facerem Perspicuum igitur</text:span></text:p>
      <text:p text:style-name="P7"><text:span text:style-name="T2">est, quod tanto magis illum mihi risum </text:span><text:span text:style-name="T1">commoveret,<text:line-break/></text:span><text:span text:style-name="T2">quanto magis eum in eo proposito, ut caederetur, </text:span><text:span text:style-name="T1">vide-<text:line-break/></text:span><text:span text:style-name="T2">bam perseverare. Quum jam satis interea </text:span><text:span text:style-name="T1">temporis ista<text:line-break/></text:span><text:span text:style-name="T2">nobis agentibus tereretur, pollicebar, me illi plagas in-<text:line-break/>flicturum, si et ipse quoque exiguum adeo quippiarn peti-<text:line-break/>turc mihi concederet. Quod quum affirmaret se </text:span><text:span text:style-name="T1">factu-<text:line-break/></text:span><text:span text:style-name="T2">rurn, adhortabar insuper, ut dicenti nonnulla </text:span><text:span text:style-name="T1">praebitu-<text:line-break/></text:span><text:span text:style-name="T2">runr ames promitteret, atque hanc aiebam este </text:span><text:span text:style-name="T1">petitio-<text:line-break/></text:span><text:span text:style-name="T2">nem. Quod quum recepisset se praestiturum, copiosius<text:line-break/>cum eo disserui praeponens, quomodo conveniret ani-<text:line-break/>mum iracundum coercere, ratione nimirum; non enim<text:line-break/>flagris, sed alio modo servos emendari, llle igitur, ra-<text:line-break/>tione paulisper secutu inita, mullo melior seipso evasit.</text:span></text:p>
      <text:p text:style-name="P6"><text:span text:style-name="T2">• Tu vero etsi non multo fias melior, satis esse ducito, si<text:line-break/>vel parum anno priore ad meliora promoveris. Nam </text:span><text:span text:style-name="T1">si<text:line-break/></text:span><text:span text:style-name="T2">pergas affectui resistere ac animum iracundum lenire,<text:line-break/>majorem laboris fructum anno subsequenti percipies.<text:line-break/>Deinde si in eo mentis statu persistas, perpendens tecurn<text:line-break/>singula, majus ac majus tertio, </text:span><text:span text:style-name="T1">et </text:span><text:span text:style-name="T2">post eum quarto et</text:span></text:p>
      <text:p text:style-name="P7"><text:span text:style-name="T1">quinto </text:span><text:span text:style-name="T2">anno ad vitam honestiorem virtutis senties incre-<text:line-break/>mentnm. Turpe siquidem est multis aliquem annis, ut<text:line-break/>medicus, aut grammaticus, aut rhetor, aut geometra fiat,<text:line-break/>laborare, verum ut in bonum virum evadat, me pauxillo<text:line-break/>quidem tempore- laborem unquam assumere..</text:span></text:p>
      <text:h text:style-name="Heading_20_2" text:outline-level="2">Cap. V.</text:h>
      <text:p text:style-name="P40"><text:span text:style-name="T2">Quod ergo fit exercitii initium, denuo<text:line-break/>repetamus; nam de iis, quae maxime necessaria sunt,<text:line-break/>bis </text:span><text:span text:style-name="T1">ac </text:span><text:span text:style-name="T2">ter eadem dicere non est inutile. Monet hoc vi-<text:line-break/>delicet, ne quis ullum servum peccantem suis ipsius ma-<text:line-break/>nibus corrigat, scd quemadmodum ego, quod Platonem<text:line-break/>audivissem adversus quendam servorum peccantem ma-<text:line-break/>luisse agere, sic„ semper egi, honestum arbitratus esse hoc<text:line-break/>officium, simili modo et tu tibi praecipe, me famulos<text:line-break/>tuis manibus, quo tempore iratus es, caedas; neque al-<text:line-break/>teri, ut id faciat, imperes, sed in'diem posterum disseras.<text:line-break/>Nam post iracundiam prudentius apud te perpendes, quot<text:line-break/>verbera ei, qui puniendus est, conveniat infligere. . Num<text:line-break/>praestat initio venia concessa sic rem perficere, ubi lo-</text:span></text:p>
      <text:p text:style-name="P7"><text:span text:style-name="T1">rum </text:span><text:span text:style-name="T2">postulaveris et verbis increpaveris, minatus </text:span><text:span text:style-name="T1">deinceps<text:line-break/></text:span><text:span text:style-name="T2">nequaquam condonaturum, si tantundem </text:span><text:span text:style-name="T1">peccaverit? </text:span><text:span text:style-name="T2">Mul-<text:line-break/>to namque majus est, animo non amplius </text:span><text:span text:style-name="T1">furente </text:span><text:span text:style-name="T2">atque<text:line-break/>ab insania libero, ea quae facis facere, nempe quando<text:line-break/>cum ratione poenanr inveneris. Quod etenim iracundia<text:line-break/>nihil ab insania differat, ex iis, quae iracundi faciunt,<text:line-break/>promptum est discere; pulsantes enim et calcitrantes, et<text:line-break/>vestimenta scindentes, et torvum quiddam lutuentes,<text:line-break/>omnia conficiunt usque adeo, ut, quemadmodum dixi,<text:line-break/>ostiis, lapidibus et clavibus succeuseant, et alia quidem<text:line-break/>collidant, alia mordeant, alia calcibus petant. Haec for-<text:line-break/>san vere insanientium esse dicent, quae vero </text:span><text:span text:style-name="T1">a te </text:span><text:span text:style-name="T2">fiant,<text:line-break/>prudentium. Nos profecto, qui propriis manibus servos<text:line-break/>pulsant, minus peccare illis, qui lapides, ostia clavesque<text:line-break/>mordeant et pedibus trudant, fatemur; verum adversus<text:line-break/>hominem, simul atque peccaverit, saevire, vel parvae in-<text:line-break/>saniae opus esse, vel animantis cujusdam agrestis et<text:line-break/>ratione carentis, persuasum habemus. Non enim haec</text:span></text:p>
      <text:p text:style-name="P55">homo solus habet eximia, sed prae caeteris aliis rationem:<text:line-break/>si igitur illa ira deposita vitam condonent, nonne homi-<text:line-break/>nis id erit sactum? Quamobrem noli hominem judicare<text:line-break/>prudentem, qui hoc unum sulurn caverit, ne recalcitret,<text:line-break/>mordeat et pungat proximos; qui enim talis est, non<text:line-break/>amplius quidem ferinus est, sapiens tamen nondum est,<text:line-break/>scd medium inter illos statum obtinet. Nunquid igitur<text:line-break/>studebis desinere te feram esse, si non curas, ut in virui»<text:line-break/>et honestum ct probum evadas? an satius fuerit, ut non<text:line-break/>amplius ferinum, sic neque insipientem neque rationis<text:line-break/>expertem pcrmanere? Talis autem evades, si nunquam<text:line-break/>iracundiae deserviens,, sed rationi obtemperans, omnia<text:line-break/>agas, quae omnia tibi nitra affectum consideranti videan-<text:line-break/>tur optima. Quomodo tandem hoc continget? nempe<text:line-break/>quum honore te affeceris, quo ue cogitare quidem, possis<text:line-break/>majorem. Omnibus namque hominibus irascentibus,, te<text:line-break/>solum ira non moveri, quid aliud est quam cunctis ho-<text:line-break/>minibus meliorem te ostendere? Ac si forte teipsum exi-</text:p>
      <text:p text:style-name="P7"><text:span text:style-name="T2">strmes, quid aliud est quam ostendere, teipsum </text:span><text:span text:style-name="T1">existimari<text:line-break/></text:span><text:span text:style-name="T2">velle caeteris praestare, revera tamen praestantiorem </text:span><text:span text:style-name="T1">esse<text:line-break/></text:span><text:span text:style-name="T2">nolle, quemadmodum si quis corpus suum valere </text:span><text:span text:style-name="T1">putari<text:line-break/></text:span><text:span text:style-name="T2">desideraverit, revera tamen aegrotet. Nunquid enim<text:line-break/>auimi morbum esse censes iracundiam? An frustra </text:span><text:span text:style-name="T1">a </text:span><text:span text:style-name="T2">ve-<text:line-break/>teribus quinque ejus affectus hos putas nominari, </text:span><text:span text:style-name="T1">dolo-<text:line-break/></text:span><text:span text:style-name="T2">rem, iram, iracundiam, cupiditatem et metum? </text:span><text:span text:style-name="T1">Sed<text:line-break/></text:span><text:span text:style-name="T2">milii multo melius esse videtur, primum quidem </text:span><text:span text:style-name="T1">dictis<text:line-break/></text:span><text:span text:style-name="T2">perturbationibus diu resistere, et lecto fingentem de </text:span><text:span text:style-name="T1">omni<text:line-break/></text:span><text:span text:style-name="T2">particulatim opere considerare, satiusne fit affectibus </text:span><text:span text:style-name="T1">ser-<text:line-break/></text:span><text:span text:style-name="T2">vi entem vivere, an in omnibus ratione uti: dein ei, </text:span><text:span text:style-name="T1">qui<text:line-break/></text:span><text:span text:style-name="T2">ad bonitatem probitatemque aspiret, advocandum </text:span><text:span text:style-name="T1">esse,<text:line-break/></text:span><text:span text:style-name="T2">qui singula, quae parum recta ab eo gerantur, indicet':<text:line-break/>postea quotidie adhuc horisque singulis in promptu hanc<text:line-break/>opinionem habere, nempe melius esse bonum atque pro-<text:line-break/>bum te ipsum honorare. At hoc assequi nobis non licet,<text:line-break/>nisi habeamus, qui singula, quae per errorem delinquimus,<text:line-break/>indicet. Qum etiam illum, qui delicta singula ostenderit.</text:span></text:p>
      <text:p text:style-name="P7"><text:span text:style-name="T2">fervatorem et amicum </text:span><text:span text:style-name="T1">maximum </text:span><text:span text:style-name="T2">arbitrari </text:span><text:span text:style-name="T1">oportet: </text:span><text:span text:style-name="T2">ad<text:line-break/>haec, si quando salso criminari videtur idem, iram con-<text:line-break/>tinere debes, primum, quod fieri possit, ut ea melius vi-<text:line-break/>deat, in quibus pecces, quam ipse tu, ut tu illius vitia<text:line-break/>perspicere facilius potes, etsi nonnunquam calumniam<text:line-break/>falsam moliatur. Quin igitur exactius acriusque res tuas<text:line-break/>inspice: propterea, quod lu hoc maximum est, observes,<text:line-break/>nempe temet honorare instituas, hoc est, memineris<text:line-break/>prompte et irafcentinm animae turpitudinem et non<text:line-break/>irascentium pulchritudinem. Nam qui errare diu con-<text:line-break/>suevit, difficulter clavem affectuum potest assumere, hoc<text:line-break/>esi affectus coercere. Similiter et dogmata, quibus subau-<text:line-break/>diens bonus simul et probus evadat, longo tempore singu-<text:line-break/>la convenit exercere. Obliviscimur enim ipsius rei fa-<text:line-break/>cile, ut quae protinus ex anima nossea propter affectuum<text:line-break/>copiam ei insilientem excidat. Proximum itaque huic<text:line-break/>est, ut, quisquis servari velit, ne horula quidem una fe-<text:line-break/>rias ac otium agat. Incitandi sunt omues, ut nos corri-</text:span></text:p>
      <text:p text:style-name="P55">piant, modesteque audiendi ipsi; qninetianr gratia non<text:line-break/>assentatoribus, verum increpantibus habenda. Pateat do-<text:line-break/>mus tuae ostium familiaribus; quovis tempore liceat in-<text:line-break/>gredi, si in hunc modum te comparaveris. Quare fidas<text:line-break/>oportet, tanquarn ab introeuntibus nulli vitio insigni ob-<text:line-break/>noxius esse maxime comprehendaris. Est. autem sicut<text:line-break/>omne invito excludere vitium difficile, ita magna volenti<text:line-break/>facillimum. Foribus itaque tuarum aedium apertis, ut<text:line-break/>dixi, copiam femper familiaribus ad te accedendi exhi-<text:line-break/>beto. Sed quemadmodum alii omnes in publicum pro-<text:line-break/>gressi omnia conantur facere ut decet, tu domi tuae<text:line-break/>ita facias. Illos autem alios deprehendi errantes nonnihil<text:line-break/>pudet, femetipfos deprehendi non pudet Tui vero prae-<text:line-break/>fertiur quum admonearis peccati, erubescas, imo omnium<text:line-break/>maxime pudeat.</text:p>
      <text:h text:style-name="Heading_20_2" text:outline-level="2">Cap. VI.</text:h>
      <text:p text:style-name="P53">Hoc namque faciens poteris aliquando<text:line-break/>concupiscibilis facultatis vim irrationalem tanquarn feriuum</text:p>
      <text:p text:style-name="P55">aliquid edomare et coercere. Num grave fuerit, viros<text:line-break/>equestres indomitos equos pauxillo tempore mansuetos<text:line-break/>reddere, te vero, quum non extraneum aliquod animal<text:line-break/>fusceperis, sed in anima vim irrationalem, cui ratio sem-<text:line-break/>per inhabitat, , ipsam non posse mitigare, ac si non ce-<text:line-break/>leriter, certe longiori temporis spatio? Diximus copiosius<text:line-break/>in commentariis de moribus, qua ratione quis animam<text:line-break/>comparet optimam, et quomodo robur ejus sirbvertere<text:line-break/>non expedit, sicut nec equis ac canibus, quibus utimur,<text:line-break/>obedientiam vero, sicut et in ipsis, exercere. Indicatum<text:line-break/>insuper tibi est non mediocriter in illis commentariis,<text:line-break/>quo pacto rursus irascibilis facultatis utaris auxilio ad-<text:line-break/>versus alteram, quam veteres philosophi concupiscibilem<text:line-break/>vocaverunt, qua citra rationem in corporis voluptates<text:line-break/>impellimur. Quemadmodum igitur turpe spectaculum est<text:line-break/>ob iracundiam homo praeter decorum le gerens, sic ob<text:line-break/>amorem, gulam, temulentiam ac ventris inexplebilem<text:line-break/>cupiditatum, quae concupiscibilis animae sunt actiones et</text:p>
      <text:p text:style-name="P55">affectus, quos non equo, non cani, velut iracundiam,<text:line-break/>sed apro feroci, et hirco, aut id genus agrestium cuidam,<text:line-break/>quod cicurari non potest, assimilavimus. Quapropter hujus<text:line-break/>nulla disciplina talis est, qualis est alterius obtemperatio.<text:line-break/>Quod autem veteres appellabant punire irrationalem<text:line-break/>quaudam animae vim, ad hanc spectabat Porro fit hu-<text:line-break/>jus potentiae punitio, dum desideratis frui ipsi non con-<text:line-break/>cedrtur. Valida enim et magna efficitur, dum optata<text:line-break/>contingit, at ubi coercetur, exigua et imbecillis, ut<text:line-break/>non obtemperantiae, sed imbecillitatis causa rationem se-<text:line-break/>quatur. Eodem quoque modo videmus inter ipsus homi-<text:line-break/>nes inferiores aut invito per vim sequi praestantiores,<text:line-break/>uti pueros et famulos, aut sua fponte, ut natura bonos.<text:line-break/>Atque hoc illis, qui verbis scilicet non castigati suere,<text:line-break/>olim familiare. Nam ille protervus est et intemperans,<text:line-break/>in quo videlicet vim appetitorram rationalis non repressit.”<text:line-break/>Duas enim habemus in anima facultates rationis exper-<text:line-break/>tes , unam, cujus opus est excandescere et irafci his, qui</text:p>
      <text:p text:style-name="P7"><text:span text:style-name="T2">in </text:span><text:span text:style-name="T1">nos </text:span><text:span text:style-name="T2">delinquere videntur. Hujus ipsius est et infen-<text:line-break/>sum esse diutius; qui tanto major est iracundia affectus,<text:line-break/>quanto etiam diuturnior. Alia vero in nobis est facultas<text:line-break/>rationis expers, qua ad id, quod suave est, ferimur,<text:line-break/>priusquam perspexerimus, commodumne sit et honestum,<text:line-break/>an nocuum et turpe. Hanc vehementem adeo prius co-<text:line-break/>liibere convenit, quam aucta robur insuperabile acquirat.<text:line-break/>Tunc enim, etiamsi coercere velis, non amplius possis.<text:line-break/>Dein inquies, sicut amantem quendam audiri, velle qui-<text:line-break/>dem cessare, fed non posse; adhortaberisque nos frustra,<text:line-break/>perinde ut ille petebat opem sibi ferri et affectum ex-<text:line-break/>tirpari, siquidem corporis affectuum quidam prae magni-<text:line-break/>tudine sunt immedicabiles. Id autem forsan ne cogitasti<text:line-break/>quidem unquam. Prolude nunc tibi praestiterit con-<text:line-break/>siderare et perpendere, verene dicam, concupiscendi fa-<text:line-break/>cultatem auctam in amorem plerumque nullo sanabilem<text:line-break/>remedio nos praecipites agere, non corporum formoso-<text:line-break/>rum, florentium, neque venereorum, sed ingluviei quo-</text:span></text:p>
      <text:p text:style-name="P55">que, gulae, ebrietatis, et indecorae praeter naturam tur-<text:line-break/>pitudinis; an mentiar haec, et alia- pleraque, quae a me<text:line-break/>prius dicta sunt. Quae enim de iracundia retuli hacte-<text:line-break/>nus, eadem de affectibus aliis intelligito. Primum qui-<text:line-break/>dem aIteri, non nobis ipsis eorum dignotionem commit-<text:line-break/>tendam esse. Delude non quoscunque, sed senes, qui<text:line-break/>boni pariter et probi . aestimati, tum longo ante nos<text:line-break/>tempore nullis animi perturbationibus obnoxii fuerunt,<text:line-break/>nobis praeficiendos. Ad haec curandum, ne talibus,<text:line-break/>quoties vitium aliquod nostrum ostendant, succeusere vi-<text:line-break/>deamur, sed magis habere gratiam; postea quotidie tui<text:line-break/>ipfius meminisse, satius esset, si frequenter, sin minus,<text:line-break/>certe ad solis saltem exortum, priusquam operi te accin-<text:line-break/>gas, vesperi, antequam te quieti remittas. Ego utique<text:line-break/>aliquando et haec, quae tanquarn Pythagorae monita cir-<text:line-break/>cumferuntur, bis-ac ter primuin' consuevi legere, mox<text:line-break/>voce pronunciare. Non enim satis est solum irae resistere.</text:p>
      <text:p text:style-name="P55">nisi voracitatem, gulam, temulentiam, curiositatem et<text:line-break/>invidentiam tollas simul e medio. Alter igitur de nobis<text:line-break/>periculum faciebat, si neque canum in morem cibos im-<text:line-break/>modice ingessisse deprehenderemur, vel, ut qui continua<text:line-break/>febre peruruntur, frigidam potionem aridius arriperemus,<text:line-break/>an ut vicos graves decet.. Neque enim decorum est ob<text:line-break/>famem cupiclitate quadam inexplebili cibum assumere,<text:line-break/>nec sitis gratia totum omnino exhaurire calicem. Adde,<text:line-break/>multo rninus decere ob gulam omnibus praesentibus vel<text:line-break/>placentam, vel aliud delicati quid obsonii inteniperan-<text:line-break/>tius devorare. Quapropter hic quoque alii, qui in iis<text:line-break/>omnibus sibi temperare norunt, admonendi • nobis sunt;<text:line-break/>ut, lu quibus peccemus, observent dicantque. Subsequenti<text:line-break/>vero tempore sine paedagogis ipsi nos observemus, quo-<text:line-break/>modo luter convivas univerfos minorem obsonii partem<text:line-break/>accipiamus, et a ferculis opiparis abstineamus,- salubribus<text:line-break/>modice sumptis contenti At temporis processu nequaquam<text:line-break/>amplius convivas respicere te velim. Nam magni laboris haud,-</text:p>
      <text:p text:style-name="P55">fuerit tunc bibere et esse‘modestius. Si enim itate ipsum<text:line-break/>honorare didiceris, considera aliquando, magis temperan-<text:line-break/>ter heri vel, hodie vixisse. Hoc facto senties quotidie te<text:line-break/>minori negotio ab his, quae dixi, abstinere, animumque<text:line-break/>tuum magis ac magis exhilarari, si verus temperantiae<text:line-break/>amator sis. Ita enim qui amat, gaudet in eo, quod amat,<text:line-break/>si profecerit. Hinc est, quod ebriosos laetari videamus,<text:line-break/>quando potu superant combibones; qui voraces sunt, et<text:line-break/>hos ciborum copia oblectari; qui gulosi, placentis, sarta-<text:line-break/>ginibus, patinis et condimentis aromaticis. Novi etiam<text:line-break/>quosdam, qui frequenti et immoderata venere se osten-<text:line-break/>tarent. Quemadmodum igitur eorum summa exercent et<text:line-break/>•persequuntur, quorum desiderio tenentur, ita nos summo<text:line-break/>temperantiae studio deditos , esse oportet. Eo namque<text:line-break/>pacto intemperantibus nos haud affimilabimus, quamquam<text:line-break/>Continentiae et temperantiae plus habere,, quam illi, satis<text:line-break/>non sit, nisi ejusdem rei aemulos etiam superare conten-</text:p>
      <text:p text:style-name="P7"><text:span text:style-name="T2">damus. Haec etenim pulcherrima est contentio. At<text:line-break/>post illos rursusl nosmetipsos vincamus, ut ex diuturna<text:line-break/>consue tudine saluberrimis istis juxta ac susceptu facilli-<text:line-break/>mis suaviter assuescamus, memores eorum, quae a veteri-<text:line-break/>bus dicta sunt, ex quorum numero refertur et illud: JDe-<text:line-break/>lige vitae genus optimum, </text:span><text:span text:style-name="T1">id </text:span><text:span text:style-name="T2">jucundum efficiet consue-<text:line-break/>tudo. Qua igitur ratione, quum iracundiae resistere te<text:line-break/>volebam, hoc lude commodi signuin affulgebat, quod ira-<text:line-break/>scentem te ipsum amplius non viderem, sic temperantiae<text:line-break/>indicium existima, quod suaria non amplius concupiscas.<text:line-break/>At via ad eam per continentiam tenuit: quin hoc modo<text:line-break/>temperans excellit continentem, quod nec opiparos cibos<text:line-break/>vel ob' diuturnam consuetudinem, vel ob continentiam<text:line-break/>appetit, quemadmodum et Graecum nomen ipsius indicat<text:line-break/>compositum ex continere et vincere cupiditates. Caele-<text:line-break/>rum initio laboris plena et afpera est, sicut alia hone-<text:line-break/>starum rerum studia. Quare, si vel virtutem malitiae loco<text:line-break/>vel animi tranquillitatem pro corporis titillationibus malis</text:span></text:p>
      <text:p text:style-name="P55">recipere, praeposita ratione exercitandus es, ad temperan-*<text:line-break/>tiarn eundo per continentiam. Sin autem vel negligere<text:line-break/>virtutem, vel totius corporis voluptatibus rndulgere Sta-<text:line-break/>tuas, ratio deferenda est, quae ad virtutem non adhorta-<text:line-break/>tur quidem, sed iis, qui adhortationem receperunt, viae<text:line-break/>dux exrstit, qua quis eam comparare queat. Jam. vero,<text:line-break/>quum oratio nobis partita sit in haec videlicet, quomodo<text:line-break/>quisque feipium cognoscat, et errores cognitos emendet,'<text:line-break/>de hoc posteriore dicere nequaquam proposuimus, sed<text:line-break/>quomodo proprios errores agnoscat. Quoniam vero ob-<text:line-break/>noxii vitiis ac erroribus eos nequeunt dignoscere, alios a<text:line-break/>nobis accipient inspectores ipsos exercentes, utpote qui<text:line-break/>jam probe noverint, quibus erroribus et affectibus liberati<text:line-break/>sint, quidve’ est perfectionem desideretur. Quod subinde<text:line-break/>consueri dicere, nunc quoque dicam, altero modo diffi-<text:line-break/>cillimum esse feipsum cognoscere, altero facillimum. Si<text:line-break/>eniin quis intus velit fe nosse, plurimum sudet necesse<text:line-break/>est; sin autem foris, laboris propemodum nihil sentiet. •</text:p>
      <text:h text:style-name="P3" text:outline-level="2"><text:span text:style-name="T8">C</text:span><text:span text:style-name="T2">ap. VII.</text:span></text:h>
      <text:p text:style-name="P40"><text:span text:style-name="T2">Nos ergo haec omnia, quae dicta et<text:line-break/>dicenda sunt, volentibus apponimus. Est forsan alia<text:line-break/>quaedam via, qua bonus quis probnsque evadat. At,<text:line-break/>quum ullam inventam esse ignorem, </text:span><text:span text:style-name="T15">‘ </text:span><text:span text:style-name="T2">non solum hac per<text:line-break/>totam vitam Usus sum, verum- etiam aliis abunde indi-<text:line-break/>cavi, adhortatus, ut rependerent redderentque aliquid, ni-<text:line-break/>cissim- docentes, si quam aliam probitatis viam cognoscant.<text:line-break/>Itaque, dum alteram desideramus, hanc lugrediaimtr, quae<text:line-break/>omnium affectuum judicio et curationi communis esu<text:line-break/>Jam vero contentionis studium, gloriae ac imperii'cupi-,<text:line-break/></text:span><text:span text:style-name="T28">, </text:span><text:span text:style-name="T2">ditas animae sunt affectus. ’ Haec illis minor quidem, sed<text:line-break/>tamen ipsa quoque affectus. De luvidia autem quid att.-<text:line-break/>net dicere? Omnium malorum est pessimum. </text:span><text:span text:style-name="T7">Appello.au-<text:line-break/></text:span><text:span text:style-name="T15">. </text:span><text:span text:style-name="T2">tein invidiam, quum quis alterius commodo dolet. Dolor<text:line-break/>omnis affectus est, scd multo pellimus invidia, sive, affe-<text:line-break/>ctuum unus, sive doloris species ei assimilis nominetur.<text:line-break/>At communis' omnium praedicta' curationis ratio. Quod</text:span></text:p>
      <text:p text:style-name="P55">enim et turpia et fugienda sint, perspicere oportet in iis<text:line-break/>hominibus, qui vehementer ab illis detinentur; in illis<text:line-break/>enim turpitudo perspicua apparet. Quod quidem in nobis<text:line-break/>videmus nihil, caecitatem putare oportet vel circa amans<text:line-break/>vel circa amatum. Accedit huc, quod nonnulla prae<text:line-break/>exiguitate nimia nos latent, nec sensibus nostris se offe-<text:line-break/>runt, quae in aliis propter magnitudinem non possunt non<text:line-break/>conspici- Convenit igitur,senem quempiam invenire, qni.<text:line-break/>illa inspicere possit, rogareque, ut omnia cum libertate<text:line-break/>commonstret, Deinde, si quid dicat, primum gratiam age-<text:line-break/>mus; ac. statim digessi, ratione paulisper inita, nosuret-<text:line-break/>ipfos corripiemus.; et affectum, non quousque aliis solis<text:line-break/>non appareat, fed ne radix ejus in animo relinquatur,<text:line-break/>conabimur evellere; nam ex iis, quae relinquuntur, rursus<text:line-break/>aliquid pullulat, dpm a pravitate irrigatur. Eoque ani-<text:line-break/>mum nos ipsos adhibere convenit in singulis affectibus,<text:line-break/>quos circa eos, quibuscum conversamur, ccnspicimus, num<text:line-break/>quid tale in anima ncstra deprehendi queat. Extirpan-<text:line-break/>dum enim est, dum nascitur adhuc, priusquam accepto in-</text:p>
      <text:p text:style-name="P7"><text:span text:style-name="T2">cremento </text:span><text:span text:style-name="T1">fiat inmedrcabile. </text:span><text:span text:style-name="T2">PIerrque enim caeteros om-<text:line-break/>nes affectus animi nihil </text:span><text:span text:style-name="T1">ducunt, </text:span><text:span text:style-name="T2">etsi;-quum alios eis ob-<text:line-break/>noxios videant, damnent </text:span><text:span text:style-name="T1">Dolor </text:span><text:span text:style-name="T2">omnibus apparet maluui,<text:line-break/>uti Iabor in corpore. </text:span><text:span text:style-name="T1">Quidam </text:span><text:span text:style-name="T2">tamen ex familiarissimis<text:line-break/>mihi adulescentulis, </text:span><text:span text:style-name="T1">qui fe ob </text:span><text:span text:style-name="T2">minutula dolorem aliquan-<text:line-break/>do fensisse negasset, postea vero, quum aliquando'id ex-<text:line-break/>pertus fuisset, ad me accessit 'summo mane dixrtque, fe<text:line-break/>totam noctem insomnem duxisse hujus rei gratia, interea<text:line-break/>sibi in mentem venisse, </text:span><text:span text:style-name="T1">se ne </text:span><text:span text:style-name="T2">in maximis quidem rebus<text:line-break/>unquam aeque doluisse, </text:span><text:span text:style-name="T1">ac </text:span><text:span text:style-name="T2">lu parris</text:span><text:span text:style-name="T3">:</text:span><text:span text:style-name="T2"> doleret. Voluisse<text:line-break/>igitur discere, undenam hoc sibi acciderit, ex studione<text:line-break/>aliquo aut disciplinis, an natura talis siti Respondebam<text:line-break/>itaque illi verum. ' Etenim naturam diri in puerorum ae-<text:line-break/>tate multum ad vitae perfectionem momenti afferre, deinde<text:line-break/>disciplinas et exercitia. Quod nostrae vero naturae plu-<text:line-break/>rimum inter se disterant, in pueris occurrentibus mani-<text:line-break/>festo licet cognoscere. Quosdam etenim eorum alacres,<text:line-break/>quosdam tristes inspicimus, alios.ob quaeris ridere pura-</text:span></text:p>
      <text:p text:style-name="P55">tos, alios plorare quavis parva occasione. Simili modo<text:line-break/>hi communia habent omnia, illi rapiunt, nonnulli propter<text:line-break/>minima excandescunt adeo, ut lapides et ligna, quibus<text:line-break/>proximos ulciscantur, quod injuria se putent affici, mor-<text:line-break/>deant et calcibus insultent. Rursus aliqui mali patientes,<text:line-break/>mites, non iracundi, nec plorantes, nisi offensi graviter.<text:line-break/>Similiter etiam Eupolis jusiurn illum Aristidem, quum ro-<text:line-break/>garetur a Nicia, an natus esset justus, sic decenter respon-<text:line-break/>dentem introduxit: Natura quidem maximum, verum ego<text:line-break/>illam dein acriter adjuvj. Qnamobrem naturae juvenum<text:line-break/>uou ad dolorem modo, sed ad iracundiam gulamque fa-<text:line-break/>cile proclives sunt, de quibus ad hunc usque locum plu-<text:line-break/>rima. verba fecimus. Insuper praeter illos, quos supra<text:line-break/>retulimus, aliquos videas impudentes, aliquos verecundos;<text:line-break/>hos memores, illos immemores; alios obliviosus, nonnul-<text:line-break/>los disciplinarum studiosus, quosdam negligentes et defir<text:line-break/>diosus. Ex studiosis sunt, qui cito gaudeant, siquando lan-</text:p>
      <text:p text:style-name="P55">dentur; funt qui a praeceptoribus reprehensi erubescant;<text:line-break/>sunt qui flagra timeant. Sic et desidiosorum ob contraria<text:line-break/>videas unumquemque torpescere et otioso esse animo. Ex<text:line-break/>iis igitur, quae omnes homines vident circa pueros,.hos<text:line-break/>vocant verecundos, illos impudentes. Eadem vero, ratione<text:line-break/>vel honoris ac probitatis amantes, vel probitatis ac' hono-<text:line-break/>ris negligentes; partiat etiam timidos, et poenarum con-<text:line-break/>ternptores, atque id genus alias appellationes pro natura<text:line-break/>cujusque illis imponunt Sic etiam puerorum alios, na-<text:line-break/>tura mendaces, alios veritatis anatores intuemur, rnul-<text:line-break/>tasque alias merum differentias habentes, de quibus nunc<text:line-break/>iion est necessarium jure dicere. Quidam enim ipsorum<text:line-break/>bonam facillime recipiunt institutionem; aliqui nihil ex<text:line-break/>ea proficiunt aut commodi Ientiunt: non tamen ea de<text:line-break/>causa negligendi sunt pueri, sed optimis quibusque mori-<text:line-break/>lurs educandi Quod si igitur natura ipsiorum ex diligenti<text:line-break/>cura, disciplinaque utilitatem capiat, in bonos evadent vi-<text:line-break/>ros; sin minus, nos nostro functi officio culpa cqrebimus.</text:p>
      <text:p text:style-name="P55">Assimilis enim est quodammodo puerorum institutio stir-<text:line-break/>piurn culturae. In illa namque agricola nunquam potest<text:line-break/>efficere, ut rubus proferat uvam, siquidem natura ejus ta-<text:line-break/>lem principii perfectionem minime recipit. Iterum si<text:line-break/>vites-, quod ad ipsus. attinet, abunde fatis foecundas negli-<text:line-break/>gens, suli naturae curam committat, pravum fructum aut<text:line-break/>-nullum producent. Puri modo, si ex animalibus equum<text:line-break/>erudias, ad multa accommodum habebis, ursum autem<text:line-break/>quamvis aliquando mansuetum docendo feceris, non ta-<text:line-break/>men firmum habitum retinebit, vipera vero et scorpius<text:line-break/>tantum de fe nunquam immutant, ut nec ad mansuetu-<text:line-break/>dinem accedere foIunr videantur. Ego hercle qua prae-<text:line-break/>ditus sim natura, nullo queam pacto cognoscere; nam<text:line-break/>femetipfum ostendere, viris etiam absolutis, nedum pueris<text:line-break/>est difficile.</text:p>
      <text:h text:style-name="Heading_20_2" text:outline-level="2">Cap. VllI.</text:h>
      <text:p text:style-name="P53">At raram quandam felicitatem consequu-<text:line-break/>tus sum, cui pater contigerit mitissimus, justissimus, probissi-<text:line-break/>mus et humanissimus, mater licet iracunda adeo. fuerit.</text:p>
      <text:p text:style-name="P55">ut ancillas objurgaret interim, femper vociferaretur, cum<text:line-break/>patre magis, quam Xantirippe cum Socrate, pugnaret. Quum<text:line-break/>itaque honesta patris opera cum turpibus matris affecti-<text:line-break/>bus invicem conferrem, cogitavi illa arripere et amare,<text:line-break/>hos fugere et odisse. Quemadmodum igitur in his lua<text:line-break/>gens parentum discrimen, sic lu illo maxime deprehen-<text:line-break/>debam, nempe quod pater meus ob nullum quamvis grave-<text:line-break/>incommodum doleret, mater etiam angeretur ob levissima.<text:line-break/>Novisti tu quoque forsan, pueros, quibus incumbant, haec<text:line-break/>imitari, quae vero illubentes viderint, illa fugere. Pa-<text:line-break/>tris itaque disciplina fuit hujusmodi. Postquam annum<text:line-break/>implevissem decimumquartum, audiebam philosophos civi-<text:line-break/>les, saepissime Stoicum Philopatoris discipulum, parvo<text:line-break/>quoque tempore Platonicum Gai discipulum, eo quod ipsi<text:line-break/>non vacaret, ut qui ad civilia negotia a civibus trahere-<text:line-break/>tur, quia solus ipsis aequus, pecuniae contemptor, necnon<text:line-break/>accessu facilis et mitis judicabatur. Interea autem venit</text:p>
      <text:p text:style-name="P55">et alius, civis noster, ex longa peregrinatione, Aspafii Pe-<text:line-break/>ripatetici discipulus, et post hunc ab Athenis alius Epi-<text:line-break/>cureus, quorum omnium vitam et dogmata mea causa<text:line-break/>pater inquirebat, mecurn ad eos profectus. Erat autem<text:line-break/>plurimum in Geometria, Arithmetica, Architectura, et<text:line-break/>Aitronomia exercitatus. Quum jam vellet doctorem li-<text:line-break/>ne aribus demonstrationibus aeque uti debere significare,<text:line-break/>non’ oportet, inquit, honestarum artium praecepta, quibus<text:line-break/>usus es, inter fe dissentire, sicut veteres in praedictis<text:line-break/>disciplinis, quarum primae Geometria et Arithmetica:<text:line-break/>qua de causa temere ne sectae cuivis teipsum addicas, sed<text:line-break/>tcmpore diuturno discas judicesque eas; sic tandem.ab<text:line-break/>omnibus hominibus laudem mereberis. Quin et apud<text:line-break/>philosophos in confesso est, haec. imitatione esse digna,<text:line-break/>et nunc imitanda ei, qui discere et locupletare se volet,<text:line-break/>tum qui justitiae, tcurperantiae, fortitudini atque pruden-<text:line-break/>tiae studeat. Laudant enim universi virtutes has, quam-</text:p>
      <text:p text:style-name="P7"><text:span text:style-name="T1">vis ipsi sibi probe conscii sint, quod </text:span><text:span text:style-name="T2">-nec ullam' ipsarum<text:line-break/>habeant, sed videri aliis </text:span><text:span text:style-name="T1">fortes, </text:span><text:span text:style-name="T2">temperantes, justi et </text:span><text:span text:style-name="T15">pru-<text:line-break/></text:span><text:span text:style-name="T2">dentes conantur. Caeterum doloris expertes non </text:span><text:span text:style-name="T15">esse<text:line-break/></text:span><text:span text:style-name="T2">revera, scd apparere tantum voluntr Proinde hoc in </text:span><text:span text:style-name="T15">pri-<text:line-break/></text:span><text:span text:style-name="T2">mis cavendum, quod cunctis hominibus magis quam vir-<text:line-break/>tus lu studio esu Has, inquam, </text:span><text:span text:style-name="T1">a </text:span><text:span text:style-name="T2">patre praeceptiones </text:span><text:span text:style-name="T15">tra-<text:line-break/></text:span><text:span text:style-name="T2">ditas in hunc usque diem reservo, nullam sectam </text:span><text:span text:style-name="T15">profes-<text:line-break/></text:span><text:span text:style-name="T2">fus eorum, quos omni studio exacte disquisierim., </text:span><text:span text:style-name="T15">atque<text:line-break/></text:span><text:span text:style-name="T2">imperterritus adversum vitae casus ac pericula, </text:span><text:span text:style-name="T15">quemad-<text:line-break/></text:span><text:span text:style-name="T2">modum et patrem vidi, permaneo. Proinde nulla </text:span><text:span text:style-name="T15">plane,<text:line-break/></text:span><text:span text:style-name="T2">nisi forsan omnium, quae possideo, jactura </text:span><text:span text:style-name="T15">unquam aegri-<text:line-break/></text:span><text:span text:style-name="T2">tudinem asseret: tale namque nondum </text:span><text:span text:style-name="T15">expertus sum,<text:line-break/></text:span><text:span text:style-name="T2">Atqui honorem et gloriam contemnere me pater </text:span><text:span text:style-name="T15">afluefe-<text:line-break/></text:span><text:span text:style-name="T2">cit, verilatem solam magnifacere; alios vero, quum vel<text:line-break/>ignominia affectos se putent ab aliquo, vel ob </text:span><text:span text:style-name="T15">bonorum<text:line-break/></text:span><text:span text:style-name="T2">jacturam dolere videmus. Ex hujusmodi re. </text:span><text:span text:style-name="T15">igitur nun-<text:line-break/></text:span><text:span text:style-name="T2">quam me dolere sensisti; nec tanta rerum damna </text:span><text:span text:style-name="T15">hucus-<text:line-break/></text:span><text:span text:style-name="T2">que perpessi sumus, ut uon ex reliquiis corporis sanita-</text:span></text:p>
      <text:p text:style-name="P7"><text:span text:style-name="T2">tem tueri licuisset;-nec talem infamiam sustuli, quae men-<text:line-break/>tem. a rationis sede motam deiecerit. Porro si quos au-<text:line-break/>diam vituperare me, quosdam vero probare, iis re-<text:line-break/>pugno , -putoque, omnium hominum de fe laudes deside-<text:line-break/>rure simile esse ei, quod omnium rerum possessionem velle<text:line-break/>habere. Quarnobrern mihi videor et forsan tibi ridebor<text:line-break/>nihil grave hucusque passus transegisse vitam sine'mole-<text:line-break/>stia et dolore. Siquidem omnibus nondum exutus iurn<text:line-break/>divitiis, neque ignominiam passus. Quod fi bos, equus<text:line-break/>ant servus perierit, idcirco non dolendum mini censeo,<text:line-break/>eorum memori, quae pater praeceperat, consulens nequa- </text:span><text:span text:style-name="T24">,<text:line-break/></text:span><text:span text:style-name="T2">quum esse oh ullam bonorum jacturam dolendum. quam-<text:line-break/>diu ad corporis tutelam reliqua sufficiant. Hunc possessio-<text:line-break/>num illarum primum statuit finem, non esurire, non al-<text:line-break/>gere, non sitire; li amplior facultas contingat, in actiones<text:line-break/>honestas eam esse transferendam. Mini igitur tanta hac-<text:line-break/>tenus pecuniarum facultas suppetiit, quanta perfugiendis</text:span></text:p>
      <text:p text:style-name="P55">illis satis fuit. Noni autem, inquit, et te duplo nos opr-<text:line-break/>bus superare, tum in civitate nostra quam honoratissimum<text:line-break/>agere, 'ita ut, quae tristitiae causa praeter inexplebilem<text:line-break/>cupiditatem tibi suerit, haud inveniam. Ad hanc ergo<text:line-break/>stolam exercitationem me composui, in memoria semper<text:line-break/>habens, rneditans, expendensque, donec persuasus essem,<text:line-break/>bis duo quatuor valere.</text:p>
      <text:h text:style-name="Heading_20_2" text:outline-level="2">Cap. IX.</text:h>
      <text:p text:style-name="P40"><text:span text:style-name="T2">Videamus enim, inquit, sedulo, qualis-,<text:line-break/>nam sit affectus inexplebilis cupiditas. At disputationis<text:line-break/>initium nutrimenti lusatiabilis cupiditas exhibebit.. Et-<text:line-break/>enim quum supra mediocritatem cibus lugeritur, in-<text:line-break/>explebilem cupiditatem appellamus; mediocritas autem<text:line-break/>ipsius ex nutrimenti usu judicatur; </text:span><text:span text:style-name="T3">u</text:span><text:span text:style-name="T2">sus autem ip-<text:line-break/>sius est nutrire corpus. Nutriet probe concoctus; con-<text:line-break/>coquetur, si mediocris; immodicum enim non posse con-<text:line-break/>coqui novimus. Quod si semel accidat, usum ejus cor-<text:line-break/>rumpi mecesse esu Si ventriculus ab incoctorum ciborum<text:line-break/>morsu ac rosione molestiam passus totum excernat, sym-</text:span></text:p>
      <text:p text:style-name="P7"><text:span text:style-name="T2">ptoma quidem nominatur diarrhoea, usus vero alimenti cor-<text:line-break/>rumpitur; si quidem</text:span><text:span text:style-name="T1">'non, </text:span><text:span text:style-name="T2">ut intestina perreptet, id capi-,<text:line-break/>mus, scd ut omnibus corporis partibus apponatur. At<text:line-break/>uni non bene coctum distribuitur, vitiosum humorem in.<text:line-break/>venis parit Quoniam igitur in corpore nostro qualis res<text:line-break/>sit inexplebilis cupiditas, didicisti, transgressus ad animum,<text:line-break/>et hic naturam ejus contemplare, atque perpende in una-<text:line-break/>quaque rerum materiar ab-iis quae possidentur sumpto ex-<text:line-break/>ordio. ln siis ergo-quaedam parum recte assectantur, uti<text:line-break/>fiunt margaritae, sardonyches, et alii lapides omnes, quem-<text:line-break/>admodum ornatus, quem mulieres gestant ut quid iis,<text:line-break/>quae collo circumdant, simile. • Hujus generis sunt ve-<text:line-break/>stimenta auro-contexta, autsupervacuum aliquod opus<text:line-break/>habentia, aut quae materiam ex longinque allatam deside-<text:line-break/>rant,' ut quae ' vocantur serica. Nonnulla possessionum<text:line-break/>corporis fanitati accommoda nterito expetuntur. Prima;<text:line-break/>quibus- alimur; vestimur, et calceamur,' inter quae habita-<text:line-break/>culum etiam' annumeratur. Htic spectant, -quae videntur</text:span></text:p>
      <text:p text:style-name="P7"><text:span text:style-name="T2">aegrotantibus </text:span><text:span text:style-name="T1">idonea. Sunt </text:span><text:span text:style-name="T2">quae utrisque et sanis et ae-<text:line-break/>grotis ex aequo conducunt, ut oleum. Nonnulla rursus<text:line-break/>id genus majorem, aliqua minorem hominum corporibus<text:line-break/>utilitatem asserunt. Atque jam abundantiae et possessionis’<text:line-break/>illorum finem manifesto te perspexisse arbitror; sicut enim<text:line-break/>cubitalis calceus plane est inutilis, sic eliam quinque et<text:line-break/>decem habere calceamenta praeterquam duo incommo-<text:line-break/>durn dicitur. Aliarum rerum commoditate abunde fatis<text:line-break/>utimur. Ad hunc modum vestem duplicem famulosque<text:line-break/>et supellectilem possidere sufficit. Apud nos, inquam, non<text:line-break/>vestes solum plures duabus, sed famuli quoque et supel-<text:line-break/>lex servantur; omnia denique nostrae domi dualem nu-<text:line-break/>merum excedunt Nam proventum ex iis, quae tenemus,<text:line-break/>recipimus multiplicem magis, quam ut ad sanitatem so-<text:line-break/>larn corpori suppeditetur’. Quieunque, ajo, voluptuariam,<text:line-break/>ut serunt, degunt xitam, non duplo aut triplo plura quam<text:line-break/>nos insumere videmus; verum quintuplo, decuplo, imo<text:line-break/>ter decuplo. Alium rursus eundem mecum vitae modum</text:span></text:p>
      <text:p text:style-name="P55">tenere conspicio, et ex aequo mecum. dolere, licet facul-<text:line-break/>•tas non annis singulis accrescat, quum redituum decima<text:line-break/>forsan insumatur portio, reliquae novem praescntibus ap-<text:line-break/>ponantur. Video enim, te ne in honesta quidem rerum<text:line-break/>studia quicquarn impendere audere, nihil in librorum<text:line-break/>emptionem et apparatum, item scribentium exercitatio-<text:line-break/>nem, sive notis ad celeritatem,- sive figuris ad pulchritu-<text:line-break/>dinem, quemadmodum nec in eos, qui recte legunt. In-<text:line-break/>super nulli quippiam impartientem te video, ut me fre-<text:line-break/>quenter servis vidisti, his vestes, illis alimenta, vel 'ali-<text:line-break/>quid aliud in aegrotationem sublevandam communicare,<text:line-break/>nonnullorum etiam aes alienum solvisse visus sum. Ob<text:line-break/>quod omnem relinquo proventum, quem a patre suscepi,<text:line-break/>qui ex eo nihil, quod superfluum fit, repono, neque the-<text:line-break/>sauros congero, neque multo plura, quam impenderim, re-<text:line-break/>pono. Nihilominus tamen relaxantem me curas saepius<text:line-break/>non negaveris, sicut ipse sateris, nunquam dolentem vi-<text:line-break/>disti. Nuiiquid igitur -tristitiae tuae causam potes perspi-</text:p>
      <text:p text:style-name="P7"><text:span text:style-name="T2">cere, an a me nomen ipsius audire desideras? jamne<text:line-break/>istud quoque tibi fieri vis? Unam omnium animi dolorum<text:line-break/>causam intellige, quam Graeci nunc quidem inexplebilem,<text:line-break/>cupiditatem, nunc vero avidam habendi libidinem ap-<text:line-break/>pellant, insatiabilitatem quidem ab.eo, quod inexplebiles<text:line-break/>habeat cupiditates. Quippe praesentibus non contenti,<text:line-break/>quae absunt, desiderant insatiabiles. Nam si duplum oom<text:line-break/>sequantur, .triplum parare contendunt; sic triplum ha-<text:line-break/></text:span><text:span text:style-name="T1">beant, </text:span><text:span text:style-name="T2">quadruplum appetunt. Atque hoc modo ad ditiores,<text:line-break/>non inferiores respiciunt; illos vincere moliantur, illis<text:line-break/></text:span><text:span text:style-name="T1">habere </text:span><text:span text:style-name="T2">plura concupiscunt. Tu igitur, inquibam, si uni-<text:line-break/>versos uostios cives sic inspicias, paucos te ipso locuple-<text:line-break/>tiores reperies; eris autem facile reliquis omnibus opu-<text:line-break/>lentior; item fervis, ut constat, et .tot praeterea mulie-<text:line-break/>ribus. Si itaque nobis circiter quadraginta millia cirium<text:line-break/>adsint, appositis simul eorum uxoribus et famulis, haud<text:line-break/>ibis iusitias, te duodecim hominum myriadibus ditiorem<text:line-break/>esse, sed hos velle praecedere, et eximium inter opulen-</text:span></text:p>
      <text:p text:style-name="P55">tos spectari, quamquam longe melior civis sit forte sua<text:line-break/>contentus, qualis tu esse potes; siquidem divitiis ex-<text:line-break/>cellere non virtutis, scd fortunae munus’ est, quae et<text:line-break/>servos et illiberales nobis, qui ingenui vocamur, locuple-<text:line-break/>tiores essieit. Atqui tu, amplius; licet universis civibus<text:line-break/>possideas, ut precaris, haud tamen contentus vives, quin<text:line-break/>magis dispicies statim, nurn quis in civitate alia sit ditiori<text:line-break/>Ubi si fortunam, quae suppeditare'satis valeat, nactus vi-<text:line-break/>deare, ad alias transibis gentes, ibique primas inter di-<text:line-break/>vites obtinere voles; quapropter non ditior omnibus,<text:line-break/>scd.qb infinitas cupiditates pauper eris perpetuo. Quod<text:line-break/>si rerum usu mediocritatem tuam metiaris, divitum nu-<text:line-break/>mero, aut eorum, qui vehementer rebus abundant, jure<text:line-break/>optimo te ascripseris. Ego utique, tenuioris etsi fortunae,<text:line-break/>quam tu, inter eos me numero. Sit igitur ita habeas<text:line-break/>persuasum, nullius rei dispendium animo molestum aut<text:line-break/>grave senties, degesque beatus, quantum divitiarum securo<text:line-break/>conceditur. Caelorum si eandem honoris ambiendi, in-</text:p>
      <text:p text:style-name="P7"><text:span text:style-name="T2">satietatem eximas, </text:span><text:span text:style-name="T1">et </text:span><text:span text:style-name="T2">hic a cura liber nives. At si a fa-<text:line-break/>miliaribus honorari tibi non fatis suerit, nisi omnes, qui'<text:line-break/>in urbe degunt, tum ii, qui nondum te cognoverint, col-<text:line-break/>laudent, forsan ab illis prius cognosci, dein honore affici<text:line-break/>voles. Hoc autem ipsum, velle cognosci, ab omnibus, in-'<text:line-break/>satiabilis gloriae cupiditatis opus est, velle vero honorari<text:line-break/>vanae stultaeque ambitionis. Opus itaque tibi erit nunc<text:line-break/>quoque, ut lu divitiarum possessione vigilantia, sic, si ad<text:line-break/>gloriae studium et ambitionem desiderium tuum extendas,<text:line-break/>excruciari magis ob illos, qui, multi quum sint, nec te<text:line-break/>cognoscant, nec honorent. Quod ubi intellexerimus,<text:line-break/>femperque nos in eo exerceamus, tristitia carebimus.<text:line-break/>Qua vero ratione exercebimus, nisi intelligamus, iectene<text:line-break/>dictum sit, inexplebilem cupiditatem affectum animi esse<text:line-break/>pestilentissimum, quippe quae fundamentum quoddam est<text:line-break/>avaritiae, gloriae studii, ambitionis, regnandi cupiditatis<text:line-break/>et contentionis? Primum itaque in promptu femper ha-<text:line-break/>bere oportet dogma de frugalitate, qua quis suis conten-</text:span></text:p>
      <text:p text:style-name="P7"><text:span text:style-name="T2">tus est, conjunctum scilicet ei, quod de inexplebili cupiditate<text:line-break/>dicito. Nam quicnnqne inexplebilem cupiditatem oderit,<text:line-break/>frugalitatem amabit- Quare si in hoc solo positum est<text:line-break/>ipsum dolere carere, id autem in nobis fit, jam licet<text:line-break/></text:span><text:span text:style-name="T1">citra </text:span><text:span text:style-name="T2">dolorem nivere, dum in promptu quidem habemus<text:line-break/>dogma, quomodo quis suis contentus sit, et de insatiabili<text:line-break/>cupiditate </text:span><text:span text:style-name="T33">ι </text:span><text:span text:style-name="T2">particularium vero operum exercitationem,<text:line-break/></text:span><text:span text:style-name="T1">quae </text:span><text:span text:style-name="T2">singulis fit diebus in his dogmatibus, quod ex prima<text:line-break/></text:span><text:span text:style-name="T1">institutione </text:span><text:span text:style-name="T2">aliis advenit, illis, qui hoc non consequuti<text:line-break/>sunt, hac qua dixi via post aliquando continget Quis<text:line-break/>namque </text:span><text:span text:style-name="T1">dolore </text:span><text:span text:style-name="T2">per aetatem suam vacare nolit? Aut quis<text:line-break/>hoc non divitiis perituris fcelestisque praeposuerit?</text:span></text:p>
      <text:h text:style-name="Heading_20_2" text:outline-level="2">Cap. X.</text:h>
      <text:p text:style-name="P40"><text:span text:style-name="T2">Haec igitur aliaque multa illi, tum<text:line-break/>aliis postea .plurimis recensui, atque omnibus statim<text:line-break/>persuasum est; at paucissimos post illa utilitatem ex<text:line-break/>posterioribus reportasse vidimus. Usique adeo enim ple-<text:line-break/>rique illorum jam affectus accreverant, ut curatio-<text:line-break/></text:span><text:span text:style-name="T1">nem </text:span><text:span text:style-name="T2">effugerent. At si quis mediocribus adhuc inservit</text:span></text:p>
      <text:p text:style-name="P7"><text:span text:style-name="T2">affectibus, </text:span><text:span text:style-name="T1">in </text:span><text:span text:style-name="T2">hunc modum illorum quippiarn, quae prlus<text:line-break/>narravi, possit cognoscere, adhibito sibi, ut dictum est,<text:line-break/>iuspectore et magistro, qui alia frequenter lu memoriam<text:line-break/>reducat, alia corripiat, partirn iterum admoneat, ac ad<text:line-break/>meliora proficisci instiget, seipsum praebeat exemplum<text:line-break/>illorum, quae dicit monetque, poterit animum liberalem<text:line-break/>probumque verbis parare. Turpe namque, libertatem,<text:line-break/>quae in legibus consistit humanis, maximi esse existima-<text:line-break/>tam, illam autem, quae vera et naturalis, non affectare,<text:line-break/>sed obscoenis potius, lascivis </text:span><text:span text:style-name="T1">et </text:span><text:span text:style-name="T2">tyrannicis servire domi-<text:line-break/>nis, nempe avaritiae, sordibus, ambitioni, laudis atque<text:line-break/>honoris cupiditatibus, quarum sane omnium matrem ap-<text:line-break/>pellare avidam habendi plura cupiditatem non dubitave-<text:line-break/>rim. Quis ergo in animo hunc fovens bonus probusque<text:line-break/>fieri potest? Quis non mille mortibus dignus, nisi talem<text:line-break/>istam oderit turpitudinem? At omnium maxime iuveni-<text:line-break/>bus habenda est ostio, qui salutem desiderant, qui si post<text:line-break/>educationem protinus immodice divitias audeant alpe-</text:span></text:p>
      <text:p text:style-name="P7"><text:span text:style-name="T2">tere, impossibile erit ipsis post annum quadragesimum fe<text:line-break/>ipsos recuperare. Sed pone, </text:span><text:span text:style-name="T1">si </text:span><text:span text:style-name="T2">ita vis, quinquagesimum,<text:line-break/>ne quis lulurmaniiatis me arguat; quemadmodum quen-<text:line-break/>dam audivi dicentem, homines crapulis, voluptatibus ve-<text:line-break/>nerers, gloria et honoribus non paucos superari, se vero<text:line-break/>drvrtem uno tantum vinci, eo quod, quae peteret, necdum<text:line-break/>acceperit /Nam is quum satis diu me singulis diebus hila--<text:line-break/>rem videret, ipso male affecto, precabatur, ut docerem, quo-<text:line-break/>modo nullam animi aegritudinem pateretur. Sed ubi di-<text:line-break/>cerem rursus, annis pluribus ei opus esse ad affectuum cu-<text:line-break/>rationem, in quibus accreverit hactenus, vociferans dixit r<text:line-break/>Nihil te inhumanius. Quasi vero potuissem, si ita libi-<text:line-break/>tum fuisset, indolentem reddere celerrime, sed benefi-<text:line-break/>cium ei invidissem, licet soli huic disciplinae nemo alius<text:line-break/>invidere possit. Porro e re nostra est, omnes, quibuscum<text:line-break/>consuetudinem habemus, ab animi affectibus inrmunes<text:line-break/>esse, nec honoris cupiditate nec alio ejusmodi vitio La-<text:line-break/>borare. Quo namque meliores hi extiteriut, hoc utrlio-</text:span></text:p>
      <text:p text:style-name="P7"><text:span text:style-name="T2">res </text:span><text:span text:style-name="T1">nobis amicos </text:span><text:span text:style-name="T2">experiemur. Rursus jam ad eum, qui<text:line-break/>apud virum omnino veracem cupiat versari, reversus,,<text:line-break/>communem ad omnes animi virtutes viam subjuncturus<text:line-break/>sum. Principio enim praefidi statuendum venit, ut in<text:line-break/>singulis actionibus id, quod alterum latuerit, in mentem<text:line-break/>reducat. Siquidem indicatu inierim ex functionibus est<text:line-break/>difficile, quid fordities a frugalitate dissentiat Unde nullo<text:line-break/>pacto, qui primum incipit pecuniae cupiditatis affectum<text:line-break/>edomare, definire hoc potest Quemadmodum enim hic<text:line-break/>virtus .vicina est malitiae, sic ambitione excisa in bene<text:line-break/>natis animis, modestia nascitur, Caeterum juvenum, lu<text:line-break/>quibus salutis aliqua spes effulgeat, vitia senes, sed qui<text:line-break/>in tota vita ingenuae indolis specimen abunde satis ex-,<text:line-break/>hibuerunt., iulpicere decet, increpantibus autem non oh-<text:line-break/>strepere, nec odium erga illos ostendere, verum gratiam<text:line-break/>agere; caeterum adhortari scmper oportet, nt verum<text:line-break/>praedicent. Quo cognito, conaberis ex tot affectibus, si</text:span></text:p>
      <text:p text:style-name="P55">non multum, certe pauxillum evellere, quanquam initio<text:line-break/>factu difficile et multo labore fieri videatur. At cogita-<text:line-break/>bimus haud ita procedente tempore futurum. Quo enim<text:line-break/>ratio nostra magis in hujusmodi exercitiis aucta fuerit,<text:line-break/>quibus coercentur minuunturque affectus, hoc minori ne-<text:line-break/>gotio perfecta animi continget subjectio. Quippe ubi<text:line-break/>rationis particeps anima nondum exercitata maximis<text:line-break/>etiam affectibus imperaverit, magis id duplici tempo-<text:line-break/>ri spatio, incremento accepto, facturam esse liquet. Et-<text:line-break/>enim quibus exercitata est, multo generosior evadet, et<text:line-break/>animi motibus proderit imminuendis. Atqui alterutrum<text:line-break/>in futuri boni spem dumtaxat suffecerat. Prolude in ipsio<text:line-break/>exercitii principio animum despondere non expedit, exi-<text:line-break/>guum licet incrementum virtutis in affectuum curatione<text:line-break/>advenire sentias. Magna enim haec paulo post futura<text:line-break/>sunt, modo sustineas audire, quae delinquas, tum vero<text:line-break/>temetipsum amore prosequaris, bonus ac probus esse cu-</text:p>
      <text:p text:style-name="P67">piensj non videri solum. Jam quidem animi affectuum<text:line-break/>cognitio curatioque hac qua dixi via comparabitur.<text:line-break/>Caeterum de erroribus deinceps sermo futurus esu</text:p>
      <text:h text:style-name="P1" text:outline-level="1"><text:bookmark-start text:name="bookmark2"/>GALENI DE CUIUSQUE ANIMI * PECCA-<text:line-break/>TORVM DIGNOTIONE ATQVE MEDELA<text:line-break/>LIBELLVS.<text:bookmark-end text:name="bookmark2"/></text:h>
      <text:h text:style-name="Heading_20_2" text:outline-level="2">Cap. I.</text:h>
      <text:p text:style-name="P53">Equidem cujusque animi perturbationum<text:line-break/>dignotio ac curatio fecundum traditam superiori com-<text:line-break/>mentario rationem enarratu est; at deinceps de peccatis<text:line-break/>dicendum erit Exordior itaque, ac nunc optimo exor-<text:line-break/>dio, quod omnes concedunt, essi non operibus demon-<text:line-break/>llrant; quid nimirum peccatum vocitent, oratione percur-<text:line-break/>ram, ut nobis procedente oratione ambiguitas nulla rei in-</text:p>
      <text:p text:style-name="P10"><text:span text:style-name="T2">quatur, </text:span><text:span text:style-name="T1">doceboque, ut omnes Graeci </text:span><text:span text:style-name="T2">hac uti voce consue-<text:line-break/>verint. Interdum </text:span><text:span text:style-name="T1">quidem de iis </text:span><text:span text:style-name="T2">lutelligitur, quae ju-<text:line-break/>dicio non recte fiunt, </text:span><text:span text:style-name="T1">adeo ut </text:span><text:span text:style-name="T2">sit folius rationalis ani-<text:line-break/>mae facultatis; interdum vero communiter, ut cum bruta<text:line-break/>facultate conjungatur </text:span><text:span text:style-name="T1">*<text:tab/>. </text:span><text:span text:style-name="T2">*<text:tab/>*<text:tab/>* quid-</text:span></text:p>
      <text:p text:style-name="P57">nam sit peccati consensus, omnibus in aperto est; quid<text:line-break/>vero imbecillus consensus, non item; siquidem nonnullis<text:line-break/>imbecillum hunc assensum inter virtutem vitiumque me-<text:line-break/>dium ponere satius esse visum est; imbecillum vero esse<text:line-break/>consensum praedicant, quum nobis ipsis nondum ita ve-<text:line-break/>ram esse opinionem aliquam persuaserimus, ut exempli<text:line-break/>gratia, in utraque manu quinos habere digitos, aut bis<text:line-break/>duo quatuor esse. Forsan utique senem quempiam offen-<text:line-break/>deris, qui in omni vita veris peccatis operam dederit,<text:line-break/>vel alicui scientificam demonstrationem habenti infirme<text:line-break/>assentiri. Scientia igitur geometrae de his, quae per Eu-<text:line-break/>clidis elementa demonsseata sunt, talis est, qualis partium<text:line-break/>est, bis duc quatuor esse: eandem quoque scientiam et.</text:p>
      <text:p text:style-name="P67">deinceps traditorum de sphaera praeceptorum habet, quem-<text:line-break/>admodum et omnium secundum haec resolutorum detur—<text:line-break/>binatis figuris atque gnomonicis. ’ Quamobrem, si parum<text:line-break/>quis ambigat, neque proprium ipsis consensum praebeat,<text:line-break/>quem compreheusionem nonnulli appellant, hoc esse pec-<text:line-break/>catum, ut hominis videlicet geometrae, quispiam jure<text:line-break/>concesserit. At ejus, qui in vita peccet bonis malilque<text:line-break/>cognoscendis, possidendis, aut evitandis, improbae opinio-<text:line-break/>nes falsaeque consistunt, assensus videlicet aut proclivis,<text:line-break/>aut imbecillus. Hic jam igitur periculum impendet, ne<text:line-break/>parvum simul et maximum peccatum committatur, si:<text:line-break/>falsae de bonis .ac malis opluioni assentiamur. Secun-<text:line-break/>dum Academicos plane ac Pyrrhoneos eorum, quae a no-,<text:line-break/>bis inquiruntur, scientificam demonstrationem haberi ne-<text:line-break/>gantes, omnes qui nunc habentur de re aliqua conscn-<text:line-break/>sus, necessario sunt temerarii, quin etiam et falli esse<text:line-break/>possunt. Ajunt praeterea, philosophorum latas de bonis<text:line-break/>malisque inter se pugnantes sententias veras esse non</text:p>
      <text:p text:style-name="P55">posse,' posse tamen fortassis esse falsas omnes,’ut neque<text:line-break/>voluptas bonum sit, neque perturbationum vacuitas, ne-<text:line-break/>que virtus, neque ab ipsa procedens actio, neque aliud<text:line-break/>omnino quicquam eorum, quae a philosophis enumerata<text:line-break/>sunt lu primis itaque eum, qui a peccatis mundus esse<text:line-break/>cupiat, rei illius ignotae, quam invenire satagit, demon-<text:line-break/>stratio sit nec ne, considerare oportet, idque non obiter<text:line-break/>modo, sed longo etiam tempore inter veracissimos ho-<text:line-break/>mlues versantem, qui naturali quadam prudentia praediti<text:line-break/>sint, atque in rationalibus disciplinis exercitati, qualis est<text:line-break/>demonstrativa methodus, speculari conveniet. Delude<text:line-break/>quum quis ipfam se invenisse sibi persunserit, postea longo<text:line-break/>temporis intervallo iterum sese exercere debet, antequam<text:line-break/>ast maximarum rerum inquisitionem accedat; aut propter<text:line-break/>bonum (quod sane et vitae finem nuncupant) compara-<text:line-break/>tam felices nos, aut beatus, aut quod quis aliter nomi-,<text:line-break/>nare velit, efficiat.</text:p>
      <text:h text:style-name="Heading_20_2" text:outline-level="2"><text:span text:style-name="T2">Cap. </text:span><text:span text:style-name="T11">II</text:span><text:span text:style-name="T8">.</text:span></text:h>
      <text:p text:style-name="P53">Nonne igitur, per deos, illi, qui prius,<text:line-break/>quam demonstrativam methodum scie invenisse credunt,</text:p>
      <text:p text:style-name="P55">ad maximarum rerum indagationem transeunt, evidenter<text:line-break/>temerarii sunt? mihi equidem maxime hujusmodi esse<text:line-break/>videntur; isti enim idem faciunt atque illi, qui, antequam<text:line-break/>satis se in numerorum scientia exercuisse sibi persuule-<text:line-break/>rint, aliquid de supputatoriis praeceptis atque arithme-<text:line-break/>ticis enunciare audent. Igitur, ut hos plerumque falli<text:line-break/>necesse est, ita et quicunque prius aliqua demonstrare<text:line-break/>conantur, quam in demousirativa methodo versati sint,<text:line-break/>quin errores committant, fieri nequit. Etenim quod non-<text:line-break/>nulli ex his, qui falsa edocent, quibusdam persuadeant,<text:line-break/>sectarum multitudo testatur; quod vero neque illis haec,<text:line-break/>nisi aliqua similitudo intercederet, persuadere potuissent,<text:line-break/>cuique palam est; neque parvam hanc esse similitudinem<text:line-break/>profecto existimare convenit, nam alloqui facillime de-<text:line-break/>prehenderetur, neque longo temporis decursu nedum a’<text:line-break/>clarissimis viris, sed etiam a vulgaribus examinaretur.<text:line-break/>Quod itaque in re medica Hippocrates usu venh-e ajebaf,<text:line-break/>illud et in philosophia accidere videtur.. Dicebat autem<text:line-break/>Hippocrates, similitudines bonis etiam medicis errores</text:p>
      <text:p text:style-name="P7"><text:span text:style-name="T2">difficultatefque parere, utpote non vulgaribus dumtaxat<text:line-break/>medicis,, verum etiam nobilissimis ob .similitudines in er-<text:line-break/>ioreht labentibus. Quare neque alienum est, in philo-<text:line-break/>sophia etiam optimis philosophis dubitationes erroresque<text:line-break/>ex:simrlitudluibus suboriri; gemellorum similitudines, quos,<text:line-break/>qui cum ipsis versari consueverunt, facile dignoscunt,<text:line-break/>non assueti minime </text:span><text:span text:style-name="T1">id </text:span><text:span text:style-name="T2">queunt.. Eadem ratione et illae<text:line-break/>quae in rationibus fusit similitudines eos, qui sese non<text:line-break/>diu neque quotidie in struendis rationibus exercue-<text:line-break/>runt, quemadmodum et gemellorum fratrum similitu-<text:line-break/>dines, qui cum iis vivunt et consuetudinem habent, pos-<text:line-break/>sunt dignoscere. Hoc utique unum primum est eorum<text:line-break/>peccatum maximum, qui aliquid fle humanae vitae bonis<text:line-break/>malisque. temere' pronunciant, natum ex amore sui; aut<text:line-break/>apparentis sapientiae, aut jactantiae, aut ambitionis causa ;<text:line-break/>siquidem..nonnulli recte sese opinari sibi persuaserunt,<text:line-break/>nonnulli, honoris aut simulationis causa ea proximis pro-<text:line-break/>bare conantur, de quibus ipss dubitant; peccant sane utri-,<text:line-break/>que, secundi scientes ac volentes, quorum vitium ex per-</text:span></text:p>
      <text:p text:style-name="P67">turbatione animi proficiscitur; primi vero nescientes, ipso-<text:line-break/>rumque error peccatum proprie dici merebitur. Recte<text:line-break/>igitur isti fecerint, si Aesopi manticarum meminerint, suas-<text:line-break/>que ipsorum opiniones aliis examinandas concesserint, haud<text:line-break/>per Jovem talibus, quales ipsi sunt, non solum in demon-<text:line-break/>strativa methodo minime versati, sed etiam aliarum drsci-<text:line-break/>plinarum imperiti, quibus imbutus animus acuitur ac<text:line-break/>excitatur, utpote geometria, arithmetica, supputatoria,<text:line-break/>aedificatoria et astronomia. Ex his porro nonnulli ne-<text:line-break/>que rhetoris, neque, id quod maxime praesto est, grana-<text:line-break/>matici doctrina eruditi, sed adeo in sermonibus inexerci-<text:line-break/>tati sunt, ut neque ea, quae a me dicantur, audientes lu-<text:line-break/>telligentia assequi valeant. Quae prosecto ego animadver-<text:line-break/>tens , quum aliquem sermonem feci ipsis, ut dicta mea<text:line-break/>repetant, jubeo; tunc enim revera, quemadmodum asini<text:line-break/>lyram, ita et isti ea, quae a me dicta sunt, neutiquam<text:line-break/>percepisse deprehenduntur; nihilominus tamen in tantum<text:line-break/>audaciae vel temeritatis devenerunt, ut ab iis, qui prima<text:line-break/>elementa didicerint, eo ludibrio habiti, quod quae au^</text:p>
      <text:p text:style-name="P7"><text:span text:style-name="T2">diverint recitare nequeant, nihil propterea erubescaut;<text:line-break/>seipsos tantum •' veritatem agnoscere, alios disciplinis in-<text:line-break/>structos tempus frustra </text:span><text:span text:style-name="T1">perdidisse </text:span><text:span text:style-name="T2">opinentur </text:span><text:span text:style-name="T1">; </text:span><text:span text:style-name="T2">verum non<text:line-break/>illis quicquam me proluturum’ sperans, ia hunc sermonem<text:line-break/>diverti. Plures enim ipsorum, etiamsi velint, nihil </text:span><text:span text:style-name="T15">sub-'<text:line-break/></text:span><text:span text:style-name="T2">sidii': capere poterunt,</text:span><text:span text:style-name="T16">(</text:span><text:span text:style-name="T15">' </text:span><text:span text:style-name="T2">quum neque aetatem-ipsam am-<text:line-break/>plius disciplinis percipiendis idoneam habeant.' Quisquis<text:line-break/>viero natura prudens’ est, et eatenus primis</text:span><text:span text:style-name="T3">1</text:span><text:span text:style-name="T2"> </text:span><text:span text:style-name="T15">rudimentis'<text:line-break/></text:span><text:span text:style-name="T2">operam dedit,' ut, quae audiverit,</text:span><text:span text:style-name="T3">1</text:span><text:span text:style-name="T2"> maxime quidem’ </text:span><text:span text:style-name="T15">ore</text:span><text:span text:style-name="T17">1<text:line-break/></text:span><text:span text:style-name="T2">proferre statim, sin id‘minus, at faltem scriptis </text:span><text:span text:style-name="T15">mandare"<text:line-break/></text:span><text:span text:style-name="T2">valeat, sermonem-' hunc: nostrum :sibi</text:span><text:span text:style-name="T3">(</text:span><text:span text:style-name="T2"> </text:span><text:span text:style-name="T15">'subsidio futurum<text:line-break/></text:span><text:span text:style-name="T2">scito; modo: sit </text:span><text:span text:style-name="T1">ex </text:span><text:span text:style-name="T2">toto -veritatis amatur. In hoc enim </text:span><text:span text:style-name="T15">id‘<text:line-break/>emnei.momenlum-positum </text:span><text:span text:style-name="T2">est </text:span><text:span text:style-name="T15">ad </text:span><text:span text:style-name="T2">veritatis cognitionem,- </text:span><text:span text:style-name="T15">ac'<text:line-break/></text:span><text:span text:style-name="T2">primum oportet natum essey deinde optima ac </text:span><text:span text:style-name="T15">liberalf<text:line-break/></text:span><text:span text:style-name="T2">educatione </text:span><text:span text:style-name="T15">i </text:span><text:span text:style-name="T2">usum ’ fuisse'; trt-quir'in iveritatem </text:span><text:span text:style-name="T15">explorandam!<text:line-break/>minime </text:span><text:span text:style-name="T2">natnia </text:span><text:span text:style-name="T15">feratuir,</text:span><text:span text:style-name="T2">-et in flagitiosis </text:span><text:span text:style-name="T15">luhonestifqufe 'stu-*<text:line-break/>diis instjtutus-suerit, </text:span><text:span text:style-name="T2">nequaquam'iste aut </text:span><text:span text:style-name="T15">sponte comuiO-'<text:line-break/></text:span><text:span text:style-name="T2">tus, aut ab alio'Concitatus, veritatem </text:span><text:span text:style-name="T15">unquam' appetere<text:line-break/>valebit:• • </text:span><text:span text:style-name="T2">Quocirca </text:span><text:span text:style-name="T15">ileipie </text:span><text:span text:style-name="T2">ego </text:span><text:span text:style-name="T15">'unquam id genus homini'</text:span></text:p>
      <text:p text:style-name="P55">opem. ferre pollicitus sum, scd., ut modo retuli, veritatis<text:line-break/>amico iter illusi-ostendere pro viribus conabor, quod in<text:line-break/>tota vita perquisivi, illudque solum esse,. quod proxime<text:line-break/>subjiciam, mihi persuasu</text:p>
      <text:h text:style-name="Heading_20_2" text:outline-level="2">Cap. III.</text:h>
      <text:p text:style-name="P40"><text:span text:style-name="T2">Nam - dignum puto, inquam, ut, qui di-<text:line-break/>dicerlut; ea, quae s de methodo demonstrativa a majoribus<text:line-break/>nostris tradita sunt, iu aliis rebus, ante periculum faciant,<text:line-break/>nunquid revera aliquod quaesitorum inveniant; esseque<text:line-break/>hujusinodi rerum naturam idoneam, ut suis inventoribus<text:line-break/>testimonium perhibeat; ut exempli causa in hoc, datam<text:line-break/>rectam aut praeceptas, partes elividere; fortassis’.penitus<text:line-break/>rudes, quidnam dicatur, non inlelligunt. Ego vero per-<text:line-break/>inde atque si omnes ipsi adessent,- clarius dicere inri-<text:line-break/>piam. Rectam datam </text:span><text:span text:style-name="T1">sermo </text:span><text:span text:style-name="T2">noster intelligit -lineam re-<text:line-break/>ctam in plano aliquo </text:span><text:span text:style-name="T5">;</text:span><text:span text:style-name="T2"> absolute aequali propositam, praece-<text:line-break/>ptas autem partes pro praesumentis arbitrio; si quis; pro-<text:line-break/>positam rectam in quinque aequales partes, aut septem,<text:line-break/>aut viginti, .aut centum dividi jnbeat; nam si methodum</text:span></text:p>
      <text:p text:style-name="P7"><text:span text:style-name="T2">unam inveneris aut ab alio edoctus usus ea fueris, in quot<text:line-break/>velis partes propositam rectam partiri, res ipsa tibi testis<text:line-break/>erit, omnesque particulae </text:span><text:span text:style-name="T1">ita </text:span><text:span text:style-name="T2">dividentibus exquisite cer-<text:line-break/>nentur aequales, atque id genus omnia problemata firme<text:line-break/>reperta sunt per ea, quae sunt evidentia; ut quum dato<text:line-break/>quadrangulo circulum circumscribere, aut pariter et dato<text:line-break/>circulo, quadrangulum ciccum intusve scribere jubemus;<text:line-break/>rursus quum dato pentagono aeqnilatero et aequiangulo<text:line-break/>circulum circumscribere; si quis etenim singula haec ea,<text:line-break/>quam didicit, methodo statim circumscribere poterit, res<text:line-break/>ipfa quaesitum jam luvenisse testabitur. At non itidem,<text:line-break/>genitusue an ingenitus sit mundus, res ipsa testari potest,<text:line-break/>quemadmodum neque finitumne sit an infinitum univer-<text:line-break/>surn, aut quantus sit malis fluctuum numerus; nullum<text:line-break/>enim hujusmodi quaesitorum </text:span><text:span text:style-name="T1">ex </text:span><text:span text:style-name="T2">ipsa re, quae inventa<text:line-break/>esse rideatur, dijudicari potest, quemadmodum si circulo<text:line-break/>figuram duodecim laterum aequalium, rectorumque angu-</text:span></text:p>
      <text:p text:style-name="P7"><text:span text:style-name="T2">lorum circum intusque designare jussus id statim feceris;<text:line-break/>intus.namque et circumscripta figura evidenter conspici-<text:line-break/>tur; sicut et circulus huic multangulae figurae intus cir-<text:line-break/>.cumque-designatus agnoscitur. Itaque quum demonstrati-<text:line-break/>vam methodum invenerimus, ad id, quod quaerimus, nos<text:line-break/>ducit, ac testimonium ex spfamet re haud obscurum ac-<text:line-break/>cipimus; et exinde probationes haud parvas ipsius veri-<text:line-break/>tatis habebimus, ut aliquando et. in his, quae id .evidens<text:line-break/>ter testari queant, ea uti audeamus. Neque statim in<text:line-break/>rebus maximis a quoquam periculum faciendum esse exi-<text:line-break/>stimc; si vero ad felicitatem ducentia maxima sunt, in<text:line-break/>aliqua prius materia exerceri convenit, quae illorum er-<text:line-break/>rorem; qui se quaesitum falso invenisse autumant, redar-<text:line-break/>.guat, et vere inventoribus suo testimonio faveat Hujus-<text:line-break/>modi methodus in geometria reperitur, arithmetica, arte<text:line-break/>supputandi, astronomia, et architectonica; nomine autem<text:line-break/>architectonicae horologiorum, clepsydrarum, liydroscopia-<text:line-break/>rurn, </text:span><text:span text:style-name="T1">et </text:span><text:span text:style-name="T2">machinamentorum omnium descriptiones ample-</text:span></text:p>
      <text:p text:style-name="P11"><text:span text:style-name="T29">-<text:tab/>.<text:tab/>.. </text:span><text:span text:style-name="T28">I</text:span></text:p>
      <text:p text:style-name="P6"><text:span text:style-name="T2">ctor, inter quae et pneumatica quae, vocantur existnnt.<text:line-break/>Haec profecto omnia inventoribus suis testimonium per-<text:line-break/>hibent, ut et astronomiae inventa, quae et ipsa ex evi-<text:line-break/>dentihus dijudicantur, examinantur, et testimonio consir-a<text:line-break/>mantrtr. Solis namque </text:span><text:span text:style-name="T1">et </text:span><text:span text:style-name="T2">lunae defectus, et quaecunque<text:line-break/>cicca fixas errantefque stellas conspiciuntur, inter ea,quae<text:line-break/>manifeste apparent, reponuntur. Manifestum praeterea<text:line-break/>est sermones' nostros omnium illorum animos percellere,-<text:line-break/>quibus jam provecta aetate non amplius occatio superest,<text:line-break/>ut in rebus illis demonstrativam, methodum longo tem-<text:line-break/>pore exerceant, quae ipfam perspicue testari valeant; aut<text:line-break/>enim, ut proxime dicebam, proprio amore decepti, aut la-.<text:line-break/>plentes videri volentes, aut honoris luanisque gloriae cu-<text:line-break/>piditate, aut arroganti jactantia, aut avaritia perciti, non-<text:line-break/>nulli sibi ipsis, nonnulli vero aliis fe aliquid firmi scire per-,<text:line-break/>suadenti Quocirca nihil mirum suerit lu proprio unum-::<text:line-break/>quemque auditorio fuis haec discipulis probare,; quorum<text:line-break/>aliqui asinino ingenio sunt, aliqui vero acri, sed in pri-</text:span></text:p>
      <text:p text:style-name="P55">mis disciplinis nequaquam exercitato; nam id genus ja-<text:line-break/>ctantibus atque ineruditis praeceptoribus expedit, arbitror,<text:line-break/>tales habere discipulos; quicunque enim natura prudens,<text:line-break/>et in disciplinis antea versatus fuerit, ipsos illico floccise-<text:line-break/>cerit, sicuti et ego adolescendae aunos nondum egressus<text:line-break/>multos doctores contempsi, qui nonnulla demonstratis<text:line-break/>scieu tisice in geometria repugnantia ostendere audebant,<text:line-break/>neque demonstrationis simulacrum unquam cognoverant.<text:line-break/>Siquis igitur veritatem, exploraturus prius jactantiam, sui<text:line-break/>ipsius amorem, ambitionem, gloriae studium, sapientiae<text:line-break/>opinionem, atque avaritiam ex animo suo extirpaverit,<text:line-break/>iste plane ad ipsam perveniet non mensibus modo, sed<text:line-break/>annis multis postea, quum ante sese exercuerit,'atque<text:line-break/>placita ad beatitudinem et ad miseriam ducere valentia<text:line-break/>indagaverit; illis vero, quas dixi, perturbationibus furen-<text:line-break/>lem ad tam longum iter pigrum atque impeditum video;<text:line-break/>at illos quidem odio prosequor, qui insidiatorem calum-<text:line-break/>nlatoremque efficiunt. His enim vitiis suos ipsorum disci-<text:line-break/>pulos praeoccupare ac inficere solent, ut neque id genus</text:p>
      <text:p text:style-name="P7"><text:span text:style-name="T2">sertfi </text:span><text:span text:style-name="T1">nibus, </text:span><text:span text:style-name="T2">quales nos. hactenus fecimus, aures unquam<text:line-break/>praebere </text:span><text:span text:style-name="T1">aequo </text:span><text:span text:style-name="T2">animo possint. Facillimum autem est<text:line-break/>praeceptorem gravi ac severa facie dicentem imperitis<text:line-break/>adulescentibus</text:span><text:span text:style-name="T15">. </text:span><text:span text:style-name="T2">persuadere, se praeeunte, expeditissimum<text:line-break/>esse ad sapientiam iter secundum Cynicos vocatos psiiia-<text:line-break/>scphossiquidem et isti placita sua brevem esse ad vir-<text:line-break/>tutem </text:span><text:span text:style-name="T1">viam </text:span><text:span text:style-name="T2">contendunt. At ipsorum nonnulli sententiam<text:line-break/>hanc damnantes, non ad virtutem, sed .per virtutem<text:line-break/>ad beatudinem Cynicam- philosophiam iter esse cousir-<text:line-break/>mant; caeterum nonnulli verius iplarn declarantes per<text:line-break/>imperitam istorum hominum temeritatem ad inanem </text:span><text:span text:style-name="T15">ja-<text:line-break/></text:span><text:span text:style-name="T2">ctantiarn brevem esse viam testantur. Isaque, ut Cynici om-<text:line-break/>nes, quos nostra aetate conspeximus,ita et -eorum quidam,<text:line-break/>qui se philosophos profitentur, vitare se in rationali </text:span><text:span text:style-name="T15">con-<text:line-break/></text:span><text:span text:style-name="T2">templatione exercitationem non </text:span><text:span text:style-name="T15">eunt </text:span><text:span text:style-name="T2">insitias; </text:span><text:span text:style-name="T15">delude,<text:line-break/></text:span><text:span text:style-name="T2">quum a nobis discesserint, cum vulgaribus omnibus,</text:span><text:span text:style-name="T15">'ca-<text:line-break/></text:span><text:span text:style-name="T2">prarurn videlicet boum que pastoribus, </text:span><text:span text:style-name="T15">fosseribus, ; atque<text:line-break/></text:span><text:span text:style-name="T2">messoribus congredi indignum </text:span><text:span text:style-name="T15">putant, </text:span><text:span text:style-name="T2">quod. </text:span><text:span text:style-name="T15">scilicet ea,<text:line-break/>quae </text:span><text:span text:style-name="T2">a se dicantur, isti, </text:span><text:span text:style-name="T15">utpqte. iu .ratione disserendi</text:span></text:p>
      <text:p text:style-name="P7"><text:span text:style-name="T2">nunquam versati-, .minime assequantur, perinde atque<text:line-break/>si ipsi unquam, in. primis se disciplinis exercuissent, </text:span><text:span text:style-name="T1">ac<text:line-break/></text:span><text:span text:style-name="T2">non repente de-vitae fine, de </text:span><text:span text:style-name="T1">bona </text:span><text:span text:style-name="T2">atque adversa fortuna<text:line-break/>a praeceptore demonstrativos, ut </text:span><text:span text:style-name="T1">ipse </text:span><text:span text:style-name="T2">credebat, sermones<text:line-break/>aliquos audivissent, ipsisque eo, quod mon essent 'exerci-<text:line-break/>tati, fidem adhibuissent; quae plane iis, ut dixi, ob falsarum<text:line-break/>verarumque rationum similitudinem .causae falsorum de-<text:line-break/>creturum . extiterunt. . Similitudines autem exacte illi<text:line-break/>dignoscunt, qui singulas integras commentationes diligen-<text:line-break/>tissime tractaverunt; necessarium autem est eum, qui re-<text:line-break/>pente materiam aliquam non exercitata ratione dijudicare<text:line-break/>aggreditur, nullo pacto falsas a veris argumentationibus<text:line-break/>distinguere feparareque posse. Hniusce rei manifestum<text:line-break/>indicium sunt vocata sophismata, quae rationes quaedam<text:line-break/>falsae sunt ad verarum imaginem dolose constructae. -<text:line-break/>Harum ergo mendacium ex conclusione, quae vera non<text:line-break/>est, aperte deprehenditur. Quoniam vero falsae sunt ra-<text:line-break/>tiones, aut assumptum aliquod falsum, aut conclusionem<text:line-break/>haud recte illatam habeant uecesse est; et haec in fophis-</text:span></text:p>
      <text:p text:style-name="P7"><text:span text:style-name="T2">matibus hausi ita facile conspicua funt; propterca ab illis,<text:line-break/>qui </text:span><text:span text:style-name="T1">in </text:span><text:span text:style-name="T2">disserendo fe non exercuerunt, vix deprehendi<text:line-break/>poterunt Igitur quum rationem mendacem esse concedi-<text:line-break/>mus, quod omnibus conclusionis mendacium evidenter<text:line-break/>pateat, nihilominus inexercitatos nodi solutio praeterit,<text:line-break/>tutum quidem ipsis esset rationes omnes suspectas habere,<text:line-break/>nulli vero prius .assentiri, quam fe falsarum verarumque<text:line-break/>rationum similitudines exquisite distinguere posse sibi per-<text:line-break/>suascrint, aliosque sibi quaestiones proponere patiantur,<text:line-break/>volentibus ipsorum eruditionis periculum facere permit-<text:line-break/>tentes. Non. aliud igitur consulunt, quam quod discipu-<text:line-break/>lis, ut fe in. sophismatum dissolutione exerceant, praeci-<text:line-break/>piunt? Quae nihil aliud, ut antea dicebam, prorsus fue-<text:line-break/>•rit, quam inter veram falsamque rationem similitudinis<text:line-break/>agnitio. Necessum itaque sit verarum. prius argumenta-<text:line-break/>tionum naturam didicisse; irr iis namque versatus, ipsa-<text:line-break/>rirmque speciem exacte juxta celeriterque percipere as-<text:line-break/>suetus, haud aegre etiam falsas cognoverit Ego id re<text:line-break/>dernonstiavi, quum adolescentes iir disciplinis versatos</text:span></text:p>
      <text:p text:style-name="P7"><text:span text:style-name="T2">veras rationes cognoscere edocui, et alicui ex praescn-<text:line-break/>tibus, cui libuisset, ut aliquod ipsis sophisma proponeret;<text:line-break/>jussi. Ipsi enim sophllmatum absurditatem' deprehende-<text:line-break/>runt, quae aut in figurae non syllogisticae inconcinnitate,,<text:line-break/>aut in assumptorum salsitate posita esset; ita ut ex hoc<text:line-break/>evidenter apparuerit istis, qui sibi sapientes videntur, se-.<text:line-break/>nibus, quicunque sophismata haec solvere </text:span><text:span text:style-name="T1">non </text:span><text:span text:style-name="T2">possunt,<text:line-break/>quod ob verarum rationum ignorantiam hoc subeunt;<text:line-break/>deinde extrema condemnatione digni sunt eo, quod ex<text:line-break/>temerario assensu miseram degant vitam; falsam enim de<text:line-break/>vitae sine opinionem ad miferias calamitatesque ducere<text:line-break/>omnes testantur; isti vero homines quidam sunt in discer-<text:line-break/>nendis veris fallisque rationibus nunquam exercitati, in- .<text:line-break/>terdum nonnulli opinionis alicujus veritatem intelligere<text:line-break/>fe credentes, contingentem quidem rationem se dixisse<text:line-break/>ignorant, tanquarn sensibus ea, quae opinantur; evidenter<text:line-break/>appareant, nos vero sequi et absque dcmonstrationibus.<text:line-break/>credere jubent: saepe vero, quum sola indicatione oratio<text:line-break/>egeat, demonstratione ipsam confirmare nituntur; qui-</text:span></text:p>
      <text:p text:style-name="P7"><text:span text:style-name="T2">dam vero, </text:span><text:span text:style-name="T1">quomodo </text:span><text:span text:style-name="T2">disserat </text:span><text:span text:style-name="T1">id, quod </text:span><text:span text:style-name="T2">eget demonstratione,<text:line-break/>ab eo, quod primario atque </text:span><text:span text:style-name="T1">ex </text:span><text:span text:style-name="T2">fe notum est, ignorantes,<text:line-break/>nihilominus tamen de rebus, quibus magna contempla-<text:line-break/>tione opus est, temere loqui aggrediuntur. Atqui in his<text:line-break/>erroribus multi, qui jarndiu lu philosophia consenuerunt,<text:line-break/>versantur. Quid igitur, proh deos, istorumne inscitia ap-<text:line-break/>parensque sapientia tibi facile curari posse videtur? An<text:line-break/>etiam, qui triennium aut quadriennium fcirrhum habet<text:line-break/>doloris expertem? An fenum istorum unimus iuscitiae<text:line-break/>apparentisque sapientiae scirrho triginta jam et quadra-<text:line-break/>ginta annos occupatus ad sanitatem redire poterit? At,<text:line-break/>si velis, fac id posse fieri; deinde dlerumne spatio, an<text:line-break/>mensium, an annorum hujusmodi scirrhi curatio egeat,<text:line-break/>aestimato. Itaque ne amplius mireris, quamobrem multos<text:line-break/>istorum, qui se philosophari praedicant, neque alloqui, ne-<text:line-break/>que cum ipsis disputare dignum existimo; omnes enim<text:line-break/>privatos homines, natura-prudentes, eaque disciplina .in-<text:line-break/>stitutos, quae jampridem a Graecis probata est, istis prae-<text:line-break/>stantiores cognovi. Facile enim, quaecunque ipsi eviden-</text:span></text:p>
      <text:p text:style-name="P7"><text:span text:style-name="T2">ter consequuntur, agnoscunt; istos vero altercantes, aut,<text:line-break/>quae placitis ipsorum adversentur, percipere </text:span><text:span text:style-name="T3">-</text:span><text:span text:style-name="T2"> dissimulan-<text:line-break/>tes plerumque expertus sum. Ergo quum de iis, quae unum-<text:line-break/>quemque finem consequuntur, millies jam a nobis adver-<text:line-break/>sus plerosque philosophos habita sit oratio, alii quidem<text:line-break/>omnes, quod primis rudimentis optime instituti sint, acu-<text:line-break/>tum ingenium habent, ipsique vivendi rationem concor-<text:line-break/>dem suis placitis dicebant, sermonemque nostrum recte<text:line-break/>intelligebaut; at reliqui, in quadam inani sapientiae opi-:<text:line-break/>nione (ut supra posui) ad senectam usque versati, soli<text:line-break/>contraria sentiebant, deinde, quum ab omnibus praesen-<text:line-break/>tibus deriderentur, ad convicia se convertebant. Verum<text:line-break/>quae a nobis saepius una cum multis viris de quoque<text:line-break/>pro singulis finibus vitae genere explicata sunt, in aliis<text:line-break/>habes commentariis tradita; ct perspicuum est, quod er-<text:line-break/>rorum, quos isti committunt, exempla in illis scripta sinti<text:line-break/>Nam quaecunque isti diversis sectis addicti • per totam<text:line-break/>vitam inter se contraria faciunt ac dicunt, cx falso judi-</text:span></text:p>
      <text:p text:style-name="P7"><text:span text:style-name="T2">cio proveniunt, perspicuumque est, omnia et male fieri,<text:line-break/>et peccata esse, quaecunque in qualibet sucta errata com-<text:line-break/>mittuntur, siquidem veridica secta non finem folum, ve-<text:line-break/>rum </text:span><text:span text:style-name="T1">etiam </text:span><text:span text:style-name="T2">genus vitae fini illi consentaneum adinvenit,<text:line-break/>ubi et </text:span><text:span text:style-name="T1">quid </text:span><text:span text:style-name="T2">luter peccatum perturbationemque intersit,<text:line-break/>apertissime discerer </text:span><text:span text:style-name="T1">Iicet. </text:span><text:span text:style-name="T2">Aliquis, exempli causa, placitum<text:line-break/>lioc instituerit, homines juvere, tanquarn verum aut per-<text:line-break/>fectum aliquibus bene facere; caeterum iste aut somno,<text:line-break/>aut socordia, aut voluptatibus, aut aliquo idgenus alio impe-<text:line-break/>di tus, auxilium omittens in affectu erravit. Alius vero<text:line-break/>quispiam sibi tantum voluptates curarumque vacuitatem<text:line-break/>comparare statuens, ac proptera ciribus suis aut domcsti-<text:line-break/>inis injuriis affectis auxilium denegans, ex prava opinione<text:line-break/>-prosecto, non ex aliqua perturbatione peccavit</text:span></text:p>
      <text:h text:style-name="Heading_20_2" text:outline-level="2">Cap. IV.</text:h>
      <text:p text:style-name="P54">Principium equidem peccatorum falsa de<text:line-break/>cujulqne vitae fine opluro est; ex ea enim tauquam e<text:line-break/>radice quadam singula peccata exoriuntur:, scd potest ali-<text:line-break/>.quis opinione finis non deceptus, rn aliquo particulari<text:line-break/>.conscquutionem liaud intelligcns aberrare; caeterum tibi</text:p>
      <text:p text:style-name="P7"><text:span text:style-name="T2">(ut proxime dicebam) actiones vitae singulis finibus dorso<text:line-break/>gruentcs in aliis commentariis latius enumeravi; in prae-<text:line-break/>fentia peccatorum sola capisa perstringam, quae et </text:span><text:span text:style-name="T1">repe-<text:line-break/></text:span><text:span text:style-name="T2">tere satius esse duco, ut propositorum compendium quod-<text:line-break/>dam facile memoriae mandandum conficiam. Quando-<text:line-break/>quidem enim in finis contemplatione felicitatis humanae<text:line-break/>praecipuum firmamentum ponitur ac constituitur, merito<text:line-break/>in ipsius investigationem omnes incubuerunt; qui feipsos<text:line-break/>magni fecerunt, prompte sententiam suam tulerunt;<text:line-break/>prompte autem sententiam tulerunt aut- omnes, aut uno<text:line-break/>tantum excepto, quem ipsum neque in confesso est id fe-<text:line-break/>cisse, antequam de demonstrationibus judicatum sit, sintue<text:line-break/>revera demonstrationes, an illis ita esse viderentur. Ho-<text:line-break/>minem igitur propria peccata observantem atque- animad,-<text:line-break/>vertentetn illud ipsum in primis cogilare oportet, jusirnn<text:line-break/>esse omnino eos curiose diligenterque audientem, qui<text:line-break/>sese quaesita demonstravisse arbitrantur, postea ipsa diju-<text:line-break/>dicare conari, atque iterum hoc loco, quum ab ipsis acce-<text:line-break/>perit, quem lu orationibus judicem veritatis statuant, de-</text:span></text:p>
      <text:p text:style-name="P7"><text:span text:style-name="T2">inde iterum haec ipsa fecum, ut sese habere oporteat, re-<text:line-break/>putans' cousideranfque, numquid ipsi rursum judicandi in-<text:line-break/>strumentum. altero . egens instrumento intelligant, deinde<text:line-break/>post illud rursum alio, idque ne in infinitum protrahatur<text:line-break/>suspicatus valde caute, longo temporis spatio, una cum<text:line-break/>viris, qui ipsi maxime veridici videantur, ita primum<text:line-break/>omnium judicandi instrumentum contempletur, quod et<text:line-break/>clarum est ancipitem quandam occasionem accipientem<text:line-break/>omnibus hominibus in memoriam’ revocare oportere. Id<text:line-break/>vero </text:span><text:span text:style-name="T1">et </text:span><text:span text:style-name="T2">absque dijudicatione indicare posse palam est,<text:line-break/>eandemque quam omnis demonstratio vim possidet; atque<text:line-break/>ita, quod superest, in ipsum respicientem, omnia ad id<text:line-break/>particularia redigere convenit, quod sane resolutionem<text:line-break/>nonnulli philosophi vocaverunt, veluti ascensum quendam<text:line-break/>ab his, quae media sunt, ad primarium judicationis instru-<text:line-break/>mentum, utpote autem in re valde difficili, quemadrno-<text:line-break/>dum. opere plerumque didicisti in istis vano sapientiae<text:line-break/>nomine praeditis, petulantibus, ac ludibrio habitis, pro-<text:line-break/>pterea quod neque vulgaria quaesita ad primum illud in-</text:span></text:p>
      <text:p text:style-name="P12"><text:span text:style-name="T2">struinentum judicandi redigere valeant. Sibi' ipsi eum<text:line-break/>constare oportet, qui scientiae capax esse velit, atque in<text:line-break/>multis •singularibus, quae ipsius inventoribus testari: pos-<text:line-break/>sint; ut antea dixi,.sese exerceat; hujusinodi autem sunt<text:line-break/>ea, quae in arithmetica limeaiumque scientia habentur, qui-<text:line-break/>bus veluti fundamentis astronomia et architectura </text:span><text:span text:style-name="T1">nis<text:line-break/></text:span><text:span text:style-name="T2">tuntur.<text:tab/>‘</text:span></text:p>
      <text:h text:style-name="Heading_20_2" text:outline-level="2"><text:span text:style-name="T41">C</text:span>ap. V.</text:h>
      <text:p text:style-name="P41"><text:span text:style-name="T2">Age enim, ut declarandi causa ex archi-<text:line-break/>lectura exemplum aliquod promam. Quum urbs </text:span><text:span text:style-name="T1">condis<text:line-break/></text:span><text:span text:style-name="T2">tur, ipsam habitaturis propositum sit non per conjecturas,<text:line-break/>sed exacte quotidie scire velle, 'quantum . drei </text:span><text:span text:style-name="T1">temporis<text:line-break/></text:span><text:span text:style-name="T2">jam elapsum fit,' quantumque usque ad solis </text:span><text:span text:style-name="T7">occasum.su-<text:line-break/></text:span><text:span text:style-name="T2">perfit. Id problema sane in resulativa methodo ad priu-<text:line-break/>ceps illud judicatorium. redigi opus est, si quis ipsum<text:line-break/>quo dixi modoin gnomonica tractatione,invenire:debeat,<text:line-break/>rursumque ex illo per eandem viam, fed contrario </text:span><text:span text:style-name="T1">modo<text:line-break/></text:span><text:span text:style-name="T2">proficiendo componere-, quemadmodum et.liuc in eademr<text:line-break/>tractatione . didicimus... Porro in hunc: modum communi</text:span></text:p>
      <text:p text:style-name="P7"><text:span text:style-name="T2">generalrque via comperta, nobisque cognoscentibus ex<text:line-break/>hujusmodi Ilueis temporis partium dimensionem fieri ne-<text:line-break/>cessum esse, ad corpora delude transue convenit linea-<text:line-break/>rum descriptionem et gnomonem susceptura; ac primum<text:line-break/>quidem investigare, quae corporum figurae ad inventam<text:line-break/>descriptionem idoneae sunt; delude in illis singulis, qua-<text:line-break/>lisuam haec descriptio fieri possit, ex resolutione compo-<text:line-break/>sitioneque invenire. Ac posteaquam rationalis methodus<text:line-break/>evidentem nobis propositorum inventionis confirmationem<text:line-break/>praestiterit, mox ad ea exequenda, quae per ipsam inventa<text:line-break/>sunt, accedentes iterum considerabimus, quomodo depin- </text:span><text:span text:style-name="T15">*<text:line-break/></text:span><text:span text:style-name="T2">gendi corporis superficiem planam aequabilemque redde-<text:line-break/>mus; hoc delude per resolutionem et compositionem adin-<text:line-break/>vento, aliquod hujusmodi corpus fabricari per lustramenta,-<text:line-break/>ipsum instrumentis designare tentabimu s; iterumque ex reso-<text:line-break/>lutione ac compositione eo comperto, ejusdem speciei corpora,<text:line-break/>qualia nos methodus edocuit, construere enitemur, quum-<text:line-break/>que postea in multis deinceps figuris delineationem fece-</text:span></text:p>
      <text:p text:style-name="P55">rimus, concedere hominibus re experiendum jam ab-<text:line-break/>follitum propositum opus. Quando enim prima linea pri-<text:line-break/>mum solis radium excipit, itidem et postremum ultima,<text:line-break/>atque hoc in omnibus solaribus horologiis depictis appa-<text:line-break/>ret, jam prosecto unum quoddam evidens indicium, quod<text:line-break/>res proposita inventa sit, -habebimus; rursus et alterum,<text:line-break/>quum omnia deliueata corpora inter se consentiunt, nec-<text:line-break/>non et tertium inveniemus, quum aequalis aquae fluxus<text:line-break/>ipsis respondet- Hoc etenim depictorum horologiorum ve-<text:line-break/>ritatis judicatorium suturum ratio adinveniti Quod autem<text:line-break/>dico, hujusmodi est. Vasculum ex quavis materia con-:<text:line-break/>flatum perforato, primumque,solis radium intuitus aquae<text:line-break/>purae imponito; deiude tibi'. quum pictum horologium<text:line-break/>primam horam praeteriisse nuntiaverit, tu, quanta vas-<text:line-break/>culi portio aqua impleta fuerit adnotato, eaque statim<text:line-break/>rursus effusa vasculum eidem aquae imponito, et quutni<text:line-break/>secundam horaur solare horologium significaverit, vasculum<text:line-break/>aspicito; postea quum aquam in ipso ad eandem partem</text:p>
      <text:p text:style-name="P7"><text:span text:style-name="T2">pervenisse, ad </text:span><text:span text:style-name="T1">quam et </text:span><text:span text:style-name="T2">prima </text:span><text:span text:style-name="T1">hora </text:span><text:span text:style-name="T2">pervenit, inveneris,<text:line-break/>adnotato celeriter, </text:span><text:span text:style-name="T1">et exhaustum </text:span><text:span text:style-name="T2">vafculum iterum </text:span><text:span text:style-name="T1">lu </text:span><text:span text:style-name="T2">ean-<text:line-break/>dem aquam immittito, </text:span><text:span text:style-name="T1">ac </text:span><text:span text:style-name="T2">rursum observato. Si ad ter-<text:line-break/>fiam usque horam horologium indicat, ad eandem horam<text:line-break/>vasis aquam pervenisse, ad quam prima aut secunda hora<text:line-break/>pervenerat, quando igitur ita factum inveneris, exhaurito<text:line-break/>vasculum, et iterum ad quartam usque horam in aquam<text:line-break/>demittito, itemque ad eandem vasis partem aquam ascen-<text:line-break/>disse conspicatus, ipsam statim .effundito, denuoque in<text:line-break/>aquam demisso vasculo, quintam similiter horam explo-<text:line-break/>rato; quumque et in hac ad eundem locum aquam per-<text:line-break/>venisse competeris,' deinde in sexta et reliquis deinceps<text:line-break/>usque ad duodecimam si prorsum ita fieri cognoveris,<text:line-break/>recte depictum esse horologium tibi persuaseris, quando-<text:line-break/>quidem propositum demonstravit; propositum autem erat,<text:line-break/></text:span><text:span text:style-name="T15">in </text:span><text:span text:style-name="T2">duodecim aequas portiones totius diei tempus esse dis-<text:line-break/>tributum. Porro nunierurn hunc tanquarn omnium uti-<text:line-break/>lissimum delegerunt, dimidium enim continet, et duplum,<text:line-break/></text:span><text:span text:style-name="T15">et </text:span><text:span text:style-name="T2">quartum, et sextum, et duodecimum, quae </text:span><text:span text:style-name="T15">nullus alius</text:span></text:p>
      <text:p text:style-name="P7"><text:span text:style-name="T2">post ipsum numerus usque ad vigesimum quartum conti-,<text:line-break/>nere </text:span><text:span text:style-name="T1">videtur. </text:span><text:span text:style-name="T2">Hunc sane tanquarn longum repudiarunt,<text:line-break/>et duodenarium numerum veluti commoderaturn judi-<text:line-break/>cantes in tot particulas totius diei tempus diviserunt.<text:line-break/>Hanc autem partitionem ex usu esse alii.- multi et Ro-<text:line-break/>mani ipsi experientia comprobantes atque utentes osten-<text:line-break/>dunt, si quidem haereditatem omnem, quum testamentum<text:line-break/>condunt, in duodecim portiones distribuunt, et ponderum.<text:line-break/>ac mensurarum, quibus lu vita opus est, plurimas in<text:line-break/>duodecim partes dividunt. Tu vero si jubeas, tibi per<text:line-break/>methodum horologium depinxero, ac deinde sive in duode-<text:line-break/>cim partes, sive in alium quempiam sequentem numerum<text:line-break/>integrum diem partiri volueris, lu illo enim id, quod<text:line-break/>propoiueras, itidem factum esse comperies, quando et<text:line-break/>perforatorum vasculorum mensurae respondeat, et omnino<text:line-break/>•inter se depicta horologia consentiant, eo quod ultimae<text:line-break/>in ipsis lineae diei fines concludunt. Ad hunc sane mo-<text:line-break/>dum et clepsydrae descriptionem ratio methodo resolu-<text:line-break/>tiva vestigans invenit, cujus iterum experimentum vel</text:span></text:p>
      <text:p text:style-name="P55">plebejis hominibus evidens est. Summa enim ejus linea<text:line-break/>duodecimam horam significans altissimum locum habet,,<text:line-break/>qua parte clepsydra longissimum diem dimetitur, brevis-<text:line-break/>simum vero, ubi linea brevissima est; inter utramque<text:line-break/>media est, quae aequinoctialem diem declarabit; ac dein-.<text:line-break/>ceps quartam pertransiens perinde omnes anni dies me-<text:line-break/>tieris; quod in medio est ufque ad aequinoctialia fora-<text:line-break/>rnina lu clepsydrae labro, tibi praedictus quatuor dies<text:line-break/>significabit; quibus foraminibus post id, quod longissimum<text:line-break/>diem significat, 'invenire scilicet incipiam, usque ad<text:line-break/>quam partem altae in clepsydra lineae, hora duodecima<text:line-break/>transacta, aqua perveniat; post illa vero rursus tertia &amp;<text:line-break/>duodecima conversione unam illam in clepfydra lineam,<text:line-break/>quam alsissimam esse dixi, dimetientem reperies; quin-<text:line-break/>etiam et alias lineas, quaecunque altissima sunt inferiores,<text:line-break/>alias horas metientes invenies, quartam quissem a duode-<text:line-break/>cima: omnibus anni diebus* undecimam horam significant</text:p>
      <text:p text:style-name="P7"><text:span text:style-name="T2">secundum ejus differentes partes, ut de suprema ante di-<text:line-break/>ctum est; fequentern </text:span><text:span text:style-name="T15">autem quintam </text:span><text:span text:style-name="T2">aut fextam horam<text:line-break/>siecundurn diversas </text:span><text:span text:style-name="T15">partes significantem, </text:span><text:span text:style-name="T2">atque item fe-<text:line-break/>qnentem septimam, </text:span><text:span text:style-name="T15">octavam, </text:span><text:span text:style-name="T2">aut </text:span><text:span text:style-name="T15">nonam, </text:span><text:span text:style-name="T1">ac </text:span><text:span text:style-name="T2">reliquas uf-<text:line-break/>que ad imam' lineam: </text:span><text:span text:style-name="T15">horam primam </text:span><text:span text:style-name="T2">te invenisse-in io-<text:line-break/>laribus horologiis, </text:span><text:span text:style-name="T15">clepfydra jam aquae </text:span><text:span text:style-name="T2">pIena tibi patesit;*'<text:line-break/>quemadmodum et quarta et </text:span><text:span text:style-name="T15">reliquae </text:span><text:span text:style-name="T2">usque ad duodecimam<text:line-break/>inter fe quidem aequales singulis quibusque diebus ap-<text:line-break/>parent, ad alias autem aut praeteritas aut futuras rela-<text:line-break/>tae inaequales; deinde </text:span><text:span text:style-name="T15">methodum </text:span><text:span text:style-name="T2">hanc inveniens non<text:line-break/></text:span><text:span text:style-name="T15">cupivisti, heus tu, quid </text:span><text:span text:style-name="T2">sit </text:span><text:span text:style-name="T15">cognoscere, • nonne </text:span><text:span text:style-name="T2">tuam inanem<text:line-break/></text:span><text:span text:style-name="T15">scientiae persuasionem percepisti, qui </text:span><text:span text:style-name="T2">proposita haec quum<text:line-break/>nescias, </text:span><text:span text:style-name="T15">non per anni spatium, aut, </text:span><text:span text:style-name="T2">rectius ut </text:span><text:span text:style-name="T15">dixerim,<text:line-break/></text:span><text:span text:style-name="T2">non in </text:span><text:span text:style-name="T15">omni vita invenire valeas? Neque </text:span><text:span text:style-name="T2">enim </text:span><text:span text:style-name="T15">haec-<text:line-break/></text:span><text:span text:style-name="T2">unius hominis </text:span><text:span text:style-name="T15">vita adluvenit, sed paulatim </text:span><text:span text:style-name="T2">linearum scien-<text:line-break/>tia provecta est; primo quidem elementaribus in ipsa<text:line-break/>theorematis ab ipso petitis; postquam,autem haec inventa</text:span></text:p>
      <text:p text:style-name="P7"><text:span text:style-name="T2">sunt, </text:span><text:span text:style-name="T1">posteris </text:span><text:span text:style-name="T2">hominibus deinceps contemplationem illam<text:line-break/>summopere admiiabilem, quam resclutivam nominari dixi,<text:line-break/>ad illa adjicientibus, ‘feseque in ipsa et alios, qui volue-<text:line-break/>rint, </text:span><text:span text:style-name="T1">quam </text:span><text:span text:style-name="T2">diutissime</text:span><text:span text:style-name="T3">:</text:span><text:span text:style-name="T2"> exercentibus; quin etiam nullum<text:line-break/>in ipsa hujusmodi manuarium opus, qualia hactenus de<text:line-break/>solaribus horologiis atque clepiydris declaravimus, osten-<text:line-break/>defe potuerunt. At neque temerairii erant, neque' arro-<text:line-break/>gantes, qui hujuscemodi </text:span><text:span text:style-name="T1">res </text:span><text:span text:style-name="T2">indagabant, quales isti, qui<text:line-break/>sapientiam se quaerere aut invenisse gloriantur; illi au-<text:line-break/>tem verissimo sese honore decorantes facultatem, quam<text:line-break/>in anima optimam habebant, exercere et ad finem'per-<text:line-break/>ducere cupiebant; clarum autem est, quod rationabilem<text:line-break/>dico, qua exercitata et bonum habitum sibi congruentem<text:line-break/>adepta, delectantur magis quam 'ii, qui corporis volu-<text:line-break/>ptatibus serviunt. Nulla etenim alia facultate ab hircis,<text:line-break/>vermibus, porcis, pecudibus atque asinis differimus; ne-<text:line-break/>que ulla alia contemplatio ingenui viri animum vehe- '<text:line-break/>mentius quam haec resolutiva facultas oblectat, quum<text:line-break/>praesertim in ipsa quispiam magnos progressus fecerit;</text:span></text:p>
      <text:p text:style-name="P7"><text:span text:style-name="T2">inter initia vero, quemadmodum </text:span><text:span text:style-name="T1">et </text:span><text:span text:style-name="T2">aliae fere omnes<text:line-break/>disciplinae, laboriosa est. Quod si nihil etiam delecta-<text:line-break/>tinnis afferret, quum tamen lu rebus maximis nobis usui<text:line-break/>futura sit, in ipsa exerceri optimum fuerit: quum illud<text:line-break/>praecipuum (ut modo diximus) habeat, ut, quantam vo-<text:line-break/>lnptatem afferat, res per ipsam inventae declarent, quod<text:line-break/>in his, quae </text:span><text:span text:style-name="T1">a </text:span><text:span text:style-name="T2">philosophia indagata sunt, neutiquam re-<text:line-break/>pertum esu Quocirca eis, qui lu ipsa temere nugantur,<text:line-break/>impudentes esse licet; neque enim, ut qui horologium<text:line-break/>clepsydramve haud recte designaverit a re ipsa evidenter<text:line-break/>coarguitur, sic et philosophiae praecepta evidenti argu-<text:line-break/>inentu resutantur, verum, ut quis voluerit, ei dicere li-<text:line-break/>cet, quum semel impudens absque rationali methodo<text:line-break/>ab ipsis rebus sese edoceri affirmat. Quod si eos solos<text:line-break/>res vacem adeptae allocutae forent, haud abs re glo-<text:line-break/>riarentur; at quum res sileant, neque nos, neque, illos<text:line-break/>alloquantur, jaur satis patet, solam, quae nobis inest,ora-<text:line-break/>tionem rerum naturam inventuram. Res igitur invenire</text:span></text:p>
      <text:p text:style-name="P7"><text:span text:style-name="T2">potens </text:span><text:span text:style-name="T1">id </text:span><text:span text:style-name="T2">prius in </text:span><text:span text:style-name="T1">rebus </text:span><text:span text:style-name="T2">evidenter hoc testantibus de-<text:line-break/>mousiret, et methodum </text:span><text:span text:style-name="T1">nobis </text:span><text:span text:style-name="T2">dicat, cui omne problema<text:line-break/>refolutorie subjiciatur, </text:span><text:span text:style-name="T1">ac verarum </text:span><text:span text:style-name="T2">falsarumque .rationum<text:line-break/>similitudines prius distinguens ostendat, ubi vitium de-<text:line-break/>prehendere liceat, in rebus autem obscuris non amplius<text:line-break/>fide dignus fuerit. Omnia </text:span><text:span text:style-name="T1">haec </text:span><text:span text:style-name="T2">homines recte dicta esse<text:line-break/>consentiunt praeter istos temerarios et falsa doctrinae<text:line-break/>persuasione inflatos, quibus </text:span><text:span text:style-name="T1">ad </text:span><text:span text:style-name="T2">veritatem via neque longa<text:line-break/>admodum est, neque ejusmodi, qualem Hesiodus ad vir-<text:line-break/>tutem </text:span><text:span text:style-name="T1">esse </text:span><text:span text:style-name="T2">cecinit, </text:span><text:span text:style-name="T1">sed </text:span><text:span text:style-name="T2">concisa ac brevis, aut potius nulla<text:line-break/>est. Etenim, si res ipsae natura sua omnes homines edo-<text:line-break/>cent, non opus est lu rationalibus methodis sese exer-<text:line-break/>cenles atterere. Nonne igitur, o vos, qui vestro judicio<text:line-break/>estis sapientissimi, hoc saltem nobis aliis, qui nondum<text:line-break/>sapientium vesicam assequuti sumus, esse perspicuum con-<text:line-break/>cesseritis, omnes homines oportere omnium rerum veri-<text:line-break/>tatem cognoscere, quandoquidem ipsarum natura seipsam<text:line-break/>patefacere abunde valet? Tergiversantur iterum, quum</text:span></text:p>
      <text:p text:style-name="P55">ita fuerint interrogati, non omnesque ajunt a rebus edo-<text:line-break/>ceri. Quinam igitur sint isti, quos res ipsae edoceant,<text:line-break/>nobis iterum percontantibus, feipscs solos ajunt; quid<text:line-break/>enim aliud respondere queant, jactantiam scilicet, quam<text:line-break/>initio professi sunt, tueri constituentes ? At prosecto nos<text:line-break/>illis de se quicquid velint •pronunciantibus nequaquam<text:line-break/>credimus; cur enim, proh dii immortales,- solis 'his res<text:line-break/>ipsae 'naturam propriam - declaraverint ? Nurn idcirco,<text:line-break/>quia foli 'nihil ex primis disciplinis perceperunt? Sed<text:line-break/>lioc merum mendacium est, alii etenim plerique illa-<text:line-break/>rum nihil didicerunt. Quod si rationalem animae fa-<text:line-break/>cultatem in difciplinis exercuissent, effectus id eos posse<text:line-break/>facere testaretur:• atqui nondum ejusmodi 'contemplatio-<text:line-break/>riem attigerunt Dicent autem forsan, solos se perspica-<text:line-break/>ces a natura creatos, atque res congruenter cernere,<text:line-break/>quemadmodum Lynceus subterranea intuebatur; Quid<text:line-break/>igitur, si adeo perspicaci ingenio funt, innid-genus .pro-<text:line-break/>positis excutiendis, quorum inventio veridicos esse in-<text:line-break/>ventores manifestat, plane ridiculi funt? Nullum enim</text:p>
      <text:p text:style-name="P7"><text:span text:style-name="T2">eorum quisquam ipsiorum unquam invenire potuit, quin<text:line-break/>et eorum inventoribus declarantibus ac edocentibus, alii<text:line-break/>sane discunt, isti vero soli et inexercitati. et ingenio<text:line-break/>tardi percipere nequeunt: deinde me provocant, atqne<text:line-break/>aliquis </text:span><text:span text:style-name="T1">ex </text:span><text:span text:style-name="T2">ipsis forte intellexit, non tamen quod dixi<text:line-break/>recitare valet. Quaenam itaque caecitas in propriis di-'<text:line-break/>gnoscendis vitiis hac istorum ignoratione major est, quod<text:line-break/>vulgaribus hominibus sese rudiores quum videant ad ea<text:line-break/>percipienda memoriaeque mandanda, quae ab arithmetica,<text:line-break/>geometria, architectonica astronomiaque reperta sunt,<text:line-break/>postea quae philosophiae sunt tam facile invenisse se-<text:line-break/>existimant, ut res ipsas sese ostendere absque demonstra--<text:line-break/>tione rationalique methodo contendere audeant? Porro<text:line-break/>quod sponte seipsos adulentur, neque veritatem quaerant,<text:line-break/>ex eo scire licet, quod de re aliqua singuli inter fuos<text:line-break/>tantum discipulos disserunt, omnesque -alios tanquarn-<text:line-break/>aberrantes calumniantur atque vituperant. Ego vero si</text:span></text:p>
      <text:p text:style-name="P7"><text:span text:style-name="T2">'in unum eos cogam, non ferunt, lsed statim verecundiam<text:line-break/>praetexunt, neque </text:span><text:span text:style-name="T1">fe </text:span><text:span text:style-name="T2">coram hominum multitudine fer-<text:line-break/>monern facere posse consumant quamvis, singulis diebus<text:line-break/>ipforum alius viginti auditores habeat, alius triginta et<text:line-break/>nonnumquam plures, neque inter illos dicere erubescant.<text:line-break/>Verum ego si tres aut - quatuor eorum collegio interesse<text:line-break/>voluerim, exempli causa Platonicos quatuor, tres aut<text:line-break/>quatuor Epicureos, totidem numero alios Stoicos et<text:line-break/>Peripateticos, ad hos tres Academicos, aut vocatos’<text:line-break/>Scepticos, ita ut omnes ex philosophia viri sint viginti,<text:line-break/>praeterea ultra enumeratos si totidem adsint, quina-,<text:line-break/>tionaIem facultatem in disciplinis exercuerint, sed phllo-<text:line-break/>suphicos fermones ignorent, tunc nullus istorum ejulmodi,<text:line-break/>confessum sustineat. Quod si nonnunquam ah homini-<text:line-break/>bus nulli suctae addictis, in dicendo autem exercitatis<text:line-break/>coacti ejusmodi hominum coetibus interesse non recusent,<text:line-break/>dum illi de istis altercantur, suasque rationes conglo-<text:line-break/>merant, Iaepenurnero aliquis geometra supervenit, acces-</text:span></text:p>
      <text:p text:style-name="P7"><text:span text:style-name="T2">ferunt et medicorum nonnulli, et alii quidam dicendi<text:line-break/>studiosi viri et disciplinis instructi, eas quidem, ut quae-<text:line-break/>sium facerent, exercentes, et nulli in philofophia suctae<text:line-break/>inservientes, ut milii moris erat, atque tunc ab iis petii,<text:line-break/>ut istas rationes dijudicarent; tum eorum quidam dixit,<text:line-break/>optime controversiam sedari posse, si in id, quod mun-<text:line-break/>dum continere isti ajunt, vacuum profecti experiuntur,<text:line-break/>nurnquid in eo positum corpus una in sede manere, an et<text:line-break/>ad alium quoque locum transferri aptum sit. Aliis qui-<text:line-break/>dem omnibus haec dicta placuere,- soli vero philosophi<text:line-break/>inter se nobiscumque rixari non destiterunt probabiles<text:line-break/>rationes a, necessariis distinguere nequeuntes. Potest enim<text:line-break/>unumquodque corpus in vacuo </text:span><text:span text:style-name="T1">uno </text:span><text:span text:style-name="T2">loco manere, potest<text:line-break/>et non manere, neutra secta necessariam demonstratio-<text:line-break/>nem habente.</text:span></text:p>
      <text:h text:style-name="Heading_20_2" text:outline-level="2"><text:span text:style-name="T8">C</text:span><text:span text:style-name="T2">ap. VI.</text:span></text:h>
      <text:p text:style-name="P53">Itaque tempus advenisse ridetur, ut ego<text:line-break/>quoque aliquid proferam, quum tamen parvam spem ha—</text:p>
      <text:p text:style-name="P7"><text:span text:style-name="T2">beam, fore, ut luanem scientiae persuasionem stabiliant;<text:line-break/>neque tamen id ipsum exiguum esse duxi, ipsam vide-<text:line-break/>licet Uon intentatam relinquere. • Ob id' igitur conce-<text:line-break/>ditur, omnem demonstrationem ab evidentissimis inchoari,<text:line-break/>sed illico primus ah ipsis ad ignota transitus ah Acade-<text:line-break/>micis et Scepticis non conceditur', ' inter </text:span><text:span text:style-name="T1">nos </text:span><text:span text:style-name="T2">vero </text:span><text:span text:style-name="T1">id<text:line-break/></text:span><text:span text:style-name="T2">convenit, quod aliud invenimus, quod illorum ambigui-<text:line-break/>talem augeat; Quum enim ex evidentibus quaedam in-<text:line-break/>tellectui, quaedam sensui evidentia sint, inter </text:span><text:span text:style-name="T1">se </text:span><text:span text:style-name="T2">non-<text:line-break/>nunquam haec pugnare ridentur, atque in primis hoc<text:line-break/>ipsum homine exercitato eget, haec neutiquam inter se<text:line-break/>dissidere ostensuro. Secundum ab hoc maximum est, ab<text:line-break/>evidenter apparentibus quae sunt ejusmodi cogno-<text:line-break/>scere; quidam enim temere, nondum clare apparenti-<text:line-break/>bus, perinde ac talia sint assentientes, sallunto. Sed<text:line-break/>quid .'mirum, inaures, si ad manifestam </text:span><text:span text:style-name="T5">:</text:span><text:span text:style-name="T2"> intelligen-<text:line-break/>tiarn haec temerariis hominibus accidunt, quum id ip-<text:line-break/>suin cernamus’ et in' singulorum sensuum actionibus quos- .<text:line-break/>dam committere, quum ex longiore scilicet intervallo.</text:span></text:p>
      <text:p text:style-name="P7"><text:span text:style-name="T2">quam ridendi requirat potentia, aliquem accedentem in-<text:line-break/>tuiti,- exempli causa,. Dionem esse, qui accedat, tanquarn<text:line-break/>exacte conspicati affirmant;</text:span><text:span text:style-name="T5">S</text:span><text:span text:style-name="T2"> atqui isse propius accedens<text:line-break/>interdum ncn Dion,- scd Theon esse visus est. </text:span><text:span text:style-name="T28">, </text:span><text:span text:style-name="T2">Itaque si<text:line-break/>procul et prope visorum imaginatio non differret, minime*<text:line-break/>de his; quae procul aspiciuntur, inter se dissidentes ne-<text:line-break/>que redarguerent unquam, neque- redarguerentur; sin alia<text:line-break/>vero est prope visorum, alia non prope visorum actio,<text:line-break/>ut illis, qui propius intuentur, notum est, merito fallun-,<text:line-break/>tur. Hoc. igitur ante omnia memoriae mandato, ante-<text:line-break/>quam ad intellectui manifesta transeas, ne et tu incon-<text:line-break/>siderate quandoque, pronuncies, et aliquod visibile pro-,<text:line-break/>cul accedens equum esse, verbi causa, dicas, quod, pro—<text:line-break/>pius quum fuerit, Theodorus, esse,:cognoscatur; aut po-<text:line-break/>tius in omni visa hujusmodi .tam facili, assensu abstineas,<text:line-break/>quem procidentiam et temeritatem nominant. Ego veroq<text:line-break/>tibi uni dico, nullus me unquam ita deceptum esse<text:line-break/>ostendere poterit. Ab. adulescentiae namque temporibus</text:span></text:p>
      <text:p text:style-name="P55">ita me semper assuefeci, nt tam in his, quae sensui, quam<text:line-break/>in his, quae rationi manifesta videntur, ab inconsulto et<text:line-break/>praecipiti assensu caverem: ad quae transiens jam tibi<text:line-break/>iterum in memoriam revocare hortarique deerevi, ut<text:line-break/>nulli falso fidem habeas, ut quotidie permultos amicorum<text:line-break/>alicui quaevis loquenti assentiri video; quod si duo,<text:line-break/>tres, aut quatuor idem dixerint, non renituntur: scd<text:line-break/>quum uni assensi plane fuerint, idem tribus aut quatuor<text:line-break/>dicentibus temere assentiuntur, neque illud perpendunt,<text:line-break/>utrum istos omnes ex una communi causa verum dicere,<text:line-break/>aut contra ex una communi causa mentiri liceat. Satius<text:line-break/>igitur fuerit hic cunctari, quemadmodum et ego facio, et-<text:line-break/>si quam maxime incredulum me, qui temere assentiuntur,<text:line-break/>nominent. Igitur amicorum meorum nonnulli funt, qui, .<text:line-break/>quum aliquem peregre advenisse a quopiam audiverint,<text:line-break/>statim mihi venisse hominem renuncient; sed paulo post<text:line-break/>mendacii convicti, et a me reprehensi, tantum abest, ut in<text:line-break/>posterum sese cautiores praestent, ut etiam mihi irascan-</text:p>
      <text:p text:style-name="P7"><text:span text:style-name="T2">tur, dicantqne, </text:span><text:span text:style-name="T1">fe non esse </text:span><text:span text:style-name="T2">mendacii auctores, fed cuidam<text:line-break/>illud dicenti credidisse, ejusque peccatum esse, non<text:line-break/>suum, in assentiendo inconsultam temeritatem conside-<text:line-break/>rare nolentes. Nempe </text:span><text:span text:style-name="T1">si, </text:span><text:span text:style-name="T2">ut ego dicere consueri, ho-<text:line-break/>minem hunc mini hac de re hoc dixisse, hunc in mo-<text:line-break/>dum ct ipsi sermonem facerent, haud profecto mentiren-<text:line-break/>tur. Nunc vero, dum mendacium referenti credentes fal-<text:line-break/>luntur, non illum modo, verum etiam fe ipsos mendaces esse<text:line-break/>demonstrant, quum, amicum peregre in patriam rediisse,<text:line-break/>ipsis non asserere, sed ab alio id se audiisse, dicere<text:line-break/>licet. Quandoquidem 'igitur, hujusmodi rebus ipsorum<text:line-break/>haud multo post mendacium declarantibus, non desistunt<text:line-break/>temere assentiri, quid in abstrusis atque reconditis ipsis<text:line-break/>accidere putandum sit, quas percipere sane quam diffi-.<text:line-break/>cile est? Facilius quidem fuerit unius rei femper me-<text:line-break/>minisse, quam in ejus exacta cognitione evidenter per-<text:line-break/>sistere ;. difficillimum autem idcirco fuerit, quoniam id</text:span></text:p>
      <text:p text:style-name="P7"><text:span text:style-name="T2">ipsum facere pleriqne recusant. Mihi vero temeritatis<text:line-break/>ipsorum causam quaerenti 'nonnisi- ingenii excellentia haec<text:line-break/>omnia agere nisa est Celeriter enim quodvis </text:span><text:span text:style-name="T1">aut </text:span><text:span text:style-name="T2">sensu<text:line-break/>aut intelligentia consequi laudabile est, quod solum isti<text:line-break/>homines intuentes sese vicino cognitionis celeritate me-<text:line-break/>liores probaturos esse existimant, quum tamen ignorantiae<text:line-break/>potius celeritatem ostendant. Haec itaque, a me gene-’<text:line-break/>ratim adversus omnes temere aliquid pronunciantes in-<text:line-break/>venta dicere volui.</text:span></text:p>
      <text:p text:style-name="P58">C a p. Vll. Caeterum ad istos rursum philosophos<text:line-break/>revertamur, qui inconsiderate de corporibus in vacuo<text:line-break/>stantibus aut descendentibus sermocinantur. Architectus<text:line-break/>namque iste non affirmasset prius, quam in ipsum vacuum<text:line-break/>e mundo egressus rem experientia comprobasset, atque<text:line-break/>unumquodque in ipso positum corpus aut eundem locum<text:line-break/>obtinere, aut in alium transinutari apertissime conspe-<text:line-break/>xisset. Ejusmodi namque ad demonstrationes constituen-<text:line-break/>das principiis evidentibus ac sine controversia ab omni-</text:p>
      <text:p text:style-name="P7"><text:span text:style-name="T2">bus </text:span><text:span text:style-name="T1">concessis ipsos </text:span><text:span text:style-name="T2">. uti cognoscimus; at </text:span><text:span text:style-name="T7">vos.de </text:span><text:span text:style-name="T2">iis philo-<text:line-break/>scphautes, quorum nullam certam notitiam habetis, ea<text:line-break/>quam clarissime dignosci posse contenditis. Proxime<text:line-break/>duos altercantes philosophos audivi; alteri enim eorum<text:line-break/>aqua lignis gravior esse videbatur, contra alter ligna<text:line-break/>graviora </text:span><text:span text:style-name="T1">esse </text:span><text:span text:style-name="T2">defendebat; uterque autem sursum ac<text:line-break/>deorsum intuens longas rationes asserebat. Praecipuum<text:line-break/>autem alterius philosophi argumentum, constrictam den-<text:line-break/>samque substantiam graviorem esse, quocirca ligna, quam '<text:line-break/>aqua, graviora ejse; alterius vero, ligna minus vacui<text:line-break/>continere. Haec vero dicebant prolixis sermonibus, non<text:line-break/>demonsu-ativis rationibus sententiam suam roborantes, tan-<text:line-break/>quam ipsis rem sensu dijudicare (quemadmodum et nos<text:line-break/>facere novisti) non liceret. Sed ipsum philosophi adhuc<text:line-break/>dicere volentem interrogaverunt, quinam esset modus,<text:line-break/>per quem evidenter dignosci posset, utrum ipsorum gra-<text:line-break/>-vius esset, neque enim lu lancibus id fieri posse dicebant,<text:line-break/>quemadmodum neque ex vase pleno; etenim expendere</text:span></text:p>
      <text:p text:style-name="P5"><text:span text:style-name="T2">lignum possumus, non tamen vas aliquod ipso replere,<text:line-break/>quod rursum aqua implere valeamus. Haec igitur istis<text:line-break/>(ut soliti sunt) garrientibus, ridens architectus inquit:<text:line-break/>Vos omnes sapientes videri volentes esuscnodi semper<text:line-break/>estis, quae </text:span><text:span text:style-name="T1">extra </text:span><text:span text:style-name="T2">mundum sunt, de quibus conjectura<text:line-break/>notitiam accipere solum contingit, soientifice autem com-<text:line-break/>prehendi nequeunt, cognoscere vobis persuadentes, haec<text:line-break/>autem, quae ad manum sunt vel imperitis hominibus in-<text:line-break/>terdum patentia, penitus ignorantes, quemadmodum et<text:line-break/></text:span><text:span text:style-name="T28">‘ </text:span><text:span text:style-name="T2">id ipsum in praesentia propositum, aquae scilicet ac</text:span></text:p>
      <text:p text:style-name="P58">ligni ponderis exquisitio. Omnibus igitur, qui ibi aderant,<text:line-break/>architectum rogantibus, ut, quo pacto Iigni et aquae gra-<text:line-break/>vitas inter fe comparari dijudicarique firma ac certa<text:line-break/>scientia posset, edoceret, ipse quidem brevi et aperte,<text:line-break/>ut omnes, qui aderant, praeter solos philosophos intelli-<text:line-break/>gerent, explanavit; ab illis vero bis et ter eundem ser-<text:line-break/>monem repetere coactus est, vixque intellexerunt. Quo-<text:line-break/>circa jure, inquit architectus, permulti nihil istis prae-</text:p>
      <text:p text:style-name="P7"><text:span text:style-name="T2">ter inanem scientiae persuasionem inesse praedicunt; lu-.<text:line-break/>docti namque in </text:span><text:span text:style-name="T15">rebus </text:span><text:span text:style-name="T2">omnibus obscuris convincuntur,<text:line-break/>qui vero sapientes haberi volunt, in notis et apertissi-<text:line-break/>mis haerent atque hallucinantur. Ego vero huuc scr-<text:line-break/></text:span><text:span text:style-name="T15">rnouern subjiciens </text:span><text:span text:style-name="T2">merito id </text:span><text:span text:style-name="T15">ipsis </text:span><text:span text:style-name="T2">accidere dixi, quan-<text:line-break/>doquidem, ut a </text:span><text:span text:style-name="T15">per </text:span><text:span text:style-name="T2">se notis ad ignota transeundum sit,<text:line-break/>nunquam discere laborarunt, neque iu illis sefe rebus<text:line-break/>exercere, </text:span><text:span text:style-name="T15">quae recte invenientium veritatum </text:span><text:span text:style-name="T2">comprobare,<text:line-break/>non invenientium autem errorem coarguere queant. At<text:line-break/></text:span><text:span text:style-name="T15">ut </text:span><text:span text:style-name="T2">rideatis, </text:span><text:span text:style-name="T15">inquit, istorurnque fastum, </text:span><text:span text:style-name="T2">quantus sit, co~<text:line-break/>gnolcatis, </text:span><text:span text:style-name="T15">unum ac </text:span><text:span text:style-name="T2">duo ex iis,- quae hujusmodi, homines<text:line-break/>supercilia contrahentes inconsiderate proferunt, vobis<text:line-break/></text:span><text:span text:style-name="T15">recitare </text:span><text:span text:style-name="T2">decrevj. primumque illud praecipue dixero, </text:span><text:span text:style-name="T15">quum<text:line-break/></text:span><text:span text:style-name="T2">Peripateticus quidam philosophus accessisset, unicum esse<text:line-break/></text:span><text:span text:style-name="T15">mundum </text:span><text:span text:style-name="T2">asserens, </text:span><text:span text:style-name="T15">eumque plenum, extra </text:span><text:span text:style-name="T2">quem </text:span><text:span text:style-name="T15">nullum<text:line-break/>esset vaouum, quemadmodum </text:span><text:span text:style-name="T2">neque intus; duplici </text:span><text:span text:style-name="T15">disse-<text:line-break/>rentia, dixi, </text:span><text:span text:style-name="T2">ab </text:span><text:span text:style-name="T15">hoc philosopho </text:span><text:span text:style-name="T2">uterque istorum discre-<text:line-break/>pat; ostendebam autem </text:span><text:span text:style-name="T15">Stoicum </text:span><text:span text:style-name="T2">philosophum et </text:span><text:span text:style-name="T15">Epi-</text:span></text:p>
      <text:p text:style-name="P7"><text:span text:style-name="T2">cureum. Stoicus enim in mundo quidem nihil i va- </text:span><text:span text:style-name="T28">»<text:line-break/></text:span><text:span text:style-name="T2">cui,. sed extra mundum vacuum esse locum </text:span><text:span text:style-name="T1">assere-<text:line-break/></text:span><text:span text:style-name="T2">bat; ambo haec Epicureus' concedens, in alio quo-’<text:line-break/>dam ab ipso </text:span><text:span text:style-name="T15">dissentiebat; </text:span><text:span text:style-name="T2">neque enim unum esse mun-<text:line-break/>dum, quemadmodum Stoicus, in hoc sane Peripateticis<text:line-break/>assentiens, opinatur., </text:span><text:span text:style-name="T15">scd </text:span><text:span text:style-name="T2">quemadmodum vacuum magni-<text:line-break/>tudine infinitum, ita et mundos in ipso multitudine in-<text:line-break/>finitos esse contendit. Ego vero, quae isti tres suis sorn-<text:line-break/></text:span><text:span text:style-name="T15">niis </text:span><text:span text:style-name="T2">patrocinari </text:span><text:span text:style-name="T15">volentes </text:span><text:span text:style-name="T2">dicerent, audivi, ipsosque nulla<text:line-break/>ratione demonstrativa, scd probabili et consentanea mu-*<text:line-break/></text:span><text:span text:style-name="T15">niri exacte </text:span><text:span text:style-name="T2">cognovi :• luterdum vero neque sese, quod<text:line-break/></text:span><text:span text:style-name="T15">mentiantur, </text:span><text:span text:style-name="T2">animadvertere, quum eos singulos, ut in hoc<text:line-break/></text:span><text:span text:style-name="T15">idem propositum </text:span><text:span text:style-name="T2">aliquam demonstrationem afferrent, pro-<text:line-break/>vocaremus.. Sic itaque’ ea, quae in libris ipsorum scripta<text:line-break/>esse novimus, disserebant; omnibus autem praesentibus<text:line-break/>clarissime nullus ipsorum rationem necessariam aut li-<text:line-break/>nearum demonstrationi consimilem, sed ex argumenta-<text:line-break/>tiunculis, quibus rhetores uti solent, compositam afferre</text:span></text:p>
      <text:p text:style-name="P7"><text:span text:style-name="T2">visus </text:span><text:span text:style-name="T1">est. </text:span><text:span text:style-name="T2">Sed hactenus </text:span><text:span text:style-name="T1">de </text:span><text:span text:style-name="T2">divitibus sermo habitus esu<text:line-break/>Ad </text:span><text:span text:style-name="T1">nos </text:span><text:span text:style-name="T2">igitur ipsos, quicunque divites non sumus, re-<text:line-break/>vertamur, iterumque aliquem ex lapientibus percuncte-<text:line-break/>mur, nutu aequum sit feipsos solos veritatem cognoscen-<text:line-break/>tes praedicare, </text:span><text:span text:style-name="T15">ab </text:span><text:span text:style-name="T2">omnibus aliis tum imperitis, tum<text:line-break/>philosophis </text:span><text:span text:style-name="T15">cognitam. </text:span><text:span text:style-name="T2">Illud namque gravissimum est. (di-<text:line-break/>cebam), singulos videlicet philosophos extra proprium<text:line-break/>gregem a . nullo </text:span><text:span text:style-name="T15">alio </text:span><text:span text:style-name="T2">laudari. Quem igitur alium decet<text:line-break/>omnes philosophos judicem quam ipsa sensibus evidentia<text:line-break/>expectare, atque </text:span><text:span text:style-name="T15">ex . </text:span><text:span text:style-name="T2">omnibus rationalibus artibus arith-<text:line-break/>meticos; ratiocinatores, geometras, astronomoe, archi-<text:line-break/>tectos, jurisconsultus, rhetores, </text:span><text:span text:style-name="T15">grammaticos, </text:span><text:span text:style-name="T2">musicos?<text:line-break/>etenim, qui </text:span><text:span text:style-name="T15">scipsum </text:span><text:span text:style-name="T2">judicat atque </text:span><text:span text:style-name="T15">coronat, </text:span><text:span text:style-name="T2">aliorum ju-<text:line-break/>dicum si </text:span><text:span text:style-name="T15">expectet </text:span><text:span text:style-name="T2">sententiam, </text:span><text:span text:style-name="T15">omnibus </text:span><text:span text:style-name="T2">suffragiis </text:span><text:span text:style-name="T15">con-<text:line-break/></text:span><text:span text:style-name="T2">demuabitur. </text:span><text:span text:style-name="T15">Haec* in </text:span><text:span text:style-name="T2">praesentia </text:span><text:span text:style-name="T15">de </text:span><text:span text:style-name="T2">peccatis </text:span><text:span text:style-name="T15">abunde<text:line-break/></text:span><text:span text:style-name="T2">nicta sunto.</text:span></text:p>
      <text:h text:style-name="P1" text:outline-level="1">GALENI DE ATRA BILE LIBER.</text:h>
      <text:h text:style-name="Heading_20_2" text:outline-level="2">Cap. I.</text:h>
      <text:p text:style-name="P60">De atra bile quidam sane longius, quam<text:line-break/>medicae artis operibus usui sit, sermonem produxerunt,'<text:line-break/>quidam vero brevius, quam par fit, de ea loquuti sunt,<text:line-break/>ficuti alii nihil prorsus, quos utique non immerito quis<text:line-break/>magis accuset, quam eos, qui nonnihil etiam ex iis, quae<text:line-break/>mluus utilia sunt, addidere: longe enim facilius est id,<text:line-break/>'quod est supervacuum, auferre, quam (si quidem nihil<text:line-break/>prorsus traditum sit) invenire. Igitur Hippocrates mihi de<text:line-break/>ea primus, quod ad artis opera conducit, pertractasse vi-<text:line-break/>detur, quemadmodum rursum Erasistratus rem totam omi-<text:line-break/>sisse. Etenim Plistonici, Praxagorae et Philotimi secta-</text:p>
      <text:p text:style-name="P57"/>
      <text:p text:style-name="P7"><text:span text:style-name="T2">tores, </text:span><text:span text:style-name="T1">qui de </text:span><text:span text:style-name="T2">humoribus </text:span><text:span text:style-name="T1">copiosissime </text:span><text:span text:style-name="T2">disseruerunt, </text:span><text:span text:style-name="T1">quae-<text:line-break/></text:span><text:span text:style-name="T2">dam ' </text:span><text:span text:style-name="T1">mini </text:span><text:span text:style-name="T2">eorum, quae </text:span><text:span text:style-name="T1">ab </text:span><text:span text:style-name="T2">' Hippocrate: mluus distincte<text:line-break/>prodita funt, commode distinxisse videntur, </text:span><text:span text:style-name="T15">, </text:span><text:span text:style-name="T2">quae-<text:line-break/>dam vero </text:span><text:span text:style-name="T15">nihilominus </text:span><text:span text:style-name="T2">falso, pronuntiasse, luter recentio-<text:line-break/>res autem de melancholia a </text:span><text:span text:style-name="T15">Ruso. </text:span><text:span text:style-name="T2">Ephesio praestan-<text:line-break/>tissime admodum scriptum est, atque ita, </text:span><text:span text:style-name="T15">ut </text:span><text:span text:style-name="T2">nihil prae-<text:line-break/>terea desiderari' non immerito quis </text:span><text:span text:style-name="T15">possit </text:span><text:span text:style-name="T2">asserere, st<text:line-break/>modo , ea animo </text:span><text:span text:style-name="T15">aequiori, </text:span><text:span text:style-name="T2">non studio contentiose contra-<text:line-break/>dicendi </text:span><text:span text:style-name="T15">intelligantur: . </text:span><text:span text:style-name="T2">quod frequentissime recentioium<text:line-break/>medicorum </text:span><text:span text:style-name="T15">non pauci affectant, atque hi potissimum, qui<text:line-break/>se </text:span><text:span text:style-name="T2">ipsos </text:span><text:span text:style-name="T15">Erafistrateos </text:span><text:span text:style-name="T2">et Asclepiadeos </text:span><text:span text:style-name="T15">atque. Methodicos<text:line-break/></text:span><text:span text:style-name="T2">vulgo appellant. </text:span><text:span text:style-name="T15">Ex </text:span><text:span text:style-name="T2">quibus </text:span><text:span text:style-name="T15">nonnulli et soplrisinata </text:span><text:span text:style-name="T2">stru-<text:line-break/>xerunt, quibus sermonem de humoribus </text:span><text:span text:style-name="T15">ad </text:span><text:span text:style-name="T2">medicae ar-<text:line-break/>tis opera </text:span><text:span text:style-name="T15">nullius esse, </text:span><text:span text:style-name="T2">usus </text:span><text:span text:style-name="T15">demonstrare contendunt.<text:line-break/>Primum igitur nos, ut </text:span><text:span text:style-name="T2">consuevimus, </text:span><text:span text:style-name="T15">quod utile </text:span><text:span text:style-name="T2">est, </text:span><text:span text:style-name="T15">enar-<text:line-break/>rabimus; </text:span><text:span text:style-name="T2">mox </text:span><text:span text:style-name="T15">transeuntes </text:span><text:span text:style-name="T2">ad quaesita, quae, </text:span><text:span text:style-name="T15">hanc tracta-<text:line-break/>tionem consequi videntur, </text:span><text:span text:style-name="T2">non </text:span><text:span text:style-name="T15">cunctabimur: postremo<text:line-break/>eorum etiam contentiosas </text:span><text:span text:style-name="T2">rationes </text:span><text:span text:style-name="T15">dissolvere, qui artem,<text:line-break/>quae </text:span><text:span text:style-name="T2">circa </text:span><text:span text:style-name="T15">humores </text:span><text:span text:style-name="T2">versatur, </text:span><text:span text:style-name="T15">prorsus inutilem esse du-<text:line-break/>cuuti Verum. ne </text:span><text:span text:style-name="T2">disputatio </text:span><text:span text:style-name="T15">nostra obscurior evadat.</text:span></text:p>
      <text:p text:style-name="P7"><text:span text:style-name="T2">unicuique humori ex illorum natura nomen unum </text:span><text:span text:style-name="T1">impo-<text:line-break/></text:span><text:span text:style-name="T2">nentes, sic deinceps in tota tractatione eos perpetuo ap-<text:line-break/>pellabimus: at id commode nequaquam fieri </text:span><text:span text:style-name="T1">poterit, nisi<text:line-break/></text:span><text:span text:style-name="T2">prius eorum species explicaverimus. Proinde rem ag-<text:line-break/>grediamur, a notissimo omnibus hominibus humore fu-<text:line-break/>mentes exordium.</text:span></text:p>
      <text:h text:style-name="Heading_20_2" text:outline-level="2">Cap. <text:span text:style-name="T41">II</text:span>.</text:h>
      <text:p text:style-name="P42"><text:span text:style-name="T2">Videtur autem hic humor, quum vel ar-<text:line-break/>teria, vel etiam vena fuerit vulnerata, illico ex vasis ipsum<text:line-break/>continentibus effundi, rubeus sane magis ex venis,- fla-<text:line-break/>vior autem ex arteriis manans: verum conscstim uterque<text:line-break/>concrescet non solum extra corpus fluens, verum etiam<text:line-break/>lu quovis ipsius loco contentus: atque hanc ipsius con-<text:line-break/>cretionem in </text:span><text:span text:style-name="T4">θρόμβον, </text:span><text:span text:style-name="T2">hoc est grumum, terminari vi-<text:line-break/>demus: sic enim Graeci sanguinem concretum appellare<text:line-break/>consueverunt. Concrescere autem solet non solum in<text:line-break/>ventriculi atque intestinorum spatiis, verum etiam in<text:line-break/>vesica, in qua urina colligitur, adhuc etiam in pul-<text:line-break/>mone atque aspera arteria, sicuti in media luter thora-<text:line-break/>cem atque pulmonem regione, necnon in mulierum</text:span></text:p>
      <text:p text:style-name="P7"><text:span text:style-name="T2">utero. Igitur magna ex parte lu hoc humore rubeus<text:line-break/>color exuperat, et talis exacte optimus sanguis existit,<text:line-break/>apparet autem, nonnunquam hoc ipfo flavior </text:span><text:span text:style-name="T1">ac </text:span><text:span text:style-name="T2">nigrior,<text:line-break/>sicuti et consistentia crassior atque tenuior. Quin in-<text:line-break/>venitur quandoque et sanguis, qui vena fecta mittitur,<text:line-break/>tenuem in fe humilitatem habens, quae, ubi sanguis con-<text:line-break/>crescit, fecernitur et regionem .ipsius superiorem occu-<text:line-break/>pat- Nempe rationi consentaneum est, ut ex potu<text:line-break/>quippiarn cum sanguine, qui lu jecore est genitus, per<text:line-break/></text:span><text:span text:style-name="T15">corpus </text:span><text:span text:style-name="T2">deseratur, </text:span><text:span text:style-name="T15">quod </text:span><text:span text:style-name="T2">quidem mox </text:span><text:span text:style-name="T15">non </text:span><text:span text:style-name="T2">solum per uri-<text:line-break/></text:span><text:span text:style-name="T15">nas, </text:span><text:span text:style-name="T2">sed etiam </text:span><text:span text:style-name="T15">per </text:span><text:span text:style-name="T2">sudores et per sensui latentem tran-<text:line-break/>spirationem excernitur. Interdum etiam ridere licet pi-<text:line-break/>tuitosum humorem </text:span><text:span text:style-name="T15">cum </text:span><text:span text:style-name="T2">sanguine delatum, quemadmodum<text:line-break/></text:span><text:span text:style-name="T15">et totum aliquando </text:span><text:span text:style-name="T2">sanguinem crassiorem atque nigrio-<text:line-break/>rem ile, ut subinde liquidam picem referre videatur.<text:line-break/></text:span><text:span text:style-name="T15">Qui igitur ex venis et </text:span><text:span text:style-name="T2">arteriis </text:span><text:span text:style-name="T15">effunditur, </text:span><text:span text:style-name="T2">qualiscunque<text:line-break/></text:span><text:span text:style-name="T15">sit, </text:span><text:span text:style-name="T2">unicam </text:span><text:span text:style-name="T15">sanguinis appellationem </text:span><text:span text:style-name="T2">habet, quum </text:span><text:span text:style-name="T15">nulla<text:line-break/>ex </text:span><text:span text:style-name="T2">illius differentiis ante enumeratis proprium nomen</text:span></text:p>
      <text:p text:style-name="P7"><text:span text:style-name="T2">obtineat. Et totus statim concrescit, etiamsi in carno-<text:line-break/>sam partem ad profundum usque divisam effundatur.<text:line-break/>Atque alius etiam humor quidam sanguini crasso et nigro<text:line-break/>similis saepenurnero tum per vomitum, tum </text:span><text:span text:style-name="T1">per </text:span><text:span text:style-name="T2">deje-<text:line-break/>etionem excerni, conspicatur, non tamen, etsi diutius aeri<text:line-break/>ambienti fuerit expositus, omnino densatur. Atque hic<text:line-break/>ipse humor aliquando a vomentibus acidus simul et<text:line-break/>acerbus sentitur, quandoque vero nullam prae’se fert<text:line-break/>manifestam qualitatem, neque dulcedinem, quemadmo-<text:line-break/>dum et sanguis, neque salsedinem, ut sanguis interdum<text:line-break/>et pituila, neque amaritudinem, sicuti flava bilis. 'Igitur<text:line-break/>•perspicuum est;sanguinem salsum atque pituitam mor-<text:line-break/>bosa esse. Namque majori ex parte sanguis dulcis ap-<text:line-break/>paret, pituita autem omnis qualitatis expers, veluti aqua:<text:line-break/>veriim, naturali qualitate permutata, non modo salsa, sed<text:line-break/>acida etiam fit: quin et non raro dulcem qualitatem ac-<text:line-break/>quiritr Hunc itaque humorem, qualiscunque fuerit, pi-<text:line-break/>tuitam appellant, si modo albus extiterit, servetque com-<text:line-break/>mune oninium humorum indicium, quod scilicet non</text:span></text:p>
      <text:p text:style-name="P7"><text:span text:style-name="T2">concrescat Constat autem nihil interesse, vel falsum<text:line-break/>vel salsuginosum quemcumque humorem appelles, elenim<text:line-break/>eandem </text:span><text:span text:style-name="T1">rem </text:span><text:span text:style-name="T2">utrumque nomen significat. Est autem<text:line-break/>praeter hos alius quidam humor, qui sane eum vomen-<text:line-break/>trbus perpetuo amarus apparet, rron semper autem fla-,<text:line-break/>vus, scd quandoque pallidns, semper autem, qui flavus,<text:line-break/></text:span><text:span text:style-name="T15">est, </text:span><text:span text:style-name="T2">pallido crassior videtur. Quamobrem ex hisce<text:line-break/>recte admodum conjectantur, qui optime de humoribus<text:line-break/>sentiunt, quod’ ex commixtione tenuis humiditatis et<text:line-break/>consistentia aquosae flava bilis pallidum colorem induat.<text:line-break/>Appellant autem hujuscemodi humiditatem alii quidem<text:line-break/>aquosam, alii vero serosam,. quae sane ejusdem generis<text:line-break/>existit, cujus est sudor et urina.. .Sicuti vero flava </text:span><text:span text:style-name="T15">bilis<text:line-break/></text:span><text:span text:style-name="T2">tenui humiditati commixta et colore pallidior et </text:span><text:span text:style-name="T15">con-<text:line-break/></text:span><text:span text:style-name="T2">sistentia humidior evadit, sic, ubi' plurimum ipsa resol-<text:line-break/>vitur, crudorum ovorunr vitellis similis apparet, atque<text:line-break/></text:span><text:span text:style-name="T15">ob </text:span><text:span text:style-name="T2">id vitellina appellatur. Igitur haec bilis, sive pallida<text:line-break/></text:span><text:span text:style-name="T15">sit, </text:span><text:span text:style-name="T2">sive flava, sive </text:span><text:span text:style-name="T15">vitellina, </text:span><text:span text:style-name="T2">in </text:span><text:span text:style-name="T15">vasis generationeiu habet.</text:span></text:p>
      <text:p text:style-name="P7"><text:span text:style-name="T2">At in ventriculo quaedam </text:span><text:span text:style-name="T1">bilis </text:span><text:span text:style-name="T2">alia gignitur, </text:span><text:span text:style-name="T1">quae a<text:line-break/></text:span><text:span text:style-name="T2">porraceo colore appellatione desumpta porracea nuncu-<text:line-break/>patur, quemadmodum </text:span><text:span text:style-name="T1">et </text:span><text:span text:style-name="T2">aliam ab aeruginis similitudine<text:line-break/>aeruginosam dicas. Est vero et alia quaedam bilis, quae a<text:line-break/>calore glauci glasti glastea nominatur. Atque his omnibus<text:line-break/>commune est, quales sunt, citra concretionem permanere.<text:line-break/>Jam vero et rubram bilem quidam nominarunt, quae<text:line-break/>consistentia sanguini tenui proxima est. Verum eo, quod<text:line-break/>non concrescit, idcirco </text:span><text:span text:style-name="T1">eam </text:span><text:span text:style-name="T2">bilem nuncupaverunt. Haec<text:line-break/>igitur fortasse latius disseruimus, quam ad propositum<text:line-break/>negotium pertinere videatur. Id autem factum est; hor-<text:line-break/>tante nos sermonis communitate, tum cognitionis uti-<text:line-break/>litate , atque etiam doctrinae compendio, ut de lusce<text:line-break/>nonnihil pertractaremus. Verum ad sermonem de atra<text:line-break/>bile redeamus.</text:span></text:p>
      <text:h text:style-name="Heading_20_2" text:outline-level="2">Cap. III.</text:h>
      <text:p text:style-name="P60">Quoniam igitur non concrescit, ex hoc<text:line-break/>a sanguine nigro distinguitur, non tamen ab Iris, quae<text:line-break/>proprie nigra nominantur. Haec 'siquidem talia saepius-<text:line-break/>vomuntur ac dejiciuntur, ab atra bile quam plurimum</text:p>
      <text:p text:style-name="P7"><text:span text:style-name="T2">disserentia non modo facultate, verum etiam qualitati-<text:line-break/>bus, quae fensu percipiuntur. Nam haec neque acerbum<text:line-break/>saporem neque acidum manifeste participant, quum atra<text:line-break/>bllis non solum ad gestum his, qui illam evomunt, verum<text:line-break/>etiam ad olfactum tum </text:span><text:span text:style-name="T1">his, </text:span><text:span text:style-name="T2">tum aliis etiam talis esse<text:line-break/>appareat: adhuc nigra nequaquam terram fermentat, sic-<text:line-break/></text:span><text:span text:style-name="T15">uti </text:span><text:span text:style-name="T2">illa, quae, etsi acerrimo aceto quam similis sit, sua-<text:line-break/></text:span><text:span text:style-name="T15">rum., </text:span><text:span text:style-name="T2">tamen partium crassitiic illi quam maxime contraria<text:line-break/></text:span><text:span text:style-name="T15">existit; </text:span><text:span text:style-name="T2">atque idcirco, quibus corporis partibus pura at-<text:line-break/>que impermixta adhaeret, eas prorius exedendo ulcerat;<text:line-break/></text:span><text:span text:style-name="T15">etenim </text:span><text:span text:style-name="T2">acetum eo, quod est tenuium partium, permeat, at<text:line-break/></text:span><text:span text:style-name="T15">bilis </text:span><text:span text:style-name="T2">atrae crassitudo, quum ipsis stabilem sedem exhibeat,<text:line-break/>corrosionis causa fit Igitur quemadmodum ex dictis<text:line-break/>indiciis atra bilis ab his, quae nigra vocantur, </text:span><text:span text:style-name="T15">(sive<text:line-break/></text:span><text:span text:style-name="T2">quispiam ea humores, sive dejectiones, sive . edulia </text:span><text:span text:style-name="T15">no-<text:line-break/></text:span><text:span text:style-name="T2">minet,) manifeste distinguitur, sic et ex hoc, </text:span><text:span text:style-name="T15">quod ne-<text:line-break/></text:span><text:span text:style-name="T2">que muscae, neque aliud quodvis animal eam </text:span><text:span text:style-name="T15">velit </text:span><text:span text:style-name="T2">de-<text:line-break/></text:span><text:span text:style-name="T15">gustare, </text:span><text:span text:style-name="T2">sicuti nec meram </text:span><text:span text:style-name="T15">salsuginem; </text:span><text:span text:style-name="T2">neque </text:span><text:span text:style-name="T15">enim in </text:span><text:span text:style-name="T2">ea<text:line-break/></text:span><text:span text:style-name="T15">degere </text:span><text:span text:style-name="T2">valet </text:span><text:span text:style-name="T15">animal: </text:span><text:span text:style-name="T2">cujus rei mare mortuum appella-</text:span></text:p>
      <text:p text:style-name="P55">tum abunde firmum praebet indicium. Atque idcirco il-<text:line-break/>lius generatio perniciosa esse censetur, quum ex humore<text:line-break/>atro supra modum assato contingat. Caeterum ea bilis<text:line-break/>atra, quae ex flava bile superassata gignitur, tanto ac dicta<text:line-break/>perniciosior est aestimanda, quanto nimirum humor alter,<text:line-break/>altero efficacior existit, flava inquam bilis altero, qui est<text:line-break/>veluti. sanguinis sedimentum, quem amurcae quidem et<text:line-break/>faeci similem generationem habere dixerunt, qui in ar-<text:line-break/>tis operibus studiose sunt versati. Verum quemadmodum<text:line-break/>lu multis aliis rebus, quae quum idem nomen sortiantur,<text:line-break/>naturas tamen contrarias possident, appellationis communi-<text:line-break/>tas nonnullos decepit, sic et in duobus narratis humoribus<text:line-break/>multi aberrantes frequenter aliquid bilis atrae salubriter<text:line-break/>tum evomi, tum etiam dejici existimarunt. Ego vero<text:line-break/>quum adhuc adolescens a Pelope praeceptore utriusque hu-<text:line-break/>moris signa didicerim, deinde toto vitae meae tempore us-<text:line-break/>que ad hunc diem ea observaverim, semper quidem ex-<text:line-break/>actae bilis atrae humorem excerni ad permiciem animadverti.</text:p>
      <text:p text:style-name="P7"><text:span text:style-name="T2">eorum vero, quae nigra appellantur, evacuationem non<text:line-break/></text:span><text:span text:style-name="T15">raro </text:span><text:span text:style-name="T2">salubrem- extitisse. Igitur hoc tantum ad </text:span><text:span text:style-name="T15">artis'<text:line-break/></text:span><text:span text:style-name="T2">opera novisse sufficiet, praecipue si quis cum distinctione<text:line-break/>temporum, in quibus fit excretio, etiam rationem </text:span><text:span text:style-name="T15">didi-<text:line-break/>cerit, </text:span><text:span text:style-name="T2">quam ego </text:span><text:span text:style-name="T15">in </text:span><text:span text:style-name="T2">sequentibus </text:span><text:span text:style-name="T15">explicabo. At qui in<text:line-break/></text:span><text:span text:style-name="T2">utraque evacuatione longa experientia non est exerci-<text:line-break/></text:span><text:span text:style-name="T15">tatus, </text:span><text:span text:style-name="T2">micabitur </text:span><text:span text:style-name="T15">fortasse, </text:span><text:span text:style-name="T2">et non immerito, et adhuc </text:span><text:span text:style-name="T15">ne-<text:line-break/>quaquam credet, pravo </text:span><text:span text:style-name="T2">videlicet humore evacuato cor-<text:line-break/>pus laedi, quum contra rationi conscntaneurn esse videa-<text:line-break/></text:span><text:span text:style-name="T15">tur, </text:span><text:span text:style-name="T2">ut </text:span><text:span text:style-name="T15">molestantibus </text:span><text:span text:style-name="T2">humoribus: evacuatis corpus </text:span><text:span text:style-name="T15">ipsum<text:line-break/>saluberrimum relinquatur; </text:span><text:span text:style-name="T2">secundum </text:span><text:span text:style-name="T15">hunc igitur </text:span><text:span text:style-name="T2">rationem<text:line-break/></text:span><text:span text:style-name="T15">et </text:span><text:span text:style-name="T2">nigrorum evacuationem fieri censendum. Verum qui<text:line-break/></text:span><text:span text:style-name="T15">longa </text:span><text:span text:style-name="T2">experientia fuerit persuasus, quid, ut supra </text:span><text:span text:style-name="T15">di-<text:line-break/>ctum </text:span><text:span text:style-name="T2">est, </text:span><text:span text:style-name="T15">his, qui cicca artis opera versantur, usu venit,<text:line-break/></text:span><text:span text:style-name="T2">is sane, quaenam sit hujus rei causa, quam facillime </text:span><text:span text:style-name="T15">in-<text:line-break/>veniet, </text:span><text:span text:style-name="T2">ac </text:span><text:span text:style-name="T15">praesertim quum voluerit ea, </text:span><text:span text:style-name="T2">quae </text:span><text:span text:style-name="T15">atram bilem<text:line-break/>generant, investigare, quorum inveniendorum principium<text:line-break/>jam </text:span><text:span text:style-name="T2">dictum </text:span><text:span text:style-name="T15">esu At </text:span><text:span text:style-name="T2">melius erit </text:span><text:span text:style-name="T15">universum </text:span><text:span text:style-name="T2">sermonem </text:span><text:span text:style-name="T15">ad-<text:line-break/>jicere. Nam humoris illius, </text:span><text:span text:style-name="T2">qui </text:span><text:span text:style-name="T15">ex ventriculo </text:span><text:span text:style-name="T2">atque </text:span><text:span text:style-name="T15">in-</text:span></text:p>
      <text:p text:style-name="P55">testinis ad jecur transfertur, pars quaedam consistentia<text:line-break/>tenuior, quaedam .vero crassior existit, quemadmodum<text:line-break/>et eduliorum substantiae inter se differre conspiciuntur.<text:line-break/>Quum autem cognoscamus, naturam, quae corpus guber-<text:line-break/>nat, omnia ad animalis salutem efficere, videamusque<text:line-break/>etiam meatus constitutus ad excernendam ' partem luuti-<text:line-break/>liorem alimenti ac potus,- nihil mirum videri debet, si<text:line-break/>eadem natura sedimenti etiam sanguinis evacuationem<text:line-break/>non inartificiose molita sit, quae qualisve sit, et per quas<text:line-break/>partes perficiatur, rursum considerabimus.</text:p>
      <text:h text:style-name="Heading_20_2" text:outline-level="2">Cap. IV.</text:h>
      <text:p text:style-name="P42"><text:span text:style-name="T2">Npnc autem ab iis, quae per experien-<text:line-break/>tiam deprehendimus, suturae disputationis initium sumen-<text:line-break/>tes ea dicamus, quaecunque longo tempore pervestigan-<text:line-break/>tes nobis persuademus adinvenisse. Sanguis, qui vena<text:line-break/>secta mittitur, nigrior esse videtur lu siccis et calidis<text:line-break/>corporum temperamentis, sicuti et lu hujuscemodi anni<text:line-break/>temporibus, et regionibus, constitutionibus, vitae studiis,<text:line-break/>rictus ratione, cibis crassis, </text:span><text:span text:style-name="T1">et </text:span><text:span text:style-name="T2">siccis, quales sunt lens.</text:span></text:p>
      <text:p text:style-name="P7"><text:span text:style-name="T2">cochleae,- </text:span><text:span text:style-name="T1">et </text:span><text:span text:style-name="T2">carnes taurinae atque lircluae, et praefer-<text:line-break/>tim sale asservatae. Consimilis etiam materiae est vinum<text:line-break/>nigrum, crassum et austerum. Pari etiam ratione qui-<text:line-break/>cunque morbi fiunt ex calida siccaque intemperie, cujus-<text:line-break/>modi sunt febres ardentes, crassum et nigrum sanguinem<text:line-break/>efficiunt Ejusmodi etiam sanguinem reddidit haec longa<text:line-break/>pestilentia, quae in longa aestate facta est, atque eorum<text:line-break/>qui servati funt, non paucis dejectio per ventrem luscrio-<text:line-break/>rem accrtlit eorum,- quae nigra appellantur, in nono die<text:line-break/></text:span><text:span text:style-name="T15">magna </text:span><text:span text:style-name="T2">ex parte, </text:span><text:span text:style-name="T15">vel </text:span><text:span text:style-name="T2">etiam in septimo, vel in undecimo,'<text:line-break/>quorum ipsorum plures differentiae apparuerunt, quum,<text:line-break/>nonnulla ad atrae bilis naturam proxime accederent,<text:line-break/></text:span><text:span text:style-name="T15">nonnulla </text:span><text:span text:style-name="T2">neque lu dejiciendo mordacia sentiren-<text:line-break/></text:span><text:span text:style-name="T15">tur; </text:span><text:span text:style-name="T2">neque male olerent, plurima vero in </text:span><text:span text:style-name="T15">horum<text:line-break/></text:span><text:span text:style-name="T2">medio riderentur constituta. Quibus vero aegrotis<text:line-break/>hujuscemodi </text:span><text:span text:style-name="T15">ventris </text:span><text:span text:style-name="T2">dejectio </text:span><text:span text:style-name="T15">non </text:span><text:span text:style-name="T2">accidit, iis corpus </text:span><text:span text:style-name="T15">uni-<text:line-break/>versum nigris pustulis </text:span><text:span text:style-name="T2">commaculatum est,- quae </text:span><text:span text:style-name="T15">sane illis'<text:line-break/>non </text:span><text:span text:style-name="T2">dissimiles </text:span><text:span text:style-name="T15">erunt, </text:span><text:span text:style-name="T2">quas Graeci </text:span><text:span text:style-name="T4">ἐξαίθήματα </text:span><text:span text:style-name="T15">appellant<text:line-break/></text:span><text:span text:style-name="T2">Nonnunquam etiam quaedam veluti squama illis </text:span><text:span text:style-name="T15">exicca-</text:span></text:p>
      <text:p text:style-name="P7"><text:span text:style-name="T2">tis atque discussis decidebat, fed. paulatim ac multis<text:line-break/>diebus post crisim. Quicuiique autem atram bilem ex-<text:line-break/>quisitam dejecerunt, omnes luterierunt: indicat enim ea,<text:line-break/>jam sanguinem fuisse immodice assatum atque adusium.<text:line-break/>Quin et lu inultis alias hujuscemodi pustulas citra fe-<text:line-break/>brenr est videre cicca cutem crassiorem redditam atqne.<text:line-break/>cxiccatarn, natura nimirum ipsa, quicquid melancholici<text:line-break/>humoris supervacuum est, foras detrudente; ex quo ge-,<text:line-break/>nere is morbus consistit, qui elephas nuncupatur... Ubi<text:line-break/>autem una cum febre tale quippiam acciderit, tunc a<text:line-break/>melancholico humore in cutem decumbente gignitur is<text:line-break/>morbus, quem medici </text:span><text:span text:style-name="T24">. </text:span><text:span text:style-name="T2">carbunculum appellarunt: si vero-<text:line-break/>citra febrem ad eam decumbat, quum sanguini fuerit,<text:line-break/>admixtus, elephantem gignere natura aptus est, quum<text:line-break/>vero solus existi t, ab initio quidem nigrum tumorem pro-<text:line-break/>gignit, qui tempore procedente ad appellatum cancrum<text:line-break/>terminatur; quum vero acrior atque contumacior exti-<text:line-break/>terit hic humor, cute corrosa, ubi autem mitior fuerit,<text:line-break/>cancrum latentem nuncupatum citra ulcus efficiet: etenim</text:span></text:p>
      <text:p text:style-name="P55">evidenter omnes hujuscemodi affectus et praefeitim<text:line-break/>cancer a melancholico humore ortum habent, nempe quum<text:line-break/>manifeste appareant venae ad locum affectum per-<text:line-break/>venientes, quae crassum atque nigrum humorem conti-<text:line-break/>neiit. Semper enim natura tentat sanguinem expur-<text:line-break/>gare, quod in ipso pravum est secernens, et a partibus<text:line-break/>principalibus quandoque ad ventriculum atque intestina,<text:line-break/>quandoque etiam ad exteriorem superficiem repellens.<text:line-break/>Quare quaecunque hujuscemodi excrementa tenuioris<text:line-break/>substantiae existunt, cutem ipsam egrediuntur, noimun-<text:line-break/>quam sane per insensilem transpiratiohem,. quandoque<text:line-break/>etiam sensibiliter, quemadmodum sudores r quaecunque<text:line-break/>autem sunt crassioris, cutis quidem deusitalem permeare<text:line-break/>non valent, scd ibi intercepta, si nempe calida sint, car-<text:line-break/>bunculos generant, si vero minus talia sunt, cancros.<text:line-break/>Quum vero humor niger qualitates obtineat mitiores, san-<text:line-break/>guini commistus subrubros elephantas progignit; processu<text:line-break/>auteiij temporis hi nigriores evadunt. Caeterum natura<text:line-break/>saepius vasorum, quae sunt in sede, venam aperiens hu-</text:p>
      <text:p text:style-name="P7"><text:span text:style-name="T2">jusmodi humorem excernit sanguini admixtum, unde etiam<text:line-break/>nomen huic symptomati- haemorriroida imposuere</text:span><text:span text:style-name="T1">: </text:span><text:span text:style-name="T2">ex qua<text:line-break/>sane, qualisiiamsanguis sit, qniexcernitur, opus est addiscere:<text:line-break/>nunquid is sit talis, qualem habent, qui supra modum exer-<text:line-break/>centur et athletae et ex vulgaribus hominibus, qui integram<text:line-break/>retinent valetudinem et bonis fcatent humoribus, an hoc<text:line-break/>ipso nigrior et crassior existat. Atqui natura hujusce-<text:line-break/>modi sanguinem saepenurnero ad eas quae sunt in cru-<text:line-break/>ribus venas transmittit, a quo distentae ac dilatatae va-<text:line-break/>ricosae redduntur, et cutis, quae hujuscemodi venas<text:line-break/>attingit, tempore procedente nigrescit. In quibus cutem<text:line-break/>copia tantum sanguinis influit, qui melancholicus non<text:line-break/>sit, incunibens quidem in venas, quae inibi natura im-<text:line-break/>becilliores sunt, eas dilatat, nullo sane tali contin-<text:line-break/>gente, quale accidit, ubi ' melancholicus sanguis va-<text:line-break/>rices procreaverit: his namque periculum imminet, si quis<text:line-break/>venas affectas excidere aggrediatur, ne melancholia cor-<text:line-break/>ripiantur. Hoc enim saepius fieri visum est, non modo<text:line-break/>lu varicibus, verum etiam lu haemorrlioidibus; quae ex</text:span></text:p>
      <text:p text:style-name="P55">hujuscemodi humore consistunt. Quidam quum longo<text:line-break/>tempore ulcus in crure habuisset, vena, quae superpositu<text:line-break/>erat, varicosiore excisa, statim quidem ulcus antiquum<text:line-break/>curatum est: quod vero ex incisione sublatae venae con-<text:line-break/>traxit, insanabile permansit: postremo autem, jam anno<text:line-break/>exacto, unus ex meis praeceptoribus Pergami, Stratoni-<text:line-break/>cus nomine, Sabini Hippoeratici discipulus, homini lu<text:line-break/>cubito venam secuit: et quum sanguinem crassum ac<text:line-break/>nigrum excerni vidisset, paulum etiam postridie detra-<text:line-break/>xit, necnon tertio et quarto die similiter modicum: at-<text:line-break/>que ubi medicamento nigrum humorem educente homi-<text:line-break/>nem purgasset, atque ei victum boni succi praescripsisset,<text:line-break/>his nimirum tribus peractis ad ulceris curationem se<text:line-break/>convertit.</text:p>
      <text:h text:style-name="Heading_20_2" text:outline-level="2">Cap. V.</text:h>
      <text:p text:style-name="P60">Quod igitur in venis et arteriis hnrno-<text:line-break/>res omnes una cum sanguine continentur, ostendit ipsius<text:line-break/>varietas tum in colore, tum in consistentia: quinetiam et<text:line-break/>ex his, quae modo dicta sinit, abunde patet, praeterea et</text:p>
      <text:p text:style-name="P7"><text:span text:style-name="T2">ex his, quae in libro de natura humana ah Hippocrate<text:line-break/>scriptu sunt, de quibus latius sane in libris de Elemen-<text:line-break/>tis ex illius sententia pertractavimus. At nunc etiam ne-<text:line-break/>cesse est ex. his aliquid in medium afferre; lude autem<text:line-break/>exordiemur, ubi haec habet. Atqui corpus hominis in<text:line-break/>se ipso sunguinem habet, et pituitam, et duplicem bilem,<text:line-break/>flavam scilicet et atram, atque haec ipsi esi corporis<text:line-break/>natura, et ob baec dolet et bene valet. Jnitur tum<text:line-break/>o<text:line-break/>praesertim bene valet, quum haec invicem mode~<text:line-break/>rate fuerint temperata quoad eorum tum sacultatem,<text:line-break/>tum multitudinem, et potijsemum si fuerint commixta:<text:line-break/>dolet autem, quum horum aliquod vel justo minus vel<text:line-break/>plus evaserit , aut seserit in corpore scgregatum, neque<text:line-break/>aliis omnibus commixtum sit. Jiecejsc esi enim</text:span><text:span text:style-name="T5">}</text:span><text:span text:style-name="T2"> ubi st</text:span><text:span text:style-name="T5">0</text:span><text:span text:style-name="T2">_<text:line-break/>rum quodvis suerit secretum, et per sc . ipsu</text:span><text:span text:style-name="T5">m</text:span><text:span text:style-name="T2"> sic terit,<text:line-break/>non locum tantum, a quo excesisit, morbo obnoxium reddi,<text:line-break/>verum etiam et eum, in quo consiitsrit </text:span><text:span text:style-name="T5">ac</text:span><text:span text:style-name="T2"> su</text:span><text:span text:style-name="T5">er</text:span><text:span text:style-name="T2">i</text:span><text:span text:style-name="T5">t</text:span><text:span text:style-name="T2"> deten-<text:line-break/>tum, eo quod supra modum repleatur, nihUomi</text:span><text:span text:style-name="T5">nu</text:span><text:span text:style-name="T2">s astici,<text:line-break/>atque tUrobique dolorem ae laborem sacejscre, Etenim<text:line-break/>quum horum aliquod extra corpus supr</text:span><text:span text:style-name="T5">a</text:span><text:span text:style-name="T2"> redundet.</text:span></text:p>
      <text:p text:style-name="P7"><text:span text:style-name="T2">effluxerit</text:span><text:span text:style-name="T33">, </text:span><text:span text:style-name="T2">ea </text:span><text:span text:style-name="T1">nimirum vacuatio dolorem </text:span><text:span text:style-name="T2">ajscrt. Quod </text:span><text:span text:style-name="T1">si<text:line-break/></text:span><text:span text:style-name="T2">rursum intus siat </text:span><text:span text:style-name="T1">evacuatio et </text:span><text:span text:style-name="T2">transimMtatio atque ab<text:line-break/>alUs secretio, duplici </text:span><text:span text:style-name="T1">dolore tunc corpus ajsici esi </text:span><text:span text:style-name="T2">ne-<text:line-break/>Cejse, quemadmodum dictum </text:span><text:span text:style-name="T1">esi, tum unde erupit, tum<text:line-break/></text:span><text:span text:style-name="T2">ubi exuperavit. Igitur tunc animal sanum esse, quum<text:line-break/></text:span><text:span text:style-name="T15">liaec </text:span><text:span text:style-name="T2">temperamenti mediocritatem obtinuerint, aegrotare<text:line-break/>autem, ubi vel in toto corpore, hoc est, in omnibus va-<text:line-break/>sis, alicujus eorum redundantia fuerit, vel in parte qua-<text:line-break/>plam una fiat, nemo, qui in artis operibus sit versatus,<text:line-break/>Hippocratem vera dixisse non fatebitur. Quum enim<text:line-break/>morbos, qui in una parte a melancholico humore fiunt,<text:line-break/>paulo ante enumerarem, id etiam declaravi, quod alii<text:line-break/></text:span><text:span text:style-name="T15">ex </text:span><text:span text:style-name="T2">varicunr vel haemorrhordis ablatione melancholia<text:line-break/>correpti funt: </text:span><text:span text:style-name="T15">proinde et </text:span><text:span text:style-name="T2">in partibus, quae in corporis<text:line-break/></text:span><text:span text:style-name="T15">profundo </text:span><text:span text:style-name="T2">latent, </text:span><text:span text:style-name="T15">rationi </text:span><text:span text:style-name="T2">consentaneum est similes affectus<text:line-break/></text:span><text:span text:style-name="T15">progigni </text:span><text:span text:style-name="T2">his, qui in cute cousistunt: atque ca nimirum<text:line-break/></text:span><text:span text:style-name="T15">ratione, si flava bilis </text:span><text:span text:style-name="T2">in unam quampiam partem </text:span><text:span text:style-name="T15">decu-<text:line-break/>buerit, erysipelas </text:span><text:span text:style-name="T2">generabitur; si vero atra, carbunculus.'</text:span></text:p>
      <text:p text:style-name="P7"><text:span text:style-name="T2">et cancer: nempe quum, quae in corporis profundo funt<text:line-break/>partes, nequaquam adamantinam constitutionem obtineant,<text:line-break/>fed </text:span><text:span text:style-name="T1">et </text:span><text:span text:style-name="T2">ipsae iisdem affectibus sint subjectae. In quibus<text:line-break/>igitur fieri potest ut firmiter efficientem causam agno-<text:line-break/>scamus, manifeste in his tum flava bilis tum atra con-<text:line-break/>spiciuntur, quae intestinorum alias aliud erodunt (nempe<text:line-break/>id, cui potissimum inhaeserint) atque nonnnnquam pror-<text:line-break/>sus insanabilem dysenteriam efficiunt: qnamobrem in<text:line-break/>Aphorismis, scripsit Hippocrates: Dysenteria, </text:span><text:span text:style-name="T1">si </text:span><text:span text:style-name="T2">ab atra<text:line-break/>bile ortum habeat, letale. Ego autem antea dixi, om-<text:line-break/>nes ex atra bile exulcerationes insanabiles esse, nisi quis<text:line-break/>curationem id appellare voluerit, si affecta particula tota<text:line-break/>circumquaque ad partem sinceram usque dissecta absclu-<text:line-break/>datur. Igitur quemadmodum intestina citra ullius an-<text:line-break/>xilii spem ulcerantur ab atra bile, a flava autem diffi-<text:line-break/>culter curationem admittunt: sic et constat unicuique<text:line-break/>aliarum partium evenire, quaecunque in profundo sunt<text:line-break/>silae et adhuc intestinis longe nobiliores existunt. Adde<text:line-break/>quod adhuc intestinorum curatio facilior est eo, quod medica-</text:span></text:p>
      <text:p text:style-name="P7"><text:span text:style-name="T2">mensa, quae per sedem injiciuntur, statim locis affectis oc-<text:line-break/>currunt: quod sane in aliis particulis nequaquam facile fieri </text:span><text:span text:style-name="T15">•<text:line-break/>potest. </text:span><text:span text:style-name="T2">Non igitur contemnendum aut parvam artis par-<text:line-break/></text:span><text:span text:style-name="T15">tem </text:span><text:span text:style-name="T2">indiscussam reliquerunt, qui nihil de atra bile con-<text:line-break/>sideraverunt, adhuc vero magis, qui neque de flava ali-<text:line-break/>quid dixerunt; qui autem neque de utrisque, neque de<text:line-break/>pituita sunt meditati, non omnino enumerare queas, quot<text:line-break/>necessaria artis praecepta omiserint Porro Erasistratus<text:line-break/>de atra bile nilul omnino scriptum reliquit, de flava<text:line-break/></text:span><text:span text:style-name="T15">autem </text:span><text:span text:style-name="T2">et pauca </text:span><text:span text:style-name="T15">quidem, </text:span><text:span text:style-name="T2">sed quae </text:span><text:span text:style-name="T15">non </text:span><text:span text:style-name="T2">omnia vera sint: sic<text:line-break/></text:span><text:span text:style-name="T15">enim </text:span><text:span text:style-name="T2">de ea scripsit. Biliosa autem, humiditas quod<text:line-break/>quidem necesario excernenda sit, plures qui superve-<text:line-break/>niunt asiscctus testantur, nempe morbus regius et inflam-<text:line-break/></text:span><text:span text:style-name="T15">mationes </text:span><text:span text:style-name="T2">, quae circa jecur oriuntur, aliique complures.<text:line-break/></text:span><text:span text:style-name="T15">Id autem </text:span><text:span text:style-name="T2">considerare</text:span><text:span text:style-name="T15">, </text:span><text:span text:style-name="T2">utrum haec generetur in ea quas<text:line-break/></text:span><text:span text:style-name="T15">in ventriculo </text:span><text:span text:style-name="T2">sit </text:span><text:span text:style-name="T15">alimenti </text:span><text:span text:style-name="T2">consectione, vel mixta cum<text:line-break/></text:span><text:span text:style-name="T15">his, </text:span><text:span text:style-name="T2">quae astsumuntur</text:span><text:span text:style-name="T15">, </text:span><text:span text:style-name="T2">exterius adveniat, nihil medicam<text:line-break/></text:span><text:span text:style-name="T15">artem </text:span><text:span text:style-name="T2">juvare </text:span><text:span text:style-name="T15">potest. </text:span><text:span text:style-name="T2">Haec quidem </text:span><text:span text:style-name="T15">de </text:span><text:span text:style-name="T2">flava </text:span><text:span text:style-name="T15">bile tra-<text:line-break/>didit Erasistrattis in </text:span><text:span text:style-name="T2">primo universalium sermonum</text:span></text:p>
      <text:p text:style-name="P55">Qui vero illi contradicunt, ajunt, quod, sicuti ipfe fate-<text:line-break/>tur, flavam bilem lu corpore redundantem officere, satius<text:line-break/>sane esset, si nequaquam ipsa generaretur, hoc vcro<text:line-break/>quum fieri non possit, saltem quam minimam gigni.<text:line-break/>Atqui nec, quominus generetur, omnino prohiberi potest,<text:line-break/>nec ullo paeto (siquidem id fieri possit) causa generatio-<text:line-break/>nis ipsius nequaquam cognita, ut quanr nriuiniiun illius<text:line-break/>gignatur, quis poterit providere. Igitur substantia hujusce-.<text:line-break/>modi humoris in cibis et potibus contineturquae ta-<text:line-break/>men prorsus inter se differunt, alia enim plurimum il-<text:line-break/>lius obtinent, alia minimum, et alia sorte nihil. Si au-<text:line-break/>tem in corpore generatur, tum in quibus potissimum<text:line-break/>partibus, tum etiam cujus efficientis causae vi ea gigna-<text:line-break/>tur, medicis necessarium est cognoscere. Verum hio-<text:line-break/>sermo communi sermoni de humorum- generatione eon-<text:line-break/>junetus est, de quibus ne meminit quidem Erasistratus.<text:line-break/>Quare quod ad ipsum pertinet, nee licebit cognoscere,.<text:line-break/>quae cibaria, nee quae visae studia, atque adhuc magis.</text:p>
      <text:p text:style-name="P7"><text:span text:style-name="T2">nec quae ipsorum hominum natura bonis vcl pravis hu-<text:line-break/>inoribus gignendis magis sint idonea: etsi inultos videa-<text:line-break/>mus, qui, quacunque victus ratione utantur, quampluri-<text:line-break/>nium congerunt humoris vel biliosi, vel melancholici,<text:line-break/>vel pituitosi. Etenim quod is quoque humor non le-<text:line-break/>vium morborum causa evadat, alibi a nobis est demon-<text:line-break/>stratum, quoniam et Ereststratus ipse confessus est, ab<text:line-break/>hujuscemodi humore quosdam affectus procreari. Quam-,<text:line-break/>vis enim utcunque caveat pravis humoribus causam .<text:line-break/>ascribere , tamen lentus et crassos ipse nervorum resc-.<text:line-break/>sutiouis causas esse pronuntiavit, ita scribens i Itaque<text:line-break/>ajsectus accidit per humorum intercidenliam in spiritus<text:line-break/>vasa </text:span><text:span text:style-name="T1">, </text:span><text:span text:style-name="T2">quae -in nervis sunt, quibus voluntarii -motus per-<text:line-break/>ficiuntur. Et paulo post. Intercidentia autem, inquit, sit<text:line-break/>alimenti, a quo nervi nutriuntur: ipsam autem lentum<text:line-break/>esi et tractile, ac difficile potest excerni. Quod vero hu-<text:line-break/>juscemodi humor apoplexiae et lethargi et morbi comi-<text:line-break/>tialis, nec non aliorum quamphnimorum affectuum causa<text:line-break/>existat, adhuc non dixit.</text:span></text:p>
      <text:h text:style-name="P3" text:outline-level="2">Cap. VI.</text:h>
      <text:p text:style-name="P42"><text:span text:style-name="T2">Caeterum - in praesentia aliorum humo-<text:line-break/>rum facultatem explicare nequaquam instituimus, nempe<text:line-break/>quum de atra bile proposuerimus pertractare</text:span><text:span text:style-name="T1">: </text:span><text:span text:style-name="T2">quam sane<text:line-break/>necessariam generationem habere, Hippocrates asseruit.<text:line-break/>Quo pacto autem non generetur copiosior, edocuit ab<text:line-break/>ipsis evidentibus auspicatus. Nam et in animantibus,<text:line-break/>quaecunque temperamento sunt calidiore et sicciore, ap-<text:line-break/>paret in ipsis quamplurirnum gigni</text:span><text:span text:style-name="T1">, </text:span><text:span text:style-name="T2">nec non- lu cali-<text:line-break/>dioribus et siccioribus anni temporibus, regionibus, et<text:line-break/>constitutionibus, et vitae studiis, quae in laboribus, et<text:line-break/>curis, et vigiliis, nec non in cibariis crassis atque im-<text:line-break/>modice siccis aguntur. Verum et totius corporis color<text:line-break/>nigrior est in his, qui hujuscemodi bilem congerere na-<text:line-break/>tura </text:span><text:span text:style-name="T1">sunt </text:span><text:span text:style-name="T2">apti. Adhuc </text:span><text:span text:style-name="T1">et </text:span><text:span text:style-name="T2">in morbis ardentibus, quicun-<text:line-break/>que citra •humiditatem generationem habent: in quibus<text:line-break/>si quando sanguis erumpit aut destillat, ater fluit. Haec<text:line-break/>igitur, quae evidentia funt, causas indicant, a quibus<text:line-break/>melancholicus humor generatur. De ipsius autem pur-<text:line-break/>gatione haec etiam evidentia inventionis viam osten-</text:span></text:p>
      <text:p text:style-name="P55">dunt. Lien diu male affectus, feu ex inflammatione, feu<text:line-break/>ex scirrho; feu ex imbecillitate, ad nigrius conversus co-<text:line-break/>lorem vitiatum in toto corpore efficit. Quin et ipse<text:line-break/>semper jecore nigrior existit, et praesertim in animali-<text:line-break/>bus temperamento calidioribus et siccioribus, qualia sunt<text:line-break/>ferratos dentes habentia, quemadmodum contra ea, quae<text:line-break/>temperamentum quam illa sortita sunt frigidius ac bu-<text:line-break/>ruidius, velnti sues, liene funt non admodum nigro. At<text:line-break/>bobus, si etiam fecundum naturam fe habeant, lien ni-<text:line-break/>grior est; ubi autem consenuerint, longe etiam ni-<text:line-break/>grior evadit- Caeterum viscus hoc, licet elixum, quip-<text:line-break/>piam acerbum gustui refert, ut jecori nequaquam simile<text:line-break/>appareat. His igitur persuasi praestantissimi veterum tum<text:line-break/>medicorum tum philosophorum a liene jecur expurgari<text:line-break/>pronunciaverunt, nempe quum attrahat, quicquid in sun-<text:line-break/>guine faeculentum est: id autem tale quid existit, ut<text:line-break/>dictum est, quale est faex in vino, atque in oleo amurca.<text:line-break/>Verum juniores, qui sectas constituere affectant, sicuti et</text:p>
      <text:p text:style-name="P7"><text:span text:style-name="T2">alia </text:span><text:span text:style-name="T1">plurima falfo </text:span><text:span text:style-name="T2">tradiderunt, ita et </text:span><text:span text:style-name="T1">hoc, </text:span><text:span text:style-name="T2">nihil scilicet<text:line-break/>medicum </text:span><text:span text:style-name="T1">ad </text:span><text:span text:style-name="T2">artis opera humorum speculatione indi-,<text:line-break/>gere; prae omnibus autem et id, nempe medicamenta<text:line-break/>purgantia frustra purgantia nominari. Etenim ajunt, ea<text:line-break/>omnes humores, qui in corpore continentur, aeque eva-<text:line-break/>cuare, non tantum eos, qui videntur noxam inferre.<text:line-break/>Hippocrates autem, ea purgare tanquarn confessum quod-<text:line-break/>piam assumens, demonstrat universo vitae tempore in<text:line-break/>corpore humano quatuor humores contineri, neque aeta-<text:line-break/>tem esse aliquam, neque anni tempus, neque corpo-<text:line-break/>ris naturam, in qua Jnon omnes consistant. Ex hoc<text:line-break/>autem, quod medicamenta flavam bilem attrahentia eis,<text:line-break/>qui morbo regio laborant, auxiliantur,- quae vero </text:span><text:span text:style-name="T4">υδρα-<text:line-break/>χωγα, </text:span><text:span text:style-name="T2">hoc est aquam educentia, appelluntur, hydropes<text:line-break/>ab utrium similitudine </text:span><text:span text:style-name="T4">ἀσκἱτας </text:span><text:span text:style-name="T2">nuncupatos evacuant, at-<text:line-break/>que adhuc ea, quae extrahunt nigra, elephantes et can-<text:line-break/>cros prohibent augeri, hinc veteribus sutis constare vi-<text:line-break/>surn est, unumquodque purgantium medicamentorum fa-<text:line-break/>nriliarem sibi hmnorem attrahere. At si verum esset,<text:line-break/>omnes humores. oui in vasis continentur, alteratos nui-</text:span></text:p>
      <text:p text:style-name="P7"><text:span text:style-name="T2">dem a medicamento pro illius facultate aeque evacuari,<text:line-break/>simile utique fuerit aiuilium </text:span><text:span text:style-name="T15">ab aliquo </text:span><text:span text:style-name="T2">horum </text:span><text:span text:style-name="T1">medica-<text:line-break/></text:span><text:span text:style-name="T2">mentorum purgari et sccta vena sanguine exinaniri.-<text:line-break/>Cur igitur </text:span><text:span text:style-name="T15">medicamentum </text:span><text:span text:style-name="T2">aquam </text:span><text:span text:style-name="T15">educeus </text:span><text:span text:style-name="T2">hy der icis ex- </text:span><text:span text:style-name="T15">'<text:line-break/></text:span><text:span text:style-name="T2">bibemus, </text:span><text:span text:style-name="T15">quum liceat </text:span><text:span text:style-name="T2">vena fecta </text:span><text:span text:style-name="T15">sanguinem </text:span><text:span text:style-name="T2">evacuare?<text:line-break/>cur autem in his plurimum aquosi, </text:span><text:span text:style-name="T15">humoris </text:span><text:span text:style-name="T2">evacuatus, -<text:line-break/>minimum autem biliosi,. contra </text:span><text:span text:style-name="T15">vero lu </text:span><text:span text:style-name="T2">his, qui regio<text:line-break/>morbo laborant, </text:span><text:span text:style-name="T15">biliosi plurimum, minimum </text:span><text:span text:style-name="T2">autem<text:line-break/>aquosi educitur.? cur, inquam, </text:span><text:span text:style-name="T15">juvantur </text:span><text:span text:style-name="T2">hydropes, qui<text:line-break/>ulcitae dicuntur, a medicamentis, </text:span><text:span text:style-name="T15">quae aquam </text:span><text:span text:style-name="T2">educunt, ubi<text:line-break/>moderate fuerint </text:span><text:span text:style-name="T15">purgati,, </text:span><text:span text:style-name="T2">qutuu </text:span><text:span text:style-name="T15">tamen </text:span><text:span text:style-name="T2">nemo ex his, qui<text:line-break/>evacuationes </text:span><text:span text:style-name="T15">per </text:span><text:span text:style-name="T2">medicamenta </text:span><text:span text:style-name="T15">purgantia </text:span><text:span text:style-name="T2">factas et eas,<text:line-break/>quae, fiunt per </text:span><text:span text:style-name="T15">venae </text:span><text:span text:style-name="T2">sectionem', , </text:span><text:span text:style-name="T15">aequas </text:span><text:span text:style-name="T2">vires obtinere<text:line-break/></text:span><text:span text:style-name="T15">autumant, </text:span><text:span text:style-name="T2">his </text:span><text:span text:style-name="T15">unquam mittere sanguinem ausus </text:span><text:span text:style-name="T2">sit? quin .<text:line-break/></text:span><text:span text:style-name="T15">etiam multi </text:span><text:span text:style-name="T2">per ea </text:span><text:span text:style-name="T15">medicamenta,, quae </text:span><text:span text:style-name="T2">aquam subducunt,<text:line-break/>evacuationes obeunt, omnes autem urluain cientibus<text:line-break/></text:span><text:span text:style-name="T15">utuntur: </text:span><text:span text:style-name="T2">etsi in </text:span><text:span text:style-name="T15">illis </text:span><text:span text:style-name="T2">etiam </text:span><text:span text:style-name="T15">opus </text:span><text:span text:style-name="T2">erat, asserentes ex<text:line-break/></text:span><text:span text:style-name="T15">sanguine, </text:span><text:span text:style-name="T2">qui a </text:span><text:span text:style-name="T15">renibus alteretur, urinae </text:span><text:span text:style-name="T2">generationem<text:line-break/></text:span><text:span text:style-name="T15">fieri, </text:span><text:span text:style-name="T2">potius lrydericis venam </text:span><text:span text:style-name="T15">secare, quum </text:span><text:span text:style-name="T2">medicamentis</text:span></text:p>
      <text:p text:style-name="P7"><text:span text:style-name="T2">minam cientibus eos curare. Melius siquidem fuerit se-<text:line-break/>mel quicquid superfluum est auserre, quam idem saepius<text:line-break/>et multorum dierum lutervallo ac. paulatim efficere.<text:line-break/>Caeterum scriptum jam a nobis est contra hanc opinio--<text:line-break/>nem uno seorfim commentario, cui titulus est In vanam<text:line-break/>opinionem de urinarum secretione. Proinde haud per-<text:line-break/>peram quaurplurimi. homines seipsos iis committunt, qui<text:line-break/>irrationali exercitatione, magis quam illis, qui rationali<text:line-break/>quadam perversione artem tractant. Id enim, quod eo--<text:line-break/>ruin quidam dicere consueverunt, verissimum est, longe ,<text:line-break/>melius ipsos tum sanorum tum aegrotantium nictus ra- •<text:line-break/>tiones cognoscere iis,- qui sophistice nugantur. Qui sane<text:line-break/>praeter cetera et vitam noftram consumunt, dum ea pri--<text:line-break/>muni legimus, quae eorum sectae principes scripserunt,<text:line-break/>deinde audimus,. quaecunqne afferunt illorum sectatores,<text:line-break/></text:span><text:span text:style-name="T1">ac </text:span><text:span text:style-name="T2">demum illorum etiam sophismata cogimur dissolvere.</text:span></text:p>
      <text:h text:style-name="Heading_20_2" text:outline-level="2">Cap. Vll.</text:h>
      <text:p text:style-name="P60">Hippocrates igitur vir quidam honestus<text:line-break/>ac probus suisse ridetur, neque ambitionis aut gloriae,</text:p>
      <text:p text:style-name="P7"><text:span text:style-name="T2">sed veritatis </text:span><text:span text:style-name="T1">amator. </text:span><text:span text:style-name="T2">Quod </text:span><text:span text:style-name="T1">si </text:span><text:span text:style-name="T2">gloriam et honorem ipsum<text:line-break/>appetivisse quis dicat, certe eam consequi huic viro quam<text:line-break/>facillimum suit, siquidem ipse in suis libris contendere<text:line-break/>cum praestantioribus sectis fe vetustioribus voluisset, et-<text:line-break/></text:span><text:span text:style-name="T1">si </text:span><text:span text:style-name="T2">nulla' prorsus suerit admodum illustris. Verum qui<text:line-break/>post ipsum inexplebili cupiditate immeritam gloriam<text:line-break/>affectarunt, proprias sectas pravas constituerunt, postquam<text:line-break/>contradictiones adversus ipsis antiquiores adduxerunt,<text:line-break/>quamvis ex his nonnulli morum probitate atque elegantia<text:line-break/>praediti essent, inter quos Erasistraturn quoque quispiam<text:line-break/>annumeraverit: scd et hunc contra Hippocratem contentio,<text:line-break/>quae cum ipsiusmet placitis pugnant, scribere coegit Nam<text:line-break/>quo pacto pugnantia non dixeris, animalis naturam om-<text:line-break/>nes ipsius particulas providenter conformasse, frustra<text:line-break/>autem eis totum lienis viscus procreasse? Quis, inquam,<text:line-break/>non norit, quosdam etiam ex ipsius sectatoribus viri-di-<text:line-break/>cta de splene aperte damnasse, ac propterea pronirn-<text:line-break/>ciasse, hujuscemodi riscus ciborum succum ad probi san-</text:span></text:p>
      <text:p text:style-name="P7"><text:span text:style-name="T2">guinis generationem jecori' praeparare; interirn veluti<text:line-break/>quoddam mesenterium omentum suo sermone efficientes,<text:line-break/>ut qui ignorent, oportere venas ex omnibus intestinis ad<text:line-break/>jecur nutritorium succum deferre, non ex solo ventri-<text:line-break/>culo? Quod autem </text:span><text:span text:style-name="T15">.</text:span><text:span text:style-name="T2">Erasistratus contentionis sane studio,<text:line-break/>non quod omnino crederet, contemplationem de humo-<text:line-break/></text:span><text:span text:style-name="T15">ribus </text:span><text:span text:style-name="T2">medicis inutilem esse, neque in qua animalis parte<text:line-break/></text:span><text:span text:style-name="T15">sanguis </text:span><text:span text:style-name="T2">generetur, </text:span><text:span text:style-name="T15">expresserit, </text:span><text:span text:style-name="T2">neque a qua causa, neque<text:line-break/>quo paclo, ex hoc, quod mox dicam, evidens indicium<text:line-break/>licet assumere: ipsum nempe nullius affectus, qui atra<text:line-break/>bile oriatur; neque omnino ab humore melancholico<text:line-break/>prorsus meminisse,- etsi non modo ipso priores philo-<text:line-break/>sophi ac medici,, verum etiam omnes homines </text:span><text:span text:style-name="T15">aliquem<text:line-break/></text:span><text:span text:style-name="T2">affectum melancholicum nominare consueverunt, </text:span><text:span text:style-name="T15">cujus<text:line-break/></text:span><text:span text:style-name="T2">curationem purgatione per album veratrum aggrediun-<text:line-break/>tur. Nemo enim inter Graecos enutritus ita est ruditer<text:line-break/>institutus, qui non legerit vel audiverit, Proeti filias fu-<text:line-break/>rore percitas a Melampude sic purgatas fuisse. Unde </text:span><text:span text:style-name="T15">non</text:span></text:p>
      <text:p text:style-name="P7"><text:span text:style-name="T2">folum usque ad ducentos vel trecentos annes, scd et<text:line-break/>multo plures purgatio haec </text:span><text:span text:style-name="T15">celebris </text:span><text:span text:style-name="T2">permansit, ita ut<text:line-break/>omnes homines inter id temporis eo medicamento ute-<text:line-break/>rentur. Melius igitur erat Erafistratum </text:span><text:span text:style-name="T15">contra </text:span><text:span text:style-name="T2">cominus<text:line-break/>congredrentes firma contentione demonstrare, </text:span><text:span text:style-name="T15">neque </text:span><text:span text:style-name="T2">me-<text:line-break/>lancholiam, neque ullam denique insaniam </text:span><text:span text:style-name="T15">ab.</text:span><text:span text:style-name="T2">atra bile<text:line-break/>provenire, sicuti nec cancrum, neque </text:span><text:span text:style-name="T15">elephantem, </text:span><text:span text:style-name="T2">ne-<text:line-break/>que ferinas in phreniticis amentias, </text:span><text:span text:style-name="T15">neque varices, </text:span><text:span text:style-name="T2">ne-<text:line-break/>que haemorrlroidas, neque multos </text:span><text:span text:style-name="T15">in </text:span><text:span text:style-name="T2">iis </text:span><text:span text:style-name="T15">tollendis </text:span><text:span text:style-name="T2">melan-<text:line-break/>cholia correptus fuisse. Verum </text:span><text:span text:style-name="T15">nihil hujusmodi </text:span><text:span text:style-name="T2">enun-<text:line-break/>tiare ausus est', veritus (ut puto) </text:span><text:span text:style-name="T15">ab iis improbari, </text:span><text:span text:style-name="T2">qui<text:line-break/>in artis operibus diligentius sunt </text:span><text:span text:style-name="T15">versati; </text:span><text:span text:style-name="T2">in </text:span><text:span text:style-name="T15">quibus </text:span><text:span text:style-name="T2">ve-<text:line-break/>teres medici, • non in sophisticis </text:span><text:span text:style-name="T15">rationibus, denionstratio-<text:line-break/>nes </text:span><text:span text:style-name="T2">Itruxerunt. Velim igitur </text:span><text:span text:style-name="T15">quispiam ipsius sectatorum<text:line-break/></text:span><text:span text:style-name="T2">mihi causam dicat, cur animalium, </text:span><text:span text:style-name="T15">quae calido et </text:span><text:span text:style-name="T2">sicco<text:line-break/>temperamento sunt, </text:span><text:span text:style-name="T15">atrum quidem lienem est ridere,<text:line-break/></text:span><text:span text:style-name="T2">ila </text:span><text:span text:style-name="T15">ut nec </text:span><text:span text:style-name="T2">comedendo </text:span><text:span text:style-name="T15">idoneus fit; nam in suibus, essi<text:line-break/></text:span><text:span text:style-name="T2">non aeqne-ut jecur est cdcudo, </text:span><text:span text:style-name="T15">non tamcu omnino </text:span><text:span text:style-name="T2">esui</text:span></text:p>
      <text:p text:style-name="P7"><text:span text:style-name="T2">ineptus esu At in leonibus et leaenis, et pantheris,<text:line-break/>et leopardis, et ursis, e.t lupis, qui eorum carnibus<text:line-break/>vesci delectantur, a liene abstinent, tanquarn mluus esui<text:line-break/>apto: quum utique oporteret, si quidem is primus come-<text:line-break/>stis et bibitis finitur, maxime ipso jecore, si fieri posset,<text:line-break/>edendo - aptiorem esse, sin minus, non omnino deterio-<text:line-break/>rem porro. Quum dixerit Erasistratus, de hujusinodi re-<text:line-break/>bus ratiocinationes, ut sibi luvicem prorsus consentiant<text:line-break/>opus esse, haud quidem satis percipio, cur rationes, quae<text:line-break/>ab evidentibus facile redarguuntur, quas neque ipsi earum<text:line-break/>auctores omnino tueri valuerunt, quidam admittere non<text:line-break/>vereantur. Erasistratus igitur ubi silentio praeteriisset<text:line-break/>humoris substantiam, quo nervi nutriuntur, deinceps ob<text:line-break/>usum, ad resolutionis nervorunr curationem eam demum<text:line-break/>coactus, descripsit, lentum inquiens atque </text:span><text:span text:style-name="T4">ολκιμον, </text:span><text:span text:style-name="T2">id est<text:line-break/>tractile, atque excretu difficile alimentum esse, quo nervi<text:line-break/>aluntur. Id autem non aliunde quam ex his, quae cicca<text:line-break/>nervos apparent, ratiocinatus est. Etenim si elixentur</text:span></text:p>
      <text:p text:style-name="P7"><text:span text:style-name="T15">aut putrescant, </text:span><text:span text:style-name="T1">in </text:span><text:span text:style-name="T15">hujusmodi humorem resolvuntur, atque<text:line-break/>quum in naturali habitu sunt, prorsus exangues existunt.<text:line-break/>Caeterum nisi concedatur, • unamquamque particulam pe-<text:line-break/>culiari humore propriae substantiae nutriri, unde proba-<text:line-break/>bilis fiat illius ratio, non habebit. Atqui si quidem unam-<text:line-break/>quamqne particulam nutrit proprius humor, non con-<text:line-break/>veniet, ut animantium, quae serratos dentes habent, lien<text:line-break/>dulce obtineat alimentum. Nam quum in his potissimum<text:line-break/>lienis forma acerbam atque acidam qualitatem referens<text:line-break/>evidenter appareat, liquido etiam patet, humorem ipsum<text:line-break/>nutrientem ejusmodi este. Igitur </text:span><text:span text:style-name="T24">hujusinodi </text:span><text:span text:style-name="T15">animalium<text:line-break/>opifex non despexit ex sanguine quicquid veluti limus<text:line-break/>ac faex suhsidet in sanguine ab </text:span><text:span text:style-name="T24">ipso </text:span><text:span text:style-name="T15">expurgare, </text:span><text:span text:style-name="T24">quem-<text:line-break/></text:span><text:span text:style-name="T15">admodum neque biliosum atque serosum recrementum.<text:line-break/>Proinde, si lu corpore omnes </text:span><text:span text:style-name="T24">humores </text:span><text:span text:style-name="T15">videntur contineri,<text:line-break/>(id enim Hippocrates ex- eo ostendit, quod omnes in </text:span><text:span text:style-name="T24">fa-<text:line-break/>nis </text:span><text:span text:style-name="T15">excernuntur propriis unicuique </text:span><text:span text:style-name="T24">medicamentis at-<text:line-break/></text:span><text:span text:style-name="T15">tracti,) ars, quae animalia </text:span><text:span text:style-name="T24">format, aliquod instrumentum<text:line-break/></text:span><text:span text:style-name="T15">efficere, quod melancholicas superfluitates </text:span><text:span text:style-name="T24">attrahat, non</text:span></text:p>
      <text:p text:style-name="P55">utique despexerit. Nec vero aliam erit particulam ex-<text:line-break/>cogilare, quae huic hunriditati excipiendae propria sit,<text:line-break/>ipso splene praetermisso. Num) igitur adhuc quaeres, per<text:line-break/>quodnam vas haec sanguinis crassitudo ad ipsum deferatur,<text:line-break/>neque credes, per eandem venam non folum lienem attra-<text:line-break/>here, verum etiam ventriculum familiarem sibi humorem<text:line-break/>in longioribus inediis? Nam si adhuc eorunr memor sis,<text:line-break/>quae in commentariis de facultatibus naturalibus demon-<text:line-break/>stravimus, nec horum quicquam inquires, neque quo<text:line-break/>pacto per, easdem venas ex ventriculo per totum animal<text:line-break/>nutrimentum deseratur.'. Atqui rursus defertur per eas-<text:line-break/>dem venas ad ventriculum: tum in purgationibus, quas<text:line-break/>perficiunt assumpta medicamenta, tum in iis, quas na-<text:line-break/>tura in morborum crisibus molitur, sicuti in bene valen-<text:line-break/>tibus -nomiunquam optimus etiam sanguis ad veutricu-<text:line-break/>lurn commeat, ipsum nimirum nutriturus, quod in lon-<text:line-break/>gioribus inediis contingit Quin etiam quandoque ex<text:line-break/>toto corpore per easdem venas quam plurima excrementa<text:line-break/>coufertim excernuntur. Haec autem omnia in cornmeii-</text:p>
      <text:p text:style-name="P55">tariis de facultibus naturalibus a nobis sunt demonstrata.<text:line-break/>Oportet autem eum, qui contradicit, non ad conclusio-<text:line-break/>nes demonstrationum eas rationes adducere, quas lu illis<text:line-break/>tractationibus redarguimus, scd nostras demonstrationes<text:line-break/>falsas esse demonstrare, vel, si horum nihil praestiterint,<text:line-break/>verecunde tacere, quemadmodum fecit Erafistiatus.</text:p>
      <text:h text:style-name="Heading_20_2" text:outline-level="2">Cap. VIII.</text:h>
      <text:p text:style-name="P42"><text:span text:style-name="T2">Caeterum quum nihil de humorum gene-<text:line-break/>ratione ac facultate tradidisset, ubi nervorum dissolu-<text:line-break/>tionis curationem scribere est aggressus, coactus . est de<text:line-break/>humore nervos nutriente meminisse, quemadmodum et<text:line-break/>in secundo de febribus coactus est veteribus astipulari,<text:line-break/>menstruam excretionem non absolute evacuationem no-<text:line-break/>minans, sed purgationem, sicuti et eam, quae per pnrgan-<text:line-break/>tia medicamenta perficitur. Sic enim veteres medici is-<text:line-break/></text:span><text:span text:style-name="T4">χειαν, </text:span><text:span text:style-name="T2">hoc est fluorem; qui in partu accidit, purgationem<text:line-break/>nuncuparunt, non absolute evacuationem. Nam .quum<text:line-break/>natura, quae foetum format et anget, praegnationis tern-<text:line-break/>pore optimum sanguinem attrahat, relinquitur in venis</text:span></text:p>
      <text:p text:style-name="P7"><text:span text:style-name="T2">vitiosissimus, quij nempe, post partum excernitur, quem-<text:line-break/>admodum singulo quoque mense, qui, non solum quanti-,<text:line-break/>tale, verum etiam qualitate superfluus est atque inutilis.<text:line-break/>Atque hic plerumque ea sanguine, qui secundum natu-<text:line-break/>ram se habet, longe nigrior existit. ltaque Erasistratus<text:line-break/>in secundo de febribus hunc </text:span><text:span text:style-name="T24">in </text:span><text:span text:style-name="T2">modum scripsit. Decet<text:line-break/>igitur </text:span><text:span text:style-name="T1">eum, </text:span><text:span text:style-name="T2">qui recte voluerit morbos curare, in<text:line-break/>medicae artis operibus ejse versatum, neque siymptoma<text:line-break/>ullum, quod morbo superveniat, inferutatum praetermit-<text:line-break/>tere, verum diligentius inspicere atque curiosius per-<text:line-break/>quirere, ob quam dispositionem accidat eorum urtum-<text:line-break/>quodque. Contigit enim quandoque, quum mulier febri-<text:line-break/>citaret </text:span><text:span text:style-name="T1">ac </text:span><text:span text:style-name="T2">videretur, leviter et citra persculum habere,<text:line-break/>nigrarum urinarum excretionem fieri, quales in ipsis<text:line-break/>signis perniciosijsimae describuntur. Ubi autem inquire-<text:line-break/>retur, ob quam dispositionem excretio, sucta ejset, nunc<text:line-break/>mulieri purgationis tempus adejsi deprtdtansium esi, </text:span><text:span text:style-name="T24">et<text:line-break/></text:span><text:span text:style-name="T2">quum hujusaiodi excretio detineretur, ad vesicam, quae</text:span></text:p>
      <text:p text:style-name="P7"><text:span text:style-name="T2">congesta </text:span><text:span text:style-name="T1">erant, prorupijse, </text:span><text:span text:style-name="T2">atque </text:span><text:span text:style-name="T1">ob </text:span><text:span text:style-name="T2">eam excretionem mu-<text:line-break/></text:span><text:span text:style-name="T1">lieri </text:span><text:span text:style-name="T2">magis </text:span><text:span text:style-name="T1">levitatem quam </text:span><text:span text:style-name="T2">difficultatem accidistse quis<text:line-break/>jure </text:span><text:span text:style-name="T1">exisiintajset. Quod sane </text:span><text:span text:style-name="T2">et </text:span><text:span text:style-name="T1">ex </text:span><text:span text:style-name="T2">iis, quae apparebant,<text:line-break/>contigijse </text:span><text:span text:style-name="T1">visum esi. </text:span><text:span text:style-name="T2">Quod igitur nigra saepius mingair-<text:line-break/>tur, menstrua purgatione deteuta, quodque magis ex </text:span><text:span text:style-name="T15">his<text:line-break/></text:span><text:span text:style-name="T2">excretionibus leventur, quam exacerbentur, quae </text:span><text:span text:style-name="T15">ita </text:span><text:span text:style-name="T2">ae-<text:line-break/>grotant mulieres, atque adhuc quod purgatio sit, quae<text:line-break/>per uterum fit evacuatio, demonsti.vit Erasistratus tum ad<text:line-break/>praesentis affectus cognitionem, tunr etiam ad </text:span><text:span text:style-name="T15">futurorum<text:line-break/></text:span><text:span text:style-name="T2">praenotionem</text:span><text:span text:style-name="T1">, </text:span><text:span text:style-name="T2">utilem esse , quem habuit Iermonem </text:span><text:span text:style-name="T15">recto .<text:line-break/></text:span><text:span text:style-name="T2">quidem exponens. Itaque in omnibus quae tradidit </text:span><text:span text:style-name="T15">fatetur,<text:line-break/></text:span><text:span text:style-name="T2">lu homluis corpore humorem melancholicum gigni, </text:span><text:span text:style-name="T15">sicuti et<text:line-break/></text:span><text:span text:style-name="T2">biliosum et pituitam. Ostensum autem est a nobis, </text:span><text:span text:style-name="T15">pi-<text:line-break/></text:span><text:span text:style-name="T2">tuitosum humorem ex pituitosis cibariis in prima </text:span><text:span text:style-name="T15">con-<text:line-break/></text:span><text:span text:style-name="T2">coctione, quae in ventriculo fit, generationem habere,<text:line-break/>veluti biliosum et melancholicum </text:span><text:span text:style-name="T15">lu </text:span><text:span text:style-name="T2">jecore, </text:span><text:span text:style-name="T15">lu cujus<text:line-break/></text:span><text:span text:style-name="T2">quidem concoctione pituitosus etiam </text:span><text:span text:style-name="T15">humor in sangui-..<text:line-break/></text:span><text:span text:style-name="T2">nem mutatur. Quam ob causam </text:span><text:span text:style-name="T15">nullum ipsi proprium</text:span></text:p>
      <text:p text:style-name="P7"><text:span text:style-name="T2">instrumentum molita est natura ad sanguinis expurgatio-<text:line-break/>nem, quemadmodum </text:span><text:span text:style-name="T1">est </text:span><text:span text:style-name="T2">utraque vesica et liem siqui-<text:line-break/>dem hae sanguinem a bilinso humore et seroso expurgant,<text:line-break/>lien vero ab humore melancholico. At pituitosus humor,<text:line-break/>qui in ventriculo gignitur, quum una cum humoribus,<text:line-break/>qui ex comestis et bibitis consistunt, in jecur deferatur,<text:line-break/>cum illis sunul atque concoquitur, in sanginem vertitur,<text:line-break/>id vero, quod lu ventriculi spatiis relinquitur, a bile </text:span><text:span text:style-name="T15">de-<text:line-break/></text:span><text:span text:style-name="T2">tersum, quae a jecinore ad ipsa defluit, per inferiorem<text:line-break/>ventrem excernitur.- Porro, quod Erasistratus haec </text:span><text:span text:style-name="T15">no-<text:line-break/></text:span><text:span text:style-name="T2">verit, lude licet perspicere, quod in ratiocinationibus </text:span><text:span text:style-name="T15">cu-<text:line-break/></text:span><text:span text:style-name="T2">rativae artis ad illius usum coactus suerit horunr me-<text:line-break/>minisse. Ex eo autem, quod plurimis in locis haec </text:span><text:span text:style-name="T15">si-<text:line-break/></text:span><text:span text:style-name="T2">leat, obumbrare atque occulture voluisse, quaecunque </text:span><text:span text:style-name="T15">de<text:line-break/></text:span><text:span text:style-name="T2">humoribus ante ipsum recte ab antiquis medicis </text:span><text:span text:style-name="T15">tradita<text:line-break/></text:span><text:span text:style-name="T2">sunt, manifeste deprehenditur. Vt enim, caeleris </text:span><text:span text:style-name="T15">omissis,<text:line-break/></text:span><text:span text:style-name="T2">ea tantum </text:span><text:span text:style-name="T15">recenseamus, </text:span><text:span text:style-name="T2">quorum </text:span><text:span text:style-name="T15">in paulo </text:span><text:span text:style-name="T2">ante </text:span><text:span text:style-name="T15">comme-<text:line-break/></text:span><text:span text:style-name="T2">moratis verbis </text:span><text:span text:style-name="T15">obiter meminit, </text:span><text:span text:style-name="T2">nemo </text:span><text:span text:style-name="T15">utique poterit illius<text:line-break/></text:span><text:span text:style-name="T2">reticentiae rationabilem </text:span><text:span text:style-name="T15">causam </text:span><text:span text:style-name="T2">adducere, </text:span><text:span text:style-name="T15">quum ipse ad</text:span></text:p>
      <text:p text:style-name="P7"><text:span text:style-name="T2">verbum scribat: Contigit enim quandoque, </text:span><text:span text:style-name="T1">quum </text:span><text:span text:style-name="T2">mulier-<text:line-break/>febricitaret, ac videretur leviter ac citra periculum ha-<text:line-break/>bere, nigrarum urinarum excretionem sieri, aquales in ip-,<text:line-break/>sia signis.</text:span><text:span text:style-name="T1">'</text:span><text:span text:style-name="T2">perniciosisisirnae describuntur. lgitur, quod a<text:line-break/>veteribus medicus nigra urina luter signa perniciosa<text:line-break/>descripta est, se scire ait, ut qui videlicet legerit, quae<text:line-break/></text:span><text:span text:style-name="T15">ab </text:span><text:span text:style-name="T2">ipsis de urinis scripta sunt: quippe .quae in hi», </text:span><text:span text:style-name="T15">qui<text:line-break/></text:span><text:span text:style-name="T2">acutis febribus aegrotant, maximam vim obtinent. Quam-&gt;<text:line-break/>ohrem opus erat ipsum in libris de sebrihus, et prae-,<text:line-break/>sertlur in hoc secundo, ubi haec scripsit, exactius de ipsis<text:line-break/>urinis pertractasse. Hippocrates enim ita in Prognostico<text:line-break/>scripsit: Urina autem optima esi, quum alba esi sub-,<text:line-break/>sidentia, neo non laevis et aequalis per omne tempus,<text:line-break/>quausaue, morbus fuerit judicatus </text:span><text:span text:style-name="T15">; </text:span><text:span text:style-name="T2">significat enim, peri^<text:line-break/>culum abestse </text:span><text:span text:style-name="T15">et, </text:span><text:span text:style-name="T2">morbum brevem sare. Quod si inter-<text:line-break/></text:span><text:span text:style-name="T15">mittat</text:span><text:span text:style-name="T2">, et </text:span><text:span text:style-name="T15">quandoque </text:span><text:span text:style-name="T2">purum, </text:span><text:span text:style-name="T15">mingat, </text:span><text:span text:style-name="T2">quandoque </text:span><text:span text:style-name="T15">vero<text:line-break/>album </text:span><text:span text:style-name="T2">et laeve subsidat, diuturnior morbus </text:span><text:span text:style-name="T15">evadit et mi-,<text:line-break/>nus </text:span><text:span text:style-name="T2">periculo </text:span><text:span text:style-name="T15">vacat. </text:span><text:span text:style-name="T2">Si </text:span><text:span text:style-name="T15">autem </text:span><text:span text:style-name="T2">unia </text:span><text:span text:style-name="T15">fuerit subrubra, ei</text:span></text:p>
      <text:p text:style-name="P67">subsidentia item subrubra et laevis, diuturnior hic sane<text:line-break/>priore siet, sed admodum salutaris. At subsidentiae in<text:line-break/>urinis, quag crasisioris siarinae hordei speciem reserunt,<text:line-break/>pravae sunt- his vgro deteriores, in quibus veluti la-<text:line-break/>minae quaedam apparent; tenues autem et albae valde<text:line-break/>vitiosae exisiunti atque his adhuc deteriores, quae fur~<text:line-break/>fures imitantur. Nebulae, quae in urinis seruntur,<text:line-break/>albae bonae, nigrae autem malae. Quousaue autem<text:line-break/>urinae fuerint rusae ac tenues, crudum esae morbum<text:line-break/>significant: et si diutius tales extiterint, periculum immi-<text:line-break/>net, ne durare aeger non postit, quousique morbus conco-<text:line-break/>quatur. Perniciosijsimae vero omnium urinae sunt aquo-<text:line-break/>sae- et graviter olentes, et nigrae, et crajsae. Jn mu-<text:line-break/>lieribus autem et viris nigrae urinae sunt teterrimae, in<text:line-break/>pueris vero aquosae. Porro qui tenuem diutius et<text:line-break/>crudam urinam mingunt, si caetera, at in hisqui ser-<text:line-break/>vandi sunt, adsint indicia, in iis abseestsam insca septum<text:line-break/>transaersum expectare oportet. Pinguedines desuper</text:p>
      <text:p text:style-name="P55">natantes, quae aranearum speciem reserunt, damnandae<text:line-break/>surit: nam indicant colliquationem. Considerandae 'auc-<text:line-break/>tem sunt iri urinis nebulae, an deorsum serantur, an<text:line-break/>sursum, atque adhuc, quem colorem obtineant. Illae<text:line-break/>enim, quae deorsum feruntur cum colone, quem paulo<text:line-break/>ante commemoravimus, bonae sant atque commendans<text:line-break/>dae: illae vero, quae sursum cum colore, qualis jam di-i<text:line-break/>ctus esi, attolluntur, contra sunt vitiosae atque dam-<text:line-break/>nandae. Vorum ne te decipiat, si ipsa vesica aliquam<text:line-break/>his similem reddat urinam: non enim tunc totius cor-<text:line-break/>poris erit indicium, sed solntsrnetipstus nota densanda<text:line-break/>esi. Itaque, quum haec scripserit Hippocrates, et post<text:line-break/>ipsum Diocles et Praxagoras similia tradiderint, rationi<text:line-break/>utique consentaneum erat, ut Erasistratus, addita suae<text:line-break/>opinionis ratione, demonstraret, verane an falsa illi pro-<text:line-break/>nunciarint: ' quemadmodum fecit de his, quae vomuntur<text:line-break/>et dejiciuntur: inter quae illa etiam quae dicuntur nigra<text:line-break/>continentur, et praeterea quae exquisite atra est bilis. Ve-<text:line-break/>rum in his distinguere quippiam necessum erat,'quod in<text:line-break/>vocis communione inter melancholicos humores consu-;</text:p>
      <text:p text:style-name="P55">sum existit, quod et nos panio ante exposuimus. Igitur<text:line-break/>Erasistratus omnem de humoribus artem praeteriit Ego.<text:line-break/>vero de omnibus hic pertractare nequaquam lustitui,<text:line-break/>scd de sola atra bile. Quae autem ex sermonis com-<text:line-break/>munitate de aliis etiam pertractavimus, in aliis libris a<text:line-break/>nobis copiosius tradita sunt.</text:p>
      <text:h text:style-name="Heading_20_2" text:outline-level="2">Cap. IX.</text:h>
      <text:p text:style-name="P60">Caeterum' quae de atra bile longa ex-<text:line-break/>perientia mihi firmiter cognita sunt, nunc adjiciam: quae<text:line-break/>sane illis usui futura funt, qui medicae artis non su-<text:line-break/>phisticas rationes, scd opera ipsa sectantur. Omnes enim<text:line-break/>qui ab humore melancholico proveniunt affectus, statim<text:line-break/>inter initia medicamentis eum humorem evacuantibus<text:line-break/>valide purgans, ita sane quo minus augeantur probi-.<text:line-break/>bebrs usque etiam ad cancros. Atqui eos non imme-<text:line-break/>rito quis admirabitur qui seu inviti, seu sponte sophis-<text:line-break/>rnata scripferunt ad melancholici humoris sublationem.<text:line-break/>Ajunt enim, .in bis tantum, qui praeter naturam sunt af-<text:line-break/>fecti,. cum humorem generari, quum nemo, qui bonis,<text:line-break/>exacte succis praeditus sit, bilem aliam in corpore eon-</text:p>
      <text:p text:style-name="P7"><text:span text:style-name="T2">tineat. </text:span><text:span text:style-name="T1">Si </text:span><text:span text:style-name="T2">'igitur (inquiunt) athletae cuipiam optimi<text:line-break/>habitus aliquod medicamentum propinaveris ex iis, quae,<text:line-break/>atram bilem evacuare existimantur, ipsam videbis eva-.<text:line-break/>cuari, quemadmodum, si ea quoque exhibeas, quae fla-<text:line-break/>vam bilem creduntur expurgare, ipsam haud aliter.con-.<text:line-break/>spicies excerni. Unde ipsi satis constare dicunt, a viri-<text:line-break/>bus medicamenti alterato sanguine in biles fieri trans-<text:line-break/>mutationem: veluti etiam si cui dederis medicamentum,<text:line-break/>quod pituitam subducat, ipsam quoque pituitam (in-,<text:line-break/>quiunt) videbis evacuari. Pari etiam modo, si ea, quae<text:line-break/>tenuem saniem evacuare credita sunt, hominem, qui op-<text:line-break/>timis scateat succis, assumere coegeris, videbis et tunc<text:line-break/>quandam aquosam et tenuem saniem excerni. Porro,<text:line-break/>priusquam fuerit demonstratum, quodcunque purgatorium<text:line-break/>medicamentum unum quendam humorem attrahere,.<text:line-break/>nempe quem natura attrahere natum est, istorum ra-<text:line-break/>tio aliquid probabile obtinere ridetur. Verum hoc de-<text:line-break/>monstrato , ipsorum mendacium manifeste nemo non de-<text:line-break/>prehendet. Ex eo enim ostensum est, eorum unumquod-<text:line-break/>que proprium humorem attrahere, quod ea medicamenta.</text:span></text:p>
      <text:p text:style-name="P7"><text:span text:style-name="T2">quae aqua inter cutem laborantibus propinantur, tantam<text:line-break/>saepenumero evacuationem moliuntur, ut integras rna-<text:line-break/>tellas impleant, ad proportionem autem eorum, quae<text:line-break/>ita educuntur, alvus detineatur, ac manifeste leventur-<text:line-break/>aegrotantes, atque facilius refpicent: quae vero in morbo<text:line-break/>regio offeruntur, flavam bilem plurimam evacuent, et<text:line-break/>juventur non parum inde aegrotantes. Si vero dontra<text:line-break/>medicamenta aquam fubducentia morbo regio laborantibus<text:line-break/>dederis, quae vero bilem educunt, his, qui aqua inter cu-<text:line-break/>tem infestantur, quam minimum proprii humoris utru-<text:line-break/>bique videbis evacuari, atque inde non folurn nihil<text:line-break/>iuveris. aegrotantes, verum etiam quam maxime laeseris,<text:line-break/>haud aliter quam si ipsis venam incideris. Atqui apud<text:line-break/>eos, qui credunt, a purgantibus medicamentis humores<text:line-break/>in corpore mutari, piout natura uniuscujusque trahentis<text:line-break/>extiterit, sectio quidem venae purgandi auxilio aequales<text:line-break/>vires obtinebit Caeterum quemadmodum nos.niedica-<text:line-break/>mentum, quod aquam subducit, exhibentes his, qui ea<text:line-break/>aquae inter cutem specie laborabant, quam </text:span><text:span text:style-name="T4">ἀσκἰτην </text:span><text:span text:style-name="T2">Graeci<text:line-break/>ab utribus nomine deducto appellant, cum exuperantem</text:span></text:p>
      <text:p text:style-name="P7"><text:span text:style-name="T2">humorem evacuamus, </text:span><text:span text:style-name="T1">tum </text:span><text:span text:style-name="T2">etiam aegrotum juvamus, sic<text:line-break/>et illi venae sectionem eligentes videant, quem finem<text:line-break/>hujuscemodi auxilium sortiatur. Quinetiam vel ex eo<text:line-break/>ridendi sunt, quod nullum in corpore instrumentum esse<text:line-break/>dicant, quod bilem atram recipiat, sicuti in jecinore fla-<text:line-break/>vae bilis vesica, inde conjiciendum esse putantes, lu his<text:line-break/>corporibus, quae integram obtinent valetudinem, atram<text:line-break/>bilem nequaquam contineri, qua ratione neque pituitam<text:line-break/>in nobis esse concedent, quemadmodum neque -in colum-<text:line-break/>bis flavam bilem; etenim vesicam, quae iecinori inhae-<text:line-break/>ret, non habent, sicuti neque alia quaepiam animantia.<text:line-break/>Quippe seipsos (nequaquam enim nos) aequivocatione<text:line-break/>decipiunt, humorem melancholicum, quem in bene va-<text:line-break/>lentibus dicimus progigni, perpetuo de atra bile dictum<text:line-break/>intelligentes, quam in his, qui praeter naturam sunt af-<text:line-break/>fecti, asserimus generari. Non enim eadem est bilis atra<text:line-break/>in his, qui integra sanitate fluuntur, et in aliquibus eo-<text:line-break/>rum, qui olirn naturalem habitum sunt egressi: nihil au-<text:line-break/>tem obstat, quin possis utrumque humorem (si libet)</text:span></text:p>
      <text:p text:style-name="P7"><text:span text:style-name="T1">atram bilem nominare. De his autem et ante dictum<text:line-break/>est: verum et nunc breviter tanquarn per capita id com-<text:line-break/>memorasse haudquaquam utique fuit inutile eorum<text:line-break/>gratia, ‘qui tum feipfos, tmn etiam eos, qui Hippocratis,<text:line-break/>sententiam exacte didicerunt, falsis rationibus circumve-<text:line-break/>niunt. </text:span><text:span text:style-name="T24">c</text:span></text:p>
      <text:h text:style-name="P1" text:outline-level="1">GALENI DE PULSUUM USV<text:line-break/>CIBER.</text:h>
      <text:h text:style-name="Heading_20_2" text:outline-level="2">Cap. I.</text:h>
      <text:p text:style-name="P69">Quis usus pulsuum? an qui et respira-.<text:line-break/>tioiiis, ut prope omnibus tum medicis tum philosophis<text:line-break/>visum est, an praeter hunc alius? Non enim certe ip-<text:line-break/>sis inexplorate credendum, quum adversari videantur<text:line-break/>ex aliis quibusdam evidentibus non pauca, idque potile<text:line-break/>simum, quod nunc sum proditurus Enirnvero respi—<text:line-break/>ratione privati quamprimum morimur, at pulsu or-<text:line-break/>batas multas partes citra magnam laesionem efficies. Si<text:line-break/>namque eas, vel quae per inguina ad crura descendunt,</text:p>
      <text:p text:style-name="P7"><text:span text:style-name="T2">vel quae per axillas ad manus repunt, arterias </text:span><text:span text:style-name="T1">laqueo </text:span><text:span text:style-name="T2">in-<text:line-break/>tercipere volueris, pulsu quidem illico privatas reddes<text:line-break/>quae lu'artubus funt universas, non tamen his artubus<text:line-break/>voluntarium motum adimes, ut nec etiam fenfum. Si<text:line-break/>vero temporis decursu torpidi, frigidi, pallidi et tabidi<text:line-break/>evadant, fortassis id sympathia magis quam pulsuum<text:line-break/>damno accidit. At si nervos laqueis interceperis, immo-<text:line-break/>biles prorsus et insensibiles partes extemplo efficies.<text:line-break/>Oportebat itaque et arterias eodem modo ac nervos vitia-<text:line-break/>sas, singulis quibus prius opitularentur partibus, eas quo-<text:line-break/>que celeriter oblaedere. Sed sane id omnium absurdis-<text:line-break/>simum: si' cervicis ai-terias laqueis interceperis, haud ma-<text:line-break/>niseste animal oblaeseris, tametsi connectunt ipsae cor<text:line-break/>cerebro, princeps vitalium actionum organum principi<text:line-break/>animalium. Si igitur adeo pernecessariarum arteriariun<text:line-break/>laesio' nullam manifestam animali’ laesionem adserat,<text:line-break/>multo minus et aliarum- aliqua oblaeferit.' At si, quum</text:span></text:p>
      <text:p text:style-name="P7"><text:span text:style-name="T15">afficiuntur, </text:span><text:span text:style-name="T1">nihil </text:span><text:span text:style-name="T15">laedant, undique constat, etsi valentes<text:line-break/>sint, eas minime conferre. Quomodo igitur ex pulsibus<text:line-break/>maxime praenoscimus? non ut ex causis mulsa vi pol-<text:line-break/>lentibus (dicet aliquis), sed ut ex signis pernecessariis,<text:line-break/>quemadmodum si quis ex incurvescentibus unguibus et<text:line-break/>nigrantibus de morte conriciat. Quum enim ea, quae<text:line-break/>usum vitae praestant, quaedam necessario sequuntur, pe-<text:line-break/>riculum quidem in ejus, quod usum visae praestat, lae-<text:line-break/>sione est</text:span><text:span text:style-name="T1">, </text:span><text:span text:style-name="T15">tum quod ex necessitate sequitur, signum fit<text:line-break/>periculi. Princeps quidem riscus est cor, ex quo ena-.<text:line-break/>scuntur arteriae, quae et eodem quo ipsum modo moven-<text:line-break/>tur, proindeque eodem modo laeduntur, atque ita magnum<text:line-break/>quid indicare natae sunt. At vero monstratum est, non idem<text:line-break/>esse magna indicare ac magna posse. Unde igitur tum me-<text:line-break/>dicis omnibus, tum philosophis lu mentem venit, ut ad<text:line-break/>eundem usum et respirationem et pulsus adduxerint,<text:line-break/>quum illa quidem ad magnum usum excellere nobis<text:line-break/>appareat, hi vero vel ad prorsus nullum, vel plane exi-<text:line-break/>guum? Mihi equidem videntur, quemadmodum et ei</text:span></text:p>
      <text:p text:style-name="P55">ipsis plores scribunt, quod consimilibus conversionibus ab<text:line-break/>iisdem causis convertantur, inde communem esse eorum<text:line-break/>usum animo concepisse. Nam et qui exercitantur, et<text:line-break/>qui in balneo lavantur, et qui aliter quovis modo ex-<text:line-break/>calfiunt, eorum non modo respirationem celeriorem<text:line-break/>frequentioremque ac majorem contueri licet, sed etiam<text:line-break/>pulsus pari modo mutatos. Praeterea qui algent ali-<text:line-break/>terve quolibet nrodo sunt refrigerati, horum , sicut re-<text:line-break/>spiratio rarior,- tardior ac minor visitur, ita et pulsus.<text:line-break/>Atque in ardentibus febribus maxime et celerrime et<text:line-break/>densissime respirant, et maximos, velocissimos et denfissi-<text:line-break/>mos pulsus habent. Quod si ab immodicis alimentis<text:line-break/>pulsus visuntur majores, respirationes minores, ne id<text:line-break/>quidem scrupulum rationi injicit Quippe minorem<text:line-break/>hi respirationem, quam pulsum, habent propter dia-<text:line-break/>pbragmatis compressionem. Caeterum quanto mino-<text:line-break/>rem, tanto hanc habent et crebriorem, scilicet respi-<text:line-break/>rationis parvitatem actionis coutluuilate compensantes.</text:p>
      <text:p text:style-name="P70">Quod enim aeris natura, thorace nequeunte fe latissime ape-<text:line-break/>rire, ex minori respiratione amisit, id densitate restituit.<text:line-break/>Ideoque tanlumdem iuinor simul et frequentior respiratio<text:line-break/>potest, quantum major simul atquc rarior. Diximus au-<text:line-break/>tem hoc loco rariorem pulsum eum, qui comestioni suc-<text:line-break/>cedit, non utique cum eo, qui comestionem praecedit,<text:line-break/>comparantes (quippe quo est frequentior), sed ad respi-<text:line-break/>rationis speciem reserentes. Igitur si respiratio, pari cum<text:line-break/>pulsu modo, iisdem ex causis mutatur, non tamen parehr<text:line-break/>noxam, quum perit, affert (nam id quoque prius est monstra-<text:line-break/>tum), utique dissidentia adversaque nihilominus exaequo in-<text:line-break/>vicem colligas licet, nempe tum ambo a natura ejusdem usus<text:line-break/>gratia data, tum non ejusdem. Verum ita fieri non potest,<text:line-break/>quum, alterum eorum verum esse, non ambo, sit necessurn.</text:p>
      <text:h text:style-name="Heading_20_2" text:outline-level="2">Cap. II.</text:h>
      <text:p text:style-name="P69">Itaque investigandum, qua parte altera<text:line-break/>rationum decipiat, ipso respirationis usu pro norma uo-<text:line-break/>bis proposito. Quem utique, ubi de ea tractavimus, du-<text:line-break/>plicem esse, sicut Hippocrates existimavit, indicavimus:</text:p>
      <text:p text:style-name="P7"><text:span text:style-name="T2">alterum, qui major est, ipsius insiti caloris confervatio-<text:line-break/>nem, alterum, qui minor, animalis spiritus nutritionem.<text:line-break/>At in horum utroque ex attracto per nares spiritu acce-<text:line-break/>dere cerebro utilitatem diximus. Quo minus mirum est,<text:line-break/>quum exiguum illi commodum ex corde suggeratur; si,<text:line-break/>carotidibus vocatis arteriis vinculo exceptis, exiguum<text:line-break/>quoque sentiat incommodum. Dicet hic fortasse quis-<text:line-break/>piam, ne minimum quidem apparere incommodum, quan-<text:line-break/>do per intcgrunr diei spatium (ut saepe experti sumus)<text:line-break/>animal fine noxa perduret. Et sane recte dicet. </text:span><text:span text:style-name="T24">Jain<text:line-break/></text:span><text:span text:style-name="T2">id cum nos dubios haberet, ejusmodi quoddam evidens<text:line-break/>lu quo fieret experimentum excogitavimus. Prius autem<text:line-break/>ratiocinationem ipsam, unde in ipsum veni, proponam.<text:line-break/>Quoniam demonstratum a nobis in aliis est, eos ventri-<text:line-break/>culos, qui in cerebro habentur, animalis spiritus, qui assi-<text:line-break/>due nutriri postulet, plenos esse, demonstratum quoque </text:span><text:span text:style-name="T24">non<text:line-break/></text:span><text:span text:style-name="T2">minus est, spiritum hunc in motu voluntario </text:span><text:span text:style-name="T24">consumi,<text:line-break/></text:span><text:span text:style-name="T2">satius sore visum est, ut animal, cui vinctae arteriae </text:span><text:span text:style-name="T24">es-</text:span></text:p>
      <text:p text:style-name="P5"><text:span text:style-name="T2">sent, currere cogeremus. Quum igitur diu probe cucur-<text:line-break/>risset, semper autem currere non potuisset, operae pretium<text:line-break/>ridebatur causam requirere, propter- quam diu quidem<text:line-break/>cucurrit, perpetuo autem non potuit, nec rursus diuti-<text:line-break/>nurn cursum continuare, sed eum statim remittere, ab-<text:line-break/>sumpto scilicet animali spiritu. Sed et hujus ipsius<text:line-break/>eventus causa videbatur plexus ille, qui ab Herophilo<text:line-break/>reticularis est vocatus. In hoc enim carotides arteriae,<text:line-break/>quum ad cerebrum ascendunt, antequam duram ejus<text:line-break/>membranam transierint, multlsariam ab ipsa finduntur,<text:line-break/>multis ceu villis </text:span><text:span text:style-name="T24">sibi </text:span><text:span text:style-name="T2">implexae, veluti si retia retibus su-<text:line-break/>perposita intelligas; tum spatium non exiguum, quod ce-<text:line-break/>rebri .basis dicitur, occupant; quum potuissent in ipsum<text:line-break/>cerebrum, quo scilicet a principio tendebant,</text:span><text:span text:style-name="T24">x</text:span><text:span text:style-name="T2">membranis<text:line-break/></text:span><text:span text:style-name="T24">ejus </text:span><text:span text:style-name="T2">statim trajectis, fe inserere. Nunc igitur mirabilis<text:line-break/></text:span><text:span text:style-name="T24">ille </text:span><text:span text:style-name="T2">plexus, tam tulo a natura, quae nihil temere mo-<text:line-break/></text:span><text:span text:style-name="T24">liatur, </text:span><text:span text:style-name="T2">loco conditus, magnae alicuius utilitatis index<text:line-break/></text:span><text:span text:style-name="T24">esse </text:span><text:span text:style-name="T2">videtur. At quoniam et intestinorum et quae iu</text:span></text:p>
      <text:p text:style-name="P13"><text:span text:style-name="T25">- </text:span><text:span text:style-name="T2">testes fe inserunt vasorum revolutionem, tum ut ma-<text:line-break/>teriae in his contentae perfecte concoquerentur, tum ut<text:line-break/>locuturis functionibus abunde praeparatae fuperessent,<text:line-break/>factam contemplabamur, non alienum a ratione vide-<text:line-break/>batur, hic quoque tale quippiam commentam esse natu-<text:line-break/>ram, ac simul materiam eam, quae in arteriis contine-<text:line-break/>tur, (ea est sanguis calidus et tenuis et halituosus,)<text:line-break/>longo tempore conficere, simul animali, qui in cerebro<text:line-break/>'est, spiritui copiosum alimentum praeparare. Proinde,<text:line-break/>quamvis continuatio cum corde cerebro sit adempta, ta-<text:line-break/>men satisfacere ei longo tempore posse reticularem ple-<text:line-break/>xum, potissimum si animal quiescat, ceu animali spiritu<text:line-break/>in motum voluntarium minime tum consumpto. Ac, quod<text:line-break/>difficillimum videbatur, maximeque negotium facessere,-<text:line-break/>nempe quod in carotidibus arteriis accidit, id nullum<text:line-break/>etiam habere dubitationem apparet. Similiter nec quod<text:line-break/>in reliquis omnibus contingit, quarum qualibet vinculo<text:line-break/>excepta nulla in praesens noxa parti affertur. Oporte-<text:line-break/>bat enim (arbitror) hic quoque aestimari, non' esse si-</text:span></text:p>
      <text:p text:style-name="P70">mile; aut principium ipsum insiti caloris pati, aut ali-<text:line-break/>quod eorum, quae ab illo calorem-accipiunt. Quippe id<text:line-break/>semper esse praecalidum debet, ut quod se ipsum et alia<text:line-break/>tum moveat una pulsatorie, tum calefaciat; his satis ad<text:line-break/>falutem est, si vel exigui compotes sint caloris. Et prin-<text:line-break/>cipium quidem ipsum si naturali calore prives, non ip-<text:line-break/>sum modo refrigeres, scd etiam universa, quae ab eo<text:line-break/>prius calorem ceperunt. Reliquorum nulli, licet arte-<text:line-break/>rias vinculo constringas, omnem adimere calorem possis,<text:line-break/>quando et per tunicas ipsas nonnihil confluxerit. Est<text:line-break/>enim juxta Hippocratis sententiam tutum corpus sibi<text:line-break/>conspicabile atque confluxibile. Quare, si non per ar-<text:line-break/>terias, at certe per alia et potissimum venas propter eum,<text:line-break/>qui est de una lu alteram-, continuum transitum in orn-.<text:line-break/>nem particulam deseretur caloris aliquid. Omnia igitur<text:line-break/>alia cum rerum evidentia consentiunt. Nec inirum vi-<text:line-break/>deri praeterea debebit, si principium caloris, ubi re-<text:line-break/>spiratione privatur, plus quam caetera noxae contrahit</text:p>
      <text:p text:style-name="P7"><text:span text:style-name="T2">Quippe </text:span><text:span text:style-name="T1">in </text:span><text:span text:style-name="T2">cucurbitulis iis, quibus medici utuntur,<text:line-break/>flamma rllico extinguitur, calor tum in aere incluso, tum<text:line-break/>in ipso corpore diu manet, idque nullius nutrimenti<text:line-break/>ope. Simili modo in domibus iis, quae igne excalfiunt,<text:line-break/>calor saepe remanere cernitur igne extlucto. Non ergo<text:line-break/>est similis calor is, qui cordi naturalis est, ei, qui caeleris<text:line-break/>partibus, quum id fervere semper sit opus, his satis sit,<text:line-break/>si non sint frigidae. Intelliges clarius quod dicitur, si<text:line-break/>cor animalis nudaveris, tegumentum id, quod ei velut<text:line-break/>tunica circumdatum est (quam pericardium appellant), di-<text:line-break/>videns, nulla alia pectoris parte confossa. Etenim celer-<text:line-break/>rime interit animal, si cor ipsum refrigeres; sin calidum<text:line-break/>serves, nihil patitur. Sane refrigerabis, si in frigido<text:line-break/>aere chirurgiam administrabis, praeterea si frigidam<text:line-break/>asperseris; calidum diutissime servabis, si diversis ratio-<text:line-break/>nibus uteris. Caeterum si, corde jam refrigerato, et pro-<text:line-break/>pterea animali jam mortuo, velis, alterutro ventriculorum<text:line-break/>ejus adaperto, et praecipue sinistro, digitum lu eum sta-</text:span></text:p>
      <text:p text:style-name="P7"><text:span text:style-name="T15">tim mittere, magnum inibi calorem deprehendes, longe-<text:line-break/>que majorem, quam in aliis sit partibus, dummodo pro<text:line-break/>naturae modo fe habeant Quippe par caloris portio ut<text:line-break/>cordi est minima, sic reliquis partibus est omnino magna-<text:line-break/>Proinde, ubi quod pro naturae modo est non fervatur,<text:line-break/>cordis quidem calor, qui veluti flamma est, perit, reli-<text:line-break/>quorum calor longo spatio durat. At vero illi sola respi-<text:line-break/>ratio calorem tuetur; aliis partibus duplex ejus cu-<text:line-break/>stodia est, et pulsus, qui veluti quaedam respiratio est,<text:line-break/>et quod ex abundautiore naturae gratia accedit, quod a<text:line-break/>corde confluit Duplici igitur de causa pars quaeris<text:line-break/>cor ipsum superat, quominus noxam ex caloris inopia ce-<text:line-break/>leriter contrahat. Siquidem, cum illi plurimo sit opus,<text:line-break/>caeteris exiguo, quumque illi a nullo calor confluat, sed<text:line-break/>aliis ab illo, utique illud celeriter a naturali statu rece- </text:span><text:span text:style-name="T34">-<text:line-break/></text:span><text:span text:style-name="T15">dit, haec minime.</text:span></text:p>
      <text:h text:style-name="Heading_20_2" text:outline-level="2"><text:span text:style-name="T15">Cap. </text:span><text:span text:style-name="T20">II</text:span><text:span text:style-name="T15">I.</text:span></text:h>
      <text:p text:style-name="P69">Quod autem non solum per arterias, scd<text:line-break/>etiam per venas et alia universa confluat a corde calor,</text:p>
      <text:p text:style-name="P55">quoniam de hoc paucis prius facta mentio est, rursus<text:line-break/>idem resumendum deuronstiandunique nobis est, sed pro-<text:line-break/>positis prius evidentibus eventis, ex quibus id* colligi<text:line-break/>possit. Ergo multis nronarchis, gregariis militibus, jam<text:line-break/>saepe singulari pugna decertantibus, sed et venatoribus<text:line-break/>ita venas et arterias vulnerari contigit, ut necesse me-<text:line-break/>dicis fuerit eas vinculo excipere; qui omnes non longo<text:line-break/>interposito spatio frigidiores libi redditas partes fenfe-<text:line-break/>runt, ac citius quidem, quibus tum arteriae, tum venae<text:line-break/>fuere devinctae, serius, quibus arteriae tantum, minime<text:line-break/>vero, quibus solae venae. Ex quibus manifestum est,<text:line-break/>per venas quoque aliquem partibus accedere calorem,<text:line-break/>quanquam longe minorem, quam qui per arterias trans-<text:line-break/>mittatur. Quin, .si quam corporis partem citra ullum<text:line-break/>vulnus arctissime deligare velis, illico eam lividam sii-'<text:line-break/>gidainque effectam contemplabere; quod planum est inde<text:line-break/>adeo evenire, quod calore, qui per’ omnes partes super--<text:line-break/>ne confluxerat, est privata. Ergo quum hoc quoque de-<text:line-break/>monstratum jam sit, nihilque jam adversari videatur,</text:p>
      <text:p text:style-name="P70">quo minus unus respirationis et pulsuum usus sit, facile<text:line-break/>promptumque collectu arbitror, caloris in quaque parte<text:line-break/>custodiendi causa pulsum esse conditum, ltaque quod<text:line-break/>ex respiratione uni praestatur cordi, id ex pulsu calori<text:line-break/>illi, qui in toto est animali, accidit, communem autem<text:line-break/>utriusque esse et animalis spiritus nutritionem, ve-<text:line-break/>ruta arteriarum magis propriam, si quid eorum memi-<text:line-break/>nimus, quae de reticulari textu praediximus. Quoniam<text:line-break/>igitur in his, quae de respirationis usu- tradidimus, mon-<text:line-break/>stratum nobis' est, nativum calorem per immissum spiritum<text:line-break/>refrigerari; eundernque per emissum hunc veluti purgari,<text:line-break/>fuliginofo scilicet excremento expulso, ambo vero ad<text:line-break/>ejus custodiam- utile,- aliquid conferre, patet et quod de<text:line-break/>pulsu dicimus, • nempe in diestole aeream substantiam<text:line-break/>quandam attrahi, in systole ex humorum deustione lu<text:line-break/>toto animali contractum veIut fuliginosum, excrementum<text:line-break/>expelli.</text:p>
      <text:h text:style-name="P3" text:outline-level="2">Cap. IV.</text:h>
      <text:p text:style-name="P43"><text:span text:style-name="T2">Quanquam non ignoro, tum Archige-<text:line-break/>nem, tum priores eo, nonnullus,, dum contrahitur, arteria;<text:line-break/>impleri eam existimasse, dum dilatatur, vacuari. Quippe<text:line-break/>arbitrantur, ad tractum systolen, esse &gt;coUveuientissimam,<text:line-break/>conjectantes id tumrex ore, tum naribus. Quae, </text:span><text:span text:style-name="T15">sicuti<text:line-break/></text:span><text:span text:style-name="T2">illi ajunt, in -trahendo fpiritu non trahuntur, in </text:span><text:span text:style-name="T15">red-<text:line-break/></text:span><text:span text:style-name="T2">dendo dilatantur; , quemadmodum m aegrotantibus </text:span><text:span text:style-name="T15">fieri<text:line-break/></text:span><text:span text:style-name="T2">cernitur.' lmo vero uec lu his id alia .ulla.ini parte </text:span><text:span text:style-name="T15">vi-<text:line-break/>situr,: </text:span><text:span text:style-name="T2">quam in </text:span><text:span text:style-name="T7">extremis.net </text:span><text:span text:style-name="T2">cartilagineis narium partibus.<text:line-break/></text:span><text:span text:style-name="T15">Ac </text:span><text:span text:style-name="T2">cernitur quidem id aliquando lu his, qui celerrime </text:span><text:span text:style-name="T15">cur-<text:line-break/></text:span><text:span text:style-name="T2">runt; aut alias laboriose exercitantur, nec </text:span><text:span text:style-name="T1">tamen </text:span><text:span text:style-name="T2">lu </text:span><text:span text:style-name="T15">ullo<text:line-break/></text:span><text:span text:style-name="T2">alio’, aut fano,''aut'laborante. At vero, naturalem </text:span><text:span text:style-name="T15">sta-<text:line-break/></text:span><text:span text:style-name="T2">tum, • quicunque is. sit, in mluime impeditis prorsusque<text:line-break/>fanis potius, quam ini aliis, apparere par. essi </text:span><text:span text:style-name="T15">Verum<text:line-break/>esto; in </text:span><text:span text:style-name="T2">omnibus ita fiat, appareantque tum nares, </text:span><text:span text:style-name="T15">• tum<text:line-break/></text:span><text:span text:style-name="T2">Iabra iis, qui inspirant contrahi: quaenam ex bis- quae-<text:line-break/>sitae rei fides? Non enim arteriis respondere propor-</text:span></text:p>
      <text:p text:style-name="P7"><text:span text:style-name="T2">tione nares et labra dicent, imo ipsa arteriarum </text:span><text:span text:style-name="T1">ora </text:span><text:span text:style-name="T2">his<text:line-break/>potius respondere, arteriis autem ipsis eas, </text:span><text:span text:style-name="T1">quae </text:span><text:span text:style-name="T2">ab<text:line-break/>his ad cor spiritus quasi, viae pertinent. - Itaque</text:span><text:span text:style-name="T1">, si<text:line-break/></text:span><text:span text:style-name="T2">illas in inspirationibus ostendere contractas possunt, uti-<text:line-break/>que aliquid ipsis exemplum contulerit ; sin minus, praeter-<text:line-break/>quam quod nihil his consert, etiam contra </text:span><text:span text:style-name="T1">fe </text:span><text:span text:style-name="T2">id </text:span><text:span text:style-name="T1">affe-<text:line-break/></text:span><text:span text:style-name="T2">runt, nobis scilicet. e diverto dicturis, quod, tanquarn<text:line-break/>pharynx et pulmones et pectus universum in inspira-<text:line-break/>tionibus dilatantur, itidem arterias, quo tempore trahunt,<text:line-break/>dilatari oportet, non quo spiiitum reddunt ' Sed et<text:line-break/>quies; quae post earum systolen multo major quum sit<text:line-break/>ea, quae dilatationem sequitur, sicuti quae inspirationem''<text:line-break/>praecedit, ea, quae illa insequitur, indicat, in eo quoque<text:line-break/>proportionem quandam esse pulsibus ad respirationem.<text:line-break/>Cujusnrodi enim instrumentis spiritus res est inspiratio,<text:line-break/>ejusmodi arteriis est dilatatio, et cujusrnodi est illis ex-<text:line-break/>piratio,- ejusuiodi arteriis est contractio. Hujus autem<text:line-break/>duplicis et compositi arteriarum motus, quem nunc</text:span></text:p>
      <text:p text:style-name="P55">pulsum appellamus, cor est origo, (sicuti tum a nobis,<text:line-break/>tum ab aliis ante nos quam plurimis est proditum,) non<text:line-break/>tamen ad eum modum, quo Erasistiatus existimavit, fed<text:line-break/>sicut Herophilus et Hippocrates, fernreque philosopho-<text:line-break/>rum et medicorum veterum probatissimi quique. Nam<text:line-break/>quae in'cordis corpore vis est, unde contrahitur ao di-<text:line-break/>latatur, in omnes arterias per tunicas earum influens,<text:line-break/>sic eas cogit aperitque, quemadmodum ipsum cor. Sic-<text:line-break/>uti igitur illud, qnum dilatatur, ea, quae osculis suis<text:line-break/>vicina sunt, trahit, dum contrahitur, expellit, sic et ar-<text:line-break/>teriae, quum se aperiunt, ad se undique trahunt, quum<text:line-break/>contrahuntur, in omnem partem expellunt.</text:p>
      <text:h text:style-name="Heading_20_2" text:outline-level="2">Cap. V.</text:h>
      <text:p text:style-name="P42"><text:span text:style-name="T2">Quid autem sibi hoc velit, quod undi-<text:line-break/>que et in omnem partem dixi, adhuc clarius faciam.<text:line-break/>Numerosi in arteriis meatus partim veluti spiramenta in<text:line-break/>earum sunt tunicis, partim osculorum specie in intestina<text:line-break/></text:span><text:span text:style-name="T1">et </text:span><text:span text:style-name="T2">ventriculum et externam hanc cutim finiuntur. Quin<text:line-break/>etiam continuatae tum sibi; tum .vero cordi maximis.</text:span></text:p>
      <text:p text:style-name="P7"><text:span text:style-name="T2">scilicet meatibus; </text:span><text:span text:style-name="T1">vel </text:span><text:span text:style-name="T2">potius• universis suis capacitatibus<text:line-break/>funti Venis vero non perinde magnis meatibus, scd ip-<text:line-break/>sinum quidem fynanastoniofes sensum nostrum effugiunt.<text:line-break/>Unde si ipsis ceu parum constantibus merito fidem<text:line-break/>abroges, per alia certe, quae veteribus sunt prodita, eos<text:line-break/>esse credas, neque in postremis ex hac rei evidentia.<text:line-break/>Si quis namque, accepto animali quovis ex iis, quibus,<text:line-break/>amplae manisestaeque venae et arteriae sunt, veluti bove,<text:line-break/>sue, asino, equo, ove, urso, simia, pardali, homine ipfo,<text:line-break/>vel similium aliquo, magnas multasque illi arterias vul-<text:line-break/>neret, universum animalis sanguinem per eas exhauriet.<text:line-break/>Hujus rei periculum subinde fecimus; et quum semper<text:line-break/>vacuatas cum arteriis venas deprehendissemus, verum<text:line-break/>esse dogma de communibus arteriarum et venerum oscu-<text:line-break/>lis, nobis persuasimus. Quippe per hos transitus arteriae<text:line-break/>dilatatae ex venis trahunt, contractae contra lu ea«<text:line-break/>regerunt. Sicuti nimirum per ora, quae in cutem fini-</text:span></text:p>
      <text:p text:style-name="P7"><text:span text:style-name="T2">untur, quicquid halituosum fuliginosunrque excremen-<text:line-break/>tum habent, id excernunt. Recipiunt autem ex amb-<text:line-break/>iente nos aere non exiguam in se portionem. Atque<text:line-break/>id est, quod Hippocrates dixit, corpus esse inspirabile et<text:line-break/>expirabile totum. Pari modo ex ventre, et intestinis<text:line-break/>tum attrahunt, tum rursum expellunt; itidem et per<text:line-break/>tenues meatus, quos veluti spiramenta per totas habent<text:line-break/>tunicas, ex circumpositis spatiis vicissim trahunt atque<text:line-break/>expellunt. A corde vero ipso. accipiunt quidem plus,<text:line-break/></text:span><text:span text:style-name="T1">sed </text:span><text:span text:style-name="T2">reddunt minus. Causae sunt membranarum epiphy-<text:line-break/></text:span><text:span text:style-name="T1">fes. </text:span><text:span text:style-name="T2">De quibus quoniam ab Erasistrato disputatum ab-<text:line-break/>unde est, frustra nunc a nobis de iisdem agatur. Verum<text:line-break/>videtur ille suspicari, quod, dum contrahuntur, nihil pror-<text:line-break/>sus ex arteriis in cor recipitur, nisi per eas, quae .sunt<text:line-break/>in pulmone; quod sane ita non est, quum fortassis etiam<text:line-break/>pro ipsis naturae modulis se habente animali exiguum<text:line-break/>aliquid recipiatur. Quippe non adeo mihi ad unguem<text:line-break/>membranae os magnae arteriae videntur obstruere, ut ni-</text:span></text:p>
      <text:p text:style-name="P7"><text:span text:style-name="T15">hil ex </text:span><text:span text:style-name="T1">ea </text:span><text:span text:style-name="T15">reddatur; alloqui, si sic tum obstruant, certe<text:line-break/>violenta quapiam occasione animal urgente necessario id<text:line-break/>fieri, verissimum mihi videtur. Hoc vero et </text:span><text:span text:style-name="T24">in </text:span><text:span text:style-name="T15">aliis no-<text:line-break/>siris libris est demonstratum, nec magnus </text:span><text:span text:style-name="T24">ejus </text:span><text:span text:style-name="T15">alloqui<text:line-break/>usus ad propositam est disputationem Siquidem, si ar-<text:line-break/>teriae cordi aliquid impertiunt, sic utique ex omni parte<text:line-break/>tum rursus remittant; sin secus, ex omni certe parte<text:line-break/>trahent, transmittent autem in omnem partem, praeter-<text:line-break/>quam in cor. Ac mihi sane melius videtur hoc dogma,<text:line-break/>quam Erasistrati sunt hypotheles, quum nec conspicabile<text:line-break/>sibi </text:span><text:span text:style-name="T1">esse, </text:span><text:span text:style-name="T15">nec confluxibile corpus possit, si arteriae ex<text:line-break/>omni quidem parte traliant, in omnem autem non tranf-<text:line-break/>mittant, praeterea actionis earum utilitas hac magis ra-<text:line-break/>tione ad totum animal pertingat, quippe quum eo </text:span><text:span text:style-name="T24">pacto<text:line-break/></text:span><text:span text:style-name="T15">quaelibet pars tum refrigerari, tum vero purgari </text:span><text:span text:style-name="T24">ipsis<text:line-break/></text:span><text:span text:style-name="T15">arteriarum variis motibus usa possit </text:span><text:span text:style-name="T24">Ut </text:span><text:span text:style-name="T15">autem </text:span><text:span text:style-name="T24">Erasillra-<text:line-break/>tus </text:span><text:span text:style-name="T15">est opinatus, canalium anima </text:span><text:span text:style-name="T24">carentium, </text:span><text:span text:style-name="T15">non </text:span><text:span text:style-name="T24">insitu-</text:span></text:p>
      <text:p text:style-name="P55">mentorum vita praeditorum, usum animalibus arteriae<text:line-break/>praestant. Nos vero alibi integro volumine multifariam,<text:line-break/>indicavimus, sanguinem in arteriis, etiam recte se ha-<text:line-break/>bente animali, contineri. Quod si est, illud cuivis pa-<text:line-break/>tet, quod non, quia spiritu a corde immisso replentur,<text:line-break/>ut Erasistratus putavit, idcirco dilatantur potius, quam<text:line-break/>ex co, quod dilatantur, idcirco replentur. Quippe si san-<text:line-break/>gnine essent vacuae, fieri fortasse posset, ut exiguo tem-<text:line-break/>pore, quod a corde confluit, ad fines earum perveniret;<text:line-break/>sanguinem vero in se habentibus fieri omnino nequit,<text:line-break/>ut motus celeritas cum ea dilasatione- consentiat,, quae<text:line-break/>ex iis, a corde implendis proveniat. Neque enim, eo,<text:line-break/>quod implentur, idcirco dilatantur, verum ex eo, quod<text:line-break/>dilatantur, idcirco implentur. Atque hoc quidem et<text:line-break/>saepe et passim tum a nobis ipsis, tum eorum qui<text:line-break/>nos praecesserunt plurimis ante est demonstratum, ar-<text:line-break/>terias ita, ut cor, se ipsas movere,, vicissim se at-<text:line-break/>tollentes fummittentesque, idque eadem qua ipsum.</text:p>
      <text:p text:style-name="P7"><text:span text:style-name="T2">vi, </text:span><text:span text:style-name="T1">quam </text:span><text:span text:style-name="T2">scilicet </text:span><text:span text:style-name="T1">a </text:span><text:span text:style-name="T2">corde ortam per tunicas earum<text:line-break/>transmitti diximus.</text:span></text:p>
      <text:h text:style-name="Heading_20_2" text:outline-level="2">Cap. VI.</text:h>
      <text:p text:style-name="P42"><text:span text:style-name="T2">Aptius vero mihi dubitare videntur, qui<text:line-break/>illud quaerunt, diastolene, an systole, an utraque arteriarum<text:line-break/></text:span><text:span text:style-name="T15">actio, </text:span><text:span text:style-name="T2">sit censenda, non secus, arbitror, quam de respi-<text:line-break/>rationis partibus merito a prioribus est quaesitum,<text:line-break/>utrumne inspiratio, an expiratio, an utraque actio sit<text:line-break/>existimanda. Verum de illis alibi </text:span><text:span text:style-name="T15">dicta sunt, </text:span><text:span text:style-name="T2">quae veri-<text:line-break/>similia videbantur. De pulsuum vero </text:span><text:span text:style-name="T15">motu </text:span><text:span text:style-name="T2">nunc quae-<text:line-break/>rendum. Ergo si, uti dictum </text:span><text:span text:style-name="T15">est</text:span><text:span text:style-name="T2">, </text:span><text:span text:style-name="T15">ejusdem usus </text:span><text:span text:style-name="T2">causa re-<text:line-break/>spiratio et pulsus animalibus essent </text:span><text:span text:style-name="T15">dati, atque </text:span><text:span text:style-name="T2">ab iif-<text:line-break/></text:span><text:span text:style-name="T15">dem </text:span><text:span text:style-name="T2">facultatibus manerent, </text:span><text:span text:style-name="T15">utique facile esset </text:span><text:span text:style-name="T2">ex </text:span><text:span text:style-name="T15">'respi-<text:line-break/></text:span><text:span text:style-name="T2">rationis similitudine etiam de </text:span><text:span text:style-name="T15">pulsu conjecturam </text:span><text:span text:style-name="T2">facere.<text:line-break/></text:span><text:span text:style-name="T15">At </text:span><text:span text:style-name="T2">quoniam pulsuum vitalis </text:span><text:span text:style-name="T15">facultas, quae </text:span><text:span text:style-name="T2">a </text:span><text:span text:style-name="T15">corde </text:span><text:span text:style-name="T2">ma-<text:line-break/></text:span><text:span text:style-name="T15">nat, </text:span><text:span text:style-name="T2">effectrix est respirationis, ut indicavimus, quae prod-<text:line-break/></text:span><text:span text:style-name="T15">it </text:span><text:span text:style-name="T2">a cerebro animalis, nihil ex iis, </text:span><text:span text:style-name="T15">quae </text:span><text:span text:style-name="T2">de ilia funt<text:line-break/></text:span><text:span text:style-name="T15">inventa, </text:span><text:span text:style-name="T2">ad proposita consequimur. </text:span><text:span text:style-name="T15">Jam ex </text:span><text:span text:style-name="T2">eo </text:span><text:span text:style-name="T15">quoque<text:line-break/></text:span><text:span text:style-name="T2">difficultas quaedam adinventionem </text:span><text:span text:style-name="T15">oritur, </text:span><text:span text:style-name="T2">quod post mortem</text:span></text:p>
      <text:p text:style-name="P7"><text:span text:style-name="T2">non perinde, </text:span><text:span text:style-name="T1">ut </text:span><text:span text:style-name="T2">venas, lic etiam arterias- in sc recidere<text:line-break/>ridemus. </text:span><text:span text:style-name="T1">Illae, </text:span><text:span text:style-name="T2">simul ac vacuae sanguine funt, prorsus<text:line-break/>lu feipsas considunt, adeo ut superna earum tunicae<text:line-break/>pars cum inferna committatur. Arteriae semper dissi-<text:line-break/>dentibus cernuntur partibus, quod scilicet </text:span><text:span text:style-name="T15">propter alte-<text:line-break/></text:span><text:span text:style-name="T2">ram earum tunicam, quae dura est, </text:span><text:span text:style-name="T15">evenit Quanquam<text:line-break/></text:span><text:span text:style-name="T2">sunt qui hoc ipsum adeo evenire post mortem dicant,<text:line-break/>quod frigore tum rigeant, non quod </text:span><text:span text:style-name="T15">natura, </text:span><text:span text:style-name="T2">tales </text:span><text:span text:style-name="T15">sint.<text:line-break/></text:span><text:span text:style-name="T2">Alii, quum in aquam calidam conjecissent, ac mox </text:span><text:span text:style-name="T15">ita •<text:line-break/></text:span><text:span text:style-name="T2">dissidentes conspexissent, sic eas sc habere etiam </text:span><text:span text:style-name="T15">prius,<text:line-break/></text:span><text:span text:style-name="T2">quam animal moreretur, sibi perfunserunt; </text:span><text:span text:style-name="T15">quippe in<text:line-break/></text:span><text:span text:style-name="T2">priorem habitum frigiditate jam discussa </text:span><text:span text:style-name="T15">fuisse rever-<text:line-break/></text:span><text:span text:style-name="T2">suras, si sicilicet ex hac novum habitum </text:span><text:span text:style-name="T15">contraxissent.<text:line-break/></text:span><text:span text:style-name="T2">Itaque quum prorsus perdifficilis haec sit quaestio, </text:span><text:span text:style-name="T15">qui-<text:line-break/></text:span><text:span text:style-name="T2">bus conjectans rationibus utrumque motum arteriarum<text:line-break/>actionem putem, jam subjiciam. Quod </text:span><text:span text:style-name="T15">diestole valida<text:line-break/></text:span><text:span text:style-name="T2">facultate magna sit, sicuti e diversu imbecilla </text:span><text:span text:style-name="T15">facultate</text:span></text:p>
      <text:p text:style-name="P70">parva, manifeste cernitur. Atqui oportebat, si, quemadmo-<text:line-break/>dum quidam autumant, contractio ipsa arteriae sit actio, di-<text:line-break/>Iatatio vero, tunicarum ipsius in naturalem partium distan-<text:line-break/>tiam spontaneus reditus, primum quidem eandem semper esse<text:line-break/>dilatationum magnitudinem, delude magnitudinem nihilo<text:line-break/>magis robustae quam imbecillae facultatis opus esse, quo-<text:line-break/>rum utrurnque falsum est. Acceditque, quo id conjiciam,<text:line-break/>aliud non parvum, quod maximi altissimique pulsus iis<text:line-break/>affectibus, qui commodissime per crisim paulo post finien-<text:line-break/>tur, fiunt, quamvis hoc tempore vires esse imbecillas ne<text:line-break/>insanus quidem dixerit Nam si commode aliquidper crisim<text:line-break/>vicibus imbecillis sinitur, utique incommode id fiet iisdem<text:line-break/>robustis. Quod si est, mortem ipsam roboris virium opus<text:line-break/>esse dicemus, quo quid dici magis ridiculum potest? Quin<text:line-break/>etiam quod ictus vehementia aliis pulsibus major sit,<text:line-break/>aliis minor, intendi ac remitti actionem eorum testatur.<text:line-break/>Quod si, tanquarn expiratio, sic diastole actionis esset re-</text:p>
      <text:p text:style-name="P7"><text:span text:style-name="T2">missio, utique </text:span><text:span text:style-name="T1">nec intensio </text:span><text:span text:style-name="T2">in </text:span><text:span text:style-name="T1">ea, nec </text:span><text:span text:style-name="T2">remissio, sicuti nec<text:line-break/>in expiratione, cernerentur, </text:span><text:span text:style-name="T1">nec </text:span><text:span text:style-name="T2">omnino robm et vehe-<text:line-break/>mentia ictus. Ac diestole quidem per haec et alia </text:span><text:span text:style-name="T15">his<text:line-break/></text:span><text:span text:style-name="T2">similia ex actionum mihi genere videtur, servarique<text:line-break/>etiam hactenus pulsuum </text:span><text:span text:style-name="T1">cum </text:span><text:span text:style-name="T2">respiratione similitudo<text:line-break/>potesu</text:span></text:p>
      <text:h text:style-name="Heading_20_2" text:outline-level="2">Cap. Vll.</text:h>
      <text:p text:style-name="P44"><text:span text:style-name="T2">Deinceps illud considerandum </text:span><text:span text:style-name="T15">videtur,<text:line-break/></text:span><text:span text:style-name="T2">an, sicuti expiratio actionis pectoris remissio est, vel </text:span><text:span text:style-name="T15">uti-<text:line-break/>que </text:span><text:span text:style-name="T2">cessatio, efflatus vero actio, atque idcirco </text:span><text:span text:style-name="T15">intentio-<text:line-break/></text:span><text:span text:style-name="T2">nem et remissionem admittens, quod expiratio non </text:span><text:span text:style-name="T15">fa-<text:line-break/></text:span><text:span text:style-name="T2">cit, sic systole </text:span><text:span text:style-name="T15">in </text:span><text:span text:style-name="T2">pulsibus relaxatio arteriarum operis </text:span><text:span text:style-name="T15">sit,<text:line-break/></text:span><text:span text:style-name="T2">aliaque huic annexa actio, quae efflatui respondeat. </text:span><text:span text:style-name="T15">Ac<text:line-break/>mihi </text:span><text:span text:style-name="T2">id quoque </text:span><text:span text:style-name="T15">ridetur </text:span><text:span text:style-name="T2">verissimum esse. </text:span><text:span text:style-name="T15">Porro conjicio<text:line-break/></text:span><text:span text:style-name="T2">id tum ex iis, quae communiter de universis vitae </text:span><text:span text:style-name="T15">fa-<text:line-break/></text:span><text:span text:style-name="T2">cultatibus alibi a nobis demonstrata funt, tum ex </text:span><text:span text:style-name="T15">pro-<text:line-break/></text:span><text:span text:style-name="T2">portione ad ipsam expirationem. Siquidem in iis, </text:span><text:span text:style-name="T15">qui-<text:line-break/></text:span><text:span text:style-name="T2">bus de ejusmodi facultatibus egimus, visum est </text:span><text:span text:style-name="T15">quodque</text:span></text:p>
      <text:p text:style-name="P70">instrumentum contrarias inter sc sibi insitas facultates<text:line-break/>habere. Rursus similitudo ad respirationem exigit in<text:line-break/>arteriis actionem, quae proportione respondeat essiatui.<text:line-break/>Etenim absurdum maxime sit, nisi potius ejusmodi, quod<text:line-break/>fieri omnino non possit, este aliquem naturae systoles<text:line-break/>arteriarum usum, nec tamen vim ingenitam, quae ejus-<text:line-break/>modi motum efficeret, datam esse. Rationabilius igitur<text:line-break/>longe est, sicuti, cum de respirationis difficultate agerem,<text:line-break/>est indicatum, ubi ex humorum deustione collectus fuli-<text:line-break/>ginosus vapor plurimus est, tum animal efflatum appe-<text:line-break/>tere, contra, quum vel ob succi temperiem vel caloris'<text:line-break/>mediocritatem nihil talis excrementi colligitur, tum sc-<text:line-break/>lum expiratioucm, in arteriis quoque, ubi tale cxcremen-<text:line-break/>tum redundat, similem efflatui systolen edi, reliquas,<text:line-break/>quum id, quod ex ipsis vacuatur, halitui quam fumo est<text:line-break/>similius. Sane multa eorum, quae in pulsu apparent,<text:line-break/>evidentia documenta sunt, veluti et quae per fomnum</text:p>
      <text:p text:style-name="P55">in iis, qui ampliter comederunt, fieri advertimus. In<text:line-break/>his enim remissior fit diastole, ut quae tum minor ef-<text:line-break/>fecta, tum vero tardior rntelligatur. Intensio autem fit<text:line-break/>systoles in utroque, quum et velociter quam prius et<text:line-break/>magis intro se recipere noscatur. Videntur autem haec<text:line-break/>tum merito per somnum fieri, tunr cum expicatione con-<text:line-break/>sentanea esse. Quippe intro magis quam foras naturali<text:line-break/>calore se ferente, eoque etiam circa viscera et ventrem,<text:line-break/>qui succos et cibos concoquat, jam plurimo collecto,<text:line-break/>uecessum est excrementum, quoniam id quoque copio-<text:line-break/>sius gignitur, naturalem vacuationem desideret. Proinde<text:line-break/>in respiratione expiratio et major et plerumque' cum<text:line-break/>efflatu aegris inter dormiendum visitur, maximeque id,<text:line-break/>ubi largius comederint. In pulsibus vero arteriae con-<text:line-break/>tractio ad eundem fe exhibet modum. Sic porro et<text:line-break/>pueris ambo excellunt, quippe vehemens est his pro-<text:line-break/>pter incrementum concoctio. Contra senum aetas tar-</text:p>
      <text:p text:style-name="P81">i</text:p>
      <text:p text:style-name="P71">diorem et minorem videtur- habere systolen, utpote mi-<text:line-break/>nus necessariam, quum et imbecilliter concoquat, et succos<text:line-break/>minime conficiat Jam ad proportionem horum tum<text:line-break/>anni tempus,'tum regio, tum omnis uno verbo ambientis<text:line-break/>nos aeris ad frigus et calorem mutatio pulsus alterare vi-'<text:line-break/>dentur. Pari modo et animi affectus omnes, et -vitae<text:line-break/>fortes, et-morbi- arteriarum motum introrsus extrorsusve'<text:line-break/>promovent; quanqnam-scilicet oportebat, si diastole-ces-<text:line-break/>satio et quies esset, primum illud accidere, ut non alias’<text:line-break/>‘ videretur. celerior, alias tardior; deinde ut terminus et'<text:line-break/>finis motus semper is esset, quem ex naturali composi-<text:line-break/>tione arteriae possiderent. Verum quum praeter quoque'<text:line-break/>hunc terminum se ipsas moveant, indicium est tum*<text:line-break/>etiam obitae actionis. At; inquiunt, arteria non .agendo‘<text:line-break/>aliquid celerius interiusque descendit, sed propter tuni-<text:line-break/>carum mollitiem; habiles enimefuut tales, cessante dia-</text:p>
      <text:p text:style-name="P55">stole, et ulterius et celerius, quam durae, in sc ipsas re-<text:line-break/>cidere. At hoc,, viri probi, mutatiopi illi modulorum<text:line-break/>pullus, quae ex aetate spectatur, fortasse consentire di-<text:line-break/>cemus; tametsi paulo post, quemadmodum dissentiat, in—<text:line-break/>dicabimus. Caeterum plurimis aliis effectibus evidenter<text:line-break/>repugnat; in quibus scilicet subitanea est modulorum<text:line-break/>pulsus mutatio, quum nihil adeo in tantillo tempore<text:line-break/>mutari in mollitiem et duritiem possit. Fallit autem<text:line-break/>non minime nos et quod a veteribus medicis probe di-<text:line-break/>ctum non recte a nobis intelligitur. Quippe faciliores<text:line-break/>ad niotus erunt molles tunicae, quum scilicet facultates<text:line-break/>ipsae aliquid per eas moliuntur, si quidem sic illis sunt<text:line-break/>magis obsequentes et, ut sic dixerim, ad id quod volunt,<text:line-break/>sequaciores. Quum vero, postquam ab iis sunt motae,<text:line-break/>rursum permittuntur ad statum proprium redire, tum<text:line-break/>qtique .durae, quam molles, celerius revertuntur, non<text:line-break/>aliter plane, quam durae stirpes, quae difficilius quam</text:p>
      <text:p text:style-name="P7"><text:span text:style-name="T15">molles cogenti ipsas cedunt, vixque trahentem sequun-<text:line-break/>tur, dimissae rursus in priorem statum facile redeunti<text:line-break/>Quin etiam supra id, quod hoc sic fieri apparet, etiam<text:line-break/>ratio idem consumat. Omni enim corpori fuus qui-<text:line-break/>dem status est,. omnis tum doloris, tum vero, ut Hip-<text:line-break/>pocrates ait, laboris expers, scilicet lu medio excessuum<text:line-break/>sui motus positus. Nec ab hoc citra offensam id reiao-'<text:line-break/>veris. Estque inajor noxa tum ipsi moto corpori, tum<text:line-break/>vero facultati, quae id-movet, quum ipsum durum sic-<text:line-break/>cumque esu Quod enim sic est affectum, valentiorem lia-:<text:line-break/>bitum habet, quam id, quod mollius est atque humidius.<text:line-break/>Quanto autem quicquid eorum, quae passura quicquam<text:line-break/>funt, valentius fuerit, tanto utique eum, qui novum illi<text:line-break/>statum inducit, difficilius sequitur. Ergo si, quod move-</text:span><text:span text:style-name="T17">1<text:line-break/></text:span><text:span text:style-name="T15">tur, ab eo, quod movet, patitur, agit autem facitque in<text:line-break/>ipsum id, quod movet, ratio est, ut, quanto aegrius pati—<text:line-break/>tur id, quod durius est, tanto etiam idem difficilius rno-</text:span></text:p>
      <text:p text:style-name="P7"><text:span text:style-name="T2">veatur. Proinde, sive stirps ulla, sive animantium pars<text:line-break/>ulla instrumentalis </text:span><text:span text:style-name="T1">a </text:span><text:span text:style-name="T2">facultate quavis moveatur, quod<text:line-break/>durum est&gt; utpote, difficilius patibile difficili usque<text:line-break/>mobile, mluus obfequetur, quod mollius est, facilius<text:line-break/>ducetur- At quod -est durum, ceu valentiore firma-<text:line-break/>tum habitu, velocius lu suum statum - revertitur. Nam,<text:line-break/>in ipsis stirpibus, quae tenellae novellaeque </text:span><text:span text:style-name="T24">, </text:span><text:span text:style-name="T2">funt, tum<text:line-break/>vitilium usum praebere, tum vero, ad reditum in<text:line-break/>naturae habitum segnes esse cernuntur; e</text:span><text:span text:style-name="T5">:</text:span><text:span text:style-name="T2"> diverso,<text:line-break/>quae absoluta jam duraque sunt, cum impetu majore<text:line-break/>ac motu celeriore revertuntur. Ergo praeter id, quod.<text:line-break/>a iubito mutatis , arteriae motibus . refutatur eorum<text:line-break/>ratio, ut dixi,' etiam nec cum iis, quae fieri evi-<text:line-break/>denter apparent, consentire ridetur eorum hypothe-<text:line-break/>sis, indicato praesertim, quod mollius et imbecillius<text:line-break/>corpus, ut facile ducentem sequitur, ita segnius in<text:line-break/>naturam revertitur, duram contra tum roboris re-<text:line-break/>nixu vix vincitur, tum tardius sequitur ac cele-</text:span></text:p>
      <text:p text:style-name="P55">rius, quum suo impetui dimittitur, ad propriam<text:line-break/>naturam 'festinat. Quae umbo, ut summa com-<text:line-break/>plectar, tum mollibus arteriis tum duris per vices<text:line-break/>incidunt.</text:p>
      <text:h text:style-name="Heading_20_2" text:outline-level="2">Cap. Vlll.</text:h>
      <text:p text:style-name="P44"><text:span text:style-name="T2">De pulsuum usu dixi rem totam. Nam<text:line-break/>et quod naturalis,' qui per totum animal diffunditur,<text:line-break/>caloris gratia sint conditi, et quod dilalata arteria<text:line-break/>is refrigeretur, contracta rursus purgaretur, et quod<text:line-break/>motus lu spiritus motibus omnluo sint assimiles, et<text:line-break/>quod animali spiritui- conducant, et quod una re<text:line-break/>tantum respiratio et pulsus dissideant, nempe quod<text:line-break/>illa ab animali facultate, hic </text:span><text:span text:style-name="T24">a </text:span><text:span text:style-name="T2">vitali manet, reli-<text:line-break/>quis , vel quod ad utilitatem, vel quod ad motus<text:line-break/>modum spectat, similiter fe habeant, dictum ac de-<text:line-break/>monstratum ell. Facile utique, qui haec curiose rele-<text:line-break/>gerit, discernere poterit, et quae recte </text:span><text:span text:style-name="T24">a </text:span><text:span text:style-name="T2">prioribus</text:span></text:p>
      <text:p text:style-name="P15"><text:span text:style-name="T2">sint dicta et quae secus. Eacile yeec ejufmodi est, et<text:line-break/>quaecunque rnembratim de ntraque actione quaeruntur;<text:line-break/>ea'luvenire.</text:span><text:span text:style-name="T3">:</text:span><text:span text:style-name="T2"><text:tab/>' </text:span><text:span text:style-name="T24">'</text:span></text:p>
      <text:h text:style-name="P1" text:outline-level="1"><text:bookmark-start text:name="bookmark4"/>GALENI DE PLACITIS HIPPOCRATIS ET<text:line-break/>PLATONIS LIBRI NOUEM. LIBER PRI-<text:line-break/>MVS SINE PRINCIPIO.<text:bookmark-end text:name="bookmark4"/></text:h>
      <text:p text:style-name="P72">Sed et illius quod sterno conjunctum erat, com-<text:line-break/>putruit, licebatque ita aperte cor ridere, ut in anima-<text:line-break/>lium dissectionibus, ubi consulto et data opera id de-<text:line-break/>nudamus. Igitur puer servatus est, obductis jam nova<text:line-break/>carne et connatis inter se partibus circa sternum positisr<text:line-break/>effectifque tale cordi operimentum, quale prius erat tu-<text:line-break/>nicae pericardii vertex.. Neque est cur admiremur; detecto</text:p>
      <text:p text:style-name="P7"><text:span text:style-name="T2">corde, servatum fuisse puerum. Etenim habuit nihil am-<text:line-break/>plius is affectus, quam </text:span><text:span text:style-name="T1">quae </text:span><text:span text:style-name="T2">quotidie fiunt thoracis per-<text:line-break/>forationes, praesertim quum pericardium novum aliquod<text:line-break/>ex se nullum adsert periculum, ut Herophilus atque alii<text:line-break/>medicorum’ multi censent. Igitur ne lu actione quidem<text:line-break/>ulla laesus puer erat toto quo illi medebatur spatio,<text:line-break/>quemadmodum neque animal ullum, quod eo modo se-<text:line-break/>cuerimus. Sed quorsum haec narramus? ut ostendam,<text:line-break/>cor utroque suo ventre sanguinis esse plenum. Hoc inde<text:line-break/>conflet, quod, si secueris ipsum, ex hoc statim sanguis ef-<text:line-break/>funditur. Sed fecundum Chrysippum vel spiritum prius<text:line-break/>oportebat,exhausium apparere,'atque'ita delu sequi sin-<text:line-break/>guinem, vel omnino non fequi, quemadmodum neque fe •<text:line-break/>quitur in cerebri ventriculis. Nam ne in Ius quidem<text:line-break/>statim sanguis contineri, neque postea fequi videtur, ubi,'<text:line-break/>excisa calvaria, et ablata crassa membrana, universoque<text:line-break/>denudato cerebro, quemcunque ventriculum ejus secare<text:line-break/>lentamus. Itaque mortuo jam animali, in sinistio quidem</text:span></text:p>
      <text:p text:style-name="P70">cordis ventriculo nunquam non grumos sanguinis lu-<text:line-break/>venire est, in ventriculis autem cerebri non item, nisi<text:line-break/>si, eo una cum calvaria contuso, venarum atque arteria-<text:line-break/>rum aliquae diliumpantur. Eodem modo et in bobus,<text:line-break/>qua primum spinalis medulla exoritur, vulneratis fanguis<text:line-break/>lu anteriorum ventriculorum aliquem diductus aliquando<text:line-break/>invenitur. Sed ne hic quidem miraculi quicquam est, si,<text:line-break/>ipsio ventriculo posteriori unaque magnis vasis vulnera-<text:line-break/>tis, ad anteriores ventriculos subinde sanguis pervenire<text:line-break/>consuevit, quum praescrtim fieri aliquando potest, ut, la-<text:line-break/>queo suffocato animali, ob excedcntem vim illatam ali-<text:line-break/>quod vasorum cerebri difrumpatur. Id qttod etiam lu<text:line-break/>quavis alia parte propter sanguinis vel copiam vel qua-<text:line-break/>Iitatem evenice saepius observatum est. Verum si<text:line-break/>lu aqua suffocetur animal, non itidem vas disrnmpi-<text:line-break/>tur, uti nec, si alia quavis morte id afficias, in cere-<text:line-break/>bri ventriculo grumum contineri, ut in corde semper,<text:line-break/>reperire erit. Sed de iis, quae mortuis animalibus</text:p>
      <text:p text:style-name="P7"><text:span text:style-name="T2">lucrdunt, praeter institutum mihi dixisse videor. Redeo<text:line-break/>ad eadem viva, ostendamque, </text:span><text:span text:style-name="T1">sanguinem </text:span><text:span text:style-name="T2">statim effundi<text:line-break/>detectu corde, si in ventrem sinistrum non solum scalpellum,<text:line-break/>sed etiam stylum, aut acum, aut </text:span><text:span text:style-name="T1">tale quid </text:span><text:span text:style-name="T2">injeceris. Quan-<text:line-break/>quam profecto spiritum prius evacuatum iri, si id necessum<text:line-break/>esset, ut dein fequatur sanguis, oportebat. Sed foraminis<text:line-break/>angestra, quod non nisi longo post tempore fluat, non pa-<text:line-break/>rum forsan ' confert. At non </text:span><text:span text:style-name="T1">ita se </text:span><text:span text:style-name="T2">res habet. Statim<text:line-break/>enim instrumentum, quod vulneraverit, sanguis sequitur,<text:line-break/>adeo ut, quantumvis manus vulnerando sestinarit, lustru-.<text:line-break/>mentum educere incruentum nequeas. Ex quo scire li-<text:line-break/>cet, sinistrum ventriculum sanguine plenum esse.</text:span></text:p>
      <text:h text:style-name="Heading_20_2" text:outline-level="2">Cap. VI.</text:h>
      <text:p text:style-name="P61">Etenim spiritum solum in eo corde, an-<text:line-break/>tequam denudatum sit, contineri, postquam autem denu-<text:line-break/>datum sit, sanguinem incidere, ut Erafistrati sectatores di-<text:line-break/>cere lolebant, nihil aliud esse puto quam verba honii-<text:line-break/>nnm, quos reprehendi non pudet. Sed et impudens hoc<text:line-break/>eorum dictum reselIere facillimum est. Si enim praeter</text:p>
      <text:p text:style-name="P70">naturam in eum cordis ventriculum, ubi spiritus .conti-<text:line-break/>netur, sanguis inciderit, omnia ejus naturalia officia con-.<text:line-break/>fundi oportcrc puto, ita ut neque arteriae adhuc eodem<text:line-break/>modo pulsent, quo cum a cordis spiritu ventriculus op-<text:line-break/>pleretur, et multae admodum actiones intercidunt, per—<text:line-break/>inde ac si earum fons jam amplius non extaret. Etenim<text:line-break/>hunc ventriculum Erasistratus vitali, Chrysippus animali<text:line-break/>spiritu plenum esse dicunt Nullum tamen omnino fyui-<text:line-break/>ptorna ita affectum animal corripit. Et hoc, qui volet,<text:line-break/>ex me discere poterit, ut 'sanc non paucis, qui id non<text:line-break/>credebant, saepius alio statim substituto animali simile<text:line-break/>illis ostendimus, saepius lu uno et codem, ac praeterea<text:line-break/>a quantis et qualibus affectibus universum • animalis cor-<text:line-break/>pus occupatur, vulnerato cerebri ventriculo, palam fe-<text:line-break/>cimus. Sed quid dico vulnerato? Si enim ante premas<text:line-break/>tantum quemvis ventriculum, quam vulnus. intuleris, ani—<text:line-break/>nians statim sine motu et sensu, sine spiritu ct voce,<text:line-break/>erit Nec aliter in hominibus, ipsis caput perforatis,</text:p>
      <text:p text:style-name="P55">evenire conspicitur. Interlui enim, dum ossa ruptu ex-<text:line-break/>cidimus, quos membranarum custodes nominant, subdere<text:line-break/>cerebri tutandi gratia cogimur, ne, si vel paulo violen-<text:line-break/>tius cerebrum premas, homo sine sensu sineque omni vo-<text:line-break/>luntario motu reddatur, quod tamen non evenit, si cor<text:line-break/>nudatum premas. Quin memini, me aliquando cuidam<text:line-break/>permisisse fabri ferrarii forcipe id comprehendere, cum<text:line-break/>alloqui, dum moveretur, e manibus violentius palpitando<text:line-break/>exlliret. Sed ne sic quidem aut sensu aut voluntario<text:line-break/>motu animal laedebatur, tantum vociferabatur magno-<text:line-break/>pere, indesinenter respirabat, et omnia membra vehe-<text:line-break/>menter concutiebat. Etenim, corde ita apprehenso, solus<text:line-break/>arteriarum motus laeditur, aliud nihil patitur animal,<text:line-break/>sed, quamdiu vivit, et omnes movet partes, et respirat..<text:line-break/>Verum fi cerebrum ita comprimas, contraria omnia eve-<text:line-break/>nire ridebis. Siquidem arteriae quidem naturali ordine,<text:line-break/>cum pulsat cor, pulsant, sed nullum membrum movetur,<text:line-break/>neque respirat animal, neque exclamat. Ex quibus jam</text:p>
      <text:p text:style-name="P7"><text:span text:style-name="T15">majus quid fe ostendit, videlicet neque cordi opus esse<text:line-break/>cerebro, ut suo officio fungatur, neque cerebro corde.<text:line-break/>Non tamen hujus gratia eorum memini, quae ex ana-<text:line-break/>tome apparent, fed ut ostendam, animalem spiritum in<text:line-break/>cerebri ventriculis contineri. Unde etiam hoc loco vel<text:line-break/>maxime reprehenderim Chrysippum, quod, cum spiritum,<text:line-break/>qui in ea parte, quae animae principium est, continetur,<text:line-break/>purum ac sincerum esse vellet, eum non, ut conve-<text:line-break/>niebat, </text:span><text:span text:style-name="T1">in </text:span><text:span text:style-name="T15">corde collocarit. Quanquam hunc etiam me-<text:line-break/>rito quis laudarit, quod modestius sententiam suam pro-<text:line-break/>tulit, ita ut neque, an cor principium nervorum sit, ne-<text:line-break/>que alterius cuiuspiam, quod in hanc controversiam in-<text:line-break/>ridere solet, sibi cognitionem vendicet, sed anatomes lui-<text:line-break/>peritum fe esse dicat. Contra Aristotelem et Praxagoram,<text:line-break/>cum aliter, quam res apparet,'pronuntient, cor esse ner-<text:line-break/>vorum principium, jure reprehenderis. Quod autem et,<text:line-break/>alia multa, quae ad anatomen pertinent, diligenter non<text:line-break/>viderint, ex his, quae scriptis reliquerunt, scire licet</text:span></text:p>
      <text:p text:style-name="P82">*</text:p>
      <text:p text:style-name="P55">Sed quod, omnino vel ipsi caecutiebant, vel cum caecis<text:line-break/>disserebant, cum de nervorum principio scripserint, non,<text:line-break/>est, cur verbis longum faciam, fed ad sensum properem.<text:line-break/>Etenim, ut ante demonstravi, nervorum quidam plane ex ce-,<text:line-break/>rehro enascuntur, quidam ex spiuali medulla, ipsa autem<text:line-break/>spinalis medulla ex cerebro. Melius igitur erat neque<text:line-break/>simpliciter cor nervorum principium esse dicere, ut Ari-<text:line-break/>stoteles, neque ex deliberata quadam calliditate, ut Praxa-<text:line-break/>goras. Hic enim vir, ubi nullum vidit nervum ex corde<text:line-break/>natum, contra Hippocratem contendere coepit, et cum<text:line-break/>omnino, ne cerebrum nervorum principium sit, efficere<text:line-break/>studuerit, egregie mentiri non est veritus, dicens,<text:line-break/>arterias, dum progressu lu multos ramos finduntur, an-<text:line-break/>gustiores et graciliores factas, tandem in nervos degene-<text:line-break/>raie. Etenim, cum eurum corpus nervosum sit et cavum,<text:line-break/>postquam jam in . animalis corpore multum ac varie<text:line-break/>fissae ac distributae fuerint, adeo parvae et angustae red-<text:line-break/>dnutur earum cavitates, ut tunicae partes in se .concidant.</text:p>
      <text:p text:style-name="P73">Ubi autem id primum fit, nervum jam pro arteria appa-<text:line-break/>rere ait. ^Cujtts sententiam, ut ab impudenti audacia<text:line-break/>natam, Erasistratus quidem ne confutatione dignam cenfuiti.</text:p>
      <text:h text:style-name="Heading_20_2" text:outline-level="2">Cap. VII.</text:h>
      <text:p text:style-name="P74">Ego vero, postquam hoc milii constitutum<text:line-break/>est,- de omnibus considerare, paucis contra Praxagoram'<text:line-break/>disputare volo, et maxime quod Chrysippus hominis<text:line-break/>ejus meminit, diversum sentiens ab his, qui nervos a ca-<text:line-break/>pite oriri censent. Quod autem id, quod ex anatomia<text:line-break/>apparet, ita se habere oportet, ut- Praxagoras dixit, si<text:line-break/>quis cor nervorum prinripium recte opinetur, nc hos<text:line-break/>quidem dubitamur. Sed quod non itu fe res habet,'<text:line-break/>jam millies iis, qui veritatem scire cupiebant, in ipsis<text:line-break/>animalibus demonstravimus. Nec liic quidem pigebit ur-&gt;<text:line-break/>teriarum anatomen indicare, uti nec prius nervorum ex-’<text:line-break/>plicasse piguit. Igitur ex sinistro cornis ventriculo arteria<text:line-break/>magna enascitur, quae omnium arteriarum, quae in uni-'<text:line-break/>verso animalis corpore sunt, quasi truncus quidam esu Ex<text:line-break/>•a veluti pullulat primum quidem, quae cor circumdat;</text:p>
      <text:p text:style-name="P55">ita siquidem anatomici eam vocant. Attamen, o bone Pra-<text:line-break/>xagora, hanc ita attenuatam, ut lu nervos finiat, dicere<text:line-break/>non habes. Post hanc magna arteria bifido divisa, major<text:line-break/>pars ad spinam reflexa super ipso vertebarum medio<text:line-break/>firmatur: altera sublimis ad jugulum recta sursum fer-<text:line-break/>tur. Sed primum contemplare mihi eas, quae ab his.lu<text:line-break/>thoracem feruntur, et audacter dicito, quaenam ex his ni<text:line-break/>nervum transformatur. Sunt enim numero viginti duae,<text:line-break/>lu unoquoque lutercostalium musculorum una. Sed una<text:line-break/>cum ipfis a spinali medulla nervi quidem enulcuntur, con-<text:line-break/>fpiciunturque per omnem thoracem lu membranam, quae<text:line-break/>costas succingit, atque lu musculos, qui spatia inter costas<text:line-break/>occupant, simul protendi ac dividi haec duo vasorum ge-<text:line-break/>nera, tertio etiam alio his adjuncto, venoso nimirum,<text:line-break/>quod et ab eodem loco cum eis oritur, et per eadem<text:line-break/>spatia decurrit, et haud dissimiliter scinditur ac distri-<text:line-break/>buitur. Sed de venis jam agere hujus non est instituti;</text:p>
      <text:p text:style-name="P5"><text:span text:style-name="T15">alio enim </text:span><text:span text:style-name="T1">loco </text:span><text:span text:style-name="T15">de eis copiosius dicemus. Quare ad ar-<text:line-break/>terias redeo, scd relictis iis, quas per thoracem spargi di-<text:line-break/>ximus. Nani earum aliquam iu nervos transmutari<text:line-break/>Praxagoras dicere non audebat. Quanquam, si lu tho-<text:line-break/>race quidem multi conspiciuntur </text:span><text:span text:style-name="T24">nervi, </text:span><text:span text:style-name="T15">nulla </text:span><text:span text:style-name="T24">autem in-<text:line-break/></text:span><text:span text:style-name="T15">ibi arteria in nervum </text:span><text:span text:style-name="T24">degeneret, manifestum est, non cs&gt;<text:line-break/></text:span><text:span text:style-name="T15">arteriis nervos </text:span><text:span text:style-name="T24">generari. </text:span><text:span text:style-name="T15">Ergo </text:span><text:span text:style-name="T24">ad artcrias, </text:span><text:span text:style-name="T15">quae </text:span><text:span text:style-name="T24">extra<text:line-break/></text:span><text:span text:style-name="T15">thoracem sunt, transeamus. </text:span><text:span text:style-name="T24">Ex iis primum </text:span><text:span text:style-name="T15">quidem </text:span><text:span text:style-name="T24">par<text:line-break/></text:span><text:span text:style-name="T15">eae sunt, quae ad scapulas </text:span><text:span text:style-name="T24">sursum seruntur, </text:span><text:span text:style-name="T15">a quibus </text:span><text:span text:style-name="T24">non-<text:line-break/></text:span><text:span text:style-name="T15">exigua pars ad spinalem </text:span><text:span text:style-name="T24">medullam per interna repit<text:line-break/></text:span><text:span text:style-name="T15">et in cervicis musculos fe </text:span><text:span text:style-name="T24">diffundit, </text:span><text:span text:style-name="T15">secundum </text:span><text:span text:style-name="T24">autem,<text:line-break/></text:span><text:span text:style-name="T15">quae in manus tendunt; quae </text:span><text:span text:style-name="T24">mihi illae maxime esse vi-,<text:line-break/></text:span><text:span text:style-name="T15">dentur, quas Praxagoras lu </text:span><text:span text:style-name="T24">nervos finiri significare </text:span><text:span text:style-name="T15">vo-<text:line-break/>luit. Etsi, quanto majores hae </text:span><text:span text:style-name="T24">sunt, tanto his, quae in<text:line-break/></text:span><text:span text:style-name="T15">thorace sunt, </text:span><text:span text:style-name="T24">apertius </text:span><text:span text:style-name="T15">diduci </text:span><text:span text:style-name="T24">lu totus manus ad ipsos<text:line-break/>usque </text:span><text:span text:style-name="T15">digitos </text:span><text:span text:style-name="T24">conspici possunt. Attamen ne harum qui-<text:line-break/>dem </text:span><text:span text:style-name="T15">ulla nervus </text:span><text:span text:style-name="T24">fieri videtur. Etenim quae in bra-<text:line-break/>*'chii </text:span><text:span text:style-name="T15">carpo, quas </text:span><text:span text:style-name="T24">febrium discernendarum gratia tangi-</text:span></text:p>
      <text:p text:style-name="P7"><text:span text:style-name="T2">mus, quaeque inter pollicem et indicem positae sunt,<text:line-break/>exiguae omnino sunt, non tamen nervi fiunt, et mani-<text:line-break/>feste vel ante anatornen pulsure sentiuntur. Sed quod ad<text:line-break/>has attinet, non ita acriter forian perstringendus est Pra-<text:line-break/>xagoras , scd potius venia danda, si' arterias parvas non<text:line-break/>viderit, etiamsi, cum arterias in nervos transformari<text:line-break/>dixit; profecto parvas eas, non obtusum visum insinuare<text:line-break/>voluit; sed acutius videat jubendum esu Eos vero, </text:span><text:span text:style-name="T15">qui<text:line-break/></text:span><text:span text:style-name="T2">Praxagorae dogmata tantopere celebrant, meminisse </text:span><text:span text:style-name="T15">ve-<text:line-break/></text:span><text:span text:style-name="T2">lim arteriarum axillarium, (est enim in utroque brachio<text:line-break/>una,) quae ut magnae sunt, ita quatuor magnorum ner-<text:line-break/>vorum paria circa se habent. Neque enim in his </text:span><text:span text:style-name="T15">par-<text:line-break/></text:span><text:span text:style-name="T2">tibus ulla arteria findi coepit, nervique ita magni sunt,<text:line-break/>ut, etiamsi quis caecus sit,, tamen tactum latere </text:span><text:span text:style-name="T15">nullo<text:line-break/></text:span><text:span text:style-name="T2">modo possint Unde igitur ni nati sint, et ex </text:span><text:span text:style-name="T15">quibus<text:line-break/></text:span><text:span text:style-name="T2">arteriis prosecti sint, aequum est, ut Praxagoras dicat. </text:span><text:span text:style-name="T15">At<text:line-break/></text:span><text:span text:style-name="T2">quid Praxagoram, ut hoc dicat, provoco, cum rem, ut </text:span><text:span text:style-name="T15">est;</text:span></text:p>
      <text:p text:style-name="P70">nobis dicere liceat? nimirum primum par quatuor, de<text:line-break/>quibus ante mentionem feci, nervorunr a spinali medulla,<text:line-break/>qua parte quarta cervicis vertebra quintae committitur,<text:line-break/>profectum esse; fecundum proxime illi, inter quintam<text:line-break/>et sextam; sed et tertium, ubi sexta septimae conjun-<text:line-break/>gitur; quartum propter id; ultimum autem nervo-<text:line-break/>rum per ex regione media inter ultimam colli verte-<text:line-break/>bram et thoracis primam emanat. Et hoc est, quod lu<text:line-break/>summas manus fertur. Ita enim insigniores illi ansto-<text:line-break/>mici, qui ante nos fuerunt, scripsere, quorum docendi<text:line-break/>rationem, ut ante, ita et nunc observare cupio: ficulni<text:line-break/>tamen numero quid neglexerunt, aut nou exacte per-<text:line-break/>tractarunt, omnino praetermitto; in alio enim opere de<text:line-break/>talibus dicemus. Non igitur arterias, ex quibus nervos<text:line-break/>verbis confingamus, quaerere convenit, quum certe aut<text:line-break/>digitos ex his moveremus, aut aliud quid, quod in ma-<text:line-break/>nibus esu At habemus jam nervos et plure.s et majores<text:line-break/>arteriis, non ex eorum tragica metamorphosi, scd ex</text:p>
      <text:p text:style-name="P55">medulla, quae in spina est, natos. Sed Praxagorae falsa<text:line-break/>figmenta jam satis conspicua fecimus, nec est cur ejus<text:line-break/>causa ad arterias rursus sermonem convertamus. Verum<text:line-break/>postquam recepimus, ut ante nervorum per omnes ani-<text:line-break/>malis partes distributionem ostendi, ita et nunc arteria-<text:line-break/>rum indicare, rursum ad eas, quae supersunt, revertamur.<text:line-break/>Et primo addam, quae ad mammas feruntur, secundo,<text:line-break/>quae supra thoracem sunt, tertio, quae infra, quarto, quae-<text:line-break/>cunque in crura distribuuntur, 'dammarum igitur arte-<text:line-break/>riae ab ea quidem, quae ad jugulum fertur, ennscuntur.<text:line-break/>Verum sternum appellatum ascendentes paulo infra, quam<text:line-break/>cum eo jugulum committitur, sub eo continuo ferun-<text:line-break/>tur , ac tandem . sub ipso pectore extra thoracem ca-<text:line-break/>dunt, nec tamen ibi totae disperguntur. Etenim una<text:line-break/>earum pars per hypogastrium descendens, ibique in mul-<text:line-break/>tos ramos divisa, cum inguinis arteriis coit. Sed de illis<text:line-break/>paulo post dicemus, ubi orationis series id postulaverit.</text:p>
      <text:p text:style-name="P7"><text:span text:style-name="T2">In praesentia ad eas, quae supra jugulum sunt, orationem<text:line-break/>convertere tempus monet, oratlonis exordio hinc assum-<text:line-break/>pto. Ubi primum arteria recta thoracem egressa clavi-<text:line-break/>culamque excedens ad medium 'jugulum pervenerit, in<text:line-break/>duos ramos finditur. Ex quibus par quoddam magnarum<text:line-break/>arteriarum fit, quas carotidas </text:span><text:span text:style-name="T15">vocant, </text:span><text:span text:style-name="T2">sed inepte quidem:<text:line-break/>tamen hodie nomen id invaIuit propter insignem im-<text:line-break/>prudentiam philosophorum et medicorum omnium, qui<text:line-break/></text:span><text:span text:style-name="T15">post </text:span><text:span text:style-name="T2">Hippocratem fuerunt Sed quod et illi male opi-<text:line-break/>nati sint, cum putarint, harum arteriarum affectionem<text:line-break/></text:span><text:span text:style-name="T15">esse </text:span><text:span text:style-name="T2">carum, contra quam fenferit Hippocrates, in fe-<text:line-break/></text:span><text:span text:style-name="T15">cundo </text:span><text:span text:style-name="T2">hujus operis libro necessum est mihi pertractare;<text:line-break/></text:span><text:span text:style-name="T15">lu </text:span><text:span text:style-name="T2">praefenti libro hoc nomen arteriis non invidebo,<text:line-break/></text:span><text:span text:style-name="T15">imo </text:span><text:span text:style-name="T2">usque carotides nominentur. Ego vero, quis sit ca-<text:line-break/></text:span><text:span text:style-name="T15">rum </text:span><text:span text:style-name="T2">situs, quomodo findantur, atque in omnes supra cla-<text:line-break/></text:span><text:span text:style-name="T15">viculas </text:span><text:span text:style-name="T2">partes </text:span><text:span text:style-name="T15">distribuantur, </text:span><text:span text:style-name="T2">id exponam. Feruntur au-<text:line-break/></text:span><text:span text:style-name="T15">tem hae, ut </text:span><text:span text:style-name="T2">a </text:span><text:span text:style-name="T15">principio, </text:span><text:span text:style-name="T2">ita </text:span><text:span text:style-name="T15">etiam nmic </text:span><text:span text:style-name="T2">recto ductu. Sed<text:line-break/></text:span><text:span text:style-name="T15">quae velut </text:span><text:span text:style-name="T2">truncus </text:span><text:span text:style-name="T15">earum </text:span><text:span text:style-name="T2">est, recta caput petit, atque obiter</text:span></text:p>
      <text:p text:style-name="P70">propagines quasdam parvas in cervicis musculos emittit<text:line-break/>Ubi vero jam maxillae vicinae suerint, utraque in duos<text:line-break/>ramos finditur, atque ita quatuor fiunt. Quarum duae<text:line-break/>in linguam atque in totam faciem, ac praeterea in quic-<text:line-break/>quid illud est capitis, quod extra calvariam est, dispergun-<text:line-break/>tur, duae reliquum calvariae perreptantes in cerebrum<text:line-break/>deveniunt. Quin et harum arteriarum meminisse ali-<text:line-break/>quando oportet. Longam enim exigunt tractationem,<text:line-break/>quod neque simplici ratione et ut sors tulerit ad cere-<text:line-break/>brum perveniunt, et sub crassa membrana admirabilem<text:line-break/>illum plexum, qui rete refert, conficiunt. In praesens<text:line-break/>nec harum, nec ullius alterius cognitam ex anatorne ima-<text:line-break/>ginem persequi necesse habeo; id enim operis de usu<text:line-break/>partium et de adminlllrationibus anatomicis magis esu<text:line-break/>Hoc loco, quod descripsisse ex usu est, videlicet quod ex<text:line-break/>sinistro cordis ventriculo arteriae omnes pronulcantur,<text:line-break/>id ex anatomia perstringam, ltaque major portio maxi-</text:p>
      <text:p text:style-name="P7"><text:span text:style-name="T15">mae </text:span><text:span text:style-name="T2">arteriae firmatur fuper media spina, non per dor-<text:line-break/></text:span><text:span text:style-name="T15">sum </text:span><text:span text:style-name="T2">tantum, sed, per totam lumborum regionem. Pro-<text:line-break/>pagines ea primum, ut ante dixi, in universum thoracem<text:line-break/>a se </text:span><text:span text:style-name="T1">mittit, </text:span><text:span text:style-name="T2">dein, ubi jam septum elapsa fuerit, ei etiam<text:line-break/></text:span><text:span text:style-name="T15">par </text:span><text:span text:style-name="T2">alterum elargitur. Post hanc in inferiori thoracis<text:line-break/>parte arteria gemina est, quae quum ab ea, quae super<text:line-break/></text:span><text:span text:style-name="T15">spinam </text:span><text:span text:style-name="T2">posita eft, </text:span><text:span text:style-name="T15">statim </text:span><text:span text:style-name="T2">post, septum oriatur, ad lienem,:<text:line-break/>ventrem, jecur, intestinaque omnia fertur, et per om-<text:line-break/></text:span><text:span text:style-name="T15">nem </text:span><text:span text:style-name="T2">mesenterii partem dispergitur; deinde per paria<text:line-break/></text:span><text:span text:style-name="T15">jam, </text:span><text:span text:style-name="T2">duae priori majores multo in renes, aliae duae:,<text:line-break/></text:span><text:span text:style-name="T15">per </text:span><text:span text:style-name="T2">abdomen et lumborum musculos, per singulas verte-,<text:line-break/></text:span><text:span text:style-name="T15">liras singulum </text:span><text:span text:style-name="T2">par, ad latum ufique os proferuntur, atque<text:line-break/></text:span><text:span text:style-name="T15">inde rursum </text:span><text:span text:style-name="T2">in matricem et testes; ad haec singula-,<text:line-break/></text:span><text:span text:style-name="T15">ris </text:span><text:span text:style-name="T2">quaedam in mesenterium. Sed et in ipfa spinalis me-<text:line-break/></text:span><text:span text:style-name="T15">dullae </text:span><text:span text:style-name="T2">penetralia ex magna arteria per totam spinam,<text:line-break/></text:span><text:span text:style-name="T15">enascuntur </text:span><text:span text:style-name="T2">arteriae quaedam parvae, per singulas quas—<text:line-break/></text:span><text:span text:style-name="T15">que vertebras </text:span><text:span text:style-name="T2">duae. Verum postquam </text:span><text:span text:style-name="T5">a</text:span><text:span text:style-name="T2">d faerum os<text:line-break/></text:span><text:span text:style-name="T15">magna illa </text:span><text:span text:style-name="T2">pervenerit, lu dnar </text:span><text:span text:style-name="T15">magnas </text:span><text:span text:style-name="T2">paries finditur,</text:span></text:p>
      <text:p text:style-name="P7"><text:span text:style-name="T2">quarum singulae </text:span><text:span text:style-name="T15">in </text:span><text:span text:style-name="T2">singula crura fe demittunt, obiter<text:line-break/>etiam partibus, quae </text:span><text:span text:style-name="T15">ad </text:span><text:span text:style-name="T2">sacrum os funt, vesicae.et his,<text:line-break/>quae infra matricem </text:span><text:span text:style-name="T15">sunt, </text:span><text:span text:style-name="T2">atque uno verbo genitalibus<text:line-break/>partibus omnibus ex fe ramusculos quosdam dispensant.<text:line-break/>Sed quemadmodum distribuantur</text:span><text:span text:style-name="T15">, </text:span><text:span text:style-name="T1">nec </text:span><text:span text:style-name="T2">id quidem hoc<text:line-break/>loco dicere atque explicure necessum esu Ergo ab </text:span><text:span text:style-name="T15">his<text:line-break/></text:span><text:span text:style-name="T2">arteriis ad crura delatis, ubi jam prope inguen sunt, </text:span><text:span text:style-name="T15">in<text:line-break/></text:span><text:span text:style-name="T2">utroque una quaedam exoritur, per abdomen in summo<text:line-break/>corpore delata, ubi </text:span><text:span text:style-name="T15">dein </text:span><text:span text:style-name="T2">dispersae cum </text:span><text:span text:style-name="T15">mammarum<text:line-break/></text:span><text:span text:style-name="T2">arteriis coeunt, ut quatuor haec uniri rideantur. </text:span><text:span text:style-name="T15">De<text:line-break/></text:span><text:span text:style-name="T2">his arteriis, dictum mihi prius est, ' ubi de thoracis ar- </text:span><text:span text:style-name="T15">,<text:line-break/></text:span><text:span text:style-name="T2">teriis sermonem feci. Reliquae duae crurum arteriae,<text:line-break/>in utroque </text:span><text:span text:style-name="T15">inguine una, per, interiores </text:span><text:span text:style-name="T2">femoris </text:span><text:span text:style-name="T15">partes<text:line-break/></text:span><text:span text:style-name="T2">ad genu protenduntur</text:span><text:span text:style-name="T15">, a </text:span><text:span text:style-name="T2">quarum utraque, in utriufque<text:line-break/>femoris musculos arteriae distribuuntur, et ex his </text:span><text:span text:style-name="T15">quic-<text:line-break/></text:span><text:span text:style-name="T2">quid supcrest, per </text:span><text:span text:style-name="T15">poplitem </text:span><text:span text:style-name="T2">productum in omnes </text:span><text:span text:style-name="T15">partes<text:line-break/></text:span><text:span text:style-name="T2">tibiae et pedis dispensatur. At ne hic quidem - mo-<text:line-break/>dum atque </text:span><text:span text:style-name="T15">distributionis rationem </text:span><text:span text:style-name="T2">perfequi opus </text:span><text:span text:style-name="T15">est,</text:span></text:p>
      <text:p text:style-name="P7"><text:span text:style-name="T2">quum praesertim illud tribus verbis indicasse fatis sit,<text:line-break/>omnes totius animalis arterias </text:span><text:span text:style-name="T15">ab </text:span><text:span text:style-name="T2">una illa proficisci, quam<text:line-break/></text:span><text:span text:style-name="T15">ex </text:span><text:span text:style-name="T2">sinistro cordis ventriculo, non aliter atque ex terra<text:line-break/>truncum, originem duxisse retuli. AIia etiam est arteria ex<text:line-break/>cadem cordis caritate manans, sed ita, ut, quod ad tunicam .<text:line-break/>attinet, venam referat Ea omnibus animalibus, qui-<text:line-break/></text:span><text:span text:style-name="T15">bus </text:span><text:span text:style-name="T2">pulmo est, in pulmonem totum diducitur; quibus<text:line-break/></text:span><text:span text:style-name="T15">is </text:span><text:span text:style-name="T2">non est, in aliud aliquod membrum, quod pulmoni<text:line-break/>respondeat, </text:span><text:span text:style-name="T15">nti </text:span><text:span text:style-name="T2">piscibus lu branchias. Hanc arteriam<text:line-break/>percommode quis comparabit inferiori parti trunci plau-<text:line-break/></text:span><text:span text:style-name="T15">tarum, </text:span><text:span text:style-name="T2">quae terra continetur, cum profecto arteriae illae,<text:line-break/></text:span><text:span text:style-name="T15">quae ex </text:span><text:span text:style-name="T2">ea in pulmonem sparguntur, radicum vicem at-<text:line-break/></text:span><text:span text:style-name="T15">que </text:span><text:span text:style-name="T2">comparationem sustinere recte possint. Altera illa<text:line-break/></text:span><text:span text:style-name="T15">magna, </text:span><text:span text:style-name="T2">quae in universum corpus distribuitur, arterias<text:line-break/></text:span><text:span text:style-name="T15">omnes, </text:span><text:span text:style-name="T2">quas ante commemoravi, non aliter ac ramos<text:line-break/></text:span><text:span text:style-name="T15">quosdam, </text:span><text:span text:style-name="T2">ex </text:span><text:span text:style-name="T15">se </text:span><text:span text:style-name="T2">toti animali irnpartit. Hac, opinor, simi-<text:line-break/></text:span><text:span text:style-name="T15">litudinis </text:span><text:span text:style-name="T2">ratione adductus Hippocrates cor arteriarum,<text:line-break/></text:span><text:span text:style-name="T15">jecur venarum </text:span><text:span text:style-name="T2">radicationem recte nominavit- De simi-</text:span></text:p>
      <text:p text:style-name="P70">litudine hac copiosius dicam, ubi de jecinore et venis<text:line-break/>fermo erit. Atque itu ad demonstrandum, arterias om-<text:line-break/>nes ex corde nasci, earumque nullam in nervum com-<text:line-break/>mutari, quum nervorum omnium principium cerebrum<text:line-break/>sit, haec mihi fatis jam dicta sunto.</text:p>
      <text:h text:style-name="Heading_20_2" text:outline-level="2">Cap. VIIl.</text:h>
      <text:p text:style-name="P75">Igitur relicto Praxagora impudentia<text:line-break/>quaedam commento, ad Aristotelem revertamur, quum<text:line-break/>praesertim et ipse ex corde produci nervos censeat, sed<text:line-break/>consule tamen et indistincte admodum de nervorum<text:line-break/>principio bis loquutns. Oportebat siquidem, si quid<text:line-break/>ego censeo, cum a corde nervos pronasci dixerat, indi-<text:line-break/>casse, quemadmodum in unumquodque corporis membrum<text:line-break/>a corde nervi procedant, eo modo, quo nos paulo ante<text:line-break/>arteriam ex eo distributam ostendimus, neque dixisse tan-<text:line-break/>tum satis este existimasse. Quocirca, quod in tertio libro<text:line-break/>de partibus animalium scripsit, Aristotelem nequaquam<text:line-break/>decebat; ascribam autem verba ipsa. Cor nervos habet<text:line-break/>mullos, atque id merito, ab hoc enim motuum origo</text:p>
      <text:p text:style-name="P7"><text:span text:style-name="T2">est. At </text:span><text:span text:style-name="T1">hi trahendo et remittendo peraguntur. Igitur<text:line-break/></text:span><text:span text:style-name="T2">tali </text:span><text:span text:style-name="T1">ministerio et robore opus habet. Quod autem </text:span><text:span text:style-name="T2">tali<text:line-break/>ministerio </text:span><text:span text:style-name="T1">et robore opus sit </text:span><text:span text:style-name="T2">illi </text:span><text:span text:style-name="T1">corporis parti, </text:span><text:span text:style-name="T2">quae<text:line-break/></text:span><text:span text:style-name="T15">animae </text:span><text:span text:style-name="T2">principium </text:span><text:span text:style-name="T1">in fe continet, </text:span><text:span text:style-name="T2">nulli non perspicuum<text:line-break/></text:span><text:span text:style-name="T15">est. </text:span><text:span text:style-name="T2">Caeterum cor hanc </text:span><text:span text:style-name="T1">esse </text:span><text:span text:style-name="T2">partem, </text:span><text:span text:style-name="T1">non modo </text:span><text:span text:style-name="T2">non<text:line-break/></text:span><text:span text:style-name="T15">ostendit </text:span><text:span text:style-name="T2">atque demonstravit Aristoteles, fed ne probabili<text:line-break/></text:span><text:span text:style-name="T15">quidem </text:span><text:span text:style-name="T2">aliqua ratione id molitus aliquando est, nisi si<text:line-break/></text:span><text:span text:style-name="T15">forte, </text:span><text:span text:style-name="T2">quod nervos multos habeat, id argumentum satis<text:line-break/></text:span><text:span text:style-name="T15">efficax </text:span><text:span text:style-name="T2">esse putet ad cognoscendum, cor nervorum esse<text:line-break/></text:span><text:span text:style-name="T15">principium. </text:span><text:span text:style-name="T2">Sed si ita senserit, eadem opera et manus<text:line-break/></text:span><text:span text:style-name="T28">et </text:span><text:span text:style-name="T15">pedes </text:span><text:span text:style-name="T2">nervorum principia censebimus. Etenim si, ubi<text:line-break/></text:span><text:span text:style-name="T15">nervi </text:span><text:span text:style-name="T2">multi sunt, ibi nervorum principium poni satis<text:line-break/></text:span><text:span text:style-name="T28">justam </text:span><text:span text:style-name="T15">rationem </text:span><text:span text:style-name="T2">putamus, certe has ipsas partes nervo-<text:line-break/></text:span><text:span text:style-name="T28">rum </text:span><text:span text:style-name="T15">principia </text:span><text:span text:style-name="T2">esse existimare nihil prohibebit Eodem<text:line-break/></text:span><text:span text:style-name="T15">modo etiam plexum, </text:span><text:span text:style-name="T2">qui reti similis et sub crassa mern-<text:line-break/></text:span><text:span text:style-name="T28">brana </text:span><text:span text:style-name="T15">positus est, </text:span><text:span text:style-name="T2">arteriarum principium dicemus, non<text:line-break/></text:span><text:span text:style-name="T28">cor. </text:span><text:span text:style-name="T15">In eo enim </text:span><text:span text:style-name="T2">plexu arteriarum copia, quae nume-<text:line-break/></text:span><text:span text:style-name="T28">rari </text:span><text:span text:style-name="T15">nequit, </text:span><text:span text:style-name="T2">reperitur. Sed haec praeter institutum milii<text:line-break/></text:span><text:span text:style-name="T28">dicta </text:span><text:span text:style-name="T15">funt, ut ne quis, </text:span><text:span text:style-name="T2">si multi in corde </text:span><text:span text:style-name="T15">cernantur nervi,</text:span></text:p>
      <text:p text:style-name="P76">2Oi</text:p>
      <text:p text:style-name="P7"><text:span text:style-name="T2">omnino </text:span><text:span text:style-name="T15">- </text:span><text:span text:style-name="T2">ob id cor omnium totius animalis </text:span><text:span text:style-name="T15">nervorum<text:line-break/></text:span><text:span text:style-name="T2">principium statuere aequum censeat. </text:span><text:span text:style-name="T15">At </text:span><text:span text:style-name="T2">quum ne </text:span><text:span text:style-name="T15">inul-<text:line-break/></text:span><text:span text:style-name="T2">tos quidem nervos cor habeat, tanto absurdius, </text:span><text:span text:style-name="T15">quod<text:line-break/></text:span><text:span text:style-name="T2">opinatus Aristoteles est, esse ridebitur. Non enim </text:span><text:span text:style-name="T15">nervi,<text:line-break/></text:span><text:span text:style-name="T2">fed nervosae quaedam tenuitates sunt Id </text:span><text:span text:style-name="T15">ostendam </text:span><text:span text:style-name="T24">fa-<text:line-break/></text:span><text:span text:style-name="T2">cile vel ex ipso </text:span><text:span text:style-name="T15">Aristotele, </text:span><text:span text:style-name="T2">ls siquidem, </text:span><text:span text:style-name="T15">quando membri<text:line-break/></text:span><text:span text:style-name="T2">alicujus naturam, </text:span><text:span text:style-name="T15">atque quidnam </text:span><text:span text:style-name="T2">sit, </text:span><text:span text:style-name="T15">velimus perpendere,<text:line-break/></text:span><text:span text:style-name="T2">ut ad ejus usum </text:span><text:span text:style-name="T15">et actionem, </text:span><text:span text:style-name="T2">non </text:span><text:span text:style-name="T15">constitutionem, oculos<text:line-break/></text:span><text:span text:style-name="T2">convertamus, nos docet. Si igitur, quaenam sit </text:span><text:span text:style-name="T15">oculi </text:span><text:span text:style-name="T24">es-<text:line-break/></text:span><text:span text:style-name="T2">Ientia, perconteris, respondendum, </text:span><text:span text:style-name="T15">instrumentum </text:span><text:span text:style-name="T24">visoriuin.<text:line-break/></text:span><text:span text:style-name="T2">Neque eniin, quod ex tantis ac </text:span><text:span text:style-name="T15">talibus humoribus, </text:span><text:span text:style-name="T24">tu-<text:line-break/></text:span><text:span text:style-name="T2">nicis , membranis et musculis certa </text:span><text:span text:style-name="T15">ratione </text:span><text:span text:style-name="T24">compositis<text:line-break/></text:span><text:span text:style-name="T2">constituatur </text:span><text:span text:style-name="T15">oculus, </text:span><text:span text:style-name="T2">ob id ejus substantiam id </text:span><text:span text:style-name="T15">esse </text:span><text:span text:style-name="T24">velit<text:line-break/></text:span><text:span text:style-name="T2">Aristoteles, recte sane </text:span><text:span text:style-name="T15">sentiens, uti alias </text:span><text:span text:style-name="T2">et </text:span><text:span text:style-name="T15">mihi demon-<text:line-break/></text:span><text:span text:style-name="T2">stratum esu </text:span><text:span text:style-name="T15">Ita quum </text:span><text:span text:style-name="T2">is </text:span><text:span text:style-name="T15">senserit, opus </text:span><text:span text:style-name="T2">esse </text:span><text:span text:style-name="T15">arbitror, </text:span><text:span text:style-name="T24">ut<text:line-break/></text:span><text:span text:style-name="T2">hujus rei rationem </text:span><text:span text:style-name="T15">et demousirationem </text:span><text:span text:style-name="T24">• </text:span><text:span text:style-name="T15">ipse </text:span><text:span text:style-name="T24">adjungam.<text:line-break/></text:span><text:span text:style-name="T15">Et </text:span><text:span text:style-name="T2">certe </text:span><text:span text:style-name="T15">conarer ostendere, fi contra alium </text:span><text:span text:style-name="T24">quempiam<text:line-break/></text:span><text:span text:style-name="T2">quam contra </text:span><text:span text:style-name="T15">Aristotelem </text:span><text:span text:style-name="T2">sermonem </text:span><text:span text:style-name="T15">haberem, unum </text:span><text:span text:style-name="T24">quod-</text:span></text:p>
      <text:p text:style-name="P7"><text:span text:style-name="T15">que </text:span><text:span text:style-name="T2">membrum non corporis fui figura, sed actione et<text:line-break/></text:span><text:span text:style-name="T15">usu </text:span><text:span text:style-name="T2">judicari debere. Caeterum cum contra Aristotelem<text:line-break/>disputatio est, qui longe ante nos ita censuerit, tantum<text:line-break/></text:span><text:span text:style-name="T15">in </text:span><text:span text:style-name="T2">memoriam revocare oportet ea, quae is in secundo de<text:line-break/>anima et libro de partibus dixit, quum vellet non ex<text:line-break/>corporis specie, sed functione, quod instrumentum mem-<text:line-break/></text:span><text:span text:style-name="T15">brumque </text:span><text:span text:style-name="T2">idem, et quod diversum esset, judicare. Ergo<text:line-break/></text:span><text:span text:style-name="T15">quicquid </text:span><text:span text:style-name="T2">videndi instrumentum est, oculus erit, etsi ali-<text:line-break/></text:span><text:span text:style-name="T15">ter </text:span><text:span text:style-name="T2">homo, aliter cancer eum habuerit constitutum;<text:line-break/></text:span><text:span text:style-name="T15">quicquid </text:span><text:span text:style-name="T2">gradiendi, crus, sive id elephantis, sive caprae,<text:line-break/></text:span><text:span text:style-name="T15">sive oris, </text:span><text:span text:style-name="T2">sive hominis fuerit. At ita </text:span><text:span text:style-name="T15">si </text:span><text:span text:style-name="T2">res habet, </text:span><text:span text:style-name="T15">Ari-<text:line-break/>stoteles </text:span><text:span text:style-name="T2">carissime, nervum non corporis figura, </text:span><text:span text:style-name="T15">uti vul-<text:line-break/>gus </text:span><text:span text:style-name="T2">imperitum et inexercitatum facit, sed usu et actione<text:line-break/></text:span><text:span text:style-name="T15">judicabis.</text:span></text:p>
      <text:h text:style-name="Heading_20_2" text:outline-level="2">Cap. IX.</text:h>
      <text:p text:style-name="P45"><text:span text:style-name="T2">Tria </text:span><text:span text:style-name="T15">enim instrumenta </text:span><text:span text:style-name="T2">sunt, </text:span><text:span text:style-name="T15">quae cor-<text:line-break/></text:span><text:span text:style-name="T24">poris </text:span><text:span text:style-name="T15">forma luter </text:span><text:span text:style-name="T2">se vicina sunt, scd quae </text:span><text:span text:style-name="T15">tamen fun-<text:line-break/></text:span><text:span text:style-name="T24">ctione </text:span><text:span text:style-name="T15">atque usu. multum variant. Horum unum ner-</text:span></text:p>
      <text:p text:style-name="P7"><text:span text:style-name="T2">vus, fecundum ligamentum, tertium tendo nominatur.<text:line-break/>Ex his nervus omnino aut ex cerebro, aut spinali me-<text:line-break/>dulla exoritur, sensum vel motum vel utrumque parti-<text:line-break/>bus, quibus inseritur, conducens. Ligamentum sensu qui-<text:line-break/>dem caret, usum tamen talem habet, qualem nomen in-<text:line-break/>dicat. At alterum, tendo' videlicet, musculi nervosus<text:line-break/>finis est, ex ligamento et nervo genitus, uti tum ini li-<text:line-break/>bris de motu musculorum, tum in Administrationibus<text:line-break/>anatomicis mihi demonstratum esu Jam nervus omnis<text:line-break/>exacte teres est, tendines vero non item omnes, et his<text:line-break/>minus ligamenta. Etenim ex his major pars in modum<text:line-break/>membranae dilatatur; tamen'membrana omnis exquisite<text:line-break/>tenuis mollisque est, ligamentum durum et crassum orn-<text:line-break/>nino; imo horum aliqua nervicartilaginosa et dicuntur<text:line-break/>et sunt. Neque sane aut membrana, aut- nervus, </text:span><text:span text:style-name="T24">aut<text:line-break/></text:span><text:span text:style-name="T2">tendo in eam cum ligamento devenit aliquando du-<text:line-break/>ritiem, quum praesertim nervorum aliqui ex sua </text:span><text:span text:style-name="T24">na-'<text:line-break/>tura </text:span><text:span text:style-name="T2">valde molles sint, ad scnsum largiendum </text:span><text:span text:style-name="T24">tantum<text:line-break/></text:span><text:span text:style-name="T2">idonei, Alii, etsi substantia corporis bis (duriores </text:span><text:span text:style-name="T24">sunt,</text:span></text:p>
      <text:p text:style-name="P7"><text:span text:style-name="T15">longe </text:span><text:span text:style-name="T2">tamen infra duritiem ligamenti funt Eadem ra-<text:line-break/></text:span><text:span text:style-name="T15">tio </text:span><text:span text:style-name="T2">et </text:span><text:span text:style-name="T15">in </text:span><text:span text:style-name="T2">membranis est, quae etsi inter fe duritie va-<text:line-break/></text:span><text:span text:style-name="T15">riant, </text:span><text:span text:style-name="T2">ligamentis tamen molliores multo sunt. Tendo-<text:line-break/></text:span><text:span text:style-name="T15">nes, </text:span><text:span text:style-name="T2">ut ex ligamentis et nervis durioris generis compo—<text:line-break/></text:span><text:span text:style-name="T15">nuntur, </text:span><text:span text:style-name="T2">ita inter utrumque medii funt, tanto substantia<text:line-break/></text:span><text:span text:style-name="T24">sua </text:span><text:span text:style-name="T2">nervo duriores, quanto ligamento molliores sunt.<text:line-break/></text:span><text:span text:style-name="T15">Atque </text:span><text:span text:style-name="T2">haec </text:span><text:span text:style-name="T15">omnia </text:span><text:span text:style-name="T2">tria illa genera sunt alba, exanguia,<text:line-break/></text:span><text:span text:style-name="T24">et </text:span><text:span text:style-name="T15">solida, </text:span><text:span text:style-name="T2">et quae iu fibras rectas dividi , ac dissolvi pos-<text:line-break/></text:span><text:span text:style-name="T15">sunt, </text:span><text:span text:style-name="T2">praeter dura illa ligamenta, nam haec in fibras di-<text:line-break/></text:span><text:span text:style-name="T15">vellere </text:span><text:span text:style-name="T2">non ita potes. Si igitur ita haec nominare velis,<text:line-break/></text:span><text:span text:style-name="T24">ut </text:span><text:span text:style-name="T15">Hippocrates </text:span><text:span text:style-name="T2">nominavit, videlicet, quod sensum ac motum<text:line-break/></text:span><text:span text:style-name="T15">praestat, nervum seu </text:span><text:span text:style-name="T18">τόνον, </text:span><text:span text:style-name="T15">(utroque </text:span><text:span text:style-name="T2">enim nomine </text:span><text:span text:style-name="T15">id </text:span><text:span text:style-name="T2">voca-<text:line-break/></text:span><text:span text:style-name="T24">vit,) </text:span><text:span text:style-name="T15">quod sensum non habet, ligamentum, </text:span><text:span text:style-name="T2">id, in quod muscu-<text:line-break/></text:span><text:span text:style-name="T24">lus finit, </text:span><text:span text:style-name="T15">tendonem, perspicue satis ostendam, cor </text:span><text:span text:style-name="T2">non<text:line-break/></text:span><text:span text:style-name="T24">habere </text:span><text:span text:style-name="T15">nervorum </text:span><text:span text:style-name="T2">copiam. Sed si </text:span><text:span text:style-name="T15">nomina </text:span><text:span text:style-name="T2">haec confun-<text:line-break/></text:span><text:span text:style-name="T24">dere ac </text:span><text:span text:style-name="T15">perturbare placet, uti maxima pars medicorum,<text:line-break/></text:span><text:span text:style-name="T24">qui post </text:span><text:span text:style-name="T15">Hippocratem fuerunt, folet, </text:span><text:span text:style-name="T2">voces </text:span><text:span text:style-name="T15">licet nervos<text:line-break/></text:span><text:span text:style-name="T24">quidem </text:span><text:span text:style-name="T15">omnia, </text:span><text:span text:style-name="T24">differentias tamen in eis tres </text:span><text:span text:style-name="T15">dicito, qui</text:span></text:p>
      <text:p text:style-name="P7"><text:span text:style-name="T2">ex cerebro et spinali medulla oriuntur, sensitivos </text:span><text:span text:style-name="T1">et </text:span><text:span text:style-name="T2">vo-<text:line-break/>luntarios nominans, qui non sentiunt, colligantes, ter-<text:line-break/>tios illos enatos e musculis, qui in substantiam nerveam<text:line-break/>finiunt.</text:span></text:p>
      <text:h text:style-name="Heading_20_2" text:outline-level="2">Cap. X.</text:h>
      <text:p text:style-name="P45"><text:span text:style-name="T38">Quo</text:span><text:span text:style-name="T2"> etiam rn'odo facile ostendam, cor </text:span><text:span text:style-name="T15">non<text:line-break/></text:span><text:span text:style-name="T2">habere manifeste nervos scnfitivos et voluntarios, magni-<text:line-break/>tudine vel numero relatu dignos; unum tamen exiguum,<text:line-break/>ut ante dixi, habet, et eum a cerebro in se diductum.<text:line-break/>Quid ergo est, quod Aristoteles dixit, cor habere multos<text:line-break/>nervos? vir enim erat, qui neque vanis adeo facile </text:span><text:span text:style-name="T15">ca-<text:line-break/></text:span><text:span text:style-name="T2">piebatur, neque omnino adeo anatomes rudis erat, ut </text:span><text:span text:style-name="T15">ita<text:line-break/></text:span><text:span text:style-name="T2">hunc, quemadmodum Chrysippum, fociis vana reserenti-<text:line-break/>bus accedere quis putet. Mihi prosecto videtur, </text:span><text:span text:style-name="T15">quas<text:line-break/></text:span><text:span text:style-name="T2">Herophiles nervosas tenuitates vocat, eas plane nervos </text:span><text:span text:style-name="T15">esse<text:line-break/></text:span><text:span text:style-name="T2">dicere. Sed hae fines membranarum funt, quae in </text:span><text:span text:style-name="T15">cor-<text:line-break/></text:span><text:span text:style-name="T2">dis orificiis positae sunt, de quibus </text:span><text:span text:style-name="T15">Erasistratus diligenter/<text:line-break/>Herophiles </text:span><text:span text:style-name="T2">negligenter scripsit; membranae enim </text:span><text:span text:style-name="T15">horum<text:line-break/></text:span><text:span text:style-name="T2">interventu cordi alligantur et adnnscuntm, ususque </text:span><text:span text:style-name="T15">his</text:span></text:p>
      <text:p text:style-name="P7"><text:span text:style-name="T24">idem, </text:span><text:span text:style-name="T2">qui ligamentis, non qui nervis esu At si nervos<text:line-break/></text:span><text:span text:style-name="T24">eas </text:span><text:span text:style-name="T2">esse quis concedat, ac non nervosa corpora, certe<text:line-break/></text:span><text:span text:style-name="T24">non </text:span><text:span text:style-name="T2">ex necessitate -statim fequetur, cor nervorum prin-<text:line-break/></text:span><text:span text:style-name="T24">cipium </text:span><text:span text:style-name="T2">esse, praesertim cum nullum nervum in aliquam<text:line-break/></text:span><text:span text:style-name="T24">corporis </text:span><text:span text:style-name="T2">partem ex eo, uti ante ex cerebro et spinali<text:line-break/></text:span><text:span text:style-name="T24">medulla ostendimus, </text:span><text:span text:style-name="T2">derivari ostendere quimus. Videtur<text:line-break/></text:span><text:span text:style-name="T28">sane </text:span><text:span text:style-name="T24">mihi Aristoteles, </text:span><text:span text:style-name="T2">quum duo hic recte supposuerat, al-<text:line-break/></text:span><text:span text:style-name="T24">lorum, quod </text:span><text:span text:style-name="T2">robore cor opus habeat non vulgari ad actio-<text:line-break/></text:span><text:span text:style-name="T28">nes </text:span><text:span text:style-name="T24">voluntarias peragendas, </text:span><text:span text:style-name="T2">alterum, quod tale robur ce-<text:line-break/></text:span><text:span text:style-name="T28">rebro </text:span><text:span text:style-name="T24">non fit, et ad </text:span><text:span text:style-name="T2">haec tertium, puta copiam nervo-<text:line-break/></text:span><text:span text:style-name="T28">sorum </text:span><text:span text:style-name="T24">ligamentorum, </text:span><text:span text:style-name="T2">quae in corde visuntur, ex sensu<text:line-break/></text:span><text:span text:style-name="T28">assumeret, </text:span><text:span text:style-name="T24">non tamen </text:span><text:span text:style-name="T2">sustinuisse seorsum singularum par-<text:line-break/></text:span><text:span text:style-name="T28">tium </text:span><text:span text:style-name="T24">sectioni vacasse </text:span><text:span text:style-name="T2">et quaesivisse, quomodo in unam-<text:line-break/></text:span><text:span text:style-name="T28">quamque </text:span><text:span text:style-name="T24">corporis </text:span><text:span text:style-name="T2">partem ex corde deveniret nervus,<text:line-break/></text:span><text:span text:style-name="T28">scd </text:span><text:span text:style-name="T24">perinde, ac si ad </text:span><text:span text:style-name="T2">ea, quae commemoravi, id plane se-<text:line-break/></text:span><text:span text:style-name="T28">queretur, </text:span><text:span text:style-name="T24">pronuntiasse. Multa enim talia apud </text:span><text:span text:style-name="T2">medicos<text:line-break/></text:span><text:span text:style-name="T28">invenire </text:span><text:span text:style-name="T24">licet anatomica theoremata perperam </text:span><text:span text:style-name="T2">scripta,<text:line-break/></text:span><text:span text:style-name="T28">cum </text:span><text:span text:style-name="T24">nollent, quod ex </text:span><text:span text:style-name="T2">anatomia appareret, id expectare,</text:span></text:p>
      <text:p text:style-name="P7"><text:span text:style-name="T2">fed ex consequentia quadam id, quasi vidissent, verum<text:line-break/>esse sperarent; ita plane decipi rnihi visus est Aristote-<text:line-break/>les, duo quidem vera ponens assumpta, tertium proba-<text:line-break/>bile et veritati propius. Vera esse dico, quod et ro-<text:line-break/>bore quodam, opus sit instrumentis, quae motura sunt cor-<text:line-break/>poris membra, nihilque tale a cerebro prodire appa-<text:line-break/>rere; probabile vero, non verum, quod in corde </text:span><text:span text:style-name="T24">copia<text:line-break/></text:span><text:span text:style-name="T2">sit nervorum. Sed nos re ostendere possumus organum<text:line-break/>id, a quo animalis membra moveri oportet, quod illi </text:span><text:span text:style-name="T24">ex<text:line-break/></text:span><text:span text:style-name="T2">sermone et verbis quidem bene notum erat, sied </text:span><text:span text:style-name="T24">tamen<text:line-break/></text:span><text:span text:style-name="T2">re incognitum homini ideo permansit, quod ex anatome<text:line-break/>id quaerere non curabat, et ex sensu invenire recusabat.<text:line-break/>Etenim nervorum nullus salis est; musculi siquidem, </text:span><text:span text:style-name="T24">ut<text:line-break/></text:span><text:span text:style-name="T2">vocant, nervos suscipiunt, et membra movent; imo </text:span><text:span text:style-name="T24">ve-<text:line-break/></text:span><text:span text:style-name="T2">ctis cujusdarn vim habere musculus videbitur, si </text:span><text:span text:style-name="T24">nervum<text:line-break/></text:span><text:span text:style-name="T2">respicias. Nam quemadmodum pondera, quae ’ </text:span><text:span text:style-name="T24">manibus<text:line-break/></text:span><text:span text:style-name="T2">movere non possumus, vectibus admotis movemus, </text:span><text:span text:style-name="T24">ita<text:line-break/></text:span><text:span text:style-name="T2">corporis membra quum nervis movere nequimus, </text:span><text:span text:style-name="T24">muscu-</text:span></text:p>
      <text:p text:style-name="P7"><text:span text:style-name="T15">los </text:span><text:span text:style-name="T2">ad id accepimus; nervus </text:span><text:span text:style-name="T1">enim per singulos mufcu-<text:line-break/></text:span><text:span text:style-name="T15">los </text:span><text:span text:style-name="T2">in fibras solutus permiscetur </text:span><text:span text:style-name="T1">et </text:span><text:span text:style-name="T2">implicatur cum liga-<text:line-break/>mentornm fibris: postea </text:span><text:span text:style-name="T1">ex </text:span><text:span text:style-name="T2">utrifque corpus unum ner-<text:line-break/>vosum genitum ex musculi corpore enascitur, id quod<text:line-break/></text:span><text:span text:style-name="T15">tendo </text:span><text:span text:style-name="T2">nominatur. Ad eum modum enim non solum Hip-<text:line-break/>pocrates , sed etiam Homerus ipsum nominant. Qui<text:line-break/></text:span><text:span text:style-name="T15">tendo </text:span><text:span text:style-name="T2">ex instrumentis enatus rationem habet extremae<text:line-break/></text:span><text:span text:style-name="T15">vectis </text:span><text:span text:style-name="T2">partis, quae pondera tangit. Neque enim pars<text:line-break/></text:span><text:span text:style-name="T15">aliqua </text:span><text:span text:style-name="T2">nostri corporis est, </text:span><text:span text:style-name="T1">quae </text:span><text:span text:style-name="T2">ex nostra voluntate et<text:line-break/></text:span><text:span text:style-name="T15">arbitrio </text:span><text:span text:style-name="T2">movetur, cui non praeficiatur musculus, qui ex<text:line-break/></text:span><text:span text:style-name="T15">cerebro </text:span><text:span text:style-name="T2">nervum suscipit </text:span><text:span text:style-name="T1">Sed de </text:span><text:span text:style-name="T2">hac re qui certiorem<text:line-break/></text:span><text:span text:style-name="T15">fidem </text:span><text:span text:style-name="T2">habere velit, illi duo libri </text:span><text:span text:style-name="T1">a </text:span><text:span text:style-name="T2">nobis scripti sunt,<text:line-break/></text:span><text:span text:style-name="T15">seorsum </text:span><text:span text:style-name="T2">singuli, quorum alter omnes, quotquot sunt, mu-<text:line-break/></text:span><text:span text:style-name="T15">fcnlos </text:span><text:span text:style-name="T2">perstringit, et quam quisque functionem habet<text:line-break/></text:span><text:span text:style-name="T15">edocet, </text:span><text:span text:style-name="T2">alter, quemadmodum in eos nervr dispensentur,<text:line-break/></text:span><text:span text:style-name="T15">enarrati </text:span><text:span text:style-name="T2">Quin etiam in anatomicis administrationibus et<text:line-break/></text:span><text:span text:style-name="T15">libris de usup </text:span><text:span text:style-name="T2">artium copiose de his omnibus </text:span><text:span text:style-name="T15">disseruimus.<text:line-break/>Itaque nihil </text:span><text:span text:style-name="T2">jam deesse mihi ridetur huic libro, </text:span><text:span text:style-name="T15">quin</text:span></text:p>
      <text:p text:style-name="P55">possit nec sibi nec iis, quae manifeste ex anatome con-<text:line-break/>spiciuntur, repugnando ponere ac statuere, cerebrum ner-<text:line-break/>vorunr esse principium; nec minus docuimus, arteriarum<text:line-break/>principium in corde positum; quod autem venarum<text:line-break/>principium jecur sit,, in sequentibus expediam.. Igitur<text:line-break/>primo libro finem hic ponam, et ..ad ea, quae ordine<text:line-break/>conjunctu iis sunt, quae hoc libro- exposui ac demon-<text:line-break/>stravi, in secundo me convertam.</text:p>
      <text:h text:style-name="P1" text:outline-level="1"><text:bookmark-start text:name="bookmark6"/>GALENI DE HIPPOCRATIS ET PLATO-.<text:line-break/>NIS PLACITIS LIBER SECUNDUS.<text:bookmark-end text:name="bookmark6"/></text:h>
      <text:h text:style-name="Heading_20_2" text:outline-level="2"><text:span text:style-name="T2">Cap. </text:span><text:span text:style-name="T12">I.</text:span></text:h>
      <text:p text:style-name="P45"><text:span text:style-name="T2">Quum de Hippocratis et Platonis placitis<text:line-break/></text:span><text:span text:style-name="T24">considerare </text:span><text:span text:style-name="T2">instituissem, ab eo, quod potestate primum, est,<text:line-break/></text:span><text:span text:style-name="T24">auspicatus </text:span><text:span text:style-name="T2">sum, qnod et reliqua prope universa particu-<text:line-break/></text:span><text:span text:style-name="T24">laria </text:span><text:span text:style-name="T2">subsequi monstrari. Hoc autem est facultates cor-<text:line-break/></text:span><text:span text:style-name="T24">pus noftrum </text:span><text:span text:style-name="T2">dispensantes, quot sint numero, quales sin-<text:line-break/></text:span><text:span text:style-name="T24">gulae, et </text:span><text:span text:style-name="T2">quum lu animante sedem sortitae sint. Verum<text:line-break/></text:span><text:span text:style-name="T24">nihil </text:span><text:span text:style-name="T2">tam cavendum esse in hoc opere duxi, atque exi-</text:span></text:p>
      <text:p text:style-name="P7"><text:span text:style-name="T2">deuter apparentibus contraria affirmare: quemadmodum<text:line-break/>hi factitant, qui bruta concupiscere aut irasci negant,<text:line-break/>quique nervorum principium </text:span><text:span text:style-name="T1">in </text:span><text:span text:style-name="T2">corde existere pronun-<text:line-break/>ciant. Quippe ausi sunt id genus omnia veterum pulcber-<text:line-break/>rima inventa homines contentiosi subvertere, ut </text:span><text:span text:style-name="T15">novam<text:line-break/></text:span><text:span text:style-name="T2">sibi sectam constituerent. Itaque hujusmodi </text:span><text:span text:style-name="T15">mendacia<text:line-break/></text:span><text:span text:style-name="T2">libro priore confutavi: nunc vero ad aliud </text:span><text:span text:style-name="T15">rationum,<text:line-break/></text:span><text:span text:style-name="T2">quas adducunt, genus digressus evidenter pro </text:span><text:span text:style-name="T15">viribus<text:line-break/></text:span><text:span text:style-name="T2">ostendere decrevi, quo tandem modo hallucinentur.</text:span></text:p>
      <text:h text:style-name="Heading_20_2" text:outline-level="2"><text:span text:style-name="T15">Cap. </text:span><text:span text:style-name="T2">II.</text:span></text:h>
      <text:p text:style-name="P45"><text:span text:style-name="T2">At forte satius fuerit perspicuitatis </text:span><text:span text:style-name="T15">gratia .<text:line-break/></text:span><text:span text:style-name="T2">statim- operis luitio rationum differentias distinguere, </text:span><text:span text:style-name="T15">qui-<text:line-break/></text:span><text:span text:style-name="T2">bus omnes male quodcunque problema tractantes </text:span><text:span text:style-name="T15">utuntur.<text:line-break/></text:span><text:span text:style-name="T2">Dico autem,'sumptionum, lemmata vocant, quas </text:span><text:span text:style-name="T15">conclu-<text:line-break/></text:span><text:span text:style-name="T2">sionis gratia assumunt, alias quidem manifesto esse </text:span><text:span text:style-name="T15">fal-<text:line-break/></text:span><text:span text:style-name="T2">sas, alias vero propositae contemplationi minime </text:span><text:span text:style-name="T15">pro-<text:line-break/></text:span><text:span text:style-name="T2">prias. Palam sane falsas, quales libro </text:span><text:span text:style-name="T15">priore fusius ex-<text:line-break/></text:span><text:span text:style-name="T2">plicavrmus, quando nonnulli, velut Stoici, </text:span><text:span text:style-name="T15">nullum bru-</text:span></text:p>
      <text:p text:style-name="P7"><text:span text:style-name="T2">tum aut concupiscere, aut irasci dictitarent, vel ex corde<text:line-break/>nervos esse ortos, Minime vero propriae quaenam sint,<text:line-break/>in libris </text:span><text:span text:style-name="T1">de </text:span><text:span text:style-name="T2">demonstratione plenissime est expositum,<text:line-break/>in quibus omnibus, demonstrandi viam ac rationem,<text:line-break/>qualisnam sit, edocui, hortatusque sum in horum com-<text:line-break/>mentariorum primo, ut in illa prius se exerceret, quis-<text:line-break/>quis demonstrare aliquid nititur. Scripierunt autem de<text:line-break/>ea nimirum optime veteres philosophi Theophrastus et<text:line-break/>Aristoteles in libris posteriorum analyticorum. Quare de<text:line-break/>tribus animalis principiis non longam habiturum me<text:line-break/>cum illis disputationem spero. Vulgares enim et rlie-<text:line-break/>toricas sumptiones ad scientificas demonstrationes addu-<text:line-break/>cere verentur, quibus Chrysippi libri fcatent, plebejos<text:line-break/>interim testes sumptionum, quas constituunt, citantes, iu-<text:line-break/>terim vero positus, aut bellissimam etymologiam, aut id<text:line-break/>genus aliud; quae concludunt quidem nihil, tempus nu-<text:line-break/>tem nostrum consumunt teruntque frustra, dum lioc fo-</text:span></text:p>
      <text:p text:style-name="P7"><text:span text:style-name="T2">lum ipsis demonstramus, conclusionis sumptiones non<text:line-break/>esse fcrentiHcas; deinde dum in palaestram descendimus,<text:line-break/>concertamufque cum ipsis, ut ostendamus, plebejos </text:span><text:span text:style-name="T15">et<text:line-break/></text:span><text:span text:style-name="T2">poetas non minus nobis quam ipsis, interdum etiam ma-<text:line-break/>gis suffragari. Sic autem et etymologiam, quum liberius<text:line-break/>per otium licet, ostendimus illis non magis sibi </text:span><text:span text:style-name="T15">quam<text:line-break/></text:span><text:span text:style-name="T2">nobis testimonium reddere. Verum quod testis fit </text:span><text:span text:style-name="T15">fal-<text:line-break/></text:span><text:span text:style-name="T2">lax etymologia, saepe quidem similiter attestans </text:span><text:span text:style-name="T15">his,<text:line-break/></text:span><text:span text:style-name="T2">qui veritati contraria afferunt, haud raro autem </text:span><text:span text:style-name="T15">men-<text:line-break/></text:span><text:span text:style-name="T2">tientibus magis, quam verum fatentibus, alio in </text:span><text:span text:style-name="T15">opere,<text:line-break/></text:span><text:span text:style-name="T2">qaod de recto nominum usu inscribitur, declaravimus,<text:line-break/>in quo etiam ostendimus, Chrysippum salsam </text:span><text:span text:style-name="T15">hujus vocis,<text:line-break/></text:span><text:span text:style-name="T2">ego, etymologiam exposuisse. Quid igitur opus est </text:span><text:span text:style-name="T15">ad-<text:line-break/></text:span><text:span text:style-name="T2">buc de ipsis verba facere? Chrysippo sane et </text:span><text:span text:style-name="T15">hoc samis<text:line-break/></text:span><text:span text:style-name="T2">liare, non bis</text:span><text:span text:style-name="T15">, </text:span><text:span text:style-name="T2">aut tur, sed et quater, interdum </text:span><text:span text:style-name="T15">etiam<text:line-break/></text:span><text:span text:style-name="T2">quinquies, de eisdem rebus in diversis operibus </text:span><text:span text:style-name="T15">tractare;<text:line-break/></text:span><text:span text:style-name="T2">quod cavebit utique, qui tempori cupiat parcere. </text:span><text:span text:style-name="T15">Quae<text:line-break/></text:span><text:span text:style-name="T2">igitur </text:span><text:span text:style-name="T1">de </text:span><text:span text:style-name="T2">hac voce, ego, Ciu-ysippus primo dc </text:span><text:span text:style-name="T15">anima</text:span></text:p>
      <text:p text:style-name="P7"><text:span text:style-name="T2">tradidit </text:span><text:span text:style-name="T1">de </text:span><text:span text:style-name="T2">principe ejus facultate disserens, cognitionis<text:line-break/>causa scribam. Sic autem, nosipsei indicantes, durn<text:line-break/>mentem esa enuncidmus, hanc vocem, ego, proserimus,'<text:line-break/>indicatione naturaliter et proprie huc delata, atque sine<text:line-break/>hujusenodi manus indicatione desiectentes in nosipsos<text:line-break/>hanc vocem, ego, pronunciamus. Similiter quum vox<text:line-break/>ego hususcnodi sit, etiam in subj'cripta 'deinceps indi<text:line-break/>aatione simul effertur. Nam ego proserimus </text:span><text:span text:style-name="T15">priore </text:span><text:span text:style-name="T2">scl~<text:line-break/></text:span><text:span text:style-name="T15">laba </text:span><text:span text:style-name="T2">labrum inferius ad nosipsos demonstrative detrahentes,<text:line-break/>consequenter autem motioni menti et deflexioni. ad </text:span><text:span text:style-name="T15">pe-<text:line-break/>ctus. </text:span><text:span text:style-name="T2">Ac bususimodi indicationi subsequeris spllaba an-<text:line-break/></text:span><text:span text:style-name="T15">nexa </text:span><text:span text:style-name="T2">esi, nullum intervallum ostendens, quod in dictions<text:line-break/></text:span><text:span text:style-name="T18">ἐκεῖνος </text:span><text:span text:style-name="T2">(iiic) contingit. </text:span><text:span text:style-name="T15">Hac </text:span><text:span text:style-name="T2">tota oratione </text:span><text:span text:style-name="T15">Chrysippus<text:line-break/>nullam </text:span><text:span text:style-name="T2">scieutificam sumptionem, qua monstret, </text:span><text:span text:style-name="T15">animae<text:line-break/>principium </text:span><text:span text:style-name="T2">in </text:span><text:span text:style-name="T15">corde esse, adducit; duas </text:span><text:span text:style-name="T2">enim </text:span><text:span text:style-name="T15">ad id de-<text:line-break/>monstrandum sumptiones </text:span><text:span text:style-name="T2">rei propositae </text:span><text:span text:style-name="T15">improprias com-<text:line-break/>plectitur; alteram sane </text:span><text:span text:style-name="T2">ab </text:span><text:span text:style-name="T15">etymologia, quod hanc iocem,<text:line-break/>ego, pronunciautes, in priore syllaba, nempe e, c» et-</text:span></text:p>
      <text:p text:style-name="P7"><text:span text:style-name="T2">mentum inserius veluti ad pectora deducimus; alteram,<text:line-break/>quod manum etiam interdum pectori admovemus, nos-<text:line-break/>ipsos indicantes, quum dicimus, milii hoc convenit, hoc<text:line-break/>ego tibi dico. Jam vero, quod etiam nasum subinde ho-<text:line-break/>mines attingunt dicentes , mihi hoc da, mihi hoc conve-<text:line-break/>nit, hoc ego tibi dico, omnino oblitus est, quanquarn il-<text:line-break/>lum non lateret, hanc vocem </text:span><text:span text:style-name="T4">ἐκεῖνος, ηοη </text:span><text:span text:style-name="T2">a simili, sed<text:line-break/>omnino eadem syllaba, nempe e, cum hac dictione, ego,<text:line-break/>incipere. Conveniebat autem meo judicio, quemadmodum<text:line-break/>in hac meminit quidem, non autem absurditatem diluit,<text:line-break/>ini et lu indicatione ad pectus delationis quidem digiti ad<text:line-break/>nasum mentionem facere, non tamen hic quoque id, quod<text:line-break/>propofitunr erat, dissolvere, nifi forte quis nridam simpli-<text:line-break/>cemque Chrysippi enunciationern esse demonstrationem<text:line-break/>existimet. Quid enim inquit? Consequenter menti mo-<text:line-break/>tioni et deflexioni ad pectus ac hujusmodi indicationi<text:line-break/>subfsquens syllaba annexa est, nullum intervallum osten-</text:span></text:p>
      <text:p text:style-name="P7"><text:span text:style-name="T2">dens, quod in dictione </text:span><text:span text:style-name="T4">ἐκεῖνος </text:span><text:span text:style-name="T2">contingit. Qunm enim<text:line-break/>considerasset, hanc vocem, </text:span><text:span text:style-name="T4">ἐκεῖνος, </text:span><text:span text:style-name="T2">ab eadem fyllaba, qua<text:line-break/></text:span><text:span text:style-name="T15">et </text:span><text:span text:style-name="T2">ego, ordiri, ideo etiam hanc eundem significatum in-<text:line-break/></text:span><text:span text:style-name="T15">dicare oportere, ad </text:span><text:span text:style-name="T2">syllabarum </text:span><text:span text:style-name="T15">quae </text:span><text:span text:style-name="T2">inseruntur dilseren-<text:line-break/></text:span><text:span text:style-name="T15">tiam </text:span><text:span text:style-name="T2">quaestionis solutionem reseri. </text:span><text:span text:style-name="T15">Est </text:span><text:span text:style-name="T2">autem talis. Quuur<text:line-break/>retulisset, </text:span><text:span text:style-name="T15">dictionis </text:span><text:span text:style-name="T2">ego secundum syllabam go nullum<text:line-break/></text:span><text:span text:style-name="T15">intervallum repraesentate, addidit, in </text:span><text:span text:style-name="T18">ἐκεῖνος </text:span><text:span text:style-name="T2">ostendere </text:span><text:span text:style-name="T4">χεί<text:line-break/></text:span><text:span text:style-name="T15">fyllaham intervallum, </text:span><text:span text:style-name="T2">Haec nuda </text:span><text:span text:style-name="T15">est enunciatlo, </text:span><text:span text:style-name="T2">nullam<text:line-break/></text:span><text:span text:style-name="T15">demonstrationem obtinens, non solum • non </text:span><text:span text:style-name="T2">firmam </text:span><text:span text:style-name="T15">ac<text:line-break/>scientificam, sed ne probabilem quidem, </text:span><text:span text:style-name="T2">aut rhetoricam,<text:line-break/></text:span><text:span text:style-name="T15">aut sophisticain. , Cur </text:span><text:span text:style-name="T2">enim </text:span><text:span text:style-name="T15">syllaba </text:span><text:span text:style-name="T18">«εἰ </text:span><text:span text:style-name="T2">intervallum </text:span><text:span text:style-name="T15">ali-<text:line-break/>quod </text:span><text:span text:style-name="T2">significabit, </text:span><text:span text:style-name="T15">et syllaba </text:span><text:span text:style-name="T2">go </text:span><text:span text:style-name="T15">non </text:span><text:span text:style-name="T2">item, par erat, ut<text:line-break/></text:span><text:span text:style-name="T15">ipse demonstrationem aliquam adjiceret, </text:span><text:span text:style-name="T2">Cur autem ad<text:line-break/></text:span><text:span text:style-name="T15">pectus digitum inserentes principium </text:span><text:span text:style-name="T2">animae illic esse<text:line-break/></text:span><text:span text:style-name="T15">significamus, rrasc autem admoventes </text:span><text:span text:style-name="T2">non </text:span><text:span text:style-name="T15">indicamus?<text:line-break/>Aequum namque est </text:span><text:span text:style-name="T2">et rationi </text:span><text:span text:style-name="T15">consentaneum, siquidem<text:line-break/>indicatio sufficiens fides </text:span><text:span text:style-name="T2">sit </text:span><text:span text:style-name="T15">ad principem </text:span><text:span text:style-name="T2">animae </text:span><text:span text:style-name="T15">partem<text:line-break/>inveniendam, </text:span><text:span text:style-name="T2">non in pectore ipsam firmam, in naso </text:span><text:span text:style-name="T15">au-</text:span></text:p>
      <text:p text:style-name="P16"><text:span text:style-name="T2">tem insumam esse, sed in hac similiter valere, vel, si<text:line-break/>non in hac, neque in pectore valebit. </text:span><text:span text:style-name="T15">Cur </text:span><text:span text:style-name="T2">autem, </text:span><text:span text:style-name="T15">dum-<text:line-break/></text:span><text:span text:style-name="T2">concedimus aliquid annuentes capite, in </text:span><text:span text:style-name="T15">quam partem<text:line-break/></text:span><text:span text:style-name="T2">ipsum flectimus, in </text:span><text:span text:style-name="T15">illa </text:span><text:span text:style-name="T2">principium animi </text:span><text:span text:style-name="T15">esse potius<text:line-break/></text:span><text:span text:style-name="T2">ostendimus, quam in ea, quae movetur? etenim </text:span><text:span text:style-name="T15">quae<text:line-break/></text:span><text:span text:style-name="T2">primum in nobis movetur particula, </text:span><text:span text:style-name="T15">dum </text:span><text:span text:style-name="T2">annuimus, </text:span><text:span text:style-name="T15">eam<text:line-break/></text:span><text:span text:style-name="T2">nimirum probabilius est animae </text:span><text:span text:style-name="T15">principium obtinere,<text:line-break/></text:span><text:span text:style-name="T2">quam aliarum ullam, ad quam motu </text:span><text:span text:style-name="T15">perfertur: ut in-<text:line-break/></text:span><text:span text:style-name="T2">terim illos homines rion commemorem, </text:span><text:span text:style-name="T15">qui • capite re-<text:line-break/></text:span><text:span text:style-name="T2">nuunt, quum assentiuntur. </text:span><text:span text:style-name="T15">Forte enim dicet, barbaros, ut<text:line-break/></text:span><text:span text:style-name="T2">in reliquis </text:span><text:span text:style-name="T15">sunt </text:span><text:span text:style-name="T2">Graecis </text:span><text:span text:style-name="T15">deteriores </text:span><text:span text:style-name="T2">ac </text:span><text:span text:style-name="T15">minori ratione prae-<text:line-break/></text:span><text:span text:style-name="T2">diti, sic in hoc quoque hallucinari. </text:span><text:span text:style-name="T15">Quaecunque igitur ar-<text:line-break/></text:span><text:span text:style-name="T2">gumenta rei, de qua est quaestio, proprie non </text:span><text:span text:style-name="T15">sunt, omnia<text:line-break/></text:span><text:span text:style-name="T2">in libris de demonstratione exposuimus: quocirca </text:span><text:span text:style-name="T15">de his<text:line-break/></text:span><text:span text:style-name="T2">pluribus agendum non est, quemadmodum neque </text:span><text:span text:style-name="T15">de his,<text:line-break/></text:span><text:span text:style-name="T2">quae ab etymologia desumuntur, quoniam illa </text:span><text:span text:style-name="T15">quoque in<text:line-break/></text:span><text:span text:style-name="T2">commentariis de recto nominum usu </text:span><text:span text:style-name="T15">abunde </text:span><text:span text:style-name="T2">satis </text:span><text:span text:style-name="T15">expli-<text:line-break/></text:span><text:span text:style-name="T2">cavimus. •<text:tab/>•<text:tab/></text:span><text:span text:style-name="T15">.<text:tab/>•</text:span></text:p>
      <text:h text:style-name="P3" text:outline-level="2"><text:span text:style-name="T1">Cap. </text:span><text:span text:style-name="T15">III.</text:span></text:h>
      <text:p text:style-name="P45"><text:span text:style-name="T15">Verum quas sumptiones inquirere couve-<text:line-break/>niat problemati instituto et convenientes et proprias, fcri—<text:line-break/>ptum fuit et de his abunde in his, quae de demonstra-<text:line-break/>tione tum ab antiquis tutius et compendiosius dicta funt,<text:line-break/>tum a nobis, dum eorum dicta enarramus manifesto simul<text:line-break/>ac copiose. Sufficiet autem </text:span><text:span text:style-name="T1">in </text:span><text:span text:style-name="T15">praesentia summam quan-<text:line-break/>dam ex ipsis commemorare, ad quam tanquarn ad sco-<text:line-break/>pum omnis singularium indagatio dirigatur. Erat autem<text:line-break/>summa, ab ipsa rei, quam quaerimus, substantia sumptio-<text:line-break/>nes tum convenientes tum proprias esse inveniendas,<text:line-break/>quemadmodum in his, in quibus Chrysippus de animae<text:line-break/>principatu considerat: et substantiae rei illius, quam in-<text:line-break/>quirimus, explicata ratione, illa utendum regula et scopo<text:line-break/>omnium particularium. Est autem, ut ipsi putant, ani-<text:line-break/>mae principatus, unde sensus motusque proficiscitur ar~<text:line-break/>bitrarius. Non igitur aliunde demonstrare oportet, cor<text:line-break/>in se principatum animae obtinere, quam inde, quod om-<text:line-break/>nqm motum voluntarium reliquis animalis partibus dis-</text:span></text:p>
      <text:p text:style-name="P7"><text:span text:style-name="T2">penset, omnis autem sensus in ipsum referatur. Unde<text:line-break/>itaque </text:span><text:span text:style-name="T1">id </text:span><text:span text:style-name="T2">ostendetur? 'Ex quo alio, quam ex dissectio-<text:line-break/>nibus? Si enim hoc omnibus partibus vim sentiendi si-<text:line-break/>mul et movendi transmittit, necesse est omnino vas ali-<text:line-break/>quod ex eo ad ministranda illa omnino prodiisse. Qua-<text:line-break/>propter ex demonstrandi via ac ratione innotuit, et uti-<text:line-break/>lius animantibus dissectis conspici, quae et quot coipo-<text:line-break/>rum genera ex corde prodeuntia aliis animantis parti-<text:line-break/>bus distribuantur, et ex his ipsis, quum talia et tot numero<text:line-break/>sint, aliud sensum aut motum, aut ambo deferre, aliud<text:line-break/>vero aliud quippiam. Atque ita jam scire licebit, qua-<text:line-break/>sum in animantibus facultatum cor fons exisset: </text:span><text:span text:style-name="T24">quic.-<text:line-break/></text:span><text:span text:style-name="T2">quid extra haec viam exciderit, superfluum est et </text:span><text:span text:style-name="T24">alie-<text:line-break/></text:span><text:span text:style-name="T2">num. Atque hac ratione scientifica demonstrationis </text:span><text:span text:style-name="T24">sunr-<text:line-break/></text:span><text:span text:style-name="T2">ptio a rhetorica, exercitatoria et sophistica differt, </text:span><text:span text:style-name="T24">de<text:line-break/></text:span><text:span text:style-name="T2">quibus nequt ipsis ullam nos vel methodum vel exerci-<text:line-break/>tationem Zeno et Chrysippus docuerunt. Unde confusa'</text:span></text:p>
      <text:p text:style-name="P7"><text:span text:style-name="T2">in </text:span><text:span text:style-name="T1">eorum </text:span><text:span text:style-name="T2">libris omnes sumptiones citraque ordinent<text:line-break/>sparsae sunt, ac frequenter fane, verbi gratia, rhetoricum<text:line-break/>argumentum praecedit, hoc autenf exerci satorium et dia-<text:line-break/>lecticum sequitur, deinde scientificmn, postea, si ita sors<text:line-break/>tulerit, sophisticum. Quippe non intelligunt, scientificas<text:line-break/>sumptiones ad ejus, quod quaeritur, substantiam referri ac<text:line-break/>hunc scopum habere. Ex reliquis autem omnibus ex-<text:line-break/>teri oribus, quibus dialecticus ad exercitandum utitur, </text:span><text:span text:style-name="T15">et<text:line-break/></text:span><text:span text:style-name="T2">sophistas coarguendos, et experimentum de adolescentis<text:line-break/>ingenio capiendum, ad disquisitionem rei cuiuspiam, </text:span><text:span text:style-name="T15">et<text:line-break/></text:span><text:span text:style-name="T2">inventionem, et addubitationem excogitandam, omnia<text:line-break/></text:span><text:span text:style-name="T15">haec, </text:span><text:span text:style-name="T2">si placet, dialectica, exercitatoria </text:span><text:span text:style-name="T15">et </text:span><text:span text:style-name="T2">topica vocato,<text:line-break/></text:span><text:span text:style-name="T15">de </text:span><text:span text:style-name="T2">nominibus enim minime sum solicitus, </text:span><text:span text:style-name="T15">verum </text:span><text:span text:style-name="T2">haec<text:line-break/></text:span><text:span text:style-name="T15">a </text:span><text:span text:style-name="T2">scientificis distinguere conator. Caeterum quae </text:span><text:span text:style-name="T15">longius<text:line-break/>quam </text:span><text:span text:style-name="T2">haec adhuc a rei substantia abscesserunt, et </text:span><text:span text:style-name="T15">prae-<text:line-break/>sertim </text:span><text:span text:style-name="T2">quae per exempla probabilia et politica, </text:span><text:span text:style-name="T15">talesquc<text:line-break/></text:span><text:span text:style-name="T2">inductiones quasdam, aut testes </text:span><text:span text:style-name="T15">ad </text:span><text:span text:style-name="T2">rei probationem </text:span><text:span text:style-name="T15">ad-<text:line-break/></text:span><text:span text:style-name="T2">ducuntur, haec si </text:span><text:span text:style-name="T15">probabilia </text:span><text:span text:style-name="T2">et </text:span><text:span text:style-name="T15">rhetorica appellare velis.</text:span></text:p>
      <text:p text:style-name="P55">nihil curo. Sed ut horum natura fit tibi cognita, studiose<text:line-break/>incumbes. Porro sophistica amplius adhuc a rei quae-<text:line-break/>sitae substantia recesserunt, de quibus omnibus veteres<text:line-break/>monumenta posteris reliquerunt, in sophisticis quidem<text:line-break/>elenchis de sophisticis, sive propositionibus, sive axio-<text:line-break/>matis, sive rationibus malis dicere, nihil enim ad prae-<text:line-break/>sens institutum interest, in rhetoricis autem artibus de<text:line-break/>rhetoricis; in topicis de dialecticis, in libris de demon-<text:line-break/>stratione, quae et posteriora analytica dicuntur, de scien-<text:line-break/>tisicis. Quisquis igitur rem aliquam demonstrare nititur,<text:line-break/>primum id noscat oportet, nimirum ipsuriim sumptionum<text:line-break/>differentiam, deinde longo tempore se exerceat, ut ipsa<text:line-break/>altero quidem dicente cognoscat, ex quo praedictorum<text:line-break/>genere existant, altero vero non dicente, ut ipse ad sin-<text:line-break/>gula problemata protinus invenire possit. Summatim,<text:line-break/>quemadmodum in arte supputandi facimus, ita hic quo-<text:line-break/>que agendum est. Quisquis calculator fieri cupit, is sanc<text:line-break/>primum numeros omnes ediscit, quos illi dicunt quadrangulos</text:p>
      <text:p text:style-name="P7"><text:span text:style-name="T15">et altera parte majores, delude longo tempore in multi-<text:line-break/>plicatione et divisione se exercet. Postea, ubi paucissi-<text:line-break/>mas methodos didicerit, ile jam de omni problemate<text:line-break/>poterit ratiocinari. Ac mihi subit mirari multorum sapien-<text:line-break/></text:span><text:span text:style-name="T24">tiae </text:span><text:span text:style-name="T15">persuasionem, qui, si propositum sit, verbi gratia, quae<text:line-break/>centesima usura ex vicefiesquinquies mille sexcentis tri-<text:line-break/></text:span><text:span text:style-name="T24">ginta </text:span><text:span text:style-name="T15">septem mluis Atticis nascatur quatuordecim men-<text:line-break/>sibus, committunt supputatoribus, plane intelligentcs, ut<text:line-break/>arbitror, nullam -sibi </text:span><text:span text:style-name="T24">talia </text:span><text:span text:style-name="T15">supputandi peritiam luesse,<text:line-break/>propterea quod nec exercuerint nec didicerint omnino,<text:line-break/></text:span><text:span text:style-name="T24">audent </text:span><text:span text:style-name="T15">tamen demonstratione uti, probe gnari, se nihil<text:line-break/></text:span><text:span text:style-name="T24">unquam </text:span><text:span text:style-name="T15">ab aliis didicisse, nec ipsos per se invenisse,'qui<text:line-break/></text:span><text:span text:style-name="T24">ne </text:span><text:span text:style-name="T15">quaesiverint quidem, nec, si demonstrandi rationem di-<text:line-break/>dicissent, satis erat, sed prius in ea meo judicio oporte-<text:line-break/></text:span><text:span text:style-name="T24">bat </text:span><text:span text:style-name="T15">esse exercitatos. Neque enim rhetoribus abunde est<text:line-break/></text:span><text:span text:style-name="T24">methodum </text:span><text:span text:style-name="T15">didicisse, quomodo propositum controversiamve<text:line-break/></text:span><text:span text:style-name="T24">omnem </text:span><text:span text:style-name="T15">dividere oporteat, verum methodo cognita etiam<text:line-break/></text:span><text:span text:style-name="T24">exercitationem </text:span><text:span text:style-name="T15">addunt Optarem itaque eum, qui dcmon-</text:span></text:p>
      <text:p text:style-name="P7"><text:span text:style-name="T2">strare se posse profitetur, ut primum mihi methodnin ex-<text:line-break/>ponat, qua ad demonstrationes utimur, quae ex duabus<text:line-break/>vel tribus rnodalibus constant, et quomodo, qui indisseren-<text:line-break/>ter concludunt, aut qui id genus alii primo aut secundo<text:line-break/>praeterea themate utantur, multis licet accurate exer-<text:line-break/>citatis assequi: quemadmodum denique et in aliis,<text:line-break/>qui per tertium quartunrve thema syllogismos resol-<text:line-break/>vant, etsi horum plurimos aliter resolvere liceat com-<text:line-break/>pendiofius, ut Antipater memoriae prodidit: praeterea<text:line-break/>quod sit etiam curiositas non exigua rei inutilis universa<text:line-break/>ejusmodi syllogismorum complexio, ut ipse Chrysippus </text:span><text:span text:style-name="T24">re<text:line-break/></text:span><text:span text:style-name="T2">attestatur, qui nusquam in suis ipsius commentariis syllo-<text:line-break/>gismis illis ad dogmatis demonstrationem indiguerit.<text:line-break/>Quomodo autem cognoscere oporteat et distinguere scieu-<text:line-break/>tificas sumptiones a dialecticis, rhetoricis et sophisticis,<text:line-break/>nihil mentione dignum Chrysippi sectatores conscripse-<text:line-break/>runt; neque uti videntur. At quod manum thoraci </text:span><text:span text:style-name="T24">ad-</text:span></text:p>
      <text:p text:style-name="P7"><text:span text:style-name="T2">movemus, nos ipsos ostendentes, vel capite deorsum annui-<text:line-break/></text:span><text:span text:style-name="T15">mus, </text:span><text:span text:style-name="T2">si vocem ego pronunciamns, ut ostendatur, cor esse<text:line-break/></text:span><text:span text:style-name="T15">animae </text:span><text:span text:style-name="T2">principium, non verentur scribere, quae nihilo<text:line-break/></text:span><text:span text:style-name="T15">magis </text:span><text:span text:style-name="T2">in corde, quam in naso et fronte (haec enim in-<text:line-break/></text:span><text:span text:style-name="T15">terdum </text:span><text:span text:style-name="T2">ab hominibus folent monstrari) principatum<text:line-break/></text:span><text:span text:style-name="T15">animae esse </text:span><text:span text:style-name="T2">significat. Verum nutus nihil magis in capite<text:line-break/></text:span><text:span text:style-name="T15">quam </text:span><text:span text:style-name="T2">in thoracc ostendit. De e voce vero, quantum ha-<text:line-break/></text:span><text:span text:style-name="T15">beat </text:span><text:span text:style-name="T2">abfurditatis, in secundo de recto usu nominum in-<text:line-break/></text:span><text:span text:style-name="T15">dicavi. </text:span><text:span text:style-name="T2">Quapropter, si quis probe exercitus suerit in dif-<text:line-break/></text:span><text:span text:style-name="T15">ferentiis </text:span><text:span text:style-name="T2">sumptionum inveniendis cognoscendisque, non<text:line-break/></text:span><text:span text:style-name="T15">opus </text:span><text:span text:style-name="T2">mihi erit longiore cum illo controversia, quemad-<text:line-break/></text:span><text:span text:style-name="T15">modum </text:span><text:span text:style-name="T2">neque cum Peripateticis. Nam ex propria ipso-<text:line-break/></text:span><text:span text:style-name="T15">rum </text:span><text:span text:style-name="T2">doctrina disputatio mihi cum iliis futura est, an<text:line-break/></text:span><text:span text:style-name="T15">principis </text:span><text:span text:style-name="T2">animae facultatis origo in cerebro contineatur,<text:line-break/></text:span><text:span text:style-name="T15">irascibilis </text:span><text:span text:style-name="T2">in corde, appetitoriae ia jecinore. </text:span><text:span text:style-name="T15">At contra<text:line-break/>Stoicos necesse est me </text:span><text:span text:style-name="T2">fusius agere et prolixius, </text:span><text:span text:style-name="T15">ut qui<text:line-break/>in rebus inutilibus logicam speculationem abunde </text:span><text:span text:style-name="T2">exer-</text:span></text:p>
      <text:p text:style-name="P7"><text:span text:style-name="T2">cuerint, </text:span><text:span text:style-name="T1">in </text:span><text:span text:style-name="T2">utilibus autem sint inexercitatissimi pariter et<text:line-break/>pravis argumentandi rationibus instituti</text:span><text:span text:style-name="T1">; </text:span><text:span text:style-name="T2">ut opus habeam<text:line-break/>non modo ipsos docere, </text:span><text:span text:style-name="T1">quid </text:span><text:span text:style-name="T2">bonum sit </text:span><text:span text:style-name="T15">ac </text:span><text:span text:style-name="T2">utile, </text:span><text:span text:style-name="T15">sed<text:line-break/></text:span><text:span text:style-name="T2">multo prius, ut a pravo discedant. Quanquam id difficile<text:line-break/>forsitan fuerit, perficere tamen speravimus, si quis ipsorum<text:line-break/>in opere de demonstrationibus abunde versatus </text:span><text:span text:style-name="T15">rationem<text:line-break/></text:span><text:span text:style-name="T2">flare et accipere in facilibus elenchis sustineat. At </text:span><text:span text:style-name="T15">quia<text:line-break/></text:span><text:span text:style-name="T2">hoc non ferunt, de re autem propofita semper </text:span><text:span text:style-name="T15">rogitant,<text:line-break/>priusquam, </text:span><text:span text:style-name="T2">quomodo quaerendum sit, constituerint</text:span><text:span text:style-name="T15">, quae<text:line-break/>spes nobis_ </text:span><text:span text:style-name="T2">adhuc relinquetur avocandi homines ab </text:span><text:span text:style-name="T15">iis,<text:line-break/></text:span><text:span text:style-name="T2">quae falso sibi persuaserunt? '</text:span></text:p>
      <text:h text:style-name="Heading_20_2" text:outline-level="2"><text:span text:style-name="T2">Cap. </text:span><text:span text:style-name="T15">IV.</text:span></text:h>
      <text:p text:style-name="P45"><text:span text:style-name="T2">Sed </text:span><text:span text:style-name="T15">quia </text:span><text:span text:style-name="T2">non solum institutum </text:span><text:span text:style-name="T15">est per-<text:line-break/></text:span><text:span text:style-name="T2">suadere illis,., </text:span><text:span text:style-name="T15">sed aliis </text:span><text:span text:style-name="T2">etiam omnibus, quicunque </text:span><text:span text:style-name="T15">non-<text:line-break/>sium pravis, disputandi </text:span><text:span text:style-name="T2">consuetudinibus </text:span><text:span text:style-name="T15">enutriti perver-<text:line-break/></text:span><text:span text:style-name="T2">sitatem </text:span><text:span text:style-name="T15">animi habenit </text:span><text:span text:style-name="T2">immedicabilem, incipiam </text:span><text:span text:style-name="T15">rursus ex<text:line-break/>superioribus ad propositam </text:span><text:span text:style-name="T2">speculationem </text:span><text:span text:style-name="T15">ostendere, quo-<text:line-break/></text:span><text:span text:style-name="T2">modo quis </text:span><text:span text:style-name="T15">scientificas </text:span><text:span text:style-name="T2">sumptiones veram </text:span><text:span text:style-name="T15">demousirationem<text:line-break/></text:span><text:span text:style-name="T2">constituentes </text:span><text:span text:style-name="T15">adducat,, </text:span><text:span text:style-name="T2">item quomodo has </text:span><text:span text:style-name="T15">ab aliis sum-</text:span></text:p>
      <text:p text:style-name="P55">ptionibus discernat. Praeterea sumptionum, quae appa-<text:line-break/>rentem demonstrationem, non autem existentem consti-<text:line-break/>tuunt, naturam in hac ipsa nobis proposita consideratione<text:line-break/>explicabo. Quae vero herum ipsarum inter se differen-<text:line-break/>tia habeatur, pro virili, mea clarissime de omnibus tra-<text:line-break/>ctabo. Quia igitur propositum est de corde considerare,<text:line-break/>an animae principatus lu eo consistat, qui omnibus ani-<text:line-break/>mantis partibus sensum et motum voluntarium impertit,<text:line-break/>sciendum venit, quod, quaecunque ab his, quae cordi in-<text:line-break/>sunt, capiuntur sumptiones, duplici variant discrimine.<text:line-break/>Erunt enim ex ipsis aliae in re, quae proponitur disqui-<text:line-break/>riturque, screntificae, reliquae omnes ex secundo alio<text:line-break/>genere, quod scientificis propinquum esu Quae vero ab<text:line-break/>hominum opinionibus, seu plebejorum, seu poetarum, seu<text:line-break/>philosophorum, seu ex ratione quadam nominis, seu nutu,<text:line-break/>seu adnutu, seu ex alio quodam hujusinodi sumptiones<text:line-break/>capiuntur, hae tertii erunt generis, duplici quidem inter-</text:p>
      <text:p text:style-name="P7"><text:span text:style-name="T2">vallo a fcrentificrs separatae, non multum vero a sophi-<text:line-break/>sticis disserentes, quae in homonymiis quibusdam et di-<text:line-break/>ctionis figuris potissimum constitunntur. Quare incipien-<text:line-break/>dum ab iis omnibus, quae cordi insunt, et explicanda<text:line-break/>haec omnia, primum in summa et generatim, deinde sic<text:line-break/>membratim speciatimque. Porro insunt cordi- situs, ma-<text:line-break/>gnitudo, plexus, conformatio, dispositio et motus. A situ<text:line-break/>igitur primum incipiendum est ostendendo, quae praepo-<text:line-break/>sitiones ex eo constituuntur. Situm est thoracis ratione<text:line-break/>quodammodo medium magis; etenim basis ipsius totius<text:line-break/>thoracis media est, vertex autem et infernae partes tan-<text:line-break/>tum procedunt, quanta cordis extiterit magnitudo. .To-<text:line-break/>tius autem animantis ratione tanto superius mediis<text:line-break/>ejus partibus habetur, quanto </text:span><text:span text:style-name="T1">ab </text:span><text:span text:style-name="T2">umbilici regionibus </text:span><text:span text:style-name="T15">di-<text:line-break/></text:span><text:span text:style-name="T2">stat; illae siquidem ad amussim mediae funt; inio etiam<text:line-break/>ad laryngem, per quem respiramus, ita quodammodo </text:span><text:span text:style-name="T15">su-<text:line-break/></text:span><text:span text:style-name="T2">tum est, ut per medium pulmonem ipfi committatur.<text:line-break/>Nam ex sinistro cordis ventriculo arteria quaedam </text:span><text:span text:style-name="T15">cor-</text:span></text:p>
      <text:p text:style-name="P70">pore venosa procedit, primum sane in tot particulas di-<text:line-break/>scissa, quot fuerint pulmonis fibrae; postea jam lu singulos<text:line-break/>ipsus singulae disseibuuntur in multas divaricantes particu-<text:line-break/>las, usque dum’ omnes exhauriuntur. Quum autem permulta<text:line-break/>sint earum,extrema, veluti arboris rami, eodem perveniunt<text:line-break/>asperae arteriae fines, in totum viscus simili distributae<text:line-break/>modo, quo vcnosa arteria. Quin etiam ad pulmonem ita po-<text:line-break/>situm est cor, ut extrinsecus ab eo undequaqite contega-<text:line-break/>tur. Itaque situs cordis in eum modum se habet: ac<text:line-break/>poterit aliquis ab eo argumenta petere, partim ratione<text:line-break/>totius corporis, quod medium quodammodo in eo consi-<text:line-break/>stit, justae distributionis gratia facultatum, quas ipsi trans-<text:line-break/>mittit, partim ratione asperae arteriae, quoniam vocem<text:line-break/>per lianc editi Jam vero usum actionemque respiratio-<text:line-break/>nis ei conjungens inde aliquas argumentationes poteris<text:line-break/>desumere. Pari modo, quod medium in thorace habea-<text:line-break/>tur, forsan poteris de hoc etiam aliquid sumere, si ex</text:p>
      <text:p text:style-name="P7"><text:span text:style-name="T2">omnibus argumenta petere libet. Verum horum nullum<text:line-break/>fcientificum est, neque </text:span><text:span text:style-name="T1">rei </text:span><text:span text:style-name="T2">quae proponitur demonstran-<text:line-break/>dae satis idoneum, quoniam nondum per ea colligitur,<text:line-break/>cor sensus motusque voluntarii esse prinripiunu Non<text:line-break/>enim necessario sequitur, quia medium in animante </text:span><text:span text:style-name="T15">si-<text:line-break/></text:span><text:span text:style-name="T2">tum est, ideo omnium principium ipsum existere. </text:span><text:span text:style-name="T15">Etsi<text:line-break/></text:span><text:span text:style-name="T2">ne hoc ipsum quidem verum sit, medium in animante </text:span><text:span text:style-name="T15">cor<text:line-break/></text:span><text:span text:style-name="T2">haberi. Nam fi quis exacte discutiat, umbilici regio </text:span><text:span text:style-name="T15">me-<text:line-break/></text:span><text:span text:style-name="T2">dia esu Pari modo neque quod medium in thorace </text:span><text:span text:style-name="T15">cor<text:line-break/></text:span><text:span text:style-name="T2">est, ideo animantis totius initium eriti Neque enim, </text:span><text:span text:style-name="T15">quod<text:line-break/></text:span><text:span text:style-name="T2">cerebrum magni regis instar in capite tanquarn arce </text:span><text:span text:style-name="T15">con-<text:line-break/></text:span><text:span text:style-name="T2">stitutum est, - ob id necessario animae </text:span><text:span text:style-name="T15">principium in<text:line-break/></text:span><text:span text:style-name="T2">eo habetur, neque quod veluti satellites quosdam </text:span><text:span text:style-name="T15">sensus<text:line-break/></text:span><text:span text:style-name="T2">habeat circunihabilantes. Neque fi et hoc dicat </text:span><text:span text:style-name="T15">aliquis,<text:line-break/></text:span><text:span text:style-name="T2">quod coelum in toto mundo, id in hominibus esse </text:span><text:span text:style-name="T15">caput,<text:line-break/></text:span><text:span text:style-name="T2">et propterea, quemadmodum illud deorum domus </text:span><text:span text:style-name="T15">est ita<text:line-break/></text:span><text:span text:style-name="T2">cerebrum rationis esse domicilium; quippe haec </text:span><text:span text:style-name="T15">omnia, essi</text:span></text:p>
      <text:p text:style-name="P7"><text:span text:style-name="T15">multo </text:span><text:span text:style-name="T1">probabiliora </text:span><text:span text:style-name="T15">sint iis, quae in corde diximus,- non<text:line-break/>funt tamen ipsa quoque ad exactam scientiam compro-<text:line-break/>bandam efficacia, quemadmodum neque quod cor vocis<text:line-break/>opifex sit Nam si demonstrationem aliquam docere no»<text:line-break/>possunt, libenter audiemus; quod autem a situ solum pro-'<text:line-break/>ficiscitur, pravum vrtiosmnque est; nam sic, pulo, pulmo-</text:span><text:span text:style-name="T17">1<text:line-break/></text:span><text:span text:style-name="T15">nem et asperam arteriam vocis initium dicemus, quod<text:line-break/>haec vocalibus instrumentis quam cor sint propiora. Si-<text:line-break/>quidem ipsum vocis instrumentum et primum peculiare<text:line-break/>larynx est. Si igitur ipso inferius asperam arteriam<text:line-break/>incideris, non amplius animal vociferari audies, essi re—<text:line-break/>spirare ipsum sine impedimento etiamirtim rideas. Ac<text:line-break/>si horno fuerit, quod ita vulueratuui est, licebit tibi ju-<text:line-break/>bere ipsi, ut vocem aliquam edat; cupide quidem enim<text:line-break/>id tentabit, nihil autem pIus audies quam expirationcm<text:line-break/>stridulam, quam exsufflationem nominamus; nam absque<text:line-break/>molimine vocis spiritus in expiratione foras effertur, non’<text:line-break/>tamen cum strepitu aliquo et confertius. At thoracis mu-</text:span></text:p>
      <text:p text:style-name="P7"><text:span text:style-name="T2">sculos una cum iis, qui lu abdomine sunt, quum animal<text:line-break/>vocem edere molitur, vehementer extendi conspicies. Hos<text:line-break/>fane, et prius, quam aspera arteria vulnerata sit, tendi<text:line-break/>inauifesto' est ridere, quum violentius vociferamur. At<text:line-break/>oh convulneratam arteriam laborant frustra, quae ad vo-<text:line-break/>cis generationem faciunt; quippe solam exsufflationem<text:line-break/>edunt, quae a simplici expiratione hoc differt, quod cuni<text:line-break/>strepitu simul et celeritate spiritus evacuatus. </text:span><text:span text:style-name="T15">Duplici<text:line-break/></text:span><text:span text:style-name="T2">igitur modo hic quoque peccant, qui vocem ex </text:span><text:span text:style-name="T15">corde<text:line-break/></text:span><text:span text:style-name="T2">emitti ceusent, quoniam primum a situ argumentum </text:span><text:span text:style-name="T15">pe-<text:line-break/></text:span><text:span text:style-name="T2">tunt, deinde vero ne ab hoc quidem, ut convenit. Ten-<text:line-break/>duntur enim omnes et thoracis et abdominis </text:span><text:span text:style-name="T15">rnuscu-<text:line-break/></text:span><text:span text:style-name="T2">li, quum animal vocem edere voluerit, ad tensionem<text:line-break/>motumque aliquem acti, corde nullam novam </text:span><text:span text:style-name="T15">insuper<text:line-break/></text:span><text:span text:style-name="T2">actionein in hoc acquirente. Non tamen jam spiritus,<text:line-break/>qui ab imo fursum effertur, priusquam a larynge </text:span><text:span text:style-name="T15">con-<text:line-break/></text:span><text:span text:style-name="T2">cinnetur, vocis habet speciem, sed, ut dictum est </text:span><text:span text:style-name="T15">au-<text:line-break/></text:span><text:span text:style-name="T2">tea, Iolius exsufflationis, ut lu commentario de voce </text:span><text:span text:style-name="T15">osten-</text:span></text:p>
      <text:p text:style-name="P7"><text:span text:style-name="T2">dimus. </text:span><text:span text:style-name="T1">Icta enim ab iis </text:span><text:span text:style-name="T2">quae juxta laryngem funt car-<text:line-break/>tilaginibus veluti plectris quibusdam essiatio haec vox<text:line-break/>efficitur. Caeterum compositus est larynx ex tribus car-<text:line-break/>tilaginibus, quas complures musculi movent. Qui autem<text:line-break/>modus sit cartilaginum constitutionis, aut musculorum<text:line-break/>motus, exacte sane in propriis de his operibus a me ex-<text:line-break/>positum esu Ii vero, qui a situ solo argumenta desumunt,<text:line-break/>nihil hujusmodi cognorunt: deinde mirantur subito, ubi<text:line-break/>audiverint, ex cerebro vocem fieri: praeterea magis, post-<text:line-break/>quam audierint, motus omnes arbitrarios a musculis per-<text:line-break/></text:span><text:span text:style-name="T15">fici. </text:span><text:span text:style-name="T2">Qulu et nos admirantur, vocantque paradoxorum<text:line-break/>enarratores, essi, quae </text:span><text:span text:style-name="T15">verbis </text:span><text:span text:style-name="T2">promittimus, ea n anima-<text:line-break/></text:span><text:span text:style-name="T15">lium </text:span><text:span text:style-name="T2">dissectionibus ostendamus: illi vero nihil aliud post-<text:line-break/></text:span><text:span text:style-name="T15">funt </text:span><text:span text:style-name="T2">dicere, quam, quia cor asperae arteriae vicinum est,<text:line-break/></text:span><text:span text:style-name="T15">ideo </text:span><text:span text:style-name="T2">vocem ex illo oriri. </text:span><text:span text:style-name="T15">Etenim </text:span><text:span text:style-name="T2">malunt, ut opluor,.<text:line-break/>compendiosam leveznque in disputationibus viam, </text:span><text:span text:style-name="T15">quam<text:line-break/>asperam </text:span><text:span text:style-name="T2">et prolixam: quamvis haec ad id quod </text:span><text:span text:style-name="T15">quaeri- .<text:line-break/>tur </text:span><text:span text:style-name="T2">deducat, levis autem et compendiofa a vero aberret.</text:span></text:p>
      <text:p text:style-name="P7"><text:span text:style-name="T2">Nec est </text:span><text:span text:style-name="T1">qui </text:span><text:span text:style-name="T2">me unquam sustinuerit ostendentem musculos<text:line-break/>omnes, a quibus respiratio et vox efficiatur, licet non in<text:line-break/>his solis summa vis demonstrationis consistat, sed tertia<text:line-break/>totius disputationis pars. Siquidem musculi instrumenta<text:line-break/>quaedam movent, unde respiratio aliqua et vox submi-<text:line-break/>nistratur. Caeterum ut ipsi moveantur, nervos </text:span><text:span text:style-name="T1">a </text:span><text:span text:style-name="T2">cerebro<text:line-break/>requirunt, ex quibus si aliquem fune interceperis </text:span><text:span text:style-name="T15">disse-<text:line-break/></text:span><text:span text:style-name="T2">cuerisve, statim immobilem musculum illum reddes, </text:span><text:span text:style-name="T15">in<text:line-break/></text:span><text:span text:style-name="T2">quem nervus inseritur, immobile etiam animantis </text:span><text:span text:style-name="T15">mem-<text:line-break/></text:span><text:span text:style-name="T2">brum, quod prius a musculo movebatur, quam </text:span><text:span text:style-name="T15">nervus<text:line-break/></text:span><text:span text:style-name="T2">esset incisus. Quicunque igitur ex animo veri studiosus<text:line-break/>est, ad nos accedat, intellecturus manifesto in ipsis animan-<text:line-break/>tibus, modo sensu non hebeti sit et stupido, ab aliis sane </text:span><text:span text:style-name="T15">in-<text:line-break/></text:span><text:span text:style-name="T2">strumentis, musculis ct nervis inspirationem liberam </text:span><text:span text:style-name="T15">fieri,<text:line-break/></text:span><text:span text:style-name="T2">ab aliis vero violentam Nomino autem liberam, </text:span><text:span text:style-name="T15">qualis<text:line-break/></text:span><text:span text:style-name="T2">fanis adest nullo valido motu agitatis, violentam vero, </text:span><text:span text:style-name="T15">quae<text:line-break/></text:span><text:span text:style-name="T2">in affectibus nonnullis et vehementibus exercitiis </text:span><text:span text:style-name="T15">per-</text:span></text:p>
      <text:p text:style-name="P7"><text:span text:style-name="T15">ficitur, </text:span><text:span text:style-name="T1">in qua </text:span><text:span text:style-name="T15">statim videbis omnes scapularum partes<text:line-break/>simul attolli. Item in proportionalibus ipsis expirationi-<text:line-break/>hus, ab aliis quidem instrumentis, musculis et nervis li-<text:line-break/>beram et exiguam, ab aliis autem violentam magnarnque<text:line-break/>fieri, quam appellare exsufflationem assolemus. Ad haec<text:line-break/>omnia deinceps ostendemus tibi proprium' vocis instru-<text:line-break/>mentum, laryngem, et musculos ejus motores, item mu-<text:line-break/>sculorum illorum nervos ex cerebro descendentes; deinde<text:line-break/>linguam, aliud instiumentum, non vocis, scd loquelae et<text:line-break/>locutionis, aut quomodoque appellare libeat, musculos-<text:line-break/>que tibi indicabimus et nervos, qui a cerebro oriuntur.<text:line-break/>Quin etiam in plurium animantium dissectionibus aliam<text:line-break/>alibr commemoratarum actionum perire in unoquoque<text:line-break/>nervorum, qui a cerebro proveniunt, dissectorum ostcn-<text:line-break/>demus. Forsan autem aliquis audire cupiet uniuscujus-<text:line-break/>que actionis praediclae proprium instrumentum, et mo-<text:line-break/>ventes id musculos, quinam sint, et quot numero, quem<text:line-break/>situm habeant, quam magnitudinem, quos nervos reci-</text:span></text:p>
      <text:p text:style-name="P55">piant, et quot, et quam magnos, et qua in parte potissi-<text:line-break/>mum ex cerebro propagentur, item quis movendi modus<text:line-break/>instrumentis, quae ab ipsis moventur, infiti Ego autem et<text:line-break/>prius dixi, quod frequenter de eisdem scribere non pro-<text:line-break/>bem. At si vere quis sit studiosus, alia habet opera, in<text:line-break/>quibus de luis omnibus commentati sumus. Primum qui-<text:line-break/>dem librum de thoracis et pulmonis motu, ubi 'docemus,<text:line-break/>quomodo pulmo a thorace moveatur, ac lu diastole distentus<text:line-break/>externum aerem attrahat, atque hoc esse inspirationem,<text:line-break/>in. systole vero contractus aerem in se comprehensum<text:line-break/>in asperam arteriam et os extrudat, ac per haec foras’<text:line-break/>emittat, eamque esse expirationem. Deinde aliud habet<text:line-break/>opus de respirationis caufis, ubi etiam musculos omnes<text:line-break/>indicavi, item instrumenta, quae ab iplis moventur, et<text:line-break/>nervos, qui musculis facultatem animalem ex cerebro<text:line-break/>suppeditant. Postea rursus aliud praeter jam dicta de<text:line-break/>voce habet volumen, lu quo de musculis ipsa moventi-</text:p>
      <text:p text:style-name="P7"><text:span text:style-name="T15">bus, insuper de nervis ex cerebro in hos pertinentibus<text:line-break/>tractatur. Impraesentiarum etiam hoc dicere solum </text:span><text:span text:style-name="T1">ab-<text:line-break/></text:span><text:span text:style-name="T15">unde est, quod, si vox, (pir-itu quodammodo in pulmone<text:line-break/>formato ab eo, qui in corde est, fieret, deinde hoc sibi<text:line-break/>eum, qui in larynge est, consorinante, non aboleretur sta-<text:line-break/>tim, nervis </text:span><text:span text:style-name="T24">quibuldanr </text:span><text:span text:style-name="T15">vel lu collo, vel in capite disse-<text:line-break/>ctis. Praeterea adhuc minus periret, aut cerebro contuso,<text:line-break/>aut usque ad ventriculum vulnerato, aut spinali medulla<text:line-break/>dissecta; etenim, quod aspera arteria, quam etiam larynga<text:line-break/>appellamus, vel pulmone, vel corde ipso oblaeso vox<text:line-break/></text:span><text:span text:style-name="T24">aboletur, </text:span><text:span text:style-name="T15">nihil </text:span><text:span text:style-name="T24">mirum </text:span><text:span text:style-name="T15">arbitror, siquidem ex corde pro-<text:line-break/>fecta est. At quod cerebro contuso, aut aliquo ipsius<text:line-break/>nervorum, qui </text:span><text:span text:style-name="T24">in gutturis </text:span><text:span text:style-name="T15">musculos seruntur, absurdum et<text:line-break/></text:span><text:span text:style-name="T24">plane </text:span><text:span text:style-name="T15">alienum a </text:span><text:span text:style-name="T24">ratione, quum nullus ipsorum </text:span><text:span text:style-name="T15">ad vocis<text:line-break/></text:span><text:span text:style-name="T24">generationem requiratur. Verum secus habet id, quod ap-<text:line-break/>paret, quam illi opinantur; etenim corde nudato, ut su-<text:line-break/>periori libro dictum est, </text:span><text:span text:style-name="T15">et </text:span><text:span text:style-name="T24">continens, </text:span><text:span text:style-name="T15">et contundens, de-</text:span></text:p>
      <text:p text:style-name="P55">primenfque ipsum, neque sine spiratione, neque fine voce,<text:line-break/>neque in alia quadam voluntaria' actione impediri animal<text:line-break/>spectabis: cerebro autem ossibus detecto, aut quocunque ipsius<text:line-break/>ventriculo compresso, non mutum duntaxat neque spirationis<text:line-break/>expers protinus, ied etiam omnino fensu omnibusque<text:line-break/>arbitrariis motibus animal destitues. Porro dictum a me<text:line-break/>est antea quoque, neutram thoracis capacitatem esse per-<text:line-break/>forandam iis, qui cor denudant. Si enim hoc assequatur<text:line-break/>aliquis, non modo si premere, aut contundere, aut aliud<text:line-break/>quippiam tale volet efficere, recte fe geret, scd etiam<text:line-break/>ubi univerfim ac semel totum eximere libeat, non im-<text:line-break/>prospere succedet ei manus administratio. Accidit hoc<text:line-break/>fane etiam in multis sacrificiis, quae sic de more cele-<text:line-break/>brantur, et apparent animantia, corde jam aris imposito,<text:line-break/>non respicere tantum, aut clamare fortiter, scd etiam fu-<text:line-break/>gere , ufque dum sanguinis profluvio commoriantur. Ce-<text:line-break/>lerrime autem nimirum ex ipsis fanguis evacuatur, qua-<text:line-break/>tuor maximis vasis divulsis: sed quousque- adhuc vivunt.</text:p>
      <text:p text:style-name="P7"><text:span text:style-name="T15">et respirant, et clamant, et currunt. </text:span><text:span text:style-name="T1">Porro </text:span><text:span text:style-name="T15">tauros, </text:span><text:span text:style-name="T1">qui-<text:line-break/></text:span><text:span text:style-name="T15">bus spinalis medullae origo juxta primam vertebram<text:line-break/>quotidie dissecatur, subito videmus non folum non cur-<text:line-break/>rere udhuc posse, scd ne mluimum quidem procedere.<text:line-break/>Perii autem simul ipsis cum sectione et respiratio et vox;’<text:line-break/>etenim et lris ex superioribus est initium. Verum cor in<text:line-break/>sic percussis tauris videre est diutissime una cum omnibus<text:line-break/>arteriis pulsare; nou enim his etiam a cerebro pulsandi<text:line-break/>vis advenit, quemadmodum neque ipsi cordi. Ut enim<text:line-break/>motus alterius generis funt, sic etiam principiorum alte-<text:line-break/>rum uou ludiget altero, scd est ita et cor pulsuum mo-<text:line-break/>tus fons, et cerebrum motus voluntarii. Neque est ulla<text:line-break/>ratio, quae unum omnium animantis actionum esse prin-<text:line-break/>cipium coget. Neque enim tanquarn multa non possint<text:line-break/>esse, neque tanquarn non sic appareant, indicabit. Verum<text:line-break/>de hoc etiam iterum copiosius disputabo. Nunc autem ad<text:line-break/>id, quod dicebam, rursus revertor, nempe neque respiratorii</text:span></text:p>
      <text:p text:style-name="P55">motus, neque vocem edendi cor esse principium opifex.<text:line-break/>Propter illud enim plurimum, non tamen ab illo respi-<text:line-break/>rationem fieri contigit, atque haud idem est ab aliquo<text:line-break/>fieri et propter aliquid. Porro de usu respirationis li-<text:line-break/>brum untun seorsim conscripsimus.</text:p>
      <text:h text:style-name="Heading_20_2" text:outline-level="2">Cap. V.</text:h>
      <text:p text:style-name="P61">Qui vero putant vocem aut respiratio-<text:line-break/>nem a corde fieri situs vicinitate, falsi funt, haud riden-<text:line-break/>tes, quod non plane, si quae pars vicina est, haec necessa-<text:line-break/>rio actionis sit principium; neque enim, qui cerebrum<text:line-break/>opinantur principium esse fenfus oculorum, aurium et<text:line-break/>narium, quod ipsis propinquum sit, recte argumentantur:<text:line-break/>fed hos situs quoque fefellit, imo vero non situs, scd<text:line-break/>sensus opinio. Omnino enim hoc axiomate ad demon-<text:line-break/>strationes utuntur: omnibus operantibus ex propinquis<text:line-break/>est initium. Quo ut vero posito, deinde ex evidenti af-<text:line-break/>sumpto, quod cerebrum aures contingant, concludetur jam,<text:line-break/>initium quoque actionis illinc ipsis profirisci. Sed nec seu-</text:p>
      <text:p text:style-name="P7"><text:span text:style-name="T2">fu, nec intclljgentia id </text:span><text:span text:style-name="T1">evidensest, </text:span><text:span text:style-name="T2">ut primum ac per se credi-<text:line-break/>bile modo dictum axioma habeatur, </text:span><text:span text:style-name="T7">ne.-i.pe </text:span><text:span text:style-name="T2">omnibus- ope-<text:line-break/>rantibus ex propinquis esse principium. Neque enim, quod<text:line-break/>proxima sint cordi vocalia et respiratoria instrumenta,<text:line-break/>ideo ex corde habent originem. Atqui admiranda illa<text:line-break/>Zenonis sententia, quam primam omnium in libro de<text:line-break/>principatu animae Diogenes Babylonius scripsit, non alia<text:line-break/>ratione, quam ex pronunciato isto, quod modo dixi, lau-<text:line-break/>dem illam ac plausum sibi ipsi conciliavit. Scies autem<text:line-break/>manifestius eam, si adfcripserimus. Habet in hunc mo-<text:line-break/>dum : Vox per asperam arteriam procedit. Si autem<text:line-break/>a cerebro procederet, non utique per asperam arte~<text:line-break/>riam veniret-, unde sermo et vox illine procedit. Sermo<text:line-break/>nutem a mente procedit, quare in cerebro mens non<text:line-break/>esi- Eandem hanc rationem Diogenes, non eisidem ver-<text:line-break/>bis, sed hisee interrogat. Unde emittitur vox, illinc et<text:line-break/>articulata venit. Igitur et v</text:span><text:span text:style-name="T5">OX</text:span><text:span text:style-name="T2"> articulata significans<text:line-break/>illine proficiscitur, haec autem sermo esi: igitur sermo</text:span></text:p>
      <text:p text:style-name="P7"><text:span text:style-name="T2">illinc emittitur, unde et vox. Porro vox non ex </text:span><text:span text:style-name="T15">locis<text:line-break/></text:span><text:span text:style-name="T1">capitis </text:span><text:span text:style-name="T2">emittitur, </text:span><text:span text:style-name="T1">sed </text:span><text:span text:style-name="T2">plane ex insternis potius. </text:span><text:span text:style-name="T15">Constat<text:line-break/></text:span><text:span text:style-name="T2">igitur </text:span><text:span text:style-name="T1">per arteriam </text:span><text:span text:style-name="T2">prodire. Sermo itaque non ex </text:span><text:span text:style-name="T15">ca_<text:line-break/></text:span><text:span text:style-name="T2">pite emittitur, sed insternis partibus magis. Atqui </text:span><text:span text:style-name="T15">et ii-<text:line-break/></text:span><text:span text:style-name="T2">lud verum -esi, sermonem ex mente .proficisci. Jpsi </text:span><text:span text:style-name="T15">enim<text:line-break/></text:span><text:span text:style-name="T2">sermonem . definientes vocem ejse ajunt significantem</text:span><text:span text:style-name="T15">, </text:span><text:span text:style-name="T24">ex<text:line-break/></text:span><text:span text:style-name="T2">mente emijsam. Ac aliter probabile esi, quad ab </text:span><text:span text:style-name="T15">animi<text:line-break/></text:span><text:span text:style-name="T2">conceptionibus - intelligibilis stacta </text:span><text:span text:style-name="T15">et </text:span><text:span text:style-name="T2">quasi </text:span><text:span text:style-name="T15">'instor</text:span><text:span text:style-name="T24">mata<text:line-break/></text:span><text:span text:style-name="T2">oratio exeat, ac quod temporis spatio extendatur </text:span><text:span text:style-name="T15">et </text:span><text:span text:style-name="T24">in<text:line-break/></text:span><text:span text:style-name="T2">inteUigendo, et in dicendi sanctione. Itaque </text:span><text:span text:style-name="T15">mens </text:span><text:span text:style-name="T24">non<text:line-break/></text:span><text:span text:style-name="T2">esi in capite, sed in inserioribus partibus , maxime </text:span><text:span text:style-name="T24">circa<text:line-break/></text:span><text:span text:style-name="T2">aor. Talis est Diogenis fermo, contra </text:span><text:span text:style-name="T15">quam Zenonis, </text:span><text:span text:style-name="T24">in<text:line-break/></text:span><text:span text:style-name="T2">prolixitatem </text:span><text:span text:style-name="T15">verborum extensus; quapropter illi sane </text:span><text:span text:style-name="T24">ne-<text:line-break/></text:span><text:span text:style-name="T2">cessaria axiomata </text:span><text:span text:style-name="T15">desunt, </text:span><text:span text:style-name="T2">huic </text:span><text:span text:style-name="T15">vero supersunt. </text:span><text:span text:style-name="T24">Verum<text:line-break/></text:span><text:span text:style-name="T2">antequam eos </text:span><text:span text:style-name="T15">redarguam, Chrysippi sententiam </text:span><text:span text:style-name="T24">adjicere<text:line-break/></text:span><text:span text:style-name="T2">cogito, quae ad </text:span><text:span text:style-name="T15">hunc modum habet.. Rationi </text:span><text:span text:style-name="T24">consenta~<text:line-break/></text:span><text:span text:style-name="T2">neum esi, id, in quo significationes </text:span><text:span text:style-name="T15">fiunt, et ex </text:span><text:span text:style-name="T24">quo.</text:span></text:p>
      <text:p text:style-name="P7"><text:span text:style-name="T15">sermo procedit, praecipuam animae partem cxisiere,<text:line-break/>quandoquidem non alia esi sermonis origo, alia men-<text:line-break/>tis: neque alia quidem vocis, alia vero sermonis: ne-<text:line-break/>que simpliciter omnium alia esi vocis origo, alia ani-<text:line-break/>mae pars praecipua. Jiis autem congrue mentem de-<text:line-break/>finientes ajunt, eam originem ejse sermonis. Jn univerr<text:line-break/>sum enim, unde sermo emittitur, illuc et oportet ratio-<text:line-break/>cinaUonem fieri </text:span><text:span text:style-name="T24">et </text:span><text:span text:style-name="T15">intelligentias et meditationes dictio-<text:line-break/>num, quem in modum </text:span><text:span text:style-name="T24">dixi, </text:span><text:span text:style-name="T15">Jlaec autem evidenter circa<text:line-break/></text:span><text:span text:style-name="T24">cor </text:span><text:span text:style-name="T15">fiunt, quum et vox et sermo per asperam </text:span><text:span text:style-name="T24">arteriam<text:line-break/></text:span><text:span text:style-name="T15">emittantur. Probabile vero </text:span><text:span text:style-name="T24">etiam esi </text:span><text:span text:style-name="T15">adioqui, id, </text:span><text:span text:style-name="T24">in </text:span><text:span text:style-name="T15">quo<text:line-break/>significantur ea, </text:span><text:span text:style-name="T24">quae </text:span><text:span text:style-name="T15">dicuntur, </text:span><text:span text:style-name="T24">Ulinc ctiam </text:span><text:span text:style-name="T15">significari, </text:span><text:span text:style-name="T24">et<text:line-break/>voces </text:span><text:span text:style-name="T15">ab illo ad praedictum </text:span><text:span text:style-name="T24">modum sierl. Satis jam ver-<text:line-break/>borum </text:span><text:span text:style-name="T15">Stoicorum </text:span><text:span text:style-name="T24">de voce esu Nam si, quae </text:span><text:span text:style-name="T26">a</text:span><text:span text:style-name="T24">b aliis di-<text:line-break/>cuntur, </text:span><text:span text:style-name="T15">omnia </text:span><text:span text:style-name="T24">ordine ascripsero, in immensam magni-<text:line-break/>tudinem liber excrescet; non enim verba fecissem de his,<text:line-break/>quae Chrysippus et Diogenes scripserunt, sed abunde</text:span></text:p>
      <text:p text:style-name="P7"><text:span text:style-name="T2">mihi </text:span><text:span text:style-name="T1">fuisset </text:span><text:span text:style-name="T2">folam Zenonis sententiam investigare, nisi<text:line-break/>adversus qnendain Stoicum aliquando mihi controversia<text:line-break/>fuisset de hoc verbo procedit, quod Zeno in 'sua </text:span><text:span text:style-name="T15">ora-<text:line-break/></text:span><text:span text:style-name="T2">tione ponit, ad hunc modum scribens: Vox per </text:span><text:span text:style-name="T15">asperam<text:line-break/></text:span><text:span text:style-name="T2">arteriam procedit; quod verbum pro egreditur aut </text:span><text:span text:style-name="T15">emit-<text:line-break/></text:span><text:span text:style-name="T2">titur illum veste accipere existimaverim: neque </text:span><text:span text:style-name="T15">aliud<text:line-break/></text:span><text:span text:style-name="T2">quam siaec significat, nec .tertium ab iis afferri </text:span><text:span text:style-name="T15">potest.<text:line-break/></text:span><text:span text:style-name="T2">Coactus sum igitur ipse aliorum Stoicorum libros </text:span><text:span text:style-name="T15">recog-<text:line-break/></text:span><text:span text:style-name="T2">uoscere, qui </text:span><text:span text:style-name="T15">hanc </text:span><text:span text:style-name="T2">dictionem transferunt ad </text:span><text:span text:style-name="T15">verbum<text:line-break/></text:span><text:span text:style-name="T2">egreditur vel emittitur, quemadmodum </text:span><text:span text:style-name="T15">demonstravi<text:line-break/></text:span><text:span text:style-name="T2">Chrysippum et Diogenem, post .quos non duxi </text:span><text:span text:style-name="T15">necessa-<text:line-break/></text:span><text:span text:style-name="T2">rium aliorum verba ascribere: scd ad ipsorum </text:span><text:span text:style-name="T15">interpre-<text:line-break/></text:span><text:span text:style-name="T2">tationem jam revertamur, principium a Zenone </text:span><text:span text:style-name="T15">facien-<text:line-break/></text:span><text:span text:style-name="T2">tes, qui auctor est hujusmodi de voce sententiae </text:span><text:span text:style-name="T24">atqne<text:line-break/></text:span><text:span text:style-name="T2">lotius Sttiicorum sectae. Prima igitur sumptio </text:span><text:span text:style-name="T24">vocis<text:line-break/></text:span><text:span text:style-name="T2">procedit ad manifestius translatae est hujusmodi: </text:span><text:span text:style-name="T15">Vox </text:span><text:span text:style-name="T24">per<text:line-break/></text:span><text:span text:style-name="T2">asperam arteriam emittitur. Post hanc succedit </text:span><text:span text:style-name="T24">alia,<text:line-break/></text:span><text:span text:style-name="T2">nempe haec: Si autem sit a cerebro emissa, </text:span><text:span text:style-name="T15">non </text:span><text:span text:style-name="T24">per</text:span></text:p>
      <text:p text:style-name="P7"><text:span text:style-name="T15">asperam arteriam emittitur. Hanc dico sumptionem non<text:line-break/>solum non ex primo geuere sumptionum.ad demonstratio-<text:line-break/>nes convenientium emanasse, inio ne ex secundo quidem<text:line-break/>et tertio, sed in quarto sophisticarum sumptionum ge-<text:line-break/>nere continetur; siquidem figura quaedam dictionis sublatet,<text:line-break/>estute et captiose ad ambiguitatem fabricala, unde reprehen-<text:line-break/></text:span><text:span text:style-name="T24">sionem </text:span><text:span text:style-name="T15">effugere se sperabat Haec enim, si a cerebro pro-<text:line-break/>cederet, non per asperam arteriam procederet, perperam<text:line-break/></text:span><text:span text:style-name="T24">ac </text:span><text:span text:style-name="T15">male habet praepositionem a </text:span><text:span text:style-name="T24">orationi </text:span><text:span text:style-name="T15">injectam. Duae<text:line-break/>enim sunt lu ejuihrodi omnibus </text:span><text:span text:style-name="T24">sermonibus </text:span><text:span text:style-name="T15">manifestae<text:line-break/>praepositiones, nempe a </text:span><text:span text:style-name="T24">et ex, quarum </text:span><text:span text:style-name="T15">neutram assum--<text:line-break/>pfit, etsi posset dicere, si ex </text:span><text:span text:style-name="T24">cerebro </text:span><text:span text:style-name="T15">procederet, non per<text:line-break/>asperam arteriam procederet, </text:span><text:span text:style-name="T24">vel si non ex cerebro, </text:span><text:span text:style-name="T15">certe </text:span><text:span text:style-name="T24">a<text:line-break/>cerebro </text:span><text:span text:style-name="T15">dicere ipsum </text:span><text:span text:style-name="T24">oportebat. Etenim vox per asperam<text:line-break/>arteriam </text:span><text:span text:style-name="T15">emissa et </text:span><text:span text:style-name="T24">ex aliquo et ab aliquo emittitur: ex aliquo,<text:line-break/>ut vufe continente, ab aliquo, ut </text:span><text:span text:style-name="T15">virtute, </text:span><text:span text:style-name="T24">quae id, quod<text:line-break/>continet, urovet; quemadmodum denique et urina egredi-'<text:line-break/>ditur quidem per penem, eujittitur autem ex vate, uem-</text:span></text:p>
      <text:p text:style-name="P7"><text:span text:style-name="T2">pe vesica subjecta, a facultate autem, quae vesicam in </text:span><text:span text:style-name="T15">se<text:line-break/></text:span><text:span text:style-name="T2">comprimit, ut urina exprimatur. Caeterum praepositio<text:line-break/>a sive pro ex sive pro ab sit acceptu, incertum est </text:span><text:span text:style-name="T15">Si<text:line-break/></text:span><text:span text:style-name="T2">igitur loco ex capiatur, vera est pratio. Erit </text:span><text:span text:style-name="T15">enim<text:line-break/></text:span><text:span text:style-name="T2">rursus hujusmodi: Si ex cerebro vox esset emissa, </text:span><text:span text:style-name="T24">non<text:line-break/></text:span><text:span text:style-name="T2">per asperam arteriam emitteretur-. Quod si in </text:span><text:span text:style-name="T15">vicem<text:line-break/></text:span><text:span text:style-name="T2">praepositionis a capiatur, falsa. Rursus enim erit </text:span><text:span text:style-name="T15">talis:<text:line-break/></text:span><text:span text:style-name="T2">Si a cerebro emitteretur, non per ufperam arteriam </text:span><text:span text:style-name="T15">exi-<text:line-break/></text:span><text:span text:style-name="T2">ret. Quod autem oratio hujusmodi vera non sit, </text:span><text:span text:style-name="T15">nihil<text:line-break/></text:span><text:span text:style-name="T2">opus habeo, ut ego </text:span><text:span text:style-name="T15">probem, </text:span><text:span text:style-name="T2">scd illos ipsus de hoc </text:span><text:span text:style-name="T24">sen-<text:line-break/></text:span><text:span text:style-name="T2">tentiam ferre censeo. </text:span><text:span text:style-name="T15">Urina </text:span><text:span text:style-name="T2">per penem emittitur; </text:span><text:span text:style-name="T15">quod<text:line-break/></text:span><text:span text:style-name="T2">si a corde emitteretur, non per pudendum exiret. </text:span><text:span text:style-name="T24">Quin<text:line-break/></text:span><text:span text:style-name="T2">et nostro </text:span><text:span text:style-name="T15">arbitrio emittitur, </text:span><text:span text:style-name="T2">non igitur lu corde </text:span><text:span text:style-name="T15">est </text:span><text:span text:style-name="T24">arbi-<text:line-break/></text:span><text:span text:style-name="T15">trium. Sic autem et de recrementis </text:span><text:span text:style-name="T2">alvi </text:span><text:span text:style-name="T15">interrogare </text:span><text:span text:style-name="T24">li-<text:line-break/></text:span><text:span text:style-name="T2">cet, </text:span><text:span text:style-name="T15">etenim </text:span><text:span text:style-name="T2">haec per </text:span><text:span text:style-name="T15">sedem </text:span><text:span text:style-name="T2">a nostra voluntate </text:span><text:span text:style-name="T15">priuio </text:span><text:span text:style-name="T24">mo-<text:line-break/></text:span><text:span text:style-name="T15">vente emittuntur; qiiae </text:span><text:span text:style-name="T2">mea </text:span><text:span text:style-name="T15">opinione etiam </text:span><text:span text:style-name="T2">ex </text:span><text:span text:style-name="T24">longif-<text:line-break/></text:span><text:span text:style-name="T2">sime ab ea </text:span><text:span text:style-name="T15">sitis quemlibet </text:span><text:span text:style-name="T2">pedis digitum </text:span><text:span text:style-name="T15">protinus </text:span><text:span text:style-name="T24">mo-</text:span></text:p>
      <text:p text:style-name="P7"><text:span text:style-name="T15">vet, nihil ex intervallo ad celeritatem impedimenti acci-<text:line-break/>piens. Sive enim lu cerebro, sive in corde posueris vo-<text:line-break/>luntatem, aut mentem, aut quomodocuuque volueris ap-<text:line-break/>pellare, (nihil enim ad praescns institutum interest) nul-<text:line-break/>lum tempus feperietur interea transire, dum volueris di-<text:line-break/>gitum movere, et inter ipsius actionem, quemadmodum<text:line-break/>mea sententia etiam in sensu habet Non enim in hoo<text:line-break/>expectare oportet aliquod tempus punctionis aut vul-<text:line-break/>nerationis, </text:span><text:span text:style-name="T24">ut </text:span><text:span text:style-name="T15">sentiat animal, sed simul et secans .secat, et<text:line-break/>animal sentit Atque hoc volunt Zeno et Chrysippus<text:line-break/>una cum universo suo coetu, nempe motum, qui ex foris,<text:line-break/>uccidente in parte factus est, in animae principium dif-<text:line-break/>tribui, quo animal fentiat. Ut igitur nullum fenfibile<text:line-break/>tempus est interea, dum pars vulneratus et animal feu-<text:line-break/></text:span><text:span text:style-name="T24">tit, </text:span><text:span text:style-name="T15">ita neque interlui, dum homo digitum curvare vult<text:line-break/></text:span><text:span text:style-name="T24">aut </text:span><text:span text:style-name="T15">pedem, et iuterim, dum actionem obit, tempus in-<text:line-break/></text:span><text:span text:style-name="T24">tercedit. </text:span><text:span text:style-name="T15">Ita nec inter voluntatem • conceptam minae<text:line-break/></text:span><text:span text:style-name="T24">emittendae </text:span><text:span text:style-name="T15">et </text:span><text:span text:style-name="T24">ipsam </text:span><text:span text:style-name="T15">excretionem, verum simul atque</text:span></text:p>
      <text:p text:style-name="P7"><text:span text:style-name="T2">animae principatus voluerit; etiam sensus organa opc-<text:line-break/>rantur. Quomodo igitur sermonem illum, o viri sapien-<text:line-break/>tissimi, solvemus, quod, si urina a corde emitteretur, </text:span><text:span text:style-name="T15">non<text:line-break/></text:span><text:span text:style-name="T2">per penem excerneretur? Quaiucunque enim solutio-<text:line-break/>nem dixeritis, licebit nimirum et nos ea uti. Siquidem<text:line-break/>igitur cuni praesentibus adversariis disceptatio essct, </text:span><text:span text:style-name="T15">illam<text:line-break/></text:span><text:span text:style-name="T2">rationem solvere cogere oporteret. Hic autem </text:span><text:span text:style-name="T15">non ita<text:line-break/></text:span><text:span text:style-name="T2">licet facere, sed solutionem ipsos dicere convenit, </text:span><text:span text:style-name="T15">quae<text:line-break/></text:span><text:span text:style-name="T2">nilill habet obscurum aut prolixum aut difficile, </text:span><text:span text:style-name="T15">sed<text:line-break/></text:span><text:span text:style-name="T2">prompte apparet- Nihil enim (dicemus) impedit ex </text:span><text:span text:style-name="T15">ve-<text:line-break/></text:span><text:span text:style-name="T2">sica urinam per penem excerni, si princeps animae </text:span><text:span text:style-name="T15">pars<text:line-break/></text:span><text:span text:style-name="T2">motus initium inrmsserit, ut vas, quod continet, </text:span><text:span text:style-name="T15">compii-<text:line-break/></text:span><text:span text:style-name="T2">matur. ' Reliquum, sive cerebrum, sive cor </text:span><text:span text:style-name="T15">animae sit<text:line-break/></text:span><text:span text:style-name="T2">principatus, nihil opinor </text:span><text:span text:style-name="T1">ad </text:span><text:span text:style-name="T2">propositae orationis </text:span><text:span text:style-name="T15">dissolu-<text:line-break/></text:span><text:span text:style-name="T2">tionem referre. Sive enim cerebrum sit movendi </text:span><text:span text:style-name="T15">prin-<text:line-break/></text:span><text:span text:style-name="T2">cipitiin, ipsum sufficiet instrumentis et urinam </text:span><text:span text:style-name="T15">alvique'<text:line-break/></text:span><text:span text:style-name="T2">recrementa excernentibus, et crura </text:span><text:span text:style-name="T15">ei </text:span><text:span text:style-name="T2">pedem </text:span><text:span text:style-name="T15">et digitum</text:span></text:p>
      <text:p text:style-name="P7"><text:span text:style-name="T2">moventibus, sive cor, eodem modo. Ita, arbitror, et<text:line-break/>voce per asperam arteriam emissa, nihil prohibet cere-<text:line-break/>brum motus asperae arteriae esse causam: quare per ad-<text:line-break/>huc manet quaestio ab initio instituta, nihil ex eo, quod<text:line-break/>apparet, ad alterutrum dogma inclinare. Sicut enim in<text:line-break/>vesicae et festis motu incertum erat, cerebrumne an cor<text:line-break/>principatum obtineret, eodem modo in voce et respira-<text:line-break/>tione similiter adhuc obscurum est, utrum viscus princi-<text:line-break/>patum habeat. Sed, ut a me dictum est jam antea, situs<text:line-break/>vicinitas utrisque imponens sumptionum tanquarn </text:span><text:span text:style-name="T15">scien-<text:line-break/></text:span><text:span text:style-name="T2">tisicarum et ad </text:span><text:span text:style-name="T15">demonstrationcm </text:span><text:span text:style-name="T2">convenientium ima-<text:line-break/>ginem exhibet; non tamen ita rei veritas se habet. </text:span><text:span text:style-name="T15">Et-<text:line-break/>enim </text:span><text:span text:style-name="T2">qui omnium originem cor esse statuit, non verebi-<text:line-break/></text:span><text:span text:style-name="T15">tur </text:span><text:span text:style-name="T2">oculorum vicinitatem, tanquarn non .et hos </text:span><text:span text:style-name="T15">dicat </text:span><text:span text:style-name="T2">ab<text:line-break/></text:span><text:span text:style-name="T15">illo ceu </text:span><text:span text:style-name="T2">fonte </text:span><text:span text:style-name="T15">quodam sensum motumque haurirc; qui<text:line-break/>cerebrum ponit, non aliam quampiam parlem respirato-<text:line-break/>riorum et vocalium instrumentorum motus principium</text:span></text:p>
      <text:p text:style-name="P7"><text:span text:style-name="T2">esse dicit, sed illud, quemadmodum aliis omnibus, </text:span><text:span text:style-name="T1">ita </text:span><text:span text:style-name="T2">et<text:line-break/>his motum arbitrarium suppeditare. Quae igitur lu me-<text:line-break/></text:span><text:span text:style-name="T15">thodis </text:span><text:span text:style-name="T2">de demonstratione universaliter docuimus, haec<text:line-break/>particulatim in omni rerum materia vera deprehendun-<text:line-break/>tur; quippe non ab omnibus, quae rei propositae insunt,<text:line-break/>veritatem capere oportet, sed ab eo solo, quod </text:span><text:span text:style-name="T15">proble-<text:line-break/></text:span><text:span text:style-name="T2">mati conjunctum est. Zeno autem, Chrysippus et </text:span><text:span text:style-name="T15">Dio-<text:line-break/></text:span><text:span text:style-name="T2">genes aliique Stoici, etsi millies rationi considant, </text:span><text:span text:style-name="T15">non<text:line-break/>possent </text:span><text:span text:style-name="T2">defensionem errorum ipsius invenire. Nam </text:span><text:span text:style-name="T15">fe-<text:line-break/></text:span><text:span text:style-name="T2">cunda sumptio, quae per </text:span><text:span text:style-name="T15">se </text:span><text:span text:style-name="T2">sumitur, siquidem exacte </text:span><text:span text:style-name="T15">si-<text:line-break/></text:span><text:span text:style-name="T2">mul et manifeste ac distincte dicta esset, ex fecundo </text:span><text:span text:style-name="T15">sum-<text:line-break/></text:span><text:span text:style-name="T2">ptionum genere </text:span><text:span text:style-name="T15">una </text:span><text:span text:style-name="T2">omnino esse deprehenderetur. </text:span><text:span text:style-name="T15">Quoniam<text:line-break/></text:span><text:span text:style-name="T2">vero juxta dictionis </text:span><text:span text:style-name="T15">figuram </text:span><text:span text:style-name="T2">captiofe structam </text:span><text:span text:style-name="T15">ambigui-<text:line-break/></text:span><text:span text:style-name="T2">tatem contraxit, lu quartum genus hac de causa </text:span><text:span text:style-name="T15">transivit.<text:line-break/>Si </text:span><text:span text:style-name="T2">itaque vafritiam subdolam ipsius cognoscens </text:span><text:span text:style-name="T15">Zeno<text:line-break/>sponte </text:span><text:span text:style-name="T2">usus </text:span><text:span text:style-name="T15">fuisset, sophista potius </text:span><text:span text:style-name="T2">aliquis </text:span><text:span text:style-name="T15">quam pliilo-<text:line-break/></text:span><text:span text:style-name="T2">scphus haberetur: si ignorans ut invitus, logicae </text:span><text:span text:style-name="T15">specu-<text:line-break/>lationis imperitus inexercitatusque. Verum </text:span><text:span text:style-name="T2">nos </text:span><text:span text:style-name="T15">neque</text:span></text:p>
      <text:p text:style-name="P7"><text:span text:style-name="T15">sponte unquam ejusurodi sermonibus usi sumus, (ete-<text:line-break/>ninr vulritia subdola et improba viri est hostis veritatis,)<text:line-break/>neque imprudentes prae inscitia simul et exerritatio-<text:line-break/></text:span><text:span text:style-name="T24">nis inopia </text:span><text:span text:style-name="T15">lu </text:span><text:span text:style-name="T24">ipsus </text:span><text:span text:style-name="T15">incidimus. Porro similem sccnn-<text:line-break/>dae </text:span><text:span text:style-name="T24">sumptioni </text:span><text:span text:style-name="T15">etiam quarta obtinet absurditatem, lu<text:line-break/></text:span><text:span text:style-name="T24">qua </text:span><text:span text:style-name="T15">dicit, Sermo a mente procedit. Siquidem hic sermo<text:line-break/></text:span><text:span text:style-name="T24">aut vox significans </text:span><text:span text:style-name="T15">a mente emittitur, quemadmodum<text:line-break/></text:span><text:span text:style-name="T24">etiam </text:span><text:span text:style-name="T15">alia </text:span><text:span text:style-name="T24">omnia, quae </text:span><text:span text:style-name="T15">secundum voluntatem fiunt, non<text:line-break/></text:span><text:span text:style-name="T24">tamen </text:span><text:span text:style-name="T15">ex </text:span><text:span text:style-name="T24">mente, sed </text:span><text:span text:style-name="T15">ex larynge. </text:span><text:span text:style-name="T24">Prius </text:span><text:span text:style-name="T15">autem nondum<text:line-break/></text:span><text:span text:style-name="T39">vox</text:span><text:span text:style-name="T24"> id, </text:span><text:span text:style-name="T15">quod </text:span><text:span text:style-name="T24">effertur, </text:span><text:span text:style-name="T15">existit, sed, ut diximus, </text:span><text:span text:style-name="T24">materia<text:line-break/>quaedam </text:span><text:span text:style-name="T15">vocis </text:span><text:span text:style-name="T24">propria, </text:span><text:span text:style-name="T15">quam efflationem </text:span><text:span text:style-name="T24">nuncupamus.<text:line-break/>Emittitur autem ex asperis pulmonis </text:span><text:span text:style-name="T15">arteriis, </text:span><text:span text:style-name="T24">quarum<text:line-break/>nulla cor attingit Itaque </text:span><text:span text:style-name="T15">Zeno, sive imprudenter </text:span><text:span text:style-name="T24">sive<text:line-break/>de industria obscura dictione </text:span><text:span text:style-name="T15">usus est, in </text:span><text:span text:style-name="T24">quartam sum-<text:line-break/>ptionum speciem incidit, Diogenes </text:span><text:span text:style-name="T15">autem </text:span><text:span text:style-name="T24">plerumque- in<text:line-break/>secundam, semel autem et ipse lu </text:span><text:span text:style-name="T15">quartani. </text:span><text:span text:style-name="T24">Quum enim<text:line-break/>dicit, Vnde vox emittitur, et quando ait. </text:span><text:span text:style-name="T15">Vox </text:span><text:span text:style-name="T24">non ex<text:line-break/>capitis locis emittitur, sed </text:span><text:span text:style-name="T15">palam ex </text:span><text:span text:style-name="T24">iulerioribus potius,.</text:span></text:p>
      <text:p text:style-name="P7"><text:span text:style-name="T2">ex </text:span><text:span text:style-name="T1">secundo </text:span><text:span text:style-name="T2">genere argumentorum sumptionibus utitur.<text:line-break/>Quando autem inquit, sermonem a mente emitti, quum<text:line-break/>oporteret dicere abs mente, quarto genere argumenta-<text:line-break/>tionum utitur. Hujus errorum redargutio eadem est, qua<text:line-break/>Zenonis sermonen reprehendimus. Sic autem et Chry-<text:line-break/>sippus quum </text:span><text:span text:style-name="T1">dicat </text:span><text:span text:style-name="T2">etiam, ex quo feruro emittitur, illum<text:line-break/>esse principem animae partem, sermonem reciproce et<text:line-break/>ex adverso accipiemus, dicernusque, abs quo sermo emit-<text:line-break/>titur, lllud principatum exrstere, non tamen ex quo. Ad<text:line-break/>eundem modum quuni inquit, lu totum unde sermo<text:line-break/>emittitur, illinc oportet et ratiocinationem fieri, non<text:line-break/>unde dicemus, sed abs qua parte sermo emittitur, secun-<text:line-break/>dum illam quoque ratiocinandi vim et in illa fieri.<text:line-break/>Constat enim</text:span><text:span text:style-name="T1">, </text:span><text:span text:style-name="T2">quod loco illic Chrysippus illuc dixit,<text:line-break/>quod aequipollet ei, quod est lu illa corporis parte. Non<text:line-break/>enim putandum est, voluisse eum indicare in illam par-<text:line-break/>ticulam, quum dixit illuc, quamvis praecipue hoc illuc</text:span></text:p>
      <text:p text:style-name="P7"><text:span text:style-name="T15">ad locum significat, illic autem </text:span><text:span text:style-name="T1">in </text:span><text:span text:style-name="T15">loco. Etenim putan-<text:line-break/>dum est potius Chrysippum in voce foloccismum coni-<text:line-break/>mittere, quam tam manifeste incomprehensibilia dicere.<text:line-break/>Quippe hoc ipsi satis peculiare et tantum non lu una-<text:line-break/>quaque dictione committitur, incomprehensibilia vero di-<text:line-break/>cere nequaquam. Aliquando enim falsa dicit, quemad-<text:line-break/>modum et in hoc sermone, sed non quae non possint com-<text:line-break/>prehendi. Differt enim plurimum falsum ab eo, quod<text:line-break/>nequit intelligi. Quoniam igitur illuc pro illic dictum<text:line-break/>esse a Chrysippo probabilius est, oratio in Graecorum<text:line-break/>proprietatem transsumpta talis fuerit: Unde sermo emit-<text:line-break/>titur, illic oportet et ratiocinationem fieri, hoc est, in<text:line-break/>illa particula; sed mendacium id manifesto esse dicemus.<text:line-break/>Non enim, si quid juxta voluntatem ex aliquo emittitur,<text:line-break/>in illa particula mentem esse ostendit, sicut neque urina,<text:line-break/>neque sputum, neque mucor, neque alvi sedimentum.<text:line-break/>Apparet autem, hoc fefellisse Zenonem primum et prae-<text:line-break/>cipue, et post eum jam alios Stoicos, maxime vero et</text:span></text:p>
      <text:p text:style-name="P7"><text:span text:style-name="T2">Chrysippum, quantum ad commemoratam prius oratio-<text:line-break/>nem pertinet. Nam in alia quadam non multo post sub-<text:line-break/>sequente coactus est verum fateri. Coactum esse dixi,<text:line-break/>quod alium ferinonem evertere cupiens, ceu non </text:span><text:span text:style-name="T24">verum,<text:line-break/></text:span><text:span text:style-name="T2">deinde contradictionis speciem fentiens nihilominus </text:span><text:span text:style-name="T24">sub-<text:line-break/></text:span><text:span text:style-name="T2">vertentem, </text:span><text:span text:style-name="T1">et </text:span><text:span text:style-name="T2">contra feipsum non veritus est suum </text:span><text:span text:style-name="T24">simul<text:line-break/></text:span><text:span text:style-name="T2">cum lententia contra opinantium fermonem </text:span><text:span text:style-name="T24">evertere-<text:line-break/></text:span><text:span text:style-name="T2">Oportebat autem aut non haec, aut non illa scribere, </text:span><text:span text:style-name="T24">et<text:line-break/></text:span><text:span text:style-name="T2">praefertim tamsibi invicem propinqua. Si etenim </text:span><text:span text:style-name="T24">verus<text:line-break/></text:span><text:span text:style-name="T2">hic ferino est, non verus ille; quod si ille fauus, hic </text:span><text:span text:style-name="T24">cor-<text:line-break/></text:span><text:span text:style-name="T2">ruptus erit. Quare nos scientificis methodis </text:span><text:span text:style-name="T24">exercitati •<text:line-break/></text:span><text:span text:style-name="T2">cognoscere possumus et discernere verum a falso. At </text:span><text:span text:style-name="T24">in-<text:line-break/></text:span><text:span text:style-name="T2">exercitatis non parva erit quaestio, utrum ipforum </text:span><text:span text:style-name="T24">eli-<text:line-break/></text:span><text:span text:style-name="T2">gere debeant. Adfcribam vero et verba ipsa, </text:span><text:span text:style-name="T24">quibus osten-<text:line-break/></text:span><text:span text:style-name="T2">dit Chrysippus, sermonem supra comprehensum </text:span><text:span text:style-name="T24">non esse<text:line-break/></text:span><text:span text:style-name="T2">demon stratorium; sunt autem ejusmodi. Jies autem </text:span><text:span text:style-name="T24">se<text:line-break/></text:span><text:span text:style-name="T2">hdhet, ut ipsis dixi saepius, praeter haec omnia </text:span><text:span text:style-name="T24">sartafse<text:line-break/></text:span><text:span text:style-name="T2">etiam si detur, ut postulatur, a capite provenire </text:span><text:span text:style-name="T24">prin-</text:span></text:p>
      <text:p text:style-name="P7"><text:span text:style-name="T15">cipium in praedictas partes adhuc inquiremus. Fere<text:line-break/>enim, quaecunquc dixerint aliqui de eo, quod vox eX </text:span><text:span text:style-name="T24">per<text:line-break/></text:span><text:span text:style-name="T15">ctore fertur per asperam arteriam, a capite certo </text:span><text:span text:style-name="T24">quodam<text:line-break/></text:span><text:span text:style-name="T15">principio sucto, talia licet dicere, in corde quidem prin-<text:line-break/>cipatu animae dxisiente, motuum vero initio a capile ve-<text:line-break/>niente. Quod </text:span><text:span text:style-name="T24">sane Chrysippus </text:span><text:span text:style-name="T15">hac </text:span><text:span text:style-name="T24">oratione vult dicere,<text:line-break/>tale </text:span><text:span text:style-name="T15">esu </text:span><text:span text:style-name="T24">Si etiam concesserit aliquis, principium esse<text:line-break/>nervorum </text:span><text:span text:style-name="T15">caput, </text:span><text:span text:style-name="T24">non omnino principatum in eo esse con-<text:line-break/>cesserit. </text:span><text:span text:style-name="T15">Quae </text:span><text:span text:style-name="T24">enim illi possunt dicere de eo, quod vox<text:line-break/>ex pectore per ufperam arteriam cssertur, capite initium<text:line-break/>actionis transmittente partibus, talia licet de nervis no-<text:line-break/>bis </text:span><text:span text:style-name="T15">dicere </text:span><text:span text:style-name="T24">tanquarn a capite procedentibus, </text:span><text:span text:style-name="T15">a </text:span><text:span text:style-name="T24">corde au-<text:line-break/>tem actionem habentibus. Quapropter quod vox </text:span><text:span text:style-name="T15">ex </text:span><text:span text:style-name="T24">pe-<text:line-break/>ctore et per asperam arteriam emittatur , capite initium<text:line-break/>motus partibus indidem exhibente, Chrysippus ipse fieri<text:line-break/>posse consessus esu Non igitur ea ratione tanquarn de-<text:line-break/>monstratoria utendum est, quemadmodum plurimi Stoico-</text:span></text:p>
      <text:p text:style-name="P7"><text:span text:style-name="T2">sum crediderunt. </text:span><text:span text:style-name="T1">Siquidem </text:span><text:span text:style-name="T2">argumentatur, ut dixi, a situs<text:line-break/>vicinitate; unde etiam </text:span><text:span text:style-name="T1">Zenonis </text:span><text:span text:style-name="T2">rationi deesse sumptiones<text:line-break/>ad absolutam quaestionem existimandum est. Id </text:span><text:span text:style-name="T15">autem<text:line-break/></text:span><text:span text:style-name="T2">evidentius ostendi poterit sumtionibus ad </text:span><text:span text:style-name="T15">manifestius<text:line-break/></text:span><text:span text:style-name="T2">translatis, ut ratio sit hujusinodi. Vox per asperam </text:span><text:span text:style-name="T15">arte-<text:line-break/></text:span><text:span text:style-name="T2">riam emittitur; quod si ex cerebro emitteretur, </text:span><text:span text:style-name="T15">non per<text:line-break/></text:span><text:span text:style-name="T2">asperam arteriam exierit Unde autem sermo, </text:span><text:span text:style-name="T15">illinc<text:line-break/></text:span><text:span text:style-name="T2">etiam vox emittitur; sermo autem ex mente </text:span><text:span text:style-name="T15">emittitur;<text:line-break/></text:span><text:span text:style-name="T2">quare mens non est in cerebro. Prima itaque </text:span><text:span text:style-name="T15">sumptio<text:line-break/></text:span><text:span text:style-name="T2">ex evidentibus sensui est; ideo neque demonstratione </text:span><text:span text:style-name="T15">ipsa<text:line-break/></text:span><text:span text:style-name="T2">indiget; etenim omnia sensui manifesta ex scipsis </text:span><text:span text:style-name="T15">fidem<text:line-break/></text:span><text:span text:style-name="T2">faciunt. Secunda vero neque sensui neque </text:span><text:span text:style-name="T15">intellectui<text:line-break/></text:span><text:span text:style-name="T2">evidentium numero ascribitur, imo ne ex primis </text:span><text:span text:style-name="T15">qui-<text:line-break/></text:span><text:span text:style-name="T2">dem axiomatibus existit. Verum hoc pacto </text:span><text:span text:style-name="T15">sermonem<text:line-break/></text:span><text:span text:style-name="T2">instituere conveniebat, siquidem ex primis et </text:span><text:span text:style-name="T15">demon-<text:line-break/></text:span><text:span text:style-name="T2">stratoriis incepturus erat. Vox </text:span><text:span text:style-name="T15">per asperam arte-<text:line-break/></text:span><text:span text:style-name="T2">riam emittitur. Omne autem, quod </text:span><text:span text:style-name="T15">per aliquod emit-<text:line-break/></text:span><text:span text:style-name="T2">titur, ex partibus ipsi continuis </text:span><text:span text:style-name="T15">emittitur. Cerebrum au-</text:span></text:p>
      <text:p text:style-name="P70">tem arteriae afperae non est continuum: ergo ex cerebro<text:line-break/>non emittitur. Post hanc rationem rursus aliam propo-<text:line-break/>nere oportebat, conclusionem sumptionis loco ponendo<text:line-break/>ad hunc modunu' Unde vox emittitur, illinc etnignisi-<text:line-break/>cativa vox, hoc est oratio: ex mente autem oratio ernit-<text:line-break/>titur, non autem ex cerebro: igitur mens non est in ce-<text:line-break/>rebro. Ita sane conveniebat Zenonem rationes in sii-<text:line-break/>tuisse, si nulla sumptio neque praetermittenda erat, ne-<text:line-break/>que, supra modum assumenda. Jam veto licet:, adhuc<text:line-break/>compendiosius ad hunc modum disceptare, utraque ra-<text:line-break/>tione in idem collecta. Sermo per asperam arteriam<text:line-break/>emittitur. Omne autem, quod per aliquod emittitur, ex<text:line-break/>partibus ipsi continuis emittitur; quare et sermo ex par-<text:line-break/>tibus ufperae arteriae continuis emittitur; at cerebrum<text:line-break/>afperae arteriae non est continuuni; non igitur ex cere-<text:line-break/>bro sermo emittitur, scd ex mente; non ergo in cerebro<text:line-break/>mens esu Licet nimirum et principem animae partem</text:p>
      <text:p text:style-name="P7"><text:span text:style-name="T1">dicere loco </text:span><text:span text:style-name="T2">nominis </text:span><text:span text:style-name="T1">.mentis. Pari </text:span><text:span text:style-name="T2">modo dominantem,<text:line-break/>imperantem, praesidentem, et ratiocin autem, </text:span><text:span text:style-name="T15">intelli-<text:line-break/></text:span><text:span text:style-name="T2">gentem. • Nihil enim differre putandum, </text:span><text:span text:style-name="T15">quocunque<text:line-break/></text:span><text:span text:style-name="T2">modo velis appellare, si rem subjectam, eandem </text:span><text:span text:style-name="T15">serves.<text:line-break/></text:span><text:span text:style-name="T2">Quod si ita omnes rationem instituissent, neque </text:span><text:span text:style-name="T15">maxime<text:line-break/></text:span><text:span text:style-name="T2">necessariam sumptionum omisissent, in qua res omnis </text:span><text:span text:style-name="T24">ma-<text:line-break/></text:span><text:span text:style-name="T2">nifestatur, videlicet, quod per aliquod emittitur, </text:span><text:span text:style-name="T15">ex par-<text:line-break/></text:span><text:span text:style-name="T2">tibns ipsi continuis emitti, temere autem </text:span><text:span text:style-name="T15">non necessaria<text:line-break/></text:span><text:span text:style-name="T2">nequaquam adjecissent, facile erat, deprehendere, </text:span><text:span text:style-name="T15">argu-<text:line-break/></text:span><text:span text:style-name="T2">menta, a situ procedere, nec rem propositam </text:span><text:span text:style-name="T15">demonstrare.<text:line-break/></text:span><text:span text:style-name="T2">Nam si praepositio ex in sumptione sermonem </text:span><text:span text:style-name="T15">ineute<text:line-break/></text:span><text:span text:style-name="T2">emitti dicente ponatur, falsam ipsam esse dicemus; </text:span><text:span text:style-name="T24">non<text:line-break/></text:span><text:span text:style-name="T2">enim ex mente, sed abs mente ipsam emitti. </text:span><text:span text:style-name="T15">At si </text:span><text:span text:style-name="T24">abs<text:line-break/></text:span><text:span text:style-name="T2">praepositionem significari pro a existimemus, ut </text:span><text:span text:style-name="T15">sit </text:span><text:span text:style-name="T24">talis<text:line-break/></text:span><text:span text:style-name="T2">sumptio. Sermo, abs mente emittitur, </text:span><text:span text:style-name="T15">sumptionem </text:span><text:span text:style-name="T24">veram<text:line-break/></text:span><text:span text:style-name="T2">esse pronunciabimus, caeterum orationem nihil </text:span><text:span text:style-name="T15">conclude-<text:line-break/>re</text:span><text:span text:style-name="T2">, .tanquarn non omnibus sumptionibus similiter </text:span><text:span text:style-name="T15">euun-</text:span></text:p>
      <text:p text:style-name="P7"><text:span text:style-name="T2">cistis, scd aliis praepositionem ex, aliis abs habentibus.<text:line-break/>Quod si omnia similiter pronuncientur fecundum prae-<text:line-break/>positionem ex, in priore sumptione salsitas judicabitur,<text:line-break/></text:span><text:span text:style-name="T15">si </text:span><text:span text:style-name="T2">juxta praepositionem abs, haec quidem vera erit, gc-<text:line-break/>neialis autem ab ipsis relicta. Pari modo particularis,<text:line-break/>ambaeque falsae erunt. Etenim universalis ejusmodi<text:line-break/>evadet. Omne, quod per aliquid emittitur, abs </text:span><text:span text:style-name="T15">parti-<text:line-break/></text:span><text:span text:style-name="T2">bus ei continuis emittitur, particularis autem, sermo, abs<text:line-break/>partibus, quae in aspera arteria cohaerent, emittitur; non<text:line-break/>euim abs continuis, scd </text:span><text:span text:style-name="T15">ex </text:span><text:span text:style-name="T2">continuis vere dicetur. Osten-<text:line-break/></text:span><text:span text:style-name="T15">sum </text:span><text:span text:style-name="T2">itaque jam manifesto est, principalissimam sumptio-<text:line-break/></text:span><text:span text:style-name="T15">nem </text:span><text:span text:style-name="T2">ab ipsis esse praetermissam, vel quia cavillandi stu-<text:line-break/></text:span><text:span text:style-name="T15">dio hoc </text:span><text:span text:style-name="T2">sponte voluerunt, vel quia incxerritati in arte<text:line-break/></text:span><text:span text:style-name="T15">luviti omiserunt. Unde etiam fallunt auditorem, qui<text:line-break/>exacte </text:span><text:span text:style-name="T2">nequeat distinguere, </text:span><text:span text:style-name="T15">utra </text:span><text:span text:style-name="T2">fumptionum vera </text:span><text:span text:style-name="T15">existat,<text:line-break/>sive ea, quae juxta praepositionem ex enunciatur, sive<text:line-break/>quae secturdum abs, neutiquam enim ipsam </text:span><text:span text:style-name="T2">ad </text:span><text:span text:style-name="T15">verbum<text:line-break/>dicunt, verum ad totius sermonis constitutionem, tanquarn</text:span></text:p>
      <text:p text:style-name="P7"><text:span text:style-name="T2">dixissent, utuntur. Haec enim sumptio, Si a cerebro<text:line-break/>emitteretur, non per asperam arteriam exiret, juxta </text:span><text:span text:style-name="T15">prae-<text:line-break/></text:span><text:span text:style-name="T2">termissae sumptionis virtutem vera esse videtur. </text:span><text:span text:style-name="T15">Itaque<text:line-break/></text:span><text:span text:style-name="T2">Zenonis sermo erroribus scatet juxta sccundam sumptio-<text:line-break/>nem modo a me comprehensam', primum quidem, </text:span><text:span text:style-name="T15">quo-<text:line-break/></text:span><text:span text:style-name="T2">niam praepositionem a assumpsit,- quum </text:span><text:span text:style-name="T15">conveni-<text:line-break/></text:span><text:span text:style-name="T2">ret vel ex vel abs; deinde, quia maxime </text:span><text:span text:style-name="T15">princi-<text:line-break/></text:span><text:span text:style-name="T2">pales praetermisit sumptiones, tum universalem </text:span><text:span text:style-name="T15">i-<text:line-break/></text:span><text:span text:style-name="T2">stam, omne autem, quod per aliquod mittitur,- ex </text:span><text:span text:style-name="T15">conti-<text:line-break/></text:span><text:span text:style-name="T2">nuis ipsi partibus emittitur, tum particularem, quod </text:span><text:span text:style-name="T15">vox<text:line-break/></text:span><text:span text:style-name="T2">et sermo ex partibus asperae arteriae continuis </text:span><text:span text:style-name="T15">emitti-<text:line-break/></text:span><text:span text:style-name="T2">tur. His enim sic distinctis, si quidem juxta </text:span><text:span text:style-name="T15">praeposi-<text:line-break/></text:span><text:span text:style-name="T2">tionem ex universae enuncientnr sumptiones, falsa </text:span><text:span text:style-name="T15">erit<text:line-break/></text:span><text:span text:style-name="T2">haec, sermonem ex mente emitti; sin juxta abs, </text:span><text:span text:style-name="T15">tum<text:line-break/></text:span><text:span text:style-name="T2">universalis, quae nunc dicitur, quicquid per </text:span><text:span text:style-name="T15">aliquod<text:line-break/></text:span><text:span text:style-name="T2">emittitur, abs continuis emitti, tum particularis, </text:span><text:span text:style-name="T15">sermo-<text:line-break/></text:span><text:span text:style-name="T2">nem abs partibus in uspura arteria sitis emitti. </text:span><text:span text:style-name="T15">At si mixta<text:line-break/></text:span><text:span text:style-name="T2">pronuntientur; in quibusdam sane sumptionibus </text:span><text:span text:style-name="T15">praepo-</text:span></text:p>
      <text:p text:style-name="P7"><text:span text:style-name="T15">titione ex ad amussim sumpta, in alterutris vero prae-<text:line-break/>positione abs; quemadmodum in ea, sermonem abs mente<text:line-break/>emitti, nullam sumptionem criminabimur, totam vero ra-<text:line-break/>tionem nihil concludere dicemus. Non enim adhuc<text:line-break/>principales conclusionis propositiones coaptabuntur. Est<text:line-break/>namque ipsarum altera talis, sermo abs mente emittitur,<text:line-break/>altera autem, sermo ex cerebro non emittitur. At utram-<text:line-break/>que sumptionem vel juxta praepositionem abs, vel juxta<text:line-break/>praepositionem ex pronunciatam esse oportebat, ut aliqua<text:line-break/>ipsis communis conclusio- inseratur. Forte plura de ora-<text:line-break/>tionis vitio dicere lentassem, nisi Chrysippus suam absur-<text:line-break/>ditatem novisset, et modum deprehensionis ipse scripti-<text:line-break/></text:span><text:span text:style-name="T24">lasset </text:span><text:span text:style-name="T15">in sententia paulo ante a me adducta, fieri posse<text:line-break/>iuquiens, ut ex partibus pectoris sermo emittatur, sed<text:line-break/></text:span><text:span text:style-name="T24">capite </text:span><text:span text:style-name="T15">principium motus suppeditante, quemadmodum </text:span><text:span text:style-name="T24">et<text:line-break/></text:span><text:span text:style-name="T15">quod omnes nervi originem ex capite </text:span><text:span text:style-name="T24">habentes </text:span><text:span text:style-name="T15">prin-<text:line-break/>cipium facultatis a </text:span><text:span text:style-name="T24">corde </text:span><text:span text:style-name="T15">sumant. Haec itaque recte </text:span><text:span text:style-name="T24">a</text:span></text:p>
      <text:p text:style-name="P7"><text:span text:style-name="T2">Chrysippo dicta sunt; quocirca ipse magis </text:span><text:span text:style-name="T15">accusandus<text:line-break/></text:span><text:span text:style-name="T2">venit, quod, quum verum novisset, non est tamen </text:span><text:span text:style-name="T15">eo<text:line-break/></text:span><text:span text:style-name="T2">usus; ea vero e quae a situ argumenta petila sunt, </text:span><text:span text:style-name="T15">atque<text:line-break/></text:span><text:span text:style-name="T2">ex bis magis quae poetae testantur, aut </text:span><text:span text:style-name="T15">vulgus, </text:span><text:span text:style-name="T2">aut quae-<text:line-break/>dam nominis ratio, aut aliud quiddam hujusurodi, </text:span><text:span text:style-name="T15">non<text:line-break/></text:span><text:span text:style-name="T1">recte. </text:span><text:span text:style-name="T2">Praestiterat enim insistendo sumptionibus, </text:span><text:span text:style-name="T15">quae<text:line-break/></text:span><text:span text:style-name="T2">juxta methodum demonstratoriam adsinnuntur, investigare<text:line-break/></text:span><text:span text:style-name="T1">ea et </text:span><text:span text:style-name="T2">sensu expendere. Verum ipse, tanquarn non </text:span><text:span text:style-name="T15">ex<text:line-break/></text:span><text:span text:style-name="T2">scientia, sed fortuito verum dixisset, ab inquisitione </text:span><text:span text:style-name="T15">ip-<text:line-break/></text:span><text:span text:style-name="T2">sius discessit et poetas testes citavit.' </text:span><text:span text:style-name="T15">•</text:span></text:p>
      <text:h text:style-name="Heading_20_2" text:outline-level="2">Cap. VI.</text:h>
      <text:p text:style-name="P45"><text:span text:style-name="T2">Quod igitur Chrysippus vidit </text:span><text:span text:style-name="T15">quidem,<text:line-break/></text:span><text:span text:style-name="T2">sed oratione non exposuit, id apponere mihi nisum </text:span><text:span text:style-name="T15">esu<text:line-break/></text:span><text:span text:style-name="T2">Quandoquidem eniiu fieri potest, ut, licet </text:span><text:span text:style-name="T15">quam maxime<text:line-break/></text:span><text:span text:style-name="T2">omnium nervorum origo cerebrum videatur, </text:span><text:span text:style-name="T15">cor ipsi vim<text:line-break/></text:span><text:span text:style-name="T2">sensoriam voluntariam que suppeditet; pari </text:span><text:span text:style-name="T15">modo, etiarn-<text:line-break/></text:span><text:span text:style-name="T1">si </text:span><text:span text:style-name="T2">ex thoracis partibus sermo emittitur, </text:span><text:span text:style-name="T15">principium mo-<text:line-break/></text:span><text:span text:style-name="T1">tus </text:span><text:span text:style-name="T2">ipsius a cerebro deferri; </text:span><text:span text:style-name="T15">difquirendum deinceps est,</text:span></text:p>
      <text:p text:style-name="P70">an nentium alteri virtutem aliquam tribuat, an alterum<text:line-break/>alteri. Fiet autem ad hunc modum investigatio. Quae<text:line-break/>cor cerebro connectunt, in dissectionibus contemplari<text:line-break/>oportet, quot sint numero ct qualia; postea in collo<text:line-break/>singula vel fecare, vel contundere, vel funiculo interci-<text:line-break/>pere; deinde contueri, qui affectus animal invadant.<text:line-break/>Connectunt autem cor cerebro tria vaforum genera, quae<text:line-break/>sane etiam totius corporis sunt communia, vcnac, ar-<text:line-break/>teriae et nervi: vcnac quidem jugularcs dictae, arte-<text:line-break/>riae carotides, nervi his arteriis adnati. Sane jugulares<text:line-break/>venas aut carotidas arterias non simpliciter dividere<text:line-break/>oportet, quemadmodum nervos, moreretur enim protinus<text:line-break/>animal larga sanguinis profusione debilitatum, sed prae-<text:line-break/>stat funiculis validis intercipiendo primum in superiore<text:line-break/>et inferiore cervicis regione medium vinculorum disse-<text:line-break/>care, ut nulla sequatur sanguinis profusio: nervos autem<text:line-break/>sive contundere, sive funiculis quibusdam comprehcndere.</text:p>
      <text:p text:style-name="P55">vel tuis ipsius digitis, sive'secare; ob hos omnes affectus<text:line-break/>unum et idem symptoma animanti superveniet. Quippe<text:line-break/>statim 'obmutescet, reliquarum vero actionum nulla ne-<text:line-break/>que in praesenti tempore laesa, neque in posterum appa-<text:line-break/>rebit. Arteriis autem fune interceptis vel,/ut dixi, dis-<text:line-break/>sectis, mutum sane aut soporosum, ut plerique post Hip-<text:line-break/>pocratem dissectorum perperam scripserunt, non erit ani-<text:line-break/>mal, sed omnes, quae fupra vulneratas habentur, in totum<text:line-break/>pulsum amittent. - At venas neque funibus intercipiens,<text:line-break/>neque, ut dictum est, secans, aliquam manifesto actionem<text:line-break/>aboleri videbis. Ex his apparentibus promptum est colli-<text:line-break/>gere, neque cor ad pulsuum motum cerebro indigere,<text:line-break/>neque cerebrum corde, ut sentiat animal juxtaque ar-<text:line-break/>bitriunr operetur. ‘Quod enim cor nihil ad proprium<text:line-break/>motum cerebro opus habet, inde clarum est, quod, venis,<text:line-break/>arteriis nervisque praedictis fune comprehensis, simi-<text:line-break/>liter ipsum adhuc pulset et totius animantis arteriae.</text:p>
      <text:p text:style-name="P7"><text:span text:style-name="T15">Nam folae supra funes sitae omnino pulsum amittunt, dum<text:line-break/>continua ipfanun pars, quae ad cor usque pertingit, simi-<text:line-break/>liter </text:span><text:span text:style-name="T24">ac </text:span><text:span text:style-name="T15">aliae pulsat. Quod aulem cerebri facultatum cor<text:line-break/>primam non habeat originem, inde cognoscere licet, quod,<text:line-break/>omnibus 'dommemoratis nervis sive sectis, sive laqueo<text:line-break/>comprehensis, </text:span><text:span text:style-name="T24">animal </text:span><text:span text:style-name="T15">solum obmutescit, inspirat tamen<text:line-break/></text:span><text:span text:style-name="T24">et </text:span><text:span text:style-name="T15">exprrat sine </text:span><text:span text:style-name="T24">impedimento </text:span><text:span text:style-name="T15">juxta utramque superius<text:line-break/></text:span><text:span text:style-name="T24">dictarum inspirationum et </text:span><text:span text:style-name="T15">expirationum dllferentiam; ita<text:line-break/>sero et quatuor </text:span><text:span text:style-name="T24">artubus </text:span><text:span text:style-name="T15">etianinurn operatur, sicuti et<text:line-break/></text:span><text:span text:style-name="T24">prius, auditque </text:span><text:span text:style-name="T15">et videt, omnique sensu percipit. Nam<text:line-break/>sula, ut </text:span><text:span text:style-name="T24">dictum est, vox animalis </text:span><text:span text:style-name="T15">aboletur, nervis juxta<text:line-break/></text:span><text:span text:style-name="T24">arterias </text:span><text:span text:style-name="T15">dissectis. </text:span><text:span text:style-name="T24">Porro qui tum </text:span><text:span text:style-name="T15">medici, tum philoso-<text:line-break/></text:span><text:span text:style-name="T24">phi ob </text:span><text:span text:style-name="T15">enumeratas </text:span><text:span text:style-name="T24">arterias </text:span><text:span text:style-name="T15">sive dissectas, sive, ut dixi,<text:line-break/></text:span><text:span text:style-name="T24">interceptas </text:span><text:span text:style-name="T15">animal </text:span><text:span text:style-name="T24">soporari </text:span><text:span text:style-name="T15">putaverunt, deinde hinc col-<text:line-break/></text:span><text:span text:style-name="T24">legerunt, </text:span><text:span text:style-name="T15">cor </text:span><text:span text:style-name="T24">sensum uioturnque cerebro </text:span><text:span text:style-name="T15">suppeditare, </text:span><text:span text:style-name="T24">hos<text:line-break/>nimirum falsos esse in ejus, quod apparet, experientia pu-*<text:line-break/>tandum est, quod autem ex liypothesi sequitur, diligenter</text:span></text:p>
      <text:p text:style-name="P7"><text:span text:style-name="T2">vidisse. Si enim vere soporosunr animal evaderet, quod<text:line-break/>ipsis nomen significat sensus motusque expers, </text:span><text:span text:style-name="T15">necessario<text:line-break/></text:span><text:span text:style-name="T2">sequeretur, cor primam et sensus et' motus originem </text:span><text:span text:style-name="T15">ce-<text:line-break/></text:span><text:span text:style-name="T2">rebro immittere, quam ipsum toti corpori per </text:span><text:span text:style-name="T15">nervos<text:line-break/></text:span><text:span text:style-name="T2">suggerit. Quapropter secundum quoddam principium </text:span><text:span text:style-name="T15">ip-<text:line-break/></text:span><text:span text:style-name="T2">sum erit, non exquisite primum, </text:span><text:span text:style-name="T15">magni </text:span><text:span text:style-name="T2">regis </text:span><text:span text:style-name="T15">legato, dig-<text:line-break/></text:span><text:span text:style-name="T2">nitate respondens. Demonstratum enim est </text:span><text:span text:style-name="T15">antea, quod<text:line-break/></text:span><text:span text:style-name="T2">cor arteriarum, cerebrum nervorum sit principium; </text:span><text:span text:style-name="T15">con-<text:line-break/></text:span><text:span text:style-name="T2">cluderetur igitur, si verum-esset; </text:span><text:span text:style-name="T15">quod </text:span><text:span text:style-name="T2">dicitur, cor </text:span><text:span text:style-name="T15">per<text:line-break/></text:span><text:span text:style-name="T2">arterias vim animalem cerebro suppeditare; non </text:span><text:span text:style-name="T15">tamen<text:line-break/></text:span><text:span text:style-name="T2">verum est, sed ementiti </text:span><text:span text:style-name="T15">sunt ,</text:span><text:span text:style-name="T2">contra id, quod in </text:span><text:span text:style-name="T15">dissectio-<text:line-break/></text:span><text:span text:style-name="T2">nibus apparet. Soporosurn enim neque ob nervos </text:span><text:span text:style-name="T15">prae-<text:line-break/></text:span><text:span text:style-name="T2">ciscs animal efficitur, neque ob arterias, </text:span><text:span text:style-name="T15">verum nervis<text:line-break/></text:span><text:span text:style-name="T2">oblaesis mutum quidem evadit, arteriis autem </text:span><text:span text:style-name="T15">non ita,<text:line-break/></text:span><text:span text:style-name="T2">multo que mluus venis: sed pleri que medici </text:span><text:span text:style-name="T15">philosophique<text:line-break/></text:span><text:span text:style-name="T2">simul cum arteriis nervos funibus </text:span><text:span text:style-name="T15">comprehendentes,<text:line-break/></text:span><text:span text:style-name="T2">delude mutum protinus animal fieri </text:span><text:span text:style-name="T15">conspicientes.</text:span></text:p>
      <text:p text:style-name="P70">arteriarum affectionem esse crediderunt, quam soporem<text:line-break/>nominarunt, non recte meo judicio, nisi vocis amissionem<text:line-break/>soporem appellent; sic enim nomine solum hallucinantur<text:line-break/>in hoc, at in re ipsa aberrant, si oh arterias animal mu-<text:line-break/>tum evadere existiment.</text:p>
      <text:h text:style-name="Heading_20_2" text:outline-level="2"><text:span text:style-name="T21">C</text:span><text:span text:style-name="T15">ap. VII.</text:span></text:h>
      <text:p text:style-name="P75">Ego sane jam videor mihi, quod Chry-<text:line-break/>sippus jussit, fecisse, inquirendo, a corde ne facultas ali-<text:line-break/>qna cerebro; an a ccrebro cordi suggeratur. Chrysippus<text:line-break/>porro ipse parvi fecisse videtur hujus.rei inquisitionem,<text:line-break/>qui videns quidem viam, qua. id, quod quaeritur, adipisci<text:line-break/>conveniat, ea non usus sit: hominem autem reprehendo<text:line-break/>insuper, quod in uno libro contraria dicere sustinuerit<text:line-break/>non longo invicem intervallo, qui prius sane ceu demon-<text:line-break/>strativum Zenonis sermonem scripserit, processu autem<text:line-break/>commentarii solutionem ipsius ostenderit Jam invenio,<text:line-break/>Chrysippuni maxime et alia quaedam in hoc ipso de<text:line-break/>animae principatu sibi repugnantia adduxisse. Quippe</text:p>
      <text:p text:style-name="P7"><text:span text:style-name="T2">inter initia praefatus, alias </text:span><text:span text:style-name="T1">sane </text:span><text:span text:style-name="T2">aniinae partes lu quibus<text:line-break/>sunt animantis partibus confessum esse, de principatu<text:line-break/>autem solo disquiri, eo quod nullus sensus evidens, </text:span><text:span text:style-name="T15">ne-<text:line-break/></text:span><text:span text:style-name="T2">que manifesta quaedam conjectura de eo haberi </text:span><text:span text:style-name="T15">potest,<text:line-break/></text:span><text:span text:style-name="T2">paulo post tanquarn de apparente parte disserit </text:span><text:span text:style-name="T15">Habent<text:line-break/></text:span><text:span text:style-name="T2">autem verba ipsius lu hunc modum. Sic videtur </text:span><text:span text:style-name="T15">nas<text:line-break/></text:span><text:span text:style-name="T2">subterfugere locus, quum neque sensus evidens sit</text:span><text:span text:style-name="T15">, quod<text:line-break/></text:span><text:span text:style-name="T2">in reliquis contingit, neque conjecturae, per quas </text:span><text:span text:style-name="T15">id<text:line-break/></text:span><text:span text:style-name="T2">quis pofsot colligere. Neque enim in 'tantum controversiae<text:line-break/>procejsijseni medici et philosaphi. His praemissis, </text:span><text:span text:style-name="T15">conse-<text:line-break/></text:span><text:span text:style-name="T2">quenter Chrysippus ait, universas homines ajsectus </text:span><text:span text:style-name="T15">men-<text:line-break/></text:span><text:span text:style-name="T2">tis sentire in thorace et in corde. Habet autem </text:span><text:span text:style-name="T15">ora-<text:line-break/></text:span><text:span text:style-name="T2">tio haec ad eum modum. Communiter autem </text:span><text:span text:style-name="T15">mihi vi-<text:line-break/></text:span><text:span text:style-name="T2">dentur plurimi in hanc ferri opinionem, tanquam </text:span><text:span text:style-name="T15">sen.<text:line-break/></text:span><text:span text:style-name="T2">tientes mentis ajsectus in thorace, et praesertim </text:span><text:span text:style-name="T15">ubi cor<text:line-break/></text:span><text:span text:style-name="T2">suum esi, idque potijsirndm in timore et tristitia </text:span><text:span text:style-name="T15">et ira,<text:line-break/></text:span><text:span text:style-name="T2">et maxime iracundia, ln hac oratione saltem </text:span><text:span text:style-name="T15">tanquam.</text:span></text:p>
      <text:p text:style-name="P7"><text:span text:style-name="T15">adjecit, non ausus palam dicere, homines sentire mentis<text:line-break/>affectus in thorace; tanquam enim, inquit, sentientes.<text:line-break/>Paulo post dictione tanquam ablata, hoc pacto scribit:<text:line-break/>Turbatio enim mentis, quae in singulis his sed in thorace<text:line-break/>percipitur. Postea iterum: Quum enim hic ira siat,<text:line-break/>consentaneum esi, et alias animae cupiditates inibi ejse.<text:line-break/>Rursus in subsequentibus commentarii locis: Atque ira-<text:line-break/>scentiam ajsectus in thorace sieri videntur, et amantium ;<text:line-break/>ac in reliquis </text:span><text:span text:style-name="T24">non cessat de affectibus disputare, tanquaiu<text:line-break/></text:span><text:span text:style-name="T15">in thorace et maxime </text:span><text:span text:style-name="T24">circa </text:span><text:span text:style-name="T15">cor </text:span><text:span text:style-name="T24">appareant. </text:span><text:span text:style-name="T15">Quare </text:span><text:span text:style-name="T24">de-<text:line-break/></text:span><text:span text:style-name="T15">miror, </text:span><text:span text:style-name="T24">hominem non abolevisse, quod per initia scripsit,<text:line-break/></text:span><text:span text:style-name="T15">inquiens</text:span><text:span text:style-name="T24">, </text:span><text:span text:style-name="T15">neque </text:span><text:span text:style-name="T24">sensum neque conjecturam fieri, ubi<text:line-break/>praecipua est animae pars; </text:span><text:span text:style-name="T15">non </text:span><text:span text:style-name="T24">enim discreparent adeo<text:line-break/></text:span><text:span text:style-name="T15">medici et </text:span><text:span text:style-name="T24">philosophi luter sc. Vel, si contentus est hoc<text:line-break/>sermone, quomodo non veritus cst iterum in subscqueu-<text:line-break/>tibus sensit dogma judicare, ac </text:span><text:span text:style-name="T15">dicere </text:span><text:span text:style-name="T24">manifeste apparet?</text:span></text:p>
      <text:p text:style-name="P55">Ego autem decrevi, quemadmodum paulo ante feci ve-<text:line-break/>riorem deligens sermonem, quem Chrysippus, sibi repug-<text:line-break/>nans scripsit, etiam nunc idem facere. Nullus enim<text:line-break/>fenfus nobis obvenit, qui principem animae partem in<text:line-break/>corde aut thorace contineri declaret, eoque laudo<text:line-break/>prima Chrysippi dicta, quibus verum fatetur; non pro-<text:line-break/>bo autem, in quibus contra sensum mentitur. Haud<text:line-break/>enim in uuo hic mihi videtur esse falsus, sed duobus<text:line-break/>magnis. Primo sane, quod, ubi totum corpus manifeste<text:line-break/>immutatur per animae affectus, nunc pallescens, frigescens<text:line-break/>et tremens, ut in metu fieri conspicitur, nunc vero ru-<text:line-break/>befcens, calescens et vehementer intensum, quemadmo-<text:line-break/>dum in iracundia, de nulla alia parte meminit, nisi so-<text:line-break/>lius thoracis. Postea vero, etsi concedatur, cor magis<text:line-break/>quam alias animantis partes extra naturae habitum<text:line-break/>egredi in timore, tristitia, angusiia, iracundia aliifque<text:line-break/>omnibua affectibus, non ratiocluatriccm animae vim, scd ira-</text:p>
      <text:p text:style-name="P7"><text:span text:style-name="T2">scibilem </text:span><text:span text:style-name="T1">aut </text:span><text:span text:style-name="T2">concupiscentem </text:span><text:span text:style-name="T1">illic esse indicabit, quare<text:line-break/></text:span><text:span text:style-name="T2">altera pars magis quam ab ipso </text:span><text:span text:style-name="T1">asserta hac demonstra-<text:line-break/></text:span><text:span text:style-name="T2">tione concluditur. Nam si intelligendo, discendo docen-<text:line-break/>dove nullus insignis motus in </text:span><text:span text:style-name="T1">corde </text:span><text:span text:style-name="T2">apparet, in omnibus<text:line-break/>autem affectibus evidenter innotescit, clarum, opinor,<text:line-break/>evadit, ratiocluatricem animae facultatem non esse in<text:line-break/>corde, irrationalem vero et aflectibus obnoxiam in ipso<text:line-break/>comprehendi. At si, ubi affectibus obnoxiam, ibi etiam<text:line-break/>ratiocluatricem esse pronunciat, id, quod ab initio quae-<text:line-break/>rebatur, prompte assumetur. At multo erat satius de-<text:line-break/>monstrationem aliquam nos docere, quam id, quod quae-<text:line-break/>ritur, ex procinctu capere. Sed neque in priore libro<text:line-break/>de anima, neque in opere de affectibus ullam de-<text:line-break/>monstrationem protulit, cur oporteat omnino, ubi ir-<text:line-break/>rationalis animae vis existit, ibi esse etiam ratiocina-<text:line-break/>tricem, scd prompte et ex procinctu omnino sumit,<text:line-break/>essi Plato nonnullas sane demonstrationes quarto de re-<text:line-break/>publica prodiderit, nonnulla vero rursus dicere distu-</text:span></text:p>
      <text:p text:style-name="P7"><text:span text:style-name="T2">lerit, de quibus in Timaeo ait ostenditque, quas etiam<text:line-break/>ego fubfequentibus commentariis universas literis man-<text:line-break/>dabo. </text:span><text:span text:style-name="T1">In </text:span><text:span text:style-name="T2">praesentia vero nondum mihi institutum est<text:line-break/>id ostendere, sed quod ratiocinatrix animae vis, quam<text:line-break/>et praesulem, mentem et principem </text:span><text:span text:style-name="T15">Chrysippus </text:span><text:span text:style-name="T2">ipse no-<text:line-break/>minavit, in cerebro habetur. </text:span><text:span text:style-name="T15">Quo demousirato, </text:span><text:span text:style-name="T2">si </text:span><text:span text:style-name="T15">qua<text:line-break/></text:span><text:span text:style-name="T2">alia facultas in corde contineri rideatur non aliunde<text:line-break/>prosecta, jam duo principia manifeste habebimus; </text:span><text:span text:style-name="T15">deinde<text:line-break/></text:span><text:span text:style-name="T2">vero et tertium inveniemus. Sed hoc </text:span><text:span text:style-name="T15">quidem </text:span><text:span text:style-name="T2">in sutu-<text:line-break/>ram disputationem differetur. </text:span><text:span text:style-name="T15">Nunc rursus </text:span><text:span text:style-name="T2">ad </text:span><text:span text:style-name="T15">illum<text:line-break/></text:span><text:span text:style-name="T2">sermonem redeamus, unde huc </text:span><text:span text:style-name="T15">sumus digressi, quod<text:line-break/></text:span><text:span text:style-name="T1">sane </text:span><text:span text:style-name="T2">Chrysippus sibi ipsi passim refragari iion percipiat,<text:line-break/>quemadmodum tum </text:span><text:span text:style-name="T15">ex </text:span><text:span text:style-name="T2">sermone </text:span><text:span text:style-name="T15">de </text:span><text:span text:style-name="T2">voce </text:span><text:span text:style-name="T15">ostendimus, tum<text:line-break/></text:span><text:span text:style-name="T2">ex eo, quod pronunciat, interim </text:span><text:span text:style-name="T15">nullum sensum nobis<text:line-break/></text:span><text:span text:style-name="T2">obvenire loci </text:span><text:span text:style-name="T15">principem animam continentis, nonnun-<text:line-break/></text:span><text:span text:style-name="T2">quam vero dicit, </text:span><text:span text:style-name="T15">ipsum </text:span><text:span text:style-name="T2">manifeste apparere. </text:span><text:span text:style-name="T15">Neque hoc<text:line-break/></text:span><text:span text:style-name="T2">proposuimus ostendere, nisi quia non erit </text:span><text:span text:style-name="T15">extra </text:span><text:span text:style-name="T2">rem.</text:span></text:p>
      <text:h text:style-name="P3" text:outline-level="2">Cap. VIll.</text:h>
      <text:p text:style-name="P45"><text:span text:style-name="T2">Verum ab initio erat hoc in libro pro-<text:line-break/>positum, quatuor sumptionum differentias ostendere. "Vo-<text:line-break/>cabam autem primum ipsorum genus scientificum et de-<text:line-break/>monstratorium, secundum vero exercitatorium et ut Aristo-<text:line-break/></text:span><text:span text:style-name="T15">leles </text:span><text:span text:style-name="T2">nominavit, dialecticum, tertium probabile </text:span><text:span text:style-name="T15">et </text:span><text:span text:style-name="T2">rhe-<text:line-break/></text:span><text:span text:style-name="T15">toricum</text:span><text:span text:style-name="T2">, quartum sophisticum, demonstravique, nonnul-<text:line-break/></text:span><text:span text:style-name="T15">las ab </text:span><text:span text:style-name="T2">iis, quae cordi insunt acciduntque, constitutas in<text:line-break/></text:span><text:span text:style-name="T15">sola </text:span><text:span text:style-name="T2">ipsa re, de qua est quaestio, ex genere scientificarum<text:line-break/></text:span><text:span text:style-name="T15">esse </text:span><text:span text:style-name="T2">sumptionum, alias vero omnes dialecticas, quae .ab<text:line-break/></text:span><text:span text:style-name="T15">externis </text:span><text:span text:style-name="T2">testibus petuntur, rhetoricas, quae aequivocationi-<text:line-break/></text:span><text:span text:style-name="T15">bus </text:span><text:span text:style-name="T2">quibusdam aut dictionis figuris cousirunntur, so-<text:line-break/></text:span><text:span text:style-name="T15">phisticas. </text:span><text:span text:style-name="T2">Quapropter scientificae in singulis rebus orn-<text:line-break/></text:span><text:span text:style-name="T15">nino </text:span><text:span text:style-name="T2">paucae et faciles numeratu funt, exercitatoriae<text:line-break/></text:span><text:span text:style-name="T15">permultae; </text:span><text:span text:style-name="T2">ex singulis enim, quae insunt acciduntque<text:line-break/></text:span><text:span text:style-name="T15">rei, </text:span><text:span text:style-name="T2">construuntur. Rationem igitur, quae a voce petita<text:line-break/></text:span><text:span text:style-name="T15">est, ex situ </text:span><text:span text:style-name="T2">proficisci indicavimus; ita etiam illam, quae<text:line-break/></text:span><text:span text:style-name="T15">ab inspiratione </text:span><text:span text:style-name="T2">et expiratione sumitur. Pari modo ha-</text:span></text:p>
      <text:p text:style-name="P7"><text:span text:style-name="T2">here deprehendes et eam, quae a morsu, qui in tristitia<text:line-break/>accidit, petitur. Palam - siquidem morsus in ventriculi<text:line-break/>orificio, hi autem ad cor ipsum reserunt. Qui igitur,<text:line-break/>quia </text:span><text:span text:style-name="T15">cor </text:span><text:span text:style-name="T2">prope os ventriculi situm est, ideo affectum </text:span><text:span text:style-name="T15">ab<text:line-break/></text:span><text:span text:style-name="T2">illo oriri putant; a situ argumentantur. Qui </text:span><text:span text:style-name="T15">autem ip-<text:line-break/></text:span><text:span text:style-name="T2">surn vere cor morderi censent, omnino errant; </text:span><text:span text:style-name="T15">siquidem<text:line-break/></text:span><text:span text:style-name="T2">infra thoracem morsus </text:span><text:span text:style-name="T15">est </text:span><text:span text:style-name="T2">sub pectoris cartilagine, </text:span><text:span text:style-name="T15">cor<text:line-break/></text:span><text:span text:style-name="T2">autem in medio situm est thorace, </text:span><text:span text:style-name="T15">et </text:span><text:span text:style-name="T2">nullus </text:span><text:span text:style-name="T15">unquam<text:line-break/></text:span><text:span text:style-name="T2">cor ipsum- morderi sensit neque lu tristitia, neque lu </text:span><text:span text:style-name="T15">alio<text:line-break/></text:span><text:span text:style-name="T2">animae aut corporis affectu. Neque tamen nomen </text:span><text:span text:style-name="T15">car-<text:line-break/></text:span><text:span text:style-name="T2">dialgia cor lu thorace contentum dolere significat, </text:span><text:span text:style-name="T15">sed<text:line-break/></text:span><text:span text:style-name="T2">est quaedam aequivocatio, quae neminem </text:span><text:span text:style-name="T15">latet, </text:span><text:span text:style-name="T2">qui </text:span><text:span text:style-name="T15">anti-<text:line-break/></text:span><text:span text:style-name="T2">quorum libros evolverit Quemadmodum enim </text:span><text:span text:style-name="T15">viscus,<text:line-break/></text:span><text:span text:style-name="T2">quod lu thorace est,' fic et ventris os antiqui cor </text:span><text:span text:style-name="T15">appel-<text:line-break/></text:span><text:span text:style-name="T2">lunt, idque nominis frequenti apud ipsus in usu </text:span><text:span text:style-name="T15">est Sed<text:line-break/></text:span><text:span text:style-name="T2">ego duobus tribusve exemplis, ut significatum ex </text:span><text:span text:style-name="T15">dictione</text:span></text:p>
      <text:p text:style-name="P7"><text:span text:style-name="T2">manifesto indicetur, efficiam. Nicander sane hoc pacto<text:line-break/></text:span><text:span text:style-name="T24">inquit:</text:span></text:p>
      <text:p text:style-name="P57">Appellant stomachi cor excipiens alimentum.</text:p>
      <text:p text:style-name="P6"><text:span text:style-name="T24">Thucydides </text:span><text:span text:style-name="T2">hoc pacto: Quum in' cor desixisiet, per ver-<text:line-break/></text:span><text:span text:style-name="T24">tisti t que </text:span><text:span text:style-name="T2">ipsum, etiam purgationes bilis omnes, ut sunt<text:line-break/></text:span><text:span text:style-name="T24">a </text:span><text:span text:style-name="T2">medicis appellatae, succejserunt. Hippocrates autem:<text:line-break/></text:span><text:span text:style-name="T24">Jdulier </text:span><text:span text:style-name="T2">corde dalebat, ao nihil adhibuit praeterquam in<text:line-break/></text:span><text:span text:style-name="T24">mali </text:span><text:span text:style-name="T2">granati saccum polentam inspergens, ac semel ci-<text:line-break/></text:span><text:span text:style-name="T24">bum </text:span><text:span text:style-name="T2">sumere contenta erat, attraxitque cususimodi cerio-<text:line-break/></text:span><text:span text:style-name="T24">nis </text:span><text:span text:style-name="T2">sunt. Omnes hi palam indicunt,, os fentriculi appel-<text:line-break/></text:span><text:span text:style-name="T24">lari </text:span><text:span text:style-name="T2">cor, ut hujus quidem cornis affectus aliquis sit car-<text:line-break/></text:span><text:span text:style-name="T24">dialgia; </text:span><text:span text:style-name="T2">illius autem visceris, de quo proposita est dis-<text:line-break/></text:span><text:span text:style-name="T24">putatio, </text:span><text:span text:style-name="T2">si principem animae partem lu se continet,<text:line-break/></text:span><text:span text:style-name="T24">ejusmodi </text:span><text:span text:style-name="T2">affectus nunquam oboritur. Neque enim hujus<text:line-break/></text:span><text:span text:style-name="T24">ventriculi </text:span><text:span text:style-name="T2">oris omnem dolorem cardialgiam appellunt,<text:line-break/></text:span><text:span text:style-name="T24">scd scium quum </text:span><text:span text:style-name="T2">ab acribus humoribus irritatur et mor-<text:line-break/></text:span><text:span text:style-name="T24">detur, </text:span><text:span text:style-name="T2">quod lu tristitia contingit; ideo etiam ea affecti</text:span></text:p>
      <text:p text:style-name="P7"><text:span text:style-name="T2">bilem evomunt; nonnullis vero infra descendit,, ac ven-<text:line-break/>ter his summe biliosa dejicit Veium non solum tri-<text:line-break/>stitia affectis evenit, scd etiam eorum, qui impendio diu-<text:line-break/>tius a cibo abstinuerunt, non paucis os ventriculi mor-’<text:line-break/>deri, magisque, si post exercitationem vehementem cibum<text:line-break/>non assumpserint; nam tristitia affectis exerritatisque </text:span><text:span text:style-name="T24">va-<text:line-break/></text:span><text:span text:style-name="T2">lentius in ventriculum flava bilis confluit. Ab. hac </text:span><text:span text:style-name="T24">ita-<text:line-break/></text:span><text:span text:style-name="T2">que morsi cardialgia laborant. Neque est necessarium </text:span><text:span text:style-name="T24">in<text:line-break/></text:span><text:span text:style-name="T2">hac disputatione causam inspicere, cur id accidat. </text:span><text:span text:style-name="T24">So-.<text:line-break/></text:span><text:span text:style-name="T2">lurn enim mihi propositum est ostendere, hunc affectum<text:line-break/>cardralgiam non esse ex corde viscere, quemadmodum<text:line-break/>neque morlum in tristitia, sed oris ventriculi accidens.<text:line-break/>Argumentum vero hic a situs vicinitate petitum est, quem-<text:line-break/>admodum et id de cordis palpitatione in metu ab </text:span><text:span text:style-name="T24">acci-.<text:line-break/></text:span><text:span text:style-name="T2">denti sumitur; quorum neutrum scientificum est; sin </text:span><text:span text:style-name="T24">au-<text:line-break/></text:span><text:span text:style-name="T2">tem concedatur, tale esse, non Stoicis et Peripateticis, </text:span><text:span text:style-name="T24">scd<text:line-break/></text:span><text:span text:style-name="T2">Hippocrati </text:span><text:span text:style-name="T24">et </text:span><text:span text:style-name="T2">Platuni suffragatur; quemadmodum </text:span><text:span text:style-name="T24">etiam</text:span></text:p>
      <text:p text:style-name="P7"><text:span text:style-name="T2">quae irafcentibns accidere tum in thorace toto tum in<text:line-break/>corde Chrysippus commemorat. Quatenus enim,-, dum do-;<text:line-break/></text:span><text:span text:style-name="T15">cet </text:span><text:span text:style-name="T2">difritque et in totum movetur anima juxta </text:span><text:span text:style-name="T15">Ici en-<text:line-break/></text:span><text:span text:style-name="T2">tiam aliquam, </text:span><text:span text:style-name="T15">nihil </text:span><text:span text:style-name="T2">demonstrant] cordi accidere, lu af-<text:line-break/>fectionibus autem ostendunt, hic non folurn </text:span><text:span text:style-name="T15">non </text:span><text:span text:style-name="T2">subver-<text:line-break/></text:span><text:span text:style-name="T15">tunt </text:span><text:span text:style-name="T2">antiquum sermonem, scd etiam consumant. </text:span><text:span text:style-name="T15">Hu-<text:line-break/>jusmodi </text:span><text:span text:style-name="T2">sane argumenta ex secundo genere sumptionum<text:line-break/></text:span><text:span text:style-name="T15">existunt, </text:span><text:span text:style-name="T2">quemadmodum opinor, etiam illud, quod cor,<text:line-break/></text:span><text:span text:style-name="T15">omnium </text:span><text:span text:style-name="T2">animantis partium primum consormetur. </text:span><text:span text:style-name="T15">Non<text:line-break/>enim, </text:span><text:span text:style-name="T2">si </text:span><text:span text:style-name="T15">hoc </text:span><text:span text:style-name="T2">concessum fuerit, . </text:span><text:span text:style-name="T15">initium </text:span><text:span text:style-name="T2">facultate। ostendet'<text:line-break/></text:span><text:span text:style-name="T15">esse </text:span><text:span text:style-name="T2">cor, de quo nunc disputamus, </text:span><text:span text:style-name="T15">fed </text:span><text:span text:style-name="T2">secundum genera-<text:line-break/></text:span><text:span text:style-name="T15">tionem. </text:span><text:span text:style-name="T2">Dictum autem a </text:span><text:span text:style-name="T15">me </text:span><text:span text:style-name="T2">est definitnmque manifeste<text:line-break/></text:span><text:span text:style-name="T15">libro </text:span><text:span text:style-name="T2">priore de principiorum differentia. Porro quod<text:line-break/></text:span><text:span text:style-name="T15">primum </text:span><text:span text:style-name="T2">omnium animantis partium moveri incipiat, po-<text:line-break/></text:span><text:span text:style-name="T15">stremum autem </text:span><text:span text:style-name="T2">cesset, ad sumptiones demonstrativas </text:span><text:span text:style-name="T15">per-<text:line-break/>tinet. Ostenditur </text:span><text:span text:style-name="T2">enim, id motus esse initium, </text:span><text:span text:style-name="T15">non ta-<text:line-break/>men omnis, fed </text:span><text:span text:style-name="T2">solius, qui in.pulsibus est, qui genere a<text:line-break/></text:span><text:span text:style-name="T15">voluntario diversus est; </text:span><text:span text:style-name="T2">illum autem neque primum </text:span><text:span text:style-name="T15">lu-</text:span></text:p>
      <text:p text:style-name="P70">cipere cor, neque postremum ab eo desistere aliquis de-<text:line-break/>monstrare poterit.. Ex hac igitur sumptione concludetur,<text:line-break/>non quod Aristoteli et Chrysippo, sed quod Platoni et Hip-<text:line-break/>pocrati videtur, nempe .principium motus voluntarii esse<text:line-break/>cerebrum, alterius autem cujusdam non. voluntarii cor'.<text:line-break/>Erant itaque et haec ad propositorum demonstrationem<text:line-break/>abunde;' verum quia hoc lu libro fletui omnes sumptio-<text:line-break/>nes pertractare, quae ex his, quae cordi insunt, capiun-<text:line-break/>tur, ubi caeteras addidero,, librum suiiarn. Accedit, ipsis<text:line-break/>er Aristotelis sumptio, r de.-qua cicca primi libri finem<text:line-break/>transegi, ex lis, quae cordi insunt. Copia enim aliqua<text:line-break/>nervorum, inquit, in ipso conspicitur. At a nobis in-<text:line-break/>dicatum est, nervosa quaedam esse corpora in corde,<text:line-break/>nervos autem non esse, item quod nervosae corporis<text:line-break/>partes specie folum nervis, respondent, non actione et usu.<text:line-break/>Licet autem discernere 'lu instrumentis diversitatem et iden-<text:line-break/>titatem actionibus ipsorum et usu; quare nihil amplius de eis-</text:p>
      <text:p text:style-name="P7"><text:span text:style-name="T2">dem tracture opus esu Digrediemur autem ad aliquam<text:line-break/>ex reliquis, qua de omnes fere meminerunt, quibus cor<text:line-break/>'omnium facultatum- principium esse lu 'animalibus credi-<text:line-break/>tum est. Dicunt enim, unde' principium nutritioniS in<text:line-break/>animalibus, illic ratiocluatricem animae esse facultatem';<text:line-break/>in corde autem esse nutritiunis animalium' originem;<text:line-break/>quare et vim ratiocinantem intelligentenique in ipsi, exi*-<text:line-break/>siere. Verum in utrifque sumptionibus mentiuntur,'' ne-<text:line-break/>que enim in</text:span><text:span text:style-name="T27">1</text:span><text:span text:style-name="T24"> </text:span><text:span text:style-name="T2">corde principium -nutriendi animantibus<text:line-break/>esse concedimus, scd unum aliquod’ et hoc est ex hissiquae<text:line-break/>in praesenti opere ad fpedullstIoji&amp;st </text:span><text:span text:style-name="T1">erant </text:span><text:span text:style-name="T2">proposita-;<text:line-break/>iton oportet autem, quod quaerilir;</text:span><text:span text:style-name="T24">' </text:span><text:span text:style-name="T2">ceu consessum acci-<text:line-break/>pere; neque unum esse priiiripium'utriusque facultatis,<text:line-break/>cujus nos contrarium dcmonstramniss Demiror' igitur hib<text:line-break/>viros illos, si ambo, quae inquirimtur, prompte accipiunt,<text:line-break/>ne unam quidem demonstrationem proponentes. ' Simile<text:line-break/>vero 'quid efficiunt, quum animae principem partem illic<text:line-break/>esse pronunciant, niide nutrimenti principium, deinde</text:span></text:p>
      <text:p text:style-name="P7"><text:span text:style-name="T2">assumunt, in corde alimenti esse principium; neque enim<text:line-break/>hoc verum </text:span><text:span text:style-name="T1">est, </text:span><text:span text:style-name="T2">quoniam alimenti tum humidi tum sicni<text:line-break/>principium est os, stomachus et ventriculus, auctore Hip-<text:line-break/>poerate ; neque, si omnino admitteretur, consequens esset,<text:line-break/>inqua parte principium nutritionis est, in eadem haberi<text:line-break/>ratiocinationem; siquidem hoc unum ex his, quae difqui-<text:line-break/>juntur, existit; alterum vero quaesiturum mendacium esu<text:line-break/>Etenim primum .alimenti principium est os, stomachus<text:line-break/>fit ventriculus; alterum venae ex jecere in ventrem per-<text:line-break/>tineutes, in quibus ppimis sanguis gignitur; tertium jecur<text:line-break/>ipsum;, quartum post, jecur vena cava, in qua prima<text:line-break/>purus a recrementis .sanguis relinquitur. Ab hac jam<text:line-break/>vena,, quemadmodum aliae animantis,.partes omnes, eo-<text:line-break/>.dem modo cor alimentum recipit. Non tamen, quum di-<text:line-break/>cunt, unde spiritus suggeritur, ibidem esse animae<text:line-break/>principem facultatem, deinde ad id, assumunt, ex<text:line-break/>.corde spiritum strppeditari, ipsis concedendum essi . Et-<text:line-break/>enim hic quoque rursus, li animalem spiritum ex corde</text:span></text:p>
      <text:p text:style-name="P7"><text:span text:style-name="T2">oriri dicunt, quaesitum ipsum sumunt; si vitalem, non<text:line-break/>necessario sequetur, idem utrisque esse principium. Era-<text:line-break/>sistratus igitur non'simpliciter, quemadmodum lu, id quod<text:line-break/>quaeritur assumens, sed longo verborum' contextu, ex<text:line-break/></text:span><text:span text:style-name="T15">capite </text:span><text:span text:style-name="T2">animalem, ex corde vitalem spiritum proficlsci<text:line-break/>affirmat. Quod si horum spicituum • neutrum in sermone<text:line-break/></text:span><text:span text:style-name="T15">attingi </text:span><text:span text:style-name="T2">dicunt, scd dictum materialem, qui sicco humido-<text:line-break/></text:span><text:span text:style-name="T15">que </text:span><text:span text:style-name="T2">alimento proportione respondet, audient hoc quo-<text:line-break/></text:span><text:span text:style-name="T15">que </text:span><text:span text:style-name="T2">ab Hippocrate: Principium alimenti spiritus os esi,<text:line-break/>nasus,, aspera arteria, pulmo aliusique perspiratus. Igi-<text:line-break/></text:span><text:span text:style-name="T15">tur </text:span><text:span text:style-name="T2">nulla haruin rationum valida est, nec quam affert<text:line-break/></text:span><text:span text:style-name="T15">Diogenes</text:span><text:span text:style-name="T2">: Quod primum alimentum spiritumque haurit,<text:line-break/></text:span><text:span text:style-name="T15">in </text:span><text:span text:style-name="T2">hoc princeps facultas animae existit, quod autem pri-<text:line-break/></text:span><text:span text:style-name="T15">mum </text:span><text:span text:style-name="T2">alimentum et spiritum haurit, cor esi. Nam, quo-<text:line-break/></text:span><text:span text:style-name="T15">modo </text:span><text:span text:style-name="T2">inteIligat primum, discutiemus. Si enim ut iustru-<text:line-break/></text:span><text:span text:style-name="T15">mentum </text:span><text:span text:style-name="T2">primum, nequaquam cor alimentum spiritumque<text:line-break/></text:span><text:span text:style-name="T15">haurit </text:span><text:span text:style-name="T2">primum, sed nutrimentum quidem os, stomachus.</text:span></text:p>
      <text:p text:style-name="P7"><text:span text:style-name="T2">venter, spiritum vero os, nares, guttur, pulmo. ' At si<text:line-break/>quod unde principium motus inest partibus haurientibus,<text:line-break/>vera quidem prior sumptio', secundam autem reprobabimus,<text:line-break/>assumere ipfam dicentes prompte id, quod ab initio quaere-<text:line-break/>batur. Siquidem 'nos motus initium a capite transmitti fa-<text:line-break/>temur,' quum edere, aut bibere, aut respirare, volumus. At<text:line-break/>Diogenes, hoc assumpto citra demonstrationem, dmbiguitatem<text:line-break/>propriam peperit; eodem pacto et fuis rationibus est<text:line-break/>usus, dum ait; Quod movet hominem voluniariis moti-<text:line-break/>bus, animalis quaedam evaporatio esi; omnis autem eva-<text:line-break/>poratio ex nutrimento attollitur • proinde quod primum<text:line-break/>movet motibus voluntariis</text:span><text:span text:style-name="T1">, </text:span><text:span text:style-name="T2">et quod nutrit, necejse esi<text:line-break/>unum et idem ejse. Quum haec Diogenes •scribat, de eo<text:line-break/>quidem, quod animae substantia sit evaporatio, sive ex<text:line-break/>alimento, sive ex spiritu, nihil ad praesens ambigendum<text:line-break/>dicimus, ne omnino homini simus molesti.; de eo autem.</text:span></text:p>
      <text:p text:style-name="P13"><text:span text:style-name="T35">. </text:span><text:span text:style-name="T2">quod idem sit movens nos primum juxta arbitrium et<text:line-break/>nutriens, -refragabimur; quippe ex his, quae supposuit,<text:line-break/>omnino contrarium concludi dicemus, ex sanguine con-<text:line-break/>silentes fieri evaporationem. Diogenes, etiam ipse suorum<text:line-break/>dogmatum oblitus, sanguinem esse ait unimani, ut Empe-<text:line-break/>docles et Critias existimarunt Si autem Cleanthem,<text:line-break/>Chrysippum et Zenonem sequatur, qui animam ex san-<text:line-break/>guine nutriri dixerunt, substantiam autem ipsius esse spi-<text:line-break/>riturn, quomodo adhuc idem erit id quod nutrit, et id<text:line-break/>quod movet, siquidem sanguis nutrit, spiritus autem rno-<text:line-break/>vet? Quapropter praeter alia absurda etiam indefinita<text:line-break/>est et nequit concludi Diogenis oratio; nam quod infert<text:line-break/>praepofitis sumptionibus, non necessario sequitur, de quo<text:line-break/>subseqnentibus commentariis agetur. Siquidem imprae-<text:line-break/>sentiarum tempestivum mini videtur huic libro finem im-<text:line-break/>ponere. Quum enim essem pollicitus de iis, quae mani-<text:line-break/>scsto videntur cordi inesse, hoc commentario verba fa-</text:span></text:p>
      <text:p text:style-name="P55">cerea quid amplius opus habeam hujusmodi argumenta<text:line-break/>attingere, quorum initium dogmatis potius quam eo, quod<text:line-break/>apparet ex dissectione, constituatur?</text:p>
      <text:h text:style-name="P1" text:outline-level="1"><text:bookmark-start text:name="bookmark8"/>GALENI DE HIPPOCRATIS ET PLATO-<text:line-break/>NIS PLACITIS LIBER TERTIUS.<text:bookmark-end text:name="bookmark8"/></text:h>
      <text:h text:style-name="Heading_20_2" text:outline-level="2">Cap. I.</text:h>
      <text:p text:style-name="P45"><text:span text:style-name="T9">Q</text:span><text:span text:style-name="T2">uod sane necessarium existat non so-<text:line-break/>lum philosophis, sed medicis etiam, quicuuque non abs-<text:line-break/>que ratiocinatione artem attingunt, speculari de facul-,<text:line-break/>tatibus corpus nostrum regentibus, quot genere sint, et qua-<text:line-break/>les fecundum speciem singulae, quamque potissimum ani-<text:line-break/>mantis partem occupent, primo libro est demonstratum.<text:line-break/>Quod autem Plato et Hippocrates ii sunt, qui optime de</text:span></text:p>
      <text:p text:style-name="P7"><text:span text:style-name="T2">ipsis pronunciarunt, non paucis quidem priore etiam li-<text:line-break/>bro. exposui, absolutissime vero secundo libro </text:span><text:span text:style-name="T15">&gt; </text:span><text:span text:style-name="T2">sermone<text:line-break/>fum executus, differentias omnium sumptionum exponens,<text:line-break/>quibus clarissimi philosophi lu proposito dogmate usi </text:span><text:span text:style-name="T15">sunt.<text:line-break/></text:span><text:span text:style-name="T2">At operae pretium mihi videtur,- etiamnum impraesentia-<text:line-break/>rum mentione </text:span><text:span text:style-name="T15">dq </text:span><text:span text:style-name="T2">ipsis facta, reliquam </text:span><text:span text:style-name="T15">disputationem ita<text:line-break/></text:span><text:span text:style-name="T2">finire. Referebam, quatuor in universum </text:span><text:span text:style-name="T15">sumptionum<text:line-break/></text:span><text:span text:style-name="T2">esse differentias; nonnullas enim ipsarum </text:span><text:span text:style-name="T15">ab </text:span><text:span text:style-name="T2">iis </text:span><text:span text:style-name="T15">,- </text:span><text:span text:style-name="T2">quae<text:line-break/>parti insunt, juxta problematis substantiam desumi; ali-<text:line-break/>quas </text:span><text:span text:style-name="T15">vero </text:span><text:span text:style-name="T2">ab iis sane, quae insunt, non tamen secundum<text:line-break/>id, quod propositum est, ac de </text:span><text:span text:style-name="T1">quo </text:span><text:span text:style-name="T2">quaestio habetur; </text:span><text:span text:style-name="T15">alias<text:line-break/></text:span><text:span text:style-name="T2">a </text:span><text:span text:style-name="T15">testibus </text:span><text:span text:style-name="T2">externis; praeterea etiam quartam </text:span><text:span text:style-name="T15">differentiam<text:line-break/>a sophisticis sumptionibus </text:span><text:span text:style-name="T2">procedere,, vocabuli </text:span><text:span text:style-name="T15">figuris ad<text:line-break/>ambiguitatem </text:span><text:span text:style-name="T2">dolose constructam. Porro non pauca </text:span><text:span text:style-name="T15">exem-<text:line-break/></text:span><text:span text:style-name="T2">pla </text:span><text:span text:style-name="T15">descripsi, unde </text:span><text:span text:style-name="T2">unumquodque </text:span><text:span text:style-name="T15">sumptionum </text:span><text:span text:style-name="T2">genus </text:span><text:span text:style-name="T15">ad-<text:line-break/>invenitur, </text:span><text:span text:style-name="T2">eadem verba eorum, qui </text:span><text:span text:style-name="T15">ipsis utuntur, adji-<text:line-break/>ciens. Ac jam </text:span><text:span text:style-name="T2">rationes ipsorum </text:span><text:span text:style-name="T15">evertens longe sa-<text:line-break/>tius censui in hoc </text:span><text:span text:style-name="T2">tertio librq et </text:span><text:span text:style-name="T15">numerum et sub-</text:span></text:p>
      <text:p text:style-name="P70">stantias facultatum docere. Puri modo subit mihi facul-<text:line-break/>tates recordanti enumerare numerum et discrimina acci-,<text:line-break/>dentium; atque clarissimorum sophistarum aliquis proses-.<text:line-break/>sus, Chrysippi scripta de eo, quod cor solum .in animantis,<text:line-break/>corpore animi principis sit origo, non posse everti, hoc<text:line-break/>tertio commentario ea, quae desunt, oratione persequi<text:line-break/>coegit. Forsan igitur haec ipsa mihi laudis occasio<text:line-break/>fuerit, quandoquidem, qui in memoria habent ea, quae<text:line-break/>.secundo libro sunt comprehensa, norunt, validas nos et.<text:line-break/>generosas Chrysippi rationes confutasse, et relictis infir-<text:line-break/>mioribus errores ejus indicasse. Dico sane, Chrysippum<text:line-break/>primo fuo de anima libro principis ipsius partis men-.<text:line-break/>tionem facere, illinc exordientem, ubi principium animae,<text:line-break/>in solo contineri corde ostendere conatur, lusce nimirum,<text:line-break/>verbis. Anima spiritus esi nobis insitus continuusique,.<text:line-break/>totum corpus permeans, quamdiu vitae commoderatio in<text:line-break/>illo adfuerit. Liter hujus itaque paries singulis desii~</text:p>
      <text:p text:style-name="P7"><text:span text:style-name="T2">natas partibus ea, quae </text:span><text:span text:style-name="T1">in </text:span><text:span text:style-name="T2">asperam arteriam pertingit,<text:line-break/>vox esi; quae </text:span><text:span text:style-name="T1">in </text:span><text:span text:style-name="T2">oculos, </text:span><text:span text:style-name="T1">visus- </text:span><text:span text:style-name="T2">quae in aures, auditus;<text:line-break/></text:span><text:span text:style-name="T1">quae in </text:span><text:span text:style-name="T2">nares, olfactus; </text:span><text:span text:style-name="T1">quae </text:span><text:span text:style-name="T2">in linguam, gustus • quas<text:line-break/>in totam camemsp tactus j ei ^uae m tejies </text:span><text:span text:style-name="T5">3</text:span><text:span text:style-name="T2"> aliam quari'»<text:line-break/>dam ejufmodi' rationem seminariam obtinet. At locus, in<text:line-break/>quem haec omnia conveniunt , cor esi, ubi animae prin-<text:line-break/>cipatus consistit. Quae quum ita se habeant, de reli-<text:line-break/>quis sane inter ipsas convenit</text:span><text:span text:style-name="T1">, de </text:span><text:span text:style-name="T2">animae vero princi-<text:line-break/>patu distsendunt, dum alii </text:span><text:span text:style-name="T1">in </text:span><text:span text:style-name="T2">aliis ejse locis ipsam ajse,<text:line-break/>runt; nonnulli siquidem in thorace ipsam ejse tuentur<text:line-break/>nonnulli in capite-, in iis autem ipsis rursus dijsentiunt,<text:line-break/>dum non constat inter ipsas</text:span><text:span text:style-name="T1">, </text:span><text:span text:style-name="T2">quanam, in capitis parte<text:line-break/>et thoracis habeatur. Plato autem triplicem ejse ani.<text:line-break/>rnam prosejsas, ratiocinatricem in capite, irascibilern cir-<text:line-break/></text:span><text:span text:style-name="T1">ca </text:span><text:span text:style-name="T2">thoracem, appetitricern circa umbilicum ejse dicebat.<text:line-break/></text:span><text:span text:style-name="T1">Ita </text:span><text:span text:style-name="T2">nos locus subter fuger </text:span><text:span text:style-name="T1">e </text:span><text:span text:style-name="T2">videtur, quum ne</text:span><text:span text:style-name="T5">c</text:span><text:span text:style-name="T2"> se</text:span><text:span text:style-name="T5">n</text:span><text:span text:style-name="T2">sui </text:span><text:span text:style-name="T5">e</text:span><text:span text:style-name="T2">vi~<text:line-break/>denter appareat, quod in reliquis accidit, neque conje-<text:line-break/>cturis deprehendatur, quibus id aliquis postsit colligere;</text:span></text:p>
      <text:p text:style-name="P7"><text:span text:style-name="T2">neque enim eousique et inter medicos ' </text:span><text:span text:style-name="T15">et </text:span><text:span text:style-name="T2">inter philosc-<text:line-break/></text:span><text:span text:style-name="T24">pHos </text:span><text:span text:style-name="T2">controversia </text:span><text:span text:style-name="T15">' </text:span><text:span text:style-name="T2">procejsistset. Haec </text:span><text:span text:style-name="T15">prima </text:span><text:span text:style-name="T2">verba a<text:line-break/></text:span><text:span text:style-name="T15">Chrysippo </text:span><text:span text:style-name="T2">prodita </text:span><text:span text:style-name="T15">funt de </text:span><text:span text:style-name="T2">principatu </text:span><text:span text:style-name="T15">animae </text:span><text:span text:style-name="T2">in primo<text:line-break/></text:span><text:span text:style-name="T24">de </text:span><text:span text:style-name="T15">eadem </text:span><text:span text:style-name="T2">libro; 'nam dimidia </text:span><text:span text:style-name="T15">libri ipsius pars prior </text:span><text:span text:style-name="T2">de'<text:line-break/></text:span><text:span text:style-name="T15">animae </text:span><text:span text:style-name="T2">substantia speculationcm </text:span><text:span text:style-name="T15">continet, reliqua </text:span><text:span text:style-name="T2">pars,<text:line-break/></text:span><text:span text:style-name="T24">quae </text:span><text:span text:style-name="T2">a commemoratis verbis </text:span><text:span text:style-name="T15">incipit, animae principatum </text:span><text:span text:style-name="T24">'<text:line-break/></text:span><text:span text:style-name="T15">contineri in </text:span><text:span text:style-name="T2">corde demonstrare conatur. Principium ita-<text:line-break/></text:span><text:span text:style-name="T24">qhe </text:span><text:span text:style-name="T2">orationis admirari justum est; quippe tum manifeste, '<text:line-break/></text:span><text:span text:style-name="T24">tum </text:span><text:span text:style-name="T15">exacte, </text:span><text:span text:style-name="T2">ut conveniebat virum </text:span><text:span text:style-name="T15">dicere tanti </text:span><text:span text:style-name="T2">dogmatis<text:line-break/></text:span><text:span text:style-name="T15">principem, </text:span><text:span text:style-name="T2">a Chrysippo dictum </text:span><text:span text:style-name="T15">esu Etenim, </text:span><text:span text:style-name="T2">quod </text:span><text:span text:style-name="T15">Plato<text:line-break/></text:span><text:span text:style-name="T24">tres </text:span><text:span text:style-name="T15">animae </text:span><text:span text:style-name="T2">partes statuerit, </text:span><text:span text:style-name="T15">et </text:span><text:span text:style-name="T2">quaenam </text:span><text:span text:style-name="T15">hae sint, </text:span><text:span text:style-name="T2">qui- -<text:line-break/></text:span><text:span text:style-name="T24">busqne </text:span><text:span text:style-name="T2">locis in animantibus collocarentur, exposuit, item'<text:line-break/></text:span><text:span text:style-name="T24">quod </text:span><text:span text:style-name="T15">ratione </text:span><text:span text:style-name="T2">de placito, quod fensus </text:span><text:span text:style-name="T15">cssugit, consideraro<text:line-break/></text:span><text:span text:style-name="T24">oporteat. </text:span><text:span text:style-name="T2">Quae subsequuntur, </text:span><text:span text:style-name="T15">non </text:span><text:span text:style-name="T2">ita </text:span><text:span text:style-name="T15">simili </text:span><text:span text:style-name="T2">modo </text:span><text:span text:style-name="T15">ha-<text:line-break/></text:span><text:span text:style-name="T24">bent </text:span><text:span text:style-name="T15">Aequum namque </text:span><text:span text:style-name="T2">erat </text:span><text:span text:style-name="T15">(meo judicio) primum </text:span><text:span text:style-name="T2">ex-'<text:line-break/></text:span><text:span text:style-name="T24">ponere, </text:span><text:span text:style-name="T15">quibus rationibus </text:span><text:span text:style-name="T2">Plato </text:span><text:span text:style-name="T15">persuasus ita censuerit,<text:line-break/></text:span><text:span text:style-name="T24">delude </text:span><text:span text:style-name="T15">redarguere eas </text:span><text:span text:style-name="T2">et evertere</text:span><text:span text:style-name="T15">, postca suam ipsius</text:span></text:p>
      <text:p text:style-name="P5"><text:span text:style-name="T2">opinionem statuere, </text:span><text:span text:style-name="T1">non </text:span><text:span text:style-name="T2">probabilibus argumentis, quibus<text:line-break/>utr mos est sophistis et rhetoribus, verum ex scienti-<text:line-break/>sicis et demonstra tinis, quae tractare, philosophos </text:span><text:span text:style-name="T15">veri<text:line-break/></text:span><text:span text:style-name="T2">studiosos, deeet. Nunquid igitur Chrysippus ita factita-<text:line-break/>vit, an omnino contra? Certe oblitus, est, fe quicquarn<text:line-break/>omnino prius de Platonis opinione dixisse. Incipit </text:span><text:span text:style-name="T15">au.<text:line-break/></text:span><text:span text:style-name="T2">tein ab eo sumptionum genere, argumentari, quod ex te-<text:line-break/>stium aut vulgi, opinione, non secundum </text:span><text:span text:style-name="T15">rei naturam<text:line-break/></text:span><text:span text:style-name="T2">credere dignum est. Apponam autem verba ipsa, </text:span><text:span text:style-name="T15">quae<text:line-break/></text:span><text:span text:style-name="T2">in hunc fere modum, habent. De fubsequentibus pari<text:line-break/>inodo discurremus, a ccanmuni inclinatione et sermoni-<text:line-break/>bus secundum hanc prolatis exordientes.. Communem </text:span><text:span text:style-name="T15">in-<text:line-break/></text:span><text:span text:style-name="T2">clinationem Chrysippus hic intelligit id; quod eom</text:span><text:span text:style-name="T15">muni-<text:line-break/></text:span><text:span text:style-name="T2">ter omnibus hominibus videtur. </text:span><text:span text:style-name="T15">Delude inferens inquit:<text:line-break/></text:span><text:span text:style-name="T2">Et in hia abunde videntur ab initio ad hoc inclinare</text:span><text:span text:style-name="T15">}<text:line-break/></text:span><text:span text:style-name="T2">ut princeps scilicet animae pars in corde sita sit. </text:span><text:span text:style-name="T15">Dein-<text:line-break/></text:span><text:span text:style-name="T2">de </text:span><text:span text:style-name="T15">xur(us </text:span><text:span text:style-name="T2">ea </text:span><text:span text:style-name="T15">ipsa </text:span><text:span text:style-name="T2">argumenta </text:span><text:span text:style-name="T15">attingens ita </text:span><text:span text:style-name="T2">ad </text:span><text:span text:style-name="T15">verbum scri-</text:span></text:p>
      <text:p text:style-name="P57">• bii: ’ Cointnuniter multi, restqui liuc scrri .videntur, ceu</text:p>
      <text:p text:style-name="P7"><text:span text:style-name="T15">in </text:span><text:span text:style-name="T2">thorace meatis ajsectiones oboriri sentientes, praeser-<text:line-break/></text:span><text:span text:style-name="T15">tim </text:span><text:span text:style-name="T2">quo in soco cor esi collocatum</text:span><text:span text:style-name="T15">, </text:span><text:span text:style-name="T2">quemadmodum' in<text:line-break/></text:span><text:span text:style-name="T15">tristitia, </text:span><text:span text:style-name="T2">metu et ira, praesertim autem .iracundia;' dum.<text:line-break/></text:span><text:span text:style-name="T15">ex </text:span><text:span text:style-name="T2">corde vaporis, modo erumpit ,,sarasaue aliquo propel-<text:line-break/></text:span><text:span text:style-name="T15">litur , </text:span><text:span text:style-name="T2">et faciem manusique insians,. nobis sii conspicua.,<text:line-break/></text:span><text:span text:style-name="T15">In his </text:span><text:span text:style-name="T2">Chrysippum </text:span><text:span text:style-name="T15">non- possum non </text:span><text:span text:style-name="T2">demirari, qui om-<text:line-break/></text:span><text:span text:style-name="T24">nia </text:span><text:span text:style-name="T15">simul confundat perturbetque. </text:span><text:span text:style-name="T24">-; </text:span><text:span text:style-name="T15">Quum enim paulo<text:line-break/></text:span><text:span text:style-name="T24">ante </text:span><text:span text:style-name="T15">dixisset, Platonem putere, vim irasclbilem in thora-<text:line-break/></text:span><text:span text:style-name="T24">cis </text:span><text:span text:style-name="T15">regionibus consistere, deinde ea', 'quibus incitatus' huc)<text:line-break/></text:span><text:span text:style-name="T24">pervenit, </text:span><text:span text:style-name="T2">dicere </text:span><text:span text:style-name="T15">supersedit, qiurmque omisisset </text:span><text:span text:style-name="T2">eadem </text:span><text:span text:style-name="T15">reu’<text:line-break/></text:span><text:span text:style-name="T24">prehendere</text:span><text:span text:style-name="T2">, </text:span><text:span text:style-name="T15">suam, statitn opinionem aperire incipitfupri-'<text:line-break/></text:span><text:span text:style-name="T24">mutn </text:span><text:span text:style-name="T15">omnium eorum argumentorum in memoriam revo-<text:line-break/></text:span><text:span text:style-name="T24">cans, </text:span><text:span text:style-name="T15">quibus animam irnscibilem lu thorace haberi. osten-‘<text:line-break/></text:span><text:span text:style-name="T24">dit. </text:span><text:span text:style-name="T15">Neque enim, aliis rebus apparentibus, quam'ex </text:span><text:span text:style-name="T24">iis;<text:line-break/>quae </text:span><text:span text:style-name="T15">Chrysippus protulit, nunc evidentius demonstru-<text:line-break/></text:span><text:span text:style-name="T24">veris, </text:span><text:span text:style-name="T15">ex thorace et corde iracundiam proficisci; </text:span><text:span text:style-name="T2">nam </text:span><text:span text:style-name="T15">vel—<text:line-break/></text:span><text:span text:style-name="T24">titi, </text:span><text:span text:style-name="T15">inquit, si iracundia </text:span><text:span text:style-name="T2">ex </text:span><text:span text:style-name="T15">corde evaporet et Joras ali-</text:span></text:p>
      <text:p text:style-name="P7"><text:span text:style-name="T2">quo propellatur,'saciemque </text:span><text:span text:style-name="T1">et maniis </text:span><text:span text:style-name="T2">inflet, nobis appa-<text:line-break/>ret allu his verbis Chrysippus. consentire videtur </text:span><text:span text:style-name="T15">veterum-<text:line-break/></text:span><text:span text:style-name="T2">sententiae,. qui fervorem. innatr caloris aliquem in</text:span><text:span text:style-name="T15">' corde<text:line-break/></text:span><text:span text:style-name="T2">per iracundiam-oboriri dicunt; quo- fervore </text:span><text:span text:style-name="T15">accidit,’ -uti<text:line-break/></text:span><text:span text:style-name="T2">et-facies </text:span><text:span text:style-name="T15">instetur, </text:span><text:span text:style-name="T2">'totum </text:span><text:span text:style-name="T15">corpus rubescat calescatque </text:span><text:span text:style-name="T24">et<text:line-break/></text:span><text:span text:style-name="T2">vehementer cor. una cum omnibus animantis </text:span><text:span text:style-name="T15">arteriis </text:span><text:span text:style-name="T24">sub-<text:line-break/></text:span><text:span text:style-name="T2">siliat. </text:span><text:span text:style-name="T15">'An </text:span><text:span text:style-name="T2">itaque </text:span><text:span text:style-name="T25">Ί. </text:span><text:span text:style-name="T2">Plato:. diversum </text:span><text:span text:style-name="T15">quiddam his dicat,<text:line-break/></text:span><text:span text:style-name="T2">quum lu Timaeo fcribit: Cor, venarum </text:span><text:span text:style-name="T15">et sanguinis </text:span><text:span text:style-name="T24">per<text:line-break/></text:span><text:span text:style-name="T2">omnia membra vehementer discurrentis fontem, in </text:span><text:span text:style-name="T15">regione<text:line-break/></text:span><text:span text:style-name="T2">stipata collocarunt, ut, quando iracundiae vis </text:span><text:span text:style-name="T15">exardescit,<text:line-break/></text:span><text:span text:style-name="T2">ratione nunciante, si</text:span><text:span text:style-name="T15">...</text:span><text:span text:style-name="T2">quid extrinsecus indusie siat, </text:span><text:span text:style-name="T15">vel </text:span><text:span text:style-name="T24">in-<text:line-break/></text:span><text:span text:style-name="T2">tus aliqua concupiscentia turbet, subito, per </text:span><text:span text:style-name="T15">meatus </text:span><text:span text:style-name="T24">om-<text:line-break/></text:span><text:span text:style-name="T2">nes. quamvis angustos, quicquid in corpore </text:span><text:span text:style-name="T15">sensas esi </text:span><text:span text:style-name="T24">com-<text:line-break/></text:span><text:span text:style-name="T2">pos, sujsa minasaue sentiat, pare </text:span><text:span text:style-name="T15">atque imperanti. </text:span><text:span text:style-name="T24">Prae-<text:line-break/></text:span><text:span text:style-name="T2">terea secundum haec ita scribit: </text:span><text:span text:style-name="T15">At dum cor </text:span><text:span text:style-name="T24">malorum<text:line-break/></text:span><text:span text:style-name="T2">expectatione et iracundia excitata </text:span><text:span text:style-name="T15">subsultat., </text:span><text:span text:style-name="T24">praenoscen-</text:span></text:p>
      <text:p text:style-name="P7"><text:span text:style-name="T15">tes </text:span><text:span text:style-name="T2">totam ejusuiodi regionem irascentls partis veluti ig-<text:line-break/>neam sare, praesidium ipsi molientes pulmonis ideam in-<text:line-break/>semerunt. Quapropter, carissime Chrysippe, Platonis<text:line-break/></text:span><text:span text:style-name="T15">dogma </text:span><text:span text:style-name="T2">scribis, </text:span><text:span text:style-name="T15">quunr </text:span><text:span text:style-name="T2">ex corde iracundiae vim incendi, et<text:line-break/></text:span><text:span text:style-name="T15">foras </text:span><text:span text:style-name="T2">propelli, faciemque inflari dicas.</text:span></text:p>
      <text:h text:style-name="Heading_20_2" text:outline-level="2"><text:span text:style-name="T41">C</text:span>ap. II.</text:h>
      <text:p text:style-name="P45"><text:span text:style-name="T2">Quanquam </text:span><text:span text:style-name="T15">de </text:span><text:span text:style-name="T2">hoc non 'ambigebas, num<text:line-break/></text:span><text:span text:style-name="T15">irascens </text:span><text:span text:style-name="T2">animae facultas cordi iuesset, fed an rationalis;<text:line-break/></text:span><text:span text:style-name="T15">quo </text:span><text:span text:style-name="T2">demonstrato, </text:span><text:span text:style-name="T15">non </text:span><text:span text:style-name="T2">multum de iiascente laborare te<text:line-break/></text:span><text:span text:style-name="T15">oportebat, </text:span><text:span text:style-name="T2">neque librum versibus poeticis replero, quos<text:line-break/></text:span><text:span text:style-name="T28">in </text:span><text:span text:style-name="T15">eum </text:span><text:span text:style-name="T2">modum deinceps recitas:</text:span></text:p>
      <text:p text:style-name="P58">Dulcior ira viri permulto rnells sinente</text:p>
      <text:p text:style-name="P4"><text:span text:style-name="T2">Augescit, calidus tanquam alto </text:span><text:span text:style-name="T1">in </text:span><text:span text:style-name="T2">pectore sumus.</text:span></text:p>
      <text:p text:style-name="P6"><text:span text:style-name="T15">Ac </text:span><text:span text:style-name="T2">rursus:</text:span></text:p>
      <text:p text:style-name="P4"><text:span text:style-name="T15">Ipsum </text:span><text:span text:style-name="T2">ira detulit supra praecordia.</text:span></text:p>
      <text:p text:style-name="P6"><text:span text:style-name="T28">Ac </text:span><text:span text:style-name="T2">iterum :</text:span></text:p>
      <text:p text:style-name="P4"><text:span text:style-name="T15">} </text:span><text:span text:style-name="T2">erum animus sialiens intus dat praesagia.</text:span></text:p>
      <text:p text:style-name="P7"><text:span text:style-name="T2">Aliaque </text:span><text:span text:style-name="T1">id </text:span><text:span text:style-name="T2">genus infinita toto libro tractat, dum irasci-<text:line-break/>bilem facultatem in corde esse tuetur, quum non opus<text:line-break/>sit ostendere, scd an rationalis in eo habeatur; aut per<text:line-break/>Jovem, si&lt; hoc non poterat manifesto ostendere, saltem<text:line-break/>conari debebat pro virili lu hac una parte et irascibi-<text:line-break/>lem et rationalem animae facultatem esse demonstrare.<text:line-break/>Atqui hoc ille ne aggressus quidem est in nilo libri loco<text:line-break/>facere, fed per totum'eo utitur, ex- procinctu assumens.<text:line-break/>Statim enim in subfequentibus ita scribit. Quum hic </text:span><text:span text:style-name="T15">ira<text:line-break/></text:span><text:span text:style-name="T2">nascatur, ratio est etiam reliquas cupiditates ludidern </text:span><text:span text:style-name="T15">oxi-<text:line-break/></text:span><text:span text:style-name="T2">stere, adeoque reliquos affectus et </text:span><text:span text:style-name="T15">ratiocinationes, ad<text:line-break/></text:span><text:span text:style-name="T2">haec quicquid est his persimile. Neque enim necessa-<text:line-break/>rium est, ubi affectus habentur, illic etiam </text:span><text:span text:style-name="T15">ratiocinatio-<text:line-break/></text:span><text:span text:style-name="T2">nes esse; quare, si 'quis hoc prompte et citra </text:span><text:span text:style-name="T15">examen<text:line-break/></text:span><text:span text:style-name="T2">assumendum putaverit, id, de </text:span><text:span text:style-name="T15">quo </text:span><text:span text:style-name="T2">est quaestio, </text:span><text:span text:style-name="T15">sumetur.<text:line-break/></text:span><text:span text:style-name="T2">Quum enim Plato affirmet, non ex eadem proficisci </text:span><text:span text:style-name="T15">parte<text:line-break/></text:span><text:span text:style-name="T2">ratiocinationem, iracundiam et cupiditatem, Zeno </text:span><text:span text:style-name="T15">autem<text:line-break/></text:span><text:span text:style-name="T2">lu corde omnia collocet, officium meo </text:span><text:span text:style-name="T15">judicio erat Chry-</text:span></text:p>
      <text:p text:style-name="P7"><text:span text:style-name="T2">sippi et cujuflibet, qui post Platonem et Zenonem viror<text:line-break/>rum placita examinat, alteri demonstrationem annectere,<text:line-break/>alteri reprehensionem aliquam. At citra demonstratio-<text:line-break/>nem sententiam dicere, quemadmodum Chrysippus facti-<text:line-break/>tavit, puta, ubi animae pars affectionibus obnoxia exi-<text:line-break/></text:span><text:span text:style-name="T15">stit, </text:span><text:span text:style-name="T2">illic et ratiorinatricem esse, tantum </text:span><text:span text:style-name="T15">a </text:span><text:span text:style-name="T2">philosophi mu-<text:line-break/>nere abest, ut etiam nec </text:span><text:span text:style-name="T15">rhetores nec sophistae </text:span><text:span text:style-name="T2">idem fa-<text:line-break/>ciant; quippe illi probabili </text:span><text:span text:style-name="T15">quadam ratione </text:span><text:span text:style-name="T2">fidem astrue-<text:line-break/></text:span><text:span text:style-name="T15">re </text:span><text:span text:style-name="T2">conantur. Singula autem quae </text:span><text:span text:style-name="T15">disquiruntur, </text:span><text:span text:style-name="T2">ex pro-<text:line-break/>cinctu et inconsiderate assumere </text:span><text:span text:style-name="T15">neque </text:span><text:span text:style-name="T2">ad sophistas, ne-<text:line-break/></text:span><text:span text:style-name="T15">que </text:span><text:span text:style-name="T2">ad rhetores, neque ad dialecticos, neque </text:span><text:span text:style-name="T15">ad </text:span><text:span text:style-name="T2">inniten-<text:line-break/></text:span><text:span text:style-name="T15">tcs </text:span><text:span text:style-name="T2">demousirationibus, neque omnino ad </text:span><text:span text:style-name="T15">ullum </text:span><text:span text:style-name="T2">omnium<text:line-break/></text:span><text:span text:style-name="T15">pertinet. </text:span><text:span text:style-name="T2">Pulchrius enim erat mea sententia, ut Plato<text:line-break/></text:span><text:span text:style-name="T15">suum ipsius </text:span><text:span text:style-name="T2">dogma demonstrare, </text:span><text:span text:style-name="T15">instituit, </text:span><text:span text:style-name="T2">ita Cluysippum<text:line-break/></text:span><text:span text:style-name="T15">quoque Zenonis </text:span><text:span text:style-name="T2">placitum </text:span><text:span text:style-name="T15">pro virili </text:span><text:span text:style-name="T2">ostendisse, et non<text:line-break/></text:span><text:span text:style-name="T15">versuum </text:span><text:span text:style-name="T2">multitudinem ex omnibus poetis selectam ascri-<text:line-break/></text:span><text:span text:style-name="T15">bere, qui iiidiccnsi </text:span><text:span text:style-name="T2">iram, iracundiam, metum, timidita-<text:line-break/></text:span><text:span text:style-name="T15">lem, temeritatum, </text:span><text:span text:style-name="T2">audaciam et constantiam aliaque ejus<text:line-break/></text:span><text:span text:style-name="T15">generis partim </text:span><text:span text:style-name="T2">quidem actiones quasdam, partim autem</text:span></text:p>
      <text:p text:style-name="P5"><text:span text:style-name="T18">• '' . ' </text:span><text:span text:style-name="T15">’» </text:span><text:span text:style-name="T18">•</text:span></text:p>
      <text:p text:style-name="P57">cordis esse affectiones. Quid igitur sibi volunt versus hi<text:line-break/>ex Homero collecti?</text:p>
      <text:p text:style-name="P4"><text:span text:style-name="T2">Cor ipsi intus latrat, </text:span><text:span text:style-name="T15">j</text:span></text:p>
      <text:p text:style-name="P57">Et:</text:p>
      <text:p text:style-name="P58">'Pectore peroustso verbis cor increpat irn;</text:p>
      <text:p text:style-name="P58">Suffer et haeo, cor, nam graviora aliquando tulisii.</text:p>
      <text:p text:style-name="P57">Item:</text:p>
      <text:p text:style-name="P58">Pectore prudenti sursum suspiria duxit</text:p>
      <text:p text:style-name="P58">Ex corde imo Agamemnon Graecis navibus astans.</text:p>
      <text:p text:style-name="P57">Ad haec:</text:p>
      <text:p text:style-name="P58">Sed mihi bils tumet cor.</text:p>
      <text:p text:style-name="P57">Et;'</text:p>
      <text:p text:style-name="P58">Juno non iram tenuit sub pectore, at inquit.</text:p>
      <text:p text:style-name="P57">Praeterea:</text:p>
      <text:p text:style-name="P14"><text:span text:style-name="T2">Verum et posi etiam sui, pe</text:span><text:span text:style-name="T5">c</text:span><text:span text:style-name="T2">t</text:span><text:span text:style-name="T5">o</text:span><text:span text:style-name="T2">r</text:span><text:span text:style-name="T5">e</text:span><text:span text:style-name="T2"> continet iram.<text:line-break/>Donec perficiat.</text:span></text:p>
      <text:p text:style-name="P6"><text:span text:style-name="T15">In </text:span><text:span text:style-name="T2">his omnibus </text:span><text:span text:style-name="T15">non, </text:span><text:span text:style-name="T2">rationalis, fed irascibrlis </text:span><text:span text:style-name="T15">animae sa-</text:span></text:p>
      <text:p text:style-name="P7"><text:span text:style-name="T2">cultas in corde contineri significatur, quemadmodum </text:span><text:span text:style-name="T15">in<text:line-break/></text:span><text:span text:style-name="T2">his quoque, ut arbitror.</text:span></text:p>
      <text:p text:style-name="P58">Atque' ira hunc quamvis supientem invasit adurens.</text:p>
      <text:p text:style-name="P57">Et:</text:p>
      <text:p text:style-name="P57">Dulcior hic multo quam mel quod desiuit instar<text:line-break/>Fumi in pectoribus conscendet protinus imis.</text:p>
      <text:p text:style-name="P76">Et:</text:p>
      <text:p text:style-name="P17"><text:span text:style-name="T2">—</text:span><text:span text:style-name="T1"><text:tab/></text:span><text:span text:style-name="T2">— Cor </text:span><text:span text:style-name="T15">appetit intus</text:span></text:p>
      <text:p text:style-name="P4"><text:span text:style-name="T2">Bellum agere incejsans, </text:span><text:span text:style-name="T15">pugnamque subire diurnam.</text:span></text:p>
      <text:p text:style-name="P76">Et:</text:p>
      <text:p text:style-name="P4"><text:span text:style-name="T2">Atqua animum audacem ipsi </text:span><text:span text:style-name="T15">in pectore dii posuerunt.<text:line-break/>Et:</text:span></text:p>
      <text:p text:style-name="P58">Cor Laertiadae dolor asi invasit Ulysisis.</text:p>
      <text:p text:style-name="P76">Et:</text:p>
      <text:p text:style-name="P58">Pectoribus robur validum patris indidit ipsi.</text:p>
      <text:p text:style-name="P76">Et:</text:p>
      <text:p text:style-name="P17"><text:span text:style-name="T2">—</text:span><text:span text:style-name="T1"><text:tab/></text:span><text:span text:style-name="T2">— Sed </text:span><text:span text:style-name="T15">pectore Achilles</text:span></text:p>
      <text:p text:style-name="P72">Gnarum animum et grandem virtutibus obtinet. intus.</text:p>
      <text:p text:style-name="P55">Et:</text:p>
      <text:p text:style-name="P62"><text:tab/>Ourumque malumque</text:p>
      <text:p text:style-name="P4"><text:span text:style-name="T2">Dii posuere animum tibi </text:span><text:span text:style-name="T1">pectore </text:span><text:span text:style-name="T2">virginis ergo.</text:span></text:p>
      <text:p text:style-name="P57">Et:</text:p>
      <text:p text:style-name="P58">Sic Aeneae animus gavisus pectora in ipsio.</text:p>
      <text:p text:style-name="P19"><text:span text:style-name="T2">Eti<text:tab/></text:span><text:span text:style-name="T24">'</text:span></text:p>
      <text:p text:style-name="P58">JSt Jovis exarsit posetum sub pectore robur<text:line-break/>Noscere.</text:p>
      <text:p text:style-name="P57">Ad 'haec:</text:p>
      <text:p text:style-name="P58">Atque mihi ipse animus bellum pugnamque subire<text:line-break/>Permultum ardescit nunc nunc in pectore caro.</text:p>
      <text:p text:style-name="P57">Rursus:</text:p>
      <text:p text:style-name="P4"><text:span text:style-name="T2">Ipse autem valide clamans i</text:span><text:span text:style-name="T5">n</text:span><text:span text:style-name="T2"> pectore mulsu</text:span></text:p>
      <text:p text:style-name="P58">Jlis animum, asi JJecto,- coepit meminijse timoris.<text:line-break/>Rursus i</text:p>
      <text:p text:style-name="P58">Incitat, o Nescor, cor me atque animus generosas.<text:line-break/>Et:</text:p>
      <text:p text:style-name="P4"><text:span text:style-name="T2">Esi illi prudens </text:span><text:span text:style-name="T5">C0r</text:span><text:span text:style-name="T2"> atquc animus generosas.</text:span></text:p>
      <text:p text:style-name="P55">Et:</text:p>
      <text:p text:style-name="P58">O se, clare senex, genua haud minus ipse valenter<text:line-break/>Pojsideas, quam animum retines in pectore caro.</text:p>
      <text:p text:style-name="P76">Eui</text:p>
      <text:p text:style-name="P58">Nosti etenim, qualis muliebri in pectore suevit</text:p>
      <text:p text:style-name="P58">Ejse animus.</text:p>
      <text:p text:style-name="P76">Et:</text:p>
      <text:p text:style-name="P4"><text:span text:style-name="T2">Atque tuum dharum </text:span><text:span text:style-name="T1">cor, </text:span><text:span text:style-name="T2">me paticnte dolores,<text:line-break/>Susterat.</text:span></text:p>
      <text:p text:style-name="P76">Et:</text:p>
      <text:p text:style-name="P58">Fatus sec, animum tandem his in pectore movit</text:p>
      <text:p text:style-name="P20"><text:span text:style-name="T15">Et:<text:tab/></text:span><text:span text:style-name="T2">-</text:span></text:p>
      <text:p text:style-name="P58">Telemachus magnum luctum sub corde recepit.</text:p>
      <text:p text:style-name="P4"><text:span text:style-name="T2">Sic dixit placans animum sub p</text:span><text:span text:style-name="T5">ect0re</text:span><text:span text:style-name="T2"> carum.</text:span></text:p>
      <text:p text:style-name="P76">Et:</text:p>
      <text:p text:style-name="P4"><text:span text:style-name="T15">J/uic </text:span><text:span text:style-name="T2">cor in requie mansu deterrima pajsam.<text:line-break/></text:span><text:span text:style-name="T15">mncs enim lu </text:span><text:span text:style-name="T2">versus, et praeterea infiniti </text:span><text:span text:style-name="T15">alii, si nu-</text:span></text:p>
      <text:p text:style-name="P7"><text:span text:style-name="T2">merum spectes, quos Chrysippus apponit, irafcibilcm fa-<text:line-break/>cultatcm in corde haberi ostendunt. Ego autem si omnia<text:line-break/>ufcrrbam, librum, quemadmodum Chrysippus, replebo: ve-<text:line-break/>rum ex Homero haec quidem sufficiunt. Eorum. </text:span><text:span text:style-name="T15">autem,<text:line-break/></text:span><text:span text:style-name="T2">quae cx Hesiodo Chrysippus permulta ct ipsa adjecit,<text:line-break/>abunde mihi erit, si duo triave exempli gratia </text:span><text:span text:style-name="T15">citavero.</text:span></text:p>
      <text:p text:style-name="P58">Namque ubi succrevit animus sub pectore caro.</text:p>
      <text:p text:style-name="P76">Et:</text:p>
      <text:p text:style-name="P58">Iram animum graviter cruciantem pectore gestans.</text:p>
      <text:p text:style-name="P57">Et:</text:p>
      <text:p text:style-name="P58">Cunctorum crevit' in corde animus generosus.</text:p>
      <text:p text:style-name="P6"><text:span text:style-name="T2">In quibus sane ad Chrysippi magnanimitatem </text:span><text:span text:style-name="T15">obstupesco.<text:line-break/></text:span><text:span text:style-name="T2">Quum enim </text:span><text:span text:style-name="T15">conveniat </text:span><text:span text:style-name="T2">hominem, </text:span><text:span text:style-name="T15">qui tot poetas perlege-<text:line-break/></text:span><text:span text:style-name="T2">iit sciatque </text:span><text:span text:style-name="T15">manifesto </text:span><text:span text:style-name="T2">omnibus </text:span><text:span text:style-name="T15">ipsos placitis assentien-<text:line-break/></text:span><text:span text:style-name="T2">tes alias in </text:span><text:span text:style-name="T15">aliis versibus, quemadmodum ct Plutarchus<text:line-break/>in omnibus Homericis exercitationibus ostendit, deligere<text:line-break/>quidem </text:span><text:span text:style-name="T2">ex </text:span><text:span text:style-name="T15">ipsis, quae placitum, cui ipse studet, attestantur.</text:span></text:p>
      <text:p text:style-name="P7"><text:span text:style-name="T15">relinquere autem pugnantia, et quae interiin </text:span><text:span text:style-name="T24">totum </text:span><text:span text:style-name="T15">con-,<text:line-break/>trarium astruunt, </text:span><text:span text:style-name="T24">ille ex </text:span><text:span text:style-name="T15">aequo </text:span><text:span text:style-name="T24">omnium deinceps </text:span><text:span text:style-name="T15">memi-<text:line-break/>n it; nam ejusmodi versus omnes, </text:span><text:span text:style-name="T24">ab </text:span><text:span text:style-name="T15">eo praetermissos esse i<text:line-break/>oportebat, quibus autem mentem, intellectum, cogitatio-<text:line-break/>nem et rationem in corde contineri, aliquis dixerit, ea.<text:line-break/>colligere, quemadmodum et haec </text:span><text:span text:style-name="T24">innuunt.</text:span></text:p>
      <text:p text:style-name="P72">Juppiter exemit tunc ipse, ex pectore mentem.</text:p>
      <text:p text:style-name="P77">Et:<text:tab/>.......<text:tab/>'</text:p>
      <text:p text:style-name="P72">Conselsum, Neptune, meum hoc in pectore nosti.</text:p>
      <text:p text:style-name="P22"><text:span text:style-name="T15">Etvj. ’ " </text:span><text:span text:style-name="T24">’• •*<text:tab/>'<text:tab/></text:span><text:span text:style-name="T15">' </text:span><text:span text:style-name="T24">’<text:tab/>- a </text:span><text:span text:style-name="T34">-ri</text:span></text:p>
      <text:p text:style-name="P72">Et tibi perpetua est sententia pectore tdlis.</text:p>
      <text:p text:style-name="P23"><text:span text:style-name="T15">Et:’<text:tab/>- </text:span><text:span text:style-name="T24">.<text:tab/></text:span><text:span text:style-name="T34">. • &gt; o</text:span></text:p>
      <text:p text:style-name="P4"><text:span text:style-name="T1">— — </text:span><text:span text:style-name="T15">iVon mihi sint tdlis'seatentia pectore. </text:span><text:span text:style-name="T34">•<text:line-break/></text:span><text:span text:style-name="T15">Sicut enim prioris</text:span><text:span text:style-name="T17">:</text:span><text:span text:style-name="T15"> versuum generis, quibus in </text:span><text:span text:style-name="T24">corde' </text:span><text:span text:style-name="T15">ani-<text:line-break/></text:span><text:span text:style-name="T24">mae </text:span><text:span text:style-name="T15">affectus </text:span><text:span text:style-name="T24">ostenduntur, infinita apud </text:span><text:span text:style-name="T15">positas est' </text:span><text:span text:style-name="T24">copia;<text:line-break/>ita neque alterius pauca, quibus rationalem </text:span><text:span text:style-name="T15">vim </text:span><text:span text:style-name="T24">in corde<text:line-break/>sitam, </text:span><text:span text:style-name="T15">quantum ad </text:span><text:span text:style-name="T24">poetas, </text:span><text:span text:style-name="T15">aliquis-ostendere </text:span><text:span text:style-name="T24">poterit</text:span></text:p>
      <text:h text:style-name="P3" text:outline-level="2">Cap. <text:span text:style-name="T41">II</text:span>I.</text:h>
      <text:p text:style-name="P61">Haec igitur fola Chrysippum feligere con-<text:line-break/>veniebat, si omnino testibus litem dirimere statuerat. At<text:line-break/>plura quidem illa, pauciora vero haec scribere, ei, qui<text:line-break/>historiae veritatem ostendat, probe successerit; plura enim<text:line-break/>illa vere inveniuntur; ei vero, qui, quod Cluysippus stu-<text:line-break/>det, tueri aggrediatur, adversabuntur, praesertim quae<text:line-break/>manifesto iracundiae adversantem increpantemque faciunt<text:line-break/>rationem, veluti et haec sonant.</text:p>
      <text:p text:style-name="P6"><text:span text:style-name="T2">Pectora sed feriens, ipsum cor increpat ira;,<text:line-break/>Suffer et haec, cor, </text:span><text:span text:style-name="T1">nam </text:span><text:span text:style-name="T2">graviora aliquando tulisti.</text:span></text:p>
      <text:p text:style-name="P6"><text:span text:style-name="T2">Haec si quidem Ulyssem ad se dicentem Homerus intro-<text:line-break/>duxit, quum ob ea, quae a famulis domi agi videret, </text:span><text:span text:style-name="T15">ca;<text:line-break/></text:span><text:span text:style-name="T2">lor in corde ipsius effervesceret, et animus, sive iracun-<text:line-break/>dia, ratione devicta, ad intempestivam mulierum punitio-<text:line-break/>nem ipfurn jam vi praecipitem actura esset. Quam enim<text:line-break/>eques ad equum, </text:span><text:span text:style-name="T15">aut </text:span><text:span text:style-name="T2">venator ad canem rationem </text:span><text:span text:style-name="T15">obti-'<text:line-break/></text:span><text:span text:style-name="T2">nent, hanc ratio ad iracundianu Equidem imperare </text:span><text:span text:style-name="T15">in,</text:span></text:p>
      <text:p text:style-name="P7"><text:span text:style-name="T2">omnibus </text:span><text:span text:style-name="T1">et </text:span><text:span text:style-name="T2">praevalere jestius est </text:span><text:span text:style-name="T1">id, </text:span><text:span text:style-name="T2">quod natura prae-<text:line-break/>cellit, equitem sane equo, venatorem autem cani, ratio-'<text:line-break/>nem iracundiae. At non semper accidit tale conjugium<text:line-break/>lege naturae administrari, verum equus nonnunquam<text:line-break/>contumax non pro decoro elatus insessorem virium im-<text:line-break/>becillitate aut equestris scientiae ignorantia victum simul<text:line-break/></text:span><text:span text:style-name="T15">cum </text:span><text:span text:style-name="T2">ipso abripit, iracundia autem valens et ad impor-<text:line-break/></text:span><text:span text:style-name="T15">tunam </text:span><text:span text:style-name="T2">punitionem vehementius erumpens nonnunquam,<text:line-break/>rationem imbecillem aut ignaram una fecum attrahit.<text:line-break/>Si enim robus scientiamque habeat, vincet nimirum et<text:line-break/></text:span><text:span text:style-name="T15">ratio </text:span><text:span text:style-name="T2">iram, et auriga equum. Quod si vero aut </text:span><text:span text:style-name="T15">alter-<text:line-break/></text:span><text:span text:style-name="T2">utro aut utroque privetur, periculum ibi est, ne id, quod<text:line-break/></text:span><text:span text:style-name="T15">deterius </text:span><text:span text:style-name="T2">est, natura praestantius devincat.. Quemadmo-<text:line-break/></text:span><text:span text:style-name="T15">dum </text:span><text:span text:style-name="T2">sane in Scythis et Galatis aliisque barbaris </text:span><text:span text:style-name="T15">gentibus<text:line-break/>permultis </text:span><text:span text:style-name="T2">unimus </text:span><text:span text:style-name="T15">rationem </text:span><text:span text:style-name="T2">vincit, apud </text:span><text:span text:style-name="T15">nos autem </text:span><text:span text:style-name="T2">in<text:line-break/></text:span><text:span text:style-name="T15">pueris </text:span><text:span text:style-name="T2">et imperitis hominibus. Homerus autem </text:span><text:span text:style-name="T15">id .ip-<text:line-break/>sum </text:span><text:span text:style-name="T2">profecto volens indicare Hectorem</text:span><text:span text:style-name="T15">, Achillem et<text:line-break/>quosdam </text:span><text:span text:style-name="T2">alios </text:span><text:span text:style-name="T15">ejusmodi </text:span><text:span text:style-name="T2">iracundiae </text:span><text:span text:style-name="T15">inservientes adole-</text:span></text:p>
      <text:p text:style-name="P55">fcentes inducit; • Ulyssem vero, Polydamantem et Ne-<text:line-break/>florem ratione iracundiam continentes, subinde quidem<text:line-break/>tam valide, ut ne animus- quidem ad irrationalem ali-<text:line-break/>quam actionem proruperit, interim veru, erumpat qui-<text:line-break/>dem, fed a ratione contineatur, quemadmodum in his<text:line-break/>versibus Ulyssem expressit. Omnia vero deinceps ea<text:line-break/>ascribam.</text:p>
      <text:p text:style-name="P63">• Tuno sponses meditaris animo mala divus Ulyjses<text:line-break/>Decubuit vigil, interda famulae egrediuntur<text:line-break/>Aedibus, ac venerem cum- sponses turpiter extra<text:line-break/>Exercent, largo risa sese exhilarantes.</text:p>
      <text:p text:style-name="P58">- Hic ira exagitabatur sub pectore cano,</text:p>
      <text:p text:style-name="P63">' Et mente atque animo versiabat plurima, cuique<text:line-break/>Mortem ne inscliens conscisceret illico, sponses<text:line-break/>Extremum an seneret misceri: latrat at intus<text:line-break/>Huic cor, ut catulos obiens canis ipsa tenellos<text:line-break/>Ignotum allatrat, nec non pugnare parata esi:</text:p>
      <text:p text:style-name="P5"><text:span text:style-name="T2">Latrat siic intus, male fert dum, turpia </text:span><text:span text:style-name="T1">facta:</text:span></text:p>
      <text:p text:style-name="P4"><text:span text:style-name="T2">Fectora percutiens ira </text:span><text:span text:style-name="T1">cor </text:span><text:span text:style-name="T2">increpat idem:</text:span></text:p>
      <text:p text:style-name="P6"><text:span text:style-name="T2">Snfscr et haec, cor, nam graviora aliquando tulisti.<text:line-break/>Quum in socios Cyclops praeclaros impius ejsct t </text:span><text:span text:style-name="T24">:<text:line-break/></text:span><text:span text:style-name="T2">Attamen haec tolerasti, dum te educeret antro<text:line-break/>Metis, quando tibi mortem rebare paratam.</text:span></text:p>
      <text:p text:style-name="P4"><text:span text:style-name="T15">Sic, </text:span><text:span text:style-name="T2">inquit placans carijsiirna pectore corda.</text:span></text:p>
      <text:p text:style-name="P6"><text:span text:style-name="T24">Nisi </text:span><text:span text:style-name="T2">clere </text:span><text:span text:style-name="T15">Homerus </text:span><text:span text:style-name="T2">in hisce percenset </text:span><text:span text:style-name="T15">iracundiae. pug-<text:line-break/></text:span><text:span text:style-name="T24">nam </text:span><text:span text:style-name="T15">cum ratione </text:span><text:span text:style-name="T2">in viro prudenti, </text:span><text:span text:style-name="T15">et </text:span><text:span text:style-name="T2">victoriam ra-<text:line-break/></text:span><text:span text:style-name="T24">tionis</text:span><text:span text:style-name="T15">, iracundiae </text:span><text:span text:style-name="T2">autem in ipsam obsequium</text:span><text:span text:style-name="T15">, neque<text:line-break/></text:span><text:span text:style-name="T24">aliud </text:span><text:span text:style-name="T15">quicquarn aliquis </text:span><text:span text:style-name="T2">nobis </text:span><text:span text:style-name="T15">ex poeta </text:span><text:span text:style-name="T2">condisci </text:span><text:span text:style-name="T15">concessi<text:line-break/></text:span><text:span text:style-name="T24">serit. </text:span><text:span text:style-name="T15">Quum enim </text:span><text:span text:style-name="T2">ea, </text:span><text:span text:style-name="T15">quae tam, evidenter dicuntur, in<text:line-break/></text:span><text:span text:style-name="T24">ambiguitatem </text:span><text:span text:style-name="T15">fuerint-</text:span><text:span text:style-name="T2">deducta, </text:span><text:span text:style-name="T15">neque aliis </text:span><text:span text:style-name="T2">sane </text:span><text:span text:style-name="T15">quomodo<text:line-break/></text:span><text:span text:style-name="T24">usus </text:span><text:span text:style-name="T15">sit intellexeris. Quippe ancillas peccantes conspi-<text:line-break/></text:span><text:span text:style-name="T24">ciens Ulysses </text:span><text:span text:style-name="T15">iracundia violenter ad ipsarum' punitionem<text:line-break/></text:span><text:span text:style-name="T24">rapiebatur; </text:span><text:span text:style-name="T15">a ratione </text:span><text:span text:style-name="T2">vero </text:span><text:span text:style-name="T15">detinebatur, ut quae intempe-<text:line-break/></text:span><text:span text:style-name="T24">stivum </text:span><text:span text:style-name="T15">esse edoceret. Verum quia </text:span><text:span text:style-name="T2">ratio </text:span><text:span text:style-name="T15">non facile potuit<text:line-break/></text:span><text:span text:style-name="T24">perducere </text:span><text:span text:style-name="T15">animum, </text:span><text:span text:style-name="T2">ut </text:span><text:span text:style-name="T15">lu tempus magis idoneum punitio-</text:span></text:p>
      <text:p text:style-name="P7"><text:span text:style-name="T2">nem differret, vehementius'ab eaabripitur, veluti equum<text:line-break/>ferocius sc efferentem auriga valido • freno violenter </text:span><text:span text:style-name="T15">re-<text:line-break/></text:span><text:span text:style-name="T2">traheris. ' Quinetiarn haec fecum ait., • Contine, o cor; ge-<text:line-break/>nerosissimum, in praesentia, quemadmodum., etiam prius<text:line-break/>adversus Cyclopem continuisti, videns-socios, ab eo con-<text:line-break/>sumi. Plato sane horum versuum </text:span><text:span text:style-name="T15">admodum tempestivo<text:line-break/></text:span><text:span text:style-name="T2">in quarlo de Republica libro meminisse videtur, </text:span><text:span text:style-name="T15">Chry-<text:line-break/></text:span><text:span text:style-name="T2">sippus autem nimis quam intempestive ac inepte; multo-<text:line-break/>autem'anagis eorum, quos Euripides </text:span><text:span text:style-name="T15">Medeam dicentem<text:line-break/></text:span><text:span text:style-name="T2">finxit, quum etiam in illius ranima ratio- </text:span><text:span text:style-name="T15">adversus iracun-<text:line-break/></text:span><text:span text:style-name="T2">diam' pugnaret; noverat-enim, quod </text:span><text:span text:style-name="T15">impium</text:span><text:span text:style-name="T17">1</text:span><text:span text:style-name="T15"> aliquod et<text:line-break/></text:span><text:span text:style-name="T2">grave opus perpetraret, filiis occidendis manum </text:span><text:span text:style-name="T15">admo- •<text:line-break/></text:span><text:span text:style-name="T2">liens;- ecque detrectabat .differebatque, et non </text:span><text:span text:style-name="T15">statim con-'<text:line-break/></text:span><text:span text:style-name="T2">citata id designavit Rursus-ipsam iracundia, vehit </text:span><text:span text:style-name="T15">eqtuis'<text:line-break/></text:span><text:span text:style-name="T2">quidam ferox ac pertinax aurigam </text:span><text:span text:style-name="T15">superans, -ad filios </text:span><text:span text:style-name="T28">vi»<text:line-break/></text:span><text:span text:style-name="T2">trahebat; deinde iterum ratio </text:span><text:span text:style-name="T15">retrahebat abducebatquep<text:line-break/></text:span><text:span text:style-name="T2">postea 'rursus iracundis -inaliversum </text:span><text:span text:style-name="T15">agebat; </text:span><text:span text:style-name="T2">inde </text:span><text:span text:style-name="T15">iterum<text:line-break/></text:span><text:span text:style-name="T2">ratio; </text:span><text:span text:style-name="T15">ut </text:span><text:span text:style-name="T2">subinde sursum</text:span><text:span text:style-name="T15">-et </text:span><text:span text:style-name="T2">deorfum </text:span><text:span text:style-name="T15">ab utrifqiie impulsa</text:span></text:p>
      <text:p text:style-name="P7"><text:span text:style-name="T2">iracundiae concesserit, hanc 'Euripidei* tunc loquentem<text:line-break/></text:span><text:span text:style-name="T24">ita </text:span><text:span text:style-name="T2">introducit:</text:span></text:p>
      <text:p text:style-name="P14"><text:span text:style-name="T27">1</text:span><text:span text:style-name="T24"> </text:span><text:span text:style-name="T2">Equidem scio, quae sum patratura mala,<text:line-break/>Potentior scd ira consiliis meis.</text:span></text:p>
      <text:p text:style-name="P6"><text:span text:style-name="T24">Novit </text:span><text:span text:style-name="T2">quidem magnitudinem malorum, quae est perpetra-<text:line-break/></text:span><text:span text:style-name="T24">tura, </text:span><text:span text:style-name="T2">a ratione edocta’, Verum iracundiam ea fortiorem<text:line-break/></text:span><text:span text:style-name="T24">esse </text:span><text:span text:style-name="T2">inquit, et prqpterea ab illa violenter ad opus, ab-<text:line-break/></text:span><text:span text:style-name="T24">duci. </text:span><text:span text:style-name="T2">Ulysses autem contra ratione iracmidiam coercuit;<text:line-break/></text:span><text:span text:style-name="T24">etenim </text:span><text:span text:style-name="T2">barbarorum indoctorumque hominum exempler<text:line-break/></text:span><text:span text:style-name="T24">Euripides </text:span><text:span text:style-name="T2">Medem posuit,' quibus iracundia ratione valen-<text:line-break/></text:span><text:span text:style-name="T24">tlar </text:span><text:span text:style-name="T2">est, Graecorum autem et eruditorum imaginem rur-<text:line-break/></text:span><text:span text:style-name="T24">sus poeta </text:span><text:span text:style-name="T2">Ulyssem statrtit, in quibus ratio iracundiam </text:span><text:span text:style-name="T4">νΐΰ-ι<text:line-break/></text:span><text:span text:style-name="T24">cit. Saepe </text:span><text:span text:style-name="T2">'igitur in alio irascibllem' animae partem ratio'<text:line-break/></text:span><text:span text:style-name="T24">superat, ut </text:span><text:span text:style-name="T2">ne pugna quidem unquam ipsis inter fe obo-<text:line-break/></text:span><text:span text:style-name="T24">riatur, scd </text:span><text:span text:style-name="T2">haec dominetur, illa obtemperet; atque hoc<text:line-break/></text:span><text:span text:style-name="T24">iis adest, </text:span><text:span text:style-name="T2">qui ad summum philosophiae perveniunt. Rur-<text:line-break/></text:span><text:span text:style-name="T24">sus iracundia </text:span><text:span text:style-name="T2">subinde rationem ita vineit, ut imperet et</text:span></text:p>
      <text:p text:style-name="P7"><text:span text:style-name="T2">ducat perpetuo;, id .quod in multis barbaris et pueris<text:line-break/>natura iracundis, insuper in ferarum non paucis, et </text:span><text:span text:style-name="T24">ho-<text:line-break/></text:span><text:span text:style-name="T2">minibus belluinis videre licet. Est quum ue alterum<text:line-break/>quidem usque adeo valens sit, ut statim- alterum attra-<text:line-break/>hat,. sed adversantur invicem pugnantque, et </text:span><text:span text:style-name="T24">temporis<text:line-break/></text:span><text:span text:style-name="T2">spatio alterum vincit, in Ulysse quidem ratio, in </text:span><text:span text:style-name="T24">Me-<text:line-break/></text:span><text:span text:style-name="T2">dea autem iiacundia, ceu duae ipsae animae partes, </text:span><text:span text:style-name="T24">aut,<text:line-break/></text:span><text:span text:style-name="T2">si non partes, certe'facultates quaedam. At </text:span><text:span text:style-name="T24">Chrysippus<text:line-break/></text:span><text:span text:style-name="T2">neque partes animae hasce ratus, neqne facultates </text:span><text:span text:style-name="T24">brutas<text:line-break/></text:span><text:span text:style-name="T2">a rationali diversas, tamen non dubitat Ulyssis et </text:span><text:span text:style-name="T24">Medeae<text:line-break/></text:span><text:span text:style-name="T2">versuum meminisse, qui .evidenter opinionem ipsius </text:span><text:span text:style-name="T24">suh-<text:line-break/></text:span><text:span text:style-name="T2">vertunt. Quomodo igitur aliquis adhuc cum talibus </text:span><text:span text:style-name="T24">vi-<text:line-break/></text:span><text:span text:style-name="T2">ris disputet, qui neque manifesto apparentia curant </text:span><text:span text:style-name="T24">(ut<text:line-break/></text:span><text:span text:style-name="T2">jam frequenter ostendi) et coarguentium ipsorum </text:span><text:span text:style-name="T24">dogma-<text:line-break/></text:span><text:span text:style-name="T2">ta ceu attestantinm meminerunt? </text:span><text:span text:style-name="T24">Nam </text:span><text:span text:style-name="T2">liber de </text:span><text:span text:style-name="T24">priu-<text:line-break/></text:span><text:span text:style-name="T2">cipe animae facultate a Chrysippo conscriptus scatet </text:span><text:span text:style-name="T24">ver-<text:line-break/></text:span><text:span text:style-name="T2">sibus poeticis</text:span><text:span text:style-name="T24">, </text:span><text:span text:style-name="T2">jjni veI affectus. iit, pectore </text:span><text:span text:style-name="T24">et </text:span><text:span text:style-name="T2">corde </text:span><text:span text:style-name="T24">couti-</text:span></text:p>
      <text:p text:style-name="P24"><text:span text:style-name="T15">neri affirment, vel duas esse animae facultates toto ge-<text:line-break/>nere invicem differentes, hanc irrationalem , illam ratio-<text:line-break/>nalem. Quomodo enim ex Homero et Hesiodo pauca<text:line-break/>ante paululum apposui, quae Chrysippus conscripsit, ita is<text:line-break/>ex Orpheo, Empedocle, Tyrtaco, Stesichoro, Euripide<text:line-break/>aliisque poetis multorum versuum meminit simili absur-<text:line-break/>ditate scatentium, veluti etiam quum Tyrtaeum dicentem<text:line-break/>citat:<text:tab/></text:span><text:span text:style-name="T24">.</text:span></text:p>
      <text:p text:style-name="P72">Iram ferventis gestans in corde leonis.</text:p>
      <text:p text:style-name="P6"><text:span text:style-name="T15">Quod namque leo iram habet, accurate omnes homines,<text:line-break/>etiam priusquam audivissemus Tyrtaeum, novimus; non<text:line-break/>tamem Chrysippo versum adjungere decorum erat, qui<text:line-break/>leonibus iram adimit. Nullum enim, ut autumat, brutum<text:line-break/>animal vel irascibilem vim, vel concuplscentem, vel ra-<text:line-break/>tionalem obtinet, sed, veluti a me dictum est superiori<text:line-break/></text:span><text:span text:style-name="T24">libro, </text:span><text:span text:style-name="T15">Stoici sere universi in omni functione supra dicta<text:line-break/></text:span><text:span text:style-name="T24">onmia </text:span><text:span text:style-name="T15">cis auferunt. Tyrtaeus autem, quemadmodum </text:span><text:span text:style-name="T24">et</text:span></text:p>
      <text:p text:style-name="P7"><text:span text:style-name="T2">Homerus et Hesiodus, breviterque omnes poetae vehe-<text:line-break/>mentissirnam irum leones </text:span><text:span text:style-name="T1">habere </text:span><text:span text:style-name="T2">affirmant. Quapropter<text:line-break/>etiam hominem, • qui cunque maxime fuerit iracundus,<text:line-break/>leoni assimilant. Jam vero praeter poetas universi </text:span><text:span text:style-name="T15">ho-<text:line-break/></text:span><text:span text:style-name="T2">mines eos, qui ferocissimi et maxime iracundi funt, </text:span><text:span text:style-name="T15">leo-<text:line-break/></text:span><text:span text:style-name="T2">nes nuncupant; </text:span><text:span text:style-name="T15">ita </text:span><text:span text:style-name="T2">neque athletis cessant quotidie </text:span><text:span text:style-name="T15">no-<text:line-break/></text:span><text:span text:style-name="T2">men hoc attribuere. Et Chrysippo contra quam </text:span><text:span text:style-name="T15">velit<text:line-break/></text:span><text:span text:style-name="T2">accidere ridetur; nam dum ah argumentis rei, quae a </text:span><text:span text:style-name="T15">na-<text:line-break/></text:span><text:span text:style-name="T2">tura ipsius disquiritur, ubique recedit, et rhetorice </text:span><text:span text:style-name="T15">ma-<text:line-break/></text:span><text:span text:style-name="T2">gis quum philosophice in testium multitudine </text:span><text:span text:style-name="T15">victoriam<text:line-break/></text:span><text:span text:style-name="T2">ponit, ab ipsis, quos citat, proditur.</text:span></text:p>
      <text:h text:style-name="Heading_20_2" text:outline-level="2">Cap. IV.</text:h>
      <text:p text:style-name="P45"><text:span text:style-name="T2">Etenim quum pronunciet, ideo </text:span><text:span text:style-name="T15">nonnul-<text:line-break/></text:span><text:span text:style-name="T2">los excordes diri, quod universi homines animae </text:span><text:span text:style-name="T15">prin-<text:line-break/></text:span><text:span text:style-name="T2">cipatum in corde contineri crediderint, </text:span><text:span text:style-name="T15">virum demirari<text:line-break/></text:span><text:span text:style-name="T2">satis nequeo; </text:span><text:span text:style-name="T15">quod </text:span><text:span text:style-name="T2">non eatenus assequitur </text:span><text:span text:style-name="T15">ea, quae di-<text:line-break/></text:span><text:span text:style-name="T2">cnutur, ut cognoscat, nullum stolidum ac </text:span><text:span text:style-name="T15">imprudentem<text:line-break/></text:span><text:span text:style-name="T2">excordem nominari; </text:span><text:span text:style-name="T15">feu </text:span><text:span text:style-name="T2">illos omnes, quando </text:span><text:span text:style-name="T15">dicteriis in-</text:span></text:p>
      <text:p text:style-name="P55">cessant, non habere cerebrum inquiunt; meticulosos ali-<text:line-break/>tem et timidos excordes appellant. Ita et hic Chrysippi<text:line-break/>dogma ab ipsis coarguitur, quos in testimonium adducit,<text:line-break/>dum putant, in cerebro quidem esse rationem, in corde<text:line-break/>autem iracundiam: scd per Jovem mirum est, quomodo<text:line-break/>nouien excors interpretetur, aut quo sensu vulgus pro-<text:line-break/>ferat; mox ni conjungit evisceratum: habent autem verba<text:line-break/>ipsius in hunc modum: Conferunt praedictis etiam hu-<text:line-break/>susinodi ex his quae dicuntur evisceratos, quatenus dicimus,<text:line-break/>aliquos non habere cerebrum et habere ; ita nos sentientes di-<text:line-break/>cere, et non habere cor aliquos, et habere secundum prae-<text:line-break/>dicta, ut eviscerati forsan accipiantur, eo quod ni/iii iulus<text:line-break/>habeant condolens, juxta contraria etiam a corde sio ipsis<text:line-break/>communius appellatis, cerebrum vero 'capiatur, vel quod<text:line-break/>in eodem simile quoddam exisiat, vcl quia etiam hoc sa-<text:line-break/>mtltatem quandam habeat visceribus similem. Ita quidem<text:line-break/>verba sonant. Convenit autem aliquem legere ca ter</text:p>
      <text:p text:style-name="P7"><text:span text:style-name="T2">quaterque multo otio, mente iis, quae dicuntur, diligen-<text:line-break/>ter adhibita; hac enim sola ratione,, puto, persuadebitur,,<text:line-break/>id quod communi proverbio dicitur, dictis ipsius inesse,<text:line-break/>scilicet: Nmir. </text:span><text:span text:style-name="T38">accipi:, et contine</text:span><text:span text:style-name="T2"> rnonr. Ego enim<text:line-break/>quum in multis saepe libris 'orationes legissem, in qui-<text:line-break/>bus nomina ad verba nullo sensu connectnntur, nusquam<text:line-break/>hoc tam accurate expressum nidi, sicut in hac modo ci-<text:line-break/>tata sententia. , Aenigma enim est oratio Chrysippi, inna-<text:line-break/>bili quadam obscuritate cum intempestiva brevitate im-<text:line-break/>plicitum; quanquam brevitatem ne in uno quidem ipsius<text:line-break/>libro imitatus sit, sed adeo prolixus est, ut saepe in toto li-<text:line-break/>bro multifarium de eisdem sursum et deorsum sermones im-<text:line-break/>plicet. Jam fane cbsuritatis vitium ipsi familiare est,<text:line-break/>quod luterpretatriuis facultatis infirmitatem sequi lui-. Ac<text:line-break/>mihi videtur etiam ipse id sentiens ter et quater de<text:line-break/>eisdem rebus non detrectare sermones in longissimum<text:line-break/>producere; brevitati autem non assuevit, et raro eam<text:line-break/>usurpat, in quibus potissimum orationibus errorem suo-</text:span></text:p>
      <text:p text:style-name="P7"><text:span text:style-name="T2">rum dogmatum fentit inexitabilein; vult </text:span><text:span text:style-name="T1">enim (ut </text:span><text:span text:style-name="T2">opluor)<text:line-break/>brevibus ipsum percurrere aliud coargui sustinens. Et<text:line-break/>mihi videtur, quemadmodum in aliis orationibus conten-<text:line-break/></text:span><text:span text:style-name="T15">dit </text:span><text:span text:style-name="T2">manifeste interpretari, ita in quibus redarguitur ser-<text:line-break/></text:span><text:span text:style-name="T15">monem </text:span><text:span text:style-name="T2">obscuritate </text:span><text:span text:style-name="T15">cum </text:span><text:span text:style-name="T2">brevitate occultare, ut videlicet<text:line-break/></text:span><text:span text:style-name="T15">putetur </text:span><text:span text:style-name="T2">ad crimen </text:span><text:span text:style-name="T15">objectum </text:span><text:span text:style-name="T2">respondisse, et non omnino<text:line-break/></text:span><text:span text:style-name="T15">ipsum </text:span><text:span text:style-name="T2">praeteriisse, </text:span><text:span text:style-name="T15">nos </text:span><text:span text:style-name="T2">autem nihil possimus productis<text:line-break/></text:span><text:span text:style-name="T15">contradicere, </text:span><text:span text:style-name="T2">quae </text:span><text:span text:style-name="T15">nequaquam </text:span><text:span text:style-name="T2">intelligimus. Statim sane<text:line-break/></text:span><text:span text:style-name="T15">in praeposita ,oratione, qua </text:span><text:span text:style-name="T2">evisceratum, </text:span><text:span text:style-name="T15">et </text:span><text:span text:style-name="T2">non habere<text:line-break/></text:span><text:span text:style-name="T15">cerebrum, quomodo vulgo </text:span><text:span text:style-name="T2">dicunt, exponit, mihi </text:span><text:span text:style-name="T15">qui-<text:line-break/>dem tale quippiam videtur </text:span><text:span text:style-name="T2">innuere. Evisceratos </text:span><text:span text:style-name="T15">vocant<text:line-break/></text:span><text:span text:style-name="T2">nonnullos perinde ut excordes, quoniam viscus cor est;<text:line-break/></text:span><text:span text:style-name="T15">non </text:span><text:span text:style-name="T2">autem habere cerebrum idem valere dicunt ac </text:span><text:span text:style-name="T15">evi-<text:line-break/></text:span><text:span text:style-name="T2">sceratum, quoniam hoc quoque viscus est et principale.<text:line-break/></text:span><text:span text:style-name="T15">Non tamen </text:span><text:span text:style-name="T2">recipiunt </text:span><text:span text:style-name="T15">omnes </text:span><text:span text:style-name="T2">Stoici hujusmodi </text:span><text:span text:style-name="T15">expositio-.<text:line-break/>nem, </text:span><text:span text:style-name="T2">sed aliud quiddam dici affirmant, id tamen </text:span><text:span text:style-name="T15">non<text:line-break/>ostendunt, </text:span><text:span text:style-name="T2">ex </text:span><text:span text:style-name="T15">penitioribus nimirum . existens, ac incre-<text:line-break/>pant </text:span><text:span text:style-name="T2">nos statim, ceu praecipi.ti modo </text:span><text:span text:style-name="T15">contradicentes,</text:span></text:p>
      <text:p text:style-name="P7"><text:span text:style-name="T2">priusquam id, quod dicitur, cognoscamus. Alii etiam conviciis<text:line-break/>agentes acrius rudes nos et contentiosus appellant, nec<text:line-break/>ineruditos homines docere fe velle id, quod proponitur,<text:line-break/>inquiunt; etsi alia etiam nobis invitis prolixe recenseant<text:line-break/>Verum qnnrn (ut dixi) ad hujusmodi quippram pervene-<text:line-break/>rint, ubi nulla est nugacitatis occasio, qui sane libros<text:line-break/>conscribunt, celeriter simul et manifesto percurrunt; </text:span><text:span text:style-name="T15">qui<text:line-break/></text:span><text:span text:style-name="T2">autem horum commentarios interpretantur, ad </text:span><text:span text:style-name="T15">invidiae<text:line-break/></text:span><text:span text:style-name="T2">potius suspicionem in auditores transmittendam </text:span><text:span text:style-name="T15">prompti<text:line-break/></text:span><text:span text:style-name="T2">redduntur, dum nolle se docere nos simulant, quam </text:span><text:span text:style-name="T15">ad<text:line-break/></text:span><text:span text:style-name="T2">se victos esse confitetrdum. Verr.m evisceratos et </text:span><text:span text:style-name="T15">exce-<text:line-break/></text:span><text:span text:style-name="T2">rebratos jam praetergrediamur, ne amplius </text:span><text:span text:style-name="T15">negotium fa-<text:line-break/></text:span><text:span text:style-name="T2">ceflamns Chrysippo manifeste reprehenso ab iis, </text:span><text:span text:style-name="T15">quos ipse<text:line-break/></text:span><text:span text:style-name="T2">testes citat, ac ubi desiimus, eo revertamur. </text:span><text:span text:style-name="T15">Quum Chry-<text:line-break/></text:span><text:span text:style-name="T2">sippus totum librum replevisset versibus Homericis,-</text:span><text:span text:style-name="T15">He-<text:line-break/></text:span><text:span text:style-name="T2">siodicis, Stesichoriis, Empedocleis, et Orphicis, </text:span><text:span text:style-name="T15">quum-'<text:line-break/></text:span><text:span text:style-name="T2">que praeterea non pauca ex tragoedia et ex </text:span><text:span text:style-name="T15">Tyrtaeo</text:span></text:p>
      <text:p text:style-name="P7"><text:span text:style-name="T15">aliisque poetis apposuisset, non advertens postea mirificam<text:line-break/>hanc loquendi lusinitatem (hoc enim ei nomen conve—<text:line-break/>nire magis autumo) haec ad verbum adducit: Haec sane<text:line-break/>anilem garrulitatem ejse dicent, sarte etiam literarum<text:line-break/>magistri, qui versas quamplurimt </text:span><text:span text:style-name="T24">3 </text:span><text:span text:style-name="T15">sab eodem sensu sta-<text:line-break/>tuere </text:span><text:span text:style-name="T1">velit. </text:span><text:span text:style-name="T15">Recte dixisti, o Chrysippe, haec; praestaret<text:line-break/>autem, si </text:span><text:span text:style-name="T24">non </text:span><text:span text:style-name="T15">solum dixisses, </text:span><text:span text:style-name="T24">sed </text:span><text:span text:style-name="T15">etiam anilem </text:span><text:span text:style-name="T24">hunc </text:span><text:span text:style-name="T15">lo-<text:line-break/>quacitatem </text:span><text:span text:style-name="T24">evrtasses. </text:span><text:span text:style-name="T15">Quid enim esset anilius, </text:span><text:span text:style-name="T24">aut nuga-<text:line-break/></text:span><text:span text:style-name="T15">cius, aut grammatistae decentius, aut magis alienum a<text:line-break/>demonstratione, quae viro philosopho convenit, quam,<text:line-break/>placiti Platonis mentione statim ab initio facta, sinere<text:line-break/>quidem hoc </text:span><text:span text:style-name="T24">et </text:span><text:span text:style-name="T15">prorsus abjicere, non autem, ut a poste-<text:line-break/>ris ipsius id- adstruatur, scribere, fed controversiam </text:span><text:span text:style-name="T24">folu-<text:line-break/></text:span><text:span text:style-name="T15">tionemque, quam in </text:span><text:span text:style-name="T24">verbis viri movent, relinquere, pro-<text:line-break/>pter </text:span><text:span text:style-name="T15">quam </text:span><text:span text:style-name="T24">aequum erat ipsimi demousiratiouibus scicn-<text:line-break/>tisicis usum placitum ipsius impedire, poetarum autem<text:line-break/></text:span><text:span text:style-name="T15">meminisse, </text:span><text:span text:style-name="T24">et </text:span><text:span text:style-name="T15">indoctorum </text:span><text:span text:style-name="T24">multitudinem lu testimonium</text:span></text:p>
      <text:p text:style-name="P55">citare, et quae dicant mulieres, scribere, neque iis ipsis<text:line-break/>(quos citat) testibus quod cupit assequi? Etenim poetae<text:line-break/>contra ipsum universi pronunciant, plura etiam idiotae.<text:line-break/>Quis igitur poeta non scripsit, multa animalia vehemen-<text:line-break/>tius homine et concupiscere, et irasci? Quis vero idiota<text:line-break/>non sic utitur nominibus, ut Platonis dogma exigit, ex-<text:line-break/>cordem aeque ut timidum et meticulosum et non virum<text:line-break/>appellans, cor autem capere adhortans, quum ad viii-<text:line-break/>lem actionem proximum incitat? quum eos irridet,<text:line-break/>qui fatuum quid dixerunt, excerebratos et imprudentes<text:line-break/>nuncupans, alios callidos et mentis compotes, quofcun-<text:line-break/>que ceu prudentes commendet, evisceratos autem, qui<text:line-break/>nullius misereantur, neque ament, neque omnino curent<text:line-break/>vel laudem, vel vituperium, vel injuriam, vel commodum,<text:line-break/>sed veluti lapides sensuum expertes sint; quos enim ut<text:line-break/>nullo prorsus sensu praeditos mordere voluerint, evisce-<text:line-break/>ratos dicunt, quemadmodum non vicos excordes, exce-<text:line-break/>rebratus autem dementes. At quia tertium quoque viscus.</text:p>
      <text:p text:style-name="P7"><text:span text:style-name="T15">jecur, </text:span><text:span text:style-name="T1">existit, </text:span><text:span text:style-name="T15">in quo </text:span><text:span text:style-name="T1">concupiscens </text:span><text:span text:style-name="T15">animae facultas con-<text:line-break/>sistat, huic etiam commoderationenr quandam propriorum<text:line-break/>motuum inesse oportet, si. homo in totum ornari anima<text:line-break/>debet Jam etiam in hoc insensilis, ut in aliis duobus,<text:line-break/>simul prave affectus evisceratus recte vocatur, quemad-<text:line-break/>modum, qui e diverso habet, vrscerafus (megalosplanch-<text:line-break/>nus); quomodo Euripides Medeam introduxit, magnis re-<text:line-break/>vera visceribus donatam, quac ..validas trium viscerum<text:line-break/>facultates motusque haberet; etenim maxime concupiscen-<text:line-break/>tem mulierem proponit, maximeque iracundam simul et<text:line-break/>ratiocinando vehementem. Abunde, autem sunt concu-<text:line-break/>piscentis animae, quatenus a moderato .motu 'abscessit,<text:line-break/>indicia in Iasonis amore, a quo ricta prodidit simul et<text:line-break/>reliquit domesticos, secula autem est et omnluo se ho-<text:line-break/>mini peregrino concredidit Irascibilis autem animae<text:line-break/>vehementiae, quia filios occidit, non mediocria funt ar-<text:line-break/>gumenta. At rationalis intelligentiae (fingit enim in his<text:line-break/>quoque ipfarn Euripides non vulgarem) indicia magna,</text:span><text:span text:style-name="T17">1</text:span></text:p>
      <text:p text:style-name="P55">quae puniendis hostibus- excogitata apparent, item quae'<text:line-break/>apud sc ipsam persequitur, et submittens persuadensque<text:line-break/>animo iracundo, ut ab impiis operibus recederet. Quare'<text:line-break/>Euripides merito de ipsa dixit: '</text:p>
      <text:p text:style-name="P6"><text:span text:style-name="T28">-b </text:span><text:span text:style-name="T2">. Quidnam faciet anima</text:span></text:p>
      <text:p text:style-name="P57">Voscosa atque irrequieta,<text:line-break/>- Oestro irritata malorum ?</text:p>
      <text:p text:style-name="P6"><text:span text:style-name="T2">Haec itaque magnis donata visceribus. Evisceratus et pa-'<text:line-break/>ram visceratus dicitur, cui tres animae partes pravae,<text:line-break/>exiguae, motu et tardae et difficiles insunt. Interea<text:line-break/>vero orationum, quas pertracto, id quod milii se offert non<text:line-break/>dubitabo- efferre; dictum est autem a veteribus phllosophis,<text:line-break/>fieri non posse, ut aliquis, qui cum hominibus garrulis<text:line-break/>disserit, &lt;ab omni prorsus loquacitate abstineat Ego igi-<text:line-break/>tur coactus funi a Chrysippi garrulitate adductus et idio-<text:line-break/>tnrum et Euripidis voces interpretari; quod nunquam libens-<text:line-break/>ausus essem facere tanti dogmatis demonstrationes per-i<text:line-break/>scribens. -Non -solum enim Euripides aut Tyrtaeus, </text:span><text:span text:style-name="T28">i </text:span><text:span text:style-name="T2">aut</text:span></text:p>
      <text:p text:style-name="P7"><text:span text:style-name="T15">alius quidam poeta, aut ecrte etiam idiota fidem de pla-<text:line-break/>cito facere citra' omnem demonstrationem abunde potest,<text:line-break/>scd ne ipse quidem Hippocrates,, omnium- medicorum<text:line-break/></text:span><text:span text:style-name="T24">consensu praestantissirnus</text:span><text:span text:style-name="T15">, quemadmodum neque Plato;<text:line-break/></text:span><text:span text:style-name="T24">omnium philosophorum princeps. </text:span><text:span text:style-name="T15">Haud enim si vel oni-<text:line-break/></text:span><text:span text:style-name="T24">nes' </text:span><text:span text:style-name="T15">ipsius </text:span><text:span text:style-name="T24">posteri invidia rumpantur; </text:span><text:span text:style-name="T15">.neque si conteu--<text:line-break/></text:span><text:span text:style-name="T24">tionis </text:span><text:span text:style-name="T15">studio </text:span><text:span text:style-name="T24">impudentia commeutentur</text:span><text:span text:style-name="T15">, quemadmodum’<text:line-break/></text:span><text:span text:style-name="T24">Chrysippi seetauires, aut opinionem Platonis </text:span><text:span text:style-name="T15">superare un-<text:line-break/></text:span><text:span text:style-name="T24">quam.- poterunt, aut mrnatum demonstrationis </text:span><text:span text:style-name="T15">imitari;<text:line-break/></text:span><text:span text:style-name="T24">Attamen </text:span><text:span text:style-name="T15">neque his </text:span><text:span text:style-name="T24">viris adeo super</text:span><text:span text:style-name="T17">:</text:span><text:span text:style-name="T24">alios </text:span><text:span text:style-name="T15">scientiis ani-'<text:line-break/></text:span><text:span text:style-name="T24">mani ornatis nemo mentis compos simpliciter loquenti--<text:line-break/>bus dignatur </text:span><text:span text:style-name="T15">sidem </text:span><text:span text:style-name="T24">accommodare, scd demonstrationem </text:span><text:span text:style-name="T25">Οχ-<text:line-break/></text:span><text:span text:style-name="T24">peclat. Chrysippus autem, quas quidem </text:span><text:span text:style-name="T15">hi </text:span><text:span text:style-name="T24">dicunt </text:span><text:span text:style-name="T15">de-'<text:line-break/></text:span><text:span text:style-name="T24">monstrationes de dogmate propositu, earum-ne </text:span><text:span text:style-name="T15">unius quidem<text:line-break/></text:span><text:span text:style-name="T24">aut. meminit, aut reprehendere aggressus </text:span><text:span text:style-name="T15">est. Interim<text:line-break/></text:span><text:span text:style-name="T24">uon veretur Tyrtaeum et Stesichorum testes-citarequos "<text:line-break/>si etiam vivos aliquis interrogaret, an de horum scientia'<text:line-break/>dogmatum ambigerent, faterentur nimirum una voce,<text:line-break/>nihil, fe ipsorum feufisse; ipsi autem potius, arbitror, a.</text:span></text:p>
      <text:p text:style-name="P7"><text:span text:style-name="T2">Chrysippo nonnihil discere, quam ex ipsis demonstrare<text:line-break/>maluerint; delude Chrysippus scilicet ad idiotas </text:span><text:span text:style-name="T15">ipsos<text:line-break/></text:span><text:span text:style-name="T2">duceret, sapiens ad ineruditos, prudens ad </text:span><text:span text:style-name="T15">insanientes,<text:line-break/></text:span><text:span text:style-name="T2">orationum consequentiae peritus ad eos, qui inter </text:span><text:span text:style-name="T15">sc et<text:line-break/></text:span><text:span text:style-name="T2">apud scipfos omni tempore verbis simul et operibus </text:span><text:span text:style-name="T15">dis-<text:line-break/></text:span><text:span text:style-name="T2">crepant. Verum licet insaniant lu omnibus et </text:span><text:span text:style-name="T15">invicem<text:line-break/></text:span><text:span text:style-name="T2">apudque scipscs omnes idiotae discrepeut, hoc saltem, </text:span><text:span text:style-name="T15">pu-<text:line-break/></text:span><text:span text:style-name="T2">to, prudentiae habent, ne ad ea, quae dicunt, in </text:span><text:span text:style-name="T15">testimo-<text:line-break/></text:span><text:span text:style-name="T2">num adducant, qui contra ipsos </text:span><text:span text:style-name="T15">pronuncient sententiam.<text:line-break/></text:span><text:span text:style-name="T2">At Chrysippi sapientia idiotarum inscitiam longe </text:span><text:span text:style-name="T15">supe-<text:line-break/></text:span><text:span text:style-name="T2">rat; citat enim testes, a quibus damnatur. Hujus </text:span><text:span text:style-name="T15">gratia<text:line-break/></text:span><text:span text:style-name="T2">coactus sum ego quoque impraesentiarum esse </text:span><text:span text:style-name="T15">loquacror,<text:line-break/></text:span><text:span text:style-name="T2">ut ostendam, Chrysippum lu </text:span><text:span text:style-name="T15">omnibus </text:span><text:span text:style-name="T2">gravissime </text:span><text:span text:style-name="T15">errare.<text:line-break/></text:span><text:span text:style-name="T2">Neque enim ullius demonstrationis a Platone et </text:span><text:span text:style-name="T15">Hip-<text:line-break/></text:span><text:span text:style-name="T2">pocrate. conscriptae meminit, neque contradixit, </text:span><text:span text:style-name="T15">neque<text:line-break/>ipse </text:span><text:span text:style-name="T2">aliam quampiam </text:span><text:span text:style-name="T15">demonstiationcm protulit, neque<text:line-break/></text:span><text:span text:style-name="T2">novit,- quos oporteat testes vocare. Jam ostendimus </text:span><text:span text:style-name="T15">etiam<text:line-break/></text:span><text:span text:style-name="T2">priori libro, quomodo Chrysippus ipse sibi adversio</text:span><text:span text:style-name="T15">tur.</text:span></text:p>
      <text:p text:style-name="P7"><text:span text:style-name="T2">Constat in praesentia quoque viri stupiditas, qui non modo<text:line-break/></text:span><text:span text:style-name="T15">non </text:span><text:span text:style-name="T2">celat, quae conveniebat celare, utpote evidenter ser-<text:line-break/>monem suum subvertentia, sed etiam haec sibi attestari censet.</text:span></text:p>
      <text:h text:style-name="Heading_20_2" text:outline-level="2">Cap. V.</text:h>
      <text:p text:style-name="P45"><text:span text:style-name="T2">Itaque jam a talibus digressi videamus<text:line-break/></text:span><text:span text:style-name="T15">deinceps </text:span><text:span text:style-name="T2">orationes quas proponit universas;toto sermone<text:line-break/></text:span><text:span text:style-name="T15">ad </text:span><text:span text:style-name="T2">caput iterum reducto, ne aliquid omittatur. </text:span><text:span text:style-name="T4">Αρρο-<text:line-break/></text:span><text:span text:style-name="T15">Jiam </text:span><text:span text:style-name="T2">autem totam seriem, etiamsi longior sit; habet ea<text:line-break/></text:span><text:span text:style-name="T15">in </text:span><text:span text:style-name="T2">hunc modum. Quum itaque ira indidem oriatur,<text:line-break/></text:span><text:span text:style-name="T15">ratio </text:span><text:span text:style-name="T2">esi etiam reliquas cupiditates indidem haberi, re-<text:line-break/>liquosaue jam ajsectus, et ratiocinationes, item quae his<text:line-break/></text:span><text:span text:style-name="T15">sant </text:span><text:span text:style-name="T2">consimilia. Moti autem sama plerique horum multa<text:line-break/>ejnsuwdi vere dicta addunt, praedictam inclinationem<text:line-break/></text:span><text:span text:style-name="T15">secuti. </text:span><text:span text:style-name="T2">Frimum etenim omnes, ut inde incipiam, 7iac<text:line-break/></text:span><text:span text:style-name="T15">ratione </text:span><text:span text:style-name="T2">dicunt nonnullis animum seu iracundiam con-<text:line-break/></text:span><text:span text:style-name="T15">scendere </text:span><text:span text:style-name="T2">et descendere, nonnullis bdem; dicentes quose<text:line-break/></text:span><text:span text:style-name="T15">dam ab </text:span><text:span text:style-name="T2">ipsis </text:span><text:span text:style-name="T15">caedes </text:span><text:span text:style-name="T2">devorari, et non devorari ex hujuse<text:line-break/></text:span><text:span text:style-name="T15">modi </text:span><text:span text:style-name="T2">impetu </text:span><text:span text:style-name="T15">dicimus; </text:span><text:span text:style-name="T2">sic autem dicitur et uidiil </text:span><text:span text:style-name="T15">ipsis</text:span></text:p>
      <text:p text:style-name="P7"><text:span text:style-name="T2">horum descendere, et quod qui deglutivisat praedictum,<text:line-break/>discestsct , et Zeno ad cos qui imparatum et incautum<text:line-break/>uggrejsi erant, omnia, quae quaeruntur, in os ferre </text:span><text:span text:style-name="T15">dixit,<text:line-break/></text:span><text:span text:style-name="T2">sed non omnia deglutire</text:span><text:span text:style-name="T1">, </text:span><text:span text:style-name="T2">quum neque deglutitio </text:span><text:span text:style-name="T15">aliter<text:line-break/></text:span><text:span text:style-name="T2">proprie mctgis appelletur</text:span><text:span text:style-name="T1">, </text:span><text:span text:style-name="T2">neque praedictorum </text:span><text:span text:style-name="T15">descensus,<text:line-break/></text:span><text:span text:style-name="T2">nisi in thorace animae princeps siacultas ejset, quo </text:span><text:span text:style-name="T24">om-<text:line-break/></text:span><text:span text:style-name="T2">nia haec ferantur. Si itaque in capite habeatur</text:span><text:span text:style-name="T15">, ridi-<text:line-break/></text:span><text:span text:style-name="T2">cule dicetur et improprie descendere, . ascendere </text:span><text:span text:style-name="T24">autem<text:line-break/></text:span><text:span text:style-name="T2">mea sententia proprie magis ipsa dicerentur, </text:span><text:span text:style-name="T15">\et non </text:span><text:span text:style-name="T24">de-<text:line-break/></text:span><text:span text:style-name="T2">scendere , secundum praedictum modum sensu </text:span><text:span text:style-name="T15">audiendi<text:line-break/></text:span><text:span text:style-name="T2">ad intellectum delato • si in thorace exisiat, </text:span><text:span text:style-name="T15">proprie descen-<text:line-break/></text:span><text:span text:style-name="T2">sus dicetur, si </text:span><text:span text:style-name="T15">autem, </text:span><text:span text:style-name="T2">in capite, </text:span><text:span text:style-name="T15">magis improprie, </text:span><text:span text:style-name="T24">lu<text:line-break/></text:span><text:span text:style-name="T2">his.</text:span><text:span text:style-name="T15">rursus Chrysippus </text:span><text:span text:style-name="T2">imprudens </text:span><text:span text:style-name="T15">idiotas contra sc </text:span><text:span text:style-name="T24">vocat;<text:line-break/></text:span><text:span text:style-name="T15">nam ascendere </text:span><text:span text:style-name="T2">iracundiam, aut </text:span><text:span text:style-name="T15">descendere bilem, </text:span><text:span text:style-name="T24">quae-<text:line-break/></text:span><text:span text:style-name="T15">que </text:span><text:span text:style-name="T2">alia </text:span><text:span text:style-name="T15">ejusmodi dicuntur, </text:span><text:span text:style-name="T2">iis </text:span><text:span text:style-name="T15">attestantur, quia </text:span><text:span text:style-name="T24">ira-<text:line-break/></text:span><text:span text:style-name="T15">cundiam summatinrque affectus infra sitos </text:span><text:span text:style-name="T24">esse existi-<text:line-break/></text:span><text:span text:style-name="T15">man.t, quemadmodum in capite rationem; </text:span><text:span text:style-name="T24">tunc enim</text:span></text:p>
      <text:p text:style-name="P7"><text:span text:style-name="T15">novi plerosquc non descendere sibi commemorata affir-<text:line-break/>mantes, non quum nequeunt assequi, neque intelligunt,<text:line-break/>quae dicantur, fed quando dicuntur nonnulla, ceu iram,<text:line-break/></text:span><text:span text:style-name="T24">aut </text:span><text:span text:style-name="T15">moerorem, aut iracundiam, aut ejusmodi aliquem<text:line-break/></text:span><text:span text:style-name="T24">affectum </text:span><text:span text:style-name="T15">provocatura, is autem, qui audit, nullam de ip-'<text:line-break/></text:span><text:span text:style-name="T24">sis </text:span><text:span text:style-name="T15">habet curam, neque affectu movetur. Haec igitur<text:line-break/></text:span><text:span text:style-name="T24">loquacitas </text:span><text:span text:style-name="T15">hunc finem habeat. Postea Chrysippus alia-<text:line-break/></text:span><text:span text:style-name="T24">rum </text:span><text:span text:style-name="T15">ejusmodi </text:span><text:span text:style-name="T24">meminit. </text:span><text:span text:style-name="T15">Mulieres etiam magis aliquid<text:line-break/></text:span><text:span text:style-name="T24">horum </text:span><text:span text:style-name="T15">repraesentant. Si enim ea, de quibus esi sermo,<text:line-break/></text:span><text:span text:style-name="T24">non </text:span><text:span text:style-name="T15">ipsis descendunt, suepe digitum adusiquc cordi vici-<text:line-break/></text:span><text:span text:style-name="T24">num </text:span><text:span text:style-name="T15">locum deducunt inducentes eo non descendere jam<text:line-break/></text:span><text:span text:style-name="T24">commemorata. Hoc argumentum prioribus consimile est,<text:line-break/>duobus </text:span><text:span text:style-name="T15">assis </text:span><text:span text:style-name="T24">admodum sapientibus argumentis assumptis</text:span><text:span text:style-name="T15">;<text:line-break/></text:span><text:span text:style-name="T24">nempe </text:span><text:span text:style-name="T15">mulieres </text:span><text:span text:style-name="T24">esse, </text:span><text:span text:style-name="T15">quae haec </text:span><text:span text:style-name="T24">dicunt, et non, quemad-<text:line-break/>modum </text:span><text:span text:style-name="T15">antea, vicos; item </text:span><text:span text:style-name="T24">indicando significare ceu tri-<text:line-break/>pudiantes, </text:span><text:span text:style-name="T15">quae </text:span><text:span text:style-name="T24">oratio </text:span><text:span text:style-name="T15">in </text:span><text:span text:style-name="T24">viris indicabat. Atqui hic<text:line-break/>etiam, generosissime Chrysippe, contra teipsum mulieres<text:line-break/>lu testimonia adducis- Neque enim hae in eum modum</text:span></text:p>
      <text:p text:style-name="P7"><text:span text:style-name="T2">dicunt, neque manibus, articulant (ut dixisti), quum ne-<text:line-break/>gant fe dicta intelligere, verum quando ob convicia</text:span><text:span text:style-name="T15">, aut<text:line-break/></text:span><text:span text:style-name="T2">minas, aut hujusmodi quippiam neque irasci dicunt, </text:span><text:span text:style-name="T15">ne-<text:line-break/></text:span><text:span text:style-name="T2">que excandescere, neque omnino indignari, </text:span><text:span text:style-name="T15">quod neque<text:line-break/></text:span><text:span text:style-name="T2">ipsum, puto, latet Chrysippum. Itaque </text:span><text:span text:style-name="T15">et </text:span><text:span text:style-name="T2">hic fecum </text:span><text:span text:style-name="T15">dis-<text:line-break/></text:span><text:span text:style-name="T2">cordans paulo post scribit': A quo impetu dicimus </text:span><text:span text:style-name="T15">non<text:line-break/></text:span><text:span text:style-name="T2">descendere, quae dicuntur, sive minas, sive convicia, </text:span><text:span text:style-name="T15">ut<text:line-break/></text:span><text:span text:style-name="T2">deorsum veniant, attingantque ipsas, atque sic mentem<text:line-break/>commoveri hoc delationis impetu, item profundas </text:span><text:span text:style-name="T15">quaso<text:line-break/></text:span><text:span text:style-name="T2">dam ejse pronundmmus, eo quod nihil hujusimodi </text:span><text:span text:style-name="T15">pojsit<text:line-break/></text:span><text:span text:style-name="T2">in ipsis descendere. Quod igitur </text:span><text:span text:style-name="T15">minitantibus </text:span><text:span text:style-name="T2">aut </text:span><text:span text:style-name="T15">couvi-<text:line-break/></text:span><text:span text:style-name="T2">ciantibus dicitur non descendere in </text:span><text:span text:style-name="T15">pectus ea, quae dicta<text:line-break/></text:span><text:span text:style-name="T2">sunt, </text:span><text:span text:style-name="T15">etiam </text:span><text:span text:style-name="T2">ipfe Chrysippus testatur; adjecit autem </text:span><text:span text:style-name="T15">ora-<text:line-break/></text:span><text:span text:style-name="T2">tioni mentis vocabulum, quum oporteret </text:span><text:span text:style-name="T15">dicere iracun-<text:line-break/></text:span><text:span text:style-name="T2">diae. Etenim ratiocinari, et quae dicuntur </text:span><text:span text:style-name="T15">considerare,<text:line-break/></text:span><text:span text:style-name="T2">item </text:span><text:span text:style-name="T15">pugnantium </text:span><text:span text:style-name="T2">aut consequentiam </text:span><text:span text:style-name="T15">rerum novisse, ratio-<text:line-break/></text:span><text:span text:style-name="T2">nalis facultatis opus est; ob convicia </text:span><text:span text:style-name="T15">autem aut miuas<text:line-break/></text:span><text:span text:style-name="T2">neque irnsci neque excandescere . irascibilis </text:span><text:span text:style-name="T15">proprium</text:span></text:p>
      <text:p text:style-name="P7"><text:span text:style-name="T2">existit; verum haec quidem in sequentibus Chrysippus tra-<text:line-break/>diti Sed inter haec quae modo exposita sunt verba, et<text:line-break/>quae paulo ante de mulieribus scripsi, alia habentur, quae<text:line-break/>nunc apponam, ne quicquam prorsus praetergredi videar.<text:line-break/>Habet autem hunc </text:span><text:span text:style-name="T15">in </text:span><text:span text:style-name="T2">modum: Posi haec revomere non-<text:line-break/>nullos dicimus ea, quae ipsis apparuerunt. Praeterea<text:line-break/>profunditatem dicimus multorum ejusimodi commemoratis<text:line-break/>similiter; nam ubi devoraverint hujufmodi dictum, dies<text:line-break/></text:span><text:span text:style-name="T15">esi, </text:span><text:span text:style-name="T2">et reposuerint hoc in animum, rursusique illud dicen-<text:line-break/></text:span><text:span text:style-name="T15">tes, </text:span><text:span text:style-name="T2">dies non esi, rebus manentibus non absurde neque<text:line-break/></text:span><text:span text:style-name="T15">improprie </text:span><text:span text:style-name="T2">revomere dicuntur. Ego sanc hoc revomere<text:line-break/></text:span><text:span text:style-name="T15">nullum audivi </text:span><text:span text:style-name="T2">dicentem, </text:span><text:span text:style-name="T15">fed </text:span><text:span text:style-name="T2">magis expuere, emittere,<text:line-break/></text:span><text:span text:style-name="T15">abjicere, </text:span><text:span text:style-name="T2">et </text:span><text:span text:style-name="T15">deponere </text:span><text:span text:style-name="T2">dicunt, </text:span><text:span text:style-name="T15">quum </text:span><text:span text:style-name="T2">significent, </text:span><text:span text:style-name="T15">aliquem a<text:line-break/>pravis recedere opinionibus. Quod </text:span><text:span text:style-name="T2">si vero </text:span><text:span text:style-name="T15">etiam evome-<text:line-break/>re a quibusdam dicatur, idem nimirum erit, quod expue-<text:line-break/>re, abjicere, et aliis simile, quae cx tralatione sumuntur.<text:line-break/>At quod nullum hujusutodi argumentum non solum viro</text:span></text:p>
      <text:p text:style-name="P7"><text:span text:style-name="T2">philosophiae studioso, sed ne rhetorico quidem tractan-<text:line-break/>dum fit, ostensum etiam est a me antea; quin etiam im-<text:line-break/>praesentiarum paucis liceat indicare, revocatis in' memo-<text:line-break/>riam rhetoricis artibus, quas illi tradunt, docentes </text:span><text:span text:style-name="T24">nos,<text:line-break/></text:span><text:span text:style-name="T2">ex quibus locis ad unumquodque propositum argumenta<text:line-break/>desumantur. Nullius siquidem ejttsurodi meminerunt, </text:span><text:span text:style-name="T24">qua-<text:line-break/></text:span><text:span text:style-name="T2">libus Chrysippus commentarios suos, replevit. At </text:span><text:span text:style-name="T24">enim<text:line-break/>si </text:span><text:span text:style-name="T2">omnem dictionum seriem accurate </text:span><text:span text:style-name="T24">persequi vellem, ut<text:line-break/></text:span><text:span text:style-name="T2">nihil ex vitiis relinquatur indiscussum indictumque, </text:span><text:span text:style-name="T24">li-<text:line-break/></text:span><text:span text:style-name="T2">ber in infinitum extenderetur. Quare jam iis, quae </text:span><text:span text:style-name="T24">prae-<text:line-break/></text:span><text:span text:style-name="T2">diximus, omissis, ad subfequentia </text:span><text:span text:style-name="T24">divertemur, per quae<text:line-break/></text:span><text:span text:style-name="T2">Chrysippus poetarum testimonia apponere </text:span><text:span text:style-name="T24">incipit, pauca<text:line-break/></text:span><text:span text:style-name="T2">interim verba sua interponens, saepe ceu interpretatio-<text:line-break/>nem eorum, quae series vocum innuit, saepe ceu </text:span><text:span text:style-name="T24">com-,<text:line-break/></text:span><text:span text:style-name="T2">peudium aliquod et veluti. summam quandam </text:span><text:span text:style-name="T24">universa-<text:line-break/></text:span><text:span text:style-name="T2">lem. Auspicatus itaque ab aliqua Empedoclis </text:span><text:span text:style-name="T24">sententia,<text:line-break/></text:span><text:span text:style-name="T2">tum exponit ipsam, tum quosdam inter </text:span><text:span text:style-name="T24">exponendum me-<text:line-break/></text:span><text:span text:style-name="T2">moratu digniores sermones incipit, inter </text:span><text:span text:style-name="T24">quos est et ille,</text:span></text:p>
      <text:p text:style-name="P7"><text:span text:style-name="T15">in quo de voce tractatur, cujus sermonis secundo harum<text:line-break/>commentationum libro mentionem feci; ubi satius mihi vi-<text:line-break/>sum est omnes rationes exponere, quae probabile coutlucnt,<text:line-break/>et non omnino sunt repudiandae, ncque mulieres, neque<text:line-break/>idiotas, neque etymologias, aut manuum lationes, aut incli-<text:line-break/>nationes reclinationesve capitis, aut </text:span><text:span text:style-name="T24">poetas </text:span><text:span text:style-name="T15">in testes advo-<text:line-break/></text:span><text:span text:style-name="T24">cant </text:span><text:span text:style-name="T15">In quibus etiam solis permanere decreveram, non ea<text:line-break/></text:span><text:span text:style-name="T24">ipsis </text:span><text:span text:style-name="T15">adjiciens, quae nunc mihi scribuntur; quum autem<text:line-break/></text:span><text:span text:style-name="T24">amicis </text:span><text:span text:style-name="T15">melius esse </text:span><text:span text:style-name="T24">visum </text:span><text:span text:style-name="T15">fit, non, </text:span><text:span text:style-name="T24">quae </text:span><text:span text:style-name="T15">omnino Chrysip-<text:line-break/></text:span><text:span text:style-name="T24">pus essutivit, eadem prorsus praetermittere, </text:span><text:span text:style-name="T15">scd </text:span><text:span text:style-name="T24">tum ab-<text:line-break/>surditatcrn </text:span><text:span text:style-name="T15">ipsorum </text:span><text:span text:style-name="T24">prodere, tum </text:span><text:span text:style-name="T15">ollcndere, haec non<text:line-break/></text:span><text:span text:style-name="T24">modo </text:span><text:span text:style-name="T15">nihil </text:span><text:span text:style-name="T24">ipsum juvare, </text:span><text:span text:style-name="T15">fed </text:span><text:span text:style-name="T24">et contra Stoicorum<text:line-break/>placita adduci adversus Stoicorum dogmata assumpta,<text:line-break/>ideo omnia ista isto libro apposui. De </text:span><text:span text:style-name="T15">voce </text:span><text:span text:style-name="T24">equidem<text:line-break/>non opus est verba </text:span><text:span text:style-name="T15">adhuc </text:span><text:span text:style-name="T24">facere impracsentiarum,<text:line-break/>quum universum modum superiori libro abunde tradide-<text:line-break/>rini. Quae autem deinceps </text:span><text:span text:style-name="T15">in </text:span><text:span text:style-name="T24">libro de ipsa Chrysippus<text:line-break/>prodiderit, eorum nunc meminero. Sunt autem ea, quae</text:span></text:p>
      <text:p text:style-name="P7"><text:span text:style-name="T2">ex manuum lationibus petuntm</text:span><text:span text:style-name="T3">-</text:span><text:span text:style-name="T2">, quum pectora </text:span><text:span text:style-name="T15">attingi-<text:line-break/></text:span><text:span text:style-name="T2">mus, nos ipsos ostendentes; praeterea quae de voce </text:span><text:span text:style-name="T15">ego<text:line-break/></text:span><text:span text:style-name="T2">protulit; quae sane etiam in' etymologicis posuit, habere<text:line-break/>aliquid dicens, quod ex evidenti demonstret, </text:span><text:span text:style-name="T15">eo </text:span><text:span text:style-name="T2">quod </text:span><text:span text:style-name="T15">in<text:line-break/></text:span><text:span text:style-name="T2">prima ejus syllaba inferiorem maxillam et labrum </text:span><text:span text:style-name="T15">vel-<text:line-break/></text:span><text:span text:style-name="T2">uti ad pectus adduci contingat. Dictum a me de </text:span><text:span text:style-name="T15">his<text:line-break/></text:span><text:span text:style-name="T2">est etiam in fecundo horum conunentariorum </text:span><text:span text:style-name="T15">volumine,<text:line-break/></text:span><text:span text:style-name="T2">item in libris de nominum rectitudine. Jam vero </text:span><text:span text:style-name="T15">hujus-<text:line-break/></text:span><text:span text:style-name="T2">modi argumentis similia sunt, quae ex ratione </text:span><text:span text:style-name="T15">nominis<text:line-break/></text:span><text:span text:style-name="T2">cordis sumuntur, post praedicta a Chrysippo primo </text:span><text:span text:style-name="T15">de<text:line-break/></text:span><text:span text:style-name="T2">anima libro hunc in modum perscripta: His omnibus<text:line-break/>concorditer nomen etiam hoc, cor, respondet, ex qua-<text:line-break/>dam praecellentia et dominio, quia princeps et </text:span><text:span text:style-name="T15">impera-<text:line-break/></text:span><text:span text:style-name="T2">trix animae siaoultas, veluti dominium dicta, in eo </text:span><text:span text:style-name="T15">con-<text:line-break/></text:span><text:span text:style-name="T2">sistat, hoc sane, quod ad vitam nostram viscus sit </text:span><text:span text:style-name="T15">prind-<text:line-break/></text:span><text:span text:style-name="T2">pasusimum. Neque nos, o praeclare </text:span><text:span text:style-name="T15">Chrysippe, ambigimus,<text:line-break/></text:span><text:span text:style-name="T2">non .tamen abscluto sermone principalissimum </text:span><text:span text:style-name="T15">esse conce-</text:span></text:p>
      <text:p text:style-name="P7"><text:span text:style-name="T2">dimus. Non enim dominari ipsum et </text:span><text:span text:style-name="T1">praeesse aliis </text:span><text:span text:style-name="T2">natura<text:line-break/>tribuit, quum convenienter ea, quae in homine sunt, ad-<text:line-break/>ministiautur, veram cerebro imperare, cordi obedire do-<text:line-break/>navit, quemadmodum nos ostendimus. Post ea, quae dicta<text:line-break/>sunt, Cluysippus deinceps haec scribit: Ex hac parte mo-<text:line-break/></text:span><text:span text:style-name="T15">tus </text:span><text:span text:style-name="T2">impetum habemus, et hac ajsentimus, in eandem<text:line-break/>quoque omnia sensus instrumenta pertinent. Haec capita<text:line-break/>solum scientisicomm exissent; quae si Chrysippus demon-<text:line-break/></text:span><text:span text:style-name="T15">strasset, </text:span><text:span text:style-name="T2">tunc hominem laudaremus, et Stoicorum placitis<text:line-break/>auscultaremus. </text:span><text:span text:style-name="T15">Quoniam </text:span><text:span text:style-name="T2">vero demonstiare non aggres-<text:line-break/></text:span><text:span text:style-name="T15">sus </text:span><text:span text:style-name="T2">est, solum </text:span><text:span text:style-name="T15">autem </text:span><text:span text:style-name="T2">pronunciavit</text:span><text:span text:style-name="T1">, </text:span><text:span text:style-name="T2">et nos jam antea de<text:line-break/></text:span><text:span text:style-name="T15">his </text:span><text:span text:style-name="T2">eisdem </text:span><text:span text:style-name="T15">ostendimus, neque </text:span><text:span text:style-name="T2">in corde fieri, sed om-<text:line-break/></text:span><text:span text:style-name="T15">nium </text:span><text:span text:style-name="T2">ipsorum originem esse cerebrum, </text:span><text:span text:style-name="T15">nihiloque </text:span><text:span text:style-name="T2">mi-<text:line-break/></text:span><text:span text:style-name="T15">nus </text:span><text:span text:style-name="T2">per ea, quae </text:span><text:span text:style-name="T15">sequuntur, demonstrabimus, non amplius<text:line-break/>aequum esse puto, ut Chrysippi </text:span><text:span text:style-name="T2">placitis, scd </text:span><text:span text:style-name="T15">Hippocratis<text:line-break/>et Platonis fidem habeamus. Haec igitur capita, totam<text:line-break/>summam de propositis nobis dogmatibus in sc compre-<text:line-break/>hendentia, tam celeriter Chrysippus transcurrit, ut tantum</text:span></text:p>
      <text:p text:style-name="P7"><text:span text:style-name="T2">meminerit; ubi autem ndn oportet, superflue prolixus<text:line-break/>esu Deinde vero vocis et nervorum principii mentionem<text:line-break/>facit; de quibus utrisque superioribus commentariis tra-<text:line-break/>ctatum a me est. Postea 'dictionem excordem interpre-<text:line-break/>tatur, de qua jam prius disserui. Tantillum vero prae-<text:line-break/>terea </text:span><text:span text:style-name="T15">in </text:span><text:span text:style-name="T2">praesentia adnotabo ex ipsa Chrysippi dictione,<text:line-break/>quae attestatur ea, quae praedixi; habet autem hunc </text:span><text:span text:style-name="T15">in<text:line-break/></text:span><text:span text:style-name="T2">modum. Hac ratione etiam bene cordati dicuntur </text:span><text:span text:style-name="T15">ali-<text:line-break/></text:span><text:span text:style-name="T2">qui ejse, quemadmodum bene animosi, et cor dolere, </text:span><text:span text:style-name="T15">qui<text:line-break/></text:span><text:span text:style-name="T2">nonnulla curant, tanquam in corde tristitiae </text:span><text:span text:style-name="T15">dolor<text:line-break/></text:span><text:span text:style-name="T2">oriatur. Hac enim sententia manifesto Chrysippus </text:span><text:span text:style-name="T15">testa-<text:line-break/></text:span><text:span text:style-name="T2">tus est nobis, quod nunquam rationalem animae vim </text:span><text:span text:style-name="T15">ul-<text:line-break/></text:span><text:span text:style-name="T2">Ius idiotarum in corde haberi existimaverit; </text:span><text:span text:style-name="T15">neque excors<text:line-break/></text:span><text:span text:style-name="T2">inanimatum (ut opinatur Cluysippus), scd </text:span><text:span text:style-name="T15">timidum apud<text:line-break/></text:span><text:span text:style-name="T2">ipsos signisicat. Pari modo </text:span><text:span text:style-name="T15">cor </text:span><text:span text:style-name="T2">dolere </text:span><text:span text:style-name="T15">pro angi </text:span><text:span text:style-name="T2">ac </text:span><text:span text:style-name="T15">tri-<text:line-break/></text:span><text:span text:style-name="T2">stari dicunt, veluti </text:span><text:span text:style-name="T15">et hoc </text:span><text:span text:style-name="T2">ipse testatur eadem </text:span><text:span text:style-name="T15">in </text:span><text:span text:style-name="T2">hac </text:span><text:span text:style-name="T15">di-<text:line-break/>ctionum </text:span><text:span text:style-name="T2">serie modo </text:span><text:span text:style-name="T15">comprehensa, ubi pronunciat: tau-<text:line-break/>quam lu </text:span><text:span text:style-name="T2">corde </text:span><text:span text:style-name="T15">tristitiae dolor nnscatur. Similiter </text:span><text:span text:style-name="T28">in</text:span></text:p>
      <text:p text:style-name="P7"><text:span text:style-name="T15">omnibus orationibus Chrysippus imprudens </text:span><text:span text:style-name="T1">ac </text:span><text:span text:style-name="T15">inscius<text:line-break/>animi affectus partibus cerebro inferioribus iuesse astruit,<text:line-break/></text:span><text:span text:style-name="T24">non </text:span><text:span text:style-name="T15">rationalem animam, aut scientiae capacem, aut ve-<text:line-break/></text:span><text:span text:style-name="T24">ritatis </text:span><text:span text:style-name="T15">studiosam. </text:span><text:span text:style-name="T24">Sic </text:span><text:span text:style-name="T15">vero etiam, quum inferens</text:span><text:span text:style-name="T24">. </text:span><text:span text:style-name="T15">dicit;<text:line-break/></text:span><text:span text:style-name="T24">iVam </text:span><text:span text:style-name="T15">in totum, quemadmodum per initia dixi, admodum<text:line-break/>ostendunt et metiis et trisutia eadem in parte provenien-<text:line-break/></text:span><text:span text:style-name="T24">tes. </text:span><text:span text:style-name="T15">Attestatur </text:span><text:span text:style-name="T24">hic </text:span><text:span text:style-name="T15">quoque Platonis </text:span><text:span text:style-name="T24">sententiae. Item per<text:line-break/>subscquentia persimili modo non intelligit, </text:span><text:span text:style-name="T15">sc </text:span><text:span text:style-name="T24">adstrucrc,<text:line-break/>quod icnscens vis in corde collocetur. </text:span><text:span text:style-name="T15">Etenim in metu<text:line-break/></text:span><text:span text:style-name="T24">cordis </text:span><text:span text:style-name="T15">palpitatio evidens esi, et in banc partem totius<text:line-break/></text:span><text:span text:style-name="T24">irniniae </text:span><text:span text:style-name="T15">concursas; quum alioqutn non aoddentaliter ea<text:line-break/></text:span><text:span text:style-name="T24">eveniant, </text:span><text:span text:style-name="T15">tanquam aliud aliis ajsectum 'communicare<text:line-break/></text:span><text:span text:style-name="T24">soleat; </text:span><text:span text:style-name="T15">in quo </text:span><text:span text:style-name="T24">etiam considunt </text:span><text:span text:style-name="T15">circa ipsam ut </text:span><text:span text:style-name="T24">princi-<text:line-break/>pale in se </text:span><text:span text:style-name="T15">contracti, </text:span><text:span text:style-name="T24">tanquam </text:span><text:span text:style-name="T15">ab </text:span><text:span text:style-name="T24">ipso </text:span><text:span text:style-name="T15">conservari </text:span><text:span text:style-name="T24">de-<text:line-break/>beant: </text:span><text:span text:style-name="T15">tristitiae </text:span><text:span text:style-name="T24">quoque ajsectus indidem natura -oboriun-<text:line-break/>tur, nullius alterius consortia, neque loci dolentis con-<text:line-break/>sensa. Quippe doloribus nonnullis veltementibus eorum</text:span></text:p>
      <text:p text:style-name="P7"><text:span text:style-name="T2">causa inscsiantibus, alius quidem nullus locus asisoctio-*<text:line-break/>nes has ostendit, cordis autem regio maxime. </text:span><text:span text:style-name="T15">Haec<text:line-break/></text:span><text:span text:style-name="T2">omnia vere a Chrysippo dici affirmabimus, adhortabimurque<text:line-break/>ipsius sectatores eorum meminisse, et non amplius a </text:span><text:span text:style-name="T15">no-<text:line-break/></text:span><text:span text:style-name="T2">bis aliam requirere demonstrationem de eo, quod </text:span><text:span text:style-name="T15">metus,<text:line-break/></text:span><text:span text:style-name="T2">tristitiae, omnesque id genus affectus in corde consistant;<text:line-break/>verum hoc etiam ab ipsis Stoicis confessum </text:span><text:span text:style-name="T15">assumitur-;<text:line-break/></text:span><text:span text:style-name="T2">non solum enim Clirysippus, sed Cleanthes quoque </text:span><text:span text:style-name="T15">et<text:line-break/></text:span><text:span text:style-name="T2">Zeno haec prompte constituunt. Illud autem </text:span><text:span text:style-name="T15">inspicere<text:line-break/></text:span><text:span text:style-name="T2">solum convenit, </text:span><text:span text:style-name="T1">in </text:span><text:span text:style-name="T2">quo omnem dubitationem esse con-<text:line-break/>tingit, an etiam purs animae rationalis inibi </text:span><text:span text:style-name="T15">habeatur.<text:line-break/></text:span><text:span text:style-name="T2">Si enim quemadmodum animosa, manifesto his </text:span><text:span text:style-name="T15">verbis,<text:line-break/></text:span><text:span text:style-name="T2">quae Chrysippus jam subinde protulit, ostenditur </text:span><text:span text:style-name="T15">in<text:line-break/></text:span><text:span text:style-name="T2">corde contineri. Nos autem si et de rationali </text:span><text:span text:style-name="T15">per-<text:line-break/></text:span><text:span text:style-name="T2">similes his aut etiam vehementiores adhuc </text:span><text:span text:style-name="T15">demonstra-<text:line-break/></text:span><text:span text:style-name="T2">tiones apposuerimus de eo, quod in capite </text:span><text:span text:style-name="T15">et cere-<text:line-break/></text:span><text:span text:style-name="T2">bro ipsa existat, quid aliud quam Platonis et </text:span><text:span text:style-name="T15">Hippo-</text:span></text:p>
      <text:p text:style-name="P7"><text:span text:style-name="T15">cratis placitum ostendetur, </text:span><text:span text:style-name="T1">quum nos utrasque </text:span><text:span text:style-name="T15">demon-<text:line-break/>strationes composuerimus ?</text:span></text:p>
      <text:h text:style-name="Heading_20_2" text:outline-level="2">Cap. VI.</text:h>
      <text:p text:style-name="P75">Forte igitur praestiterit, quoniam in hunc<text:line-break/>sermonem incidimus, demousirationes scientisicas in me-<text:line-break/>moriam revocare, quibus de superiori commentario dif-<text:line-break/>fusius disputavi, assumptiones ostendens, unde aliquis pro-<text:line-break/>positum demonsuaverit. Erat autem id caput, ab iis,<text:line-break/>quae insunt acciduntque utrique visceri, secundum rei,<text:line-break/>de qua est quaestio, substantiam ordiri oportere; ac sane,<text:line-break/>quae insunt acciduntque utiique, privatiin omnia supra<text:line-break/>fumus executi. Porro horum capita haec quoque erant.<text:line-break/>Primum quidem, quod iusli-umentorum tum sensum tum<text:line-break/>niotum arbitrarium omnibus animalis partibus dispen-<text:line-break/>fantium, qui nervi appellantur, cerebrum originem ac prin-<text:line-break/>cipium esse contigit, veluti arteriarum cor. Deinde, quod,<text:line-break/>contusis aut vulneratis cerebri ventriculis, totum animans<text:line-break/>actutum torpidum evadit, non tamen interit vel arteriarum</text:p>
      <text:p text:style-name="P7"><text:span text:style-name="T2">vel cordis motus, quemadmodum, ubi cor similiter affectum’<text:line-break/>fuerit, arteriarum motus laeduntur, totum vero animal<text:line-break/>nullam neque fenfus neque motus noxam experiri vide-<text:line-break/>tur.' Insuper ostendimus, neutrum commemoratas faculta-<text:line-break/>tes alteri subministrare, neque cor cerebro sentientem<text:line-break/>motricemque pro arbitrio, neque cerebrum cordi pulsa--<text:line-break/>tricem, scd est utraque pars ulriusque facultatis </text:span><text:span text:style-name="T24">veluti.<text:line-break/></text:span><text:span text:style-name="T2">fons aliquis. Jam ratio ostendit quoque a morbis testi-<text:line-break/>monium, de quo in fubscquentibus copiosius agemus:<text:line-break/>cerebro etenim patiente, prompte defipere animal </text:span><text:span text:style-name="T24">et<text:line-break/></text:span><text:span text:style-name="T2">motus' sensusque expers reddi, at corde affecto, in syn-<text:line-break/>copen' prolabi et interice, praedictorum autem </text:span><text:span text:style-name="T24">ne<text:line-break/></text:span><text:span text:style-name="T2">unum quidem perpeti. Itaque, si in eum modum haec </text:span><text:span text:style-name="T24">se<text:line-break/></text:span><text:span text:style-name="T2">habent, quemadmodum habent, </text:span><text:span text:style-name="T1">et </text:span><text:span text:style-name="T2">qui ex corde nervos<text:line-break/>prodire tuentur, dicere quidem hoc possunt et scribere,<text:line-break/>quemadmodum etiam alia pleraque et' dicunt ct scri-<text:line-break/>bunt, non tamen in animantibus evidenter ostendere.</text:span></text:p>
      <text:p text:style-name="P7"><text:span text:style-name="T15">Siquidem, quod principium dicitur, a quo </text:span><text:span text:style-name="T1">ncrvi </text:span><text:span text:style-name="T15">pro-<text:line-break/>veniunt, cerebrum existere neccsse est. Quae autem-<text:line-break/>Chrysippus impendio prolixus de corde disseruit, non<text:line-break/>ratiocinari riscus indicant, scd irasci, timere, et trillari, ac-<text:line-break/>omnia quae irulcibilis animae tum opera, tum affectus<text:line-break/>existunt.</text:span></text:p>
      <text:h text:style-name="Heading_20_2" text:outline-level="2">Cap. VII.</text:h>
      <text:p text:style-name="P45"><text:span text:style-name="T15">Id profecto, quod jam antea hoc in libro<text:line-break/>dixi, nunc etiam repetere est necessarium, quod Chrysip-<text:line-break/></text:span><text:span text:style-name="T24">pus </text:span><text:span text:style-name="T15">lu oratione post citasa verba prompte rursus assumit,<text:line-break/>ex uno folo utrulque facultates ordiri, ne una quidem-<text:line-break/>demonstratione, aut persuasione, aut probabilitate orationi<text:line-break/></text:span><text:span text:style-name="T24">adjecta, </text:span><text:span text:style-name="T15">ut ex ipsa sententia constabit, quae hunc in nio-<text:line-break/></text:span><text:span text:style-name="T24">dum sonat. </text:span><text:span text:style-name="T15">Absurde itaque id ex his ducendum, sive<text:line-break/></text:span><text:span text:style-name="T24">non </text:span><text:span text:style-name="T15">dicant tristitiam et timorem dolores ese, sive dolo-<text:line-break/></text:span><text:span text:style-name="T24">res in </text:span><text:span text:style-name="T15">alio loco gigni, quam </text:span><text:span text:style-name="T24">in </text:span><text:span text:style-name="T15">animae principatu. JJa-<text:line-break/></text:span><text:span text:style-name="T24">dem etiam </text:span><text:span text:style-name="T15">de gaudio et considentia dicemus, prae in<text:line-break/></text:span><text:span text:style-name="T24">corde generari </text:span><text:span text:style-name="T15">videntur. </text:span><text:span text:style-name="T24">Jdam </text:span><text:span text:style-name="T15">quomodo, quum pede aut</text:span></text:p>
      <text:p text:style-name="P7"><text:span text:style-name="T2">capite laboramus, in his locis dolor gignitur, ita etiam<text:line-break/>tristitiae dolorem in thorace oborientem percipimus,<text:line-break/>quum neque tristitia non sit dolor, neque in alio quo-<text:line-break/>dam </text:span><text:span text:style-name="T1">loco </text:span><text:span text:style-name="T2">quam animae principis ipsa obveniat. Adversus<text:line-break/>haec verba aequum est Chrysippo respondere juxta </text:span><text:span text:style-name="T15">sin-<text:line-break/></text:span><text:span text:style-name="T2">gula capita, quae discutio, priori statim </text:span><text:span text:style-name="T15">ab </text:span><text:span text:style-name="T2">initio </text:span><text:span text:style-name="T15">repe-<text:line-break/></text:span><text:span text:style-name="T2">tito, ubi affirmat, tristitiam, timorem et dolorem </text:span><text:span text:style-name="T15">crucia-<text:line-break/></text:span><text:span text:style-name="T2">tus existere. Sive enim aliquis nos interrogans ita </text:span><text:span text:style-name="T15">dicat,<text:line-break/></text:span><text:span text:style-name="T2">quemadmodum Chrysippus dixit, sive pronuncians </text:span><text:span text:style-name="T15">senten-<text:line-break/></text:span><text:span text:style-name="T2">tiam, laudabimus illius sermonem </text:span><text:span text:style-name="T15">dicemusque, timorem, tri-<text:line-break/></text:span><text:span text:style-name="T2">stitiam et dolorem cruciatus esse genere, imo; si </text:span><text:span text:style-name="T15">oportet<text:line-break/></text:span><text:span text:style-name="T2">sccundum Graecorum consuetudinem </text:span><text:span text:style-name="T15">uti nominibus, dolo-<text:line-break/></text:span><text:span text:style-name="T2">res et cruciatus nihil luter se differre, quemadmodum </text:span><text:span text:style-name="T15">ne-<text:line-break/></text:span><text:span text:style-name="T2">que columnam et pilam, neque </text:span><text:span text:style-name="T15">lumina et </text:span><text:span text:style-name="T2">oculos; </text:span><text:span text:style-name="T15">timoris<text:line-break/></text:span><text:span text:style-name="T2">vero et tristitiae veluti genus </text:span><text:span text:style-name="T15">esse </text:span><text:span text:style-name="T2">quoddam </text:span><text:span text:style-name="T15">cruciatuum.<text:line-break/></text:span><text:span text:style-name="T2">In principis animae facultatis loco dolores </text:span><text:span text:style-name="T15">oboriri, id<text:line-break/></text:span><text:span text:style-name="T2">nondunr Chrysippo concedemus, doloremque </text:span><text:span text:style-name="T15">in princi-</text:span></text:p>
      <text:p text:style-name="P7"><text:span text:style-name="T15">patu animae consistere. Aequum itaque est ostendere, in<text:line-break/>imo eodcmque viscere utrasque habiture facultates. </text:span><text:span text:style-name="T1">At<text:line-break/></text:span><text:span text:style-name="T15">vero quid dico in uno et eodem? Non enim ad<text:line-break/>Chrysippum ita facere verba convenit, fed ad Aristote-<text:line-break/></text:span><text:span text:style-name="T24">lem, </text:span><text:span text:style-name="T15">qui quidem plurcs in anima nostra facultates ge-<text:line-break/></text:span><text:span text:style-name="T24">nere </text:span><text:span text:style-name="T15">diversas esse conccdit, non tamen in alio atque alio<text:line-break/></text:span><text:span text:style-name="T24">viscere </text:span><text:span text:style-name="T15">collocari. Omnium namque principium cor esse<text:line-break/></text:span><text:span text:style-name="T24">vult; </text:span><text:span text:style-name="T15">Chrysippus autem neque facultalcs ipsas inter se<text:line-break/></text:span><text:span text:style-name="T24">diffcrre </text:span><text:span text:style-name="T15">profitetur, neque alia quadam facultate animal<text:line-break/></text:span><text:span text:style-name="T24">irasri, </text:span><text:span text:style-name="T15">alia concupiscere, alia ratiocinari; quare neque<text:line-break/></text:span><text:span text:style-name="T24">nos ita </text:span><text:span text:style-name="T15">id ipsum propone reconvenit, quemadmodum antea<text:line-break/></text:span><text:span text:style-name="T24">diximus, </text:span><text:span text:style-name="T15">ostendere adhorlentes, quomodo in eodem ani-<text:line-break/></text:span><text:span text:style-name="T24">mantis </text:span><text:span text:style-name="T15">loco et irascibilis animae facultas sit et rationa-<text:line-break/></text:span><text:span text:style-name="T24">lis et </text:span><text:span text:style-name="T15">concupiscens. Itaque adhorsabimur vel </text:span><text:span text:style-name="T24">Chrysip-<text:line-break/>pum, vel ejus </text:span><text:span text:style-name="T15">sectatorem, ut priorem hanc ct generalio-<text:line-break/></text:span><text:span text:style-name="T24">rem quaestionem </text:span><text:span text:style-name="T15">constituat et demonstret Haec autem<text:line-break/></text:span><text:span text:style-name="T24">est, cjusdem </text:span><text:span text:style-name="T15">facultatis opera existere ratiocinari, irasci,</text:span></text:p>
      <text:p text:style-name="P7"><text:span text:style-name="T2">cibos potusque </text:span><text:span text:style-name="T1">ac </text:span><text:span text:style-name="T2">venerem appetere. Nos siquidem<text:line-break/>quum in aliis animantibus evidenter ea distinctu </text:span><text:span text:style-name="T15">esse<text:line-break/></text:span><text:span text:style-name="T2">ostendimus, tum praeterea in pucris</text:span><text:span text:style-name="T15">, </text:span><text:span text:style-name="T2">qui, </text:span><text:span text:style-name="T15">ratione minimc<text:line-break/></text:span><text:span text:style-name="T2">utuntur, iracundiae autem </text:span><text:span text:style-name="T15">et </text:span><text:span text:style-name="T2">concupiscentiis </text:span><text:span text:style-name="T15">validissimis<text:line-break/></text:span><text:span text:style-name="T2">tanquam ferae inserviunt. Jam inter </text:span><text:span text:style-name="T15">nos ipsos qui </text:span><text:span text:style-name="T24">ra-<text:line-break/></text:span><text:span text:style-name="T2">tione maxime </text:span><text:span text:style-name="T15">utitur, </text:span><text:span text:style-name="T2">minime </text:span><text:span text:style-name="T15">concupiscit et irascitur;<text:line-break/></text:span><text:span text:style-name="T2">qui vero irrationali cuipiam animae </text:span><text:span text:style-name="T15">parti obnoxius </text:span><text:span text:style-name="T24">est,<text:line-break/></text:span><text:span text:style-name="T2">minime ratione </text:span><text:span text:style-name="T15">utitur</text:span><text:span text:style-name="T17">-</text:span><text:span text:style-name="T15">. </text:span><text:span text:style-name="T2">Ad haec </text:span><text:span text:style-name="T15">Medeae Euripidis </text:span><text:span text:style-name="T24">et<text:line-break/></text:span><text:span text:style-name="T2">Ulyssis Homerici impraesentiarum habenda </text:span><text:span text:style-name="T15">est mentio, </text:span><text:span text:style-name="T24">in<text:line-break/></text:span><text:span text:style-name="T2">quibus utraeque animae partes inter sc </text:span><text:span text:style-name="T15">contendcbant;<text:line-break/></text:span><text:span text:style-name="T2">innuentes manifesto, non unam existere. </text:span><text:span text:style-name="T15">Vicit autem </text:span><text:span text:style-name="T24">in<text:line-break/></text:span><text:span text:style-name="T2">prudentiore pars animae potior, in indocta et </text:span><text:span text:style-name="T15">barbara </text:span><text:span text:style-name="T24">de-<text:line-break/></text:span><text:span text:style-name="T2">terior. Ac lu plerisque hominibus hujusmodi secundum </text:span><text:span text:style-name="T24">ani-<text:line-break/></text:span><text:span text:style-name="T2">mam eveniunt, </text:span><text:span text:style-name="T15">ratione </text:span><text:span text:style-name="T2">nonnunquam </text:span><text:span text:style-name="T15">cum </text:span><text:span text:style-name="T2">parte </text:span><text:span text:style-name="T24">nascibili<text:line-break/></text:span><text:span text:style-name="T2">pugnante, nonnunquam cum </text:span><text:span text:style-name="T15">appetente. At </text:span><text:span text:style-name="T24">Chrysippus<text:line-break/></text:span><text:span text:style-name="T2">una cum aliis Stoicis in brutis animalibus </text:span><text:span text:style-name="T15">prope </text:span><text:span text:style-name="T24">re-<text:line-break/></text:span><text:span text:style-name="T2">cedit ad dogma, ne appetere </text:span><text:span text:style-name="T15">quidem </text:span><text:span text:style-name="T2">ea </text:span><text:span text:style-name="T24">prouunciaus.<text:line-break/></text:span><text:span text:style-name="T2">Ac milii de sermonis impudentia </text:span><text:span text:style-name="T15">prius dictum </text:span><text:span text:style-name="T24">est:</text:span></text:p>
      <text:p text:style-name="P7"><text:span text:style-name="T28">in </text:span><text:span text:style-name="T15">pueris autem ultro citroque cavillantur, non similiter'<text:line-break/>omnes, fed impudentia ct praeter id quod apparet pro-<text:line-break/>nunciando omnes sibi respondenti Dicturus sum autem<text:line-break/></text:span><text:span text:style-name="T28">de </text:span><text:span text:style-name="T15">his uberius postea. Pari modo- etiam de animae affe-<text:line-break/></text:span><text:span text:style-name="T28">ctuum </text:span><text:span text:style-name="T15">differentia nihil dicunt, in quo cum evidentibus,<text:line-break/></text:span><text:span text:style-name="T28">aut </text:span><text:span text:style-name="T15">inter fe ipsos conveniant, • aut unusquisque fecum.<text:line-break/></text:span><text:span text:style-name="T28">De </text:span><text:span text:style-name="T15">quibus omnibus decrevi subscquenti libro quarto -<text:line-break/></text:span><text:span text:style-name="T28">tractare. </text:span><text:span text:style-name="T15">Hic enim tertius haud scio quomodo inter-<text:line-break/></text:span><text:span text:style-name="T28">ruptus </text:span><text:span text:style-name="T15">est propter Stoicorum contentiones, qui non<text:line-break/></text:span><text:span text:style-name="T28">aliquibus </text:span><text:span text:style-name="T15">eorum, quae Chrysippus prodidit, scd universis<text:line-break/></text:span><text:span text:style-name="T28">contradicere </text:span><text:span text:style-name="T15">compulerunt. Ego vero eorum quidem,<text:line-break/></text:span><text:span text:style-name="T28">quae </text:span><text:span text:style-name="T15">Chrysippus etiam sensit superfluo a se nicta, ac<text:line-break/></text:span><text:span text:style-name="T28">quae </text:span><text:span text:style-name="T15">forsan alicui (ut ipse ait)’ a grammatista quodam<text:line-break/></text:span><text:span text:style-name="T28">aut anu </text:span><text:span text:style-name="T15">garrula videntur effutita,; satius putavi esse non'<text:line-break/></text:span><text:span text:style-name="T28">omnino </text:span><text:span text:style-name="T15">meminisse.- Reliquis autem uuiversis bifariam<text:line-break/></text:span><text:span text:style-name="T28">partitis, </text:span><text:span text:style-name="T15">superiori libro percensui, quae omnium erant<text:line-break/></text:span><text:span text:style-name="T28">validissima. </text:span><text:span text:style-name="T15">Ea vero, quae de animae affectibus quaerun-<text:line-break/></text:span><text:span text:style-name="T28">tur, hoc </text:span><text:span text:style-name="T15">tertio commentationum libro statueram expe-</text:span></text:p>
      <text:p text:style-name="P7"><text:span text:style-name="T2">dire. Hoc itaque (si deus nos fervet) omnino faciemus.<text:line-break/>At quia impraesentiarum meminisse omnium decrevimus,<text:line-break/>quae Chrysippus priore libro de principe animae </text:span><text:span text:style-name="T24">facul-<text:line-break/></text:span><text:span text:style-name="T2">tate disserens prodidit, tempestivum deinceps jam </text:span><text:span text:style-name="T24">fue-<text:line-break/></text:span><text:span text:style-name="T2">rit commemoratis reliqua adjungere. Cohaeret </text:span><text:span text:style-name="T24">itaque<text:line-break/></text:span><text:span text:style-name="T2">falis quidem Chrysippi sententia superius </text:span><text:span text:style-name="T24">comrnemora-<text:line-break/></text:span><text:span text:style-name="T2">tae, secundmn quam insuper lationis impetum et </text:span><text:span text:style-name="T24">ejus-<text:line-break/></text:span><text:span text:style-name="T2">modi omnia dicuntur. Attigi cor tuum sicuti animam,<text:line-break/>et attingo cor dicimus, non aeque dicentes, quod </text:span><text:span text:style-name="T24">aliqui<text:line-break/></text:span><text:span text:style-name="T2">nos penetraverint in cerebro et in visceribus et&gt; </text:span><text:span text:style-name="T24">in jecore,<text:line-break/></text:span><text:span text:style-name="T2">scd praedictis similiter. IUa enim mihi videntur </text:span><text:span text:style-name="T24">dici,<text:line-break/></text:span><text:span text:style-name="T2">tanquam aliquis proserat, interiora tua attingo</text:span><text:span text:style-name="T24">, </text:span><text:span text:style-name="T28">malesu<text:line-break/></text:span><text:span text:style-name="T2">cio eousique perveniente. Corde autem </text:span><text:span text:style-name="T24">quemadmodum<text:line-break/></text:span><text:span text:style-name="T2">anima utimur, atque haec innotescent </text:span><text:span text:style-name="T24">observantibus </text:span><text:span text:style-name="T28">ma-<text:line-break/></text:span><text:span text:style-name="T2">gis, quod in his, praeter quod nihll demonstrat, </text:span><text:span text:style-name="T24">et </text:span><text:span text:style-name="T28">idio-<text:line-break/></text:span><text:span text:style-name="T2">tas vocat testes, nihil ex propositis </text:span><text:span text:style-name="T24">concludit. </text:span><text:span text:style-name="T28">Verum<text:line-break/></text:span><text:span text:style-name="T2">quod patibilis et irrationalis animae pars</text:span><text:span text:style-name="T24">, non </text:span><text:span text:style-name="T28">ra-<text:line-break/></text:span><text:span text:style-name="T2">tionalis in corde habeatur </text:span><text:span text:style-name="T24">ostendat, aperte </text:span><text:span text:style-name="T28">constat;</text:span></text:p>
      <text:p text:style-name="P7"><text:span text:style-name="T2">quapropter neque longius ipsis immorari convenit, </text:span><text:span text:style-name="T1">quum<text:line-break/></text:span><text:span text:style-name="T2">similem habeant abfurditatem iis, quae jam subinde indicari.<text:line-break/></text:span><text:span text:style-name="T24">Post </text:span><text:span text:style-name="T2">praescriptam sententiam alia quaedam subsequitur,<text:line-break/></text:span><text:span text:style-name="T24">qua </text:span><text:span text:style-name="T2">evisceratos et nullo praeditos cerebro exponit, quo-<text:line-break/>modo dicantur; de qua abunde supra disputatum esu<text:line-break/></text:span><text:span text:style-name="T24">Ab </text:span><text:span text:style-name="T2">his hujusmodi quaedam tradit: Ob talem potijsimum<text:line-break/>propensionem videntur mihi etiam, qui majore ulciscendi<text:line-break/></text:span><text:span text:style-name="T24">Hudio </text:span><text:span text:style-name="T2">in quosidam feruntur, ad hoc evellendum impelli,<text:line-break/></text:span><text:span text:style-name="T24">quo </text:span><text:span text:style-name="T2">impetu ntagis intensa etiam ad reliqua viscera si-<text:line-break/>militer seruntur. Hic rursus Chrysippus haud noni quo-<text:line-break/></text:span><text:span text:style-name="T24">modo </text:span><text:span text:style-name="T2">ignorat se diversum quiddam a proposita conside-<text:line-break/></text:span><text:span text:style-name="T24">ratione </text:span><text:span text:style-name="T2">astruere. Nam qui minitantur quibusdam, ceu<text:line-break/></text:span><text:span text:style-name="T24">oculos ipsorum </text:span><text:span text:style-name="T2">nonnunquam evellere dicunt, aut con-<text:line-break/></text:span><text:span text:style-name="T24">fringere </text:span><text:span text:style-name="T2">caput, aut comminuere crura; eodem modo in-<text:line-break/></text:span><text:span text:style-name="T24">terdum </text:span><text:span text:style-name="T2">cor quoque extrahere dicunt, eodem significatu,<text:line-break/></text:span><text:span text:style-name="T24">quo est </text:span><text:span text:style-name="T2">occidere. Sed quid hoc ad praesentia pertinet?<text:line-break/></text:span><text:span text:style-name="T24">Nam amputare </text:span><text:span text:style-name="T2">nonnunquam aures et nasum, item dis-</text:span></text:p>
      <text:p text:style-name="P7"><text:span text:style-name="T2">cerpere </text:span><text:span text:style-name="T1">frequenter </text:span><text:span text:style-name="T2">aliis minantur homines. Et quae-<text:line-break/>dam mulier </text:span><text:span text:style-name="T1">apud </text:span><text:span text:style-name="T2">poetam precando haec dicit:</text:span></text:p>
      <text:p text:style-name="P25"><text:span text:style-name="T2"><text:tab/>Jlujus ego medium </text:span><text:span text:style-name="T1">hepar </text:span><text:span text:style-name="T2">haberem</text:span></text:p>
      <text:p text:style-name="P68">Vescendum incumbens -—</text:p>
      <text:p text:style-name="P6"><text:span text:style-name="T2">Cur igitur non etiam jecur animae initium, carissime<text:line-break/>Chrysippe, pronuncianius</text:span><text:span text:style-name="T1">, </text:span><text:span text:style-name="T2">praefertim quum Homerum,<text:line-break/>tantum poetam, ejus rei testem' habeamus, cui </text:span><text:span text:style-name="T15">justius<text:line-break/></text:span><text:span text:style-name="T2">erat te fidem adhibere, quam idlotis? llic sane-</text:span><text:span text:style-name="T15">praeter<text:line-break/></text:span><text:span text:style-name="T2">alia adhuc etiam haec de jecinore prodidit:</text:span></text:p>
      <text:p text:style-name="P4"><text:span text:style-name="T2">Et Tityum vidi, clarae telluris alumnum,<text:line-break/>Porrigitur cui tota novem per jugera corpus.<text:line-break/>Hinc atque </text:span><text:span text:style-name="T1">hinc </text:span><text:span text:style-name="T2">geminos rostro urget vultur </text:span><text:span text:style-name="T15">adunco.<text:line-break/></text:span><text:span text:style-name="T2">Immortale jecur tondens </text:span><text:span text:style-name="T1">• </text:span><text:span text:style-name="T2">jacet illc supinus.<text:line-break/>Nec depellendi manibus datur nlla potestas.</text:span></text:p>
      <text:p text:style-name="P63">, Latonae namque ausus erat tentare cubile.<text:line-break/>Quum Pytho Panopei peteret per amoena vireta.</text:p>
      <text:p text:style-name="P6"><text:span text:style-name="T2">In his poeta manifesto concupiscentem </text:span><text:span text:style-name="T15">animae faculta-<text:line-break/></text:span><text:span text:style-name="T2">tem jecinori irresse indicat. Quod enim, </text:span><text:span text:style-name="T15">ait, Tityus</text:span></text:p>
      <text:p text:style-name="P7"><text:span text:style-name="T15">Latonam constuprare cupierit,' ideo vultures jecur ipsius<text:line-break/>rodunt, tanquam illatae contumeliae poenam in id potis-<text:line-break/>simum rejicientes. Sed hic quidem laudo Chrysippum,<text:line-break/>quod sua sponte subticuerit id, quod opinionem ejus sub-<text:line-break/>vertit; in quibus autem vel nihil concludit, vel contra<text:line-break/>se testes citat, ibi </text:span><text:span text:style-name="T24">autumo </text:span><text:span text:style-name="T15">hominem non intelligere re-<text:line-break/>rum consequentiam ac inter se pugnantium, quemadmo-<text:line-break/>dum in bis, quae commemorata subsequuntur hoc modo:<text:line-break/></text:span><text:span text:style-name="T24">Jit </text:span><text:span text:style-name="T15">irascentiam </text:span><text:span text:style-name="T24">ajsectus </text:span><text:span text:style-name="T15">in thorace oboriri apparent, item<text:line-break/>amantium. (Quapropter etiam concupiscentia in his pa-<text:line-break/></text:span><text:span text:style-name="T24">tistimum </text:span><text:span text:style-name="T15">locis accidit. In unaquaque hujusmodi serie<text:line-break/></text:span><text:span text:style-name="T24">acclamare </text:span><text:span text:style-name="T15">convenit: </text:span><text:span text:style-name="T24">Quid igitur </text:span><text:span text:style-name="T15">hoc, o </text:span><text:span text:style-name="T24">Chrysippe, </text:span><text:span text:style-name="T15">ad<text:line-break/></text:span><text:span text:style-name="T24">vini </text:span><text:span text:style-name="T15">rationalem, de qua est quaestio? Non enim'de ira-<text:line-break/></text:span><text:span text:style-name="T24">scentibus </text:span><text:span text:style-name="T15">aut </text:span><text:span text:style-name="T24">concupisccntibus erat </text:span><text:span text:style-name="T15">dubitatio, an 'in tho-<text:line-break/></text:span><text:span text:style-name="T24">racc et </text:span><text:span text:style-name="T15">circa </text:span><text:span text:style-name="T24">thoracem ila habentibus </text:span><text:span text:style-name="T15">affectiones movean-<text:line-break/></text:span><text:span text:style-name="T24">tur, </text:span><text:span text:style-name="T15">sed </text:span><text:span text:style-name="T24">an etiam rationalis </text:span><text:span text:style-name="T15">vis indidem habeatur. Post<text:line-break/></text:span><text:span text:style-name="T24">haec autem sic scribit; </text:span><text:span text:style-name="T15">Admodum consirmani </text:span><text:span text:style-name="T24">id, </text:span><text:span text:style-name="T15">quod</text:span></text:p>
      <text:p text:style-name="P7"><text:span text:style-name="T2">dicitur, ut aiebam, etiam meditationes in ipsis stactae<text:line-break/></text:span><text:span text:style-name="T1">tum </text:span><text:span text:style-name="T2">verborum, tum similium. In quo enim haec omnia<text:line-break/>persiduntur, ibi plane consentaneum esi sermonis expli-<text:line-break/>cationem fieri, </text:span><text:span text:style-name="T1">ac </text:span><text:span text:style-name="T2">indidem nos dicere et meditari. </text:span><text:span text:style-name="T15">Haec<text:line-break/></text:span><text:span text:style-name="T2">vera, o Chrysippe, scribis. In qua enim parte apud </text:span><text:span text:style-name="T15">nos<text:line-break/></text:span><text:span text:style-name="T2">meditamur, aut cum silentio quoque cogitando percensemus,<text:line-break/>haec est rationi dicata: verum cerebrurnne, au </text:span><text:span text:style-name="T15">cor pars<text:line-break/></text:span><text:span text:style-name="T2">sit, quae intelligit (quod per initia quaerebamus), </text:span><text:span text:style-name="T15">demon-<text:line-break/></text:span><text:span text:style-name="T2">strasse te oportebat, et non priore lemmate sumpto, </text:span><text:span text:style-name="T15">quod<text:line-break/></text:span><text:span text:style-name="T2">apud omnes in confesso est, putare te aliquid ab eo </text:span><text:span text:style-name="T15">am-<text:line-break/></text:span><text:span text:style-name="T2">plius ad eorum, quae disquiruntur, inventionem </text:span><text:span text:style-name="T15">habitu-<text:line-break/></text:span><text:span text:style-name="T2">rum. Nemo enim est, qui non fateatur, </text:span><text:span text:style-name="T15">in qua consi-<text:line-break/></text:span><text:span text:style-name="T2">deramus et disserimus, in ea parte principem </text:span><text:span text:style-name="T15">esse ani-<text:line-break/></text:span><text:span text:style-name="T2">mae facultatem. Sed non hoc erat, quod </text:span><text:span text:style-name="T15">inquiritur, ve-<text:line-break/></text:span><text:span text:style-name="T2">rurn an cor haec sit pars, quod non </text:span><text:span text:style-name="T15">demonstrasti, nisi<text:line-break/></text:span><text:span text:style-name="T2">sorte dicas, te sentire in corde, dum </text:span><text:span text:style-name="T15">ratiocinaris. Atqui<text:line-break/></text:span><text:span text:style-name="T2">inter </text:span><text:span text:style-name="T15">initia </text:span><text:span text:style-name="T2">totius </text:span><text:span text:style-name="T15">sermonis </text:span><text:span text:style-name="T2">hunc in modum </text:span><text:span text:style-name="T15">dixisti: Ita<text:line-break/></text:span><text:span text:style-name="T2">locus nos subterscugere videtur, dum </text:span><text:span text:style-name="T15">neque sensus evi-</text:span></text:p>
      <text:p text:style-name="P7"><text:span text:style-name="T2">dens apparet, quod in reliquis contigit, neque conjecturae<text:line-break/>sint, quibus aliquis hoc postsit colligere; neque enim eouse<text:line-break/>que controversia inter </text:span><text:span text:style-name="T1">medicos et philosophos procejsijset.<text:line-break/></text:span><text:span text:style-name="T2">Haec locutus Chrysippus, si rursus lu eodem libro dicat,<text:line-break/>nos ratiocinationes in corde oborientes percipere, neque<text:line-break/></text:span><text:span text:style-name="T15">sui </text:span><text:span text:style-name="T2">ipsius videbitur meminisse, et contra evidentia mentiri;<text:line-break/></text:span><text:span text:style-name="T15">non </text:span><text:span text:style-name="T2">est tamen vir talis. Quare non dicet, ex sensu quo-<text:line-break/></text:span><text:span text:style-name="T15">dam </text:span><text:span text:style-name="T2">singula praedicta in corde fieri, se agnoscere.<text:line-break/></text:span><text:span text:style-name="T15">Attamen </text:span><text:span text:style-name="T2">si non sensu, sed demonstratione aliqua, quam<text:line-break/></text:span><text:span text:style-name="T15">lubens </text:span><text:span text:style-name="T2">eam </text:span><text:span text:style-name="T15">audrvcrim. </text:span><text:span text:style-name="T2">Mihi sane ridetur sermone de<text:line-break/></text:span><text:span text:style-name="T15">voce </text:span><text:span text:style-name="T2">etiam nunc </text:span><text:span text:style-name="T15">usus </text:span><text:span text:style-name="T2">esse, quod ex iis, quae insert, con-<text:line-break/></text:span><text:span text:style-name="T15">jicio; </text:span><text:span text:style-name="T2">nam ah intellectu (inquit) dicere oportet, et apud<text:line-break/></text:span><text:span text:style-name="T15">se ipsum </text:span><text:span text:style-name="T2">dicere, </text:span><text:span text:style-name="T15">aut vocem </text:span><text:span text:style-name="T2">explicare, et. corde cogitare,<text:line-break/></text:span><text:span text:style-name="T15">et apud </text:span><text:span text:style-name="T2">se vocem proferre, et foras emittere. Etenim<text:line-break/></text:span><text:span text:style-name="T15">consessum aliquod capiens, tanquam </text:span><text:span text:style-name="T2">ejusdem partis </text:span><text:span text:style-name="T15">sit di-<text:line-break/>cere et apud </text:span><text:span text:style-name="T2">sc </text:span><text:span text:style-name="T15">dicere, deinde assumens, </text:span><text:span text:style-name="T2">idem </text:span><text:span text:style-name="T15">cordis<text:line-break/>opus esse </text:span><text:span text:style-name="T2">dicere, ex </text:span><text:span text:style-name="T15">ambobus </text:span><text:span text:style-name="T2">concludit, </text:span><text:span text:style-name="T15">in corde fieri.</text:span></text:p>
      <text:p text:style-name="P26"><text:span text:style-name="T4">•<text:tab/></text:span><text:span text:style-name="T2">»<text:tab/>'♦<text:tab/></text:span><text:span text:style-name="T15">i</text:span></text:p>
      <text:p text:style-name="P6"><text:span text:style-name="T2">ut aliquis apud se' dicat. Verum nos superiori libro ra-<text:line-break/>tionem a Zcnone propositam, cur vox ex corde edere-<text:line-break/>lur, pravam ostendimus. Quapropter etiam nunc </text:span><text:span text:style-name="T15">ratio<text:line-break/></text:span><text:span text:style-name="T2">a Chrysippo proposita simul cum illa sublata </text:span><text:span text:style-name="T15">est aboli-<text:line-break/></text:span><text:span text:style-name="T2">taque. ' Itaque sequentem jam inspiciamus. Huic </text:span><text:span text:style-name="T15">au-,<text:line-break/></text:span><text:span text:style-name="T2">tem conforme esi, quod gemitus quoque inde </text:span><text:span text:style-name="T15">proce-<text:line-break/></text:span><text:span text:style-name="T2">dunt. At gemitus, o Chrysippe, et voces ex thorace </text:span><text:span text:style-name="T15">qui-<text:line-break/></text:span><text:span text:style-name="T2">dem ct pulmone dicemus emitti, non tamen ex </text:span><text:span text:style-name="T15">corde,<text:line-break/></text:span><text:span text:style-name="T2">quemadmodum nec voces; demonstravimus namque </text:span><text:span text:style-name="T15">haec<text:line-break/></text:span><text:span text:style-name="T2">singula alibi, non simpliciter, nec, quemadmodum </text:span><text:span text:style-name="T15">tu,<text:line-break/></text:span><text:span text:style-name="T2">nulla demonstratione adhibita. Ab his versuum </text:span><text:span text:style-name="T15">rnulti-<text:line-break/></text:span><text:span text:style-name="T2">tudinem Clu-yfippus citat, lex quibus plurinia </text:span><text:span text:style-name="T15">fecum' pug-<text:line-break/></text:span><text:span text:style-name="T2">nant, uti antea ostcndi. </text:span><text:span text:style-name="T1">lu </text:span><text:span text:style-name="T2">iis autem, quac </text:span><text:span text:style-name="T15">vcrsibus<text:line-break/></text:span><text:span text:style-name="T2">interjccla sunt, quamvis paucissima existant, </text:span><text:span text:style-name="T15">Chrysippus<text:line-break/></text:span><text:span text:style-name="T2">ipse sibi, adversatur: quod subscquenti </text:span><text:span text:style-name="T15">libro ostendam,<text:line-break/></text:span><text:span text:style-name="T2">ubi de aiiimi asscctihus sermonem </text:span><text:span text:style-name="T15">instituere decrevi. Iii<text:line-break/></text:span><text:span text:style-name="T2">pracfentia verborum' solum ipsius </text:span><text:span text:style-name="T15">mentionem facturus</text:span></text:p>
      <text:p text:style-name="P7"><text:span text:style-name="T15">sum, quae hunc in modum habent. Poeta </text:span><text:span text:style-name="T1">paulo </text:span><text:span text:style-name="T15">in his<text:line-break/>prolixior inultis adsiruit, et rationalem vim et </text:span><text:span text:style-name="T1">iraseibi-<text:line-break/></text:span><text:span text:style-name="T15">lem hoc in loco consistere, congregans in idem ipsas,<text:line-break/>quemad/nodum et faciendum esi </text:span><text:span text:style-name="T1">• </text:span><text:span text:style-name="T15">manifeste enim inibi<text:line-break/>concedit, diversum quiddam ab anima rationali esse et<text:line-break/></text:span><text:span text:style-name="T24">irascibilem et concupiscentem. </text:span><text:span text:style-name="T15">In corde autem habitare<text:line-break/>affirmat, quod </text:span><text:span text:style-name="T24">Aristotelis, </text:span><text:span text:style-name="T15">non Stoicorum dogma est;<text:line-break/></text:span><text:span text:style-name="T24">delude praefatus quaedam, ubi </text:span><text:span text:style-name="T15">poeta in </text:span><text:span text:style-name="T24">corde </text:span><text:span text:style-name="T15">rationem<text:line-break/>haberi pronnnciat, </text:span><text:span text:style-name="T24">ita </text:span><text:span text:style-name="T15">infert ex consequentibus: Quod<text:line-break/></text:span><text:span text:style-name="T24">vero </text:span><text:span text:style-name="T15">et concupisaibilis hic resideat, hinc constat;</text:span></text:p>
      <text:p text:style-name="P72">Nunquam alias animum languenti in pectore nostrum<text:line-break/>Seu dea seu mulier tanto devinxit amorc.</text:p>
      <text:p text:style-name="P6"><text:span text:style-name="T24">Postea </text:span><text:span text:style-name="T15">rursus </text:span><text:span text:style-name="T24">adducit: Quod </text:span><text:span text:style-name="T15">iraseibilissacultas </text:span><text:span text:style-name="T24">inibi ha-<text:line-break/>beatur, </text:span><text:span text:style-name="T15">hususenodi </text:span><text:span text:style-name="T24">plura declarant</text:span><text:span text:style-name="T16">:</text:span></text:p>
      <text:p text:style-name="P4"><text:span text:style-name="T24">Non </text:span><text:span text:style-name="T15">iram Junio </text:span><text:span text:style-name="T24">tenuit sub </text:span><text:span text:style-name="T15">pectore, at inquit.</text:span></text:p>
      <text:p text:style-name="P84">Et:</text:p>
      <text:p text:style-name="P4"><text:span text:style-name="T15">Atque ira </text:span><text:span text:style-name="T24">hunc quamvis sapientem </text:span><text:span text:style-name="T15">adurens.</text:span></text:p>
      <text:p text:style-name="P7"><text:span text:style-name="T2">In his omnibus Chrysippus fatetur, facultates quasdam<text:line-break/>esse animae nascibilem et concupiscibilem, a ratio-<text:line-break/>nali diversas; sed de his (ut dixi) quarto libro disseram.<text:line-break/>Reliqua vero eorum, quae in Chrysippi volumine </text:span><text:span text:style-name="T15">sunt,<text:line-break/></text:span><text:span text:style-name="T2">praetergressus, hic etiam ipse jam praesentem librum<text:line-break/>finire cogito. A versuum multitudine Chrysippus </text:span><text:span text:style-name="T15">deinceps<text:line-break/></text:span><text:span text:style-name="T2">de voce, ratione et nervorum principio, quaeque </text:span><text:span text:style-name="T15">his<text:line-break/></text:span><text:span text:style-name="T2">conjuncta funt, percensuit, quae etiam sola in libro com-<text:line-break/>prehensa viro philosopho conveniebant; super </text:span><text:span text:style-name="T15">quibus<text:line-break/></text:span><text:span text:style-name="T2">nos quoque superiori libro tractavimus, praetergressi </text:span><text:span text:style-name="T15">su-<text:line-break/></text:span><text:span text:style-name="T2">pervacanea loquacitate tractata.</text:span></text:p>
      <text:h text:style-name="Heading_20_2" text:outline-level="2">Cap. VIII.</text:h>
      <text:p text:style-name="P45"><text:span text:style-name="T2">Nunc vero hoc in libro, quoniam </text:span><text:span text:style-name="T15">et<text:line-break/></text:span><text:span text:style-name="T2">haec, visum est appcnere, et alia, quae praecedunt, </text:span><text:span text:style-name="T15">sum<text:line-break/></text:span><text:span text:style-name="T2">executus, hic deinceps sermonem de </text:span><text:span text:style-name="T15">Minerva adjiciam.<text:line-break/></text:span><text:span text:style-name="T2">Nam quum Clu-ysippus sentiret, fabulam de dea, </text:span><text:span text:style-name="T15">quae ex<text:line-break/></text:span><text:span text:style-name="T2">Jovis capite creata esse putatur, suis ipsius </text:span><text:span text:style-name="T15">dogmatis ad-<text:line-break/></text:span><text:span text:style-name="T2">versari, hujusmodi adfert. Ascribam </text:span><text:span text:style-name="T15">enim totam ipsius</text:span></text:p>
      <text:p text:style-name="P7"><text:span text:style-name="T2">orationem, etsi prolixior est: 'Audio sane, quosidam verba<text:line-break/>facere, ut ostendant, principem animae facultatem in<text:line-break/>capite contineri-, nam Minervam, [quae considium esi et<text:line-break/>veluti prudentia, ex Jovis capite natam ejse, argumen-<text:line-break/>tum serunt ejus, quod principatus animae hic confiscat.<text:line-break/>Non enim alioquin dicerent, in capite natum ejse con-.<text:line-break/>silium et prudentiam, nisi principatus animae ibidem<text:line-break/>consisteret. Tales sane, qui hoc dicunt, probabile quid-<text:line-break/>dam habent , </text:span><text:span text:style-name="T15">sed </text:span><text:span text:style-name="T2">meo judicio aberrant et ignorari, quae<text:line-break/>de his narrantur, de quibus nihil nudi suerit copiosius<text:line-break/>in </text:span><text:span text:style-name="T15">praesentibus </text:span><text:span text:style-name="T2">quaesitionibus </text:span><text:span text:style-name="T15">agere. </text:span><text:span text:style-name="T2">Porro </text:span><text:span text:style-name="T15">affirmant<text:line-break/></text:span><text:span text:style-name="T2">alii ita simpliciter, ex Jovis capite ipsam provenijse</text:span><text:span text:style-name="T15">, </text:span><text:span text:style-name="T2">ne<text:line-break/>adjicientes quidem narrando, </text:span><text:span text:style-name="T15">quomodo </text:span><text:span text:style-name="T2">aut qua </text:span><text:span text:style-name="T15">ratione.<text:line-break/></text:span><text:span text:style-name="T2">Hesiodus </text:span><text:span text:style-name="T15">autem uberius </text:span><text:span text:style-name="T2">in </text:span><text:span text:style-name="T15">deorum </text:span><text:span text:style-name="T2">generationibus </text:span><text:span text:style-name="T15">perse-<text:line-break/>quitur </text:span><text:span text:style-name="T2">; </text:span><text:span text:style-name="T15">nonnullis in theogonia generationem ejus scri-<text:line-break/>bentibus, primum ut Jupiter cum Metide coierit</text:span><text:span text:style-name="T2">, </text:span><text:span text:style-name="T15">deinds<text:line-break/>cum 'Jliemirle- nonnullis autem alibi aliter originem<text:line-break/>ejus tradentibus, ut videlicet, contentione inter- Jovem et</text:span></text:p>
      <text:p text:style-name="P7"><text:span text:style-name="T2">Junonem orta, Juno sana </text:span><text:span text:style-name="T1">ex </text:span><text:span text:style-name="T2">se Vulcanurn procreaverit,<text:line-break/>Jupiter autem Minervam ex 'iMetide, quam deglutierat.<text:line-break/>Nam quod Metis deglutita fuerit, et intra Jovem fue-<text:line-break/>rit Minervae generatio, in utrorumque sermonibus habe-<text:line-break/>tur. Differunt autem in eo, quomodo haec saeta fue-<text:line-break/>rint; quod praesenti sermoni nihil facit, nam quod com.<text:line-break/>mune in ipscs habetur, salum praesentibus conducit.<text:line-break/>Scribitur autem in theogonia ad eum modum;</text:span></text:p>
      <text:p text:style-name="P57">Juppiter ipse deum prima pro conjuge Metin<text:line-break/>Sumpset, doctrina superantem hornmesique deosique.<text:line-break/>Sed glaucis oculis divam paritura Minervam<text:line-break/>Ab Jove tum demum decepta ese mente dolosos<text:line-break/>Ac blandis verbis, qui Pallnda condidit alvo,<text:line-break/>Quo dea consuleret patri pravumque bonumque.</text:p>
      <text:p text:style-name="P57">Deinde progrefsas ita concinit;</text:p>
      <text:p text:style-name="P57">Ex capite ipse sao generavit Pallada glaucam.<text:line-break/>Quae gravis horrendas acies invicta gubernat.<text:line-break/>Cui strepitus pugnaeque placent et bella verendae.</text:p>
      <text:p text:style-name="P70">Nam pectore ipso Metin reposuijse intus rnaniscsio con-<text:line-break/>stat, atque ita ipsam ct capite generajse tradit. JPosi illa<text:line-break/>quum plura ipse recensuisisot, ejusenodi subnectit:</text:p>
      <text:p text:style-name="P76">Vulcanum ex lite hao pepcrit Saturnia natum<text:line-break/>Artibus insignem Aegiocho sine conjuge magno.<text:line-break/>Artibus insignis divos supereminet omnes.</text:p>
      <text:p text:style-name="P76">Rursus et Oceani crinitae et Thetyos ille<text:line-break/>Absente accepit pulchra Junone puellam.<text:line-break/>Decipit hic Metin, licet haec versuta pareret,<text:line-break/>Quam propria manibus complexam condidit alvo.<text:line-break/>Fortius hic metuens aliud ne fulmen obiret.<text:line-break/>Hanc ideo alta librans Saturnius aetheris hospes<text:line-break/>Protinus abscrpsit • concepit et ipsu Minervam<text:line-break/>Protinus, et peperit custos horninumque deumque<text:line-break/>Vertice apud ripas siuvii Tritonis opacas.</text:p>
      <text:p text:style-name="P76">At rursum latitans Jovis intra viseera JAetis<text:line-break/>Palladis insedit mater gnara illa deorum</text:p>
      <text:p text:style-name="P5"><text:span text:style-name="T2">Atque </text:span><text:span text:style-name="T1">hominum inventrix </text:span><text:span text:style-name="T2">sapiens jusiique bonique.<text:line-break/>Turia dea concubuit </text:span><text:span text:style-name="T1">Themis </text:span><text:span text:style-name="T2">artibus inclyta justis<text:line-break/>Jdrae cunctis divis superas habitantibus aedes;</text:span></text:p>
      <text:p text:style-name="P58">Aegida quae fecit • terrentia castra fugantem,<text:line-break/>Pallada congenerans arma intus bellica habentem.</text:p>
      <text:p text:style-name="P6"><text:span text:style-name="T2">Haec praefatus Chrysippus, deinde continuato </text:span><text:span text:style-name="T15">fermo-<text:line-break/></text:span><text:span text:style-name="T2">ne haec prodit. Quae igitur de Minerva dicuntur,<text:line-break/>hujuscnodi siunt, quae alterius cujusidam argumenti </text:span><text:span text:style-name="T15">signi-<text:line-break/></text:span><text:span text:style-name="T2">ficationem praebent. Primum enim Metis dicitur </text:span><text:span text:style-name="T15">tan~<text:line-break/></text:span><text:span text:style-name="T2">quam prudentia quaedam et rerum vitae </text:span><text:span text:style-name="T15">necejsariarun<text:line-break/></text:span><text:span text:style-name="T2">ars, qua artss deglutire oportet et reponere • qua </text:span><text:span text:style-name="T15">ratione<text:line-break/></text:span><text:span text:style-name="T2">etiam dictu nonnullos devorare dicimus - propter </text:span><text:span text:style-name="T15">degluti-<text:line-break/></text:span><text:span text:style-name="T2">tionem autem merito dicuntur ea in ventriculum </text:span><text:span text:style-name="T15">quoque<text:line-break/></text:span><text:span text:style-name="T2">reponi. Postea, degluttiam ejusenodi artem parere </text:span><text:span text:style-name="T15">in ipse<text:line-break/></text:span><text:span text:style-name="T2">persimilem matri paricnti, ratio esi. Ad haec ea, </text:span><text:span text:style-name="T15">quae<text:line-break/></text:span><text:span text:style-name="T2">ex scientisicis apud sese pariunt, quomodonam </text:span><text:span text:style-name="T15">egredian-<text:line-break/></text:span><text:span text:style-name="T2">tur , et per quod, considerare licet. Constat enim, </text:span><text:span text:style-name="T15">quod<text:line-break/></text:span><text:span text:style-name="T2">oratione per ce suxta capat efferantur, </text:span><text:span text:style-name="T15">pari modo hic </text:span><text:span text:style-name="T16">C</text:span><text:span text:style-name="T15">a-</text:span></text:p>
      <text:p text:style-name="P7"><text:span text:style-name="T15">pite </text:span><text:span text:style-name="T2">nuncupato, quomodo ovis caput dicitur, et capita nonnul-<text:line-break/></text:span><text:span text:style-name="T28">lis </text:span><text:span text:style-name="T2">adimunt • qua ratione proficiscens et ex vertice nasci di-<text:line-break/></text:span><text:span text:style-name="T15">citur, </text:span><text:span text:style-name="T2">quum </text:span><text:span text:style-name="T15">plures </text:span><text:span text:style-name="T2">hujusimodi immutationes signi ratione<text:line-break/></text:span><text:span text:style-name="T15">fiant, </text:span><text:span text:style-name="T2">ac citra hisioriam hanc abeo solum, quod haec ex ca-<text:line-break/></text:span><text:span text:style-name="T15">pite nata </text:span><text:span text:style-name="T2">sit, persimilia quis dixerit, non enim in capite ip-<text:line-break/></text:span><text:span text:style-name="T28">sam </text:span><text:span text:style-name="T15">generari </text:span><text:span text:style-name="T2">dicit, nisi </text:span><text:span text:style-name="T15">quidam </text:span><text:span text:style-name="T2">pervertentes immutantesique<text:line-break/></text:span><text:span text:style-name="T15">sermonem, </text:span><text:span text:style-name="T2">egredi hic natam aliter dicant. Quare potius<text:line-break/></text:span><text:span text:style-name="T28">et </text:span><text:span text:style-name="T15">hoc </text:span><text:span text:style-name="T2">signum alterius </text:span><text:span text:style-name="T15">esi, </text:span><text:span text:style-name="T2">ut dixi; nam artificia, quae,<text:line-break/></text:span><text:span text:style-name="T28">in </text:span><text:span text:style-name="T15">nobis </text:span><text:span text:style-name="T2">ipsis nascuntur, ex capite potijsimum prodeuntia,<text:line-break/></text:span><text:span text:style-name="T15">praedictum </text:span><text:span text:style-name="T2">sermonem </text:span><text:span text:style-name="T15">declarant. Haec </text:span><text:span text:style-name="T2">Chrysippi </text:span><text:span text:style-name="T15">oratio,<text:line-break/></text:span><text:span text:style-name="T28">est. </text:span><text:span text:style-name="T15">Quoniam </text:span><text:span text:style-name="T2">vero </text:span><text:span text:style-name="T15">admodum longa </text:span><text:span text:style-name="T2">est, eoque </text:span><text:span text:style-name="T15">forsan<text:line-break/></text:span><text:span text:style-name="T28">nonnulli </text:span><text:span text:style-name="T15">non </text:span><text:span text:style-name="T2">exacte </text:span><text:span text:style-name="T15">totam ipsius mentem intelligunt,<text:line-break/></text:span><text:span text:style-name="T28">ego </text:span><text:span text:style-name="T15">breviter explicare, conabor, quae sibi velit. Non<text:line-break/></text:span><text:span text:style-name="T28">pugnat </text:span><text:span text:style-name="T15">mecurn (inquit) fabula, quae Minervam, pruden-<text:line-break/></text:span><text:span text:style-name="T28">tiam </text:span><text:span text:style-name="T15">existentem, ex Jovis capite prognatam </text:span><text:span text:style-name="T2">esse </text:span><text:span text:style-name="T15">refert;<text:line-break/></text:span><text:span text:style-name="T28">non </text:span><text:span text:style-name="T15">enim hoc ipsum in ea solum dictum est, sed quod</text:span></text:p>
      <text:p text:style-name="P7"><text:span text:style-name="T2">Jupiter, deglntita Metide, et veluti praegnans ex ea </text:span><text:span text:style-name="T15">factus,<text:line-break/></text:span><text:span text:style-name="T2">generatam in fe puellam ex capite peperit, Dictam </text:span><text:span text:style-name="T15">autem,<text:line-break/></text:span><text:span text:style-name="T2">sic esse fabulam, inquit, quandoquidem artes </text:span><text:span text:style-name="T15">Universas </text:span><text:span text:style-name="T28">in<text:line-break/></text:span><text:span text:style-name="T2">corde consistentes per rationem sermones </text:span><text:span text:style-name="T15">nonnulli </text:span><text:span text:style-name="T28">in<text:line-break/></text:span><text:span text:style-name="T2">lucem elati pet caput exennti Est enim os </text:span><text:span text:style-name="T15">capitis </text:span><text:span text:style-name="T28">quo-<text:line-break/></text:span><text:span text:style-name="T2">que pars. Quippe non pilosa duntaxat portio, </text:span><text:span text:style-name="T15">scd </text:span><text:span text:style-name="T28">totum<text:line-break/></text:span><text:span text:style-name="T2">etiam, quod post cervicem superne habetur, </text:span><text:span text:style-name="T15">caput </text:span><text:span text:style-name="T28">nomina-<text:line-break/></text:span><text:span text:style-name="T2">tur, quo significatu cujuspiarn caput amputari </text:span><text:span text:style-name="T15">dicimus. </text:span><text:span text:style-name="T28">At<text:line-break/></text:span><text:span text:style-name="T2">si non ex ore Jovis, scd ex vertice Minervam </text:span><text:span text:style-name="T15">prodiisse </text:span><text:span text:style-name="T28">fa-<text:line-break/></text:span><text:span text:style-name="T2">bulata est, nihil absurdi dicunt esse, quum </text:span><text:span text:style-name="T15">plures </text:span><text:span text:style-name="T28">hujuf-<text:line-break/></text:span><text:span text:style-name="T2">modr .immutationes aliquid judicandi ratione </text:span><text:span text:style-name="T15">fiant </text:span><text:span text:style-name="T28">In<text:line-break/></text:span><text:span text:style-name="T2">his orationibus Chrysippus reliqua sane </text:span><text:span text:style-name="T15">probabiliter </text:span><text:span text:style-name="T28">simul<text:line-break/></text:span><text:span text:style-name="T2">et industrie fabulam exponit, Stoico </text:span><text:span text:style-name="T15">dogmati ipsam </text:span><text:span text:style-name="T28">accom-<text:line-break/></text:span><text:span text:style-name="T2">modans; principalissimum autem et </text:span><text:span text:style-name="T15">totius sermonis </text:span><text:span text:style-name="T28">sum-<text:line-break/></text:span><text:span text:style-name="T2">rnarn continens, pro quo aequum erat </text:span><text:span text:style-name="T15">couteudere </text:span><text:span text:style-name="T28">potissi-<text:line-break/></text:span><text:span text:style-name="T2">mum, breviter praetercurrit, sicut in </text:span><text:span text:style-name="T15">prioribus </text:span><text:span text:style-name="T28">factitavit,<text:line-break/></text:span><text:span text:style-name="T2">exponens qnod vulgus dicit, alios non </text:span><text:span text:style-name="T15">habere, alios </text:span><text:span text:style-name="T28">ha-</text:span></text:p>
      <text:p text:style-name="P7"><text:span text:style-name="T24">bere </text:span><text:span text:style-name="T15">cerebrum. </text:span><text:span text:style-name="T24">Ut </text:span><text:span text:style-name="T15">enim illic id, quod quaeritur, </text:span><text:span text:style-name="T1">per-<text:line-break/></text:span><text:span text:style-name="T24">currit obiter, in accessoriis ct </text:span><text:span text:style-name="T15">ad </text:span><text:span text:style-name="T24">rem </text:span><text:span text:style-name="T15">non spectantibus<text:line-break/></text:span><text:span text:style-name="T24">diutissime immoratus, ita hic quoque ipsam </text:span><text:span text:style-name="T15">sermonis sum-:<text:line-break/></text:span><text:span text:style-name="T28">mani </text:span><text:span text:style-name="T24">breviter attigit, contentus dicere, </text:span><text:span text:style-name="T15">ideo Minervam<text:line-break/></text:span><text:span text:style-name="T24">ex vertice, non ex ore, suisse procreatam, </text:span><text:span text:style-name="T15">quod plures<text:line-break/></text:span><text:span text:style-name="T24">hujusinodi immutationes symboli ratione </text:span><text:span text:style-name="T15">fiant. Conve-<text:line-break/></text:span><text:span text:style-name="T28">niebat </text:span><text:span text:style-name="T24">autem ipsum aut non omnino attigisse </text:span><text:span text:style-name="T15">fabulam,<text:line-break/></text:span><text:span text:style-name="T28">quae </text:span><text:span text:style-name="T24">nihil homini philosopho ad dogmatis </text:span><text:span text:style-name="T15">demonstratio-<text:line-break/></text:span><text:span text:style-name="T28">nem </text:span><text:span text:style-name="T24">necessarium continet, aut, si attingeret, </text:span><text:span text:style-name="T15">quod ma-<text:line-break/></text:span><text:span text:style-name="T28">xime </text:span><text:span text:style-name="T24">ad controversiam pertineret, exacte </text:span><text:span text:style-name="T15">totum expli-<text:line-break/></text:span><text:span text:style-name="T28">casse </text:span><text:span text:style-name="T24">et, si pluribus verbis opus esset, </text:span><text:span text:style-name="T15">non detrectare<text:line-break/></text:span><text:span text:style-name="T28">multa </text:span><text:span text:style-name="T24">ascribere. Nam si quis (ut arbitror) </text:span><text:span text:style-name="T15">et hnjufmodi<text:line-break/></text:span><text:span text:style-name="T28">aliter </text:span><text:span text:style-name="T24">volet interpretari, multas argumentorum </text:span><text:span text:style-name="T15">occasio-<text:line-break/></text:span><text:span text:style-name="T28">nes </text:span><text:span text:style-name="T24">ex iis, quae lu dissectionibus apparent, </text:span><text:span text:style-name="T15">poterit de-'<text:line-break/></text:span><text:span text:style-name="T28">fumere, </text:span><text:span text:style-name="T24">super quibus iterum plenius tractare erit </text:span><text:span text:style-name="T15">necessa-<text:line-break/></text:span><text:span text:style-name="T28">rium, </text:span><text:span text:style-name="T24">ubi de animali </text:span><text:span text:style-name="T15">spiritu </text:span><text:span text:style-name="T24">verba fecero. </text:span><text:span text:style-name="T15">Compendio-<text:line-break/></text:span><text:span text:style-name="T28">sc </text:span><text:span text:style-name="T24">etiam in praescntia </text:span><text:span text:style-name="T15">ipsa </text:span><text:span text:style-name="T24">duntaxat </text:span><text:span text:style-name="T15">capita illorum,<text:line-break/></text:span><text:span text:style-name="T28">quae </text:span><text:span text:style-name="T24">demonstraturus </text:span><text:span text:style-name="T15">sum, </text:span><text:span text:style-name="T24">perstringam; </text:span><text:span text:style-name="T15">Quemadmodum</text:span></text:p>
      <text:p text:style-name="P7"><text:span text:style-name="T2">enim ipfum cordis corpus fua virtute dilatatum et </text:span><text:span text:style-name="T15">con-<text:line-break/></text:span><text:span text:style-name="T2">tractum vicissiin materias et attrahit et rursus </text:span><text:span text:style-name="T15">expellit,<text:line-break/></text:span><text:span text:style-name="T2">pari modo cerebrum, ubi statuerit spiritum in </text:span><text:span text:style-name="T15">ventricu-<text:line-break/></text:span><text:span text:style-name="T2">lis ipsius contentum, quem sane animalem .quoque </text:span><text:span text:style-name="T15">noni-<text:line-break/></text:span><text:span text:style-name="T2">namus, parti cuipiam transmittere, motu ad id </text:span><text:span text:style-name="T15">idoneo<text:line-break/></text:span><text:span text:style-name="T2">incitatum ita distribuit. Hunc autem spiritum, </text:span><text:span text:style-name="T15">qui </text:span><text:span text:style-name="T28">in<text:line-break/></text:span><text:span text:style-name="T2">ventriculis ipsius est, fortasse quidem paucum </text:span><text:span text:style-name="T15">etiam </text:span><text:span text:style-name="T28">ve-<text:line-break/></text:span><text:span text:style-name="T2">nae ad ipsos pertinentes generant; copiosissimum </text:span><text:span text:style-name="T15">vero </text:span><text:span text:style-name="T28">et<text:line-break/></text:span><text:span text:style-name="T2">principalissimum arteriae plexum retiformem, </text:span><text:span text:style-name="T15">qui </text:span><text:span text:style-name="T28">ad<text:line-break/></text:span><text:span text:style-name="T2">cerebri basim est, perreptantes suppeditant, </text:span><text:span text:style-name="T15">quae </text:span><text:span text:style-name="T28">a<text:line-break/></text:span><text:span text:style-name="T2">corde sursum feruntur. Quare si quis fabulam </text:span><text:span text:style-name="T15">veris </text:span><text:span text:style-name="T28">vo-<text:line-break/></text:span><text:span text:style-name="T2">let connectere, in partibus inferioribus </text:span><text:span text:style-name="T15">prudentiam </text:span><text:span text:style-name="T28">con-<text:line-break/></text:span><text:span text:style-name="T2">ceptarn; hoc est spiritum animalem, in </text:span><text:span text:style-name="T15">capite </text:span><text:span text:style-name="T28">natura<text:line-break/></text:span><text:span text:style-name="T2">perfici, praesertim in vertice, quoniam in hoc </text:span><text:span text:style-name="T28">medius<text:line-break/></text:span><text:span text:style-name="T2">et principalissimus cerebri sinus </text:span><text:span text:style-name="T15">habetur. Ego </text:span><text:span text:style-name="T28">itaque,<text:line-break/></text:span><text:span text:style-name="T2">sicut Plato ipse dixit, omnes ejusmodi </text:span><text:span text:style-name="T15">fabulas aliter </text:span><text:span text:style-name="T28">qui’-<text:line-break/></text:span><text:span text:style-name="T2">dem gratas puto, sed viri esse </text:span><text:span text:style-name="T15">admodum difficilis, </text:span><text:span text:style-name="T28">laboriosi</text:span></text:p>
      <text:p text:style-name="P7"><text:span text:style-name="T24">et </text:span><text:span text:style-name="T15">non ita felicis, non alia quidem ratione, quam quia<text:line-break/></text:span><text:span text:style-name="T24">ipsi </text:span><text:span text:style-name="T15">necesse est postmodum Hippocentaurorum speciem<text:line-break/></text:span><text:span text:style-name="T28">ad </text:span><text:span text:style-name="T15">aliquam rectitudinem reducere et rursus Chimaerae,<text:line-break/></text:span><text:span text:style-name="T28">et </text:span><text:span text:style-name="T15">iam astluet </text:span><text:span text:style-name="T24">turba </text:span><text:span text:style-name="T15">hujusmodi Gorgonam, Pegasorum, et<text:line-break/></text:span><text:span text:style-name="T24">aliarum fatuitatum eopia, </text:span><text:span text:style-name="T15">absnrdioresque ferjnones qua-<text:line-break/></text:span><text:span text:style-name="T24">rundam </text:span><text:span text:style-name="T15">naturarum, quibus si quis fidem derogans unum-<text:line-break/></text:span><text:span text:style-name="T24">quodque </text:span><text:span text:style-name="T15">ad </text:span><text:span text:style-name="T24">aliquam </text:span><text:span text:style-name="T15">convenientiam adducat, tanquam<text:line-break/></text:span><text:span text:style-name="T28">rustica </text:span><text:span text:style-name="T15">quadam sapientia utens, multum ipse otii requi-<text:line-break/></text:span><text:span text:style-name="T28">ret. </text:span><text:span text:style-name="T24">Hac oratione perlecta, conveniebat </text:span><text:span text:style-name="T15">Chrysippum a<text:line-break/></text:span><text:span text:style-name="T28">fabulis </text:span><text:span text:style-name="T15">recessisse, </text:span><text:span text:style-name="T24">et non tempus </text:span><text:span text:style-name="T15">conterere opiniones<text:line-break/></text:span><text:span text:style-name="T28">ipsarum </text:span><text:span text:style-name="T24">exponendo. Si </text:span><text:span text:style-name="T15">enim huc semel aliquis devene-<text:line-break/></text:span><text:span text:style-name="T28">rit, </text:span><text:span text:style-name="T24">innumerabilis fabularum </text:span><text:span text:style-name="T15">eopia </text:span><text:span text:style-name="T24">affluet; </text:span><text:span text:style-name="T15">quapropter totam<text:line-break/></text:span><text:span text:style-name="T28">perdet </text:span><text:span text:style-name="T24">vilem, si </text:span><text:span text:style-name="T15">quis omnia </text:span><text:span text:style-name="T24">persequatur. </text:span><text:span text:style-name="T15">Satius autem<text:line-break/></text:span><text:span text:style-name="T28">erat, </text:span><text:span text:style-name="T24">opinor, hominem , veritatis </text:span><text:span text:style-name="T15">omnino cupidum non,<text:line-break/></text:span><text:span text:style-name="T28">quid </text:span><text:span text:style-name="T24">poetae dieant, considerare, fedy </text:span><text:span text:style-name="T15">fcieutifiearum fum-<text:line-break/></text:span><text:span text:style-name="T28">ptionum, </text:span><text:span text:style-name="T24">de quibus fecundo libro traetavi, </text:span><text:span text:style-name="T15">inventionis<text:line-break/></text:span><text:span text:style-name="T28">via </text:span><text:span text:style-name="T24">percepta, deinceps in </text:span><text:span text:style-name="T15">ea </text:span><text:span text:style-name="T28">se </text:span><text:span text:style-name="T24">experiri </text:span><text:span text:style-name="T15">ae exercitare;<text:line-break/></text:span><text:span text:style-name="T28">ubi </text:span><text:span text:style-name="T24">vero abunde jam </text:span><text:span text:style-name="T28">se </text:span><text:span text:style-name="T24">exercuerit, tunc est suigula proble-</text:span></text:p>
      <text:p text:style-name="P7"><text:span text:style-name="T2">mata pervenientem considerare, quaenam sumptionum </text:span><text:span text:style-name="T24">ad<text:line-break/></text:span><text:span text:style-name="T2">demonstrationes ipsorum ex sensu simplici, quae </text:span><text:span text:style-name="T15">vero </text:span><text:span text:style-name="T24">ab<text:line-break/></text:span><text:span text:style-name="T2">experientia aut vitae, aut ejus, quae in artibus est, </text:span><text:span text:style-name="T15">quae<text:line-break/></text:span><text:span text:style-name="T2">rursus ex evidentibus intellectui capientem </text:span><text:span text:style-name="T15">concludere<text:line-break/></text:span><text:span text:style-name="T2">jam ex ipsis id, </text:span><text:span text:style-name="T15">quod </text:span><text:span text:style-name="T2">propositum est, </text:span><text:span text:style-name="T15">oportet. Si </text:span><text:span text:style-name="T24">hanc<text:line-break/></text:span><text:span text:style-name="T2">Viam Chrysippus </text:span><text:span text:style-name="T15">ingressus ornisisset fabulas, etymologias,<text:line-break/></text:span><text:span text:style-name="T2">reclinationes declinationesque </text:span><text:span text:style-name="T15">capitis, manuum </text:span><text:span text:style-name="T24">motus,<text:line-break/></text:span><text:span text:style-name="T2">labrorum figuras, </text:span><text:span text:style-name="T15">poetarum </text:span><text:span text:style-name="T2">testimonia una </text:span><text:span text:style-name="T15">cum </text:span><text:span text:style-name="T24">mulie-<text:line-break/></text:span><text:span text:style-name="T2">ribus et aliis idiotis, ipse nimirum veritatem </text:span><text:span text:style-name="T24">invenisset<text:line-break/></text:span><text:span text:style-name="T2">et nobis tempus non periisset, </text:span><text:span text:style-name="T15">dum ostendimus ej, </text:span><text:span text:style-name="T24">neque<text:line-break/></text:span><text:span text:style-name="T2">in quibus citat testimonia, neque </text:span><text:span text:style-name="T15">in bis quicquam </text:span><text:span text:style-name="T24">se<text:line-break/></text:span><text:span text:style-name="T2">amplius habere. Siquidem poetae </text:span><text:span text:style-name="T15">plurima </text:span><text:span text:style-name="T24">contra ipsius<text:line-break/></text:span><text:span text:style-name="T2">dogmata dicunt, ct fabulae, et idiotae, et </text:span><text:span text:style-name="T15">alii </text:span><text:span text:style-name="T24">singuli,<text:line-break/></text:span><text:span text:style-name="T2">quos ut libi attestantes priori libro de anima </text:span><text:span text:style-name="T24">produxit<text:line-break/></text:span><text:span text:style-name="T2">Haec sunt, quae ego reliqueram ex libro </text:span><text:span text:style-name="T15">superiori, </text:span><text:span text:style-name="T24">quae<text:line-break/></text:span><text:span text:style-name="T2">Chrysippus in tractatu de animae </text:span><text:span text:style-name="T15">principatu </text:span><text:span text:style-name="T24">tradiderat,<text:line-break/></text:span><text:span text:style-name="T2">putans, etsi ille non revereatur eis diutius, </text:span><text:span text:style-name="T15">quam </text:span><text:span text:style-name="T24">par sit.</text:span></text:p>
      <text:p text:style-name="P55">immorari, mihi certe convenire ab hujusmodi garruli-<text:line-break/>tate recedere. At quia (ut dixi) risum est quibusdam<text:line-break/>familiaribus honoris studio commotis, hujusmodi oratio-<text:line-break/>nunr mentionem ut facerem, illis gratificans hunc quo-<text:line-break/>que librum scripsi, ita ut, quatenus mihi fieri licuit, pro-<text:line-break/>Iixius a Chrysippo dicta breviter transcurrerem, et non<text:line-break/>pauca utilia huic operi praefarer.</text:p>
      <text:h text:style-name="P1" text:outline-level="1">GALENI DE HIPPOCRATIS ET PLATO-<text:line-break/>NIS PLACITIS LIBER QUARTUS.</text:h>
      <text:h text:style-name="Heading_20_2" text:outline-level="2">Cap. I.</text:h>
      <text:p text:style-name="P48"><text:span text:style-name="T2">Quod disputatio nostra longius </text:span><text:span text:style-name="T24">produ-<text:line-break/></text:span><text:span text:style-name="T2">cta sit, non ego accusandus venio, scd ii, qui </text:span><text:span text:style-name="T24">libros a se<text:line-break/></text:span><text:span text:style-name="T2">conscriptos pravis repleverunt </text:span><text:span text:style-name="T24">argumentis. Haec si quis<text:line-break/></text:span><text:span text:style-name="T2">omnia praetereat, forsan in suspicionem </text:span><text:span text:style-name="T24">veniet, non<text:line-break/></text:span><text:span text:style-name="T2">posse ea dissolvere potius quam brevitatem </text:span><text:span text:style-name="T24">velle am-<text:line-break/></text:span><text:span text:style-name="T2">plecti. Si vero ordine omnia coarguat, </text:span><text:span text:style-name="T24">periculum est,<text:line-break/></text:span><text:span text:style-name="T2">ne </text:span><text:span text:style-name="T1">in </text:span><text:span text:style-name="T2">eam incidat prolixitatem, ut nunquam </text:span><text:span text:style-name="T24">finem huic</text:span></text:p>
      <text:p text:style-name="P7"><text:span text:style-name="T15">operi imponat; quae duo crimina quum ego quoque de-<text:line-break/>vitare cuperem, invenisse mihi videor mediam quandam<text:line-break/>et mediocrem viam, aeque distantem a deficienti brevi-<text:line-break/>tate et supervacanea prolixitatc. Omissis enim omnibus<text:line-break/>aliis Stoicis, quae Chrysippus ad placitum de gubernan-<text:line-break/>tibus nos facultatibus asserendum prodidit, haec ego cen-<text:line-break/>sui, ubi prius notiora omnibus reddidissem, cum llippo-<text:line-break/>craticis et Platonicis conferenda. Porro quum permulta<text:line-break/>argumenta literis </text:span><text:span text:style-name="T24">mandaverit </text:span><text:span text:style-name="T15">de eo, quod animae asse-<text:line-break/></text:span><text:span text:style-name="T24">ctus </text:span><text:span text:style-name="T15">in thoracis regionibus consistant, quod autem ratio-<text:line-break/>nalis facultas ibi contineatur, ne una quidem dernonstra-<text:line-break/></text:span><text:span text:style-name="T24">tione </text:span><text:span text:style-name="T15">adhibitu, </text:span><text:span text:style-name="T24">fed hoc </text:span><text:span text:style-name="T15">semper lemmate ex promptu<text:line-break/></text:span><text:span text:style-name="T24">citato, ubi animi affectus </text:span><text:span text:style-name="T15">consistunt, inibi etiam intellectum<text:line-break/></text:span><text:span text:style-name="T24">esse, </text:span><text:span text:style-name="T15">produxi </text:span><text:span text:style-name="T24">sane adversus </text:span><text:span text:style-name="T15">ipsum jam antea quoque non<text:line-break/></text:span><text:span text:style-name="T24">pauca, quod autem reliquum </text:span><text:span text:style-name="T15">est,etiarn in praesentia perse-<text:line-break/></text:span><text:span text:style-name="T24">quar. </text:span><text:span text:style-name="T15">Si </text:span><text:span text:style-name="T24">igitur semper eadem </text:span><text:span text:style-name="T15">de eisdem tradidisset, nec ipse<text:line-break/></text:span><text:span text:style-name="T24">sccum dissensisset plurimis </text:span><text:span text:style-name="T15">in dogmatis tergiversans, neu-<text:line-break/></text:span><text:span text:style-name="T24">liquam ego sermonem </text:span><text:span text:style-name="T15">contradicendo longius produxissem.</text:span></text:p>
      <text:p text:style-name="P55">Quoniam vero alias alia de eisdem scribere deprehen-<text:line-break/>ditur, iron amplius facile est neque viri sententiam in-<text:line-break/>terpretari, neque, quomodo erret, ostendere. Quum ita-<text:line-break/>que libro priore de anima facultates corpus nostrum re-<text:line-break/>gentes secundum Platonis lententium explicasset, rationa-<text:line-break/>lem quidem in capite esse collocatam, irascibilem in<text:line-break/>corde, concupiscibilem circa umbilicum, in subsequenti-<text:line-break/>luis ad cor tres reducere conatur. Habent autem verba<text:line-break/>ipsius ad hunc modum: Poeta in hisce redundans mul-<text:line-break/>tis affirmat consiituitque, facultatem rationalem et ira.<text:line-break/>scibilem in hoc ejse loco, conjungens eodem etiam con-<text:line-break/>cupiscibilem, quemadmodum quoque jaciendum. erat.<text:line-break/>Deinde ita inserens ait: Quod erum rationalis facultas<text:line-break/>inibi consistat, ex his, quae scquuntur, constat-.</text:p>
      <text:p text:style-name="P58">Vorurn aliud mens esi in pectore, nemo sidelis,<text:line-break/>ct:</text:p>
      <text:p text:style-name="P58">Asi animum nunquam suasit sub pectore verbis.</text:p>
      <text:p text:style-name="P70">Deinde rursus pluribus appositis versibus inquit: Quod et<text:line-break/>concupiscibilis ibidem sit, ex his liquet:</text:p>
      <text:p text:style-name="P72">Nunquam alias animum languenti in pectore nostrum<text:line-break/>Seu Dea seu mulier tanto devinxit amore.</text:p>
      <text:p text:style-name="P6"><text:span text:style-name="T24">Iterum paulo post: Quod </text:span><text:span text:style-name="T15">etiam irascibilis cuiidcm locum<text:line-break/></text:span><text:span text:style-name="T24">occupet, ejusmodi multa </text:span><text:span text:style-name="T15">declarant:</text:span></text:p>
      <text:p text:style-name="P4"><text:span text:style-name="T24">Pectore non </text:span><text:span text:style-name="T15">iram </text:span><text:span text:style-name="T24">Juno siuppresisit, </text:span><text:span text:style-name="T15">at inquit.</text:span></text:p>
      <text:p text:style-name="P84">Item:</text:p>
      <text:p text:style-name="P4"><text:span text:style-name="T24">Atque </text:span><text:span text:style-name="T15">ira </text:span><text:span text:style-name="T24">invasit sapientem </text:span><text:span text:style-name="T15">quamlibet urens.<text:line-break/>Dulcior </text:span><text:span text:style-name="T24">et mullo quam mcl </text:span><text:span text:style-name="T15">quod defluit, instar<text:line-break/></text:span><text:span text:style-name="T24">Fumi in pectoribtis conscendit </text:span><text:span text:style-name="T15">protinus imis.</text:span></text:p>
      <text:p text:style-name="P6"><text:span text:style-name="T24">Quibus verbis evidentissime </text:span><text:span text:style-name="T15">ac manifestissime indicat,<text:line-break/></text:span><text:span text:style-name="T24">quam ipse similiter Hippocrati et </text:span><text:span text:style-name="T15">Platoni opinatus sit,<text:line-break/></text:span><text:span text:style-name="T24">facultates animae alias este praeter rationem, nempe con-<text:line-break/>cupifcibilem et irafcibilem, ac in altero solum hoc ab<text:line-break/>ipsis discrepat, puta quod in corde omnem esse affirmet;<text:line-break/>quae Aristotelis erat opinio, non in tribus visceribus, ce-</text:span></text:p>
      <text:p text:style-name="P7"><text:span text:style-name="T2">rebro, jecluore' et corde. Imo etiam facultatum opera </text:span><text:span text:style-name="T15">et<text:line-break/></text:span><text:span text:style-name="T2">affectus versibus quemadmodum scripsit, abunde </text:span><text:span text:style-name="T15">osten-<text:line-break/></text:span><text:span text:style-name="T2">dit, hoc pacto</text:span><text:span text:style-name="T15">:</text:span></text:p>
      <text:p text:style-name="P58">Non ejsiusas amor mihi divae aut foeminae adegit</text:p>
      <text:p text:style-name="P58">Sic animum.</text:p>
      <text:p text:style-name="P6"><text:span text:style-name="T2">Hoc pacto amor concupiscibilis facultatis affectus </text:span><text:span text:style-name="T15">fuerit.<text:line-break/></text:span><text:span text:style-name="T2">Quum autem inquit:</text:span></text:p>
      <text:p text:style-name="P4"><text:span text:style-name="T2">Non iram Juno supprestit corde, sed inquit ,<text:line-break/>sic animosae facultatis erit. Refert </text:span><text:span text:style-name="T15">autem </text:span><text:span text:style-name="T2">in </text:span><text:span text:style-name="T15">praesen-<text:line-break/></text:span><text:span text:style-name="T2">tia nihil, sive opera facultatum, sive affectus </text:span><text:span text:style-name="T15">ejusinodi<text:line-break/></text:span><text:span text:style-name="T2">omnia dicantur. Postea enim de ipsis </text:span><text:span text:style-name="T15">accurate conside-<text:line-break/></text:span><text:span text:style-name="T2">rabimus. Chrysippus priore quidem </text:span><text:span text:style-name="T15">de anima libro </text:span><text:span text:style-name="T24">non<text:line-break/></text:span><text:span text:style-name="T2">solummodo non refragatur, nullam.</text:span><text:span text:style-name="T15">esse animi </text:span><text:span text:style-name="T24">facultatem<text:line-break/></text:span><text:span text:style-name="T2">aut concupiscibilem aut irascibilem, sed etiam </text:span><text:span text:style-name="T15">asteclus<text:line-break/></text:span><text:span text:style-name="T2">ipsarum edocet, et unum corporis locum </text:span><text:span text:style-name="T15">attribuit </text:span><text:span text:style-name="T24">Omnibus<text:line-break/></text:span><text:span text:style-name="T2">vero lris, lu quibus de affectibus </text:span><text:span text:style-name="T15">tractat, in tribus </text:span><text:span text:style-name="T24">item,<text:line-break/></text:span><text:span text:style-name="T2">quibus rationales de ipsis quaestiones </text:span><text:span text:style-name="T15">considerantur, ad </text:span><text:span text:style-name="T24">haec<text:line-break/></text:span><text:span text:style-name="T2">et in quo medendi ratio, quam partem </text:span><text:span text:style-name="T15">moralem </text:span><text:span text:style-name="T24">nonnulli</text:span></text:p>
      <text:p text:style-name="P70">inscribunt, non item similiter cognoscere deprehenditur<text:line-break/>verum alia tanquam in utramque partem declinans con-<text:line-break/>scribit, alia ceu ne unam quidem animae facultatem<text:line-break/>esse, neque concupiscibilem, neque irascibilem autumans.<text:line-break/>Etenim in affectus definitionum expositione ostendit, sa-<text:line-break/>cultalem quandam irrationalem in aniuia affectuum cau-<text:line-break/>sam existere, ut paulo posterius indicabo verba ipsius<text:line-break/>interpretatus. In subsequentibus, ubi quaerit, utrum affe-<text:line-break/>ctus judiciis superveniant, palam a Platonis opinione re-<text:line-break/>cedit, quippe qui neque in problematis divisione hujus<text:line-break/>quoque meminisse dignatus cst, quanquam hoc primum<text:line-break/>statim aliquis possit ipsi objicere, quod in divisione pa-<text:line-break/>runr absoluta deliquerit. Siquidem affectus, exempli<text:line-break/>gratia amor, vel judicium quoddam est, vel judicio ac-<text:line-break/>cidens, aut motus aberrans concupiscibilis facultatis: sic<text:line-break/>etiam ira vel judicium, vel affectus quidam irrationalis<text:line-break/>hoc subseqnens, aut motus vehemens facultatis irasci-<text:line-break/>bilis. At hic neque eo modo, ac si problema posset</text:p>
      <text:p text:style-name="P7"><text:span text:style-name="T2">trifariam partiri, aggreditur rationem, dum conatur </text:span><text:span text:style-name="T15">ossen-<text:line-break/></text:span><text:span text:style-name="T2">dere, melius este, ut judicia ipsa putentur, et non judi-<text:line-break/>ciormn quaedam accidentia, </text:span><text:span text:style-name="T15">oblitus quae </text:span><text:span text:style-name="T2">ipse </text:span><text:span text:style-name="T15">priore de<text:line-break/></text:span><text:span text:style-name="T2">anima libro prodidit, nempe amorem concupiscibilis </text:span><text:span text:style-name="T15">esse<text:line-break/></text:span><text:span text:style-name="T2">facultatis, iram iialcibilis.</text:span></text:p>
      <text:h text:style-name="Heading_20_2" text:outline-level="2">Cap. II.</text:h>
      <text:p text:style-name="P48"><text:span text:style-name="T2">Quemadmodum autem </text:span><text:span text:style-name="T15">in </text:span><text:span text:style-name="T2">his et oblitus </text:span><text:span text:style-name="T15">est<text:line-break/></text:span><text:span text:style-name="T2">eorum simul, quae ipse conscripsit, </text:span><text:span text:style-name="T15">et </text:span><text:span text:style-name="T2">adversus </text:span><text:span text:style-name="T15">veterum<text:line-break/></text:span><text:span text:style-name="T2">dogma contradicere, non est dignatus,. </text:span><text:span text:style-name="T15">pari </text:span><text:span text:style-name="T2">modo </text:span><text:span text:style-name="T15">in ge-<text:line-break/></text:span><text:span text:style-name="T2">neralium affectuum definitionibus, quas priores </text:span><text:span text:style-name="T15">exposuit,<text:line-break/></text:span><text:span text:style-name="T2">tandem a sententia ipsorum recedit, </text:span><text:span text:style-name="T15">tristitiam definiens<text:line-break/></text:span><text:span text:style-name="T2">recentem mali praesentis opinionem, </text:span><text:span text:style-name="T15">.metum expectatio-<text:line-break/></text:span><text:span text:style-name="T2">nem, voluptatem recentem boni </text:span><text:span text:style-name="T15">praefentis opinionem.<text:line-break/></text:span><text:span text:style-name="T2">Manifesto enim in his rationalis animae </text:span><text:span text:style-name="T15">duntaxat memi-<text:line-break/></text:span><text:span text:style-name="T2">nit, -relicta concupiscibili et </text:span><text:span text:style-name="T15">irascibili, quoniam opinio-<text:line-break/></text:span><text:span text:style-name="T1">nem </text:span><text:span text:style-name="T2">expectationemque in rationali sola consistere </text:span><text:span text:style-name="T15">autu-<text:line-break/></text:span><text:span text:style-name="T2">mat; lu cupiditatis vero finitione,, quam </text:span><text:span text:style-name="T15">appetitum irra-<text:line-break/></text:span><text:span text:style-name="T2">tionalem esse jpronunciat, attingit </text:span><text:span text:style-name="T15">sane, aliquo modo.</text:span></text:p>
      <text:p text:style-name="P7"><text:span text:style-name="T24">quantum ad dictionem attinet, irrationalem animae fari<text:line-break/>eullatem; desciscit autem et hic in ipsius expositione, si-<text:line-break/>quidem appetitus </text:span><text:span text:style-name="T28">etiam, </text:span><text:span text:style-name="T24">quem in </text:span><text:span text:style-name="T28">desuntione </text:span><text:span text:style-name="T24">assumpserat,,<text:line-break/>facultatis rationalis existit. Definit </text:span><text:span text:style-name="T28">itaque </text:span><text:span text:style-name="T24">ipsum ratio-’<text:line-break/>palem impetum ad </text:span><text:span text:style-name="T28">aliqnid, </text:span><text:span text:style-name="T24">quatenus </text:span><text:span text:style-name="T28">licet, </text:span><text:span text:style-name="T24">jucundum. In<text:line-break/>his autem definitionibus </text:span><text:span text:style-name="T28">impetus, opiniones </text:span><text:span text:style-name="T24">et judicia.<text:line-break/>affectus esse autumat; in quibusdam </text:span><text:span text:style-name="T28">vero </text:span><text:span text:style-name="T24">subsequetitibus<text:line-break/>Epicuro et Zenoni magis, </text:span><text:span text:style-name="T28">quam suis 'ipsius dogmatis con-)<text:line-break/></text:span><text:span text:style-name="T24">fenlanea scribit; nam moestitiam </text:span><text:span text:style-name="T28">definiens </text:span><text:span text:style-name="T24">demissionem,<text:line-break/>este ait </text:span><text:span text:style-name="T28">propter rem, quae fugienda videtur, voluptatem<text:line-break/></text:span><text:span text:style-name="T24">elationem </text:span><text:span text:style-name="T28">propter rem, </text:span><text:span text:style-name="T24">quae </text:span><text:span text:style-name="T28">eligenda putatur, siquidem </text:span><text:span text:style-name="T34">„<text:line-break/></text:span><text:span text:style-name="T24">demissiones, </text:span><text:span text:style-name="T28">elationes, contractiones et diffusiones (horum -<text:line-break/></text:span><text:span text:style-name="T24">enim interdum </text:span><text:span text:style-name="T28">meminit) irrationalis facultatis affectus.<text:line-break/></text:span><text:span text:style-name="T24">funt, opinionibus </text:span><text:span text:style-name="T28">supervenientes. At </text:span><text:span text:style-name="T24">hujusmodi qliandamt<text:line-break/>affectuum </text:span><text:span text:style-name="T28">substantiam Epicurus et </text:span><text:span text:style-name="T24">Zeno, non ipse existi-</text:span><text:span text:style-name="T34">&gt;<text:line-break/></text:span><text:span text:style-name="T24">mat; quod </text:span><text:span text:style-name="T28">etiam admirari mihi subit de </text:span><text:span text:style-name="T24">viro, qui </text:span><text:span text:style-name="T28">in </text:span><text:span text:style-name="T24">ra-<text:line-break/>tionalis simul et </text:span><text:span text:style-name="T28">exquisitae doctrinae, professione non </text:span><text:span text:style-name="T24">ex-</text:span><text:span text:style-name="T34">.<text:line-break/></text:span><text:span text:style-name="T28">qtiisile </text:span><text:span text:style-name="T24">agat. </text:span><text:span text:style-name="T28">Etenim </text:span><text:span text:style-name="T24">non </text:span><text:span text:style-name="T28">eadem haec </text:span><text:span text:style-name="T24">solum ipse sibi re-</text:span></text:p>
      <text:p text:style-name="P7"><text:span text:style-name="T2">pugnantia manifesto adsert; verum etiam ubi de affectus<text:line-break/>definitionibus scribens irrationem et praeter naturam </text:span><text:span text:style-name="T15">ani-<text:line-break/></text:span><text:span text:style-name="T2">mae iuoturn ipsum pronunciat, impetum quoque redun-<text:line-break/>dantem, deinde irrationale exponens, id quod fine </text:span><text:span text:style-name="T15">ra-<text:line-break/></text:span><text:span text:style-name="T2">tione. et judicio est, dictum affirmat,, redundantis </text:span><text:span text:style-name="T15">autem<text:line-break/></text:span><text:span text:style-name="T2">impetus exemplum currentes vehementer assumiti </text:span><text:span text:style-name="T15">Haec,<text:line-break/></text:span><text:span text:style-name="T2">namque ambo pugnant cum eo, quod affectus fint </text:span><text:span text:style-name="T15">jussi-,<text:line-break/></text:span><text:span text:style-name="T2">cia. Sciemus autem clarius, ubi ipsa auctoris verba </text:span><text:span text:style-name="T15">appo-<text:line-break/></text:span><text:span text:style-name="T2">suerimus. Habent autem altera in hunc modum; </text:span><text:span text:style-name="T15">Pri-<text:line-break/></text:span><text:span text:style-name="T2">mum considerandum esi, animal rationale natura rationem<text:line-break/>sequi, acsecundum rationem tanquam ducem activum. </text:span><text:span text:style-name="T15">Saepe<text:line-break/></text:span><text:span text:style-name="T2">vero etiam aliter ad quaedam fertur, et a quibusidam </text:span><text:span text:style-name="T15">rationi<text:line-break/></text:span><text:span text:style-name="T2">indbediens longius propellitur • quem lationis modumutraque<text:line-break/>habet definitio, </text:span><text:span text:style-name="T1">et </text:span><text:span text:style-name="T2">illa scilicet, quae motum praeter naturam,<text:line-break/>qui tam irrationaliter accidit, et quae in impetu </text:span><text:span text:style-name="T15">abun-<text:line-break/></text:span><text:span text:style-name="T2">dantiam obtinet • nam irrationale hoc sumendum esi </text:span><text:span text:style-name="T15">ra-<text:line-break/></text:span><text:span text:style-name="T2">tioni immorigerum et ab en aversam-, qua latione </text:span><text:span text:style-name="T15">etiam<text:line-break/></text:span><text:span text:style-name="T2">per. </text:span><text:span text:style-name="T1">consuetudinem </text:span><text:span text:style-name="T2">aliquem propelli dicimus, et </text:span><text:span text:style-name="T15">irratio-</text:span></text:p>
      <text:p text:style-name="P7"><text:span text:style-name="T2">nobiliter sine rationis judicio ferri, nequaquam si erra-<text:line-break/></text:span><text:span text:style-name="T24">bunde </text:span><text:span text:style-name="T2">seratur, ac'praetergrejsas aliquid secundum rationem,<text:line-break/></text:span><text:span text:style-name="T28">ea </text:span><text:span text:style-name="T2">notamus, scd praecipue dum eum circumscribit impe-.<text:line-break/></text:span><text:span text:style-name="T24">tum, </text:span><text:span text:style-name="T2">secundum quem animal rationale ita omnia moveri<text:line-break/></text:span><text:span text:style-name="T24">natum </text:span><text:span text:style-name="T2">non sit, sed secundum rationem potius. Itaque al- .<text:line-break/></text:span><text:span text:style-name="T28">tera </text:span><text:span text:style-name="T24">Chrysippi oratio </text:span><text:span text:style-name="T2">priorem </text:span><text:span text:style-name="T24">affectus </text:span><text:span text:style-name="T2">definitionem exponens<text:line-break/></text:span><text:span text:style-name="T28">hic </text:span><text:span text:style-name="T24">definit.. Reliqua, ubi alteram definitionem </text:span><text:span text:style-name="T2">interpretatur,<text:line-break/></text:span><text:span text:style-name="T28">post </text:span><text:span text:style-name="T24">hanc primo de affectibus libro conscripta </text:span><text:span text:style-name="T2">jam tibi<text:line-break/></text:span><text:span text:style-name="T28">opponetur </text:span><text:span text:style-name="T24">hoc modo. Etiam exuperantsu </text:span><text:span text:style-name="T2">impetus dicta<text:line-break/></text:span><text:span text:style-name="T28">est, </text:span><text:span text:style-name="T24">eo quod proprtain eorum et. naturalem </text:span><text:span text:style-name="T2">impetus com-.<text:line-break/></text:span><text:span text:style-name="T24">moderationem, transigrediatur</text:span><text:span text:style-name="T2">, </text:span><text:span text:style-name="T24">siet autem, </text:span><text:span text:style-name="T2">quod dicitur,<text:line-break/></text:span><text:span text:style-name="T28">per </text:span><text:span text:style-name="T24">haec maniscsiius, veluti in eundo juxta </text:span><text:span text:style-name="T2">animi </text:span><text:span text:style-name="T24">impetum<text:line-break/></text:span><text:span text:style-name="T28">non excellit </text:span><text:span text:style-name="T24">crurum'motus, sed aliquo pacto impetum ad-<text:line-break/></text:span><text:span text:style-name="T28">aequat, </text:span><text:span text:style-name="T24">ita ut et sistat, quum velit, </text:span><text:span text:style-name="T28">et </text:span><text:span text:style-name="T24">mutetur, in curren-<text:line-break/></text:span><text:span text:style-name="T28">tibus </text:span><text:span text:style-name="T24">autem juxta animi arbitrium non sane hujusmodi.</text:span></text:p>
      <text:p text:style-name="P4"><text:span text:style-name="T28">sed </text:span><text:span text:style-name="T24">crurum motus praeter animi impetum redundat,<text:line-break/></text:span><text:span text:style-name="T28">ut ejscrantur et non obsequenter. mutent </text:span><text:span text:style-name="T24">tam subito. in-.<text:line-break/></text:span><text:span text:style-name="T28">cepta; quibus puto </text:span><text:span text:style-name="T24">etiam </text:span><text:span text:style-name="T28">aliquid </text:span><text:span text:style-name="T24">persimile in animi im-</text:span></text:p>
      <text:p text:style-name="P27"><text:span text:style-name="T28">csta-.soa </text:span><text:span text:style-name="T24">ror. v.<text:tab/>A a</text:span></text:p>
      <text:p text:style-name="P7"><text:span text:style-name="T2">petibus </text:span><text:span text:style-name="T1">'sieri</text:span><text:span text:style-name="T2">, eo </text:span><text:span text:style-name="T1">quod </text:span><text:span text:style-name="T2">rationalem excedant modum </text:span><text:span text:style-name="T24">, nt,<text:line-break/></text:span><text:span text:style-name="T2">quum appetunt, non-ei sint morigeri, </text:span><text:span text:style-name="T1">in </text:span><text:span text:style-name="T2">cursu </text:span><text:span text:style-name="T24">quidem<text:line-break/></text:span><text:span text:style-name="T2">redundantia </text:span><text:span text:style-name="T1">quoad </text:span><text:span text:style-name="T2">impetum </text:span><text:span text:style-name="T1">dicta</text:span><text:span text:style-name="T2">, in impetu autem </text:span><text:span text:style-name="T24">quo-<text:line-break/></text:span><text:span text:style-name="T2">ad rationem, nam naturalis appetentiae .modiis ex </text:span><text:span text:style-name="T24">ratione<text:line-break/></text:span><text:span text:style-name="T2">Itdbetwp, atque eousique pervenit, quotisaue spsa </text:span><text:span text:style-name="T24">censet',<text:line-break/></text:span><text:span text:style-name="T2">quare etiarn excejsus, qui in hoc atque ita sit, ct </text:span><text:span text:style-name="T28">redun.<text:line-break/></text:span><text:span text:style-name="T2">dans"impetus</text:span><text:span text:style-name="T1">, </text:span><text:span text:style-name="T2">praeterque naturam, ei irrationalis </text:span><text:span text:style-name="T24">ani-<text:line-break/></text:span><text:span text:style-name="T2">mae motus ejse dicitur. Haec fane Chrysippi </text:span><text:span text:style-name="T24">verba </text:span><text:span text:style-name="T28">sunt<text:line-break/></text:span><text:span text:style-name="T2">Inspiciamris autem accuratius utramque </text:span><text:span text:style-name="T24">ipsorum </text:span><text:span text:style-name="T28">seriem,<text:line-break/></text:span><text:span text:style-name="T2">a priore' exorsi, qua exponit,' quomodo </text:span><text:span text:style-name="T24">affectus dictus </text:span><text:span text:style-name="T28">sit<text:line-break/></text:span><text:span text:style-name="T2">irrationalis et praeter naturam animi motus. </text:span><text:span text:style-name="T28">Quum<text:line-break/></text:span><text:span text:style-name="T2">enim scivisset, duo voce irrationalis significari, </text:span><text:span text:style-name="T28">quorum<text:line-break/></text:span><text:span text:style-name="T2">alterum duntaxat in definitione*vult indicari, </text:span><text:span text:style-name="T24">nempe </text:span><text:span text:style-name="T28">sine<text:line-break/></text:span><text:span text:style-name="T2">judicio, recte factitavit, qui ne unam </text:span><text:span text:style-name="T24">quidem ambiguita-<text:line-break/></text:span><text:span text:style-name="T2">tem reliquerit, scd ipse oflenderit, quod eum </text:span><text:span text:style-name="T24">qui in </text:span><text:span text:style-name="T28">af-<text:line-break/></text:span><text:span text:style-name="T2">fectn impetum animi irrationalem esse </text:span><text:span text:style-name="T24">pronunciat, </text:span><text:span text:style-name="T28">qua-<text:line-break/></text:span><text:span text:style-name="T2">tenus a ratione sit aversus, et eidem </text:span><text:span text:style-name="T24">repugnet, </text:span><text:span text:style-name="T28">sineque<text:line-break/></text:span><text:span text:style-name="T2">judicio accidat Hoc igitur dicto,' quo a </text:span><text:span text:style-name="T24">ratione </text:span><text:span text:style-name="T28">esse</text:span></text:p>
      <text:p text:style-name="P7"><text:span text:style-name="T15">aversum protulit,, irrationalem qui in affectione motum<text:line-break/></text:span><text:span text:style-name="T24">ab </text:span><text:span text:style-name="T15">inanimis irrationalibusque animalibus segregavit. Mo-<text:line-break/></text:span><text:span text:style-name="T24">vetur </text:span><text:span text:style-name="T15">siquidem et lapis et lignum interdum, aliaque sin-<text:line-break/></text:span><text:span text:style-name="T24">gula </text:span><text:span text:style-name="T15">inanimata, sed non ut a ratione aversa, neque </text:span><text:span text:style-name="T24">ni<text:line-break/>eidem </text:span><text:span text:style-name="T15">immorigera. Cujus enim neutiquam interest, </text:span><text:span text:style-name="T28">ut<text:line-break/></text:span><text:span text:style-name="T24">obtemperet </text:span><text:span text:style-name="T15">seqnatnrque rationem, hoc quomodo </text:span><text:span text:style-name="T24">repug-<text:line-break/>nere </text:span><text:span text:style-name="T15">aut averti unquam a ratione poterit? sed </text:span><text:span text:style-name="T24">omnino<text:line-break/>non </text:span><text:span text:style-name="T15">uti ratione merito dicetur: aversum autem </text:span><text:span text:style-name="T24">esse </text:span><text:span text:style-name="T28">,et<text:line-break/>non </text:span><text:span text:style-name="T15">obsequi id </text:span><text:span text:style-name="T24">dicetur, </text:span><text:span text:style-name="T15">quod naturam quidem habet </text:span><text:span text:style-name="T28">sc-.<text:line-break/></text:span><text:span text:style-name="T24">quendi </text:span><text:span text:style-name="T15">obtemperandique, sed interdum praeter sui </text:span><text:span text:style-name="T24">naturam<text:line-break/>esto </text:span><text:span text:style-name="T15">modo serim. Hinc sane monstratur, neque inani-<text:line-break/></text:span><text:span text:style-name="T24">mato </text:span><text:span text:style-name="T15">cuidam, neque irrationali animanti affectum innasci<text:line-break/></text:span><text:span text:style-name="T24">animalem. </text:span><text:span text:style-name="T15">Quum autem scribit, sine ratione et </text:span><text:span text:style-name="T24">judicio<text:line-break/>affectionis motum </text:span><text:span text:style-name="T15">fieri, deinde conjungens </text:span><text:span text:style-name="T24">iterum dicit,<text:line-break/>nequaquam </text:span><text:span text:style-name="T15">si errabunde feratur, et praetergrediatur </text:span><text:span text:style-name="T24">ali-<text:line-break/>quid </text:span><text:span text:style-name="T15">secundum rationem, et aversus et luimorigerus- </text:span><text:span text:style-name="T24">ei,<text:line-break/></text:span><text:span text:style-name="T28">affectus </text:span><text:span text:style-name="T24">ab erroribus distinguit, rdque </text:span><text:span text:style-name="T15">perdeceuter. </text:span><text:span text:style-name="T24">Et-<text:line-break/></text:span><text:span text:style-name="T28">cniin </text:span><text:span text:style-name="T24">errores </text:span><text:span text:style-name="T15">prava </text:span><text:span text:style-name="T24">funt </text:span><text:span text:style-name="T15">judicia, et ratio </text:span><text:span text:style-name="T24">veritatem</text:span></text:p>
      <text:p text:style-name="P7"><text:span text:style-name="T2">ementita et errori implicita. Affectus- contra </text:span><text:span text:style-name="T24">nullum<text:line-break/></text:span><text:span text:style-name="T2">quidem erratum-, neque - praetermissum ‘in - </text:span><text:span text:style-name="T15">ratiocinatione,<text:line-break/></text:span><text:span text:style-name="T2">scd est animi motus rationi inobedieins. Nam qui, </text:span><text:span text:style-name="T15">ut </text:span><text:span text:style-name="T24">pa-<text:line-break/></text:span><text:span text:style-name="T2">triam fervet, liberorum' vitam contemnit,-vel </text:span><text:span text:style-name="T15">aliis </text:span><text:span text:style-name="T24">jugu-<text:line-break/></text:span><text:span text:style-name="T15">landos</text:span><text:span text:style-name="T17">7</text:span><text:span text:style-name="T15"> tradit, </text:span><text:span text:style-name="T2">vel </text:span><text:span text:style-name="T15">jugulare </text:span><text:span text:style-name="T2">ipfe </text:span><text:span text:style-name="T15">sustinet-; </text:span><text:span text:style-name="T2">honesti </text:span><text:span text:style-name="T24">imagina-<text:line-break/></text:span><text:span text:style-name="T2">tioue </text:span><text:span text:style-name="T15">lidc </text:span><text:span text:style-name="T2">sarit </text:span><text:span text:style-name="T15">, </text:span><text:span text:style-name="T2">et </text:span><text:span text:style-name="T15">ratiocinatione </text:span><text:span text:style-name="T2">quadam </text:span><text:span text:style-name="T15">usus. </text:span><text:span text:style-name="T24">Medea<text:line-break/></text:span><text:span text:style-name="T15">autem e contrario' non- </text:span><text:span text:style-name="T2">solum a </text:span><text:span text:style-name="T15">nulla persuasa est </text:span><text:span text:style-name="T24">rasio-<text:line-break/></text:span><text:span text:style-name="T15">cinatione, ut filios interimeret, </text:span><text:span text:style-name="T2">sed </text:span><text:span text:style-name="T15">etiam contra </text:span><text:span text:style-name="T24">in </text:span><text:span text:style-name="T28">to-<text:line-break/></text:span><text:span text:style-name="T15">tum '(quantum'</text:span><text:span text:style-name="T2">ad</text:span><text:span text:style-name="T3">:</text:span><text:span text:style-name="T2"> </text:span><text:span text:style-name="T15">ratiocinationem' attinet) </text:span><text:span text:style-name="T24">scire se </text:span><text:span text:style-name="T28">ait,<text:line-break/></text:span><text:span text:style-name="T2">c.tijufmodi factura .sit inala, </text:span><text:span text:style-name="T15">verum iracundiam </text:span><text:span text:style-name="T28">consiliis<text:line-break/></text:span><text:span text:style-name="T2">esse-potentiorem; hoc est, non </text:span><text:span text:style-name="T15">subjici et </text:span><text:span text:style-name="T24">obtemperare </text:span><text:span text:style-name="T28">et<text:line-break/></text:span><text:span text:style-name="T2">obsequi </text:span><text:span text:style-name="T15">rationi- tanquam dominae </text:span><text:span text:style-name="T24">• </text:span><text:span text:style-name="T15">cuidam </text:span><text:span text:style-name="T24">affectum, </text:span><text:span text:style-name="T28">sed<text:line-break/></text:span><text:span text:style-name="T15">dissidere </text:span><text:span text:style-name="T2">et </text:span><text:span text:style-name="T15">recedere et aversuri mandatum, ceu </text:span><text:span text:style-name="T28">alterius<text:line-break/></text:span><text:span text:style-name="T2">cujusdam opus </text:span><text:span text:style-name="T15">aut affectus virtutis: exisset, </text:span><text:span text:style-name="T24">non </text:span><text:span text:style-name="T28">ratiocinar<text:line-break/></text:span><text:span text:style-name="T15">tricis. Quomodo- enim veI nau </text:span><text:span text:style-name="T24">•obtemperare, </text:span><text:span text:style-name="T28">sibi ipsi<text:line-break/></text:span><text:span text:style-name="T15">aliquid possit, veI </text:span><text:span text:style-name="T2">a </text:span><text:span text:style-name="T15">se ipso averti, </text:span><text:span text:style-name="T24">aut non se </text:span><text:span text:style-name="T28">iplum se-<text:line-break/></text:span><text:span text:style-name="T2">qui? -Haec igitur </text:span><text:span text:style-name="T15">omnia, praeterquam </text:span><text:span text:style-name="T24">quod nihil </text:span><text:span text:style-name="T28">accnfa-<text:line-break/></text:span><text:span text:style-name="T15">tione </text:span><text:span text:style-name="T2">dignum habeant, praeterea </text:span><text:span text:style-name="T15">etiam tum vere, </text:span><text:span text:style-name="T28">tum dic</text:span></text:p>
      <text:p text:style-name="P7"><text:span text:style-name="T15">stincte, tum juxta Platonis sententiam sunt, pronunciata;<text:line-break/>consimiliter etiam ea, quae </text:span><text:span text:style-name="T24">in </text:span><text:span text:style-name="T15">expositione- secundi defini-<text:line-break/></text:span><text:span text:style-name="T24">tionum </text:span><text:span text:style-name="T15">libri </text:span><text:span text:style-name="T24">ah </text:span><text:span text:style-name="T15">ipso </text:span><text:span text:style-name="T24">sunt perscripta, </text:span><text:span text:style-name="T15">qua meminit itidem<text:line-break/></text:span><text:span text:style-name="T24">celeriter </text:span><text:span text:style-name="T15">eurrentiitm, qui ne si sistere quidem velint, sta-<text:line-break/></text:span><text:span text:style-name="T24">tim </text:span><text:span text:style-name="T15">id possint faeere. Clare-enim et hie alia facultas prae-<text:line-break/></text:span><text:span text:style-name="T24">ter </text:span><text:span text:style-name="T15">rationem ostenditur, a qua </text:span><text:span text:style-name="T24">' </text:span><text:span text:style-name="T15">affectiones abfolvuntur.<text:line-break/>Cognoscemus id evidentius, si eaufam invenerimus, unde<text:line-break/></text:span><text:span text:style-name="T24">fit, </text:span><text:span text:style-name="T15">ut non subito nmlli currentium possint consistere. •<text:line-break/></text:span><text:span text:style-name="T24">Porto </text:span><text:span text:style-name="T15">inveniemus eam inde, </text:span><text:span text:style-name="T24">quod </text:span><text:span text:style-name="T15">non omnibus ita eve-<text:line-break/></text:span><text:span text:style-name="T24">niat, </text:span><text:span text:style-name="T15">scd qui per planam </text:span><text:span text:style-name="T24">quaudam </text:span><text:span text:style-name="T15">aut declivem sciuntur<text:line-break/></text:span><text:span text:style-name="T24">viam</text:span><text:span text:style-name="T15">; etenim eorum, qui </text:span><text:span text:style-name="T24">per </text:span><text:span text:style-name="T15">acclinia eurrutit. loca, nulli<text:line-break/></text:span><text:span text:style-name="T28">hoc </text:span><text:span text:style-name="T15">cvenit, statim </text:span><text:span text:style-name="T24">namquc </text:span><text:span text:style-name="T15">consistunt, ubi voluerint, tan-<text:line-break/></text:span><text:span text:style-name="T24">quam mole </text:span><text:span text:style-name="T15">corporis ipsos, non vi deorsum ferente, quemad-<text:line-break/></text:span><text:span text:style-name="T24">modum </text:span><text:span text:style-name="T15">illos rapiebat. </text:span><text:span text:style-name="T24">Quippe </text:span><text:span text:style-name="T15">composita inest ipsorum la-<text:line-break/></text:span><text:span text:style-name="T24">tionis eausa; </text:span><text:span text:style-name="T15">una </text:span><text:span text:style-name="T24">tanquarn animalium</text:span><text:span text:style-name="T15">, quae animae impetu<text:line-break/></text:span><text:span text:style-name="T24">moventur, altera tanquam inanimatorum </text:span><text:span text:style-name="T15">corporum, </text:span><text:span text:style-name="T24">quae<text:line-break/></text:span><text:span text:style-name="T28">pondere </text:span><text:span text:style-name="T24">inelinant; itu namque </text:span><text:span text:style-name="T15">et lapides subinde e mon-<text:line-break/></text:span><text:span text:style-name="T28">tibus </text:span><text:span text:style-name="T24">deferuntur, consistere </text:span><text:span text:style-name="T15">interea impotentes, prius-</text:span></text:p>
      <text:p text:style-name="P7"><text:span text:style-name="T24">quam </text:span><text:span text:style-name="T1">ad locum aliquem planum </text:span><text:span text:style-name="T2">aut cavum pervenerint.<text:line-break/></text:span><text:span text:style-name="T24">-Quapropter </text:span><text:span text:style-name="T2">etiam in </text:span><text:span text:style-name="T1">hoc </text:span><text:span text:style-name="T2">exemplo facultas altera </text:span><text:span text:style-name="T24">praeter<text:line-break/></text:span><text:span text:style-name="T2">ratiocinationem ostenditur, natura irrationabilis, </text:span><text:span text:style-name="T24">cujuf-<text:line-break/>modi </text:span><text:span text:style-name="T2">est in animalium corporibus gravitas. Quod </text:span><text:span text:style-name="T24">autem<text:line-break/>ejus </text:span><text:span text:style-name="T2">causa, quum velint, non possunt consistere, </text:span><text:span text:style-name="T24">non </text:span><text:span text:style-name="T28">so-<text:line-break/></text:span><text:span text:style-name="T24">lum </text:span><text:span text:style-name="T2">ex acclivium decliviumque locorum differentia </text:span><text:span text:style-name="T28">licet<text:line-break/></text:span><text:span text:style-name="T2">-condiscere, sed etiam ex disserenti lu ipsis </text:span><text:span text:style-name="T24">planis regio-<text:line-break/>nibus </text:span><text:span text:style-name="T2">motu. Etenim qui retrorsum corporis </text:span><text:span text:style-name="T24">inclinationem<text:line-break/>inter </text:span><text:span text:style-name="T2">currendum molitur, sistendi potens est et </text:span><text:span text:style-name="T24">sui ji<text:line-break/>qui . </text:span><text:span text:style-name="T2">vero in anteriorem partem, ab illa </text:span><text:span text:style-name="T24">impeditur; </text:span><text:span text:style-name="T28">et<text:line-break/></text:span><text:span text:style-name="T24">hac </text:span><text:span text:style-name="T2">ipsa de causa hoc pacto omnes currunt ab </text:span><text:span text:style-name="T24">ipsa </text:span><text:span text:style-name="T28">rei<text:line-break/></text:span><text:span text:style-name="T24">natura </text:span><text:span text:style-name="T2">edocti, corporis inclinationem in anteriora </text:span><text:span text:style-name="T28">celeritati<text:line-break/></text:span><text:span text:style-name="T24">motus </text:span><text:span text:style-name="T2">conferre. Quemadmodum igitur </text:span><text:span text:style-name="T24">exempli </text:span><text:span text:style-name="T28">gratia,<text:line-break/></text:span><text:span text:style-name="T2">praeclare Chrysippe, iis, qui nihil a corporis </text:span><text:span text:style-name="T24">pondere </text:span><text:span text:style-name="T28">ad<text:line-break/></text:span><text:span text:style-name="T2">motus celeritatem juvantur, in promptu est, </text:span><text:span text:style-name="T24">ut sistant, </text:span><text:span text:style-name="T28">si-<text:line-break/></text:span><text:span text:style-name="T24">lis </text:span><text:span text:style-name="T2">vero, qui ex duplici .causa celeritatem </text:span><text:span text:style-name="T24">generant, </text:span><text:span text:style-name="T28">non<text:line-break/></text:span><text:span text:style-name="T2">amplius voluntas satis est, eodem modo in animi </text:span><text:span text:style-name="T28">impetu,<text:line-break/></text:span><text:span text:style-name="T2">quum ratiocinatio sula causam habuerit, </text:span><text:span text:style-name="T24">promptum</text:span></text:p>
      <text:p text:style-name="P7"><text:span text:style-name="T15">propter ipsam cessare impetum; ubi vero aut iracundia,<text:line-break/>aut cupidilas quaedam </text:span><text:span text:style-name="T24">ei </text:span><text:span text:style-name="T15">accesserit, vircs irrationales et<text:line-break/>corporis gravi lati persimiles , statim quidem neutiquam<text:line-break/>posse consistere, scd temporis spatio forte hoc quoque<text:line-break/>fiet, quemadmodum in currentibus. Forte autem ora-<text:line-break/></text:span><text:span text:style-name="T24">tioni </text:span><text:span text:style-name="T15">apposui </text:span><text:span text:style-name="T24">propter particularium </text:span><text:span text:style-name="T15">causarum ac eorum,<text:line-break/>quae impetum </text:span><text:span text:style-name="T24">movent</text:span><text:span text:style-name="T15">, vim inaequalem. Quandoquidem<text:line-break/>enim et ratiocinatio </text:span><text:span text:style-name="T24">ipsum movet, </text:span><text:span text:style-name="T15">et cupiditas, et ira-<text:line-break/>cundia, siquidem </text:span><text:span text:style-name="T24">ab uno ipsorum </text:span><text:span text:style-name="T15">constituatur, </text:span><text:span text:style-name="T24">aliis qui-<text:line-break/>escentibus, ab illo solo regitur; </text:span><text:span text:style-name="T15">quare, si </text:span><text:span text:style-name="T24">a ratione fiat,<text:line-break/>et compescere ipsum, ct rursus </text:span><text:span text:style-name="T15">excitare sola voluntate<text:line-break/></text:span><text:span text:style-name="T24">licet; sin ab iracundia quadam et </text:span><text:span text:style-name="T15">cupiditate, quum illa<text:line-break/></text:span><text:span text:style-name="T24">cessaverint; </text:span><text:span text:style-name="T15">sin </text:span><text:span text:style-name="T24">ab utrisque operantibus fiat, ratione </text:span><text:span text:style-name="T15">fi-<text:line-break/></text:span><text:span text:style-name="T24">mul et irrationali quadam facultate, </text:span><text:span text:style-name="T15">ratione quidem re-<text:line-break/></text:span><text:span text:style-name="T24">.nitente, quod valentius est praecellet,- simul autem con-<text:line-break/>currente, nunquam cessabit Dico </text:span><text:span text:style-name="T15">autem </text:span><text:span text:style-name="T24">simul con-<text:line-break/>currere affectui rationem, quum, quae ille facit, etiam<text:line-break/>ratio opinatur; qucmadniodum in </text:span><text:span text:style-name="T15">intemperantibus et<text:line-break/></text:span><text:span text:style-name="T24">protervis (qui autumant, bonum esse maximum dele-</text:span></text:p>
      <text:p text:style-name="P7"><text:span text:style-name="T2">ctabilium fruitionem) ratio in anima ipsorum cupiditatem<text:line-break/>ultro sequitur. At reniti ac repugnare affectui </text:span><text:span text:style-name="T15">rationem<text:line-break/></text:span><text:span text:style-name="T2">dico, quum homo'non opinatur, propositae voluptatis </text:span><text:span text:style-name="T15">srui-<text:line-break/></text:span><text:span text:style-name="T2">tionem honestum aut bonum esse, trahitur autem </text:span><text:span text:style-name="T15">quo-<text:line-break/></text:span><text:span text:style-name="T2">dammodo' ad eam propter valentem concupiscibilis </text:span><text:span text:style-name="T15">facul-<text:line-break/></text:span><text:span text:style-name="T2">tatis motum. Verum si ratio superaverit, talis </text:span><text:span text:style-name="T15">homo<text:line-break/></text:span><text:span text:style-name="T2">tum sui tum suorum affectuum continens et est </text:span><text:span text:style-name="T15">et </text:span><text:span text:style-name="T28">di-<text:line-break/></text:span><text:span text:style-name="T2">citur; sin -autem cupiditas, contrariam huic appellatio-<text:line-break/>nem sortitus incontinens nominatur. Quum vero </text:span><text:span text:style-name="T15">a ra-<text:line-break/></text:span><text:span text:style-name="T2">tione sola ad suavium usum ducitur, talis temperans </text:span><text:span text:style-name="T15">vo-<text:line-break/></text:span><text:span text:style-name="T2">catur, hoc consilio ea deligens, non ut fruatur, </text:span><text:span text:style-name="T15">scd </text:span><text:span text:style-name="T28">nt<text:line-break/></text:span><text:span text:style-name="T2">juvetur, quemadmodum etianr protervus, qui a </text:span><text:span text:style-name="T15">sola cu-<text:line-break/></text:span><text:span text:style-name="T2">piditate ducitur, ratione tanquam famulo quodam </text:span><text:span text:style-name="T15">ipsam<text:line-break/></text:span><text:span text:style-name="T2">subsequente. Ejusmodi causarum impetus' </text:span><text:span text:style-name="T15">animi excitan-<text:line-break/></text:span><text:span text:style-name="T2">tium complexui attestatur etiam Chrysippi </text:span><text:span text:style-name="T15">exemplum.<text:line-break/></text:span><text:span text:style-name="T2">Etenim adversus acclivo currentes scia vi </text:span><text:span text:style-name="T15">rationali </text:span><text:span text:style-name="T28">du-<text:line-break/></text:span><text:span text:style-name="T2">cuntur, qui autem inviti ad praecipitium </text:span><text:span text:style-name="T15">feruntur’, </text:span><text:span text:style-name="T28">ir-<text:line-break/></text:span><text:span text:style-name="T2">rationali, quarn sane corporis pondus este </text:span><text:span text:style-name="T15">diximus, in </text:span><text:span text:style-name="T28">dst</text:span></text:p>
      <text:p text:style-name="P85">clive currentes utrisque. Pari modo qui in plano cur-<text:line-break/>runt, si prorsum tcndaut; nam si retrorsum renitantur,<text:line-break/>current quidem aliis minus, sed, ubi voluerint, sistentur.<text:line-break/>Qitarc nihil Chrysippus usque ad definitionum expositio-<text:line-break/>iiem veteribus contrarium pronunciavit.</text:p>
      <text:h text:style-name="Heading_20_2" text:outline-level="2">Cap. <text:span text:style-name="T41">III</text:span>.</text:h>
      <text:p text:style-name="P86">Quum autem deinceps inspicit, judiciarie<text:line-break/>quaedam, an quae judicia sequuntur, affectus este putan-<text:line-break/>dum fit, utrobique a veteribus recessit, sed multo magis<text:line-break/>dum quod deterius est eligit. Etenim Zenoni in hoc<text:line-break/>et libi et multis aliis Stoicis repugnat, qui non judicia<text:line-break/>ipsa-animi, scd irrationales quae post haec contractiones, -<text:line-break/>submissiones, ostentationes, elationes et diffusiones animi<text:line-break/>affectus esse existimant. Verum Posidonius ab utraque<text:line-break/>opinione recessit, ut qui neque judicia, nequc judiciis fu-<text:line-break/>pervenientia affcctus essc, scd hos ah irascibili ct concu-<text:line-break/>pifcibili facultatc ficri autumet, veterem surmonem ex</text:p>
      <text:p text:style-name="P7"><text:span text:style-name="T2">tote secutus; </text:span><text:span text:style-name="T38">Ac</text:span><text:span text:style-name="T2"> Chrysippi sectatores subinde in </text:span><text:span text:style-name="T15">com-<text:line-break/></text:span><text:span text:style-name="T2">mentario suo de affectibus interrogat, quae superantis<text:line-break/>impetus </text:span><text:span text:style-name="T1">sit </text:span><text:span text:style-name="T2">occasio, quum ratio praeter ipsius tum </text:span><text:span text:style-name="T15">opera<text:line-break/></text:span><text:span text:style-name="T2">tum modum nequeat excellere; quapropter constat, </text:span><text:span text:style-name="T15">aliam<text:line-break/></text:span><text:span text:style-name="T2">quandarn irrationalem vim causam existere, cur </text:span><text:span text:style-name="T15">aniuii<text:line-break/></text:span><text:span text:style-name="T2">impetus praeter rationis modum redundet, </text:span><text:span text:style-name="T15">quemadmo-<text:line-break/></text:span><text:span text:style-name="T2">dum gravitatem corporis causam esse rationis </text:span><text:span text:style-name="T15">expertem,<text:line-break/></text:span><text:span text:style-name="T2">ob quam supra arbitrii mensuram abundet- Sed </text:span><text:span text:style-name="T15">mirum<text:line-break/></text:span><text:span text:style-name="T2">hoc non est, si Cluysippus multis dicat contraria, </text:span><text:span text:style-name="T15">quem-<text:line-break/></text:span><text:span text:style-name="T2">admodum neque quod a veritate aberraverit; </text:span><text:span text:style-name="T15">condonan-<text:line-break/></text:span><text:span text:style-name="T2">dum enim est ei, quum homo sit et juvenile </text:span><text:span text:style-name="T15">quiddam<text:line-break/></text:span><text:span text:style-name="T2">peccet; verum quod neque aggressus sit omnino </text:span><text:span text:style-name="T15">ea, quae<text:line-break/></text:span><text:span text:style-name="T2">veteribus dictu sunt, dissolvere, et sucum ipse </text:span><text:span text:style-name="T15">pugnet,<text:line-break/></text:span><text:span text:style-name="T2">dum nunc sine ratione et judicio affectus fieri </text:span><text:span text:style-name="T15">arbitratur,<text:line-break/></text:span><text:span text:style-name="T2">nunc non solum judicia subsequi affirmat, sed </text:span><text:span text:style-name="T15">id ipsum<text:line-break/></text:span><text:span text:style-name="T2">esse judicia; siquidem neutiquarn attingere </text:span><text:span text:style-name="T15">judicium rna-<text:line-break/></text:span><text:span text:style-name="T2">xime nimirum contrarium est ei, quod affectus </text:span><text:span text:style-name="T15">sit judi-<text:line-break/></text:span><text:span text:style-name="T2">cium; nisi per Jovem succurrens ei aliquis </text:span><text:span text:style-name="T15">affirmet, plura</text:span></text:p>
      <text:p text:style-name="P7"><text:span text:style-name="T2">judicii nomen significare, </text:span><text:span text:style-name="T1">et </text:span><text:span text:style-name="T2">in definitionis expositione<text:line-break/>veluti circumspectionem dictum esse judicium,' ut sit<text:line-break/>idem flue judicio et fine circumspectione, ubi vero ju-<text:line-break/>dicia esse affectus dicit, et impetus' et assensus nominari<text:line-break/>judicia. At si quis hoc receperit, redundans, assensus<text:line-break/>erit affectus, rurfusque Posulonius interrogabit, ex qua<text:line-break/>causa redundet ; praeter quod etiam maximum peccatum<text:line-break/>in docendi lege Chrysippus commiserit. Si enim in hoc<text:line-break/>ipso caput dogmatis est, ut aequivocationem distinguat<text:line-break/>ostendatque, quo</text:span><text:span text:style-name="T24">' in </text:span><text:span text:style-name="T2">significatu sine judicio affectus fiant,<text:line-break/>in quo autem judicia sint, is vero ne in uno quidem<text:line-break/>libro ex quatuor, quos scripsit de affectibus, id sccit, quo-<text:line-break/>modo non.quis eum jure accusaverit? Eorfan enim ne<text:line-break/>summam </text:span><text:span text:style-name="T24">. </text:span><text:span text:style-name="T2">quidem, dicendi brevitatem aliquis </text:span><text:span text:style-name="T24">aemulatus<text:line-break/></text:span><text:span text:style-name="T2">recte tam necessaria praetergrederetur; mullo - </text:span><text:span text:style-name="T24">magis,<text:line-break/></text:span><text:span text:style-name="T2">quum longissime sermones protenderet, </text:span><text:span text:style-name="T24">quemadmodum<text:line-break/></text:span><text:span text:style-name="T2">Chrysippus. Sed </text:span><text:span text:style-name="T24">de </text:span><text:span text:style-name="T2">his etiam paulo </text:span><text:span text:style-name="T24">posterius -conside-<text:line-break/></text:span><text:span text:style-name="T2">rabimus.</text:span></text:p>
      <text:h text:style-name="P3" text:outline-level="2">Cap. IV.</text:h>
      <text:p text:style-name="P64">De eo autem, quod nihili faciat, si ipse<text:line-break/>sibi’ contradicat;, quum infinita adhuc possem afferre, quae<text:line-break/>scrinii etiam postea plus nactus otii in nnum conferam<text:line-break/>commentarium omnia, nunc omissis aliis eorum dunta-<text:line-break/>xat, quae proprie ad institutum praesens pertinent, com-<text:line-break/>miniscar. Itaque cupiditatem quum primo de affectibus<text:line-break/>definivisset appetitum .irrationalem,, ipsum rursus appeti-<text:line-break/>tum sexto generalium' definitionum libro appetentiam<text:line-break/>seu impetum rationalem ad aliquid esse pronunciat,<text:line-break/>quantum convenit,. ei jucundum. Hoc modo ipsam de-<text:line-break/>finit etiam in libris de animi impetu, ut cupiditatis de-<text:line-break/>finitio aperta et explicata talis fiat: Cupiditas est impe-<text:line-break/>tus rationalis ad aliquid, quantum convenit, ei jucundum,<text:line-break/>rationis expers. Verum quod in diversis vel libris vel<text:line-break/>librorum locis contradictionem non percipiat, minus<text:line-break/>.grave est; quum autem in eisdem, quae loquitur aliquis,<text:line-break/>contraria et omnino repugnantia connectat, disciplinam<text:line-break/>in eo et contundit, et perturbat, magnamque dubitatio-<text:line-break/>nem iis, qui illa conantur redarguere, exhibet; vcluti si</text:p>
      <text:p text:style-name="P7"><text:span text:style-name="T15">quis etiam in eum modum dicat: Descendit sursum; ef<text:line-break/>disputavit cum lapide, et navigans per mediam petram<text:line-break/>asccndit in profundum stagni. Sive’ enim, tanquam qui-<text:line-break/>non descenderit, arguas, dicens eum sursum mansisse,'<text:line-break/>quum dcscendisset, idcin hoc </text:span><text:span text:style-name="T24">nimirum </text:span><text:span text:style-name="T15">et ipse reseret<text:line-break/>se in oratione'dixisse, </text:span><text:span text:style-name="T24">dum apposuerit </text:span><text:span text:style-name="T15">suritun; sivc, tan-<text:line-break/>quam cum nullo </text:span><text:span text:style-name="T24">disseruisset, acque </text:span><text:span text:style-name="T15">hoc dictum esse af-<text:line-break/>firmabit; nam idem </text:span><text:span text:style-name="T24">esse cum lapide disserere</text:span><text:span text:style-name="T15">, quod ne’<text:line-break/>cum lapide quidem; </text:span><text:span text:style-name="T24">nam cum lapide </text:span><text:span text:style-name="T15">nemo disserit.-<text:line-break/>Aliaque ita omnia </text:span><text:span text:style-name="T24">sophistice corrigere </text:span><text:span text:style-name="T15">poterit aliquis;<text:line-break/>quare per initia </text:span><text:span text:style-name="T24">statim oportet hujusmodi </text:span><text:span text:style-name="T15">orationum spe-*<text:line-break/>ciem repudiare, lu </text:span><text:span text:style-name="T24">qua convenit auditorcs, </text:span><text:span text:style-name="T15">non quae con-<text:line-break/>facto modo a singulis </text:span><text:span text:style-name="T24">nominibus-significantur, </text:span><text:span text:style-name="T15">scd aliaquae-<text:line-break/>dam intelligere. </text:span><text:span text:style-name="T24">Tale-siquidem aliquid etiam Chrysippus'<text:line-break/></text:span><text:span text:style-name="T15">censebit, quum </text:span><text:span text:style-name="T24">sane sitic judicio animi asscctus aliquis dicat<text:line-break/></text:span><text:span text:style-name="T15">fieri, </text:span><text:span text:style-name="T24">inaudire nos volens, quod cum judicio fiant,-et justi—<text:line-break/></text:span><text:span text:style-name="T15">cia sint; quum </text:span><text:span text:style-name="T24">autem sine ratione fieri dieatr-et irrationales,’<text:line-break/>censcns </text:span><text:span text:style-name="T15">nos </text:span><text:span text:style-name="T24">lutelligerc, neque irrationales csse, ncque in-<text:line-break/>rrralionaIi </text:span><text:span text:style-name="T15">quadam </text:span><text:span text:style-name="T24">facultate </text:span><text:span text:style-name="T15">animi, </text:span><text:span text:style-name="T24">fed in </text:span><text:span text:style-name="T15">raliucluante, </text:span><text:span text:style-name="T24">et</text:span></text:p>
      <text:p text:style-name="P7"><text:span text:style-name="T2">rationabiles existere; etenim judicare; hujus opus esse;<text:line-break/>quum autem - contumaciter et invita ratione fieri </text:span><text:span text:style-name="T15">dicat<text:line-break/></text:span><text:span text:style-name="T2">aliquis,, volens nos ne unam quidem aliam in anima </text:span><text:span text:style-name="T15">fa-.<text:line-break/></text:span><text:span text:style-name="T2">cultatem inquirere, qua mota contumaciter rationi </text:span><text:span text:style-name="T15">affe-<text:line-break/></text:span><text:span text:style-name="T2">ctus fiant; nihil siquidem esse hujusmodi quandam </text:span><text:span text:style-name="T15">facul-<text:line-break/></text:span><text:span text:style-name="T2">tqtem, ut nonnulli philosophorum ,autumant concupisci-<text:line-break/>bilem et irascibilem appellantes, totum namque </text:span><text:span text:style-name="T15">esse,<text:line-break/></text:span><text:span text:style-name="T2">quod hominibus dominetur, rationem.. Si enim problema<text:line-break/>aliquis memoriter enumeret et commentetur, praestat </text:span><text:span text:style-name="T15">etiam<text:line-break/></text:span><text:span text:style-name="T2">huic distinctis clarisque nti nominibus; nihilomluus </text:span><text:span text:style-name="T15">ta-<text:line-break/></text:span><text:span text:style-name="T2">men erroribus ipsius venia daretur. </text:span><text:span text:style-name="T15">At </text:span><text:span text:style-name="T2">si quis </text:span><text:span text:style-name="T15">fcienti-<text:line-break/></text:span><text:span text:style-name="T2">ficum opus et rationale pollicitus scribere contumacem<text:line-break/>lu rationem motum quendam nominet, velit autem </text:span><text:span text:style-name="T15">nos<text:line-break/></text:span><text:span text:style-name="T2">inaudire ipsum rationalem, aut aversum .quidem </text:span><text:span text:style-name="T15">esse a<text:line-break/></text:span><text:span text:style-name="T2">ratione dicat, velit tamen nihil aliud esse quam </text:span><text:span text:style-name="T15">ratio-<text:line-break/></text:span><text:span text:style-name="T2">nem ipsurnque judicium, haud noni, an maxima </text:span><text:span text:style-name="T15">ac-<text:line-break/></text:span><text:span text:style-name="T2">cusatione homo ille dignus sit, dum non concedit </text:span><text:span text:style-name="T15">de<text:line-break/></text:span><text:span text:style-name="T2">eodem dici pudere et revereri, neque delectari </text:span><text:span text:style-name="T15">et gau-<text:line-break/></text:span><text:span text:style-name="T2">dere: sed </text:span><text:span text:style-name="T1">qui </text:span><text:span text:style-name="T2">exquisite omnia etiam ulque ad </text:span><text:span text:style-name="T15">nomina</text:span></text:p>
      <text:p text:style-name="P70">disquirere ceuset, idem in commentariis, quod paulo an-,<text:line-break/>tea non ex ratione et judicio dixit fieri, progressus in<text:line-break/>ratione et judicio: inquit consistere, quum liceret omnes<text:line-break/>inopportunas hujusmodi et praeter consuetudinem Grae-<text:line-break/>corum resartas aequivocationes sugere et accurate articu-<text:line-break/>lateque sermonem tum Graecis tum manifestis nominibus<text:line-break/>illustrare; nam irrationale perinde ut mutum et collo ca-<text:line-break/>rentern bifariam omnes homlues dicimt, ac tertium nullum<text:line-break/>est in eis significatum invenire neque apud Graecos hujus tem-,<text:line-break/>pestatis, neque apud vctercs, fi quid ex libris ipsorum conji-<text:line-break/>ciendum esu Porro mutnm et collo carentem (cogit enim<text:line-break/>nos.Ciuyfippica interpretatio haec quoque verba exponere)<text:line-break/>appellant quodammodo partim (ut opinor) vocis aut colli<text:line-break/>privatione, partim vitio. Si enim dicat aliquis, pisces<text:line-break/>mutos esse aut stirpes, eo, quod omnino vocem non ha-<text:line-break/>beant, ita nuncupat; si vero mutum citharoedum-di-<text:line-break/>cas aut praeconem, vitium aliquod vocis hominis osten-</text:p>
      <text:p text:style-name="P7"><text:span text:style-name="T2">ditur</text:span><text:span text:style-name="T1">; </text:span><text:span text:style-name="T2">aut enim exigua voce praeditum, aut nspera, aut<text:line-break/>obscura, aut hujusmodi aliud quippiam ipsum esse dicis,<text:line-break/>non tamen omnino voce esse destitutum. Simili </text:span><text:span text:style-name="T15">ratione<text:line-break/></text:span><text:span text:style-name="T2">etiam collo privatos quosdam homines nominant, </text:span><text:span text:style-name="T15">non<text:line-break/></text:span><text:span text:style-name="T2">per Jovem quemadmodum pisces privatos dixerit </text:span><text:span text:style-name="T15">aliquis,<text:line-break/></text:span><text:span text:style-name="T2">quod neutiquani ipsis iusit collum, (nemo enim hoc </text:span><text:span text:style-name="T15">pacto<text:line-break/></text:span><text:span text:style-name="T2">atrachelus suerit, ut in totum collo careat,) sed quo </text:span><text:span text:style-name="T15">dexi-<text:line-break/></text:span><text:span text:style-name="T2">gumn habent collum, nonnulli sic appellantur; ac </text:span><text:span text:style-name="T15">manent<text:line-break/></text:span><text:span text:style-name="T2">etiam </text:span><text:span text:style-name="T15">' </text:span><text:span text:style-name="T2">hic persimiles duo significatus, quemadmodum </text:span><text:span text:style-name="T15">in<text:line-break/></text:span><text:span text:style-name="T2">dictione mutus. • Ita vero etiam fine pede, </text:span><text:span text:style-name="T15">sine ventre,<text:line-break/></text:span><text:span text:style-name="T2">sine latere, sine manu, atque omnia ejusinodi, </text:span><text:span text:style-name="T15">nomum-<text:line-break/></text:span><text:span text:style-name="T2">quam dictione </text:span><text:span text:style-name="T33">ά </text:span><text:span text:style-name="T2">significatum cujulque nominis, </text:span><text:span text:style-name="T15">cui prae-<text:line-break/></text:span><text:span text:style-name="T2">ponitur,, tollente, interitu non </text:span><text:span text:style-name="T15">tollente. </text:span><text:span text:style-name="T2">Ita </text:span><text:span text:style-name="T15">invenio<text:line-break/></text:span><text:span text:style-name="T2">etiam irrationale' nomen apud veteres omnes dictum </text:span><text:span text:style-name="T15">esse,<text:line-break/></text:span><text:span text:style-name="T2">item .ab; hujus saeculi .hominibus, dici. </text:span><text:span text:style-name="T15">Quum etenim vel<text:line-break/></text:span><text:span text:style-name="T2">piscem aliquis vel cancrum irrationalem esse dicit, </text:span><text:span text:style-name="T15">om-<text:line-break/></text:span><text:span text:style-name="T2">nino: tollit . significatum ex voce </text:span><text:span text:style-name="T15">irrationalis. Quum<text:line-break/></text:span><text:span text:style-name="T1">vero </text:span><text:span text:style-name="T2">aliquid, quod ab aliquo dicitur, incusantes </text:span><text:span text:style-name="T15">vocitant</text:span></text:p>
      <text:p text:style-name="P70">irrationale, non ceu nullius rationis compos, scd veluti<text:line-break/>culpandum praveque affectum sic vocitant. Aliud vero<text:line-break/>tertium vel etiam per Jovem quartum, ut hi vi cogunt<text:line-break/>ct detorquent significatum, non est lu Graecorum consue-<text:line-break/>tudine,. qui interpretari vocem profitentiir. limuit hoc<text:line-break/>quoque- ipse Chrysippus his verbis:. Quare etiam non abs<text:line-break/>re dicitur a qsabusidam, animi ajsectum motum esa prae-<text:line-break/>ter naturam,, ut in metu habet, cupiditate et similibus.<text:line-break/>Omnes enim hujusmodi motus et constitutiones immorigerae<text:line-break/>sunt rationi et aversae: quapropter et irrationabiliter<text:line-break/>dicimus tales ferri, non veluti male in ratiocinando sic<text:line-break/>aliquis dixerit, in io, quod secus habeat, quam botra ra-<text:line-break/>tio exigat, verum secundum rationis aversionem. Mani-<text:line-break/>festo his Chrysippus indicat duo significata dictionis ir-<text:line-break/>rationalis, quae etiam vere apud Graecos habentur, alte-<text:line-break/>rum, cui bona ratio contraria est, alterum, quod nihil ra-<text:line-break/>tionis participati Proinde quod bonae rationi opponitur,<text:line-break/>peccatum est et judicium pravum; alterum, quod sine</text:p>
      <text:p text:style-name="P7"><text:span text:style-name="T2">omni ratione fit, est secundum affectum impetus </text:span><text:span text:style-name="T15">motus-<text:line-break/></text:span><text:span text:style-name="T2">que. Quod fi plura essent significata nominis, irrationale,<text:line-break/>non detrectasset utique de illis verba facere, </text:span><text:span text:style-name="T15">ostendens,<text:line-break/></text:span><text:span text:style-name="T2">quod in nullo alio ipforuin irrationalis dictus sit </text:span><text:span text:style-name="T15">animi<text:line-break/></text:span><text:span text:style-name="T2">affectus, verum in illo solum, quod ipse nominavit, </text:span><text:span text:style-name="T15">id<text:line-break/></text:span><text:span text:style-name="T2">quod juxta, rationis aversionem fit Quae enim </text:span><text:span text:style-name="T15">male<text:line-break/></text:span><text:span text:style-name="T2">quis judicavit, in iis non a ratione aversus est, </text:span><text:span text:style-name="T15">fed </text:span><text:span text:style-name="T24">iu<text:line-break/></text:span><text:span text:style-name="T2">ea erravit At qui impetus ex iracundia aut </text:span><text:span text:style-name="T15">cupiditate<text:line-break/></text:span><text:span text:style-name="T2">absolvuntur, non utentes ratione, hos irrationales </text:span><text:span text:style-name="T15">nominat<text:line-break/></text:span><text:span text:style-name="T2">fecundum alterum signisicatum, in quo vocem </text:span><text:span text:style-name="T4">ἀ </text:span><text:span text:style-name="T24">negare<text:line-break/></text:span><text:span text:style-name="T2">et tollere postpositae sibi dictionis significatum </text:span><text:span text:style-name="T15">dicebamus,<text:line-break/></text:span><text:span text:style-name="T2">nam inobsequens rationi motus animi </text:span><text:span text:style-name="T15">irrationalis </text:span><text:span text:style-name="T24">est<text:line-break/></text:span><text:span text:style-name="T2">lu eo significatu., quo neutiquam ratione uti </text:span><text:span text:style-name="T15">comprehen-<text:line-break/></text:span><text:span text:style-name="T2">ditur. Nam si utamur ratione etiam </text:span><text:span text:style-name="T15">in </text:span><text:span text:style-name="T2">eo, non </text:span><text:span text:style-name="T15">recte<text:line-break/></text:span><text:span text:style-name="T2">dixit Chrysippus in primo de affectibus libro,-</text:span><text:span text:style-name="T15">non, </text:span><text:span text:style-name="T24">in-<text:line-break/></text:span><text:span text:style-name="T2">quiens, errabunde fertur, et praetergressus </text:span><text:span text:style-name="T15">aliquid in </text:span><text:span text:style-name="T24">ra-<text:line-break/></text:span><text:span text:style-name="T2">tione, sed invita ipsa et in eam contumaciter </text:span><text:span text:style-name="T15">ei. </text:span><text:span text:style-name="T24">Rursiis<text:line-break/></text:span><text:span text:style-name="T2">commentario de curandis- affectibus eadem </text:span><text:span text:style-name="T15">sane </text:span><text:span text:style-name="T24">haec,</text:span></text:p>
      <text:p text:style-name="P7"><text:span text:style-name="T15">quae paulo prius a me ad verbum praescripta sunt, ubi<text:line-break/>irrationale, quod contrarie ei, quod bona ratione est, di-<text:line-break/></text:span><text:span text:style-name="T24">citur, </text:span><text:span text:style-name="T15">non pronuntiabat, in affectus definitione significari,<text:line-break/>scd alterum inobsequentem et aversum a ratione. Subin-<text:line-break/></text:span><text:span text:style-name="T24">ferens </text:span><text:span text:style-name="T15">ilaque luquit: Cujusimodi etiam incontinentes tales<text:line-break/>constitutiones exisiunt, tanquam sese non continerent, sed<text:line-break/>efferrentur •, quemadmodum qui valide currdnt, ultro ejse-<text:line-break/>runtur, talem motum non continentes. At qui secundum<text:line-break/>rationem moventur, tanquam ducem, etiam hac guber-<text:line-break/>nantes, qualiscunque ea quoque suerit, continent, vel<text:line-break/>certe non ab ejusoiodi motu afficiuntur, ejusaue impetuosis<text:line-break/>elationibus. Hic enim rursus illud, </text:span><text:span text:style-name="T24">qTraliscunque </text:span><text:span text:style-name="T15">sit, </text:span><text:span text:style-name="T24">in ra-<text:line-break/>tione </text:span><text:span text:style-name="T15">propositum, manifesto vitiorum ab </text:span><text:span text:style-name="T24">affectu distinctio-<text:line-break/>nem </text:span><text:span text:style-name="T15">indicat. Sive enim sana et vera cxtiterit </text:span><text:span text:style-name="T24">ratio, sive<text:line-break/>prava </text:span><text:span text:style-name="T15">et mendax, is, qui secundmn ipsam </text:span><text:span text:style-name="T24">movetur, nun-<text:line-break/>quam </text:span><text:span text:style-name="T15">in affectum </text:span><text:span text:style-name="T24">inciderit, </text:span><text:span text:style-name="T15">siquidem </text:span><text:span text:style-name="T24">secundum veram<text:line-break/>decenter </text:span><text:span text:style-name="T15">et recte movetur, secundum salsam </text:span><text:span text:style-name="T24">prave </text:span><text:span text:style-name="T15">et<text:line-break/></text:span><text:span text:style-name="T24">vitiose. </text:span><text:span text:style-name="T15">Uni </text:span><text:span text:style-name="T24">enim </text:span><text:span text:style-name="T15">ratio dux est, aut </text:span><text:span text:style-name="T24">virtus </text:span><text:span text:style-name="T15">sequitur, aut</text:span></text:p>
      <text:p text:style-name="P7"><text:span text:style-name="T2">vitium, affectus nunquam. Itaque putare, voluptatem </text:span><text:span text:style-name="T15">bo-<text:line-break/></text:span><text:span text:style-name="T2">num existere, quemadmodunr </text:span><text:span text:style-name="T15">Epicurus, </text:span><text:span text:style-name="T2">peccans </text:span><text:span text:style-name="T15">vitiosa-<text:line-break/>que </text:span><text:span text:style-name="T2">et falsa </text:span><text:span text:style-name="T15">ratio </text:span><text:span text:style-name="T2">est, omnesque</text:span><text:span text:style-name="T15">. </text:span><text:span text:style-name="T2">actiones </text:span><text:span text:style-name="T15">et particulares<text:line-break/></text:span><text:span text:style-name="T2">animi motus, </text:span><text:span text:style-name="T15">qui </text:span><text:span text:style-name="T2">voluptatem tanquam finem </text:span><text:span text:style-name="T15">respiciunt<text:line-break/></text:span><text:span text:style-name="T2">prave, pravos sane necessario et aberrantes facit </text:span><text:span text:style-name="T15">ac vi-<text:line-break/></text:span><text:span text:style-name="T2">tiosos, non tamen jam affectus quoque; quippe </text:span><text:span text:style-name="T15">proprium<text:line-break/></text:span><text:span text:style-name="T2">affectus hoc ipsum, est, ut anima citra rationem </text:span><text:span text:style-name="T15">moveatur<text:line-break/></text:span><text:span text:style-name="T2">Unde etiam decenter Chrysippus scripsit</text:span><text:span text:style-name="T15">: . </text:span><text:span text:style-name="T2">Qui </text:span><text:span text:style-name="T15">autem se-<text:line-break/></text:span><text:span text:style-name="T2">cundum rationem tanquam ducem moventur, et hac </text:span><text:span text:style-name="T15">pur^<text:line-break/></text:span><text:span text:style-name="T2">ticulares scilicet animi motus gubernant, impetus </text:span><text:span text:style-name="T15">in eis<text:line-break/></text:span><text:span text:style-name="T2">continent simuli iis modo, qui obambulant, sed non </text:span><text:span text:style-name="T15">vio-<text:line-break/></text:span><text:span text:style-name="T1">lenter </text:span><text:span text:style-name="T2">ab </text:span><text:span text:style-name="T1">ipsis </text:span><text:span text:style-name="T2">efferuntur, quemadmodum qui in </text:span><text:span text:style-name="T15">declivi<text:line-break/></text:span><text:span text:style-name="T2">currunt. Connectens itaque suprascriptae </text:span><text:span text:style-name="T15">sententiae<text:line-break/></text:span><text:span text:style-name="T2">haec quoque ascribit: </text:span><text:span text:style-name="T1">At </text:span><text:span text:style-name="T2">qui secundum rationem </text:span><text:span text:style-name="T15">tan-<text:line-break/></text:span><text:span text:style-name="T2">quam ducem moventur, et sino etiam, qualisounque </text:span><text:span text:style-name="T15">sit,<text:line-break/></text:span><text:span text:style-name="T2">gubernantes, motus impetusique eorum continent, </text:span><text:span text:style-name="T15">ita at<text:line-break/></text:span><text:span text:style-name="T2">pareant, </text:span><text:span text:style-name="T1">si modo </text:span><text:span text:style-name="T2">ipsu indicet, similiter iis, qui </text:span><text:span text:style-name="T15">obambu-<text:line-break/></text:span><text:span text:style-name="T2">lant, Non contentus autem his </text:span><text:span text:style-name="T15">adducit: Quapropter</text:span></text:p>
      <text:p text:style-name="P7"><text:span text:style-name="T2">etiam tam irrationales motus et ajsectus, ot praeter na-<text:line-break/>turam ejse dicuntur, tanquarn rationalem dispositionem<text:line-break/>cgredientes. </text:span><text:span text:style-name="T38">Quo</text:span><text:span text:style-name="T2"> pacto ? An certe sino omni ratione</text:span><text:span text:style-name="T15">, et<text:line-break/></text:span><text:span text:style-name="T2">ab ea aversi, quam </text:span><text:span text:style-name="T15">natura </text:span><text:span text:style-name="T2">omnium particularium functio-<text:line-break/>num ducem nobis dedit? </text:span><text:span text:style-name="T15">Non praeest </text:span><text:span text:style-name="T2">autem in </text:span><text:span text:style-name="T15">affecti-<text:line-break/></text:span><text:span text:style-name="T2">bus ; unde rationalem </text:span><text:span text:style-name="T15">constitutionem </text:span><text:span text:style-name="T2">universos </text:span><text:span text:style-name="T15">affectus<text:line-break/></text:span><text:span text:style-name="T2">motiones cxccssisse </text:span><text:span text:style-name="T15">dicit, rectissime </text:span><text:span text:style-name="T2">scribens. </text:span><text:span text:style-name="T15">Si enim ra-<text:line-break/></text:span><text:span text:style-name="T2">tionalis animi </text:span><text:span text:style-name="T15">constitutio ducem nacta </text:span><text:span text:style-name="T2">est </text:span><text:span text:style-name="T15">rationem, noii<text:line-break/>autem </text:span><text:span text:style-name="T2">haec </text:span><text:span text:style-name="T15">dominatur, neque motibus fecundum affectum<text:line-break/>praeest, </text:span><text:span text:style-name="T2">is, </text:span><text:span text:style-name="T15">qui pro affectu movetur, rationalem egressus<text:line-break/>est naturam. Atqui si non ratio impetui praeest, respon-<text:line-break/>deant nobis Chrysippi sectatores, quid lendem sit, quod<text:line-break/>praeest Non enim sufficiet ipsis dicere, quod neque ra-<text:line-break/>tio, neque ulla facultas alia. Concedunt namque ita mo-<text:line-break/>tum qiiendam causae expcrtcm, quod multo magis vitan-<text:line-break/>dum statuunt, accusantque Epicurum, quum hujusmodi<text:line-break/>quendani proponit. Si igitur nihil sine causa fit ct hoc<text:line-break/>omnibus prope philosophis communiter lu confesso cst,</text:span></text:p>
      <text:p text:style-name="P7"><text:span text:style-name="T2">non Chrysippo folum aut Aristoteli aut Platoni, respon-<text:line-break/>deant nobis, quae tandem affectuum motus causa </text:span><text:span text:style-name="T15">existat.<text:line-break/></text:span><text:span text:style-name="T2">Non enim jam ratio dux neque causa ipsis est, quemad-<text:line-break/>modum in peccatis et recte gestis. Itaque Posidonium<text:line-break/></text:span><text:span text:style-name="T15">(uti </text:span><text:span text:style-name="T2">puto), in geometria educatum et magis, quam </text:span><text:span text:style-name="T15">alii<text:line-break/></text:span><text:span text:style-name="T2">Stoici, demonstrationes fequi assuetum puduit </text:span><text:span text:style-name="T15">Chrysippi,<text:line-break/></text:span><text:span text:style-name="T2">qui manifesto apparentibus repugnet et sibi ipse </text:span><text:span text:style-name="T15">con-<text:line-break/></text:span><text:span text:style-name="T2">tradicat, ac conatur non modo seipsum, sed etiam </text:span><text:span text:style-name="T15">Cit-<text:line-break/></text:span><text:span text:style-name="T2">tieum Zenonem Platonicis adducere: reliqui </text:span><text:span text:style-name="T15">vero Stoici<text:line-break/></text:span><text:span text:style-name="T2">prope universi haud novi quomodo sequi potius </text:span><text:span text:style-name="T15">ea; in<text:line-break/></text:span><text:span text:style-name="T2">quibus Chrysippus aberravit, sustinent, quam </text:span><text:span text:style-name="T15">verum de-<text:line-break/></text:span><text:span text:style-name="T2">ligere.</text:span></text:p>
      <text:h text:style-name="Heading_20_2" text:outline-level="2">Cap. V.</text:h>
      <text:p text:style-name="P48"><text:span text:style-name="T2">Ac hujus tempestatis inter eos </text:span><text:span text:style-name="T15">clarissimi,<text:line-break/></text:span><text:span text:style-name="T2">interrogantibus nobis frequenter, quae tandem </text:span><text:span text:style-name="T15">affectuum<text:line-break/></text:span><text:span text:style-name="T2">motus causa statuenda sit, sursirnj et deorsum </text:span><text:span text:style-name="T15">sermones<text:line-break/></text:span><text:span text:style-name="T2">implicant, sed nihil manifesto expediunt. </text:span><text:span text:style-name="T15">Verum inte-<text:line-break/></text:span><text:span text:style-name="T2">riin peccantem rationem dicunt falsamque </text:span><text:span text:style-name="T15">opinionem</text:span></text:p>
      <text:p text:style-name="P7"><text:span text:style-name="T2">motuum secundum affectus causam esse pronunciant. </text:span><text:span text:style-name="T15">At<text:line-break/></text:span><text:span text:style-name="T2">quum rursus Chrysippi dictis molestentur, et his </text:span><text:span text:style-name="T15">cedunt,<text:line-break/></text:span><text:span text:style-name="T2">et motus quosdam causarum expertes statuunt, </text:span><text:span text:style-name="T15">manent-<text:line-break/></text:span><text:span text:style-name="T2">que nunquam in eisdcm responsionibus, sed Euripi </text:span><text:span text:style-name="T15">modo<text:line-break/></text:span><text:span text:style-name="T2">frequenter refluunt, resiliuutque ab eo, quod ratio </text:span><text:span text:style-name="T15">opi-<text:line-break/></text:span><text:span text:style-name="T2">nioque affcctus causcl, ad id, qitod sine causa </text:span><text:span text:style-name="T15">sic quodam<text:line-break/></text:span><text:span text:style-name="T2">modo mola anima in </text:span><text:span text:style-name="T15">affectus </text:span><text:span text:style-name="T2">incidat, ab </text:span><text:span text:style-name="T15">eo rursus,<text:line-break/></text:span><text:span text:style-name="T2">quod motus vanus </text:span><text:span text:style-name="T15">et' expers caulae </text:span><text:span text:style-name="T2">sit, ad id, </text:span><text:span text:style-name="T15">quod affe-<text:line-break/></text:span><text:span text:style-name="T2">ctuum motus </text:span><text:span text:style-name="T15">rationales sint; siquidem </text:span><text:span text:style-name="T2">reprehensio </text:span><text:span text:style-name="T15">utriufqne<text:line-break/></text:span><text:span text:style-name="T2">responsionis ex </text:span><text:span text:style-name="T15">procinctu apposita </text:span><text:span text:style-name="T2">noii finit </text:span><text:span text:style-name="T15">alterutri<text:line-break/></text:span><text:span text:style-name="T2">ipsorum immorari, </text:span><text:span text:style-name="T15">cum </text:span><text:span text:style-name="T2">dicendo quidem, affectuum </text:span><text:span text:style-name="T15">motus<text:line-break/></text:span><text:span text:style-name="T2">a ratione fieri, </text:span><text:span text:style-name="T15">nequeant vitium </text:span><text:span text:style-name="T2">ab affectu </text:span><text:span text:style-name="T15">disccrnere,<text:line-break/></text:span><text:span text:style-name="T2">dum'autem hanc </text:span><text:span text:style-name="T15">adimunt, in motum </text:span><text:span text:style-name="T2">quendam </text:span><text:span text:style-name="T15">causae .<text:line-break/></text:span><text:span text:style-name="T2">expertem </text:span><text:span text:style-name="T15">incidant, quum liceat ipsis </text:span><text:span text:style-name="T2">ex facili </text:span><text:span text:style-name="T15">ambas ab-<text:line-break/></text:span><text:span text:style-name="T2">furditates </text:span><text:span text:style-name="T15">subtcrsugere</text:span><text:span text:style-name="T2">; </text:span><text:span text:style-name="T15">hanc, quod nequeant vitium ab<text:line-break/>affectu </text:span><text:span text:style-name="T2">segregare, </text:span><text:span text:style-name="T15">separante ratione affectus; illam, quod<text:line-break/></text:span><text:span text:style-name="T2">fiat aliquid sine </text:span><text:span text:style-name="T15">causa, consessi, irrationales qualdam sa-</text:span></text:p>
      <text:p text:style-name="P7"><text:span text:style-name="T2">cultates in </text:span><text:span text:style-name="T1">anima </text:span><text:span text:style-name="T2">affectuum ipsius causas esse. Non so-<text:line-break/>lum igitur alii, sed etiam Chrysippus ipse lu commenta-<text:line-break/></text:span><text:span text:style-name="T1">riis </text:span><text:span text:style-name="T2">de affectibus in nulla haeret firmiter opinione, ve-<text:line-break/>rum semper ceu in unda fluctuat. Quin etiam flue omni<text:line-break/>ratione fieri dicit affectus, et rursus rationalis solius esse<text:line-break/>facultatis; ut propterea neque in irrationabilibus </text:span><text:span text:style-name="T15">anima-<text:line-break/></text:span><text:span text:style-name="T2">libus consistant, et sine judicio fiant, rurfusque </text:span><text:span text:style-name="T15">sint judicia.<text:line-break/></text:span><text:span text:style-name="T2">Incidit autem nonnunquam, ut etiam dicat temere </text:span><text:span text:style-name="T15">affe-<text:line-break/></text:span><text:span text:style-name="T2">ctuum </text:span><text:span text:style-name="T15">motus </text:span><text:span text:style-name="T2">fieri; quod nihil aliud </text:span><text:span text:style-name="T15">est, quam fine causa,<text:line-break/></text:span><text:span text:style-name="T2">fi quis exacte </text:span><text:span text:style-name="T15">verbuui </text:span><text:span text:style-name="T2">examinet. Verbis itaque </text:span><text:span text:style-name="T15">paulo fu-<text:line-break/></text:span><text:span text:style-name="T2">perius scriptis subjungite Merito autem affectuum ge-<text:line-break/>neri etiam timor attribuitur</text:span><text:span text:style-name="T1">, </text:span><text:span text:style-name="T2">secundum quod incutitur<text:line-break/>vel temere accidit. At si sine causa temere dicis, </text:span><text:span text:style-name="T15">o<text:line-break/></text:span><text:span text:style-name="T2">Ciuyfippe, et tibi ipse refragaris, et Aristoteli, et </text:span><text:span text:style-name="T15">Platoni,<text:line-break/></text:span><text:span text:style-name="T2">et omnium hominum sententiis, multoque prius </text:span><text:span text:style-name="T15">ipsi re-<text:line-break/></text:span><text:span text:style-name="T2">rum naturac, quum iiilril sine causa possit </text:span><text:span text:style-name="T15">fieri. Quod<text:line-break/></text:span><text:span text:style-name="T2">fi citra rationem significat tibi temere, dictio </text:span><text:span text:style-name="T15">irrationale</text:span></text:p>
      <text:p text:style-name="P7"><text:span text:style-name="T1">sic transumpta erit, </text:span><text:span text:style-name="T15">at quod ab initio quaerebatur, ad-<text:line-break/>huc manet. Hunc motum praeter rationem, qui a ratione<text:line-break/>quidem non fit', sed a causa aliqua, interrogamus te, quae<text:line-break/>causa effecit? Nos enim </text:span><text:span text:style-name="T24">affirmamus </text:span><text:span text:style-name="T15">iuterim vim irusci-<text:line-break/>bilcm, inierim coucupifcibilem. Tu autem neque haec<text:line-break/>fateris, neque rationalem audes dicere, sed temere fieri<text:line-break/>locutus liberatum te esse </text:span><text:span text:style-name="T1">a </text:span><text:span text:style-name="T15">quaestione putas, ignarus to-<text:line-break/>tum, quodcunque temere et sua </text:span><text:span text:style-name="T24">sponte </text:span><text:span text:style-name="T15">fieri dicitur,<text:line-break/>quantum </text:span><text:span text:style-name="T24">nos cognoscere possumus, ile appellari. Re-<text:line-break/></text:span><text:span text:style-name="T15">vera </text:span><text:span text:style-name="T24">autem nihil ipsorum ita fit, quemadmodum ct di-<text:line-break/>vinissimus Hippocrates dixit: Jiobis </text:span><text:span text:style-name="T15">quidem fortuitum,<text:line-break/>causae autem non fortuitum. </text:span><text:span text:style-name="T24">Pari modo, quod affectus<text:line-break/></text:span><text:span text:style-name="T15">redundans sit </text:span><text:span text:style-name="T24">animi impetus, Chrysippus </text:span><text:span text:style-name="T15">exponens </text:span><text:span text:style-name="T24">tum<text:line-break/></text:span><text:span text:style-name="T15">in libro morali </text:span><text:span text:style-name="T24">de affectibus tum in primo logicorum<text:line-break/></text:span><text:span text:style-name="T15">niotus excessum </text:span><text:span text:style-name="T24">supra rationis commoilerationem fieri<text:line-break/></text:span><text:span text:style-name="T15">asseverat, non </text:span><text:span text:style-name="T24">tamen causam ipsius apponit. Convenie-<text:line-break/></text:span><text:span text:style-name="T15">bat enim hic </text:span><text:span text:style-name="T24">quoque’ sermonem non implicare turbare-<text:line-break/></text:span><text:span text:style-name="T15">que superflua </text:span><text:span text:style-name="T24">prolixitate, sed ubi causam, cur impetus</text:span></text:p>
      <text:p text:style-name="P7"><text:span text:style-name="T2">animi redundet, expedivisset, cessare. Sicut enim in iis,<text:line-break/>qui in declive currunt, una cum voluntate corporis gra-<text:line-break/>vitas motus causa existit,. ita in animi affectibus quae-<text:line-break/>nam alia rationali facultati accedens causa immodici et<text:line-break/>(ut ipse solebat nominare) elati motus efficiatur, oportebat<text:line-break/>ipfum percensuisse. Verba igitur in libro de meden-<text:line-break/>dis affectibus lu hunc modum habent: Proprie etiam<text:line-break/>impetus animi redundans affectus ejse dicitur</text:span><text:span text:style-name="T1">, </text:span><text:span text:style-name="T2">tanquam<text:line-break/>si quis in elatis motibus redundantem motum dicat, red-<text:line-break/>undantia in eo oboriente secundum rationis aversionem<text:line-break/>ei id qttod sine redundantia hac sit facile consistens.<text:line-break/>Excedens enim rationem impetus et praeter hanc uni-<text:line-break/>versum latus proprie redundare dicetur, et secundum<text:line-break/>hoc praeter naturam sieri, </text:span><text:span text:style-name="T1">et </text:span><text:span text:style-name="T2">eso </text:span><text:span text:style-name="T1">e </text:span><text:span text:style-name="T2">irrationalis, ut subseri,<text:line-break/>bimus. Excedetis (inquit) rationem impetus et praeter<text:line-break/>lianc raptim latus fecimdum affectum elatum efficit mo-<text:line-break/>tum; ob quod ratio, o Chrysippe, elati et immodici rno-</text:span></text:p>
      <text:p text:style-name="P7"><text:span text:style-name="T2">tus </text:span><text:span text:style-name="T1">causa </text:span><text:span text:style-name="T2">non esu Ipse namque confiteris, eum praeter<text:line-break/>rationem fieri. At non potest aliquid simul et praeter<text:line-break/>rationem et a ratione fieri, omnino autem ab aliqua<text:line-break/>causa; illa vero non est rationalis; irrationalis igitur<text:line-break/>quaedam est facultas, quae affectum efficit; et forsan non<text:line-break/>ab aliis, sed nostris ipsorum pennis capimur; et si li-<text:line-break/>ceat nobis dicere, Chrysippe generosissime, alterutrum,<text:line-break/>vel quod nihil affectus a vitio disserat, vel quod vitiis<text:line-break/>aflectiones superveniant Horunr enim quodcunquc </text:span><text:span text:style-name="T24">di-<text:line-break/></text:span><text:span text:style-name="T2">xerimus, non cogimur causam immodici practer </text:span><text:span text:style-name="T24">natu-<text:line-break/></text:span><text:span text:style-name="T2">ram motus respondere. Verum </text:span><text:span text:style-name="T24">neutrum </text:span><text:span text:style-name="T2">horunr diccrc<text:line-break/>sustinuisti, reveritus contraria iis, quae manifesto </text:span><text:span text:style-name="T24">appa-<text:line-break/></text:span><text:span text:style-name="T2">rent, enunciare. lpfe vero imprudens tibimet </text:span><text:span text:style-name="T24">contradi-<text:line-break/></text:span><text:span text:style-name="T2">cis, praeter rationem inquiens motus quosdam </text:span><text:span text:style-name="T24">sieri, ct<text:line-break/></text:span><text:span text:style-name="T2">averti a ratione, et ab ea dissidere, </text:span><text:span text:style-name="T24">deinde paulo poste-<text:line-break/></text:span><text:span text:style-name="T2">rius eosdcm lios </text:span><text:span text:style-name="T24">a </text:span><text:span text:style-name="T2">rationali </text:span><text:span text:style-name="T24">facultate fieri proinuicians.<text:line-break/></text:span><text:span text:style-name="T2">Similiter tecum pugnas, dum animi </text:span><text:span text:style-name="T24">affectus csse judicia</text:span></text:p>
      <text:p text:style-name="P7"><text:span text:style-name="T2">et sine judicio fieri tueris. Ea itaque verba </text:span><text:span text:style-name="T1">ex </text:span><text:span text:style-name="T2">primo<text:line-break/>de affectibus libro, ubi affectus fieri sine judicio affirmat,<text:line-break/>superius apposui. Quod autem etiam iu libro ipsius </text:span><text:span text:style-name="T15">de<text:line-break/></text:span><text:span text:style-name="T2">medendis affectibus, qui moralis quoque inscribitur, </text:span><text:span text:style-name="T15">ean-<text:line-break/></text:span><text:span text:style-name="T2">dem opinionem referat, ex hisce verbis est condiscere:<text:line-break/>Non enim in judicando sengula bona eorum dicuntur<text:line-break/>infirmitates </text:span><text:span text:style-name="T1">hae, </text:span><text:span text:style-name="T2">sed etx eo, </text:span><text:span text:style-name="T1">quod </text:span><text:span text:style-name="T2">nimium in his a </text:span><text:span text:style-name="T15">natu-<text:line-break/></text:span><text:span text:style-name="T2">rali lege exciderint. Si quis autem forte </text:span><text:span text:style-name="T15">in </text:span><text:span text:style-name="T2">hac </text:span><text:span text:style-name="T15">dictio-<text:line-break/></text:span><text:span text:style-name="T2">nuin serie dicet, infirmitatem non </text:span><text:span text:style-name="T15">privavit, </text:span><text:span text:style-name="T2">quo </text:span><text:span text:style-name="T15">minus<text:line-break/></text:span><text:span text:style-name="T2">sit judicium, norr </text:span><text:span text:style-name="T15">tamen </text:span><text:span text:style-name="T2">in ipso </text:span><text:span text:style-name="T15">solo </text:span><text:span text:style-name="T2">mendaci </text:span><text:span text:style-name="T15">falsoque<text:line-break/>judicio generationem ejus statuit, sed </text:span><text:span text:style-name="T2">procedere </text:span><text:span text:style-name="T15">ait ni-<text:line-break/>mium </text:span><text:span text:style-name="T2">a </text:span><text:span text:style-name="T15">naturali inodp </text:span><text:span text:style-name="T2">ex iis, quae </text:span><text:span text:style-name="T15">adducuntur, sententia<text:line-break/></text:span><text:span text:style-name="T2">Chrysippi </text:span><text:span text:style-name="T15">manifestabitur, </text:span><text:span text:style-name="T2">unde iron sine </text:span><text:span text:style-name="T15">ratione nonnulli<text:line-break/></text:span><text:span text:style-name="T2">mulierum </text:span><text:span text:style-name="T15">amore </text:span><text:span text:style-name="T2">et avium studio </text:span><text:span text:style-name="T15">insani dicuntur. Si<text:line-break/></text:span><text:span text:style-name="T2">enim non </text:span><text:span text:style-name="T15">frustra imponetur </text:span><text:span text:style-name="T2">insaniae </text:span><text:span text:style-name="T15">nomen infirmitatis<text:line-break/></text:span><text:span text:style-name="T2">appendiculo, insania autem ab irrationali </text:span><text:span text:style-name="T15">facultate ori-<text:line-break/>tur in corpore, nihil minus quam infirmitas rationalium.<text:line-break/>Scd </text:span><text:span text:style-name="T2">per </text:span><text:span text:style-name="T15">Jovem forsan aliquis dixerit, insaniam non pro-</text:span></text:p>
      <text:p text:style-name="P70">pter irrationalem facultatem nasci, scd quod amplius;<text:line-break/>quam convenit, eductum fit judicium opinioque; quem-<text:line-break/>admodum li etiam ita dixisset, infirmitates in anima<text:line-break/>fieri simpliciter, non quod falso de quibusdam ceu bonis<text:line-break/>aut malis, existimaverit, scd quod maxima ea putaverit..<text:line-break/>Nondum enim infirmitatem esse de divitiis tanquam bonis<text:line-break/>opinionem, fed qumn quis eas maximum esse bonum ar-<text:line-break/>bitretur et ne vita quidem dignum censeat divitiis de-<text:line-break/>stitutum; in hoc enim consistere divitiarum argentique<text:line-break/>studium’, quae infirmitates funt Sed haec pronuncianti<text:line-break/>Posidonius contradicens hunc in modum ait: Hujusi-<text:line-break/>rnodi autem, pute a Chrysippo dicuntur, inqui-<text:line-break/>rere aliquis poterit; primum quidem, quomodo sa-<text:line-break/>pientes, qui maxima et insuperabilia bona honesta<text:line-break/>omnllt ejse putant, non secundum osisectum ab eis mo-<text:line-break/>ventur, exoptantes quae appetunt, et exult antes facti ea<text:line-break/>propter, ubi fuerint ajsecuti. Si enim magnitudo appa-<text:line-break/>rentium bonorum malorumve movet, ut putet aliquis, se-</text:p>
      <text:p text:style-name="P7"><text:span text:style-name="T2">cundum officium et dignitatem </text:span><text:span text:style-name="T1">ejse </text:span><text:span text:style-name="T2">praesentiam ipsorum<text:line-break/>aut adventum, </text:span><text:span text:style-name="T1">et </text:span><text:span text:style-name="T2">nullam nationem admittat de eo, quod<text:line-break/>aliter conveniat ab ipsis moveri-, </text:span><text:span text:style-name="T1">eis, </text:span><text:span text:style-name="T2">qui insuperabiliasaa<text:line-break/>ejse statuunt, hoc accidere oportebat-, quod non videtur<text:line-break/>fieri. Similiter qui procedunt peccantque, aut magna in-<text:line-break/>commoda a malitia venire autumant, eos decebat tum metu<text:line-break/>labascere, tum moesiitia non mediocri concidere' quod<text:line-break/>nec ipsum contingit. Post haec deinde Posidonius in<text:line-break/>eumrmodnm tradit: .Si praeter apparentium magn,itudi~<text:line-break/>nem animi quoque imbecillitatem accusent, et proptereu<text:line-break/>sapientes liberos ab ..asiseciibus ejse dicant</text:span><text:span text:style-name="T1">, </text:span><text:span text:style-name="T2">pravos autem,<text:line-break/>quum imbecilles sint, non secundum communem imbecil-<text:line-break/>litatem, sed magis' diffusam, neque sic quaesitio saluta<text:line-break/>esi i quod namque propter animi morbum. ajsectiibus insta-<text:line-break/>siantur, apud omnes in conscjse esi. Quomodo vero com-<text:line-break/>moti animi aut commoventis, inquiritur sane, sed non<text:line-break/>siubindioatur. Inde iursus liaec itidem prodit: Non<text:line-break/>salum qui magis diffluenti laborant malitia, et in lapsas</text:span></text:p>
      <text:p text:style-name="P55">facilitate consistunt affectibus affliguntur, verum omnes<text:line-break/>dementes, quousaue malitiam retineant, et in magnos<text:line-break/>ajsectus et in exiguos incidunt. Postea in hanc senten-<text:line-break/>tiam scribit: Putare autem, decorum exigere in acciden-<text:line-break/>tibus, ita commotum ejse, ut a ratione avertatur, mag-<text:line-break/>num affectum indicat, neque recte putare esi - sit autem<text:line-break/>et propter mediocrem et exiguum. Continua his Posido-<text:line-break/>nius mox isse commemorat: Quum duo simul eandem<text:line-break/>imbecillitatem obtinent et semilem capiunt imaginatio-,<text:line-break/>nem boni aut mali, alius ajsectui implicatur, alius non •<text:line-break/>hic minus, ille magis; et nonnunquam imbecillior majus<text:line-break/>suscipiens accidens non movetur, atque idem in eisuem<text:line-break/>nunc assictibus movetur, nunc non; interim magis, in-<text:line-break/>ierim minus. Insueti igitur magis asiiciuntur metu, tri-<text:line-break/>stitia, cupiditatibus et voluptatibus, et pejores corripiun-<text:line-break/>tur celeriter ab ajsectibus' Ab his Posidonius verba poe-<text:line-break/>tica apponit et historias veterum gestoruin, qttae dictis<text:line-break/>ipsius attestantur, et post haec inserens ait: Aliud rna-</text:p>
      <text:p text:style-name="P55">lum utique ab inconsueto celeriter ooMpitur, aUud' 'au-<text:line-break/>tem contrario . modo inducitur temporis spatio in ajsue-<text:line-break/>tudindm veniens, in quibus opiniones aequales subinde<text:line-break/>et imbecillitates, r ajsectus neque aequaliter neque aequa-<text:line-break/>les fiunt. Quluetiam secundum haec tales quasdam dis-<text:line-break/>putationes introducit; ascribam autem eas ad verbum,<text:line-break/>etsi prolixiores sint. Cur nonnulli, qui magni putantur,<text:line-break/>licet imbecilles sensibus scnt, consulunt et conscUarios<text:line-break/>alios adhibent, quemadmodum vigilans Agamemnon?<text:line-break/>Hic enim propter superatum exercitum statim una cum<text:line-break/>aliis principibus inejsiabiU quodam, luctu perculsus apud<text:line-break/>poetam; cejsanie autem ajsectu, licet accidentium opinio<text:line-break/>simul cum rationum imbecillitate permaneret, ncqun.<text:line-break/>quam conquiescere prdbabai.</text:p>
      <text:p text:style-name="P58">Optima sed visa esi animi sententia cunctis,<text:line-break/>- Nestora Ndliaden primarium adire virorum.</text:p>
      <text:p text:style-name="P4"><text:span text:style-name="T1">Si - </text:span><text:span text:style-name="T2">quod consilium laudabile conderet una<text:line-break/>Omnibus ac possit Danais praestare salutem.</text:span></text:p>
      <text:p text:style-name="P55">Postquam vero et Nestor ipse a longinquo advenientem<text:line-break/>conspexijset, quis sit interrogavit: indicans cum quadam<text:line-break/>miseratione ait:</text:p>
      <text:p text:style-name="P58">Sic erro, quoniam, dulcis mihi somnus ocellis</text:p>
      <text:p text:style-name="P58">Haud sedet, at bellum esi Graecorum et sunera curae •<text:line-break/>Nam Danais valde metuo, neque tutu mihi mens<text:line-break/>Asiat, quum pavitat, verum cor prosilit extra<text:line-break/>Pectus sollicitum, claros tremor occupat artas.</text:p>
      <text:p text:style-name="P57">Si jam in corde ita commotus metu adesi consulturus,<text:line-break/>ii, qui afficiuntur non secundum 'dignitatem accidentium,<text:line-break/>decorum putantes nullam rationem admittere, secundum<text:line-break/>affectus moventur. At si non amplius timens, sed renovans<text:line-break/>timorem haec ait, quid tandem, ipsa suspicione et imbecilli-<text:line-break/>tate subjecta, alii declinant rationem, alii ajsamunt, jure<text:line-break/>aliquis dubitaverit. At causam totius affectus non explicuit<text:line-break/>Post haec Posidonius ita quoque ait; At non salum averti a<text:line-break/>ratione in cupiditatibus, ut refert, sed ei exisiimare, etsi</text:p>
      <text:p text:style-name="P76">dor</text:p>
      <text:p text:style-name="P28"><text:span text:style-name="T2">non Utile sit aliquid et sic habendum, in illud tanquam<text:line-break/>utile </text:span><text:span text:style-name="T1">ferri </text:span><text:span text:style-name="T2">repugnantiam habere- et propter esu</text:span><text:span text:style-name="T5">s</text:span><text:span text:style-name="T2"> magni-<text:line-break/>tudinem, quamvis inutile sit, magnitudine dignum existi-<text:line-break/>mare, etsi. magnitudinem non habeat, imo •. et contrarium<text:line-break/>similiter tamen ipsam amplecti- finge enim, eas, q</text:span><text:span text:style-name="T5">U</text:span><text:span text:style-name="T2">i qq.<text:line-break/>cunt, quod non commodum sit averti, et </text:span><text:span text:style-name="T5">e0S &gt;</text:span><text:span text:style-name="T2"><text:tab/></text:span><text:span text:style-name="T4">ρ</text:span><text:span text:style-name="T6">Γ0</text:span><text:span text:style-name="T4">_</text:span></text:p>
      <text:p text:style-name="P6"><text:span text:style-name="T2">mittunt ostendere , quod incommodum sit </text:span><text:span text:style-name="T5">}</text:span><text:span text:style-name="T2"> statuos puta</text:span><text:span text:style-name="T5">r</text:span><text:span text:style-name="T2">e</text:span><text:span text:style-name="T5">}<text:line-break/></text:span><text:span text:style-name="T2">at quod magna sit utilitas, id persequi, seg istud i</text:span><text:span text:style-name="T5">mprQ</text:span><text:span text:style-name="T2">.<text:line-break/>babile, eo quod magnum ipsam bonam existimet. put</text:span><text:span text:style-name="T5">are<text:line-break/></text:span><text:span text:style-name="T2">oportere, quamvis maximum sit mulum, t</text:span><text:span text:style-name="T5">amen</text:span><text:span text:style-name="T2"> ipsu</text:span><text:span text:style-name="T5">m Ca</text:span><text:span text:style-name="T2">_<text:line-break/>pere, acclamantes, se pereundam ejsct, si</text:span><text:span text:style-name="T5">0C m</text:span><text:span text:style-name="T2">q}</text:span><text:span text:style-name="T5">ti<text:line-break/></text:span><text:span text:style-name="T2">conducit; hujus enim causam n</text:span><text:span text:style-name="T5">o</text:span><text:span text:style-name="T2">n probabile esi in </text:span><text:span text:style-name="T5">O</text:span><text:span text:style-name="T2">pt_<text:line-break/>nione sitam ejse, quod magnum bonum exisi</text:span><text:span text:style-name="T5">a</text:span><text:span text:style-name="T2">t id, </text:span><text:span text:style-name="T5">a</text:span><text:span text:style-name="T2">d<text:line-break/>quod pelluntur. Quae omnia disiquirenda veniunt. Ego<text:line-break/>sane ad haec quid Posidonio respondeam non habeo, ne-<text:line-break/>que alium quenquam habiturum autumo, si </text:span><text:span text:style-name="T5">a</text:span><text:span text:style-name="T2">li ;pf</text:span><text:span text:style-name="T5">a re</text:span><text:span text:style-name="T2">_<text:line-break/>rum natura et hujus saeculi Stoicis conjectura sumenda<text:line-break/>esu Siquidem ne unum quidem ex multis </text:span><text:span text:style-name="T5">ne</text:span><text:span text:style-name="T2">c ij</text:span><text:span text:style-name="T5">$</text:span><text:span text:style-name="T2"> (iut.</text:span></text:p>
      <text:p text:style-name="P70">garibus nossea tempestate natis audivi, qui aliquid pro-<text:line-break/>babile ad dubitationes a Posidonio propositus auferret.<text:line-break/>Sed de illis quidem rursus disseremus.</text:p>
      <text:h text:style-name="Heading_20_2" text:outline-level="2">Cap. VI.</text:h>
      <text:p text:style-name="P78">At'quod Chrysippus non femel aut bis,<text:line-break/>verum saepe admodum fatetur, diversam a ratiocinatrice<text:line-break/>facultatem quandam esse iu animis hominum causam ef-<text:line-break/>fectuum, licet nobis ex hujusmodi condiscere, ubi cau-<text:line-break/>sam eorum, quae fiunt parum recte, statuit animi infir-<text:line-break/>mitatem imbecillitatemque; ’ sic enim ipsas nominat, sic-<text:line-break/>ut et contraria, hoc su-mitatem, illud robur. -Quae<text:line-break/>enim non recte homines faciunt, partim ad pravum ju-<text:line-break/>dicium refert, partim ad infirmitatem animi ac imhecillita-<text:line-break/>tem; sicut et eis, quae recte administrant, rectum judi-<text:line-break/>cium praeest cum bono animi robore. Sed talium<text:line-break/>quemadmodum judicium opus est facultatis rationalis,<text:line-break/>ita firmitas, robur virtusque facultatis est diversae a ra-<text:line-break/>tionatrice, quam ipse Chrysippus appellat suutitatem seu</text:p>
      <text:p text:style-name="P5"><text:span text:style-name="T2">robur, ac recedere ait nonnunquam ab iis, quae recte<text:line-break/>nobis decreta funt, robore animi remittente, neque </text:span><text:span text:style-name="T15">con-.<text:line-break/></text:span><text:span text:style-name="T2">tinuo perseverante, neque morem gerente rationis inipe-<text:line-break/>riis, evidenter in hujusmodi ostendens, qualis res fit </text:span><text:span text:style-name="T15">af-<text:line-break/></text:span><text:span text:style-name="T2">fectus. Jam vero et verba ipsius nonnulla, de his ascri-<text:line-break/>bam; sunt autem ex morali de affectibus libro. Prae-<text:line-break/>terea etiam in hoc forsan corporis robur dicitur invrv.<text:line-break/>Udum et validum ejse nervose generis ratione, quod </text:span><text:span text:style-name="T15">in<text:line-break/></text:span><text:span text:style-name="T2">operibus per hoc obeundis pojstmus aut non postimus<text:line-break/>aliquid. Item in anima robur dicitur, tanquam bonum<text:line-break/>robur, et invalidum. Ac iterum: Quemadmodum </text:span><text:span text:style-name="T15">enim<text:line-break/></text:span><text:span text:style-name="T2">in tremore et prehensione altcujus et similibus, quae </text:span><text:span text:style-name="T15">per<text:line-break/></text:span><text:span text:style-name="T2">nervos efficiuntur, perfectrix </text:span><text:span text:style-name="T1">quaedam </text:span><text:span text:style-name="T2">esi constitutio </text:span><text:span text:style-name="T15">et<text:line-break/></text:span><text:span text:style-name="T34">» </text:span><text:span text:style-name="T2">concedens</text:span><text:span text:style-name="T1">, </text:span><text:span text:style-name="T2">nervis prius resalutis et relaxatis, </text:span><text:span text:style-name="T15">respondet<text:line-break/></text:span><text:span text:style-name="T2">etiam in animo talis nervorum ratio, secundum </text:span><text:span text:style-name="T15">quam<text:line-break/></text:span><text:span text:style-name="T2">et per transciationem enerves quosidam dicimus, et </text:span><text:span text:style-name="T15">nervos<text:line-break/></text:span><text:span text:style-name="T2">habere. Deinde rursus hoc ipsum exponens </text:span><text:span text:style-name="T15">ita scribit:<text:line-break/></text:span><text:span text:style-name="T2">Alius metu dboriente discedit, alius lucro aut damno </text:span><text:span text:style-name="T15">il~</text:span></text:p>
      <text:p text:style-name="P7"><text:span text:style-name="T2">lato </text:span><text:span text:style-name="T1">recejsit </text:span><text:span text:style-name="T2">remisitque, alius in aliis similibus non pau-<text:line-break/>cis. Singula enim hujusmodi pervertunt subiguntque<text:line-break/>nos </text:span><text:span text:style-name="T1">in </text:span><text:span text:style-name="T2">servitutem, ceu ipsis concedentes, et amicos et ur-<text:line-break/>bes prodere, ipsasique in mullas et indecoras actiones<text:line-break/></text:span><text:span text:style-name="T1">porrigere, </text:span><text:span text:style-name="T2">impetu ad theatra saluto ,• qualis introductus<text:line-break/>esi etiam Euripidi Menelaus. Jiam arrepto gladio ad<text:line-break/>Jielenam fertur tanquam occisurus. Posieaquam autem<text:line-break/>vidijset</text:span><text:span text:style-name="T1">, </text:span><text:span text:style-name="T2">ct ad pulchritudinem esus obsiupuijsot, abjecit<text:line-break/>gladium, neque hunc adhuc continere potens, secut et in-<text:line-break/>crepatio ipscus ei dixit• Tu ubi mammam illius in-<text:line-break/>sipe xisii, abjecto gladio osoidurn accepisii, proditori blun-<text:line-break/>diens </text:span><text:span text:style-name="T1">cani. </text:span><text:span text:style-name="T2">Quae omnia </text:span><text:span text:style-name="T15">recte </text:span><text:span text:style-name="T2">dicta funt a Chrysippo,<text:line-break/>scd pugnant cum eo, </text:span><text:span text:style-name="T15">quod affectus </text:span><text:span text:style-name="T2">sint judicia. </text:span><text:span text:style-name="T15">Quum<text:line-break/></text:span><text:span text:style-name="T2">enim Menelaus </text:span><text:span text:style-name="T15">Helenam occidere </text:span><text:span text:style-name="T2">decrevisset </text:span><text:span text:style-name="T15">traxisset-<text:line-break/></text:span><text:span text:style-name="T2">que gladium, quum </text:span><text:span text:style-name="T15">propius </text:span><text:span text:style-name="T2">accessisset, </text:span><text:span text:style-name="T15">attonitus ob ejus<text:line-break/></text:span><text:span text:style-name="T2">pulchritudinem propter </text:span><text:span text:style-name="T15">infirmitatem imbecillitatcmque<text:line-break/></text:span><text:span text:style-name="T2">animi (hoc enim </text:span><text:span text:style-name="T15">Chrysippus toto </text:span><text:span text:style-name="T2">libro </text:span><text:span text:style-name="T15">nititur) non so-<text:line-break/></text:span><text:span text:style-name="T2">lum gladium </text:span><text:span text:style-name="T15">abjecit, fed ctjam mulicrcui osculatur, ct,</text:span></text:p>
      <text:p text:style-name="P7"><text:span text:style-name="T2">veluti aliquis dixerit, feipfum servum tradit, non persua-<text:line-break/>sus ab aliqua ratione, ut aliud acquireret judicium, ve-<text:line-break/>rum citra judicium citraque' rationem, impetu ad con-<text:line-break/>traria ductus iis f quae luitio statuerat. Unde et Chrysip-<text:line-break/>pus ipse inserens ait: Quocirca </text:span><text:span text:style-name="T1">omnibus </text:span><text:span text:style-name="T2">ignavis ita fa-<text:line-break/>cientibus desciscendo et </text:span><text:span text:style-name="T1">succumbendo </text:span><text:span text:style-name="T2">secundum multas<text:line-break/>causas imbecilliter et male </text:span><text:span text:style-name="T1">scngula </text:span><text:span text:style-name="T2">fieri dicentur. De-<text:line-break/>fciscendo igitur a ratione, affectibus autem succumbendo<text:line-break/>omnibus vilibus agentibus, imbecillitatem quandam et in-<text:line-break/>firmitatem in anima ipsorum ostendi verissime dicitur; at<text:line-break/>secundum multas causas, quod et ipse in oratione appo-<text:line-break/>suit, bene sane ab eo nictum est, sed praestitisset, si etiam<text:line-break/>multas </text:span><text:span text:style-name="T1">has </text:span><text:span text:style-name="T2">causas, quae tandem sint, ipse pertractasset. Si<text:line-break/>quis enim animum attendat, nihil inveniet, in quo sumina<text:line-break/>tractationis de affectibus ct praecipue curativae, in qua<text:line-break/>haec ipse prodidit, ita eonsistat, ut in cognitione omnium<text:line-break/>causarum, propter quas, qui aliquid secundum assectunt<text:line-break/>faciunt, a judiciis initio institutis reccdunt. Hic autem</text:span></text:p>
      <text:p text:style-name="P7"><text:span text:style-name="T2">tantum abest, ut oinnes exacte edoceat, ut ne hano ipsam<text:line-break/>quidem, cujus in pracscntia memluit, aperte indicavcrit;<text:line-break/>Non enim sufficiet nobis dicere, animi esse imbecillitatem,<text:line-break/>quippe cominunis hacc in omnibus affectibus et una exi-<text:line-break/>stit. Chrysippus autem multas esse causas dicit, quae im-<text:line-break/>becillitatem scilicet animi coarguant, quemadmodum in<text:line-break/>Menelao pulchritudinem Helenae, in Eriphyle aurum,<text:line-break/>in alio quodam aliud, infinita enim sunt particularia,<text:line-break/>propter quae </text:span><text:span text:style-name="T28">a </text:span><text:span text:style-name="T2">veteri judicio ii, qui secundum affectum<text:line-break/>vivunt, digrediuntur: verum horum iunumerabilium<text:line-break/>mentio sacicnda non est, scd in pauca capita sermo co-<text:line-break/>gendas, quemadmodum PIato factitavit, regium quiddam<text:line-break/>et doinluatorium esse dicens scientiam, et nec ullum un-<text:line-break/>quam in aliqua re, scientia praesente, aberrare, dimotos<text:line-break/>autem a proposito vel oblitos, aut coactos, aut deceptos,<text:line-break/>alium in alia actione errare. Sed omnino oblitum esse<text:line-break/>et dimotum a proposito affectus nondum est, quemad-<text:line-break/>modum neque omnino scientiam habere; id namque in-</text:span></text:p>
      <text:p text:style-name="P55">sciti a ignorantiaque, non affectus est. At si quis iracun-<text:line-break/>dia compulsus aut voluptate deceptus ab iis, quae ini-<text:line-break/>tio statuerat, recesserit, imbecillis quidem huic anima et<text:line-break/>infirma est, motus autem ipsius affectus est, veluti etiam<text:line-break/>anima Menelai, qui in tragoedia introducitur, a cupidi-<text:line-break/>tate decepta recessit ab iis, quae instituerat Jam Medea<text:line-break/>iracundia compulsa, de qua haud novi quomodo Chrysip-<text:line-break/>pus Euripidis versuum imprudens contra sese meminerit:</text:p>
      <text:p text:style-name="P57">Ego equidem novi, patrabo quae mala,<text:line-break/>Potentior sed ira esi conselUs meis.</text:p>
      <text:p text:style-name="P57">Non enim intelligere Euripidem dixisse oportebat, si<text:line-break/>Chryfippi dogmatis erat attestaturus, verum id,'quod ma-<text:line-break/>xime contrarium est, ignorare neque scire, quae factura<text:line-break/>erat mala. At cognoscere quidem id, ab iracundia au-<text:line-break/>tem vinci, quid aliud est quam duo principia Medeae<text:line-break/>perturbationum introducere? alteruiu, quo res cognosci-<text:line-break/>mus, et scientiam ipsarum habemus, quae rationalis est</text:p>
      <text:p text:style-name="P7"><text:span text:style-name="T2">facultas, alterum irrationale, cujus opus est irasci. </text:span><text:span text:style-name="T1">Hoc<text:line-break/></text:span><text:span text:style-name="T2">itaque Medeae animam compulit; alterum, </text:span><text:span text:style-name="T1">quod </text:span><text:span text:style-name="T2">concu-<text:line-break/>piscibilem Menelai animam decipiens sequi adegit ea,<text:line-break/>quae ipsum imperabat. At Chrysippus neque contrarieta-<text:line-break/>tern in his percipit, et infinita alia id genus prodit, vel-<text:line-break/>uti quum dicit: JSsi meo judicio res communijscma ir-<text:line-break/>rationalis haec animi latio et a ratione aversa, veluti<text:line-break/>et nonnullos iracundia ferri dicimus. sic rursus;<text:line-break/>Quare etiam in his ita ajsectu motis ceu </text:span><text:span text:style-name="T1">de </text:span><text:span text:style-name="T2">egrejscs<text:line-break/>sentimus, et tanquam ad immutatos verba sacimus, </text:span><text:span text:style-name="T1">et<text:line-break/></text:span><text:span text:style-name="T2">qui nac apud se, nec in se sunt. Deinde etiam rursus<text:line-break/>eadem exponit: immutatio sit et ex se digressio non in<text:line-break/>alia quadam re</text:span><text:span text:style-name="T1">, </text:span><text:span text:style-name="T2">quam rationis aversione, secuti prae-<text:line-break/>diximus. Nant iracundia ferri, et excejscjse, et non<text:line-break/>apud se, neque in se ejse, omniaque </text:span><text:span text:style-name="T1">id </text:span><text:span text:style-name="T2">genus attestan-<text:line-break/>tur maniscseo, ajsectus judicia ejse, et in rationali ani-<text:line-break/>mde facultate consistere, quemadmodum, quae ita se ha-</text:span></text:p>
      <text:p text:style-name="P7"><text:span text:style-name="T2">bent. </text:span><text:span text:style-name="T1">Quocirca </text:span><text:span text:style-name="T2">hususimodi voces audire licet in amantibus<text:line-break/>et alloqui vehementer appetentibus irasaenttbusique, quod<text:line-break/>iracundiae volunt gratificari</text:span><text:span text:style-name="T1">, </text:span><text:span text:style-name="T2">et senere ipsas, siive melius,<text:line-break/>scve </text:span><text:span text:style-name="T1">non, ac nihil eis dicere, </text:span><text:span text:style-name="T2">item </text:span><text:span text:style-name="T1">quod </text:span><text:span text:style-name="T2">hoc omni modo<text:line-break/>faciendum scit, etsi peccent, vel ipses incommodum set.<text:line-break/>Quin etiam; quae hunc in modum a Chrysippo dicuntur,<text:line-break/>irascibllem facultatem diversam quandarn a ratiocinatrice<text:line-break/>ostendunt; et impetum animantis nonnunquam ab illa<text:line-break/>incipere docet, interim a concupiscibili, quum in affectu<text:line-break/>consistit, veluti, quum extra affectum, a rationali. Re-<text:line-break/>spondent autem praedictis et quae sic a Clirysippo dicun-<text:line-break/>tur; quemadmodum haec quoque habent: Cujusimodi ma-<text:line-break/>xime impetus et amantes voiunt apud se amatores habere<text:line-break/>inconsideratius et sine aliqua conversione rationali sab-<text:line-break/>sistentes,, et praeterea rationis ipsos admonentis transa<text:line-break/>grestsores, imo neutiouam ejusaiodi quiddam audire tole~<text:line-break/>rautes, etenim ejuscmodi omnia veteri opinioni attesian-</text:span></text:p>
      <text:p text:style-name="P7"><text:span text:style-name="T2">tur</text:span><text:span text:style-name="T4">, </text:span><text:span text:style-name="T2">sicuti etiam post haec, quae deinceps sequuntur ‘<text:line-break/>tamque longe a ratione absunt, ut audiant aut atten-<text:line-break/>dant id genus aliquod, ut nec injuria haec do illis<text:line-break/>diei pojsints</text:span></text:p>
      <text:p text:style-name="P63">Nam diva Cypris admonita laxat nihila<text:line-break/>Si namque cogas, amplius haec intenditur.<text:line-break/>Amorque castigatus infestat magis.</text:p>
      <text:p text:style-name="P6"><text:span text:style-name="T2">Itcnr haec, et quae sequuntur deinceps, veleri placito at-<text:line-break/>testantur de affectuum generatione; habent autem in<text:line-break/>hunc modum. Quoniam tanquam inopportunum objur-<text:line-break/>gatorem et non arbitnim eorum, quae siunt in amando,<text:line-break/>rationem refugiunt, ceu hominem, qui intempestive ad~<text:line-break/>monere videatur</text:span><text:span text:style-name="T1">, </text:span><text:span text:style-name="T2">quum et dii videantur ipsis permittere,<text:line-break/>ut pejerent. Insuper quae loquuntur. Ad haec magis<text:line-break/>licuerit ipsis'(inquit) id quod [ingruit facere cupidi-<text:line-break/>tatem sequentibus. Hic sane per Jovem dixit scquen-<text:line-break/>tibus cupidilatem, quemadmodum antea dixi iracun-<text:line-break/>diam. Rationem vero</text:span><text:span text:style-name="T5">t</text:span><text:span text:style-name="T2"> neque in Iris neque in alio</text:span></text:p>
      <text:p text:style-name="P7"><text:span text:style-name="T2">quodam affectu commotos fequi dicit, fed aversari om-<text:line-break/>nrno ipsam, fugere et non assumere, atque omnia </text:span><text:span text:style-name="T15">ejus<text:line-break/></text:span><text:span text:style-name="T2">generis. Quin etiam, quum Menandri carminis meminit,<text:line-break/>in quo dicit, mentem subditam hctbens in dolium transe<text:line-break/>misi, manifesto hic quoque fententiam veteri opinioni<text:line-break/>suffragantem apponit, veluti quum exponens non apud<text:line-break/></text:span><text:span text:style-name="T15">fe, </text:span><text:span text:style-name="T2">neque in fe esse; haec profert: Proprie vero etiam<text:line-break/>esiserri dicuntur, qui sic irasauntur, similiter iis, qui in<text:line-break/>cursa efferuntur quoad excejsam, horum quidem in cur-<text:line-break/>rendi impetu, eorum verd in propria ratione. Non enim,<text:line-break/>qui hoc pacto moventur, ex fe ipsis moveri dicentur, </text:span><text:span text:style-name="T15">fed<text:line-break/></text:span><text:span text:style-name="T2">fecundum aliam quandam vim extrinsecus </text:span><text:span text:style-name="T15">adlilbitam.<text:line-break/></text:span><text:span text:style-name="T2">Fatetur hic quoque, vim quandam omnibus affectibus </text:span><text:span text:style-name="T15">ad-<text:line-break/>esse </text:span><text:span text:style-name="T2">motricem, impetus rectissime intelligens, </text:span><text:span text:style-name="T15">nisi quod<text:line-break/></text:span><text:span text:style-name="T2">vim extra ipsos esse </text:span><text:span text:style-name="T15">dixit, </text:span><text:span text:style-name="T2">quum conveniebat non </text:span><text:span text:style-name="T15">extrin-<text:line-break/></text:span><text:span text:style-name="T2">secus, sed in </text:span><text:span text:style-name="T15">hominibus </text:span><text:span text:style-name="T2">esse dicere. </text:span><text:span text:style-name="T15">Quippe non ideo<text:line-break/></text:span><text:span text:style-name="T2">dicimus, </text:span><text:span text:style-name="T15">ipsos </text:span><text:span text:style-name="T2">extra </text:span><text:span text:style-name="T15">se </text:span><text:span text:style-name="T2">consistere', </text:span><text:span text:style-name="T15">neque in se ipsis- esse.</text:span></text:p>
      <text:p text:style-name="P55">quia id, quod ipsos secundum affectum irruere cogit, ex-<text:line-break/>trinsecus est, sed quia praeter naturam habenti Siqui-'<text:line-break/>deni rationalis animae pars, quam continere et impe-<text:line-break/>rare aliis erat secundum naturam, non continet nunc,<text:line-break/>scd continetur et gubernatur ab irrationabilibus animi<text:line-break/>potentiis, quod etiam hujusmodi exemplis Chrysippus im-<text:line-break/>prudens asti-uit. Itaque apponit ex Euripidis scriptis<text:line-break/>dialogum Herculis ad Admetum, qui ita habet:</text:p>
      <text:p text:style-name="P58">Sed quid revolvis? an semper moerere vis?</text:p>
      <text:p text:style-name="P57">IIaec quidem Hercules dicit, Admetus autem respon-<text:line-break/>det:</text:p>
      <text:p text:style-name="P58">Et ipse novi, verum amor me concitat.</text:p>
      <text:p text:style-name="P57">Constat enim, quum concupiscibilis facultatis, non ratio-<text:line-break/>nalis, amor sit affectus, totum animum educere, homi-<text:line-break/>nemque in contrarias actiones rapereris, quae initio sta-<text:line-break/>tuerat. Item Achillis , dicta ad Priamum apponit:</text:p>
      <text:p text:style-name="P58">Sustineas, animo nec inevitabile plores-</text:p>
      <text:p text:style-name="P4"><text:span text:style-name="T2">Nil siquidem efficies lugendo saner </text:span><text:span text:style-name="T1">a </text:span><text:span text:style-name="T2">nati.</text:span></text:p>
      <text:p text:style-name="P59">Quem neque restitues, mala ni sis Altera pascis.</text:p>
      <text:p text:style-name="P6"><text:span text:style-name="T2">Haec quidem dicere ipsum ait fecum disserentem. Item<text:line-break/>fcripsit ad verbum, recedere non ruro ab ipsis his ju-<text:line-break/>diciis aliquem in iis, quae accidunt, nec continere se,<text:line-break/>quum ab affectibus vincitur,- Etenim hic quoque a judi-<text:line-break/>ciis recedere, et non sc continere, et interdum esse<text:line-break/>apud se, interdum non, ac omnia id genus tunr eviden-<text:line-break/>tibus manifesto respondent, tum veterum opinioni et de<text:line-break/>affectibus et animae facultatibus, non tamen iis, quae<text:line-break/>Chrysippus proposuit Similiter dicta funt et hujusmodi<text:line-break/>in libro de affectibus: lVam quod perturbatum ese, im-<text:line-break/>rnutatumque in nobis, et rationi inobsequens, </text:span><text:span text:style-name="T1">non </text:span><text:span text:style-name="T2">minus<text:line-break/>in voluptate converstatur. Ac .rursus: Sic enim recedimus,<text:line-break/>et extra nos rapimur, et in totum excaecamur in iis, quae<text:line-break/>deliquimus</text:span><text:span text:style-name="T1">; </text:span><text:span text:style-name="T2">quapropter interdum spongiam aut lanam in<text:line-break/>manibus habentes hanc vastatam projicimus, tanquam<text:line-break/>aliquid per eas absolventes. At si fiat, </text:span><text:span text:style-name="T5">Ut</text:span><text:span text:style-name="T2"> gladium vel<text:line-break/>aliud quippiam habeamus, hoc usi suerimus semilller.</text:span></text:p>
      <text:p text:style-name="P7"><text:span text:style-name="T2">Ac deinceps: Saepe vero in hujusmodi caecitate claves<text:line-break/>mordemus, et fores pulsamus, quum non celeriter ape-<text:line-break/>riuntur. Item in lapides sc illidimus, puniendi seudio<text:line-break/>ejserimur, damnantes prejicientesque ipsas in aliqua<text:line-break/>loca, et acclamantes in scngulis his absurdijsima quaeque.<text:line-break/>Pari modo in subfequentibus ait: Consideraverit alupuis<text:line-break/>ex hujusmodi rationis penuriam in affectibus , et quo,<text:line-break/>pacto </text:span><text:span text:style-name="T1">in </text:span><text:span text:style-name="T2">talibus excaecarnur temporibus, tanquam alieni<text:line-break/>facti ab iis, qni prius ratione utebantur. In totum, si quis<text:line-break/>omnia eligat ascribatque nunc, quae in libro de affecti-<text:line-break/>bus comprehensa sunt, pugnantia quidem iis dogmatis,<text:line-break/>quae ipse statuit, consentanea autem et manifesto appa-<text:line-break/>rentibus et Platonis opinioni, in immensum liber ex-<text:line-break/>creverit; librum enim ipfe replevit, dum homlues a judi-<text:line-break/>ciis recedere dicit, et ah iis, quae prius ratione erant<text:line-break/>instituta, propter iracundiam, aut cupiditatem, aut vo-<text:line-break/>luptatem, aut ejusmodi quippiam, ac furiose agitari, et</text:span></text:p>
      <text:p text:style-name="P55">non in fe, neque apud fe esse, excaecarique animo,<text:line-break/>irrationabiliter ferri, atque omnia ejus generis. Sane-<text:line-break/>ejusmodi verba ipsius alicui per otium feligere committo.</text:p>
      <text:h text:style-name="Heading_20_2" text:outline-level="2">Cap. Vll.</text:h>
      <text:p text:style-name="P48"><text:span text:style-name="T2">Quum autem manifeste jam figura ipsu-<text:line-break/>rum demonsseata sit, digrediar ad nonnulla,, quae Posse<text:line-break/>donius contra Chrysippum protulerit. Itaque, Definitio,<text:line-break/>inquit, moesiitiae,, quemadmodum etiam multae aliae<text:line-break/>affectuum ium a Zenone dictae, tum a Chrysippo<text:line-break/>scriptae, manifeste sententiam </text:span><text:span text:style-name="T1">ejus </text:span><text:span text:style-name="T2">coarguunt. Nan<text:line-break/>rrioesiitiae ese recentem opinionem, quod rrudum sibi<text:line-break/></text:span><text:span text:style-name="T1">adsiit</text:span><text:span text:style-name="T2">, pronunciat. In qua etiam compendiosius nonnun-<text:line-break/>quam dicentes hunc in modum proserunt: Moestitia </text:span><text:span text:style-name="T15">est<text:line-break/></text:span><text:span text:style-name="T2">opinio recens mali praesentis. Esse sane recens dicit, </text:span><text:span text:style-name="T15">quod<text:line-break/></text:span><text:span text:style-name="T2">proximum tempore; causam vero ipsum dicere </text:span><text:span text:style-name="T15">Posidonius<text:line-break/></text:span><text:span text:style-name="T2">exigit, propter quam mali opinio, quum recens est, </text:span><text:span text:style-name="T15">ani-<text:line-break/></text:span><text:span text:style-name="T2">mum submittat tristitiamque efficiat, inveterata </text:span><text:span text:style-name="T15">autem<text:line-break/></text:span><text:span text:style-name="T2">aut neutiquam, aut non adhuc similiter contrahat; </text:span><text:span text:style-name="T15">etsi ne<text:line-break/></text:span><text:span text:style-name="T2">recens quidem lu finitione apponi conveniebat, </text:span><text:span text:style-name="T15">modo</text:span></text:p>
      <text:p text:style-name="P7"><text:span text:style-name="T15">Chrysippi dicta vera sint Nam fecundum ipsius fenten-<text:line-break/>tiam potius magni mali, vel impatibilis, vel intolerabi-<text:line-break/>lis, sicut ipse nominare consuerit, tristitiam dictam esse<text:line-break/>opinionem, non recentis; ubi et bifariam Chrysippo Posse<text:line-break/>donius contradicit, in hac quidem secunda definitione<text:line-break/>mentionem faciens et sapientum et providorum, veluti<text:line-break/>prius comprehensum est. Alii siquidem in maximis bonis,<text:line-break/>alii in maximis, malis dum sc esse putant; tamen propter-<text:line-break/>ea affectui non implicantur. In prima definitione causam<text:line-break/>quaerit, cur non mali praesentis, opinio tristitiam, scd<text:line-break/>recens solum efficiat, aitque: omne immodicum et pere-<text:line-break/>grinum subito frnrens et excedere et a veteribus 'rece-<text:line-break/>dere facit opinionibus, usitatum vero et consuetum lu-<text:line-break/>veteratumque aut nullo pacto immusat, ut fecundum<text:line-break/>affectum moveat,, aut parum admodum; quare etiam do-<text:line-break/>mesticum ac familiare sibi facere‘dicit, rebus non prae-<text:line-break/>sentibus tanquam praesentibus uti. Significat autem Posi-<text:line-break/>donio verbum hoc </text:span><text:span text:style-name="T18">ιτροετδημεῖν </text:span><text:span text:style-name="T15">quasi essingere et essior-</text:span></text:p>
      <text:p text:style-name="P29"><text:span text:style-name="T2">mare sibi rem, quae futura est, et tanquamourn iarn facta<text:line-break/>consuetudinem quandam paulatim inire. Quocirca etiam<text:line-break/>Anaxagorae dictum assumpsit hic, quomodo, quum aliquis<text:line-break/>ei filium mortuum esse nunciasset, admodum constanter<text:line-break/>dixit: Novi mortalem me procreasse; et quemadmodum<text:line-break/>hoc sumpto sensu Euripides Theseum ioquentem intro-<text:line-break/>duxit :<text:tab/></text:span><text:span text:style-name="T24">*</text:span></text:p>
      <text:p text:style-name="P58">A sapiente aliquo perdoctus ego</text:p>
      <text:p text:style-name="P58">In curas animum et calamitates indidi.</text:p>
      <text:p text:style-name="P6"><text:span text:style-name="T2">Atque exulem me proposui </text:span><text:span text:style-name="T4">α </text:span><text:span text:style-name="T2">patria mea, ac mortes<text:line-break/>Immaturas et </text:span><text:span text:style-name="T1">vias </text:span><text:span text:style-name="T2">malas alias </text:span><text:span text:style-name="T1">,</text:span></text:p>
      <text:p text:style-name="P58">Ut, si quid paterer ex iis qaae putaveram.</text:p>
      <text:p text:style-name="P58">Aliquando, animum non morderent recentia.</text:p>
      <text:p text:style-name="P57">Ita dicta etiam haec esse pronunciat:</text:p>
      <text:p text:style-name="P58">Si hic primus escat malorum dies mihi.</text:p>
      <text:p text:style-name="P58">Et non diu vexarer in laboribus.</text:p>
      <text:p text:style-name="P58">Forsan reniterer ut pulliis iugo recens</text:p>
      <text:p text:style-name="P58">Subditus, excutiens suaenum susceptum nuper su</text:p>
      <text:p text:style-name="P59">At nunc malis obdurui et .occallui, ,</text:p>
      <text:p text:style-name="P58">Haec inierim emollescent longo tempore.<text:line-break/>Malum pubescit nunc.</text:p>
      <text:p text:style-name="P6"><text:span text:style-name="T2">Quod autem in processu </text:span><text:span text:style-name="T15">temporis affectus </text:span><text:span text:style-name="T2">mitigatur, etsi<text:line-break/>manserit opinio, </text:span><text:span text:style-name="T15">quod malum aliquod ipsis evenerit, idem<text:line-break/></text:span><text:span text:style-name="T2">Chrysippus </text:span><text:span text:style-name="T15">fecundo </text:span><text:span text:style-name="T2">de </text:span><text:span text:style-name="T15">affectibus testatur, hunc </text:span><text:span text:style-name="T2">lu </text:span><text:span text:style-name="T15">modum<text:line-break/></text:span><text:span text:style-name="T2">scribens; Quaesierit etiam aliquis de </text:span><text:span text:style-name="T15">remistsione </text:span><text:span text:style-name="T2">tristitiae,<text:line-break/>quomodo </text:span><text:span text:style-name="T1">siat</text:span><text:span text:style-name="T2">, utrum opinione quadam dimota, an omni-<text:line-break/>bus permanentibus, et propter quid hoc erit. </text:span><text:span text:style-name="T15">Deinde<text:line-break/></text:span><text:span text:style-name="T2">inserens inquit: P7detur mihi hujusmodi opinio perma-<text:line-break/>nere, quoniam malum esi ipsum, quod jam adesi, quum<text:line-break/>autem ea immoratur, contractio </text:span><text:span text:style-name="T15">remitti, </text:span><text:span text:style-name="T2">ac mea </text:span><text:span text:style-name="T15">senten-<text:line-break/></text:span><text:span text:style-name="T2">tia ad contractionem </text:span><text:span text:style-name="T15">impetus. Forte etiam </text:span><text:span text:style-name="T2">hac </text:span><text:span text:style-name="T15">perma-<text:line-break/></text:span><text:span text:style-name="T2">nente non subaudient reliqua, quum </text:span><text:span text:style-name="T15">haec </text:span><text:span text:style-name="T2">propter </text:span><text:span text:style-name="T15">certam<text:line-break/></text:span><text:span text:style-name="T2">aliam supervenientem </text:span><text:span text:style-name="T15">dispositionem discujsu </text:span><text:span text:style-name="T2">difficilem<text:line-break/>fiant; ita namque </text:span><text:span text:style-name="T15">et </text:span><text:span text:style-name="T2">plorantes </text:span><text:span text:style-name="T15">cejsant, </text:span><text:span text:style-name="T2">et </text:span><text:span text:style-name="T15">nolentes </text:span><text:span text:style-name="T2">plorare<text:line-break/></text:span><text:span text:style-name="T15">plorant </text:span><text:span text:style-name="T2">, quum similes imaginationes subiecta sumant, </text:span><text:span text:style-name="T15">et<text:line-break/></text:span><text:span text:style-name="T2">instet aliquid aut nihil. Quomodo enim lamentationes</text:span></text:p>
      <text:p text:style-name="P5"><text:span text:style-name="T1">cejsant et ploratus, ita </text:span><text:span text:style-name="T2">ratio esi Aiam in. illis accidere,<text:line-break/>per </text:span><text:span text:style-name="T1">initia </text:span><text:span text:style-name="T2">magis rebus moventibus, veluti An his, qui<text:line-break/>risam </text:span><text:span text:style-name="T1">movent</text:span><text:span text:style-name="T2">, fieri dixi, atque'his similia. Quod igitur<text:line-break/>tempore affectus cessant, opinione licet permanente, ipfe<text:line-break/>Csuysippus confitetur; cur autem id fiat, ratione id<text:line-break/>dissirile comprehendi, posse dicit. Deinde alia similiter<text:line-break/>accidentia scribit, .quorum neque ipsorum causam cogno-<text:line-break/>scere promittit. At Posidonius, o Chrysippe, eiusmodi<text:line-break/>rerum causam non ignorare se refert, sed veterum dicta,<text:line-break/>. quae • deinceps percensebo, laudat et recipit. Tu neque<text:line-break/>illorum memor, neque aliam ipse prolocutus, putas quae-<text:line-break/>stionem esse solusam, si causam nescire fatearis, quan-<text:line-break/>quam totius operis et rationalium quaestionum et de<text:line-break/>medendis affectibus nihil aliud summam continet quam<text:line-break/>causas adinvenire, ex quibus affectiones et fiant et de-<text:line-break/>sinant Ita namque aliquis meo iudicio tum, ne ipsae<text:line-break/>generentur, prohibebit, tum generatas sistere poterit<text:line-break/>Etenim ratio est, siquid judico, una cum causis generatio-</text:span></text:p>
      <text:p text:style-name="P70">nes et rerum existentias tolli. Hac ratione etiam non<text:line-break/>habes in secundo de affectibus libro ejusmodi aliquid<text:line-break/>nobis perfcribere, cui animum advertentes et prohibe-<text:line-break/>mus singulos affectus oriri, et ortis medebimur, quan-<text:line-break/>quam id Plato admirabili modo scripserit, qucmadmodum<text:line-break/>et Posidonius indicat admirans virum; divinum quoque<text:line-break/>appellat, ceu maxima reputans ipsius dogmata de affecti-<text:line-break/>bus, deque animae facultatibus, ct quae de eo, quod<text:line-break/>neutiquam affectus animi oboriantur, vel oborti citissime<text:line-break/>desinant, ah ipso scripta fuere. Conjunctam vero de vir-<text:line-break/>tutibus disciplinam his esse contendit, item eam, quae<text:line-break/>de fine, ac in totum omnia moralis philosophiae placita,<text:line-break/>veluti ex uno vinculo cognitionis animae vicium fit alii-<text:line-break/>gata; ipfeque indicat, quomodo ab iracundia et cupiditate<text:line-break/>affectus proveniant, quaque de causa tempore subsidant,<text:line-break/>essi opiniones adhuc et judicia permaneant de eo, quod<text:line-break/>malum ipsis sit aut suerit obortum. Ad hoc citat testem</text:p>
      <text:p text:style-name="P7"><text:span text:style-name="T2">etiam Chrysippum ex fecundo de affectibus libro, hisce<text:line-break/>verbis: Utrum de trisiUia, quod repleti nonnulli similiter<text:line-break/>ab ea recedere apparent, quemadmodum et de Achille<text:line-break/>Patroclum lugente haec poeta saribit</text:span><text:span text:style-name="T15">:</text:span></text:p>
      <text:p text:style-name="P4"><text:span text:style-name="T15">Asi </text:span><text:span text:style-name="T2">hic jam lacrymis quuim ejset saiur atque querelis,<text:line-break/>item,</text:span></text:p>
      <text:p text:style-name="P4"><text:span text:style-name="T2">Et desiderium luctus a mente recejsijset,<text:line-break/>ad Priamum hortarusum cum impetu properavit moesiv.<text:line-break/>iiae irrationabilitatem pacans. Deinde rurTus haec </text:span><text:span text:style-name="T15">ad-<text:line-break/></text:span><text:span text:style-name="T2">ducit:'Qua ratione non desperabit aliquis, rebus ita per-<text:line-break/>durantibus et inflammatione asiectuum remittente, ratio,<text:line-break/>nem ingredientem et veluti locum capientem ajsectionis<text:line-break/>irrationabilitatem sistere. Manifesto siquidem </text:span><text:span text:style-name="T15">Chrysippus<text:line-break/></text:span><text:span text:style-name="T2">in his confitetur, ct affectus inflammationem </text:span><text:span text:style-name="T15">temporis<text:line-break/></text:span><text:span text:style-name="T2">spatio remitti, suspicione adhuc et opinione </text:span><text:span text:style-name="T15">permanente,<text:line-break/></text:span><text:span text:style-name="T2">et homines affectuum motionibus repleri, ac </text:span><text:span text:style-name="T15">ideo, quum<text:line-break/></text:span><text:span text:style-name="T2">affectus exiguam quietem subit, </text:span><text:span text:style-name="T15">rationem supcrioreni</text:span></text:p>
      <text:p text:style-name="P55">evadere. Haec namque"vera quidem funt, si quae alia,.,<text:line-break/>verum cum ipsius hypothesibus discordant, quemadmodum '<text:line-break/>etiam quae inferuntur, hoc modo prolata. Dicuntur etiam<text:line-break/>ejusmodi ab affectuum mutatione:</text:p>
      <text:p text:style-name="P58">Luctus continuo moesii satur est.</text:p>
      <text:p text:style-name="P57">Praeterea ejusmodi ad tristitiae diductionem: Infelici-<text:line-break/>bus delectabile quodammodo esi plorare et fortunas de-<text:line-break/>siere. Insuper his deinde subdit:</text:p>
      <text:p text:style-name="P4"><text:span text:style-name="T2">Sio ait, </text:span><text:span text:style-name="T1">at </text:span><text:span text:style-name="T2">desiderium patris obvenit illi</text:span></text:p>
      <text:p text:style-name="P30"><text:span text:style-name="T2">Desiendd<text:tab/></text:span><text:span text:style-name="T28">*</text:span></text:p>
      <text:p text:style-name="P57">Et:</text:p>
      <text:p text:style-name="P57">Eundem suscitavit luctum, reduxit curas lacrpmabiles.</text:p>
      <text:p text:style-name="P57">Denique plura adhuc alia id genus a poetis colligere<text:line-break/>testimonia licet ejus, quod homines tristitia, lacrymis,<text:line-break/>ploratibus, gemitu, victoria, honore et omnibus ejus-<text:line-break/>modi repleantur, propter quae nihil negotii est colligere<text:line-break/>causam, ob quam temporis spatio affectus desinunt, ratio</text:p>
      <text:p text:style-name="P55">autem cupiditatum impetui dominatur. Ut enim pars<text:line-break/>animae affectibus obnoxia peculiaria quaedam appetibilia<text:line-break/>concupiscit, ita etiam ipsis, quum accidunt, repletur;<text:line-break/>atque in hoc suum ipsius motum sistit, qui animalis im-<text:line-break/>petu praeerat, et ut sccuui ducebat, quocunque ferebatur.<text:line-break/>Quare affectuum quietis causae incomprehensibiles non<text:line-break/>sunt, quemadmodum Chrysippus dictisabat, sed etiam ad-<text:line-break/>modum manifestae ei, qui cum veteribus nolit contendere.<text:line-break/>Nihil enim tam clarum est, quam vires quasdam in<text:line-break/>nostris animis rnesse natura concupiscentes,, hanc vo-<text:line-break/>luptatem, illam dominium et victoriam; quas evidenter<text:line-break/>etiam in aliis animantibus videri • Posidonius assinnat,<text:line-break/>quemadmodum nos quoque statim ab .initio primi libri<text:line-break/>ostendimus. Accusat autem recte Chrysippum in eo, quod<text:line-break/>dicit: Forte impetu permanente non obedient reliqua<text:line-break/>ob certum aliam oborientem dispositionem. Fieri siquidem<text:line-break/>non posse nit, ut impetus quidem animi adsit, ab alia<text:line-break/>vero causa quadam ipsius actio impediatur. Unde, quum</text:p>
      <text:p text:style-name="P7"><text:span text:style-name="T2">dicit: Sic enim et plorantes cessant, et nolentes </text:span><text:span text:style-name="T1">plorare<text:line-break/></text:span><text:span text:style-name="T2">plorant, quum similes subjecta imaginationes efficiunt:,<text:line-break/>causam hic quoque rogat Posidonius, cur etiam plerique<text:line-break/>non volentes subinde plorant et lacrymas cohibere ne-<text:line-break/>queuut, ac alii plorare adhuc volentes protinus cessant,<text:line-break/>ob motiones affectibus subditas vehementer ita inhaeren-<text:line-break/>tes, ut non evincantur a voluntate, aut ita omnino ccf-<text:line-break/>fantes, ut ab ipsis excituri nequeant. Itu enim, quomodo<text:line-break/>ratio et pugnet cum affectu, et ah eo differat, invenietur,<text:line-break/>animique vires manifesto fervabuntur, non per Iovem,<text:line-break/>ut Chrysippus alt, propter causas aliquas incomprehensi-<text:line-break/>biles his accidentibus, verum ob eas, quae a veteribus<text:line-break/>funt expositae. Quippe, non Aristoteles tantum aut Plato<text:line-break/>sic opinabantur, fed adhuc priores, aliique nonnulli, et<text:line-break/>Pythagoras, ut etiam Posidonius inquit, illius ct primi<text:line-break/>dogma esse pronuncians, Platonem autem elaborasse fe-<text:line-break/>cisseque ipsum abfolutius. Propterea igitur et consuetu-<text:line-break/>dines, et omnino tempus ad affectuum motus plurimum</text:span></text:p>
      <text:p text:style-name="P7"><text:span text:style-name="T2">posse ridentur; etenim consuetudine irrationabilitas ani-<text:line-break/>mae inolescit in quocunque educetur. Tempore autem,<text:line-break/>ut praedictum est, affectus conquiescunt, repletis irratio-<text:line-break/>nabilibus animi facultatibus his, quae antea desiderabant.<text:line-break/>At rationales cognitiones, judicia et fummatim scientiae<text:line-break/>omnes artesque </text:span><text:span text:style-name="T15">propter </text:span><text:span text:style-name="T2">solum ipsum tempus nudum<text:line-break/>neque difficiles ad dissolutionem </text:span><text:span text:style-name="T15">fieri </text:span><text:span text:style-name="T2">apparent, quemad-<text:line-break/>modum secundum affectum consuetudines, neque trans-<text:line-break/>poni et cessare, sicuti tristitia aliique affectus. Quis<text:line-break/>namque ab eo, quod bis duo sint quatuor, expletus tem-<text:line-break/>poris processu recessit aliterque putavit? Vel quis de eo,<text:line-break/>quod omnes ex centro circuli aequales exissent? In sin-<text:line-break/>gulisque aliis speculationibus nullus est qui expletus ve-<text:line-break/>terem abjecit opinionem, quemadmodum deponit sistitque<text:line-break/>plorare, tristari, suspirare, lugere, lamentari, quaeque<text:line-break/>hujus generis funt alia, etsi de praeteritis tanquam </text:span><text:span text:style-name="T15">malis<text:line-break/></text:span><text:span text:style-name="T2">opiniones permaneant. Sufficerent quidem igitur </text:span><text:span text:style-name="T15">et haec<text:line-break/>ad </text:span><text:span text:style-name="T2">indicationem eorum, quae non recte </text:span><text:span text:style-name="T15">Chrysippus tra-</text:span></text:p>
      <text:p text:style-name="P7"><text:span text:style-name="T2">didit de animae affectibus, et multo adhuc prius de fa-<text:line-break/>cultatibus ipsos efficientibus; attamen libro quinto </text:span><text:span text:style-name="T1">de </text:span><text:span text:style-name="T2">eis-<text:line-break/>dem insuper disserere decrevj. relinquens quidem plurima<text:line-break/>non recte ab eo dicta, illorum vero duntaxat memor<text:line-break/>in quibus sibi ipsc adversatur, contrariaque audet eviden-<text:line-break/>ter apparentibus proserre. Caeterum indidem ea pariter,<text:line-break/>quae Posidonius adversus Chrysippum litteris mundaverit,<text:line-break/>in memoriam sum reduoturus.</text:span></text:p>
      <text:h text:style-name="P1" text:outline-level="1"><text:bookmark-start text:name="bookmark10"/>GALENI DE HIPPOCRATIS ET PLATO-<text:line-break/>NIS PLACITIS LIBER QUINTUS.<text:bookmark-end text:name="bookmark10"/></text:h>
      <text:h text:style-name="Heading_20_2" text:outline-level="2">Cap. I.</text:h>
      <text:p text:style-name="P48"><text:span text:style-name="T2">Sermo de animi affectibus necessarius<text:line-break/>etiam propter se mihi habitus est; </text:span><text:span text:style-name="T1">magis </text:span><text:span text:style-name="T2">autem ipsum<text:line-break/>necessarium Chrysippi sectatores reddiderunt, qui ad toci<text:line-break/>principem animae facultatem continentis demonstrationem<text:line-break/>eo sunt usi. Nam quum ostendissent, quomodo ipsi uni-<text:line-break/>veifos affectus in corde consistere opluentur, ut autem<text:line-break/>veritas habet, solam iracundiam, deinde ubi assumpsissent,</text:span></text:p>
      <text:p text:style-name="P7"><text:span text:style-name="T2">ubicunque animi affectiones sint, ibi quoque ratiocinatri-<text:line-break/>cem ipsius facultatem haberi, ita jam concludunt, in<text:line-break/>corde ratiocinatricem existere. Nos vero, quoniam inde<text:line-break/>' iracundia prosilit, vera ipsos dicere affirmamus, non<text:line-break/>tamen, quod uno in loco et irascibilem et ratiocinatricem<text:line-break/>facultatem esse necessarium sit, neque quod unius opera<text:line-break/>facultatis exissent, concedimus; verum demonstrare ipsos<text:line-break/>volumus, sicuti alia; quae ad rationem attinent, sic etiam,<text:line-break/>quod necessario idem affectuum et rationis principium<text:line-break/>exisset. Chrysippus itaque - 'libro priore de affectibus<text:line-break/>ostendere conatur, affectus ratiocinatricis facultatis quae-<text:line-break/>dam </text:span><text:span text:style-name="T1">esse </text:span><text:span text:style-name="T2">judicia. Zeno non ipsa judicia, scd superve-<text:line-break/>nientes eis contractiones solutionesque, elationes et casus<text:line-break/>animi affectus esse existimavit. Posidonius autem ab utris-<text:line-break/>que dissentiens laudat simul et admittit Platonis dogma,<text:line-break/>adversaturque Chrysippo, neque judicia esse affectus<text:line-break/>ostendens, neque supervenientia judicio, verum motiones</text:span></text:p>
      <text:p text:style-name="P7"><text:span text:style-name="T2">aliquas </text:span><text:span text:style-name="T1">aliarum </text:span><text:span text:style-name="T2">facultatum irrationabilium, quas </text:span><text:span text:style-name="T1">Plato<text:line-break/></text:span><text:span text:style-name="T2">concupiscibilem </text:span><text:span text:style-name="T1">et </text:span><text:span text:style-name="T2">irascibrlem nominavit. Quum autem<text:line-break/>multa ad veteris placiti demonstrationem prodiderit, quae<text:line-break/>sane praeclara sunt ac opportuna, eadem superiori libro,<text:line-break/>qui to.tius operis quartus est, conatus sum breviter ad<text:line-break/>commentarii calcem explicare. Etenim in prioribus ipse<text:line-break/>ex meo ingenio percensui, quae evidenter apparentia<text:line-break/>cum Cluyfippi placito pugnarent, et quae fibimet con-<text:line-break/>tradicens ipse protulerit, non remoratus accusatorem ex-<text:line-break/>ternum. Suffecerant igitur </text:span><text:span text:style-name="T1">et </text:span><text:span text:style-name="T2">illa . ad demonstrandum,<text:line-break/>plures esse facultates, quibus concupiscimus, irascimur,<text:line-break/>ratiocinamur, et non unam, veluti Chrysippus autumat.<text:line-break/>Apponentur autem non pauca etiam in hoc adhuc libro,<text:line-break/>quae Chrysippus ipse sibi contraria dicens contestatur<text:line-break/>veris simul et veteri placito. Siquidem alia, quae per-<text:line-break/>peram ab eo sunt dicta, quamvis numero permulta, prae-<text:line-break/>terire decrevi, tum quia opus prolixum fore, si omnia<text:line-break/>probe coarguam, . censeo, tum quia persunsum mihi est;</text:span></text:p>
      <text:p text:style-name="P7"><text:span text:style-name="T15">eos, qui Chrysippi placita </text:span><text:span text:style-name="T1">collaudant, </text:span><text:span text:style-name="T15">prae litigandi studio,<text:line-break/>quo erga veteres afficiuntur, litigiosius de ipsis milii 'con-<text:line-break/>tradicturos. At in quibus ipfe fe dejicit pngnatque cum<text:line-break/>manifesto apparentibus, in his puto forsan revereri posse<text:line-break/>aliquem et transire ad meliora, quemadmodum et Posi-<text:line-break/>donius factitavit, reveritus falso palam dogmati aliorum<text:line-break/>Stoicorum suffragari, qui eo veniunt contentionis, ut, cum<text:line-break/>rationalis facultatis affectus esse dixerunt, non concedant,<text:line-break/>animalia irrationalia eorum habere communionem, plurimi<text:line-break/>ne pueros quidem, quoniam scilicet et hi nondum ratio-<text:line-break/>nis compotes funt Itaque tam impudenter adversus ea,<text:line-break/>quae omnibus hominibus evidenter apparent, resistere<text:line-break/>ad sophistas pertinet; at quod neque ea, quae statuerunt,<text:line-break/>tueri possint, sed contraria ipsis scribant, hominum est in<text:line-break/>dicendo non exercitatorum, qualis etiam maxime mira-<text:line-break/>bilis ille Chrysippus in multis operibus deprehenditur.<text:line-break/>Verum de aliis alibi.</text:span></text:p>
      <text:h text:style-name="P3" text:outline-level="2">Cap. II.</text:h>
      <text:p text:style-name="P48"><text:span text:style-name="T2">At de animi affectibus, quod rationalis fa-<text:line-break/>cultatis non sint, jam fane etiam superior liber repletus<text:line-break/>est his, quae ipse vel invitus fatetur, nihilominus </text:span><text:span text:style-name="T1">et </text:span><text:span text:style-name="T2">hic<text:line-break/>replebitur, hluc ducto exordio. Affectum anluir motio-<text:line-break/>nem 'quandam praeter naturam rationis expertem esse,<text:line-break/>non veteres tantum, fed Chiysippus quoque concedit.<text:line-break/>Quin etiam, quod motus hic civllium animis non innasci-<text:line-break/>tur, apud utrosqne in confesso esu Qualis autem sit pra-<text:line-break/>vorurn anima tum in affectibus, tum ante affectus, non<text:line-break/>itidem exponunt Chrysippus namque ipsam respondere<text:line-break/>ait corporibus, quae in febres, aut alui profluvium, aut<text:line-break/>aliud quoddarn ejusmodi levi ac fortuita occasione in-<text:line-break/>cidere sunt idonea. At Posidonius similitudinem ipsius<text:line-break/>damnat; oportere siquidem ait non his, verum simplici-<text:line-break/>ter sanis corporibus pravorum animam assimilare; sive<text:line-break/>enim ob magnas causas, sive ob partas febricitent, nihil<text:line-break/>interesse, ut patiantur ea et in affectunt quomodocunquc</text:span></text:p>
      <text:p text:style-name="P70">ducantur, verum eo, quod haec facile, illa difficile in-<text:line-break/>cidunt, invicem differre. Non igitur recte a Chrysippo<text:line-break/>assimllari dicit animae sanitatem corporis sanitati, mor-<text:line-break/>biun vero corporis constitutioni, quae facile in morbum<text:line-break/>lucidat; quippe sapientis animam scilicet nullis ob-<text:line-break/>noxiam affectibus fieri, corpus autem nullum illis esse<text:line-break/>liberum,; verum justius existere, ut pravorum animae<text:line-break/>vel corporeae sanitati, quae omnis proclivitatem in mor-<text:line-break/>bum habet, (sic enim appellavit Posidonius,) vel ipsi morbo<text:line-break/>assimileutur; esse enim vel morbosum quendam habitum,<text:line-break/>vel jam laborantem. Consentit autem Chrysippo, ut ipse<text:line-break/>et aegrotare dicat animo omnes pravos, similetque mor-<text:line-break/>bum ipsorum commemoratis corporis constitutionibus.<text:line-break/>Itaque sic ad verbum scribit: Quare et morbus animi<text:line-break/>similis est, non, quemadmodum Chrysippus existimavit ,<text:line-break/>morbosa corporis habitui pravo, ob quem subjiciuntur<text:line-break/>erraticis nec periodum habentibus scbribus, in quas in-<text:line-break/>cidunt, sed magis ajsimilatur animae morbus vel cor-</text:p>
      <text:p text:style-name="P7"><text:span text:style-name="T15">poreae sanitati proclivitatem . in morbum cadendi haben-<text:line-break/>ti</text:span><text:span text:style-name="T1">, </text:span><text:span text:style-name="T15">vel ipsi morbo. Esi enim corporis morbus habitus<text:line-break/>jam aegrotans. At qui a Chrysippo morbus dicitur,<text:line-break/>facilitas potius cadendi in febres apparet. In his sane<text:line-break/>laudo Posidonium, quod pravorum animas, quum extra<text:line-break/>affectus constiterint, sanis corporibus similes esse prae-<text:line-break/>dicat; non probo autem, quod ejusmodi constitutionem<text:line-break/>morbum nominet. Oportebat enim, fi recte sapientum<text:line-break/>animas vellet assimilarc, dicere, simili corporibus modo,<text:line-break/>quae ab affectibus sunt lurmunia, ipsas habere, sive sunt,<text:line-break/>sive non sunt quaedam -hujusmodi, (superfluum enim<text:line-break/>quantum ad propositam fimilitudinem hoc considerare,)<text:line-break/>at providorum bono habitu praeditis, rnedioerium vero<text:line-break/>virorum 'sanis sine bona habitudine, vulgarium autem<text:line-break/>et pravorum iis, qui levi de causa laborant, sed irascen-<text:line-break/>tium aut furibundorum aut summatim affectu aliquo ob-<text:line-break/>sessorum iis, qui jam aegrotant. Sed enim cavisse mihi<text:line-break/>videtur, ne in omnibus a Clmysippo dissentiens, depre-</text:span></text:p>
      <text:p text:style-name="P7"><text:span text:style-name="T15">hendatur. </text:span><text:span text:style-name="T24">Quam </text:span><text:span text:style-name="T15">enim aliam causam dicas eius, qui<text:line-break/></text:span><text:span text:style-name="T24">animi morbum ipse </text:span><text:span text:style-name="T15">constitutioni corporum tum sanorum<text:line-break/></text:span><text:span text:style-name="T24">tum </text:span><text:span text:style-name="T15">jam </text:span><text:span text:style-name="T24">laborantium </text:span><text:span text:style-name="T15">constitutioni assimilet? Non enim<text:line-break/></text:span><text:span text:style-name="T24">ambobus, vcrnm solis aegrotantibus </text:span><text:span text:style-name="T15">animas laborantes<text:line-break/></text:span><text:span text:style-name="T24">comparasse erat justius. Quippe una res, puta animi<text:line-break/>morbus, nequit duabus contrariis rebus, sanitati pariter<text:line-break/></text:span><text:span text:style-name="T15">et </text:span><text:span text:style-name="T24">morbo, assimilari. Si enim hoc, etiam sani satem morbo<text:line-break/>persimilem esse oportebit, -siquidem animae niorbo<text:line-break/>utrumque ipsorum afiimilavit. Quippe quae eidem similia<text:line-break/>sunt, omnino </text:span><text:span text:style-name="T15">etiain </text:span><text:span text:style-name="T24">inter se </text:span><text:span text:style-name="T15">similia sunt. At </text:span><text:span text:style-name="T24">Chrysippus<text:line-break/></text:span><text:span text:style-name="T15">absurdius adhuc nc in circuitu </text:span><text:span text:style-name="T24">quidem </text:span><text:span text:style-name="T15">morbis quibus-<text:line-break/>dam consistentibus, veluti tertianis aut quarlanis febribus,<text:line-break/>animi morbum assimilari concedit. Scribit itaque hunc<text:line-break/></text:span><text:span text:style-name="T24">in </text:span><text:span text:style-name="T15">niodnm: Cogitandum igitur, animi morbum febrili<text:line-break/>corporis constitutioni ejse simillimum, qua non circuitus<text:line-break/>modo, sed inordinatae scbres horroresque oboriuntur, et<text:line-break/>praesertim a dispositione, parvisque supervenientibus<text:line-break/>causis. Haud </text:span><text:span text:style-name="T24">novi, </text:span><text:span text:style-name="T15">quae tandem </text:span><text:span text:style-name="T24">ipsius </text:span><text:span text:style-name="T15">sit opinio- </text:span><text:span text:style-name="T24">Alios</text:span></text:p>
      <text:p text:style-name="P83">t .</text:p>
      <text:p text:style-name="P6"><text:span text:style-name="T2">proclives ad morbum aegrolare jam dicit, jam vero<text:line-break/>aegrotantes nequaquam aegrotare. Nam qui in quartanis<text:line-break/>tertianisque periodis funt, quum quidem concutiuntur et<text:line-break/>febricitant, affectu detinentur; quum autem morbosa ipso-<text:line-break/>rum constitutio commovetur, nihilque horum ipsi patiun-<text:line-break/>tur, sed in dictis intervallis existunt, extra affectus sunt<text:line-break/>Morbosam vero constitutionem assimiIaverit aliquis meo<text:line-break/>judicio iis, qui vel lugent, vel amant, vel invident, vel </text:span><text:span text:style-name="T15">'<text:line-break/></text:span><text:span text:style-name="T2">hujusmodi quodam alio urgentur affectu, siquidem, </text:span><text:span text:style-name="T15">in<text:line-break/>quocunque </text:span><text:span text:style-name="T2">tempore vel dormiunt, vel ad </text:span><text:span text:style-name="T15">aliud quoddam<text:line-break/></text:span><text:span text:style-name="T2">mentem habent, extra affectum feruntur, paulo post, </text:span><text:span text:style-name="T15">ubi<text:line-break/></text:span><text:span text:style-name="T2">ipsorum meminerint, in constitutionem quandam </text:span><text:span text:style-name="T15">febrium<text:line-break/>insultibus persimilem </text:span><text:span text:style-name="T2">deveniunt. </text:span><text:span text:style-name="T15">Quibus </text:span><text:span text:style-name="T2">vero </text:span><text:span text:style-name="T15">neque<text:line-break/>luctus obvenit, neque cupiditas quaedam, vel iracundia<text:line-break/></text:span><text:span text:style-name="T2">recens, hi iis, qui corporibus sani </text:span><text:span text:style-name="T15">sunt, similiter habent<text:line-break/>Quoniam </text:span><text:span text:style-name="T2">vero </text:span><text:span text:style-name="T15">et </text:span><text:span text:style-name="T2">horum ipsorum </text:span><text:span text:style-name="T15">nonnulli facile capiun-<text:line-break/>tur </text:span><text:span text:style-name="T2">morbis, nonnulli minus, et </text:span><text:span text:style-name="T15">inter eos, qui animo<text:line-break/></text:span><text:span text:style-name="T2">valent, alii his, alii illis similiter </text:span><text:span text:style-name="T15">habebunt, non tamen</text:span></text:p>
      <text:p text:style-name="P7"><text:span text:style-name="T15">dicentur animis aegrotare</text:span><text:span text:style-name="T24">, siquidem ne illi quidem cor-<text:line-break/></text:span><text:span text:style-name="T15">poribus. Sed per </text:span><text:span text:style-name="T24">Jovem dicet forsan aliquis Stoicorum,<text:line-break/></text:span><text:span text:style-name="T15">quemadmodum utique dicunt, non eandem esse animae<text:line-break/>cum.corpore proportioncm in affectibus, morbis et fani-<text:line-break/>tatc. Quidnsm igitur, o praestautissimi, </text:span><text:span text:style-name="T24">nos </text:span><text:span text:style-name="T15">ad ipsus dixe-<text:line-break/>rimus, assimilatis corporis affectibus morbisque animi<text:line-break/>affectus? Cur autem Chrysippus in libro morali de<text:line-break/>affectibus haec scribit? Neque enim circa aegrum corpus<text:line-break/>ars quaedam ese, quam vocamus medicinam, non aut ens<text:line-break/>et circa animam aegrotantem ars quaedam habetur, neque<text:line-break/>hanc in particulari speculatione ac curatione illa inse-<text:line-break/>riorem ejse oportet. Quare itidem veluti corporum medico<text:line-break/>convenit, et intra ajsectus ipsis evenientes ejse (ut con-<text:line-break/>sueverunt hoc dicerd) et intra peculiarem uniuscujusque<text:line-break/>curationem, sic et animae medico incumbit, ut </text:span><text:span text:style-name="T24">quam<text:line-break/></text:span><text:span text:style-name="T15">licet maxime intra luicc ambo exiscat. Et quod ita </text:span><text:span text:style-name="T24">ha-<text:line-break/></text:span><text:span text:style-name="T15">beat, didicerit aliquis proportione, quae inter ipsa </text:span><text:span text:style-name="T24">ese </text:span><text:span text:style-name="T15">ab<text:line-break/>initio exposita- nam proprietas eorum nd haec comparata</text:span></text:p>
      <text:p text:style-name="P7"><text:span text:style-name="T2">consirmabit meo judicio curationum quoque scmilitudi~<text:line-break/>nem, praeterea utriusque medicinae inter se proportionem.<text:line-break/>Quod itaque nonnulli animae proportionem cum </text:span><text:span text:style-name="T15">corpore<text:line-break/></text:span><text:span text:style-name="T2">esse volunt, innotuisse </text:span><text:span text:style-name="T15">arbitror, idque </text:span><text:span text:style-name="T24">norr </text:span><text:span text:style-name="T15">solum ex<text:line-break/></text:span><text:span text:style-name="T2">superius comprehensa </text:span><text:span text:style-name="T15">sententia, verum ex his pariter,<text:line-break/></text:span><text:span text:style-name="T2">quae deinceps quoque </text:span><text:span text:style-name="T15">hunc </text:span><text:span text:style-name="T24">in </text:span><text:span text:style-name="T15">modum describit: Quem-<text:line-break/></text:span><text:span text:style-name="T2">admodum enim in corpore spectatur robur</text:span><text:span text:style-name="T15">, imbecillitas,<text:line-break/></text:span><text:span text:style-name="T2">firmitas, infirmitas et vis, ad haec </text:span><text:span text:style-name="T15">sanitas</text:span><text:span text:style-name="T2">, </text:span><text:span text:style-name="T15">morbus,<text:line-break/></text:span><text:span text:style-name="T2">bonus masusque habitus, ac cdia, </text:span><text:span text:style-name="T15">quae post </text:span><text:span text:style-name="T2">hmec </text:span><text:span text:style-name="T15">enume-<text:line-break/></text:span><text:span text:style-name="T2">rat, ajsectus, aegritudines et morbi, pari, inquit, </text:span><text:span text:style-name="T15">modo,<text:line-break/></text:span><text:span text:style-name="T2">proportione quadam </text:span><text:span text:style-name="T15">omnibus </text:span><text:span text:style-name="T2">his et in anima </text:span><text:span text:style-name="T15">rationali<text:line-break/></text:span><text:span text:style-name="T2">consisiunt nominantur que. </text:span><text:span text:style-name="T15">Deinde rursus. Inseram, </text:span><text:span text:style-name="T24">inquit,<text:line-break/></text:span><text:span text:style-name="T2">tanquam, ut puto, ab hujusmodi </text:span><text:span text:style-name="T15">proportione et funiiitu-<text:line-break/></text:span><text:span text:style-name="T2">dine itidem coguominatione in ipsos facta. Etenim </text:span><text:span text:style-name="T15">animo<text:line-break/></text:span><text:span text:style-name="T2">quosdam valere dicimus </text:span><text:span text:style-name="T15">et </text:span><text:span text:style-name="T2">infirmari , </text:span><text:span text:style-name="T15">validos </text:span><text:span text:style-name="T2">et </text:span><text:span text:style-name="T15">invali-<text:line-break/></text:span><text:span text:style-name="T2">dos ejse, ad haec </text:span><text:span text:style-name="T15">aegrotare </text:span><text:span text:style-name="T2">et </text:span><text:span text:style-name="T15">sanos ejse. lia </text:span><text:span text:style-name="T24">etiam<text:line-break/></text:span><text:span text:style-name="T2">affectus ej usque insirrnitas dicitur, </text:span><text:span text:style-name="T15">atque </text:span><text:span text:style-name="T2">his </text:span><text:span text:style-name="T24">consimilia.<text:line-break/></text:span><text:span text:style-name="T2">Manifeste </text:span><text:span text:style-name="T15">enim in siis Chrysippus </text:span><text:span text:style-name="T24">proportionem quandam</text:span></text:p>
      <text:p text:style-name="P5"><text:span text:style-name="T24">auimi affectuum cum iis, quae corpori accidunt, fervere<text:line-break/>cogitat, vitiorum cum vitiis, affectiomnn cum asseclionr-<text:line-break/></text:span><text:span text:style-name="T34">- </text:span><text:span text:style-name="T24">bus, morborum cum morbis, sanitatis.cum sanitate, boni<text:line-break/>habitus cum bono habitu, roboris ctmr robore, imbecilli-<text:line-break/>tatis cum imbecillitate, et sumntatim omnium, quae simili<text:line-break/>nomine, dicuntur, cuin omnibus. Quippe nomen ratio-<text:line-break/>nemque ppforum esse eandem, siquidem synonyma ipsa<text:line-break/>esse pronunciat; quapropter, ut quis, univcrsim. corporis<text:line-break/>morbum definiat, necessarium huic esse et animi mor-<text:line-break/>bum pari modo definire. Quod itaque Chrysippo tussitu-<text:line-break/>tum est, proportionem universam ct interpretari, et tueri,<text:line-break/>hinc manifeste constat. At si aggressus ipsum facere rrou<text:line-break/>assequitur, quod propositum est, haud desistendum est a<text:line-break/>similitudine, verum disciplina tanquam minime verax<text:line-break/>damnanda est. Id vero nihilominus ipsi iriest in subse-<text:line-break/>quenti toto fermonc, qui in opcre morali dc affectibus<text:line-break/>habetur; scribit itaque hunc in niodunt. Quare etiam<text:line-break/>pro more Zenoni oratio producta esi. Animi morbus</text:span></text:p>
      <text:p text:style-name="P7"><text:span text:style-name="T2">corporis infirmitati simiUirnus esi-, dicitur autem corporis<text:line-break/>morbus ejse immoderatio calidi in eo, frigidi, sicci et<text:line-break/>humidi. Ac paulo post: Corporis sunitas bona quaedam<text:line-break/>temperies et commoderatio commemoratorum. Ac deinde<text:line-break/>rursus: Puto </text:span><text:span text:style-name="T1">enim, </text:span><text:span text:style-name="T2">estse bonam corporis habitudinem opti-<text:line-break/>mam dictorum temperiem. Iterum que deinceps: Dicuntur<text:line-break/>autem et haeo non dbg re in corpore, eo quod in calidis,<text:line-break/>frigidis, humidis et siccis eveniens commoderatio aut<text:line-break/>immoderatio esi sanitas aut morbus. At in uervis<text:line-break/>commoderatio aut simmoderatio robur </text:span><text:span text:style-name="T1">vel </text:span><text:span text:style-name="T2">imbecillitas,<text:line-break/>firmitas vel insirmitas existit' in membris autem commo-<text:line-break/>deratio vel immoderatio pulchritudo aut - turpitudo esu<text:line-break/>Sed haec, o praeclare Chrysippe, omnia recte percen-<text:line-break/>suisti; trade autem nobis, ut pollicitus es, proportionem<text:line-break/>eorum, quae in anima consimili ipsis nomine appellasa<text:line-break/>funt, auspicatus a sanitate et morbo.. Quemadmodum<text:line-break/>enim sanitas corporis est commoderatio simplicissimarum<text:line-break/>ejus partium, quae jam et elementa nuncupamus, calidi</text:span></text:p>
      <text:p text:style-name="P70">dico, et frigidi, ct sicci, et lmmidi, eodem modo etiam<text:line-break/>erit animi sanitas commoderatio quaedam simplicium<text:line-break/>ipsius partium: quae tandem, et quot, quomodoque in-<text:line-break/>vicem fe habeant, perfequi tibi erit necessarium, si nihil<text:line-break/>eorum, quae promisisti, es omissurus. Quin etiam morbus<text:line-break/>animi similiter immoderatio quaedam est et discordia<text:line-break/>ipsarum harum partium inter se, quarum commoderatio<text:line-break/>animi erat sanitas. Sunt autem hae partes juxta Plato-<text:line-break/>nis sententiam irascibilis, rationalis, praeterea ad haec<text:line-break/>tertia concupiscibilis; ut servetur sanitatis et morbi om-<text:line-break/>nino similitudo animi cum corpore; etenim concordes<text:line-break/>invicem hae tres et in nullo dissidentes sanitatem animi<text:line-break/>efficiunt, discordes autem et contendentes morbum; est<text:line-break/>namque morbus superius quoddam et universalius, veluti<text:line-break/>paulo ante nictum est. Comprehendimus ilaque ipsius<text:line-break/>notionem hoc pacto: rei natura congenitae dissidium ex<text:line-break/>aliqua corruptela; sic enim Plato in Sophista definivit</text:p>
      <text:p text:style-name="P7"><text:span text:style-name="T15">Quod </text:span><text:span text:style-name="T1">autem </text:span><text:span text:style-name="T15">suprema </text:span><text:span text:style-name="T1">est </text:span><text:span text:style-name="T15">demonstratio haec, et omnes<text:line-break/>particulares morbos exacte comprehendit tum animi<text:line-break/>nostri, tum corporis, tum aliorum </text:span><text:span text:style-name="T24">animantium stirplum-<text:line-break/></text:span><text:span text:style-name="T15">que, jam vero eos etiam, qui in </text:span><text:span text:style-name="T24">civitatibus </text:span><text:span text:style-name="T15">tutis, </text:span><text:span text:style-name="T24">haud'<text:line-break/></text:span><text:span text:style-name="T15">operosum est condiscere: sic enim, puto, </text:span><text:span text:style-name="T24">civili bello op-<text:line-break/></text:span><text:span text:style-name="T15">pressas duitates </text:span><text:span text:style-name="T24">intestino </text:span><text:span text:style-name="T15">bello aegrotare </text:span><text:span text:style-name="T24">in seipsis dici-<text:line-break/></text:span><text:span text:style-name="T15">mus, tanquam ii, </text:span><text:span text:style-name="T24">qui </text:span><text:span text:style-name="T15">congeneres natura </text:span><text:span text:style-name="T24">in </text:span><text:span text:style-name="T15">ipsis </text:span><text:span text:style-name="T24">funt, .<text:line-break/></text:span><text:span text:style-name="T15">ad pugnam </text:span><text:span text:style-name="T24">descenderint. Haec sane </text:span><text:span text:style-name="T15">generalissima </text:span><text:span text:style-name="T24">totius<text:line-break/>morbi notio </text:span><text:span text:style-name="T15">est; </text:span><text:span text:style-name="T24">at simplicissimaruni partium invicem<text:line-break/></text:span><text:span text:style-name="T15">seditio minus hac est generalis, </text:span><text:span text:style-name="T24">et </text:span><text:span text:style-name="T15">hac , adhuc </text:span><text:span text:style-name="T24">minus,<text:line-break/></text:span><text:span text:style-name="T15">qtmm calidi, frigidi, sicci et hurnidi immoderatio </text:span><text:span text:style-name="T24">quae-<text:line-break/></text:span><text:span text:style-name="T15">dam esse dicitur, corporis enim haec </text:span><text:span text:style-name="T24">solius </text:span><text:span text:style-name="T15">et </text:span><text:span text:style-name="T24">aliorum<text:line-break/></text:span><text:span text:style-name="T15">nullius est morbus, quemadmodum et ratiociuatricis </text:span><text:span text:style-name="T24">dissi-<text:line-break/></text:span><text:span text:style-name="T15">dium nullius aliorum est praeterquam animi </text:span><text:span text:style-name="T24">morbus.<text:line-break/>At </text:span><text:span text:style-name="T15">Chrysippus </text:span><text:span text:style-name="T24">duplici </text:span><text:span text:style-name="T15">modo peccat </text:span><text:span text:style-name="T24">in horum disciplina:<text:line-break/></text:span><text:span text:style-name="T15">primum quidem, quia ipse secunr dissentit, in opere </text:span><text:span text:style-name="T24">qui-<text:line-break/></text:span><text:span text:style-name="T15">dem ethico de affectibus dicens, animi </text:span><text:span text:style-name="T24">morbum univoce<text:line-break/>cum </text:span><text:span text:style-name="T15">.corporis </text:span><text:span text:style-name="T24">morbo appellari, primo autem logicorum</text:span></text:p>
      <text:p text:style-name="P85">assimilans ipsum folubili et ad corruptionem proclivi<text:line-break/>sanitati; deinde quoniam neque quod vere pollicitus erat<text:line-break/>in Therapeutico et Ethico inscripto libro potuit indicare.<text:line-break/>Quid autem hoc? partium animi inter sc commoderatio,<text:line-break/>qua valere dicitur et aegrotare; omnes enim ipsius timi<text:line-break/>affectus lum morbos in uno quum statuisset'fieri rationali,<text:line-break/>merito ignorat ostendere, quarum sit partium cornmodera-<text:line-break/>tio animi sanitas. Pari modo qnnm in conimoderatione<text:line-break/>partium fieri pulchritudinem constituisset, in immodera-<text:line-break/>tione vero quadam deformitatem, non injuria nescit in-<text:line-break/>dicare, qualium animi partium symmetria pulchritudo sit,<text:line-break/>qualium vero • immoderatio deformitas, etsi scribat suh-<text:line-break/>iude post ea, quae paulo ante ipsius apposui, hunc in<text:line-break/>modum; Quare etiam pulchra vel deformis anima sc~<text:line-break/>eundum proportionem dicetur pro conimoderatione qua-<text:line-break/>dam ct immoderatione ejusmodi nonnullarum partium.<text:line-break/>Quod igitur ex comuioderatione quadam et immodera-<text:line-break/>tinirc hujusmodi nonnullarum aniinae partium vel pul-</text:p>
      <text:p text:style-name="P7"><text:span text:style-name="T2">chram vel turpem esse, dicere oportet, </text:span><text:span text:style-name="T15">et </text:span><text:span text:style-name="T2">sanam et ae-<text:line-break/>grotantem, recte a Cliryfippo pronunciatum est. At </text:span><text:span text:style-name="T15">quae<text:line-break/></text:span><text:span text:style-name="T2">hujusmodi animae partes sint, quum </text:span><text:span text:style-name="T15">non </text:span><text:span text:style-name="T2">possit </text:span><text:span text:style-name="T15">dicere,<text:line-break/></text:span><text:span text:style-name="T2">tanquam in una sola ratiocinatrice et sanitatem ipsius, </text:span><text:span text:style-name="T15">et<text:line-break/></text:span><text:span text:style-name="T2">morbum, et pulchritudinem, et deformitatem </text:span><text:span text:style-name="T15">constituens,<text:line-break/></text:span><text:span text:style-name="T2">cogitur et implicare sermonem et functionum </text:span><text:span text:style-name="T15">ipsis tan-<text:line-break/></text:span><text:span text:style-name="T2">quam partium meminisse. Ab his, </text:span><text:span text:style-name="T15">quae </text:span><text:span text:style-name="T2">adjeci, </text:span><text:span text:style-name="T15">ita scri-<text:line-break/></text:span><text:span text:style-name="T2">bit </text:span><text:span text:style-name="T15">: </text:span><text:span text:style-name="T2">Sunt autem partes animae, per quas ratio in </text:span><text:span text:style-name="T15">ea<text:line-break/></text:span><text:span text:style-name="T2">constituta ese, et in ipsa ratione dispositio, ac </text:span><text:span text:style-name="T15">pulchra<text:line-break/></text:span><text:span text:style-name="T2">turpisve esi anima, prout principalis pars se habet </text:span><text:span text:style-name="T15">sic<text:line-break/></text:span><text:span text:style-name="T2">vel sic secundum peculiares partitiones. Quales </text:span><text:span text:style-name="T15">peculia-<text:line-break/></text:span><text:span text:style-name="T2">res partitiones, o Chrysippe, ascribens deinde nos a </text:span><text:span text:style-name="T15">ne-<text:line-break/></text:span><text:span text:style-name="T2">gotiis liberabis? Sed neque hic ascripsisti, -neque </text:span><text:span text:style-name="T15">in alio<text:line-break/></text:span><text:span text:style-name="T2">tuo libro, scd, tanquam non in hoc tota summa </text:span><text:span text:style-name="T15">operis<text:line-break/></text:span><text:span text:style-name="T2">de affectibus existat, recedis statim ab </text:span><text:span text:style-name="T15">ipsius disciplina,<text:line-break/></text:span><text:span text:style-name="T2">et sermonem in rebus non ad rem </text:span><text:span text:style-name="T15">pcrtincntibus producis,<text:line-break/></text:span><text:span text:style-name="T2">quum referret morari et ostendere, </text:span><text:span text:style-name="T15">quae tandem ratio-<text:line-break/></text:span><text:span text:style-name="T2">cinatricis animae partes existant. </text:span><text:span text:style-name="T15">Quoniam </text:span><text:span text:style-name="T24">igitur tu</text:span></text:p>
      <text:p text:style-name="P70">praetermisisti sive volens sive invitus fermonern (non<text:line-break/>enim possum conjicere), ego conabor, placita- tua fequens,<text:line-break/>tum invenire voluntatem tuam, tum de veritate ipsius<text:line-break/>considerare, initium ab oratione superius comprehensa<text:line-break/>sumens, quae hunc in modum habet.</text:p>
      <text:h text:style-name="Heading_20_2" text:outline-level="2">Cap. III.</text:h>
      <text:p text:style-name="P78">Sunt autem animae partes, per quas ratio<text:line-break/>in ea consistit, ln [memoriam forte reducens nobis ea,<text:line-break/>quae in libris de ratiune scripta funt, per quae tradidisti,<text:line-break/>quod notionum quarundam' et praesumptionum sit col-<text:line-break/>lectio. Verum si notiones singulas assumptionesque partes<text:line-break/>animae esse arbitraris, dupliciter erras. Primum enim<text:line-break/>non animae, scd rationis has esse partes dicendum erat,<text:line-break/>quemadmodum sane scribis etiam in opere de ratione;<text:line-break/>quippe non idem est anima et ratio; tum etiam in hac<text:line-break/>superius posita oratione ostendisti, rationem unnm aliquod<text:line-break/>esse eorum, quae in anima consistunt. Non idem vero<text:line-break/>anima est et id, quod in ea consistiti Deinde, si hoc<text:line-break/>quoque aliquis irreprehensum perniiscrit, certe notiones</text:p>
      <text:p text:style-name="P70">et praesumptiones non partes animae, scd actiones quas-<text:line-break/>dam esse dicere oportet. Nihil autem ex propriis fun-<text:line-break/>ctionibus compositum est, neque oculus, neque auris,<text:line-break/>ncque manus,, neque crus, neque aliud omnium quic-<text:line-break/>quarn; verum sunt actiones quidem oculi coloris cujus-<text:line-break/>que discretiones, albini t nigri, flavi et gilvi, aliorumque<text:line-break/>omnium; sicuti et auris rursus vocum, acutae, granis,'<text:line-break/>magnae,, parvae, lenis et asperae; non tamen alae sunt<text:line-break/>partes vel auris, vel oculi. Veium novisti sane et tu<text:line-break/>manifesto, cornu specie csse quandam tunicam, et acini<text:line-break/>specie alteram, praeterea humorem et crystallinum, et<text:line-break/>vitrcum aliasque hujusmodi oculorum partes, quemadmo-<text:line-break/>dum et auris ossa, cartilagines, nervos, mcmbranas ac<text:line-break/>id genus alias. Ne igitur in anima partes cum functio-<text:line-break/>nibus confundito; siquidem notioncs praefumptionesque<text:line-break/>animae actioncs funt, veluti ipse tu alibi doces; item<text:line-break/>auditorius spiritus viforiusque, praeterca voci et gene-<text:line-break/>rationi dicatus, ad haec omnia principi animae parti,</text:p>
      <text:p text:style-name="P7"><text:span text:style-name="T24">in quo etiam </text:span><text:span text:style-name="T28">rationem </text:span><text:span text:style-name="T24">ajebas consistere, ex qua potissi-<text:line-break/>mum parte </text:span><text:span text:style-name="T28">. animae </text:span><text:span text:style-name="T24">deformitatem et pulcluitudiiiem in-<text:line-break/>nasci ei </text:span><text:span text:style-name="T28">refers. Hic, inquam, </text:span><text:span text:style-name="T24">spiritus duo quidem possidet<text:line-break/>partes </text:span><text:span text:style-name="T28">et constitutiones</text:span><text:span text:style-name="T24">, </text:span><text:span text:style-name="T28">elementaque per </text:span><text:span text:style-name="T24">tota invicem<text:line-break/>temperata, </text:span><text:span text:style-name="T28">frigidum et calidum; </text:span><text:span text:style-name="T24">lin aliis quoque nomi-<text:line-break/>nibus a </text:span><text:span text:style-name="T28">substantia voles ipsa appellare, </text:span><text:span text:style-name="T24">acrem et </text:span><text:span text:style-name="T28">ignem,<text:line-break/></text:span><text:span text:style-name="T24">quiu imo madorem </text:span><text:span text:style-name="T28">qnendam assumpserunt a </text:span><text:span text:style-name="T24">corporibus,<text:line-break/>in quibus perviviscunt</text:span><text:span text:style-name="T28">; scd'mirarer, </text:span><text:span text:style-name="T24">si horum commode-<text:line-break/>rationcm, </text:span><text:span text:style-name="T28">sauitatcm aut pulchritudinem </text:span><text:span text:style-name="T24">principem animae '<text:line-break/>partum esse volueris. Nam corporis ipsius sanitatem in<text:line-break/>his collocare </text:span><text:span text:style-name="T28">conveniebat; </text:span><text:span text:style-name="T24">principalis autem animae partis<text:line-break/>non item in his, ne </text:span><text:span text:style-name="T28">ipso </text:span><text:span text:style-name="T24">quoque te auctore. Abolitum<text:line-break/>itaque nobis totum </text:span><text:span text:style-name="T28">exemplum, </text:span><text:span text:style-name="T24">et univocationis promissio<text:line-break/>omniuo evanescit, </text:span><text:span text:style-name="T28">tluur </text:span><text:span text:style-name="T24">non possumus ostendere, eodem<text:line-break/>modo in principe animae' parte nrorbuni aut sanitatem,<text:line-break/>pulchritudinem aut deformitatem, quemadmodum in tutu<text:line-break/>corpore, consistere; etsi hoc prius promiseras recte intel-</text:span></text:p>
      <text:p text:style-name="P7"><text:span text:style-name="T2">ligens </text:span><text:span text:style-name="T1">fervansque </text:span><text:span text:style-name="T2">omnium dictorum notionem, non tamen<text:line-break/>persequi in totum potuisti, neque interpretatus es tum<text:line-break/>proportionem, tum similitudinem </text:span><text:span text:style-name="T15">eorum, </text:span><text:span text:style-name="T2">quae in anima,'.'<text:line-break/>cum </text:span><text:span text:style-name="T1">illis, </text:span><text:span text:style-name="T2">quae in corpore fiunt. Rursus inique </text:span><text:span text:style-name="T15">sermo-<text:line-break/></text:span><text:span text:style-name="T2">nem repetam, ut aliquem finem abunde nunc consequatur.<text:line-break/>Morbi notionem in primo de affectibus Chrysippus con-<text:line-break/>fundit, respondere inquiens animi morbum corporis con-<text:line-break/>stitutioni, qua facile in febres, aut alni profluvia, </text:span><text:span text:style-name="T15">aut<text:line-break/></text:span><text:span text:style-name="T2">hujusmodi aliquid prolabitur. </text:span><text:span text:style-name="T15">At </text:span><text:span text:style-name="T2">in therapeutico morbi<text:line-break/>notionem servavit, nihil folicitus, quod ipse sibi adversa-<text:line-break/>retur; exponere vero, ut pollicitus erat, animae </text:span><text:span text:style-name="T15">morbum<text:line-break/></text:span><text:span text:style-name="T2">una cum aliis, quibus respondere ipsam ait corpori, </text:span><text:span text:style-name="T15">om-<text:line-break/></text:span><text:span text:style-name="T2">nino non potuit, praeler quod etiam in idem </text:span><text:span text:style-name="T15">confundit<text:line-break/></text:span><text:span text:style-name="T2">tum sanitatem animae, tuin pulchritudinem; iu </text:span><text:span text:style-name="T15">corpore<text:line-break/></text:span><text:span text:style-name="T2">quidem enim ad amussim ea distinxit, sanitatem </text:span><text:span text:style-name="T15">in ele-<text:line-break/></text:span><text:span text:style-name="T2">mentorum symmetria collocans, pulchritudinem iu </text:span><text:span text:style-name="T15">partium<text:line-break/></text:span><text:span text:style-name="T2">conimoderatione. Id quod manifesto indicavit </text:span><text:span text:style-name="T15">oratione<text:line-break/></text:span><text:span text:style-name="T2">paulo ante commemorata, ubi sanitatem </text:span><text:span text:style-name="T15">corporis lu</text:span></text:p>
      <text:p text:style-name="P7"><text:span text:style-name="T15">calido, </text:span><text:span text:style-name="T24">.frigido, </text:span><text:span text:style-name="T15">sicco et humido commoderationeni<text:line-break/>esse </text:span><text:span text:style-name="T24">affirmat; quae' </text:span><text:span text:style-name="T15">nimirum corporum funt . elementa.<text:line-break/></text:span><text:span text:style-name="T24">Pulchritudinem vero non in </text:span><text:span text:style-name="T15">elementorum, fed in per-<text:line-break/>tium commoderatione consistere arbitratur, digiti ad digi-<text:line-break/>tum frilicct, </text:span><text:span text:style-name="T24">omniumque </text:span><text:span text:style-name="T15">ipsorum ad metacarpium et<text:line-break/>carpum, et horum ad cubitum, cubiti ad brachium, et<text:line-break/>omnium ad omnia, quemadmodum in Polycleti regula<text:line-break/>scriptum esu </text:span><text:span text:style-name="T24">Omnes n.tmqne </text:span><text:span text:style-name="T15">corporis conimoderationes<text:line-break/>quum in illo commentario Polycletus nos docuisset, opere<text:line-break/>sermonem </text:span><text:span text:style-name="T24">consumavit, </text:span><text:span text:style-name="T15">fabricatus statuam juxta fermonis<text:line-break/>exordia, et vocans etiam ipsam statuam, veluti.et com-<text:line-break/>mentarium, regulam. Pulchritudo sane corporis in par-<text:line-break/>tium commoderatione fecundum omnes et medicos et<text:line-break/>philosophos consistit; sanitas vero elementorum rursus,<text:line-break/>quaccunque sict, inter fe est commoderatio; sive enim ex<text:line-break/>corpusculis et </text:span><text:span text:style-name="T24">meatibus, </text:span><text:span text:style-name="T15">ut Asclepiades putavit, animan-<text:line-break/></text:span><text:span text:style-name="T24">tium </text:span><text:span text:style-name="T15">corpora confiunt, horum commodcratio est sanitas;</text:span></text:p>
      <text:p text:style-name="P7"><text:span text:style-name="T2">sive ex atomis, ut Epicurus, sive ex similarisiusq ut<text:line-break/>Anaxagoras, sive ex calido, frigido, sicco et humido,<text:line-break/>quemadmodum ct Chrysippus opinatur, onrnesque Stoici,<text:line-break/>atque ante ipsus Aristoteles et Theophrastus, et ante hos<text:line-break/>adhuc Plato et Hippocrates, elementorum </text:span><text:span text:style-name="T1">in </text:span><text:span text:style-name="T2">omnibus<text:line-break/>commoderatio sanitatem efficit. Si igitur aliquis volet<text:line-break/>omnem proportionem eorum, quae in corpore, cum iis,<text:line-break/>quae in anima sunt, conservare, ut promisit Chrysippus,<text:line-break/>ossendere hunc oportet, ex quibus simplicibus veluti </text:span><text:span text:style-name="T15">ele-<text:line-break/></text:span><text:span text:style-name="T2">mentis composita fit tota anima, </text:span><text:span text:style-name="T15">ut </text:span><text:span text:style-name="T2">in horum invicem<text:line-break/>commoderatione sanitatem et morbum ipsius fieri inve-<text:line-break/>niat, id quod Plato factitavit. Verum Chrysippus </text:span><text:span text:style-name="T15">neque<text:line-break/></text:span><text:span text:style-name="T2">hanc potuit docere similitudinem, etsi pollicitus, </text:span><text:span text:style-name="T15">nequo<text:line-break/></text:span><text:span text:style-name="T2">pulchritudinis animae, scd in idem pulchritudinem cum<text:line-break/>sanitate confudit. Nam secundum proprias rationis par-<text:line-break/>titiones pulchram aut turpem fieri animam dixit: </text:span><text:span text:style-name="T15">sana<text:line-break/></text:span><text:span text:style-name="T2">autem vel morbida quomodo fiat, reliquit, in </text:span><text:span text:style-name="T15">idem, puto,</text:span></text:p>
      <text:p text:style-name="P70">ambo confundens, ut qui nequeat exacte distincteque de<text:line-break/>ipsis disputare, quemadmodum Plato fecit tum in aliis<text:line-break/>quibusdam, tuin in Sophista, partium animae inter fe<text:line-break/>discordiam animae morbum esse affirmans, efferatos au-<text:line-break/>tem et immoderatos ipsius motus, hoc est, functiones ex<text:line-break/>animi impetu profectas, turpitudinem, sicuti et partium<text:line-break/>ipsius inter sc concordiam commoderationemque sanita-<text:line-break/>tem , motuunr vero mediocritatem pulchritudinem Sicut<text:line-break/>enim corporis pulchritudo in partium commoderatione<text:line-break/>generationem obtinet, eodem modo functio propter par-<text:line-break/>ticularium motuum commoderationenr pulchra evadit; ita<text:line-break/>sane et salture, et pancratiurn ludum agere, luctari et<text:line-break/>ire decenter et pulchre nonnulli dicuntur, alii vero in-<text:line-break/>decore et turpiter. Sane in commoderatione motionum<text:line-break/>particularium pulchritudo actionum est cognitu, ex im-<text:line-break/>moderatione turpitudo. Platonis verba ex Sophista sic<text:line-break/>habent. HOS. .Duae species malitiae in anima dicentur.</text:p>
      <text:p text:style-name="P5"><text:span text:style-name="T4">ΤII </text:span><text:span text:style-name="T2">E. Quaenam ? IIO S. AZtera veluti morbus in cdr-<text:line-break/>pore, altera veluti turpitudo innasaens. </text:span><text:span text:style-name="T18">Τ</text:span><text:span text:style-name="T2">II E. Non in-<text:line-break/>teUcgo. </text:span><text:span text:style-name="T15">JlOS. </text:span><text:span text:style-name="T2">Morbum forsan et discordiam non idem<text:line-break/>putas? </text:span><text:span text:style-name="T15">THE. </text:span><text:span text:style-name="T2">Neque ad hcc quid respondendum sit<text:line-break/>habeo. II </text:span><text:span text:style-name="T15">O S. Utrum </text:span><text:span text:style-name="T2">aliud quippiam seditionem arbi-<text:line-break/>traris, quam </text:span><text:span text:style-name="T15">ejus, </text:span><text:span text:style-name="T2">quod natura connatum esi, discordiam<text:line-break/></text:span><text:span text:style-name="T15">ex corruptela quadam </text:span><text:span text:style-name="T2">provenientem? </text:span><text:span text:style-name="T15">THE. </text:span><text:span text:style-name="T2">Nihil aliud.<text:line-break/></text:span><text:span text:style-name="T15">HOS. Turpitudone </text:span><text:span text:style-name="T2">aliud quippiam esi praeterquam </text:span><text:span text:style-name="T15">im-<text:line-break/></text:span><text:span text:style-name="T2">moderationis </text:span><text:span text:style-name="T15">undique </text:span><text:span text:style-name="T2">descrmatum genus? </text:span><text:span text:style-name="T15">THE. iVequa-<text:line-break/></text:span><text:span text:style-name="T2">quarn aliud. </text:span><text:span text:style-name="T15">Sic in </text:span><text:span text:style-name="T2">universum </text:span><text:span text:style-name="T15">de </text:span><text:span text:style-name="T2">morbo et </text:span><text:span text:style-name="T15">turpitudine,<text:line-break/>• quale natura utrumque </text:span><text:span text:style-name="T2">ipsorum </text:span><text:span text:style-name="T15">existat, Plato nos docuit,<text:line-break/>et quomodo animis innascantur deinceps tradens de morbo<text:line-break/>haec quoque scribit. HOS. </text:span><text:span text:style-name="T2">Jam in anima nonne </text:span><text:span text:style-name="T15">opinio-<text:line-break/></text:span><text:span text:style-name="T2">nes cum </text:span><text:span text:style-name="T15">cupiditatibus</text:span><text:span text:style-name="T2">, et iracundiam cum voluptatibus,<text:line-break/>et rationem cum dolore, atque omnia inter se haec </text:span><text:span text:style-name="T15">in<text:line-break/></text:span><text:span text:style-name="T2">prave afscctis sentimus dijsentire ? </text:span><text:span text:style-name="T15">TII E. Vehementer<text:line-break/></text:span><text:span text:style-name="T2">sane. H </text:span><text:span text:style-name="T15">O S. </text:span><text:span text:style-name="T2">Congenera tamen </text:span><text:span text:style-name="T15">necejsario </text:span><text:span text:style-name="T2">haec </text:span><text:span text:style-name="T15">sant uni-<text:line-break/></text:span><text:span text:style-name="T2">versa. </text:span><text:span text:style-name="T15">T11 E. </text:span><text:span text:style-name="T2">Cur enim non ? </text:span><text:span text:style-name="T15">IIO </text:span><text:span text:style-name="T2">S. </text:span><text:span text:style-name="T15">Discordiam itaque<text:line-break/>et </text:span><text:span text:style-name="T2">morbum animi pravitatem dicentes recte </text:span><text:span text:style-name="T15">pronunciabi-</text:span></text:p>
      <text:p text:style-name="P7"><text:span text:style-name="T2">mus. THE. siectssiime , omnino. Deinde rursus;., quo-<text:line-break/>modo turpitudo animis innnscatur, pertractans nit: HOS.<text:line-break/>Quid autem ? Quae motum participant, et scopum quen-<text:line-break/>dam sebi praefigunt</text:span><text:span text:style-name="T15">, </text:span><text:span text:style-name="T2">ac, dum hunc contingere nituntur,*<text:line-break/>in unoquoque impetu praeter </text:span><text:span text:style-name="T1">ipsum </text:span><text:span text:style-name="T2">seruntur </text:span><text:span text:style-name="T1">et </text:span><text:span text:style-name="T2">aberrant,<text:line-break/>utrum iis dicemus a commoderatione inter se mutua, vel<text:line-break/>contra ab incommoderatione haec accidere ? THE.<text:line-break/>idimirum ab immoderatione.</text:span><text:span text:style-name="T15">. HOS. </text:span><text:span text:style-name="T2">Atqui, animam no-<text:line-break/></text:span><text:span text:style-name="T15">vimus </text:span><text:span text:style-name="T2">omnem non siua sponte quidvis ignorare. </text:span><text:span text:style-name="T15">T ll E.<text:line-break/></text:span><text:span text:style-name="T2">Plane, </text:span><text:span text:style-name="T15">ll </text:span><text:span text:style-name="T2">O S. Ignorare vero nthil aliud esi quam desi-<text:line-break/>pere, quum animae ad veritatem. incitatae oberrat intelli-<text:line-break/>gentia. </text:span><text:span text:style-name="T15">.THE. </text:span><text:span text:style-name="T2">Profecto quidem. </text:span><text:span text:style-name="T15">HOS. </text:span><text:span text:style-name="T2">Animam igitur<text:line-break/>stultam, turpem et immoderatam ejse statuendum esi.<text:line-break/></text:span><text:span text:style-name="T15">Haec fanc </text:span><text:span text:style-name="T2">lu SophistaPlato </text:span><text:span text:style-name="T15">tradidit ct generarim </text:span><text:span text:style-name="T2">ct </text:span><text:span text:style-name="T15">meni-<text:line-break/>bratim de sanitate etpulcluitudine, turpitudine et. morbo,<text:line-break/>universim </text:span><text:span text:style-name="T2">quidem notione ipsorum </text:span><text:span text:style-name="T15">subscripta,. mcmbratim<text:line-break/>vero,, quomodo animis . innascantur,</text:span><text:span text:style-name="T28">, </text:span><text:span text:style-name="T15">.tradito. Reliqua<text:line-break/>ipsius verba non pauca in </text:span><text:span text:style-name="T2">plerisque ,</text:span><text:span text:style-name="T15">'commentariis, ..ubi</text:span></text:p>
      <text:p text:style-name="P7"><text:span text:style-name="T2">de </text:span><text:span text:style-name="T1">sanitate et </text:span><text:span text:style-name="T2">pulchritudine, turpitudine et morbo disse-<text:line-break/>ruit, huc apponere </text:span><text:span text:style-name="T1">non </text:span><text:span text:style-name="T2">mihi videtur </text:span><text:span text:style-name="T15">lu </text:span><text:span text:style-name="T2">praesentia </text:span><text:span text:style-name="T15">op-<text:line-break/></text:span><text:span text:style-name="T2">portunum. </text:span><text:span text:style-name="T1">Sed </text:span><text:span text:style-name="T2">quando de sanitate </text:span><text:span text:style-name="T15">et </text:span><text:span text:style-name="T2">morbis </text:span><text:span text:style-name="T15">disputatio<text:line-break/></text:span><text:span text:style-name="T2">nobis concludetur; ostendendo similiter Hippocratem </text:span><text:span text:style-name="T15">et<text:line-break/></text:span><text:span text:style-name="T2">Platonem de ipsis sientire, plenius lu illis hujusmodi </text:span><text:span text:style-name="T15">ver-<text:line-break/></text:span><text:span text:style-name="T2">borum meminero.</text:span></text:p>
      <text:h text:style-name="Heading_20_2" text:outline-level="2">Cap. IV.</text:h>
      <text:p text:style-name="P48"><text:span text:style-name="T2">Nunc autem, quia </text:span><text:span text:style-name="T15">non </text:span><text:span text:style-name="T2">absolute de </text:span><text:span text:style-name="T15">pul-<text:line-break/>-chritudine, </text:span><text:span text:style-name="T2">aut turpitudine, </text:span><text:span text:style-name="T15">aut morbis, neque de solis<text:line-break/></text:span><text:span text:style-name="T2">corporis, fed de animi </text:span><text:span text:style-name="T15">affectibus nobis disputatio pro-<text:line-break/></text:span><text:span text:style-name="T2">posita est, reliqua quidem </text:span><text:span text:style-name="T15">omittam, id autem solum, quod<text:line-break/></text:span><text:span text:style-name="T2">institutum est, repetani. Institui </text:span><text:span text:style-name="T15">vero ostendere, neque<text:line-break/>in </text:span><text:span text:style-name="T2">una </text:span><text:span text:style-name="T15">animae </text:span><text:span text:style-name="T2">parte, neque lu </text:span><text:span text:style-name="T15">una ipsius facultate tum<text:line-break/></text:span><text:span text:style-name="T2">judicis fieri, tum affectus consistere, </text:span><text:span text:style-name="T15">quemadmodum<text:line-break/></text:span><text:span text:style-name="T2">-Chrysippus- affirmabat, fed etiam facultates </text:span><text:span text:style-name="T15">ipsius plures<text:line-break/></text:span><text:span text:style-name="T2">esse diversi generis; - et partes</text:span><text:span text:style-name="T15">, </text:span><text:span text:style-name="T2">plures. Facultates </text:span><text:span text:style-name="T15">sane<text:line-break/></text:span><text:span text:style-name="T2">animae, </text:span><text:span text:style-name="T15">quibus </text:span><text:span text:style-name="T2">concupsscimus</text:span><text:span text:style-name="T5">r</text:span><text:span text:style-name="T2"> irascimur, </text:span><text:span text:style-name="T15">ratiocinamur,<text:line-break/></text:span><text:span text:style-name="T2">tres esse numero et Posidonius et Aristoteles </text:span><text:span text:style-name="T15">fatentur.<text:line-break/></text:span><text:span text:style-name="T2">Quod autem et sedibus ipsae invicem disjunctae </text:span><text:span text:style-name="T15">sint, ct</text:span></text:p>
      <text:p text:style-name="P70">anima nostra non modo multas in fe facultates habeat,<text:line-break/>fed etiam compositu ex partibus sit diversi generis ei<text:line-break/>substantia disserentibus, Hippocratis est et Platonis placi-<text:line-break/>tum, ac a me fane mulla jam de veritate ipsius superius<text:line-break/>dicta sunt, multaque in fubfequentibus dicentur. Nunc<text:line-break/>ad Chrysippum rursus revertor,- qui neque conrmemora-<text:line-break/>tas facultates in anima nostra esse fatetur, scd omnem' et<text:line-break/>actionem et affectum in sola rationali parte consistere<text:line-break/>tuetur, ncque, quomodo affectibus obortis mederi conve-<text:line-break/>niat, neque quomodo; ne fiant, prohibere, edocet. Pugnat<text:line-break/>itaque et in hoc cum feipfo, sicuti in plerisque aliis, in<text:line-break/>priore sane libro de anima constituens, lias animae facul-<text:line-break/>tates esse, quas superiori libro, appositis ipsius verbis in-<text:line-break/>dicavi, in libris autem de affectibus, judicia quaedam esse<text:line-break/>rationalis animae partis affectus, pronuntians. Sed nos,<text:line-break/>quae quidem vere dixit, testimonia et Hippocratis et<text:line-break/>Platonis dogmatum non vulgaria esse putamus, prolataque</text:p>
      <text:p text:style-name="P31"><text:span text:style-name="T15">j . </text:span><text:span text:style-name="T18">.<text:tab/></text:span><text:span text:style-name="T15">-<text:tab/>• .*<text:tab/>•<text:tab/>•<text:tab/>'/</text:span></text:p>
      <text:p text:style-name="P4"><text:span text:style-name="T2">a viro non prudente tantum, </text:span><text:span text:style-name="T1">sed </text:span><text:span text:style-name="T2">etiam quovis modo ’<text:line-break/>yetus placitum evertere conante. Quae enim lioc pacto<text:line-break/>sumuntur testimonia,.ab his, qui a veritate coguntur, </text:span><text:span text:style-name="T15">fieri<text:line-break/></text:span><text:span text:style-name="T2">solent Digressi rursus ad alia, ' quae ab eo ad rem </text:span><text:span text:style-name="T15">pro-<text:line-break/></text:span><text:span text:style-name="T2">positam scriptu sunt, ostendemus, quomodo etiam </text:span><text:span text:style-name="T15">horum<text:line-break/></text:span><text:span text:style-name="T2">nonnulla iis, quae ipfe dixit, non consentiunt, </text:span><text:span text:style-name="T15">nonnulla<text:line-break/></text:span><text:span text:style-name="T28">- </text:span><text:span text:style-name="T2">rursus evidentibus repugnant, quaedam </text:span><text:span text:style-name="T15">in ambobus pec-</text:span></text:p>
      <text:p text:style-name="P4"><text:span text:style-name="T15">cant. </text:span><text:span text:style-name="T2">Ac </text:span><text:span text:style-name="T15">primum repetamus </text:span><text:span text:style-name="T2">id, </text:span><text:span text:style-name="T15">ubi superius comprehensa<text:line-break/></text:span><text:span text:style-name="T2">mihi disputatio desiit, nempe sanitatem </text:span><text:span text:style-name="T15">et morbum, tur-<text:line-break/></text:span><text:span text:style-name="T2">pitudinem </text:span><text:span text:style-name="T15">et pulchritudinem animae in partibus ipsius<text:line-break/></text:span><text:span text:style-name="T2">fieri, partesque, </text:span><text:span text:style-name="T15">has nutipnes </text:span><text:span text:style-name="T2">et </text:span><text:span text:style-name="T15">praesumptiones esse.con-<text:line-break/></text:span><text:span text:style-name="T2">cedamus ei primum.i </text:span><text:span text:style-name="T15">i </text:span><text:span text:style-name="T2">Quod, enim </text:span><text:span text:style-name="T15">omnino </text:span><text:span text:style-name="T2">non </text:span><text:span text:style-name="T15">oportet<text:line-break/></text:span><text:span text:style-name="T2">inter actiones </text:span><text:span text:style-name="T15">morbum </text:span><text:span text:style-name="T2">vel sanitatem, scd </text:span><text:span text:style-name="T15">turpitudiuem<text:line-break/></text:span><text:span text:style-name="T2">aut solam pulchri </text:span><text:span text:style-name="T15">inclinem </text:span><text:span text:style-name="T2">collocare, </text:span><text:span text:style-name="T15">comprehensum a me<text:line-break/></text:span><text:span text:style-name="T2">prius est. Quod autem neque si quis quaesitu </text:span><text:span text:style-name="T15">conccsserit,<text:line-break/></text:span><text:span text:style-name="T2">sequentia recte dicta </text:span><text:span text:style-name="T15">sint, nunc </text:span><text:span text:style-name="T2">ostendere </text:span><text:span text:style-name="T15">tenlabo. Si<text:line-break/></text:span><text:span text:style-name="T2">enim, dum pugnant duo luvicern judicia; </text:span><text:span text:style-name="T15">affectus gene-<text:line-break/></text:span><text:span text:style-name="T2">rautur, necessitas cogit, ex duobus his judiciis </text:span><text:span text:style-name="T15">vel alte-</text:span></text:p>
      <text:p text:style-name="P7"><text:span text:style-name="T24">rnm esse verum, alterum falsum, vel utraque falsa, </text:span><text:span text:style-name="T1">si<text:line-break/></text:span><text:span text:style-name="T24">quis etiam hoc concesserit (habet enim quandam logicam<text:line-break/>inquisitionem). Sive ambo falsa, sive alterum ipsorum<text:line-break/>verum essc dixerimus, neutiquam pugna judiciorum erit<text:line-break/>affectas. Verum si aequaveris aliquo modo inter sc<text:line-break/>judicia quoad fidemp necessarium erit nos animo suspen-<text:line-break/>sos esse circa rei existentiam; sin alterum videatur longe<text:line-break/>fide dignius, assensui quidem et agere nonnihil juxta<text:line-break/>assensum, non inconsiderate autem; quemadmodum, si<text:line-break/>aliquis voluptatem bonum esse putans habeat aliquid,<text:line-break/>quod in diversum modice retrahat, vel si sclum honestum<text:line-break/>bonum existimans tamen adhuc et ipse habeat opinio-<text:line-break/>nem aliam reluctantem, ne plene-credat, vel si, quemad-<text:line-break/>modum Pyrrho, utramque aequaliter ponens contineat se,<text:line-break/>ne affirmet concedatque. ln. nullo enim hujusmodi<text:line-break/>affectus consistit, sicuti et ipsc- Cluysippus manifeste in-<text:line-break/>dicavit verbis, quae superiori libro apposui, ubi alt, Non</text:span></text:p>
      <text:p text:style-name="P5"><text:span text:style-name="T2">si errabunde fertur et praetergressus aliquid secundum<text:line-break/>rationem, et caetera, quae hujusmodi adscripsit, affectum<text:line-break/></text:span><text:span text:style-name="T15">constituere, </text:span><text:span text:style-name="T2">verum quum animi impetus rationi fit in-<text:line-break/></text:span><text:span text:style-name="T15">obsequens, </text:span><text:span text:style-name="T2">ut </text:span><text:span text:style-name="T15">et </text:span><text:span text:style-name="T2">hic rursus sibi nonnihil contradicere<text:line-break/>Chrysippus </text:span><text:span text:style-name="T15">inveniatur;. </text:span><text:span text:style-name="T2">siquidcm affectum a judiciis </text:span><text:span text:style-name="T15">pec-<text:line-break/>cantibus </text:span><text:span text:style-name="T2">segregans </text:span><text:span text:style-name="T15">rursus </text:span><text:span text:style-name="T2">in judiciorum invicem pugna<text:line-break/></text:span><text:span text:style-name="T15">et morbos animi </text:span><text:span text:style-name="T2">et </text:span><text:span text:style-name="T15">assedtus </text:span><text:span text:style-name="T2">consistere dicit Ne </text:span><text:span text:style-name="T15">igitur<text:line-break/></text:span><text:span text:style-name="T2">miremur adhuc, quod affectuum curationes recte </text:span><text:span text:style-name="T15">quidem<text:line-break/>Plato </text:span><text:span text:style-name="T2">conscripsit, </text:span><text:span text:style-name="T15">ut </text:span><text:span text:style-name="T2">Posidonius ipsi attestatur, </text:span><text:span text:style-name="T15">prave<text:line-break/></text:span><text:span text:style-name="T2">autem Chrysippus. Qui enim neque omnium </text:span><text:span text:style-name="T15">affectuum<text:line-break/></text:span><text:span text:style-name="T2">causas pronunciare ausus est, scd in principalissimis </text:span><text:span text:style-name="T15">du-<text:line-break/>bilare </text:span><text:span text:style-name="T2">le consessus est, </text:span><text:span text:style-name="T15">ut </text:span><text:span text:style-name="T2">in superiori </text:span><text:span text:style-name="T15">libro </text:span><text:span text:style-name="T2">ostensum </text:span><text:span text:style-name="T15">est,<text:line-break/></text:span><text:span text:style-name="T2">neque, in quibus pronunciare aliquid ausus est, recte<text:line-break/></text:span><text:span text:style-name="T15">protulit, </text:span><text:span text:style-name="T2">hic mea sententia non poterit curationem<text:line-break/>ipsorum, </text:span><text:span text:style-name="T15">ut </text:span><text:span text:style-name="T2">decet, moliri. Sed, quod </text:span><text:span text:style-name="T15">diri </text:span><text:span text:style-name="T2">jam </text:span><text:span text:style-name="T15">et antea, </text:span><text:span text:style-name="T2">si<text:line-break/>quis quatuor Cluysippi libros coarguat, mullo </text:span><text:span text:style-name="T15">pluribus<text:line-break/></text:span><text:span text:style-name="T2">commentariis ei </text:span><text:span text:style-name="T15">opus erit</text:span></text:p>
      <text:h text:style-name="P3" text:outline-level="2">Cap. V.</text:h>
      <text:p text:style-name="P78">Quae igitur maxime ad institutum nobis<text:line-break/>opus necessaria funt, haec duntaxat perfequemur, ac pri-<text:line-break/>mum ipsorum proponemus, quod de puerorum institu-<text:line-break/>tione dicitur. Neque enim a ratione impetus ipsorum<text:line-break/>moderari postis dicere, ut qui rationem necdum habeant,<text:line-break/>ncque quod non irascantur, doleant, gaudeant, rideant,<text:line-break/>plorent, atque ejusmodi assis innumeris affectibus impli-<text:line-break/>centur. Mullo enim et plures et vehementiores affectus<text:line-break/>pueris quam adultis oboriuntur (quanquam neque Chry-<text:line-break/>sippi placitis consentanea sint); sicuti neque dicere possis,<text:line-break/>quod nulla propensio' natura ipsis insit ad voluptatem,<text:line-break/>aut alienatio ad laborem. Etenim inclinant a nullo docti<text:line-break/>magistro omnes pueri ad voluptates, aversantur autem<text:line-break/>sugiuntque labores. Videmus .autem eos ipsus et irascen-<text:line-break/>tes, et caloitrarrtes, et mordentes, ac vincere cupientes<text:line-break/>et in ejusmodi praevalere, quemadmodum norinulla uni-<text:line-break/>mantia, nullo praemio proposito praeter ipsam victoriam;<text:line-break/>id quod cvidcntcr apparet lu coturnicibus, gallis, perdi-</text:p>
      <text:p text:style-name="P55">cibus, ichneumone, aspide, crocodilo, aliisque infinitis.<text:line-break/>Sic itaque peculiariter inclinare etiam pueri videntur et<text:line-break/>ad voluptatem et ad victoriam, quemadmodum paulo<text:line-break/>post ostendunt, ubi processerint aetate, quoniam ad ho-<text:line-break/>nestum naturalem quandam propensionem habent: pec-<text:line-break/>cantes igitur pudefiunt, gaudentque honestis operibus, et<text:line-break/>justitiam aliasque virtutes amplectuntur, ac faciunt multa<text:line-break/>fecundum herum virtutum notiones, prius, quum adhuc<text:line-break/>essent parvi, ex affectu viventes, ac nullam praecepto-<text:line-break/>rum ex ratione curam habentes. Quum itaque hae trcs<text:line-break/>, propensiones nobis natura juxta unamquamque partium<text:line-break/>animi fpeciem insint, ad voluptatem sane propter con-<text:line-break/>cupifribilem, ad victoriam vero, propter irafcrbilcm, ad<text:line-break/>honestum propter ratiocinatricem, Epicurus fane infimae<text:line-break/>animae partis propensionem suium conspexit, Chrysippus<text:line-break/>autem optimae, quum dixerit, peculiariter nos affici erga<text:line-break/>solum honestum, quod est nimiruni ct bonum. At uni-<text:line-break/>versas tres proprietates perspicere solis veteribus philofo-</text:p>
      <text:p text:style-name="P84">z</text:p>
      <text:p text:style-name="P7"><text:span text:style-name="T2">phis licuit Relictis itaque duabus, Chrysippus merito<text:line-break/>ambigere fe dicit, quoinodo pravitas generetur, quum<text:line-break/>neque causam ipsius possit dicere, neque confistentiae<text:line-break/>modos, neque, quomodo pueri peccent, queat invenire,<text:line-break/>quae bona ratione, opinor, omnia etiam Posidonius in </text:span><text:span text:style-name="T1">eo<text:line-break/></text:span><text:span text:style-name="T2">damnat </text:span><text:span text:style-name="T15">coarguitque. </text:span><text:span text:style-name="T2">Si enim </text:span><text:span text:style-name="T15">ad honestum </text:span><text:span text:style-name="T2">protinus ah<text:line-break/>initio peculiariter </text:span><text:span text:style-name="T15">pueri ducerentur, , </text:span><text:span text:style-name="T2">malitiam non in-<text:line-break/>terius, neque ex </text:span><text:span text:style-name="T15">ipsis, verum,'</text:span><text:span text:style-name="T2">extrinsecus solum innasci<text:line-break/>ipsis oportebat. </text:span><text:span text:style-name="T15">Atqui videntur, </text:span><text:span text:style-name="T2">etiamsi probis moribus<text:line-break/>educentur et, </text:span><text:span text:style-name="T15">ut par </text:span><text:span text:style-name="T2">est, </text:span><text:span text:style-name="T15">erudiantur, • </text:span><text:span text:style-name="T2">omnino aliquid<text:line-break/>peccare: atque </text:span><text:span text:style-name="T15">hoc ipsum </text:span><text:span text:style-name="T2">Chrysippus quoque confitetur,<text:line-break/>quamvis liceret </text:span><text:span text:style-name="T15">ipsi evidenter </text:span><text:span text:style-name="T2">apparentia praetergresso<text:line-break/>hoc solum </text:span><text:span text:style-name="T15">concedere, quod propriis </text:span><text:span text:style-name="T2">hypothesibus erat<text:line-break/>consentaneum, ipsos </text:span><text:span text:style-name="T15">scilicet omnino </text:span><text:span text:style-name="T2">pueros, si probe<text:line-break/>omnino educati </text:span><text:span text:style-name="T15">fuerint, in vicos sapientes </text:span><text:span text:style-name="T2">temporis pro-<text:line-break/>cessu evasuros </text:span><text:span text:style-name="T15">affirmando; sed non </text:span><text:span text:style-name="T2">ausus est hoc adversus<text:line-break/>evidentia mentiri; </text:span><text:span text:style-name="T15">verum quamvis sub philosopho dun-<text:line-break/></text:span><text:span text:style-name="T2">taxat educentur, et nullum neque viderint, neque audi-</text:span></text:p>
      <text:p text:style-name="P7"><text:span text:style-name="T2">verint unquam malitiae exemplum, tamen non necessario<text:line-break/>ipsos philosophiae incubituros; duplicem namque causam<text:line-break/>esse perversitatis, alteram ex multorum hominum lustru-<text:line-break/>ctione. innascentem, alleram ex ipsa rerum natura </text:span><text:span text:style-name="T15">Ego<text:line-break/>vero </text:span><text:span text:style-name="T2">de </text:span><text:span text:style-name="T15">utraque </text:span><text:span text:style-name="T2">ipsarum dubito, et prima, quae ex fami-<text:line-break/></text:span><text:span text:style-name="T15">liaribus oboritur. </text:span><text:span text:style-name="T2">Etenim cur, qui viderint audiverintque<text:line-break/>malitiae </text:span><text:span text:style-name="T15">exemplum, </text:span><text:span text:style-name="T2">non .oderint hoc et fugerint, eo </text:span><text:span text:style-name="T15">quod<text:line-break/>nullam </text:span><text:span text:style-name="T2">proprietatem </text:span><text:span text:style-name="T15">erga, </text:span><text:span text:style-name="T2">ipsum habeant, mirari </text:span><text:span text:style-name="T15">mihi<text:line-break/>subit, et multo </text:span><text:span text:style-name="T2">magis </text:span><text:span text:style-name="T15">quum,-</text:span><text:span text:style-name="T2">neque viso, neque audito </text:span><text:span text:style-name="T15">eo,<text:line-break/>ab ipsis </text:span><text:span text:style-name="T2">rebus decipiantur. Quae enim necessitas, </text:span><text:span text:style-name="T15">pueros<text:line-break/>a voluptate </text:span><text:span text:style-name="T2">tanquam bono inescari, ne unam quidem<text:line-break/></text:span><text:span text:style-name="T15">propensionem </text:span><text:span text:style-name="T2">erga ipiam habentes, aversari autem </text:span><text:span text:style-name="T15">et<text:line-break/></text:span><text:span text:style-name="T2">fugere </text:span><text:span text:style-name="T15">laborem, </text:span><text:span text:style-name="T2">si non et ab hoc natura alienati sunt?<text:line-break/></text:span><text:span text:style-name="T15">Quae </text:span><text:span text:style-name="T2">rursus </text:span><text:span text:style-name="T15">necessitas, </text:span><text:span text:style-name="T2">laudibus et honoribus oblectari </text:span><text:span text:style-name="T15">et<text:line-break/></text:span><text:span text:style-name="T2">ipsis gaudere, </text:span><text:span text:style-name="T15">odisse </text:span><text:span text:style-name="T2">autem et fugere reprehensiones </text:span><text:span text:style-name="T15">et<text:line-break/></text:span><text:span text:style-name="T2">ignominiam, si </text:span><text:span text:style-name="T15">non </text:span><text:span text:style-name="T2">etiam ad haec natura </text:span><text:span text:style-name="T15">inclinationem<text:line-break/>quandam habent alienationemque? Si enim non verbis,<text:line-break/></text:span><text:span text:style-name="T2">saltem virtute </text:span><text:span text:style-name="T15">eorum, </text:span><text:span text:style-name="T2">quae dicuntur, </text:span><text:span text:style-name="T15">Cluysippus ridetur</text:span></text:p>
      <text:p text:style-name="P70">consentire, quod insit nobis natura inclinatio quaedam et<text:line-break/>alienatio; quippe quum dicit, perversitates circa bona et<text:line-break/>mala innasci pravis propter imaginationum probabrlita-<text:line-break/>tem et| institutionem, causa ab eo roganda est, cur vo-<text:line-break/>luptas quidem ut bonum, dolor autem ut malum pro-<text:line-break/>babilem objiciunt imaginationem; ita rursus cur victo-._<text:line-break/>riam in Olympicis et statuarum erectionem laudari ex-<text:line-break/>tollique a plerrsque audientes, quod bona iiut, cladem<text:line-break/>contra et ignominiam, quod mala sint, facile persuade-<text:line-break/>mur. Etenim Posidonius criminatur tentatqne ostendere<text:line-break/>omnium falsarum opinionum causas in speculativo sane<text:line-break/>per affectuum attractionem, praecedere autem ipsam<text:line-break/>falsas opiniones, ubi ratiocinatrix circa judicium fuerit<text:line-break/>imbecillis; oboriri enim animali impetum nonnunquam<text:line-break/>sane propter ratiocinatricis judicium, saepe vero ob mo-<text:line-break/>tum partis affectibus obnoxiae. Connectit autem merito<text:line-break/>his rationibus Posidonius ea, quae in physiognomonis appa-</text:p>
      <text:p text:style-name="P55">rent. Etenim animalium ac hominum, quae lati pectoris<text:line-break/>et calidiora sunt, omnia naturam habent iracundiorem;<text:line-break/>quae vero latis coxis constant et frigidiora funt, tinii-<text:line-break/>diorem. Et fecundum varietatem regionum non parum<text:line-break/>quiddam moribus homines ad timorem et audaciam, • vel<text:line-break/>voluptatis laborisque studium differunt, tanquam affectuum<text:line-break/>animi motibus corporis dispositionem,' quam ex aeris<text:line-break/>temperatura non modice immutari contingit, sequentibus.<text:line-break/>Quinetiam sanguinem in animantibus differre calore, fri-<text:line-break/>giditate, crassitle et tenuitate pronuntiat, item aliis non<text:line-break/>paucis differentiis, de quibus Aristoteles plenissime tracta-<text:line-break/>vit. Nos autem suo tempore sermonis processu mentio-<text:line-break/>nem ipsarum faciemus, quando etiam eadem tum Hip-<text:line-break/>pocratis tum Platonis verba de istis ascribemus, lu<text:line-break/>praesentia vero ad Chrysippum oratio mihi instituta est,<text:line-break/>qui neque aliud eorum, quae secundum affectus fiunt,<text:line-break/>cognovit, neque quod corporis temperamenta peculiares<text:line-break/>ipsis affectuum motus efficiunt; ita namque Posidonius</text:p>
      <text:p text:style-name="P70">nominare 'consuevit. Aristoteles autem aperte jam vocat<text:line-break/>animalium.omnia hujusmodi animae] constitutiones, ex-<text:line-break/>ponitque, quomodo, ex diversis temperamentis constituan-<text:line-break/>tur. Quare mea sententia etiam affectuum animi curatio<text:line-break/>in nonnullis quidem prompta et facilis est, eo quod ne-<text:line-break/>que affectuum motus ipsis lusint validi, ueqne ratiocina-<text:line-break/>trix pars imbecillis natura et imprudens, sed propter<text:line-break/>inscitiam pravasque consuetudines id genus hominum ex<text:line-break/>affectu vivere cogatur, nonnullis vero difficilis et aegra,<text:line-break/>quum motus affectuum, qui ex corporis constitutione ne-<text:line-break/>cessario obveniunt, magni extiterint et vehementes, ra-<text:line-break/>tioeinatrixque imbecillis facultas et imprudens; quippe et<text:line-break/>hanc veri scientiam adipisci oportet, ac affectuum motus<text:line-break/>retundere, probis institutionibus assuescentem, si quis ho-<text:line-break/>minem moribus praestantiorern redditurus est. Sic autem<text:line-break/>et ab initio homlucm ad optimum conformare oportet,<text:line-break/>ante omnia quidem ipsorum seminum ratione habita,</text:p>
      <text:p text:style-name="P7"><text:span text:style-name="T2">deinde victus, quo gravida utetur, et in alimentis et potioni-<text:line-break/>bus, et exercitiis et quiete, et </text:span><text:span text:style-name="T1">lomno </text:span><text:span text:style-name="T2">et vigilia; de quibus<text:line-break/>omnibus Plato accuratissime disseruit, Chrysippus non<text:line-break/>solum ipse nihil quod ad rem pertineret dixit, sed ne<text:line-break/>successorum quidem ipsius alicui inventionis occasionem<text:line-break/>reliquit, pravam induens sermoni crepidam. Haec utique,<text:line-break/>Posidonius , ei obiicit ac miratur, quae Plato de confor-<text:line-break/>matione insantium, qui asthuc in utero gerunto, tradidit,<text:line-break/>editorum autem alimento et institutione, ac conscripsit<text:line-break/>veluti compendium aliquod in primo ipsius de affectibus<text:line-break/>commentario eorum, quae a Platone dicta sunt, scilicet<text:line-break/>oportere pueros educari et institui, ut reddant partem<text:line-break/>animi affectibus opportunam et irrationalem motibus<text:line-break/>commoderatam ac rationis mandato morigeram. Hic<text:line-break/>enim optimus est iu puerorum institutione apparatus fa-<text:line-break/>cultatis animae affectibus obnoxiae, si ad ratiocinatricis<text:line-break/>dominium quam maxime idonea sit; exiguam enim pri-</text:span></text:p>
      <text:p text:style-name="P7"><text:span text:style-name="T15">mum et imbecillem hanc esse decet, magnam vero </text:span><text:span text:style-name="T1">et<text:line-break/></text:span><text:span text:style-name="T15">valentem cicca quartumdecimnm aetatis annum evadere,<text:line-break/>quando jam </text:span><text:span text:style-name="T24">dominari </text:span><text:span text:style-name="T15">ct imperare ipsam convenit tan-<text:line-break/>quam aurigam quendam pari connaturum equorum, cupi-<text:line-break/>ditati et iracundiae, dum non valentcs nimium sunt;<text:line-break/>neque imbecillae, neque pigrae, neque effrenes, neque<text:line-break/>contumaces omnino, vel indecorac, vel contumeliosae,<text:line-break/></text:span><text:span text:style-name="T24">scd </text:span><text:span text:style-name="T15">in omne promptae tum fequi, tum obedirc rationi.<text:line-break/></text:span><text:span text:style-name="T24">Ilujus, </text:span><text:span text:style-name="T15">autem ipsius institutionem virtutcrnque scientiam<text:line-break/></text:span><text:span text:style-name="T24">esse oporlct </text:span><text:span text:style-name="T15">rerum naturae, quemadmodum aurigae fpe-<text:line-break/></text:span><text:span text:style-name="T24">culalionem </text:span><text:span text:style-name="T15">artis aurigandi; nam in brutis janimae faculta-<text:line-break/></text:span><text:span text:style-name="T24">tibus </text:span><text:span text:style-name="T15">scientiac non </text:span><text:span text:style-name="T24">folent </text:span><text:span text:style-name="T15">innasci, sicuti ncc equis, fed<text:line-break/></text:span><text:span text:style-name="T24">his </text:span><text:span text:style-name="T15">sane </text:span><text:span text:style-name="T24">propria </text:span><text:span text:style-name="T15">virtus ex </text:span><text:span text:style-name="T24">consuetudine </text:span><text:span text:style-name="T15">quadam irratio-<text:line-break/></text:span><text:span text:style-name="T24">nali proficisci, aurigis </text:span><text:span text:style-name="T15">autem ex disciplina rationali.<text:line-break/></text:span><text:span text:style-name="T24">Porro sequitur rursus </text:span><text:span text:style-name="T15">hic elianr de virtutibus sermo<text:line-break/></text:span><text:span text:style-name="T24">dupliccnr continens errorem, </text:span><text:span text:style-name="T15">sive scientias quis omnes<text:line-break/></text:span><text:span text:style-name="T24">ipsas, sive vires existimet. Siquidem </text:span><text:span text:style-name="T15">irrationalium ani-<text:line-break/></text:span><text:span text:style-name="T24">rnae partium nccesse irrationales </text:span><text:span text:style-name="T15">quoquc virtutes esse.</text:span></text:p>
      <text:p text:style-name="P7"><text:span text:style-name="T2">ratiocinatricis autem folius rationalem. Quapropter merito<text:line-break/>illartun.fane virtutes facultates sunt, solius autem ratio-<text:line-break/>cinatiicis scientia. At Chrysippus vehementer errat, non<text:line-break/>solum quod ne unam quidem virtutem facultatem fecerit,<text:line-break/></text:span><text:span text:style-name="T15">(non </text:span><text:span text:style-name="T2">enim </text:span><text:span text:style-name="T15">magnus is error </text:span><text:span text:style-name="T2">est, </text:span><text:span text:style-name="T15">neque </text:span><text:span text:style-name="T2">in hoc dissentimus,)<text:line-break/>fed quod </text:span><text:span text:style-name="T15">mullas et scientias </text:span><text:span text:style-name="T2">et </text:span><text:span text:style-name="T15">virtutes </text:span><text:span text:style-name="T2">esse dicens </text:span><text:span text:style-name="T15">unam<text:line-break/></text:span><text:span text:style-name="T2">esse animae </text:span><text:span text:style-name="T15">facultatem </text:span><text:span text:style-name="T2">dixerit. Quippe fieri non </text:span><text:span text:style-name="T15">potest,<text:line-break/></text:span><text:span text:style-name="T2">pt </text:span><text:span text:style-name="T15">unius facultatis multae sint virtutes, </text:span><text:span text:style-name="T2">siquidem </text:span><text:span text:style-name="T15">neque<text:line-break/></text:span><text:span text:style-name="T2">perfectiones </text:span><text:span text:style-name="T15">multae </text:span><text:span text:style-name="T2">unius rei esse </text:span><text:span text:style-name="T15">poterunt Una </text:span><text:span text:style-name="T24">enim<text:line-break/></text:span><text:span text:style-name="T2">cujusque </text:span><text:span text:style-name="T15">eorum quae funt perfectio </text:span><text:span text:style-name="T2">est, at </text:span><text:span text:style-name="T15">perfectio<text:line-break/></text:span><text:span text:style-name="T2">cujusque </text:span><text:span text:style-name="T15">naturae virtus </text:span><text:span text:style-name="T2">est, ut </text:span><text:span text:style-name="T15">ipie fatetur- Malius ita-<text:line-break/></text:span><text:span text:style-name="T2">que Arisic Chius neque multas esse animae </text:span><text:span text:style-name="T15">virtutes<text:line-break/></text:span><text:span text:style-name="T2">pronunciat, fed </text:span><text:span text:style-name="T15">unam, </text:span><text:span text:style-name="T2">quam bonorum </text:span><text:span text:style-name="T15">malorumque<text:line-break/></text:span><text:span text:style-name="T2">fcientiam esse </text:span><text:span text:style-name="T15">tuetur, </text:span><text:span text:style-name="T2">neque de affectibus </text:span><text:span text:style-name="T15">contraria fuis<text:line-break/></text:span><text:span text:style-name="T2">hypothesibus </text:span><text:span text:style-name="T15">scribit, </text:span><text:span text:style-name="T2">quemadmodum Chrysippus.</text:span></text:p>
      <text:h text:style-name="Heading_20_2" text:outline-level="2"><text:span text:style-name="T2">Cap. </text:span><text:span text:style-name="T15">VI.</text:span></text:h>
      <text:p text:style-name="P48"><text:span text:style-name="T15">Verum </text:span><text:span text:style-name="T2">de </text:span><text:span text:style-name="T15">virtutibus </text:span><text:span text:style-name="T2">poftea agetur, </text:span><text:span text:style-name="T15">quia<text:line-break/></text:span><text:span text:style-name="T2">etiam in </text:span><text:span text:style-name="T15">bis Chrysippus calumniatur Platonem; nunc<text:line-break/></text:span><text:span text:style-name="T2">enim </text:span><text:span text:style-name="T15">ex consecutione </text:span><text:span text:style-name="T24">quadam de cis mentio </text:span><text:span text:style-name="T15">facta </text:span><text:span text:style-name="T24">est,</text:span></text:p>
      <text:p text:style-name="P70">cum decretum de affectibus decretu de virtutibus necesu.<text:line-break/>Pario consequatur, quemadmodum et Posidonius inquit,<text:line-break/>itu sicribens ad verbum in primo de affectibus non<text:line-break/>multo post libri initium: Puto enim, considerationem de<text:line-break/>bonis et malis, item de sinibus, insuper de virtutibus<text:line-break/>speculationem ex ea, quae de astsectibus esi, recte pendere.<text:line-break/>Quod itaque opinionem de virtutibus recte ei, quae de<text:line-break/>affectibus est, conjungi accidit, abunde a me ostensum<text:line-break/>arbitror. Quod autem et de bonis et de fine opinio'<text:line-break/>conjuncta est, fussicit milii Posidonii verba scribere, quae<text:line-break/>hunc in modum habent: AJseatuum causu sane, Jtoc esi<text:line-break/>distensionis et inseliois vitae, esi non sequi per omnia<text:line-break/>genium nabis insitum, qui connatus acsimiiis naturae esi<text:line-break/>ei, qui totum mundum gubernat, cum deteriore vero et<text:line-break/>qui anirncdi peculiaris esi nonnunquam declinando ejserri.<text:line-break/>(sui vero hoc praeterierunt, neque in his ajsectuum mello-.<text:line-break/>rem causam reddiderunt, neque in iis, quae de sclicitate<text:line-break/>et consensu sani, recte opinantur, quippe qui non vident.</text:p>
      <text:p text:style-name="P7"><text:span text:style-name="T2">primum ejse in ea,, 'iri nulla </text:span><text:span text:style-name="T1">re </text:span><text:span text:style-name="T2">duci ab irrationali, infe-<text:line-break/>lici et dei experto anima, lii luis manifesto Posidonius<text:line-break/>docuit, quantum Chrysippi fectatores aberrent, non solum<text:line-break/>in. disputationibus de affectibus, scd etiam de fine. </text:span><text:span text:style-name="T15">Non<text:line-break/></text:span><text:span text:style-name="T2">enim est, ut illi dictitant;scd ut Plato' tradidit, naturae<text:line-break/>consentaneam vitam agere. Quum enim lu nobis </text:span><text:span text:style-name="T15">alia<text:line-break/></text:span><text:span text:style-name="T2">potior sit animae pars, alia deterior, qui potiprern </text:span><text:span text:style-name="T15">sequi-<text:line-break/>tur</text:span><text:span text:style-name="T2">,-consentaneam naturae vitam agere </text:span><text:span text:style-name="T15">dicetur, qui de-<text:line-break/>teriorem. </text:span><text:span text:style-name="T2">nragis. aemulatur, </text:span><text:span text:style-name="T15">repugnantem</text:span><text:span text:style-name="T2">; </text:span><text:span text:style-name="T15">hic autem ex<text:line-break/></text:span><text:span text:style-name="T2">asseclu, ille secundum rationem </text:span><text:span text:style-name="T15">vivit. Porro non con-<text:line-break/></text:span><text:span text:style-name="T2">tentus Itis Posidonius evidentius vehenientiusque </text:span><text:span text:style-name="T15">Chry-<text:line-break/></text:span><text:span text:style-name="T2">sippi sectatores attingit, qui non recte finem </text:span><text:span text:style-name="T15">interpreten-<text:line-break/>tur. Habent </text:span><text:span text:style-name="T2">autem verba in eum modum: </text:span><text:span text:style-name="T15">Quae sane<text:line-break/></text:span><text:span text:style-name="T2">praetermittentes nonnulli id, quod esi cum consensa </text:span><text:span text:style-name="T15">na-<text:line-break/></text:span><text:span text:style-name="T2">turae </text:span><text:span text:style-name="T15">vivere, </text:span><text:span text:style-name="T2">contrahunt iu hoc, quod esi omne, </text:span><text:span text:style-name="T15">quod<text:line-break/></text:span><text:span text:style-name="T2">potest fieri, agere causa primorum secundum </text:span><text:span text:style-name="T15">naturam,<text:line-break/></text:span><text:span text:style-name="T2">simile eis facientes, qui scopum </text:span><text:span text:style-name="T15">proponunt voluptatem,<text:line-break/></text:span><text:span text:style-name="T2">aut tranquillitatem, aut aliud quippiam ejusmodi. </text:span><text:span text:style-name="T15">Hoc</text:span></text:p>
      <text:p text:style-name="P70">autem pugnam ostendit in ipsa prolatione, honestum<text:line-break/>autem et salix nihil; comitatur enim necejsario finem,<text:line-break/>sinis autem non esi-, sed si hoc recte percipiatur, licet eo<text:line-break/>uti ad ambiguitates auferendas, quas sophistae produ~<text:line-break/>cunt, quod equiiem non continget de eo, quod esi vivere<text:line-break/>secundum peritiam eorum, quae in tota natura eveniunt;<text:line-break/>quod idem valet, ac si dicas convenienter naturae vivere,<text:line-break/>nisi hoc ignave ad aliquam suarum dtjserentiarum vergere<text:line-break/>contingat. Sufficiebat itaque forsan et hoc ad absurdilatis<text:line-break/>indicationem eorum, quae Chrysippus de fine dixit, ex-<text:line-break/>ponendo, quomodo quis vitam naturae consentaneam asse-<text:line-break/>quatur. Melius tamen puto etiam post haec a Posidonio<text:line-break/>scripta apponere, quae hocce modo habent; Hanc sane<text:line-break/>absarditatem causa ajsectuum visu dijsolvit, ac principia<text:line-break/>perversitatis in rebus appetendis sugiendisque indicavit,<text:line-break/>ac -modos exercitationis divisit. Item, quae de affectus<text:line-break/>impetu dubitantur, declaravit. iVon exigua neque vul-<text:line-break/>garia inquit nos consecuturos bona, causa ajsectuum in-</text:p>
      <text:p text:style-name="P55">venta.. Nam ut diicamus exacte, quale tandem sit vita<text:line-break/>naturae consentanea, ex inventa affectuum causa adjuti<text:line-break/>fumus. Siquidem qui ex affectu vixit, non consentaneam<text:line-break/>naturae .vitam agit, ‘ qui non ex affectu, consentaneam<text:line-break/>naturae transigit. Sequitur eitini hic irrationalem et at-.<text:line-break/>tunitani - animae pariem, ille rationalem et dininam.<text:line-break/>Porro initia perversitatis in rebus appetendis fugiendisquc<text:line-break/>causa affectuum inventa edocuit; nam propria facultatibus<text:line-break/>animae irrationabilibus nonnulli decepti quasi simpliciter<text:line-break/>propria''opinantur, ignari, quod voluptas et imperium in<text:line-break/>proximos animalis partis- animae funt appetibilia, sa-<text:line-break/>pientia vero et omne bonum honestumque simul ct ra-<text:line-break/>tionalis et divinae partis esu Modos autem exercitii,<text:line-break/>inquit, affectuum causa cognita distinuit Alius enim in<text:line-break/>hujusmodi numeris pariter et harmoniis studiisque, alios<text:line-break/>in talibus vivere jubebimus, qucmadmodum Plato nos<text:line-break/>docuit, hebetes quidcm et p:gros et vecordes, tum in</text:p>
      <text:p text:style-name="P7"><text:span text:style-name="T15">rectis numeris, tum harmoniis anluunn </text:span><text:span text:style-name="T1">valide moventi-,<text:line-break/></text:span><text:span text:style-name="T15">bus, tum ejusmodi studiis educantes, iracundiores </text:span><text:span text:style-name="T1">autem<text:line-break/></text:span><text:span text:style-name="T15">ct furibundos magis tractantes contrariis; quoniam cur<text:line-break/>per deum immortalem (interrogabo enim adhuc hoc a<text:line-break/>Chrysippo) Damon musicus, quum esset apud tibicinam<text:line-break/>Phrygium modulantem adolescentibus quibusdam ebriosis<text:line-break/>et insania quaedam peragentibus, Doricum canere jussit,<text:line-break/>illi vero statim a motu insulso cesserunt? Non enim<text:line-break/>nimirum opiniones ratiocinatiicis facultatis docentur a<text:line-break/>cantionibus tibicinae, scd affectibus obnoxla pars animam<text:line-break/>quum sit irrationalis, excitatur niitigaturque motibus<text:line-break/>irrationalibus. Siquidem irrationali ab irrationalibus et<text:line-break/>commodum et noxa obvenit, rationali vero ex scientia<text:line-break/>bonaque disciplina. Atque haec ex affectuum causa<text:line-break/>cognita accedere nobis alt et juvere Posidonius affirmat,<text:line-break/>et praeterea, quae de affectus impetu ambiguntur, decla-<text:line-break/>rare. Deinde ipsc, quae tandem ea sint, inserens, hunc<text:line-break/>in rnodum cxponit: Jhtto namque, nuper vos vidistse, quo-</text:span></text:p>
      <text:p text:style-name="P7"><text:span text:style-name="T2">modo ratione persuasi, malum sibi adesise </text:span><text:span text:style-name="T1">vel </text:span><text:span text:style-name="T2">inserri,<text:line-break/>neque timent, neque dolent, imaginationes autem </text:span><text:span text:style-name="T1">illorum<text:line-break/></text:span><text:span text:style-name="T2">ipsarum capiunt. Quomodo </text:span><text:span text:style-name="T1">enim </text:span><text:span text:style-name="T2">aliquis ratione movebit<text:line-break/>irrationale, si non quandam descriptionem sensibili per-<text:line-break/>similem adjecerit? Sic igitur ex narratione nonnulli iu<text:line-break/>cupiditatem incidunt, et manisesio jujst sugere incurren-<text:line-break/>tem leonem non videntes extimescunt. Haec itaque<text:line-break/>bene a Posidonio dicta funt, item quae haec subsequun-<text:line-break/>tur, universas exponente causas eorum, de quibus </text:span><text:span text:style-name="T15">Clu-y-<text:line-break/></text:span><text:span text:style-name="T2">sippus ambigebat; ac ego superiori libro</text:span><text:span text:style-name="T5">:</text:span><text:span text:style-name="T2"> ad calcem </text:span><text:span text:style-name="T15">de<text:line-break/>eisdem </text:span><text:span text:style-name="T2">disputavi; unde misti videor etiam nunc in </text:span><text:span text:style-name="T15">prae-<text:line-break/>fentia finiturus </text:span><text:span text:style-name="T2">sermonem, modo unam adhuc subsequen-<text:line-break/>tern ipsius orationem ascripsero, quae hunc in modum<text:line-break/></text:span><text:span text:style-name="T15">habet: </text:span><text:span text:style-name="T2">At vero providi magna mala sibi instare viden-<text:line-break/></text:span><text:span text:style-name="T15">tes </text:span><text:span text:style-name="T2">non dolent, </text:span><text:span text:style-name="T15">quippe </text:span><text:span text:style-name="T2">non secundum irrationalem ani-<text:line-break/></text:span><text:span text:style-name="T15">mae </text:span><text:span text:style-name="T2">partem seruntur ita, sed secundum </text:span><text:span text:style-name="T15">rationalem.<text:line-break/>Posida rursus </text:span><text:span text:style-name="T2">hic, </text:span><text:span text:style-name="T15">cur affectus </text:span><text:span text:style-name="T2">temporis spatio </text:span><text:span text:style-name="T15">quietiores<text:line-break/>imbecillioresque redduntur, </text:span><text:span text:style-name="T2">causam reddit; super </text:span><text:span text:style-name="T15">qua</text:span></text:p>
      <text:p text:style-name="P70">Chrysippus in fecundo de affectibus dubitare sc confessus<text:line-break/>esu Nos de ea ad fincm quarti diximus, atquc- nunc<text:line-break/>brcviter dicemus ceu compendium quoddam Posidonii<text:line-break/>orationis, quae prolixior esu Ituque pars animae affecti-<text:line-break/>bus obnoxia temporis spatio partim repletur propriis<text:line-break/>eupidilatibus, partim laborat motibus diuturnis; .qua-<text:line-break/>propter amborum numine ea conquiescente et medio-<text:line-break/>criler mota, superior esse ratio jam potest i quemadmodum<text:line-break/>et equo essreni insessorem violenter excutiente, dcinde<text:line-break/>laborante simul et cursu, et praeterea etiam rcpleto iis,<text:line-break/>quae concupivit, rursus auriga superior- evadit; id quod<text:line-break/>saepe fieri solet. Ac qui juvenilia animantia erudiunt,<text:line-break/>ubi ipsis concesserint et laborare simul et satiari motibus<text:line-break/>effrenatis, postca ipsis insidenti Dc ejusmodi igitur Ciuy-<text:line-break/>sippiis haesitavit, ut qui ipsorum causas ad partem animae<text:line-break/>affectibus dcditam non posset rcscrrc; praelerca (etenim<text:line-break/>ct hoc in subscqueutibus Posidonius ostcudit) non cniden-</text:p>
      <text:p text:style-name="P55">tibus solum, verum et Zenoni Cleantliique repugnati<text:line-break/>Cleanthis sane sententiam de parte animi affectibus ob-<text:line-break/>noxia ex his apparere versibus affirmat RA. Quid tan-<text:line-break/>dem est quod cupis, anime? Hoc mihi dicito. IR. Pof-<text:line-break/>snm, o ratio, quidquid cupro, facere. RA. Id regium. At<text:line-break/>dic iterum. IR. Ut cupio, ita hoc fiet modo. Hos ver-<text:line-break/>sus responforios Cleanthis esse dicit Posidonius, mani-<text:line-break/>festo ostendens suam de affectibus obnoxia parte senten-<text:line-break/>tiam, siquidem introduxit rationem iracundiae colloquen-<text:line-break/>tem, ceu alterum alteri. At Chrysippus neque diversam<text:line-break/>animae partem affectibus deditam a rationali arbitratur,<text:line-break/>et affectus tollit a brutis animantibus, qumn manifesto<text:line-break/>libidine et iracundia gubernentur, quemadmodum et Po-<text:line-break/>fidonius de ipsis copiosius pertractat. Quae itaque ani-<text:line-break/>mantia aegre moventur, et adnata funt stirpium modo<text:line-break/>petris aut quibusdam aliis ejusmodi, cupiditate sola guber-<text:line-break/>nari ipsa pronunciat, reliqua vero bruta universa utris-<text:line-break/>que facultatibus uti, et concupiscibili et irascibili, ho-</text:p>
      <text:p text:style-name="P7"><text:span text:style-name="T15">nrinem autem solum tribus, nam et rationale principium<text:line-break/>hunc assumere. Haec a Posidonio recte dicta funt, aliaqtie<text:line-break/>permulta in toto de affectibus opere. Quemadmodum igitur<text:line-break/>Chrysippus in ipsis, ut ita dicam, elementis speculationis<text:line-break/>de affectibus errans necessario multa perperam dixit,", itu<text:line-break/>necesse est eum, qui veris utitur principiis, modo accu-<text:line-break/>rate ipsorum consequentia observaverit, totum recte di-<text:line-break/>cere; sin minus accurate, certe plurima bene affirmare.<text:line-break/>Visum jam mihi est praesentem </text:span><text:span text:style-name="T24">librum </text:span><text:span text:style-name="T15">hic finire; nam<text:line-break/>inspicere nunc, qualisnam sententiae sit Zeno, diversum<text:line-break/>suerit ab eo, quod per initia mihi proposui; quippe, ne<text:line-break/>fierem prolixior, ab aliis Stoicis me recessurum retuli,<text:line-break/>fola yero Chrysippi dicta examinaturum. Siquidem neque<text:line-break/>quid tandem singuli philosophi de anima sentirent, hoc<text:line-break/>opere persequi me </text:span><text:span text:style-name="T24">promittebam, </text:span><text:span text:style-name="T15">verum quomodo verita-<text:line-break/>tem habeant </text:span><text:span text:style-name="T24">Platonis </text:span><text:span text:style-name="T15">et </text:span><text:span text:style-name="T24">Hippocratis </text:span><text:span text:style-name="T15">placita examinare.<text:line-break/>Quare et </text:span><text:span text:style-name="T24">ea, quae contra Chrysippum protuli, praeter iu-</text:span></text:p>
      <text:p text:style-name="P7"><text:span text:style-name="T2">stitutum producta sunt, et'Zeno, si eadem quae Chrysippus<text:line-break/>Peniit, eorundem criminum reus declarabitur; quod si<text:line-break/>Platonis sequatur principia, veluti Cleanthes et Posido-<text:line-break/>nius, nostrae sic particeps philosophiae erit; si vero,<text:line-break/>quod ego credo, affectus judiciis supervenire putat, me-<text:line-break/>dius erit inter pessimam de ipsis sectam Chrysippi et<text:line-break/>optimam, quam tum Hippocrates tum Plato omnium<text:line-break/>primi celebrarunt. Posidonius etiam Pythagoram dicit,<text:line-break/>quum nullus ipsius Pythagorae commentarius ad nos per-<text:line-break/>venerit, conjiciens autem ex iis, quae nonnulli ejus disci-<text:line-break/>puli tradiderunt. Sed, quod paulo ante dixi, non </text:span><text:span text:style-name="T15">histo-<text:line-break/></text:span><text:span text:style-name="T2">riam veterum dogmatum liber hic docturum me promisit,<text:line-break/></text:span><text:span text:style-name="T15">verunr </text:span><text:span text:style-name="T2">sola, quae </text:span><text:span text:style-name="T15">Hippocrati et </text:span><text:span text:style-name="T2">Platoni dicta' sunt, </text:span><text:span text:style-name="T15">in-<text:line-break/></text:span><text:span text:style-name="T2">specturum. Ac </text:span><text:span text:style-name="T15">mihi , hoc, </text:span><text:span text:style-name="T2">quatenus licet, brevissime </text:span><text:span text:style-name="T15">{absol-<text:line-break/></text:span><text:span text:style-name="T2">vitur. Nou enim, </text:span><text:span text:style-name="T15">quia iu multos libros opus deductum<text:line-break/></text:span><text:span text:style-name="T2">est, </text:span><text:span text:style-name="T15">speculari oportet,- scd hoc ad multitudinem magni-<text:line-break/></text:span><text:span text:style-name="T2">tudiuemque eorum quae inspicimus dogmatum referre,</text:span></text:p>
      <text:p text:style-name="P7"><text:span text:style-name="T15">examinareqne et inspicere, si de ipsis licet brevins di-<text:line-break/>cere, itu </text:span><text:span text:style-name="T1">ut </text:span><text:span text:style-name="T15">nihil necessarium omittatur, sicut hoc etiam<text:line-break/>ex ipsis, qnae Clrrysippus scripsit de affectibus, licet con-<text:line-break/>discere; nam qnum quatuor libros adeo grandes ipsc con-<text:line-break/>scripserit, ut singuli nostros duplo superent, nos tamen<text:line-break/>ne in integris quidem duobus sententiam ipsius de asse-<text:line-break/>ctibus explicavimus, ita ut etiam eorum, quae Posidonius<text:line-break/>in id opus conscripsit, meminerimus. Jam sane contro-<text:line-break/>versia contra Chrysippum finem habeat. Puto enim, si<text:line-break/>quis animum praedictis adhibuerit, haud aegre ipsum •<text:line-break/>adinventurum, quae particulatim in toto opere com-<text:line-break/>miserit errata; sin autem aliquis non lusce attenderit,<text:line-break/>neque si plura scribantur attendet.</text:span></text:p>
      <text:h text:style-name="Heading_20_2" text:outline-level="2">Cap. <text:span text:style-name="T41">VII</text:span>.</text:h>
      <text:p text:style-name="P78">Digrediar jam ad eam quam Plato qnar-<text:line-break/>to de Republica posuit demonstrationem, quod tres animae<text:line-break/>partes secundum animae impetum nos.moventes habeantur.<text:line-break/>At sciendum hic quoque est, id sane non demonsuari ne-<text:line-break/>cessario, quod partes sint inter se differentes; non euim</text:p>
      <text:p text:style-name="P7"><text:span text:style-name="T2">magis tres esse facultates,' quam tres partes; fermo osten-<text:line-break/>dit</text:span><text:span text:style-name="T1">; quod </text:span><text:span text:style-name="T2">quidem tres partes sint in totum, sive partes<text:line-break/>animae, sive facultates, unde vita noflra gubernatur, ap-<text:line-break/>pelles, argumentis invictis, et quae vel invito fidem fa-<text:line-break/>ciant, et quibus nemo possit contradicere, demonstratur.<text:line-break/>Quare etiam ex iis, quae modo dicentur, Chrysippi opi-<text:line-break/>nio subvertetur, adstiuetur autem commune Aristotelis,<text:line-break/>Platonis et Posidonii placitum, nempe quod in altera fa-<text:line-break/>cultate nos ratiocinamur, lu altera irnscimur, in tertia<text:line-break/>concupiscimus. Quod vero et substantiis haec inter fe<text:line-break/>differant, et multo magis quod in diversis consistunt lo-<text:line-break/>cis, ex iis sane, quae modo dicentur, scientificam capere<text:line-break/>demonstrationem non licet, fubfequenti autem commen-<text:line-break/>tario, qui totius operis sextus est, manifestis sumptioni-<text:line-break/>bus fecundum Hippocratis et Platonis methodos demon-<text:line-break/>strabitur. At sciendum venit, ipsum quoque Platonem<text:line-break/>vim dicendarum demonstrationum callere j incepturus<text:line-break/>enim ipsas haec praemisit. At certe scito, o Glauco,</text:span></text:p>
      <text:p text:style-name="P7"><text:span text:style-name="T15">nos. Ut mea fert opinio, nunquam ex hujusmodi methodis,<text:line-break/>quibus nunc in praesenti disputatione utimur, exacte </text:span><text:span text:style-name="T1">id<text:line-break/></text:span><text:span text:style-name="T15">comprehensuros. Alia enim longior ampliorque via est,<text:line-break/>qua tres animae nostiae partes esse demonstrantur, rion<text:line-break/>modo locis corporis, scd etiam substantia, viribus actio-<text:line-break/>nibusque </text:span><text:span text:style-name="T24">disserentes, ut subsequenti </text:span><text:span text:style-name="T15">libro ostendam, quo<text:line-break/>et methodum </text:span><text:span text:style-name="T24">ipsam, ' quam inibi </text:span><text:span text:style-name="T15">obscure significat, sum<text:line-break/>persecuturus. Cur </text:span><text:span text:style-name="T24">autem, </text:span><text:span text:style-name="T15">licet non confidat demonstra-<text:line-break/>tioni, </text:span><text:span text:style-name="T24">quam dicturus </text:span><text:span text:style-name="T15">est, </text:span><text:span text:style-name="T24">'ea </text:span><text:span text:style-name="T15">tamen usus sit, constare ei<text:line-break/>arbitror, qui animum </text:span><text:span text:style-name="T24">adhibuerit </text:span><text:span text:style-name="T15">eis, quae nuper diceba-<text:line-break/>mus </text:span><text:span text:style-name="T24">, </text:span><text:span text:style-name="T15">quod tres esse sacullates </text:span><text:span text:style-name="T24">xitam </text:span><text:span text:style-name="T15">nostram gubernantes<text:line-break/>manifesto ostendit, non autem </text:span><text:span text:style-name="T24">quod </text:span><text:span text:style-name="T15">substantia diversae<text:line-break/>sint. Porro ad propositam ipsis tractationem in libro de<text:line-break/>Republica, nempe de </text:span><text:span text:style-name="T24">justitia aliisque </text:span><text:span text:style-name="T15">victutibus, (nam de<text:line-break/>universis subsequenti </text:span><text:span text:style-name="T24">sermone verba </text:span><text:span text:style-name="T15">sacit,) </text:span><text:span text:style-name="T24">abunde </text:span><text:span text:style-name="T15">erat<text:line-break/>indicasse, tres </text:span><text:span text:style-name="T24">esse facultates geiiere </text:span><text:span text:style-name="T15">diversas. Sic utique<text:line-break/></text:span><text:span text:style-name="T24">et Posidonius opinatus </text:span><text:span text:style-name="T15">a </text:span><text:span text:style-name="T24">Chrysippo recessit potiusque</text:span></text:p>
      <text:p text:style-name="P7"><text:span text:style-name="T2">Aristotelem et Platonem secutus esu Adjeci autem oratio-<text:line-break/>ni potius, quoniam in particularibus quibusdam tres </text:span><text:span text:style-name="T15">hi<text:line-break/></text:span><text:span text:style-name="T2">viri de virtutum differentia dissentire inveniuntur, </text:span><text:span text:style-name="T15">in<text:line-break/></text:span><text:span text:style-name="T2">conclusione autem inter fe conveniunt. Id quod rnani-<text:line-break/></text:span><text:span text:style-name="T15">festo </text:span><text:span text:style-name="T2">ostendam, quum in fubfequentibus sermonem </text:span><text:span text:style-name="T15">de<text:line-break/></text:span><text:span text:style-name="T2">virtutibus aggrediar; in praesentia vero demonstrationum,<text:line-break/>quas Plato in quarto de Republica adduxit, jam </text:span><text:span text:style-name="T15">memine-<text:line-break/></text:span><text:span text:style-name="T2">ro</text:span><text:span text:style-name="T15">, </text:span><text:span text:style-name="T2">praescripta serie, a qua disputationem orditur. </text:span><text:span text:style-name="T15">Ha-<text:line-break/></text:span><text:span text:style-name="T2">bet autem hunc in modum: Constat plane, idem </text:span><text:span text:style-name="T15">con-<text:line-break/></text:span><text:span text:style-name="T2">traria facere aut pati secundum idem et ad idem </text:span><text:span text:style-name="T15">simul<text:line-break/></text:span><text:span text:style-name="T2">non 'posce. Deinde, fide hujus sacta, etiam de iis, </text:span><text:span text:style-name="T15">quae<text:line-break/></text:span><text:span text:style-name="T2">videntur pugnare, </text:span><text:span text:style-name="T15">disputans </text:span><text:span text:style-name="T2">inserti Nonne annuere </text:span><text:span text:style-name="T15">et<text:line-break/></text:span><text:span text:style-name="T2">renuere, cupere aliquid accipere et aversari, admonere<text:line-break/>et repellere, omnia ejusmodi iater se contraria pones,<text:line-break/>sive actiones, seve pastiones'? nihil enim interesi. </text:span><text:span text:style-name="T15">Certe<text:line-break/></text:span><text:span text:style-name="T2">contraria. Quid igitur, esurire, fitire, 'et omnino </text:span><text:span text:style-name="T15">appe-<text:line-break/></text:span><text:span text:style-name="T2">tere, velle, eligere, </text:span><text:span text:style-name="T15">nonne </text:span><text:span text:style-name="T2">haec omnia ad </text:span><text:span text:style-name="T15">iliorum sipecies</text:span></text:p>
      <text:p text:style-name="P7"><text:span text:style-name="T15">reseres, quae modo diximus? Voluti semper cupientis<text:line-break/>animam nonne vel appetere illud dixeris, quod cupit, vel<text:line-break/>sciseere, quod sebi </text:span><text:span text:style-name="T24">adejse </text:span><text:span text:style-name="T15">eligit? vel rursus nonne, quate-<text:line-break/>nus aliquid sebi porrigi vult , annuere illud ad se,<text:line-break/>amantis cuiusdam instar, id ut siat ajsectantis? Jiqui-<text:line-break/>dem. Quid vero'? nolle, aspernari, negligere, non cuge-<text:line-break/></text:span><text:span text:style-name="T24">re, </text:span><text:span text:style-name="T15">nonne in rejiciendi repellendiquc ab ea speciem ct in<text:line-break/>omnia illis contraria constituemus? (suidnil Hac ora-<text:line-break/>tione </text:span><text:span text:style-name="T24">et fuhsuquentibus universis ostendit, </text:span><text:span text:style-name="T15">animae partem<text:line-break/></text:span><text:span text:style-name="T24">concupiscibilem divcrfam </text:span><text:span text:style-name="T15">esse </text:span><text:span text:style-name="T24">a ratiocinante, </text:span><text:span text:style-name="T15">quomodo<text:line-break/>etiam in fame </text:span><text:span text:style-name="T24">cibis repleri appetimus , </text:span><text:span text:style-name="T15">in </text:span><text:span text:style-name="T24">siti </text:span><text:span text:style-name="T15">potu.<text:line-break/>Verum pueri </text:span><text:span text:style-name="T24">quum sumus</text:span><text:span text:style-name="T15">, </text:span><text:span text:style-name="T24">instar brutorum </text:span><text:span text:style-name="T15">animaliunr<text:line-break/>prompte </text:span><text:span text:style-name="T24">ad replectionem ferimur, neque, an id conducet,<text:line-break/></text:span><text:span text:style-name="T15">neque, an </text:span><text:span text:style-name="T24">oberit, considerantes. Aetate vero </text:span><text:span text:style-name="T15">et ratione<text:line-break/>provecti </text:span><text:span text:style-name="T24">saepe ne bibimus quidem omnino, ubi persua-<text:line-break/>sum </text:span><text:span text:style-name="T15">habuerimus ex </text:span><text:span text:style-name="T24">potu noxam secuturam, saepe minus,<text:line-break/>quam </text:span><text:span text:style-name="T15">appetimus, </text:span><text:span text:style-name="T24">si et hic copia obsutura est, interdum</text:span></text:p>
      <text:p text:style-name="P7"><text:span text:style-name="T2">aquam bibimus vinum concupiscentes; aut frigidam ve-<text:line-break/>hementer appetentes calidam assumimus. At rationis ex-<text:line-break/>pertes homines similiter infantibus </text:span><text:span text:style-name="T15">et </text:span><text:span text:style-name="T2">feris neque tem-<text:line-break/></text:span><text:span text:style-name="T15">pus </text:span><text:span text:style-name="T2">expectant, neque quantitatem qualitatemque corporis<text:line-break/></text:span><text:span text:style-name="T15">sustinent, </text:span><text:span text:style-name="T2">inspicere. Quod autem nec ferae, nec infantes<text:line-break/></text:span><text:span text:style-name="T15">ratione utuntur, etiam </text:span><text:span text:style-name="T2">apud Chrysippum in confesso </text:span><text:span text:style-name="T15">est.<text:line-break/>At quod vi </text:span><text:span text:style-name="T2">quadam alia praeter rationem ad </text:span><text:span text:style-name="T15">fluendum<text:line-break/>iis, quae concupiscunt, </text:span><text:span text:style-name="T2">alliciuntur, interdum fatetur, </text:span><text:span text:style-name="T15">in-<text:line-break/></text:span><text:span text:style-name="T2">terdum </text:span><text:span text:style-name="T15">negat, </text:span><text:span text:style-name="T2">implicans sursum et deorsum </text:span><text:span text:style-name="T15">orationes,<text:line-break/></text:span><text:span text:style-name="T2">quum liceret </text:span><text:span text:style-name="T15">virum </text:span><text:span text:style-name="T2">studiosum veritatis ex procinctu </text:span><text:span text:style-name="T15">col-<text:line-break/>ligere, </text:span><text:span text:style-name="T2">vim </text:span><text:span text:style-name="T15">quandam </text:span><text:span text:style-name="T2">esse irrationalem, quae ad corporis<text:line-break/>fruitionem ducat </text:span><text:span text:style-name="T15">non </text:span><text:span text:style-name="T2">bruta solum et pueros, scd </text:span><text:span text:style-name="T15">etiam<text:line-break/></text:span><text:span text:style-name="T2">brutis similes </text:span><text:span text:style-name="T15">homines. </text:span><text:span text:style-name="T2">Itaque ad hujusmodi demonsti-atio-<text:line-break/>nem primum oratio nos deduxit ex consequentia </text:span><text:span text:style-name="T15">qua-<text:line-break/></text:span><text:span text:style-name="T2">dam, </text:span><text:span text:style-name="T15">ipsamque non </text:span><text:span text:style-name="T2">parum conserentem iis, quae a </text:span><text:span text:style-name="T15">Pla-<text:line-break/></text:span><text:span text:style-name="T2">tone dicuntur. </text:span><text:span text:style-name="T15">Ad viros </text:span><text:span text:style-name="T2">autem jam perfectos non </text:span><text:span text:style-name="T15">aeta-<text:line-break/></text:span><text:span text:style-name="T2">te modo, sed etiam ratione sermone devenientes </text:span><text:span text:style-name="T15">specu-</text:span></text:p>
      <text:p text:style-name="P70">labimur, quo modo ratioeinatrix facultas cum appetente<text:line-break/>lu nobis pugnet tum in morbis, tum in aliis plerisque<text:line-break/>cousiitutionibus, in quibus nondum opportunum videtur<text:line-break/>sitientem potum assumere, et' cibos esurientem, calefieri<text:line-break/>rigentem, refrigerari incalescentem, venere uti eum, qui<text:line-break/>ad silam incitatur. Etenim bruta in nobis facultas ad<text:line-break/>lingula, quae desiderantur, requirentem allicit, ratio re-<text:line-break/>trahit, ct inopportunam commotionem continet, ac pugna<text:line-break/>frequenter utriusque valida inter fe oboritur, evidenter<text:line-break/>indicans, duplicem esse in nobis naturam facultatum invie<text:line-break/>eem dissidentium. Si enim una esset sola, quemadmo-<text:line-break/>dum in pueris, nihil prohiberet intempestivo nos frui<text:line-break/>appetibilibus, quemadmodum etiam, si sola esset ratio, ad<text:line-break/>nihil retrahere et reniti folita, nullum esset ncgotium si-<text:line-break/>tieutem non bibere, aut esurientem non esse; neque conti-<text:line-break/>nens neque sobrius, qui non bibit, nominaretur, sicuti nee qui<text:line-break/>non vadit, nisi velit. Nunc autem, quoniam duplices quaedam</text:p>
      <text:p text:style-name="P7"><text:span text:style-name="T2">sunt facultates hominem attrahentes, est autem bruta potus<text:line-break/>appetens, quae hano continet rationalis, incontinentia iu<text:line-break/>hujusmodi et continentia generatur. Verum hoc nobis<text:line-break/>non exigui momenti obiter demonstratum in sermone de<text:line-break/>virtutibus memoriae mandetur, neque continentiam esse<text:line-break/>aliquid, neque temperantiam, sublata rationi concupisci-;<text:line-break/>bili facultate. Sed rursus ad institutum redeo: nempe si-<text:line-break/>tientis, non autem volentis bibere anima aliqua ipsius<text:line-break/>facultate aut parte potum concupiscit, altera vero aliqua<text:line-break/>fugit et aversatur; uni. enim et eidem arripere aliquid<text:line-break/>et fugere non licet. Sive autem arripere et fugere dicas,<text:line-break/>sive persequi, sive appetere, nihil rnterest, quemadmo-<text:line-break/>dum neque si dicas velle, aut affectare, aut amplecti, aut<text:line-break/>arripere, aut concupiscere; nam hujusmodi nominum dr-<text:line-break/>visio nihil ad praesentem speculationem conducit, sed c<text:line-break/>contrario importuna est et quaestionem de rcbus ad </text:span><text:span text:style-name="T24">am- •<text:line-break/></text:span><text:span text:style-name="T2">bignitatem de nominibus deducit. Quare etiam moliun-</text:span></text:p>
      <text:p text:style-name="P7"><text:span text:style-name="T15">tur nonnulli de indusiria, ut nihil concludatur, singulis<text:line-break/>nominibus instare. Si enim affectarealicas potum sitien-'’<text:line-break/>tem, non concedunt, affecture dicendum esse. Causam<text:line-break/>namque aliquam assectationem esse, et' solius sapientis,-<text:line-break/>nempe ipsum esse impetum rationalem ad aliquid gau-<text:line-break/>dentis quantum oportet. Si concupiscere, ncc sic quidem<text:line-break/>nominandum concedunt. Etenim, ut quis sitiat, non lu<text:line-break/>praxis solum , sed civilibus quoque provenire, concupi-<text:line-break/>scentiam vero ipsam et pravam esse, et solis innasci pra-<text:line-break/>vis , nam esse affectationem affatim reptantem ad hoc, ut<text:line-break/>fiat. At si non longam adeo definitionem ipsius fecerit,'<text:line-break/>fed assectationem irrationalem esse dixerit quis, increpa -<text:line-break/>bit admodum graviter vinrm fubindc non in rerum duu-<text:line-break/>taxat scientia, fed in nominum quoque usu ab infinitis</text:span><text:span text:style-name="T17">1<text:line-break/></text:span><text:span text:style-name="T15">evarianlein. Tales denique et veterum non pauci fuerunt;'<text:line-break/>quemadmodum et ipse Plato inquit, nominibus utcntcs'<text:line-break/>recens tranfhominatis, propter quos milii visus est etiam'<text:line-break/>nunc non unum simpliciter scribere nomen in scrurone</text:span></text:p>
      <text:p text:style-name="P55">proposito, verum ex industria uti omnibus, quibus licet<text:line-break/>eundem rem significare. Nam et verbo affectare, et con-<text:line-break/>cupiscere, et aggredi, et annuere, et appetere, et velle,<text:line-break/>ct diligere, et adducere, quin etiam contrariis ipsorum lu<text:line-break/>una re videtur uti, non diligere, et non velle; quippe<text:line-break/>institutum ipsi erat sententiam fuarn ostendere et indica-<text:line-break/>re manifesto, circa demonstiationem studioso et servienti<text:line-break/>per dictionem rei significatui, «non curioso circa syllabas.<text:line-break/>Ex praedictis sane diversum indicavit appetens a ratioci-<text:line-break/>nante. Ascribere enim omnem ipsius dictionem longum<text:line-break/>mihi viliua est, quum liceat unicuique, si volet, tutum<text:line-break/>subscquentem libri locum relegere. At si etiam ad finem<text:line-break/>sermonis posita verba necesse sit apponere, ut mihi vidc-<text:line-break/>tur, quo ad secundum caput digressio fiat manifestior, ne-<text:line-break/>que haec omittam; habent autem in eum modum. Silien-<text:line-break/>t is igitur anima, quatenus sitii ; nihil aliud appetit<text:line-break/>quam bibere, id que ajsectat, et ad ipsam fertur. Cia-</text:p>
      <text:p text:style-name="P7"><text:span text:style-name="T2">rum ese omnibus. Si quid ergo ipsam quandoque retrahit<text:line-break/>siitientem, aUud quiddam erit in ipsa ab ea parte diver-<text:line-break/>sium, quae sctit, et quasi beseia ad bibendum impedit,- ne-<text:line-break/>que enim fieri posce dicimus, ut idem aliquid eodem sui<text:line-break/>circa idem scmul agat contraria, jAon utique. Quemad-<text:line-break/>modum absurdum dictu ese, eandem siagittarii manum<text:line-break/>scmul arcum impellere, et intendendo ad se trahere, ve-<text:line-break/>rum dicendum ese, alteram ejse manum, quae impellit, al-<text:line-break/>teram vero, quae contrahit. Omnino sec est. JDicemusne,<text:line-break/>ejse aliquos, qui, quum satiant, nolint bibere </text:span><text:span text:style-name="T1">? </text:span><text:span text:style-name="T2">Mullos<text:line-break/>plane er saepe. Quid igitur de his dixerit aliquis, esc<text:line-break/>sene in horum anima Aliquid, quod bibere jubeat, aliquid<text:line-break/>contra, quod prohibeat, quod quidem eum dominetur, aliud<text:line-break/>ese ab eo, quod jubet? lldihi quidem sec videtur. An<text:line-break/>non igitur, quod prohibet ista, ex ratione inese, quoties<text:line-break/>operatur, quae vero ducunt allicuintque, ex ajsectibus<text:line-break/>et morbis prosicisauntur a Apparet, Marito igitur duo haec<text:line-break/>et inter se diversa ejse existimabimus, hoc, quo ratiocina-</text:span></text:p>
      <text:p text:style-name="P7"><text:span text:style-name="T2">tur animans, rationale ejus appellantes, illud, quo amat,<text:line-break/>esurit, </text:span><text:span text:style-name="T1">suit et </text:span><text:span text:style-name="T2">\ad alias cupiditates inclinat, brutum,<text:line-break/>et cupidum repletionum quarundam et voluptatum ami-.<text:line-break/>eum. His indicavit, rationalem animae speciem diversam<text:line-break/>esse a concupiscibili. Verum, ut diri etiam prius, non-<text:line-break/>dum'mihi institutum est ostendere, quomodo hae duae<text:line-break/>animae partes specie, variant. Sed ad rem propositam ab-,<text:line-break/>unde est, quod indubitato colligitur, nempe non ejusdem esse<text:line-break/>facultatis ratiocinari et cibos aut potum aut venerem<text:line-break/>concupiscere; quod haud noni quomodo Chrysippus </text:span><text:span text:style-name="T24">una<text:line-break/></text:span><text:span text:style-name="T2">cum multis Stoicis ignoravit. At ignorare aliquid </text:span><text:span text:style-name="T24">ei<text:line-break/></text:span><text:span text:style-name="T2">condonandum est, sicuti et antea dicebam. Non autem,<text:line-break/>condonandum est, quod tam inepte sermonem tractaverit,<text:line-break/>ut eorum, quae comicis vel tragicis poetis dicta sunt, ad<text:line-break/>tanti dogmatis demonstrationem mentionem faciat, quum<text:line-break/>ejusmodi homines-, ne coneutur quidem, demonsseare<text:line-break/>quicquam, scst solum, quaccunque ipsis convenire dicenti<text:line-break/>personae videantur, iu sabula per interpretationem exor-</text:span></text:p>
      <text:p text:style-name="P70">nent, quae vero a Platone ad ipsius demonstrationem dicta<text:line-break/>funt, neque meminerit, neque refellere aggrediatur, scd<text:line-break/>ex procinctu lu promptuque assumtat, quod, ubicunque animi<text:line-break/>asscctus habeantur, ibidem sit etiam rationale. Chrysippus<text:line-break/>itaque semper sui similis. Plato autem, ubi in pracscripta<text:line-break/>oratione concupiscibilem facultatem a rationali distinxisset,<text:line-break/>postea conatur etiam irascibilem distinguere. In eum au-<text:line-break/>tcrn modum verba ipsius incipiunt Hae itaque duae in<text:line-break/>anima species definitae insent; Illa autem , quae ad iram<text:line-break/>pertinet, quave irascimur, utrum tertia, an alteri eorum<text:line-break/>cognata? Forte, inquit, ei, quae voluptates cupit, ese<text:line-break/>cognata. Atqui credo hoc equidem ex eo, quod quondam<text:line-break/>audivi, quod videlicet, quum Leontiits Aglaionis silius ex<text:line-break/>Piraeeo sub Jiorealem murum extra civitatem ascendens<text:line-break/>animadverteret cadavera prope littus jacentia, scmul et<text:line-break/>videre cupiebat, et horrebat tamen, absterrebatur que,<text:line-break/>vullurnque' tegebat, seoum ipse pugnans. Cupiditate de-<text:line-break/>nique superatus, ad cadavera directis et patescatis oculis</text:p>
      <text:p text:style-name="P7"><text:span text:style-name="T2">adventavit, dicens, Ecce jam vobis licet, o infelices,,<text:line-break/>desiderium veserum pulchro explere spectaculo. </text:span><text:span text:style-name="T1">Audivi<text:line-break/></text:span><text:span text:style-name="T2">et ipse, inquit. Itaque sermo, dicebam, hic testatur, iram<text:line-break/>interdum succensure et pugnare adversus </text:span><text:span text:style-name="T1">concupiscentias,<text:line-break/></text:span><text:span text:style-name="T2">tanquam haec inter sc diversa scnt. Significat, inquit.<text:line-break/>Iterum his quoque Plato indicat, concupiscibilem facultatem<text:line-break/>ab irascibili diversam esse, utens nluiirtun axiomate per<text:line-break/>initia subjecto, nempe fieri non posse, ut exacte unum<text:line-break/>et simplex ct incompositum affectet quippiam simul ct<text:line-break/>aversatur, gaudeat eodem et molestetur; verum necesse<text:line-break/>est, ut aliud fit, quod concupiscat specture cadavera, aliud,<text:line-break/>quod prohibeat spectare, et quod concupiscenti omnino vo-<text:line-break/>luptas quaedam ex spectaculo futura est, prohibenti mole-<text:line-break/>stia et dolor. Nam irulci concupiscenti, et graviter fer-<text:line-break/>re ipsius impetus, ac prohibere, velleque voluptates in-<text:line-break/>crepare, et de iis conqueri, omniaque id genus alterius<text:line-break/>partis animae opus funt, non ipsius concupiscentis; at<text:line-break/>si non partis, certe facultatis omnino alterius. Dictum</text:span></text:p>
      <text:p text:style-name="P7"><text:span text:style-name="T2">enim jam id subinde, hoc lu libro nunquam nos cum<text:line-break/>Aristotele et Posidonio contendere, qui quidem inter se<text:line-break/>consentiunt, ratiocinari nos, irafci </text:span><text:span text:style-name="T1">et </text:span><text:span text:style-name="T2">concupiscere non<text:line-break/>sane speciebus </text:span><text:span text:style-name="T15">aut </text:span><text:span text:style-name="T2">partibus animae, scd facultatibus.<text:line-break/>Etenim </text:span><text:span text:style-name="T15">subsequenti </text:span><text:span text:style-name="T2">sermone ostendemus, non facultatibus<text:line-break/></text:span><text:span text:style-name="T15">tantum, </text:span><text:span text:style-name="T2">scd </text:span><text:span text:style-name="T15">etiam partibus </text:span><text:span text:style-name="T2">animae inter se diversis spe-<text:line-break/></text:span><text:span text:style-name="T15">cie. At </text:span><text:span text:style-name="T2">in praesentia </text:span><text:span text:style-name="T15">hoc </text:span><text:span text:style-name="T2">abunde est solum demonstrasse,<text:line-break/></text:span><text:span text:style-name="T15">ut </text:span><text:span text:style-name="T2">Chrysippi </text:span><text:span text:style-name="T15">in </text:span><text:span text:style-name="T2">his </text:span><text:span text:style-name="T15">negligcntia </text:span><text:span text:style-name="T2">innotescat, quomodo ipse<text:line-break/>validarum </text:span><text:span text:style-name="T15">rationum, quas Plato </text:span><text:span text:style-name="T2">ad dogmatis nunc nobis<text:line-break/>inquirendi demonstrationem </text:span><text:span text:style-name="T15">proposuit, </text:span><text:span text:style-name="T2">neque meminit ali-<text:line-break/></text:span><text:span text:style-name="T15">cujus </text:span><text:span text:style-name="T2">ipsarum, neque refellere aggressus est, etsi totum<text:line-break/></text:span><text:span text:style-name="T15">ipsius librum primum de anima </text:span><text:span text:style-name="T2">versibus poeticis repleve-<text:line-break/>rit, ubi dc </text:span><text:span text:style-name="T15">principe parte </text:span><text:span text:style-name="T2">animae tractavit. Non solum<text:line-break/>autem in hoc </text:span><text:span text:style-name="T15">subticnit Platonis </text:span><text:span text:style-name="T2">rationes, sed lu cornmen-<text:line-break/></text:span><text:span text:style-name="T15">tariis quoque de affectibus, tribusque </text:span><text:span text:style-name="T2">logicis, et lu iis, </text:span><text:span text:style-name="T15">qui<text:line-break/>privatim </text:span><text:span text:style-name="T2">sine </text:span><text:span text:style-name="T15">causis ab </text:span><text:span text:style-name="T2">eo </text:span><text:span text:style-name="T15">scripti sunt; </text:span><text:span text:style-name="T2">Therapeuticum </text:span><text:span text:style-name="T15">et<text:line-break/>Ethicum nuncupant. Itaque </text:span><text:span text:style-name="T2">ad </text:span><text:span text:style-name="T15">reliqua </text:span><text:span text:style-name="T2">Platonis verba ve-</text:span></text:p>
      <text:p text:style-name="P7"><text:span text:style-name="T2">niamus, quae ita habent. JVonne </text:span><text:span text:style-name="T1">et </text:span><text:span text:style-name="T2">alibi frequenter </text:span><text:span text:style-name="T1">ani-<text:line-break/></text:span><text:span text:style-name="T2">madvertimus, quando distrahunt aliquem praeter rationem<text:line-break/>cupiditates, objurgantem ipsum sese et adversas id sui,<text:line-break/>quo trahitur, indignantem, et qttasc duobus dijsentienti-,<text:line-break/>bus adjutricem rationi iracundiam accurrere, cupiditatibus<text:line-break/>vero communicantem, quum seatuit ratio, nihil moliendum<text:line-break/>ejse. Jdec te arbitror unquam affirmare vel in te ipsa, vel<text:line-break/>in alio tale quippiam deprebendisise. Non per Jovem.<text:line-break/>In priori igitur oratione Plato, ubi desiderantis videre ca-<text:line-break/>davera meminit, evidenter sane demonstravit, irascibile<text:line-break/>et concupiscibile </text:span><text:span text:style-name="T15">esse </text:span><text:span text:style-name="T2">diversa , non tamen rationale ab<text:line-break/>utrisque esse, </text:span><text:span text:style-name="T15">diversum </text:span><text:span text:style-name="T2">manifesto dixit, fed indicavit ali-<text:line-break/>quo pacto in illo </text:span><text:span text:style-name="T15">quoque </text:span><text:span text:style-name="T2">fermone, hic autem abunde<text:line-break/>explicat. Quum enim aliquem cogit cupiditas quaedam<text:line-break/>praeter rationem, </text:span><text:span text:style-name="T15">ut </text:span><text:span text:style-name="T2">in comprehenso superius Leontio,<text:line-break/>iracundia </text:span><text:span text:style-name="T15">tunc movetur rationi </text:span><text:span text:style-name="T2">auxiliaria, </text:span><text:span text:style-name="T15">ac saepe vicit<text:line-break/></text:span><text:span text:style-name="T2">una cum </text:span><text:span text:style-name="T15">ratione immoderatum motum libidinosae </text:span><text:span text:style-name="T2">ac </text:span><text:span text:style-name="T15">in-<text:line-break/></text:span><text:span text:style-name="T2">temperantis </text:span><text:span text:style-name="T15">animae speciei, et continuit prohibuitque ,</text:span></text:p>
      <text:p text:style-name="P7"><text:span text:style-name="T15">ipsam, ab impetuque coarguit Quemadmodum et Leon-<text:line-break/>tius potuit sibi ipli conviciatus de spectandi cadavera im-<text:line-break/>potentia procedere, ea non contemplatus. Interim vero<text:line-break/>utrrusque animae partibus certantibus, conviciantibus, re-<text:line-break/>nitentibus et retrahentibus , concupiscibilis dominatur,<text:line-break/>sicut in hoc ipso, qui cadavera spectavit, Plato fieri re-<text:line-break/>censet, simul in oratione multa indicans. Etenim quod<text:line-break/>iracundia diversa est a cupiditate, item quod ratio ab<text:line-break/>utrisque discrepat, ad haec quod iracundia nunquam cu-<text:line-break/>piditati auxiliatur, uno hoc </text:span><text:span text:style-name="T24">commemorato </text:span><text:span text:style-name="T15">exemplo indi-'<text:line-break/>cavit. Nullus enim se ipsum </text:span><text:span text:style-name="T24">unquam </text:span><text:span text:style-name="T15">increpavit et iratus<text:line-break/>est, quod ab intempestivis cupiditatibus desistere instituerit.<text:line-break/>Quis enim in morbo supra modum aestu consectus frigi-<text:line-break/>dam potionem appetens magno impetu, deinde cum ra-<text:line-break/>tiocinatus, </text:span><text:span text:style-name="T24">lethale sibi poculum </text:span><text:span text:style-name="T15">fore, prohibuerit </text:span><text:span text:style-name="T24">impe-<text:line-break/></text:span><text:span text:style-name="T15">tum, sc corripuit </text:span><text:span text:style-name="T24">et </text:span><text:span text:style-name="T15">iratus </text:span><text:span text:style-name="T24">est, eo </text:span><text:span text:style-name="T15">quod bene rationem<text:line-break/>inierit? nemo, </text:span><text:span text:style-name="T24">ut opinor, omnium; </text:span><text:span text:style-name="T15">scd </text:span><text:span text:style-name="T24">ubi ullre ratio</text:span></text:p>
      <text:p text:style-name="P55">fequitur appetentiam, consequitur et iracundia rationem?<text:line-break/>Huic enim ut subserviat et auxilictur, tanquam canis<text:line-break/>quidam venatori, contra tertiam animae speciem a natu-<text:line-break/>ra data esu Ubi autem adversatur ratio appetentiae, dissi-<text:line-break/>det et pugnat, iracundia a ratione stat, et huic opitulatur.<text:line-break/>Porro quod rationi illa semper contra cupiditatem auxi-<text:line-break/>liatur, etiam subsequenti oratione manifestum reddit, ita<text:line-break/>scribens : Quid porro ? quando quis injuriam inferre se<text:line-break/>putat, nonne, quo generosior esi, eo minus potest irasci,<text:line-break/>dum esurit, riget, et aliud quodvis tale patitur ab eo,<text:line-break/>quem jure haec agere censet? et quod jam dixi, iracun-<text:line-break/>dia istius in eum quadammodo non irritatur ? Vera lo-<text:line-break/>queris. Quid autem, quando injuriam se pati quis putat?<text:line-break/>nonne tunc servet, satagit, et suevit, et auxilium prae-<text:line-break/>siat ei, quod susium videtur, samem, sirigus et caetera<text:line-break/>ejusmodi tolerans, et ud victoriam contendit, neque a<text:line-break/>generose opere cesiai prius, quam vel transegerit, vel oble-.</text:p>
      <text:p text:style-name="P7"><text:span text:style-name="T2">rit</text:span><text:span text:style-name="T1">, </text:span><text:span text:style-name="T2">vel tanquam canis </text:span><text:span text:style-name="T1">a </text:span><text:span text:style-name="T2">pastore</text:span><text:span text:style-name="T1">, </text:span><text:span text:style-name="T2">ita </text:span><text:span text:style-name="T1">denique revocatus<text:line-break/></text:span><text:span text:style-name="T2">ab ea quae in ipsa esi ratione miteseat. hi hac oratione<text:line-break/>rursus Plato memiuit duorum hominum, amborum eadem<text:line-break/>patientium a quodam imperante et dominante, ut et esu-<text:line-break/>riant, et sitiant, et algeant, verum ut alter quidem ju-<text:line-break/>ste ea pati persuasum habeat, alter inique. Deinde ait,<text:line-break/>quod alter sane, qui jusie haec pati existimat, quia prius<text:line-break/>ipse injuriam aliquam intulerit, aequo animo </text:span><text:span text:style-name="T1">ea </text:span><text:span text:style-name="T2">fert,<text:line-break/>et non irascitur juste punienti, eoque magis, inquit, quo<text:line-break/>fuerit generosior; dixit autem hoc de eo, quf punitus.<text:line-break/>Nam hic, quanto generosiore fuerit natura</text:span><text:span text:style-name="T1">, </text:span><text:span text:style-name="T2">tanto magis<text:line-break/>generofe punitiones fustinet: alter vero, qui injuria fe af-<text:line-break/>fici putat, irufcitur, aegre fert; et defendit id, quod sibi<text:line-break/>justum videtur. Haec quotidie fieri etiam' in domesticis<text:line-break/>videre licet. Qui enim ex ipsis aut suffurantes, aut hu-<text:line-break/>jusmodi aliud quippiam facientes deprehenduntur, si cae-<text:line-break/>dantur, fame puniuntur, et ignominia a dominis affician-<text:line-break/>tur, non irascuntur; qui vero inique aliquid horum aut</text:span></text:p>
      <text:p text:style-name="P7"><text:span text:style-name="T2">pati putaverint; aut passos </text:span><text:span text:style-name="T1">sc</text:span><text:span text:style-name="T37">r</text:span><text:span text:style-name="T1"> </text:span><text:span text:style-name="T2">fuisse, horum iracundia<text:line-break/>semper intus saevit desideratque vicissim injuriam infe-<text:line-break/>rentem.punire. Constat iam ex ambobus exemplis, irasci-<text:line-break/>bilem animae facultatem a natura nobis luditam esse ra-<text:line-break/>tioni adjutricem; quam sane videtur adjuvere, quum ab<text:line-break/>aliquo vel intus vel extrinsecus injuria affici et vi<text:line-break/>compelli autumat. Itaque autumare, injuria affici, ratio-<text:line-break/>nalis facultatis est; id autem ulcisci contra eum, qui vim<text:line-break/>infert, animosae proprium est. Quum igitur concupisri-<text:line-break/>bllis animi facultas immoderate ad aliquid irruens invi-<text:line-break/>tam rationem violenter traxerit, irufcibilis contra illam<text:line-break/>ratioui opitulatur.* Quum autem extrinsecus injuria quis<text:line-break/>iliam afficiat, vicissim punfre conatur; ubi rursus a nullo<text:line-break/>affici injuria ratio putatus, neque tunc iracundia effer-<text:line-break/>vescit, etsi quam maxime corpus jusie puniatur ab ali-<text:line-break/>quo, vel algere, vel famescere, vel sitire coactuin. Un-<text:line-break/>de liquet, iram uatmali statu praeditam opiniones ratio-<text:line-break/>nis sequi. Fieri enim quandoque potest, ut haec quo-</text:span></text:p>
      <text:p text:style-name="P7"><text:span text:style-name="T2">que prave affecta inobsequens talioni moveatur; quod<text:line-break/>paulo post etiam ipse Plato indicans scribit. An; quem-<text:line-break/>admodum in civitate </text:span><text:span text:style-name="T1">apparuerunt </text:span><text:span text:style-name="T2">tria </text:span><text:span text:style-name="T1">quaedam </text:span><text:span text:style-name="T2">genera,<text:line-break/>quae ipsum continent, quaestuarium, </text:span><text:span text:style-name="T1">auxiliarium, </text:span><text:span text:style-name="T2">consul-<text:line-break/>ioriuni, ita et in anima tertia quaedam vis </text:span><text:span text:style-name="T1">ese </text:span><text:span text:style-name="T2">iracundia,<text:line-break/>quae natura ipsa rationi auxiliatur, nisi ex improba edu-<text:line-break/>catione suerit depravata? Quae igitur irascibilis animae<text:line-break/>differentiae sint, non est </text:span><text:span text:style-name="T24">tempestivum </text:span><text:span text:style-name="T2">nunc dicere, quip-<text:line-break/>pe in </text:span><text:span text:style-name="T24">subsequenti </text:span><text:span text:style-name="T2">libro de </text:span><text:span text:style-name="T24">affectibus </text:span><text:span text:style-name="T2">animae, ut </text:span><text:span text:style-name="T24">Platoni<text:line-break/></text:span><text:span text:style-name="T2">nisum est, ct de morbis vitiisque ejusdem universis, ma-<text:line-break/></text:span><text:span text:style-name="T24">litiae </text:span><text:span text:style-name="T2">quomodo gignantur curenturque, ubi orta sunt,<text:line-break/>percensere decrevi; quin </text:span><text:span text:style-name="T24">etiam </text:span><text:span text:style-name="T2">de pulchritudine et sa-<text:line-break/>nitate ipsius, omnibusque </text:span><text:span text:style-name="T24">virtutibus; </text:span><text:span text:style-name="T2">non parum enim<text:line-break/></text:span><text:span text:style-name="T24">in </text:span><text:span text:style-name="T2">his quoque Chrysippus errat. </text:span><text:span text:style-name="T24">Nunc unam </text:span><text:span text:style-name="T2">adhuc Pla-<text:line-break/></text:span><text:span text:style-name="T24">tonis </text:span><text:span text:style-name="T2">orationcm subscribere </text:span><text:span text:style-name="T24">cogito, </text:span><text:span text:style-name="T2">qua indicat, </text:span><text:span text:style-name="T24">iracun-<text:line-break/></text:span><text:span text:style-name="T2">diam a ratione esse diversam. Scripta' est post compre-<text:line-break/>hensa superius lu quarto de Republica libro hunc </text:span><text:span text:style-name="T24">in'</text:span></text:p>
      <text:p text:style-name="P32"><text:span text:style-name="T2">modum". Nam in puerulis hoc quivis intelligat, quisea-<text:line-break/>tim nati iracundia pleni sunt, rationis autem aliqui<text:line-break/>nunquam, multi sero compotes sieri mihi videntur. Per<text:line-break/>Jovem probe dixisti. Praeterea in bestiis ita ejse quisque<text:line-break/>(ut ipse dicis') comperiet. Testatur et Homeri illud, quod<text:line-break/>stupra adduximus,<text:tab/></text:span><text:span text:style-name="T28">.</text:span></text:p>
      <text:p text:style-name="P58">Pectora sed laeso curum cor increpat ira.</text:p>
      <text:p text:style-name="P57">In his porro Homerus, tanquarn haec inter se dijserant,<text:line-break/>alterum horum objurgare alterum facit’ ipsam videlicet<text:line-break/>rationem de meliori pejorique consultantem irrationalem<text:line-break/>iracundiae impetum cohibere. Hic evidenter Plato indicat<text:line-break/>iracundiam diversam esse a ratione. Nani pueri, quemad-<text:line-break/>modum et bestiae, iracundia pleni sunt, rationis minime<text:line-break/>compotes. Itaque in feris ausi sunt nonnulli dicere, ne-<text:line-break/>que icacundiam, neque cupiditatem animis ipsorum ines-<text:line-break/>sc. ln pueris autem haud scio quid dicent. Non enim</text:p>
      <text:p text:style-name="P70">sane horum quoque affectus ratiocinatione oportet con-<text:line-break/>discere, sed recordari solum abunde est, scilicet non ali-<text:line-break/>ter nos nunc, aliter pueros adhuc irasci. Quippe facul-<text:line-break/>tas irascibilis et modus generandi affectus similis est;<text:line-break/>unmnqueet solum eximium vicis adultis inest, quum non<text:line-break/>ex affectu degunt, scd ratio ipsorum vitae praeest, quod<text:line-break/>scilicet continent in multis actionibus iracundiam, quem-<text:line-break/>admodum pestor aliquis canem generosum ferocius in<text:line-break/>proximos insilientem. At in pueris nihil ejusmodi acci-<text:line-break/>dit, quemadmodum neque in bestiis, quoniam his nondum,<text:line-break/>illis nunquam ratio impetus animi coercet Haec itaque<text:line-break/>recte Platoni dicta sunt, iiec non id, quod in sine oratio-<text:line-break/>nis scriptum est, ubi Homerum testimonia haec dicentem<text:line-break/>introducit:</text:p>
      <text:p text:style-name="P72">Pectora sed laeso carum cor • increpat ira.</text:p>
      <text:p text:style-name="P76">Hic eiiirn ait, quomodo alterum cupit aIterurn castigare,<text:line-break/>ipsam videlicet rationem de meliori pejmiquc consultan-</text:p>
      <text:p text:style-name="P7"><text:span text:style-name="T2">tem irrationalem iracundiae </text:span><text:span text:style-name="T1">impetum </text:span><text:span text:style-name="T2">cohibere. Optarem<text:line-break/>etiam Chrysippum verba </text:span><text:span text:style-name="T1">haec legisse </text:span><text:span text:style-name="T2">animumque eis ad-<text:line-break/>hibuisse. Omnino enim aliquid fructus ipfe retulisset<text:line-break/>edoctus, quomodo Homerum citare testem conveniat, et<text:line-break/>quibus de rebus. Neque enim initio fermonurn, fed ubi<text:line-break/>abunde quis rem propositam demonstravit, candidum jam<text:line-break/>est etiam antiquiorum citare testimonia, neque de rebus<text:line-break/>omnino obscuris, fed,vel evidenter apparentibus, vel </text:span><text:span text:style-name="T15">ex-<text:line-break/></text:span><text:span text:style-name="T2">positam fensui indicationem habentibus, </text:span><text:span text:style-name="T15">cnjusmodi funt<text:line-break/></text:span><text:span text:style-name="T2">animi affectus, </text:span><text:span text:style-name="T15">qui </text:span><text:span text:style-name="T2">non longis fermonibus, </text:span><text:span text:style-name="T15">neque demon-<text:line-break/></text:span><text:span text:style-name="T2">strationibus </text:span><text:span text:style-name="T15">accuratioribus </text:span><text:span text:style-name="T2">indigent, </text:span><text:span text:style-name="T15">verum sola recorda-<text:line-break/></text:span><text:span text:style-name="T2">tione eorum, </text:span><text:span text:style-name="T15">quae </text:span><text:span text:style-name="T2">nos frequenter patimur, </text:span><text:span text:style-name="T15">veluti et Pofi-<text:line-break/></text:span><text:span text:style-name="T2">donius </text:span><text:span text:style-name="T15">ajebat. </text:span><text:span text:style-name="T2">Quod </text:span><text:span text:style-name="T15">enim </text:span><text:span text:style-name="T2">lu cerebro ratio consistit, </text:span><text:span text:style-name="T15">vel<text:line-break/></text:span><text:span text:style-name="T2">in corde iracundis, non magnam vim ad fidem faciendam<text:line-break/></text:span><text:span text:style-name="T15">ex testibus obtinet, </text:span><text:span text:style-name="T2">verum demonstrationi totum hoc </text:span><text:span text:style-name="T15">com-<text:line-break/></text:span><text:span text:style-name="T2">mittcre oportet. Porro quod ratio iracundia sit </text:span><text:span text:style-name="T15">prior,<text:line-break/>neque </text:span><text:span text:style-name="T2">demonstrationem requirit longam, neque </text:span><text:span text:style-name="T15">sapien-</text:span></text:p>
      <text:p text:style-name="P7"><text:span text:style-name="T2">tium testimonia, scd abunde est etiam Homeri praeter<text:line-break/>modo dicta testimoniunr. Sufficit et Thucydides inquietis r<text:line-break/>Qui ratione minime utuntur, iracundia plerumque in<text:line-break/>opus rapiuntur. </text:span><text:span text:style-name="T15">Satis </text:span><text:span text:style-name="T2">est et Demosthenis dictum: At<text:line-break/>vero, si quis repente extra rationem fuerit eductus, actio-<text:line-break/>nes contumeliosas obibit. </text:span><text:span text:style-name="T15">Propter </text:span><text:span text:style-name="T2">iram autem Plato dixit<text:line-break/></text:span><text:span text:style-name="T15">fecisse-; </text:span><text:span text:style-name="T2">ad haec reliqui omnes, et rhetores, et poetae,<text:line-break/></text:span><text:span text:style-name="T15">et fabularum scriptores. </text:span><text:span text:style-name="T2">Siquidem propter rei eviden-<text:line-break/></text:span><text:span text:style-name="T15">tiam nemo est, qui non </text:span><text:span text:style-name="T2">ita sentiat. Itaque Platonis ver-<text:line-break/>bis </text:span><text:span text:style-name="T15">supra comprehensis </text:span><text:span text:style-name="T2">attendendum est, tum aliorum<text:line-break/></text:span><text:span text:style-name="T15">causa, tum quomodo </text:span><text:span text:style-name="T2">fccure Homerum testem citaverit,<text:line-break/></text:span><text:span text:style-name="T15">non </text:span><text:span text:style-name="T2">de </text:span><text:span text:style-name="T15">eo, quod </text:span><text:span text:style-name="T2">in </text:span><text:span text:style-name="T15">cerebro ratio, </text:span><text:span text:style-name="T2">in corde iracundia<text:line-break/></text:span><text:span text:style-name="T15">consistat, scd quod solum irascibilis anima </text:span><text:span text:style-name="T2">a raliocluatri-<text:line-break/></text:span><text:span text:style-name="T15">ce differat; id quod omnes homines propter evidentiam<text:line-break/>cognoscunt, illud autem non ita similiter omnes, scd de-<text:line-break/>monstratione </text:span><text:span text:style-name="T2">ipsum </text:span><text:span text:style-name="T15">ludiget. </text:span><text:span text:style-name="T2">Quare mihi visum est </text:span><text:span text:style-name="T15">li-</text:span></text:p>
      <text:p text:style-name="P83">r</text:p>
      <text:p text:style-name="P57">brum praefentem jam finire, sirbfequenti vero ad id de-<text:line-break/>monstrandum aggredi, quod etiam loris tres animae pur.<text:line-break/>ter sint distinctae.</text:p>
      <text:h text:style-name="P1" text:outline-level="1"><text:bookmark-start text:name="bookmark12"/>GALENI DE HIPPOCRATIS ET PLATO-<text:line-break/>NIS PLACITIS LIBER SEXTUS.<text:bookmark-end text:name="bookmark12"/></text:h>
      <text:h text:style-name="Heading_20_2" text:outline-level="2">Cap. I.</text:h>
      <text:p text:style-name="P49"><text:span text:style-name="T15">Propositum sane mini erat </text:span><text:span text:style-name="T1">ab </text:span><text:span text:style-name="T15">luitio de<text:line-break/>facultatibus corpus nostrum regentibus considerare, ex<text:line-break/>cordene folo universae proficiscantur, quemadmodum Ari-<text:line-break/>stoteles et Theophrastus existimabant, an tria ipsarunx<text:line-break/>‘principia ponere satius sit, ut Hippocrates et Plato opi-<text:line-break/>nabantur. Verum quia Chrysippus non de principiis tan-<text:line-break/>tum contra veteres contendit, sed de ipsis etiam saculta-</text:span></text:p>
      <text:p text:style-name="P7"><text:span text:style-name="T2">tlbus, ut qui neque irascibilem, neque concupiscibilem<text:line-break/>esse concesserit, putavi oportere, opinione ipsius ante in-<text:line-break/>fpectu, ita rursus ad id, quod ab initio proposueram, re-<text:line-break/>verti, -nempe cerebrum, eor et jecur facultatum nos<text:line-break/>regentium esse principia. Huc itaque oratio jam devenit,<text:line-break/></text:span><text:span text:style-name="T15">ao </text:span><text:span text:style-name="T2">exordium, a </text:span><text:span text:style-name="T15">nominum </text:span><text:span text:style-name="T2">luterpretatione fumet, quibus<text:line-break/>jam </text:span><text:span text:style-name="T15">prius </text:span><text:span text:style-name="T2">usi sumus, et in medio hoc libro frequenter<text:line-break/></text:span><text:span text:style-name="T15">titemur. </text:span><text:span text:style-name="T2">Ne enim quicquani eorum, quae dicta funt, per-<text:line-break/>peram inaudiatur, fed in omnibus distinctum simul </text:span><text:span text:style-name="T15">et<text:line-break/></text:span><text:span text:style-name="T2">prompte manifestum evadat, maxime necessarium est, sin-<text:line-break/>gula </text:span><text:span text:style-name="T15">nomina </text:span><text:span text:style-name="T2">de qua re dicantur, exacte definivisse. </text:span><text:span text:style-name="T15">Et-<text:line-break/></text:span><text:span text:style-name="T2">enim solvi etiam nonnullas quaestiones prius huc delatas<text:line-break/></text:span><text:span text:style-name="T15">hoc </text:span><text:span text:style-name="T2">modo contingit; quemadmodum certe et hanc, </text:span><text:span text:style-name="T15">utrum<text:line-break/></text:span><text:span text:style-name="T2">actiones an </text:span><text:span text:style-name="T15">affectus </text:span><text:span text:style-name="T2">appellere conveniat cupiditatem </text:span><text:span text:style-name="T15">et<text:line-break/>iracundiam,* aliaque </text:span><text:span text:style-name="T2">ejusmodi. Actio quidem igitur </text:span><text:span text:style-name="T15">mo-<text:line-break/>tus est efficiens; efficientem </text:span><text:span text:style-name="T2">autem </text:span><text:span text:style-name="T15">nomino, qui </text:span><text:span text:style-name="T2">ex sc </text:span><text:span text:style-name="T15">est.<text:line-break/></text:span><text:span text:style-name="T2">Affectus autem </text:span><text:span text:style-name="T15">motus </text:span><text:span text:style-name="T2">est </text:span><text:span text:style-name="T15">in </text:span><text:span text:style-name="T2">altero ex altero; ut ncccssa-</text:span></text:p>
      <text:p text:style-name="P7"><text:span text:style-name="T2">ric quidem faepe in unum subjectum </text:span><text:span text:style-name="T1">cum </text:span><text:span text:style-name="T2">affectu </text:span><text:span text:style-name="T1">actio<text:line-break/></text:span><text:span text:style-name="T2">conveniat; et in hoo nihil est differentiae, oratione </text:span><text:span text:style-name="T1">au-<text:line-break/></text:span><text:span text:style-name="T2">tem discrepant. </text:span><text:span text:style-name="T15">Nam </text:span><text:span text:style-name="T2">a secante facta divisio </text:span><text:span text:style-name="T1">in </text:span><text:span text:style-name="T2">eo, quod<text:line-break/>secatur, una et </text:span><text:span text:style-name="T15">eadem </text:span><text:span text:style-name="T2">res cum fit, secantis quidem actio,<text:line-break/>ejus </text:span><text:span text:style-name="T15">autem, quod secatur, </text:span><text:span text:style-name="T2">affectus esu Ita sane </text:span><text:span text:style-name="T15">et </text:span><text:span text:style-name="T2">iracun- </text:span><text:span text:style-name="T15">•<text:line-break/></text:span><text:span text:style-name="T2">dia </text:span><text:span text:style-name="T15">actio quidem est irascibilis </text:span><text:span text:style-name="T2">animae, affectus autem re-<text:line-break/></text:span><text:span text:style-name="T15">liquarum </text:span><text:span text:style-name="T2">ipsius </text:span><text:span text:style-name="T15">duarum partium, </text:span><text:span text:style-name="T2">et praeterea totius no-<text:line-break/></text:span><text:span text:style-name="T15">stri corporis, quum ab iracundia violenter ad </text:span><text:span text:style-name="T2">actiones<text:line-break/></text:span><text:span text:style-name="T15">ducitirr. </text:span><text:span text:style-name="T2">Hoc </text:span><text:span text:style-name="T15">quidem unum est sigliisicatum </text:span><text:span text:style-name="T2">utriusquc no-<text:line-break/></text:span><text:span text:style-name="T15">minis. </text:span><text:span text:style-name="T2">Alterum autem, si actionem quidem motum quen-<text:line-break/></text:span><text:span text:style-name="T15">dam </text:span><text:span text:style-name="T2">naturalem </text:span><text:span text:style-name="T15">inlelligamus</text:span><text:span text:style-name="T2">, affectum autem praeter na-<text:line-break/></text:span><text:span text:style-name="T15">turam. </text:span><text:span text:style-name="T2">At </text:span><text:span text:style-name="T15">quum multifariam id</text:span><text:span text:style-name="T2">, </text:span><text:span text:style-name="T15">quod </text:span><text:span text:style-name="T2">secundum natu-<text:line-break/></text:span><text:span text:style-name="T15">ram est, </text:span><text:span text:style-name="T2">dicatur, </text:span><text:span text:style-name="T15">hoc inaudiri nunc </text:span><text:span text:style-name="T2">oportet, quod pri-<text:line-break/>maria ratione a </text:span><text:span text:style-name="T15">natura </text:span><text:span text:style-name="T2">fit. </text:span><text:span text:style-name="T15">Primaria </text:span><text:span text:style-name="T2">autem ratione illa<text:line-break/>fieri a natura </text:span><text:span text:style-name="T15">dicimus, </text:span><text:span text:style-name="T2">quae </text:span><text:span text:style-name="T15">veluti scopos </text:span><text:span text:style-name="T2">natura </text:span><text:span text:style-name="T15">ample-<text:line-break/>ctitur</text:span><text:span text:style-name="T2">, </text:span><text:span text:style-name="T15">nec ex aliqua consequentia alia </text:span><text:span text:style-name="T2">necessario </text:span><text:span text:style-name="T15">scqui-<text:line-break/>tur. Talis motus est secundum naturam, </text:span><text:span text:style-name="T2">sive </text:span><text:span text:style-name="T15">cx ipso nio-<text:line-break/>veatur id, quod movetur, </text:span><text:span text:style-name="T2">sive </text:span><text:span text:style-name="T15">ab altero. Constare itaque</text:span></text:p>
      <text:p text:style-name="P7"><text:span text:style-name="T2">jam arbitror id, quod dicitur, sed nihil mali fuerit<text:line-break/>exemplis id reddere manifestius. Cordis motus pulsuum<text:line-break/>ratione actio est, palpitationum respectu affectus. Ex<text:line-break/>eodem enim est et palpitationum motus, scd non fecun-<text:line-break/>dam naturam ; ex eodem etiam pulsuum motus, sed secun-<text:line-break/>dum naturam. At pulsus nomen ita nuiic audiendum est,<text:line-break/></text:span><text:span text:style-name="T15">ut </text:span><text:span text:style-name="T2">Praxagoras, Herophiles et prope omnes posteri ad no-<text:line-break/>stra </text:span><text:span text:style-name="T15">usque </text:span><text:span text:style-name="T2">tempora usi sunt Nam vetustior usus, qui </text:span><text:span text:style-name="T15">in<text:line-break/></text:span><text:span text:style-name="T2">Erafistrati et Hippocratis libris invenitur, alius est, et de<text:line-break/>eo posterius dicetur. Quod si vero cordis peculiarem mo-<text:line-break/>tum pulsum appellemus, palpitatio quidem affectus esse<text:line-break/>dicetur pro fecunda dictionis affectus significatione; pulsus<text:line-break/>autem non omnis actio; nam majorem naturali, aut mi-<text:line-break/>norem, aut </text:span><text:span text:style-name="T15">citatiorem, </text:span><text:span text:style-name="T2">aut tardiorem, aut frequeutiorem;<text:line-break/></text:span><text:span text:style-name="T15">aut </text:span><text:span text:style-name="T2">rariorem, </text:span><text:span text:style-name="T15">aut alio quodam </text:span><text:span text:style-name="T2">modo </text:span><text:span text:style-name="T15">excedentem nemo<text:line-break/></text:span><text:span text:style-name="T2">actionem </text:span><text:span text:style-name="T15">dixerit pro secundo </text:span><text:span text:style-name="T2">actionis </text:span><text:span text:style-name="T15">significatu- Quip-<text:line-break/>pe </text:span><text:span text:style-name="T2">ex se ipso </text:span><text:span text:style-name="T15">lu hujusmodi pulsibus cor movetur, </text:span><text:span text:style-name="T2">sed </text:span><text:span text:style-name="T15">non</text:span></text:p>
      <text:p text:style-name="P70">secundum naturum movetur. Quare, si ita eveniat, nihil<text:line-break/>est mirum, unam rem et affectum et actionem appella-<text:line-break/>ri , sicuti minorem naturali pulsum, non tamen eodem<text:line-break/>significatu, sed priore dicto actio, (est enim et hujus pul-<text:line-break/>sus motus efficiens,) secundo autem non actio, sed affectus,<text:line-break/>quoniam non secundum naturam est motus. Sic igitur in<text:line-break/>iracundia habet, et in aliis affectibus. Omnes siquidem<text:line-break/>actiones quaedam sunt animae affectibus obnoxiae ex<text:line-break/>primo actionis significatu. Quatenus autem effrenes et im-<text:line-break/>moderati motus sunt , neque secundum naturam , non<text:line-break/>actiones esse dicentur, sed affectus ex secundo significa-<text:line-break/>tu. Qualis enim res in arteriarum motu magnus pulsus<text:line-break/>est, talis in nascibilis animae motu iracundia; qualis<text:line-break/>autem rursus parvus pulsus, talis timiditas. Ilic enim<text:line-break/>deficiens motus est animae irascibilis; exuperans autem<text:line-break/>et amplior, quam convenit, is, qui lu iracundia deprelien-<text:line-break/>ditur. Hac itaque ratione et actiones simul et affectus</text:p>
      <text:p text:style-name="P55">dicentur alio atque alio significatu ira; dolori' metus,<text:line-break/>cupiditas, iracundia, aliaque hujusmodi, et praeterea,<text:line-break/>quatenus totuin corpus cum anima ab ipsis abripito,<text:line-break/>tnotus animantis affectus erit utroque significatu. Frequen-<text:line-break/>ter enim iracundiam reliqua duo sequuntur, saepe vero<text:line-break/>concupiscentiam, tanquam abstracta compulsaque jugalium<text:line-break/>equorum instar, quorum alter valentius impellens alterum<text:line-break/>attrahit sucum cum tolo curru et auriga, alter prae im-<text:line-break/>becillitate sequitur submissus contractus que, ipse autem<text:line-break/>auriga vi aufertus. Tunc enim lu effreni equo motus<text:line-break/>actio et affectus ipsius dicetur, priore quidem significatu<text:line-break/>actio, (motus enim ex se ipso est,) secundo autem non a-<text:line-break/>ctio, quum sit motus ei praeter naturam, sed jam affectus;<text:line-break/>aurigae vero motus ne secundum alterum quidem signi-<text:line-break/>ficatum actio est. sed secundum utrumque affectus, siqui-<text:line-break/>dem neque ex se ipso, neque secundum naturam motus ei</text:p>
      <text:p text:style-name="P7"><text:span text:style-name="T2">exrstat. Multi cnim motus, etsi non efficientes quidam<text:line-break/>sint, neque ex fe </text:span><text:span text:style-name="T15">ipsis, </text:span><text:span text:style-name="T2">fed eo quod fecundum naturam<text:line-break/>funt, actiones dicuntur, quemadmodum etiam cruris, vel<text:line-break/>totius manus; ex aliis enim motus initium, non ex sc ip-<text:line-break/>sis haec </text:span><text:span text:style-name="T15">obtinent, </text:span><text:span text:style-name="T2">quomodo et cor; </text:span><text:span text:style-name="T15">attamen </text:span><text:span text:style-name="T2">et incessus<text:line-break/></text:span><text:span text:style-name="T15">crurum </text:span><text:span text:style-name="T2">actio est, et fecundo significatu dicitur, quan-<text:line-break/>quam nonnulli parum exercitati in rerum significationi-<text:line-break/></text:span><text:span text:style-name="T15">bns incessum </text:span><text:span text:style-name="T2">non </text:span><text:span text:style-name="T15">crurum actionem</text:span><text:span text:style-name="T2">,. fed </text:span><text:span text:style-name="T15">per </text:span><text:span text:style-name="T2">crura esse<text:line-break/></text:span><text:span text:style-name="T15">pronunciant, </text:span><text:span text:style-name="T2">ac </text:span><text:span text:style-name="T15">vere quidem dicentes; </text:span><text:span text:style-name="T2">nam ad </text:span><text:span text:style-name="T15">prius<text:line-break/></text:span><text:span text:style-name="T2">principaliusque significatum </text:span><text:span text:style-name="T15">perveniunt </text:span><text:span text:style-name="T2">Quod vero solum<text:line-break/></text:span><text:span text:style-name="T15">ita </text:span><text:span text:style-name="T2">dicere </text:span><text:span text:style-name="T15">censent, nec concedunt etiam </text:span><text:span text:style-name="T2">secundum </text:span><text:span text:style-name="T15">alte-<text:line-break/></text:span><text:span text:style-name="T2">rmn interpretari, </text:span><text:span text:style-name="T15">non recte </text:span><text:span text:style-name="T2">faciunt Sic itaque et ira-<text:line-break/>cundia et concupiscentia tum </text:span><text:span text:style-name="T15">affectus, </text:span><text:span text:style-name="T2">tum actiones </text:span><text:span text:style-name="T15">di-<text:line-break/>centur; </text:span><text:span text:style-name="T2">nam </text:span><text:span text:style-name="T15">insitarum animae facultatum motus quidam<text:line-break/></text:span><text:span text:style-name="T2">et </text:span><text:span text:style-name="T15">immoderati et praeter naturam quum </text:span><text:span text:style-name="T2">sint, </text:span><text:span text:style-name="T15">quoniam ex<text:line-break/></text:span><text:span text:style-name="T2">fe </text:span><text:span text:style-name="T15">quidem illi moventur, ideo facultatum actiones funt,<text:line-break/>quoniam vero immoderate, idcirco affectus; </text:span><text:span text:style-name="T2">ac </text:span><text:span text:style-name="T15">totius sa-<text:line-break/>ne </text:span><text:span text:style-name="T2">animae </text:span><text:span text:style-name="T15">ipsarumque facultatum utrarumque, dum mo-</text:span></text:p>
      <text:p text:style-name="P55">ventur, praeter naturam motus sunt, irrationalibus qui-<text:line-break/>dem potentiis propter immoderationem, toti autem ani-<text:line-break/>mae eo, quod praeter naturam, quia non a motibus ani-<text:line-break/>mae affectibus subditae, scd a rationalis judiciis vitam no-<text:line-break/>flram regi dispensarique affirmamus. Quum igitur contra<text:line-break/>gubernamur, praeterque naturam, eoque etiam fecun-<text:line-break/>dum affectum talis vita transigatur, propter has sane jam<text:line-break/>causas, sive actionem, sive affectum dicat aliquis iracun-<text:line-break/>diam, aut cupiditatem, aut aliorum similium affectuum<text:line-break/>quempiam, non increpare hunc oportet, priusquam signifi-<text:line-break/>catum ex voce quaesieris, ad quod intendens ita nornluarit.<text:line-break/>invenitur autem et Plato ipse noununquam actiones, non-<text:line-break/>nunquam vero affectus appellare sitim, famem, et in totum cu-<text:line-break/>piditates, iracundiamque. Insuper quod nihil ad praesentia<text:line-break/>refert, hoc an illo modo nomines, lu quarto de Repuhlica<text:line-break/>libro hunc in modum scribit: .Nurn igitur'annuere, renuere,<text:line-break/>aggredi aliquid capere, aversari, et adducere, repellere.</text:p>
      <text:p text:style-name="P70">omnia hujusmodi inier se contraria posueris , sive actiones,<text:line-break/>sive pasisiones ? Hoc exemplis evidentius docere instituens<text:line-break/>haec inducit Quid autem? esurire, sitire, et omnino<text:line-break/>appetere, velle, eligere, nonne haec omnia ad illorum<text:line-break/>species reseres, quae modo diximus, veluti semper cupien.<text:line-break/>tis animam? ldonne vel aggredi dices illud, quod appe-<text:line-break/>tit, vel adducere, quod sibi adesa eligit ? vel rursus non-<text:line-break/>ne, quatenus aliquid sibi porrigi vult, annuere illud ad<text:line-break/>se amantis cujusdam instor, id ut fiat affectantem ?<text:line-break/>Equidem. Quid vero? nolle, aspernari, negligere, non<text:line-break/>cupere, nonne in rejiciendi repellendique ah ea speciem;<text:line-break/>et in omnia illis contraria reseremus? Haec sane Plato-<text:line-break/>nis verba funt, non folum quod dicebamus ostendentia<text:line-break/>manifesto, nempe efurire, sitire, et omnino appetere ali-<text:line-break/>quid, aut aggredi, et aversari, sive actionem aliquis, sive<text:line-break/>passionem, hoc est, sive functionem, sive affectum appella-<text:line-break/>verit, nihil interesse, scd etiam de animi partibus docentia.</text:p>
      <text:h text:style-name="P3" text:outline-level="2"><text:span text:style-name="T1">Cap. </text:span><text:span text:style-name="T2">II.</text:span></text:h>
      <text:p text:style-name="P48"><text:span text:style-name="T2">Quare etiam bene habet </text:span><text:span text:style-name="T1">non praeterire ea,<text:line-break/></text:span><text:span text:style-name="T2">fed totum fermonem repetere</text:span><text:span text:style-name="T1">, </text:span><text:span text:style-name="T2">quem lu </text:span><text:span text:style-name="T1">quarto de </text:span><text:span text:style-name="T2">Repu-<text:line-break/>blica de eo, quod tres animae nostrae </text:span><text:span text:style-name="T1">species </text:span><text:span text:style-name="T2">existant,,<text:line-break/>percensuit. At animum et hic iis, quae dicuntur, adhibe-<text:line-break/>re convenit, ab ipsis rursus nominibus auspicatos , ao<text:line-break/>non putare, Platonem fuorunr ipsius dictorum oblitum fuil-,<text:line-break/>fe, quandoquidem, ubi tres animam nostram species habe-<text:line-break/>re dixisset, </text:span><text:span text:style-name="T15">iterum </text:span><text:span text:style-name="T2">in tres dividi partes asseverati </text:span><text:span text:style-name="T15">Etenim<text:line-break/></text:span><text:span text:style-name="T2">species et partes </text:span><text:span text:style-name="T15">animae </text:span><text:span text:style-name="T2">recte aliquis nominaverit ratio-<text:line-break/>cinatricem, </text:span><text:span text:style-name="T15">irasciliilem </text:span><text:span text:style-name="T2">et concupiscibilem, queiuadmoduni-<text:line-break/>si etiam corporis species dixeris venam, arteriam, </text:span><text:span text:style-name="T15">ner-<text:line-break/>vnm, </text:span><text:span text:style-name="T2">os, cartilaginem, carnem, aliaque ejusmodi, </text:span><text:span text:style-name="T15">postea<text:line-break/></text:span><text:span text:style-name="T2">de ipsis </text:span><text:span text:style-name="T15">tanquam' partibus </text:span><text:span text:style-name="T2">disseras; siquidem et </text:span><text:span text:style-name="T15">partes<text:line-break/>corporis nostri ejusmodi </text:span><text:span text:style-name="T2">esse vere dixerit aliquis, </text:span><text:span text:style-name="T15">ut ex<text:line-break/>quibus totum absolvatur compleaturque</text:span><text:span text:style-name="T2">, nec non </text:span><text:span text:style-name="T15">et spe-<text:line-break/></text:span><text:span text:style-name="T2">cies </text:span><text:span text:style-name="T15">corporis nihilominus</text:span><text:span text:style-name="T2">; in solis enim similaribus </text:span><text:span text:style-name="T15">differ-<text:line-break/></text:span><text:span text:style-name="T2">re </text:span><text:span text:style-name="T15">specie non invenias aut carnis partem, </text:span><text:span text:style-name="T2">aut </text:span><text:span text:style-name="T15">venae,<text:line-break/>aut pinguedinis; neque lu hujusmodi verum fateri possis.</text:span></text:p>
      <text:p text:style-name="P70">nempe totum ex tot quibusdam speciebus constare; in dis-<text:line-break/>similaribus numerum finit partibus fpecierum differentia.<text:line-break/>Talem autem quandam rem animam quoque noflram<text:line-break/>Plato ex tribus partibus compositam esse pronunciat. Assi-<text:line-break/>snilat autem sic concupiscibilem belluae variae et multo-<text:line-break/>rum capitum, irufcibilem leoni, ratiocluatricem homini.<text:line-break/>Haec enim similitudo familiarior est ea, quam in Phaedro<text:line-break/>habet; ubi duas sane species equina quadam forma esse<text:line-break/>fcribit, aurigam vero tertiam; quin etiam nono de Repu-<text:line-break/>blica libro prioris meminit comparationis, tanquam ma-<text:line-break/>nifestius ostendentis, quales singulae animae sint species.<text:line-break/>Itaque Plato etiam locis ipsas esse segregatus et essenti-<text:line-break/>is longe diversas arbitratus merito et species et partes ap-<text:line-break/>pellat. Verum Aristoteles et Posidonius species sane aut.<text:line-break/>animae partes non nominant, scd facultates esse unius<text:line-break/>substantiae ex corde proficiscentis affirmant. Chrysippus,<text:line-break/>tanquam ad unam substantiam, ita et in facultatem unam</text:p>
      <text:p text:style-name="P7"><text:span text:style-name="T2">tum iracundiam, tum concupiscentium deducit. At quod<text:line-break/>non parum a veritate vir aberret, abunde adeo jam tt<text:line-break/>nobis ostensum esu Quod autem Aristotelis sectatores<text:line-break/>fallantur, qui unius substantiae tres esse facultates'<text:line-break/>censeant , et superius satis declaravimus, et nihilominus<text:line-break/>nunc subsequens sermo demonstrabit Prius autem, quod<text:line-break/>Plato ipse species animae et partes nominat ratiocinatri-<text:line-break/>cem, irascibiletn et concupiscibilem, ex ipsis ejusdem<text:line-break/>verbis astruemus. In Timaeo igitur de appetente anima,,<text:line-break/>cujus etiam plautae natura participes funt, disserens hoc<text:line-break/>pacto scribit: Particeps esi </text:span><text:span text:style-name="T1">tamen </text:span><text:span text:style-name="T2">id, </text:span><text:span text:style-name="T1">quod nunc </text:span><text:span text:style-name="T2">dicimus,<text:line-break/>tertiae animae speciei, quam intra praecordia et umbili-<text:line-break/>cum collocari constat. Rursus, quum hoc in libro de ani-<text:line-break/>ma ratiocinatrice disputat, ita ait: At de principalisisima<text:line-break/>animae nostrae specie cogitare hic oportet, siquidem per<text:line-break/>eam cuique genium JDcus </text:span><text:span text:style-name="T1">tradiderit </text:span><text:span text:style-name="T2">•, quam sane in sum-<text:line-break/>mo nostro corpore habitare dicimus, ad caelestem vero<text:line-break/>cognationem </text:span><text:span text:style-name="T4">α </text:span><text:span text:style-name="T2">terra nos attollere. Utramque simul in hoc.</text:span></text:p>
      <text:p text:style-name="P7"><text:span text:style-name="T15">rursus </text:span><text:span text:style-name="T1">libro </text:span><text:span text:style-name="T15">appctitricem et irascibilem hac oratione ani-<text:line-break/>mae speciem nuncupavit. Item-quod species animae mor-<text:line-break/>talis, gravesque et necessarias lu fe affectiones habens,<text:line-break/>ibidem simul habitet Pari modo rursus tres animae no-<text:line-break/>strae partes species animae in eodem libro, Timaeo, in<text:line-break/>hac enarratione appellat. Est enim, quemadmodum dixi-<text:line-break/>mus subinde, pusa ales auimae species lu nobis habitare.<text:line-break/>Sic etiam libro de Republica quarto, quum praedixisset,<text:line-break/>irascibilem a concupiscibili esse diversam, ac postea,<text:line-break/>quum inquireret, an etiam a rationali differat, inquit; An<text:line-break/>igitur et iracundia a ratione variat, vel quaedam spe-<text:line-break/>cies rationis</text:span><text:span text:style-name="T1">, </text:span><text:span text:style-name="T15">ita ut non trcs, sed duae exisiani in<text:line-break/>anima species, ratiocinatrix ct concupiscibilis ? Ita li-<text:line-break/>bro nono in haec verba scriptum reliquit •: Sed pacatis<text:line-break/>duabus quidem sipeciebus, tertia autem commota, iu qua.<text:line-break/>prudentia gignitur. Ac praeterea ibidem: Quemadmo-<text:line-break/>dum igitur dixi, cujusque speciei voluptates inter se con -<text:line-break/>tendunt, ipsaque vita, non salum ut honestius et.turpate.</text:span></text:p>
      <text:p text:style-name="P5"><text:span text:style-name="T2">aut pejus </text:span><text:span text:style-name="T1">et </text:span><text:span text:style-name="T2">melius, sed ut </text:span><text:span text:style-name="T1">suavius </text:span><text:span text:style-name="T2">et minus moleste de-<text:line-break/>gatur. Quomodo utique cognoscemus, quis ipsorum ve-<text:line-break/>rissime dicat? quid adhuc alia nscribere verba opus habe-<text:line-break/>mus, quum et haec abunde viri sententiam possint signi-<text:line-break/>ficare ,. nempe quod tres esse animarum species has velit,<text:line-break/>ratiocinatricem, concupiscibilem et irascibilem? Porro<text:line-break/>folas ipsas esse sic e mutuo consortio tuetur, in stirpibus<text:line-break/>fane appetentem, in diis ratiocluatricem. Irascibilem ve-<text:line-break/>ro cur solam non liceat in ullo corpore esse, processu<text:line-break/>siermbnis demonstrabitur, ubi apposuerimus ex Timaeo<text:line-break/>verba, quibus usum generationis ipsius docens, appetentis<text:line-break/>causa creatam esse</text:span><text:span text:style-name="T15">, </text:span><text:span text:style-name="T2">rationali animae auxiliatricem, ait,<text:line-break/>tanquam canem quendam contra multorum capitum et<text:line-break/>agrestem feram, cupiditatem. Merito igitur species animae<text:line-break/></text:span><text:span text:style-name="T34">, </text:span><text:span text:style-name="T2">eas appestat praedictis orationibus, ac praeterea aliis ple-<text:line-break/>risque, quarum non necesse est meminisse, quum eviden-<text:line-break/>ter jam per haec lententia viri sit cognita. </text:span><text:span text:style-name="T15">At </text:span><text:span text:style-name="T2">si </text:span><text:span text:style-name="T15">etlaiu<text:line-break/>palles </text:span><text:span text:style-name="T2">animae singulas ipsas nominet, </text:span><text:span text:style-name="T15">nihil mirum esu</text:span></text:p>
      <text:p text:style-name="P70">Primum enim ipse nos docuit, quod, quaecunque fuerit spe-i<text:line-break/>ales, haec etiam pars nominari possit; non tamen quaeli-<text:line-break/>bet pars statim et species erit. Secundo autem, quod ne<text:line-break/>dicendum quidem est ullum compositum similare, quum<text:line-break/>sibi ipsi ex toto continuum sit; ex numero enim finitis<text:line-break/>cousiat partibus, nullius autem sunilaris numero compre-<text:line-break/>hendi potest multitudo partiuin. Proinde quod bona ra-<text:line-break/>tione Plato species et partes animae has appellet, pluri-,<text:line-break/>bus verbis non opus esu</text:p>
      <text:h text:style-name="Heading_20_2" text:outline-level="2">Cap. <text:span text:style-name="T41">II</text:span>I.</text:h>
      <text:p text:style-name="P78">Quod autem aliam iu capite, aliam in<text:line-break/>corde, aliam in jecinore collocavit, id ab initio proposi--<text:line-break/>tum erat, ostensumque per superiora est de duabus parti-<text:line-break/>bus. Reliquam adhuc concupiscibilem, quae peculiari de-<text:line-break/>monstratione indiget, hoc loco perscquemur, illud prius<text:line-break/>luitio sermonis praefati, quod non ex similiter exidenti-<text:line-break/>bus, neque ex ipsii manifesto ejus, quod quaeritur, natura<text:line-break/>demonstratio petetur, qucnradmodum lu prioribus, scd<text:line-break/>ex iis, quae proprie huic accidunt. Etenim nervi si fune</text:p>
      <text:p text:style-name="P7"><text:span text:style-name="T1">intercipiantur </text:span><text:span text:style-name="T2">aut dissecentur, partes </text:span><text:span text:style-name="T1">quidem </text:span><text:span text:style-name="T2">cerebro.<text:line-break/>continuae principii fui retinere facultates apparent; quae<text:line-break/>ultra funem habentur, statim et sensum perdunt et mo-<text:line-break/>tum. lta sane et arteriae, quae quidem cordi sunt con-<text:line-break/>tinuae, originis suae functiones obeunt; quae foris in-<text:line-break/>tercipiuntur fune, prorsus non pulsant. Qulu etiam affe-<text:line-break/>ctus animae, qui ex iracundia et metu accidunt, palam<text:line-break/>cor ex naturali functione eripere ridentur’. Meminimus etiam,<text:line-break/>quomodo contusum cerebrum aut vulneratum in ventriculis<text:line-break/>totum corpus offendat, item quomodo haec quoque eviden-<text:line-break/>ter demonstrent, et motus et sensus originem ipsum esse cere-<text:line-break/>brum. Atin jeciiiore nihil hujusmodi possumus ostendere, ne-<text:line-break/>que si nudatum ipsum comprimamus, neque si fune venas in-<text:line-break/>tercipiamus; neque enim evidentis motus est initium, quem-<text:line-break/>admodum cor pulsatilis, cerebrum vero fensorii et arbi-<text:line-break/>trarii , ncque acutae noxae causa, ut utrumque illud, sed<text:line-break/>temporis spatio animal offenditur, jecore in totius corpo-</text:span></text:p>
      <text:p text:style-name="P7"><text:span text:style-name="T15">ris tabem </text:span><text:span text:style-name="T1">et </text:span><text:span text:style-name="T15">pallorem elanguescente. Similiter pars, cui-<text:line-break/>cunque insertam venam vluculo exceperis, vel etiam om-<text:line-break/>nino excideris, macrior alimenti defectu et decolorabor<text:line-break/>longiori spatio fieri videtur, non tamen repente noxam<text:line-break/>mentione dignam experitur. Ejusmodi enim facultatis lui-»<text:line-break/>sium jecur, quale et stirpibus luelh Vocetur’ enim lu prae-<text:line-break/>sentia facultas, quoniam ostendemus postea accuratius,<text:line-break/>quomodo multarum facultatum origo sit jecur; ac melius<text:line-break/>est substantiam animae nominare, non facultatem, in sin-<text:line-break/>gulis tribus visceribus comprehensam, in cerebro sane ra-<text:line-break/>tiocinatricem, in corde irascibilem, in jecore appetentem,<text:line-break/>aut vegetativam, aut generatricem, aut Aristotelico more nu-<text:line-break/>tritiam, ab unaquaque re nomine imposito, a vegetando ve-<text:line-break/>getativam, a nutriendo nutritiam, a generando generatricem ;<text:line-break/>Plato a multitudine cupiditatum concupiscibiIeni. Stoici ne<text:line-break/>animam quidem prorsus nominant eam, quae stirpes dis-<text:line-break/>pensat, sed naturum. Appellet igitur unusquisque, quo-</text:span></text:p>
      <text:p text:style-name="P7"><text:span text:style-name="T2">modocunque volet, de rerum autem differentiis evidenti-<text:line-break/>bus demonstratione fidem faciat, quemadmodum nos in<text:line-break/>cerebro quidem et corde prius fenimus, de jecinore au-<text:line-break/>tem in praesenti libro tractare aggrediemur, sed ab eri-<text:line-break/>dentioribus incipiemus; nani in his exercitati facilius lu-<text:line-break/>veniemus obscuriora, sirnulque propositiones, ad ea nobis<text:line-break/>suppeditabuntur. Evidentius autem est a venis exordiri<text:line-break/>ac quaerere, utrum etiam harum sit initium jecur, sicuti<text:line-break/>arteriarum cor, nervorum cerebrum, vel, quemadmodum<text:line-break/>nonnulli putant, non arteriis solis, sed etiam venis natu- </text:span><text:span text:style-name="T28">'<text:line-break/></text:span><text:span text:style-name="T2">Vales facultates cor distribuat. Optimum igitur suerit ad<text:line-break/>hoc considerare prius, quomodo stirpes generentur simul et<text:line-break/>dispensentur; verisimile enim, folam illis insinuatam, de<text:line-break/>qua quaeritur, facultatem evidentiora indicia partis, unde<text:line-break/>proficiscitur, praebuisse. Projecto in terram femine qua-<text:line-break/>licunque, si squalida fuerit ac sicca, nihil amplius ad<text:line-break/>stirpis generationem ipsum femen molietur, utpote quum</text:span></text:p>
      <text:p text:style-name="P55">omnem . ipsius insitum madorem ad se terra attraxerit;<text:line-break/>Quando autem mediocriter humida est, molle redditus' se-<text:line-break/>men intumescrtque juxta ambiens ipsum nativum cutis<text:line-break/>modo operculum, ac rumpitur quidem primum, madore<text:line-break/>feminis in aerem converso, deinde protenditur jnxta ru-<text:line-break/>pturam germen’; quoddam tenue et utrobique molle; ac<text:line-break/>superior seminis portio ceu ad aerem, inserior in terram<text:line-break/>vergit, atque haec perpetuo augescere videntur, ac sem-<text:line-break/>per ferri in quae ab initio inclinabunt Temporis proces-<text:line-break/>fu, si semen arboris cujusdam magnae fuerit, pars, quae'<text:line-break/>in aerem fertur, caudex ipsius evadit, quae in imum ter-<text:line-break/>rae declinat, radix, et utraque portio variis scissuris di-<text:line-break/>varicatur, si multifidae arboris semen extiterit. Unum<text:line-break/>itaque prinripium generationis et inerementi omnibus stir-<text:line-break/>pis partibus est locus ille , unde sursum quidem caudex,<text:line-break/>initium vero radicis deorsum nascitur, ac apparet, tan-<text:line-break/>quam ex foco quodam, virtus, quae arborem dispensat.</text:p>
      <text:p text:style-name="P55">illinc procedere. Movetur itaque contrario motu, deor-<text:line-break/>sum sane et in| imam terram, dum lu multas primas ra- .<text:line-break/>dices crescere incipientes germen multifariam discindit;<text:line-break/>sursum vero ramos quofdam et caudices producit, illos<text:line-break/>rursus in alios findit, usque dum hi in extremos et sub-<text:line-break/>tilissimos ramulos desinant; ac ridetur superiorem partem<text:line-break/>tutam, quae est arbor, causa sui et fractus essormare, in-<text:line-break/>feriorem,, ut alimenti sit copia. Quale enim animantibus<text:line-break/>os est, tale stirpibus extremum radicationis plane, appa-<text:line-break/>rere videtur, osculis pluribus ex terra alimentum a na-<text:line-break/>tura fabricatum, elicientibus. Age jam similitudinem hunc<text:line-break/>ad animantia transferas. Ac prunum quidem inspicito ma-<text:line-break/>ximam arteriam, quae caudicis modo ex corde procedens<text:line-break/>aItera parte rniuore divaricatur ad caput emergens, altera<text:line-break/>majore per spinam exporrecta. Contemplare autom dein-<text:line-break/>ceps omnes ipsius propagines per tutum corpus cxcurren-<text:line-break/>tes, quemadmodum priore libro expositum est; alteram</text:p>
      <text:p text:style-name="P7"><text:span text:style-name="T15">vcro urtcriam ex ipso cordis sinu provenientem, quae in-<text:line-break/>pulmones non secus ac radicis pars lu </text:span><text:span text:style-name="T24">feriam perlinens,<text:line-break/></text:span><text:span text:style-name="T15">diffunditur. Quemadmodum enim ex terra </text:span><text:span text:style-name="T24">per </text:span><text:span text:style-name="T15">radices,<text:line-break/>totum alimentum </text:span><text:span text:style-name="T24">attrahit </text:span><text:span text:style-name="T15">arbor, </text:span><text:span text:style-name="T24">ita </text:span><text:span text:style-name="T15">ex pulmone cor </text:span><text:span text:style-name="T24">de~,<text:line-break/></text:span><text:span text:style-name="T15">rem per dictas arterias haurit. Hae duae ex corde prod—<text:line-break/>euntes arteriae maximae suarum propaginum utraeque.<text:line-break/>Et veluti in planta, quod extra terram eminet, </text:span><text:span text:style-name="T24">truncus<text:line-break/></text:span><text:span text:style-name="T15">est omnium aliorum latissimus, quod in radices </text:span><text:span text:style-name="T24">diffundi-,<text:line-break/></text:span><text:span text:style-name="T15">tur, omnium et,hoc latissimum inferiorum, medium au-;<text:line-break/>tem amborum stirpis principium est, pari modo arteria,:<text:line-break/>quae veluti caudex apparet,.maxima est omnium, quae </text:span><text:span text:style-name="T24">in<text:line-break/></text:span><text:span text:style-name="T15">toto habentur animali, quae in pulmones inseritur, om-,<text:line-break/>nium maxima est, quae inibi existturt, ipsum vero cor .me—<text:line-break/>dium ambarum est, et origo facultatum ea gubernantium..<text:line-break/>Viroque naturae perito etiam sine praedictis conflet, majora-<text:line-break/>ruinorum esse principia, sicuti et sontem rivorum, lu quos<text:line-break/>dispensatur; quamvis nonnulli eo veniunt absurditatis, </text:span><text:span text:style-name="T24">uti</text:span></text:p>
      <text:p text:style-name="P7"><text:span text:style-name="T2">principio </text:span><text:span text:style-name="T1">ea, </text:span><text:span text:style-name="T2">quae post ipsum funt, majora existiment, de-<text:line-break/>cepti a fluminibus, quae exigua plane quum prope fontes<text:line-break/>sint, augentur progressu; id quod non semper accidit ne-<text:line-break/>cessario. Quaedam enim ipsorum, dum alia excipiunt flu-<text:line-break/>mina, merito augentur, quaedam fluviis varie se diffundenti-<text:line-break/>bus imminuuntur; flumen autem nullum ex uno procedens<text:line-break/>fonte minus caput obtinet iis, quae subsequuntur. At si<text:line-break/>ex multis colligatur fontibus, ratio est nimirum totum<text:line-break/>unoquoque ipsorum amplius evadere. Ac sine exemplo,<text:line-break/>si corporis animalium vasa minora majorum initia sta-<text:line-break/>tuamus, pugnat fecum oratio, quae cogit fateri, in omni<text:line-break/>corporis parte trium aliorum instrumentorum, arteriae,<text:line-break/>nervi et venae, esse principium. Quare exempli gratia:<text:line-break/>calx aut digitus initium est maximae arteriae, venae ca-<text:line-break/>vae et spinalis medullae. Haec enim funt ceu caudices<text:line-break/>quidam, alius arteriarum, alius venarum,, alius nervo-<text:line-break/>rum. Proinde forsitan, qui hanc orationem introducit, ue-<text:line-break/>qne germina arborum, neque extrema radicum initia stir-</text:span></text:p>
      <text:p text:style-name="P7"><text:span text:style-name="T2">pis dicere vereretur, etsi radicum extrema initia alimenti<text:line-break/>arboris dici possint, quemadmodum venac in ventrem<text:line-break/>pertinentes </text:span><text:span text:style-name="T15">et </text:span><text:span text:style-name="T2">arteriae, quae in pulmones disperguntur;</text:span><text:span text:style-name="T3">2<text:line-break/></text:span><text:span text:style-name="T15">simpliciter </text:span><text:span text:style-name="T2">autem </text:span><text:span text:style-name="T15">omnia </text:span><text:span text:style-name="T2">venarum extrema dicere princi-<text:line-break/></text:span><text:span text:style-name="T15">pia absurdissimum est, quum </text:span><text:span text:style-name="T2">nullum ipsorum praeter com-<text:line-break/></text:span><text:span text:style-name="T15">prehensa </text:span><text:span text:style-name="T2">sit neque </text:span><text:span text:style-name="T15">alimenti </text:span><text:span text:style-name="T2">neque facultatis dispensan-<text:line-break/></text:span><text:span text:style-name="T15">tis </text:span><text:span text:style-name="T2">initium; sic </text:span><text:span text:style-name="T15">enim omnis </text:span><text:span text:style-name="T2">pars erit initiuin. At si<text:line-break/></text:span><text:span text:style-name="T15">quaedam extremorum principia </text:span><text:span text:style-name="T2">dicunt, quaedam </text:span><text:span text:style-name="T15">vero non<text:line-break/>principia, hypothesim statuunt nulla </text:span><text:span text:style-name="T2">munitam demonssea-<text:line-break/></text:span><text:span text:style-name="T15">tione. </text:span><text:span text:style-name="T2">Cur enim </text:span><text:span text:style-name="T15">magis haec illorum putanda </text:span><text:span text:style-name="T2">sunt princi-<text:line-break/></text:span><text:span text:style-name="T15">pia, veluti quae lu cerebro sunt, eorum quae in pulmone,<text:line-break/>utque horum quae in jecore aut liene</text:span><text:span text:style-name="T2">, . ac illorum quae<text:line-break/></text:span><text:span text:style-name="T15">in </text:span><text:span text:style-name="T2">alia </text:span><text:span text:style-name="T15">quadam parte aut </text:span><text:span text:style-name="T2">viscere </text:span><text:span text:style-name="T15">habentur? </text:span><text:span text:style-name="T2">Ego quum<text:line-break/></text:span><text:span text:style-name="T15">hunc sermonem adulescentulus a praeceptore </text:span><text:span text:style-name="T2">Pelope </text:span><text:span text:style-name="T15">au-<text:line-break/>direm, qui cerebrum omnium vasorum </text:span><text:span text:style-name="T2">initium ostendere<text:line-break/></text:span><text:span text:style-name="T15">conabatur, neque statim ejus sententiae accessi, neque<text:line-break/>postca repetens apud me probavi. Porro quae a'capite<text:line-break/>deserri quatuor venarum paria dicuntur, lutcrscrta mihi</text:span></text:p>
      <text:p text:style-name="P55">ridentur commentariis, qui Hippocrati inscribuntur,<text:line-break/>et manifesto adornata; nihil enim de his ostendi potest,<text:line-break/>etsi . pleraque 'alia de venis ab Hippocrate tradita, quae<text:line-break/>omnia in opere de anatome Hippocratis conscripsi, ana-<text:line-break/>tomicis viris in consesso sunt, et a nobis etiam ostendun-<text:line-break/>tur.Quatuor autem illa paria, praeter quod a nullo ana-<text:line-break/>tomicorujn dicuntur, neque ostenduntur a quoquam, sed<text:line-break/>nonnulli eorum., qui ipsa ponunt, credere se Hippocrati<text:line-break/>pronunciant,.quamvis hi ostendere haud possint; ceu de ra-<text:line-break/>tume, comprehensibili, non sensibili, disputantes, nonnulli<text:line-break/>ostensuros fepromittunt,.ostenderunt autem nunquam. Quod<text:line-break/>igitur in alio, quodam libro ex .iis, qui spurii sunt, mani-<text:line-break/>fest» quatuor venarum paria scribuntur,, non est mirum.<text:line-break/>Inveniuntur etiam in.sure libelli de natura hunrana, sc-<text:line-break/>cundi aniem ejus,, qui est de victus ratione, cui opuscu-<text:line-break/>lo anatomen inseruerunt, quae nulla ratione cum nictus<text:line-break/>ratione conjuncta est. Multo euinr probabilius erat, non</text:p>
      <text:p text:style-name="P70">huic libri parti, fed priori ipsam connectere. At enim<text:line-break/>qui hoc fecerit, putabat posse itu'latere magis, si fini ad-<text:line-break/>scripsisset. Quod autem neque priori parti hanc adaptan-<text:line-break/>di rationem habebat, constat omnibus, qui librum lege-<text:line-break/>runti Quaerit enim in eo naturam hominis, quae ex de-<text:line-break/>mentis, non ex dissectione apparet. - Caeterum quod non<text:line-break/>sit germana neque Hippocratis neque PoIybi commemo-<text:line-break/>ratarum venarum anatome, etiam ante nos alii demon-<text:line-break/>strarunt, et nos, si Deus concesserit aliquando de genuinis<text:line-break/>Hippocratis commentariis tractare, pIuribus ostendemus;<text:line-break/>quae sit Hippocratis sententia de venarum principio,<text:line-break/>quam ex opere de alimento licet capere, item ex secun-<text:line-break/>do de morbis vulgaribus. Sed hoc in posterum disseratur.<text:line-break/>Quippe, quod desii dicere, prius offendere decrevi, . quod’<text:line-break/>et in plantis initium tum generationis tum dispensatio-<text:line-break/>nis majora corpora initiorum existant, et in animantibus<text:line-break/>consimiliter. Revertor enim rursus ad Pelopem, qui ce-</text:p>
      <text:p text:style-name="P7"><text:span text:style-name="T1">rebrum </text:span><text:span text:style-name="T2">omnium esse nervorum originem concedit. Fatetur<text:line-break/>igitur et </text:span><text:span text:style-name="T1">ipse, </text:span><text:span text:style-name="T2">nervos duos ex cerebro prodeuntes oculo-<text:line-break/>rum musculis distribui, ex uno crassoque processu in exi-<text:line-break/>guos numeroscsque ramulos exeuntes. His adhuc magiis<text:line-break/>crassum subscquens. par exoritur, sed in plerasque exi-<text:line-break/>guas propagines secatur, faciei et oris partibus dispensa-. -<text:line-break/>tiun, quemadmodum et quod post ipsum. At ne tempus<text:line-break/>conteram, spinalis medulla propaginem de se mittere ipsi<text:line-break/>ridetur, et esse tanquam caudex quidam numerosae subo-<text:line-break/>lis nervorum instar ramorum ex ea procedentium. Haec</text:span><text:span text:style-name="T3">-<text:line-break/></text:span><text:span text:style-name="T2">itaque vera sunt et iis, quae evidenter apparent, respon-<text:line-break/>dent. At quod exigua magnorum sint initia, pugnat sa-<text:line-break/>ne etiam cum iis, quae in nervis conspiciuntur. Semper<text:line-break/>enim in his majora minorum suut principia. At resta-,<text:line-break/>gatur, ut dictum est, et iis, quae stirpes repraesentant,'<text:line-break/>et praeterea quae arteriae et cor. Impudentia enim orn-<text:line-break/>nino est aliud ‘viscus quoddam arteriarum principium sta-<text:line-break/>tuere; quippe apparent arteriae, priusquam ex. animali ex-</text:span></text:p>
      <text:p text:style-name="P55">cindantur, motum perdere manifesto, funiculo interceptae,<text:line-break/>nondum tamen feparatae forasque eductae. At folurn cor<text:line-break/>omnibus lu animali partibus exemptum diutissime .natura-<text:line-break/>lem retinet functionem, ceu initium motus tum sibi, tum<text:line-break/>iis, quae ab ipso proficiscuntur. Arteriae autem ab eo se-<text:line-break/>gregatae aut funibus aut fectionibus una cum affectu<text:line-break/>etiam motum perdunt At si impudens est dicere, arterias<text:line-break/>aliunde auspicari, maximae arteriarum partcs minorum fient<text:line-break/>principia. Latissimae igitur omnium animantis arteriarum<text:line-break/>existunt, quae ex corde proficiscuntur, erassissima autem et ner-<text:line-break/>vorum principia, quemadmodum in stirpibus crassissimus sane<text:line-break/>caudex omnium ramorum, crassissima vero ipsa radicatio om-<text:line-break/>nium radicum. Nomino autem radicationem inferiorem par-<text:line-break/>tem, quam paulo unte indicabam stirpis esse initium. At<text:line-break/>mihi videtur etiam Hippocrates lude ad animantia transerens<text:line-break/>nomen radicationem dixisse arteriarum sane cor, venarum<text:line-break/>autem jecur. Quemadmodum enim a rusticatione stirpium</text:p>
      <text:p text:style-name="P7"><text:span text:style-name="T2">radices quidem infra, truncus autem sursum vergit, ita<text:line-break/>ex corde tum quae lu pulmonem, tum quae in totuni<text:line-break/>animal dispergitur, ex jecinore. autem et quae’ lu ven-<text:line-break/>trem , et quae in totum corpus diffunditur. Radicibus igi-<text:line-break/>tur similes sunt venae, quae ad vcntrem pertinent, sicut<text:line-break/>et hoc Hippocrates ipse indicavit hisce verbis: Ut enim<text:line-break/>arboribus terra, sic animantibus venter esi, quoniam vel-<text:line-break/>uti truncus cava vena existit, ex gibbis jecinoris parti-<text:line-break/>bus producta, verum' a jecore rccta ad utrasque animan-<text:line-break/>tis partes, superiorem et inscriorem, excurrens.' Proinde<text:line-break/>latissima ipsius est quae infra jecur portio , minus autem<text:line-break/>lata, quae per septum transversum sursum tendit, harum<text:line-break/>autem utraque minor, quae cordi inseritur</text:span><text:span text:style-name="T1">; </text:span><text:span text:style-name="T2">quanquam, si<text:line-break/>esset cor venae cavae, sicut et magnae arteriae, initium,<text:line-break/>maxima esset, opinor, ei continua venae portio.</text:span></text:p>
      <text:h text:style-name="Heading_20_2" text:outline-level="2"><text:span text:style-name="T41">C</text:span>ap. IV.</text:h>
      <text:p text:style-name="P64">At si quis putet, cor venis facultatem sup-<text:line-break/>peditare, materiam vero jecur, (inde enim sanguis prove-<text:line-break/>nit,) idecque latiorem esse inferiorem ventriculum supe-<text:line-break/>riori, quod plures partes inferiores jecoris existant, qui-</text:p>
      <text:p text:style-name="P7"><text:span text:style-name="T15">bus </text:span><text:span text:style-name="T1">necessarium est </text:span><text:span text:style-name="T15">omnibus alimentum </text:span><text:span text:style-name="T1">suppeditare, </text:span><text:span text:style-name="T15">hic<text:line-break/>mihi videtur per ea, quae statuit, concedere quae ,non<text:line-break/>vult; nam ex jecore sanguinem irrumpere quid aliud<text:line-break/>est, quam facultatem in hoc viscere contineri sanguinis<text:line-break/>effectricem ? Si igitur animantis nutriendi gratia sangui-<text:line-break/>nis est generatio, in jecore autem sanguis gignitur, nu-<text:line-break/>tricis facultatis initium lioc viscus, non cor, erit. Nempe<text:line-break/>quod materiem idoneam alendo toti corpori prospicit, hoc<text:line-break/>bona ratione initium est facultatis et nutricis et vegetati-<text:line-break/>vae, quemadmodum, opinor, etiam in stirpibus illa pars,<text:line-break/>quam radicationenr appellaurus. Trahit enim ad sc per<text:line-break/>numerosas radices ex terra alimentum, transmittitque ela-<text:line-break/>boratum prius toti stirpi per truncum.. Si namque ejus-,<text:line-break/>dem facultatis, quemadmodum et pulsatoriae, initium cor<text:line-break/>statuerimus, ex superfluo jecur natura, quae nihil fru-<text:line-break/>stra operatur, fabricata est; quippe licebat in .corde ali-<text:line-break/>mentum sanguinis naturam, induere.. Verum .ceu irj nia-.<text:line-break/>gnuin opus ministri cujusdam instar jecur natura cordi</text:span></text:p>
      <text:p text:style-name="P5"><text:span text:style-name="T2">adjunxit, qni alimentum prius ipsi praepararet, quem ad-<text:line-break/>modum ventriculus jecori. Probabilis quidem sermo est,<text:line-break/>non tamen verus. Siquidem apparet, jecur non tanquam<text:line-break/>mluister domino materiam praeparare, sed veluti ipfe<text:line-break/>dominus potestatem habens ipsum distribuendi. .Porro evi-<text:line-break/>dentia exempla </text:span><text:span text:style-name="T1">lu </text:span><text:span text:style-name="T2">ipso animantis corpore licet conspica-<text:line-break/>ri. Omnia igitur, quae materias aliis praeparant, illis<text:line-break/>easdem integras tuentur, </text:span><text:span text:style-name="T1">ac </text:span><text:span text:style-name="T2">neque ex pulmone alia quac-<text:line-break/>dam via alibi sectu est praeter unam in cor pertinen-<text:line-break/>tem, neque ex ventriculo et intestinis alio praeterquam<text:line-break/>lu jecur</text:span><text:span text:style-name="T1">, </text:span><text:span text:style-name="T2">neque ex plexu retiformi alio quam in cere-<text:line-break/>brum, neque ex vasis femen praeparantibus lu aliud<text:line-break/>quoddam praeterquam testes, lta vero meatus omnes bi-<text:line-break/>liosum humorem congregantes in unum vas deseruntur,<text:line-break/>nempe vesicam jecori proximam; lude lu jejunum intesti-<text:line-break/>num illum mittunt, quemadmodum renes urinam in unum<text:line-break/>nitnirunr vesicam propellunt. Neque igitur jecur;si, ut</text:span></text:p>
      <text:p text:style-name="P7"><text:span text:style-name="T2">cordi </text:span><text:span text:style-name="T1">sanguinem </text:span><text:span text:style-name="T2">praepararet, </text:span><text:span text:style-name="T1">a natura creatum </text:span><text:span text:style-name="T2">est; dls-<text:line-break/>tribuepe ipsum sernielaboratum credetur; neque enim mi-<text:line-break/>nistri tale opus, fed ducis et praefecti, neque materiae<text:line-break/>non fatis elaboratae affectus, quippe inluistri est </text:span><text:span text:style-name="T15">folum<text:line-break/></text:span><text:span text:style-name="T2">praeparare, materiae imperfectae est non distiibui. Atqui<text:line-break/>nequc ut minister jecur, fed ut dominus, neque ut mate-<text:line-break/>riarn imperfectam, fed sanguinem distribuere creditum est:<text:line-break/>Omnes enim quae infra scptum transversum </text:span><text:span text:style-name="T15">animantis<text:line-break/></text:span><text:span text:style-name="T2">funt partes a jecore citra controversiam sanguinem </text:span><text:span text:style-name="T15">obti-<text:line-break/></text:span><text:span text:style-name="T2">nent, etsi plures dimidia ipfarum parte existaut. </text:span><text:span text:style-name="T15">Clarius<text:line-break/></text:span><text:span text:style-name="T2">autem, si et ipsum septum transversum et membranam cor<text:line-break/>integentem una cum aliis membranis vicinis, tum </text:span><text:span text:style-name="T15">quae<text:line-break/></text:span><text:span text:style-name="T2">thoracem luterfepimit, tum quae </text:span><text:span text:style-name="T15">pulmonem </text:span><text:span text:style-name="T2">ambiunt, </text:span><text:span text:style-name="T15">alis-<text:line-break/></text:span><text:span text:style-name="T2">' mentum haurire ex cava vena, priusquam ad cor per- '<text:line-break/>veniat, a dissectione edocti suerimus, </text:span><text:span text:style-name="T15">sciemus, </text:span><text:span text:style-name="T2">plures ani-<text:line-break/></text:span><text:span text:style-name="T15">malis </text:span><text:span text:style-name="T2">partes ex jecore </text:span><text:span text:style-name="T15">nutriri, et palam, et sine contro-<text:line-break/></text:span><text:span text:style-name="T2">versia. Ostendetur enim </text:span><text:span text:style-name="T15">paulo post, et superiorem cura<text:line-break/>dis </text:span><text:span text:style-name="T2">portionem totam ex </text:span><text:span text:style-name="T15">jecore alimentum recipere. Sed</text:span></text:p>
      <text:p text:style-name="P5"><text:span text:style-name="T2">indubitatum jam sit, inferiorem cordis regionem ex illo<text:line-break/>Jmtriri, imo et ipsius thoracis inferiores omnes partes.<text:line-break/>Attestatur huic sermoni </text:span><text:span text:style-name="T1">etiam </text:span><text:span text:style-name="T2">inter alia universa, quae in<text:line-break/>anatomis apparent, primum </text:span><text:span text:style-name="T1">et </text:span><text:span text:style-name="T2">maximum</text:span><text:span text:style-name="T1">, </text:span><text:span text:style-name="T2">nempe excre-<text:line-break/></text:span><text:span text:style-name="T34">• </text:span><text:span text:style-name="T2">mentorum sanguinis expurgatio. Tanquam enim absolu-<text:line-break/>tae humoris generationi et congruam speciem obtinenti<text:line-break/>recrementorum instrumenta purgantia natura fabricata<text:line-break/>est, renes, lienem, vesicam bilis receptricem, neque licet<text:line-break/>quartum aliud alimenti excrementum ne cogitare quidem,<text:line-break/>vel materiae qualiscunque a calore mutatae, verum plu-<text:line-break/>rimum tria innuero funt, id quod in’ aliis jam operibus<text:line-break/>ostensum est, rurfusque • ostendetur lu praesenti .commen-<text:line-break/>tario sermonis processu. Nunc autem dictum est, us<text:line-break/>nihil veri relinquatur; verum praesentia fidem ex illo<text:line-break/>uon requirunt; quippe constat, quod renum et sellis vesi-<text:line-break/>cae functio est sanguinem expurgare. In corde neque<text:line-break/>aliud quoddam purgans instrumentum .natura fecit, neque</text:span></text:p>
      <text:p text:style-name="P7"><text:span text:style-name="T2">linm machinata est humorem; similis namque sanguis est<text:line-break/>et*qui in dextro cordis sinu, et qui in omnibus venis<text:line-break/>per totum animal continetur, quemadmodum et qui </text:span><text:span text:style-name="T1">lu<text:line-break/></text:span><text:span text:style-name="T2">arteriis universis habetur, ei respondet, qui' in sinistro<text:line-break/>sinu existit. Hic itaque plerumque tenuior est et fla-<text:line-break/>vior, nonnunquam e contrario crassior et nigrior,, scm-<text:line-break/>per vero calidior ipse est. At qui in dextro sinu .conti-<text:line-break/>netur sanguis, eandem speciem habet, quam omnis alius, .<text:line-break/>et is qui in jecore habetur, tanquam nihil singulare ac<text:line-break/>eximium in dextro sinu acquirat. Maxima autem sides,<text:line-break/>jecur nullum humorem in animalis partium nutritionem<text:line-break/>cordi praeparare, sed ipsum universum ejus speciem ab-<text:line-break/>solvere, quod una sit vena, quae ex jecore aut corde pro-<text:line-break/>cedat, altera vero non item contra enascatur ex alia ip-<text:line-break/>soruni parte, quae elaboratum humorem in totum corpus<text:line-break/>deducat, etsi alia quidem arteria introducat, .alia educat<text:line-break/>spiritum. Videtur enim natura non eisdem uti valla et</text:span></text:p>
      <text:p text:style-name="P55">ud semielaboratas materias et omnino confectas, imo ne<text:line-break/>eisdem quidem viis. Neque enim fieri potest, ut simul<text:line-break/>Iemicoctum alimentum ex jecore in cor dispensetur, simul<text:line-break/>jam elaboratum per eundem viam deferatur , verum esset<text:line-break/>ornnluo alia quidem vena, quae scmicoctum inveheret, alia,<text:line-break/>quae cxacte elaboratum educeret; nunc autem invehit<text:line-break/>quidem aliqua, nulla autem deducit praeter eam, quae<text:line-break/>in pulmonem pergit, de qua uberius in libris de usu<text:line-break/>partium considerabimus, causam ludagantes, cur ex corde,<text:line-break/>non ex cava vena natura lu pulmonem inseruit aliam<text:line-break/>venam, quae viscus enutriat ..</text:p>
      <text:h text:style-name="Heading_20_2" text:outline-level="2">Cap. V.</text:h>
      <text:p text:style-name="P64">Requirit autem maxime, si quis alius fer-<text:line-break/>ino, certe hic nobis propositus id, quod in dissectionibus<text:line-break/>apparet. Non folum enim nulla vena appuret, quae ex<text:line-break/>corde in inferiores partes deferatur, praeterquam quae<text:line-break/>ex jecore fanguinem sinfum educit, imo 'neque iu supe-<text:line-break/>riorcm cordis regionem vena ulla pervenit, quoniam ca-<text:line-break/>va vena a jecore recta ad jugulum emergit, atque hujus</text:p>
      <text:p text:style-name="P7"><text:span text:style-name="T2">ramus quidam est ille, qui cordi </text:span><text:span text:style-name="T1">inseritur, et </text:span><text:span text:style-name="T2">ex illo ipsa<text:line-break/>non oritur. At notu evidentissima est, quae in grandi<text:line-break/>arteria conspicitur. Hanc quum viderit aliquis, velim sic<text:line-break/>ad cavam venam pergeret; una namque arteria maxima<text:line-break/>ex sinistro cordis sinu procedens manifesto in utrasque<text:line-break/>divaricatur arterias, tum eam, quam sursum ad caput,<text:line-break/>tum eam, quam ad spinam deferri videmus. Ita igitur<text:line-break/>conveniebat et venam, quae ex dextro sinu enufcitur, ma-<text:line-break/>nifesto lu utrasque partes propagari. Verum non ita ap-<text:line-break/>paret, fed ab ea, quae sursum tendit .ex jecore lu cor,<text:line-break/>distribuitur. Quomodo igitur- adhuc dextrum cordis ven-<text:line-break/>triculum venarum esse principium, quemadmodum finisse-<text:line-break/>riorern arteriarum, opinari quis poterit? nam lu dissimili-<text:line-break/>bus notis dissimilem esse indicationem oportet At si ali-<text:line-break/>cui videatur exigua esse processus vnsorum nota, quamvis<text:line-break/>exigua non sit, certe illam, fat scio, non exiguam esse<text:line-break/>dicet, quod multa animalium dextro cordis sinu careant;<text:line-break/>proindeque existimari non potest, cavam venam ex hoc pro-</text:span></text:p>
      <text:p text:style-name="P87">* J.<text:tab/> i</text:p>
      <text:p text:style-name="P6"><text:span text:style-name="T2">cedere ventriculo, quum lu permultis animalium generi--<text:line-break/>.bus jecur quidem existat </text:span><text:span text:style-name="T1">et </text:span><text:span text:style-name="T2">cava vena, sinus autem dex-<text:line-break/>ter nequaquam. Quae igitur sint et quot animantium<text:line-break/>genera, in quibus dextrum non esse cordis suium affirmem,<text:line-break/>quum numero ea persequi nequeam, commune in ipsis<text:line-break/>caput .inveni, dissectis multis varii generis animalibus.<text:line-break/>Inest autem ipsis eximium, quod non omnibus contingit<text:line-break/>aquatilibus, puta non respirare ex aere, neque habere<text:line-break/>pulmonem. Hcc enim hucusque in omnibus animantium<text:line-break/>generibus observavi, dextrum cordis sinum .simul cum<text:line-break/>pulmone et perire et generari. Porro disquisivi longo tem-<text:line-break/>pore etiam ipsorum causam, ac scripsi, quae mihi visa<text:line-break/>sunt consentanea, </text:span><text:span text:style-name="T24">lu </text:span><text:span text:style-name="T2">opere de usu partium. Culices igi-<text:line-break/>tur, et mulcas, et lumbricos, et apes, et formicas neque<text:line-break/>dissecui neque dissecare aggrederer. Quum enim in gran-<text:line-break/>dibus animalibus multus dissecturum errores inveniam,<text:line-break/>consentaneum est scilicet in minoribus magis eos aberrasse.</text:span></text:p>
      <text:p text:style-name="P7"><text:span text:style-name="T2">Sane mullum fuit eorum, quae ego in Iiunc.usque difeni<text:line-break/>dissecui, in quo non esset cor, jecur, cava vena et</text:span><text:span text:style-name="T3">1<text:line-break/></text:span><text:span text:style-name="T2">magna arteria; ac apparet, quemadmodum arteria ex cor-'<text:line-break/>de', sic vena ex jecinore perpetuo oriri, etsi neutiquarn<text:line-break/>dextrum cor ventriculum habeat, eoque videtur in'ramos<text:line-break/>fcissa, ubi septum transversum subter cor permeaverit;<text:line-break/>sicuti in aliis, quum propter jugulum venerit. In aliis<text:line-break/>animantibus non paucis est quidem dexter ventriculus,<text:line-break/>verum nihilominus cava vena in magnos duos ramos<text:line-break/>diffindi apparet, priusquam ad cor pervenerit; atque hoc<text:line-break/>prope omnibus</text:span><text:span text:style-name="T3">1</text:span><text:span text:style-name="T2"> volatilibus inest, omnibusque serpentibus,<text:line-break/>atque pedestrium non paucis. Quare plurima animantia<text:line-break/>cavam venam manifesto ex jecore habent exorientem,<text:line-break/>quippe evidenter apparet utrimque propaginis duplo la-<text:line-break/>tum vas, quod ex illo viscere procedit; tanquarn simul<text:line-break/>histiriam cava vena inibi divaricata. Quod si latior quan-<text:line-break/>doque altera propago altera in animali quodam appa-<text:line-break/>reat, ambae tamen simul cavae venae palam funt aequa-</text:span></text:p>
      <text:p text:style-name="P55">les, tantum non voce declarantes, hanc venam veluti cau-<text:line-break/>dicem quendam esse, ipsus vero ab ea discissas nasci tau-<text:line-break/>quam ramos quosdam, aut etiam surculos. At non folum cava<text:line-break/>vena ex gibbis jecoris partibus processit, verum etiam ex cavis<text:line-break/>altera vena, quam alii portas jecoris appellant, alii portis vici-<text:line-break/>nam. Non enim totam venam portas esse, fed quantumprima<text:line-break/>ipsius'portio ex jecore emergit, quae etiam omnium la-<text:line-break/>tissima est; nam ab ipsa vas in ambas partes dispensatur,<text:line-break/>tum lu cavas jecoris partes omnes, tum in ventris partes<text:line-break/>et omentum nuncupatum. Venarum, quae plurimae in<text:line-break/>his omnibus existunt, nulla cordi est continua; quod<text:line-break/>quum aliquis veritatis studiosus audivisset, adrnirabatur,<text:line-break/>et sermoni fidem non adhibebat, volebatque id, quod di-<text:line-break/>citur, sibi demonstrari, ac postquam aluisset, damnabat<text:line-break/>vehementer eos, qui cor venarum esse principium pro-<text:line-break/>nunciarunt. Quemadmodum, si unam quamlibet in toto<text:line-break/>animante’ venam segregatam adeo invenerimus, ut neque<text:line-break/>ipsi conjungatur jecori, neque alicui venarum ab eo pro-</text:p>
      <text:p text:style-name="P7"><text:span text:style-name="T2">cedentium, non pronunciaremus, </text:span><text:span text:style-name="T1">venae illius </text:span><text:span text:style-name="T2">primordium<text:line-break/>esse jecur, ita, quoniam nunc non unam, neque duas fo-<text:line-break/>Iurn, sed innumerabilem quandam multitudinem invenia-<text:line-break/>mus nullam cum corde habere continuitatem, non, opi-<text:line-break/>nor, dixerimus, </text:span><text:span text:style-name="T15">illarum </text:span><text:span text:style-name="T2">venerum cor esse principium., Me-<text:line-break/>rito igitur dicta est radicatio venarum esse jecur, arteria-<text:line-break/>rum cor, arboris ea pars, quae regioni, in qua semen pro-<text:line-break/></text:span><text:span text:style-name="T15">jectum </text:span><text:span text:style-name="T2">fuerit, respondet In omnibus enim his radicatio<text:line-break/></text:span><text:span text:style-name="T15">totius </text:span><text:span text:style-name="T2">est principium non primariae generationis tantum,<text:line-break/></text:span><text:span text:style-name="T15">fed </text:span><text:span text:style-name="T2">etiam praesentis dispensationis. Quod autem id ipsum,<text:line-break/>quod in anatome apparet, cogit etiam contraria opinan-<text:line-break/>•tes invitos verum fateri, hinc potissimum duces. Nullus<text:line-break/>anatomicorum, quum dissectionem venarum scribere aggre-<text:line-break/>deretur, aliud initium disciplinae idoneum potuit facere,<text:line-break/>jecore praetermisso, verum sive dubitare de principio se<text:line-break/></text:span><text:span text:style-name="T15">dixit, </text:span><text:span text:style-name="T2">ut Herophilus, </text:span><text:span text:style-name="T15">sive </text:span><text:span text:style-name="T2">cognitionem ipsius habere, ut<text:line-break/></text:span><text:span text:style-name="T15">alii </text:span><text:span text:style-name="T2">multi et noster </text:span><text:span text:style-name="T15">Pelops, </text:span><text:span text:style-name="T2">tamen disciplinam fere om-<text:line-break/></text:span><text:span text:style-name="T15">nes </text:span><text:span text:style-name="T2">de jecore instituerunt Ac maxime mirabile et lucre-</text:span></text:p>
      <text:p text:style-name="P7"><text:span text:style-name="T2">dibile quid Pelopi accidit, qui in uno opere venarum<text:line-break/>principium cerebrum .astruxit, dissectionemque ipsarum<text:line-break/>scribens a jecore </text:span><text:span text:style-name="T15">incepit</text:span><text:span text:style-name="T2">, in secundo </text:span><text:span text:style-name="T15">quidem </text:span><text:span text:style-name="T2">commenta-<text:line-break/>iio Hippocraticarum introductionum ' admodum strenue<text:line-break/>certans , ut cerebrum non modo nervorum, sed<text:line-break/>etiam venarum et arteriarum principium ossendat, in<text:line-break/>tertio autem dissectionis venarum a jecore auspicatus,<text:line-break/>quemadmodum et alii prope omnes unatornici convenien-<text:line-break/>ter scribunt, nam ad disciplinam hoc viscus initium fieri<text:line-break/>putant sermoni. Miror autem ipsos, si citra causam natura-<text:line-break/>lem idoneum ipfum ad disciplinam esse arbitrantur. Ego<text:line-break/>etenim novi et hoc unum inter ea, quae omnibus </text:span><text:span text:style-name="T15">in<text:line-break/></text:span><text:span text:style-name="T2">confesso sunt, nempe nihil eorum, quae facta sunt </text:span><text:span text:style-name="T15">et<text:line-break/></text:span><text:span text:style-name="T2">quae fiunt, causae esse expers, • Quod si igitur dubitare </text:span><text:span text:style-name="T15">se<text:line-break/></text:span><text:span text:style-name="T2">fatentur de omnibus occultis similiter empiricis, neque<text:line-break/>milii adversus eos disputatio quaedam erit, ut qui </text:span><text:span text:style-name="T15">nec<text:line-break/></text:span><text:span text:style-name="T2">initium ipsorum inquirant, neque similiter disseceuti </text:span><text:span text:style-name="T15">At<text:line-break/></text:span><text:span text:style-name="T2">si rationem se habere affirment, ex qua ea, quae </text:span><text:span text:style-name="T15">sensum.</text:span></text:p>
      <text:p text:style-name="P7"><text:span text:style-name="T2">subterfugiunt, inveniunt: cur' non hujus ipsius primum<text:line-break/></text:span><text:span text:style-name="T15">quod </text:span><text:span text:style-name="T2">dicunt, causam inspexerunt; 'idoheumne est ad die<text:line-break/></text:span><text:span text:style-name="T15">sciplinam, a </text:span><text:span text:style-name="T2">jecore venarum dissectionem in sermone lu-<text:line-break/>cepisse sine causa, o viri sapientissimi? An quoniam om-<text:line-break/>nino natura </text:span><text:span text:style-name="T15">aliis </text:span><text:span text:style-name="T2">excellit ad disciplinae initium accom-<text:line-break/>modatius </text:span><text:span text:style-name="T15">est? Quae </text:span><text:span text:style-name="T2">autcm sit </text:span><text:span text:style-name="T15">illius </text:span><text:span text:style-name="T2">eminentia, inquirere<text:line-break/>aequum est, </text:span><text:span text:style-name="T15">non otiose </text:span><text:span text:style-name="T2">neque </text:span><text:span text:style-name="T15">segniter </text:span><text:span text:style-name="T2">praeterire. Porro<text:line-break/></text:span><text:span text:style-name="T15">initium </text:span><text:span text:style-name="T2">inventionis id ipsum puto exhibiturum, quod ab<text:line-break/></text:span><text:span text:style-name="T15">omnibus confessum </text:span><text:span text:style-name="T2">est </text:span><text:span text:style-name="T15">anatomicis, qui </text:span><text:span text:style-name="T2">affirmant, </text:span><text:span text:style-name="T15">ipsum </text:span><text:span text:style-name="T2">ad<text:line-break/></text:span><text:span text:style-name="T15">disciplinae initium </text:span><text:span text:style-name="T2">esse </text:span><text:span text:style-name="T15">accommodum. </text:span><text:span text:style-name="T2">Etsi enim nullius<text:line-break/></text:span><text:span text:style-name="T15">alterius, </text:span><text:span text:style-name="T2">hujus saltem rationem nobis poterunt reddere,<text:line-break/></text:span><text:span text:style-name="T15">cur </text:span><text:span text:style-name="T2">dicant, idoneum ad </text:span><text:span text:style-name="T15">disciplinae luitium </text:span><text:span text:style-name="T2">existere, neque<text:line-break/></text:span><text:span text:style-name="T15">quod </text:span><text:span text:style-name="T2">colore rubrum est, neque quod fibris comprehen-<text:line-break/>sum, neque quod in una ipsarum fellis vas exporrectum<text:line-break/></text:span><text:span text:style-name="T15">est, </text:span><text:span text:style-name="T2">neque </text:span><text:span text:style-name="T15">propter hujusmodi aliud ullum, </text:span><text:span text:style-name="T2">scd </text:span><text:span text:style-name="T15">quia </text:span><text:span text:style-name="T2">om-<text:line-break/></text:span><text:span text:style-name="T15">nes </text:span><text:span text:style-name="T2">ei </text:span><text:span text:style-name="T15">continuae venae existunt. Atqui </text:span><text:span text:style-name="T2">neque </text:span><text:span text:style-name="T15">alterius<text:line-break/>cujusquam haec ipsa nota est praeterquam initii; neque<text:line-break/>enim propter aliud quippiam nervorum dissectionis </text:span><text:span text:style-name="T2">alte-</text:span></text:p>
      <text:p text:style-name="P55">rum disciplinae initium facere licet cerebro praetermisso,<text:line-break/>quam quia initiunr herum existat. Hoc enim non con-<text:line-break/>cesso , nemo aliam poterit invenire causam, neque pro-<text:line-break/>pter quid arteriarum- dissectionis cor; nam initium a na-<text:line-break/>tura constitutum etiam disciplinam a. sc ipso cogit fieri;<text:line-break/>neque enim, si quis aquae distributionem, quae in civita-<text:line-break/>tem introducitur, volet exponere,- initium narrationis<text:line-break/>aliunde poterit facere, primo ingressu praetermisso, fed<text:line-break/>necessitas omnis cogit hunc, regionem illam urbis praefa-,<text:line-break/>tum, intra quam prius a foris aqua pervenit, ab illa sub- .<text:line-break/>sequentem totam narrationem exordiri. Quare inquiren-<text:line-break/>dum non est aliud rei naturae principium,, aliud ipsius<text:line-break/>disciplinae; nam secundum rei naturam disciplina lustla<text:line-break/>tuta idem habet cum eo quod docetur initium, . neque<text:line-break/>licet recte volenti exponere vel generationem, factorum,<text:line-break/>vel distributionem eorum, quae dispensantur, aliud priu-<text:line-break/>cipium commodius quam verum adinvenire. Siquidem<text:line-break/>domus generatio primum cogit meminisse fundamentorum,</text:p>
      <text:p text:style-name="P7"><text:span text:style-name="T2">naxis carinae; ita etiam si urbis, aut gentis, </text:span><text:span text:style-name="T1">aut </text:span><text:span text:style-name="T2">exerci-<text:line-break/>tus gubernationem cogites percensere, necesse erit primi<text:line-break/>initii in unoquoque meminisse. Mirari itaque ratio est<text:line-break/>eos, qui docere se quidem recte aliunde sumpto initio<text:line-break/>posse asseverant, ignorare autem verum venarum princi-<text:line-break/>pium et verum rei initium. Sed sive recte quis docet,<text:line-break/></text:span><text:span text:style-name="T34">a </text:span><text:span text:style-name="T2">naturae princinio exordietur, sive verum principium<text:line-break/>novit aliquis disciplinae, non ignorat.</text:span></text:p>
      <text:h text:style-name="Heading_20_2" text:outline-level="2">Cap. VI.</text:h>
      <text:p text:style-name="P48"><text:span text:style-name="T2">Sufficiunt itaque et haec ad venarum<text:line-break/>principii demonstrationem. Jam nihilominus et illa, quae<text:line-break/>dicentur a me, sinua sunt indicia ejus</text:span><text:span text:style-name="T1">, </text:span><text:span text:style-name="T2">quod cor neuti-<text:line-break/></text:span><text:span text:style-name="T24">quam </text:span><text:span text:style-name="T2">sit neque initium sanguinis totum corpus nutrientis<text:line-break/>opifex, neque instrumentorum ipsius. Ostendam autem<text:line-break/>utrumque seorsim, ac. prius, quod non sit animanti sangui-<text:line-break/></text:span><text:span text:style-name="T24">nis </text:span><text:span text:style-name="T2">nutrientis initium. At cur iterum nutrientis adjectum<text:line-break/></text:span><text:span text:style-name="T24">est iu. </text:span><text:span text:style-name="T2">oratione? quia ostendebam, me non negare, in cor-</text:span></text:p>
      <text:p text:style-name="P7"><text:span text:style-name="T15">de generari alium quendam sanguinem, alium animanti-<text:line-break/>bus usum exiiibentem; sed quod nunc est 'propositum,<text:line-break/>eum, a quo omnia animantis membra nutriuntur, ex je-<text:line-break/>core, non ex corde proficisci, monstraturum polliceor,<text:line-break/>ab iis, quae ex anatome apparent, sermonem .exorsus,<text:line-break/>quod maxime pugnat cum Erasistrateis, qui nunc nos di-<text:line-break/>cunt paradoxa et nova astruere. Porro dictum est </text:span><text:span text:style-name="T24">ab<text:line-break/></text:span><text:span text:style-name="T15">Erasistrato </text:span><text:span text:style-name="T24">id quod </text:span><text:span text:style-name="T15">apparet in opere de febribus, nempe<text:line-break/>quod membranae osculis vasorum adhaerescant, quibus<text:line-break/>ad ministerium materiae introducendae et rursus edu-<text:line-break/>cendae cor utitur. Has membranas non esse quidam<text:line-break/>dicere ausi sunt, sed ab Erasistrato effictas dogmatis con-<text:line-break/>stituendi gratia. . Verurntamen eatenns omnes medici<text:line-break/>cognoscunt, </text:span><text:span text:style-name="T24">ut </text:span><text:span text:style-name="T15">rudis omnino esse videatur, qui non eas<text:line-break/>noverit Sunt autem in ostiolo cavae venae tres spicu-<text:line-break/>lorunr sulcis </text:span><text:span text:style-name="T24">structura </text:span><text:span text:style-name="T15">simillimae: unde, puto, etiam </text:span><text:span text:style-name="T24">trisul-<text:line-break/></text:span><text:span text:style-name="T15">cas , nonnulli Erasistrateorum ipsas nuncuparunt. </text:span><text:span text:style-name="T24">At </text:span><text:span text:style-name="T15">lu</text:span></text:p>
      <text:p text:style-name="P70">arteria venosa (sic nomino eam, quae ex sinistro cordis<text:line-break/>sinu in pulmonem discinditur) simillimae quidem forma,<text:line-break/>numero autem impares. Huic enim soli orificio duae<text:line-break/>membranae adhaerent; aliorum orificiorum utrique-tres<text:line-break/>membranae sunt universae sigmoides. Educit autem, ut<text:line-break/>Erasistratus inquit exponens id quod apparet, utrumque<text:line-break/>ostium, sanguinem lu pulmones alterum ipsorum, spiri-<text:line-break/>tum vero lu totum animal alterum. Quo fit, ut hae<text:line-break/>membranae (ut illi videtur) contraria cordi ministeria-<text:line-break/>praestent vicissitudine opportuna alternantes: quae enim.<text:line-break/>vasis materias introducentibus adnatae sunt, foris. intro<text:line-break/>tendentes, hoc est interius ab externis pergentes, atlol—<text:line-break/>luntur quidem a materiarum introitu, atque resupinatae,<text:line-break/>in cordis sinus, aperientes oras, exhibent facilem ingres-<text:line-break/>sum iis, quae in ipsum trahuntur. Non enim sua sponte<text:line-break/>materias ingredi inquit, tanquam in solium quoddam itus<text:line-break/>animatum, scd ipfum cor dilatatum, tanquam fabrorum<text:line-break/>fulles, attrahere et in dilatatione repleri,- at eas,’ quae</text:p>
      <text:p text:style-name="P7"><text:span text:style-name="T2">vasis malerias educentibus incumbere dicebamus, contra-<text:line-break/>rio modo affici. Nam </text:span><text:span text:style-name="T1">ab </text:span><text:span text:style-name="T2">internis foras tendentes, recli-<text:line-break/>natas quidem ab exeuntibus ora aperire, quo tempore cor<text:line-break/>malerias distribuit, in reliquo autem toto claudere omnino<text:line-break/>oras, neque cor quidpiarn quod egressum sit redire con-<text:line-break/>cedentes. Itu vero et illas, quae sunt lu introducentibus,<text:line-break/>ubi cor contrahatur, ora claudere nihil attractorum ab<text:line-break/>eo rursus recurrere permittentes. Si igitur haec ita fe<text:line-break/>habent, o viri Erasistratei, alia vasa jam sermone dimit-<text:line-break/>tamus, id autem, de quo ambigitur, inspiciamus, </text:span><text:span text:style-name="T15">cavam<text:line-break/></text:span><text:span text:style-name="T2">fcilicet venam, quae ex jecore lu cor sanguinem invehit,<text:line-break/>quas habeat obductas membranas, an ab intentis </text:span><text:span text:style-name="T15">foras<text:line-break/></text:span><text:span text:style-name="T2">tendentes, an contra a foris intro vergentes. Sed forte<text:line-break/>neque hoc magni est momenti contra id, quod </text:span><text:span text:style-name="T15">dicitis,<text:line-break/></text:span><text:span text:style-name="T2">sanguinem in jecore prius esse praeparatum, inde </text:span><text:span text:style-name="T15">autem<text:line-break/>&lt;n </text:span><text:span text:style-name="T2">cor deferri recepturum inibi residuum peculiaris </text:span><text:span text:style-name="T15">fpe-<text:line-break/>Ciei, </text:span><text:span text:style-name="T2">ut exactu absulvatur. Quin etiam rationem </text:span><text:span text:style-name="T15">habet,</text:span></text:p>
      <text:p text:style-name="P7"><text:span text:style-name="T15">nullum perfectum magnnmque opus subito posse' fieri,<text:line-break/>neque ab uno instrumento naturali peculiarem ornatum<text:line-break/>omnia consequi Ostendite igitur nobis' aliud vas, quod<text:line-break/>ex corde hunc exornatum sanguinem educat et distri-<text:line-break/>buat per omnia corpora, quemadmodum arteria spiritum.<text:line-break/>Atqui universa quatuor sunt ora; duo in utroque ventri-<text:line-break/>culo</text:span><text:span text:style-name="T1">; </text:span><text:span text:style-name="T15">unum ex pulmone spiritum introducens, alterum<text:line-break/>educens. Ambo haec in sinistro ventriculo consistunt,<text:line-break/>reliqua duo iu dextro. In pulmonem sane alterum sau-<text:line-break/>guinem vehit distribuitque; in dextrum autem ventri-<text:line-break/>culum a jecore alterum introducit, de quo totus sermo<text:line-break/></text:span><text:span text:style-name="T24">est. </text:span><text:span text:style-name="T15">Quiritnin vero aliud os non est in corde, quo san-<text:line-break/>guinem ex iecore ad ipsum pervcnientem in' totum corpus<text:line-break/>transmittat Ne igitur dicatis, sanguinem et spiritum ex<text:line-break/></text:span><text:span text:style-name="T24">corde </text:span><text:span text:style-name="T15">toti corpori distribui, neque hoc esse viscus, ut<text:line-break/>arteriarum, sic etiam venarum originem, neque eniiu.<text:line-break/></text:span><text:span text:style-name="T24">vas </text:span><text:span text:style-name="T15">alterum ostendcrc potestis ex corde procedens, neque-</text:span></text:p>
      <text:p text:style-name="P7"><text:span text:style-name="T2">alio quodam, praeterquam ex membranis, quas nihil<text:line-break/>unquam frustra faciens natura in principalissimo- viscere<text:line-break/>haud constituisset,, nisi magnum ministerium ipsi fuissent<text:line-break/>praestiturae. Ac mihi, mirari subit omnium maxime Era-<text:line-break/>sistratum, qui libro primo de febribus simul pronunciet,<text:line-break/>cor esse et arteriarum et venarum principium, simul<text:line-break/>autem dictitet, membranas a foris intro spectantes vasis<text:line-break/>materias' introducentibus supercrevisse; neque enim hoc<text:line-break/>Iicet dicere, quod sanguinis quidem initium jecur sit,<text:line-break/>virtutis autem venas regentis cor. Nam ubi neque arte-<text:line-break/>rirs ex corde facultatem per tunicas emitti fatetur, an<text:line-break/>venis fatebitur? Quod si initium illam esse partem dici-<text:line-break/>mus, quae a se procreatis aut virtutem aut omniuo<text:line-break/>materiam suppeditabit, cor non liceat venarum dicere<text:line-break/>principium, quoniam facultatem ipsis auctore Erasistrato<text:line-break/>non subministrat, quila neque ipsis arteriis. </text:span><text:span text:style-name="T15">At </text:span><text:span text:style-name="T2">materia<text:line-break/>sanguinis ex jecore </text:span><text:span text:style-name="T15">manifesto proficiscitur. </text:span><text:span text:style-name="T2">Nec </text:span><text:span text:style-name="T15">etiam,<text:line-break/></text:span><text:span text:style-name="T2">quoniam omnes in cor venae pertinent, initium earum</text:span></text:p>
      <text:p text:style-name="P7"><text:span text:style-name="T15">cor ipsum licet dicere; non </text:span><text:span text:style-name="T1">enim </text:span><text:span text:style-name="T15">pertinent, ut prius<text:line-break/>demonstratum est. Num igitur, quia in prima conforma-<text:line-break/>tione ex corde generatio ipsarum est, ideo principium<text:line-break/>venae cor habebunt? Sed neque de tali principio erat<text:line-break/>quaestio, ut in primo commentario per initia statim<text:line-break/>definitum est, ac Erasistratus praeter id, quod generationis<text:line-break/>ipsarum initium non quaerebamus, ne demonstrationem<text:line-break/>quidem ullam dicere 'aggressus est ad probandum, quod<text:line-break/>ex corde natura foetum formando venosum genus pro-<text:line-break/>fluxerit; fed nec in nervis tale quaesivit principium,<text:line-break/>quemadmodum neque in arteriis, verum solius in anirnan-<text:line-break/>te absolute consormato gubernationis principium enun-<text:line-break/>ciavit, arteriarum sane functionis cor, nervorum caput.<text:line-break/>Itaque neque venarum alitur diceret initium cor existere.<text:line-break/>Ob quam rem obscura est viri sententia de venis, ut qui<text:line-break/>nihil de sanguinis generatione prodiderit, sed totam hanc<text:line-break/>functionem reliquerit inconsideratam, quum sit multo<text:line-break/>magis necessaria animantibus, quam ea, quae lu ventriculo</text:span></text:p>
      <text:p text:style-name="P7"><text:span text:style-name="T2">esu • Vivere siquidem licet nobis, etiamsi neutiquam<text:line-break/>venter cibos conterat, quum offerre succos possimus, ut<text:line-break/>in multis gentibus lac; mori'autem necessarium est, si<text:line-break/>sanguinis pereat generatio , quae neque an jecori, neque<text:line-break/>an venis, neque an cordi concredita sit, manifesto ausus<text:line-break/>est pronunciare, tantum abest, ut demonstrationem aliquam<text:line-break/>sermoni adjecerit. Verum non modo hanc actionem, quae<text:line-break/>cibos secundum qualitatem alterat, percensere neglexit,<text:line-break/>sed etiam nutritionem similiter fieri exponere aggressus</text:span><text:span text:style-name="T24">-<text:line-break/></text:span><text:span text:style-name="T2">omnium magis quam alterationis meminit. Quod si vero<text:line-break/>hujus meminisset, statim, puto, etiam hoc considerasset,<text:line-break/>quod omnia, quae ab aliquo alterantur, in alterantium<text:line-break/>speciem mutentur. Quemadmodum enim ignis, qui<text:line-break/>lignum sibi ipsi assimilat, ex' eodem simul generationem<text:line-break/>et -alimentum obtinet, simili ridentur modo etiam stirpes<text:line-break/>et animalia alimentum sibi assimilare: id quod iinio-<text:line-break/>tescit ex semicoctis recrementis, quae sunllia semper cor-<text:line-break/>poribus, quae nutriuntur, quorum sunt exerementa, red-</text:span></text:p>
      <text:p text:style-name="P70">duntur. Physicus ilaque magis sermo est, et requirit<text:line-break/>auditores prius exercitatos in naturalium facultatum spe-<text:line-break/>culationibus, quas priva tini alias sumus persecuti. Dice-<text:line-break/>tur et de iis hoc opere paulo • posterius. Nam in praes-<text:line-break/>entia absolvere cogito totum de Erasistrati sententia<text:line-break/>sermonem, quo demonstratur ex prima in utero soetuum<text:line-break/>conformatione, non ex corde venas habere originem.<text:line-break/>Omnes enim secundarum venae, quae utero conceptum<text:line-break/>annectunt, propagines sunt unius veriae, maximae ex<text:line-break/>jecore prosectae. Haec autem veluti truncus aliquis in<text:line-break/>ramis permultis vasorum ex ipso in secundas proceden-<text:line-break/>tium,- longissime integra unaque manens, magnum quod<text:line-break/>in ipso viscere est intervallum permeat;, emergens autem<text:line-break/>iam foras alterum maximum spatium in duplicem fissa<text:line-break/>ramuni pertransit, atque hoc definitum terminis, urio<text:line-break/>sane, quem nunc dicere desii, quum emergit 'primum<text:line-break/>extra cutem, altero, quum supergreditur amnium; nam</text:p>
      <text:p text:style-name="P55">omnis per hoc transitus venam a jecore ad umbilicum<text:line-break/>contractam comprehendit, lu duos ramos divaricatam.<text:line-break/>Tertia alia regio duas has accipit venas in secundis, non<text:line-break/>amplius duas permanentes. Finditur enim utraque mul-<text:line-break/>tifariam in complures alias varie fecundis [dispersas.<text:line-break/>Rursus ab illis aliae quaedam, delude ab illis aliae gene-<text:line-break/>rantur, quemadmodum surculi a rumis, usque dum in<text:line-break/>minima vnsa veluti extremas venas stirpis desinant. Pecu-<text:line-break/>liarius autem erat utique, neque venam a jecore profe-<text:line-break/>ctam caudici in multos discisso ramos assimilare, neque<text:line-break/>extremos fines germluibus, verum has ipsis quidem radi-<text:line-break/>cum extremis, quae terrae inseruntur, maximam autem<text:line-break/>venam universo radicationis initio. Apparent enim suies<text:line-break/>venerum, quasi lu utero radicatae, alimentum ex ipso,<text:line-break/>sanguinem videlicet, ad jecur tanquam totius stirpis prin-<text:line-break/>cipium sursum efferre. At si nolis jecur initium statuere,<text:line-break/>cordi quidem neutiquam poteris adhuc principium attri-</text:p>
      <text:p text:style-name="P70">buere,’' cogeris autem omnia quae lu uterum inseruntur<text:line-break/>extrema initium venarum pronunciare. At si hoc fiat,<text:line-break/>etiam arteriarum originem necesse erit extremas illas,<text:line-break/>quae in vulvam pertinent, corde praetermisso statuerei<text:line-break/>Ostende igitur nobis praeterea, nervorum etiam prluci-<text:line-break/>pium ex his ipsis procedere. At neque est aliquis nervus<text:line-break/>ex utero emanans in secundas, neque in secundis appa-<text:line-break/>rens, neque juxta umbilicum vel extrinsecus intro pro-<text:line-break/>cedens, vel ab internis foras excurrens; neque enim erat<text:line-break/>omnino necesse, nervorum principium eius, quod gigni-<text:line-break/>tur, utero esse commissum, quemadmodum arteriarum<text:line-break/>venarumque initium. Hae siquidem materias ex ea, qude<text:line-break/>uterum fert, requirunt, initium vero nervorum non<text:line-break/>requirunt. Ostensum est etiam in prioribus jam sermo-<text:line-break/>nibus, quomodo maxima vasa minorum sint principia.<text:line-break/>Proinde et vena ex jecore procedens omnium, quae<text:line-break/>secundas perreptant, initium existit, sicuti et arteria,<text:line-break/>quae ex corde proficiscitur. Etenim haec quoque omni-</text:p>
      <text:p text:style-name="P7"><text:span text:style-name="T2">bus, quae in secundis </text:span><text:span text:style-name="T1">sunt, propriam </text:span><text:span text:style-name="T2">facultatem suppedi-<text:line-break/>tat, non illae huic, </text:span><text:span text:style-name="T1">quippe ex </text:span><text:span text:style-name="T2">semine infantibus prove-<text:line-break/>nit initium facultatum </text:span><text:span text:style-name="T1">eos </text:span><text:span text:style-name="T2">regentium, non ex utero.<text:line-break/>Porro, si fune interceperis, dut tuiimet digitis umbilici<text:line-break/>arterias compresseris, omnes, quae in secundis habentur,<text:line-break/>statim pulsu videbis destitutas; cujus contrarium appare-<text:line-break/>ret, si motus initium ipsis uterus exhiberet. Videor<text:line-break/>autem diutius immorari iu re manifesta simul et anato-<text:line-break/>micis propemodum omnibus confessa; etenim, quomodo<text:line-break/>dividendum sit foeminae in utero gerentis abdomen, et<text:line-break/>quomodo infans nudus reddatur, utero adhuc affixus, non<text:line-break/>nbstium inventum est, sed a multis vetustioribus exposi-<text:line-break/>tum. Apud hos ipsos lu confesso est etiam, quod con-<text:line-break/>ccptus.facultatum, quae ipsum gubernent, in fe ipso habeat<text:line-break/>principia; quare digredi jam convenit ab ea inquisitione,<text:line-break/>utrum .foetus in se venarmn habeat initium, an vulva<text:line-break/>gravidae, inspicere autem, quo ex viscere hae processe-<text:line-break/>rint Prompta autem est inventio ex iis, quae lu' dissectio-</text:span></text:p>
      <text:p text:style-name="P7"><text:span text:style-name="T2">nibus apparent; nam </text:span><text:span text:style-name="T1">in quod omnes secundarum </text:span><text:span text:style-name="T2">vcnae<text:line-break/>terminantur, inde procedunt. Atqui manifesto hoc appa-<text:line-break/>rct omnibus, qui cculos habent; universae in unam<text:line-break/>coeunt venam ex jecore prosectam, </text:span><text:span text:style-name="T1">sicuti et </text:span><text:span text:style-name="T2">urleriae<text:line-break/>omnes ad magnani spinae arteriam concurrunt; sec. hic<text:line-break/></text:span><text:span text:style-name="T15">sane, </text:span><text:span text:style-name="T2">quemadmodum, extra suctum permeat arteria per<text:line-break/>totum amnium ita etiam usque ad spinae arteriam duae<text:line-break/>permanentes procedunt. Venae autem duae per umbili-<text:line-break/>cum excurrentes in unam venam coeunt, quae recta<text:line-break/></text:span><text:span text:style-name="T15">ad </text:span><text:span text:style-name="T2">jecur acccdit; duae autem arteriae neqne adoror<text:line-break/>ipsum manifesto, neque ad magnam arteriam deseruntur;<text:line-break/></text:span><text:span text:style-name="T15">nam </text:span><text:span text:style-name="T2">utrobique vesicam circumplexae in declive pergunt,<text:line-break/></text:span><text:span text:style-name="T15">usque </text:span><text:span text:style-name="T2">dum arteriis </text:span><text:span text:style-name="T15">inciderint, quae </text:span><text:span text:style-name="T2">ad crura foetus </text:span><text:span text:style-name="T15">scnm-r<text:line-break/>tur. </text:span><text:span text:style-name="T2">Sed </text:span><text:span text:style-name="T15">quoniam </text:span><text:span text:style-name="T2">ex </text:span><text:span text:style-name="T15">magna lumborum </text:span><text:span text:style-name="T2">arteria </text:span><text:span text:style-name="T15">destuxe-<text:line-break/>runt, ideo nonnulli anatomicorum </text:span><text:span text:style-name="T2">ad illam has </text:span><text:span text:style-name="T15">termi-<text:line-break/>nari dixerunt. Quod si quis </text:span><text:span text:style-name="T2">exacte confideret, </text:span><text:span text:style-name="T15">vera non<text:line-break/>dicunt; sin autem quis, ut </text:span><text:span text:style-name="T2">dictum </text:span><text:span text:style-name="T15">est, </text:span><text:span text:style-name="T2">nunc </text:span><text:span text:style-name="T15">intelligat<text:line-break/>ea, quae </text:span><text:span text:style-name="T2">recensentur, neque exacte eius, quod </text:span><text:span text:style-name="T15">apparet.</text:span></text:p>
      <text:p text:style-name="P7"><text:span text:style-name="T2">narrationem tractant, </text:span><text:span text:style-name="T1">neque </text:span><text:span text:style-name="T2">rnulhun adeo aberrant.<text:line-break/>Mirabile igitur misti videtur de viris, qui arterias quidem<text:line-break/>omnes, tum fecundas, tum umbilicum perreptantes; ex<text:line-break/>corde provenisse dicunt, quum neque ex illo procedant,<text:line-break/>neque ex magna per lumbos excurrente, scd ex iis, quae<text:line-break/>ab illa in crura enascuntur. At aequum erat, arbitror,<text:line-break/>jecur principium ponere omnium et umbilicum et secundas<text:line-break/>perreptantium venerum, sicuti et cor arteriarum statui-<text:line-break/>mus. Quae enim vasa ex iis, quae ab alio nata funt, prod-<text:line-break/>ierunt, idem cum illis initium obtinenti Multo magis<text:line-break/>ergo'jecur venarum initium poni debet, quam cor arte-<text:line-break/>riarum, quantum ad ea pertinet, quae ex dissectione<text:line-break/>apparent, quippe quoniam evidentiora ei insunt principii<text:line-break/>indicis. Sed nec illud quoque te lateat, quod omnino<text:line-break/>pullarent venae, si ex ‘corde ducerent originem.</text:span></text:p>
      <text:h text:style-name="Heading_20_2" text:outline-level="2">Cap. VII.</text:h>
      <text:p text:style-name="P48"><text:span text:style-name="T2">D</text:span><text:span text:style-name="T13">is</text:span><text:span text:style-name="T2">putatio autem non amplius mihi cum<text:line-break/>Erasistrato aut Erasistrateis est, scd adversus eos, qui<text:line-break/>putant, non quia spiritu arteriae implentur, ideo elevari'</text:span></text:p>
      <text:p text:style-name="P7"><text:span text:style-name="T15">ipsas et </text:span><text:span text:style-name="T2">'pulsare, sed quia elevantur pulsantque; ideo<text:line-break/></text:span><text:span text:style-name="T15">repleri. </text:span><text:span text:style-name="T2">Commune igitur hoc placitum multorum et insi-<text:line-break/></text:span><text:span text:style-name="T15">gnium virorum </text:span><text:span text:style-name="T2">est, sicuti etiam quod facultatem ex corde<text:line-break/>tunicae arteriarum dilatandi et contrahendi susripiunt.<text:line-break/></text:span><text:span text:style-name="T15">In </text:span><text:span text:style-name="T2">quo haud novi qua ratione defciverint ab eis Praxa-<text:line-break/></text:span><text:span text:style-name="T15">goras </text:span><text:span text:style-name="T2">et Philotimus, quum in aliis consentiant; arbitran-<text:line-break/></text:span><text:span text:style-name="T15">tur </text:span><text:span text:style-name="T2">tamen, arteriae plaue ex fe ipsis pulsare; proindeque,<text:line-break/>si quis carnem ex animali excisam palpitantem in terram<text:line-break/></text:span><text:span text:style-name="T15">dejiciat, </text:span><text:span text:style-name="T2">evidenter arteriarum motum viderit Nollem<text:line-break/></text:span><text:span text:style-name="T15">prosecto eatenus </text:span><text:span text:style-name="T2">aberrare tales viros ab eo, quod apparet,<text:line-break/></text:span><text:span text:style-name="T15">ut </text:span><text:span text:style-name="T2">non possint palpitationem a pulsu distinguere. Hoc<text:line-break/></text:span><text:span text:style-name="T15">quidem, si quid iudico, eos </text:span><text:span text:style-name="T2">viros novisse oportebat, non<text:line-break/></text:span><text:span text:style-name="T15">ignorasse </text:span><text:span text:style-name="T2">autem </text:span><text:span text:style-name="T15">ct illud, </text:span><text:span text:style-name="T2">quod, si scIam excideris arteriam,<text:line-break/></text:span><text:span text:style-name="T15">non </text:span><text:span text:style-name="T2">movetur, quemadmodum neque </text:span><text:span text:style-name="T15">si </text:span><text:span text:style-name="T2">vinculo interce-<text:line-break/></text:span><text:span text:style-name="T15">peris, adhuc cordi connexam. </text:span><text:span text:style-name="T2">Atqui mirabile, quum<text:line-break/></text:span><text:span text:style-name="T15">quidem </text:span><text:span text:style-name="T2">extra </text:span><text:span text:style-name="T15">animal est, </text:span><text:span text:style-name="T2">non solum cordis, sed aliarum<text:line-break/></text:span><text:span text:style-name="T15">omnium partium ablato </text:span><text:span text:style-name="T2">consortio, citra impedimentum</text:span></text:p>
      <text:p text:style-name="P7"><text:span text:style-name="T2">ipsam pulsare; quando autem commisse est omnibus, pulsu<text:line-break/>destitui, fune interceptam. Sed neque extrinsecus, admi-<text:line-break/>rande Praxagora , femper palpitat ex corde excisa-<text:line-break/>Veium quid in hoc ipsum coarguere contendam? Satis<text:line-break/>enim est ostendisse solas arterias et motu et pulsu omnino<text:line-break/>destitutas, quum ex animante fuerint exemptae; a corde<text:line-break/>igitur ipsis motus est, atque id recte etiam dixit Erasistra-<text:line-break/>tus, non recte autem motus generationem exposuit.<text:line-break/>Etenim singulae arteriae non quasi uter, qui instaturi, </text:span><text:span text:style-name="T15">a<text:line-break/></text:span><text:span text:style-name="T2">corde spiritum exprimente replentur, verum quod </text:span><text:span text:style-name="T15">ei<text:line-break/></text:span><text:span text:style-name="T2">commissae sint, et ex illo processerint, ejusdem cum<text:line-break/>toto viscere facultatis evaserunt compotes. Quod autem<text:line-break/>totum cordis corpus pulsat dilatatum contractumque ex<text:line-break/>se ipso, fere jam hoc etiam ex dissectionibus cognosces,<text:line-break/>tunc ubi dextrum ipsius partem explicueris. Caeterum<text:line-break/>cor nudatur thorace non dissecto, modo cartilago xipho-<text:line-break/>eides fuerit excisa, prope quam suspensum est cordis </text:span><text:span text:style-name="T15">•<text:line-break/></text:span><text:span text:style-name="T2">involucrum pericardium. Porro tertia haec thoracis </text:span><text:span text:style-name="T15">capa-</text:span></text:p>
      <text:p text:style-name="P7"><text:span text:style-name="T15">citas est in medio pectore; a reliquis duabus diverfa.<text:line-break/>Si igitur et hoc feceris et rectum, ut dictum est, dex-<text:line-break/>trum thoracem secueris, dextri cordis sinus pulsum exi-<text:line-break/>denter contuebere. Non latebit te etiam vas ei insertum,<text:line-break/>quod est propago cavae venae, quemadmodum et arteria<text:line-break/>pulsans. An vero facultatem ex corde recipiat, adeo ut<text:line-break/>eo usque ebulliat, influentem, an eo, quod sanguis in<text:line-break/>contrariam partem in dextra auricula feratur, sive alio<text:line-break/>quodam modo motum liuuc cava vena suscipiat, super-<text:line-break/>fluum est iu praesentia considerare. Abunde enim ad<text:line-break/>institutum est, quod neutiquam sic ipsa pulsat, quemad-<text:line-break/>rnodurn magna arteria simul cum aliis universis corpus<text:line-break/>percurrentibus. Quod igitur neque primae venarum cene-<text:line-break/>rationis, neque gubernationis post haec initium cor sit,<text:line-break/>manifesto ostensum </text:span><text:span text:style-name="T24">esu</text:span></text:p>
      <text:h text:style-name="Heading_20_2" text:outline-level="2">Cap. VIII.</text:h>
      <text:p text:style-name="P48"><text:span text:style-name="T15">Reliquum est, id, quod nonnulli opinati<text:line-break/></text:span><text:span text:style-name="T24">funt, </text:span><text:span text:style-name="T15">absurdum </text:span><text:span text:style-name="T24">sane </text:span><text:span text:style-name="T15">admodum, verumtamen nonnullis<text:line-break/></text:span><text:span text:style-name="T24">nobilium </text:span><text:span text:style-name="T15">medicorum gratum, interpretari prius, .deinde</text:span></text:p>
      <text:p text:style-name="P7"><text:span text:style-name="T15">ostendere,' in </text:span><text:span text:style-name="T1">quo' </text:span><text:span text:style-name="T15">aberrarint. Ajunt- enim, sicut viae<text:line-break/>quoddam initium dicitur, </text:span><text:span text:style-name="T1">ita </text:span><text:span text:style-name="T15">posse quoddam et venarum<text:line-break/>esse principium,, quod tamen, nihil prohibet quin et<text:line-break/>finem ipsum quis nominet, quippe quod iu ratione ad.<text:line-break/>aliquid ejusmodi principium Athenas esse dicimus; scd<text:line-break/>hoc pacto non cor solum, sed quaelibet alia pars initium<text:line-break/>simul et finis dici potest vasorum in ipsam decurrentium.<text:line-break/>Sic igitur et cor cavae venae nihilo magis luitium quam<text:line-break/>finis puteretur; venae autem ad portas fitae nequaquam.<text:line-break/>initium aut sinis diceretur, dum neque illa ipsa vena'iu<text:line-break/>cor desinit,' neque learum quae ab ea propagantur ulIa,<text:line-break/>quare neque earum quae in universo sunt corpore vena-<text:line-break/>rum. Quapropter errant, qui viarum mentionem faciunt,<text:line-break/>quarum convenientem notitiam non habent: rnutilis-<text:line-break/>hujnsmodr quaestio est iis, qui utilem ipsam esse ponunt.<text:line-break/>Jecur etenim principium simul et finis universarum vena-<text:line-break/>rum erit; aliud autem mullum, neque viscus, neque<text:line-break/>para, quoniam totius corporis venae nulli alteri, parti ne</text:span></text:p>
      <text:p text:style-name="P5"><text:span text:style-name="T15">continuae quidem .existnnt Rursus igitur ex superioribus<text:line-break/>sermonem ad </text:span><text:span text:style-name="T24">caput </text:span><text:span text:style-name="T15">repetamus. Si primae generationis<text:line-break/>exordium venarum requiris, jecur est; fi materiae dispen-<text:line-break/></text:span><text:span text:style-name="T24">sationis, qua </text:span><text:span text:style-name="T15">universum corpus nutritur, et facultatis, ne<text:line-break/></text:span><text:span text:style-name="T24">sic </text:span><text:span text:style-name="T15">quidem aliud viscus reperias, quod 'aptius initium<text:line-break/>censeatur, </text:span><text:span text:style-name="T24">duo ctianr </text:span><text:span text:style-name="T15">et naturalia praetergressus initia,<text:line-break/></text:span><text:span text:style-name="T24">si </text:span><text:span text:style-name="T15">tanquam </text:span><text:span text:style-name="T24">disciplinae initium, vel </text:span><text:span text:style-name="T15">tanquam viae, vel<text:line-break/>qtrocunque alio modo </text:span><text:span text:style-name="T24">considerare voles, </text:span><text:span text:style-name="T15">omncm principii<text:line-break/>notionem recipere jecur </text:span><text:span text:style-name="T24">est </text:span><text:span text:style-name="T15">idoneum. Si enim vere ct<text:line-break/></text:span><text:span text:style-name="T34">* </text:span><text:span text:style-name="T24">natura venarum est </text:span><text:span text:style-name="T15">principium, </text:span><text:span text:style-name="T24">nihil </text:span><text:span text:style-name="T15">milum omni modo<text:line-break/></text:span><text:span text:style-name="T24">principium ipsarum </text:span><text:span text:style-name="T15">inveniri. An </text:span><text:span text:style-name="T24">igitur </text:span><text:span text:style-name="T15">jam sermonem<text:line-break/>hic finiemus, an apponemus ei caput unum ex iis, quae<text:line-break/></text:span><text:span text:style-name="T24">superius distuleramus, </text:span><text:span text:style-name="T15">quum diceremus, </text:span><text:span text:style-name="T24">nullum </text:span><text:span text:style-name="T15">lu natu-<text:line-break/></text:span><text:span text:style-name="T24">ralium facultatum speculationibus exercitatum </text:span><text:span text:style-name="T15">aliud<text:line-break/>generationis </text:span><text:span text:style-name="T24">sanguinis viscus causam magis jnianr </text:span><text:span text:style-name="T15">jecur<text:line-break/></text:span><text:span text:style-name="T24">pronunciare. Satius forsan </text:span><text:span text:style-name="T15">est, ut </text:span><text:span text:style-name="T24">omnia dicta </text:span><text:span text:style-name="T15">sini, </text:span><text:span text:style-name="T24">hoc<text:line-break/>adjicere, licet quam maxime res proposita ab initio abso-<text:line-break/>lute </text:span><text:span text:style-name="T15">sit </text:span><text:span text:style-name="T24">demonstrata-, nempe id, quod nutrit,, alterari in</text:span></text:p>
      <text:p text:style-name="P7"><text:span text:style-name="T2">ejus </text:span><text:span text:style-name="T1">substantiam </text:span><text:span text:style-name="T2">transiens, quod nutritur; </text:span><text:span text:style-name="T1">id </text:span><text:span text:style-name="T2">quod nos<text:line-break/>alibi, et prope praestantissimi tum niedici tum pItiloso-<text:line-break/>phi demonstrarunt. Porro quod, si humor, qui, ex ven-&gt;<text:line-break/>triculo lu jecur distribuitur, sanguis sieri apparet,, neces-<text:line-break/>farium fit mutationem ipsam a propria jecoris substantia<text:line-break/>effici, id non ita omnes consentiunt, verum opinantur<text:line-break/>nonnulli, ipsas venerum tunicas sanguinem efficere, licet,<text:line-break/>si ipfas inanieris, nihil a membranosa nerveave subflan-<text:line-break/>tia differre videas. Quemadmodum igitur, fi quis a nervis,<text:line-break/>aut membranis, aut ossibus, aut cartilaginibus, aut pin-<text:line-break/>guedine, aut summatim ab .exangui corpore sanguinem<text:line-break/>gigni diceret, promte eum damnaremus, eodem, opinor,<text:line-break/>modo , si etiam ad venarum tunicas ex sua ipsarum natura<text:line-break/>sanguinis generatlonem referas. Non enim rubrum illum<text:line-break/>humorem, sed album et viscosiinr reddere idoneae sunt,<text:line-break/>nude et generatio ipsis est;, et incrementum, et nutritio.<text:line-break/>Demonstratum vero est de his priore de semine libro; et<text:line-break/>fane, si id, quod mutatur, in similem fpecieax ei, quod</text:span></text:p>
      <text:p text:style-name="P70">mutat, pervenit, jecoris ipsius carne nihil ad sanguinis<text:line-break/>generationem accommodatius reperias. Si enim fanguis'<text:line-break/>fuerit incrassatus, exacta jecoris caro efficietur. At natu-<text:line-break/>ralium plurimi interpretes multa quum ignorent, tum<text:line-break/>alia nonnulla, tum ea, quae de naturalibus facultatibus<text:line-break/>opere demonstravimus, negotium nobis facessunt. Nam<text:line-break/>ventriculus cibis circumdatur, peculiarem sibi humorem<text:line-break/>ex ipsis eliciens, ‘ donec fruitus et omnino repletus<text:line-break/>superfluum totum ad jejunum lutestinum propellat Inde<text:line-break/>rursus jecur ad fe trahit ipsum, in ventriculo priori<text:line-break/>tempore elaboratum, non per Jovem ventre jecoris causa,<text:line-break/>ipsum alterante, sed fieri nequit, ut, quum duo corpora<text:line-break/>lu idem mutuo coeunt, non in se agant patianturque;<text:line-break/>nam et hoc a nobis in illo commentario ostensum est, et<text:line-break/>quomodo fortius vincit et alterum immutat. Sicut igitur<text:line-break/>ventris reliquum jecori fit idoneum, ita hujus rursus<text:line-break/>ipsius superfluum iis quae post jecur habentur omnibus;</text:p>
      <text:p text:style-name="P7"><text:span text:style-name="T2">guum neque jecur ipfum illotum causa alimentum alte-<text:line-break/>ret, fed quo dixi modo, quum mutaret alteraretque,<text:line-break/>Id accommodatius luterea redditur partibus post jecur<text:line-break/>sitis; siquidem, uti ipsum per venas ex ventriculo et<text:line-break/>intestinis alimentum attraxit, ita, quae post illud consti-<text:line-break/>tuta sunt, per alias ad fe venas alliciunt, deinde rursus<text:line-break/>alia: atque hoc fieri folet, usque dum in omnem animan-<text:line-break/></text:span><text:span text:style-name="T15">tis </text:span><text:span text:style-name="T2">partem alimentum pervenerit; ac praeparat unum-<text:line-break/>quodque semper ac praecoquit ei, quod sequitur, secun-<text:line-break/>dum distributionis continuitatem. Sic igitur et jecur<text:line-break/>fuccum ex ventriculo distributum sibi ipsi, hoc est carni<text:line-break/>et ipsius substantiae (quod a nonnullis medicis parenchyma<text:line-break/>dicitur), assimilat. Singulae enim instiumentariae animan-<text:line-break/>tis partes quum ex aliis • simplicioribus constent </text:span><text:span text:style-name="T15">partibus,<text:line-break/></text:span><text:span text:style-name="T2">omnino peculiari quadam ejusmodi substantia </text:span><text:span text:style-name="T15">constant,<text:line-break/></text:span><text:span text:style-name="T2">quali non aliud lotius animantis corpus. Sane </text:span><text:span text:style-name="T15">ventriculi<text:line-break/></text:span><text:span text:style-name="T2">corpus proprium, quale </text:span><text:span text:style-name="T15">non </text:span><text:span text:style-name="T2">aliud omnium, existit. </text:span><text:span text:style-name="T15">Similiter</text:span></text:p>
      <text:p text:style-name="P70">et lienis, cerebri, renum, linguae, oculorum, vesicae et<text:line-break/>uteri; arteriae vero, nervi et venae instrumentis inse-<text:line-break/>runtur communis usus gratia; ita vero nonnullis ipsorum<text:line-break/>membranae et ligamenta. Proprium autem cujusque cor-<text:line-break/>poris sine his existit; quare etiam actionem eximie<text:line-break/>diyersum ab aliis possidenti Siquidcm ex communi necesse<text:line-break/>est scilicet actionem communem quoque esse; non enim<text:line-break/>potest ex corporis loco venae, aut arteriae, aut nervi<text:line-break/>actio immutari; verum sive in calce, sive in cerebro<text:line-break/>arteriam consideraveris, statim ipsius communem omnium<text:line-break/>arteriarum functionem simul perpendes; simili ratione<text:line-break/>uervr, venae, ollis, cartilaginis, membranae, ligamenti<text:line-break/>et pinguedinis. At fecundum propriam uniuscujusque<text:line-break/>substantiae speciem propriam necesse functionem esse.<text:line-break/>Quale enim pulmonis corpus substantia est, non reperies<text:line-break/>aliud; neque, quale cercbri, ullum ejusmodi aliud;<text:line-break/>quemadmodum nequc, quale cordis corpus substantia exi-</text:p>
      <text:p text:style-name="P7"><text:span text:style-name="T2">stit, nullum exacte aliud tale reperias. Item renes et<text:line-break/>lien,, utrumque ipsum, quale non aliud. Atque ideo<text:line-break/>actio cujusque propria est propter substantiae proprieta-<text:line-break/>tem. Jam caro in </text:span><text:span text:style-name="T15">his </text:span><text:span text:style-name="T2">multam proprietatem praeter alias<text:line-break/>carnes obtinet, lu oculo autem quid etiam dicendum est<text:line-break/>quod peculiare </text:span><text:span text:style-name="T15">corpus </text:span><text:span text:style-name="T2">eximiumque crystallinus </text:span><text:span text:style-name="T15">humor<text:line-break/></text:span><text:span text:style-name="T2">sit, nulli aliorum vel propemodum simile, quoniam</text:span><text:span text:style-name="T24">,</text:span><text:span text:style-name="T15">et<text:line-break/>actionis ipsius proprium </text:span><text:span text:style-name="T2">nulli respondet? Nihil </text:span><text:span text:style-name="T15">itaque<text:line-break/>Xnirum </text:span><text:span text:style-name="T2">est jecoris proprium corpus fecundum ipsius </text:span><text:span text:style-name="T15">natu-<text:line-break/></text:span><text:span text:style-name="T2">ram actionem acquisivisse, ut quod maxime rubrum </text:span><text:span text:style-name="T15">sit<text:line-break/>veluti </text:span><text:span text:style-name="T2">sanguis, et solum eo, quod coagulatum sit, </text:span><text:span text:style-name="T15">ab eo<text:line-break/></text:span><text:span text:style-name="T2">differens; grunn siquidem coagulatio ab ambiente </text:span><text:span text:style-name="T15">fit,<text:line-break/></text:span><text:span text:style-name="T2">extinguente eo quidem ipsius calorem, denigrante </text:span><text:span text:style-name="T15">autem<text:line-break/>propter </text:span><text:span text:style-name="T2">refrigerationenu At non ita etiam </text:span><text:span text:style-name="T15">in hepate </text:span><text:span text:style-name="T24">•<text:line-break/></text:span><text:span text:style-name="T2">accidit, scd ab insito calore, qui exornet id </text:span><text:span text:style-name="T15">eo </text:span><text:span text:style-name="T2">magis,<text:line-break/></text:span><text:span text:style-name="T15">quam </text:span><text:span text:style-name="T2">corrumpat. </text:span><text:span text:style-name="T15">Alteratur </text:span><text:span text:style-name="T2">enim utroque modo </text:span><text:span text:style-name="T15">sanguis,<text:line-break/></text:span><text:span text:style-name="T2">et si grumus </text:span><text:span text:style-name="T15">evaserit, </text:span><text:span text:style-name="T2">et si jecoris caro. Verum </text:span><text:span text:style-name="T15">in<text:line-break/></text:span><text:span text:style-name="T2">grumum alteratio </text:span><text:span text:style-name="T15">via </text:span><text:span text:style-name="T2">ad corruptionem est, in </text:span><text:span text:style-name="T15">jecoris</text:span></text:p>
      <text:p text:style-name="P7"><text:span text:style-name="T15">autem substantiam actio naturae; neque est quicquam<text:line-break/>fanguini similius invenire, quam jecoris speciem. Dictum<text:line-break/>sane non recte est ab iis, qui asseverunt, sanguinem </text:span><text:span text:style-name="T1">tepi-<text:line-break/></text:span><text:span text:style-name="T15">dum in aquam destillatum primae et recens compactae<text:line-break/>carni similem effici. Sed multo magis nativi caloris<text:line-break/>commoderatio exactum ornamentum ei circumdat. St<text:line-break/>igitur singulae partes ex succo simillimo-sibi substantia<text:line-break/>nutriuntur, atque hunc praeparare sibi natura possunt, et<text:line-break/>allerare et mutare, sanguinis generatio opus jecoris ipsius<text:line-break/>carnis existit. Haec autem est, ut ostendi, corpus ipsius<text:line-break/>peculiare; quocirca ab aliis segregatum aliquod viscus sui'<text:line-break/>generis esu Ituque compos est etiam cor hujusmodi colo-<text:line-break/></text:span><text:span text:style-name="T24">ris, </text:span><text:span text:style-name="T15">scd non quantum jecur;’ quippe hoc viscus corde<text:line-break/>humidius est, eoque rubrum magis et mollius, cor autem<text:line-break/>siccius calidiusque jecore existit Ita enim futurum est<text:line-break/>simul durius, et duplici motu arteriis similiter agitabitur,<text:line-break/></text:span><text:span text:style-name="T24">ut </text:span><text:span text:style-name="T15">ex hujusmodi motu nativi caloris symmetria conserve-</text:span></text:p>
      <text:p text:style-name="P7"><text:span text:style-name="T2">tur, ut in opere de pulsuum usu ostendimus. At duri-<text:line-break/>ties ipsius ne facile afficiatur efficit motibus et conti-<text:line-break/>nuis et valentissirnis nonnunquam a natura praeparatis;<text:line-break/>unde neque proprius ipsius sanguis salis est, qualis jecoris,<text:line-break/>fed quanto calidius viscus viscere est, tanto flavior ille;<text:line-break/>quod proprium sanguinis siccioris existit, sicuti et humi-<text:line-break/>dioris rubrum. Porro dictum est et a Platone </text:span><text:span text:style-name="T15">in<text:line-break/></text:span><text:span text:style-name="T2">Timaeo de colorum horum generatione. Seorsim et nos<text:line-break/>exponemus rursus demonstrabimusque, omnia vere </text:span><text:span text:style-name="T15">esse<text:line-break/></text:span><text:span text:style-name="T2">dicta, scribentes de ipsis particulatim in alio commentario.<text:line-break/>Sed nunc, quod nobis erat institutum, finiemus. </text:span><text:span text:style-name="T15">San-r<text:line-break/></text:span><text:span text:style-name="T1">guinis </text:span><text:span text:style-name="T2">humidi temperamento, rubri autem colore </text:span><text:span text:style-name="T15">pri-<text:line-break/></text:span><text:span text:style-name="T2">ma sane in jecore est generatio; rivi autem venae </text:span><text:span text:style-name="T15">id<text:line-break/></text:span><text:span text:style-name="T2">toti corpori traducunt distribuuntque. At sanguinis </text:span><text:span text:style-name="T15">flavi,<text:line-break/></text:span><text:span text:style-name="T2">tennis, subtilis, spiiituosi prima sane iu </text:span><text:span text:style-name="T15">sinistro cordis<text:line-break/></text:span><text:span text:style-name="T2">sinu est origo, verum </text:span><text:span text:style-name="T15">talem arteriae </text:span><text:span text:style-name="T2">dispensant </text:span><text:span text:style-name="T15">in<text:line-break/></text:span><text:span text:style-name="T2">totumque corpus deducunt; id. quod </text:span><text:span text:style-name="T15">uberius </text:span><text:span text:style-name="T2">in </text:span><text:span text:style-name="T15">commen-</text:span></text:p>
      <text:p text:style-name="P70">tariis de naturalibus facultatibus ostensum esu Quare<text:line-break/>simul, quod in superioribus sermonibus de cordis sanguine<text:line-break/>iterum dicere distuleram, in praesentia’exposui, sirnulque,<text:line-break/>quod erraverint, qui cor venarum principium esse pro-<text:line-break/>nuntiarunt, indicatum esu Si enim sanguinis cujusdam;<text:line-break/>statim nimirum et venarum censueruut, tanquam non<text:line-break/>etiam arteriae sanguinem subtilissimum calidissimumque<text:line-break/>haberent. Vt igitur arteriarum, sic et spirituosi fervidi-<text:line-break/>que sanguinis initium et fons animantibus cor inest; et<text:line-break/>ideo irascibilis anima ibidem habitare ostenditur. Hac<text:line-break/>ratione itaque et Plato cor sanguinis, qui per omnia<text:line-break/>membra vehementer rapitur, fontem appellabat. Non<text:line-break/>idem enim est, aut fontem sanguinis simpliciter dicere,<text:line-break/>aut apponere, qii valide circumfertur. Nam ex jecore'<text:line-break/>proficiscens sanguis non valide circumfertur, quoniam<text:line-break/>neque spirituosus est, neque omnino venae enrn conti-<text:line-break/>nentes pulsant. At qui ex suiistro cordis sinu provenit.</text:p>
      <text:p text:style-name="P7"><text:span text:style-name="T2">calidior </text:span><text:span text:style-name="T1">hoc </text:span><text:span text:style-name="T2">et spirituosus admodum </text:span><text:span text:style-name="T1">est, </text:span><text:span text:style-name="T2">ut cujus vnsa<text:line-break/>pulfent. Vocatur autem a vetustissimis medicis philofo-<text:line-break/>phisque hoc vaforum genus alteri similiter vena, ab aliis<text:line-break/>vero arteria id, quod pulsat, quod pulsus expers est,<text:line-break/>vena. Porro quod veteres sic nomluabant, multi jam,<text:line-break/>qui ante me fuerunt, ostendere, nec non ego alio in loco<text:line-break/>indicari. Nunc tantillum, quantum ad praesentia con-<text:line-break/>ducit, meminero. Arteriae, quae cubitum et praesertim<text:line-break/>sinistrum excurrit, quum motus ex generatione est cita-<text:line-break/>tus simul et magnus validusque, robustam in corde facul-<text:line-break/>tatem irascibilem innuit, calorem vero in eo vigentem et<text:line-break/>fervidum; quem nominare furiosum iracundumque con-<text:line-break/>fuetudo esu Itaque Hippocrates appellans venam arte-<text:line-break/>riam hanc, ita fcribit in fecundo Epidemiorum libro:<text:line-break/>Cui vena in cubito pulsat, is furiosas et iracundus<text:line-break/>erit} </text:span><text:span text:style-name="T1">cui </text:span><text:span text:style-name="T2">autem lente, torpidus. Quod et pulsare ver-<text:line-break/>bum et ab eo deductum nomen pulsus lu vehementi<text:line-break/>adeo arteriarum motu, ut, priusquam manus admoveatur.</text:span></text:p>
      <text:p text:style-name="P70">fit homini sensibilis, a veteribus dicebalur, etiam per<text:line-break/>alios demonstratum est, ae nunc quoque maxime apparet<text:line-break/>ex oppositione, quae suctu est ad verbum quiete moveri, et<text:line-break/>nomen torpidum, nimirum contrarium furioso, vel etiam-<text:line-break/>iracundo, quod videlicet iracundum non esu Quare<text:line-break/>obiter et praeter, institutum in expositione nominis venae<text:line-break/>non exiguum quidpiarn a nobis consectum est, qui osten-<text:line-break/>derimus, Hippocratem ante Platonem irascibilis facultatis<text:line-break/>initium in corde statuisse. Sed hujus quoque paulo post<text:line-break/>meminero. Ad Platonis verba revertor, quibus arterias<text:line-break/>nominans venas dicit, cor autcm et venarum et simcui-<text:line-break/>nis, qui per omnia membra valide defertur, fontem.<text:line-break/>Quandoquidem enim pulsans vas nondum, quemadmo-<text:line-break/>dum nunc, arteriae nomen fortitum erat, solae autem<text:line-break/>pulmonis, quae a recentioribui asperae nominatae funt,<text:line-break/>ita nuncupabuntur, bona ratione Plato ad distinctionem,<text:line-break/>qualiumnam principium cor esse vellet, adjecit etiam</text:p>
      <text:p text:style-name="P88">,s</text:p>
      <text:p text:style-name="P6"><text:span text:style-name="T2">fontem sanguinis, qui rapide per omnia membra circum-<text:line-break/>ferto. Ad quid autem hic in animali sanguis conducat,<text:line-break/>postea dicetur. Qui vero ex jecore provenit, in alimen-<text:line-break/>tum omnibus corporis partibus praeparatus est; unde,<text:line-break/>puto, etiam Plato de illo disserens inquit: Ubi quoddam<text:line-break/>quasi praesepe ad totius corporis alimoniam fabricati.<text:line-break/>lam ex eo, quod dicit, hanc sane in jecore animae spe-<text:line-break/>ciem, quae esculenta poculentaque concupiscit, existere,<text:line-break/>nec de corde quicquarn ejusmodi adhuc apponat, innuit,<text:line-break/>ex ventriculo in jecur referri velle alimentum, illinc ad<text:line-break/>cor ire quandam ejus portionem ad fanguinis in eo<text:line-break/>generationem. Verum quod non ex ventris regionibus<text:line-break/>alimentum in cor statim, fed in jecur prius distribuitur,<text:line-break/>quum abunde in libris de naturalibus facultatibus de-<text:line-break/>monstratum sit, </text:span><text:span text:style-name="T15">nihil </text:span><text:span text:style-name="T2">praeterea </text:span><text:span text:style-name="T15">opus </text:span><text:span text:style-name="T2">habeo </text:span><text:span text:style-name="T15">impraefentia-<text:line-break/></text:span><text:span text:style-name="T2">ruar repetere, satius autem est sermoni tantillum adjicere.<text:line-break/>Calidum sane affatim necessario esse </text:span><text:span text:style-name="T15">viscus irnscibile</text:span><text:span text:style-name="T2">, </text:span><text:span text:style-name="T15">non</text:span></text:p>
      <text:p text:style-name="P7"><text:span text:style-name="T2">autem necessario calidum vehementer appetens; </text:span><text:span text:style-name="T1">scd </text:span><text:span text:style-name="T2">lu<text:line-break/>stirpibus quidem permultum irascibili iuferius, in anima-<text:line-break/>libus non tantum quidem, fed tamen non parum; neque<text:line-break/>etiam adeo calidum efficeret humorem, nisi </text:span><text:span text:style-name="T1">id </text:span><text:span text:style-name="T2">simul<text:line-break/>ejusmodi fuerit, </text:span><text:span text:style-name="T15">neque </text:span><text:span text:style-name="T2">pulsus expertes haberet venas, si<text:line-break/>ferventis esset caloris initium. Haec utique et Hippocra-<text:line-break/>tes indicans conscripsit: Venarum </text:span><text:span text:style-name="T1">jecur </text:span><text:span text:style-name="T2">radicatio, arte-<text:line-break/>riarum </text:span><text:span text:style-name="T1">cor</text:span><text:span text:style-name="T2">; ex his dispergitur </text:span><text:span text:style-name="T1">in omnia </text:span><text:span text:style-name="T2">sanguis, sipiri- '<text:line-break/>tus, calor per haec transit; sanguinem sane ex jecore<text:line-break/>proficisci dicens, spiritum ex corde, calorem ex utris-<text:line-break/>que; unde nihil differt venarum principium dicas jecur,<text:line-break/></text:span><text:span text:style-name="T15">aut </text:span><text:span text:style-name="T2">sanguinis, aut appetentis animae; scd familiarius<text:line-break/>medico de corporeis instrumentis, philosopho de animae<text:line-break/>facultatibus disciplinam instituere. Alterum autem • alte-<text:line-break/></text:span><text:span text:style-name="T15">rius </text:span><text:span text:style-name="T2">demonstrati comes esu Itaque videntur in hunc<text:line-break/>modum de ipsis Hippocrates et Plato scripsisse, ille de<text:line-break/></text:span><text:span text:style-name="T15">corporis </text:span><text:span text:style-name="T2">lusseumentis longiore sermone facto, hic vero<text:line-break/></text:span><text:span text:style-name="T15">de </text:span><text:span text:style-name="T2">animae facultatibus. Quapropter Hippocrates inquit:</text:span></text:p>
      <text:p text:style-name="P7"><text:span text:style-name="T1">Radicatio </text:span><text:span text:style-name="T2">venarum jecur esi, dissectionemque venarum hanc<text:line-break/>describit. Jecoraria in lumbis usque ad maiorem vertebram<text:line-break/>ab inferiori parte etiam vertebris communicatur, inde subli-<text:line-break/>mis per jecur et septum transversum </text:span><text:span text:style-name="T15">ad </text:span><text:span text:style-name="T2">cor, atque recta ad<text:line-break/>claviculas pergit; inde aliae in cervicem^ aliae ad scapulas •<text:line-break/>aliae reflexae inferius circa notham vertebram et costam<text:line-break/>declinant • ex sinistris una prope claviculas; ex dextris<text:line-break/>ad aliquam hujus regionem. Alia paulo inserius deflexa,<text:line-break/>unde illa desiit, annectitur costis, ubi autem, quae </text:span><text:span text:style-name="T15">.ad,<text:line-break/></text:span><text:span text:style-name="T2">ipsum cor pertinet, occurrerit, in sinistram deflectit</text:span><text:span text:style-name="T15">p ubi<text:line-break/></text:span><text:span text:style-name="T2">deflexerit, inferius ad vertebras descendit, unde </text:span><text:span text:style-name="T15">inceperat<text:line-break/></text:span><text:span text:style-name="T2">attolli, cosiis reliquam omnibus impertiens • inde </text:span><text:span text:style-name="T15">propa-<text:line-break/></text:span><text:span text:style-name="T2">gines singulis, </text:span><text:span text:style-name="T15">una </text:span><text:span text:style-name="T2">quum sit, exhibens. A corde </text:span><text:span text:style-name="T15">quidem<text:line-break/></text:span><text:span text:style-name="T2">in locum aliquem </text:span><text:span text:style-name="T15">pergit, </text:span><text:span text:style-name="T2">in sinistris magis </text:span><text:span text:style-name="T15">inhaerens,<text:line-break/></text:span><text:span text:style-name="T2">deinde subter arteriam, donec insumpta suerit, </text:span><text:span text:style-name="T15">eatque ,<text:line-break/></text:span><text:span text:style-name="T2">unde jecoraria </text:span><text:span text:style-name="T15">elevata esi- priusquam illuc veniat, juxta</text:span></text:p>
      <text:p text:style-name="P89">)</text:p>
      <text:p text:style-name="P7"><text:span text:style-name="T2">extremas duas costas scinditur atque altera scboles hinc<text:line-break/>altera illtnc ad vertebras tendens insumitur. Quae<text:line-break/></text:span><text:span text:style-name="T15">autem </text:span><text:span text:style-name="T2">recta a corde ad claviculas tsnAit, sapra arte,<text:line-break/>riam habetur</text:span><text:span text:style-name="T15">, et </text:span><text:span text:style-name="T2">ab hae, sicuti quae juxta lumbos esi,<text:line-break/>subter cor exporrigitur, hinc in jecur emergit, partim<text:line-break/>ad portas et lobum, partim in aliam ejus partem, </text:span><text:span text:style-name="T5">a<text:line-break/></text:span><text:span text:style-name="T15">paulo </text:span><text:span text:style-name="T2">inferiore phrenum parte. Phrenes autem jeoori<text:line-break/></text:span><text:span text:style-name="T15">coliairent</text:span><text:span text:style-name="T2">, quas haud sacile </text:span><text:span text:style-name="T15">esi </text:span><text:span text:style-name="T2">separare. J)uae a clavi,<text:line-break/></text:span><text:span text:style-name="T15">culis, </text:span><text:span text:style-name="T2">haec iUinc</text:span><text:span text:style-name="T15">, </text:span><text:span text:style-name="T2">illa hinc sub pectus ad pectinem per-<text:line-break/>tingit, quo vero inde pergat, nondum novi, Phrenes<text:line-break/></text:span><text:span text:style-name="T15">ad vertebram, </text:span><text:span text:style-name="T2">quae subter cosias esi, habentur, vel q</text:span><text:span text:style-name="T5">ua<text:line-break/></text:span><text:span text:style-name="T15">renes ex </text:span><text:span text:style-name="T2">arteria prodeunt, isiha</text:span><text:span text:style-name="T5">c</text:span><text:span text:style-name="T2"> comprehenduntur. Arte-<text:line-break/></text:span><text:span text:style-name="T15">riae </text:span><text:span text:style-name="T2">autem ex his procedunt, bino et idlinc robur ajso-<text:line-break/></text:span><text:span text:style-name="T15">mentes. </text:span><text:span text:style-name="T2">Uac autem recurrens a corde jecoraria desinit,<text:line-break/></text:span><text:span text:style-name="T15">verum </text:span><text:span text:style-name="T2">a </text:span><text:span text:style-name="T15">jecoraria per ipsas phrenes </text:span><text:span text:style-name="T2">grandes duae venae,<text:line-break/></text:span><text:span text:style-name="T15">partim hinc, partim </text:span><text:span text:style-name="T2">illinc , </text:span><text:span text:style-name="T15">seruntur sublimes, </text:span><text:span text:style-name="T2">mullisa-<text:line-break/></text:span><text:span text:style-name="T15">riamque </text:span><text:span text:style-name="T2">per </text:span><text:span text:style-name="T15">phrenes divisae </text:span><text:span text:style-name="T2">ipsas amplectuntur circurn-<text:line-break/></text:span><text:span text:style-name="T15">untque. </text:span><text:span text:style-name="T2">At </text:span><text:span text:style-name="T15">supra </text:span><text:span text:style-name="T2">phrenes hae magis conspicuas sunt.</text:span></text:p>
      <text:p text:style-name="P7"><text:span text:style-name="T2">Hoc pacto sane Hippocrates dissectionem venarum ex<text:line-break/>jecore procedentium conscripsit, indicans illinc esse ipsum<text:line-break/>initium. Exposuimus autem ipsius verba tum alibi, tum<text:line-break/>lu secundo de Hippocratis anatome. At Plato non de<text:line-break/>veniis, sed de facultate ipsa dispensante, quae a jecore<text:line-break/>ducit originem, in Timaeo disserens hoc modo disputa-<text:line-break/>tionem persequitur. At eam animae partem, quae cibum<text:line-break/>potumque et reliqua omnino, quibus corpus indiget, con.<text:line-break/>cupiscit, media regione inter septum transversum et<text:line-break/>undjilici terminum collocarunt, quoddam quasi praesepe<text:line-break/>ad totius corporis alimoniam fabricati, ao ibidem illam<text:line-break/>animae vim, ceu seram agrestem, illigarunt, quam sane<text:line-break/>corpus saum alere necescarium esi, si mortale genus ali-<text:line-break/>quamdiu permansarum esi. Et paulo progressus, Quod,<text:line-break/>inquit, deus perpendens, hanc ipscus jecoris speciem<text:line-break/>constituit, in hoc sane viscere tanquam dispertiti dsspu-<text:line-break/>sationem, lric de instrumentis, ille d</text:span><text:span text:style-name="T5">e</text:span><text:span text:style-name="T2"> virtute ipsa.guber--</text:span></text:p>
      <text:p text:style-name="P7"><text:span text:style-name="T15">nante disseruit. De corde autem similiter ambo tracta-<text:line-break/>runt. Plato sane in Timaeo in eum medum fcribens:<text:line-break/>Cor, et venarum et sanguinis, qui per omnes partes vehe-<text:line-break/>menter circumsertur, sentem, in domicilium munitum<text:line-break/>constituerunt, ut, quum iracundiae vehementia ferveret,<text:line-break/>ratione hortante, si quid inique in eis sicu extrinsecus,<text:line-break/>vel etiam ab internis cupiditatibus, statim per omnes<text:line-break/>angustos meatus, quicquidsensus esi particeps in corpore,<text:line-break/>jujsu minasque sentiens, fiat propitium, et obsequatur<text:line-break/>undequaque, praesiantijsimumque in ipsis omnibus prin-<text:line-break/>cipatum gerere sinat. Plato igitur utrumque Pernionem<text:line-break/>in idem sic miscuit, tum qui de irulciblli anima est, tum<text:line-break/>qui de corde et vasis ab </text:span><text:span text:style-name="T16">eo</text:span><text:span text:style-name="T15"> procedentibus. Hippocrates<text:line-break/>autem rursus ipse ab hujusmodi dicto abstinet, praesertim<text:line-break/>in superiori oratione, qua ex pulsu venae cubiti conji-<text:line-break/>ciebat de animi moribus, jam vero dum curat pravum<text:line-break/>corporis colorem et gracilitatem in habitu refrigerato.</text:span></text:p>
      <text:p text:style-name="P7"><text:span text:style-name="T2">quippe iracundiam dicit studiose excitandam tum coloris<text:line-break/>recipiendi gratia, </text:span><text:span text:style-name="T15">tum effusionis </text:span><text:span text:style-name="T2">humorum. Interpretari ita-<text:line-break/></text:span><text:span text:style-name="T1">que </text:span><text:span text:style-name="T2">haec Plato videtur, ubi </text:span><text:span text:style-name="T15">inquit: </text:span><text:span text:style-name="T2">In corde quum ira-<text:line-break/>cundiae vehementia ejserbuerit. At post eum philosophi<text:line-break/>hanc quoque iracundiae sujitionem statuerunt, dicentes,<text:line-break/>ipsam caloris in corde fervorem ejse. Quin etiam quum<text:line-break/>de febris generatione Hippocrates disserit. Augescit<text:line-break/>enim, inquieus, pedes refrigerans, incensa </text:span><text:span text:style-name="T4">α </text:span><text:span text:style-name="T2">thorace, et in<text:line-break/></text:span><text:span text:style-name="T1">caput </text:span><text:span text:style-name="T2">emittit veluti siammam, nativi caloris initium cor<text:line-break/>novit Verum institutum non est in hoc opere omnia-<text:line-break/>horum virorum verba colligere, neque interpretari, </text:span><text:span text:style-name="T15">quum<text:line-break/></text:span><text:span text:style-name="T2">in aliis commentariis privatim ea sim expositurus, </text:span><text:span text:style-name="T15">sed,<text:line-break/></text:span><text:span text:style-name="T2">quod iab initio dixi, considerare indicareque dogmata<text:line-break/>tantum, lu omnibusne inter se consentiant, an </text:span><text:span text:style-name="T15">non.-<text:line-break/></text:span><text:span text:style-name="T2">Tempestivum jam est hic etiam librum praesentem </text:span><text:span text:style-name="T15">finire,<text:line-break/></text:span><text:span text:style-name="T2">quum jecur et venarum, </text:span><text:span text:style-name="T15">et </text:span><text:span text:style-name="T2">sanguinis, et </text:span><text:span text:style-name="T15">concupiscibilis</text:span></text:p>
      <text:p text:style-name="P7"><text:span text:style-name="T2">animae principium esse demonstraverim. Quoniam vero<text:line-break/>non folum Hippocrates et Plato </text:span><text:span text:style-name="T1">sic </text:span><text:span text:style-name="T2">opinati sunt, fed<text:line-break/>etiam poetarum, quorum ceu testimoniis utitur Chrysip-<text:line-break/>pus, non pessimi censuerunt, hoc praeterea adjicere fer-<text:line-break/>moni oportet propter admirabilem ipsius sapientiam, qui<text:line-break/>recedens subinde a scientificis demonstrationibus poetis,<text:line-break/>fabulis et mulieribus ad fidem dogmatum faciendam<text:line-break/>utitur, non tamen hoc ipsum percipiens, quod contra<text:line-break/>fe ipsum testantur, et contraria omnes ipsi ponunt, quem-<text:line-break/>admodum prius indicari, iracundiam lu corde, rationem<text:line-break/>in cerebro contineri credentes. Quod autem et concupi-<text:line-break/>scibile in jecore collocant, licebit mihi et hoo pluribus<text:line-break/>approbare testibus.. Ne autem videar assectare, quod<text:line-break/>fugere adhortor, et tempus rebus inutilibus conterere,<text:line-break/>Homcri mentionem faciam, qui Tityum apud inferos poe-<text:line-break/>nam subeuntem introducit eo, quod Latonam sollicitaverat<text:line-break/>impudice:</text:span></text:p>
      <text:p text:style-name="P59">Et Tityum vidi .clarae telluris alumnum.<text:line-break/>Porrigitur cui tota novem per jugera corpus.</text:p>
      <text:p text:style-name="P4"><text:span text:style-name="T2">Hinc atque hinc geminus rostro urget vultur adunco<text:line-break/>Immortale jecur </text:span><text:span text:style-name="T1">tondens; jacet </text:span><text:span text:style-name="T2">ille supinus,<text:line-break/>Nec depellendi manibus datur ulla potestas.</text:span></text:p>
      <text:p text:style-name="P58">Latonae namque ausius erat tentare cubile.</text:p>
      <text:p text:style-name="P58">Quum siytho Panopei peteret per amoena vireta.</text:p>
      <text:p text:style-name="P6"><text:span text:style-name="T15">Non </text:span><text:span text:style-name="T2">cor aut cerebrum aut aliquam aliam particulam<text:line-break/>Tityi propter amatoriam cupiditatem contumeliam lufierre<text:line-break/>ausi, sed jecur tantum arrodi finxit, contumeliae causa<text:line-break/>viscere ipsum puniri inquiens, quemadmodum erat con-<text:line-break/>fentaneum. Sic itaque et nunc factitare solent, </text:span><text:span text:style-name="T15">qui<text:line-break/></text:span><text:span text:style-name="T2">famulos peccantes puniunt, eorum sane, qui fugitivi </text:span><text:span text:style-name="T15">sunt,<text:line-break/></text:span><text:span text:style-name="T2">crura urentes, scarificantes et ferientes, eorum, </text:span><text:span text:style-name="T15">qui<text:line-break/></text:span><text:span text:style-name="T2">furantur, manus, quemadmodum et gulosorum ventrem, </text:span><text:span text:style-name="T15">et<text:line-break/></text:span><text:span text:style-name="T2">garrientium linguam, summatim illas punientes </text:span><text:span text:style-name="T15">partes,<text:line-break/></text:span><text:span text:style-name="T2">quibus pravas obeunt actiones. At si alium </text:span><text:span text:style-name="T15">quandam</text:span></text:p>
      <text:p text:style-name="P55">causam dicere quis eorum, qui Chrysippi scripta laudant,<text:line-break/>possit, cur ita Homerus Tityum puniri effinxerit, liben-<text:line-break/>ter audivero. Quod si non dicunt neque inveniunt,<text:line-break/>aequum puto prae Hippoerate et Platone Homerum lau-<text:line-break/>dare sic opinantem, et testem etiam ipsum citare eorum,<text:line-break/>quae nos per demonstrationem cognovimus.</text:p>
      <text:h text:style-name="P1" text:outline-level="1"><text:bookmark-start text:name="bookmark14"/>GALENI DE HIPPOCRATIS ET PLATO-<text:line-break/>NIS PLACITIS LIBER SEPTIMUS.<text:bookmark-end text:name="bookmark14"/></text:h>
      <text:h text:style-name="Heading_20_2" text:outline-level="2">Cap. I.</text:h>
      <text:p text:style-name="P64">Non ego prolixi operis auctor sum, sed<text:line-break/>ii, qui falsis rationibus, quas de animae principatu in<text:line-break/>argumentis proponunt, non paucos libros repleverunt;<text:line-break/>quos nisi quis coarguat, sicuti ego per initia statueram,<text:line-break/>neutiquam rideretur verum valide demonstrasse, sic<text:line-break/>autem reprehendat, omnes deinceps aggressus, ut nullum<text:line-break/>praelermlserit, in prolixitatem non necessariam totum</text:p>
      <text:p text:style-name="P70">optis produceretur. Quoniam igitur primorum jam com-<text:line-break/>uicn tari orum disputationes nonnulli commendare non<text:line-break/>dubitarent tanquam veras, quas Chrysippus et alii qui-<text:line-break/>daiu de animae principatu proposiierunt, visum mihi est,<text:line-break/>familiaribus, quibus potissimum gratificans haec conscripsi,<text:line-break/>solutiones ipsarum apponere. Necessarium enim quum,<text:line-break/>sit, aut. prolixum esse in hoc opere, aut. videri non<text:line-break/>demonstrasse perfecte,, quod animal a tribus principiis<text:line-break/>gubernetur, malui eligere prolixitatem. Quin etiam finis<text:line-break/>ipse rei ostendet, recte nos elegisse omnes quaestionum<text:line-break/>illarum sermones reprehendere. Neque enim Stoicus<text:line-break/>adhuc philosophus, neque Peripateticus, neque medicus<text:line-break/>aliquis similiter audax, ut prius dixi, erit, verum nonnulli<text:line-break/>etiam manifesto ad veri partes trausierunt, medici qui-<text:line-break/>dem ex cerebro concedentes sensus motusque facultatem<text:line-break/>omnibus in animante membris influere, philosophi autem<text:line-break/>ratiocinatricem animam . inibi consistere. Reveriti enim<text:line-break/>sunt palam ex a nato me reprehensi alteram sumptionum</text:p>
      <text:p text:style-name="P55">propositarum, qua utentes falso collegerunt, apponentes<text:line-break/>ei, quod apud omnes in consesso est, fecundum quod<text:line-break/>dicunt, ubi nervorum principium , ibi esse animae prin-<text:line-break/>cipatum; quod et verum est, fed assumptio cum ex ana-<text:line-break/>tome inveniri deberet, ementitu autem ab illis sit, qui<text:line-break/>ex corde nervos proficisci putant, fallam merito totius<text:line-break/>disputationis conclusionem effecit; et nonnulli, qui non<text:line-break/>veritatem, fed quod ab initio statuerunt amant, aggressi<text:line-break/>sumptionem, quae omnibus prius lu consesso erat, perver-<text:line-break/>tere, ridiculos plane sc praebuerunt; nam ab ipsa rei,<text:line-break/>de qua est quaestio, peculiari natura vel substantia, vel<text:line-break/>quomodocunque appellare voles, demonstrata est fidem<text:line-break/>habere, dum omnes et sentiant et dicant, animae prin-<text:line-break/>cipatum praeesse et sensui et motui arbitrario. Indica-<text:line-break/>tum etiam est quomodo idem fermo initiis quidem proba-<text:line-break/>bilibus folum non fatis habet, imo et scientificis sumptio-<text:line-break/>nihus usus, quod proprium est methodi demonsicatoriae.<text:line-break/>Verum non modo disputationes de principatu animae</text:p>
      <text:p text:style-name="P70">institutas ab ipsis coarguendo longiores facti sumus, sed<text:line-break/>et ea, quae de affectibus animi Chrysippus prodidit par-<text:line-break/>tim in logicis commentariis tribus, partim in medicato-<text:line-break/>fio, simul ostendendo, Ciuysippum ipsum sibi dissentire.<text:line-break/>Item commcmini, quae Posidonius conscripserit, quibus,<text:line-break/>antiquum sermonem laudat,' reprehendens, quae Chry-..<text:line-break/>sippus perperam de animae affectibus et facultatum diste-<text:line-break/>rentia memoriae mandavit. Quemadmodum enim asse-,<text:line-break/>ctus ab anima tolluntur, si scla esset vis ratiocinatrix<text:line-break/>ipsius animae, quum nulla neque concupiscibilis, neque'<text:line-break/>irufcibilis exrsteret, sic et virtutes praeter prudentiam<text:line-break/>reliquae omnes. Verum si hic quoque sermone persequa-<text:line-break/>tur aliquis tum animae virtutum differentias, ea, quae<text:line-break/>quatuor libris a Chrysippo explicata funt, disquirens, tum,<text:line-break/>quae uno alio enarravit ille, ubi quales esse virtutes osten-,<text:line-break/>dit, Aristonis sermonem reprehendens, non uno aut<text:line-break/>duobus, sed tribus aut quatuor libris indigeret. Est<text:line-break/>etenim et hic oratio una brevis scientisica, Chrysippum</text:p>
      <text:p text:style-name="P7"><text:span text:style-name="T2">Coarguensi qui- neque”vera profitetur, et supra modum<text:line-break/>prolixus est. Verum qui neque in methodo demonstra-<text:line-break/>tiva eruditi sunt, neque omnino cognoscunt, qualis sit/<text:line-break/></text:span><text:span text:style-name="T15">soli </text:span><text:span text:style-name="T2">vero magnitudini et copiae librorum </text:span><text:span text:style-name="T15">Chrysippi<text:line-break/></text:span><text:span text:style-name="T2">animum advertunt, vera censent omnia existere. Siqui-<text:line-break/>dem plurima ipsorum omnino vera sunt, et praesertim<text:line-break/>in illo </text:span><text:span text:style-name="T15">libro, </text:span><text:span text:style-name="T2">in quo ostendit quales esse virtutes. At quia<text:line-break/>ni, qui statuit, unam esse lu anima facultatem, rationalem<text:line-break/>et judiciariam nominatam, tollitque concupiscibilem et<text:line-break/>irascibilem, quemadmodum Chrysippus autumabat, repu-<text:line-break/>gnant haec, quae hoc in libro comprehensa sunt, accu-<text:line-break/>faverit quis ipsum merito. Quod autem Aristonis secta<text:line-break/>vere a praescriptis subvertatur, nulla eum accusatione<text:line-break/>dignum aliquis existimaverit Putat enim vir ille, </text:span><text:span text:style-name="T15">virtu-<text:line-break/></text:span><text:span text:style-name="T2">tem, una quum sit, pluribus nominibus appellari </text:span><text:span text:style-name="T15">ratione,<text:line-break/></text:span><text:span text:style-name="T2">qua ad aliquid refertur. Igitur Chrysippus </text:span><text:span text:style-name="T15">multitudinem<text:line-break/></text:span><text:span text:style-name="T2">virtutum et vitiorum non in respectu ad </text:span><text:span text:style-name="T15">aliud sitam esse<text:line-break/></text:span><text:span text:style-name="T2">ostendit, sed </text:span><text:span text:style-name="T15">in </text:span><text:span text:style-name="T2">propriis substantiis, secundum </text:span><text:span text:style-name="T15">qualitates</text:span></text:p>
      <text:p text:style-name="P7"><text:span text:style-name="T2">variantibus; ut veterum sententia volebatg </text:span><text:span text:style-name="T1">id </text:span><text:span text:style-name="T2">quod </text:span><text:span text:style-name="T15">et<text:line-break/>paucis </text:span><text:span text:style-name="T2">fere 'mutatis Chrysippus aliisque 'dictionibus qua-<text:line-break/></text:span><text:span text:style-name="T15">lcs </text:span><text:span text:style-name="T2">esse- </text:span><text:span text:style-name="T15">virtutes, </text:span><text:span text:style-name="T2">percensuit, argumentis nimirum non,<text:line-break/></text:span><text:span text:style-name="T15">congruis </text:span><text:span text:style-name="T2">ei, </text:span><text:span text:style-name="T15">qui </text:span><text:span text:style-name="T2">vim tantum rationalem animae statuerit<text:line-break/></text:span><text:span text:style-name="T15">et eum, quae affectibus </text:span><text:span text:style-name="T2">obnoxia est, (patheticen) sustulerit.;<text:line-break/></text:span><text:span text:style-name="T15">Quomodo </text:span><text:span text:style-name="T2">igitur ego prolixitatis disputationum auctor<text:line-break/></text:span><text:span text:style-name="T15">sum, si cogar </text:span><text:span text:style-name="T2">nunc.ostendere, alterius sectae argumentis.<text:line-break/></text:span><text:span text:style-name="T15">Chrysippum </text:span><text:span text:style-name="T2">utentem Aristonis opinionem merito ever-i<text:line-break/></text:span><text:span text:style-name="T15">tere? Nam qui neque </text:span><text:span text:style-name="T2">noverunt, qualis res sit methodus<text:line-break/></text:span><text:span text:style-name="T15">demonstrativa, neque </text:span><text:span text:style-name="T2">exercitati sunt in ea, neque veritatem<text:line-break/></text:span><text:span text:style-name="T15">lu pretio habent, </text:span><text:span text:style-name="T2">hi justius prolixitatis disputationum<text:line-break/></text:span><text:span text:style-name="T15">causam sustinent. Hi enim </text:span><text:span text:style-name="T2">sunt, </text:span><text:span text:style-name="T15">qui </text:span><text:span text:style-name="T2">ad omnem semper.<text:line-break/></text:span><text:span text:style-name="T15">demonstrationem ratiocinantur </text:span><text:span text:style-name="T2">et tergiversationes in-<text:line-break/></text:span><text:span text:style-name="T15">decentes moliuntur, ut </text:span><text:span text:style-name="T2">tota ratio imperfecta esse videa-<text:line-break/></text:span><text:span text:style-name="T15">tur, quandoquidem et nunc</text:span><text:span text:style-name="T2">, </text:span><text:span text:style-name="T15">quum </text:span><text:span text:style-name="T2">libri jarnpridem </text:span><text:span text:style-name="T15">con-<text:line-break/>scripti sint, annisque multis </text:span><text:span text:style-name="T2">a viris optimis, </text:span><text:span text:style-name="T15">tum Peri-<text:line-break/>pateticis, tum Stoicis, examinati, repente aliquis. Peripa-<text:line-break/>teticorum apparuerit, qui membranas a </text:span><text:span text:style-name="T2">corde </text:span><text:span text:style-name="T15">profici-</text:span></text:p>
      <text:p text:style-name="P55">Icentes in cerebrum 'et meningas sursiim Tendentes dicti-<text:line-break/>tet, a quibus animalis facultas dispensatur. Atque haec<text:line-break/>dicereaggresiitur homo, qui neutiquam anatornen attige-<text:line-break/>nti At quia a nobis indicatum est etiam superius, cere-<text:line-break/>brum nervis facultates transmittere, quasi fons quidam<text:line-break/>sit -ipsum, non ex corde, quemadmodum nonnulli, per<text:line-break/>esos quos dixerunt nervos, • assumens, ut autem alii,-per<text:line-break/>arterias carotidas, coacti fumus nos iterum ostendere,<text:line-break/>neque membranas omnino ex corde ad caput efferri, et si<text:line-break/>nounullae circa cervicem membranae sunt, ex corde<text:line-break/>tamen eas non esse dicunt, dum praeciduntur excidun-<text:line-break/>turque animali illaeso.. Nam membranae tegumenta sunt,<text:line-break/>in quacunque parte fuerint, nullam aliam actionem ac<text:line-break/>usum habentes, qualem arteriae, nervi et venae. Quem-<text:line-break/>admodum igitur in siis prolixitas disputationum in me<text:line-break/>rescrenda non est, sed in eos, qui neque in methodo<text:line-break/>demonstrativa exercitati sunt, neque veritatem amant,<text:line-break/>ita et _ in virtutum multitudine ratio quidem fcieutisica</text:p>
      <text:p text:style-name="P7"><text:span text:style-name="T2">brevissima et una; quae autem ex inscitia et contentione,'<text:line-break/></text:span><text:span text:style-name="T15">permultae. </text:span><text:span text:style-name="T2">Quae vero oratio scientifica est? nimirum<text:line-break/></text:span><text:span text:style-name="T15">quae ab ipsa </text:span><text:span text:style-name="T2">rerum natura proficiscitur, ut in opere de<text:line-break/></text:span><text:span text:style-name="T15">demonstrationibus ostensum </text:span><text:span text:style-name="T2">esu Convenit enim auspicari<text:line-break/></text:span><text:span text:style-name="T15">a virtutis notione, inde </text:span><text:span text:style-name="T2">autem ad essentiae inventionem<text:line-break/></text:span><text:span text:style-name="T15">devenire, </text:span><text:span text:style-name="T2">inspiciendo, num una animae virtutis, an plu-<text:line-break/>res </text:span><text:span text:style-name="T15">sint essentiae </text:span><text:span text:style-name="T2">secundum significatum communissimum,'<text:line-break/></text:span><text:span text:style-name="T15">ut in libris de </text:span><text:span text:style-name="T2">demonstratione tractatum est, ubi nos<text:line-break/></text:span><text:span text:style-name="T15">essentiae </text:span><text:span text:style-name="T2">nomen accipimus, quod est veluti substantia, ut<text:line-break/></text:span><text:span text:style-name="T15">inquiunt, </text:span><text:span text:style-name="T2">optima absolutissiniaque cujusque naturae per-<text:line-break/></text:span><text:span text:style-name="T15">fectio. Verum </text:span><text:span text:style-name="T2">si </text:span><text:span text:style-name="T15">hujusmodi </text:span><text:span text:style-name="T2">quaedam res est virtus, una<text:line-break/></text:span><text:span text:style-name="T15">in suigulis erit rebus. </text:span><text:span text:style-name="T2">Si enim praestantissimum ununi,<text:line-break/></text:span><text:span text:style-name="T15">et perfectio una </text:span><text:span text:style-name="T2">est, in rationali quidem animae parte,<text:line-break/></text:span><text:span text:style-name="T15">scientiam esse virtutem </text:span><text:span text:style-name="T2">necesse est; et si una haec est<text:line-break/></text:span><text:span text:style-name="T24">fola </text:span><text:span text:style-name="T15">in animis nostris </text:span><text:span text:style-name="T2">ratiocluandi facultas, non oportet<text:line-break/></text:span><text:span text:style-name="T24">multas </text:span><text:span text:style-name="T15">quaerere </text:span><text:span text:style-name="T2">virtutes: quod si iracundiam, conceda-<text:line-break/></text:span><text:span text:style-name="T24">mus </text:span><text:span text:style-name="T15">necessarium erit </text:span><text:span text:style-name="T2">et illius fieri virtutem, Itu vero si</text:span></text:p>
      <text:p text:style-name="P7"><text:span text:style-name="T15">et tertia </text:span><text:span text:style-name="T1">alia </text:span><text:span text:style-name="T15">praeter </text:span><text:span text:style-name="T1">haec sit </text:span><text:span text:style-name="T15">concupiscibilis, </text:span><text:span text:style-name="T1">deinceps<text:line-break/></text:span><text:span text:style-name="T15">sane.hae tres erunt, porro alia ex mutua earum inter<text:line-break/>fe habitudine quarta efficitur, ltaque disputatio nequa-<text:line-break/>quam prolixa est, quemadmodum neque alia ulla scien-<text:line-break/>tisica: - verum prolixe dicere nos cogunt, qui prolixe<text:line-break/>garrierit, sicuti fane et nunc necessarium est, si non<text:line-break/>omnino longa, certe mediocria de animae virtutibus<text:line-break/>disserere. Nam si, ut prius ostensum est, alia facultas<text:line-break/>ratiocinatrix, alia concupiscibilis existit, alia irascibilis,<text:line-break/>una quaedam in singulis ipsis virtus erit. Vocato igitur,<text:line-break/>si libet, eam, quae in ratiocinatrice elt, sapientiam, aut<text:line-break/>prudentiam, aut scientiam, vel quodcunque aliud tibi<text:line-break/>videbitur; eam, quae in irascibiii rursus habetur, virili-<text:line-break/>tatem, vel quodcunque aliud volueris; non enim milii<text:line-break/>nomina curae sunt, sed quod unam ipsum esse necessa-<text:line-break/>rium sit. Nuncupato, si libet, virtutem in reliqua concu-<text:line-break/>piscibili nnsceutem temperantiam: scd nos, quomodo<text:line-break/>Aristoteles et Plato lu ea dissenserint, (quae sane discor-</text:span></text:p>
      <text:p text:style-name="P70">dia haud ita mtgna est,) alias disquiremus. At quoniam<text:line-break/>singulae .partes totius animae fecundum suam ipsarum<text:line-break/>dignitatem pulchritudinem obtinent, totam animam meri-<text:line-break/>to dixeris justam. Proinde virtutes ipsae, in partibus<text:line-break/>ipsius irrationalibus habitus quidam sunt et facultates tan-<text:line-break/>tummodo ; in rationali aut non habitus folum aut facultas<text:line-break/>est, fed etiam scientia, aut virtus. Sola enim haec ani-<text:line-break/>mae pars scientiae compos est, aliae autem facultates<text:line-break/>sane quasdam et habitus meliores pejoresve comparare<text:line-break/>possunt, scientiae autem ficri participes nequaquam, qua-<text:line-break/>tenus neque etiam rationis. Verum igitur ipsum adeo<text:line-break/>exiguum esu</text:p>
      <text:h text:style-name="Heading_20_2" text:outline-level="2">Cap. ll.</text:h>
      <text:p text:style-name="P78">Sed post reprehensionem ad erratum dein-<text:line-break/>ceps transeamus. Erit enim hoc non prolixum viro, qui<text:line-break/>secundum naturam sit affectus. Arbitratus igitur sVriston,<text:line-break/>unam esse animae facultatem, qua ratiocinamur, etiam<text:line-break/>virtutem animae unam ponebat, scientiam bonorum et<text:line-break/>malorum. Quum igitur deligere oportet bona et vitare<text:line-break/>mala, hunc scientiam vocat temperantiam; quum autem</text:p>
      <text:p text:style-name="P7"><text:span text:style-name="T2">agere bona, non agere </text:span><text:span text:style-name="T1">mala </text:span><text:span text:style-name="T2">oportet, prudentiam; viri-<text:line-break/>litatem autem, quum alia audaciter aggreditur quis, alia<text:line-break/>sugit; quum autem secundum dignitatem unicuique<text:line-break/>distribuit, justitiam. Sumrnatim cognoscens quidem anima,<text:line-break/>non autem agens bona et mala, sapientia est et scientia;<text:line-break/>at ubi ad actiones vitae pervenit, nomina plura sumit<text:line-break/>praedicta, prudentia, temperantia et justitia virilitasque.<text:line-break/>Hujusmodi sane Aristonis opinio est de animae virtutibus.<text:line-break/>At Chrysippus haud novi quomodo contradicere conatur<text:line-break/>viro, qui communem ad ipsum hypothefin exacte tuetur.<text:line-break/>Pulchre enim omnia quum scimus facimusque nos, vita<text:line-break/>gubernatur secundum scientiam, at si male et falso tum<text:line-break/>cognoscamus, tum agamus, secundum ignorantiam, ut<text:line-break/>ipfe Chrysippus vult; et propterea una virtus fiet scien-<text:line-break/>tia, unum etiam similiter vitium nuncupatum; atque<text:line-break/>haec nonnunquam ignorantia, nonnunquam inscitia. Si<text:line-break/>igitur quis mortem, aut paupertatem, aut morbum</text:span></text:p>
      <text:p text:style-name="P70">tanquam mala veritus fit, qunm oporteret audenti esse<text:line-break/>animo, tanquam ea indifferentia sint, ad desectum quidem<text:line-break/>seientiae id referunt: ignorat enim veritatem, ut Ariston<text:line-break/>et Cluysippus dicerent, animi autem vitio obnoxius est,<text:line-break/>quod vocant timiditatem: his 'contrariam virtutem ipsi<text:line-break/>affirmant virilitatem, quae scientia est eorum, quibus<text:line-break/>oportet cousidere, aut non confidere, hoc est bonorum<text:line-break/>ct malorum, quae revera hujusmodi sunt, non .falsa opi-<text:line-break/>nione existimata, qualia funt sanitas, divitiae, morbus,<text:line-break/>paupertas; horum enim nullum neque bonum neque<text:line-break/>malum esse pronunciant, fed ludisscrentia omnia; unde si<text:line-break/>suave ratus quis bonum, molestum autem maliun, sequens<text:line-break/>opinionem hanc, hoc deligat, illud fugiat, hoc ad igno-<text:line-break/>rationem substantiae boni spectat, et inde etiam, intem-<text:line-break/>perans redditur. Quum enim in omnibus functionibus<text:line-break/>quod videtur bonum deligamus, et.quod videtur malum<text:line-break/>vitemus, habeamusque natura impetus hos ad horum<text:line-break/>ulrumque, philosophia, quae vere bonum malumque<text:line-break/>docet, a peccatis immunes redditi At Chrysippus hausi</text:p>
      <text:p text:style-name="P7"><text:span text:style-name="T15">sctic quomodo idiotarum instar in oratione differentiae<text:line-break/>vocum, non ipsis quae insunt rebus animum attendit,<text:line-break/>diversum quippiam putans significari in singulis his dictio-<text:line-break/>nibus,- deligendum , -faciendum, bonum,- et cui confiden-<text:line-break/>dum, quod tamen diversum non est, fed in omnibus<text:line-break/>idem, quod ex dictione bonum significatur; id enim<text:line-break/>feluni -est, quod aliquis'eligat, aut faciat, eut cui fidat,<text:line-break/>quemadmodum malum, quod neque eligat, neque faciat,<text:line-break/>neque cui sidat. Ut enim qui dicit, nos habere oculos,<text:line-break/>non aIiud quid habere nos dicit,' quam luminaris, aut<text:line-break/>lumina, quemadmodum neque ab’ bis digressus nomini-<text:line-break/>bus habere nos dicat partem visivam, aut partem viso-<text:line-break/>iiarn, aut instrumentum visorium, ita qui dicit, habere<text:line-break/>nos -scientiam bonorum malorumque, • non diversum<text:line-break/>quid dicit ab eo, qui pronunciat scientiam eligibilium et<text:line-break/>non eligibilium, aut faciendorum et non faciendorum,<text:line-break/>aut quibus fidendum et non sidendum: </text:span><text:span text:style-name="T28">, </text:span><text:span text:style-name="T15">quippe his<text:line-break/>dictionibus bonum malumque explicat etiam auctore</text:span></text:p>
      <text:p text:style-name="P70">Chrysippo; siquidem bonum ipsum solum est eligendum,,<text:line-break/>faciendum, et ei fidendum. Quare bonorum ' scientia,,<text:line-break/>quae in diversis inatcriis aut actionibus - administratur,-<text:line-break/>nomina plurima sumit, quorum unumquodque ratione.ad<text:line-break/>aliquid in materia .aut actione subsistit. . Quemadmodum<text:line-break/>igitur de partibus animae nostrae disputationem Plato<text:line-break/>una brevi et fcientifica ratione complexiis est in quarto<text:line-break/>do Republica libro; sic etiam dc virtutibus ipsius dein- •<text:line-break/>cepa breviter docuit. At iu Lachele ascripsit; Si quis,<text:line-break/>scientias ejse virtutes existimet, non mullae erunt utique,,<text:line-break/>sed et una, bonorum videlicet rnntoruntque cognitio-.<text:line-break/>Neque igitur Piatu, neque’ ego prolixitatis auctor sum,a<text:line-break/>quemadmodum- neque Ariston, sed qui longos producit<text:line-break/>sermones ex sumptionibus vel dialecticis soIum, non tamen<text:line-break/>scientisiris,. vel ncque .ejusmodi, sed vel rhetoricis, vel<text:line-break/>sophisticis exordientes. Ostendi autem hoc in secundo;<text:line-break/>hujus operis commentario; indicans sumptionum differen-.<text:line-break/>tiam; quod non est propositae speculationis. Sic igitur</text:p>
      <text:p text:style-name="P7"><text:span text:style-name="T2">et in </text:span><text:span text:style-name="T1">libris de </text:span><text:span text:style-name="T2">virtutum' differentia Chrysippus recedere<text:line-break/>a scientisicis et demonstrativis sumptionibus </text:span><text:span text:style-name="T1">et </text:span><text:span text:style-name="T2">in reli-<text:line-break/>quis tribus generibus vagari deprehenditur, ut lu eo, quod<text:line-break/>viitutes ilut quales, scientisicas magis attingit, quae<text:line-break/>omnino. Aristonis opinionem evertunt, non tamen prb-<text:line-break/>priae hypothesi conveniunt</text:span></text:p>
      <text:h text:style-name="Heading_20_2" text:outline-level="2">Cap. III.</text:h>
      <text:p text:style-name="P48"><text:span text:style-name="T2">Itaque iliorum causa, qui oh longitudinem<text:line-break/>praesentis operis indignantur, alibi separatim de virtu-<text:line-break/>tum differentia rursus sermonem' instituere deerevu Irn-<text:line-break/>praescntiarurn vero propter studiosos, qui </text:span><text:span text:style-name="T1">me </text:span><text:span text:style-name="T2">reliqua<text:line-break/>praesentibus adjicere compestunt, ad ea, quae jam dictis<text:line-break/>proxima sunt, deveniam. Siquidem ostensum est, quo-<text:line-break/>modo nati animalis dispensatio a tribus obeatur prluci-<text:line-break/>piis; uno in capite collocato, cujus opera per se quidem<text:line-break/>imaginatio, memoria, intellectio cogitatioque, in rela-<text:line-break/>tione autem ad aliud, sensum partibus animalis seusilibus<text:line-break/>impertiri, motumque his, quae moventur, arbitrarium;<text:line-break/>altero autem in corde consistente, cujus opera per se</text:span></text:p>
      <text:p text:style-name="P55">robur est animi et firmitas in iis, quaeeunque ratio jusse-<text:line-break/>rit et luvictus unimus, fecundum affectum autem veluti<text:line-break/>fervor nativi caloris, anima tunc eum, qui injuriam<text:line-break/>inferre visus est, punire desiderante, ac vocatur hujus-<text:line-break/>modi iracundia, lu relatione ad aliud caloris. initium<text:line-break/>particularis in partibus arteriisque motus pulfatilis. Reli-<text:line-break/>quae autem virtutis itt jecore collocatae opera funt nutri-<text:line-break/>tioni dicata omnia in animante, quorum maxima pars<text:line-break/>tum nobis tum omnibus sanguineis animantibus luest, san-<text:line-break/>guinis generatio. Ejusdem autem hujus virtutis, etiam<text:line-break/>suarium fruitio est, qua vehementius, quam par est, mota<text:line-break/>inlemperantiam libidinemque efficit. Itaque demonstratio,<text:line-break/>nervorum principium esse in capite, indicans statiin habet<text:line-break/>et partem ipsius simul indicatam; nam quum duae siut<text:line-break/>rationis sumptiones, una secundum ejus, quod proponi-<text:line-break/>tur, notionem, vel substantiam, velnaturam,• vel quo-<text:line-break/>modocunque voles nominare, altera, quae ex anatonie</text:p>
      <text:p text:style-name="P70">apparet, evidenti hac exacte cognita, simul cognoscitur,<text:line-break/>capitis partem, unde nervorum est principium, non mem-<text:line-break/>branas este, quae- meninges dicuntur, fed cerebrum;<text:line-break/>Unusquisque enim enascentium’ nervorum triplici praedi-'<text:line-break/>tus est'substantia; nam ipsiorum pars media et profun-e<text:line-break/>dior, quae- proportione respondet' arborum medullae,<text:line-break/>initium generationis ex cerebro obtinet.: Comprehenditur<text:line-break/>autem circulatim primo tenuis membranae processu;<text:line-break/>fecundo crassioris. Ac Erasistratus tamdiu exteriorem<text:line-break/>nervi partem folam videns, quae a crassiore membrana<text:line-break/>proficiscitur, al, illa totum nervum procedere autumabat;<text:line-break/>ac plurimi hujus libri pleni funt; quibus dicat, nervos<text:line-break/>a membrana cerebrum ambiente proficisci.' At quum<text:line-break/>senex esset iam et vacaret solis artis speculationibus,'<text:line-break/>exactiores moliebatur dissectiones. Noverat 'etiam veluti<text:line-break/>medullam nervorum a cerebro profectam. Habent autem<text:line-break/>ejus verba hunc- in modum; SpeculaLamur autem, et<text:line-break/>naturam cerebri; ac erat sane cerebrum bipartitum.</text:p>
      <text:p text:style-name="P7"><text:span text:style-name="T2">quemadmodum et reliquorum animalium; et ventriculum<text:line-break/></text:span><text:span text:style-name="T15">suxta </text:span><text:span text:style-name="T2">longitudinem setum habebat, hi vero perforati<text:line-break/></text:span><text:span text:style-name="T15">erant </text:span><text:span text:style-name="T2">in unum juxta partium 'commijsaram. Ex hoc<text:line-break/></text:span><text:span text:style-name="T15">autem tendebat </text:span><text:span text:style-name="T2">ad cerebellum appellatum, illicque alter<text:line-break/></text:span><text:span text:style-name="T15">erat </text:span><text:span text:style-name="T2">minor ventriculus, dbsepta autem membranis una-<text:line-break/>quaeque pars; nam cerebellum interseptum </text:span><text:span text:style-name="T1">esc </text:span><text:span text:style-name="T2">ipsam per<text:line-break/></text:span><text:span text:style-name="T15">se, </text:span><text:span text:style-name="T2">et cerebrum, quod semise ese intestino jejuno et<text:line-break/>vehementer implicitum, JAuUo adhuc magis hoc cere-<text:line-break/></text:span><text:span text:style-name="T15">bellum </text:span><text:span text:style-name="T2">plerisque anfractibus et diversus constructum<text:line-break/></text:span><text:span text:style-name="T15">ese-, </text:span><text:span text:style-name="T2">ut hinc liceat condiscere spectatorem, quod, secuti<text:line-break/></text:span><text:span text:style-name="T15">in </text:span><text:span text:style-name="T2">reliquis animalibus, cervo, lepore, et si quod aliud<text:line-break/></text:span><text:span text:style-name="T15">in currendo mullum </text:span><text:span text:style-name="T2">reliqua </text:span><text:span text:style-name="T15">animantia </text:span><text:span text:style-name="T2">superat, htilibua<text:line-break/></text:span><text:span text:style-name="T15">ad </text:span><text:span text:style-name="T2">haec </text:span><text:span text:style-name="T15">bene conseructis</text:span><text:span text:style-name="T2">, tum musculis, tum nervis,<text:line-break/></text:span><text:span text:style-name="T15">siic etiam Itomuti</text:span><text:span text:style-name="T2">, quoniam reliquis animantibus multurn<text:line-break/></text:span><text:span text:style-name="T15">intelligendo praecellit, </text:span><text:span text:style-name="T2">vehementer hoo ese implicitum,<text:line-break/></text:span><text:span text:style-name="T15">Jfrant </text:span><text:span text:style-name="T2">autem </text:span><text:span text:style-name="T15">et procejsas </text:span><text:span text:style-name="T2">nervorum omnas a cerebro - a</text:span><text:span text:style-name="T5">C&gt;<text:line-break/></text:span><text:span text:style-name="T15">ut surnmatim dicam, cerebrum initium </text:span><text:span text:style-name="T2">ejse apparet<text:line-break/></text:span><text:span text:style-name="T15">eorum, </text:span><text:span text:style-name="T2">qui </text:span><text:span text:style-name="T15">in </text:span><text:span text:style-name="T2">corpore </text:span><text:span text:style-name="T15">sunt </text:span><text:span text:style-name="T2">nervi- </text:span><text:span text:style-name="T15">nam </text:span><text:span text:style-name="T2">sensus, q</text:span><text:span text:style-name="T5">U</text:span><text:span text:style-name="T2">i </text:span><text:span text:style-name="T6">α</text:span></text:p>
      <text:p text:style-name="P55">t</text:p>
      <text:p text:style-name="P57">naribus provenit, ad hoc foramen pertingit, item ab<text:line-break/>auribus venientes. Ferebantur etiam ad linguam et ad<text:line-break/>oculos procejsus a cerebro. Hic Erasistratus fatetur, quod<text:line-break/>prius ipsi erat incognitum, manifesto tunc vidisse nervos<text:line-break/>singulos ex cerebro procedentes. Exacte enim de qua-<text:line-break/>tuor ipsius ventriculis scripsit, quos ne ipfe quidem anuo<text:line-break/>priore .viderat. At si in viventibus etiam animantibus<text:line-break/>experimentum fecisset, quod nos non femel neque bis,<text:line-break/>scd adurndum frequenter fecluius, firmam habuisset durae<text:line-break/>et crassae membranae cognitionem, quod cerebri conte-<text:line-break/>gendi gratia procreata sit, mollis autem et tenuis etiam<text:line-break/>liujus ipsius gratia, praeterea ut omnia cerebri vasa, arte-<text:line-break/>riae nimirum et venae, colligarentur. Porro quaenam<text:line-break/>spectanda in dissectionibus ad hujustnodi dogmatum inven-<text:line-break/>tionern putem, uberius in admiuisseationibus anatomicis<text:line-break/>explicatur. Meminero etiam nunc, ipsorum, quantum ad<text:line-break/>praesentia potissimum conducat. Exciso capitis osse,</text:p>
      <text:p text:style-name="P7"><text:span text:style-name="T2">vivente adhuc animali, </text:span><text:span text:style-name="T1">et crassiore membrana </text:span><text:span text:style-name="T2">denudata,<text:line-break/>si utrobique medio rectitudinis, qua cerebro haec plexu<text:line-break/></text:span><text:span text:style-name="T15">duplici </text:span><text:span text:style-name="T2">incumbit, per hamulos ipsam elevatam aut folarn<text:line-break/>incideris, aut totam excideris, neque insensile, neque<text:line-break/></text:span><text:span text:style-name="T15">immobile </text:span><text:span text:style-name="T2">animal evadit; quemadmodum neque si obte-<text:line-break/></text:span><text:span text:style-name="T15">gentem </text:span><text:span text:style-name="T2">ipsius partem totum posterius cerebrum</text:span><text:span text:style-name="T1">, </text:span><text:span text:style-name="T2">aut<text:line-break/></text:span><text:span text:style-name="T15">tantum </text:span><text:span text:style-name="T2">incideris, aut excludas; non tamen, etsi cerebrum<text:line-break/></text:span><text:span text:style-name="T15">ab ipsis </text:span><text:span text:style-name="T2">quomodocunque excludas, sic quoque animans<text:line-break/></text:span><text:span text:style-name="T15">motus aut </text:span><text:span text:style-name="T2">sensus expers redditur, priusquam ad aliquem<text:line-break/></text:span><text:span text:style-name="T15">ventriculum </text:span><text:span text:style-name="T2">ipsius sectio perveniat. Maxime igitur poste-<text:line-break/></text:span><text:span text:style-name="T15">rior ventriculus animal </text:span><text:span text:style-name="T2">offendit, deinde medius; uterque<text:line-break/></text:span><text:span text:style-name="T15">autem prior minorem </text:span><text:span text:style-name="T2">laesionem perficit, ac magis sane lu<text:line-break/></text:span><text:span text:style-name="T15">animalibus </text:span><text:span text:style-name="T2">aetate provectioribus, minus autem in junio-<text:line-break/></text:span><text:span text:style-name="T15">ribus. Contusiones </text:span><text:span text:style-name="T2">quoque illud idem, quod sectiones ad<text:line-break/></text:span><text:span text:style-name="T15">ventriculos usque pervenientes, efficiunt, </text:span><text:span text:style-name="T2">quas non de<text:line-break/></text:span><text:span text:style-name="T15">industria nostra</text:span><text:span text:style-name="T2">, </text:span><text:span text:style-name="T15">scd </text:span><text:span text:style-name="T2">etiam nobis admodum caventibus,<text:line-break/></text:span><text:span text:style-name="T15">ridemus nonnunquam fieri </text:span><text:span text:style-name="T2">in iis, qui </text:span><text:span text:style-name="T15">perforantur, quum<text:line-break/>ossa capitis fracta fuerint. Ex </text:span><text:span text:style-name="T2">his igitur </text:span><text:span text:style-name="T15">apparentibus</text:span></text:p>
      <text:p text:style-name="P55">forsitan . aliquis suspicetur, spiritum in ventriculis cerebri<text:line-break/>contentum, duorum alterum, siquidem anima est incor-<text:line-break/>porea, primum ipsius, ut ita dicam, domicilium existe-<text:line-break/>re, sin autem corpus, hunc ipsum spiritum animam esse.<text:line-break/>Verum quum conjunctis ventriculis paulo post rursum<text:line-break/>sentiat moveaturque animal, nou amplius licet dicere<text:line-break/>praedicta, hunc esse spiritum. Praestat igitur existimare,<text:line-break/>in ipso corpore cerebri animam habitare, cujuscunque<text:line-break/>tandem sit substantiae, (nondum enim de hoc venit con-<text:line-break/>sideratio,). primum autem ipsius organum tum ad universos<text:line-break/>animantis sensus, tum etiam ad arbitrarios motus hunc esse<text:line-break/>spiritum. Quare et evacuatus, usque dum rursus recolliga-<text:line-break/>tur, vita non privat animal, sed sensus motusque reddit<text:line-break/>expers. Atqui si is esset animae substantia, simul cum<text:line-break/>eo, ubi evacuatur, animal protinus periret. Merito igitur<text:line-break/>generatur lnc spiritus in cerebri ventriculo, ac ideo illuc<text:line-break/>desinit arteriarum venarumque copia non exigua, ex qua.</text:p>
      <text:p text:style-name="P7"><text:span text:style-name="T15">plexus chorordes, ut vocant, essormati sunt, .instrumen-<text:line-break/>tum vero, ut dixi, est primum ipsum animae. Praeterea<text:line-break/>magis speraveris, spiritum hunc fieri, vasis ipsum expiran-<text:line-break/>tibus et praesertim arteriis in cerebri ventriculos, plexum<text:line-break/>retiformem ex arteriis in caput venientibus fleri conspi-<text:line-break/>catus, quando primum supergressae calvariam intro con-<text:line-break/>duntur juxta cerebri basin. Ibi enim non exiguam<text:line-break/>regionem natura veluti thalamum quendam retiformi huic<text:line-break/>plexui praeparavit, qui a crassiore membrana continetur,<text:line-break/>in quam regionem </text:span><text:span text:style-name="T24">ab </text:span><text:span text:style-name="T15">arteriis carotidibus appellatis haud<text:line-break/>parva quaedam portio pervenit, utrobique singula vasa,<text:line-break/>deinde multifariam propagatae non simplex efficiunt rete,<text:line-break/>sed multa sibi invicem superposita, eaque commissa coxi-<text:line-break/>nataque </text:span><text:span text:style-name="T24">omnia. </text:span><text:span text:style-name="T15">Ac rursus in plexum hunc lauto pari<text:line-break/>arteriarum enascente, </text:span><text:span text:style-name="T24">quantum ab </text:span><text:span text:style-name="T15">initio erat, id, quod<text:line-break/></text:span><text:span text:style-name="T24">a </text:span><text:span text:style-name="T15">carotidibus venit, in </text:span><text:span text:style-name="T24">cerebrum </text:span><text:span text:style-name="T15">effertur, tum alias par-<text:line-break/></text:span><text:span text:style-name="T24">tes </text:span><text:span text:style-name="T15">multis </text:span><text:span text:style-name="T24">ipsius ramis </text:span><text:span text:style-name="T15">implicans, tum illas, quae ventri-</text:span></text:p>
      <text:p text:style-name="P90">*</text:p>
      <text:p text:style-name="P55">culorum plexus efficiunt Itaque arteriarum spiritus, vita-<text:line-break/>lis est et appellatur, animalis autem in cerebro, non<text:line-break/>tanquam animae substantia sit, sed sicut organum prima-<text:line-break/>rium ipsius in cerebro habitantis, qualiscunque sit substan-<text:line-break/>tiae. Quemadmodum autem vitalis spiritus in arteriis et<text:line-break/>corde generatur, materiam generationis habens ex inspi-<text:line-break/>ratione et humorum vapore, ita animalis ex vitali magis<text:line-break/>elaborato habet originem. Conveniebat enim nimirum<text:line-break/>omnium maxime hunc accuratam mutationem consequi.<text:line-break/>Si igitur et semen et lac, quamvis virtute ab animali<text:line-break/>spiritu absint, tamen natura exacte ea elaborare deside-<text:line-break/>rans fecit, ut ea diutius in concoquendi instrumentis<text:line-break/>immorarentur, ac propterea semini ciccum voluti o nem<text:line-break/>ansractumque ante testiculos praeparavit, lacti vero lon-<text:line-break/>gitudinem vasorum ad mammas tendentium, merito etiam<text:line-break/>id cerebro ex vitali spiritu animalem efficienti veluti<text:line-break/>labyrinthum quendam varium plexum retiformem prope</text:p>
      <text:p text:style-name="P7"><text:span text:style-name="T2">cerebrum fabricata </text:span><text:span text:style-name="T1">est. Atque hoc </text:span><text:span text:style-name="T2">ipsum structura pur-<text:line-break/></text:span><text:span text:style-name="T15">tium </text:span><text:span text:style-name="T2">indicante docti fumus, quod animalis spiritus neque<text:line-break/></text:span><text:span text:style-name="T15">substantia </text:span><text:span text:style-name="T2">animae fit, neque domicilium ipsius, scd<text:line-break/></text:span><text:span text:style-name="T15">instrumentum </text:span><text:span text:style-name="T2">primarium, inde videlicet, quod, ipso, per<text:line-break/></text:span><text:span text:style-name="T15">vuluera </text:span><text:span text:style-name="T2">evacuato, statim veluti mortuum animal reddi-<text:line-break/></text:span><text:span text:style-name="T15">tur, </text:span><text:span text:style-name="T2">collecto autem reviviscit; ac omnia summatim, quae<text:line-break/></text:span><text:span text:style-name="T15">dicta sunt </text:span><text:span text:style-name="T2">dicenturque, partim ex partium structura,<text:line-break/></text:span><text:span text:style-name="T15">partim ex </text:span><text:span text:style-name="T2">symptomatis supervenientibus ob sectiones </text:span><text:span text:style-name="T15">aut<text:line-break/>compressiones </text:span><text:span text:style-name="T2">inventionem obtinenti ‘Statim siquidem<text:line-break/></text:span><text:span text:style-name="T15">cerebri meatuum </text:span><text:span text:style-name="T2">alii per infundibulum lu palatum de-<text:line-break/></text:span><text:span text:style-name="T15">scendunt, alii in </text:span><text:span text:style-name="T2">narium initium desinunt, alii in opti-<text:line-break/></text:span><text:span text:style-name="T15">cis nervis apparent. </text:span><text:span text:style-name="T2">Et aliquis alius luserit se primae<text:line-break/></text:span><text:span text:style-name="T15">spinalis medullae origini, </text:span><text:span text:style-name="T2">qua parte potissimum, crassiore<text:line-break/></text:span><text:span text:style-name="T15">membrana vuluerata, </text:span><text:span text:style-name="T2">totus meatus nudus redditus </text:span><text:span text:style-name="T15">una<text:line-break/></text:span><text:span text:style-name="T28">cum </text:span><text:span text:style-name="T15">extremo posterioris </text:span><text:span text:style-name="T2">cerebri sinu; quod </text:span><text:span text:style-name="T15">maxime<text:line-break/>Erasistrato imposuit, qui putaverit, per </text:span><text:span text:style-name="T2">cerebri membranae<text:line-break/></text:span><text:span text:style-name="T28">vulnus </text:span><text:span text:style-name="T15">statim immobile reddi animal: </text:span><text:span text:style-name="T2">videbat </text:span><text:span text:style-name="T15">enim, in</text:span></text:p>
      <text:p text:style-name="P70">bobus circa primam vertebram vulneratis simul atque<text:line-break/>membrana cerebri divisa furerit, immobile protinus anis<text:line-break/>mal fieri. Verum non membranae affectu, scd quia<text:line-break/>posterior ventriculus nudatur, id accidit. Constat autem<text:line-break/>inde, quod in omnibus aliis partibus membrana vulnerata<text:line-break/>nihil hujusmodi efficiat. Itaque de tota cerebri natura<text:line-break/>in aliis operibus tractatur; quae ex dissectione apparent,<text:line-break/>lu admrnistrationrbus anatomicis; usus structurae cujus-<text:line-break/>que membri in opere de usu partium expositus. Non<text:line-break/>pauca etiam in commentariis de Hippocratis anatome<text:line-break/>tractantur. In praesentiarum ea solum, quae ad praesens<text:line-break/>institutum utilia sunt, persequor; etenim quum nervi<text:line-break/>ex cerebro et membranis id ambientibus ortum habeant,<text:line-break/>per partem eam, quae ex cerebro prodit, et sensus omni-<text:line-break/>bus membris, et motus suppeditatur. Quae autem utrius-<text:line-break/>que membranae propago est, eundem nervis usum' prae-<text:line-break/>bet, quem cerebro illae exhibebant Quare si ambo<text:line-break/>exemeris, nihil laeditur pars, in quam nervus pertinet;</text:p>
      <text:p text:style-name="P7"><text:span text:style-name="T15">quemadmodum neque si ipsi cerebro exteriores membra-<text:line-break/>nas </text:span><text:span text:style-name="T24">absutleris, </text:span><text:span text:style-name="T15">nilus enim ne oh has quidem animal in<text:line-break/>praesenti quidem offenditur; quod </text:span><text:span text:style-name="T1">fi </text:span><text:span text:style-name="T15">processu temporis<text:line-break/></text:span><text:span text:style-name="T24">postea </text:span><text:span text:style-name="T15">ex affinitate consensuque periculum sequitur, nihil<text:line-break/>hoc farit ad id, quod quaeritur.</text:span></text:p>
      <text:h text:style-name="Heading_20_2" text:outline-level="2">Cap. IV.</text:h>
      <text:p text:style-name="P48"><text:span text:style-name="T15">Utrum igitur, quemadmodum in ventricu-.<text:line-break/></text:span><text:span text:style-name="T24">lis cerebri spiritu </text:span><text:span text:style-name="T15">inanito totum animal sensus expers<text:line-break/></text:span><text:span text:style-name="T24">evasit, </text:span><text:span text:style-name="T15">et propterea dicimus, eum esse utilem tum 'ad<text:line-break/></text:span><text:span text:style-name="T24">partium sensus, </text:span><text:span text:style-name="T15">tum ad motus, ita existimandum est,<text:line-break/></text:span><text:span text:style-name="T24">etiam iu singulis </text:span><text:span text:style-name="T15">nervis spiritum esse aliquem, ac utrum<text:line-break/></text:span><text:span text:style-name="T24">hic </text:span><text:span text:style-name="T15">quasi </text:span><text:span text:style-name="T24">intestinus </text:span><text:span text:style-name="T15">et connatus ipsis fit, ' qui ab eo, qui<text:line-break/></text:span><text:span text:style-name="T28">a </text:span><text:span text:style-name="T24">principio venit, tanquam nuncio </text:span><text:span text:style-name="T15">quodam pulsatus exci-<text:line-break/></text:span><text:span text:style-name="T24">tatur, an connatus quidem </text:span><text:span text:style-name="T15">.sit </text:span><text:span text:style-name="T24">ipsis </text:span><text:span text:style-name="T15">nullus, fed ex cere-<text:line-break/></text:span><text:span text:style-name="T24">bro influit </text:span><text:span text:style-name="T15">eo </text:span><text:span text:style-name="T24">tempore, </text:span><text:span text:style-name="T15">quo movere partem volumus,<text:line-break/></text:span><text:span text:style-name="T28">ego </text:span><text:span text:style-name="T24">sane non possum prompte pronunciare. </text:span><text:span text:style-name="T15">Proponantur<text:line-break/></text:span><text:span text:style-name="T24">autem vulgari ratione consideranda </text:span><text:span text:style-name="T15">et haec ambo modo<text:line-break/></text:span><text:span text:style-name="T24">commemorata, et praeterea </text:span><text:span text:style-name="T15">tertium, secundum qualita-<text:line-break/></text:span><text:span text:style-name="T28">tcm </text:span><text:span text:style-name="T24">continuorum alteratio; quod </text:span><text:span text:style-name="T15">obscure mihi ridentur</text:span></text:p>
      <text:p text:style-name="P70">significare, qui fecundum facultatem influere quaedam<text:line-break/>sine substantia affirmant. Nam quae per alterationem in<text:line-break/>continua corpora qualitatum distributiones fiunt, facultatis<text:line-break/>influxus ab ipsis dicuntur, quemadmodum quum in amb-<text:line-break/>iente aere ex solari splendore prosecta quaedam quali-<text:line-break/>tas, in omnem ipsius partem distributio pervenit, ipsa<text:line-break/>solis substantia in loco suo permanente. Ostensum enim<text:line-break/>hoc nobis est in opere de demonstratione. Neque itaque<text:line-break/>prompte sic pronuntiari licet, utrum sic facultas ex cerebro<text:line-break/>partibus per nervos iusiuit, an spiritus substantia usque<text:line-break/>ad sensibiles mobilesque partes proficiscente, aut aliquo<text:line-break/>usque nervis incidente, ut vehementer ipsos 'alteret;<text:line-break/>deindc sic alteratione usque ad membra mobilia distribu-<text:line-break/>ta. Hujusmodi etiam quippiam in sensu visorio fieri, in<text:line-break/>libris de demonstratione indicatum esu Quod enim lu<text:line-break/>illis nervis splendidus fertur spiritus foramina- manifesta<text:line-break/>Habentibus tum iu superiori initio, tum qua in oculos</text:p>
      <text:p text:style-name="P7"><text:span text:style-name="T15">iuscrrmtur, lu grandium animalium dissectionibus est<text:line-break/>conspicere. Inferiorem </text:span><text:span text:style-name="T24">itaque </text:span><text:span text:style-name="T15">partem et juxta oculos<text:line-break/></text:span><text:span text:style-name="T24">sitam </text:span><text:span text:style-name="T15">plurimi dissectores cognoverunt Superius aulem<text:line-break/>initium horum nervorum prope omnibus ipsius ignoratum<text:line-break/>est, quod fit, qua priores ventriculi in obliquum distor-<text:line-break/>quentur. Quum enim uterque ipsorum arctum prolixum-<text:line-break/></text:span><text:span text:style-name="T24">que </text:span><text:span text:style-name="T15">inferiorem finem habeat, ibi narium meatuum radix<text:line-break/></text:span><text:span text:style-name="T24">habetur. </text:span><text:span text:style-name="T15">Superius autem extremum, quod ad medium<text:line-break/>pertingit ventriculum dilatatum, conversum quodam-<text:line-break/></text:span><text:span text:style-name="T24">modo </text:span><text:span text:style-name="T15">inde lu obliquum porrigitur, paulatim ad iufernam<text:line-break/>regionem et basin tendens; non tamcn ad illam pcrve-<text:line-break/></text:span><text:span text:style-name="T24">niunt, </text:span><text:span text:style-name="T15">scd paulo post in angustum redacti desinunt cornu<text:line-break/></text:span><text:span text:style-name="T24">infler </text:span><text:span text:style-name="T15">non admodum cito, scd paulatim aversi. Itaque<text:line-break/></text:span><text:span text:style-name="T24">ad hoe </text:span><text:span text:style-name="T15">ventriculorum extremum emergit opticorum ner-<text:line-break/></text:span><text:span text:style-name="T24">vorum </text:span><text:span text:style-name="T15">principium, foramen vix visibile obtinens. Spe-<text:line-break/></text:span><text:span text:style-name="T24">ctabis </text:span><text:span text:style-name="T15">autem ipsum haec tria considerans: unum , ' ut<text:line-break/></text:span><text:span text:style-name="T24">magnum </text:span><text:span text:style-name="T15">sit animal; secundum, </text:span><text:span text:style-name="T24">ut statim </text:span><text:span text:style-name="T15">post mortem<text:line-break/></text:span><text:span text:style-name="T24">incidatur; </text:span><text:span text:style-name="T15">et tertium, </text:span><text:span text:style-name="T24">ut </text:span><text:span text:style-name="T15">ambiens </text:span><text:span text:style-name="T24">aer </text:span><text:span text:style-name="T15">sit lucidus. . Si</text:span></text:p>
      <text:p text:style-name="P70">enim his sic praeparatis nudaveris, commode extremo<text:line-break/>ventriculo ablato, omnia quae ei incumbunt corpora, sic<text:line-break/>ut non divellas cornprimasque nervi processum, videbis<text:line-break/>juxta initium ipsius foramen. Quod igitur spiritus aliquis<text:line-break/>per meatus hos ad oculos defertur, et structura te docet, et<text:line-break/>praeterea quod, uno ipsorum clauso, alterius pupilla dilatatur,<text:line-break/>aperto autem statim rursus in naturalem magnitudinem<text:line-break/>revertitur. Nam quod, cum tunica acini fpeciem reserens<text:line-break/>a substantia quadam distenditur, dum repletur’ interior<text:line-break/>ipsius regio, necessarium est pupillae foramen dilatari,<text:line-break/>et alioquin fieri nequit, item quod inanitionis repletio-<text:line-break/>nisque celeritas non humoris cujusdam influentis, scd<text:line-break/>solius spiritalis opus est substantiae, haud difficile est<text:line-break/>contueri. Quoniam vero in idem utriquc meatus perve-<text:line-break/>niunt, (etenim et hoc evidenter apparet in dissectionibus,)<text:line-break/>verisimile est, communem regionem, ex utrisque meatibus<text:line-break/>spiritum recipientem, dum alter oculus clauditur, totum</text:p>
      <text:p text:style-name="P7"><text:span text:style-name="T2">ipsum alteri transmittere. Porro maximum hujus rei<text:line-break/>testimonium est et quod suffusorum, quibus sane si fora-<text:line-break/></text:span><text:span text:style-name="T15">men </text:span><text:span text:style-name="T2">dilatetur, clauso altero oculo, facultas adhuc vssoria<text:line-break/>fervetur incolumis, quibus autem si hoc non eveniat, </text:span><text:span text:style-name="T3">1<text:line-break/></text:span><text:span text:style-name="T2">omnino perierit, ac propter ea, etsi probe suffusio curata<text:line-break/></text:span><text:span text:style-name="T15">fuerit, </text:span><text:span text:style-name="T2">ipsi non vident. Aliis vero quibusdam accidit,<text:line-break/></text:span><text:span text:style-name="T15">ut non </text:span><text:span text:style-name="T2">videant, vel citra suffusionem, in quibus si alterius<text:line-break/></text:span><text:span text:style-name="T15">palpebra </text:span><text:span text:style-name="T2">clausa fuerit, pupilla aequalem priori circulum<text:line-break/></text:span><text:span text:style-name="T15">habere </text:span><text:span text:style-name="T2">videtur, tanquarn non amplius spiritali substantia<text:line-break/></text:span><text:span text:style-name="T15">in oculum perveniente, </text:span><text:span text:style-name="T2">unde </text:span><text:span text:style-name="T15">distenditur </text:span><text:span text:style-name="T2">repleta intrin-<text:line-break/></text:span><text:span text:style-name="T15">secus tunica </text:span><text:span text:style-name="T2">rhagoides dicta. Merito igitur in his </text:span><text:span text:style-name="T15">opti-<text:line-break/>corum nervorum </text:span><text:span text:style-name="T2">meatus obstructi esse a multis praecla-<text:line-break/></text:span><text:span text:style-name="T15">ris medicis </text:span><text:span text:style-name="T2">dicuntur; ac noni quendam itu affectum<text:line-break/></text:span><text:span text:style-name="T15">recensuisse </text:span><text:span text:style-name="T2">nobis, quod, priusquam pateretur, per som-<text:line-break/></text:span><text:span text:style-name="T15">num apertis palpebris lumen copiosiim </text:span><text:span text:style-name="T2">ante </text:span><text:span text:style-name="T15">oculos </text:span><text:span text:style-name="T2">xide-<text:line-break/></text:span><text:span text:style-name="T15">bat, quod denique ct mihi et multis </text:span><text:span text:style-name="T2">aliis incst. </text:span><text:span text:style-name="T15">Pau-<text:line-break/>latim autem dicebat decrevisse lumen ipsius, </text:span><text:span text:style-name="T2">usque dum<text:line-break/></text:span><text:span text:style-name="T15">nihil omnino appareret amplius, </text:span><text:span text:style-name="T2">et </text:span><text:span text:style-name="T15">visorium scnfinu</text:span></text:p>
      <text:p text:style-name="P7"><text:span text:style-name="T1">obscurari similiter, </text:span><text:span text:style-name="T15">ita ut in tutum interiret Porro<text:line-break/>leonibus et pardalibus aliisque animalibus, quibus splendi-<text:line-break/>dus admodum est oculus, licet tibi noctu specture, quum<text:line-break/>pupillam ad narcs converterint, circulum splendoris in<text:line-break/>ipsa apparentem, ut colligas, tantum a pupilla inierim<text:line-break/>visorium conum increvisse, quatenus fuerit juxla inter-<text:line-break/>valli proportionem ipsius circulus. Etenim qui hunc<text:line-break/>natura majorem habent, in iis etiam splendoris </text:span><text:span text:style-name="T24">circulus<text:line-break/></text:span><text:span text:style-name="T15">major apparet; iis, qui minorem, tanto ad portionem<text:line-break/>mluor, quanto etiam ille. Utrum igitur, quemadmodum<text:line-break/>ad oculos spiritus aliquis per nervos opticos pervenit, ita<text:line-break/>etiam in aliis omnibus habet, ac quaedam xia est in<text:line-break/>singulis invisibilis propter parvitatem, an hoc esse non<text:line-break/>potest iu sibris nervorum tenuissimis? Oportebit enim<text:line-break/>nos cousiderare corpus aliquod nenti etiam </text:span><text:span text:style-name="T24">araneis<text:line-break/></text:span><text:span text:style-name="T15">tenuius meatui orbiculatim circumdatum. Quapropter<text:line-break/>ipsum divelletur celerrime et meatus obstruetur </text:span><text:span text:style-name="T24">qua-<text:line-break/>cunque </text:span><text:span text:style-name="T15">fere </text:span><text:span text:style-name="T24">occasione. Ideo sane arbitror non omnibus</text:span></text:p>
      <text:p text:style-name="P70">nervis inesse meatus. Forsan igitur dicet aliquis, si<text:line-break/>omnino unus nervus membris inferioribus facultates a<text:line-break/>principio potest proferre surus expers, poterunt et omnes.<text:line-break/>Cur igitur et meatus juxta spinalis medullae processum<text:line-break/>ita sensilis est, ut in visoriis nervis? An quod conti-<text:line-break/>nuitate virtutum distiibutio redditur imbecillis, et prae- '<text:line-break/>scrtim quum vel majus, vel durius sit, quod recipit, aut<text:line-break/>vehementioreni allevationem desiderat, si autem tenuior<text:line-break/>substantia aliquatenus incidat cum violentia et ictu, auge-<text:line-break/>bitur alteratio? Dictum enim est, quod hoc fane, quod<text:line-break/>a plerisque vocatur distiibutio facultatis, alterationis sit<text:line-break/>communicatio; qualis etiam in aere a solari splendore<text:line-break/>accidit Sic utique consentaneum est, etiam spiritum, qui<text:line-break/>in oculos proficiscitur, primo illapsu uniri cum ambiente, .<text:line-break/>ct simul ipsum in suam ipsius naturam alterare, non<text:line-break/>tamen plurimum extendi.</text:p>
      <text:h text:style-name="P3" text:outline-level="2">Cap. V.</text:h>
      <text:p text:style-name="P48"><text:span text:style-name="T2">Praeferlim autcm credet hoc aliquis fieri<text:line-break/>doctus, quomodo consentaneunr sit nos ridere. Porro<text:line-break/>initium etiam hujus sermonis tale esu Corpus videns e<text:line-break/>duobus alterum efficit: aut mittcns de sc aliquid </text:span><text:span text:style-name="T1">ad </text:span><text:span text:style-name="T2">nos<text:line-break/>cum illo etiam propriam indicat dignotionem, aut, si<text:line-break/>ipsum nihil mittit, expectat aliquam a nobis ad se veni-<text:line-break/>re facultatem scntientem. Utrum igitur ipsorum sit<text:line-break/>verius, hoc potissimum modo judicabitur. Pcr pupillae<text:line-break/>foramen videmus; quod si expectasset portionem aliquam,<text:line-break/>aut facultatem, aut imaginem, aut qualitatem corporum<text:line-break/>extrinsecus subjectorum ad se proficisci, non ejus, quod<text:line-break/>videtur, magnitudinem cognovissemus, montis verbi<text:line-break/>gratia maximi. Tanta enim imago ab eo oculis nostris<text:line-break/>incidisset, quanta ipsa est; quod crnnino ratione caret;<text:line-break/>simul et eodem temporis momento ad fiugulos videntes,<text:line-break/>etlamsi mille fuerint, pervenirent, quum viscrins etiam<text:line-break/>spiritus </text:span><text:span text:style-name="T27">1</text:span><text:span text:style-name="T24"> </text:span><text:span text:style-name="T2">nequeat fluore suo tantum extendi, ut toti<text:line-break/>corpori, quod videtur, circumfundatur. Hoc enim simile</text:span></text:p>
      <text:p text:style-name="P7"><text:span text:style-name="T15">est Stoicorum guttae toti mari temperatae. </text:span><text:span text:style-name="T1">Relinquitur<text:line-break/></text:span><text:span text:style-name="T15">itaque adhuc, ambientem aerem tale nobis instrumentum<text:line-break/>fieri, quo tempore videmus, quale. in corpore nervus<text:line-break/>perpetuo existit. Ejusmodi enim quippiam accidere vide-<text:line-break/>tur ambienti nos aeri a spicitu, quum excidit, cujus-<text:line-break/>modi etiam a folis splendore. Ille siquidem supernum<text:line-break/>ipsius extremum attingens in totam Te facultatem com-<text:line-break/>municat, et visus per nervos vilorios apparens fubstan-<text:line-break/>tiam habet spiritalem. At incidens ambienti et primo<text:line-break/>incursu alteratiouem efficiens tradit ei quam-longissime,<text:line-break/>quod illi continuum est, scilicet ambiens corpus, ut in<text:line-break/>momento temporis alteratiouem in totum ipsum trans-<text:line-break/>mittat. Evidenter enim hujusmodi apparet in soliis vir-<text:line-break/>tute; nam, posito quodam solido, corpore, iu medio sub-<text:line-break/>sequentis aeris statim videmus splenderem perire, ceu<text:line-break/>qui, dum immutatur, lucidus evadat, non autem, quod<text:line-break/>permutatus ita permaneat Eirmum enim lumen in sc<text:line-break/>diu teneret, etiamsi id, quod illuminat, fuerit ablatum.</text:span></text:p>
      <text:p text:style-name="P7"><text:span text:style-name="T2">lta vero et nervo secto, quantum sectio a continuitate<text:line-break/>cerebri separaverit, tantum is insensibilis llatim redditur.<text:line-break/>Apparet itaque similis aliquis affectui utrisque accidere,<text:line-break/></text:span><text:span text:style-name="T15">ct </text:span><text:span text:style-name="T2">nervo, et ambienti aeri, secundum fuam naturam<text:line-break/>similitudinem quandam habentibus, dum exacte ad id,<text:line-break/></text:span><text:span text:style-name="T15">quod </text:span><text:span text:style-name="T2">transmutat, assimilantur, quatenus continui sunt, atque<text:line-break/></text:span><text:span text:style-name="T15">etiam ut semper afficiantur </text:span><text:span text:style-name="T2">indigent, quemadmodum<text:line-break/></text:span><text:span text:style-name="T15">ambiens nos aer quum </text:span><text:span text:style-name="T2">illuminatur, manifesto ipsius </text:span><text:span text:style-name="T15">calor<text:line-break/></text:span><text:span text:style-name="T2">diu permanet, etiamsi id, quod calefacit, leparatum sit,<text:line-break/>similiter et refrigeratio, dum non amplius est, quod refri-<text:line-break/></text:span><text:span text:style-name="T15">gerat, </text:span><text:span text:style-name="T2">splendor autem statim cum eo, quod illuminat,<text:line-break/>discedit Apparet etiam lu arteriis eadem natura, uti iu<text:line-break/>nervis; et hae dissectae interceptaeque funiculo non<text:line-break/></text:span><text:span text:style-name="T15">pulsaut, </text:span><text:span text:style-name="T2">destitutae non, ut Erasistratus putat, eo qui </text:span><text:span text:style-name="T15">a<text:line-break/></text:span><text:span text:style-name="T2">corde mittitur </text:span><text:span text:style-name="T15">spiritu</text:span><text:span text:style-name="T2">; nam ostendimus </text:span><text:span text:style-name="T15">hoc </text:span><text:span text:style-name="T2">alibi </text:span><text:span text:style-name="T15">fieri<text:line-break/>non posse, ossendeturque </text:span><text:span text:style-name="T2">etiam </text:span><text:span text:style-name="T15">nunc </text:span><text:span text:style-name="T2">in </text:span><text:span text:style-name="T15">subscquentibus,<text:line-break/>ne quicquam sermoni desit;, </text:span><text:span text:style-name="T2">verum </text:span><text:span text:style-name="T15">quia tunicae ipsarum</text:span></text:p>
      <text:p text:style-name="P5"><text:span text:style-name="T2">continuae cordis corpori funt, ab illo influentem faculta-<text:line-break/>tem semper obtinent. Commune igitur omnium est sen-<text:line-break/>sus facultatum, quae a cerebro originem ducunt, per ner-<text:line-break/>vos usque ad propria instrumenta deferri; item quod<text:line-break/>nervus substantia cerebro respondet, nisi quod quantum,<text:line-break/></text:span><text:span text:style-name="T34">t </text:span><text:span text:style-name="T2">ne esset ad patiendum facilior, statim condensatus est,<text:line-break/>tantum a cerebri natura hoc ipso recessit. Quo vero con-<text:line-break/>densatus obduruit, eo statim etiam propter id ipsum<text:line-break/>continenter illius praesidium requirit; nam si talis mane-<text:line-break/>ret, quale est cerebrum, non desideraret ab illo auxi-<text:line-break/>lium. Etenim substantiarum proprietates sibi similes<text:line-break/></text:span><text:span text:style-name="T15">habent </text:span><text:span text:style-name="T2">et facultatum proprietates. Quantum igitur singuli<text:line-break/></text:span><text:span text:style-name="T15">nervi </text:span><text:span text:style-name="T2">scnforii proprie dicti a cerebri natura recesserunt,<text:line-break/></text:span><text:span text:style-name="T15">tantum </text:span><text:span text:style-name="T2">etiam ab </text:span><text:span text:style-name="T15">ipsius </text:span><text:span text:style-name="T2">facultate. Vocantur autem pro-<text:line-break/></text:span><text:span text:style-name="T15">prie scnforii nervi, qui instrumentis </text:span><text:span text:style-name="T2">fenforiis </text:span><text:span text:style-name="T15">immittuntur,<text:line-break/>molliores aliis, qui partes </text:span><text:span text:style-name="T2">movent, provide </text:span><text:span text:style-name="T15">etiam hoc<text:line-break/>natura quum fecerit. Quoniam sensus non est absque</text:span></text:p>
      <text:p text:style-name="P7"><text:span text:style-name="T1">hoc, quod quoquo modo afficiantur </text:span><text:span text:style-name="T15">nervi; motus </text:span><text:span text:style-name="T1">autem<text:line-break/>lu </text:span><text:span text:style-name="T15">faciendo lolo actionem obtinet, merito sensorius mol-<text:line-break/>lior, durior autem motorius nervus factus esu Jam<text:line-break/>motorii omnes sensus tactus participes sunt, quoniam<text:line-break/>hujus sensibile crassiorum est partium. E contrario viso-<text:line-break/>rius nervus non solum, quoniam sensibili foramine per-<text:line-break/>yins est, excellentiam facultatis indicat, fed etiam mollitie<text:line-break/>et magnitudine, et quod immergatur rursus in oculis,<text:line-break/>cerebroque per omnia respondeat. Idem vero nervus<text:line-break/>totus inter cerebrum et oculum medius consistit: interio-<text:line-break/>rem ipsius partem molliorem habet, externam duriorem.<text:line-break/>Opifex utrumque commentus est, tum ut inter ambulan-<text:line-break/>dum tutus esset, tum ut cerebri naturam, quatenus licet,<text:line-break/>conferveret. Merito igitur nervorum omnium, non<text:line-break/>solum ex cerebro procedentium, scd etiam eorum, qui<text:line-break/>ex spinali medulla exoriuntur, qui ad visum spectat,<text:line-break/>maximus effectus est; quippe eximia conveniebant ipsi<text:line-break/>praeter alios adesse, tum ut foraminibus per linum pateat,</text:span></text:p>
      <text:p text:style-name="P7"><text:span text:style-name="T15">tum ut mollis sit lurbr, durus autem extrinsecus, et per<text:line-break/>ipsum mulla ex cerebro spiritalis substantia in oculorum<text:line-break/>regiones perveniat. Itaque foramen omnino substantia<text:line-break/>quadam solida contineri oportebat, quae, nisi crassesceret<text:line-break/>nervus, non utique foret. Crassities ipsius duplicem<text:line-break/>habet formam, qui mollis intus, extrinsecus durus gene-<text:line-break/>ratus esu Quod vero et oculum non exiguae cerebri<text:line-break/>substantiae participem esse conveniebat, credideris mani-<text:line-break/>fasto, ubi ipsum dissecueris. Invenies enim sub tunicis </text:span><text:span text:style-name="T28">_<text:line-break/></text:span><text:span text:style-name="T15">intus humores orbiculares duplices, alium ita mollem,<text:line-break/>ciijusmodi est vitrum mediocriter solutum, alium ita<text:line-break/>durum , cujusmodi est glacies modice concreta. Nomina-,<text:line-break/>tur autem a medicis mollior nitreus, durior crystallinus,<text:line-break/>a vitri et crystalli similitudine, quibus non solum sub-<text:line-break/>stantila, sed etiam coloribus respondent, siquidem exacte<text:line-break/>purus est, pellucidus et splendidus. Prius igitur rnea-<text:line-break/>tum ex cerebro in utrurnque ipsorum descendentem<text:line-break/>vitreus excipit, post ipsum crystallinus, similis paulatim '</text:span></text:p>
      <text:p text:style-name="P7"><text:span text:style-name="T2">orbi dilatato- Quapropter meatus ipfe mra cum nervo<text:line-break/>ambiente exteriorem permeans tunicam in oculo ambo<text:line-break/>haec patitur: qua primum in regionem ipsius excidit,<text:line-break/>illic sane fpiritus humoribus miscetur, ut substantia ipso-<text:line-break/>rum tota fiat sensibilis; porro amplectitur rursus solutu<text:line-break/>dilatataque nervi substantia nitreum humorem ingre-<text:line-break/>diens juxta extremum ipsius maximum crystallini<text:line-break/>circulum. Quapropter tibi figura ridebitur nervi<text:line-break/>dilatati similis reti evasisse, ob idque etiam corpus hoc<text:line-break/>tunicam appellant retiformem. Quod si, toto eo adempto;<text:line-break/>coneris omnem simul partem coacervare, cerebrum tibi<text:line-break/>apparebit; ac si ostenderis alicui non speculato, unde cole<text:line-break/>lectum sit, dicet, partem esse cerebri corpus, quod osten-<text:line-break/>ditur, ac </text:span><text:span text:style-name="T15">fidem </text:span><text:span text:style-name="T2">non adhibebit, in oculis ipsum conti-<text:line-break/>neri. Tantam fime excellentiam structurae oculus </text:span><text:span text:style-name="T15">prae-<text:line-break/></text:span><text:span text:style-name="T2">ter alia sensuum instiumenta assecutus est; ac mirabile<text:line-break/>nihil, </text:span><text:span text:style-name="T15">quanto ipsius primum sensibile exactius est et sub-</text:span></text:p>
      <text:p text:style-name="P7"><text:span text:style-name="T15">tilius quam alia, tanto etiam magis quam illa cerebri<text:line-break/>naturae esse particeps. Neque enim ipsam amplius cere-<text:line-break/>bri substantiam in usio alio instrumento invenias, neque<text:line-break/>in ventriculis, ut in ipso, spiritus animalis copiam per-<text:line-break/>multam. Merito autem, ut dixi, sic constructus est,<text:line-break/>instrumento usurus aere circumfluo. Fit autem tale<text:line-break/>instrumentum ad propriam sensilium dignotionem, cu-<text:line-break/>jusrnodi cerebro nervus esu Quocirca, quam habet ra-<text:line-break/>tionem cerebrum cum nervo, talem oculus habet cum<text:line-break/>aere. At proprium visus sensile, quod et primum ipsius<text:line-break/>sensile nominavi, colorum genus est. Illud enim<text:line-break/>primum et per se et solus inter alios sentit, quem-<text:line-break/>admodum gusius sapores. At coloratum corpus simul<text:line-break/></text:span><text:span text:style-name="T24">cum </text:span><text:span text:style-name="T15">eo cognoscit, quemadmodum gestus, quod sapores<text:line-break/></text:span><text:span text:style-name="T24">obtinet. </text:span><text:span text:style-name="T15">Verum gustus perinde atque alii sensus ad ani-<text:line-break/></text:span><text:span text:style-name="T24">mantis </text:span><text:span text:style-name="T15">coipus sensile proficisci expectat. Visus per me-<text:line-break/></text:span><text:span text:style-name="T24">dium aerem </text:span><text:span text:style-name="T15">ad coloratum extenditurunde ipse solus</text:span></text:p>
      <text:p text:style-name="P7"><text:span text:style-name="T2">una cum colore ejus quod ridetur cognoscit et magnitu-<text:line-break/>dinem ipsius et figuram, quum ne hoc quidem alius-<text:line-break/>scnsus possit percipere, nisi per accidens nonnunquam<text:line-break/>tactus. Itaque disputatio in quinto de demonstratione<text:line-break/>eatenps producta esu At nisu praeter alia licet et situm </text:span><text:span text:style-name="T15">.<text:line-break/></text:span><text:span text:style-name="T2">et intervallum pariter corporis .colorati dignoscere, quum<text:line-break/>nullum </text:span><text:span text:style-name="T15">aliorum </text:span><text:span text:style-name="T2">sentire queat. Porro qui aggrediuntur•<text:line-break/>et </text:span><text:span text:style-name="T15">olsactu et </text:span><text:span text:style-name="T2">auditu situm corporis, quod vaporem </text:span><text:span text:style-name="T15">emittit,<text:line-break/></text:span><text:span text:style-name="T2">aut ferientis aerem dignoscere, quomodo errent, non </text:span><text:span text:style-name="T15">est<text:line-break/></text:span><text:span text:style-name="T2">hujus loci dicere. Quippe fusissime de omnibus, </text:span><text:span text:style-name="T15">quae ex ,<text:line-break/></text:span><text:span text:style-name="T2">duobus sensibus apparent, in , quinto de demonstratione<text:line-break/>expositum est, quemadmodum diximus; in quo </text:span><text:span text:style-name="T15">opere<text:line-break/></text:span><text:span text:style-name="T2">exercitatus aliquis promptius' assequetur ea, quae </text:span><text:span text:style-name="T15">nunc<text:line-break/></text:span><text:span text:style-name="T2">dicuntur. Nam in illis ostensa funt omnia, quae </text:span><text:span text:style-name="T15">testentur,<text:line-break/></text:span><text:span text:style-name="T2">corpus visibile, quocunque sit loco, videri; id quod </text:span><text:span text:style-name="T15">evi-<text:line-break/></text:span><text:span text:style-name="T2">denter etiam apparet ex ipfo scusu, unde neque </text:span><text:span text:style-name="T15">georne-<text:line-break/></text:span><text:span text:style-name="T2">rici cum demonstratione, fed per fe tanquam </text:span><text:span text:style-name="T15">evidens</text:span></text:p>
      <text:p text:style-name="P7"><text:span text:style-name="T2">ipsum ponunt, quanquam ejus, quod fecundum rectas<text:line-break/>nos ridemus lineas,! aut quod nisus, ubi exacte Iaevi<text:line-break/>cuipiam et lucenti inciderit, fecundum aequalem' reflecta-<text:line-break/></text:span><text:span text:style-name="T15">tur </text:span><text:span text:style-name="T2">angulum cui occurrerit, demonstrationes nonnullae<text:line-break/></text:span><text:span text:style-name="T15">feruntur. </text:span><text:span text:style-name="T2">Si igitur visus folus ex aliis fensibus percipit<text:line-break/>sensile, quod ipsum movet, per medium aerem, non ceu<text:line-break/></text:span><text:span text:style-name="T15">per </text:span><text:span text:style-name="T2">baculum quendam, sed partem consimilem specie et<text:line-break/>cognatum ipsi, ac soli hoc ipsi eximium datum est, simul<text:line-break/></text:span><text:span text:style-name="T15">quod </text:span><text:span text:style-name="T2">per reflexum videt, merito opus habuit spiritu desuper<text:line-break/></text:span><text:span text:style-name="T15">influente </text:span><text:span text:style-name="T2">pellucido, qui ambienti aeri incidens et veluti<text:line-break/></text:span><text:span text:style-name="T15">converberans </text:span><text:span text:style-name="T2">ipsum sibi assimilabit. Necessario igitur<text:line-break/></text:span><text:span text:style-name="T15">dicetur, </text:span><text:span text:style-name="T2">risus instrumentum esse pellucidum splendidum-<text:line-break/></text:span><text:span text:style-name="T15">que, auditus </text:span><text:span text:style-name="T2">aereum, olfactus vaporosum, gestus liqui-<text:line-break/></text:span><text:span text:style-name="T15">dum, tactus </text:span><text:span text:style-name="T2">terrestre. Neque enim aliter liceret habere<text:line-break/></text:span><text:span text:style-name="T15">ea, </text:span><text:span text:style-name="T2">ut quae alterationem ex similibus requirunt. Atque<text:line-break/></text:span><text:span text:style-name="T15">hoc utique </text:span><text:span text:style-name="T2">erat, quod Empedocles his versibus voluit<text:line-break/></text:span><text:span text:style-name="T15">significare</text:span><text:span text:style-name="T2">:</text:span></text:p>
      <text:p text:style-name="P14"><text:span text:style-name="T15">Terram </text:span><text:span text:style-name="T2">equidem terra, sed aquam spectamus aqua,<text:line-break/>ivne</text:span></text:p>
      <text:p text:style-name="P5"><text:span text:style-name="T1">Conspicuum </text:span><text:span text:style-name="T15">ignem , sed </text:span><text:span text:style-name="T1">aera </text:span><text:span text:style-name="T15">cernimus aere clarum. </text:span><text:span text:style-name="T34">•<text:line-break/></text:span><text:span text:style-name="T15">Percipimus enim sic, sensorio enim magis terrestri,; qui<text:line-break/>est tactus, terrestrem in sensibilibus naturam, lucidissimo<text:line-break/>visus lucidam, quemadmodum et </text:span><text:span text:style-name="T24">aerio </text:span><text:span text:style-name="T15">auditus </text:span><text:span text:style-name="T24">scnsorio<text:line-break/></text:span><text:span text:style-name="T15">propriorum, aeris affectuum digno tio absolvitur. </text:span><text:span text:style-name="T24">Quin<text:line-break/></text:span><text:span text:style-name="T15">etiam . humido gustatus sensorio et natura spongioso<text:line-break/>humores a nobis percipiuntur. Reliquum est </text:span><text:span text:style-name="T24">olfactus<text:line-break/></text:span><text:span text:style-name="T15">insuumentum, non in narium meatibus, ut inulti </text:span><text:span text:style-name="T24">arbi'<text:line-break/></text:span><text:span text:style-name="T15">trantur, scd in priorum cerebri, ventriculorum </text:span><text:span text:style-name="T24">extremis,<text:line-break/>i </text:span><text:span text:style-name="T15">in quae narium meatus emergunt, si quidem </text:span><text:span text:style-name="T24">.iu hao<text:line-break/></text:span><text:span text:style-name="T15">parte vaporosissimos ipsius meatus esse contingit </text:span><text:span text:style-name="T24">Porro<text:line-break/></text:span><text:span text:style-name="T15">fcriptus est, si quis cupiat, </text:span><text:span text:style-name="T19">etiam.de </text:span><text:span text:style-name="T15">hoc </text:span><text:span text:style-name="T24">liber unus a<text:line-break/></text:span><text:span text:style-name="T15">nobis, cui titulum </text:span><text:span text:style-name="T24">indidi </text:span><text:span text:style-name="T15">De </text:span><text:span text:style-name="T24">olfactus , </text:span><text:span text:style-name="T15">instrumento.</text:span></text:p>
      <text:h text:style-name="Heading_20_2" text:outline-level="2">Cap. VI.</text:h>
      <text:p text:style-name="P48"><text:span text:style-name="T24">Quintum </text:span><text:span text:style-name="T15">enim </text:span><text:span text:style-name="T24">hoc </text:span><text:span text:style-name="T15">est sensorium </text:span><text:span text:style-name="T24">lustiu-<text:line-break/></text:span><text:span text:style-name="T15">rnentum, quum </text:span><text:span text:style-name="T24">non sint quinque elementa,; quoniam<text:line-break/></text:span><text:span text:style-name="T15">odorum </text:span><text:span text:style-name="T24">genua natura medium est inter aerem et aquam;</text:span></text:p>
      <text:p text:style-name="P7"><text:span text:style-name="T2">quemadmodum et Plato dixit in Timaeo post haec verba:<text:line-break/>mutata enim aqua in acrem, vel, aere in aquam, in<text:line-break/>medio istorum odores fiunt universa Dicit , et de visus<text:line-break/>instrumento, quod ignis sit purissimi, </text:span><text:span text:style-name="T15">- </text:span><text:span text:style-name="T2">quem ipsc splen-<text:line-break/></text:span><text:span text:style-name="T15">dorem et </text:span><text:span text:style-name="T2">lumen nominat, a carbone et flamma varian-<text:line-break/></text:span><text:span text:style-name="T15">tem. </text:span><text:span text:style-name="T2">Verba ejus </text:span><text:span text:style-name="T15">haec </text:span><text:span text:style-name="T2">sunt. Post haec seiendum esi<text:line-break/>multa ejse ignis genera, siammam videlicet et quod a<text:line-break/></text:span><text:span text:style-name="T15">siamma </text:span><text:span text:style-name="T2">procedit, quod minime urit quidem, lumen<text:line-break/></text:span><text:span text:style-name="T15">autem </text:span><text:span text:style-name="T2">oculis adsert, quodque, extincta siamma,<text:line-break/></text:span><text:span text:style-name="T15">intra </text:span><text:span text:style-name="T2">illa, quae accensa suerant, remanet. Ex his itaque •<text:line-break/></text:span><text:span text:style-name="T15">tribus generibus quod non urit </text:span><text:span text:style-name="T2">quidem, ut ipsc dicit,<text:line-break/></text:span><text:span text:style-name="T15">lumen autem oculis exhibet, in visus instrumento plu-<text:line-break/>rimum est, Qulu etiam hoc rursus in eodem libro </text:span><text:span text:style-name="T2">Timaeo<text:line-break/></text:span><text:span text:style-name="T15">indicavit ad hunc modum. </text:span><text:span text:style-name="T2">Sed ex instrumentis saciei<text:line-break/></text:span><text:span text:style-name="T15">primum luciferos </text:span><text:span text:style-name="T2">exporrexerunt oculorum orbes, hac<text:line-break/></text:span><text:span text:style-name="T15">causa ipsos illigantes; ex </text:span><text:span text:style-name="T2">igne, qui </text:span><text:span text:style-name="T15">ncn </text:span><text:span text:style-name="T5">Ur</text:span><text:span text:style-name="T2">it quidem, sed<text:line-break/></text:span><text:span text:style-name="T15">illuminando saaviter, </text:span><text:span text:style-name="T2">cujusque diei corpus sieri machi-<text:line-break/></text:span><text:span text:style-name="T15">nati sant. Intimum siquidem nostri </text:span><text:span text:style-name="T2">corporis </text:span><text:span text:style-name="T15">ignem hasus</text:span></text:p>
      <text:p text:style-name="P7"><text:span text:style-name="T2">ignis germanum sencerumque per oculos leviter emanare<text:line-break/>voluerunt; loto nimirum corpore oculi, sed media in<text:line-break/>primis ejus parte condensata, ut ignis hujusmodi, qni<text:line-break/>purior esi, transeat, crajsior vero cohibeatur. Quale igitur<text:line-break/>sit visus instrumentum, lu hisce indicavit: quomodo autem<text:line-break/>videamus, deinceps praedictis conjungens sequentia ait.<text:line-break/>Quum itaque diurnum lumen visus siuori radioque se objicit<text:line-break/>tunc simile eum simili compactum unum efficitur corpus<text:line-break/>cognatum et affine, e </text:span><text:span text:style-name="T1">directo </text:span><text:span text:style-name="T2">oculorum suum, videlicet<text:line-break/>tam intimi quam externi luminis </text:span><text:span text:style-name="T1">sit </text:span><text:span text:style-name="T2">concursus, Tctum<text:line-break/>igitur hoc propter similitudinem semili affectui obnoxium,<text:line-break/>quum quid aliud tangit, vel ipsum ab alio tangitur,<text:line-break/>motum hujusmodi ad corpus omne, perquc id ad animam<text:line-break/>usque diffundens, sensum efficit, qui visus vocatur.<text:line-break/>Haec sane Platonis verba splendidum visus instrumentum<text:line-break/>esse dicunt, fensumque fieri per ipsum splendoris<text:line-break/>affectum, quemadmodum et aeris affectum per auditum.</text:span></text:p>
      <text:p text:style-name="P55">Nam simile cum simili in affectuum communionem perve-<text:line-break/>nit. At quoniam tota hujusmodi dictio duo significat,<text:line-break/>qualem et Empedocles fecit inquiens,</text:p>
      <text:p text:style-name="P6"><text:span text:style-name="T2">Terram equidem </text:span><text:span text:style-name="T1">terra, </text:span><text:span text:style-name="T2">sed aquam spectamus aqua<text:line-break/>ipsa</text:span></text:p>
      <text:p text:style-name="P6"><text:span text:style-name="T15">unum </text:span><text:span text:style-name="T2">sane, quoniam per instrumentum hoc, alterum,<text:line-break/></text:span><text:span text:style-name="T15">quia </text:span><text:span text:style-name="T2">per virtutem talem, quod sane per instrumentum,<text:line-break/></text:span><text:span text:style-name="T15">verum </text:span><text:span text:style-name="T2">esse concedendum est, quod ceu per virtutem,<text:line-break/></text:span><text:span text:style-name="T15">non </text:span><text:span text:style-name="T2">item. Etenim primum sensorium, quodcunque fuerit,<text:line-break/></text:span><text:span text:style-name="T15">commune </text:span><text:span text:style-name="T2">omnium est partium scusuum, sicut et hoc </text:span><text:span text:style-name="T15">Pla-<text:line-break/>to quum in </text:span><text:span text:style-name="T2">aliis quibusdam, tum lu Theaeteto docet<text:line-break/></text:span><text:span text:style-name="T15">illa libri parte, ubi </text:span><text:span text:style-name="T2">inquit: Grave enim estset, o puer, si<text:line-break/></text:span><text:span text:style-name="T15">mulli in nobis </text:span><text:span text:style-name="T2">sensas quemadmodum ligneis equis insi-<text:line-break/></text:span><text:span text:style-name="T15">derent, nec omnia </text:span><text:span text:style-name="T2">haec in unam sive ideam, sive anL<text:line-break/></text:span><text:span text:style-name="T15">rnam, sive quocunque </text:span><text:span text:style-name="T2">mado vocare libet, tenderent, qu</text:span><text:span text:style-name="T5">a<text:line-break/></text:span><text:span text:style-name="T15">per isia tanquam </text:span><text:span text:style-name="T2">instrumenta, quaecunque sensibus subja-<text:line-break/></text:span><text:span text:style-name="T15">cent, sentiamus. Haec copiosius deinceps </text:span><text:span text:style-name="T2">Piatu </text:span><text:span text:style-name="T15">astruens<text:line-break/>ila scribit: </text:span><text:span text:style-name="T2">Dic </text:span><text:span text:style-name="T15">igitur</text:span><text:span text:style-name="T2">, ea, per quae sentis, caliga et<text:line-break/></text:span><text:span text:style-name="T15">sicca, lenia </text:span><text:span text:style-name="T2">atque, </text:span><text:span text:style-name="T15">dulcia, </text:span><text:span text:style-name="T2">nonne corporis partes </text:span><text:span text:style-name="T15">singula</text:span></text:p>
      <text:p text:style-name="P5"><text:span text:style-name="T2">ponis, an alterius cujuspiaml Nullius alterius, 'A</text:span><text:span text:style-name="T5">n<text:line-break/></text:span><text:span text:style-name="T2">etiam voles fateri, quae per aliam facultatem scnti</text:span><text:span text:style-name="T5">S</text:span><text:span text:style-name="T2">,<text:line-break/>per alia eadem non pojse sentire ? veluti quae p</text:span><text:span text:style-name="T5">er</text:span><text:span text:style-name="T2"> audt-<text:line-break/>tum, eadem per visum, vel quue per visam, </text:span><text:span text:style-name="T1">eadem </text:span><text:span text:style-name="T2">p</text:span><text:span text:style-name="T5">er<text:line-break/></text:span><text:span text:style-name="T2">auditum ? . Quidni hoc velim ? sii quid ergo de utrisque<text:line-break/>cogitas, non utique per aliud instrumentum, neque etiam<text:line-break/>psr aliud de ambobus id sentis. pp</text:span><text:span text:style-name="T5">O</text:span><text:span text:style-name="T2">n </text:span><text:span text:style-name="T5">Cerle</text:span><text:span text:style-name="T2"> p)</text:span><text:span text:style-name="T5">e V0ce<text:line-break/></text:span><text:span text:style-name="T2">et colore primum quidem id cogitas, quod utraque su</text:span><text:span text:style-name="T5">nt</text:span><text:span text:style-name="T2">_<text:line-break/>Utique. Item quod alterutrum ab alterutro diversum esu<text:line-break/>et sibirnet idem. Et hoc saue. Quid igitur ? </text:span><text:span text:style-name="T5">et<text:line-break/></text:span><text:span text:style-name="T2">ambo duo sunt, alterutrum vero unum a Jd qu</text:span><text:span text:style-name="T5">o</text:span><text:span text:style-name="T2">qu</text:span><text:span text:style-name="T5">e</text:span><text:span text:style-name="T2">.<text:line-break/>Igitur sive dijsimilia, sive similia i</text:span><text:span text:style-name="T5">n</text:span><text:span text:style-name="T2">t</text:span><text:span text:style-name="T5">er</text:span><text:span text:style-name="T2"> se sint, potes<text:line-break/>inspicere ac judicare ? Forte. JJaec itnque omnia</text:span><text:span text:style-name="T5">}</text:span><text:span text:style-name="T2"> p</text:span><text:span text:style-name="T5">er<text:line-break/></text:span><text:span text:style-name="T2">quod potijsimum de ipsis exisiimas</text:span><text:span text:style-name="T4">, </text:span><text:span text:style-name="T6">ηοη</text:span><text:span text:style-name="T4"> </text:span><text:span text:style-name="T2">p</text:span><text:span text:style-name="T5">er</text:span><text:span text:style-name="T2"> auditum,<text:line-break/>non per visum, commune de illts quicquam accipi potesu<text:line-break/>Praeterea et hoc indicium eju</text:span><text:span text:style-name="T5">s</text:span><text:span text:style-name="T2"> esi, d</text:span><text:span text:style-name="T5">e</text:span><text:span text:style-name="T2"> q</text:span><text:span text:style-name="T5">U0</text:span><text:span text:style-name="T2"> dicimus. </text:span><text:span text:style-name="T4">βΐ<text:line-break/></text:span><text:span text:style-name="T24">. </text:span><text:span text:style-name="T2">enim de utroque licet considerare,, salsum sint, </text:span><text:span text:style-name="T5">ail nOn&gt;</text:span></text:p>
      <text:p text:style-name="P58">Utique postses dicere, qua considerares, id neque visum.</text:p>
      <text:p text:style-name="P7"><text:span text:style-name="T2">neque auditum apparere, sed </text:span><text:span text:style-name="T1">aliud </text:span><text:span text:style-name="T2">quippiam. </text:span><text:span text:style-name="T1">cur<text:line-break/></text:span><text:span text:style-name="T2">non, se linguae vis id esisiciat? Probe dicis. Jlla vero<text:line-break/>patentia per quod tibi ostendit, quod sengulis esi<text:line-break/>commune, quodque super singula, quo ejse et non ejse<text:line-break/>nominas, et quae modo de ipsiis percunctamur,<text:line-break/></text:span><text:span text:style-name="T15">omnibus </text:span><text:span text:style-name="T2">certa assignabis instrumenta, per quae id, quod<text:line-break/></text:span><text:span text:style-name="T15">sentit, </text:span><text:span text:style-name="T2">in nobis fingula sentiat. </text:span><text:span text:style-name="T15">Itaque </text:span><text:span text:style-name="T2">iir his Plato,<text:line-break/></text:span><text:span text:style-name="T15">quemadmodum </text:span><text:span text:style-name="T2">in </text:span><text:span text:style-name="T15">fubfequentibus, </text:span><text:span text:style-name="T2">aliisque nonnullis dia-<text:line-break/></text:span><text:span text:style-name="T15">logis de communi nos facultate edocuit, </text:span><text:span text:style-name="T2">quae ex cere-<text:line-break/></text:span><text:span text:style-name="T15">bro </text:span><text:span text:style-name="T2">per nervos in </text:span><text:span text:style-name="T15">singula fenforia </text:span><text:span text:style-name="T2">perveniens alteratio-<text:line-break/></text:span><text:span text:style-name="T15">nes, quae iu </text:span><text:span text:style-name="T2">ipsis </text:span><text:span text:style-name="T15">sunt, fentit. Nam </text:span><text:span text:style-name="T2">si possibile esset pro-<text:line-break/></text:span><text:span text:style-name="T15">priis ipsius affectionibus diversum </text:span><text:span text:style-name="T2">quippiam simul alterare<text:line-break/></text:span><text:span text:style-name="T15">praeter instrumentum lucem repraesentans, </text:span><text:span text:style-name="T2">aut affectibus,<text:line-break/></text:span><text:span text:style-name="T15">vaporum diversum quiddam a vaporiscro, </text:span><text:span text:style-name="T2">aut affectibus<text:line-break/></text:span><text:span text:style-name="T15">aeris aliud quiddam praeter quod aeris </text:span><text:span text:style-name="T2">imaginem refert,<text:line-break/></text:span><text:span text:style-name="T15">aut humorem diversum aliquid ab </text:span><text:span text:style-name="T2">eo</text:span><text:span text:style-name="T15">, </text:span><text:span text:style-name="T2">quod gustat ple-<text:line-break/></text:span><text:span text:style-name="T15">numque saporibus est, non facta </text:span><text:span text:style-name="T2">essent sensoriorum in-<text:line-break/></text:span><text:span text:style-name="T15">strmneuta. At nunc non sic habet; </text:span><text:span text:style-name="T2">etenim lu corporibus<text:line-break/></text:span><text:span text:style-name="T15">occurrentibus, quaecunque propria </text:span><text:span text:style-name="T2">erant suae differentiae,</text:span></text:p>
      <text:p text:style-name="P55">omni parti nervorum participi licet sentire, eo quod ne<text:line-break/>pati quidem totum a terrestris corporis occursu idoneum esu<text:line-break/>Erat autem ipsorum primus secundum acutiem et hebetudi-<text:line-break/>nem, secundus caliditatis et frigiditatis, ex accidenti<text:line-break/>vero reliqui, magnitudo, figura, motus et numerus; qui<text:line-break/>etiam cum ratiocinatione et memoria non solum sensu<text:line-break/>fieri demonstrati sunt, tum tactus, tum visus, in opere<text:line-break/>de demonstratione, in quo primum exercitatum esse desi-<text:line-break/>dero eum, qui exacte assequi ea, quae nunc dicuntur,<text:line-break/>cupiat. Quemadmodum autem et tactilis sensus sensilia per<text:line-break/>renixum, ita gestatorii sensus sensilia per humidilatem,<text:line-break/>et humores in cognitionem veniunt. Et si luarefacta<text:line-break/>vehementer nonnunquam lingua fuerit, humorum dignotio<text:line-break/>corrumpitur, dum id, quod affectum est, nequeat discer-<text:line-break/>nere, quid acidum, quid amarum, aut acre, quid auste-<text:line-break/>rum, aut acerbum, aut iu totum astringens, quemadmo-<text:line-break/>dum neque quid dulce, quid salsum exlllati At narium<text:line-break/>meatibus obstructis, sensus odorum aboletur, quernadrno-</text:p>
      <text:p text:style-name="P55">dum et vocum, si aures obstructae sint, propria altera-<text:line-break/>tione in utrumque instrumentum non perveniente, nempe<text:line-break/>in vaporificum ex odoribus, (vapor enim horum substan-<text:line-break/>tia est,) in aereum vero ex vooibns, quoniam et horum<text:line-break/>aer est substantia. Ejusmodi obstructionibus respondet et<text:line-break/>oculorum affectus; vocatur autem suffusio; in qua obstrui-<text:line-break/>tur solaris luminis meatus, qui in tunica rhagoide habe-<text:line-break/>tur, ut proprium visus instrumentum non amplius cum<text:line-break/>aere, qui totum extrinsecus oculum ambit, conjungatur.<text:line-break/>Hoc idem in illa oratione Plato significavit, ubi inquit:<text:line-break/>Corporeum autem, visclem, ipsum absolutum evascjse,<text:line-break/>separatum autem ab igne nihil unquam videri potese,<text:line-break/>neque sene sallllo quicquam tangi. Solidum vero absque<text:line-break/>terra nihil; ideo in operis hujus exordio deus ignem<text:line-break/>primo terrcrmque creavit. Ex igne enim et terra mundi<text:line-break/>corpus factum inquit, ut spectari contrectarique possit-<text:line-break/>Igitur etiam animantium corpora, tactus organum terre-</text:p>
      <text:p text:style-name="P7"><text:span text:style-name="T2">stre est, visus igneum, . quae alterari etiam potuissent<text:line-break/>sine sensu, nisi nervos haberent, alterationem autem per-,<text:line-break/>cipit nervorum perturbatio. </text:span><text:span text:style-name="T15">. </text:span><text:span text:style-name="T2">Non igitur sensus est alte-<text:line-break/>ratio, ut nonnulli inquiunt, verum alterationrs dignotio.<text:line-break/>Haud tamen sufficit levem aut • asperum in corpore fieri<text:line-break/>motum ad voluptatis aut laboris generationem, sed utri-<text:line-break/>que id genus motui sensum accidere convenit. At si<text:line-break/>etiam dispositionem ipsam voles nominare dolorem </text:span><text:span text:style-name="T15">aut<text:line-break/></text:span><text:span text:style-name="T2">laborem, nihil rntereft. Id enim solum meminisse</text:span><text:span text:style-name="T15">, te<text:line-break/></text:span><text:span text:style-name="T2">velim,, dispositionem, in qua corpora naturae modum<text:line-break/>excedentia habentur, ct.sensum ipsius invicem differre,<text:line-break/>quoniam nonnulli, quemadmodum Hippocrates aliquando,<text:line-break/>sensum foluin laborem vocat, ubi scribit: </text:span><text:span text:style-name="T1">Qui </text:span><text:span text:style-name="T2">aliqua,<text:line-break/>parte corporis laborantes plerumque laborem non sentiunt,<text:line-break/>his mens aegrotat. Nam. laesos quacunque parte </text:span><text:span text:style-name="T15">tam<text:line-break/></text:span><text:span text:style-name="T2">vehementer, ut,, nisi desiperent, dolerent, </text:span><text:span text:style-name="T15">nominavit<text:line-break/></text:span><text:span text:style-name="T2">laborantes. Quum itaque dicit, „dolor fit et propter </text:span><text:span text:style-name="T15">calo-<text:line-break/></text:span><text:span text:style-name="T2">rem et frigiditatem, item propter plus, et propter</text:span></text:p>
      <text:p text:style-name="P70">minus; et in perfrigeratis quidem ‘corporis partibus pro-<text:line-break/>pter calorem sane, in excalesactis autem propter frigus;<text:line-break/>ac iis, quibus natura corrumpitur,, dolores oboriuntur;“ ne<text:line-break/>putes, ipsum alterationem quandam exiguam indicare,<text:line-break/>scd vehementis alterationis sensum; qui, inquam, sensus<text:line-break/>non potest fieri, nisi corpus affectum lu statum, praeter<text:line-break/>naturam transeat. At exigua corporum immutatio sensum<text:line-break/>quidem efficit, qui efficientis facultatem discernat, quum<text:line-break/>sensibile scilicet id, quod alteratur, existat, dolorem vero,<text:line-break/>nondum exhibet. Patiuntur autem singula prompte - exi-<text:line-break/>guas mutationes ex finitimis genere.</text:p>
      <text:h text:style-name="Heading_20_2" text:outline-level="2">Cap. VII.</text:h>
      <text:p text:style-name="P78">Jam vero risus instrumentum, quoniam<text:line-break/>coloribus discernendis idoneum ipsum esse conveniebat,<text:line-break/>splendidum creatum est, quod sola hujusmodi corpora a<text:line-break/>coloribus alterari soleant; quemadmodum indicat etiam<text:line-break/>aer ambiens, qui, quum maxime purus est, tunc a colo—<text:line-break/>rlbus alteratur. Itaque videre licet, quuni in aere ejus-,<text:line-break/>modi aliquis sub arbore decumbat, arboris colorem ipsum</text:p>
      <text:p text:style-name="P7"><text:span text:style-name="T2">ambientem, et parietis colorem sirbrnde aer splendidus<text:line-break/>ubi contigisset, suscepit in aliudque corpus transtulit,<text:line-break/>praesertim ubi color sit caeruleus aut flavus aut quo-<text:line-break/>cuuque alio modo floridus. Quin etiam, ut a solis splen-<text:line-break/>dore solo tactu totus aer statim ei assimilatur, ita a colo-<text:line-break/>re protinus mutatur. Haec igitur etiam rectissime ab Ari-<text:line-break/>stotele dicta sunt, tum de subita eorum, quae sic alteran-<text:line-break/>tur, mutatione, ut periclitetur esse temporis expers; </text:span><text:span text:style-name="T24">et<text:line-break/></text:span><text:span text:style-name="T2">circa hanc etiam, quia aer splendidus a coloribus alte-<text:line-break/>rari consuevit, usque ad nisus instrumentum alteratiouem<text:line-break/>transmittens; non tamen, quomodo situm, aut magnitudi-<text:line-break/>nem, aut intervallum cujusque sensibilis cognoscamus,<text:line-break/>Aristoteles exposuit Veruni ratiocinantes de placito<text:line-break/>multi quoque ipsius sectatores deliri redduntur, rnentien-<text:line-break/>tes, quum neque odorum, neque vocum loci demon-<text:line-break/>strentur, unde veniant, ut in opere de demonstratione<text:line-break/>ostensum est. Insuper quod per specula, aliaque lucida<text:line-break/>corpora luterim nos ipsi spectamur, interim alii quidem</text:span></text:p>
      <text:p text:style-name="P55">ex obliquo aut retro, quemadmodum aliis omnibus,<text:line-break/>excepto Platone, sic etiam Aristoteli repugnat, quum<text:line-break/>solus color per repercussum ab iis, quae videntur, ad<text:line-break/>nostrum visum perveniat, forma autem aut magnitudo<text:line-break/>non item. Etenim formam quum efficiat figurarum circa<text:line-break/>partes varietas, neque cogitare licet, ipfas speculis occur-<text:line-break/>ree, neque, si occurrant, fine flexu ad nos repercussum<text:line-break/>pervenire; probabiliores namque funt, quantum ad hoc<text:line-break/>pertinet, Epicuri imagines; magnitudinem vero minus<text:line-break/>adhuc possibile est pupillam ingredi. Hoc tamen omnium<text:line-break/>aliorum opiniones dejiciens tanquam aliquid parvum<text:line-break/>praetergrediuntur; de intervallo sane et situ conantur<text:line-break/>argumentari; magnitudo autem quomodo dignosci debeat,’<text:line-break/>praetereunt, essi manifeste eorum opiniones pervertat.<text:line-break/>Nemo siquidem potest magnitudinem rerum visibilium<text:line-break/>fentire, nisi id, quod ridetur, contempletur, irf quocnn-'<text:line-break/>que existat loco, elli de reflexione, quam a sensibilibus<text:line-break/>ad nos Aristoteles venire dicit, ratione videtur mihi</text:p>
      <text:p text:style-name="P7"><text:span text:style-name="T2">considerasse absurditatem,' nusquam ea nti ausus, verum<text:line-break/>ceu improbabilem rem semper declinat.' Quippe quomodo<text:line-break/></text:span><text:span text:style-name="T15">iris </text:span><text:span text:style-name="T2">fiat, et qua ratione areae vel circa solem vel lunam<text:line-break/>creentur, tum quae praecedunt, tum quae contra solem<text:line-break/>occurrunt, quae anthelii, et -quae prohelii dicuntur,<text:line-break/>item quae per specula videntur, enumerans, ad reflexio-<text:line-break/>nem visus omnia resert, nihil differre inquiens, vel </text:span><text:span text:style-name="T15">si<text:line-break/></text:span><text:span text:style-name="T2">visum reflecti putes veI alterationes aeris nos ambientis<text:line-break/>ab </text:span><text:span text:style-name="T15">iis, </text:span><text:span text:style-name="T2">quae videntur, similiter omnino hac iu re </text:span><text:span text:style-name="T15">ac<text:line-break/></text:span><text:span text:style-name="T2">Asclepiades cavillatus, qui attractionis nomine vice latio-<text:line-break/>nis utitur, nam improbabilitatem lationis subveritus<text:line-break/>translatione nominis fiduciam sibi ascivit. Sic igitur </text:span><text:span text:style-name="T15">et<text:line-break/></text:span><text:span text:style-name="T2">Aristoteles quum manifesto scivisset, fore, ut particulatim<text:line-break/>improbabiles diceret viforias causas, si suam ipsius </text:span><text:span text:style-name="T15">opi-<text:line-break/></text:span><text:span text:style-name="T2">nionem tueretur, ad alienam pervenit, nihil </text:span><text:span text:style-name="T15">luteresse<text:line-break/></text:span><text:span text:style-name="T2">pronuneians, quomodocunque interpreteris. Etsi </text:span><text:span text:style-name="T15">optimo<text:line-break/></text:span><text:span text:style-name="T2">jure ad ipsum possis dicere:- Si nihil refert, hoc </text:span><text:span text:style-name="T15">vel illo<text:line-break/></text:span><text:span text:style-name="T2">pacto .dicere, cur, relictu vera tuaque opinione, </text:span><text:span text:style-name="T15">aliena</text:span></text:p>
      <text:p text:style-name="P7"><text:span text:style-name="T24">uteris </text:span><text:span text:style-name="T15">falsa? Nam contra te sophisma dirigetur, quum<text:line-break/></text:span><text:span text:style-name="T24">nullam </text:span><text:span text:style-name="T15">causam habeas, cur citra rationem dogmata trans-<text:line-break/></text:span><text:span text:style-name="T24">mutaveris, </text:span><text:span text:style-name="T15">ut suspicionem potius quam fidem astruxeris.<text:line-break/></text:span><text:span text:style-name="T24">Atqui si, quod </text:span><text:span text:style-name="T15">probabilius tibi dicere sit, ideo dicas<text:line-break/></text:span><text:span text:style-name="T24">alienis </text:span><text:span text:style-name="T15">te uti </text:span><text:span text:style-name="T24">dogmatis, </text:span><text:span text:style-name="T15">interrogabitur rursus ipsius pro-<text:line-break/></text:span><text:span text:style-name="T24">babilitatis </text:span><text:span text:style-name="T15">causa. Si enim falsa opinio universas particu-<text:line-break/></text:span><text:span text:style-name="T24">lares </text:span><text:span text:style-name="T15">causas probabiliores quam vera obtinet, omnibus<text:line-break/></text:span><text:span text:style-name="T24">tuis problematum ilibris </text:span><text:span text:style-name="T15">fides derogabitur. Quapropter<text:line-break/></text:span><text:span text:style-name="T24">per medium aerem </text:span><text:span text:style-name="T15">videre nos evidens est et omnibus<text:line-break/></text:span><text:span text:style-name="T24">in confesso. At </text:span><text:span text:style-name="T15">quaestio ob hoc oboritur, utrum ceu<text:line-break/></text:span><text:span text:style-name="T24">per viam quandam </text:span><text:span text:style-name="T15">mediam ab his, quae videntur, aliquid<text:line-break/></text:span><text:span text:style-name="T24">ad nos pervenit, an </text:span><text:span text:style-name="T15">hujusmodi instrumentum aer est<text:line-break/></text:span><text:span text:style-name="T24">nobis ad visibilium </text:span><text:span text:style-name="T15">dignotionem, cujusmodi nervus digno-<text:line-break/></text:span><text:span text:style-name="T24">fcendis tactilibus. Putant </text:span><text:span text:style-name="T15">igitur plerique, etiam per ner-<text:line-break/></text:span><text:span text:style-name="T24">vum alteratiouem ab iis, </text:span><text:span text:style-name="T15">quae accidunt, distributam ad<text:line-break/></text:span><text:span text:style-name="T24">animae facultatem principem </text:span><text:span text:style-name="T15">nos ad dignotionem ipso-<text:line-break/></text:span><text:span text:style-name="T24">rum ducere, non considerantes, </text:span><text:span text:style-name="T15">quod doloris iensus </text:span><text:span text:style-name="T24">parti,</text:span></text:p>
      <text:p text:style-name="P7"><text:span text:style-name="T1">quae </text:span><text:span text:style-name="T2">dividitur, vel contunditur, vel uritur, haud inesset,<text:line-break/>nisi-etiam sensus facultas </text:span><text:span text:style-name="T1">in </text:span><text:span text:style-name="T2">ipsis consisteret. Habet so<text:line-break/>autem verilas secus quam illi opinantur; nam nervus<text:line-break/>ipse cerebri pars est, 'veluti surculus aut germen arboris,<text:line-break/>et pars, in quam inseritur, virtutem ipsius in sese exci-<text:line-break/>piens 'tutam discernit ea, quae ipsam contingunt. Persi-<text:line-break/>mile quid etiam iu aere nos ambiente accidit; nam illu-<text:line-break/>minatus a sole tale jam est nobis visus instrumentum,<text:line-break/>qualis ex cerebro profici Icens spiritus. At prius, quam<text:line-break/>illuminatus fuerit, ex alteratione, quae a spiritu in ipsum<text:line-break/>emissione absolvitur, simile affectu instrumentum non effi-<text:line-break/>citur. Ne igitur per ambientem aerem tanquani per<text:line-break/>baculum videre nos Stoici dictitent. Nam ejusmodi<text:line-break/>dignotio corporum est resistentium, atque magis etiam<text:line-break/>per ratiocinationem; oculornm vero sensus non densum<text:line-break/>corpus, aut duritiem; vel mollitiem sentit, sed colorem,<text:line-break/>magnitudinem, et situm, ex quibus nullum baculus potest<text:line-break/>dignosceres - Multo igitur melius, ut lu erratis Epicurus</text:span></text:p>
      <text:p text:style-name="P7"><text:span text:style-name="T15">Stoicorum pronunciavit ' Illi siquidem nullum visibile<text:line-break/>usque ad vim visoriam tradiderunt, Epicurus autem,<text:line-break/>eoque multo praestantius </text:span><text:span text:style-name="T24">Aristoteles, </text:span><text:span text:style-name="T15">non imaginem cor-<text:line-break/>poream, sed qualitatem per aeris ambientis alteratiouem<text:line-break/></text:span><text:span text:style-name="T24">a </text:span><text:span text:style-name="T15">visibilibus ad </text:span><text:span text:style-name="T24">usque </text:span><text:span text:style-name="T15">visum traducit Etenim veritus<text:line-break/>est omnino ambientem aerem sentiendi facultatis capacem<text:line-break/>efficere, quum tamen </text:span><text:span text:style-name="T24">carnem </text:span><text:span text:style-name="T15">manifesto fensus participem<text:line-break/>fieri conspiciat ex </text:span><text:span text:style-name="T24">facultate, </text:span><text:span text:style-name="T15">quae ab luitio in ipsam per-<text:line-break/>veniebat. Quid autem negotii est solis splendorem sen-<text:line-break/>tiendi vim habere statuere, qualis maxime spiritus lu<text:line-break/>oculis manifesto conspicitur, ‘qui ex cerebro descendit,<text:line-break/>quum lucidus sit? At si </text:span><text:span text:style-name="T24">de animae </text:span><text:span text:style-name="T15">substantia pronunciare<text:line-break/></text:span><text:span text:style-name="T24">oportet, alterutrum' </text:span><text:span text:style-name="T15">necessario </text:span><text:span text:style-name="T24">dicetur, </text:span><text:span text:style-name="T15">aut hanc esse veluti<text:line-break/>lucidum </text:span><text:span text:style-name="T24">ct aethereum corpus affirmandum; </text:span><text:span text:style-name="T15">in quam </text:span><text:span text:style-name="T24">sen-<text:line-break/>tentiam vel luviti </text:span><text:span text:style-name="T15">ex </text:span><text:span text:style-name="T24">consecutione </text:span><text:span text:style-name="T15">Stoici et </text:span><text:span text:style-name="T24">Aristoteles<text:line-break/>perveniunt; aut ipsam incorpoream </text:span><text:span text:style-name="T15">esse </text:span><text:span text:style-name="T24">substantiam, </text:span><text:span text:style-name="T15">pri-<text:line-break/></text:span><text:span text:style-name="T24">mumqne ipsius vehiculum hoc corpus, quo ceu medio<text:line-break/>cum reliquis corporibus communionem suscipit Hoe ita-</text:span></text:p>
      <text:p text:style-name="P70">que ipsum per totum cerebrum exporrectum esse dice-<text:line-break/>mus , communione vero ipsius spnitum, qui lu visu ipsc..<text:line-break/>rum habetur, lucidum evadere.</text:p>
      <text:p text:style-name="P6"><text:span text:style-name="T36">K</text:span><text:span text:style-name="T34"> </text:span><text:span text:style-name="T15">Cap. VIII. Jam vero de Aristotelis ct Stoicorum<text:line-break/>opinione dicere paululum disseram, sensum vero sensi-<text:line-break/>lium corpoiuni ex alteratione et dignotione fieri, ea, quae<text:line-break/>dixi, declaranti Alteratur itaque sensus rusirumentum;<text:line-break/>dignotio autem ipsius alterationis fit ex una facultate<text:line-break/>omnium sensoriorum communi, quae a principio influit.<text:line-break/>Porro principium ipsorum nive communem sensum, sive<text:line-break/>princeps sensorium nuncupare voles, nihil intererit, atque<text:line-break/>hoc prior, disputatio indicavit esse cerebrum, a quo omnes<text:line-break/>partes sensum et motum obtinent, descendentibus alsis<text:line-break/>pervis iu scnluum instrumenta, ut sensilia dignoscantur,<text:line-break/>aliis •moventibus ea, quae moveri desiderant, veluti ocu-<text:line-break/>los, linguam et aures. Quin etiam hae plurimis animan-<text:line-break/>tibus moventur, musculis,, qui lu capite.sunt, eas com-</text:span></text:p>
      <text:p text:style-name="P70">prehendentibus, per quos omnis motus arbitrarius ani-<text:line-break/>malibus administratur. Quae omnia testimonia sunt, con-.<text:line-break/>venientur dici, cerebrum esse principium partim totius<text:line-break/>animantium sensus, partim motus arbitrarii. At si non<text:line-break/>propter haec, cujusnam alterius causa factum est? aut<text:line-break/>cur membranas meningas dictas exterius ei natura cir-<text:line-break/>cumdedit, 11 in illis quidem animae origo est, frustra,<text:line-break/>autem cerebrum creatum est? Item cur singuli ipsius<text:line-break/>ventriculi vulnerati periculum acutissimum inferunt? Cur<text:line-break/>rursus ab eo omnes nervi prodierunt, et spinalis medul-<text:line-break/>la, quae quod cerebri substantiae fobules sit et propago,<text:line-break/>evidenter iu dissectionibus apparet, ut ne coci quidem<text:line-break/>ignorent? Qualem vero facultatem obtineat, facile disces,<text:line-break/>si prius ad dissectionem digrediens nervos ab eo prod-<text:line-break/>cuntes numero fexaginta conspicias. Condisces autem<text:line-break/>uniuscujusque usum, structura ipsorum una cum affecti-<text:line-break/>bus , qui ob sectiones accidrnit, indicante.. Siquidem<text:line-break/>structura persimilis est iis, quae a cerebro nascuntur.</text:p>
      <text:p text:style-name="P7"><text:span text:style-name="T2">dum veluti interior pars cujusque nervi ab ipsa spinali<text:line-break/>procedit, membranae autem orbiculatim ipsam compre-<text:line-break/>hendunt Habet enim et spinalis medulla similiter cere-<text:line-break/>bro membranas ejusdem ufus gratia; </text:span><text:span text:style-name="T1">quas </text:span><text:span text:style-name="T2">si etiam ade-<text:line-break/>meris, singulorum procedentium nervorum nulla pars<text:line-break/>offenditur, lu quam nervus insinuatus, attestante </text:span><text:span text:style-name="T1">et </text:span><text:span text:style-name="T2">hoc<text:line-break/>evidentia, quod scilicet membranae tegumina sint et,<text:line-break/>cerebri, et spinalis medullae, feusus autem et motus vis<text:line-break/>in iis, quae ab ipsis comprehenduntur, existat. Quum,<text:line-break/>igitur nervi partem medullarem dissecueris, statim mem-<text:line-break/>brum , in quod nervus pervenit, fenfus motusque ornnir. </text:span><text:span text:style-name="T24">o<text:line-break/></text:span><text:span text:style-name="T2">expers apparet. Quod autem et spinalis medulla ipsa a<text:line-break/>cerebro facultatum habeat originem, liquet ex eo, quod,<text:line-break/>dissecta ipsa quacunque in parte, quae regio supra<text:line-break/>sectionem habetur, sane conservatur, quae inscrius est,<text:line-break/>sensum statim amittit et motum, dum' omnes musculi, qui<text:line-break/>ab ipsa nervos mutuantur, insensiles inamobilesque fiunt.<text:line-break/>Erasistratus igitur, essi noni antea, certo lu senectute</text:span></text:p>
      <text:p text:style-name="P55">verum nervorum principium consideravit At Aristoteles<text:line-break/>perpetuo ignorans merito usum cerebri nefcit explicare.<text:line-break/>Porro quae sint illius dicta, Ct quomodo coarguantur,<text:line-break/>discere tibi licet, perlecto octavo operis 'nostri de usu<text:line-break/>partium commentario; quemadmodum' etiam, quod horum<text:line-break/>omnium dogmatum, quae percensui, Hippocrates princeps<text:line-break/>existit, tum in aliis quibusdam, tum in commentariis de<text:line-break/>dissectione Hippocratis ostensum esu Quare etiam nunc<text:line-break/>verba ipsius, quemadmodum Platonis, non ascripsi, ne<text:line-break/>bis de eisdem dicam. Platonis autem, quoniam in alio<text:line-break/>nullo opere mentionem feci, merito in praesentiarum<text:line-break/>apposui.</text:p>
      <text:h text:style-name="P1" text:outline-level="1"><text:bookmark-start text:name="bookmark16"/>GALENI DE HIPPOCRATIS ET PLATO<text:line-break/>NIS PLACITIS LIBER OCTAUUS.<text:bookmark-end text:name="bookmark16"/></text:h>
      <text:h text:style-name="Heading_20_2" text:outline-level="2">Cap. I.</text:h>
      <text:p text:style-name="P48"><text:span text:style-name="T2">De Hippocratis et Platonis placitis </text:span><text:span text:style-name="T15">tracta-<text:line-break/>re </text:span><text:span text:style-name="T2">iusiitueus primum sane docui, maxime </text:span><text:span text:style-name="T15">necessarium<text:line-break/></text:span><text:span text:style-name="T2">esse tum medicinae, tum philosophiae, sive,plures </text:span><text:span text:style-name="T15">sint<text:line-break/></text:span><text:span text:style-name="T2">facultates, quae hominem gubernant, sive una, </text:span><text:span text:style-name="T15">firmiter<text:line-break/></text:span><text:span text:style-name="T2">adinvenice.. Deinde ad quaestionem ipsarum </text:span><text:span text:style-name="T15">conversus<text:line-break/>lege </text:span><text:span text:style-name="T2">demonstrativa notionem omnibus confessam </text:span><text:span text:style-name="T15">animae<text:line-break/>partem </text:span><text:span text:style-name="T2">principem esse diximus, id quod praeest </text:span><text:span text:style-name="T15">fcusui</text:span></text:p>
      <text:p text:style-name="P7"><text:span text:style-name="T15">motuique voluntario; nam ad praesens institutum ne quic-<text:line-break/></text:span><text:span text:style-name="T24">quam </text:span><text:span text:style-name="T15">refert motum ex voluntate vel ex appetitione<text:line-break/>dicere. Constat autem, quod alii motus sunt, dum exten-<text:line-break/>dinnis contrahiinusque crura, imus et currimus, stamus<text:line-break/></text:span><text:span text:style-name="T24">et </text:span><text:span text:style-name="T15">sedemus, aliaque id genus agimus, alii motus funt,-<text:line-break/></text:span><text:span text:style-name="T24">qui </text:span><text:span text:style-name="T15">in corde </text:span><text:span text:style-name="T24">et arteriis </text:span><text:span text:style-name="T15">non nostro arbitrio </text:span><text:span text:style-name="T24">perficiuntur,'<text:line-break/>sicuti </text:span><text:span text:style-name="T15">et tertium motuum geuns, quod in alimenti dispen-<text:line-break/></text:span><text:span text:style-name="T24">statione versatur-. Verum </text:span><text:span text:style-name="T15">a </text:span><text:span text:style-name="T24">motibus </text:span><text:span text:style-name="T15">arbitrariis exorsi, </text:span><text:span text:style-name="T24">in<text:line-break/>quibus </text:span><text:span text:style-name="T15">etiam proprie dictus </text:span><text:span text:style-name="T24">animae </text:span><text:span text:style-name="T15">principatus est, </text:span><text:span text:style-name="T24">unam<text:line-break/>rationem ostendimus </text:span><text:span text:style-name="T15">solam ab </text:span><text:span text:style-name="T24">ejus </text:span><text:span text:style-name="T15">quod quaeritur </text:span><text:span text:style-name="T24">sub-<text:line-break/>stautia scientisice interrogari, quae </text:span><text:span text:style-name="T15">praepositiones </text:span><text:span text:style-name="T24">habet<text:line-break/>in hunc modum: Ubi nervorum principium, </text:span><text:span text:style-name="T15">ibi </text:span><text:span text:style-name="T24">etiam<text:line-break/>animae principatus. Haec sane rationis principalissima<text:line-break/>propositio omnibus et </text:span><text:span text:style-name="T15">medicis </text:span><text:span text:style-name="T24">et philosophis consessa<text:line-break/>est. Haec autem veluti assumptio illius vera sane est,<text:line-break/>Principium nervorum lu cerebro; falsa autem, Initium<text:line-break/>nervorum in corde est</text:span><text:span text:style-name="T15">; quum </text:span><text:span text:style-name="T24">scribere sane hanc propo-</text:span></text:p>
      <text:p text:style-name="P7"><text:span text:style-name="T2">sitionem </text:span><text:span text:style-name="T1">aut etiam dicere </text:span><text:span text:style-name="T2">anatomes imperitiis aliquis<text:line-break/>possit, non </text:span><text:span text:style-name="T1">tamen </text:span><text:span text:style-name="T2">ossendere. Omnes siquidem in ani-<text:line-break/>mantibus partes nervorum compotes funt, hae mani-<text:line-break/>festo ex cerebro </text:span><text:span text:style-name="T1">in </text:span><text:span text:style-name="T2">ipsas descendentium, illae per inediam<text:line-break/>spinae niedullam. Primi igitur prolixitatis auctores exti-<text:line-break/>terunt, qui contra evidentia falsa attulere, non Hippo-<text:line-break/>crates, aut Erasistratus, aut Eudemus, aut Herophiles,<text:line-break/>aut Marinus, qui post veteres anatomicam speculationem<text:line-break/>interea temporis neglectam restituerunt , Nam si, quod<text:line-break/></text:span><text:span text:style-name="T24">ex </text:span><text:span text:style-name="T2">anatorne apparet, dixissent, non utique prolixi esse-<text:line-break/>mus, eo, quod quaeritur, per demonstrationem </text:span><text:span text:style-name="T24">unam<text:line-break/></text:span><text:span text:style-name="T2">luvento. Longioribus itaque verbis statim in primo libro<text:line-break/>opus habuimus; nam propter eos,, qui,, quae neutiquam<text:line-break/>sciebant, tanquam exacte sitientes scribere aggressi </text:span><text:span text:style-name="T24">funt,<text:line-break/></text:span><text:span text:style-name="T2">coacti fumus et nervorum et arteriarum dissectionem<text:line-break/>summatim ,in eo percensere. At in fecundo libro </text:span><text:span text:style-name="T24">ex •<text:line-break/></text:span><text:span text:style-name="T2">rationibus, quae de animae principatu interrogatae </text:span><text:span text:style-name="T24">fue-<text:line-break/>rant, </text:span><text:span text:style-name="T2">probabilissimas ostendimus, </text:span><text:span text:style-name="T4">ηοιι </text:span><text:span text:style-name="T24">fecundum ratio-</text:span></text:p>
      <text:p text:style-name="P55">nem demonstrativam ab ipsis compositas, fed alias quidem<text:line-break/>illis propinquas, quas dialecticas Aristoteles vocare con-<text:line-break/>fuerit, alias autem longius ab his recedentes, quas divi-<text:line-break/>dimus in rhetoricas et sophisticas. Feci autem hoc tum<text:line-break/>rei ipsius subjectae gratia, tum propter familiares, qui<text:line-break/>ex mutua collatione rationum habere differentias cupiunt,<text:line-break/>quum haec exercitatio in una quadam proposita quaestio-<text:line-break/>ne ad multa utilis futura siti Quoniam vero et hujus-<text:line-break/>modi orationem Chrysippus scripsit: Ubi animi affectus,<text:line-break/>ibi etiam principatus; affectus autem aniuli in corde; ibi<text:line-break/>igitur et principatus: ostendebam id, quod in quaestionem<text:line-break/>vertitur, ipsum in principalissima sumptione assumi. Nam<text:line-break/>quum Platu dixisset, in capite facultatem rationalem existere,<text:line-break/>lu corde irascibilem, lu jecore concupiscibilem, conveniebat<text:line-break/>ipsum prius reprehendere, quae Plato suum ipsius dogma<text:line-break/>astruens percensuit, non simpliciter eloquutum suam<text:line-break/>ipsius enunciationem side digniorem censere iis, quae a<text:line-break/>Platone prolata funt. Porro ostendi etiam, quod nc</text:p>
      <text:p text:style-name="P7"><text:span text:style-name="T2">aggressus quidem sit Chrysippus in suis commentariis Pla-<text:line-break/></text:span><text:span text:style-name="T15">tonis </text:span><text:span text:style-name="T2">verbis refragari. Itaque omnes, qui nondum phi-<text:line-break/>losophiam attigerunt, geometrae; arithmetici, calcula-'<text:line-break/></text:span><text:span text:style-name="T15">tores,. </text:span><text:span text:style-name="T2">astronomi, architectones, praeterea musici, </text:span><text:span text:style-name="T15">gno-<text:line-break/></text:span><text:span text:style-name="T2">monici, rhetorici, grammatici, summatim si quis in </text:span><text:span text:style-name="T15">arte<text:line-break/>logica </text:span><text:span text:style-name="T2">exercitatus sit, firmam fidem habuerint, </text:span><text:span text:style-name="T15">aliorum<text:line-break/>sane </text:span><text:span text:style-name="T2">rationes de animae principatu conscriptas </text:span><text:span text:style-name="T15">suisse<text:line-break/>rejectas, </text:span><text:span text:style-name="T2">Hippocratis autem et Platonis esse veras. </text:span><text:span text:style-name="T24">At<text:line-break/></text:span><text:span text:style-name="T15">quia Chrysippi </text:span><text:span text:style-name="T2">libri de affectibus extaut, in </text:span><text:span text:style-name="T15">quibus ejus<text:line-break/>sectatores </text:span><text:span text:style-name="T2">affirmant, quod in illis ostendit vir, in </text:span><text:span text:style-name="T15">ratio-<text:line-break/>nali </text:span><text:span text:style-name="T2">animae parte esse affectus, iracundiam, metum, </text:span><text:span text:style-name="T15">dolo-<text:line-break/>rem, aliaque </text:span><text:span text:style-name="T2">'ejus generis, coactus sum ostendere, </text:span><text:span text:style-name="T24">nou<text:line-break/></text:span><text:span text:style-name="T15">solum </text:span><text:span text:style-name="T2">falsa multa in libris de affectibus </text:span><text:span text:style-name="T15">Chrysippum<text:line-break/>dixisse, </text:span><text:span text:style-name="T2">sed etiam </text:span><text:span text:style-name="T15">sibi </text:span><text:span text:style-name="T2">repugnantia, </text:span><text:span text:style-name="T15">ac </text:span><text:span text:style-name="T2">in </text:span><text:span text:style-name="T15">hoc </text:span><text:span text:style-name="T24">apposui<text:line-break/></text:span><text:span text:style-name="T15">duobus prioribus libris </text:span><text:span text:style-name="T2">alios'tres, luclicans </text:span><text:span text:style-name="T15">statim in </text:span><text:span text:style-name="T24">his,<text:line-break/></text:span><text:span text:style-name="T15">quod et Posidonius </text:span><text:span text:style-name="T2">Stoicorum </text:span><text:span text:style-name="T15">scientissimus, quoniam </text:span><text:span text:style-name="T24">in<text:line-break/></text:span><text:span text:style-name="T15">geoinetria fe </text:span><text:span text:style-name="T2">exercuerit, a Chrysippoque </text:span><text:span text:style-name="T15">descivit, et </text:span><text:span text:style-name="T24">in</text:span></text:p>
      <text:p text:style-name="P7"><text:span text:style-name="T15">opere de affectibus ostendit, a tribus corpus nostrum<text:line-break/>facultatibus, concupiscibili, irascibili et ratiocinatrice,<text:line-break/>gubernari. Cujus opinionis et Cleanthem esse Posidonius<text:line-break/>indicat Quin etiam sermonem de virtutibus principiis<text:line-break/></text:span><text:span text:style-name="T24">istis </text:span><text:span text:style-name="T15">recte </text:span><text:span text:style-name="T24">absolvi </text:span><text:span text:style-name="T15">pronunciat, atque id ipsum magno </text:span><text:span text:style-name="T24">opere<text:line-break/>seorfim </text:span><text:span text:style-name="T15">ei </text:span><text:span text:style-name="T24">conscripto </text:span><text:span text:style-name="T15">monstrat. Quare non ego. disputa-<text:line-break/></text:span><text:span text:style-name="T24">tionis </text:span><text:span text:style-name="T15">prolixae </text:span><text:span text:style-name="T24">auctor </text:span><text:span text:style-name="T15">sum, verum qui temere Chrysippi<text:line-break/></text:span><text:span text:style-name="T24">scripta </text:span><text:span text:style-name="T15">laudant tum de animae principatu, </text:span><text:span text:style-name="T24">tum </text:span><text:span text:style-name="T15">de<text:line-break/></text:span><text:span text:style-name="T24">affectibus; quae omnia </text:span><text:span text:style-name="T15">statueram ego irreprehensa prae-<text:line-break/></text:span><text:span text:style-name="T24">terire. Deos autem </text:span><text:span text:style-name="T15">omnes testes invoco, quod rationum<text:line-break/></text:span><text:span text:style-name="T24">impudentium </text:span><text:span text:style-name="T15">refutationes afferre pudebat, praestare existi-<text:line-break/></text:span><text:span text:style-name="T24">mans , </text:span><text:span text:style-name="T15">ut </text:span><text:span text:style-name="T24">vulgus </text:span><text:span text:style-name="T15">ipsas ignoret, ne offendatur conspiciens,<text:line-break/></text:span><text:span text:style-name="T24">viros philosophos </text:span><text:span text:style-name="T15">ea, </text:span><text:span text:style-name="T24">quae </text:span><text:span text:style-name="T15">nunquam viderunt, </text:span><text:span text:style-name="T24">tanquam<text:line-break/>videntes scribere; minus </text:span><text:span text:style-name="T15">enim pudet etiam ipsum </text:span><text:span text:style-name="T24">vulgus,<text:line-break/>ubi in mendacio deprehenditur. Pudor </text:span><text:span text:style-name="T15">autem est, </text:span><text:span text:style-name="T24">illos<text:line-break/>viros, qui in philosophia consenuerint, </text:span><text:span text:style-name="T15">ignorare, </text:span><text:span text:style-name="T24">unam<text:line-break/>solam hanc rationem de </text:span><text:span text:style-name="T15">animae principatu lege demon-<text:line-break/></text:span><text:span text:style-name="T24">suativa </text:span><text:span text:style-name="T15">esse </text:span><text:span text:style-name="T24">interrogatam, </text:span><text:span text:style-name="T15">lu qua vera quidem assumptio</text:span></text:p>
      <text:p text:style-name="P7"><text:span text:style-name="T2">est, ftempe cerebrum nervorum esse originem, falsa<text:line-break/>autem, cor. Quare non fulurn in quinque libris non<text:line-break/>erat necessarium fermonem de animae principatu tradere,<text:line-break/>imd ne per unum quidem totum ad eos, qui didicerunt,<text:line-break/>qualis res sit demonstratio fcientifica; quae sane, ut ego<text:line-break/>arbitror, philosophis magis convenit, quam geometris,<text:line-break/>arithmeticis, logicis, astronomis, et architectonibus, non<text:line-break/>tamen exercitatis ipsis, quemadmodum illis. Proptcre?<text:line-break/>igitur Euclides in theoremate primo in, libro apparen-<text:line-break/>tium pannis versibus ostendit, terram mundi esse mediam,<text:line-break/>et signi centrique rationem habere illius collatione;<text:line-break/>quod qui didicerunt, conclusioni demonstrationis sic </text:span><text:span text:style-name="T24">fidem<text:line-break/></text:span><text:span text:style-name="T2">adhibent, quemadmodum etiam bis duo esse quatuor.<text:line-break/>Porro nonnulli philosophi talia de magnitudine et terrae </text:span><text:span text:style-name="T24">situ<text:line-break/></text:span><text:span text:style-name="T2">nugantur, ut sint, quos deinde totius sui instituti pudeat.<text:line-break/>Quum enim, qui semper hortantur nihil vel facere </text:span><text:span text:style-name="T24">vel<text:line-break/></text:span><text:span text:style-name="T2">dicere praepostere, tales in </text:span><text:span text:style-name="T24">ipsc opere </text:span><text:span text:style-name="T2">apparent, </text:span><text:span text:style-name="T24">dicto-<text:line-break/></text:span><text:span text:style-name="T2">tum vero fuperius artificum </text:span><text:span text:style-name="T24">nullus quidem </text:span><text:span text:style-name="T2">fe </text:span><text:span text:style-name="T24">ipsum</text:span></text:p>
      <text:p text:style-name="P7"><text:span text:style-name="T2">sapientem,- quemadmodum illi, existimat, demonstratio-<text:line-break/></text:span><text:span text:style-name="T15">nibus </text:span><text:span text:style-name="T2">autem convenienter utuntur, nusquam repugnantes,<text:line-break/></text:span><text:span text:style-name="T15">neque </text:span><text:span text:style-name="T2">dissentientes invicem, neque de incognitis impu-<text:line-break/></text:span><text:span text:style-name="T15">denter </text:span><text:span text:style-name="T2">pronunciantes, quomodo aliquem haud pudebit do<text:line-break/></text:span><text:span text:style-name="T15">roto </text:span><text:span text:style-name="T2">philosophiae studio? Sic isaque vera ratio brevis est<text:line-break/></text:span><text:span text:style-name="T15">ut </text:span><text:span text:style-name="T2">ego tibi ostendam, et paucis syllabis absolvitur, quae talis<text:line-break/></text:span><text:span text:style-name="T15">est </text:span><text:span text:style-name="T2">Ubi nervorum initium, ibi animae principatus;<text:line-break/></text:span><text:span text:style-name="T15">initium </text:span><text:span text:style-name="T2">vero nervorum in cerebro; ibi ergo principatus.<text:line-break/></text:span><text:span text:style-name="T15">Una </text:span><text:span text:style-name="T2">quidem haec oratio novem et triginta syllabis con-<text:line-break/></text:span><text:span text:style-name="T15">flet, </text:span><text:span text:style-name="T2">quod est duobus versibus hexametris cum dimidio;<text:line-break/></text:span><text:span text:style-name="T15">altera </text:span><text:span text:style-name="T2">vero quinque in totum versibus. Ubi affectus<text:line-break/></text:span><text:span text:style-name="T15">animae evidentius </text:span><text:span text:style-name="T2">corporis partes movent, inibi pars<text:line-break/></text:span><text:span text:style-name="T15">animae patibilis </text:span><text:span text:style-name="T2">est; atqui cor apparet magnam motus<text:line-break/>immutationem obtinere in iracundia et metu ; inibi igitur<text:line-break/></text:span><text:span text:style-name="T15">patibilis </text:span><text:span text:style-name="T2">animae pars existit At si has duas oratione»<text:line-break/></text:span><text:span text:style-name="T15">composueris, </text:span><text:span text:style-name="T2">non plures hexametris octo compositus ex<text:line-break/></text:span><text:span text:style-name="T15">ipsis numerus </text:span><text:span text:style-name="T2">erit. </text:span><text:span text:style-name="T15">Qui </text:span><text:span text:style-name="T2">igitur auctores sunt, quod quin-</text:span></text:p>
      <text:p text:style-name="P70">que de his libri feripti sint, quae octo versibus heroicis<text:line-break/>demonstrationem habebant scienti sicam? Haud, nos nimi-<text:line-break/>rum, sed ii, qui linearibus uti demonstrationibus philo-<text:line-break/>sophi nolunt, quorum dixi me pudere. Nonnulli vero<text:line-break/>auctores funt, cur sextus liber in ipsis de tertio princi-<text:line-break/>pio conscriptus sit, quod sane longiorem disputationem<text:line-break/>requirit, non tamen ut unus totus impleatur liber, neu-<text:line-break/>tiquam exercitati lineares demonstrationes audire, quoniam<text:line-break/>et hacc consideratio paucis capitibus demonstratur.<text:line-break/>Quippe ostensum est, in stirpibus crassissimas partes ex<text:line-break/>principio ipsarum procedere, et quum duo primordia<text:line-break/>nervorum arteriarumque prius suit indicata, haec veluti<text:line-break/>caudices ratione principiorum esse, illa respondere pro-<text:line-break/>portione ramis caudicum progressu genitis. Haec sane<text:line-break/>una sumptio manifestis demonstrationibus indicata est;<text:line-break/>fecunda praeter hanc, vegetantis in nobis facultatis, quam<text:line-break/>communem cum stirpibus habemus, venas esse iustru-<text:line-break/>menta, dum exiles yenae in ventrem et intestina, quem-</text:p>
      <text:p text:style-name="P7"><text:span text:style-name="T2">admodum in terram arborum, radices descendunt, omnes<text:line-break/></text:span><text:span text:style-name="T24">quidem </text:span><text:span text:style-name="T2">ab una vena juxta portas jecoris sita procedunt<text:line-break/>Rursus ex jecore maxima vena prodit, quam cavam nun-<text:line-break/>cupant, cujus veluti rami quidam scinduntur venae aliae<text:line-break/></text:span><text:span text:style-name="T24">per </text:span><text:span text:style-name="T2">totum corpus discurrentes. Ex quibus concludebatur,<text:line-break/>venarum principium esse jecur., Quod rursus sequebatur<text:line-break/></text:span><text:span text:style-name="T24">etiam </text:span><text:span text:style-name="T2">communis cum stirpibus facultatis principium, esse<text:line-break/></text:span><text:span text:style-name="T24">hoc </text:span><text:span text:style-name="T2">riscus, </text:span><text:span text:style-name="T24">quam </text:span><text:span text:style-name="T2">sane facultatem Plato appetentem nomi-<text:line-break/></text:span><text:span text:style-name="T24">nat. </text:span><text:span text:style-name="T2">Haec demonstratio una est ejus, quod jecur origo<text:line-break/></text:span><text:span text:style-name="T24">sit </text:span><text:span text:style-name="T2">facultatis concupiscibilis, et venarum; altera sumitur<text:line-break/></text:span><text:span text:style-name="T24">ex </text:span><text:span text:style-name="T2">eo, quod nulla alia pars in animante reperiatur, cui<text:line-break/></text:span><text:span text:style-name="T24">omnes </text:span><text:span text:style-name="T2">venae sint connatae- Quippe ex gibba jecinoris<text:line-break/></text:span><text:span text:style-name="T24">parte </text:span><text:span text:style-name="T2">procedentem venam cavam nonnulli ex dextro cor-<text:line-break/></text:span><text:span text:style-name="T24">dis </text:span><text:span text:style-name="T2">sinu prodiisse affirmant. Si igitur ab illa similiter<text:line-break/></text:span><text:span text:style-name="T24">ramis </text:span><text:span text:style-name="T2">totius corporis venae propagantiir, esset utique<text:line-break/></text:span><text:span text:style-name="T24">omnium </text:span><text:span text:style-name="T2">ipsarum principium cor. Verum quae ex cava<text:line-break/></text:span><text:span text:style-name="T24">jecoris </text:span><text:span text:style-name="T2">regione proficiscuntur, radicum modo in ven-<text:line-break/></text:span><text:span text:style-name="T24">trem, </text:span><text:span text:style-name="T2">jejunum intestinum, tenue, caecum, colum, rectum</text:span></text:p>
      <text:p text:style-name="P7"><text:span text:style-name="T15">dictum,• lienem et omentum veniunt, non ab hac oriun-t<text:line-break/>tur,' fed est altera vena omnium harum origo juxta por-<text:line-break/>tas jecinoris sita. Quomodo igitur adhuc venarum prin-<text:line-break/>tipium dextri cordis sinus erit, quum neque commemo-<text:line-break/>ratae venae, ncqne praeter ipsas lu cava jecoris parte<text:line-break/></text:span><text:span text:style-name="T24">sitac</text:span><text:span text:style-name="T15">-cordi committantur,- jecur autem his omnibus venis<text:line-break/>commissum sit, et illis, quae in totum corpus excurrunt;<text:line-break/>per illam, quae lex- gibba- ipsius parte procedit, quam<text:line-break/>plerique medicorum propter magnitudinem cavam norni-<text:line-break/></text:span><text:span text:style-name="T24">jrant? </text:span><text:span text:style-name="T15">Hippocrates </text:span><text:span text:style-name="T24">autem, </text:span><text:span text:style-name="T15">et'qui hujus scripta profitcn-<text:line-break/></text:span><text:span text:style-name="T24">tui, • </text:span><text:span text:style-name="T15">jceorariam a viscere nuncupant, unde ipsa prodiit."<text:line-break/></text:span><text:span text:style-name="T24">Quapropter </text:span><text:span text:style-name="T15">secunda jam </text:span><text:span text:style-name="T24">de </text:span><text:span text:style-name="T15">jecore dcmonstratio habeatur,<text:line-break/>nempe quod universarum venarum sit principium, </text:span><text:span text:style-name="T24">eoque<text:line-break/></text:span><text:span text:style-name="T15">'etiath facultatis nutritiac. -Alia porro</text:span><text:span text:style-name="T17">:</text:span><text:span text:style-name="T15"> ex abundanti tertia<text:line-break/>hujusmodi esto. Si dextrum cordis </text:span><text:span text:style-name="T24">sinum </text:span><text:span text:style-name="T15">cavae venae<text:line-break/></text:span><text:span text:style-name="T24">principium statuamus, -adversabitur ei, quod </text:span><text:span text:style-name="T15">apparet </text:span><text:span text:style-name="T24">et<text:line-break/>quod in piscimn dissectionibus invenitur. Quippc nullius<text:line-break/>ipsorum cor dextrum habet ventriculum, quoniam neque</text:span></text:p>
      <text:p text:style-name="P7"><text:span text:style-name="T24">pulmo </text:span><text:span text:style-name="T15">illis animantibus inesu Cur autem generetur<text:line-break/></text:span><text:span text:style-name="T24">simnique </text:span><text:span text:style-name="T15">pereat cum pulmone cordis dexter sinus, osten-<text:line-break/>sum a me est in opere de usu partium. Ex abundanti,<text:line-break/></text:span><text:span text:style-name="T24">ut </text:span><text:span text:style-name="T15">dixi, non parva dogmati fides est etiam ex fermone,<text:line-break/></text:span><text:span text:style-name="T24">qui nunc </text:span><text:span text:style-name="T15">expositus est. Porro accedit alia adhuc quae-<text:line-break/></text:span><text:span text:style-name="T24">piam huic similis, dum </text:span><text:span text:style-name="T15">rectitudinem cavae venae nos<text:line-break/></text:span><text:span text:style-name="T24">inspicimus. Nam tota </text:span><text:span text:style-name="T15">ipsius dextra pars a gibba jecoris<text:line-break/></text:span><text:span text:style-name="T24">regione usqr.e </text:span><text:span text:style-name="T15">ad </text:span><text:span text:style-name="T24">jugulum </text:span><text:span text:style-name="T15">linea una recta iusiexilem eam<text:line-break/></text:span><text:span text:style-name="T24">scrvare </text:span><text:span text:style-name="T15">videtur; ex sinistris autem processum lu dextrum<text:line-break/></text:span><text:span text:style-name="T24">cordis </text:span><text:span text:style-name="T15">sinum fieri; </text:span><text:span text:style-name="T24">quam </text:span><text:span text:style-name="T15">venam aliqui putant truncum<text:line-break/></text:span><text:span text:style-name="T24">feu caudicem, ut ita dicam, esse totius </text:span><text:span text:style-name="T15">corporis vena-<text:line-break/></text:span><text:span text:style-name="T24">rum. Quod si </text:span><text:span text:style-name="T15">verum </text:span><text:span text:style-name="T24">esset, </text:span><text:span text:style-name="T15">omnino scinderetur et ipsa<text:line-break/></text:span><text:span text:style-name="T24">post exortum magnae </text:span><text:span text:style-name="T15">arteriae </text:span><text:span text:style-name="T24">similiter, </text:span><text:span text:style-name="T15">quam sure con-<text:line-break/></text:span><text:span text:style-name="T24">troversia omnium </text:span><text:span text:style-name="T15">in </text:span><text:span text:style-name="T24">toto animante </text:span><text:span text:style-name="T15">arteriarum principium<text:line-break/></text:span><text:span text:style-name="T24">vidcrc licet, qua primum </text:span><text:span text:style-name="T15">ex corde oritur, duplici pro-<text:line-break/></text:span><text:span text:style-name="T24">pagine discindi, ut partium </text:span><text:span text:style-name="T15">ipsius </text:span><text:span text:style-name="T24">altera </text:span><text:span text:style-name="T15">sursum, </text:span><text:span text:style-name="T24">aItera<text:line-break/>deorsum in corpore educatur. Quare etiam, si </text:span><text:span text:style-name="T15">cava </text:span><text:span text:style-name="T24">vcna</text:span></text:p>
      <text:p text:style-name="P70">ex corde prodiisset, omnino haec quoque similiter arteriae<text:line-break/>bifariam scissa, altera parte ad jugulum emergeret, altera<text:line-break/>ad jecur deferretur. Quod quum non appareat, clarum<text:line-break/>est, neque ex corde ipsam originem ducere. Hae quatuor<text:line-break/>demonstrationes sunt in sexto propositi operis- libro<text:line-break/>abunde satis explicatae iis, qui norunt, quid tandem sit<text:line-break/>demonstratio. Dicta sunt et alia quaedam in libro ad<text:line-break/>fidem dogmatis approbandam, quae tamen scientificam<text:line-break/>demonstrationem non habent, queniadrnodum primae duae<text:line-break/>rationes. Qu in etiam controversia quaedam ad aliorum<text:line-break/>opiniones declarata esu Quare, quantum ad me attinet,<text:line-break/>paucissimis jam id, quod institui, demonstratum esu Ac<text:line-break/>prolixitatis verborum non iu nos, qui. reprehendamus,<text:line-break/>quas vitiosas illi prodiderunt rationes, sed in ipsarum<text:line-break/>anciores culpa rejicienda est. Quum • itaque . tres libri<text:line-break/>logici de affectibus a Clirysippo sint traditi, contradicere<text:line-break/>quum possem, et ea, quibus ab ipsc dissentirem, protrahere,<text:line-break/>id facere non sustinui, sicuti nec quae de virtutum dls-</text:p>
      <text:p text:style-name="P55">ferentia quatuor in libris prodidit, super quibus eum et<text:line-break/>Posidonius criminatur. Verum de his quoque ubi indi-<text:line-break/>cassem iis, qui fcleutisicas demonstrationes possunt audire,<text:line-break/>cum otio rursus ostensurus hoc agere distuli, quae sibi<text:line-break/>etiam ipsc et veritati eorum, quae evidenter apparent,<text:line-break/>refragatus conscripsit. Illud itaque opus per fe elabo-<text:line-break/>ratum esu</text:p>
      <text:h text:style-name="Heading_20_2" text:outline-level="2">Cap. ll.</text:h>
      <text:p text:style-name="P48"><text:span text:style-name="T2">Nunc vero, quum plerique amicorum reli-<text:line-break/></text:span><text:span text:style-name="T24">qua </text:span><text:span text:style-name="T2">Hippocratis et Platonis dogmata jam habere deside-’<text:line-break/></text:span><text:span text:style-name="T24">rent, </text:span><text:span text:style-name="T2">illuc me convertam, a naturalibus elementis exor-<text:line-break/></text:span><text:span text:style-name="T24">sus. </text:span><text:span text:style-name="T2">Nominatur itaque elementum, quodcunquc minima<text:line-break/></text:span><text:span text:style-name="T24">sit </text:span><text:span text:style-name="T2">pars illius rei, cujus fuerit elementum. Nam ex<text:line-break/></text:span><text:span text:style-name="T24">appellatione </text:span><text:span text:style-name="T2">ad aliquid vox elementum capitur, quemad-<text:line-break/></text:span><text:span text:style-name="T24">modum </text:span><text:span text:style-name="T2">et partis; nam et elementum alicujus elemen-<text:line-break/></text:span><text:span text:style-name="T24">tum </text:span><text:span text:style-name="T2">est, et pars alicujus pars esu Sicut igitur linguae<text:line-break/></text:span><text:span text:style-name="T24">nostrae, </text:span><text:span text:style-name="T2">qua utimur disserentes invicem, quatuor et<text:line-break/></text:span><text:span text:style-name="T24">viginti </text:span><text:span text:style-name="T2">sunt elementa, eodem modo omnium, quae gene-<text:line-break/></text:span><text:span text:style-name="T24">rari </text:span><text:span text:style-name="T2">corrumpique possunt, corporum minimae partes terra</text:span></text:p>
      <text:p text:style-name="P70">funt et acr et aqua et. ignis. Minimum autem dicitur,<text:line-break/>quod non amplius sectionem sustinet; etenim secundum<text:line-break/>magnitudinem sectio cjusrnodi minimtun nullum obtinet.<text:line-break/>Sola autem speciei divisio quandoque consistit, veluti iu<text:line-break/>voce, quum aliqua composita talis existat:</text:p>
      <text:p text:style-name="P72">Iram cane, dea, Pelidae Achillis,</text:p>
      <text:p text:style-name="P6"><text:span text:style-name="T15">'Tota quidem liaec est; partes autem iram, et </text:span><text:span text:style-name="T24">cane,<text:line-break/></text:span><text:span text:style-name="T15">et dea, et Pelidae, et Achillis. Singula haec </text:span><text:span text:style-name="T24">ruefus<text:line-break/></text:span><text:span text:style-name="T15">in syllabas sccantur, ct syllabae iterum singulac </text:span><text:span text:style-name="T24">divisio-<text:line-break/></text:span><text:span text:style-name="T15">riem in elementa recipiunt. Itaque primae </text:span><text:span text:style-name="T24">syllabae </text:span><text:span text:style-name="T25">μη,<text:line-break/></text:span><text:span text:style-name="T15">compositae ex duobus elementis, neutrum </text:span><text:span text:style-name="T24">ipsorum iu<text:line-break/></text:span><text:span text:style-name="T15">alias sui voces minores dividi potest. Ideo vocem </text:span><text:span text:style-name="T24">uq<text:line-break/></text:span><text:span text:style-name="T15">minimam et indivisibilem esse,dicimus, .ut ctiam </text:span><text:span text:style-name="T24">Dionem<text:line-break/></text:span><text:span text:style-name="T15">vocare mos est philosophis substantiam individuam. </text:span><text:span text:style-name="T24">Sic<text:line-break/></text:span><text:span text:style-name="T15">orationem brevillimam Plato dixit compositam cx </text:span><text:span text:style-name="T24">nomi-<text:line-break/></text:span><text:span text:style-name="T15">ne et verbo, </text:span><text:span text:style-name="T24">orationem </text:span><text:span text:style-name="T15">videlicet, </text:span><text:span text:style-name="T24">quatcnus cst oratio,<text:line-break/>brevissimam appellans. Singula </text:span><text:span text:style-name="T15">enim, </text:span><text:span text:style-name="T24">quae secundum spe-</text:span></text:p>
      <text:p text:style-name="P7"><text:span text:style-name="T15">cicm et dicuntur et intelliguntur,! quum non amplius<text:line-break/>Iectionem in plures species concedunt, ejusmodi nomi-<text:line-break/>nibus appellamus, minimum, iniectile, elementum; de<text:line-break/>cujus nomine totum habcs librum in medicinalium nomi-.<text:line-break/></text:span><text:span text:style-name="T24">num </text:span><text:span text:style-name="T15">opere conscriptum. At de sectione corporum fecun-<text:line-break/>dum magnitudinem geometrae vici ostenderunt, ceu illa<text:line-break/>nunquam consistere possit, verum semper id, quod seca-,<text:line-break/></text:span><text:span text:style-name="T24">tur, </text:span><text:span text:style-name="T15">minorem quam prius magnitudinem habeat Qumn<text:line-break/></text:span><text:span text:style-name="T24">autem </text:span><text:span text:style-name="T15">sola secundum speciem sectio tandem desinat, in<text:line-break/></text:span><text:span text:style-name="T24">consesse </text:span><text:span text:style-name="T15">rurfus de ea est, in unoquoque rerum genere<text:line-break/>individuam quandam speciem haberi talem, quale est in<text:line-break/>naturalibus corporibus elementum terra, aqua, aer et<text:line-break/></text:span><text:span text:style-name="T24">ignis. </text:span><text:span text:style-name="T15">Horum vero demonstrationes non opus habeo, huc<text:line-break/></text:span><text:span text:style-name="T24">ascribere, </text:span><text:span text:style-name="T15">quum alias commentarium de elementis ex<text:line-break/></text:span><text:span text:style-name="T24">Hippocratis </text:span><text:span text:style-name="T15">sententia ediderim, quem clarius manifestius-<text:line-break/></text:span><text:span text:style-name="T24">que sane, quemadmoduni </text:span><text:span text:style-name="T15">ct alios complures, </text:span><text:span text:style-name="T24">scripsissem,<text:line-break/>nisi illius tantum </text:span><text:span text:style-name="T15">, qui illum a me erat </text:span><text:span text:style-name="T24">accepturus, .non<text:line-break/>imperitorum quoque, </text:span><text:span text:style-name="T15">in </text:span><text:span text:style-name="T24">.quorum </text:span><text:span text:style-name="T15">mantis </text:span><text:span text:style-name="T24">erat- venturus;</text:span></text:p>
      <text:p text:style-name="P7"><text:span text:style-name="T2">rationem habuissem. </text:span><text:span text:style-name="T1">Quum autem </text:span><text:span text:style-name="T2">multi eum jam lia-<text:line-break/>beant, non amplius vlsurn mihi est scribere alium, eo<text:line-break/></text:span><text:span text:style-name="T15">quod </text:span><text:span text:style-name="T2">paucae quaedam in eo disputationes sint, quae lon-<text:line-break/></text:span><text:span text:style-name="T15">gius </text:span><text:span text:style-name="T2">tracturi desiderent, ex quibus maxime et haec ipsa<text:line-break/></text:span><text:span text:style-name="T15">nunc </text:span><text:span text:style-name="T2">comprehensa de elementi notione, plurimum qui-<text:line-break/></text:span><text:span text:style-name="T15">dem uno in </text:span><text:span text:style-name="T2">libro elaborata, ut dixi; lu praesentia autem<text:line-break/></text:span><text:span text:style-name="T15">summatim </text:span><text:span text:style-name="T2">exposita sunt ea, quae magis utique de-<text:line-break/></text:span><text:span text:style-name="T15">clarata fuissent </text:span><text:span text:style-name="T2">in libro de elementis secundum Hippo-<text:line-break/></text:span><text:span text:style-name="T15">cratem , si ipsis </text:span><text:span text:style-name="T2">syllabis elementum opus habuisset. Porro<text:line-break/></text:span><text:span text:style-name="T15">quum liber </text:span><text:span text:style-name="T2">de natura hominis ab Hippocrate sit </text:span><text:span text:style-name="T15">con-<text:line-break/>scriptus, adjectus </text:span><text:span text:style-name="T2">autem ei exiguus libellus de </text:span><text:span text:style-name="T15">victu-<text:line-break/>ratione, et </text:span><text:span text:style-name="T2">quaedam venarum dissectio interposita, </text:span><text:span text:style-name="T15">quam<text:line-break/>auctor videtur </text:span><text:span text:style-name="T2">mihi adjecisse opusculo de natura </text:span><text:span text:style-name="T15">hominis<text:line-break/>etde victus </text:span><text:span text:style-name="T2">ratione, noster de elementis secundum </text:span><text:span text:style-name="T15">Hip-<text:line-break/>pocratem </text:span><text:span text:style-name="T2">liber expositio est ejus, qui de natura </text:span><text:span text:style-name="T15">humana<text:line-break/>proditus esu At </text:span><text:span text:style-name="T2">expositionem non ita habet </text:span><text:span text:style-name="T15">descriptam,<text:line-break/>ut consueverunt, qui </text:span><text:span text:style-name="T2">interpretationes </text:span><text:span text:style-name="T15">persequuntur, lu sin-<text:line-break/>gulis dictionibus factitare, </text:span><text:span text:style-name="T2">sed de eorum </text:span><text:span text:style-name="T15">duntaxat, quae<text:line-break/>dogma complectuntur, una </text:span><text:span text:style-name="T2">cum propriis </text:span><text:span text:style-name="T15">demonstrationi-</text:span></text:p>
      <text:p text:style-name="P7"><text:span text:style-name="T15">bus; </text:span><text:span text:style-name="T2">quas si voles discere, ad illum librum te conferas.-<text:line-break/></text:span><text:span text:style-name="T15">Ego </text:span><text:span text:style-name="T2">autem non consuevi subinde eadem diversis in corn-<text:line-break/></text:span><text:span text:style-name="T15">nieutariis </text:span><text:span text:style-name="T2">scribere, sed hic solius Platonis verba subji-’<text:line-break/></text:span><text:span text:style-name="T15">ciam, </text:span><text:span text:style-name="T2">lu </text:span><text:span text:style-name="T15">quibus </text:span><text:span text:style-name="T2">secutus est Hippocratem, corpora nostra<text:line-break/></text:span><text:span text:style-name="T15">iuquiens </text:span><text:span text:style-name="T2">ex terra</text:span><text:span text:style-name="T1">, </text:span><text:span text:style-name="T2">igne</text:span><text:span text:style-name="T1">, </text:span><text:span text:style-name="T2">aere et aqua constare. Quod<text:line-break/></text:span><text:span text:style-name="T15">ipsum quum iu aliis </text:span><text:span text:style-name="T2">quoque libris tradiderit, in praesen-<text:line-break/></text:span><text:span text:style-name="T15">tia sufficiet </text:span><text:span text:style-name="T2">verba ex Timaeo exponere, quae in eum<text:line-break/></text:span><text:span text:style-name="T15">modum </text:span><text:span text:style-name="T2">habent. .lVarn quum quatuor illa </text:span><text:span text:style-name="T1">sent</text:span><text:span text:style-name="T2">, ex quibus<text:line-break/></text:span><text:span text:style-name="T15">compactum </text:span><text:span text:style-name="T1">esi </text:span><text:span text:style-name="T2">corpus i terra, ignis, aqua, acr, horum<text:line-break/></text:span><text:span text:style-name="T15">praeter </text:span><text:span text:style-name="T2">naturam excejsus desectusque</text:span><text:span text:style-name="T1">, </text:span><text:span text:style-name="T2">et ex loca pro-<text:line-break/></text:span><text:span text:style-name="T15">prio in </text:span><text:span text:style-name="T2">alienum translatio, tum ignis, tum aliorum,<text:line-break/></text:span><text:span text:style-name="T15">quandoquidem </text:span><text:span text:style-name="T2">plura uno sunt, sengula id, quod sebi con~<text:line-break/></text:span><text:span text:style-name="T15">veniens </text:span><text:span text:style-name="T2">non, esi, assiimuat, ac omnia ejusmodiseditiones<text:line-break/></text:span><text:span text:style-name="T15">et morbos </text:span><text:span text:style-name="T2">exhibent. In hac oratione Plato palam ludica-<text:line-break/></text:span><text:span text:style-name="T15">vit, non solum ex </text:span><text:span text:style-name="T2">terra, </text:span><text:span text:style-name="T15">aqua, </text:span><text:span text:style-name="T2">aere et igne </text:span><text:span text:style-name="T15">corpora<text:line-break/>nostra esse </text:span><text:span text:style-name="T2">procreata, verum etiam quod propter haec<text:line-break/></text:span><text:span text:style-name="T15">mensura quidem </text:span><text:span text:style-name="T2">invicem temperatu fecundum naturam</text:span></text:p>
      <text:p text:style-name="P70">habemus, quod idem est ac si dicas, sani sumus, Si<text:line-break/>autem aliquod deficiat, aut redundet, aut lu alium locum<text:line-break/>transgrediatur, aegrotamus. Quod igitur cxcessus defe-<text:line-break/>ctusque bonam temperiem corrumpit, lu qua primorum<text:line-break/>corporum sanitas consistit, omnibus conspicuum est; item<text:line-break/>quod translatio, si confideremus, quomodo, simul atquc<text:line-break/>thoracis et asperae arteriae instrumentis sanguis aut<text:line-break/>alius quidam humor coincidit, inculpata ipsorum sanitas<text:line-break/>aboletur; ad haec iu ventre, intestinis, venis et carni-<text:line-break/>bus aerea substantia coacervatu. Sed ipse Plato per ea,<text:line-break/>quae praedictae orationi continua sunt, docebit te id<text:line-break/>huno in modum scribens. Quando eniin praeter naturam<text:line-break/>unumquodque sit, aut transscrtur, calescunt utique,<text:line-break/>quae ante frigebant, arida madent, gravescunt levia,<text:line-break/>ei caetera omnia scmditer permutantur. Solummodo<text:line-break/>vera dicimus idem .aliquid sebimel secundum idem, atque<text:line-break/>semiliteret debita proportione servata, accedens vel<text:line-break/>decedens, permittet se idem sibi ipse sospes integrurnque</text:p>
      <text:p text:style-name="P7"><text:span text:style-name="T24">manere. </text:span><text:span text:style-name="T15">Sed se peccaverit aliquid, praeter haec accedens<text:line-break/></text:span><text:span text:style-name="T24">vel </text:span><text:span text:style-name="T15">recedens, alterationes perquam varias et morbos interi-<text:line-break/>tusque innumerabiles inducet. Quod igitur ex terra, igne,<text:line-break/></text:span><text:span text:style-name="T24">aere </text:span><text:span text:style-name="T15">et aqua corpora nostra constant, item quod ob<text:line-break/></text:span><text:span text:style-name="T24">horum, </text:span><text:span text:style-name="T15">desuctum, aut rcdmrdairtiam, aut transmutatio-<text:line-break/></text:span><text:span text:style-name="T24">nem morbi </text:span><text:span text:style-name="T15">oboriuntur, </text:span><text:span text:style-name="T24">manifesto </text:span><text:span text:style-name="T15">indicavit..</text:span></text:p>
      <text:h text:style-name="Heading_20_2" text:outline-level="2">Cap. lll.</text:h>
      <text:p text:style-name="P48"><text:span text:style-name="T24">Videbitur </text:span><text:span text:style-name="T15">autem </text:span><text:span text:style-name="T24">iu </text:span><text:span text:style-name="T15">eo, quod elementa ipsa<text:line-break/></text:span><text:span text:style-name="T24">non vocat, </text:span><text:span text:style-name="T15">ab </text:span><text:span text:style-name="T24">Hippocrate dissentire. </text:span><text:span text:style-name="T15">Atqui </text:span><text:span text:style-name="T24">neque, </text:span><text:span text:style-name="T15">ille<text:line-break/></text:span><text:span text:style-name="T24">nominavit </text:span><text:span text:style-name="T15">ca </text:span><text:span text:style-name="T24">elementa, </text:span><text:span text:style-name="T15">scd </text:span><text:span text:style-name="T24">solum, </text:span><text:span text:style-name="T15">quod his </text:span><text:span text:style-name="T24">coeuntibus<text:line-break/></text:span><text:span text:style-name="T15">conlcmpcratisquc naturalia crcantur corpora, </text:span><text:span text:style-name="T24">atque </text:span><text:span text:style-name="T15">quod<text:line-break/></text:span><text:span text:style-name="T24">ultra bacc </text:span><text:span text:style-name="T15">procedere </text:span><text:span text:style-name="T24">Hippocrates </text:span><text:span text:style-name="T15">quidem nullam sane neces-<text:line-break/></text:span><text:span text:style-name="T24">sitatern esse </text:span><text:span text:style-name="T15">dicit, </text:span><text:span text:style-name="T24">practicaiu, </text:span><text:span text:style-name="T15">non thcorcticam, artem per-<text:line-break/></text:span><text:span text:style-name="T24">sequens. </text:span><text:span text:style-name="T15">Piato autem, tanquam pnilosophiam theoreticam<text:line-break/></text:span><text:span text:style-name="T24">laudatissimam </text:span><text:span text:style-name="T15">esse </text:span><text:span text:style-name="T24">ccnscat, </text:span><text:span text:style-name="T15">non contcntus fuit solis, quae<text:line-break/></text:span><text:span text:style-name="T24">apparent </text:span><text:span text:style-name="T15">in elementis, facultatibus, scd otium causam gene-<text:line-break/></text:span><text:span text:style-name="T24">ralionis ipsorum inquirit, speculationem </text:span><text:span text:style-name="T15">medico inutilem.<text:line-break/></text:span><text:span text:style-name="T24">Cur enim hnmectct aqua, .urat ignis, aut </text:span><text:span text:style-name="T15">cur fluat qui-<text:line-break/></text:span><text:span text:style-name="T24">dem aqua, sursum autem ignis feratur, item cur </text:span><text:span text:style-name="T15">flabilif-</text:span></text:p>
      <text:p text:style-name="P7"><text:span text:style-name="T2">sima gravissimaque elemeulorum sit terra, ad morborum<text:line-break/>curationes nihil conducit. Solum enim sufficit fani-<text:line-break/>tatem servaturo curaturoqne morbos scire, propter bonam<text:line-break/>temperiem calidi', frigidi, sicci et humidi sanitatem<text:line-break/>animantibus consistere, ob intemperies autem horum<text:line-break/>morbos oboriri. Porro inquirere, an ignis ex partibus<text:line-break/>figurae pyramidalis compositus sit, </text:span><text:span text:style-name="T15">sive </text:span><text:span text:style-name="T2">alia quaedam<text:line-break/>causa existat, propter quam fecet et proxima </text:span><text:span text:style-name="T15">corpora<text:line-break/></text:span><text:span text:style-name="T2">dividat, theoreticae pliilosuphiae opus est, quam </text:span><text:span text:style-name="T15">Plato<text:line-break/></text:span><text:span text:style-name="T2">persequens ignis sane partes pyramidis speciem </text:span><text:span text:style-name="T15">rescire<text:line-break/></text:span><text:span text:style-name="T2">scribit, </text:span><text:span text:style-name="T15">terrae </text:span><text:span text:style-name="T2">cubicam. Eiguram autem octonorum </text:span><text:span text:style-name="T15">ses-<text:line-break/></text:span><text:span text:style-name="T2">suum aeris peculiarem este censet; quemadmodum eam,<text:line-break/>quae viginti bules obtinet, aquae. Nurn igitur recte,- an </text:span><text:span text:style-name="T15">sc-<text:line-break/></text:span><text:span text:style-name="T2">cus de his </text:span><text:span text:style-name="T15">Plato </text:span><text:span text:style-name="T2">opinatus sit, non ad disputationem nobis<text:line-break/>nunc propositam pertinet. Cur enim non nominet </text:span><text:span text:style-name="T15">ele-<text:line-break/></text:span><text:span text:style-name="T2">menta terram, aquam, aerem et </text:span><text:span text:style-name="T15">ignem, </text:span><text:span text:style-name="T2">nos </text:span><text:span text:style-name="T15">quaerebamus,<text:line-break/>ut expositum est, non, </text:span><text:span text:style-name="T2">an falso </text:span><text:span text:style-name="T15">singulas quas </text:span><text:span text:style-name="T2">dixit </text:span><text:span text:style-name="T15">figuras<text:line-break/></text:span><text:span text:style-name="T2">ipsis </text:span><text:span text:style-name="T15">tribuerit Caeterum sermonis processu eadem haec</text:span></text:p>
      <text:p text:style-name="P7"><text:span text:style-name="T2">rursus dividit secundum considerationem et rationem in<text:line-break/>materiam et figuram; </text:span><text:span text:style-name="T1">ac </text:span><text:span text:style-name="T2">quoniam figura composita est,<text:line-break/>pyramidis sane ex quatuor aequilateribus triangulis, cubi<text:line-break/>sex bases sive sessus obtinens quadrangulis sex, octo<text:line-break/></text:span><text:span text:style-name="T15">bases </text:span><text:span text:style-name="T2">continens figura octo' triangulis, aequilateribus,<text:line-break/>quemadmodum et viginti bases habens viginti triangulis,<text:line-break/></text:span><text:span text:style-name="T15">iterum </text:span><text:span text:style-name="T2">inspicit ordinem planorum solidas figuras circum-<text:line-break/></text:span><text:span text:style-name="T15">scribentium, </text:span><text:span text:style-name="T2">ac ait, aequilaterem triangulum ex triangulis<text:line-break/></text:span><text:span text:style-name="T15">rectangulis </text:span><text:span text:style-name="T2">duobus procreari, quadrangulum ex.quatuor.<text:line-break/>Quoniam vero non ulterius procedere poterat, tanquam<text:line-break/></text:span><text:span text:style-name="T15">in minimis </text:span><text:span text:style-name="T2">his consistit, atque propter hoc ipsum ele-<text:line-break/></text:span><text:span text:style-name="T15">menta </text:span><text:span text:style-name="T2">nuncupat, alterum aequilateris trianguli, altermn<text:line-break/></text:span><text:span text:style-name="T15">quadranguli. </text:span><text:span text:style-name="T2">Sed ascribam tibi etiam verba ipsius, primum<text:line-break/></text:span><text:span text:style-name="T15">quidem, quae </text:span><text:span text:style-name="T2">de pyramide hunc in modum, ad verbum<text:line-break/></text:span><text:span text:style-name="T15">dicta funt. </text:span><text:span text:style-name="T2">'Erit utique prima species et minima consii-.<text:line-break/></text:span><text:span text:style-name="T15">tuta; elementum </text:span><text:span text:style-name="T2">vero ipseus, quod latus substratum bre-<text:line-break/></text:span><text:span text:style-name="T15">viori </text:span><text:span text:style-name="T2">latere duplo majus habet. Secunda, ad haec, quas<text:line-break/></text:span><text:span text:style-name="T15">in </text:span><text:span text:style-name="T2">sigura viginti basebus composcta habetur, ipsumque</text:span></text:p>
      <text:p text:style-name="P7"><text:span text:style-name="T15">iisdem nominibus silo se habentem. Tertia cx elementis<text:line-break/>bis sexaginta copulatis, et angulis stolidis duodecim,<text:line-break/>quorum quilibet quinque planis triangulis uequdateribus<text:line-break/>continetur, habens viginti bases triangulas aequilateres,<text:line-break/>nascitur. Nunc igitur trianguli, qui constituunt planos<text:line-break/>circumscribentes salidas siguras, elementa vocata sunt.<text:line-break/>Progressus etiam ipse, quae circumscribuntur corpora a<text:line-break/></text:span><text:span text:style-name="T24">praedictis </text:span><text:span text:style-name="T15">planis angulis, elementa nominat his verbis.<text:line-break/>Igitur esito secundum rectam probdbilemque rationem<text:line-break/>pyramidis species solida ignis elementum et semen, sen-t<text:line-break/>sebilisque hic ignis cumulata parvorum corporum coacer.<text:line-break/>vatio censeatur, quae siguram pyramidis omnia habent.<text:line-break/>llla igitur singula ignis elementum esse affirmant, quemad-<text:line-break/>modum si etiam tritini acervi elementum unumquodque<text:line-break/>triticum aliquis esse diceret; eadcmqnc ratione et </text:span><text:span text:style-name="T24">vocis<text:line-break/></text:span><text:span text:style-name="T15">elementa generare </text:span><text:span text:style-name="T24">primas syllabas</text:span><text:span text:style-name="T15">, </text:span><text:span text:style-name="T24">deinde ex </text:span><text:span text:style-name="T15">ipsis </text:span><text:span text:style-name="T24">gigni<text:line-break/></text:span><text:span text:style-name="T15">nomen, </text:span><text:span text:style-name="T24">verbum, praepositionem, articulum et conjun-<text:line-break/></text:span><text:span text:style-name="T15">ctionem, </text:span><text:span text:style-name="T24">quae rursus Chrysippus appellat orationis ale-</text:span></text:p>
      <text:p text:style-name="P7"><text:span text:style-name="T15">menta. Haec itaque tibi, etsi'</text:span><text:span text:style-name="T18">ηθη </text:span><text:span text:style-name="T15">suerit necessitas, retuli,<text:line-break/>ne aliquis contentiosus sermoni nostro insultet, dissentire<text:line-break/>pronuncians in dogmate de elementis Platonem ah </text:span><text:span text:style-name="T24">Hip-<text:line-break/></text:span><text:span text:style-name="T15">pocrate, quum ne appellaverit quidem Hippocrates ele-<text:line-break/>rnenta terram, aquam, aiirem </text:span><text:span text:style-name="T24">et </text:span><text:span text:style-name="T15">ignem; verum ex ipsic<text:line-break/></text:span><text:span text:style-name="T24">nos </text:span><text:span text:style-name="T15">conflere ajebat, non amplius inquirens, propter quam<text:line-break/></text:span><text:span text:style-name="T24">causam </text:span><text:span text:style-name="T15">singula ipforuni propriam habeant virtutem, quam<text:line-break/></text:span><text:span text:style-name="T24">evidenter- </text:span><text:span text:style-name="T15">in ipsis esse conspicimus. Plato autem et hoc<text:line-break/></text:span><text:span text:style-name="T24">disquisivit, </text:span><text:span text:style-name="T15">praeterquam quod omnia corpora, quae cor-<text:line-break/></text:span><text:span text:style-name="T24">ruptioni </text:span><text:span text:style-name="T15">et generationi subjecta, sunt, ex quatitor illis<text:line-break/></text:span><text:span text:style-name="T24">conflata esse </text:span><text:span text:style-name="T15">admittat.</text:span></text:p>
      <text:h text:style-name="Heading_20_2" text:outline-level="2">Cap. IV.</text:h>
      <text:p text:style-name="P48"><text:span text:style-name="T24">Quin </text:span><text:span text:style-name="T15">etiam, quomodo ex elementis cor-<text:line-break/></text:span><text:span text:style-name="T24">pora </text:span><text:span text:style-name="T15">nostra constituuntur, ita ambo affirmant, non scili-<text:line-break/></text:span><text:span text:style-name="T24">cet </text:span><text:span text:style-name="T15">terra aqua conspersa, deinde in sole calefacta, uni-<text:line-break/></text:span><text:span text:style-name="T24">malia </text:span><text:span text:style-name="T15">procreari pronuuciantes, scd mediis pluribus mu-<text:line-break/>tationibns. </text:span><text:span text:style-name="T24">Etenim ex </text:span><text:span text:style-name="T15">quatuor elementis’ et.stirpiurn gene-<text:line-break/></text:span><text:span text:style-name="T24">ratio est, </text:span><text:span text:style-name="T15">et </text:span><text:span text:style-name="T24">fructus ex ipsis et semina. </text:span><text:span text:style-name="T15">Alimentum </text:span><text:span text:style-name="T24">vero<text:line-break/>haec omnia ovibus, suibus, capris, bobus, </text:span><text:span text:style-name="T15">aliisque </text:span><text:span text:style-name="T24">ini-</text:span></text:p>
      <text:p text:style-name="P7"><text:span text:style-name="T2">mantibus, quae herbas, aut arborum fructus, aut surcu-<text:line-break/>los, aut radices comedunt. Hominibus eadem haec ani-<text:line-break/></text:span><text:span text:style-name="T15">mantia </text:span><text:span text:style-name="T2">alimenta sunt, atque hinc ipsis generantur san-<text:line-break/>guis</text:span><text:span text:style-name="T15">, </text:span><text:span text:style-name="T2">pituita et bilis utraque ; plurimus quidem sanguis,,<text:line-break/></text:span><text:span text:style-name="T15">quare </text:span><text:span text:style-name="T2">etiam solus </text:span><text:span text:style-name="T15">in </text:span><text:span text:style-name="T2">venis apparet; modicum vero </text:span><text:span text:style-name="T15">ex<text:line-break/>aliis </text:span><text:span text:style-name="T2">singulis. Atque hic est ipse sanguis generationis<text:line-break/></text:span><text:span text:style-name="T15">nostrae </text:span><text:span text:style-name="T2">ceu materia, ex quatuor humoribus constans, </text:span><text:span text:style-name="T15">ex<text:line-break/>dominio vero </text:span><text:span text:style-name="T2">sic </text:span><text:span text:style-name="T15">nuncupatus; </text:span><text:span text:style-name="T2">nam ex eo procreamur </text:span><text:span text:style-name="T15">in<text:line-break/></text:span><text:span text:style-name="T2">utero concepti, et </text:span><text:span text:style-name="T15">primam </text:span><text:span text:style-name="T2">hinc conformationem </text:span><text:span text:style-name="T15">accipimus,<text:line-break/>deinde partibus </text:span><text:span text:style-name="T2">essormatis, articulationem,.incrementum </text:span><text:span text:style-name="T15">et<text:line-break/></text:span><text:span text:style-name="T2">absolutionem in lucem editi recspimus, ac primum </text:span><text:span text:style-name="T15">lacte<text:line-break/>nutrimur, </text:span><text:span text:style-name="T2">originem ex sanguine habentes,, deinde </text:span><text:span text:style-name="T15">per-<text:line-break/>fectis </text:span><text:span text:style-name="T2">ac solidis </text:span><text:span text:style-name="T15">ipsis </text:span><text:span text:style-name="T2">alimentis, unde rursus </text:span><text:span text:style-name="T15">sanguis,<text:line-break/></text:span><text:span text:style-name="T2">pituita, </text:span><text:span text:style-name="T15">bilis siava et </text:span><text:span text:style-name="T2">atra proveniunt Intersit </text:span><text:span text:style-name="T15">autem<text:line-break/></text:span><text:span text:style-name="T2">nihil ad </text:span><text:span text:style-name="T15">praesentem </text:span><text:span text:style-name="T2">disputationem, flavam an </text:span><text:span text:style-name="T15">pallidam<text:line-break/></text:span><text:span text:style-name="T2">bilem </text:span><text:span text:style-name="T15">nomines. Verum </text:span><text:span text:style-name="T2">haec omnia Hippocrates </text:span><text:span text:style-name="T15">omnium<text:line-break/></text:span><text:span text:style-name="T2">primus, quorum </text:span><text:span text:style-name="T15">memoria </text:span><text:span text:style-name="T2">ad nos pervenit, tum </text:span><text:span text:style-name="T15">medico-<text:line-break/></text:span><text:span text:style-name="T2">rum tum philosophorum accurate definivit </text:span><text:span text:style-name="T15">, eoque</text:span></text:p>
      <text:p text:style-name="P7"><text:span text:style-name="T2">morbos primorum corporum </text:span><text:span text:style-name="T1">ex </text:span><text:span text:style-name="T2">intemperie fieri dicebat.<text:line-break/></text:span><text:span text:style-name="T15">Quae </text:span><text:span text:style-name="T2">autem appellem prima corpora, prius indicabo, ne<text:line-break/></text:span><text:span text:style-name="T15">.quicquam </text:span><text:span text:style-name="T2">in oratione fit obscurum.. Etenim ipsc Hippo-,<text:line-break/></text:span><text:span text:style-name="T15">crates </text:span><text:span text:style-name="T2">non appellavit corpus primum aut fecundum, quem-<text:line-break/></text:span><text:span text:style-name="T15">admodum </text:span><text:span text:style-name="T2">Aristoteles: Plato autem fecundam quandam<text:line-break/></text:span><text:span text:style-name="T15">corporum </text:span><text:span text:style-name="T2">consistentium esse dicebat; prima vero ne ipsc<text:line-break/></text:span><text:span text:style-name="T15">quidem </text:span><text:span text:style-name="T2">nominavit, fed ex eo, quod fecundam quandam<text:line-break/></text:span><text:span text:style-name="T15">dixerit, certum </text:span><text:span text:style-name="T2">est ante eam posuisse eum alteram, quam<text:line-break/></text:span><text:span text:style-name="T15">noinine </text:span><text:span text:style-name="T2">similarium Aristoteles ita nuncupavit, ut qui<text:line-break/></text:span><text:span text:style-name="T15">plenius </text:span><text:span text:style-name="T2">de animantium partibus et earum . generatione<text:line-break/></text:span><text:span text:style-name="T15">pertractaverit. </text:span><text:span text:style-name="T2">Quanto enim quis exactius fubtilinsque<text:line-break/></text:span><text:span text:style-name="T15">naturam rerum </text:span><text:span text:style-name="T2">quamcunque elaborat, tanto pluribus<text:line-break/></text:span><text:span text:style-name="T15">nominibus utatur </text:span><text:span text:style-name="T2">necesse est Quae igitur in una descri-<text:line-break/></text:span><text:span text:style-name="T15">ptione </text:span><text:span text:style-name="T2">corpora comprehenduntur, subinde quidem simi-<text:line-break/></text:span><text:span text:style-name="T15">laria </text:span><text:span text:style-name="T2">vocantur, eo' quod omnes ipsae partes et invi-<text:line-break/></text:span><text:span text:style-name="T15">cem et toti </text:span><text:span text:style-name="T2">sint similes; subinde </text:span><text:span text:style-name="T15">vero </text:span><text:span text:style-name="T2">simplices et pri-<text:line-break/></text:span><text:span text:style-name="T15">mariae., utpote </text:span><text:span text:style-name="T2">ex quibus compositae et instrumeutariae<text:line-break/></text:span><text:span text:style-name="T15">dictae constent, </text:span><text:span text:style-name="T2">digiti, </text:span><text:span text:style-name="T15">carpus totus, </text:span><text:span text:style-name="T2">cubitus </text:span><text:span text:style-name="T15">totus, bra-</text:span></text:p>
      <text:p text:style-name="P70">cIriumque totum. Item quae respondent ipsis propor-<text:line-break/>tione, crurum partes, digiti, pes, tibia, femur; item’<text:line-break/>oculus, lingua, cor, pulmo, omniaque vifcera, et ven-<text:line-break/>ter, et intestina ex rnstrumentariis partibus sunt, ex quibus<text:line-break/>rursus totum corpus componitur. Prima itaque generatio<text:line-break/>nostii est ex sanguine, qui ex alimento, quod intra cor-<text:line-break/>pus assumitur, fit; est et semen. Sanguinem vero nomiuo,<text:line-break/>qui ex dominio sic appellatur, qui etiam in venis conti-<text:line-break/>neri videtur. Ex his primariae partes generantur, car-<text:line-break/>tilago, os, nervus, membrana, ligamentum, aliaque<text:line-break/>ejusmodi. Deinde ex Iris oculus, lingua, caput, viscera,<text:line-break/>arius, atque ex his rursus totum corpus. Eoque Hippo-<text:line-break/>crales in libello de natura humana unionem ex elemen-<text:line-break/>tis omnium naturalium corporum communem esse pro-<text:line-break/>tulit, ex qua ad animantium unionem digressus est, atque<text:line-break/>horum non omnium, sed sanguineorum, inter quae et<text:line-break/>homo existit. Scribit itaque de eo hiiuc in modum.</text:p>
      <text:p text:style-name="P7"><text:span text:style-name="T15">Corpus </text:span><text:span text:style-name="T2">humanum in se continet sanguinem, pituitam,<text:line-break/></text:span><text:span text:style-name="T15">siavam </text:span><text:span text:style-name="T2">bilem et pigram," atque haec esi ipsius corporis<text:line-break/></text:span><text:span text:style-name="T15">natura, </text:span><text:span text:style-name="T2">et propter ea dolet, et sanum esi. Sanum ita-<text:line-break/></text:span><text:span text:style-name="T15">que </text:span><text:span text:style-name="T2">potiffunum.esi, quum haec moderate habuerint inter<text:line-break/></text:span><text:span text:style-name="T24">se </text:span><text:span text:style-name="T15">facultate </text:span><text:span text:style-name="T2">et copia, et maxime sitierint temperata.<text:line-break/></text:span><text:span text:style-name="T15">Dolet </text:span><text:span text:style-name="T2">autem, quum aliquid horum minus aut amplius<text:line-break/></text:span><text:span text:style-name="T15">separatum </text:span><text:span text:style-name="T2">suerit in corpore , </text:span><text:span text:style-name="T1">et </text:span><text:span text:style-name="T2">non sit omnibus contem-<text:line-break/></text:span><text:span text:style-name="T15">peratum. </text:span><text:span text:style-name="T2">Jiecejse enim, quum aliquid horum recesiserit,<text:line-break/></text:span><text:span text:style-name="T24">et </text:span><text:span text:style-name="T15">per </text:span><text:span text:style-name="T2">se constiterit, non salum locum, ex quo recejsit,<text:line-break/></text:span><text:span text:style-name="T15">morbidum evadere</text:span><text:span text:style-name="T2">sed eum etiam, ubi consiiterU, reti-<text:line-break/></text:span><text:span text:style-name="T15">neaiurque, nimis </text:span><text:span text:style-name="T2">repletum, dolorem laboremque exhibere.<text:line-break/></text:span><text:span text:style-name="T15">Etenim quum </text:span><text:span text:style-name="T2">aliquid horum extra corpus effluxerit plus,<text:line-break/></text:span><text:span text:style-name="T15">quam </text:span><text:span text:style-name="T2">sit id, quod saperabundat, dolorem exhibet - </text:span><text:span text:style-name="T1">si </text:span><text:span text:style-name="T2">rursus<text:line-break/></text:span><text:span text:style-name="T15">intro </text:span><text:span text:style-name="T2">agatur, transferatur, excernaturque ab aUis, necejse<text:line-break/></text:span><text:span text:style-name="T15">omnino esi, ut </text:span><text:span text:style-name="T2">duplicem in\praedictis dolorem conciliet, et<text:line-break/></text:span><text:span text:style-name="T24">unde </text:span><text:span text:style-name="T15">excejsit, </text:span><text:span text:style-name="T2">et </text:span><text:span text:style-name="T15">ubi </text:span><text:span text:style-name="T2">exuperat. </text:span><text:span text:style-name="T15">Haec </text:span><text:span text:style-name="T2">faue </text:span><text:span text:style-name="T15">Hippocratis<text:line-break/></text:span><text:span text:style-name="T24">cratio </text:span><text:span text:style-name="T15">est, quam </text:span><text:span text:style-name="T2">mini videtur </text:span><text:span text:style-name="T15">Plato </text:span><text:span text:style-name="T2">imitatus dicere </text:span><text:span text:style-name="T15">illa,</text:span></text:p>
      <text:p text:style-name="P7"><text:span text:style-name="T2">quae paulo superius de quatuor elementis nostri genera-<text:line-break/></text:span><text:span text:style-name="T15">tione, </text:span><text:span text:style-name="T2">et de generali morborum modo comprehensa sunt<text:line-break/></text:span><text:span text:style-name="T15">Initium </text:span><text:span text:style-name="T2">orationis hoc esu Quum enim quatuor sint<text:line-break/>genera, ex quibus coipus compactum est, terra, </text:span><text:span text:style-name="T15">ignis,<text:line-break/>aqua </text:span><text:span text:style-name="T2">et aer, exactius videtur atque etiam utilius me-<text:line-break/></text:span><text:span text:style-name="T15">dico Hippocrates </text:span><text:span text:style-name="T2">de his scripsisse. Etenim ex </text:span><text:span text:style-name="T15">quatuor<text:line-break/>elementis </text:span><text:span text:style-name="T2">corpus creatum • esse dictitat, vocans </text:span><text:span text:style-name="T15">omnino<text:line-break/>ea ab </text:span><text:span text:style-name="T2">efficientibus qualitatibus aliud siccum, aliud </text:span><text:span text:style-name="T15">humi-<text:line-break/>dum, </text:span><text:span text:style-name="T2">aliud calidum, aliud frigidum. Non tamen </text:span><text:span text:style-name="T15">fecun-<text:line-break/>dum illa </text:span><text:span text:style-name="T2">ferrnonem de morbis habuit.. Potestate </text:span><text:span text:style-name="T15">etenim<text:line-break/>sunt in corporibus, </text:span><text:span text:style-name="T2">actu vero non sunt, verum ex </text:span><text:span text:style-name="T15">ipsis<text:line-break/>procreata alimentorum interventu, </text:span><text:span text:style-name="T2">sanguis, </text:span><text:span text:style-name="T15">pituita, flava<text:line-break/>nigraque bilis. Igni fane </text:span><text:span text:style-name="T2">respondet flava bilis, </text:span><text:span text:style-name="T15">atra ter-<text:line-break/>rae, pituita aquae. Ideoque </text:span><text:span text:style-name="T2">calida </text:span><text:span text:style-name="T15">et </text:span><text:span text:style-name="T2">sicca </text:span><text:span text:style-name="T15">facultate est<text:line-break/>flava hilis, quemadmodum </text:span><text:span text:style-name="T2">ignis, frigida autem </text:span><text:span text:style-name="T15">atra et<text:line-break/>sicca, terrae consimiliter, pituita vero frigida </text:span><text:span text:style-name="T2">et </text:span><text:span text:style-name="T15">humida,<text:line-break/>quemadmodum </text:span><text:span text:style-name="T2">aqua. At folum aereum </text:span><text:span text:style-name="T15">iustrumentrun lu</text:span></text:p>
      <text:p text:style-name="P7"><text:span text:style-name="T2">animantium corporibus propinquum suae ipsius naturae<text:line-break/></text:span><text:span text:style-name="T15">videtur, </text:span><text:span text:style-name="T2">et in respirationibus, _et pulsibus; jam vero et<text:line-break/>in tremulis palpitantium modo affectibus, inflationibus-<text:line-break/></text:span><text:span text:style-name="T15">que, </text:span><text:span text:style-name="T2">et laxis tumoribus, item, in flatibus appellatis. </text:span><text:span text:style-name="T15">At<text:line-break/>moderata </text:span><text:span text:style-name="T2">ex omnibus quatuor elementis temperies ex-<text:line-break/></text:span><text:span text:style-name="T15">actum </text:span><text:span text:style-name="T2">sanguinem produxit; Iatinsque est in humoribus<text:line-break/></text:span><text:span text:style-name="T15">dicere, </text:span><text:span text:style-name="T2">quae Plato in elementis conscripsit. Verum </text:span><text:span text:style-name="T15">Hip-<text:line-break/>pocrates </text:span><text:span text:style-name="T2">praefatus, corpus hominis in sc continet sangui-<text:line-break/></text:span><text:span text:style-name="T15">nem, </text:span><text:span text:style-name="T2">pituitam, bilem flavam et nigram, deinde </text:span><text:span text:style-name="T15">ait:<text:line-break/>et propter </text:span><text:span text:style-name="T2">haec dolet, et sanum esi. Dolet sane, </text:span><text:span text:style-name="T15">per<text:line-break/></text:span><text:span text:style-name="T2">excellentiam magni morbi, omnibus praeter naturam<text:line-break/></text:span><text:span text:style-name="T15">ponitur; </text:span><text:span text:style-name="T2">sanum est, per, oppositionem eorum, quae prae-<text:line-break/></text:span><text:span text:style-name="T15">ter </text:span><text:span text:style-name="T2">naturam omnia existunt. Postea rursus, quomodo<text:line-break/></text:span><text:span text:style-name="T15">sanum </text:span><text:span text:style-name="T2">est, edocens inquit: Sanum igitur esi maxime,<text:line-break/></text:span><text:span text:style-name="T15">quum </text:span><text:span text:style-name="T2">moderate haec invicem facultate et copia habue-<text:line-break/></text:span><text:span text:style-name="T15">rint, </text:span><text:span text:style-name="T2">et praesertim se mixta sent. Quae haec? non </text:span><text:span text:style-name="T15">ele-<text:line-break/>menta nimirum, </text:span><text:span text:style-name="T2">sed etiam quae partes corporis </text:span><text:span text:style-name="T15">continenter<text:line-break/>generant, </text:span><text:span text:style-name="T2">sanguis, pituita, et utraque bilis. Dolet, </text:span><text:span text:style-name="T15">autem',</text:span></text:p>
      <text:p text:style-name="P7"><text:span text:style-name="T2">ait, quum aliquid horum parcius aut copiosius fuerit, ant<text:line-break/></text:span><text:span text:style-name="T15">in corpore scparatum </text:span><text:span text:style-name="T2">est, et non omnibus contempera-<text:line-break/></text:span><text:span text:style-name="T15">tum. Quod Plato </text:span><text:span text:style-name="T2">circumloqnens dixit, </text:span><text:span text:style-name="T1">et </text:span><text:span text:style-name="T2">ex loco pro-<text:line-break/>prio in alienum translatio. Verum hic, ut monui, aber-<text:line-break/></text:span><text:span text:style-name="T15">rat, qui appusuerit, </text:span><text:span text:style-name="T2">ignis et aliorum, qnoniam et genere<text:line-break/></text:span><text:span text:style-name="T15">plura uno existunt. </text:span><text:span text:style-name="T2">Quippe haec non transferuntur,<text:line-break/></text:span><text:span text:style-name="T15">locumque in animantium </text:span><text:span text:style-name="T2">corporibus mutant, fed </text:span><text:span text:style-name="T15">pituita,<text:line-break/>bilis ntraque, ipfeque </text:span><text:span text:style-name="T2">sanguis; nam et hic subinde </text:span><text:span text:style-name="T15">in<text:line-break/>alienam perveniens' </text:span><text:span text:style-name="T2">sedem lethalium morborum </text:span><text:span text:style-name="T15">caus<text:line-break/>efficitur. Quatenus </text:span><text:span text:style-name="T2">igitur ampliora aut minora </text:span><text:span text:style-name="T15">singula,<text:line-break/>quae nos </text:span><text:span text:style-name="T2">componunt, efficiantur, morbi constituuntur,<text:line-break/></text:span><text:span text:style-name="T15">communis ratio est </text:span><text:span text:style-name="T2">tum iu humoribus, tum lu elemen-<text:line-break/></text:span><text:span text:style-name="T15">tis </text:span><text:span text:style-name="T2">: </text:span><text:span text:style-name="T15">iu eo autem, </text:span><text:span text:style-name="T2">quod secundum se ipsum in uno corpo-<text:line-break/></text:span><text:span text:style-name="T15">ris loco constiterit, </text:span><text:span text:style-name="T2">non item similiter in utrisque </text:span><text:span text:style-name="T15">oratio<text:line-break/>vera esu Etenim humores </text:span><text:span text:style-name="T2">rnanisesto ridentur, </text:span><text:span text:style-name="T15">quacunque<text:line-break/>in corporis parte exissent, </text:span><text:span text:style-name="T2">morbos efficientes; </text:span><text:span text:style-name="T15">erysipelata<text:line-break/>et herpetas, flava bilis</text:span><text:span text:style-name="T2">; cancros autem atra bilis; </text:span><text:span text:style-name="T15">oede-<text:line-break/>«</text:span></text:p>
      <text:p text:style-name="P7"><text:span text:style-name="T15">mata vero pituita; porro sanguis,.,quum in pulmone et<text:line-break/></text:span><text:span text:style-name="T24">spatio </text:span><text:span text:style-name="T15">inter thoracem et pulmonem ex propriis instru-.<text:line-break/>mentis effusus constiterit, putrescens tempore </text:span><text:span text:style-name="T24">procedente<text:line-break/></text:span><text:span text:style-name="T15">labem efficit. Item in ventre et magnis vulneribus </text:span><text:span text:style-name="T24">in<text:line-break/></text:span><text:span text:style-name="T15">grumum coalescens extrema affert pericula. Terram vero<text:line-break/></text:span><text:span text:style-name="T24">nullibi </text:span><text:span text:style-name="T15">per se videre est solam in corpore coacervatam,<text:line-break/></text:span><text:span text:style-name="T24">quemadmodum </text:span><text:span text:style-name="T15">neque ignem etiam </text:span><text:span text:style-name="T24">per </text:span><text:span text:style-name="T15">se solum, </text:span><text:span text:style-name="T24">neque<text:line-break/>aquam </text:span><text:span text:style-name="T15">elementum, sed quasdam sanies, luricem </text:span><text:span text:style-name="T24">permixtis<text:line-break/>tum </text:span><text:span text:style-name="T15">aquoso elemento tum igneo, quae </text:span><text:span text:style-name="T24">non modo non<text:line-break/>p ir" </text:span><text:span text:style-name="T15">linceraque, sed etiam crassitiem faeculentam assum-<text:line-break/></text:span><text:span text:style-name="T24">pferint </text:span><text:span text:style-name="T15">Ita vero et flatuleutus spiritus in animantibus<text:line-break/>generatur, aerea substantia humidum madorem assumente.<text:line-break/>Recte igitur Hippocrates in humoribus scripsit, feparatos<text:line-break/></text:span><text:span text:style-name="T24">ab </text:span><text:span text:style-name="T15">aliis et in una quacunque parte subsistentes morbo-<text:line-break/></text:span><text:span text:style-name="T24">rum </text:span><text:span text:style-name="T15">fieri auctores. Non recte autem Plato in elementis<text:line-break/></text:span><text:span text:style-name="T24">idem </text:span><text:span text:style-name="T15">dixit.</text:span></text:p>
      <text:h text:style-name="Heading_20_2" text:outline-level="2">Cap. V.</text:h>
      <text:p text:style-name="P48"><text:span text:style-name="T15">Sane, quomodo ex elementis similarium<text:line-break/></text:span><text:span text:style-name="T24">et </text:span><text:span text:style-name="T15">primorum corporum </text:span><text:span text:style-name="T24">sanitas </text:span><text:span text:style-name="T15">morbusque 'generetur.</text:span></text:p>
      <text:p text:style-name="P7"><text:span text:style-name="T2">abunde et haec sunt. Digrediamur autem </text:span><text:span text:style-name="T1">ad </text:span><text:span text:style-name="T2">subsequen-<text:line-break/>tem orationem lu Timaeo conscriptam</text:span><text:span text:style-name="T1">, </text:span><text:span text:style-name="T2">quam ante expo-<text:line-break/>fuimus, quae hoc pacto habet. Ex </text:span><text:span text:style-name="T1">secundis quoque </text:span><text:span text:style-name="T2">com-<text:line-break/>siosctionibus secundum naturam constitutis secunda mor-<text:line-break/>borum consideratio </text:span><text:span text:style-name="T1">id </text:span><text:span text:style-name="T2">volenti cuique datur. </text:span><text:span text:style-name="T1">Quum </text:span><text:span text:style-name="T2">enim<text:line-break/>medulla </text:span><text:span text:style-name="T15">ex </text:span><text:span text:style-name="T2">tllis, et os, </text:span><text:span text:style-name="T1">et </text:span><text:span text:style-name="T2">caro, et nervi constiterint,<text:line-break/>praeterea sanguis alio quidem modo, sed ex eisdem crea-<text:line-break/>tus siit, caeteri sane eventus plurimi, quemadmedum<text:line-break/>superiora, contingunt, maximi vero morbi </text:span><text:span text:style-name="T1">ac </text:span><text:span text:style-name="T15">gravijsimi<text:line-break/></text:span><text:span text:style-name="T2">hoc pacto coincidunt. His rursus Plato recte </text:span><text:span text:style-name="T15">quidem<text:line-break/>dixit, </text:span><text:span text:style-name="T2">secundam omnium elementorum esse </text:span><text:span text:style-name="T15">constitutionem<text:line-break/></text:span><text:span text:style-name="T2">medullae, ossis, cernis et nervi, (haec enim ex </text:span><text:span text:style-name="T15">humori-<text:line-break/></text:span><text:span text:style-name="T2">bus, </text:span><text:span text:style-name="T15">qui </text:span><text:span text:style-name="T2">primam habent generationem, procreantur,) </text:span><text:span text:style-name="T15">haud<text:line-break/></text:span><text:span text:style-name="T2">recte autem cum ipsis enumeravit sanguinem, quum </text:span><text:span text:style-name="T15">pri-<text:line-break/></text:span><text:span text:style-name="T2">mam, </text:span><text:span text:style-name="T15">non </text:span><text:span text:style-name="T2">secundam, constitutionem habeat Itaque </text:span><text:span text:style-name="T15">vide-<text:line-break/></text:span><text:span text:style-name="T2">tur mini et </text:span><text:span text:style-name="T15">ipse </text:span><text:span text:style-name="T2">ad notionem dissimilitudinis sanguinis </text:span><text:span text:style-name="T15">ab<text:line-break/></text:span><text:span text:style-name="T2">his perveniens non simpliciter dicere: Quum enim </text:span><text:span text:style-name="T15">me-<text:line-break/>dulla </text:span><text:span text:style-name="T2">ex illis, et </text:span><text:span text:style-name="T40">os,</text:span><text:span text:style-name="T15"> et </text:span><text:span text:style-name="T2">curo, et nervi constiterint, </text:span><text:span text:style-name="T15">prae-<text:line-break/>terea sanguinis: </text:span><text:span text:style-name="T2">adjicere fermoni videtur: sed alio </text:span><text:span text:style-name="T15">quidem</text:span></text:p>
      <text:p text:style-name="P7"><text:span text:style-name="T2">modo, sed ex eisdem creatus est, Nain fatetur in his,<text:line-break/>iion ex eadem consistentia quatuor elementorum cum osse,<text:line-break/>medulla, carne et nervo sanguinem provenisse, ut qui<text:line-break/>prior ipsis existat, communem aliis humoribus genera-<text:line-break/></text:span><text:span text:style-name="T15">tionem </text:span><text:span text:style-name="T2">obtinens, ex quibus prima corpora constituuntur,<text:line-break/></text:span><text:span text:style-name="T15">medulla, </text:span><text:span text:style-name="T2">cero, nervus, os, aliaque multa. Liber enim<text:line-break/></text:span><text:span text:style-name="T15">totus a </text:span><text:span text:style-name="T2">me de similarium corporum disserentia conscriptus,<text:line-break/></text:span><text:span text:style-name="T15">est. At </text:span><text:span text:style-name="T2">si quis Platonem' interrogaverit, quisnam sit alius<text:line-break/></text:span><text:span text:style-name="T15">corporis </text:span><text:span text:style-name="T2">generandi modus, quem obscure indicat, mira-<text:line-break/></text:span><text:span text:style-name="T15">rer, si </text:span><text:span text:style-name="T2">alium quempiam praeter eum, qui ab Hippocrate<text:line-break/></text:span><text:span text:style-name="T15">traditus </text:span><text:span text:style-name="T2">est, posset dicere. Plenissime enim vir hic ela-<text:line-break/></text:span><text:span text:style-name="T15">boravit </text:span><text:span text:style-name="T2">ea, quae de humorum generatione, et disterentia,<text:line-break/></text:span><text:span text:style-name="T15">et </text:span><text:span text:style-name="T2">facultate disputantur, item qui in qualibet regione,<text:line-break/></text:span><text:span text:style-name="T15">aut </text:span><text:span text:style-name="T2">anni tempore,' aut aetate, aut corporis habitu excellit<text:line-break/></text:span><text:span text:style-name="T15">Non </text:span><text:span text:style-name="T2">tamen necessarium erat Platoni, haec similiter, </text:span><text:span text:style-name="T15">ac<text:line-break/>Hippocrates, </text:span><text:span text:style-name="T2">pertractare omnia, quemadmodum neque<text:line-break/></text:span><text:span text:style-name="T15">Hippocrati </text:span><text:span text:style-name="T2">quaerere, cur albus quidem pituitae </text:span><text:span text:style-name="T15">humor,</text:span></text:p>
      <text:p text:style-name="P55">ruber autem sanguinis, aut flavus amarae bilis, aut<text:line-break/>niger acidae. Etenim occasiones horum inventionis ipsc<text:line-break/>praestitit, sicuti quum ex linguae coloribus corporis dispo-<text:line-break/>sitiones cognoscit, nigras dicens ipsas ex adustione fuli-<text:line-break/>ginosa fieri. Quemadmodum enim extrinsecus fuligo in<text:line-break/>lucernis, facibus' aliisque plerisque pinguibus generari<text:line-break/>solet, ita etiam in animantium corporibus frequenter,<text:line-break/>humoribus fupra modum adustis, et praesertim pinguibus,<text:line-break/>simile quippiam fuligini.gignitur. Quod sane pituita alba<text:line-break/>appareat, eo quod in generatione ipsius exiguae multae<text:line-break/>bullae excitantur, Hippocrates dicere ausus non est, ceu<text:line-break/>majoris jam naturae contemplationis sit, quam ad artem<text:line-break/>medicam pertineat. Verum Plato et hoc exposuit, et de<text:line-break/>sanguinis colore iu eodem libro percensuit, quae nunc<text:line-break/>misti scribere non est necessarium. Praestat enim, ut<text:line-break/>nonnulli amicorum censent, interpretationes medicina-<text:line-break/>lium,- quae in Timaeo comprehenfa funt, alio in loco<text:line-break/>aggredi. Quippe in alia multi commentarios scripserunt.</text:p>
      <text:p text:style-name="P7"><text:span text:style-name="T2">ac nonnulli ipsorum prolixius, quam par est, lu Jiaec<text:line-break/>autem pauci, neque lu recte scripfeiunt. Abunde igitur </text:span><text:span text:style-name="T15">•<text:line-break/></text:span><text:span text:style-name="T2">in praesentia est tantum dicere, .quod Plato humoribus<text:line-break/></text:span><text:span text:style-name="T15">plurimos </text:span><text:span text:style-name="T2">morbos, similiter ac Hippocrates, tanquam<text:line-break/></text:span><text:span text:style-name="T15">auctoribus </text:span><text:span text:style-name="T2">tribuit, ac de singulis </text:span><text:span text:style-name="T15">ipsis </text:span><text:span text:style-name="T2">ad calcem libri<text:line-break/></text:span><text:span text:style-name="T15">conscripsit. </text:span><text:span text:style-name="T2">Initia verborum tibi </text:span><text:span text:style-name="T15">apponam-; </text:span><text:span text:style-name="T2">.quo* in me-<text:line-break/></text:span><text:span text:style-name="T15">moriam </text:span><text:span text:style-name="T2">revoces. Itaque de utriusque </text:span><text:span text:style-name="T15">bilis'' disserentia<text:line-break/>haec ascripsisse </text:span><text:span text:style-name="T2">sufficiet. Portio itaque carnis vetusiijsima<text:line-break/></text:span><text:span text:style-name="T15">ubi </text:span><text:span text:style-name="T2">colliquescit, ad concoctionem contumax, nigrescit prae<text:line-break/></text:span><text:span text:style-name="T15">multa </text:span><text:span text:style-name="T2">adustione. Quae </text:span><text:span text:style-name="T1">vero </text:span><text:span text:style-name="T2">undequaque erosa esi,<text:line-break/></text:span><text:span text:style-name="T15">penitusque </text:span><text:span text:style-name="T2">exesa, quum </text:span><text:span text:style-name="T1">amara </text:span><text:span text:style-name="T2">cxisiat, omnibus corpo~<text:line-break/></text:span><text:span text:style-name="T15">ris partibus </text:span><text:span text:style-name="T2">nondum corruptis</text:span><text:span text:style-name="T1">, </text:span><text:span text:style-name="T2">molesta gravisque incidit,<text:line-break/></text:span><text:span text:style-name="T15">et tunc </text:span><text:span text:style-name="T2">quidem loco amaritudinis maxime acidum<text:line-break/></text:span><text:span text:style-name="T15">nigrum </text:span><text:span text:style-name="T2">colorem obtinet, eo, quod amarum suit, magis<text:line-break/></text:span><text:span text:style-name="T15">extenuato. </text:span><text:span text:style-name="T2">Tunc vero amaritudo </text:span><text:span text:style-name="T15">rursus </text:span><text:span text:style-name="T2">sunguine tincta<text:line-break/></text:span><text:span text:style-name="T15">colorem haihet </text:span><text:span text:style-name="T2">rubrum magis, nigro autem huio contem~<text:line-break/></text:span><text:span text:style-name="T15">perato viridem. </text:span><text:span text:style-name="T2">Praeterea siavus </text:span><text:span text:style-name="T15">eoior </text:span><text:span text:style-name="T2">cum </text:span><text:span text:style-name="T15">amaritu-<text:line-break/>dine miscetur </text:span><text:span text:style-name="T2">quando nova caro ab </text:span><text:span text:style-name="T15">signo</text:span><text:span text:style-name="T2">, qui </text:span><text:span text:style-name="T15">circa</text:span></text:p>
      <text:p text:style-name="P7"><text:span text:style-name="T2">siammamest, colliquescit. Et nomen quidem omnibus his com-<text:line-break/>mune, quam nonnulli medicorum bilem nuncuparunt , vel<text:line-break/>'etiam aliquis, qui multa et dijsimilia possit dispicere, </text:span><text:span text:style-name="T1">ac </text:span><text:span text:style-name="T2">genuis<text:line-break/>unum in ipsas videre, quod omnibus cognomento dignum </text:span><text:span text:style-name="T15">sct.<text:line-break/>Quae </text:span><text:span text:style-name="T2">vero aliae bilis spectes' dicuntur, praeter colorem<text:line-break/>rationem scngulis ipsarum propriam obtinent. Haec </text:span><text:span text:style-name="T15">igitur<text:line-break/>a </text:span><text:span text:style-name="T2">Platone scripta </text:span><text:span text:style-name="T15">sunt </text:span><text:span text:style-name="T2">de utriusque </text:span><text:span text:style-name="T15">bilis </text:span><text:span text:style-name="T2">differentia, </text:span><text:span text:style-name="T24">qui<text:line-break/></text:span><text:span text:style-name="T2">omnes </text:span><text:span text:style-name="T15">easdem </text:span><text:span text:style-name="T2">generari velit, quemadmodum </text:span><text:span text:style-name="T15">Hippocrates<text:line-break/>dixit, </text:span><text:span text:style-name="T2">ex caloris </text:span><text:span text:style-name="T15">excessu. </text:span><text:span text:style-name="T2">At de </text:span><text:span text:style-name="T15">morbis, qui ex </text:span><text:span text:style-name="T24">bile<text:line-break/></text:span><text:span text:style-name="T15">fiunt, </text:span><text:span text:style-name="T2">Plato sermonem instituens hoc' pacto </text:span><text:span text:style-name="T15">orditur.<text:line-break/></text:span><text:span text:style-name="T2">Quae autem insiammari dicuntur in corpore, </text:span><text:span text:style-name="T15">propter<text:line-break/></text:span><text:span text:style-name="T2">'ustionem incendiumque bilis omnia siuni. Quin </text:span><text:span text:style-name="T15">etiam<text:line-break/></text:span><text:span text:style-name="T2">de pituita hoc modo incipit. Pituita acida atque </text:span><text:span text:style-name="T15">salsa<text:line-break/></text:span><text:span text:style-name="T2">sans omnium morborum ese, qui deseillatione </text:span><text:span text:style-name="T15">creantur.<text:line-break/>Ac </text:span><text:span text:style-name="T2">de atra bile tum </text:span><text:span text:style-name="T15">alia </text:span><text:span text:style-name="T2">quaedam, tum </text:span><text:span text:style-name="T15">haec tradit. Sanies<text:line-break/></text:span><text:span text:style-name="T2">quidem, sanguinis serum, </text:span><text:span text:style-name="T15">mitis </text:span><text:span text:style-name="T2">esi, </text:span><text:span text:style-name="T15">atrae vero </text:span><text:span text:style-name="T24">bilis<text:line-break/></text:span><text:span text:style-name="T2">acida et fera. </text:span><text:span text:style-name="T15">Verum non solus Plato, sed etiam </text:span><text:span text:style-name="T24">Aristo-<text:line-break/></text:span><text:span text:style-name="T15">teles et 'Theophrastus; </text:span><text:span text:style-name="T2">aliique </text:span><text:span text:style-name="T15">Platonis et </text:span><text:span text:style-name="T24">Aristotelis</text:span></text:p>
      <text:p text:style-name="P7"><text:span text:style-name="T2">discipuli, qui sermonem Hippocratis de humoribus imi-<text:line-break/>tati sunt; quemadmodum et veterum medicorum proba-<text:line-break/>tissimi, Dioales, Plistonicus, Mnesitheus, Praxagoras,<text:line-break/>Philotimus, Herophilus. Erasistratus autem cum Cois<text:line-break/>contendere notus est, ut alibi ostendimus, non veri<text:line-break/>studiosus, coque veritus pronunciare calidum, aut frigr-<text:line-break/></text:span><text:span text:style-name="T15">dum, </text:span><text:span text:style-name="T2">aut humidum, aut siccum aliquem humorem. At<text:line-break/></text:span><text:span text:style-name="T15">Hippocrates |in </text:span><text:span text:style-name="T2">| libro de natura humana praeter alia<text:line-break/></text:span><text:span text:style-name="T15">etiam </text:span><text:span text:style-name="T2">ordinem disciplinae melius Platone effecit Quod<text:line-break/></text:span><text:span text:style-name="T15">enim </text:span><text:span text:style-name="T2">quatuor humores secundum naturam sint, demon-<text:line-break/></text:span><text:span text:style-name="T15">stravit, </text:span><text:span text:style-name="T2">id quod Plato facere ne aggressus quidem est;<text:line-break/></text:span><text:span text:style-name="T15">item quod </text:span><text:span text:style-name="T2">in anni temporibus </text:span><text:span text:style-name="T15">alius </text:span><text:span text:style-name="T2">in alio redundat.<text:line-break/></text:span><text:span text:style-name="T15">Apponam autem tini etiam </text:span><text:span text:style-name="T2">de hoc pauca ipsius verba.<text:line-break/></text:span><text:span text:style-name="T15">AJsirmo, </text:span><text:span text:style-name="T2">quaecunque hominem ejse dixerim, haec semper<text:line-break/></text:span><text:span text:style-name="T15">eadem ejse me </text:span><text:span text:style-name="T2">ostensurum, et secundum legem, et </text:span><text:span text:style-name="T15">secun-<text:line-break/>dum </text:span><text:span text:style-name="T2">naturam;, dico antem, ejse sanguinem, pituitam,<text:line-break/></text:span><text:span text:style-name="T15">bilem </text:span><text:span text:style-name="T2">siavam et nigram. Horum primum secundum</text:span></text:p>
      <text:p text:style-name="P7"><text:span text:style-name="T2">legern nomina distingui, pronuncio, et nulli ipsorum idem<text:line-break/>nomen. Deinde secundum naturam species separari, et<text:line-break/>neque pituitam ullum similem ejse sanguini, neque san-<text:line-break/>guinem bili, neque bilem pituitae. Quomodo enim simi-<text:line-break/>lia haec ejsent invicem, quae nec colore ad visam, nec<text:line-break/>substantia ad tactum simUia ejse videntur </text:span><text:span text:style-name="T1">? </text:span><text:span text:style-name="T2">neque dnlm<text:line-break/>calida similiter sani, neque frigida, neque sicca, neque<text:line-break/>liumida. Quare necejse esi, quoniam tantum inter </text:span><text:span text:style-name="T15">es<text:line-break/></text:span><text:span text:style-name="T2">deserunt, specie et facultate non unum ipsa </text:span><text:span text:style-name="T5">S</text:span><text:span text:style-name="T2">jse. scq</text:span><text:span text:style-name="T5">U</text:span><text:span text:style-name="T2">t-<text:line-break/>dem non ignis et aqua idem sunt. Cognosces autem,<text:line-break/>quod non unum omnia haec sint, .sed singula vim<text:line-break/>beant et naturam propriam, haa ratione. Si enim alicui<text:line-break/>homini dederis medicamentum, quod pituitam edncit .evo-<text:line-break/>met tibi pituitam' et se exhibeas medicamentum,, quod<text:line-break/>bilem purgat, evomet tibi bilem. Pari modo et atram<text:line-break/>bilem purgat, sii dederis medicamentum, qucd atram<text:line-break/>bilem elicit. Ac fi vulneraveris rursus corporis partem<text:line-break/>aliquam, ut vulnus fiat, profluet inde sanguis. Atque</text:span></text:p>
      <text:p text:style-name="P7"><text:span text:style-name="T2">haec omnia </text:span><text:span text:style-name="T1">sient- quovis die ac nocte, </text:span><text:span text:style-name="T2">hyeme et vere,<text:line-break/>itsque </text:span><text:span text:style-name="T1">dum </text:span><text:span text:style-name="T2">pojsit </text:span><text:span text:style-name="T1">spiritum ad </text:span><text:span text:style-name="T2">se </text:span><text:span text:style-name="T1">attrahere </text:span><text:span text:style-name="T2">et rursus<text:line-break/>emittere, donec aliquo </text:span><text:span text:style-name="T1">horum </text:span><text:span text:style-name="T2">connatorum destituatur.<text:line-break/>Connata autem sunt haec </text:span><text:span text:style-name="T1">praedicta. </text:span><text:span text:style-name="T2">Quomodo enim non<text:line-break/></text:span><text:span text:style-name="T15">connata</text:span><text:span text:style-name="T2">sent ? Primumsequidem homo haec omnia semper,<text:line-break/></text:span><text:span text:style-name="T15">quoad </text:span><text:span text:style-name="T2">vita fruitur, </text:span><text:span text:style-name="T1">in </text:span><text:span text:style-name="T2">se </text:span><text:span text:style-name="T1">continet. </text:span><text:span text:style-name="T2">Deinde facta sunt ex<text:line-break/></text:span><text:span text:style-name="T15">homine </text:span><text:span text:style-name="T2">omnia haec pojsidente. Post nutrita 'sunt in<text:line-break/></text:span><text:span text:style-name="T15">Immine </text:span><text:span text:style-name="T2">omnia baec obtinente, quae egd et dico et<text:line-break/></text:span><text:span text:style-name="T15">demonstro. </text:span><text:span text:style-name="T2">His Hippocrates quatuor humores </text:span><text:span text:style-name="T15">fecundum<text:line-break/></text:span><text:span text:style-name="T24">naturam </text:span><text:span text:style-name="T15">in nobis </text:span><text:span text:style-name="T2">esse demonstravit, et non, sicut </text:span><text:span text:style-name="T15">non-<text:line-break/></text:span><text:span text:style-name="T24">nulli </text:span><text:span text:style-name="T15">putant, folurn </text:span><text:span text:style-name="T2">sanguinem. Item ex abundanti </text:span><text:span text:style-name="T15">rur-<text:line-break/></text:span><text:span text:style-name="T24">sus </text:span><text:span text:style-name="T15">corripit in </text:span><text:span text:style-name="T2">subfequentibus eos, qui unum </text:span><text:span text:style-name="T15">aliquod<text:line-break/></text:span><text:span text:style-name="T24">hornin </text:span><text:span text:style-name="T15">hominem </text:span><text:span text:style-name="T2">esse tuentur, ut etiam superius com-<text:line-break/></text:span><text:span text:style-name="T24">prehensis </text:span><text:span text:style-name="T15">coarguit </text:span><text:span text:style-name="T2">eos, qui unum elementum </text:span><text:span text:style-name="T15">generationi<text:line-break/></text:span><text:span text:style-name="T24">et </text:span><text:span text:style-name="T15">corruptioni </text:span><text:span text:style-name="T2">subjacentium esse dictitabant; </text:span><text:span text:style-name="T15">,de' quorum<text:line-break/>demonstratione, ut </text:span><text:span text:style-name="T2">diri, tractatum a me in </text:span><text:span text:style-name="T15">illo libro<text:line-break/></text:span><text:span text:style-name="T24">est, </text:span><text:span text:style-name="T15">qui de elementis </text:span><text:span text:style-name="T2">secundum Hippocratem </text:span><text:span text:style-name="T15">inscriptus<text:line-break/></text:span><text:span text:style-name="T24">est </text:span><text:span text:style-name="T15">Atque hunc totum </text:span><text:span text:style-name="T2">sermonem Plato omisit, </text:span><text:span text:style-name="T15">Hippo-</text:span></text:p>
      <text:p text:style-name="P7"><text:span text:style-name="T2">crates autem, ut praedixi, in iis, quae superius compre-<text:line-break/>hensam orationem sequuntur, percensuit. Sufficiet autem<text:line-break/>mihi </text:span><text:span text:style-name="T15">solum </text:span><text:span text:style-name="T2">ipsius initium ascribere, quod hunc lu </text:span><text:span text:style-name="T15">mo-<text:line-break/>dum habet. </text:span><text:span text:style-name="T2">Qui hominem unum ejse ducunt, videntur<text:line-break/>mihi ita sentire, quod ex iis, qui ajsumptis medicamentis<text:line-break/>in purgationibus perierint, alios bilem vomere</text:span><text:span text:style-name="T1">, </text:span><text:span text:style-name="T2">alios<text:line-break/></text:span><text:span text:style-name="T15">pituitam, </text:span><text:span text:style-name="T2">conspicati, putaverint, unumquodque id </text:span><text:span text:style-name="T15">ejse<text:line-break/></text:span><text:span text:style-name="T2">hominem, quod eum, qui purgaretur, morientem </text:span><text:span text:style-name="T15">rejicere<text:line-break/></text:span><text:span text:style-name="T2">viderent. Item qui sanguinem ejse hominem pronuncia~<text:line-break/>eunt, ejusdem sunt sententiae', nam conspicientes, </text:span><text:span text:style-name="T15">in<text:line-break/></text:span><text:span text:style-name="T2">hominibus, qui jugulantur, sunguinem ex corpore effluere,<text:line-break/>hunc animam ejse censent, ac testimoniis his utuntur<text:line-break/></text:span><text:span text:style-name="T15">inter </text:span><text:span text:style-name="T2">disputandum. Haec praefatus </text:span><text:span text:style-name="T15">Hippocrates deinde<text:line-break/>opinionem ita existimantium reprehendit; quae </text:span><text:span text:style-name="T2">si </text:span><text:span text:style-name="T15">quis<text:line-break/></text:span><text:span text:style-name="T2">omnia </text:span><text:span text:style-name="T15">volet legere, </text:span><text:span text:style-name="T2">in </text:span><text:span text:style-name="T15">libro </text:span><text:span text:style-name="T2">de natura hominis ei </text:span><text:span text:style-name="T15">lice-<text:line-break/>bit. Nam commentarius </text:span><text:span text:style-name="T2">in </text:span><text:span text:style-name="T15">omnium </text:span><text:span text:style-name="T2">hominum </text:span><text:span text:style-name="T15">manibus<text:line-break/>versatur.</text:span></text:p>
      <text:h text:style-name="P3" text:outline-level="2">Cap. VI.</text:h>
      <text:p text:style-name="P48"><text:span text:style-name="T2">Ego vero prolixitati parcens ad ea, quae<text:line-break/>disputationi propria sunt, me convertam. Nam quunr<text:line-break/>astruxisset, quatuor humores nobis esse sccmidum natu-<text:line-break/></text:span><text:span text:style-name="T15">ram, </text:span><text:span text:style-name="T2">excedentes autem quantitate et alteratos qualitate<text:line-break/></text:span><text:span text:style-name="T15">morborum </text:span><text:span text:style-name="T2">fieri auctores, postea ostendit, hyeme pituitam<text:line-break/></text:span><text:span text:style-name="T15">redundare, </text:span><text:span text:style-name="T2">vere sanguinem, aestate flavam bilem, antum-<text:line-break/></text:span><text:span text:style-name="T15">no nigram. </text:span><text:span text:style-name="T2">Satius autem est totam ipsius seriem sub-<text:line-break/></text:span><text:span text:style-name="T15">jungere, </text:span><text:span text:style-name="T2">quae </text:span><text:span text:style-name="T15">ita </text:span><text:span text:style-name="T2">ad </text:span><text:span text:style-name="T15">verbum </text:span><text:span text:style-name="T2">habet. Augeseit in homine<text:line-break/></text:span><text:span text:style-name="T15">pituita </text:span><text:span text:style-name="T2">per hyemem ; haec enim hyeme secundum natu-<text:line-break/></text:span><text:span text:style-name="T15">ram </text:span><text:span text:style-name="T2">praesertim eorum, quae in corpore sunt, frigidijsima<text:line-break/></text:span><text:span text:style-name="T15">esi. </text:span><text:span text:style-name="T2">Indicia horum sunt, nempe pituitae scigidijsimae,<text:line-break/></text:span><text:span text:style-name="T15">quod, </text:span><text:span text:style-name="T2">sc pituitam, bilem et sungainem voles attingere,<text:line-break/></text:span><text:span text:style-name="T15">pituitam </text:span><text:span text:style-name="T2">reperies scigidistimam, etsii viscosusima sct, ct<text:line-break/></text:span><text:span text:style-name="T15">vi </text:span><text:span text:style-name="T2">potistsimum posi atram bilem agatur. Quae autevn </text:span><text:span text:style-name="T15">vi<text:line-break/>eunt, </text:span><text:span text:style-name="T2">calidiora redduntur </text:span><text:span text:style-name="T15">a </text:span><text:span text:style-name="T2">vi </text:span><text:span text:style-name="T15">coacta. </text:span><text:span text:style-name="T2">Attamen etiam<text:line-break/></text:span><text:span text:style-name="T15">ad haec </text:span><text:span text:style-name="T2">omnia </text:span><text:span text:style-name="T15">frigidiststma </text:span><text:span text:style-name="T2">ex sua natura </text:span><text:span text:style-name="T15">ejse pituita<text:line-break/>apparet. </text:span><text:span text:style-name="T2">Porro quod </text:span><text:span text:style-name="T15">hyems </text:span><text:span text:style-name="T2">pituita corpus </text:span><text:span text:style-name="T15">replet, hinc</text:span></text:p>
      <text:p text:style-name="P7"><text:span text:style-name="T2">cognoveris; horrunes spuunt rejiciuntque per </text:span><text:span text:style-name="T1">nares </text:span><text:span text:style-name="T2">pitui-<text:line-break/>toscffima hyeme. Item alba oedemata potisiscmum </text:span><text:span text:style-name="T1">in </text:span><text:span text:style-name="T2">ho</text:span><text:span text:style-name="T5">C<text:line-break/></text:span><text:span text:style-name="T2">anni </text:span><text:span text:style-name="T15">tempore </text:span><text:span text:style-name="T2">proveniunt</text:span><text:span text:style-name="T1">, </text:span><text:span text:style-name="T2">alii que morbi pituitosa Vore<text:line-break/>autem </text:span><text:span text:style-name="T15">adhuc </text:span><text:span text:style-name="T2">valida quidem pituita in corpore exisiit, </text:span><text:span text:style-name="T15">et<text:line-break/>sanguis augetur-, </text:span><text:span text:style-name="T2">nam frigora remittunt, et aquae </text:span><text:span text:style-name="T15">super-<text:line-break/>veniunt- sanguis </text:span><text:span text:style-name="T2">autem augescit a pluviis et </text:span><text:span text:style-name="T15">diebus<text:line-break/></text:span><text:span text:style-name="T2">calidis- nam secundum naturam ipsc haec anni p</text:span><text:span text:style-name="T5">ars </text:span><text:span text:style-name="T16">e</text:span><text:span text:style-name="T15">si<text:line-break/>potijfimum</text:span><text:span text:style-name="T2">, </text:span><text:span text:style-name="T15">quippe </text:span><text:span text:style-name="T2">hurnida esi et calida, id quod sc</text:span><text:span text:style-name="T5">C </text:span><text:span text:style-name="T16">co</text:span><text:span text:style-name="T15">_<text:line-break/>gnosces. Vore homines </text:span><text:span text:style-name="T2">et aesiate potijsimum a </text:span><text:span text:style-name="T15">dysenteriis<text:line-break/>corripiuntur</text:span><text:span text:style-name="T2">, </text:span><text:span text:style-name="T15">ex naribus </text:span><text:span text:style-name="T2">sanguis prosiuit- </text:span><text:span text:style-name="T15">caHdisiinii<text:line-break/>ipsi sunt et rubicundi,- aesiate sanguis </text:span><text:span text:style-name="T2">invalescit </text:span><text:span text:style-name="T15">adhuc,<text:line-break/>et bilis in corpore attollitur</text:span><text:span text:style-name="T2">, </text:span><text:span text:style-name="T15">produciturque </text:span><text:span text:style-name="T2">in </text:span><text:span text:style-name="T15">autumnum.<text:line-break/>At in eo sanguis </text:span><text:span text:style-name="T2">quidem paucus </text:span><text:span text:style-name="T15">generatur </text:span><text:span text:style-name="T2">• </text:span><text:span text:style-name="T15">contrarius<text:line-break/></text:span><text:span text:style-name="T2">enim </text:span><text:span text:style-name="T15">ipsius naturae </text:span><text:span text:style-name="T2">autumnus esi- </text:span><text:span text:style-name="T15">bilis </text:span><text:span text:style-name="T2">iautem aesiate </text:span><text:span text:style-name="T15">et<text:line-break/></text:span><text:span text:style-name="T2">autumno </text:span><text:span text:style-name="T15">corpus </text:span><text:span text:style-name="T2">occupat;- id quod </text:span><text:span text:style-name="T15">hinc </text:span><text:span text:style-name="T2">discere </text:span><text:span text:style-name="T15">licet.<text:line-break/>Homines sua sponte hoa </text:span><text:span text:style-name="T2">anni </text:span><text:span text:style-name="T15">tempore bilem mmunt, </text:span><text:span text:style-name="T28">et<text:line-break/></text:span><text:span text:style-name="T15">in medicamentorum </text:span><text:span text:style-name="T2">purgationibus, </text:span><text:span text:style-name="T15">biliosijstima purgantur.</text:span></text:p>
      <text:p text:style-name="P7"><text:span text:style-name="T15">Constat </text:span><text:span text:style-name="T2">autem et scbribus et hominum coloribus. Pitui-<text:line-break/></text:span><text:span text:style-name="T24">ta </text:span><text:span text:style-name="T15">vero </text:span><text:span text:style-name="T2">aesiate imbecillima </text:span><text:span text:style-name="T1">esi ipsa </text:span><text:span text:style-name="T2">sui ratione. Con~<text:line-break/></text:span><text:span text:style-name="T15">trariurn </text:span><text:span text:style-name="T2">enim ipsius naturae anni tempus esi siccum et<text:line-break/></text:span><text:span text:style-name="T15">calidum. </text:span><text:span text:style-name="T2">Sanguis porro per aiitumnuin pctucisisunus esi<text:line-break/></text:span><text:span text:style-name="T24">in </text:span><text:span text:style-name="T15">homine, </text:span><text:span text:style-name="T2">quoniam, siccus esi autumnus, et rescigerare<text:line-break/></text:span><text:span text:style-name="T24">jam </text:span><text:span text:style-name="T15">hominem </text:span><text:span text:style-name="T2">incipit. At atra bilis in autumno plurima<text:line-break/></text:span><text:span text:style-name="T15">valentijstimaque </text:span><text:span text:style-name="T2">esi. Quum vero hyems invadit, bilis<text:line-break/></text:span><text:span text:style-name="T24">refrigerata </text:span><text:span text:style-name="T2">pauca gignitur, et pituita rursus augescit<text:line-break/></text:span><text:span text:style-name="T24">tum </text:span><text:span text:style-name="T15">a pluviarum </text:span><text:span text:style-name="T2">copia, tum a noctiurn prolixitate,<text:line-break/></text:span><text:span text:style-name="T24">Ilaec </text:span><text:span text:style-name="T15">igitur omnia </text:span><text:span text:style-name="T2">semper corpus humanum occupant.<text:line-break/></text:span><text:span text:style-name="T24">At </text:span><text:span text:style-name="T15">ab anni </text:span><text:span text:style-name="T2">tempore consistente interdum plura </text:span><text:span text:style-name="T15">ipsc<text:line-break/></text:span><text:span text:style-name="T24">quam </text:span><text:span text:style-name="T15">prius gignuntur </text:span><text:span text:style-name="T2">, interdum pauciora singula partv.<text:line-break/></text:span><text:span text:style-name="T24">culatim </text:span><text:span text:style-name="T15">et secundum </text:span><text:span text:style-name="T2">naturam. </text:span><text:span text:style-name="T15">Sic </text:span><text:span text:style-name="T2">enim annus </text:span><text:span text:style-name="T15">parti.<text:line-break/></text:span><text:span text:style-name="T24">ceps </text:span><text:span text:style-name="T15">esi omnium, </text:span><text:span text:style-name="T2">ct calidorum, et frigidorum, </text:span><text:span text:style-name="T15">at sicco-<text:line-break/></text:span><text:span text:style-name="T24">rum, </text:span><text:span text:style-name="T15">et humidorum</text:span><text:span text:style-name="T2">, </text:span><text:span text:style-name="T15">quia </text:span><text:span text:style-name="T2">nullum ex his </text:span><text:span text:style-name="T15">nllo tempore<text:line-break/></text:span><text:span text:style-name="T24">manserit </text:span><text:span text:style-name="T15">sine omnibus</text:span><text:span text:style-name="T2">, quae hoo in mundo suat. At </text:span><text:span text:style-name="T15">si<text:line-break/></text:span><text:span text:style-name="T24">unum </text:span><text:span text:style-name="T15">aliquod deficiat, </text:span><text:span text:style-name="T2">omnia vanescent. Etenim </text:span><text:span text:style-name="T15">nb</text:span></text:p>
      <text:p text:style-name="P7"><text:span text:style-name="T2">eadem necesisetate omnia conftituta sunt, et nutriuntur<text:line-break/></text:span><text:span text:style-name="T15">a </text:span><text:span text:style-name="T2">sese invicem. Si autem etiam aliquid ex homine </text:span><text:span text:style-name="T15">desi-<text:line-break/></text:span><text:span text:style-name="T2">ciat horum connatorum, homo non poterit vivere. Porro<text:line-break/>in anno tunc quidem hycms invalesait maxime, </text:span><text:span text:style-name="T15">tunc<text:line-break/></text:span><text:span text:style-name="T2">autem ver, tunc aesias, tunc autumnus. Ita etiam </text:span><text:span text:style-name="T15">in<text:line-break/></text:span><text:span text:style-name="T2">homine tunc sane pituita invalesait, tunc autem </text:span><text:span text:style-name="T15">sanguis,<text:line-break/></text:span><text:span text:style-name="T2">tunc </text:span><text:span text:style-name="T15">bilis, </text:span><text:span text:style-name="T2">primum quidem siava, deinde nigra </text:span><text:span text:style-name="T15">dicta.<text:line-break/></text:span><text:span text:style-name="T2">Testimonium hujus mattiscsiisiscmum esi: si voles </text:span><text:span text:style-name="T15">eidem<text:line-break/></text:span><text:span text:style-name="T2">homini idem medicamentum quater in anno </text:span><text:span text:style-name="T15">exhibere,<text:line-break/>evomet </text:span><text:span text:style-name="T2">quidem hyeme pituitoscora, vere humidiora, </text:span><text:span text:style-name="T15">aesia-<text:line-break/></text:span><text:span text:style-name="T2">te </text:span><text:span text:style-name="T15">biliosejscma</text:span><text:span text:style-name="T2">, autumno nigerrima. Haec de </text:span><text:span text:style-name="T15">tempesta-<text:line-break/>tum disserentia </text:span><text:span text:style-name="T2">locutus Hippocrates docuit in ipsis </text:span><text:span text:style-name="T15">facul-<text:line-break/>tate etiam de aetatibus </text:span><text:span text:style-name="T2">et </text:span><text:span text:style-name="T15">regionibus; femper enim in<text:line-break/>omnibus, quibus sermonem quemcunque recenset, jubet<text:line-break/>inspicere anni tempus, </text:span><text:span text:style-name="T2">regionem, </text:span><text:span text:style-name="T15">aetatem; et quod in<text:line-break/>uno horum intelligis, </text:span><text:span text:style-name="T2">id </text:span><text:span text:style-name="T15">vult </text:span><text:span text:style-name="T2">te </text:span><text:span text:style-name="T15">etiam ad reliqua duo<text:line-break/>juxta similitudinem </text:span><text:span text:style-name="T2">transferre; eandem </text:span><text:span text:style-name="T15">siquidem ratio-</text:span></text:p>
      <text:p text:style-name="P7"><text:span text:style-name="T15">nem </text:span><text:span text:style-name="T2">in aetatibus habet puer, quam in quatuor tempori-<text:line-break/></text:span><text:span text:style-name="T15">bus </text:span><text:span text:style-name="T2">ver habet; eandem juvenis, quam aestas; eandem<text:line-break/></text:span><text:span text:style-name="T15">fenex, </text:span><text:span text:style-name="T2">quam autumnus; eandem decrepitus, quam </text:span><text:span text:style-name="T15">hyems.<text:line-break/>Similiter </text:span><text:span text:style-name="T2">etiam ex regionibus temperata veri </text:span><text:span text:style-name="T15">respondet;<text:line-break/>calida </text:span><text:span text:style-name="T2">aestati; inaequalis calore et </text:span><text:span text:style-name="T15">frigiditate, </text:span><text:span text:style-name="T2">fed redun-<text:line-break/></text:span><text:span text:style-name="T15">dans tamen </text:span><text:span text:style-name="T2">frigiditate et siccitate autumno; humida et<text:line-break/></text:span><text:span text:style-name="T15">frigida hyerni. </text:span><text:span text:style-name="T2">Haec itaque quum </text:span><text:span text:style-name="T15">docuisset, </text:span><text:span text:style-name="T2">et </text:span><text:span text:style-name="T15">praeter-<text:line-break/>ea, quod </text:span><text:span text:style-name="T2">contraria contrariorum sunt remedia, artis me-<text:line-break/></text:span><text:span text:style-name="T15">thodi elementa </text:span><text:span text:style-name="T2">tradidit; postea, </text:span><text:span text:style-name="T15">ubi </text:span><text:span text:style-name="T2">ea, quae in </text:span><text:span text:style-name="T15">aphoris-<text:line-break/>mis sunt, </text:span><text:span text:style-name="T2">pcrtractasset de exuperantibus in </text:span><text:span text:style-name="T15">unoquoque<text:line-break/>anni </text:span><text:span text:style-name="T2">tempore et aetate morbis, veluti syllabas </text:span><text:span text:style-name="T15">his ele-<text:line-break/>mentis </text:span><text:span text:style-name="T2">adjunxit. Ascribam tibi etiam orationem </text:span><text:span text:style-name="T15">ipsius,<text:line-break/>quae </text:span><text:span text:style-name="T2">ad verbum sic habeti Morbi omnes quidem omni-<text:line-break/></text:span><text:span text:style-name="T15">bus </text:span><text:span text:style-name="T2">temporibus anni acciduntsed nonnuUi </text:span><text:span text:style-name="T15">magis certis<text:line-break/>quibusdam </text:span><text:span text:style-name="T2">et oriuntur et exacerbantur, Vere </text:span><text:span text:style-name="T15">quidem<text:line-break/>melancholiae</text:span><text:span text:style-name="T2">, maniae, epilepstiae, sanguinis </text:span><text:span text:style-name="T15">prosiuvia,<text:line-break/>anginae, </text:span><text:span text:style-name="T2">gravedines, raucedines, tusus, lepra, </text:span><text:span text:style-name="T15">impeti-</text:span></text:p>
      <text:p text:style-name="P7"><text:span text:style-name="T2">gines</text:span><text:span text:style-name="T4">, </text:span><text:span text:style-name="T2">vitiligines, pustulae </text:span><text:span text:style-name="T1">ulcerosae </text:span><text:span text:style-name="T2">plurimae, phyma-<text:line-break/>ta, cuniculorum dolores. Aesiate nonnulli ex his, febres<text:line-break/>continuae et ardentes, tertianae et quartanae, </text:span><text:span text:style-name="T15">vomitio-<text:line-break/></text:span><text:span text:style-name="T2">nes, alvi prosiuvia, lippitudines, aurium dolores, </text:span><text:span text:style-name="T15">oris<text:line-break/></text:span><text:span text:style-name="T2">ulcera, genitalium putredines </text:span><text:span text:style-name="T1">et </text:span><text:span text:style-name="T2">sudationes. Autumno<text:line-break/>magna pars aestivorum, atquc etiam febres </text:span><text:span text:style-name="T15">quartanae<text:line-break/></text:span><text:span text:style-name="T2">et erraticae, lienes, aquae subter cutem, tabes, </text:span><text:span text:style-name="T15">seillicL<text:line-break/></text:span><text:span text:style-name="T2">dia urinae, levitates intestinorum et tormina, </text:span><text:span text:style-name="T15">anginae,<text:line-break/></text:span><text:span text:style-name="T2">asehrnata, ilei cruciatus, insania et melandboUat </text:span><text:span text:style-name="T15">JJye-<text:line-break/></text:span><text:span text:style-name="T2">me pleurUides, peripneumoniae, gravedines, </text:span><text:span text:style-name="T15">lethargi,<text:line-break/></text:span><text:span text:style-name="T2">raucedines, tujses, dolores pectorum, laterum, lumbo-<text:line-break/>rum, dolores </text:span><text:span text:style-name="T15">capitis, </text:span><text:span text:style-name="T2">vertigines, apoplexiae. Haec </text:span><text:span text:style-name="T15">de<text:line-break/></text:span><text:span text:style-name="T2">anni </text:span><text:span text:style-name="T15">temporibus Hippocrates </text:span><text:span text:style-name="T2">persecutus, deinceps de </text:span><text:span text:style-name="T15">aeta-<text:line-break/></text:span><text:span text:style-name="T2">tibus </text:span><text:span text:style-name="T15">ita scribit. </text:span><text:span text:style-name="T2">Fer aetates haec accidunt </text:span><text:span text:style-name="T15">parvis et<text:line-break/></text:span><text:span text:style-name="T2">recens natis </text:span><text:span text:style-name="T15">puerulis</text:span><text:span text:style-name="T2">, ulcera oris, vomitus, tujses, </text:span><text:span text:style-name="T15">vigi-<text:line-break/></text:span><text:span text:style-name="T2">liae, </text:span><text:span text:style-name="T15">pavores, inflammationes </text:span><text:span text:style-name="T2">umbilici, </text:span><text:span text:style-name="T15">aurium Jiumidi-<text:line-break/></text:span><text:span text:style-name="T2">tates. </text:span><text:span text:style-name="T15">Paulo aetate </text:span><text:span text:style-name="T2">progredientibus, quum dentire </text:span><text:span text:style-name="T15">inci-</text:span></text:p>
      <text:p text:style-name="P7"><text:span text:style-name="T15">piunt </text:span><text:span text:style-name="T2">, gingivarum prurigines, febres-, convulsiones, alvi<text:line-break/>siuores, maxime quum caninos edunt, et Hs potijsimum<text:line-break/>pueris, qui corpulentijsimi sunt, et alvos habent asiriotas.<text:line-break/>Adultioribus sum tonsillae, vertebrae in occipitio sitae<text:line-break/></text:span><text:span text:style-name="T15">luxatio </text:span><text:span text:style-name="T2">in partem interiorem, asthmata, calculi, lum-<text:line-break/></text:span><text:span text:style-name="T15">brici </text:span><text:span text:style-name="T2">teretes, asearides, verrucae, satyriasis, strumae,<text:line-break/></text:span><text:span text:style-name="T15">urinae </text:span><text:span text:style-name="T2">siillicidia, aliaque, tubercula. Provectioribus adlinc<text:line-break/></text:span><text:span text:style-name="T15">et jam </text:span><text:span text:style-name="T2">puberibus magna horum pars accidit, atque etiam<text:line-break/></text:span><text:span text:style-name="T15">scbres </text:span><text:span text:style-name="T2">diuturnae potius, et sunguinis </text:span><text:span text:style-name="T15">e </text:span><text:span text:style-name="T2">naribus proscusiones.<text:line-break/></text:span><text:span text:style-name="T15">Plurimi vero ajsectus </text:span><text:span text:style-name="T2">puerorum judicantur aut intra qua-<text:line-break/></text:span><text:span text:style-name="T15">dragesimum </text:span><text:span text:style-name="T2">diem, aut intra septimum mensem, aut intrn<text:line-break/></text:span><text:span text:style-name="T15">septimum </text:span><text:span text:style-name="T2">annum, aut quum ad pubertatem itur. Qui<text:line-break/></text:span><text:span text:style-name="T15">autem perdurarint, </text:span><text:span text:style-name="T2">nec salvi potuerint </text:span><text:span text:style-name="T15">pubescenti, autsce-<text:line-break/>minae, quum </text:span><text:span text:style-name="T2">menstrua erumpunt, eis </text:span><text:span text:style-name="T15">consenescere ajsolent.<text:line-break/>Adolescentibus sunguinis </text:span><text:span text:style-name="T2">excreationes</text:span><text:span text:style-name="T15">, tabes, scbres acu-<text:line-break/></text:span><text:span text:style-name="T28">tae, </text:span><text:span text:style-name="T15">comitiales et </text:span><text:span text:style-name="T2">reliqui morbi, sed </text:span><text:span text:style-name="T15">praecipue quos<text:line-break/>enumeravi. Qui hanc aetatem excestserunt, </text:span><text:span text:style-name="T28">pleuritides,<text:line-break/></text:span><text:span text:style-name="T15">peripneumoniae, lethargi, phrenitides, ardores, </text:span><text:span text:style-name="T28">alvi</text:span></text:p>
      <text:p text:style-name="P7"><text:span text:style-name="T2">siuores</text:span><text:span text:style-name="T4">, </text:span><text:span text:style-name="T2">cholerae, disiicultates intestinorum, haemorrhoi-<text:line-break/>des. Majoribus natu disiicultates spirandi</text:span><text:span text:style-name="T1">, </text:span><text:span text:style-name="T2">destillationes<text:line-break/>cum tujsi, siillicidia urinae, disiicultates urinae, articu-<text:line-break/>lorum dolores, nephritides, vertigines, apoplexiae</text:span><text:span text:style-name="T1">, </text:span><text:span text:style-name="T2">ca-<text:line-break/>chexiae,. aspredines totius corporis, vigiliae, alvi, ocu~<text:line-break/>lorum et narium humiditates, lippitudines oculorum,<text:line-break/>glaucomata, aurium gravitates. Hunc ordinem discipli-<text:line-break/>nae Platonem fecisse oportebat potius, siquidem philo-<text:line-break/>sopho convenit et methodo et disciplina etiam magis<text:line-break/>quam medicis uti; scd forte non potuit de ejusmodi,<text:line-break/>quae experientiam requirunt, exacte tractare, ut qui<text:line-break/>non versatus sit in medicinae operibus: atque hoc nomi-<text:line-break/>ne laudare ipsum oportet, qnod ne aggressus quidem sit<text:line-break/>dicere de iis, quae exacte non pernoverat i verum illa<text:line-break/>poterat ab ipsa rerum natura didicisse, quae in Aphoris-<text:line-break/>mis lu hunc modum dicta sunti Per tempora anni pueri,<text:line-break/>et qui aetate his proximi sunt, vere atque prima aesiate<text:line-break/>optime degunt; senes aesiate et autumno aliquamdiu, reli-</text:span></text:p>
      <text:p text:style-name="P7"><text:span text:style-name="T15">quo </text:span><text:span text:style-name="T2">autumni tempore et hyeme</text:span><text:span text:style-name="T1">, </text:span><text:span text:style-name="T2">qui media sunt aetate,<text:line-break/>melius valent. Proinde haec de commemoratis aetatibus<text:line-break/></text:span><text:span text:style-name="T15">in </text:span><text:span text:style-name="T2">se ipso et coaetaneis et convictoribus aliquis potest<text:line-break/>exquirere aetate jam provectior, ut consentaneum erat<text:line-break/></text:span><text:span text:style-name="T15">Platonem </text:span><text:span text:style-name="T2">provectiorem esse, quum Timaeum' conscribe-<text:line-break/></text:span><text:span text:style-name="T15">ret. </text:span><text:span text:style-name="T2">Itaque </text:span><text:span text:style-name="T15">de </text:span><text:span text:style-name="T2">his ipsis disquisitionem neglexit, magis-<text:line-break/></text:span><text:span text:style-name="T15">que </text:span><text:span text:style-name="T2">adhuc eorum, quae Hippocrates conscripsit de mrobis,<text:line-break/></text:span><text:span text:style-name="T15">quibus </text:span><text:span text:style-name="T2">singulae et aetates et anni tempora abundant.'<text:line-break/></text:span><text:span text:style-name="T15">Itaque corpus </text:span><text:span text:style-name="T2">ignis excejsu potisiscmum laborans conti-<text:line-break/></text:span><text:span text:style-name="T15">nuos </text:span><text:span text:style-name="T2">aesitis et scbres efficit; quod aeris excejsu, quoti-<text:line-break/></text:span><text:span text:style-name="T15">dianas </text:span><text:span text:style-name="T2">t aquae, tertianas , eo quod aqua segnior sit, quam<text:line-break/></text:span><text:span text:style-name="T15">ignis </text:span><text:span text:style-name="T2">et aer; terrae autem elementum quartum, quum sit<text:line-break/></text:span><text:span text:style-name="T15">horum </text:span><text:span text:style-name="T2">tardijfirnum, quadruplici temporis circuitu pur-<text:line-break/></text:span><text:span text:style-name="T15">gatum </text:span><text:span text:style-name="T2">, quartanas scbres molitum, vix diseedit. In hac<text:line-break/></text:span><text:span text:style-name="T15">oratione primum quidem </text:span><text:span text:style-name="T2">erravit, quod in </text:span><text:span text:style-name="T15">communia<text:line-break/>omnium </text:span><text:span text:style-name="T2">corporum, </text:span><text:span text:style-name="T15">non in </text:span><text:span text:style-name="T2">sanguineorum </text:span><text:span text:style-name="T15">animantium<text:line-break/>elementa, </text:span><text:span text:style-name="T2">febrium circuitu redeuntium causam </text:span><text:span text:style-name="T15">retulit.<text:line-break/>Satius enim erat, </text:span><text:span text:style-name="T2">quae </text:span><text:span text:style-name="T15">etiam </text:span><text:span text:style-name="T2">ostendere </text:span><text:span text:style-name="T15">possumus in cor-</text:span></text:p>
      <text:p text:style-name="P7"><text:span text:style-name="T15">pore redundare, his mederi; deinde, quoniam </text:span><text:span text:style-name="T1">ad </text:span><text:span text:style-name="T15">veram<text:line-break/>quotidianarum tertianarumque febrium causam ne prope<text:line-break/>quidem accessit. Apparet enim evidenter in quotidianis<text:line-break/>pituitosus superare humor, qui humidus est et frigidus;<text:line-break/>iu tertianis flavae bilis, et hic rursus calidus et siccus.<text:line-break/>Quare in hac dicendum erat ignis elementum superare,,<text:line-break/>in quotidiana aquae, quemadmodum in quartanis humo-<text:line-break/>rem quidem atram bilem, elementum vero terram. Porro<text:line-break/>qui singulorum, quae dicta sunt, naturam exacte volet con-<text:line-break/>discere, in commentariis tum de crisibus tum dc fe-<text:line-break/>brium differentiis elaboratam disputationem habet. Ego<text:line-break/>autem non consueri frequenter de eisdem eadem scribere,<text:line-break/>verum semel veI etiam bis nonnunquam demonstratio-<text:line-break/>nem interpretatus, in aliis libris conclusione demonstra-<text:line-break/>tionis utor; quemadmodum etiam de eo, quod tria sint<text:line-break/>principia facultatum corpus nostrum' regcntium, quum<text:line-break/>scmel in primis hujus operis libris dcmonstrassem, in</text:span></text:p>
      <text:p text:style-name="P7"><text:span text:style-name="T2">aliis omnibus ex parato sumo, solum in memoriam redu-<text:line-break/>cens nonnullis, quod </text:span><text:span text:style-name="T1">id </text:span><text:span text:style-name="T2">monstratum esu Atque in praesentia<text:line-break/>abunde est tantum repetere de iis, quae illic ostensa sunt,<text:line-break/>nempe febres acutissimas ardentissirnasque ex flava bile ge-<text:line-break/></text:span><text:span text:style-name="T15">nerari </text:span><text:span text:style-name="T2">, et ex genere ardentium febrium tertianam quoque<text:line-break/></text:span><text:span text:style-name="T15">exissere. </text:span><text:span text:style-name="T2">Porro explicata in illis causa est, cur non sit<text:line-break/></text:span><text:span text:style-name="T15">continua, </text:span><text:span text:style-name="T2">quemadmodum ardens, fed intermittens fiat.<text:line-break/></text:span><text:span text:style-name="T15">IIaec igitur Plato </text:span><text:span text:style-name="T2">non accurate novit ex </text:span><text:span text:style-name="T15">Hippocratis arte,<text:line-break/>etsi conaretur virum </text:span><text:span text:style-name="T2">fequi, ac de pituita praeterea </text:span><text:span text:style-name="T15">alba.<text:line-break/>Quod </text:span><text:span text:style-name="T2">enim </text:span><text:span text:style-name="T15">ampullae </text:span><text:span text:style-name="T2">assumptae, quae </text:span><text:span text:style-name="T15">sigillatim propter<text:line-break/>parvitatem </text:span><text:span text:style-name="T2">videri non possunt, ut </text:span><text:span text:style-name="T15">inquit, </text:span><text:span text:style-name="T2">junctae </text:span><text:span text:style-name="T15">autem<text:line-break/>simul, </text:span><text:span text:style-name="T2">et iu </text:span><text:span text:style-name="T15">molem </text:span><text:span text:style-name="T2">excitatae, visibilem generant </text:span><text:span text:style-name="T15">hujus-<text:line-break/>modi </text:span><text:span text:style-name="T2">humorem, </text:span><text:span text:style-name="T15">rationi </text:span><text:span text:style-name="T2">consentaneum </text:span><text:span text:style-name="T15">simul </text:span><text:span text:style-name="T2">est et </text:span><text:span text:style-name="T15">pro-<text:line-break/>babile</text:span><text:span text:style-name="T2">; quod </text:span><text:span text:style-name="T15">autem </text:span><text:span text:style-name="T2">ex collrquata </text:span><text:span text:style-name="T15">molli </text:span><text:span text:style-name="T2">came </text:span><text:span text:style-name="T15">pituita<text:line-break/>nonnunquam </text:span><text:span text:style-name="T2">fiat, </text:span><text:span text:style-name="T15">absurdissimum, </text:span><text:span text:style-name="T2">nisi quisProdicus no-<text:line-break/></text:span><text:span text:style-name="T15">men immutans amaram bilem pituitam nuncupet, eo<text:line-break/>quod sentiat, appellationem </text:span><text:span text:style-name="T2">ei inditam esse a </text:span><text:span text:style-name="T15">verbo </text:span><text:span text:style-name="T18">πε-<text:line-break/>φλεχθαι, </text:span><text:span text:style-name="T15">quod est </text:span><text:span text:style-name="T2">incensum </text:span><text:span text:style-name="T15">esse. Verum </text:span><text:span text:style-name="T2">Plato </text:span><text:span text:style-name="T15">ipse</text:span></text:p>
      <text:p text:style-name="P55">hujusmodi bilem humorem calidissimum esse pernovit,<text:line-break/>in quibus ait: Quae autem corporis partes incendi dicun-<text:line-break/>tur, a bilis aestu et siarnma omnes infestantur. Et post<text:line-break/>haec deinceps: Quae quum respirat extrinsecus, omni-<text:line-break/>genas tuberculorum species fervens emittit, intus autem<text:line-break/>cohibita, igneos morbos plurimos procreat. Constat ita-<text:line-break/>que, Platonem consueta amarae bilis appellatione uti,<text:line-break/>quae in totum flava colore est, pallida autem nonnun-<text:line-break/>quarn efficitur, ubi copiosam humiditatem serosam assum-<text:line-break/>pserit Quin etiam ex eo ipso, quod apposuerit, inflam-<text:line-break/>mari ob bilem, certum est, non lu appellatione errasse<text:line-break/>ipsum, sicuti Prodicum, sed in naturae humoris cogni-<text:line-break/>tione. Dicit autem de eo in hunc modunr. Patrsus<text:line-break/>mollis recentisque camis portio quaedam cum aere colli-<text:line-break/>queseit • haec autem ubi ventum conceperit, et circum—<text:line-break/>prehensu ab humiditate, et ampullae ex hoc ajsectu con-<text:line-break/>stitutae sigillatim propter parvitatem invisibiles, universae<text:line-break/>autem in molem coeuntes', visibilem colorem habeant, ob</text:p>
      <text:p text:style-name="P7"><text:span text:style-name="T2">spumae generationem </text:span><text:span text:style-name="T1">aspectu album, hanc </text:span><text:span text:style-name="T2">omnem carnig<text:line-break/>mollis colliquationem </text:span><text:span text:style-name="T1">cum spiritu </text:span><text:span text:style-name="T2">implicatam albam<text:line-break/>ejse pituitam dicimus. Ac non multo post rursus sic de<text:line-break/>eadem fcribit.-' Alba vero pituita propter ampullarum<text:line-break/></text:span><text:span text:style-name="T15">spiritum </text:span><text:span text:style-name="T2">difsicilis intus inclusa, ad exteriorem cutem<text:line-break/>respirans, mitior quidem, sed corpus albis vitiliginibus<text:line-break/>inficit, et harum vicinos morbos procreat. In hac sane<text:line-break/></text:span><text:span text:style-name="T15">oratione </text:span><text:span text:style-name="T2">probe de affectibus pronunciavit, qui a pituita<text:line-break/></text:span><text:span text:style-name="T15">oriuntur; </text:span><text:span text:style-name="T2">quum autem scriberet prius, omnem tenerae,<text:line-break/></text:span><text:span text:style-name="T15">carnis </text:span><text:span text:style-name="T2">colliquationem cum spiritu junctam albam esse<text:line-break/></text:span><text:span text:style-name="T15">pituitam </text:span><text:span text:style-name="T2">dicimus, non recte. Quippe ostensum est, quo-<text:line-break/></text:span><text:span text:style-name="T15">modo </text:span><text:span text:style-name="T2">pituita ex alimento natura frigidiore, mluus, quam<text:line-break/></text:span><text:span text:style-name="T15">par </text:span><text:span text:style-name="T2">est, ab insito calore elaborato, generetur. Caro vero<text:line-break/></text:span><text:span text:style-name="T15">colliquata </text:span><text:span text:style-name="T2">similem facit colore colliquationem pallidae<text:line-break/></text:span><text:span text:style-name="T15">bilis in </text:span><text:span text:style-name="T2">aIbedinem magis vergens, ut is color sit, qui sub-<text:line-break/></text:span><text:span text:style-name="T15">pallidus fulvus </text:span><text:span text:style-name="T2">appellatur; est autem crassior haec </text:span><text:span text:style-name="T15">colli-<text:line-break/>quatio, .quam sit pallida </text:span><text:span text:style-name="T2">bilis, et pejus olet, nonnullam-<text:line-break/></text:span><text:span text:style-name="T15">que viscositatem </text:span><text:span text:style-name="T2">[suhiude et pinguedinem lu se </text:span><text:span text:style-name="T15">continet.</text:span></text:p>
      <text:p text:style-name="P70">Haec sane abunde ad praefens institutum de humoribus<text:line-break/>cognita funt; si interpretaturi fumus, ut nonnulli ami-<text:line-break/>corum censent, ea, quae in Timaeo modice dicta fuut.</text:p>
      <text:h text:style-name="Heading_20_2" text:outline-level="2">Cap. VII.</text:h>
      <text:p text:style-name="P48"><text:span text:style-name="T15">Ac reliquae sane libri rationes fumrnatim<text:line-break/>compendii gratia' explicabuntur, in quibus </text:span><text:span text:style-name="T1">inter </text:span><text:span text:style-name="T15">fe viri<text:line-break/>consentiunt, et in quibus dissentiunt, uberiusque in futura<text:line-break/>expositione iterum dicetur. Quum itaque Hippocrates<text:line-break/>dicat semper insitum calorem omnium naturae operum<text:line-break/>esse quammaxime causam , Plato non calorem, fed ignem<text:line-break/>nomluat. Videamus autem, quomodo animantium corpora<text:line-break/>ab eo gubernari pronunciet. Omne animal in sanguine<text:line-break/>et venis calorem suum prorsus obtinet, ceu in sc ipso<text:line-break/>fontem quendam ignis; ' itaque omnia probe dixit. Non<text:line-break/>enim ex attritu' arteriarum spiritus calor in animantium<text:line-break/>corporibus generatur, sicuti foris in lapidibus et lignis,<text:line-break/>fed contra ab innato calore motus ipsorum fiunt. Quuui<text:line-break/>igitur corpus perfrigeratum est algore, aut medicamento,-</text:span></text:p>
      <text:p text:style-name="P7"><text:span text:style-name="T24">aut </text:span><text:span text:style-name="T15">nullo aliorum, quae lu ipso funt, alterato, cessant qui-<text:line-break/></text:span><text:span text:style-name="T24">dem </text:span><text:span text:style-name="T15">protinus arteriarum motus, item'in nervis et muscu-<text:line-break/></text:span><text:span text:style-name="T24">lis. Non </text:span><text:span text:style-name="T15">igitur ignis fontem, sed potius insiti caloris<text:line-break/></text:span><text:span text:style-name="T24">praestiterat </text:span><text:span text:style-name="T15">dixisse in corporibus nostris, quemadmodum<text:line-break/></text:span><text:span text:style-name="T24">Hippocrates semper nominat. </text:span><text:span text:style-name="T15">Si enim ab igne ciborum<text:line-break/></text:span><text:span text:style-name="T24">fit concoctio, distiibutio, </text:span><text:span text:style-name="T15">saiiguisicatio et nutritio, </text:span><text:span text:style-name="T24">melius<text:line-break/>utique </text:span><text:span text:style-name="T15">in </text:span><text:span text:style-name="T24">febricitantibus </text:span><text:span text:style-name="T15">acute haec persici viderentur.<text:line-break/></text:span><text:span text:style-name="T24">Sed insitus calor temperatus </text:span><text:span text:style-name="T15">est, </text:span><text:span text:style-name="T24">substantia </text:span><text:span text:style-name="T15">quidem iu<text:line-break/></text:span><text:span text:style-name="T24">sanguine et pituita </text:span><text:span text:style-name="T15">consistens potissimum, qualitate autem<text:line-break/></text:span><text:span text:style-name="T24">mixtus temperate </text:span><text:span text:style-name="T15">ex caliditate et frigiditate. </text:span><text:span text:style-name="T24">Tutius<text:line-break/>igitur Hippocrates </text:span><text:span text:style-name="T15">dixit: Qui crescunt, plurimum innati<text:line-break/></text:span><text:span text:style-name="T24">caloris </text:span><text:span text:style-name="T15">obtinent; itaque plurimo cibo indigent- alio qui<text:line-break/></text:span><text:span text:style-name="T24">corpus </text:span><text:span text:style-name="T15">absumitur. Senibus vero parum caloris inesi, et<text:line-break/></text:span><text:span text:style-name="T24">ob eam </text:span><text:span text:style-name="T15">rem paucis egent fomitibus, quippe quia </text:span><text:span text:style-name="T24">multis<text:line-break/>opprejsi </text:span><text:span text:style-name="T15">extinguantur. Hinc etiam scbres non aeque<text:line-break/></text:span><text:span text:style-name="T24">acutae </text:span><text:span text:style-name="T15">senibus accidunt, corpus enim eorum frigidum </text:span><text:span text:style-name="T24">esi.<text:line-break/>Hac igitur </text:span><text:span text:style-name="T15">ratione etiam in libro de natura </text:span><text:span text:style-name="T24">hontinis</text:span></text:p>
      <text:p text:style-name="P7"><text:span text:style-name="T2">prima aetate hominem calidissimum esse se ipso retulit,<text:line-break/>sicuti frigidissimum in extrema senecta, non simpliciter<text:line-break/>calidissimum, quemadmodum lu ardentibus febribus, sed<text:line-break/>insito calore calidissimum esse diximus substantia </text:span><text:span text:style-name="T15">puerum<text:line-break/></text:span><text:span text:style-name="T2">nuper natum. Propterea igitur in Aphoristnis </text:span><text:span text:style-name="T15">primum<text:line-break/></text:span><text:span text:style-name="T2">quidem scripsit: Qui crescunt, plurimum habent </text:span><text:span text:style-name="T15">caloris<text:line-break/></text:span><text:span text:style-name="T2">innati. Sed jam prius citari Aphorismum. Alia </text:span><text:span text:style-name="T15">vero,<text:line-break/></text:span><text:span text:style-name="T2">quae ipsi consentiunt, ad verbum sic tradit. Vontres<text:line-break/>hyeme et vere natura calidijsimi sunt</text:span><text:span text:style-name="T15">, </text:span><text:span text:style-name="T2">et somni </text:span><text:span text:style-name="T15">lon-<text:line-break/></text:span><text:span text:style-name="T2">gijsimi. Itaque per ea tempora cibi liberalius dari debent.<text:line-break/>Caloris enim nativi copia magna inesi</text:span><text:span text:style-name="T15">, </text:span><text:span text:style-name="T2">ut cibus proinde<text:line-break/>plenior requiratur. Argumento aetates sunt et </text:span><text:span text:style-name="T15">athletae. '<text:line-break/></text:span><text:span text:style-name="T2">lusuum calorem hyeme esse copiosissimum tradidit, </text:span><text:span text:style-name="T15">cujus<text:line-break/></text:span><text:span text:style-name="T2">ascititius aestate abundat. Verum in sententia hoc </text:span><text:span text:style-name="T15">ser-<text:line-break/></text:span><text:span text:style-name="T2">mone explicanda immorari diutius non oportet, </text:span><text:span text:style-name="T15">quum<text:line-break/></text:span><text:span text:style-name="T2">Aphorismos commentariis septem </text:span><text:span text:style-name="T15">exposuerim, alium vero<text:line-break/></text:span><text:span text:style-name="T2">librum adversus Quluti discipulum Lycum </text:span><text:span text:style-name="T15">conscripserim,</text:span></text:p>
      <text:p text:style-name="P7"><text:span text:style-name="T15">qui </text:span><text:span text:style-name="T2">quum non intelligeret, cujusmodi insitum calorem<text:line-break/></text:span><text:span text:style-name="T15">vellet, </text:span><text:span text:style-name="T2">Aphorifmis nuper citatis contradixit. In praesentia<text:line-break/></text:span><text:span text:style-name="T15">igitur sufficiet </text:span><text:span text:style-name="T2">Platonis verba apponere, quae in Timaeo<text:line-break/></text:span><text:span text:style-name="T15">de alimenti </text:span><text:span text:style-name="T2">distiibutione disputans conscripsit. Orditur<text:line-break/></text:span><text:span text:style-name="T24">ea </text:span><text:span text:style-name="T15">hoc </text:span><text:span text:style-name="T2">pacto. Jlinc vero aquaeductum hoc modo de-<text:line-break/></text:span><text:span text:style-name="T15">duxerunt</text:span><text:span text:style-name="T2">, quem facilius perspiciemus, si hoc inter nos<text:line-break/></text:span><text:span text:style-name="T15">primum </text:span><text:span text:style-name="T2">conveniat, nempe quod, quaecunque ex minutio-<text:line-break/></text:span><text:span text:style-name="T15">ribus </text:span><text:span text:style-name="T2">componuntur, ea ntajora continent, quae vero ex<text:line-break/></text:span><text:span text:style-name="T15">grandioribus</text:span><text:span text:style-name="T2">, minutiora non postsunt. Ignis autem prae<text:line-break/></text:span><text:span text:style-name="T15">caeteris omnibus </text:span><text:span text:style-name="T2">minutijsimis conseat particulis; ideoque<text:line-break/></text:span><text:span text:style-name="T15">aquam, aerem , </text:span><text:span text:style-name="T2">terram, et quae </text:span><text:span text:style-name="T15">ex </text:span><text:span text:style-name="T2">his componuntur<text:line-break/></text:span><text:span text:style-name="T15">omnia, penetrat, </text:span><text:span text:style-name="T2">usque adeo ut </text:span><text:span text:style-name="T15">nihil </text:span><text:span text:style-name="T2">ipsum valeat cohi-<text:line-break/></text:span><text:span text:style-name="T15">bere. Jdem quoque </text:span><text:span text:style-name="T2">de nostro ventre </text:span><text:span text:style-name="T15">cogitandum ese’<text:line-break/>quippe cibos et potus </text:span><text:span text:style-name="T2">ingestos </text:span><text:span text:style-name="T15">retinet, spiritum vero ei<text:line-break/></text:span><text:span text:style-name="T24">ignem, </text:span><text:span text:style-name="T15">quum </text:span><text:span text:style-name="T2">ii consistentia </text:span><text:span text:style-name="T15">tenuisisimi sint </text:span><text:span text:style-name="T2">, </text:span><text:span text:style-name="T15">cohibere non<text:line-break/></text:span><text:span text:style-name="T24">potest. </text:span><text:span text:style-name="T15">His igitur </text:span><text:span text:style-name="T2">usus ese deus ad irrigationem </text:span><text:span text:style-name="T15">ex ventre<text:line-break/></text:span><text:span text:style-name="T24">in venas </text:span><text:span text:style-name="T15">perficiendam- </text:span><text:span text:style-name="T2">quare reticulum </text:span><text:span text:style-name="T15">ex. aere et igne<text:line-break/></text:span><text:span text:style-name="T24">instar </text:span><text:span text:style-name="T15">gibbosae lagenae </text:span><text:span text:style-name="T2">contexuit. Ideo aere </text:span><text:span text:style-name="T15">et igne uti</text:span></text:p>
      <text:p text:style-name="P7"><text:span text:style-name="T2">naturam ad cibi concoctionem, sanguisicationem et distri-<text:line-break/>hutionem recte dictum est Rete autem ex ipsis factum'<text:line-break/>esse, et nonper tota temperamentum, minus laudo, </text:span><text:span text:style-name="T15">sicuti<text:line-break/>nec </text:span><text:span text:style-name="T2">quod ignem nominet ipse, quum liceat, ut Hippocra-<text:line-break/>tes </text:span><text:span text:style-name="T15">ait, </text:span><text:span text:style-name="T2">insitum calorem; sed ridetur ita appellere, </text:span><text:span text:style-name="T15">ut<text:line-break/></text:span><text:span text:style-name="T2">nos admoneat, propter ignis mixtionem cum aliis </text:span><text:span text:style-name="T15">ele-<text:line-break/>mentis. </text:span><text:span text:style-name="T2">calorem corporis foras ex alto efferri. </text:span><text:span text:style-name="T15">Videtur<text:line-break/>autem </text:span><text:span text:style-name="T2">nonnunquam etiam ignis nomen ad calidi </text:span><text:span text:style-name="T15">appel-<text:line-break/>lationem transferre, </text:span><text:span text:style-name="T2">veluti et lu hac oratione, </text:span><text:span text:style-name="T15">Calorem<text:line-break/>sane </text:span><text:span text:style-name="T2">secundum naturam putandum esc in regionem </text:span><text:span text:style-name="T15">sunm<text:line-break/></text:span><text:span text:style-name="T2">extra ad id, quod sibi connatum ese, emanare. His </text:span><text:span text:style-name="T15">con-<text:line-break/></text:span><text:span text:style-name="T2">sentiunt haec quoque: Et ob hanc rationem per </text:span><text:span text:style-name="T15">totum<text:line-break/></text:span><text:span text:style-name="T2">omnium animalium </text:span><text:span text:style-name="T1">corpus </text:span><text:span text:style-name="T2">alimenti liquores ita siuxiles<text:line-break/>evaseruntsc recenter autem incisi, et </text:span><text:span text:style-name="T1">a </text:span><text:span text:style-name="T2">cognatis suis </text:span><text:span text:style-name="T15">ac-<text:line-break/></text:span><text:span text:style-name="T2">cepti , partim fructibus, partim germinibus, quae </text:span><text:span text:style-name="T15">deus<text:line-break/></text:span><text:span text:style-name="T2">alimoniam corporis nostri produxit, ' tdolores </text:span><text:span text:style-name="T15">quidem<text:line-break/></text:span><text:span text:style-name="T2">propter commiftionem omnigenos obtinent, sed rubens </text:span><text:span text:style-name="T15">cclor<text:line-break/></text:span><text:span text:style-name="T2">plurimus in his praevalet, cujus natura ex ignis </text:span><text:span text:style-name="T15">portione</text:span></text:p>
      <text:p text:style-name="P7"><text:span text:style-name="T24">et </text:span><text:span text:style-name="T2">absitersione in humido facta provenit. Propterea ejus,<text:line-break/></text:span><text:span text:style-name="T15">quod in </text:span><text:span text:style-name="T2">totum corpus permanet, color talis aspcctus ese,<text:line-break/></text:span><text:span text:style-name="T15">qualem </text:span><text:span text:style-name="T2">diximus, quod etiam sanguinem appellamus. Ru-<text:line-break/></text:span><text:span text:style-name="T24">brum </text:span><text:span text:style-name="T15">colorem generari </text:span><text:span text:style-name="T2">dicit in </text:span><text:span text:style-name="T15">sanguine </text:span><text:span text:style-name="T2">propter </text:span><text:span text:style-name="T15">ignis<text:line-break/>abstersionem, </text:span><text:span text:style-name="T2">quod </text:span><text:span text:style-name="T15">est </text:span><text:span text:style-name="T2">veluti </text:span><text:span text:style-name="T15">depositio </text:span><text:span text:style-name="T2">suae qualitatis fa-<text:line-break/></text:span><text:span text:style-name="T15">cultatisque. </text:span><text:span text:style-name="T2">Quare ex ignei elementi </text:span><text:span text:style-name="T24">et </text:span><text:span text:style-name="T2">hunriditatis susci-<text:line-break/></text:span><text:span text:style-name="T24">pientis </text:span><text:span text:style-name="T15">id temperamento generari sanguinem affirmat<text:line-break/></text:span><text:span text:style-name="T24">Quum </text:span><text:span text:style-name="T15">autem humiditas </text:span><text:span text:style-name="T2">non </text:span><text:span text:style-name="T15">exacta aquae sit, sed terrestre<text:line-break/></text:span><text:span text:style-name="T24">etiam </text:span><text:span text:style-name="T15">aliquid obtineat, ut craffities ejus innuit, ex </text:span><text:span text:style-name="T2">om-<text:line-break/></text:span><text:span text:style-name="T15">nibus sanguis </text:span><text:span text:style-name="T2">procreatus est, assumens necessario substau-<text:line-break/></text:span><text:span text:style-name="T15">tiae aereae quoque nonnihil, ut alibi ostensum est </text:span><text:span text:style-name="T2">Ap-<text:line-break/></text:span><text:span text:style-name="T24">paret autem </text:span><text:span text:style-name="T15">et in his Plato Hippocratem sequi, nam<text:line-break/></text:span><text:span text:style-name="T24">insitum </text:span><text:span text:style-name="T15">calorem auctorem </text:span><text:span text:style-name="T2">esse </text:span><text:span text:style-name="T15">pronuncrat ciborum iu<text:line-break/>ventriculo </text:span><text:span text:style-name="T2">concoctionis, et </text:span><text:span text:style-name="T15">inde in jecur </text:span><text:span text:style-name="T2">venasque </text:span><text:span text:style-name="T15">distri-<text:line-break/></text:span><text:span text:style-name="T24">butionis, </text:span><text:span text:style-name="T15">praeterea </text:span><text:span text:style-name="T2">ut sanguis </text:span><text:span text:style-name="T15">fiat, </text:span><text:span text:style-name="T2">et in totum </text:span><text:span text:style-name="T15">corpus<text:line-break/></text:span><text:span text:style-name="T24">feratur </text:span><text:span text:style-name="T15">concoquaturque.</text:span></text:p>
      <text:h text:style-name="Heading_20_2" text:outline-level="2"><text:span text:style-name="T24">Cap. </text:span><text:span text:style-name="T15">VIII.</text:span></text:h>
      <text:p text:style-name="P48"><text:span text:style-name="T15">Sed in opinione de respiratione ipse<text:line-break/></text:span><text:span text:style-name="T24">ab eo non </text:span><text:span text:style-name="T15">mediocriter dissentit, </text:span><text:span text:style-name="T2">primuni </text:span><text:span text:style-name="T15">sane quod per-</text:span></text:p>
      <text:p text:style-name="P7"><text:span text:style-name="T15">spicationis potius causam dicat, quam respirationis, deinde<text:line-break/>neque hujus inculpate, tollit enim attractionem, qua ad<text:line-break/>mulla naturae opera Hippocrates utitur, eoque coactus </text:span><text:span text:style-name="T24">est<text:line-break/></text:span><text:span text:style-name="T15">actionum nonnullas, quae non citra attractionem fiunt,<text:line-break/>ad </text:span><text:span text:style-name="T24">circuitum referre. </text:span><text:span text:style-name="T15">Qualis igitur attractio fit, </text:span><text:span text:style-name="T24">licet<text:line-break/></text:span><text:span text:style-name="T15">tibi </text:span><text:span text:style-name="T24">condiscere, </text:span><text:span text:style-name="T15">fistulae altero orificio in aquam </text:span><text:span text:style-name="T24">demisso,<text:line-break/></text:span><text:span text:style-name="T15">altero </text:span><text:span text:style-name="T24">labris" </text:span><text:span text:style-name="T15">comprehenso. Trahentem namque et </text:span><text:span text:style-name="T24">sugen-<text:line-break/></text:span><text:span text:style-name="T15">tem labris aerem </text:span><text:span text:style-name="T24">ex </text:span><text:span text:style-name="T15">fistula aqua subsequeturi Ita </text:span><text:span text:style-name="T24">etiam<text:line-break/></text:span><text:span text:style-name="T15">insanies labris impositis ex papillis lac extrahunt, </text:span><text:span text:style-name="T24">et<text:line-break/></text:span><text:span text:style-name="T15">vasculis </text:span><text:span text:style-name="T24">angusti </text:span><text:span text:style-name="T15">oris, bombyliis dictis, liquorem </text:span><text:span text:style-name="T24">in ipsis<text:line-break/></text:span><text:span text:style-name="T15">comprehensum; imo etiam fabrorum sclles quum </text:span><text:span text:style-name="T24">attol-<text:line-break/></text:span><text:span text:style-name="T15">luntur, exteriorem aerem per fistulas ipsis </text:span><text:span text:style-name="T24">annexas tra-<text:line-break/>hunt, elevationem </text:span><text:span text:style-name="T15">expleturum. Similiter et </text:span><text:span text:style-name="T24">animantibus<text:line-break/>thorax elevatus per </text:span><text:span text:style-name="T15">asperam arteriam necessario </text:span><text:span text:style-name="T24">externuni<text:line-break/></text:span><text:span text:style-name="T15">aerem in os attrahit, paulo post contractus in </text:span><text:span text:style-name="T24">expiratio-<text:line-break/></text:span><text:span text:style-name="T15">nibus extundit </text:span><text:span text:style-name="T24">Hoc </text:span><text:span text:style-name="T15">sane opus in secundo de </text:span><text:span text:style-name="T24">musculo-<text:line-break/></text:span><text:span text:style-name="T15">rum motu ostensum est arbitrarium; alterum vero, </text:span><text:span text:style-name="T24">quod</text:span></text:p>
      <text:p text:style-name="P7"><text:span text:style-name="T15">vocatur pulsus, :a corde et arteriis, fit, dilatatione quidem<text:line-break/></text:span><text:span text:style-name="T24">per </text:span><text:span text:style-name="T15">arteriarum ora lu cutem perlinentia, qrme externum<text:line-break/></text:span><text:span text:style-name="T24">aerem </text:span><text:span text:style-name="T15">in corpus trahunt triplicis usus gratia, refrigerii,<text:line-break/>cventilationis et spiritus animalis generationis; contractio-<text:line-break/></text:span><text:span text:style-name="T24">ne </text:span><text:span text:style-name="T15">vero, arteriae extrudunt, quicquid fuliginosunr fumo-<text:line-break/></text:span><text:span text:style-name="T24">sumve </text:span><text:span text:style-name="T15">ex humoribus in .ipsis procreatum esu Verum de<text:line-break/></text:span><text:span text:style-name="T24">respiratione </text:span><text:span text:style-name="T15">iu commentario de usu respirationis demon-<text:line-break/></text:span><text:span text:style-name="T24">stratum </text:span><text:span text:style-name="T15">est, de </text:span><text:span text:style-name="T24">pussibus </text:span><text:span text:style-name="T15">autem in .commentario de usu<text:line-break/></text:span><text:span text:style-name="T24">jiulfuum. </text:span><text:span text:style-name="T15">Quod autem thorax elevatus externum aerem<text:line-break/></text:span><text:span text:style-name="T24">trahat, id commentariis </text:span><text:span text:style-name="T15">de thoracis et pulmonis </text:span><text:span text:style-name="T24">motu<text:line-break/>agitatum </text:span><text:span text:style-name="T15">est, </text:span><text:span text:style-name="T24">.Qui rursus </text:span><text:span text:style-name="T15">ipsos </text:span><text:span text:style-name="T24">attollant </text:span><text:span text:style-name="T15">musculi, </text:span><text:span text:style-name="T24">aut qui<text:line-break/>contrahant, </text:span><text:span text:style-name="T15">lu </text:span><text:span text:style-name="T24">libris </text:span><text:span text:style-name="T15">de respirationis causis ostendi. </text:span><text:span text:style-name="T24">Cae-<text:line-break/>teriun </text:span><text:span text:style-name="T15">nervi singulos hos musculos moventes. omnes ex<text:line-break/></text:span><text:span text:style-name="T24">spiiiali medulla </text:span><text:span text:style-name="T15">processerunt, non me auctore solum, </text:span><text:span text:style-name="T24">fed<text:line-break/>etiam omnibus anatomicis. </text:span><text:span text:style-name="T15">Ipsa vero fplualis </text:span><text:span text:style-name="T24">medulla<text:line-break/>ex cerebro </text:span><text:span text:style-name="T15">oritur; quare illius pcr mediam </text:span><text:span text:style-name="T24">spinalem<text:line-break/>medullam </text:span><text:span text:style-name="T15">nervi, arbitrarium motum thoracis </text:span><text:span text:style-name="T24">musculis<text:line-break/>communicant, </text:span><text:span text:style-name="T15">a, </text:span><text:span text:style-name="T24">quibus </text:span><text:span text:style-name="T15">elevatus externum </text:span><text:span text:style-name="T24">aerem per</text:span></text:p>
      <text:p text:style-name="P7"><text:span text:style-name="T2">fauces et asperam arteriam in pulmonem attrahit, con-<text:line-break/>tractus autem per eadem exprimit. Itaque Plato pecca-<text:line-break/>vit, qui Hippocratem fequi noluerit lu libro de natura<text:line-break/>hominis ita scribentem. </text:span><text:span text:style-name="T1">Atque </text:span><text:span text:style-name="T2">haec fient tibi omnia<text:line-break/>omni die et nocte, hyeme </text:span><text:span text:style-name="T1">et </text:span><text:span text:style-name="T2">aesiate, quousque spiritum<text:line-break/>in te ipsa pojsts attrahere et rursus emittere. Trahit<text:line-break/>itaque in fe externum aerem homo per os in pulmonem,<text:line-break/>per cutim in arterias. Remittit autem rursus, per quas<text:line-break/>vias accepit; quapropter altera actionum respiratio voca-<text:line-break/>tus, perspiratio altera, quae per cutem sitit Quas utras-<text:line-break/>que quum in unum Plato congregasset, neque commissas<text:line-break/>invicem, neque ah una facultate factas, ut ostensum est<text:line-break/>commentariis, quos nuper citaxi, sermonem de^respiratione<text:line-break/>in Timaeo composuit, qui ad verbum ita habet. Sed<text:line-break/>videamus iterum, quibus causis respiratio hunc in mo-<text:line-break/>dum, quem nunc cernimus, fuerit instituta: cujus qui-<text:line-break/>dem rei talis erit consideratio. Cum vacuum nusquam sit,<text:line-break/>quo quicquam eorum, quae perseruntur, irtgredi queat;</text:span></text:p>
      <text:p text:style-name="P7"><text:span text:style-name="T2">spiritus autem s nobis extra </text:span><text:span text:style-name="T1">effertur^ </text:span><text:span text:style-name="T2">mox autem omni-<text:line-break/></text:span><text:span text:style-name="T15">bus </text:span><text:span text:style-name="T2">constat, non in vacuum quidem hunc spiritum evolare,<text:line-break/>sed proximum sibi e sua sede depellere, depulsum rursus<text:line-break/>illum proximum sibi semper extrudere, ac secundum<text:line-break/>necejscitatem hujusmodi, quicquid .in sedem illam reper-<text:line-break/></text:span><text:span text:style-name="T15">cutitur </text:span><text:span text:style-name="T2">atque impellitur, unde </text:span><text:span text:style-name="T15">exclusus </text:span><text:span text:style-name="T2">est </text:span><text:span text:style-name="T15">spiritus</text:span><text:span text:style-name="T2">, </text:span><text:span text:style-name="T15">in-,<text:line-break/>grejsam </text:span><text:span text:style-name="T2">illuc, replensque ipsam, spiritum comitatur,<text:line-break/></text:span><text:span text:style-name="T24">id</text:span><text:span text:style-name="T15">que </text:span><text:span text:style-name="T2">totum simul revolutione quadam quasi circumacta<text:line-break/></text:span><text:span text:style-name="T15">rota, </text:span><text:span text:style-name="T2">quia nusquam siit vacuum, efficitur. Quamohrem,:<text:line-break/></text:span><text:span text:style-name="T15">quum pectus </text:span><text:span text:style-name="T2">pulmonesque spiritum efflaverint, </text:span><text:span text:style-name="T15">mox </text:span><text:span text:style-name="T2">aere<text:line-break/></text:span><text:span text:style-name="T15">corpori </text:span><text:span text:style-name="T2">circumsusa , intro per .rariores , carnes </text:span><text:span text:style-name="T15">Jubeunte<text:line-break/>circumactoque </text:span><text:span text:style-name="T2">locus repletur, iRursus autem aversas </text:span><text:span text:style-name="T15">aer<text:line-break/></text:span><text:span text:style-name="T24">et </text:span><text:span text:style-name="T15">per eorpus </text:span><text:span text:style-name="T2">foras emanans respirationem intro . </text:span><text:span text:style-name="T15">retra-i<text:line-break/>hit per oris </text:span><text:span text:style-name="T2">nariumque transitum. </text:span><text:span text:style-name="T15">Rotae circumvolutionem</text:span><text:span text:style-name="T24">'<text:line-break/>non </text:span><text:span text:style-name="T15">simplicem </text:span><text:span text:style-name="T2">intelligere convenit, fed </text:span><text:span text:style-name="T15">ex </text:span><text:span text:style-name="T24">contrariis<text:line-break/></text:span><text:span text:style-name="T15">compositum motibus, </text:span><text:span text:style-name="T2">quando fane </text:span><text:span text:style-name="T15">ad cutem nativus </text:span><text:span text:style-name="T24">calor<text:line-break/></text:span><text:span text:style-name="T15">eruperit, externo </text:span><text:span text:style-name="T2">aere in corpus </text:span><text:span text:style-name="T15">per </text:span><text:span text:style-name="T2">os </text:span><text:span text:style-name="T15">impulso </text:span><text:span text:style-name="T24">adacto-<text:line-break/>que, </text:span><text:span text:style-name="T15">quando autem rursus per os forna </text:span><text:span text:style-name="T24">eruperit, aere</text:span></text:p>
      <text:p text:style-name="P7"><text:span text:style-name="T2">nobis circumfluo per cutem in </text:span><text:span text:style-name="T1">corpus </text:span><text:span text:style-name="T2">impulso, ut actio<text:line-break/>quidem sit per nataram nostram expiratio et perspicatio,<text:line-break/>affectus autem inspiratio, non solum quae per os fit, sed<text:line-break/>etiam </text:span><text:span text:style-name="T24">quae </text:span><text:span text:style-name="T2">per culem. Neque in altera ipsarum Plato<text:line-break/>utitur arbitrio noftro, etsi manifesto in nobis sit citius,<text:line-break/>tardius, minus, magis et frequentius inspirare et expirare.<text:line-break/>Praeterea sermo Platonis coarguitur, et quod post </text:span><text:span text:style-name="T24">arte-<text:line-break/></text:span><text:span text:style-name="T2">rlarum contractionem oportebat statim inspirationem fieri,<text:line-break/>post', expirationenr protinus arteriarum elevationem.<text:line-break/>Verum hoc ita accidere non ridetur. </text:span><text:span text:style-name="T24">. </text:span><text:span text:style-name="T2">At.si velimus </text:span><text:span text:style-name="T24">lon-<text:line-break/></text:span><text:span text:style-name="T2">giori tempore respirationem cohibere, statim arteriae cum<text:line-break/>corde moventur. Quin etiam elevantur inspirantibus<text:line-break/>nonnuUquam, contrahuntur lexpirantibus, et in </text:span><text:span text:style-name="T24">unius<text:line-break/></text:span><text:span text:style-name="T2">respirationis tempore septies aut octies aut etiam </text:span><text:span text:style-name="T24">decies<text:line-break/></text:span><text:span text:style-name="T2">cor cmn arleriis apparet elevari contrahiquc. Verum </text:span><text:span text:style-name="T24">et<text:line-break/></text:span><text:span text:style-name="T2">circumvolutionis ratio absurda est, nam ah </text:span><text:span text:style-name="T24">expiratione<text:line-break/></text:span><text:span text:style-name="T2">aerem </text:span><text:span text:style-name="T24">. </text:span><text:span text:style-name="T2">lutro rurfus per cutem compulsum </text:span><text:span text:style-name="T24">ferri non</text:span></text:p>
      <text:p text:style-name="P7"><text:span text:style-name="T2">necessarium esu Quippe quum expiratio contractionem<text:line-break/>respiratoriorum instrumentorum sequatur, illam con-<text:line-break/></text:span><text:span text:style-name="T15">tractionem </text:span><text:span text:style-name="T2">subsequens aer nobis circumfusus locum<text:line-break/></text:span><text:span text:style-name="T15">praebet </text:span><text:span text:style-name="T2">ei, quod expiratur. Porro quod et alia, quae<text:line-break/></text:span><text:span text:style-name="T15">tractionem </text:span><text:span text:style-name="T2">e medio tollens Plato dixerit, absurde sit<text:line-break/></text:span><text:span text:style-name="T15">aggressus, </text:span><text:span text:style-name="T2">in expositione ipsorum dicetur.</text:span></text:p>
      <text:h text:style-name="Heading_20_2" text:outline-level="2">Cap. IX.</text:h>
      <text:p text:style-name="P48"><text:span text:style-name="T2">Nunc enim abunde est ostendisse stilum,<text:line-break/></text:span><text:span text:style-name="T15">in quibus </text:span><text:span text:style-name="T2">consentiat </text:span><text:span text:style-name="T15">dissentiatque </text:span><text:span text:style-name="T2">cum Hippocrate. </text:span><text:span text:style-name="T15">Ap-<text:line-break/>ponamus </text:span><text:span text:style-name="T2">igitur ei et reliqua; nam in sermone de </text:span><text:span text:style-name="T15">usu<text:line-break/>respirationis </text:span><text:span text:style-name="T2">Plato videtur </text:span><text:span text:style-name="T15">Hippocratem </text:span><text:span text:style-name="T2">imitari, qui<text:line-break/></text:span><text:span text:style-name="T15">inspirationem </text:span><text:span text:style-name="T2">vult nativi caloris refrigerandi gratia fieri,<text:line-break/></text:span><text:span text:style-name="T15">cxpirationem </text:span><text:span text:style-name="T2">vero, ut suliginosa </text:span><text:span text:style-name="T15">recrementa effundantur<text:line-break/>pcrspirentque. </text:span><text:span text:style-name="T2">In qua autem </text:span><text:span text:style-name="T15">oratione haec </text:span><text:span text:style-name="T2">docet, </text:span><text:span text:style-name="T15">etiam<text:line-break/>percensuit, </text:span><text:span text:style-name="T2">quomodo potus in </text:span><text:span text:style-name="T15">pulmonem </text:span><text:span text:style-name="T2">seratur. </text:span><text:span text:style-name="T15">Verba<text:line-break/>ipsius haec sunt. </text:span><text:span text:style-name="T2">Quum vero cognoscerent cordis saltu<text:line-break/></text:span><text:span text:style-name="T15">in malorum </text:span><text:span text:style-name="T2">cxpectatione et iracundiae aestu, quod </text:span><text:span text:style-name="T15">ejus-<text:line-break/>modi omnis dispositio irasicentium per ignem fatura sit,<text:line-break/>subsidium ipsi molientes pulmonis speciem construxerunt.</text:span></text:p>
      <text:p text:style-name="P7"><text:span text:style-name="T2">primum quidem mollem et exanguem, deinde </text:span><text:span text:style-name="T1">autem </text:span><text:span text:style-name="T2">fistu-<text:line-break/>las intus spongiae modo perforatas habentem, </text:span><text:span text:style-name="T1">ut </text:span><text:span text:style-name="T2">spiri-<text:line-break/>tum poturnque excipiens refrigerium </text:span><text:span text:style-name="T1">respiratione et </text:span><text:span text:style-name="T2">resc-<text:line-break/>cillationem in aesitu exhibeat. Si igitur Plato autumat,,<text:line-break/>omnem nos potum in pulmonem .haurire, jure damna-.<text:line-break/>tur manifestissimae rei inscius. Si autem partem aliquam,<text:line-break/>potus per asperam arteriam adactam in. pulmonem de-<text:line-break/>ferri censet, dicit aliquid eorum, quae fieri possunt, simi-<text:line-break/>literque aliorum dogmatum, de quibus inter se et medici<text:line-break/>et philosophi dissentiunt. Non idem autem est menda-<text:line-break/>cium aliquod dicere, aut ridiculum, quoniam et. ipsum<text:line-break/>Erasistratum ostendimus tum in libro de usu respiratio-,<text:line-break/>nis, tum de pulsuum usu simul et generatione, praeter-<text:line-break/>ea deglutitionis concoctionisque, errasse, scd non ipsum<text:line-break/>derisimus, quoniam non quodlibet mendacium statim est<text:line-break/>etiam ridiculum; item nec quia de iusiammalionis gene-<text:line-break/>ratione et febris dignotioue lu libris de missione sangui-.<text:line-break/></text:span><text:span text:style-name="T24">nis </text:span><text:span text:style-name="T2">per venas aliisque nonnullis curatoriis disputationibus</text:span></text:p>
      <text:p text:style-name="P7"><text:span text:style-name="T2">aberrasse ostensus esu Quin etiam ipsius sccsatorum aliquis,<text:line-break/>sermonem invertens nos inquit in. his, non Erafistratum,<text:line-break/>falsum esse, non tamen neque nos illum derisimus, neque ille,<text:line-break/>nos. Nam quum dogmata obscura sunt, et fide, quae ratio-<text:line-break/>nibus fit, aliis probabilia, </text:span><text:span text:style-name="T1">aliis </text:span><text:span text:style-name="T2">improbabilia videntur, ut<text:line-break/>opinantibus, verum esse, assentiri culpa vacat, ita etiam<text:line-break/>concedere aliis, ut ipsis contradicant. At conviciari et<text:line-break/></text:span><text:span text:style-name="T15">deridere </text:span><text:span text:style-name="T2">tanquam stultum, de quo dogmatice ambigitur,<text:line-break/>temerarium; cujusmodi </text:span><text:span text:style-name="T1">est, </text:span><text:span text:style-name="T2">et nonnihil potus in pulmo-<text:line-break/>nem confluere, et per laryngem, et per nsperam arte-<text:line-break/>riam, non confertim, </text:span><text:span text:style-name="T1">neque </text:span><text:span text:style-name="T2">per mediam spatii laxitatem<text:line-break/>instrumenti delatum, sed circa </text:span><text:span text:style-name="T15">tunicam </text:span><text:span text:style-name="T2">roris modo de-<text:line-break/></text:span><text:span text:style-name="T15">stuens. </text:span><text:span text:style-name="T2">Hoc igitur verumne sit an falsum, paulo post<text:line-break/>considerabimus. At ridrculmn </text:span><text:span text:style-name="T15">revera </text:span><text:span text:style-name="T2">sermonem, quod,<text:line-break/></text:span><text:span text:style-name="T15">non </text:span><text:span text:style-name="T2">in ventrem per stomachum </text:span><text:span text:style-name="T15">potus </text:span><text:span text:style-name="T2">tendat, scd in<text:line-break/></text:span><text:span text:style-name="T15">pulmonem per </text:span><text:span text:style-name="T2">arteriam tutus, nusquam Plato </text:span><text:span text:style-name="T15">dixit;,<text:line-break/>nam </text:span><text:span text:style-name="T2">lu ipso hoc libro, quo commemoratam de potu </text:span><text:span text:style-name="T15">ora-..</text:span></text:p>
      <text:p text:style-name="P7"><text:span text:style-name="T2">tionem scripsit, potum, quemadmodum cibos, in ventrem<text:line-break/>deferri pronunciavit, idque non semel, scd admodum<text:line-break/>frequenter, ut licet ex verbis ipsius tibi condiscere, pri_<text:line-break/>mis quidem his pest quatuor primos versus comprehensae<text:line-break/>ab eo sententiae conscriptis. Eam animae facultatem,<text:line-break/>quae cibum et potum concupisait, et reliqua, quibus,<text:line-break/>propter corporis naturam indiget, medias inter phrenas<text:line-break/>et umbilici terminum regione collocarunt. Non in </text:span><text:span text:style-name="T24">corde<text:line-break/></text:span><text:span text:style-name="T2">et pulmone cibi potusque appetitoria, scd infra septum<text:line-break/>transversum esse tuetur. Phrenas enim non hic </text:span><text:span text:style-name="T24">solus,<text:line-break/></text:span><text:span text:style-name="T2">scd etiam alii veteres septum transversum appellarunt<text:line-break/>Caeterum infra has phrenas et venter situs est, et </text:span><text:span text:style-name="T24">inte-<text:line-break/></text:span><text:span text:style-name="T2">stina, et jecur ipsum, de quo nunc est mentio. </text:span><text:span text:style-name="T24">Quin<text:line-break/>etiam </text:span><text:span text:style-name="T2">paulo post rursus inquit: Cognoscebant prosecto<text:line-break/>generis neseri fabricatores, nos ad cibum potumque </text:span><text:span text:style-name="T24">sare<text:line-break/></text:span><text:span text:style-name="T2">intemperatos, ac propter ingluviem plus, quam modus </text:span><text:span text:style-name="T24">et<text:line-break/></text:span><text:span text:style-name="T2">necesisuas postularet, ex his sumpturos.. Igitur ne </text:span><text:span text:style-name="T24">inter-</text:span></text:p>
      <text:p text:style-name="P7"><text:span text:style-name="T15">itus </text:span><text:span text:style-name="T2">propter morbos acutos oboriretur, et irnpersectum<text:line-break/></text:span><text:span text:style-name="T15">rnax </text:span><text:span text:style-name="T2">genus desineret, haec praevidentes inferiorem ven-<text:line-break/></text:span><text:span text:style-name="T15">trem </text:span><text:span text:style-name="T2">appellatum sabricati sunt, qui potum cibumque<text:line-break/></text:span><text:span text:style-name="T15">suscipiat. Rursus </text:span><text:span text:style-name="T2">autem paulo </text:span><text:span text:style-name="T15">inferius </text:span><text:span text:style-name="T2">eodem </text:span><text:span text:style-name="T15">in libro<text:line-break/>haec </text:span><text:span text:style-name="T2">scribit. Idem porro de nosiro ventre considerandum<text:line-break/></text:span><text:span text:style-name="T15">ese, </text:span><text:span text:style-name="T2">quod cibos et potus ingestos potese retinere, spiritum<text:line-break/></text:span><text:span text:style-name="T15">autem </text:span><text:span text:style-name="T2">et ignem, quae consistentia ejus longe funt tenuiora,<text:line-break/></text:span><text:span text:style-name="T15">non </text:span><text:span text:style-name="T2">potesit. Rurfus igitur et hic manifeste dixit, cibum<text:line-break/></text:span><text:span text:style-name="T15">potumque </text:span><text:span text:style-name="T2">in </text:span><text:span text:style-name="T15">ventriculum </text:span><text:span text:style-name="T2">nostrum venire, ac humoris,<text:line-break/></text:span><text:span text:style-name="T15">qui in </text:span><text:span text:style-name="T2">ipsc ex </text:span><text:span text:style-name="T15">horum </text:span><text:span text:style-name="T2">mixtione factus est, iu venas<text:line-break/></text:span><text:span text:style-name="T15">distributionem </text:span><text:span text:style-name="T2">irrigationem nominavit propter humidi-<text:line-break/></text:span><text:span text:style-name="T15">tatem</text:span><text:span text:style-name="T2">, post superius comprehensa in eum modum scribens.<text:line-break/></text:span><text:span text:style-name="T15">His </text:span><text:span text:style-name="T2">itaque usus </text:span><text:span text:style-name="T15">ese </text:span><text:span text:style-name="T2">deus ad irrigationem </text:span><text:span text:style-name="T15">ex </text:span><text:span text:style-name="T2">ventriculo<text:line-break/></text:span><text:span text:style-name="T15">in venas. </text:span><text:span text:style-name="T2">A.c </text:span><text:span text:style-name="T15">deinde </text:span><text:span text:style-name="T2">iterum non multo </text:span><text:span text:style-name="T15">post </text:span><text:span text:style-name="T2">commemo-<text:line-break/></text:span><text:span text:style-name="T15">rata hoc </text:span><text:span text:style-name="T2">pacto </text:span><text:span text:style-name="T15">inquit: </text:span><text:span text:style-name="T2">Quando enim, intro </text:span><text:span text:style-name="T15">et </text:span><text:span text:style-name="T2">scras<text:line-break/></text:span><text:span text:style-name="T15">respiratione </text:span><text:span text:style-name="T2">meante, ignis interior conjunctus </text:span><text:span text:style-name="T15">sequitur,<text:line-break/>divisus </text:span><text:span text:style-name="T2">.semper per ventrem ingrejsas cibum potumque</text:span></text:p>
      <text:p text:style-name="P7"><text:span text:style-name="T2">capit, liquefacit sane, et minutim dividens tanquam<text:line-break/>ex fonte quodam educit ad rivos videlicet venarum,<text:line-break/>quaecunque exhausit, atque, per corpus quasi convallem<text:line-break/>venarum quaedam siuenta siacit. Porro fubfequentibus<text:line-break/></text:span><text:span text:style-name="T15">tueri vj.detur eandem </text:span><text:span text:style-name="T2">opinionem, tum </text:span><text:span text:style-name="T15">in </text:span><text:span text:style-name="T2">fermonibus </text:span><text:span text:style-name="T15">de<text:line-break/>respiratione et concoctione </text:span><text:span text:style-name="T2">universis. Quare a </text:span><text:span text:style-name="T15">stolida<text:line-break/>opinione recessit; </text:span><text:span text:style-name="T2">ac oportet eos </text:span><text:span text:style-name="T15">potius, qui putarunt,<text:line-break/>ipsum tam esse imperitum rudemque, ut existimaverit,<text:line-break/></text:span><text:span text:style-name="T2">potum </text:span><text:span text:style-name="T15">omnem </text:span><text:span text:style-name="T2">in pulmones deferri, criminari, </text:span><text:span text:style-name="T15">quod<text:line-break/></text:span><text:span text:style-name="T2">mentiantar. Porro, si quis, an potus aliquid in </text:span><text:span text:style-name="T15">pulmonem<text:line-break/></text:span><text:span text:style-name="T2">fecundum </text:span><text:span text:style-name="T15">interiorem </text:span><text:span text:style-name="T2">tunicam </text:span><text:span text:style-name="T15">laryngis </text:span><text:span text:style-name="T2">et asperae </text:span><text:span text:style-name="T15">arte-<text:line-break/></text:span><text:span text:style-name="T2">riae feratur, </text:span><text:span text:style-name="T15">ipsc in </text:span><text:span text:style-name="T2">fe volet experiri, potest, </text:span><text:span text:style-name="T15">accepta,<text:line-break/>dum </text:span><text:span text:style-name="T2">stat, </text:span><text:span text:style-name="T15">copiosa aqua in </text:span><text:span text:style-name="T2">os, deinde decumbens </text:span><text:span text:style-name="T15">supi-<text:line-break/></text:span><text:span text:style-name="T2">nus, aperiensque </text:span><text:span text:style-name="T15">modice </text:span><text:span text:style-name="T2">laryngis orificium; penes </text:span><text:span text:style-name="T15">nos<text:line-break/>enim </text:span><text:span text:style-name="T2">est id </text:span><text:span text:style-name="T15">tum aperire, tum </text:span><text:span text:style-name="T2">claudere. Siquidem, </text:span><text:span text:style-name="T15">quum<text:line-break/>aliquid </text:span><text:span text:style-name="T2">ex </text:span><text:span text:style-name="T15">ore in ipsum praeterfluit, statim scntictur, quod<text:line-break/>sane </text:span><text:span text:style-name="T2">et </text:span><text:span text:style-name="T15">strangulat, et excruciat amplius effectum. Quin</text:span></text:p>
      <text:p text:style-name="P7"><text:span text:style-name="T2">et ipsam tussim irritantem tolerando aliquis potest cohi-<text:line-break/>bere, ut statim exiguum, quod strangulat, cesset; non-<text:line-break/>nunquam et tussicula oborta id, quod angit, discussit, ne<text:line-break/>ima quidem spuitione facta; quo etiam constat, cumula-<text:line-break/>tam potionem multam, tantamque, ut spiritus vias inter-<text:line-break/>cipist, animal ad tussim irritare, at modicam adeo,<text:line-break/></text:span><text:span text:style-name="T15">ut </text:span><text:span text:style-name="T2">cicca interiorem tunicam laryngis et asperae arteriae<text:line-break/>roris modo effundatur, neque icritare, neque omnino<text:line-break/></text:span><text:span text:style-name="T15">sensum </text:span><text:span text:style-name="T2">sui, quum per arteriam defertur, praebere. Ve-<text:line-break/></text:span><text:span text:style-name="T15">rum, </text:span><text:span text:style-name="T2">si etiam animal, quodcunque volueris, sitire facias,<text:line-break/></text:span><text:span text:style-name="T15">ut </text:span><text:span text:style-name="T2">coloratam aquam bibere sustineat, ac dederis vel cae-<text:line-break/></text:span><text:span text:style-name="T15">ruleo </text:span><text:span text:style-name="T2">colore luscctam, vel minio, deinde statim jugulatum<text:line-break/>dissecueris, pulmonem coloratum offendes. Liquet igitur<text:line-break/>manifesto</text:span><text:span text:style-name="T1">, </text:span><text:span text:style-name="T2">aliquid ex potu lu ipsum deferri.</text:span></text:p>
      <text:h text:style-name="P1" text:outline-level="1"><text:bookmark-start text:name="bookmark18"/><text:span text:style-name="T2">GALENI DE HIPPOCRATIS ET PLATO-<text:line-break/>NIS PLACITIS LIBER NONUS</text:span><text:bookmark-end text:name="bookmark18"/><text:span text:style-name="T28">.</text:span></text:h>
      <text:h text:style-name="Heading_20_2" text:outline-level="2">Cap. I.</text:h>
      <text:p text:style-name="P65">Quoniam de omnibus, quae utrique, Hip-<text:line-break/>pocrates et Plato, tradunt, considerare erat institutum,<text:line-break/>tractatumque a me jam est de iis, quae plurimum possunt<text:line-break/>tum ad medicinam tum ad philosophiam, tempestivum<text:line-break/>fuerit, ut ad alia me conversam. Porro videtur in ipsis<text:line-break/>non parum valere, similitudinem’ rerum invicem posse<text:line-break/>discernere. Non solum enim, quomodo luter se conve-</text:p>
      <text:p text:style-name="P7"><text:span text:style-name="T2">niant, scire conducit, sed multo magis in quibus dissen-<text:line-break/>tiant. Itaque initium ab his sumemus, ostendentes, tum<text:line-break/>quod universim illi de ipsis similiter pronunciarunt, tum<text:line-break/>quod exemplis specialibus hic artis medicae, ille philo-<text:line-break/>sophiae' nos exercuit, ac tertium, quod per ea ipsa,<text:line-break/>quae proposuerunt nobis loco exercitii; viam ostendere,<text:line-break/>qua procedentes ad institutum perveniemus. Generatim<text:line-break/></text:span><text:span text:style-name="T24">itaque </text:span><text:span text:style-name="T2">Hippocrates protulit ea, de quibus dubitandi erran-<text:line-break/></text:span><text:span text:style-name="T24">dique </text:span><text:span text:style-name="T2">occasionem vel optimis medicis praebet, Plato<text:line-break/></text:span><text:span text:style-name="T24">autem </text:span><text:span text:style-name="T2">hunc in modum. Convenit igitur primum, ut is,<text:line-break/></text:span><text:span text:style-name="T24">qui </text:span><text:span text:style-name="T2">decepturus alium ese, ipse autem non decipiatur,<text:line-break/>similitudinem rerum ei disiscmilitudinem exacte cogno-<text:line-break/></text:span><text:span text:style-name="T24">scat. • </text:span><text:span text:style-name="T2">Quomodo autem aliquis assequatur id, Plato te do-<text:line-break/>cebit inquienst ddurnquid igitur singulorum veritatis<text:line-break/></text:span><text:span text:style-name="T24">inscius </text:span><text:span text:style-name="T2">poterit ejus, quod ignoratur, similitudinem in<text:line-break/>universis parvam aut magnam dijudicare? Nullus potese.<text:line-break/></text:span><text:span text:style-name="T24">Quomodo </text:span><text:span text:style-name="T2">autem uniuscujusque, quod inquiritur, veritatem<text:line-break/></text:span><text:span text:style-name="T24">invenias, </text:span><text:span text:style-name="T2">prius me audito et manifesto et compendiose<text:line-break/></text:span><text:span text:style-name="T24">disserentem; </text:span><text:span text:style-name="T2">ea vero, quae audis, memoriae reconde;</text:span></text:p>
      <text:p text:style-name="P7"><text:span text:style-name="T24">ita </text:span><text:span text:style-name="T15">ad illorum orationes perpendendas te eonferas. Ego<text:line-break/></text:span><text:span text:style-name="T24">te veritatem eorum, quae </text:span><text:span text:style-name="T15">inquiris, inventurum affirmo, </text:span><text:span text:style-name="T24">si<text:line-break/>primum </text:span><text:span text:style-name="T15">initium viae, quae ad ea ducit, cognoveris; </text:span><text:span text:style-name="T24">a<text:line-break/>qua aberrans, </text:span><text:span text:style-name="T15">in permagnam</text:span><text:span text:style-name="T17">-</text:span><text:span text:style-name="T15"> verborum eaptionem </text:span><text:span text:style-name="T24">erro-<text:line-break/>iemqne </text:span><text:span text:style-name="T15">decides. Caeterum per eadem judicii insseumenta,<text:line-break/></text:span><text:span text:style-name="T24">quibus prlucipium-invenisti, </text:span><text:span text:style-name="T15">etiam id, quod initium fequi-<text:line-break/></text:span><text:span text:style-name="T24">tur, </text:span><text:span text:style-name="T15">reperies, </text:span><text:span text:style-name="T24">deinde </text:span><text:span text:style-name="T15">similiter tertium, et ununiquodque<text:line-break/></text:span><text:span text:style-name="T24">postea. Quomodo </text:span><text:span text:style-name="T15">igitur initium licet invenire? </text:span><text:span text:style-name="T24">quando-<text:line-break/>quidem </text:span><text:span text:style-name="T15">et Plato, laudata paroemia, qua dicimus </text:span><text:span text:style-name="T24">prin-<text:line-break/>cipium </text:span><text:span text:style-name="T15">.dimidium totius, ipsc apposuit maximum, </text:span><text:span text:style-name="T24">prin-<text:line-break/>cipium, inquietis, totius operis </text:span><text:span text:style-name="T15">maximum, </text:span><text:span text:style-name="T24">qneniadmo-<text:line-break/>durn </text:span><text:span text:style-name="T15">et alii </text:span><text:span text:style-name="T24">nonnulli </text:span><text:span text:style-name="T15">non </text:span><text:span text:style-name="T24">solum </text:span><text:span text:style-name="T15">dimidium </text:span><text:span text:style-name="T24">totius prin-<text:line-break/>cipium esse dixerunt, </text:span><text:span text:style-name="T15">scd </text:span><text:span text:style-name="T24">etiam amplius quam dimidium,<text:line-break/>alii_vero et totum </text:span><text:span text:style-name="T15">potentia. </text:span><text:span text:style-name="T24">Ostendemus igitur </text:span><text:span text:style-name="T15">jam, </text:span><text:span text:style-name="T28">quo-<text:line-break/></text:span><text:span text:style-name="T24">modo initium inventionis eorum, quae disquiruntur, </text:span><text:span text:style-name="T28">inve-<text:line-break/></text:span><text:span text:style-name="T24">nias, iis in memoriam revoeatis, quae </text:span><text:span text:style-name="T28">prolixe tum in<text:line-break/></text:span><text:span text:style-name="T24">opere de demonstrationibus, tum in aliis </text:span><text:span text:style-name="T28">quibusdam<text:line-break/></text:span><text:span text:style-name="T24">comprehensa </text:span><text:span text:style-name="T28">sunt. </text:span><text:span text:style-name="T24">Si igitur nullum nobis inest </text:span><text:span text:style-name="T28">naturale<text:line-break/>judicii </text:span><text:span text:style-name="T24">instrumentum, neqtte artificiosum, nihil </text:span><text:span text:style-name="T28">poterimus</text:span></text:p>
      <text:p text:style-name="P7"><text:span text:style-name="T2">invenire. </text:span><text:span text:style-name="T1">At quum </text:span><text:span text:style-name="T2">naturalia habeamus, invenerimus<text:line-break/>etiam aliquod artisiciofutn. Igitur habemus omnes homi-<text:line-break/>nes quaedam naturalia judicii instrumenta communia,<text:line-break/>neque enim licet naturalia dicere ea, quae non sunt<text:line-break/>omnibus communia; nam oportet nimirum naturalia,<text:line-break/>praeter quod omnibus funt communia, etiam naturam<text:line-break/>habere communem. Ego sane pronuncio, nos omnes<text:line-break/>naturalia judicii instiumenta habere, idque in memoriam<text:line-break/>revocans, non docens, neque demonstrans, neque, tan-<text:line-break/></text:span><text:span text:style-name="T24">quam </text:span><text:span text:style-name="T2">ipsc dixerim, adduco. Quae autem funt haec?<text:line-break/>Oculi fecundum naturam habentes, qui visibilia conspi-<text:line-break/>ciunt; aures naturali modo habentes, quae audibilia per-<text:line-break/>cipiunt; lingua humorum gustatrix, nares odorum, et tota<text:line-break/>cutis tactuum. Ad haec intellectus, </text:span><text:span text:style-name="T24">vel </text:span><text:span text:style-name="T2">notio, vel quorno-<text:line-break/></text:span><text:span text:style-name="T24">docunque </text:span><text:span text:style-name="T2">voles appellare, quo consequentiam repugnan-<text:line-break/>tiamque internoscimus, ac alia, quae his incidunt, </text:span><text:span text:style-name="T24">in </text:span><text:span text:style-name="T2">quibus<text:line-break/></text:span><text:span text:style-name="T24">est </text:span><text:span text:style-name="T2">et divisio et compositio, similitudo et </text:span><text:span text:style-name="T24">dissimilitudo, </text:span><text:span text:style-name="T2">a<text:line-break/></text:span><text:span text:style-name="T24">quibus </text:span><text:span text:style-name="T2">praesens disputatio exorsa est. Itaque </text:span><text:span text:style-name="T24">Hippocrates </text:span><text:span text:style-name="T2">de<text:line-break/></text:span><text:span text:style-name="T24">ipsis hoc </text:span><text:span text:style-name="T2">pacto </text:span><text:span text:style-name="T24">scripsit </text:span><text:span text:style-name="T2">Similiane an dijsemilda </text:span><text:span text:style-name="T24">sent</text:span><text:span text:style-name="T2">, ab</text:span></text:p>
      <text:p text:style-name="P7"><text:span text:style-name="T2">initio a maximis sacillimisque, quae ab omnibus ubique<text:line-break/>cognoscuntur, discimus, quae et videre </text:span><text:span text:style-name="T1">et </text:span><text:span text:style-name="T2">audire ese,<text:line-break/></text:span><text:span text:style-name="T15">quae </text:span><text:span text:style-name="T2">etiam visu, • nasio, lingua et intellectu licet sentire,<text:line-break/>quae et quibus cognita omnibus licet seire. Hanc </text:span><text:span text:style-name="T15">ora-'<text:line-break/>tionem interpretatus </text:span><text:span text:style-name="T2">primo commentariorum in opero </text:span><text:span text:style-name="T15">de'<text:line-break/>re medica, nihil etiam nunc </text:span><text:span text:style-name="T2">opus habeo persequi, sed<text:line-break/></text:span><text:span text:style-name="T15">abunde erit capita </text:span><text:span text:style-name="T2">ipsius solum explicasse, quoniam ad<text:line-break/></text:span><text:span text:style-name="T15">exactam similium, dissimiliumque </text:span><text:span text:style-name="T2">dignotionem • </text:span><text:span text:style-name="T15">pervenice'<text:line-break/>convenit, principio inventionis ipsorum </text:span><text:span text:style-name="T2">a </text:span><text:span text:style-name="T15">naturalibus<text:line-break/>naturae judiciis desumpto, </text:span><text:span text:style-name="T2">qui </text:span><text:span text:style-name="T15">sensus </text:span><text:span text:style-name="T2">sunt et lutelleetus.<text:line-break/></text:span><text:span text:style-name="T15">Licet autem tibi appellere, </text:span><text:span text:style-name="T2">ut a ' me subinde dictum </text:span><text:span text:style-name="T15">est<text:line-break/>variis in locis, et intellectum</text:span><text:span text:style-name="T2">, et mentem, et </text:span><text:span text:style-name="T15">rationem,'<text:line-break/>vel utcunque velis, modo </text:span><text:span text:style-name="T2">notionem serves, ut vult </text:span><text:span text:style-name="T15">Hip-<text:line-break/>pocrates. Ut enim seusibllium judex </text:span><text:span text:style-name="T2">est sensus, ita </text:span><text:span text:style-name="T15">iutel—<text:line-break/>ligibilium alia quaedam facultas, quam </text:span><text:span text:style-name="T2">ut </text:span><text:span text:style-name="T15">appellare ali-<text:line-break/>quis volet, ei concedimus, ne nobis accessorium </text:span><text:span text:style-name="T24">ipso<text:line-break/>opere </text:span><text:span text:style-name="T15">fiat majus. Utimur' enim nominibus et summa-<text:line-break/></text:span><text:span text:style-name="T2">tim usitata </text:span><text:span text:style-name="T15">luter nos </text:span><text:span text:style-name="T2">linguae proprietate, qua </text:span><text:span text:style-name="T15">animi </text:span><text:span text:style-name="T24">opi-.</text:span></text:p>
      <text:p text:style-name="P70">iriones significentur, quas ex rerum naturae contempla-<text:line-break/>tione conquifivimus. Ridiculum igitur est, hac relicta, de<text:line-break/>nominibus contendere. Quomodo autem Hippocrates iu-<text:line-break/>quit rerum naturam inveniri? si a maximis et facillimis<text:line-break/>inceperimus; maximis • quidem usu, facillimis autem<text:line-break/>nostra cognitione. Etenim natura ambo nobis haec dedit,<text:line-break/>et ipsa judicii instrumenta, et qnod ipsis a nullo docti<text:line-break/>praeceptore credimus. Eadem igitur, quibus judicamus,<text:line-break/>et instiumenta sensuum sunt, et facultates instrumentis<text:line-break/>utentes. At fides ipsurum citra disciplinam et natura<text:line-break/>non hominibus tantum, sed assis etiam animantibus inest.<text:line-break/>Etenim, dum conspiciunt accedentem, audiuntque<text:line-break/>strepitum aliquem' aut vocem, subterfugiunt quidem pro-<text:line-break/>tinus, majore viso animali, manent autem in loco, si<text:line-break/>minus imbecilliusque accedere sentiant. Quare, si fidem<text:line-break/>aliquis derogat iis, quae sensu aut intellectu manifesto<text:line-break/>apparent, eum ne aggredi quidem ullius constitutionem<text:line-break/>artis oportet. At, si apparent artium opera vitae horni-</text:p>
      <text:p text:style-name="P7"><text:span text:style-name="T15">num conducibilia, omnino fere naturalibus </text:span><text:span text:style-name="T1">judiciis </text:span><text:span text:style-name="T15">fidem<text:line-break/>accommodantes homines de ipsis judicarunt, </text:span><text:span text:style-name="T1">ac </text:span><text:span text:style-name="T15">nos illis<text:line-break/>lauto feliciores fumus, quod utilia longo tempore cum<text:line-break/>laboribus et curis inventa antiquis ipsi pauco tempore<text:line-break/>condiscimus. Si igitur reliquo vitae spatio non persun-<text:line-break/>ctorie artes exerceamus, sed siniilium dissimilium que<text:line-break/>dignotioui semper solicite insistamus, nihil prohibet nos<text:line-break/>prioribus evadere praestantiores. Quomodo igitur exer-<text:line-break/>cebimus nos ipsus? si a cognitu facillimis, quemadmo-<text:line-break/>durn Hippocrates praecipit, fuerimus auspicati. Haec<text:line-break/>enim funt, quae magnum ad totam vitam habent usum<text:line-break/>et ad differentiam inter fe.</text:span></text:p>
      <text:h text:style-name="Heading_20_2" text:outline-level="2">Cap. II.</text:h>
      <text:p text:style-name="P79">Apponam autem tibi exemplum ex utro-<text:line-break/>que viro, quo cognoscatur res evidentius. Itaque Hippo-<text:line-break/>crates hoc pacto in praesagiis scriptum reliquit Consi-<text:line-break/>derandum ese ita in morbis acatis, primum an aegro-<text:line-break/>tantis saaies sanis scmilis siit, praesertim vero se ipsa<text:line-break/>subi, sec enim optime sperandum ese-, se autem contraria</text:p>
      <text:p text:style-name="P7"><text:span text:style-name="T15">fimili permultum, pestime. Erit autem hujusmodi,<text:line-break/>itares acutae, oculi concavi, aliaque deinceps compre- .<text:line-break/></text:span><text:span text:style-name="T19">Jten.su </text:span><text:span text:style-name="T15">Videtur enim in his initium diguotionis praela-'<text:line-break/>gientium locorum ab his fecisse, quae maxime naturaliter<text:line-break/></text:span><text:span text:style-name="T24">habentibus </text:span><text:span text:style-name="T15">sunt contraria, quae etiam maxime </text:span><text:span text:style-name="T24">sunt et<text:line-break/></text:span><text:span text:style-name="T15">omnibus cognitu facilia. Porro haec ubi quis praedidi-<text:line-break/>cerit, .aliquando poterit transiens paulatim .ad ricina </text:span><text:span text:style-name="T24">inter<text:line-break/>se </text:span><text:span text:style-name="T15">pervenire, quemadmodum Hippocratem in Praesagio-<text:line-break/>rurn libro factitasse ostendimus; imo etiam Plato de </text:span><text:span text:style-name="T24">ipsis<text:line-break/></text:span><text:span text:style-name="T15">disputavit, quum in libro de Republica introduxit </text:span><text:span text:style-name="T24">Socra-<text:line-break/>tern </text:span><text:span text:style-name="T15">a GIaucone et Adamanto interpellari, </text:span><text:span text:style-name="T24">'ut ipsis totum<text:line-break/>de </text:span><text:span text:style-name="T15">justitia sermonem distingueret. </text:span><text:span text:style-name="T24">Quoniam </text:span><text:span text:style-name="T15">enim </text:span><text:span text:style-name="T24">sciverat<text:line-break/></text:span><text:span text:style-name="T15">rogaturum ipsum, quo propositum ostenderet, </text:span><text:span text:style-name="T24">nempe non<text:line-break/></text:span><text:span text:style-name="T15">unam esse totius animae nostrae </text:span><text:span text:style-name="T24">substantiam, ideo prius<text:line-break/>de. </text:span><text:span text:style-name="T15">civitate verba facere mavult, quae </text:span><text:span text:style-name="T24">hoc </text:span><text:span text:style-name="T15">pacto </text:span><text:span text:style-name="T24">habent.<text:line-break/></text:span><text:span text:style-name="T15">Dixi igitur, ut mea erat opinio, quaestionem </text:span><text:span text:style-name="T24">hanc,<text:line-break/></text:span><text:span text:style-name="T15">quam aggredimur, non ejse contemnendam, sed </text:span><text:span text:style-name="T24">hominis<text:line-break/>.acute cernentis opus, . ut milii videtur. Quoniam igitur</text:span></text:p>
      <text:p text:style-name="P7"><text:span text:style-name="T2">nos non periti sumus, perinde investigandam </text:span><text:span text:style-name="T1">ejse </text:span><text:span text:style-name="T2">jusii-<text:line-break/>tiam, ac se quis non acute cernentibus </text:span><text:span text:style-name="T1">liter </text:span><text:span text:style-name="T2">as parvas<text:line-break/>proculque posetas legendas mandajset, deinde animad-<text:line-break/>vertisset aliquis, easdem liter as ejse alibi in majori quo-<text:line-break/>que loco majores</text:span><text:span text:style-name="T15">, </text:span><text:span text:style-name="T2">atque inde operae pretium censuijset,<text:line-break/>ut eas primo legentes ita demum minores, an eaedem<text:line-break/></text:span><text:span text:style-name="T15">scnt</text:span><text:span text:style-name="T2">, consederarent. Ita prorsus, Adimantus inquit. </text:span><text:span text:style-name="T15">Sed<text:line-break/></text:span><text:span text:style-name="T2">quid tu semile in hac de justitia inquisetione vides, </text:span><text:span text:style-name="T15">o<text:line-break/></text:span><text:span text:style-name="T2">Socrates! Dicam, inquam. Dicimusne, justitiam hominis<text:line-break/>unius ejse, et dicimusne, etiam totius civitatis? Plane,<text:line-break/>inquit ille. Atque civitas nonne major uno viro ? Major,<text:line-break/>inquit,. Fortastse autem susiitia amplior in majori inesi,<text:line-break/>facilior que cognitu. Quare, se vultis, primum in </text:span><text:span text:style-name="T15">civi-<text:line-break/></text:span><text:span text:style-name="T2">tatibus inquiramus, qualis nam fit. Deinde sec in </text:span><text:span text:style-name="T15">sin-<text:line-break/></text:span><text:span text:style-name="T2">gulis consederabimus; majoris ipsiius scmititudinem </text:span><text:span text:style-name="T15">in<text:line-break/></text:span><text:span text:style-name="T2">minoris idea contemplantes. Itaque Plato, quum </text:span><text:span text:style-name="T15">prius<text:line-break/></text:span><text:span text:style-name="T2">nos </text:span><text:span text:style-name="T15">in </text:span><text:span text:style-name="T2">civitate - </text:span><text:span text:style-name="T15">exercuisset, </text:span><text:span text:style-name="T2">indicassetque, aliam </text:span><text:span text:style-name="T15">populi<text:line-break/>partem dominari, aliam </text:span><text:span text:style-name="T2">propugnare, tertiam </text:span><text:span text:style-name="T15">aliam opi-</text:span></text:p>
      <text:p text:style-name="P55">ficem esse in ea, digressus ad animam, etiam in ea<text:line-break/>ostendit aliam partem esse, quae dominetirr, quum bene<text:line-break/>habet, alteram, quae ipsi ministret, quemadmodum in<text:line-break/>urbibus ministrat mililaris, reliquam vero tertiam, quam<text:line-break/>alendi corporis gratia opifices nostri apposuerunt, etsi<text:line-break/>discernendo similitudines luter fe imperiti unam esse sen-<text:line-break/>tiant, non tres commemoratas animae partes. Quomodo<text:line-break/>igitur in discretione ipsarum exerceri conveniat, Plato<text:line-break/>docuit et in civitate per totum sere opus de Republica,<text:line-break/>et in anima sane principalissimam mentis partem in<text:line-break/>quarto libro, quae vero eam sequitur, in aliis, Oppor-<text:line-break/>tunum ilaque jam est ea, quae lu Phaedro complexus est,<text:line-break/>audire. An deceptio in his, quae mullum, an quae<text:line-break/>parum disterunt, accidit? In his, quae parunt. Atqui, se<text:line-break/>paulatim transueris , inscius magis ac imprudens ad con-<text:line-break/>trarium venies, quam sii multum transtineris. Quidni?<text:line-break/>Oportet igitur eum, quicunque decepturus aUum esc,<text:line-break/>ipse minime decipiendus, scmilitudinem etldijjirnilitudinem</text:p>
      <text:p text:style-name="P7"><text:span text:style-name="T2">rerum exquiscte dignoscat. jVecesiarium ese. Numquid<text:line-break/>igitur uniuscujusque veritatis insaius poterit ejus, </text:span><text:span text:style-name="T15">quod<text:line-break/></text:span><text:span text:style-name="T2">ignorat, scmUitudinem in universos parvam aut magnam<text:line-break/>dijudicare? Nequaquam. Ergo illos, qui praeter rerum<text:line-break/>naturam opinantur, falscque sunt, consuat propter </text:span><text:span text:style-name="T15">simi-<text:line-break/></text:span><text:span text:style-name="T2">litudines aUquas sec ejse ajsectos. Sic accidit. </text:span><text:span text:style-name="T15">Non igi-<text:line-break/></text:span><text:span text:style-name="T2">tur poterit quisquam, se rem quatncunque ignoraverit,<text:line-break/>artificiose Aliquem senscmque a vero in contrarium </text:span><text:span text:style-name="T15">per<text:line-break/></text:span><text:span text:style-name="T2">siimditudines aliquas scgtllatim traducere, aut </text:span><text:span text:style-name="T15">errorem<text:line-break/></text:span><text:span text:style-name="T2">hunc in se ipsc vitare ? unquam. Igitur quicunqne<text:line-break/>veritatem ignorat et opinionibus ducitur, dicendi </text:span><text:span text:style-name="T15">quo-<text:line-break/></text:span><text:span text:style-name="T2">que facultatem, ut videtur</text:span><text:span text:style-name="T1">, </text:span><text:span text:style-name="T2">inertem exhibet et </text:span><text:span text:style-name="T15">ridicu-<text:line-break/></text:span><text:span text:style-name="T2">lam. Caeterum, ut Hippocrates dixit, alia esse </text:span><text:span text:style-name="T15">cognitu<text:line-break/></text:span><text:span text:style-name="T2">facillima, aliqua non esse, initium a facillimis </text:span><text:span text:style-name="T15">faciendum<text:line-break/></text:span><text:span text:style-name="T2">est, quae etiam omnibus hominibus propter </text:span><text:span text:style-name="T15">evidentiam<text:line-break/>in </text:span><text:span text:style-name="T2">confesso sunt lta etiam Plato </text:span><text:span text:style-name="T15">sensit, id quod </text:span><text:span text:style-name="T24">ex<text:line-break/></text:span><text:span text:style-name="T2">ipsius, verbis condiscas. Au non constat ouique, </text:span><text:span text:style-name="T15">quod </text:span><text:span text:style-name="T24">in<text:line-break/></text:span><text:span text:style-name="T2">aliis, dum loquimur, idem sentimus omnes, in aliis </text:span><text:span text:style-name="T15">vero</text:span></text:p>
      <text:p text:style-name="P7"><text:span text:style-name="T15">non </text:span><text:span text:style-name="T2">idem? Quamvis, quod ais, inteUigere videor, pla~<text:line-break/></text:span><text:span text:style-name="T15">nius </text:span><text:span text:style-name="T2">tamen ut dicas cupio. Quando quis ferri nomen<text:line-break/></text:span><text:span text:style-name="T15">aut </text:span><text:span text:style-name="T2">argenti pronunciat, id omnes protinus intelligimus ?<text:line-break/></text:span><text:span text:style-name="T15">Prorsus. </text:span><text:span text:style-name="T2">Quid, cum jusii vel boni nomen? nonne alius<text:line-break/></text:span><text:span text:style-name="T15">alio </text:span><text:span text:style-name="T2">sertur, atque cum aliis, atque nobisaum ipsi ambi-<text:line-break/></text:span><text:span text:style-name="T15">gimus? </text:span><text:span text:style-name="T2">dfagnopere. Jn aliis ergo consentimus, in </text:span><text:span text:style-name="T15">aliis<text:line-break/>dijsentimus. </text:span><text:span text:style-name="T2">Sic esi. Ubinam saciUus saHi postsumus, et<text:line-break/></text:span><text:span text:style-name="T15">tn quibus </text:span><text:span text:style-name="T2">horum rhetorica plus valet Nimirum in </text:span><text:span text:style-name="T15">qui-<text:line-break/>bus </text:span><text:span text:style-name="T2">ambigimus. Oportet igitur </text:span><text:span text:style-name="T15">eum, </text:span><text:span text:style-name="T2">qui rhetoricum </text:span><text:span text:style-name="T15">sit<text:line-break/>resecuturus</text:span><text:span text:style-name="T2">, primum haec via adinvenijse, . et quendam<text:line-break/></text:span><text:span text:style-name="T15">characterem </text:span><text:span text:style-name="T2">utriusque speciei </text:span><text:span text:style-name="T15">percepijsi:</text:span><text:span text:style-name="T2">, et ubi </text:span><text:span text:style-name="T15">necejse<text:line-break/>esi </text:span><text:span text:style-name="T2">multitudinem scdli, et ubi non. Praeclaram quan—<text:line-break/></text:span><text:span text:style-name="T15">dam, </text:span><text:span text:style-name="T2">o Socrates, agnosceret speciem, qui cogitatione id,<text:line-break/></text:span><text:span text:style-name="T15">caperet. </text:span><text:span text:style-name="T2">Deinde arbitror </text:span><text:span text:style-name="T15">oportere nihil </text:span><text:span text:style-name="T2">eum </text:span><text:span text:style-name="T15">subtersa-<text:line-break/>gere </text:span><text:span text:style-name="T2">, quum </text:span><text:span text:style-name="T15">ad </text:span><text:span text:style-name="T2">singula venerit, </text:span><text:span text:style-name="T15">sed acute </text:span><text:span text:style-name="T2">persentire </text:span><text:span text:style-name="T15">id,<text:line-break/>de quo </text:span><text:span text:style-name="T2">dicturus sit, utrius sit generis. Cur non? Qttid<text:line-break/></text:span><text:span text:style-name="T15">porro amorem ? </text:span><text:span text:style-name="T2">utrum ex iis, </text:span><text:span text:style-name="T15">de quibus ambigitur</text:span><text:span text:style-name="T2">, </text:span><text:span text:style-name="T15">an<text:line-break/>ex iis, de quibus non </text:span><text:span text:style-name="T2">ambigitur, </text:span><text:span text:style-name="T15">ejse dicimus </text:span><text:span text:style-name="T2">? </text:span><text:span text:style-name="T15">Ex iis, de<text:line-break/>quibus </text:span><text:span text:style-name="T2">ambigitur , . nimirum. An putas eam tibi Uda </text:span><text:span text:style-name="T15">de</text:span></text:p>
      <text:p text:style-name="P7"><text:span text:style-name="T2">sc dicere concejsarum, quae supra dicebas', quod videli-<text:line-break/>cet amato </text:span><text:span text:style-name="T1">simul </text:span><text:span text:style-name="T2">atque </text:span><text:span text:style-name="T1">amanti </text:span><text:span text:style-name="T2">perniciosum esi, ac </text:span><text:span text:style-name="T15">rursus<text:line-break/></text:span><text:span text:style-name="T2">quod omnium maximum </text:span><text:span text:style-name="T1">esi </text:span><text:span text:style-name="T2">bonorum ? Optime </text:span><text:span text:style-name="T15">dicis.<text:line-break/>Haec </text:span><text:span text:style-name="T2">verba in Phaedro scripta funt, ubi docet </text:span><text:span text:style-name="T15">ipse, </text:span><text:span text:style-name="T24">ne<text:line-break/></text:span><text:span text:style-name="T15">unam </text:span><text:span text:style-name="T2">quidem dubitationem habere, quae </text:span><text:span text:style-name="T15">naturalibus<text:line-break/>judicii </text:span><text:span text:style-name="T2">instrumentis manifesto subjiciuntur; in quibus </text:span><text:span text:style-name="T24">vero<text:line-break/></text:span><text:span text:style-name="T15">neutiquam </text:span><text:span text:style-name="T2">nis instrumentis subjiciuntur, </text:span><text:span text:style-name="T15">aut </text:span><text:span text:style-name="T2">obscure </text:span><text:span text:style-name="T15">sub-<text:line-break/>jiciuntur, </text:span><text:span text:style-name="T2">ambiguitatem fieri; ac convenit esse </text:span><text:span text:style-name="T15">exercita-<text:line-break/>tum </text:span><text:span text:style-name="T2">eum, qui in his rerum similitudines discernat. </text:span><text:span text:style-name="T15">Non-<text:line-break/>nulla </text:span><text:span text:style-name="T2">enim secundum similitudines vel </text:span><text:span text:style-name="T15">immutationem<text:line-break/>eorum, </text:span><text:span text:style-name="T2">quae ipsis insunt, ita sibi invicem </text:span><text:span text:style-name="T15">respondent, </text:span><text:span text:style-name="T24">ut<text:line-break/></text:span><text:span text:style-name="T15">in </text:span><text:span text:style-name="T2">aliquo sint similia, in aliquo dissimilia; </text:span><text:span text:style-name="T24">oportetque<text:line-break/></text:span><text:span text:style-name="T15">talia </text:span><text:span text:style-name="T2">internoscentem esse artificem, ut </text:span><text:span text:style-name="T15">accurate simul </text:span><text:span text:style-name="T24">et<text:line-break/></text:span><text:span text:style-name="T15">celeriter queat </text:span><text:span text:style-name="T2">deprehendere, an inter se </text:span><text:span text:style-name="T15">similia sint, </text:span><text:span text:style-name="T24">au<text:line-break/></text:span><text:span text:style-name="T15">dissimilia. </text:span><text:span text:style-name="T2">Quod </text:span><text:span text:style-name="T15">igitur </text:span><text:span text:style-name="T2">semper et dicentem </text:span><text:span text:style-name="T15">me et </text:span><text:span text:style-name="T24">scri-<text:line-break/></text:span><text:span text:style-name="T15">bentem </text:span><text:span text:style-name="T2">audis, id </text:span><text:span text:style-name="T15">in </text:span><text:span text:style-name="T2">praesentia etiam </text:span><text:span text:style-name="T15">omnino </text:span><text:span text:style-name="T24">auditurus<text:line-break/></text:span><text:span text:style-name="T15">es. </text:span><text:span text:style-name="T2">Generalis </text:span><text:span text:style-name="T15">methodus </text:span><text:span text:style-name="T2">citra </text:span><text:span text:style-name="T15">multorum </text:span><text:span text:style-name="T24">particularium<text:line-break/></text:span><text:span text:style-name="T15">exercitationein bonum efficere </text:span><text:span text:style-name="T2">artificem </text:span><text:span text:style-name="T15">non </text:span><text:span text:style-name="T24">potest: id<text:line-break/></text:span><text:span text:style-name="T15">quod in omnibus ejusmodi </text:span><text:span text:style-name="T2">licet </text:span><text:span text:style-name="T15">couspicias, in </text:span><text:span text:style-name="T24">nonnullis</text:span></text:p>
      <text:p text:style-name="P7"><text:span text:style-name="T2">tamen adeo validam obtinet vim, ut universalem metho-<text:line-break/></text:span><text:span text:style-name="T15">dum </text:span><text:span text:style-name="T2">uno anno folo absolutissime queas discere, exerci-<text:line-break/></text:span><text:span text:style-name="T15">tationem </text:span><text:span text:style-name="T2">vero, nisi per totam vitam fiat, ad artis opera<text:line-break/>parum proficere. Atque apparet manifesto esse talis ars<text:line-break/></text:span><text:span text:style-name="T15">ratiocinatrix </text:span><text:span text:style-name="T2">et rhetorica, item quae per instrumenta ope-<text:line-break/></text:span><text:span text:style-name="T15">ratur </text:span><text:span text:style-name="T2">musica. Tanta igitur exercilatione demonstrativa<text:line-break/>methodus non indiget, essi </text:span><text:span text:style-name="T1">ipsa </text:span><text:span text:style-name="T2">quoque haud exiguam<text:line-break/></text:span><text:span text:style-name="T15">requirat. </text:span><text:span text:style-name="T2">Itaque laborandum est in unaquaque artis<text:line-break/></text:span><text:span text:style-name="T15">exercitatione </text:span><text:span text:style-name="T2">circa materias, quarum actiones vitae utiles<text:line-break/></text:span><text:span text:style-name="T15">expetimus. </text:span><text:span text:style-name="T2">Quamvis enim naturam aliquis vel multo<text:line-break/></text:span><text:span text:style-name="T15">praestantissirnam </text:span><text:span text:style-name="T2">ad quodcunque opus habeat, exercitatio-<text:line-break/></text:span><text:span text:style-name="T15">nem vero </text:span><text:span text:style-name="T2">negligat, nullo eorum, qui natura destituuntur,<text:line-break/></text:span><text:span text:style-name="T15">exercitationis </text:span><text:span text:style-name="T2">autem cura ac sedulilate vincunt, </text:span><text:span text:style-name="T15">praestan-<text:line-break/>tior esu </text:span><text:span text:style-name="T2">Considera igitur quendam crurum </text:span><text:span text:style-name="T15">structura et<text:line-break/></text:span><text:span text:style-name="T24">totius </text:span><text:span text:style-name="T15">corporis </text:span><text:span text:style-name="T2">robore optime dispositum, </text:span><text:span text:style-name="T15">fed qui natu-<text:line-break/></text:span><text:span text:style-name="T24">ram </text:span><text:span text:style-name="T15">adeo neglexerit</text:span><text:span text:style-name="T2">, </text:span><text:span text:style-name="T15">ut</text:span><text:span text:style-name="T2">, praeter </text:span><text:span text:style-name="T15">quod nunquam currat,<text:line-break/></text:span><text:span text:style-name="T24">ctiam </text:span><text:span text:style-name="T15">luter ambulandum </text:span><text:span text:style-name="T2">semper </text:span><text:span text:style-name="T15">vacillet, nullo modo hic</text:span></text:p>
      <text:p text:style-name="P7"><text:span text:style-name="T2">in Olympicis victor evadere poterit, nisi, priore segnitie<text:line-break/>deposita, ad naturalium, exercitationum consuetudinem<text:line-break/>se ipsum transferat, neque harum quorumlibet, </text:span><text:span text:style-name="T15">scd<text:line-break/></text:span><text:span text:style-name="T2">maxime qualis est </text:span><text:span text:style-name="T15">cruribus </text:span><text:span text:style-name="T2">propria. Nam fi quis </text:span><text:span text:style-name="T15">hoc<text:line-break/></text:span><text:span text:style-name="T2">pacto natum accipiens per funiculum tenuem </text:span><text:span text:style-name="T15">ambulare<text:line-break/></text:span><text:span text:style-name="T2">doceat, ad lignum autem rectum ascendere, </text:span><text:span text:style-name="T15">quemadmo-<text:line-break/></text:span><text:span text:style-name="T2">dum rerum </text:span><text:span text:style-name="T15">mirabilium </text:span><text:span text:style-name="T2">gestores illi </text:span><text:span text:style-name="T15">discipulos docent,<text:line-break/></text:span><text:span text:style-name="T2">non modo non Olympiorum victoriatu retulerit, </text:span><text:span text:style-name="T15">fed ne<text:line-break/>vulgaribus quidem hominibus </text:span><text:span text:style-name="T2">velocior </text:span><text:span text:style-name="T15">unquam videbitur.<text:line-break/>Hoc </text:span><text:span text:style-name="T2">itaque Platoni et Hippocrati proditum est, </text:span><text:span text:style-name="T15">qui<text:line-break/></text:span><text:span text:style-name="T2">exempla artibus et omnibus vitae actionibus </text:span><text:span text:style-name="T15">utilia con-<text:line-break/></text:span><text:span text:style-name="T2">fcripferunt. Apponam autem pauca, </text:span><text:span text:style-name="T15">ut </text:span><text:span text:style-name="T2">species </text:span><text:span text:style-name="T15">ipsorum<text:line-break/></text:span><text:span text:style-name="T2">inspiciatur; non tamen sufficere haec existimo </text:span><text:span text:style-name="T15">iis, qui<text:line-break/></text:span><text:span text:style-name="T2">artifices volunt </text:span><text:span text:style-name="T15">fieri </text:span><text:span text:style-name="T2">illarum artium, quascunque </text:span><text:span text:style-name="T15">ipfi co-<text:line-break/></text:span><text:span text:style-name="T2">lant, verum ut exercitentur perpetuo, </text:span><text:span text:style-name="T15">quemadmodum<text:line-break/></text:span><text:span text:style-name="T2">rhetorici, qui argumeuta quotidie proposito instituto </text:span><text:span text:style-name="T15">ido-.<text:line-break/></text:span><text:span text:style-name="T2">nea inveniunt. </text:span><text:span text:style-name="T34">'. </text:span><text:span text:style-name="T15">•</text:span></text:p>
      <text:h text:style-name="P3" text:outline-level="2"><text:span text:style-name="T2">Cap. </text:span><text:span text:style-name="T14">II</text:span><text:span text:style-name="T2">I.</text:span></text:h>
      <text:p text:style-name="P50"><text:span text:style-name="T2">Sumatur jam a Platone primum, quod in<text:line-break/>quinto de Republica docuit, ubi de natura mulierum<text:line-break/>incipit, eadem ipsis cum viris studia tractare praeripiens;<text:line-break/>deinde ipse sermonem aggreditur altque, non concessu-<text:line-break/></text:span><text:span text:style-name="T15">rum </text:span><text:span text:style-name="T2">fore aliquem, eandem esse naturam et maris </text:span><text:span text:style-name="T15">et sue-<text:line-break/>minae </text:span><text:span text:style-name="T2">corporis, ac ostendit, in quo eandem dixerit; </text:span><text:span text:style-name="T15">tota<text:line-break/>vero </text:span><text:span text:style-name="T2">ipsius oratio sic habet. Utrum inter canes gregis<text:line-break/>custodes sceminas ipsas censemus una eadem custodire<text:line-break/>debere, et una venari, </text:span><text:span text:style-name="T1">ac </text:span><text:span text:style-name="T2">caetera omnia communiter'<text:line-break/></text:span><text:span text:style-name="T15">facere? </text:span><text:span text:style-name="T2">Ansceminas quidem intus quasi domestica </text:span><text:span text:style-name="T15">ajser-<text:line-break/>vare </text:span><text:span text:style-name="T2">opera, ut quae nequeant alia obire propter </text:span><text:span text:style-name="T15">ipsum<text:line-break/></text:span><text:span text:style-name="T2">catulorum partum et nutrimentum, masculos </text:span><text:span text:style-name="T15">autem<text:line-break/></text:span><text:span text:style-name="T2">labores subire, omnemque armenti curam </text:span><text:span text:style-name="T15">gerere </text:span><text:span text:style-name="T2">?<text:line-break/>Communiter his, inquit, omnia tribuimus, nisi </text:span><text:span text:style-name="T15">quod<text:line-break/>saeminis </text:span><text:span text:style-name="T2">ut imbecillioribus, maribus ut </text:span><text:span text:style-name="T15">robustioribus<text:line-break/>utimur</text:span><text:span text:style-name="T2">. Fieririe potest, ut animali aliquo ad </text:span><text:span text:style-name="T15">eadcm<text:line-break/>utaris, </text:span><text:span text:style-name="T2">nisi eadem ratione nutriveris </text:span><text:span text:style-name="T15">erudierisque?<text:line-break/>Non </text:span><text:span text:style-name="T2">profecto. Si ergo saeminis ad eadem </text:span><text:span text:style-name="T15">utemur ac</text:span></text:p>
      <text:p text:style-name="P7"><text:span text:style-name="T2">viris, </text:span><text:span text:style-name="T1">in </text:span><text:span text:style-name="T2">eisdem erudire decet. Certe. TrTusica autem et<text:line-break/>gymnastica illis concejsa ese. Sane. Mulieribus igitur<text:line-break/>artes hae similiter et res bellicae tribuendae sunt, ad<text:line-break/>eademque his uti decet. In his generatim Plato praefa-<text:line-break/>tus , quod omnia </text:span><text:span text:style-name="T15">eadem muliebri generi distribuenda funt,<text:line-break/></text:span><text:span text:style-name="T2">postea etiam de </text:span><text:span text:style-name="T15">exercitiis, </text:span><text:span text:style-name="T2">quae nudi </text:span><text:span text:style-name="T15">obimus, </text:span><text:span text:style-name="T2">et de </text:span><text:span text:style-name="T15">equi-<text:line-break/></text:span><text:span text:style-name="T2">tatu, quaeque </text:span><text:span text:style-name="T15">bellorum </text:span><text:span text:style-name="T2">causa docentur </text:span><text:span text:style-name="T15">exercenturque,<text:line-break/></text:span><text:span text:style-name="T2">censet etiam mulieres aggredi. Porro de ipsis </text:span><text:span text:style-name="T15">sermonem<text:line-break/></text:span><text:span text:style-name="T2">occipiens, haec ait. Vis ergo, ut nos alio/um causa </text:span><text:span text:style-name="T15">no-<text:line-break/></text:span><text:span text:style-name="T2">nis ipsis adversemur dubitando, num sine defensione, quae<text:line-break/>sunt rationis alterius, oppugnentur ? Jiihil prohibet. Dicam<text:line-break/>igitur sub eorum persona hunc in modum</text:span><text:span text:style-name="T5">:</text:span><text:span text:style-name="T2"> Nihil opus </text:span><text:span text:style-name="T15">ese,<text:line-break/></text:span><text:span text:style-name="T2">o Socrates atque Glauco,- ut alii vobis repugnent • </text:span><text:span text:style-name="T15">nam<text:line-break/></text:span><text:span text:style-name="T2">inter vos statim a principio condendae civitatis </text:span><text:span text:style-name="T15">consiitit,<text:line-break/></text:span><text:span text:style-name="T2">oportere secundum </text:span><text:span text:style-name="T15">naturam </text:span><text:span text:style-name="T2">unumquemque </text:span><text:span text:style-name="T15">unum quippiam,<text:line-break/></text:span><text:span text:style-name="T2">quod suum ejset, peragere. Constitit, quidni ? </text:span><text:span text:style-name="T15">psine<text:line-break/></text:span><text:span text:style-name="T2">igitur ubi non longe mulier ipsa natura a viro </text:span><text:span text:style-name="T15">dijsert ?<text:line-break/></text:span><text:span text:style-name="T2">Cur non differat? Jfrgo </text:span><text:span text:style-name="T15">nonne </text:span><text:span text:style-name="T2">opus utrique </text:span><text:span text:style-name="T15">aliud pro na-</text:span></text:p>
      <text:p text:style-name="P7"><text:span text:style-name="T2">tura utriusque esi tribuendum ? procul dubio. Quomodo<text:line-break/></text:span><text:span text:style-name="T15">igitur </text:span><text:span text:style-name="T2">aberratis nunc vobisque ipsi contradicitis, quan-<text:line-break/>doquidem affirmatis, viros et mulieres oportere eadem<text:line-break/>operari, cum tamen natura valde </text:span><text:span text:style-name="T1">inter </text:span><text:span text:style-name="T2">se discrepent ?<text:line-break/>Habebisne, o vir mirifice, quid ad hnec respondeas </text:span><text:span text:style-name="T1">? </text:span><text:span text:style-name="T2">Quum<text:line-break/></text:span><text:span text:style-name="T15">is quaedam </text:span><text:span text:style-name="T2">de facultate contradictoria dixisset, deinceps<text:line-break/></text:span><text:span text:style-name="T15">subjungit </text:span><text:span text:style-name="T2">verba contradictionis hunc in modum. Addu-<text:line-break/></text:span><text:span text:style-name="T15">cimur </text:span><text:span text:style-name="T2">sune inviti contradictionem attingere. Qua ra-<text:line-break/></text:span><text:span text:style-name="T15">tione? </text:span><text:span text:style-name="T2">quod natura eadem opera eadcm tractare non debeat,<text:line-break/></text:span><text:span text:style-name="T15">fortiter </text:span><text:span text:style-name="T2">admodum et contentiose, se verba insipicias, con-<text:line-break/></text:span><text:span text:style-name="T15">tendimus. </text:span><text:span text:style-name="T2">Consede ravimus autem niMo pacto, quae spe-<text:line-break/></text:span><text:span text:style-name="T15">cies </text:span><text:span text:style-name="T2">alterius ejusdemve naturae set</text:span><text:span text:style-name="T5">i e</text:span><text:span text:style-name="T2">t qucrsum respicien-<text:line-break/></text:span><text:span text:style-name="T15">tes </text:span><text:span text:style-name="T2">tunc descripserimus, quando diversae naturae<text:line-break/></text:span><text:span text:style-name="T15">studia </text:span><text:span text:style-name="T2">diversa, eidem ve</text:span><text:span text:style-name="T5">r0</text:span><text:span text:style-name="T2"> eadem attribuebamus.<text:line-break/></text:span><text:span text:style-name="T15">Certe </text:span><text:span text:style-name="T2">nequaquam id cogitavimus. Caeterum licet nobis.<text:line-break/></text:span><text:span text:style-name="T15">Ut videtur, </text:span><text:span text:style-name="T2">a nobis </text:span><text:span text:style-name="T4">ί</text:span><text:span text:style-name="T6">ρ</text:span><text:span text:style-name="T4">β</text:span><text:span text:style-name="T6">8 </text:span><text:span text:style-name="T5">ex</text:span><text:span text:style-name="T2">g</text:span><text:span text:style-name="T5">U</text:span><text:span text:style-name="T2">i</text:span><text:span text:style-name="T5">rere} nuln</text:span><text:span text:style-name="T2">^</text:span><text:span text:style-name="T5">u</text:span><text:span text:style-name="T2">id eadem na-<text:line-break/></text:span><text:span text:style-name="T15">tura </text:span><text:span text:style-name="T2">calvorum sct </text:span><text:span text:style-name="T5">et</text:span><text:span text:style-name="T2"> comatorum</text:span><text:span text:style-name="T16">f </text:span><text:span text:style-name="T5">an</text:span><text:span text:style-name="T2"> contraria potius;<text:line-break/></text:span><text:span text:style-name="T15">ac postquam concejserimus, ejse contradam</text:span><text:span text:style-name="T2">, se </text:span><text:span text:style-name="T15">calvi<text:line-break/>coria </text:span><text:span text:style-name="T2">incidant, ocdceosque conficiant, </text:span><text:span text:style-name="T15">haudquaquam</text:span></text:p>
      <text:p text:style-name="P7"><text:span text:style-name="T2">senere comatos homines eadem sacere , siin autem comati,<text:line-break/>calvos nequaquam permittere. At ridiculum idejset, inquit..<text:line-break/>An ob aliud ridendum isiud, quam quod tunc non omnino<text:line-break/>eandem et diversam naturam posuimus, sed </text:span><text:span text:style-name="T1">illam </text:span><text:span text:style-name="T2">duntaxat<text:line-break/>diststmilitudiuis et similitudinis speciem observavimus, quae<text:line-break/>ad ipsa eadem siudca pertinebat? quemadmodum medi-<text:line-break/></text:span><text:span text:style-name="T15">cum </text:span><text:span text:style-name="T2">et </text:span><text:span text:style-name="T15">hominem </text:span><text:span text:style-name="T2">habentem animum idoneum medicinae<text:line-break/></text:span><text:span text:style-name="T15">studiis naturam </text:span><text:span text:style-name="T2">eandem habere dvximus, A</text:span><text:span text:style-name="T5">n non</text:span><text:span text:style-name="T2"> censes </text:span><text:span text:style-name="T15">•&gt;<text:line-break/></text:span><text:span text:style-name="T2">Equidem. Medicum vero et architectum aliam-) Omnino.<text:line-break/>Quare virorum mulierumque genus </text:span><text:span text:style-name="T1">si </text:span><text:span text:style-name="T2">ad artem aliauam<text:line-break/>aut siudium aliud inter </text:span><text:span text:style-name="T1">se </text:span><text:span text:style-name="T2">in aUquo dijserre videantur,<text:line-break/>hoc utrique' ajsignandum ejse dicemus-, sin autem Jt,</text:span><text:span text:style-name="T5">0C</text:span><text:span text:style-name="T2"> </text:span><text:span text:style-name="T15">ipse<text:line-break/></text:span><text:span text:style-name="T2">duntaxat discrepare invicem videantur, quoj saeniinu<text:line-break/>quidem concipit, vir gignit, nihilo magis admittemus<text:line-break/>ostensum siuijse, quantum ad id, de quo nunc nas </text:span><text:span text:style-name="T15">loqui—<text:line-break/></text:span><text:span text:style-name="T2">rnur , gsipectat , quod a vire scemina dijserat, fed </text:span><text:span text:style-name="T15">adhuc<text:line-break/>censebimus</text:span><text:span text:style-name="T2">, tam custodes nostros quam rnuUeres </text:span><text:span text:style-name="T15">ipsarum<text:line-break/>vadem </text:span><text:span text:style-name="T2">apud nos exercere debere. Reme nimirum. </text:span><text:span text:style-name="T15">Nonne</text:span></text:p>
      <text:p text:style-name="P7"><text:span text:style-name="T2">post haec subemus eum, qui contraria dicit, h</text:span><text:span text:style-name="T5">0C</text:span><text:span text:style-name="T2"> ipsum<text:line-break/>nobis ostendere, ad quam. artem quodve officiam ex ii</text:span><text:span text:style-name="T5">s</text:span><text:span text:style-name="T2">,<text:line-break/></text:span><text:span text:style-name="T15">quae </text:span><text:span text:style-name="T2">instituendae civitati conducunt, non eadem sit,<text:line-break/></text:span><text:span text:style-name="T15">sed </text:span><text:span text:style-name="T2">diversu viri mulierisve natura? Sic utique decet.<text:line-break/></text:span><text:span text:style-name="T15">Forte, </text:span><text:span text:style-name="T2">quod tu paulo ante dicebas, alius quoqne dicere<text:line-break/>poterit, subito quidem, quantum fatis sit, </text:span><text:span text:style-name="T15">dicere </text:span><text:span text:style-name="T2">non<text:line-break/></text:span><text:span text:style-name="T15">facile </text:span><text:span text:style-name="T2">ejse, sen autem cogitetur, haud multam difficile.<text:line-break/>Diceret utique. Vos ergo oremus eum, q</text:span><text:span text:style-name="T5">U</text:span><text:span text:style-name="T2">t j</text:span><text:span text:style-name="T5">laeC</text:span><text:span text:style-name="T2"> nohis<text:line-break/>opponit, ut aures nobis praebeat, aitend</text:span><text:span text:style-name="T5">a</text:span><text:span text:style-name="T2">tqu</text:span><text:span text:style-name="T5">e</text:span><text:span text:style-name="T2">, si qua<text:line-break/>ratione ostendere queamus, nullum ejse siudium ad guber-<text:line-break/></text:span><text:span text:style-name="T15">nandam </text:span><text:span text:style-name="T2">civitatem mulieri proprium? Omnino. Aae ita-<text:line-break/></text:span><text:span text:style-name="T15">que, </text:span><text:span text:style-name="T2">dicamus ad eum, responde, numquid i</text:span><text:span text:style-name="T5">ta</text:span><text:span text:style-name="T2"> dicebus,<text:line-break/></text:span><text:span text:style-name="T15">ad </text:span><text:span text:style-name="T2">aliquod opus aliquem dextro senisiroque ing</text:span><text:span text:style-name="T5">fn</text:span><text:span text:style-name="T2">i</text:span><text:span text:style-name="T5">0</text:span><text:span text:style-name="T2"> prae-<text:line-break/></text:span><text:span text:style-name="T15">dii </text:span><text:span text:style-name="T2">urn este, ex eo intelligi, quod ille </text:span><text:span text:style-name="T15">sa</text:span><text:span text:style-name="T16">ciie </text:span><text:span text:style-name="T5">quippiam<text:line-break/></text:span><text:span text:style-name="T15">addiscit, </text:span><text:span text:style-name="T2">ille difficile, et hic, se exiguum </text:span><text:span text:style-name="T15">quid </text:span><text:span text:style-name="T16">a</text:span><text:span text:style-name="T15">b aliquo<text:line-break/></text:span><text:span text:style-name="T2">didicerit, ex eo ipse plurimum inveniat, m</text:span><text:span text:style-name="T5">e ver0 </text:span><text:span text:style-name="T16">Cum<text:line-break/></text:span><text:span text:style-name="T15">plura </text:span><text:span text:style-name="T2">didicerit meditatusque su, panlo </text:span><text:span text:style-name="T15">posi Mi</text:span><text:span text:style-name="T16">V</text:span><text:span text:style-name="T15">isuit</text:span><text:span text:style-name="T16">liri<text:line-break/></text:span><text:span text:style-name="T15">atque alteri </text:span><text:span text:style-name="T2">corporis membra abunde menti </text:span><text:span text:style-name="T15">subserviunt<text:line-break/>alleri contra. </text:span><text:span text:style-name="T2">An alia </text:span><text:span text:style-name="T15">praeter </text:span><text:span text:style-name="T2">haes </text:span><text:span text:style-name="T15">sint, quibus h</text:span><text:span text:style-name="T16">0</text:span><text:span text:style-name="T15">-»:_</text:span></text:p>
      <text:p text:style-name="P7"><text:span text:style-name="T2">nem aliqua indole </text:span><text:span text:style-name="T1">bona praeditum </text:span><text:span text:style-name="T2">a </text:span><text:span text:style-name="T1">'mala </text:span><text:span text:style-name="T2">praedito'<text:line-break/>distinguis ? Nullus </text:span><text:span text:style-name="T1">alia dixerit. </text:span><text:span text:style-name="T2">Nosiine, </text:span><text:span text:style-name="T1">aliquid </text:span><text:span text:style-name="T2">ab ho-<text:line-break/>minibus exerceri-, </text:span><text:span text:style-name="T1">in quo non omnia eadem </text:span><text:span text:style-name="T2">virorum<text:line-break/>genus et excellentius </text:span><text:span text:style-name="T1">habeat</text:span><text:span text:style-name="T2">, </text:span><text:span text:style-name="T1">quam mulierum </text:span><text:span text:style-name="T2">genus? An<text:line-break/>late verbis vagabimur</text:span><text:span text:style-name="T1">,. </text:span><text:span text:style-name="T2">texendi artificium commemoran-<text:line-break/>tes </text:span><text:span text:style-name="T1">, </text:span><text:span text:style-name="T2">plmcentarumque et dbfoniornm consectionem, in qui-<text:line-break/>bus aliquid ejse genus mulierum videtur, ubi maxime .<text:line-break/>ridiculum sune apparet, quum vincitur? Vora loqueris,<text:line-break/>quia longe in omnibus (sit sec dixerim) genus a genere '<text:line-break/>superatur. Mulieres autem multae mullis viris ad multa<text:line-break/>praestantia res. Totum ita habet, ut dicis. Nullum igitur<text:line-break/>esi, o amice, inter eos, qui civitatem gubernant, studium<text:line-break/>mulieris proprium, qua mulier esi, aut viri proprium,<text:line-break/>qua vir, sed aeque dispersae in animantibus </text:span><text:span text:style-name="T15">utriusque<text:line-break/></text:span><text:span text:style-name="T2">naturae, et amnium siudiorum natura compos esi </text:span><text:span text:style-name="T15">mulier-,<text:line-break/></text:span><text:span text:style-name="T2">item et vir • in omnibus autem saemina imbecillior </text:span><text:span text:style-name="T15">viro.<text:line-break/></text:span><text:span text:style-name="T2">Sic esi prorsas. Quid igitur ? viris omnia praecipies<text:line-break/>mus, mulieri autem nihil</text:span><text:span text:style-name="T3">1</text:span><text:span text:style-name="T2">? At quomodo ? Esi </text:span><text:span text:style-name="T15">utique,<text:line-break/></text:span><text:span text:style-name="T2">ut nos affirmamus, inter mulieres quoque alia </text:span><text:span text:style-name="T15">medicinae<text:line-break/></text:span><text:span text:style-name="T34">&lt;'</text:span></text:p>
      <text:p text:style-name="P7"><text:span text:style-name="T2">apta, alia minime, alia musecae, alia a Musiis natura<text:line-break/>abhorret. Quidni ? Et alia quidem ad exercitationes<text:line-break/>gymnasticas et. rem militarem prompta, </text:span><text:span text:style-name="T15">alia </text:span><text:span text:style-name="T2">vero </text:span><text:span text:style-name="T15">ad<text:line-break/></text:span><text:span text:style-name="T2">haec inepta. Sic arbitror. An non una quidem sapien-<text:line-break/>tiae studiosa esi, altera sapientiam spernit? et una </text:span><text:span text:style-name="T15">elato<text:line-break/></text:span><text:span text:style-name="T2">animo, altera demijse? Et his ajsentior.- Esc </text:span><text:span text:style-name="T15">ergo et<text:line-break/></text:span><text:span text:style-name="T2">inter sceminas quaedam ad custodiendum idonea, </text:span><text:span text:style-name="T15">quae-<text:line-break/></text:span><text:span text:style-name="T2">dam minime. An non naturam quandam </text:span><text:span text:style-name="T15">hujusmodi<text:line-break/></text:span><text:span text:style-name="T2">civitatem custodientium virorum elegimus ? </text:span><text:span text:style-name="T15">Ejusmodi<text:line-break/></text:span><text:span text:style-name="T2">certe. Mulieris itaque et viri eadem ad cusitodiendani,<text:line-break/>civitatem natura, nise quod haec imbeciUior, ilia </text:span><text:span text:style-name="T15">robu-<text:line-break/></text:span><text:span text:style-name="T2">stior exiseat. - Ita apparet. Mulieres itaque taies </text:span><text:span text:style-name="T15">eligen-<text:line-break/></text:span><text:span text:style-name="T2">dae sunt, ut una cum viris et colant et custodiant </text:span><text:span text:style-name="T15">civi- ,<text:line-break/></text:span><text:span text:style-name="T2">tatem, postquam idoneae sunt </text:span><text:span text:style-name="T15">et </text:span><text:span text:style-name="T2">natura ipsis </text:span><text:span text:style-name="T15">cognatae.<text:line-break/></text:span><text:span text:style-name="T2">Omnino. Studia vero nonne </text:span><text:span text:style-name="T15">eadem eisdem naturis sunt<text:line-break/></text:span><text:span text:style-name="T2">tribuenda ? </text:span><text:span text:style-name="T15">Eadem. </text:span><text:span text:style-name="T2">Venimus igitur </text:span><text:span text:style-name="T15">ad </text:span><text:span text:style-name="T2">priora </text:span><text:span text:style-name="T15">illa longo<text:line-break/></text:span><text:span text:style-name="T2">circuitu, satemurque, non ejse </text:span><text:span text:style-name="T15">contra </text:span><text:span text:style-name="T2">naturam, </text:span><text:span text:style-name="T15">ut custos<text:line-break/>dum </text:span><text:span text:style-name="T2">mulieres </text:span><text:span text:style-name="T15">niusibam </text:span><text:span text:style-name="T2">et </text:span><text:span text:style-name="T15">gymnasticam exerceantur.<text:line-break/>Prorsas. ln his' omnibus nuo- exemplo' mulierum exer-</text:span></text:p>
      <text:p text:style-name="P7"><text:span text:style-name="T2">cuit nos, quomodo invenire </text:span><text:span text:style-name="T1">ac discernere </text:span><text:span text:style-name="T2">possimus, in quo<text:line-break/>quidem similia naturis, in quo dissimilia ea, quae confe-<text:line-break/>runtur, existant. Nam mulieres viris </text:span><text:span text:style-name="T1">similes </text:span><text:span text:style-name="T2">quidem funt,<text:line-break/>quatenus et hae animalia existunt rationalia, hoc est<text:line-break/>scientiae capacia; quatenus autem virorum genus fortius<text:line-break/>est, et ad omne opus et• disciplinam praestantius, mulie-<text:line-break/>res autein imbecilllores deterioresque, 'dissimiles lu hoc<text:line-break/>existunt; quemadmodum rursus e contrario habent, qua-<text:line-break/>tenus hae quidem funt fbenrinae, eoque ad concipiendum<text:line-break/>idoneae; mulieribus autem cerlae quaedam sunt corporis<text:line-break/>partes a natura constructae, musculis autem non sunt<text:line-break/>Quare vere aliquis dixerit, in aliquo mulieres viris re-<text:line-break/>spondere structura simili,</text:span><text:span text:style-name="T26">(</text:span><text:span text:style-name="T24"> </text:span><text:span text:style-name="T2">in aliquo contra. Quum igitur<text:line-break/>aliquis secundum similitudinem ab alio ad aliud trans-<text:line-break/>greditur, vera dicet. Ubi artlem secundum dissimilitudi-<text:line-break/>nem, mentietur, et inulto magis secundum contrarieta-<text:line-break/>tem. Ut enim Hippocrates in opere de re medica pro-<text:line-break/>didit, praecipiens nos ab initio, au similia vel dissimilia</text:span></text:p>
      <text:p text:style-name="P55">sint, contemplari, apposuit in Opere Prognostico etiani<text:line-break/>contrarium iis, quae lu facie enumeravit:' Quod maxime<text:line-break/>contrarium est simili, pessimum est. Sic et Plato videtur<text:line-break/>demonstrationem lu oratione superius comprehensa 'fecisse.</text:p>
      <text:h text:style-name="Heading_20_2" text:outline-level="2">Cap. IV.</text:h>
      <text:p text:style-name="P50"><text:span text:style-name="T2">Adjungamus igitur et alind adhuc </text:span><text:span text:style-name="T15">ex<text:line-break/></text:span><text:span text:style-name="T2">Hippocratis scriptis exempli gratia, ut discernamus, quid<text:line-break/>simile et quid dissimile existat. Verba, ipsius ex commen-<text:line-break/></text:span><text:span text:style-name="T15">tario </text:span><text:span text:style-name="T2">de articulis haec funt An brachium exciderit,<text:line-break/></text:span><text:span text:style-name="T15">his </text:span><text:span text:style-name="T2">notis cognoseendum esi. Hoc sane, quum dextrum<text:line-break/>habent corpus homines, manus et crura, exemplo conve-<text:line-break/></text:span><text:span text:style-name="T15">nit </text:span><text:span text:style-name="T2">uti sano ad non sanum, non alienos articulos inspi-<text:line-break/>ciendo, falsusiquidem aliis magis sunt exarticulatio </text:span><text:span text:style-name="T15">sed<text:line-break/></text:span><text:span text:style-name="T2">ipsius aegrotantis, an sunurn laboranti sit discimus. </text:span><text:span text:style-name="T15">Atque<text:line-break/></text:span><text:span text:style-name="T2">hoc. sane dictum esi recte. Vorum deceptionem </text:span><text:span text:style-name="T15">non<text:line-break/></text:span><text:span text:style-name="T2">exiguam propter talia continet. Ac </text:span><text:span text:style-name="T15">non </text:span><text:span text:style-name="T2">satis </text:span><text:span text:style-name="T15">esi ser-<text:line-break/></text:span><text:span text:style-name="T2">mone tantum persequi hano artem, verum et </text:span><text:span text:style-name="T5">U</text:span><text:span text:style-name="T2">sa<text:line-break/></text:span><text:span text:style-name="T15">ctare </text:span><text:span text:style-name="T2">oportet. Nam multi prae dolore vel </text:span><text:span text:style-name="T15">ali</text:span><text:span text:style-name="T16">a</text:span><text:span text:style-name="T15"> sti</text:span><text:span text:style-name="T16">a</text:span><text:span text:style-name="T15">m</text:span></text:p>
      <text:p text:style-name="P7"><text:span text:style-name="T2">occasione</text:span><text:span text:style-name="T1">, </text:span><text:span text:style-name="T2">articuli quamvis </text:span><text:span text:style-name="T1">non </text:span><text:span text:style-name="T2">excejscerint ipsis </text:span><text:span text:style-name="T1">loco, </text:span><text:span text:style-name="T2">nequeunt<text:line-break/>tamen in similes ipsissiguras </text:span><text:span text:style-name="T1">reverti, </text:span><text:span text:style-name="T2">ac subsistere, quomodo<text:line-break/>sanum corpus figuratur. Itaque perpendere prius et consi-<text:line-break/>derare etiam talem figuram oportet. Sed in scapulis </text:span><text:span text:style-name="T15">caput<text:line-break/>brachii </text:span><text:span text:style-name="T2">insitum fertur multo magis elapsi, quam sani. </text:span><text:span text:style-name="T15">Hic<text:line-break/>autem superiori </text:span><text:span text:style-name="T2">parte in clavicula cava apparet regio, et </text:span><text:span text:style-name="T15">os<text:line-break/>samrni humeri </text:span><text:span text:style-name="T2">excedere </text:span><text:span text:style-name="T15">videtur</text:span><text:span text:style-name="T2">, </text:span><text:span text:style-name="T15">tanquam </text:span><text:span text:style-name="T2">articulo jam </text:span><text:span text:style-name="T15">in<text:line-break/></text:span><text:span text:style-name="T2">internam partem submersa} deceptionem tamen etiam </text:span><text:span text:style-name="T15">in<text:line-break/>hoc </text:span><text:span text:style-name="T2">aliquam habet. Verum de hoc posiea </text:span><text:span text:style-name="T15">scribetur,<text:line-break/>dignum enim </text:span><text:span text:style-name="T2">esi, cujus siat mentio. Hoc elapso, </text:span><text:span text:style-name="T15">inte-<text:line-break/>rior </text:span><text:span text:style-name="T2">cubitus apparet recedere magis a costis, </text:span><text:span text:style-name="T15">quam<text:line-break/>ab altero. </text:span><text:span text:style-name="T2">Si </text:span><text:span text:style-name="T15">vero </text:span><text:span text:style-name="T2">aliquis- adigat, adducitur </text:span><text:span text:style-name="T15">quidem,<text:line-break/>sed </text:span><text:span text:style-name="T2">laboriose. In hoc autem manum recta ad </text:span><text:span text:style-name="T15">• aurem<text:line-break/></text:span><text:span text:style-name="T2">cubito extense attollere non magis pojsant, quam </text:span><text:span text:style-name="T15">sanam,<text:line-break/>neque circumducere </text:span><text:span text:style-name="T2">huo et illuc similiter. </text:span><text:span text:style-name="T15">Haec sane<text:line-break/></text:span><text:span text:style-name="T2">Hippocratis </text:span><text:span text:style-name="T15">verba </text:span><text:span text:style-name="T2">funt similia iis, quae lu Opere </text:span><text:span text:style-name="T15">Pro-<text:line-break/>gnostico tradit. </text:span><text:span text:style-name="T2">Quemadmodum enim illic </text:span><text:span text:style-name="T15">faciem nos<text:line-break/>aegrotantis </text:span><text:span text:style-name="T2">jussit inspicere, utrum </text:span><text:span text:style-name="T15">similis sit an dissimi-</text:span></text:p>
      <text:p text:style-name="P7"><text:span text:style-name="T2">lis fanis, praefertim an ipsa sibi respondeat, ita nunc<text:line-break/>elapsum articulum sano comparat, comparatione in ipso<text:line-break/>affecto homlue facta. Deceptio enim, </text:span><text:span text:style-name="T1">quam </text:span><text:span text:style-name="T2">falsam no-<text:line-break/>titiam vocant, frequenter accidit, si alienis articulis<text:line-break/>ipsum conferas. Quin etiam ex particularibus, an similis<text:line-break/>sit naturaliter habenti affectus, </text:span><text:span text:style-name="T24">'licet </text:span><text:span text:style-name="T2">dignoscere; quem-<text:line-break/>admodum in Opere Prognostico percensuit, ita et hic,<text:line-break/>alia quidem recte scribens; in quo autem quis non-<text:line-break/>nihil aberraret propter similitudinem • ad luxatum, id<text:line-break/>significans, quomodo et ipsum deceptionem habeat Hu-<text:line-break/>milis enim clavicula non solum in luxatis est, scd </text:span><text:span text:style-name="T24">etiam<text:line-break/></text:span><text:span text:style-name="T2">qui divulsionem in summo humero sustinent, ut in hoc<text:line-break/>confundatur dignotio luxationum, quae signum </text:span><text:span text:style-name="T24">commune<text:line-break/></text:span><text:span text:style-name="T2">sortitur iis, qui summum humerum habent avulsum. </text:span><text:span text:style-name="T24">Sed<text:line-break/></text:span><text:span text:style-name="T2">hic quoque rursus, quod gerieratirn in opere </text:span><text:span text:style-name="T24">de </text:span><text:span text:style-name="T2">re rne-<text:line-break/>dica pronunciavit, id nunc unius speciei fecit, </text:span><text:span text:style-name="T24">osten-<text:line-break/>dens </text:span><text:span text:style-name="T2">non solum quatenus similia </text:span><text:span text:style-name="T24">duorum </text:span><text:span text:style-name="T2">affectuum </text:span><text:span text:style-name="T24">sunt,</text:span></text:p>
      <text:p text:style-name="P7"><text:span text:style-name="T2">scd etiam quatenus dissimilia. Cava igitur • clavicula in<text:line-break/>utrisque apparet. Ex aliis autem symptomatis, quae enu-<text:line-break/>meravit in luxatis articulis, nullum in summorum hume-<text:line-break/>rorurn avulsionibus accidit, de quibus ad praescripta,<text:line-break/>verba ita ait. Hoc elapsa,, interior cubitus recedere ma-<text:line-break/>gis a costis quam ab allero videtur, sui vero quis com-<text:line-break/>pellat, adducitur quidem, sed cum dolore, /n hoc sur-<text:line-break/>sum manum tollere recta ad aurem cubito extensa </text:span><text:span text:style-name="T15">non<text:line-break/></text:span><text:span text:style-name="T2">admodum potest, quemadmodum et sanum ne adducere<text:line-break/>quidem huc </text:span><text:span text:style-name="T1">et </text:span><text:span text:style-name="T2">illuc similiter. Haec in luxatis </text:span><text:span text:style-name="T15">fieri<text:line-break/></text:span><text:span text:style-name="T2">apparent, quum nihil ejusmodi accidat iis, quibus </text:span><text:span text:style-name="T15">fum-<text:line-break/>nrus </text:span><text:span text:style-name="T2">humerus </text:span><text:span text:style-name="T15">avulsus </text:span><text:span text:style-name="T2">esu Quippe solis ipsis </text:span><text:span text:style-name="T15">commune<text:line-break/></text:span><text:span text:style-name="T2">est claviculam apparere concavam. Est autem et </text:span><text:span text:style-name="T15">iu hoc<text:line-break/></text:span><text:span text:style-name="T2">commune non modo similitudo, sed etiam dissimilitudo.<text:line-break/>Nam locus videtur esse humilior, cum tamen re </text:span><text:span text:style-name="T15">vera<text:line-break/>non </text:span><text:span text:style-name="T2">sit hunrilior, quam suerit affectus, </text:span><text:span text:style-name="T15">ut in luxatis hu-<text:line-break/></text:span><text:span text:style-name="T2">meris. In illis enim, capite brachii in scapulas </text:span><text:span text:style-name="T15">delapso,<text:line-break/></text:span><text:span text:style-name="T2">tumor primum clavicularum loco eminens vere </text:span><text:span text:style-name="T15">evanuit;</text:span></text:p>
      <text:p text:style-name="P70">in avulsionibus autem hic quidein ipfe. permanet, fed<text:line-break/>humero summo in altum traducto, falsa loni depressionis<text:line-break/>imaginatio oboritur. Forsitan praestiterit etiam aliam<text:line-break/>unam adhuc sententiam ulcribere ex commentario de<text:line-break/>articulis, ubi in uno affectu Hippocrates ostendit siinili-<text:line-break/>tudinern et dissimilitudinem plerosque medicos fallere.<text:line-break/>Quum aliqua vertebra luxata fuerit in anteriora, juxta<text:line-break/>eam spinae locus humilis efficitur; nonnunquam et poste-<text:line-break/>rioribus vertebrarum processibus refractis, unde spinae<text:line-break/>elevatio fit, mancus,et depressus locus apparet, queni-<text:line-break/>admodum in vertebris in anteriora luxatis. Est. autem<text:line-break/>hic affectus curatu facillimus, alter vero perniciosissi-<text:line-break/>mus:, quorum differentiam ignorantes nonnullos medicos<text:line-break/>Hippocrates ait putare vertebrarum in anteriora prola-<text:line-break/>psum curaste ex facili. Nominat porro hunc in priora<text:line-break/>transitum, non ita folum, sed etiam ad interiora, intra<text:line-break/>fane profunditatem corporis, extra autem superficiem</text:p>
      <text:p text:style-name="P7"><text:span text:style-name="T15">ante </text:span><text:span text:style-name="T2">et post. Oratio ipsius est haec, qua illa tradidit.<text:line-break/>Ex posteriori parte non facile esi hujusmodi luxationem,<text:line-break/>in anteriora sieri , nisi pergrave aliquod pondus incidat.<text:line-break/>Nam ex offibus extrinsecus enatis unumquodque tale </text:span><text:span text:style-name="T15">esi,<text:line-break/></text:span><text:span text:style-name="T2">ut anterius ipsum frangatur, priusquam multum intro<text:line-break/>declinaverit, et ligamenta violenter adigens, et articur<text:line-break/>los e sede sua in aliam motos. Item spinalis medulla<text:line-break/>laborat, si modice e loco insiectatur, vertebra in </text:span><text:span text:style-name="T15">eam<text:line-break/></text:span><text:span text:style-name="T2">modum exiliente- item vertebra luxata comprimit spina-<text:line-break/>lem medullam, nisi etiam abruperit</text:span><text:span text:style-name="T1">, </text:span><text:span text:style-name="T2">prejsa vero et </text:span><text:span text:style-name="T15">gra-<text:line-break/></text:span><text:span text:style-name="T2">vata hac, mullorum magnorum et insisuium membrorum<text:line-break/>stuporem efficeret. Quare non poterit medicus, quomodo<text:line-break/>oportet, vertebram dirigere, mullis violentisque aliis </text:span><text:span text:style-name="T15">ma-<text:line-break/></text:span><text:span text:style-name="T2">lis insiantibus, ac ideo quod ne inserere quidem </text:span><text:span text:style-name="T15">liceat,<text:line-break/></text:span><text:span text:style-name="T2">neque conquajsare, neque alio ullo modo, </text:span><text:span text:style-name="T15">constat, nisi<text:line-break/></text:span><text:span text:style-name="T2">quis, dijsecto homine, deinde injecta in cavitatem </text:span><text:span text:style-name="T15">ab<text:line-break/></text:span><text:span text:style-name="T2">interiori parte manu, foras repellat. Atque haec </text:span><text:span text:style-name="T15">mor-</text:span></text:p>
      <text:p text:style-name="P7"><text:span text:style-name="T2">tuo licet facere, vivo non admodum. Cur autem haec<text:line-break/>scribo? quoniam putant nonnuUi, homines se sianajse,<text:line-break/>quibus ab interiore parte vertebrae inciderant, omnino<text:line-break/>articulos praetergrejsi. Atqui sacillirrutm curatu distor-<text:line-break/>tionem hanc quidam putant, </text:span><text:span text:style-name="T1">ac </text:span><text:span text:style-name="T2">nihil indigere injectione,<text:line-break/>sed sponte sua ejusmodi </text:span><text:span text:style-name="T1">sanos </text:span><text:span text:style-name="T2">fieri. Ignorant autem<text:line-break/>mullum, et hoc lucrantur, quod ignorant. Jiam proxi~'<text:line-break/>mis suadent , sed propter hoc decipiuntur. Putant,;spi-<text:line-break/>nam excedentem in dorso hoo vertebras ipsus ejse, guo-‘<text:line-break/>niam singulas rotundae ad tactum apparent, ignorantes,<text:line-break/>quod osca haec sint a vertebris prosecta, de quibus paulo<text:line-break/>ante dictum esi, at quibus vertebras muhae in anteriora</text:span><text:span text:style-name="T24">'<text:line-break/></text:span><text:span text:style-name="T2">recedunt, arctisiimum enim inter omnia animantia homo<text:line-break/>senum habet, quantum ad magnitudinem attinet, a poste-<text:line-break/>rioribus in anteriora, aliquando etiam in pectore. Quum<text:line-break/>igitur aliquod ex his ojsibus eminentibus valide consca~<text:line-break/>atum suerit, seve unum, scve plura, hac deprejsior locus '<text:line-break/>ejsicitur, vel hinc, vel inde - propterea decipiuntur, dum </text:span><text:span text:style-name="T3">1</text:span></text:p>
      <text:p text:style-name="P7"><text:span text:style-name="T2">putani, vertebras intro prolabi. Porro </text:span><text:span text:style-name="T1">quod </text:span><text:span text:style-name="T2">maximam<text:line-break/>vim habet similium et dissimilium dignotio, omnisque<text:line-break/>artifex desiderat difceruere, similesne an dissimiles res<text:line-break/>sint, circa quas versatur, ex hoc exemplo licet colligere.<text:line-break/>Quum enim in exercitatione magna pars propositae co-<text:line-break/>gnitionis consistat, non in generalibus exemplis videre<text:line-break/>convenit, sed in multis variisque exercitari, et praefer- '<text:line-break/>tim quae ab his petita funt, qui optime horum artem<text:line-break/>elaboraverunt, qualis est Hippocrates et Plato.</text:span></text:p>
      <text:h text:style-name="Heading_20_2" text:outline-level="2">Cap. V.</text:h>
      <text:p text:style-name="P65">Quum igitur Plato primo libro de Repu-<text:line-break/>blica ostendisset variis exemplis, ex quorum numero est,<text:line-break/>et civitatis gubernatores et medicos artificibus, quibus<text:line-break/>praesunt imperantque, quosque regunt, illis utilitatem,<text:line-break/>non sibi suppeditare, deridens Thrasymachus pastorum<text:line-break/>et bubulcorum meminit, qui sibi ipsis commodum, non<text:line-break/>ovibus et bobus, exhibenti Verum Socrates ostendit, ipso-<text:line-break/>rum scopum et finem esse, alium sane iis, qui in pasto-<text:line-break/>ritia et bucolica arte nihil praeter ovium et boum utili-</text:p>
      <text:p text:style-name="P81">t</text:p>
      <text:p text:style-name="P7"><text:span text:style-name="T2">tatem respiciunt, alium vero, qui animalia’ad epulas et<text:line-break/>venditionem alunt. Itaque constat, quod 'et medicus,<text:line-break/>quatenus medicus est, eatenus corporis sanitati </text:span><text:span text:style-name="T15">prospicit;<text:line-break/></text:span><text:span text:style-name="T2">quatenus autem aliud quid agit, inde appellationem quo-<text:line-break/></text:span><text:span text:style-name="T15">que </text:span><text:span text:style-name="T2">habebit. Nonnulli etiam divitiarum gratia </text:span><text:span text:style-name="T15">artem<text:line-break/>medicam </text:span><text:span text:style-name="T2">tractant; nonnulli propter mulclam ex </text:span><text:span text:style-name="T15">legibus<text:line-break/>ipsis </text:span><text:span text:style-name="T2">impositam; quidam vero propter humanitatem,<text:line-break/>quemadmodum assi ob gloriam inde aut honorem compa-<text:line-break/></text:span><text:span text:style-name="T15">randam. </text:span><text:span text:style-name="T2">Nominabuntur igitur, quatenus sanitatis sunt<text:line-break/></text:span><text:span text:style-name="T15">opifices, </text:span><text:span text:style-name="T2">communiter omnes medici; quatenus autem<text:line-break/></text:span><text:span text:style-name="T15">ob </text:span><text:span text:style-name="T2">diversa consilia actiones aggrediuntur, hic humanus,<text:line-break/></text:span><text:span text:style-name="T15">ille </text:span><text:span text:style-name="T2">honoris studiosus, alius gloriae, alius divitiarum<text:line-break/></text:span><text:span text:style-name="T15">affectator. </text:span><text:span text:style-name="T2">Non igitur medicis finis est tanquam </text:span><text:span text:style-name="T15">medicis,<text:line-break/></text:span><text:span text:style-name="T2">ut gloriam aut fructum percipiant, sicut Menodotus.<text:line-break/>empiricus scriptum reliquit, id quod curae fuit Meno-<text:line-break/></text:span><text:span text:style-name="T15">doto, </text:span><text:span text:style-name="T2">Diocli vero minime, quemadmodum nec </text:span><text:span text:style-name="T15">Hippo-<text:line-break/>crati </text:span><text:span text:style-name="T2">et </text:span><text:span text:style-name="T15">Empedocli, </text:span><text:span text:style-name="T2">neque </text:span><text:span text:style-name="T15">aliis </text:span><text:span text:style-name="T2">veterum </text:span><text:span text:style-name="T15">permultis, qui<text:line-break/>ob humanitatem benignitatemque naturae aegrotis mede-.</text:span></text:p>
      <text:p text:style-name="P55">bantur. Qui igitur in hujusmodi exemplis se exercuerit,<text:line-break/>cujusmodi valde multa apud Hippocratem et Platonem<text:line-break/>reperiuntur, facile inspiciet et propria cujusque artis,<text:line-break/>et communia. Etenim Socrates cum Thrasymacho in<text:line-break/>primo de Republica disserens ostendit, opiliones et bu-<text:line-break/>bulcos communicare inter se, quatenus sunt opiliones et<text:line-break/>bubulci, differre autem quatenus hic tanquam divitiis<text:line-break/>initians, ille ad epulas animalia reddit pinguia. Quin<text:line-break/>etiam Hippocrates de fracturis plenius docuit discernere<text:line-break/>ut communia et propria. lu artibus autem hoc est,<text:line-break/>similiane sint, an dissimilia. Unum enim sunt tres hae<text:line-break/>considerationes, tum quae de communibus et propriis,<text:line-break/>tum quae discernimus, num similes an dissimiles res, quae<text:line-break/>comparantur, existant, tertia ad haec, qua speculamur,<text:line-break/>quid idem in ipsis sit, et 'quid diversum. Consueverunt<text:line-break/>enim Graeci similia nonnunquam vocare, quae idem ali-<text:line-break/>quid obtinent. Item exempla secundum idem in iis, quae<text:line-break/>conseruntur, Plato nos faccre praecepit. Viclua est huic</text:p>
      <text:p text:style-name="P7"><text:span text:style-name="T2">contemplationi et ea, quae dividendi constat methodo,<text:line-break/></text:span><text:span text:style-name="T15">cujus </text:span><text:span text:style-name="T2">exercitium Plato in Sophista et Politico tracta-<text:line-break/></text:span><text:span text:style-name="T15">vit, usum </text:span><text:span text:style-name="T2">vero ipsius non in </text:span><text:span text:style-name="T1">his </text:span><text:span text:style-name="T2">modo,.verum clarissime<text:line-break/></text:span><text:span text:style-name="T15">simul </text:span><text:span text:style-name="T2">et absolutissime in Philebo et Phaedro, quin etiam<text:line-break/></text:span><text:span text:style-name="T15">in </text:span><text:span text:style-name="T2">commentario de Republica aliisque multis ostendit.<text:line-break/></text:span><text:span text:style-name="T15">In Sophista </text:span><text:span text:style-name="T2">igitur et Politico docet, quomodo aliquis </text:span><text:span text:style-name="T15">loco<text:line-break/>appellationis </text:span><text:span text:style-name="T2">sermone interpretatur </text:span><text:span text:style-name="T15">claro </text:span><text:span text:style-name="T2">pariter et </text:span><text:span text:style-name="T15">com-<text:line-break/>pendioso </text:span><text:span text:style-name="T2">ipfius </text:span><text:span text:style-name="T15">significatum, </text:span><text:span text:style-name="T2">quem sermonem </text:span><text:span text:style-name="T15">finem </text:span><text:span text:style-name="T2">et<text:line-break/></text:span><text:span text:style-name="T15">definitionem </text:span><text:span text:style-name="T2">eximie Platonis sectatores vocarunt. </text:span><text:span text:style-name="T15">In<text:line-break/>Philebo </text:span><text:span text:style-name="T2">autem et Phaedro divisoriani compositoriamque<text:line-break/></text:span><text:span text:style-name="T15">speculationem </text:span><text:span text:style-name="T2">maxime necessariam esse </text:span><text:span text:style-name="T15">ad artium consti-<text:line-break/>tutionem ostendit, qui duplici modo in ea exercitari<text:line-break/>praecipit, a primo sane et generalissimo descendentes ad<text:line-break/>ea, quae non amplius dividi quennt, per differentias in<text:line-break/>medio consistentes, quibus </text:span><text:span text:style-name="T2">et </text:span><text:span text:style-name="T15">definitiones specierum<text:line-break/>constitui in Sophista et Politico monstraverat, contra<text:line-break/>vero a specialissimis, quae luulta sunt, ad primum genus</text:span></text:p>
      <text:p text:style-name="P7"><text:span text:style-name="T2">per compositionem ascendentes; viam enim esse utrius-<text:line-break/>que unam, sed </text:span><text:span text:style-name="T15">iter </text:span><text:span text:style-name="T2">duplex ab </text:span><text:span text:style-name="T15">• </text:span><text:span text:style-name="T2">altero primorum ad<text:line-break/>alterum vicissim eunti. Dicit itaque de ipsis in </text:span><text:span text:style-name="T15">Phaedro<text:line-break/></text:span><text:span text:style-name="T2">ad hunc modum. Mihi quidem videmur caetera revera<text:line-break/>lnsijse. At si quis duarum sipecierum, </text:span><text:span text:style-name="T1">in </text:span><text:span text:style-name="T2">quas modo for-<text:line-break/>tuna incidimus, vim arte comprehenderit, opus non<text:line-break/>ingratum suerit consecutus. Quas species dicis ? </text:span><text:span text:style-name="T15">Ut </text:span><text:span text:style-name="T2">in<text:line-break/>unam ideam conspiciens pastini dispersa ducat, quo </text:span><text:span text:style-name="T15">sen^<text:line-break/></text:span><text:span text:style-name="T2">gula definiens manifestum reddat semper id</text:span><text:span text:style-name="T5">f</text:span><text:span text:style-name="T2"> de qu</text:span><text:span text:style-name="T5">0 </text:span><text:span text:style-name="T16">a</text:span><text:span text:style-name="T15">gi.<text:line-break/></text:span><text:span text:style-name="T2">tur • quemadmodum nos in praesentia, quid amor sit, </text:span><text:span text:style-name="T15">desi-&gt;<text:line-break/></text:span><text:span text:style-name="T2">nivimus, sive bene, seve male id factum set. Certe </text:span><text:span text:style-name="T15">hinc<text:line-break/></text:span><text:span text:style-name="T2">disputatio nostra claritatem in se habuit consiantemqug<text:line-break/>sebi ipse concordiam. Alteram vero .speciem quam </text:span><text:span text:style-name="T15">dicis,<text:line-break/></text:span><text:span text:style-name="T2">o Socrates ? Ut rursus secundum species articulatim </text:span><text:span text:style-name="T15">pro<text:line-break/></text:span><text:span text:style-name="T2">rerum natura incidat, neque imperiti coqui ritu </text:span><text:span text:style-name="T15">ulla<text:line-break/></text:span><text:span text:style-name="T2">membra confringere aggrediatur. </text:span><text:span text:style-name="T15">Haec igitur generatini<text:line-break/></text:span><text:span text:style-name="T2">de dividendi componendique </text:span><text:span text:style-name="T15">methodo </text:span><text:span text:style-name="T2">a </text:span><text:span text:style-name="T15">Platone sunt<text:line-break/></text:span><text:span text:style-name="T2">comprehensa. Digressus autem </text:span><text:span text:style-name="T15">ad artem rhetoricam,</text:span></text:p>
      <text:p text:style-name="P7"><text:span text:style-name="T15">(erit </text:span><text:span text:style-name="T2">nobis unum aliquod totius operis exemplum,) haec<text:line-break/>fcribit. Quandoquidem </text:span><text:span text:style-name="T1">dicendi </text:span><text:span text:style-name="T2">facultas quaedam animi<text:line-break/>evocatio et oblectatio esi, futurum oratorem necejse esi,<text:line-break/>quot species anima habeat, cognoscere. Sunt itaque tot<text:line-break/></text:span><text:span text:style-name="T15">talesque</text:span><text:span text:style-name="T2">, unde hi tales, illi tales efficiuntur. 'His ita<text:line-break/>distinctis, orationum quoque tot talesque sunt species,<text:line-break/>ejusmodi vero sengulae. Tales igitur talibus quibusdam<text:line-break/>orationibus certa quadam de cctusu ad ejusmodi res<text:line-break/>facile persuadentur; aliter autem affecti ob aliquam<text:line-break/>causam minime. Oportet itaque eum, qui haec satis'<text:line-break/>perspexerit, postea in ipsos negotiis</text:span><text:span text:style-name="T1">, </text:span><text:span text:style-name="T2">quae sunt eignn-<text:line-break/>turque, animadversa acute pojse sensu ajsequi, aut nihil<text:line-break/>amplius quatn verba, quae audivit, habet. At quum<text:line-break/>abunde potest dicere, quis quibus orationibus capiatur,<text:line-break/>praesentemque hominem acute percipit eo ingenio praedi--<text:line-break/></text:span><text:span text:style-name="T15">tum, </text:span><text:span text:style-name="T2">de quo antea suerit disputatum, sec ipsam ejse<text:line-break/></text:span><text:span text:style-name="T15">talibus </text:span><text:span text:style-name="T2">orationibus ad talla compellandum, ,is'ita instru-<text:line-break/></text:span><text:span text:style-name="T15">ctus tum demum </text:span><text:span text:style-name="T2">persecte </text:span><text:span text:style-name="T15">artem hanc </text:span><text:span text:style-name="T2">erit </text:span><text:span text:style-name="T15">consecutus.</text:span></text:p>
      <text:p text:style-name="P7"><text:span text:style-name="T2">quum ad superiora haec adjunxerit</text:span><text:span text:style-name="T1">, </text:span><text:span text:style-name="T2">ut opportunitatem<text:line-break/>loquendi tacendique </text:span><text:span text:style-name="T7">\calleat </text:span><text:span text:style-name="T1">- </text:span><text:span text:style-name="T2">item quando conveniat uti<text:line-break/>et quando non breviloquentia, commiseratione, vehemen-<text:line-break/>tia acriori amplificatio ne que</text:span><text:span text:style-name="T1">; </text:span><text:span text:style-name="T2">caeterum partium ora-<text:line-break/>tionis, quas didicerit, usam tempestivum vel internpesii-<text:line-break/>v.um cognoverit, absolute hanc erit artem executus, prius<text:line-break/>verp minime; in quocunque vero siorum defecerit vel<text:line-break/>dicendo, vel scribendo , licet ex arte verbn facere se<text:line-break/>dicat-, ipse, cui non persuadetur, vincti. Haec protulit<text:line-break/>de rhetorica, docens inibi, quomodo aliquis optime ipsam<text:line-break/>constituat methodo usus, non, quemadmodum 'vulgus,<text:line-break/>experientia et conversatione. Ad haec quum inferius<text:line-break/>multa interim utilia comrnernorasset, in caput ipsa redi-.<text:line-break/>gens ad verbum sic dixit Quapropter, si aliud quip-.<text:line-break/>piam de arte dixeris, auscultabimus quidem- sin minus,<text:line-break/>his, quae paulo ante recensuimus, Jidem adhibebimus,<text:line-break/>quod videlicet, nisi quis auditorum ingenia noverit disirn-<text:line-break/>xeritque, atque res ipsas in sipecies suas discreverit,<text:line-break/>rursusque singula specie una comprehenderit, nunquam</text:span></text:p>
      <text:p text:style-name="P7"><text:span text:style-name="T2">dicendi artem, quoad homini licet, adipisaetur. </text:span><text:span text:style-name="T15">In </text:span><text:span text:style-name="T2">hoc<text:line-break/>libro succincte egit de generali omnium artium </text:span><text:span text:style-name="T15">constitu-<text:line-break/></text:span><text:span text:style-name="T2">tione, et de rhetorica; exactissime vero totum sermonem<text:line-break/></text:span><text:span text:style-name="T15">in </text:span><text:span text:style-name="T2">Philebo persecutus esu Ego a principalissimis </text:span><text:span text:style-name="T15">exor-<text:line-break/></text:span><text:span text:style-name="T2">diar, prima hac ipsius oratione ascripta. Vox, inquam,<text:line-break/>ex ore nobis erumpens una esi, et infinitae rursus voces<text:line-break/>numero et cunctorum pariter et cujusque. </text:span><text:span text:style-name="T15">Quidnia<text:line-break/></text:span><text:span text:style-name="T2">Jieutro tamen horum docti efficimur sapientesque</text:span><text:span text:style-name="T15">, </text:span><text:span text:style-name="T2">nec<text:line-break/>quod ejus infinitum, nec iterum quod ejus </text:span><text:span text:style-name="T15">unum </text:span><text:span text:style-name="T2">aliud<text:line-break/>cognosaimus, item quod et quales sium, </text:span><text:span text:style-name="T15">tenemus - </text:span><text:span text:style-name="T2">hoc<text:line-break/>enim unumquemque nostrum grammaticum </text:span><text:span text:style-name="T15">reddit. Ve-<text:line-break/></text:span><text:span text:style-name="T2">rijsima loqueris. Quin etiam id, quod musicum </text:span><text:span text:style-name="T15">non<text:line-break/>esiicit</text:span><text:span text:style-name="T2">, hoc esi idem. Qua ratione? Una </text:span><text:span text:style-name="T15">quodammodo<text:line-break/></text:span><text:span text:style-name="T2">et in hac arte </text:span><text:span text:style-name="T38">vox</text:span><text:span text:style-name="T2"> esi. Quidni? JDuo item </text:span><text:span text:style-name="T15">ponenda<text:line-break/></text:span><text:span text:style-name="T2">sunt, grave et acutum, ac tertium, tonus </text:span><text:span text:style-name="T15">aequivalens.<text:line-break/>Nonne </text:span><text:span text:style-name="T2">ita? /ta. Uerum tamen nondum </text:span><text:span text:style-name="T15">musicae peri-<text:line-break/>tus </text:span><text:span text:style-name="T2">erts, si haec sala cognoveris , et ista </text:span><text:span text:style-name="T15">ignorans, ut<text:line-break/>ita loouar</text:span><text:span text:style-name="T2">, nullius eris in musica pretii. </text:span><text:span text:style-name="T15">Jvullius. Sed</text:span></text:p>
      <text:p text:style-name="P5"><text:span text:style-name="T2">postquam, o amicem acceperis, quot intervalla vocis nu-<text:line-break/>mero sunt circa grave atque acutum, et qualia, nec<text:line-break/>non intervallorum termini, et quotcunque ex his compo-<text:line-break/>sitiones proveniunt. Quae majores nostri conspicientes<text:line-break/>nobis eorum sectatoribus, ut hujusmodi quaedam har-<text:line-break/>monias appellaremus, tradiderunt, Jn motibus prae-<text:line-break/>terea corporis alios quosdam tales inejse ajsectus monstra-<text:line-break/>runt, quos numeris dimensis rhythmos atque mensuras<text:line-break/>vocari sujsere; cogitare praeterea, 'quod eadem ratione de<text:line-break/></text:span><text:span text:style-name="T24">- </text:span><text:span text:style-name="T2">omni, quod unum esi et multa, considerare debemus.</text:span></text:p>
      <text:p text:style-name="P4"><text:span text:style-name="T4">Ναη </text:span><text:span text:style-name="T2">quando isia sic accipis, sapiens tunc evadis.<text:line-break/>Quum vero 'et aliuA quicquarn ita considerans capis,<text:line-break/>sapiens rursus circa illud ejsiceris. Insinita adtem sin-<text:line-break/>gulorum et in singulis multitudo vagum te incertum-<text:line-break/>que et rationis ac numeri reddit expertem, utpote in<text:line-break/>nullum cujusque numerum respicientem. Praeclare haec,<text:line-break/></text:span><text:span text:style-name="T4">ό </text:span><text:span text:style-name="T2">Philebe, Socrates mihi dixijse videtur. Mihi quoque:<text:line-break/>sed ifpiid ad rem hio sermo, quidve sibi vult? liecte id.</text:span></text:p>
      <text:p text:style-name="P55">o Protardhe, Jdiilebus ijle quaesivit. Prorsus. Responde<text:line-break/>igitur ipsc. Faciam quod vultis, ubi de his ipsis paulis-<text:line-break/>per etiam adhuc disputavero. Ut enim, se quis unum<text:line-break/>aliquid accipit, is, ut diximus, haud mox in infiniti<text:line-break/>naturam, sed in aliquem numerum desaendere debet,<text:line-break/>ita vicijsirn , sii quis infinitum primo sumere cogitur, ne-<text:line-break/>quaquam in unum continuo, sed in numerum quendam,<text:line-break/>qui multitudinem aliquam habeat, debet intendere, ex<text:line-break/>ornnibusque tandem in unum descnere. Quod vero nunc<text:line-break/>diximus, rursus in literis conjectari licet. Quomodo?<text:line-break/>Postquam infinitam vocem cogitavit siive deus aliquis,<text:line-break/>siive homo divinus, qualis apud Aegyptios Theuth fuijse<text:line-break/>fertur, primo in ipsa vocis insinllate vocales literas con-<text:line-break/>ilderavit, quae non una, sed plures sunt, rursusque<text:line-break/>alias, quae non vocis, sed seni participes estsent, atque<text:line-break/>harum numerum certum semiliter desinivit. Tertiam<text:line-break/>deinde speciem literarum distinxit earum, quas nunc<text:line-break/>mutas vocamus. Postremo liquidas mutasque discrevit.</text:p>
      <text:p text:style-name="P7"><text:span text:style-name="T15">usque </text:span><text:span text:style-name="T2">siingula </text:span><text:span text:style-name="T15">quardam, </text:span><text:span text:style-name="T2">vocalesque et medias eodem ma-<text:line-break/>do, donec, earum numero </text:span><text:span text:style-name="T1">in </text:span><text:span text:style-name="T2">scngulis speciebus </text:span><text:span text:style-name="T1">et </text:span><text:span text:style-name="T2">in uni-<text:line-break/></text:span><text:span text:style-name="T15">versos </text:span><text:span text:style-name="T2">reperto, elementum vocavit. Quumque videret<text:line-break/></text:span><text:span text:style-name="T15">neminem </text:span><text:span text:style-name="T2">nostrum ' horum quicquam seorsum perceptu-<text:line-break/>rum, </text:span><text:span text:style-name="T15">nisc </text:span><text:span text:style-name="T2">omnia ipsa percepijscet, hoc vinculum </text:span><text:span text:style-name="T15">velati<text:line-break/></text:span><text:span text:style-name="T2">unum </text:span><text:span text:style-name="T15">' </text:span><text:span text:style-name="T2">quiddam exisiens, • et </text:span><text:span text:style-name="T1">haec • </text:span><text:span text:style-name="T2">omnia unum saoere<text:line-break/>meditatus, quam unam in his' ejse artem grammaticam<text:line-break/>animadvertit, eo nomine appellavit. Haec quidem </text:span><text:span text:style-name="T15">Plato<text:line-break/></text:span><text:span text:style-name="T2">de </text:span><text:span text:style-name="T15">artium </text:span><text:span text:style-name="T2">constitutione in Philebo tradidit</text:span><text:span text:style-name="T1">, </text:span><text:span text:style-name="T2">quae </text:span><text:span text:style-name="T15">juxta<text:line-break/>methodum </text:span><text:span text:style-name="T2">scilicet rationalem, non quae ex diutina </text:span><text:span text:style-name="T15">iu-<text:line-break/>quisitiorie, </text:span><text:span text:style-name="T2">fed particularium experientia colligitur. </text:span><text:span text:style-name="T15">Quod<text:line-break/>autem, nisi </text:span><text:span text:style-name="T2">in divisione et compositione exerritatio </text:span><text:span text:style-name="T15">acces-<text:line-break/>serit, nequeat rationalis </text:span><text:span text:style-name="T2">artium constitutio fieri, </text:span><text:span text:style-name="T15">palam<text:line-break/></text:span><text:span text:style-name="T2">est ex </text:span><text:span text:style-name="T15">iis, quae </text:span><text:span text:style-name="T2">hucusque </text:span><text:span text:style-name="T15">a me </text:span><text:span text:style-name="T2">sunt comprehensa. </text:span><text:span text:style-name="T15">Quin<text:line-break/></text:span><text:span text:style-name="T2">etiam </text:span><text:span text:style-name="T15">in toto libro </text:span><text:span text:style-name="T2">Philebo deinceps -opere methodum </text:span><text:span text:style-name="T15">in<text:line-break/>voluptate </text:span><text:span text:style-name="T2">ostendit, universas ipsius differentias </text:span><text:span text:style-name="T15">persecutus,</text:span></text:p>
      <text:h text:style-name="Heading_20_2" text:outline-level="2">Cap. V<text:span text:style-name="T41">I.</text:span></text:h>
      <text:p text:style-name="P51"><text:span text:style-name="T2">Sio- autem et Hippocrates </text:span><text:span text:style-name="T15">factitavit in<text:line-break/>opere de victus </text:span><text:span text:style-name="T2">ratione acuturum, accusans </text:span><text:span text:style-name="T15">medicos</text:span></text:p>
      <text:p text:style-name="P7"><text:span text:style-name="T2">Cnidios tanquam speciales generalesqrie morborum differenti-<text:line-break/>as ignorantes. Ipsc autem indicat distinctiones, secundum quas<text:line-break/>id, quod unum ridetur </text:span><text:span text:style-name="T1">esse, </text:span><text:span text:style-name="T2">multa fiant, </text:span><text:span text:style-name="T1">cum </text:span><text:span text:style-name="T2">dividitur,<text:line-break/>non in morbis tantum, scd etiam in aliis omnibus; in<text:line-break/>quo plurimos ex clarissimis medias in errorem lapsos<text:line-break/>invenire licet, adeoque in ipsis remediis. Nounulli siqui-'<text:line-break/>dem ad particulares ipsorum usus prosecti disciplinam<text:line-break/>fecerunt ordine carentem. Quidam communissimum lo-<text:line-break/>quuti usque ad promptam imaginationem sermonem<text:line-break/>fecerunt maxime methodicum, re vera autem vitiosissi-<text:line-break/>mum; ‘inde inter se dissenserunt, alii quidem, ut qui '<text:line-break/>in remedio certi cujusdam affectus, exempli gratia pleu-<text:line-break/>ritidiiij sanguinis missionem pronunciarunt, alii purgatio-<text:line-break/>nem, quemadmodum et fomentum, hi per' spongias, illi'<text:line-break/>per sacculos a medicis dictos, aut per aliud quoddam.<text:line-break/>Inibi etiam de balneis et balnei abstinentia dissentiunt,<text:line-break/>oxymel, vel hydrornel, aquam, vinum, ptisanam, vel<text:line-break/>percolatum succum duntaxat exhibentes, vel hordeaceum</text:span></text:p>
      <text:p text:style-name="P81">z</text:p>
      <text:p text:style-name="P55">Iulum; alii et cibos; aliter alio distinguente differentias<text:line-break/>et aegrotantium, et praedictorum, indicavit, quid pleuri-<text:line-break/>tidis affectus requireret Quomodo igitur ipsc enumera-<text:line-break/>verit inordinatius primus inveniens, commentariis in opere<text:line-break/>de nictus ratione acutorum expono, quod aliqui inscri-<text:line-break/>liunt ad Cnrdias sententias, quidam de ptisana, utrique<text:line-break/>male. At ego, ut hujus quoque sermonis manifestam<text:line-break/>disciplinam studiosi compendiose habeant, non pigebit<text:line-break/>capita significare. Etenim in pleuriticis nuper incipientibus<text:line-break/>latus dolore, tanquam dispositione nondum rnaniscsta,<text:line-break/>tenture jubet sornenta, fotibusque calidis; ac ipse mate-<text:line-break/>riam recensuit: deinde, si non solvatur, considerandum,<text:line-break/>ne paulo antea cibum assumpserit, au alvum dejecerit,<text:line-break/>vel non, ac, quid faciendum sit, docet. At si his non<text:line-break/>ccsserit, distinctiones scribit eorum, qni sanguinis missione<text:line-break/>indigcnt, et qui purgatione; porro iu quibus mulsac<text:line-break/>potu utendum est, aut oxymelite, aut aqua usque ad .</text:p>
      <text:p text:style-name="P7"><text:span text:style-name="T2">judicationem, nullum dando cibum, in quibus succum<text:line-break/>ptisanae, aut hordeo utendum, tunc et cibi dandi sunt<text:line-break/>Pari modo etiam de vini exhibitione distinguit, quibus<text:line-break/>dandum sit, et quibus non, et quando, et quale. Simi-<text:line-break/>liter de balueis aliisque id genus. Porro, quum duplex<text:line-break/>sit error in divisionibus, quod alii minus, ac conveniat,<text:line-break/>dividant, alii exuperent secundum multitudinem, quae<text:line-break/>ad id, quod secatur, propria non est, utrosque Hippocra- •<text:line-break/>tes accusans initio quidem libri haec tradit. Varietates<text:line-break/>morborum et divisionem multijugam aliqui non ignora-<text:line-break/>runt, numeros autem singulorum morborum dum rnani-<text:line-break/>sesie vellent explicare, haud recte seripserunt, ut qui<text:line-break/>difficile comprehendi postsint; se hoc alionis laborantium<text:line-break/>aegritudinem alteram ab altera nonnihil dijsierre scgnifica-<text:line-break/>bit, non salum idem morbus essi videbitur</text:span><text:span text:style-name="T1">, </text:span><text:span text:style-name="T2">se neque idem<text:line-break/>nomen habeat. Porro </text:span><text:span text:style-name="T1">in </text:span><text:span text:style-name="T2">remediis contra, quum ipse<text:line-break/>minus, quam par esi , complectantur, ,</text:span><text:span text:style-name="T5">n</text:span><text:span text:style-name="T2"> hunc modum ait.<text:line-break/>Ac non salum ob id </text:span><text:span text:style-name="T6">ηοη</text:span><text:span text:style-name="T4"> </text:span><text:span text:style-name="T2">Inudo , sed quonimm ctiam pau-</text:span></text:p>
      <text:p text:style-name="P7"><text:span text:style-name="T2">cis numero remediis utuntur. Postea, ubi praesumpsisset<text:line-break/>id, quod problemati utilissimum est, non manifesto </text:span><text:span text:style-name="T15">ipsius<text:line-break/></text:span><text:span text:style-name="T2">solutionem conscripsit, atque ideo plerisque medicis </text:span><text:span text:style-name="T15">tota<text:line-break/></text:span><text:span text:style-name="T2">problematis vis ignoratur. Proinde totum hunc serino-<text:line-break/>nern in primo de rictus ratione acutorum commentario<text:line-break/>sum interpretatus. Nunc autem compendiose </text:span><text:span text:style-name="T15">exponere<text:line-break/></text:span><text:span text:style-name="T2">vim necessarium esu Ipsum sane problema sic ad </text:span><text:span text:style-name="T15">ver-<text:line-break/></text:span><text:span text:style-name="T2">bum scripsit Hippocrates. Videntur autem digna </text:span><text:span text:style-name="T15">mihi<text:line-break/></text:span><text:span text:style-name="T2">ejse, quae seribantur, </text:span><text:span text:style-name="T1">et </text:span><text:span text:style-name="T2">praesertim impercepta medicis,<text:line-break/>quum sint tamen saitu 'utilia, item quae magnam </text:span><text:span text:style-name="T15">utili.<text:line-break/></text:span><text:span text:style-name="T2">tutem aut noxam adserunt. impercepta autem sunt </text:span><text:span text:style-name="T15">et<text:line-break/></text:span><text:span text:style-name="T2">haec, cur in morbis acutis </text:span><text:span text:style-name="T1">alii </text:span><text:span text:style-name="T2">medici in omnem </text:span><text:span text:style-name="T15">vUam<text:line-break/></text:span><text:span text:style-name="T2">ptisanam non percolatam exhibent, putantque recte se </text:span><text:span text:style-name="T15">me-<text:line-break/></text:span><text:span text:style-name="T2">dicari, alii vero magni saciunt</text:span><text:span text:style-name="T1">, </text:span><text:span text:style-name="T2">conantur que, ut </text:span><text:span text:style-name="T15">nullum<text:line-break/></text:span><text:span text:style-name="T2">hordeum aeger devoret, spiagnam enim offensionem </text:span><text:span text:style-name="T24">este'<text:line-break/></text:span><text:span text:style-name="T2">arbitranturej sed siuooum linteo percolatum praebeat. </text:span><text:span text:style-name="T15">Qui-<text:line-break/>dam </text:span><text:span text:style-name="T2">ipsarum neque ptisanam crqlsuin neque </text:span><text:span text:style-name="T15">succum</text:span></text:p>
      <text:p text:style-name="P7"><text:span text:style-name="T2">exhibent', alii, usque dum septimanus aeger, suerit, alii<text:line-break/>etiam in sine, quoad morbus suerit judicatus. Hujus-<text:line-break/>modi igitur quaestiones ne proponere quidem medici con-<text:line-break/>sueverunt, forsan neque si proponantur, inveniunt.<text:line-break/>Atqui magnam a vulgaribus calumniam tota ars susti-<text:line-break/>net , ne videatur quidem omnino medicina ejse, quod in<text:line-break/></text:span><text:span text:style-name="T15">morbis </text:span><text:span text:style-name="T2">acutijsirnis tantum inter se artifices dijserunt, ut,<text:line-break/></text:span><text:span text:style-name="T15">quae </text:span><text:span text:style-name="T2">alter adhibet optima ejse putans, ea jam alter mala<text:line-break/></text:span><text:span text:style-name="T15">ejse </text:span><text:span text:style-name="T2">censeat. Ac </text:span><text:span text:style-name="T15">paulo post: </text:span><text:span text:style-name="T2">Dico nutem, perpulchram<text:line-break/></text:span><text:span text:style-name="T15">ejse </text:span><text:span text:style-name="T2">hanc speculationem, plurimis et principalisiimis<text:line-break/>eorum, quae in arte sunt, ajsinitate junctam,* nam aegro-<text:line-break/></text:span><text:span text:style-name="T15">tantibus </text:span><text:span text:style-name="T2">omnibus ad sanitatem aliquid </text:span><text:span text:style-name="T15">magnum </text:span><text:span text:style-name="T2">potesi,<text:line-break/></text:span><text:span text:style-name="T15">et sanes </text:span><text:span text:style-name="T2">ad securitatem, exercentibus </text:span><text:span text:style-name="T15">ad bonam habitudi-<text:line-break/>nem, </text:span><text:span text:style-name="T2">et ad quod cunque unusquisque velit. </text:span><text:span text:style-name="T15">Speculatio<text:line-break/>(inquit) </text:span><text:span text:style-name="T2">de artificum diseordia magnam vim </text:span><text:span text:style-name="T15">obtinet<text:line-break/>non salis </text:span><text:span text:style-name="T2">laborantibus ad sanitatem conciliandam, </text:span><text:span text:style-name="T15">sed<text:line-break/>etiam sanis </text:span><text:span text:style-name="T2">ad eum tuendam scilicet, </text:span><text:span text:style-name="T15">exercentibus ad<text:line-break/>corporis </text:span><text:span text:style-name="T2">dignitatem </text:span><text:span text:style-name="T15">tum </text:span><text:span text:style-name="T2">comparandam</text:span><text:span text:style-name="T15">, . tum retinendam.</text:span></text:p>
      <text:p text:style-name="P7"><text:span text:style-name="T2">Postea adjecit, et ad quod unusquisque velit,. indicans,<text:line-break/>non modo ad medicinam, fed etiam alias artes, specu-<text:line-break/></text:span><text:span text:style-name="T15">lationern</text:span><text:span text:style-name="T2">, ipsius solutionem extendere. Nam </text:span><text:span text:style-name="T15">mi-<text:line-break/></text:span><text:span text:style-name="T2">rari licet,' cur artem medici pertractantes , in </text:span><text:span text:style-name="T15">qua<text:line-break/></text:span><text:span text:style-name="T2">remedia, quae offeruntur, usu possint judicare, utrum<text:line-break/>prosint, an noceant, tamen maxime contraria de iis,<text:line-break/>quae prosunt et nocent, pronuuciarint. Siquidem </text:span><text:span text:style-name="T15">lu<text:line-break/></text:span><text:span text:style-name="T2">philosophia non sedatas csse </text:span><text:span text:style-name="T15">plurimas </text:span><text:span text:style-name="T2">dissensiones </text:span><text:span text:style-name="T15">nihil<text:line-break/></text:span><text:span text:style-name="T2">miri est; quippe quum res experientia judicari evidenter<text:line-break/>nequeant, ac ideo nonnulli pronuncient. mundum </text:span><text:span text:style-name="T15">esse<text:line-break/></text:span><text:span text:style-name="T2">non genitum, nonnulli </text:span><text:span text:style-name="T15">genitum </text:span><text:span text:style-name="T2">; quemadmodum alii </text:span><text:span text:style-name="T15">nihil<text:line-break/></text:span><text:span text:style-name="T2">extra ipsius ambitum este, alii esse dicunt, atque hi </text:span><text:span text:style-name="T15">ipsi<text:line-break/></text:span><text:span text:style-name="T2">aliquid contineri affirmant, quidam vacuum hoc </text:span><text:span text:style-name="T15">esse<text:line-break/></text:span><text:span text:style-name="T2">nullam in se </text:span><text:span text:style-name="T15">continens </text:span><text:span text:style-name="T2">substantiam dictitant, aliqui </text:span><text:span text:style-name="T15">vero<text:line-break/></text:span><text:span text:style-name="T2">mundos alios numero incomprehensibiles, ut in </text:span><text:span text:style-name="T15">infinitum<text:line-break/></text:span><text:span text:style-name="T2">multitudo extendatur; nam ejusmodi discordiam </text:span><text:span text:style-name="T15">sensu<text:line-break/></text:span><text:span text:style-name="T2">evidenti non licet dijudicare. </text:span><text:span text:style-name="T15">At </text:span><text:span text:style-name="T2">secus habet, </text:span><text:span text:style-name="T15">quod mc-</text:span></text:p>
      <text:p text:style-name="P5"><text:span text:style-name="T15">dici de remediorum, quae corpori applicantur, auxilio ct<text:line-break/>noxa inter sc dissentiunt, quum ipsi possint utile et nocuum<text:line-break/>usu expeiui ac judicare. Hujus igitur quaestionis solutio<text:line-break/>non admodum manifesto </text:span><text:span text:style-name="T1">ab </text:span><text:span text:style-name="T15">Hippocrate est explicata, ac<text:line-break/>• ideo prope universus libri interpretes latuit. Est autem<text:line-break/>talis. Nonnulli sane aegrotantium inediam requirunt,<text:line-break/>usque dum morbus fuerit judicatus, nonnulli vero cibum,<text:line-break/>atque ex 'his alii</text:span><text:span text:style-name="T17">1</text:span><text:span text:style-name="T15"> hordeaceam ptisanam, alii succum<text:line-break/>folum, quemadmodum et folidiorem aliqui, quin etiam<text:line-break/>oxymel quidam aut mulsam, quidam vero aquam et<text:line-break/>vinum. Idcirco medicis, qui experientia sola artem con-<text:line-break/>stituerunt, illud solum visum est utile, quod fortc for-<text:line-break/></text:span><text:span text:style-name="T24">tuna </text:span><text:span text:style-name="T15">ipsis frequenter profuisse apparuit. Neque etiam ad<text:line-break/>contrariam speciem victus rationis pervenire audent, ut<text:line-break/></text:span><text:span text:style-name="T24">illam </text:span><text:span text:style-name="T15">quoque experiantur, improsperum veriti successum;<text:line-break/></text:span><text:span text:style-name="T24">Proinde </text:span><text:span text:style-name="T15">folus, qui naturam aegrotantis novit, ct niorbi<text:line-break/></text:span><text:span text:style-name="T24">dispositionem, </text:span><text:span text:style-name="T15">et vim auxilii, quodadhlbcbitur, </text:span><text:span text:style-name="T24">praeterea<text:line-break/>tempus, quo </text:span><text:span text:style-name="T15">utendum ipsc </text:span><text:span text:style-name="T24">est, audere </text:span><text:span text:style-name="T15">potcrit, </text:span><text:span text:style-name="T24">usus</text:span></text:p>
      <text:p text:style-name="P7"><text:span text:style-name="T2">auxilio ratione considerato, spem experientia confirmare.<text:line-break/>Quare folus inveniet dissidii causam et distinctiones,<text:line-break/>quibus, animum adhibens ad id, quod aegrotanti condu-<text:line-break/>cit, perveniet, aliorum vero nullus hoc cognoscit </text:span><text:span text:style-name="T15">Nam<text:line-break/>qui </text:span><text:span text:style-name="T2">cognitis per experientiam adhaerent immoranturque,<text:line-break/></text:span><text:span text:style-name="T15">illa fola assumunt, </text:span><text:span text:style-name="T2">causantes naturam, aut artem</text:span><text:span text:style-name="T15">, aut<text:line-break/>hujusmodi </text:span><text:span text:style-name="T2">aliquid offensae causam </text:span><text:span text:style-name="T15">extitisse; id quod<text:line-break/>etiam </text:span><text:span text:style-name="T2">in opere </text:span><text:span text:style-name="T15">de </text:span><text:span text:style-name="T2">fracturis Hippocrates </text:span><text:span text:style-name="T15">ostendit, nempe<text:line-break/>in fracturis, </text:span><text:span text:style-name="T2">quae </text:span><text:span text:style-name="T15">cum </text:span><text:span text:style-name="T2">ulcere </text:span><text:span text:style-name="T15">fiunt, hisce verbis. </text:span><text:span text:style-name="T2">At </text:span><text:span text:style-name="T15">alii<text:line-break/></text:span><text:span text:style-name="T2">quidam sunt, qui linteis ejusmodi siatim </text:span><text:span text:style-name="T15">medicantur,<text:line-break/></text:span><text:span text:style-name="T2">atque hinc et illinc linteolis deligant. Super </text:span><text:span text:style-name="T15">ulcus<text:line-break/></text:span><text:span text:style-name="T2">autem ipsum desinunt ac scnunt refrigerari- deinde </text:span><text:span text:style-name="T15">ipsi<text:line-break/></text:span><text:span text:style-name="T2">imponunt purgatorium aliquod medicamentum, et </text:span><text:span text:style-name="T15">spleniis<text:line-break/></text:span><text:span text:style-name="T2">vino madidis, aut lanis succidis curant-, qui </text:span><text:span text:style-name="T15">modus<text:line-break/></text:span><text:span text:style-name="T2">medicandi maius est, ac verisimile ese ita niedentes </text:span><text:span text:style-name="T15">ma-<text:line-break/></text:span><text:span text:style-name="T2">xima non intelligere, tum in aliis fracturis</text:span><text:span text:style-name="T15">, tum in<text:line-break/></text:span><text:span text:style-name="T2">hujusmodi. Maximum enim esi cognoscere</text:span><text:span text:style-name="T15">, quomodo</text:span></text:p>
      <text:p text:style-name="P7"><text:span text:style-name="T2">oporteat lintei principium injicere', et quomodo potijst-<text:line-break/>mum comprimere. </text:span><text:span text:style-name="T1">Item quantum </text:span><text:span text:style-name="T2">auxilii adscrat, </text:span><text:span text:style-name="T1">si<text:line-break/></text:span><text:span text:style-name="T2">recto quis initium accommodet, </text:span><text:span text:style-name="T1">ac </text:span><text:span text:style-name="T2">premat, quo potijsi-<text:line-break/>mum convenit. Rursus quomodo noceant, nisi recte quis<text:line-break/>injiciat, neque premat, sed hinc et illinc. Quare dictum<text:line-break/></text:span><text:span text:style-name="T18">α </text:span><text:span text:style-name="T2">me ese etiam in his, quae scripsimus antea, cujus modi<text:line-break/></text:span><text:span text:style-name="T15">in </text:span><text:span text:style-name="T2">utroque eveniant-, testatur hoc etiam ipsa medicina.<text:line-break/></text:span><text:span text:style-name="T15">Necestse </text:span><text:span text:style-name="T2">enim ese, ut ei, qut sic deligatur, tumor in ipsa<text:line-break/>ulcere attollatur; etenim si cutis sana hinc qaidem et<text:line-break/></text:span><text:span text:style-name="T15">illinc </text:span><text:span text:style-name="T2">deligatur, in medio autem intermittatur spatium,<text:line-break/></text:span><text:span text:style-name="T15">in </text:span><text:span text:style-name="T2">eo potijsimum tumebit ct decolorabitur. Quomodo<text:line-break/></text:span><text:span text:style-name="T15">igitur </text:span><text:span text:style-name="T2">non ulcus haec patietur? Nccejsario enim </text:span><text:span text:style-name="T15">ulcus<text:line-break/></text:span><text:span text:style-name="T2">decolor erit et exprcscum, mordax et sine pure' ostsu<text:line-break/></text:span><text:span text:style-name="T15">autem </text:span><text:span text:style-name="T2">aut artus, quae non erant abscesisu </text:span><text:span text:style-name="T15">laboratura,<text:line-break/>illo </text:span><text:span text:style-name="T2">inf</text:span><text:span text:style-name="T15">escabuntur</text:span><text:span text:style-name="T2">, </text:span><text:span text:style-name="T15">ct ulcus pulsatile </text:span><text:span text:style-name="T2">et </text:span><text:span text:style-name="T15">igneum </text:span><text:span text:style-name="T2">erit. </text:span><text:span text:style-name="T15">Co-<text:line-break/>guntur </text:span><text:span text:style-name="T2">autem </text:span><text:span text:style-name="T15">propter tumorem cataplasaia inducere; </text:span><text:span text:style-name="T2">sed<text:line-break/></text:span><text:span text:style-name="T15">illud quoque his hinc et idlinc deligatis ese inutile, nam<text:line-break/>pondus incommodum praeter alium pulsam oboritur r de-</text:span></text:p>
      <text:p text:style-name="P34"><text:span text:style-name="T15">CAT.T.VTSS </text:span><text:span text:style-name="T18">ΤΩΜ. </text:span><text:span text:style-name="T15">V-<text:tab/>Co/»</text:span></text:p>
      <text:p text:style-name="P7"><text:span text:style-name="T2">senentes autem vincula disisolvunt, quum ipses rursus<text:line-break/>fuceiseint negotium, et reliquum sene deligatura medi-<text:line-break/>cantur; nihilo autem minus, etse aliud quoddam ejusmodi<text:line-break/>acceperint, eodem modo curantur. Non enim putant</text:span><text:span text:style-name="T16">f</text:span><text:span text:style-name="T15"> </text:span><text:span text:style-name="T28">*<text:line-break/></text:span><text:span text:style-name="T2">deligaturam, quae hinc et illinc sit, et refrigerationem<text:line-break/>causam esise ulceris, sed aliam quandam infelicitatem.<text:line-break/>Non arbitrantur, inquit, malam deligaturam laesionis </text:span><text:span text:style-name="T15">esse<text:line-break/></text:span><text:span text:style-name="T2">causam, fed aliam' quandam infelicitatem; ob </text:span><text:span text:style-name="T15">quam<text:line-break/></text:span><text:span text:style-name="T2">rem neque recedunt a consueta ipsis traductione, </text:span><text:span text:style-name="T15">sed<text:line-break/></text:span><text:span text:style-name="T2">male cognitis immorantur. Haec mild problematis </text:span><text:span text:style-name="T15">solu-<text:line-break/></text:span><text:span text:style-name="T2">tio est, iu quo causam discordiae .lu remediis considerare<text:line-break/>oportet, quam generatim comprehensam dixerit </text:span><text:span text:style-name="T15">aliquis<text:line-break/></text:span><text:span text:style-name="T2">esse differentiam rei, quae generatim intelligitur, </text:span><text:span text:style-name="T15">dicitur<text:line-break/></text:span><text:span text:style-name="T2">et proponitur, sive affectus, sive auxilii aliqua sit </text:span><text:span text:style-name="T15">mate-<text:line-break/></text:span><text:span text:style-name="T2">ria. Dico autem affectum exempli gratia </text:span><text:span text:style-name="T15">pleuritidem;<text:line-break/></text:span><text:span text:style-name="T2">de qua </text:span><text:span text:style-name="T15">velut </text:span><text:span text:style-name="T2">lu exemplari sermonem instituit; </text:span><text:span text:style-name="T15">materiam<text:line-break/></text:span><text:span text:style-name="T2">vero mulsum, aut vinum, aut aquam, aut poseam; </text:span><text:span text:style-name="T15">nam<text:line-break/></text:span><text:span text:style-name="T2">in his singulis propriae quaedam sunt </text:span><text:span text:style-name="T15">differentiae, de</text:span></text:p>
      <text:p text:style-name="P7"><text:span text:style-name="T15">quibus omnibus Hippocrates non folum compendiose,<text:line-break/>fed etiam manisesto diitluctiones edocuit, quemadmodum<text:line-break/>differentias dividere conveniebat. At mihi exempli cu-<text:line-break/>jusdam ex ipsis gratia abunde erit meminisse sermonis<text:line-break/>de vino ad haec verba conscripti. Oulce vinum, vino-<text:line-break/>sam, album et nigrum, mulsam, aquam et oxymel.<text:line-break/>His autem significatum in morbis acutis distinguendum<text:line-break/>ese. Dulce minus quam vinosam caput tentat aggra~<text:line-break/>vatque</text:span><text:span text:style-name="T1">, </text:span><text:span text:style-name="T15">minusque mentem attingit, et sacilius quam al-<text:line-break/>terum per intestinum descendit. Sed lienem et jecur<text:line-break/>auget, biliosos etiam incommodum, quippe talibus sitim<text:line-break/>excitat; imo etiam superius intestinum injlat, non tamen<text:line-break/>inscriori intestino inimicum siatus ratione, etse non ad-<text:line-break/>modum siatus a vino dulci prosectus stacile penetrabilis<text:line-break/>set, sed circa praecordia immoretur. Etenim minus<text:line-break/>urinam hoc ciet omnino, quam vinosam album. Dulce<text:line-break/>autem sputum magis educit quam alterum’, at quibus su-</text:span></text:p>
      <text:p text:style-name="P7"><text:span text:style-name="T2">tim conciliat potum, his minus quam </text:span><text:span text:style-name="T1">alterum </text:span><text:span text:style-name="T2">pinum<text:line-break/>educit </text:span><text:span text:style-name="T5">9</text:span><text:span text:style-name="T2"> quibus autem none JiLim facit</text:span><text:span text:style-name="T5">f</text:span><text:span text:style-name="T2"> magis quam ciL~<text:line-break/>terum educit. Alt vinum album vinojum laudaLur qui-<text:line-break/>dem et deprehenditur et faepe et multum </text:span><text:span text:style-name="T1">in </text:span><text:span text:style-name="T2">pini dulcis<text:line-break/>expojitione. T^erum quum ad vejicam magis queam </text:span><text:span text:style-name="T15">al-<text:line-break/></text:span><text:span text:style-name="T2">terum tranfeat, urinamque cieat et deflillutiorum , </text:span><text:span text:style-name="T15">femr-<text:line-break/></text:span><text:span text:style-name="T2">per multa, ad prae fi dium in hi$ morbis confert. Siqui-<text:line-break/>d.em</text:span><text:span text:style-name="T5">9</text:span><text:span text:style-name="T2"> ji, ad alia,- minus ideoueum ej*t quam alterum</text:span><text:span text:style-name="T5">}</text:span><text:span text:style-name="T2"> </text:span><text:span text:style-name="T15">atta-<text:line-break/></text:span><text:span text:style-name="T2">men in vefica purgatio ab eo facta demittit aut promo-<text:line-break/>vet </text:span><text:span text:style-name="T5">9</text:span><text:span text:style-name="T2"> qualia convenite, Caeterunt bona haec Junt </text:span><text:span text:style-name="T15">indicia<text:line-break/></text:span><text:span text:style-name="T2">auxilii et laejlonis a, vino projicijcentia </text:span><text:span text:style-name="T5">f</text:span><text:span text:style-name="T2"> quae incognita<text:line-break/>erant iis, qui me praecejjerunt. JPorro rufo vino et </text:span><text:span text:style-name="T15">ni-<text:line-break/></text:span><text:span text:style-name="T2">§ro aufitro in his morbis ad haec uteris </text:span><text:span text:style-name="T5">9</text:span><text:span text:style-name="T2"> Ji </text:span><text:span text:style-name="T15">capitis<text:line-break/></text:span><text:span text:style-name="T2">gravitas non adfit </text:span><text:span text:style-name="T5">9</text:span><text:span text:style-name="T2"> neque praecordia attingantur</text:span><text:span text:style-name="T5">}</text:span><text:span text:style-name="T2"> </text:span><text:span text:style-name="T15">necjue<text:line-break/></text:span><text:span text:style-name="T2">/putum a via prohibeatur</text:span><text:span text:style-name="T5">}</text:span><text:span text:style-name="T2"> neque urina retineatur </text:span><text:span text:style-name="T5">f</text:span><text:span text:style-name="T2"> </text:span><text:span text:style-name="T15">ptf-<text:line-break/></text:span><text:span text:style-name="T2">rum^ quod dejicitur lubricum Jct et ramentojum. </text:span><text:span text:style-name="T15">Cae-<text:line-break/></text:span><text:span text:style-name="T2">teruem in his convenit potiJJltniiTn mutari ex albo </text:span><text:span text:style-name="T15">p et<text:line-break/></text:span><text:span text:style-name="T2">quae his funt Jtmilia. Item irUeUtgenduni efi </text:span><text:span text:style-name="T15">praeterea,<text:line-break/></text:span><text:span text:style-name="T2">quod omnia fuperirora et veficae loca minus </text:span><text:span text:style-name="T15">offendet, fi</text:span></text:p>
      <text:p text:style-name="P7"><text:span text:style-name="T15">aquosum magia sct. Jniesiinurn vero etiam magis adju-<text:line-break/></text:span><text:span text:style-name="T1">vabit, si </text:span><text:span text:style-name="T15">meracius sit. Hic inquit, quae de vinorum dis-<text:line-break/>ferentia et usu exposui, incognita me senioribus fuerunt.;<text:line-break/>ego autem haec distinctionibus, fegregans artem in ipsis<text:line-break/>comprehensam constitui. Itu etiam dc mulso, melle,<text:line-break/>aqua, oxymelito, et ptisana, et balueis distinctiones con-<text:line-break/>scripsit, accusans eos, qui in omnibus acute laborantibus<text:line-break/>vel jubent, vel prohibent singulis commemoratis uti.<text:line-break/>Nam interroganti, an vinum febricitantibus sit exiiibendmn,<text:line-break/>responderi debet, quod huic quidem alicui dandum sit;.<text:line-break/>Idem vero hoc de voluptate Plato factitavit, quasdam<text:line-break/>ipsarum fugcre nos praecipiens, quasdam vero appetere.<text:line-break/>Nam disciplinarum utilium honestarurnque, et lu tutum<text:line-break/>omnium honestarum actionum voluptates affectare conve-<text:line-break/>nit; ebrietatis autem, aut gulae, aut veneris vitare; quae<text:line-break/>vero nihil ab his secretum obtinent, illas neque fugere,<text:line-break/>neque persequi. Porro inveniuntur nimirum generis vo-<text:line-break/>luptatum differentiae ex methodo divisoria, ut iu toto</text:span></text:p>
      <text:p text:style-name="P5"><text:span text:style-name="T2">Philebo Plato ostendit, differentias omnes ipsarum enn-<text:line-break/>merans. , Propterea dixi, affinla esse et communia, . quae<text:line-break/>ex diviscria via inveniuntur, iis, quae ex similis cogni-<text:line-break/>tione intelligi folent. Etenim similitudinem voluptates<text:line-break/>inter fe obtinent, communitatem .sane generatim. Unum<text:line-break/>namque commune est in ipsis, ex quo communem sorti-<text:line-break/>untur appellationem. Aliae vero sccundum peculiarium<text:line-break/>differentiarum speciem; quandoquidem simplices simpli-<text:line-break/>cibus, praeter communem voluptatis speciem etiam eam,<text:line-break/>quae simplicitate constat, consecutae, majorem similitu-<text:line-break/>dinem assumunt; quemadmodum in compositis composi-<text:line-break/>tae, corporeae corporeis, animales animalibus, utiles<text:line-break/></text:span><text:span text:style-name="T34">* </text:span><text:span text:style-name="T2">utilibus, noxiae noxiis; quemadmodum etiam quae </text:span><text:span text:style-name="T24">in<text:line-break/></text:span><text:span text:style-name="T2">honestis actionibus versantur, et quae in malis invicem<text:line-break/>utraeque respondent. Consimiliter etiam, quae in ratio-<text:line-break/>nali animae -specie sunt, invicem consentiunt. </text:span><text:span text:style-name="T24">Item quae<text:line-break/></text:span><text:span text:style-name="T2">lu irascibili aut concupiscibili consistunt, pariter </text:span><text:span text:style-name="T24">et hae<text:line-break/></text:span><text:span text:style-name="T2">eodem modo, invicem respondent. At nisi unumquodque</text:span></text:p>
      <text:p text:style-name="P7"><text:span text:style-name="T15">gcnus lu peculiares differentias fecent, pronunciantes ali-<text:line-break/>qnid generatim et indistincte tum medici tum philosophi,<text:line-break/>multa, quae evidenter apparent, quotidie iis ipsis, quae<text:line-break/>tuentur assirmautque, repugnantia tenenti Nam distin-<text:line-break/>ctio ab omnibus artibus claris viris laudata exercitatione<text:line-break/>harum duarum speculationum, de quibus hoc libro trans-<text:line-break/>egi, absolvito. Dico autem duas speculationes, et eam,<text:line-break/>quae discretione similium et dissimilium conflet, et eam,<text:line-break/>quae via juxta divisionem generum usque ad individua<text:line-break/>tenuit, ct reciproco hoc modo, </text:span><text:span text:style-name="T24">- </text:span><text:span text:style-name="T15">scilicet ex particularibus<text:line-break/>ad primum genus reditu per </text:span><text:span text:style-name="T24">differentias </text:span><text:span text:style-name="T15">lutercedentes.<text:line-break/>Atque has utrasque methodos optime atque </text:span><text:span text:style-name="T24">elegantissime<text:line-break/></text:span><text:span text:style-name="T15">inter priores tum medicos tum philosophos Hippocrates<text:line-break/>et Plato invenerunt, ostendetuntque multos commentarios<text:line-break/>falso conscriptos ah iis, qui communia </text:span><text:span text:style-name="T24">a propriis ncque-<text:line-break/></text:span><text:span text:style-name="T15">unt distinguere. Quin etiam </text:span><text:span text:style-name="T24">dissensiones prius indicavi<text:line-break/></text:span><text:span text:style-name="T15">illinc </text:span><text:span text:style-name="T24">tales obortas, quales sane apud medicos exsilerunt</text:span></text:p>
      <text:p text:style-name="P7"><text:span text:style-name="T2">de ptisanae usu ac aliis, </text:span><text:span text:style-name="T1">quae </text:span><text:span text:style-name="T2">aegrotantibus offeruntur;<text:line-break/>apud philosophos </text:span><text:span text:style-name="T1">autem </text:span><text:span text:style-name="T2">de animae virtutibus, dum </text:span><text:span text:style-name="T15">non-<text:line-break/></text:span><text:span text:style-name="T2">nulli putant ipsas esse dociles, nonnulli vero naturales,<text:line-break/>vel. moribus et exercitatione acquisitas. </text:span><text:span text:style-name="T15">Si </text:span><text:span text:style-name="T2">enim </text:span><text:span text:style-name="T15">animae<text:line-break/></text:span><text:span text:style-name="T2">fpecies divisissent, manifesto etiam cognovissent, </text:span><text:span text:style-name="T15">alteram<text:line-break/></text:span><text:span text:style-name="T2">esse rationalem, alteram vero irrationalem, quae </text:span><text:span text:style-name="T15">et </text:span><text:span text:style-name="T24">ipsa<text:line-break/></text:span><text:span text:style-name="T2">duplicem habet sectionem; neque scientiam a </text:span><text:span text:style-name="T15">rationali<text:line-break/></text:span><text:span text:style-name="T2">sustulissent, neque irrationalibus eam concessissent. </text:span><text:span text:style-name="T15">Qua-<text:line-break/></text:span><text:span text:style-name="T2">propter et illa oratio, in qua Plato dicit, </text:span><text:span text:style-name="T15">Uniuscujusque<text:line-break/></text:span><text:span text:style-name="T2">rei existcntis, circa quam artem aliquam </text:span><text:span text:style-name="T15">constituere cogi-<text:line-break/></text:span><text:span text:style-name="T2">tamus, naturam substantiae exacte cognitam habere </text:span><text:span text:style-name="T24">opor-<text:line-break/></text:span><text:span text:style-name="T2">let, conjuncta est</text:span><text:span text:style-name="T15">.</text:span><text:span text:style-name="T2">communisque methodis </text:span><text:span text:style-name="T15">nuper conrpre-<text:line-break/></text:span><text:span text:style-name="T2">hensis. Nam qui novit, non simplicem </text:span><text:span text:style-name="T15">unam animae </text:span><text:span text:style-name="T24">in<text:line-break/></text:span><text:span text:style-name="T15">nobis </text:span><text:span text:style-name="T2">speciem esse, sicuti in stirpibus </text:span><text:span text:style-name="T15">appetentem, in </text:span><text:span text:style-name="T24">diis<text:line-break/></text:span><text:span text:style-name="T15">rationalem</text:span><text:span text:style-name="T2">, </text:span><text:span text:style-name="T15">in </text:span><text:span text:style-name="T2">homine autem ambas </text:span><text:span text:style-name="T15">esse</text:span><text:span text:style-name="T2">, </text:span><text:span text:style-name="T15">ct tertiam </text:span><text:span text:style-name="T24">prae-<text:line-break/></text:span><text:span text:style-name="T15">terea </text:span><text:span text:style-name="T2">irascibilem, novit cum hac virtutum </text:span><text:span text:style-name="T15">nunrerurn, </text:span><text:span text:style-name="T24">vim<text:line-break/></text:span><text:span text:style-name="T15">et possessionem, </text:span><text:span text:style-name="T2">quemadmodum qui </text:span><text:span text:style-name="T15">naturalem </text:span><text:span text:style-name="T24">corporis<text:line-break/></text:span><text:span text:style-name="T15">nostri </text:span><text:span text:style-name="T2">structuram.</text:span><text:span text:style-name="T15">habet </text:span><text:span text:style-name="T2">perspectam, lu </text:span><text:span text:style-name="T15">similaribus </text:span><text:span text:style-name="T24">quidem</text:span></text:p>
      <text:p text:style-name="P70">clemeutorum commoderationem, in instrumentariis ex si-<text:line-break/>inilarium quantitate et qualitate, item uniuscujusque con-<text:line-break/>formatione et situ naturalem habitum effici, in unoquoque<text:line-break/>animantis corpore symmetria videlicet singulorum prae-<text:line-break/>dictorum per unamquamque vitae substantiam conservata,<text:line-break/>ipse morborum curationis cuique conveuientis_ et prae-<text:line-break/>servationis copiam habebit.</text:p>
      <text:h text:style-name="Heading_20_2" text:outline-level="2">Cap. VII.</text:h>
      <text:p text:style-name="P79">Merito igitur nounnlli exactam similium<text:line-break/>et dissimilium cognitionem sufficere ad methodicam cujus-<text:line-break/>libet artis constitutionem arbitrantur, siquidem etiam ad<text:line-break/>judicandum de iis, quae in ambiguo sunt, dux haec est<text:line-break/>abunde faciens. Nam quum mulsa sit similitudo quibus-<text:line-break/>dam probabilibus,, non autem veris, cum sermonibus'<text:line-break/>omnino veris, qui eos discernere invicem est exercitatus,<text:line-break/>manifesto sciet, quantum dogmatis tanquam veris creden-<text:line-break/>dum sit, quantumque derogandum tanquam salsis, et<text:line-break/>quantum probabile, haud scio quam incertum, improba-<text:line-break/>bili respondeat; quemadmodum etiam iis, quae aequaliter</text:p>
      <text:p text:style-name="P55">invicem respondent, sive in duobus, sive in tribus, sive<text:line-break/>in pluribus fiat extensio, nihil putandum fide dignius.<text:line-break/>At horum judicium ad imaginationem reducitur, ut re-<text:line-break/>centiores Academici dicunt, non solum probabilem, sed<text:line-break/>etiam circumeuntem et immobilem, ut autem Chrysippi<text:line-break/>sectatores ajunt, ad comprehensoriam, ut communiter<text:line-break/>omnes homines crediderunt, ad sensum intellectumque<text:line-break/>eridentem. Itaque verba praedictu differre inter se vi-<text:line-break/>deutur. Si autem accuratius quis inspiciat, eandem vim<text:line-break/>obtinent, veluti etiam quum quis censet a communibus<text:line-break/>notionibus incipere, atque has primum omnium judicium<text:line-break/>ex se ipso fide dignum constituere.. Quod enim primum<text:line-break/>judicii locuin citra demonstrationem fide dignum esse<text:line-break/>convenit, omnibus lu consesso est, non lamen, quod na-<text:line-break/>turale hoc esse oporteat et omnium homluum commune,<text:line-break/>universi intelligunt, et plerique nonnunquam prae eo,<text:line-break/>quod omnibus ex aequo hominibus cvidentcr apparct,<text:line-break/>malunt suae ipsurum adhaerere opinioni, et simulant</text:p>
      <text:p text:style-name="P7"><text:span text:style-name="T2">sumam fe fidem addidisse iis, </text:span><text:span text:style-name="T1">quae ipsi </text:span><text:span text:style-name="T2">dicunt verisimilia,<text:line-break/>ut dogma aliquod sectae ipsorum approbent astruantque;<text:line-break/>quemadmodum rursus </text:span><text:span text:style-name="T1">alii </text:span><text:span text:style-name="T2">nonnulli, ut aliquid secus<text:line-break/>opinantium calumnientur, sponte sua mentiri sustinent.<text:line-break/>Nam iis, qui sc a quadam secta appellant, contendere<text:line-break/>propositum est </text:span><text:span text:style-name="T1">de </text:span><text:span text:style-name="T2">omnibus, quae in secta habentur, etsi<text:line-break/>nullam necessariam ad principii elementa habeant con-<text:line-break/>sequentiam, quemadmodum sane in dogmate de animae<text:line-break/>principatu. Hoc euim medicis scire ex usu est, ut, ratione<text:line-break/>laesa, loco affecto auxilia adhibeant, philosophis autem<text:line-break/>neque ad inveniendam virtutum differentiam, neque ad<text:line-break/>exercitationem ipsarum est utile. Sive enim lu corde<text:line-break/>princeps animae pars existat, sive in cerebro, poterimus<text:line-break/>et prudentiam et temperantiam, jusiitiam et fortitudinem<text:line-break/>consequia ex aliis placitis et exercitationibus ad ipsa-<text:line-break/>rum possessionem pervenientes. Isaque solis philosophis<text:line-break/>etiam id, quod nihil ad mores civilesque actiones con-<text:line-break/>ducit, inquirere consequens est, qui speculatoriam pltilo-</text:span></text:p>
      <text:p text:style-name="P5"><text:span text:style-name="T2">suphiam delegerunt, quemadmodum et an post mundum<text:line-break/>hunc sit aliquid, et, si est, quale hoc tandem. Item </text:span><text:span text:style-name="T15">num<text:line-break/></text:span><text:span text:style-name="T2">mundus hic in fe contineatur, et an plures uno, et </text:span><text:span text:style-name="T15">an<text:line-break/></text:span><text:span text:style-name="T2">copiosa quaedam multitudo. Similiter generatusne </text:span><text:span text:style-name="T15">an<text:line-break/></text:span><text:span text:style-name="T2">ingenitus mundus hic existat. Sicut etiam an geniti </text:span><text:span text:style-name="T15">ipsius<text:line-break/></text:span><text:span text:style-name="T2">deus aliquis opifex fuerit, an deus nullus quidem, </text:span><text:span text:style-name="T15">scd<text:line-break/></text:span><text:span text:style-name="T2">causa quaedam irrationalis et inartificiosu fortuito </text:span><text:span text:style-name="T15">ipsum<text:line-break/></text:span><text:span text:style-name="T2">adeo </text:span><text:span text:style-name="T15">pulchrum </text:span><text:span text:style-name="T2">effecerit. Sic an </text:span><text:span text:style-name="T15">etiam </text:span><text:span text:style-name="T2">deus praesit </text:span><text:span text:style-name="T15">stru-<text:line-break/>cturae </text:span><text:span text:style-name="T2">mundi sapientissimus simul et polentissimus. </text:span><text:span text:style-name="T15">Verum<text:line-break/></text:span><text:span text:style-name="T2">hujusmodi quaestiones nihil conferunt ad </text:span><text:span text:style-name="T15">domum, pro-<text:line-break/></text:span><text:span text:style-name="T34">. </text:span><text:span text:style-name="T2">priam honeste administrandam, aut ciri tatis rebus </text:span><text:span text:style-name="T15">con-<text:line-break/></text:span><text:span text:style-name="T2">venienter prospiciendum, vel cognatis et </text:span><text:span text:style-name="T15">civibus et<text:line-break/></text:span><text:span text:style-name="T2">hospitibus juste et communicatorio impartiendum. </text:span><text:span text:style-name="T15">.Pro-<text:line-break/></text:span><text:span text:style-name="T2">cesserunt autem ad quaestionem </text:span><text:span text:style-name="T15">ipsorum nonnulli, qui<text:line-break/></text:span><text:span text:style-name="T2">practici statuuntur, tandem ex iis, </text:span><text:span text:style-name="T15">quae </text:span><text:span text:style-name="T2">utiliter </text:span><text:span text:style-name="T15">disqui-<text:line-break/></text:span><text:span text:style-name="T2">ruiitur, paulatim </text:span><text:span text:style-name="T15">tanquam </text:span><text:span text:style-name="T2">ad similia </text:span><text:span text:style-name="T15">progressi. Non<text:line-break/></text:span><text:span text:style-name="T2">enim, sicut rnunduru </text:span><text:span text:style-name="T15">gencratum </text:span><text:span text:style-name="T2">esse, </text:span><text:span text:style-name="T15">aut non generatum'<text:line-break/>esse, </text:span><text:span text:style-name="T2">quaerere </text:span><text:span text:style-name="T15">inutile est, </text:span><text:span text:style-name="T2">ita </text:span><text:span text:style-name="T15">ctiaui de providcntia et</text:span></text:p>
      <text:p text:style-name="P70">diis. Quod enim sit aliquid homine praestantius virtute<text:line-break/>et sapientia iu mundoomnibus nobis disquirere praestat;<text:line-break/>non tamen, quales dii sint substantia, utrum incorporei<text:line-break/>omnino, an, quemadmodum nos, ita ipsi cum corporibus<text:line-break/>existant, necessarium est considerare. Etenim haec alia-<text:line-break/>que multa prorsus nihil conducunt ad virtutes actionesque<text:line-break/>morales et civiles appellatas, quemadmodum etiam ad<text:line-break/>animi affectuum remedia. Scripsit de iis Xenophon<text:line-break/>opiirne, qui non solum inutilitatem ipsorum damnaverit,<text:line-break/>sed etiam Socratem ita sentice pronunciet. Conscntiunt<text:line-break/>ipsi et alii Socratis sodales, et Plato ipse, qui naturalem<text:line-break/>speculationem philosophiae adjungens Timaeo disputa-<text:line-break/>tionem de ea dcsert, non Socrati, sicut etiam dialecticam<text:line-break/>longius exporrectarn ad Parmenidem et sodalem ipsius<text:line-break/>Zenonem. Sane propter similitudinem aliquam utilibus<text:line-break/>rationalium naturaliumquc speculationum etiam inutilium<text:line-break/>quaestio apposita esu Neutiquam enim licet vel attingere</text:p>
      <text:p text:style-name="P5"><text:span text:style-name="T15">in morali et civili speculatione sive naturalem; sive ratio-<text:line-break/>cinatricem, scd haec quoque inutilibus adscribunttn’.<text:line-break/></text:span><text:span text:style-name="T24">Caeterum </text:span><text:span text:style-name="T15">multa falsa veris funt similia et in demonstra-<text:line-break/></text:span><text:span text:style-name="T24">tionum initiis et omnibus </text:span><text:span text:style-name="T15">fubfequentibus; item fopblsma-<text:line-break/>ta ex similitudine, quam cum veris fcrmonibus habent,<text:line-break/></text:span><text:span text:style-name="T24">componuntur; scd </text:span><text:span text:style-name="T15">internoscere, ea et invicem discernere<text:line-break/>noverunt </text:span><text:span text:style-name="T24">in ilia </text:span><text:span text:style-name="T15">materia, cicca quam ars versatur, exer-<text:line-break/>citati </text:span><text:span text:style-name="T24">nimirum </text:span><text:span text:style-name="T15">et naturali industria praediti, quam<text:line-break/>oportebat </text:span><text:span text:style-name="T24">potissimum </text:span><text:span text:style-name="T15">in puerili aetate a cujusque civitatis<text:line-break/>fenioribus </text:span><text:span text:style-name="T24">pmdentissimis </text:span><text:span text:style-name="T15">indicari, ac unumquemque artem<text:line-break/>• naturae congruam ediscere, ut nunc multos videmus artes<text:line-break/>rationales exercentes, qui ne ea sime, quae ipsi dicunt,<text:line-break/></text:span><text:span text:style-name="T24">assequuntur.</text:span></text:p>
      <text:h text:style-name="Heading_20_2" text:outline-level="2">Cap. VIII.</text:h>
      <text:p text:style-name="P50"><text:span text:style-name="T15">Porro quod ad logica principia cujus-<text:line-break/>libet dogmatis </text:span><text:span text:style-name="T24">demonstratio </text:span><text:span text:style-name="T15">reducatur, </text:span><text:span text:style-name="T24">in omnibus sere<text:line-break/></text:span><text:span text:style-name="T15">operibus a me </text:span><text:span text:style-name="T24">ostensum' </text:span><text:span text:style-name="T15">est. Sed et nunc</text:span><text:span text:style-name="T24">, quoniam', ut<text:line-break/></text:span><text:span text:style-name="T15">res invicem discernere </text:span><text:span text:style-name="T24">possis, </text:span><text:span text:style-name="T15">et similitudines </text:span><text:span text:style-name="T24">dissimilitu-</text:span></text:p>
      <text:p text:style-name="P7"><text:span text:style-name="T2">dinesque singulorum </text:span><text:span text:style-name="T1">exacte </text:span><text:span text:style-name="T2">speculari, </text:span><text:span text:style-name="T1">ab </text:span><text:span text:style-name="T2">initio considerare<text:line-break/>institui, apponam exemplum </text:span><text:span text:style-name="T1">aliquod </text:span><text:span text:style-name="T2">exercitationis gratia.<text:line-break/></text:span><text:span text:style-name="T15">Quippe</text:span><text:span text:style-name="T2">. non convenit esse contentum, eo</text:span><text:span text:style-name="T1">, </text:span><text:span text:style-name="T2">quod ostensum<text:line-break/></text:span><text:span text:style-name="T24">est, </text:span><text:span text:style-name="T2">nos in particularibus exercitari oportere, sed etiam<text:line-break/></text:span><text:span text:style-name="T15">ita </text:span><text:span text:style-name="T2">facere. Neque enim Plato ipse neque Hippocrates<text:line-break/></text:span><text:span text:style-name="T15">satis </text:span><text:span text:style-name="T2">habuerunt universini hoc consuluisse, sed exemplis<text:line-break/></text:span><text:span text:style-name="T15">quoque </text:span><text:span text:style-name="T2">particularibus plerisque nos exercitarunt. Pro-<text:line-break/></text:span><text:span text:style-name="T15">matur autem </text:span><text:span text:style-name="T2">quaedam materia speculationis, </text:span><text:span text:style-name="T15">quae </text:span><text:span text:style-name="T2">tractat,<text:line-break/></text:span><text:span text:style-name="T15">an </text:span><text:span text:style-name="T2">opifex nostri habeat providentiam, principio a stru-<text:line-break/></text:span><text:span text:style-name="T15">ctura corporis desumpto. Nonnulli enim fortuna </text:span><text:span text:style-name="T2">quadam<text:line-break/></text:span><text:span text:style-name="T15">artis et </text:span><text:span text:style-name="T2">rationis experte, non providentia sapientis </text:span><text:span text:style-name="T15">opificis<text:line-break/>conformari </text:span><text:span text:style-name="T2">pronunciant, obscura ad fidem </text:span><text:span text:style-name="T15">eorum, quae<text:line-break/>dicunt, </text:span><text:span text:style-name="T2">similitudine </text:span><text:span text:style-name="T15">utentes, </text:span><text:span text:style-name="T2">quemadmodum aliqua iit<text:line-break/></text:span><text:span text:style-name="T24">vita </text:span><text:span text:style-name="T15">a fortuna similia redduntur </text:span><text:span text:style-name="T2">iis, quae </text:span><text:span text:style-name="T15">juxta </text:span><text:span text:style-name="T2">artes </text:span><text:span text:style-name="T15">fiunt.<text:line-break/></text:span><text:span text:style-name="T24">Quum </text:span><text:span text:style-name="T15">namque aliquis nonnullorum descriptionem aut<text:line-break/>figuram </text:span><text:span text:style-name="T2">leonis </text:span><text:span text:style-name="T15">aspectui </text:span><text:span text:style-name="T2">esse persimilem </text:span><text:span text:style-name="T15">conspicit, </text:span><text:span text:style-name="T2">sicuti<text:line-break/></text:span><text:span text:style-name="T15">quorumdam draconis, </text:span><text:span text:style-name="T2">aut </text:span><text:span text:style-name="T15">alterius cnjusdam animantis,<text:line-break/></text:span><text:span text:style-name="T24">ut </text:span><text:span text:style-name="T15">inquiunt, ac ubi quis forsan petram </text:span><text:span text:style-name="T2">feriens, </text:span><text:span text:style-name="T15">tantum</text:span></text:p>
      <text:p text:style-name="P5"><text:span text:style-name="T15">ab ea confregit, ut rcliqua pars respondeat leonis formae;<text:line-break/>aliaque hujusmodi dicunt, quae vel semel longo tempore<text:line-break/>in universo siunt, artium vcro naturae, quam universi<text:line-break/>homines natura moliuntur, et conformationis nostri </text:span><text:span text:style-name="T24">ipsis<text:line-break/></text:span><text:span text:style-name="T15">simillimae prorsus obliviscuntur; at qui vident, multos<text:line-break/>circa materias opcrari, qui ncque coriarii, neque fabri,<text:line-break/>neque figuli dicuntur, nisi appareant utilis cujnsdain<text:line-break/>gratia esse, </text:span><text:span text:style-name="T24">quae </text:span><text:span text:style-name="T15">illi fabricati sunt, quippe quod nulla<text:line-break/>alia artis nota sit praeter usum utilitatemque uniuscujus-<text:line-break/>que partis lu re fabricata. Si igitur, qui ligna secat,<text:line-break/>urit et compingit, lecticam essiciet omnes continentem<text:line-break/>partes convcni</text:span><text:span text:style-name="T24">entes </text:span><text:span text:style-name="T15">usui, propter quem factae </text:span><text:span text:style-name="T24">compin-<text:line-break/></text:span><text:span text:style-name="T15">gunto, ejusmodi essc artificem dictitant; si vero dextros<text:line-break/>pedes sinistris </text:span><text:span text:style-name="T24">effecerit longitudine, </text:span><text:span text:style-name="T15">aut crassitie, </text:span><text:span text:style-name="T24">aut<text:line-break/></text:span><text:span text:style-name="T15">figura differentes, aut tale </text:span><text:span text:style-name="T24">quippiam </text:span><text:span text:style-name="T15">in lecto, </text:span><text:span text:style-name="T24">aut lignis<text:line-break/></text:span><text:span text:style-name="T15">pertingentibus </text:span><text:span text:style-name="T24">longitudine superiores </text:span><text:span text:style-name="T15">partes </text:span><text:span text:style-name="T24">ad infernas<text:line-break/></text:span><text:span text:style-name="T15">aberrasse videatur, </text:span><text:span text:style-name="T24">imperitum esse </text:span><text:span text:style-name="T15">dicunt Ac </text:span><text:span text:style-name="T24">multo magis,</text:span></text:p>
      <text:p text:style-name="P5"><text:span text:style-name="T15">si </text:span><text:span text:style-name="T2">id, quod apparatur, ex multis cousiet partibus., deinde<text:line-break/>si nihil lu ipsis, qui compingit, erroris commiserit, artifi-<text:line-break/></text:span><text:span text:style-name="T15">cem </text:span><text:span text:style-name="T2">esse constructorem ajunt, quemadmodum in, curru<text:line-break/>Hesiodus scripsit:</text:span><text:span text:style-name="T15">.</text:span></text:p>
      <text:p text:style-name="P6"><text:span text:style-name="T2">—</text:span><text:span text:style-name="T15">. </text:span><text:span text:style-name="T2">— centum lignaque plausuri.</text:span></text:p>
      <text:p text:style-name="P4"><text:span text:style-name="T2">Sive enim re vera centum, sive loco multorum tot dixe-<text:line-break/></text:span><text:span text:style-name="T15">rit, </text:span><text:span text:style-name="T2">sicuti Homerus:</text:span></text:p>
      <text:p text:style-name="P57">Centum pendebant ex auro fimbriae.</text:p>
      <text:p text:style-name="P4"><text:span text:style-name="T15">Eoque grammatici dicunt </text:span><text:span text:style-name="T2">loco </text:span><text:span text:style-name="T15">multorum </text:span><text:span text:style-name="T2">centum </text:span><text:span text:style-name="T15">posuisse,<text:line-break/>ne in aliqua parte aberraret, sed etiam magnitudinem<text:line-break/>ipsis figuramque decentem circumposuerit, collocaritque&lt;<text:line-break/>in </text:span><text:span text:style-name="T2">regione congrua, et </text:span><text:span text:style-name="T15">compositionem cum propinquis<text:line-break/>tutam </text:span><text:span text:style-name="T2">et </text:span><text:span text:style-name="T15">solutu </text:span><text:span text:style-name="T2">dissiclleni </text:span><text:span text:style-name="T15">effecerit; artis </text:span><text:span text:style-name="T2">indicia </text:span><text:span text:style-name="T15">omnes<text:line-break/>arbitrantur, non </text:span><text:span text:style-name="T2">ab homine docti </text:span><text:span text:style-name="T15">ita </text:span><text:span text:style-name="T2">judicare, fed </text:span><text:span text:style-name="T15">na-'<text:line-break/>tura habentes artis </text:span><text:span text:style-name="T2">notionem </text:span><text:span text:style-name="T15">a fortuna secretam. Quod<text:line-break/>etenim in omnibus recte fit, ad artem reserunt, quod in<text:line-break/>uno aut duobus, </text:span><text:span text:style-name="T2">fortunae, </text:span><text:span text:style-name="T15">non artis, opus esse credidimus.</text:span></text:p>
      <text:p text:style-name="P7"><text:span text:style-name="T2">Eadem itaque notione anatomici medici admirati sunt<text:line-break/>omnes artem naturae. Neque enim, tanquam extrinsecus<text:line-break/>videtur corpus compositum ex partibus decem </text:span><text:span text:style-name="T1">et </text:span><text:span text:style-name="T2">duode-<text:line-break/>cim, aut, si libet, etiam viginti, sic etiam revera habet.<text:line-break/>Constat enim ex ossibus pluribus quam ducentis, quemad-<text:line-break/>modum etiam musculis' paulo pluribus quam ducentis; ad<text:line-break/>singula vero ossa pervenit vas nutriens, quod homines<text:line-break/>vocant venam, at ad musculos non hoc solum, sed<text:line-break/>etiam arteria et nerni. Pariaque omnia sunt ad amussim<text:line-break/>in dextra animantis parte sita iis, quae in altera </text:span><text:span text:style-name="T15">sunt,<text:line-break/></text:span><text:span text:style-name="T2">os ossi, musculus musculo, vena </text:span><text:span text:style-name="T15">venae, </text:span><text:span text:style-name="T2">nervus </text:span><text:span text:style-name="T15">nervo,<text:line-break/></text:span><text:span text:style-name="T2">arteriis arteriae. Quapropter etiam micisice Hippocrates<text:line-break/>dixit hoc quidem, </text:span><text:span text:style-name="T15">quum </text:span><text:span text:style-name="T2">homines </text:span><text:span text:style-name="T15">justum' </text:span><text:span text:style-name="T2">obtinent </text:span><text:span text:style-name="T15">cor-,<text:line-break/></text:span><text:span text:style-name="T2">pus; maximum enim indicium ,est justitiae in </text:span><text:span text:style-name="T15">partibus<text:line-break/></text:span><text:span text:style-name="T2">figurae similitudo et lori, in quo haec tria </text:span><text:span text:style-name="T15">instrumenta<text:line-break/></text:span><text:span text:style-name="T2">inferuntur, venam dico, et arteriam, et nervum </text:span><text:span text:style-name="T15">in sin-<text:line-break/></text:span><text:span text:style-name="T2">gulis musculis; item dispositionis </text:span><text:span text:style-name="T15">in </text:span><text:span text:style-name="T2">ipsis </text:span><text:span text:style-name="T15">contrarietas non</text:span></text:p>
      <text:p text:style-name="P70">justitiam modo in- corporis structura manifeste ostendit,<text:line-break/>fed etiam vim summam ejus, qui corpus ipsum construxe-<text:line-break/>rit; nam scopos structurae si numeres, deinde unum-<text:line-break/>quodque ipsorum recte factum invenias, evidenter tibi<text:line-break/>magnitudo, ipsius opificis dico, apparebit. Neque enim<text:line-break/>simpliciter ita, veluti si quis negligenter consideret, os-,<text:line-break/>sium musculommque multitudo par est numero ossibus<text:line-break/>et musculis, sed etiam eorum, quae ipsis insunt, .pnia<text:line-break/>magnitudinis, situs, compositionis, numeri, figurae to-<text:line-break/>tiusque conformationis;, quae et in arteriis, et venis, et<text:line-break/>nervis servari videntur. . Etenim quale unumquodque ip-<text:line-break/>sorum esse convenit, et quantum, et ubi pars musculi in-<text:line-break/>farta, et quomodo etiam in ramos divaricata, exacte in<text:line-break/>singulis ipsorum conservatur, praeterea omnium paritas<text:line-break/>sinistrorum cum dextris, tot et ipsa particulares scopos<text:line-break/>obtinens, quot etiam partes. Atque- haec tibi dico non-<text:line-break/>dum mentionem faciens singulorum viscerum, aut aliarum</text:p>
      <text:p text:style-name="P55">partium, quae particulari descriptione ridentur. Nam ap-<text:line-break/>paret in his quoque non paucis numerus scoporum cuique<text:line-break/>conveniens- 'Quum igitur duo nobis insint oculi, par utri-<text:line-break/>que 'multitudo partium est, neque figura diversa, neque<text:line-break/>magnitudine, aut situ,- aut conformatione, aut compofi-<text:line-break/>tione connexuque cum propinquis, sed etiam humor cry-<text:line-break/>stallinus aequalis ad ainussim in utroque est, item vitreus<text:line-break/>similitudine et coloris et figurae et confistentiae. Voco<text:line-break/>autem coirfistentiam partium in mollitie duritieque diver-<text:line-break/>sitatem. Non tamen membranarum et tunicarum ulla Pecus<text:line-break/>habens in utroque oculo existit, scd exacte aequalis lon-<text:line-break/>gitudo, aequalis latitudo,- vel tenuitate, sicut et colore et<text:line-break/>consistentia ne paululum quidem varians. Ita etiam mu-<text:line-break/>sculorum numerus par; item in unoquoque ipsorum mo-<text:line-break/>les corporis respondet una cum figura, colore et consi-<text:line-break/>stentia. Jam eandem invenies justitiam in omnibus cor-<text:line-break/>poris organicis partibus. Non enim solum quae duplices,</text:p>
      <text:p text:style-name="P89">*</text:p>
      <text:p text:style-name="P7"><text:span text:style-name="T2">quemadmodum oculi, aures, maxillae, renes, testiculi,<text:line-break/>manus totae et crura, structuram exacte habent eandem<text:line-break/>dextrae </text:span><text:span text:style-name="T1">cum </text:span><text:span text:style-name="T2">sinistris., fed etiam ex iis, quae simplices esse<text:line-break/>videntur, duplices tamen revera funt, exempli gratia ce-<text:line-break/>rebrum, lingua, maxilla, pulmo, thorax, uteri foemina-<text:line-break/>rum aliaque id genus. Nam in singulis ipsis dextra sini-<text:line-break/>stris parem numerum partium obtinent pariter cum ma-<text:line-break/>gnitudine, crassitie, tenuitate, colore, et consistentia, et.<text:line-break/>natura omnino immutabllein. Sic etiam arteriarum, ve-<text:line-break/>narum nervorumque genus dextras partes aequales habent<text:line-break/>siuisuis et omnino immutabiles fecundum substantiarum<text:line-break/>similitudines. Quemadmodum igitur de humanis affectibus<text:line-break/>facimus judicium, ita, etiam de divinis facere convenit,<text:line-break/>ac corporis nostri opificem admirari, quicunque tandem<text:line-break/>deortuni exisset. Si autem, quod non videmus ipsum, ideo<text:line-break/>neque esse dicamus, non adhuc similitudinem judicii ad<text:line-break/>artes servabimus, lu quibus non speculando compactam</text:span></text:p>
      <text:p text:style-name="P7"><text:span text:style-name="T2">navim, aut lecticam artis judicium faciebamus, omittentes<text:line-break/>considerare uniuscuiusque partis usum, </text:span><text:span text:style-name="T15">fed </text:span><text:span text:style-name="T2">in </text:span><text:span text:style-name="T1">hoc </text:span><text:span text:style-name="T2">sum-<text:line-break/>mam ipsius posuimus. Ridiculum enim, si quis in specu-<text:line-break/>lando eum, qui horum aliquod construit, artificem esse<text:line-break/>censeat, etsi quasdam partes male constructas inveniat<text:line-break/>Ridiculum vero, etsi optime constructa nani, aut domo,<text:line-break/>aut lecto, incognito autem opifice, putare eiusmodi citra<text:line-break/>artem esse facta, vel fortuito, judicantibus omnibus, hanc<text:line-break/>quidem raro </text:span><text:span text:style-name="T15">a scopo </text:span><text:span text:style-name="T2">errare, illam vero assequi ruro, luu-<text:line-break/>tilem </text:span><text:span text:style-name="T15">autem et non artificiosam corporis nostri </text:span><text:span text:style-name="T2">structurae<text:line-break/>causam </text:span><text:span text:style-name="T15">esse opinari, servando judicii similitudinem </text:span><text:span text:style-name="T2">in </text:span><text:span text:style-name="T15">ar-<text:line-break/></text:span><text:span text:style-name="T2">tificibus, </text:span><text:span text:style-name="T15">qui videntur, </text:span><text:span text:style-name="T2">ad eos, </text:span><text:span text:style-name="T15">qui non ridentur. </text:span><text:span text:style-name="T2">Non </text:span><text:span text:style-name="T15">enim<text:line-break/>extrinsecus adducere judicium oportet ad eorum conside-<text:line-break/>rationem</text:span><text:span text:style-name="T2">, </text:span><text:span text:style-name="T15">quae omnes </text:span><text:span text:style-name="T2">natura </text:span><text:span text:style-name="T15">habemus. His judicii locis<text:line-break/>Hippocrates utens tradidit </text:span><text:span text:style-name="T2">haec verba: Natura </text:span><text:span text:style-name="T15">quum<text:line-break/>sucide </text:span><text:span text:style-name="T2">erudiatur, </text:span><text:span text:style-name="T15">non </text:span><text:span text:style-name="T2">didicit, quae </text:span><text:span text:style-name="T15">oportet sacere. Si-<text:line-break/>militer habet </text:span><text:span text:style-name="T2">et </text:span><text:span text:style-name="T15">hoc </text:span><text:span text:style-name="T2">i </text:span><text:span text:style-name="T15">• Naturae morborum medici. Nec</text:span></text:p>
      <text:p text:style-name="P7"><text:span text:style-name="T15">non et </text:span><text:span text:style-name="T2">hoc': Natura sufficiet </text:span><text:span text:style-name="T1">omnino. </text:span><text:span text:style-name="T2">Vocat autem ipsam<text:line-break/>et justam interim, et medicum ministrum imitatorem que<text:line-break/></text:span><text:span text:style-name="T15">ipsius </text:span><text:span text:style-name="T2">esse dicit, ac perpetuo in particularibus sermonibus<text:line-break/></text:span><text:span text:style-name="T15">celebrat </text:span><text:span text:style-name="T2">miraturque ipsius virtutem, quae sane substantia<text:line-break/></text:span><text:span text:style-name="T15">existat </text:span><text:span text:style-name="T2">naturae conformantis nos et regentis, non ausus<text:line-break/>pronunciare, opificem vero nostri causam, ut omnibus mos<text:line-break/></text:span><text:span text:style-name="T15">est </text:span><text:span text:style-name="T2">hominibus, naturam nominans-</text:span></text:p>
      <text:h text:style-name="Heading_20_2" text:outline-level="2">Cap. IX.</text:h>
      <text:p text:style-name="P50"><text:span text:style-name="T2">Verum Plato etiam causam, quae nos con-<text:line-break/></text:span><text:span text:style-name="T15">su-uxit, </text:span><text:span text:style-name="T2">mundi opificem deum pronunciavit, qui suis filiis<text:line-break/></text:span><text:span text:style-name="T15">jusserit </text:span><text:span text:style-name="T2">humanam genus conformare, acceptu ab eo im-<text:line-break/></text:span><text:span text:style-name="T15">mortalis </text:span><text:span text:style-name="T2">animae substantia, appositu autem in ea, quod ge-<text:line-break/></text:span><text:span text:style-name="T15">neratur. At illud </text:span><text:span text:style-name="T2">nos scire convenit, non esse similem<text:line-break/></text:span><text:span text:style-name="T15">speciem </text:span><text:span text:style-name="T2">demonstrationis et positionis eius, quod nos ad<text:line-break/></text:span><text:span text:style-name="T15">providentiam alicuius </text:span><text:span text:style-name="T2">dei aut deorum compositi </text:span><text:span text:style-name="T15">simus, </text:span><text:span text:style-name="T2">et<text:line-break/></text:span><text:span text:style-name="T15">illius, </text:span><text:span text:style-name="T2">quod opificis substantiam cognoscamus, quemadmo-<text:line-break/></text:span><text:span text:style-name="T15">dum neque animae </text:span><text:span text:style-name="T2">nostrae. Quod sane corporis nostri<text:line-break/></text:span><text:span text:style-name="T15">structura summae sit </text:span><text:span text:style-name="T2">sapientiae et </text:span><text:span text:style-name="T15">virtutis, paulo ante </text:span><text:span text:style-name="T2">com-</text:span></text:p>
      <text:p text:style-name="P85">r</text:p>
      <text:p text:style-name="P6"><text:span text:style-name="T2">prehensis ostenditur. Porro quae de animae substantia ct<text:line-break/>diis, qui nos conformarunt, praeterea quae de </text:span><text:span text:style-name="T1">toto </text:span><text:span text:style-name="T2">nostro<text:line-break/>corpore dicuntur a Platone divinissimo, usque </text:span><text:span text:style-name="T1">ad </text:span><text:span text:style-name="T2">proba-<text:line-break/>bile ac verisimile protenduntur, ut ipse in Timaeo indi-<text:line-break/>cavit, primum exorsurus a physiologla, deinde etiam </text:span><text:span text:style-name="T15">in-<text:line-break/></text:span><text:span text:style-name="T2">ter narrandum sententiam interponens. Incepturus itaque<text:line-break/>Timaeus (is enim statuitur de natura. mundi totam dispu-<text:line-break/></text:span><text:span text:style-name="T15">tationem </text:span><text:span text:style-name="T2">pertractare) hoc modo inquit Quum ergo, So-<text:line-break/>crates, multa de diis m undique generatione a mullis di-<text:line-break/>cta scnt, ne mireris obsecro, </text:span><text:span text:style-name="T1">se </text:span><text:span text:style-name="T2">rationes de his probatissi-<text:line-break/>mas exactijscmasque ajserre non postsum. Satis enim factum<text:line-break/></text:span><text:span text:style-name="T15">putare </text:span><text:span text:style-name="T2">debebis, fi non minus probabiles, quam quivis </text:span><text:span text:style-name="T15">alius,<text:line-break/></text:span><text:span text:style-name="T2">rationes attulerim. Aequum esi rneminijse, </text:span><text:span text:style-name="T15">et </text:span><text:span text:style-name="T2">me, qui </text:span><text:span text:style-name="T15">dise<text:line-break/></text:span><text:span text:style-name="T2">seram, et vos, qui judicabitis, nos homines ejse, ut, sc </text:span><text:span text:style-name="T15">pro-<text:line-break/></text:span><text:span text:style-name="T2">babilia dicantur, nihil ulterius requiratis. Sic </text:span><text:span text:style-name="T15">etiam </text:span><text:span text:style-name="T24">de<text:line-break/></text:span><text:span text:style-name="T2">anima </text:span><text:span text:style-name="T15">ab eo conscripta probabile et verisimile haberi </text:span><text:span text:style-name="T24">di-<text:line-break/></text:span><text:span text:style-name="T2">cit, hunc </text:span><text:span text:style-name="T15">in modum </text:span><text:span text:style-name="T2">scribens. De anima igitur</text:span><text:span text:style-name="T15">, </text:span><text:span text:style-name="T24">quod</text:span></text:p>
      <text:p text:style-name="P7"><text:span text:style-name="T2">mortale </text:span><text:span text:style-name="T1">habet, et quod divinum, </text:span><text:span text:style-name="T2">et </text:span><text:span text:style-name="T1">quomodo, </text:span><text:span text:style-name="T2">et cum<text:line-break/>quibus, </text:span><text:span text:style-name="T1">et </text:span><text:span text:style-name="T2">propter </text:span><text:span text:style-name="T1">quae seorsim </text:span><text:span text:style-name="T2">collocata </text:span><text:span text:style-name="T1">esi</text:span><text:span text:style-name="T2">, re vera, ut<text:line-break/>dictum </text:span><text:span text:style-name="T1">esi, </text:span><text:span text:style-name="T2">deo consentiente</text:span><text:span text:style-name="T1">, </text:span><text:span text:style-name="T2">tunc quidem </text:span><text:span text:style-name="T1">sic </text:span><text:span text:style-name="T2">selum con~<text:line-break/>sirmamur. At </text:span><text:span text:style-name="T1">quod </text:span><text:span text:style-name="T2">probabile a nobis dictum esi, etiam<text:line-break/>nunc et </text:span><text:span text:style-name="T1">postea adhuc </text:span><text:span text:style-name="T2">magis considerantibus offirmare ten~<text:line-break/>tandiim </text:span><text:span text:style-name="T1">esi. </text:span><text:span text:style-name="T2">Itaque ita nunc dictum </text:span><text:span text:style-name="T1">sit. </text:span><text:span text:style-name="T2">Quemadmodum<text:line-break/>igitur haec de anima protulit, quousque probabilia et ve-<text:line-break/>risimilia funt, a nobis cognoscuntur; ac ideo audacter de<text:line-break/>ipsis pronunciare quomodo possim, non video. Contra<text:line-break/>autem, quod plures animae sint species, quod triplici sede<text:line-break/>collocatae sint, item quod divina ex ipsis sit, qua ratioci-<text:line-break/>namur, reliquae autem duae affectibus obnoxiae, haec, qua<text:line-break/>irascimur, illa, qua corporis voluptates appetimus, quae<text:line-break/>etiam in stirpibus existit, demonstrationes habere me ns—<text:line-break/>sumo, quin etiam quod alia in cerebro, alia in corde</text:span><text:span text:style-name="T5">v<text:line-break/></text:span><text:span text:style-name="T2">alia in jecinore sedem obtineat. Etenim horum demon-<text:line-break/>strationes sunt scientisicae, et de ipsis contendi in primis<text:line-break/>scx operis huius commentariis, neque de substantia trium</text:span></text:p>
      <text:p text:style-name="P7"><text:span text:style-name="T2">animae specrerum elocutus quicquarn, iieque de immorta-<text:line-break/>litate, neque omnino disquirens,-utrum proprio vocabulo<text:line-break/></text:span><text:span text:style-name="T15">duas </text:span><text:span text:style-name="T2">animae partes mortales in Timaeo dixerit, an hanc<text:line-break/></text:span><text:span text:style-name="T15">ipsis </text:span><text:span text:style-name="T2">appellationem indiderit, immortalibus alloqui, fed<text:line-break/></text:span><text:span text:style-name="T15">tanquam </text:span><text:span text:style-name="T2">pejoribus ratiocinatrice, et in mortalibus tantum<text:line-break/>animalibus operantibus. Nam quod triplicem sedem </text:span><text:span text:style-name="T15">ani-<text:line-break/></text:span><text:span text:style-name="T2">mae species occupent, item quod tot vices singulae ha-<text:line-break/></text:span><text:span text:style-name="T15">beant </text:span><text:span text:style-name="T2">et tales, medicae arti quum utile sit, morali quo-<text:line-break/></text:span><text:span text:style-name="T15">que </text:span><text:span text:style-name="T2">et civili dictae philosophiae, meritu ab Hippocrate </text:span><text:span text:style-name="T15">et<text:line-break/>nobis </text:span><text:span text:style-name="T2">quaeritur. Utrum vero irascibilis et appetitoris im-<text:line-break/>mortales sint, quemadmodum multi Platonici opinantur,<text:line-break/>an mortales, </text:span><text:span text:style-name="T15">proprie </text:span><text:span text:style-name="T2">in Timaeo dictum </text:span><text:span text:style-name="T15">est, </text:span><text:span text:style-name="T2">qunm </text:span><text:span text:style-name="T15">non<text:line-break/></text:span><text:span text:style-name="T2">admodum conducat aut medicinae, aut morali civilique<text:line-break/>philosophiae dictae, merito a medicis et plerisque </text:span><text:span text:style-name="T15">phi-<text:line-break/></text:span><text:span text:style-name="T2">losophorum omissum est, ut quod theoreticae philosophiae<text:line-break/>proprium magis sit, quam practicae. Sed quod firmae </text:span><text:span text:style-name="T15">dc<text:line-break/>his </text:span><text:span text:style-name="T2">demonstrationes non. habeantur, ipsum </text:span><text:span text:style-name="T15">indicavi Pla-</text:span></text:p>
      <text:p text:style-name="P7"><text:span text:style-name="T2">tonem adductis verbis in Timaeo fateri: non tamen de<text:line-break/></text:span><text:span text:style-name="T15">iis, </text:span><text:span text:style-name="T2">quae in quarto de Republica prodidit, dicere licet,<text:line-break/></text:span><text:span text:style-name="T15">quod </text:span><text:span text:style-name="T2">folum ad probabile procedant Sed mihi ridentur<text:line-break/>fcientificae demonstrationes esse, quum ipse ostendat, aliud<text:line-break/></text:span><text:span text:style-name="T15">esse </text:span><text:span text:style-name="T2">rationale, aliud irascibile, aliud appetitorium. Quo<text:line-break/></text:span><text:span text:style-name="T15">etiam </text:span><text:span text:style-name="T2">constat, quod ab initio dixi, difficillimum esse si-<text:line-break/></text:span><text:span text:style-name="T15">militudines </text:span><text:span text:style-name="T2">discernere. Quum enim ipsorum Platonicorum<text:line-break/></text:span><text:span text:style-name="T15">plerique </text:span><text:span text:style-name="T2">contrario modo iis, quae Plato pronuntiavit, opi-<text:line-break/></text:span><text:span text:style-name="T15">nati </text:span><text:span text:style-name="T2">sunt, quomodo quis in aliis philosophis mirabitur,<text:line-break/></text:span><text:span text:style-name="T15">quod probabile quidem, </text:span><text:span text:style-name="T2">non autem verum, ignorent a fir-<text:line-break/></text:span><text:span text:style-name="T15">miter </text:span><text:span text:style-name="T2">vero distinguere: quod non evenisset, si nulla esset<text:line-break/></text:span><text:span text:style-name="T15">similitudo falsis </text:span><text:span text:style-name="T2">et probabilibus </text:span><text:span text:style-name="T15">cum </text:span><text:span text:style-name="T2">iis, quae cum scren-<text:line-break/></text:span><text:span text:style-name="T15">tia ostenduntur: </text:span><text:span text:style-name="T2">id </text:span><text:span text:style-name="T15">quod evidenter </text:span><text:span text:style-name="T2">ex quarto de Repu-<text:line-break/></text:span><text:span text:style-name="T15">blica didiceris. Nam axiomate ad </text:span><text:span text:style-name="T2">demonstrationem </text:span><text:span text:style-name="T15">usurus,<text:line-break/>quod plures animae nostrae sint </text:span><text:span text:style-name="T2">partes, animum diligenter<text:line-break/></text:span><text:span text:style-name="T15">ei attendere praecipit, </text:span><text:span text:style-name="T2">cognoscens quosdam contradictus</text:span></text:p>
      <text:p text:style-name="P7"><text:span text:style-name="T2">ros, ceu non veris, eo quod nequeant a veris probabilia<text:line-break/>quidem, fed non vera discernere, quod multa ipsis insit<text:line-break/>similitudo, lude enim et dogmatum multitudo obortu </text:span><text:span text:style-name="T15">est<text:line-break/>tum </text:span><text:span text:style-name="T2">in medicina, tum philosophia, quod omnes nequeant<text:line-break/>ab iis, quae necessario quibusdam insunt, aut sequuntur,<text:line-break/>aut pugnant, aut aliam quandam dispositionem inter </text:span><text:span text:style-name="T15">se<text:line-break/></text:span><text:span text:style-name="T2">obtinent, distinguere illa, quae possibile duintaxat sortiun-<text:line-break/>tur. Similitudo enim et hic est plerisque necessariis </text:span><text:span text:style-name="T15">cum<text:line-break/></text:span><text:span text:style-name="T2">iis, quae possibilia quidem sunt, quantum ad intellectum<text:line-break/>pertinent, non autem re vera lusunt; imo etiam </text:span><text:span text:style-name="T15">horum<text:line-break/></text:span><text:span text:style-name="T2">hic quoque soli exercitati in eis pulchre dignotionem </text:span><text:span text:style-name="T15">fa-<text:line-break/></text:span><text:span text:style-name="T2">cere putantur, ac sola fatis erit eis, qui volunt demonsua-<text:line-break/>lorii evadere, ubi simul natura perspicaces ac </text:span><text:span text:style-name="T15">ingeniosi<text:line-break/></text:span><text:span text:style-name="T2">fuerint. Mirari igitur justum est deinde Platonem, </text:span><text:span text:style-name="T15">qui<text:line-break/></text:span><text:span text:style-name="T2">non solum methodos compendiose exposuerit, sed </text:span><text:span text:style-name="T15">etiam<text:line-break/>iu </text:span><text:span text:style-name="T2">singulis nos exercuerit Sunt etenim tria </text:span><text:span text:style-name="T15">capila: pri-<text:line-break/>mum, </text:span><text:span text:style-name="T2">quod divisione et compositione constat; </text:span><text:span text:style-name="T15">secundum,</text:span></text:p>
      <text:p text:style-name="P7"><text:span text:style-name="T15">quod </text:span><text:span text:style-name="T2">sequentium pugnantinmque cognitione; postea ter-<text:line-break/></text:span><text:span text:style-name="T15">tium </text:span><text:span text:style-name="T2">rerum inter sc mutatione in maioris et minoris,<text:line-break/>aequalis et similis ratione. Respondet etiam huic </text:span><text:span text:style-name="T15">tum'<text:line-break/>eiusdem, </text:span><text:span text:style-name="T2">tum alterius cognitio </text:span><text:span text:style-name="T1">; </text:span><text:span text:style-name="T2">quibus communia’ omni-<text:line-break/></text:span><text:span text:style-name="T15">bus </text:span><text:span text:style-name="T2">accidunt, in quibus exercere convenit possibile et ne-<text:line-break/></text:span><text:span text:style-name="T15">cessarium, </text:span><text:span text:style-name="T2">et in his similitudinem et dissimilitudinem. Ita-<text:line-break/></text:span><text:span text:style-name="T15">que </text:span><text:span text:style-name="T2">scopi, secundum quos singula haec recte aliquis aggre-<text:line-break/></text:span><text:span text:style-name="T15">diatur, </text:span><text:span text:style-name="T2">omnino pauci sunt, nempe in ipsis exercitatio,<text:line-break/></text:span><text:span text:style-name="T15">quae </text:span><text:span text:style-name="T2">non </text:span><text:span text:style-name="T15">parum </text:span><text:span text:style-name="T2">temporis requirit-. Ostendit hoc etiam<text:line-break/>quarto de Republica Plato, ubi conatur animam' nostram,<text:line-break/></text:span><text:span text:style-name="T15">non </text:span><text:span text:style-name="T2">simplicem, neque uniformem substantia, sed-</text:span><text:span text:style-name="T15">ex </text:span><text:span text:style-name="T2">tribus'<text:line-break/>partibus compositam ostendere, quae singulae propriam<text:line-break/></text:span><text:span text:style-name="T15">habent </text:span><text:span text:style-name="T2">speciem, non unam autem vim, scd plures. </text:span><text:span text:style-name="T15">Nam<text:line-break/>ad </text:span><text:span text:style-name="T2">demonstrationem ipsius quodam intellectu evidenti hoc<text:line-break/>sermone utitur. Constat plane, idem contraria facere seu<text:line-break/></text:span><text:span text:style-name="T15">pati </text:span><text:span text:style-name="T2">secundum idem et ad idem simul non pojse. </text:span><text:span text:style-name="T15">Hoc<text:line-break/></text:span><text:span text:style-name="T2">igitur axioma, quo demonstrationem facere aggreditur.</text:span></text:p>
      <text:p text:style-name="P7"><text:span text:style-name="T2">Cognoscens autem, non cuivis praedictum sermonem esse<text:line-break/>manifestum,' inducit: Stare simul atque moveri secundum<text:line-break/>idem nunquam potest., sit quum non satis haberet, </text:span><text:span text:style-name="T15">hoc<text:line-break/></text:span><text:span text:style-name="T2">compendiose et breviter esse dictum, longiorem </text:span><text:span text:style-name="T15">rursus,<text:line-break/></text:span><text:span text:style-name="T2">eundem sermonem percenset, hoc pacto scribens. </text:span><text:span text:style-name="T15">Prae-<text:line-break/></text:span><text:span text:style-name="T2">terea haec diligentius confirmemus , ne qua procedentibus<text:line-break/>nobis ambiguitas forte suboriatur. Si quis enim dixerit,<text:line-break/>hominem siantem quidem, moventem vero manus et ca-<text:line-break/>put eundem scare simul atque moveri, hmudquaquam </text:span><text:span text:style-name="T15">ita<text:line-break/></text:span><text:span text:style-name="T2">dicendum censebimus</text:span><text:span text:style-name="T1">, </text:span><text:span text:style-name="T2">sed partem quidem eius manere,<text:line-break/>partem vero moveri. An non ita? Jta. Post hoc </text:span><text:span text:style-name="T15">exem-<text:line-break/></text:span><text:span text:style-name="T2">plum utilius alterum ad propositi axiomatis </text:span><text:span text:style-name="T15">contradictio-<text:line-break/></text:span><text:span text:style-name="T2">nem </text:span><text:span text:style-name="T15">inferens hoc </text:span><text:span text:style-name="T2">modo traditi Quod si artisicioscus </text:span><text:span text:style-name="T15">iste<text:line-break/></text:span><text:span text:style-name="T2">luserit afferens, turbinem trochurnque totum simul </text:span><text:span text:style-name="T15">moveri,<text:line-break/></text:span><text:span text:style-name="T2">et simul siare, quando in eodem puncto centrum </text:span><text:span text:style-name="T15">acu-<text:line-break/></text:span><text:span text:style-name="T2">leumque figens revolvitur, vel aliud quicquam </text:span><text:span text:style-name="T15">dicens<text:line-break/></text:span><text:span text:style-name="T2">idem agere, quum eidem affixum cardini' circumfertur.</text:span></text:p>
      <text:p text:style-name="P7"><text:span text:style-name="T2">nequaquam afsontiemur, </text:span><text:span text:style-name="T1">qnod </text:span><text:span text:style-name="T2">non secundum eadem sui<text:line-break/>haec tunc moveantur </text:span><text:span text:style-name="T1">et </text:span><text:span text:style-name="T2">maneunt. </text:span><text:span text:style-name="T1">Dicendum </text:span><text:span text:style-name="T2">quippe, ha-<text:line-break/></text:span><text:span text:style-name="T15">bere </text:span><text:span text:style-name="T2">ipsa rectum in se atqne rotundum</text:span><text:span text:style-name="T1">, </text:span><text:span text:style-name="T2">et secundum re-,<text:line-break/></text:span><text:span text:style-name="T15">ctum </text:span><text:span text:style-name="T2">quidem siare, quum nulla ex parte declinet, se-<text:line-break/>cundam vero rotundum circummoveri. Quoties autem,<text:line-break/></text:span><text:span text:style-name="T15">dum </text:span><text:span text:style-name="T2">quid revolvitur, in reotum quoque devehitur, sive<text:line-break/></text:span><text:span text:style-name="T15">ad </text:span><text:span text:style-name="T2">dextram, sive ad sinistram, vel ante, vel retro, tunc<text:line-break/>nusquam permanet. Haec praefatus Plato manifestissime<text:line-break/></text:span><text:span text:style-name="T15">connectens </text:span><text:span text:style-name="T2">ipsis </text:span><text:span text:style-name="T15">sequentia </text:span><text:span text:style-name="T2">scribit. Quare nulla ex his ob-<text:line-break/></text:span><text:span text:style-name="T15">jectionibus perturbabit </text:span><text:span text:style-name="T2">persaadebitque, quod idem quan-<text:line-break/></text:span><text:span text:style-name="T15">doque </text:span><text:span text:style-name="T2">semul secundum • idem atque ad idem contraria<text:line-break/></text:span><text:span text:style-name="T15">fic </text:span><text:span text:style-name="T2">vel agat, vel patiatur, lu his praedictarum </text:span><text:span text:style-name="T15">rerum.<text:line-break/>magnitudines distinguit </text:span><text:span text:style-name="T2">indicans, quomodo possit </text:span><text:span text:style-name="T15">aliquis,<text:line-break/>qui non accurate ipsas </text:span><text:span text:style-name="T2">inspexerit, </text:span><text:span text:style-name="T15">putare, </text:span><text:span text:style-name="T2">sermonem </text:span><text:span text:style-name="T15">ge-<text:line-break/>neratim ab eo. pronunciatum </text:span><text:span text:style-name="T2">non esse perpetuo . </text:span><text:span text:style-name="T15">neque in<text:line-break/>omnibus verum; posse </text:span><text:span text:style-name="T2">enim contraria eodem tempore </text:span><text:span text:style-name="T15">ad,<text:line-break/>idem facere aut pati, </text:span><text:span text:style-name="T2">rationem ad </text:span><text:span text:style-name="T15">particulas referendo.</text:span></text:p>
      <text:p text:style-name="P7"><text:span text:style-name="T2">sicuti in homine, qui movetur quidem hisce particulis,<text:line-break/>illis autem conquiescit. Manifestum nempe est idem exa-<text:line-break/>cte in talibus non servari; verum si quis ostendere queat, </text:span><text:span text:style-name="T24">'<text:line-break/></text:span><text:span text:style-name="T2">digitum quiescere‘simul et moveri, hic utique praedictum<text:line-break/>axioma calumniatus erit subverteritque. Proinde, quum<text:line-break/>Plato hic quoque monstrasset similitudinem eius, qui velis<text:line-break/>in comprehenso sermone refragari ad alteram objectionem<text:line-break/>probabiliorem progressus, ostendit illam quoque suturam<text:line-break/>ex eo, quod nequeant similitudinem a dissimilitudine dis-<text:line-break/>cernere. Nam in turbine contraria aliquis dixerit, quae<text:line-break/>non lu ipso corpore eveniunt, quum uno modo figens<text:line-break/>centrum circumfertur. Quin etiam lu hoc exemplo Plato<text:line-break/>dicit aliam turbinis partem esse, quae stat, aliam vero, quae<text:line-break/>circumfertur, quem circulum ipsc appellavit In hoc toto<text:line-break/>sermone scopum nos docuit discretionis eorum, quae sic<text:line-break/>dicuntur, lu differentia moveri, et eius, quod exacte idem<text:line-break/>dicitur, et crassi latique, et non exacte. Siquidem idem</text:span></text:p>
      <text:p text:style-name="P70">equus non potest eodem simul tempore Athenas et Corin-<text:line-break/>thum adire, quemadmodum ne esse quidem eodem simul<text:line-break/>tempore Athenis et Corinthi, neque niger et albus tum<text:line-break/>esse tum dici uno eodernque tempore, nisi dimidia cor-<text:line-break/>poris ipsius pars alba fuerit, altera vero nigra; imo quod<text:line-break/>neque alba pars simul nigra et alba esse potest, neque ni-<text:line-break/>gra pariter nigra et alba. Juxta hunc igitur scopum in<text:line-break/>fubscquentibus nos exercitans discernit idem ia diversu,<text:line-break/>simile a dissimili. Et quum haec ipfe fecisset, ita ad ver-<text:line-break/>bum deinde conscribit. Cavendum autem esi, ne quis nos<text:line-break/>improvidos turbet, - inserens neminem potum cupere, sed<text:line-break/>potum bonum, vel cibum, sed bonum cibum ; nempe bona<text:line-break/>omnes expetunt. Cousiat igitur, quod, ubi statim per ini-<text:line-break/>tia in sermone posuisset, nc quis nos improvidos turbet,<text:line-break/>ideo adjecit improvidos, sciens, versatum exercitatumque<text:line-break/>multifariam de singulis his considerasse oportere. Talis</text:p>
      <text:p text:style-name="P7"><text:span text:style-name="T2">enim circumspecta </text:span><text:span text:style-name="T1">imaginatio </text:span><text:span text:style-name="T2">ab Academicis post eum no-<text:line-break/>minata est; ac nurum nihil, ex multa circa rem propoli-<text:line-break/>tam consideratione exactam magis cognitionem ipsius fieri,<text:line-break/>quandoquidem et ea, quae sensibus pernoscuntur, accura-<text:line-break/>tius ab iis, qui continue ipsa vident,, cognoscuntur, veluti<text:line-break/>in multis gemellis apparet, qui videntur inconsuetis </text:span><text:span text:style-name="T15">qui-<text:line-break/></text:span><text:span text:style-name="T2">dem iu nullo esse diversi, consuetis autem facile admodum<text:line-break/>discernuntur. . Quemadmodum in axiomatis similitudines<text:line-break/>dissimilitudinesque inexercitatis improvidisque imponunt,<text:line-break/>sic etiam res, quae inquiruntur, saepe decipiunt plurimum<text:line-break/>propter aequivocationes, quae duplices sunt, una ex simis<text:line-break/>lis linguae consuetudine, altera ex ipsis linguae proprie-<text:line-break/>tatibus, quemadmodum utique de animae partibus </text:span><text:span text:style-name="T15">quaestio<text:line-break/></text:span><text:span text:style-name="T2">oborta est, ostendente quidem Platone, idem non </text:span><text:span text:style-name="T15">posse<text:line-break/></text:span><text:span text:style-name="T2">contraria facere aut pati in idem et ad idem. </text:span><text:span text:style-name="T15">Nam in<text:line-break/></text:span><text:span text:style-name="T2">iis, quae ab eo palam inseruntur, hoc percensuit, </text:span><text:span text:style-name="T15">eandem<text:line-break/></text:span><text:span text:style-name="T2">animae tum speciem tum partem nominans. </text:span><text:span text:style-name="T15">Nonnulli</text:span></text:p>
      <text:p text:style-name="P7"><text:span text:style-name="T2">vero idem de virtute dictum esse affirmant, et, ut ipsc<text:line-break/>dixit, eandem vim uno tempore ad unam quandam rem<text:line-break/>non posse contraria facere aut pati, ne hoc quidcm in-<text:line-break/>telligentes</text:span><text:span text:style-name="T1">, </text:span><text:span text:style-name="T2">quod facere quidem de virtute inaudire licet,<text:line-break/>pati vero non licet Nam in verbo facere Plato sern-<text:line-break/>per nomen virtutis adferre ridetur, non in verbo pati.<text:line-break/>Singula enim, quae funt, facere aliquid virtute, quam ha-<text:line-break/>bent, posse arbitratur, non tamen et pati virtute, sed im-<text:line-break/>becillitale potius, quum id, quod contingit, ipso validius<text:line-break/>existat, clarumque ex toto sermone evasit, quatenus a me<text:line-break/>ostensum est ctiam hoc opere, ubi animae speeierum me-<text:line-break/>mini iuxta Platonis sententiam sermonem instituens, unum<text:line-break/>quidem ipsum dicere, quodcunque subjectum sit in quae-<text:line-break/>stione, peculiarem obtinens substantiam, aut accidens. Sub-<text:line-break/>stantia vero, quae non potest contraria cicca idem eodem<text:line-break/>tempore pariter facere et pati, scd et divisionis vocabu-<text:line-break/>lum dicitur sane proprie, quum totum aliquod continuum</text:span></text:p>
      <text:p text:style-name="P7"><text:span text:style-name="T2">in </text:span><text:span text:style-name="T1">partes fecatur. Dicitur </text:span><text:span text:style-name="T2">etiam </text:span><text:span text:style-name="T1">fecundum </text:span><text:span text:style-name="T2">translationem<text:line-break/>ab </text:span><text:span text:style-name="T1">eo </text:span><text:span text:style-name="T2">sumptam, quum in differentias aut species disseca-<text:line-break/>tur. At nonnulli in hujusmodi divisionibus confunduntur,<text:line-break/>quod nequeant substantiae iu partes divisionem a gene-<text:line-break/>rum, differentiarum et fpecierum distinctione separare.<text:line-break/>Praeterea magis, quum </text:span><text:span text:style-name="T1">iuxta </text:span><text:span text:style-name="T2">tertium significatum dialectici<text:line-break/>divisionem.nominant, quae vocum est in significata, llem<text:line-break/>secundum aliam, quum naturales substantias ex materia </text:span><text:span text:style-name="T15">et<text:line-break/></text:span><text:span text:style-name="T2">specie qualitatis expertes componi dicunt, quemadmodum<text:line-break/>sane etiam, quum ex subjecta substantia ‘citra qualitatem </text:span><text:span text:style-name="T15">et<text:line-break/></text:span><text:span text:style-name="T2">ipsius accidentibus. Dicunt enim quidam philosophi </text:span><text:span text:style-name="T15">etiam<text:line-break/></text:span><text:span text:style-name="T2">talem divisionem, quemadmodum etiam resolutionem: </text:span><text:span text:style-name="T15">non<text:line-break/></text:span><text:span text:style-name="T2">tamen substantias in ipsarum facultates dividi ajunt, </text:span><text:span text:style-name="T15">scd<text:line-break/></text:span><text:span text:style-name="T2">unamquamque insectilem secundum ipsius facultates </text:span><text:span text:style-name="T15">ali-<text:line-break/></text:span><text:span text:style-name="T2">quid efficere. Neque enim absolute dicunt facultatem </text:span><text:span text:style-name="T15">ha-<text:line-break/></text:span><text:span text:style-name="T2">bere aliquam substantiam, sed opponunt.interim </text:span><text:span text:style-name="T15">calefa-<text:line-break/></text:span><text:span text:style-name="T2">ciendi, aut refrigerandi, aut siccandi, </text:span><text:span text:style-name="T15">aut humectandi,<text:line-break/></text:span><text:span text:style-name="T2">interim imaginandi, ratiocinandi </text:span><text:span text:style-name="T15">ct movendi se ipsam.</text:span></text:p>
      <text:p text:style-name="P55">aut aliud eiusmodi, quae in ratiocrnatrice anima per-<text:line-break/>ficimus; quae, inquam, anima, quum una sit, multas<text:line-break/>Iiabet facultates, quas universas lu praedicto opere com-<text:line-break/>memoravi.</text:p>
      <text:h text:style-name="P1" text:outline-level="1"><text:bookmark-start text:name="bookmark20"/>GALENI AD THRASYBULUM LIBEB,<text:line-break/>VTRUM MEDICINAE SIT AN GYMNA-<text:line-break/>STICES HYGIEINE.<text:bookmark-end text:name="bookmark20"/></text:h>
      <text:h text:style-name="Heading_20_2" text:outline-level="2"><text:span text:style-name="T2">Cap. </text:span><text:span text:style-name="T15">I.</text:span></text:h>
      <text:p text:style-name="P50"><text:span text:style-name="T2">Non alia quidem, o Thrasybule, de pro-<text:line-break/>posita a te quaestione ex tempore disserui, alia vero </text:span><text:span text:style-name="T15">in<text:line-break/></text:span><text:span text:style-name="T2">praesentia hisce commentariis traditurus sum</text:span><text:span text:style-name="T15">; </text:span><text:span text:style-name="T2">id </text:span><text:span text:style-name="T15">enim<text:line-break/></text:span><text:span text:style-name="T2">prorsus haud ignoras, me semper eadem de iisdem </text:span><text:span text:style-name="T15">asse-<text:line-break/></text:span><text:span text:style-name="T2">rere, neque quicquam tractandum suscipere, cujus </text:span><text:span text:style-name="T15">neque<text:line-break/></text:span><text:span text:style-name="T2">methodum didicerim, neque in ea me aliquamdiu </text:span><text:span text:style-name="T15">exer-<text:line-break/>cuerim. </text:span><text:span text:style-name="T2">Inventionis igitur initium noh in hac </text:span><text:span text:style-name="T15">sola nunc</text:span></text:p>
      <text:p text:style-name="P55">propositu contemplatione, sed etiam in aliis omnibus<text:line-break/>fuerit, ante 'cognoscere, quidnam est id, quod quaeritur.<text:line-break/>Hujusmodi vero notitia gemina est: aut enim solam rei<text:line-break/>notionem, aut essentiam quoque percipimus. Sed quo<text:line-break/>hae discrimine separentur, ampliter in libro de demon-<text:line-break/>stratione proditum est, ubi et alias omnes methodos ex-<text:line-break/>plicavimus ; quin et jam lu praesentia ex ipso usu patescet</text:p>
      <text:h text:style-name="Heading_20_2" text:outline-level="2">Cap. II.</text:h>
      <text:p text:style-name="P50"><text:span text:style-name="T2">Hoc, enim- in dubium revocato, utrum<text:line-break/>medicae artis an exercitatricis pars ea facultas sit,<text:line-break/>quae salubris vocata est, teque meam idcirco hac de re<text:line-break/>sententiam efflagitante, quum plerumque ad medicos<text:line-break/>gytnnastasque de hoc ambigentes te accessisse diceres te<text:line-break/>mihi prius respondere dignum censui, </text:span><text:span text:style-name="T24">, </text:span><text:span text:style-name="T2">quam cujusque<text:line-break/>istorum nominum, medicinae videlicet, exercitatoriae et<text:line-break/>salubris, notionem habeas, ne forte de aliis rebus tu<text:line-break/>narrationem cupias, ego de aliis tibi sermonem faciam,<text:line-break/>atque itu ad nomen tantum, non ad rem ipsum, nostra<text:line-break/>dirigatur oratio. Tu quidem ad hoc subticuisti, me ipsum</text:span></text:p>
      <text:p text:style-name="P70">existimans de omnibus omnia dicere dcbere;. scd non ita<text:line-break/>rei veritas habet, . multa cnim, nmr unum', proposuisses;<text:line-break/>primnm; qnid sit medicina, fecundc, qnid excrcitatoria,<text:line-break/>tertio post haec, quid facultas, aut et id ipsum, quod<text:line-break/>potissimum quaeritur, ad utram praedicturum artium ista<text:line-break/>pertineat. Atqui istud ipsum quartum non ita simpliciter<text:line-break/>debere proponi affirmabam, ad.utraui reduci dchcret, scd<text:line-break/>ita statim addendo, an propria, an affinis, an pars, csset,<text:line-break/>aut quomodo cunque aliler quispiam dicere velit, futurum<text:line-break/>enim pt lude aliquod, inveniendi quaesiti principium.<text:line-break/>Namque, si ita persecte proponatur, ac per Jovem inter-<text:line-break/>rogetur, nnmquid medicinae an .gymnasticae affinis sit<text:line-break/>salubris; quum trium quoque illorum nomluum significa-<text:line-break/>tum exposucrimus, medicinae videlicet,, gymnasticae et<text:line-break/>salubris;, post haec etiam quartum explicare oportebit,<text:line-break/>affine quid signisicet, et quae sit cjus dignoscendi ratio.<text:line-break/>Sed hoc proprium quidem ipsius propositi est; at, medi-</text:p>
      <text:p text:style-name="P7"><text:span text:style-name="T15">crna quid sit, declarare, quid gymnastica, quid salubris,<text:line-break/></text:span><text:span text:style-name="T24">uon </text:span><text:span text:style-name="T15">est ipsius propositi proprium, haec tamen in confesso<text:line-break/></text:span><text:span text:style-name="T24">esse </text:span><text:span text:style-name="T15">necesse est. </text:span><text:span text:style-name="T24">Quare, </text:span><text:span text:style-name="T15">quum unum id, quod.et tu pro-,<text:line-break/>posueras, explicare tunc velles, quumque te in respon-<text:line-break/></text:span><text:span text:style-name="T24">dendo</text:span><text:span text:style-name="T15">periclitantem haesitanternque viderem,.</text:span><text:span text:style-name="T24">a </text:span><text:span text:style-name="T15">virum<text:line-break/>quendam inter philosophos in rationali speculatione ver-<text:line-break/></text:span><text:span text:style-name="T24">satos </text:span><text:span text:style-name="T15">non ignobilem, </text:span><text:span text:style-name="T24">scrmonibus nostris </text:span><text:span text:style-name="T15">fortuito oceur-<text:line-break/></text:span><text:span text:style-name="T24">ren</text:span><text:span text:style-name="T15">tem, respondere </text:span><text:span text:style-name="T24">mini voluisti; quod </text:span><text:span text:style-name="T15">ille </text:span><text:span text:style-name="T24">quum </text:span><text:span text:style-name="T15">prompte<text:line-break/></text:span><text:span text:style-name="T24">fecisset, </text:span><text:span text:style-name="T15">et </text:span><text:span text:style-name="T24">ad omnia probe respondisset, facile </text:span><text:span text:style-name="T15">(ut nosti)<text:line-break/></text:span><text:span text:style-name="T24">proposita </text:span><text:span text:style-name="T15">quaestio </text:span><text:span text:style-name="T24">enucleata fuit.</text:span></text:p>
      <text:h text:style-name="Heading_20_2" text:outline-level="2">Cap. I<text:span text:style-name="T45">I</text:span><text:span text:style-name="T46">I</text:span>.</text:h>
      <text:p text:style-name="P50"><text:span text:style-name="T24">Atqui et tunc consestim' </text:span><text:span text:style-name="T15">ex fermonum<text:line-break/></text:span><text:span text:style-name="T24">illorum artificio niaguam te • voluptatem </text:span><text:span text:style-name="T15">cepisse </text:span><text:span text:style-name="T24">praefere-<text:line-break/>bas, </text:span><text:span text:style-name="T15">et </text:span><text:span text:style-name="T24">expectatione celerius quaesitum inventum </text:span><text:span text:style-name="T15">est, </text:span><text:span text:style-name="T24">et<text:line-break/>postea </text:span><text:span text:style-name="T15">tu me </text:span><text:span text:style-name="T24">semper magnopere precatus </text:span><text:span text:style-name="T15">tandem uon<text:line-break/></text:span><text:span text:style-name="T24">admodum promptum-</text:span><text:span text:style-name="T15">ad </text:span><text:span text:style-name="T24">hos sermones </text:span><text:span text:style-name="T15">scribendos impu-<text:line-break/></text:span><text:span text:style-name="T24">listi atque coegisti; neque enim unum </text:span><text:span text:style-name="T15">id propositum tan-<text:line-break/></text:span><text:span text:style-name="T24">tummodo exquisite discussum literis commendandum esse<text:line-break/>putabam</text:span><text:span text:style-name="T15">, </text:span><text:span text:style-name="T24">reliqua vero omnia perinde </text:span><text:span text:style-name="T15">examinare, </text:span><text:span text:style-name="T24">tempus<text:line-break/>non supererat. Quamobrem, quod ipsc in me </text:span><text:span text:style-name="T15">splo </text:span><text:span text:style-name="T24">faeere</text:span></text:p>
      <text:p text:style-name="P55">consuevi, id satis erga vos amicos fore putavi, si viam<text:line-break/>ostenderem, quam quis ingrediens non ni solum, sed<text:line-break/>etiam reliqua omnia propositu explicare valeat.</text:p>
      <text:h text:style-name="Heading_20_2" text:outline-level="2">Cap. IV.</text:h>
      <text:p text:style-name="P65">Vocatum enim a philosophis rationalem<text:line-break/>contemplationem quicunque satis diligenter exercuerit,<text:line-break/>quodlibet iste quaesitum aeque discutere poterit: at sine<text:line-break/>illa propositorum commentarios evolvere nihil aliud est,<text:line-break/>quam operam atque oleum perdere, quum neque distin-<text:line-break/>guere sciat, quae vere in ipsis, quae falso dictu sunt,'<text:line-break/>neque omnia luibi scripta memoria complecti valeat<text:line-break/>Caeterum quoniam semel propositum, cujus paulo ante<text:line-break/>mentionem fecit oratio, declarare aggressus funi, jam<text:line-break/>incipiendi tempus advenit.</text:p>
      <text:h text:style-name="Heading_20_2" text:outline-level="2">Cap. V.</text:h>
      <text:p text:style-name="P65">Si quis a quopiam interrogatus, qnid sit<text:line-break/>medicina, artem eam esse aegrorum curatricern fano-<text:line-break/>rurnque conservatricem respondeat, nonne per Jovem iste,<text:line-break/>quod controversum’ est, tanquam manifestum acccpisse<text:line-break/>videatur, medicinae partem salubrem esse pronuntians?</text:p>
      <text:p text:style-name="P7"><text:span text:style-name="T2">Quemadmodum rursus, si quis medicinam aegrotantium<text:line-break/>tantum curam habere consumet, alio modo et iste id,<text:line-break/>quod in quaestione versatur, pro concesso accipiet, a<text:line-break/>medicina salubrem partem detrahens. Ita et exercitato-<text:line-break/>riam si quispiam sanitatis servatricem statuat, quaesitum<text:line-break/>pro comperto habuerit; quemadmodum et qui boni ha-<text:line-break/>bitus eam opificem tradat, diversu modo et ille quaesitum<text:line-break/>pro ceito asseverabit Sive enim quis artis definitionem,<text:line-break/></text:span><text:span text:style-name="T15">sive </text:span><text:span text:style-name="T2">descriptionem reddere tentat, quod dubium est, neque<text:line-break/>consuture, neque asserere sine demonstratione ausit, feu<text:line-break/>alicunde ex concessis incipiens demonstrare conetus. Nurn-<text:line-break/></text:span><text:span text:style-name="T15">quid </text:span><text:span text:style-name="T2">igitur ita medicinam definire melius fuerat, eam<text:line-break/>videlicet esse, cujus finis est sanitas, gymnasticam vero,<text:line-break/>cujus finis est bonus habitus, atque hujusmodi descriptio-<text:line-break/></text:span><text:span text:style-name="T15">nes </text:span><text:span text:style-name="T2">principia investigationis ilatuere? At sic etiam gym-<text:line-break/></text:span><text:span text:style-name="T15">nasticae salubrem, </text:span><text:span text:style-name="T2">tanquam nihil </text:span><text:span text:style-name="T15">sit </text:span><text:span text:style-name="T2">dubium, </text:span><text:span text:style-name="T15">detrahemus,<text:line-break/>in </text:span><text:span text:style-name="T2">medicina </text:span><text:span text:style-name="T15">vero </text:span><text:span text:style-name="T2">adhuc obscurum et quaesitum accipie-<text:line-break/></text:span><text:span text:style-name="T15">mus. Nam </text:span><text:span text:style-name="T2">si </text:span><text:span text:style-name="T15">sanitas artis hujus finis est, </text:span><text:span text:style-name="T2">sursi tau </text:span><text:span text:style-name="T15">poterit</text:span></text:p>
      <text:p text:style-name="P70">ad distinctionem sermo assumere, non praesentis cusio-<text:line-break/>diam, sed creationem adeptionemque absentis ejus finem<text:line-break/>esse constituens; hinc enim inductionibus utenti in utranr-<text:line-break/>que. partem, argumentandi facultas suggeritur'. Nam si,<text:line-break/>ejusdem artis officium esse, quod prius non erat, efficere,<text:line-break/>iiicolumeque, quod factum sit, confer vare, ostendere vo-<text:line-break/>luerimus, aedificatoriam, navalem, fabrilem atque fer-<text:line-break/>rariam memoria repetemus. Quod si ad aliam opus fa-<text:line-break/>cere, ad aliam id integrum fervare perlinere declare-<text:line-break/>mus , textoriam sutoriamque in exempla adducemus, et<text:line-break/>ad has coriorum dissectoriam cerdouicamque feu vetera-<text:line-break/>inentariam (sic enim eam vocant, quae fracta calcea-<text:line-break/>mensa restituit) adjiciemus. Siquidem alterius esse vide-<text:line-break/>tur artificis vestem facere, alterius eandem dilaceratum<text:line-break/>integram; quemadmodum et calceum facere ad coriorum<text:line-break/>dissecnireni spectat, fractum autem emendare ad cerdo-<text:line-break/>nem veteramcntariunrve. Verum in libris meis de de-<text:line-break/>monstratione probatum est, ad demonstrationes scientiam<text:line-break/>gignentes inductiones adhiberi non oportere. Quare qui-</text:p>
      <text:p text:style-name="P7"><text:span text:style-name="T15">cunque in illis versatus fuerit, hujusmodi viam aspernar<text:line-break/>bitur, </text:span><text:span text:style-name="T1">et </text:span><text:span text:style-name="T15">alteram meliorem vestigabit; qui vero lu illis<text:line-break/>sese non exercuerit, alterutram, quam voluerit, partem<text:line-break/>tuendam suscipiens totum diem altercandi materiam habebit.</text:span></text:p>
      <text:h text:style-name="Heading_20_2" text:outline-level="2">Cap. VI.</text:h>
      <text:p text:style-name="P50"><text:span text:style-name="T24">Medicae </text:span><text:span text:style-name="T15">namque arti sanitatis creationem,<text:line-break/>non servationem custodiamque, gymnasticae vero bonum<text:line-break/>habitum finem esse statuentibus, alia rursum difficultas<text:line-break/>non exigua ultra praedictas [exorietur. Cogetur enim,<text:line-break/>puto, aliquis, quemadmodum sanitatis, ita et boni habitus<text:line-break/>artem unam </text:span><text:span text:style-name="T24">servatricem, </text:span><text:span text:style-name="T15">alteram </text:span><text:span text:style-name="T24">opificem </text:span><text:span text:style-name="T15">constituere.<text:line-break/>Id si suerit, duas alias artes necessario disquiremus,<text:line-break/>unam a medicina diverfani, sanitatis conservatricem, al-<text:line-break/>teram a gymnastica, boni habitus cestodem. Quurnque<text:line-break/>duplex sit bonus habitus, ut alibi ostensum est, utrius<text:line-break/>ipsorum gymnastica effectrix erit, distinguere admodum<text:line-break/></text:span><text:span text:style-name="T24">difficile </text:span><text:span text:style-name="T15">fuerit, </text:span><text:span text:style-name="T24">numquid naturalis, </text:span><text:span text:style-name="T15">an athletici boni ha-<text:line-break/></text:span><text:span text:style-name="T24">bitus. Nonne jam constat, et duas </text:span><text:span text:style-name="T15">alias nobis artes quae-<text:line-break/></text:span><text:span text:style-name="T24">rendas esse? Atque ita omnes scx numero fuerint, tres</text:span></text:p>
      <text:p text:style-name="P7"><text:span text:style-name="T2">finium effectrices, tresque servatrices; tribus enim finibus<text:line-break/>positis, sanitate, bono habitu naturali, </text:span><text:span text:style-name="T15">bono </text:span><text:span text:style-name="T2">habitu </text:span><text:span text:style-name="T15">athle-<text:line-break/></text:span><text:span text:style-name="T2">tico, ad tantum numerum artes ascendere necesse </text:span><text:span text:style-name="T15">esu<text:line-break/></text:span><text:span text:style-name="T2">Venrmenimvero, quum diversis artibus opus sit, eo quod<text:line-break/>boui habitus inter sc et a sanitate differant, ita et<text:line-break/>gemina sunisas quum sit, una secundum habitum, altera<text:line-break/>secundum affectionem appellata, geminas et artes </text:span><text:span text:style-name="T15">esse<text:line-break/></text:span><text:span text:style-name="T2">necesse suerit; neque enim plus sanitatem secundum<text:line-break/>habitum, minus sanitatem secundum affectionem bonus<text:line-break/>habitus excellit.</text:span></text:p>
      <text:h text:style-name="Heading_20_2" text:outline-level="2">Cap. VII.</text:h>
      <text:p text:style-name="P50"><text:span text:style-name="T2">Hujusce autem rei notitiam evidentem<text:line-break/>habueris istorum singulorum diligenter naturam contempla-<text:line-break/>tus; contemplaberis autem ad hunc sane modum. </text:span><text:span text:style-name="T15">Aegrotan-<text:line-break/></text:span><text:span text:style-name="T2">tium aliquis eoruin, quos saepius videris, tibi lu </text:span><text:span text:style-name="T15">mentem<text:line-break/></text:span><text:span text:style-name="T2">veniat, qui graviter morbo laboraverit, proxime vero </text:span><text:span text:style-name="T15">conva-<text:line-break/></text:span><text:span text:style-name="T2">luerit; iste emaciatus coufumptusque esto, et </text:span><text:span text:style-name="T15">ad motiones im-<text:line-break/></text:span><text:span text:style-name="T2">becillus, </text:span><text:span text:style-name="T15">utaliisipsum adiuvantibus</text:span><text:span text:style-name="T2">egeat; </text:span><text:span text:style-name="T15">iste medelam plane<text:line-break/></text:span><text:span text:style-name="T2">amplius morbo </text:span><text:span text:style-name="T15">jam solutus non requirit, sed resectione<text:line-break/></text:span><text:span text:style-name="T2">ipsi viribusque opus est, ut robustus </text:span><text:span text:style-name="T15">pariter </text:span><text:span text:style-name="T2">ad </text:span><text:span text:style-name="T15">eas quae</text:span></text:p>
      <text:p text:style-name="P7"><text:span text:style-name="T2">secundum naturam sunt actiones obeundas evadat, et<text:line-break/>externas 'injurias illaesus sustineat. Nihil enim dubii est,<text:line-break/>quin ita affectus, ut modo afficitur, nunc primum aegri-<text:line-break/></text:span><text:span text:style-name="T15">tudine </text:span><text:span text:style-name="T2">liberatus, aestum, frigus, vigilias, cruditatem<text:line-break/></text:span><text:span text:style-name="T15">aliud </text:span><text:span text:style-name="T2">ve quicquam ferre non valeat, fed quantumvis leni<text:line-break/>noxa pulsatus, utpote nondum tutum firmumque salubrem<text:line-break/>scitum adeptus, in morbum sit relapsurus. Quum vero<text:line-break/></text:span><text:span text:style-name="T15">flebilior </text:span><text:span text:style-name="T2">atque in habitu fuerit, nondum tamen in bonum<text:line-break/>habitum evasit, </text:span><text:span text:style-name="T15">(hunc </text:span><text:span text:style-name="T2">enim particulam, bonus, accipiens<text:line-break/>tunc bonus habitus efficietur,) scd jam mendosa affectio<text:line-break/></text:span><text:span text:style-name="T15">inutilisque </text:span><text:span text:style-name="T2">esse desiit; non posse enim fatis pro vitae<text:line-break/></text:span><text:span text:style-name="T15">commodis </text:span><text:span text:style-name="T2">agere ac facile quibusque injuriis </text:span><text:span text:style-name="T15">violari<text:line-break/>mendosa </text:span><text:span text:style-name="T2">inutilisque affectio esu Quod si neque actiones<text:line-break/>impediantur, neque sit injuriis facile corpus obnoxium,<text:line-break/></text:span><text:span text:style-name="T15">(talis vero est </text:span><text:span text:style-name="T2">fecundum habitum sanitas,) non </text:span><text:span text:style-name="T15">amplius<text:line-break/>mendosa est atque </text:span><text:span text:style-name="T2">ad humanas actiones </text:span><text:span text:style-name="T15">mutilis, scd<text:line-break/>illud laudabile atque persectum nondum </text:span><text:span text:style-name="T2">adepta; </text:span><text:span text:style-name="T15">adepta<text:line-break/>vero tunc fuerit, quum non solum haud debiliter opera-</text:span></text:p>
      <text:p text:style-name="P7"><text:span text:style-name="T2">brtur, sed robur praeterea quoddam insigne acceperit.<text:line-break/>Sanitas namque secundum habitum inter sanitatem secun-<text:line-break/>dum affectionem et bonum habitum actionibus media<text:line-break/>est; nam sanitas secundum affectionem debiles actiones<text:line-break/>producit, bonus habitus robustas, sanitas autem in </text:span><text:span text:style-name="T15">habitu,<text:line-break/></text:span><text:span text:style-name="T2">nondum quidem robustas, non amplius autem </text:span><text:span text:style-name="T15">debiles.<text:line-break/></text:span><text:span text:style-name="T2">Atque ita manifestum est, quum media sit in habitu sani-<text:line-break/>tas, ipsam ad omnes vitae actiones' magis, quam sanitatem<text:line-break/>in affectione, licet summam </text:span><text:span text:style-name="T15">virtutem </text:span><text:span text:style-name="T2">non habeat, </text:span><text:span text:style-name="T15">con-<text:line-break/></text:span><text:span text:style-name="T2">ducere,. soli enim bono </text:span><text:span text:style-name="T15">habitui ea </text:span><text:span text:style-name="T2">concessa est. </text:span><text:span text:style-name="T15">Atque’<text:line-break/></text:span><text:span text:style-name="T2">tu secundum ordinem quendam ista cogita: </text:span><text:span text:style-name="T15">primum<text:line-break/></text:span><text:span text:style-name="T2">actionis noxam, quae lu morbo fit; </text:span><text:span text:style-name="T15">alterum </text:span><text:span text:style-name="T2">extra </text:span><text:span text:style-name="T15">noxam<text:line-break/></text:span><text:span text:style-name="T2">quidem positum, Ied propter </text:span><text:span text:style-name="T15">imbecillitatem inutile, quod<text:line-break/></text:span><text:span text:style-name="T2">in sanitate secundum affectionem </text:span><text:span text:style-name="T15">consistit; tertium imbe-<text:line-break/></text:span><text:span text:style-name="T2">cillitate liberatum, non tamen </text:span><text:span text:style-name="T15">adhuc robusium, </text:span><text:span text:style-name="T28">quod<text:line-break/></text:span><text:span text:style-name="T2">sanitas in habitu possidet; post id </text:span><text:span text:style-name="T15">quartum, ceu quaedam<text:line-break/></text:span><text:span text:style-name="T2">actionum virtus, bonus habitus, et </text:span><text:span text:style-name="T15">summum ipsarurnque<text:line-break/></text:span><text:span text:style-name="T2">perfectio exquisite bonus </text:span><text:span text:style-name="T15">habitus </text:span><text:span text:style-name="T2">esu </text:span><text:span text:style-name="T15">Ars igitur </text:span><text:span text:style-name="T28">ad<text:line-break/></text:span><text:span text:style-name="T2">salubrem habitum hominem </text:span><text:span text:style-name="T15">perducens altera utique </text:span><text:span text:style-name="T28">ab</text:span></text:p>
      <text:p text:style-name="P7"><text:span text:style-name="T24">ea, </text:span><text:span text:style-name="T15">quae ipsum curavit, fuerit, semel scilicet hoc con-<text:line-break/>cesso, diversorum finium artes esse diversas, et singulo-<text:line-break/></text:span><text:span text:style-name="T24">rum </text:span><text:span text:style-name="T15">geminam, effectricem unam, alteram conservatri-<text:line-break/></text:span><text:span text:style-name="T24">cem. </text:span><text:span text:style-name="T15">Ex quo patefactum est, finis notione universam<text:line-break/>praesentem quaestionem comprehendi: quocirca et quae-<text:line-break/>cunque definitiones a fine constituuntur, non exiguas<text:line-break/>ambiguitates pariunt.</text:span></text:p>
      <text:h text:style-name="Heading_20_2" text:outline-level="2">Cap. Vlll.</text:h>
      <text:p text:style-name="P50"><text:span text:style-name="T15">Itaque melius forsitan fuerit ad ipsam<text:line-break/>artis essentiam transeuntem illam inquisitionis principium<text:line-break/>facere. Quid igitur est medicina? Salubrium insalu-<text:line-break/>briumque scientiam quis esse responderit. Verum et iste<text:line-break/>nimis audacter salubre tanquam scilicet medicinae par-<text:line-break/>tem accepisse videbitur; unde contrariae sententiae non-<text:line-break/></text:span><text:span text:style-name="T24">nullos </text:span><text:span text:style-name="T15">morbosorum tantummodo fidentiam medicinam esse<text:line-break/></text:span><text:span text:style-name="T24">dicturos </text:span><text:span text:style-name="T15">existimo. At isti primum ignorant, contrariorum<text:line-break/>omnium unam esse scientiam, et quicunque morbosa<text:line-break/>noverit, hunc et salubria non latere necesse est. Istud<text:line-break/></text:span><text:span text:style-name="T24">vero </text:span><text:span text:style-name="T15">ceu eorum captu majus omittatur, et secundum</text:span></text:p>
      <text:p text:style-name="P70">eorum, quae ignorunt, explicemus, quod fortasse certe<text:line-break/>consequetur intra medicinae definitionem non necessario<text:line-break/>quaesitum includi; siquidem alicui aequivocationem distin-<text:line-break/>guenti, postea medicinam corporum sanitate fruentium,<text:line-break/>noturum indicantium, causarum facientium, scientiam esse<text:line-break/>demonstranti, non tamen idcirco ipsam etiam conser-<text:line-break/>vantia tradere- atque complecti ostendere licet, contra<text:line-break/>atque propositum postulet. Quamobrem hujusmodi sophi-<text:line-break/>stica adducentes 'neque quod quaeritur exacte percipere<text:line-break/>videntur, neque quodnam salubre signum appellemus,<text:line-break/>quod scilicet aegrotantibus adveniens futuram sanitatem<text:line-break/>portendit, neqne causam, quae corpori aegro adhibita sarti-<text:line-break/>tatis est procreatrix, qualia nimirum sunt universa reme-<text:line-break/>dia, neque quod corpus‘sanitate praeditum salubre voca-<text:line-break/>mus: quorum omnium nulla cum proposito praeterquam<text:line-break/>nominis societate junctorum medicus scientiam habet.<text:line-break/>Etenim sanorum custodiae medicusne, an duntaxat gyrn-<text:line-break/>nasta praesideat, ab initio nobis propositu quaestio fuit';<text:line-break/>quod, quemadmodum paulo ante declaravimus, judicium</text:p>
      <text:p text:style-name="P70">in finis exploratione habere diximus. Sanitas eniin an<text:line-break/>'simpliciter medicinae finis sit ipsam absentem acquirentis,<text:line-break/>an praesentem conservantis, nihil refert, neque si acqui-<text:line-break/>rcre quidem medicinae sit, conservare autem gymnulti-<text:line-break/>cae: sic et de gymnastica proponi in quaestionem poterit,<text:line-break/>nurn bonus habitus aut sanitas ejus -finis sit, aut horum<text:line-break/>alterutrius creatio sive custodia.</text:p>
      <text:h text:style-name="Heading_20_2" text:outline-level="2">Cap. IX.</text:h>
      <text:p text:style-name="P79">Periculum enim fuerit, ut proxima de-<text:line-break/>monstravit oratio, ne, si unam excedamus, septem cicca<text:line-break/>humanum corpus artes constituamus, primam et rnani-<text:line-break/>festissimarn et pene solam controversia carentem, eam<text:line-break/>scilicet, quae morbos expellit; duas alias, unam a sani-<text:line-break/>tate secundum affectionem ad eum, quae est in habitu,<text:line-break/>ducentem, alteram in ea conservantem; duas item alias<text:line-break/>circa bonum habitum pariter sese habentes, effectricem<text:line-break/>unam, alteram, quae conservat; praeter has etiam duas<text:line-break/>cicca bonum habitum athleticum versantes; simpliciter<text:line-break/>enim alterum naturalem bonum habitum appellamus,<text:line-break/>non simpliciter autem cum, qui non naturalis est,, athle-</text:p>
      <text:p text:style-name="P7"><text:span text:style-name="T2">ticum inquam, fed cum adjectione femper, quemadmo-<text:line-break/>dum et Hippocrates inquit, nonnunquam sic loqnens:<text:line-break/>Affectu athletico non naturali habitus sialuibris meldof,<text:line-break/>interdum vero sic: In his, qui corpora exercent, hahi.<text:line-break/>tus ad summum boni periculosi, [in athleticis videlicet<text:line-break/>ac gymnasticis corporibus, sit de athleticis gymnasticis-<text:line-break/>que vocatis corporibus nunc te intelligere oportet, </text:span><text:span text:style-name="T15">non<text:line-break/></text:span><text:span text:style-name="T2">de illis, qui quomodolibet exercentur, ut de </text:span><text:span text:style-name="T15">fodienti-<text:line-break/></text:span><text:span text:style-name="T2">bus, remos pellentibus, metentibus, aut quippiam </text:span><text:span text:style-name="T15">aliud<text:line-break/></text:span><text:span text:style-name="T2">ex naturalibus hominum officiis praestantibus, </text:span><text:span text:style-name="T15">fed de<text:line-break/>illis, quibus </text:span><text:span text:style-name="T2">id ipsum studium est, ut contra </text:span><text:span text:style-name="T15">athleticas<text:line-break/></text:span><text:span text:style-name="T2">adverfariorum vires exercendo scfe muniant. </text:span><text:span text:style-name="T15">Quaro<text:line-break/></text:span><text:span text:style-name="T2">autem hujuscemodi affectio naturalis non sit, </text:span><text:span text:style-name="T15">alio loco<text:line-break/></text:span><text:span text:style-name="T2">exposuimus. Ex hac igitur oratione, quod </text:span><text:span text:style-name="T15">optime </text:span><text:span text:style-name="T24">ad<text:line-break/></text:span><text:span text:style-name="T2">praesens negotium facit, id ipsum est, quod </text:span><text:span text:style-name="T15">proxime<text:line-break/></text:span><text:span text:style-name="T2">diximus, cicca humanum corpus septem artes </text:span><text:span text:style-name="T15">suturas,<text:line-break/></text:span><text:span text:style-name="T2">unam praetereuntibus, vel per. Jovem et novem</text:span><text:span text:style-name="T15">; </text:span><text:span text:style-name="T24">cur<text:line-break/></text:span><text:span text:style-name="T2">enim non convenit duas alias artes statuere, </text:span><text:span text:style-name="T15">alteram<text:line-break/></text:span><text:span text:style-name="T2">quidem exquisite boni habitus effectricem, </text:span><text:span text:style-name="T15">alterum </text:span><text:span text:style-name="T24">vero<text:line-break/></text:span><text:span text:style-name="T15">.ejus </text:span><text:span text:style-name="T2">ipsius cusiodern, quodque aItera est exquisite </text:span><text:span text:style-name="T24">bonum</text:span></text:p>
      <text:p text:style-name="P7"><text:span text:style-name="T2">habitum efficiens, altera conservans? Quod vero gymna-<text:line-break/>stici boni habitus summitatem fugere vererique oporteat,<text:line-break/>ab Hippocrate clarissime testatum est; fed simpliciter boni<text:line-break/>habitus appellati, qui fecundum naturam est, summum<text:line-break/>non suium vitare non convenit, imo totis viribus ad ipfum<text:line-break/>niti decet. ltaqne omnes eirca corpus nostrum, artes<text:line-break/>novem fuerint; quarum septem quis laudare poterit, reli-<text:line-break/>quas duas potius vitiosas artes appellaverit, qualis et illa<text:line-break/>est, quae comptoria dicitur. Has igitur, si plaeet, dimit-<text:line-break/>tentes iterum septem reliquas enumeremus, omnium pri-<text:line-break/>mam, quam morbos pellere dieebamus, alias vero delu-<text:line-break/>eeps, duas circa sanitatem in habitu, duas eirea bouurn<text:line-break/>habitum, duas circa summe bonum habitum. Jam sane<text:line-break/></text:span><text:span text:style-name="T15">et </text:span><text:span text:style-name="T2">ex </text:span><text:span text:style-name="T15">nis </text:span><text:span text:style-name="T2">patet, nisi quis circa corpus artem </text:span><text:span text:style-name="T15">unum </text:span><text:span text:style-name="T2">ha-<text:line-break/>bentem </text:span><text:span text:style-name="T15">finem statuat, </text:span><text:span text:style-name="T2">eum ad septem usque artes accedere<text:line-break/>necesse esse, </text:span><text:span text:style-name="T15">nihilque </text:span><text:span text:style-name="T2">aliud hunc finem esse, quam sanitatem.</text:span></text:p>
      <text:h text:style-name="Heading_20_2" text:outline-level="2"><text:span text:style-name="T15">Cap. </text:span><text:span text:style-name="T2">X.</text:span></text:h>
      <text:p text:style-name="P51"><text:span text:style-name="T15">Sed ^melius </text:span><text:span text:style-name="T2">forsitan fuerit accuratiorem<text:line-break/></text:span><text:span text:style-name="T15">sermonem facere, illud </text:span><text:span text:style-name="T2">in </text:span><text:span text:style-name="T15">primis, quod nemo ignorat.</text:span></text:p>
      <text:p text:style-name="P7"><text:span text:style-name="T15">memoria repetentem', improbas artes apparens bonum<text:line-break/>unicuique eorum, quae sunt, artes, autem verum ipsis<text:line-break/>inhaerens bonum comparare, ac deinceps dicentem, quod,<text:line-break/>si vocata compturis adulterinam pulchritudinem conciliat,<text:line-break/>haec utique ars vitiosa adulatrixqne fuerit, altera vero<text:line-break/>quaedam ars circa legitimam veranrque prorsus pulchritu-<text:line-break/>dinem, versabitur,. quae in vegeto colore, cernis mode-<text:line-break/>rata copia membrorumque congrua proportione consistit,<text:line-break/>quae naturalem bonum habitum consequuntur. Sed </text:span><text:span text:style-name="T24">de<text:line-break/></text:span><text:span text:style-name="T15">gymnastico bono habitu alibi seorsum </text:span><text:span text:style-name="T24">verba </text:span><text:span text:style-name="T15">feci; </text:span><text:span text:style-name="T24">nunc<text:line-break/>autem et fortasse de eodem </text:span><text:span text:style-name="T15">per capita loqui melius </text:span><text:span text:style-name="T24">sue-<text:line-break/></text:span><text:span text:style-name="T15">rit </text:span><text:span text:style-name="T24">id sermoni principium statuentem-.</text:span></text:p>
      <text:h text:style-name="Heading_20_2" text:outline-level="2"><text:span text:style-name="T15">Cap. </text:span><text:span text:style-name="T24">XI.</text:span></text:h>
      <text:p text:style-name="P50"><text:span text:style-name="T24">Sive, enim secundum </text:span><text:span text:style-name="T15">naturam </text:span><text:span text:style-name="T24">operari<text:line-break/>unicuique membrorum idem quod bene valere esi, sive<text:line-break/>id necessario naturalem corporis </text:span><text:span text:style-name="T15">ap</text:span><text:span text:style-name="T24">paratum consequitur,<text:line-break/>ipsumque' </text:span><text:span text:style-name="T15">bene </text:span><text:span text:style-name="T24">valere nihil </text:span><text:span text:style-name="T15">est: aliud, </text:span><text:span text:style-name="T24">quam secundum<text:line-break/>naturam instructum esse, illorum utrumvis sanitatem con-<text:line-break/>stituens, (nihil cnirn nostra luterest,) sequentem oratio-</text:span></text:p>
      <text:p text:style-name="P7"><text:span text:style-name="T15">nem ita animum advertens accipito. Numquid naturali<text:line-break/>cujusque membri apparatu, an ejus opera indigemus?<text:line-break/></text:span><text:span text:style-name="T24">Mihi </text:span><text:span text:style-name="T15">profecto itu persuadeo, neminem membrum igna-<text:line-break/></text:span><text:span text:style-name="T24">vum </text:span><text:span text:style-name="T15">ossicioquel proprio carens habere velle, neque igi-<text:line-break/></text:span><text:span text:style-name="T24">tur </text:span><text:span text:style-name="T15">caecutientes oculos, neque nares odorari nequeuntes,<text:line-break/>neque crura torpentia, neque aliud quodpiam membro-<text:line-break/></text:span><text:span text:style-name="T24">rum </text:span><text:span text:style-name="T15">aut nihil penitus, aut depravate agens, habere<text:line-break/></text:span><text:span text:style-name="T24">cuplat: </text:span><text:span text:style-name="T15">nullo enim- eorum </text:span><text:span text:style-name="T24">omnium,- </text:span><text:span text:style-name="T15">quibus egemus,<text:line-break/></text:span><text:span text:style-name="T24">imperfecto egemus, </text:span><text:span text:style-name="T15">neque domo, </text:span><text:span text:style-name="T24">neque </text:span><text:span text:style-name="T15">calcco, </text:span><text:span text:style-name="T24">.neque<text:line-break/>scamno, </text:span><text:span text:style-name="T15">neque veste, fed simul egemus, et perscctu ege-<text:line-break/></text:span><text:span text:style-name="T24">inus. </text:span><text:span text:style-name="T15">Itaque insume debiliterque </text:span><text:span text:style-name="T24">ambulare non </text:span><text:span text:style-name="T15">peti-<text:line-break/></text:span><text:span text:style-name="T24">inus, </text:span><text:span text:style-name="T15">neque obtuse cernere, vel </text:span><text:span text:style-name="T24">audire, </text:span><text:span text:style-name="T15">neque </text:span><text:span text:style-name="T24">aliud<text:line-break/>quicquarn deficiens mancurnque expetimus. Quis enim<text:line-break/>coloris bonitatem, carnis molem, aut absolute corporis<text:line-break/>pulchritudinem rohurve imperfecta desiderat? </text:span><text:span text:style-name="T15">Quo-<text:line-break/></text:span><text:span text:style-name="T24">circa, </text:span><text:span text:style-name="T15">si </text:span><text:span text:style-name="T24">actionem non depravatam, sed persectam requi-<text:line-break/>rimus, ncque corporis constitutionem, tt qua operamur,<text:line-break/>imperfecte votis cxposccmus; utque ita quum </text:span><text:span text:style-name="T15">horum<text:line-break/></text:span><text:span text:style-name="T24">alterutrum sanitas sit, nullus procul dubio mutilam sani-</text:span></text:p>
      <text:p text:style-name="P55">tatem, scd quam fieri potest absolutissimam firmissimam-<text:line-break/>que exoptaverit.</text:p>
      <text:h text:style-name="Heading_20_2" text:outline-level="2">Cap. XII.</text:h>
      <text:p text:style-name="P50"><text:span text:style-name="T2">Igitur, si aliud quidpiam bonum habitum<text:line-break/>a perfecta sanitate quis autumet, aliam sanitati, aliam<text:line-break/>bono habitui artem praeficlat: sin unum atque idem<text:line-break/>utramque est, unam et utrique artem praesidere necesse<text:line-break/>est. At quomodo unum idemque bonus habitus </text:span><text:span text:style-name="T15">atque<text:line-break/></text:span><text:span text:style-name="T2">absoluta sanitas fuerit? Primum, si' apparatum hujusce<text:line-break/>causam eundem et boni habitus esse crediderimus, </text:span><text:span text:style-name="T15">ambo'<text:line-break/></text:span><text:span text:style-name="T2">idem erunt; secundo ex ipsa essentia id percipiemus.<text:line-break/>Bonus siquidem habitus nihil est aliud, quam bene </text:span><text:span text:style-name="T15">fe<text:line-break/></text:span><text:span text:style-name="T2">habens habitus: habitus autem affectio stabilis est: quare,<text:line-break/>cujus est habitus, ejus est etiam bonus habitus, </text:span><text:span text:style-name="T15">ambo<text:line-break/></text:span><text:span text:style-name="T2">vero ad aliquid funt. Dicitur itaque aliquis in </text:span><text:span text:style-name="T15">gramma-<text:line-break/></text:span><text:span text:style-name="T2">tica habitum habere, alius in arithmetica, in </text:span><text:span text:style-name="T15">geometria<text:line-break/></text:span><text:span text:style-name="T2">alius, alius lu astronomia, et in re qualibet, quum </text:span><text:span text:style-name="T15">asse-<text:line-break/></text:span><text:span text:style-name="T2">ctio bene adhaerens altiusque defixa suerit, habitus </text:span><text:span text:style-name="T15">nomi-<text:line-break/></text:span><text:span text:style-name="T2">nator. Nihil autem lu praesentia referat </text:span><text:span text:style-name="T15">affectionem<text:line-break/></text:span><text:span text:style-name="T2">aut habitudinem appellere. Quamobrem, si 'et </text:span><text:span text:style-name="T15">ejus est</text:span></text:p>
      <text:p text:style-name="P70">bonus habitus, cujus est habitus, alicujus autem habitus<text:line-break/>est, alicujus ergo et bonus habitus erit, et ejusdem, cujus<text:line-break/>habitus. At nobis in praefentia non- de geometrico, mu-<text:line-break/>sico, aut grammatico, scd de salubri habitu sermo pro-<text:line-break/>ponitirr. Quum • bonum igitur habitum dicemus, non<text:line-break/>grammaticum, musicum, aut geometricum, sed salubrem<text:line-break/>habitum dicemus. Atqui statim id ipsum vulgares negli-<text:line-break/>gunt, et boni habitus • sanitatisque nomina idem signifi-<text:line-break/>care arbitrantur, quum tamen sanitatis nomen assectio-<text:line-break/>nis cujusdam nomen sit, boni vero habitus nomcn<text:line-break/>rinn affectionem simpliciter, scd quod in ea optimum<text:line-break/>permanensque est manifestat: quandoquidem ejus affectio-<text:line-break/>nis, quam sanitatem dicimus, praestantissimus habitus est<text:line-break/>bonus habitus. Non igitur (idem enim iterum atque iterum<text:line-break/>inculcare necesse est, quum quis mullorum inveteratam igno-<text:line-break/>rantiam stirpitus evellere cupiat)' non, inquam, affectionem,<text:line-break/>non constitutionem, uon actionem boni habitus nomen<text:line-break/>significat, quemadmodum neque simpliciter habitus, scd<text:line-break/>habitus quidem solam ipsam permanentium stabilitatemque</text:p>
      <text:p text:style-name="P70">affectionis ostendit: bonus vero habitus nihil ei plus<text:line-break/>quam bonitatem adjicit. Igitur ex hoc nomine habitus,<text:line-break/>et ex hac adjectione, bonus, componitur, quam omni-<text:line-break/>•bus, quae laudamus, apponere consuevimus, quaecunque<text:line-break/>probe et fecundum propriam suam virtutem ccnstituta<text:line-break/>lirnt. , Quid igitur, appetimus, aut quid nestro corpori<text:line-break/>prorsus inesse precamur? numquid salubrem affectionem<text:line-break/>id ipsum solum? ’an hoc idem est, ac si quaeras, nuni<text:line-break/>infirmas aedes ac propediem ruituras expetimus? aut<text:line-break/>.ultra usum, cujus causa structae sunt,; elegantissime quo-<text:line-break/>que compositas, et quam longissimo tempore duraturas?<text:line-break/>Nemo prosecto reperiatur, qni non integre et non longi<text:line-break/>temporis spatio sanitate frui percupiat. Quin etiam nulla<text:line-break/>omnino ars est, quae sibi id, quod deterius est ac bre-<text:line-break/>•vioris temporis, proponat, scd quod in eadem materia<text:line-break/>,est optimum atque longissimo temporis curriculo per-<text:line-break/>mansurum. Id sane omnibus effectivis artibus proposi-<text:line-break/>tum est; neque etiam finis plane aliud quippiam, quam<text:line-break/>propositi conscquutio fuerit. Alquc jam cx dictis aper-</text:p>
      <text:p text:style-name="P7"><text:span text:style-name="T24">tum est, artis- circa corpus versantis finem esse unum<text:line-break/>propositumque unum </text:span><text:span text:style-name="T1">:- </text:span><text:span text:style-name="T24">sive, propositum hoc quispiam infer<text:line-break/>gritatem nominet, • sive bonum habitum, sive sanitatem,<text:line-break/>sive naturalem corporis constitutionem, sive naturalem<text:line-break/>.actionem, aut affectum, aut constitutionem, per quam<text:line-break/>integre atque absolute his naturales functiones obimus,<text:line-break/>nihil in praesentia distinguere </text:span><text:span text:style-name="T28">opus </text:span><text:span text:style-name="T24">esu</text:span></text:p>
      <text:h text:style-name="Heading_20_2" text:outline-level="2"><text:span text:style-name="T24">Cap. </text:span><text:span text:style-name="T28">X</text:span><text:span text:style-name="T32">III.</text:span></text:h>
      <text:p text:style-name="P50"><text:span text:style-name="T24">Siquidem unum mihi ostendendum pro-<text:line-break/>ponitur, omnes videlicet artes </text:span><text:span text:style-name="T28">propositum </text:span><text:span text:style-name="T24">finemque. apper<text:line-break/>tere, finem vero uniuscujusque rei </text:span><text:span text:style-name="T28">unum, </text:span><text:span text:style-name="T24">esse,, </text:span><text:span text:style-name="T28">qui </text:span><text:span text:style-name="T24">nihil<text:line-break/>aliud sit, quam fecundum illam </text:span><text:span text:style-name="T28">substantiam </text:span><text:span text:style-name="T24">bonum. In<text:line-break/>vite igitur non </text:span><text:span text:style-name="T28">aliud </text:span><text:span text:style-name="T24">quidem </text:span><text:span text:style-name="T28">perfectio est, </text:span><text:span text:style-name="T24">aliud vero<text:line-break/>bonum, neque </text:span><text:span text:style-name="T28">aliud </text:span><text:span text:style-name="T24">praeter id </text:span><text:span text:style-name="T28">quippiam </text:span><text:span text:style-name="T24">ars vitium<text:line-break/></text:span><text:span text:style-name="T28">• </text:span><text:span text:style-name="T24">cultum tradens sibi speculandum </text:span><text:span text:style-name="T28">proponit </text:span><text:span text:style-name="T24">Itidcm et ars<text:line-break/></text:span><text:span text:style-name="T28">oleas </text:span><text:span text:style-name="T24">excolere docens </text:span><text:span text:style-name="T28">olearum naturae </text:span><text:span text:style-name="T24">perfectiones sibi<text:line-break/></text:span><text:span text:style-name="T28">.propositum statuit. Vcrum enim vero una </text:span><text:span text:style-name="T24">quaedam res<text:line-break/></text:span><text:span text:style-name="T28">est hunianum corpus,</text:span><text:span text:style-name="T30">1</text:span><text:span text:style-name="T28">, et quaedam quoque hujulce </text:span><text:span text:style-name="T24">omnino<text:line-break/></text:span><text:span text:style-name="T28">perfectio </text:span><text:span text:style-name="T24">est, quam </text:span><text:span text:style-name="T28">ct praescntcrn custodire, </text:span><text:span text:style-name="T24">absentem</text:span></text:p>
      <text:p text:style-name="P7"><text:span text:style-name="T2">revocare alicujus artis officium est. Hujus auteni si alte-<text:line-break/>rum quehdam inferiorem finem cousiituam, antedictus<text:line-break/>nos excipiet sermo: erit enim haec boni habitus, </text:span><text:span text:style-name="T15">illa<text:line-break/></text:span><text:span text:style-name="T2">summe boni habitus, alia salubris habitus, et quarta in-<text:line-break/>super ars salubris habitudinis opifex, et praeter has<text:line-break/>athletici boni habitus effectrix quinta. Quod si aliis qui-<text:line-break/>dem artibus fines inducere, aliis autem eos conservare<text:line-break/>permiserimus, non lias modo, verum etiam alias totidem<text:line-break/>circa • corpus artes investigabimus cousiituemusque.</text:span></text:p>
      <text:h text:style-name="Heading_20_2" text:outline-level="2">Cap. XIV.</text:h>
      <text:p text:style-name="P50"><text:span text:style-name="T2">Ex quo efficitur, neque multa </text:span><text:span text:style-name="T15">corporis<text:line-break/></text:span><text:span text:style-name="T2">bona esse ponenda, neque aliam ejusdem opificem, aliam<text:line-break/>vero custodem artem esse statuendam. Ei sane, qui </text:span><text:span text:style-name="T15">potest<text:line-break/></text:span><text:span text:style-name="T2">omnia per capita contemplari, non pluribus opus est; </text:span><text:span text:style-name="T15">qui<text:line-break/></text:span><text:span text:style-name="T2">vero id facere nequeat, vel et omnia ex animo </text:span><text:span text:style-name="T15">delere,<text:line-break/></text:span><text:span text:style-name="T2">quaecunque ex male perceptis sequuntur, opus </text:span><text:span text:style-name="T15">habeat,<text:line-break/></text:span><text:span text:style-name="T2">longiore, puto, adhuc oratione indiget. Illa </text:span><text:span text:style-name="T15">sane confu-<text:line-break/></text:span><text:span text:style-name="T2">tanda sunt, quod non unum fit corporis </text:span><text:span text:style-name="T15">honum, scd<text:line-break/></text:span><text:span text:style-name="T2">omnia haec, sanitas, robur et pulchritudo, quodque </text:span><text:span text:style-name="T15">ars</text:span></text:p>
      <text:p text:style-name="P55">una id procreare possit, altera conservare, et quaecun-<text:line-break/>que alia ab his orientia nonnulli perperam decreverunt:<text:line-break/>atque in primis unum esse corporis bonum primarie et<text:line-break/>proprie dictum, ad quod reliqua omnia referuntur,<text:line-break/>explicare melius est: alia vero corporis bona vocata, non-<text:line-break/>nulla ut partes illius dicuntur, alia ut causae, alia ut<text:line-break/>fructus quidam. Quemadmodum enim pulchritudinem<text:line-break/>vividus color, moderata carnis moles, membrorum coni-<text:line-break/>moderatio et alia quaedam lutegrant, quidni et corporis<text:line-break/>bonum ex sanitate, robore et pulchritudine cousietur?<text:line-break/>Item quid prohibet ipsius corporis bonum esse sanitatem,<text:line-break/>fed veluti fructum quendam ejus pulchritudinem et<text:line-break/>actionem? Quid obstat praeterea primum corporis bonum<text:line-break/>actionem esse, ejus vero causam sanitatem? Neque enim<text:line-break/>per alia exquisite sanescet corpus, per alia robustum<text:line-break/>aut pulchrum evadet: statim vero id etiam exacte falu-<text:line-break/>bre esu</text:p>
      <text:h text:style-name="P3" text:outline-level="2">Cap. XV.</text:h>
      <text:p text:style-name="P79">Quare et ex hoc unam cicca corpus<text:line-break/>artem esse convincitur: eadem enim facientes simul et<text:line-break/>robusii ad agendum erimus, et visu pulcluiorcs, et salu-<text:line-break/>briores, meliorisqtre habitus efficiemur; quemadmodum<text:line-break/>contra, si qua lu corpus noxa inciderit, et actionum fir-<text:line-break/>niitas labascet, et pulchritudo marcescet; et bonus habi-<text:line-break/>tus tolletur, sanitasque ipsa violabitur: haec enim omnia<text:line-break/>nierito simul augentur, simulque decrescunt. Naturalis<text:line-break/>etenim actio naturali corporis cget apparatu, a quo<text:line-break/>rationem causae erga • ipsam habente producitur. Quo-<text:line-break/>circa illud fieri non potest, ut’ istorum alterum adsit,<text:line-break/>alterum vero absit: ambo praeterea haec simul augentur<text:line-break/>ulque decrescunt: quumque in melius proficiunt, hic<text:line-break/>bonus habitus, ille robur appellatur; eadem namque<text:line-break/>ratione robur actioni, qua bonus habitus sanitati, com-<text:line-break/>paratur, utrumque euinr ab utroque producitur, sicutque<text:line-break/>alicujus bonus habitus est, ita et robur; naturalis nam-</text:p>
      <text:p text:style-name="P7"><text:span text:style-name="T15">que </text:span><text:span text:style-name="T2">sive apparatus, sive actionis, utcunque vocare libet,<text:line-break/></text:span><text:span text:style-name="T15">virtus </text:span><text:span text:style-name="T2">quaedam est bonus habitus, actionis vero naturalis<text:line-break/></text:span><text:span text:style-name="T15">virtus robur </text:span><text:span text:style-name="T2">est, idem autem est virtus, perfectio et cu-<text:line-break/></text:span><text:span text:style-name="T15">jusque </text:span><text:span text:style-name="T2">rei bonum, quod illius primum atque simpliciter<text:line-break/></text:span><text:span text:style-name="T15">bonum </text:span><text:span text:style-name="T2">nominatur. Ambo sane et propter eadem dete-<text:line-break/></text:span><text:span text:style-name="T15">riores </text:span><text:span text:style-name="T2">rnelioresve redduntur, • bonus namque habitus<text:line-break/></text:span><text:span text:style-name="T15">salubris, ut ante </text:span><text:span text:style-name="T2">dictum est, affectio'nominatur.' Si quis<text:line-break/></text:span><text:span text:style-name="T15">rursus manifeste </text:span><text:span text:style-name="T2">debilis’ sit, roboris infirmitas imbecilli-<text:line-break/></text:span><text:span text:style-name="T15">tasque dicetur: pulchritudo </text:span><text:span text:style-name="T2">praeterea </text:span><text:span text:style-name="T15">priora, </text:span><text:span text:style-name="T2">posteriora<text:line-break/></text:span><text:span text:style-name="T15">deformitas </text:span><text:span text:style-name="T2">necessario comitatur. </text:span><text:span text:style-name="T15">Haec plane </text:span><text:span text:style-name="T2">omnia simul<text:line-break/>crescunt, simul </text:span><text:span text:style-name="T15">minuuntur, </text:span><text:span text:style-name="T2">et perficiuntur simul omnia,<text:line-break/></text:span><text:span text:style-name="T15">sunulque </text:span><text:span text:style-name="T2">delentur; quodque istorum unum laeserit, quio-<text:line-break/>quid fuerit, statim et reliqua omnia laedit; contra quod<text:line-break/></text:span><text:span text:style-name="T15">juvat, </text:span><text:span text:style-name="T2">pariter et omnia juverit Atqui ex dictis jam<text:line-break/></text:span><text:span text:style-name="T15">unam </text:span><text:span text:style-name="T2">circa haec omnia artem necessario versari elucescit.<text:line-break/></text:span><text:span text:style-name="T15">Quod istorum autem princeps </text:span><text:span text:style-name="T2">simpliciterque corporis bo-<text:line-break/></text:span><text:span text:style-name="T15">num </text:span><text:span text:style-name="T2">sit, </text:span><text:span text:style-name="T15">nihil in praesentia attinet </text:span><text:span text:style-name="T2">dicere; sed tamen,<text:line-break/></text:span><text:span text:style-name="T15">ne id </text:span><text:span text:style-name="T2">quoque </text:span><text:span text:style-name="T15">sermoni </text:span><text:span text:style-name="T2">deficiat, [subjungam. Corporis</text:span></text:p>
      <text:p text:style-name="P7"><text:span text:style-name="T2">bonum ahfoIutissimum atque primarium, quo egemus<text:line-break/>potissimum, actionum perfectio est, quod sane 'robur<text:line-break/>vimque imperfecte enunciantes nominant, siquidem [eos<text:line-break/>oportebat non robur simpliciter, fed actionum robur,<text:line-break/>neque vim simpliciter, fed actionum vim nuncupare.<text:line-break/>Deinceps vero post fecundum non simpliciter neque per<text:line-break/>se corporis bonum, sed quoniam primo et per </text:span><text:span text:style-name="T1">se </text:span><text:span text:style-name="T2">hujus-<text:line-break/>modi bono ad sui creationem actionum robur indiget,<text:line-break/>sanitatis esi bonns habitus, quem et ipsum iterum imper-<text:line-break/>secte nominantes cavillationibus ansam praebuere; sani-<text:line-break/>tatis enim bonum habitum quum dicere debeant, non<text:line-break/>itu, sed absolute bonum habitum vocant. Hunc necessario<text:line-break/>pulchritudo scquitur, aliud quoddam ab illis et tertium<text:line-break/>corporis bonum. Quare corporis bona aeque </text:span><text:span text:style-name="T1">ac </text:span><text:span text:style-name="T2">animae<text:line-break/>neque unius generis sunt neque similiter omnia dicuntur,<text:line-break/>fed unum quidem ut primum atque per se, alterum<text:line-break/>tanquarn illius causa, tertium vero ut necessario conse-<text:line-break/>quens. Igitur cujus horum trium ars coipus gubernans</text:span></text:p>
      <text:p text:style-name="P55">primarius opifex est? num sanitatis, an actionis, an pul-<text:line-break/>cluitudinis? Supra enim jam patuit, etiamsi istorum<text:line-break/>uni tantum, quodcunque malis, profueris, necessario<text:line-break/>cunctis tribus profuturum. Nam si actionem juvabis, et<text:line-break/>sanitatem, et pulchritudinem necessario juvabis; quando-<text:line-break/>quidem ea sine causa ipsam producente consistere nequit,<text:line-break/>pulchritudo vero necessario subsequitur. Item si sanitati<text:line-break/>proderis, illico et actioni et pulchritudini proderis, etenim<text:line-break/>utraque ab ea profluit: qui vero pulchritudinem creat,<text:line-break/>procul dubio et sanitatem ante creaverat: si eam, itidem<text:line-break/>et actionem.</text:p>
      <text:h text:style-name="Heading_20_2" text:outline-level="2">Cap. XVI.</text:h>
      <text:p text:style-name="P65">Verum quod primum ab artifice fiat,<text:line-break/>sermo noster vestigare cupiebat. Atqui jam ex supra<text:line-break/>positis manifeste ars sanitatem efficere videtur, hanc vero<text:line-break/>naturalis pulchritudo actioque sequatur necesse est; quod<text:line-break/>enim primum artisex quum fecerit acquiescit, id ejus<text:line-break/>plane sinis est: at naturali affectione, per quam agimus,<text:line-break/>restituta conquiescit, ea vero sanitas erat: quam quum</text:p>
      <text:p text:style-name="P35"><text:span text:style-name="T2">induxit, nihil ultra cicca actionem pulchritudinemve<text:line-break/>laborat, accedunt lenirn hae vel invito artifice, ipsis-<text:line-break/>que-aditum intercludere, quum femel sanitatem creave--<text:line-break/>rit, prorfus iiequit. Ipsam plane sanitatem impedire in.<text:line-break/>ipso artifice positum est: quod si ipsam corruperit, natu-:<text:line-break/>rales actiones aut pulchritudinem corpori adipisci nullo<text:line-break/>unquam pacto valebit. Artem itaque corpus tractantem,<text:line-break/>qualiscunque sit, cicca sanitatem omnium primam atque<text:line-break/>per se negotiari asserendum est, deinceps acqidit, ut de.<text:line-break/>actione pulchritudineque curam habeat; neque vero-<text:line-break/>ullum istorum imperfectum mancumque est, sed perfecta,<text:line-break/>cumulata' ac summa sunt. ' Quomodo igitur plura sint cor-':,<text:line-break/>poris bona, quomodo unum, quodque non omnium aeque<text:line-break/>ars corporis curam habeat, sed unius per se, ex acci-.,<text:line-break/>denti aliorum, aliunde dissertum est. .<text:tab/>. </text:span><text:span text:style-name="T28">&gt;</text:span></text:p>
      <text:h text:style-name="Heading_20_2" text:outline-level="2">Cap. XVII.</text:h>
      <text:p text:style-name="P65">Jam vero • et illa. ostendere conabor,<text:line-break/>quare lu- nulla ars materia una finis effectrix, altera.</text:p>
      <text:p text:style-name="P55">conservatrix reperiatur: statimque ab initio neque illo-.<text:line-break/>Ium exemplum, qui in hac fuere lententia, neque rerum<text:line-break/>praeterea ipsarum naturam ipsis favere declarabo. Si<text:line-break/>alterius enim artis est calceum conficere, alterius labe-<text:line-break/>factatum resarcire, nondum tertiam hic artem conservatri-<text:line-break/>cem nobis ostenderunt: pariter et in vestibus, si alterius'<text:line-break/>quidem artis est eas resarcire, alterius autem conficere,<text:line-break/>quaenam et in his tertia sit ars conservatrix, . explicare<text:line-break/>non poterunt.' In nostris profecto corporibus, univerfim-<text:line-break/>que lu his, quae a natura reguntur, veluti effectrix uti-<text:line-break/>que natura est, textoriae coriuriaeque proportione respon-<text:line-break/>dens. Vitiosum autem corpus instaurant agricola et<text:line-break/>medicus, qui et ipsi vestes facienti et .veteres calceos<text:line-break/>instauranti similes sunt. Vestem autem calceumve in con-<text:line-break/>clavi reponendo cestodice, ne aut a’ quopiam surripiatur,<text:line-break/>aut a muribus erodatur, id neque ullius forsitan artis,<text:line-break/>fed folius est dlligentiae. Quod si horum’ conservatricem</text:p>
      <text:p text:style-name="P7"><text:span text:style-name="T2">artem este quidam velint, tales apud homines artes sunt<text:line-break/>imperatoria reique publicae gubematoria, et praeter has,<text:line-break/>si placet, ostiariorum caeterorumque custodum: ut enim<text:line-break/>ne inter hostes, aut' prorsus ne inter sceleratos homlues<text:line-break/>ferasque bestias versaremur, aedes civitatusque construxi-<text:line-break/>mus, et muros circumdedimus, imperatores </text:span><text:span text:style-name="T1">ac </text:span><text:span text:style-name="T2">princi-<text:line-break/>pes creavimus. Sed non istarum similem sanitatis conser-<text:line-break/>vatricem artem' conquisivimus, sed eam, quae (ut puto)<text:line-break/>in humanum corpus aliquid agens, non ex'accidenti, scd<text:line-break/>per fe incolume ipsum valensque praestet: at proxime<text:line-break/>dictae singulae non ipsae per se sanitatem cusiodiunt, sed<text:line-break/>eo, quia homini non jugulato neque a fera discerptu<text:line-break/>sanitatem servari, quemadmodum et totam vitam,, con-<text:line-break/>tigit: idcireo ex quodam accidenti, non primo, neque<text:line-break/>ex sua ipsius ratione, harum utraque artium sanitatem<text:line-break/>conservat.</text:span></text:p>
      <text:h text:style-name="Heading_20_2" text:outline-level="2">Cap. XV<text:span text:style-name="T46">III</text:span>.</text:h>
      <text:p text:style-name="P50"><text:span text:style-name="T2">Igitur sanitatem praecipue </text:span><text:span text:style-name="T1">ex </text:span><text:span text:style-name="T2">fui ra-</text:span></text:p>
      <text:p text:style-name="P55">tione conservans quibus coutinehitnr? Ut mea quidem<text:line-break/>scit sententia, neque illis, quae non necessario . corporibus<text:line-break/>nostris adhaerent, neque illis, quae nullam in partem<text:line-break/>necessario corpora .nostra permutant, fed illis, quibus,<text:line-break/>velimus ’.nolimus, corpus nostrum omnino utitur, et<text:line-break/>eorum illis, quae juvare aut officere valeant: in iis, in-.<text:line-break/>quam, et circa liaec tuendae sanitatis artem versari arbi-<text:line-break/>tramur. In'gladios enim, aut seras, aut laqueos, aut<text:line-break/>praecipitia non necessario corpora nostra lucurrunt, scd<text:line-break/>in ambiente aere duplici ratione versantur, et quoniam<text:line-break/>corpori undique circumfusus est, et quoniam per inspi-<text:line-break/>rationem ducitur. Atqui somnus et vigilia, quies item et<text:line-break/>motio in horum numero ponitur: necesse namque est<text:line-break/>aut dormire, aut vigilare, quiescere aut motu exerceri,<text:line-break/>perinde esurire et cibum capere,-.sitire ac bibere, aut<text:line-break/>inter haec mediam obtinere constitutionem. Cubilium<text:line-break/>autem discrimina ac vestimentorum non omnia nccessa-<text:line-break/>ria sunt. Eburneis namque pedibus lectulus aut.,graba-<text:line-break/>tus ignobilis’ nihil sanitati prodest, aut officit-, ncque</text:p>
      <text:p text:style-name="P7"><text:span text:style-name="T2">vilium'aut sumptuosarum vestium usus: non vitrea vafa,<text:line-break/>aut aurea, aut argentea, aut lignea possidere: non libe-<text:line-break/>ros habere formosos,' aut deformium fervorum. turbae<text:line-break/>dominari, aut servis plane carentem ipsum sibi'mini-<text:line-break/>lliare. Ista mehercule prodesse nobis vel obesse ipsorum<text:line-break/>ratione atque primario, aut ex accidenti, neutiquam apta<text:line-break/>funt At calidus aer aut frigidus, esca et potus, re-<text:line-break/>quies et motio, vigiliae somnique suis ipsorum viri-<text:line-break/>bus necessario corporibus nosuis utilitatem aut .noxam<text:line-break/>afferunt. Vestimentum lacerum ac leve liyeme, grave<text:line-break/>autem aestuosumque aestate laedit quidem ex necessitate,<text:line-break/>ex accidenti vero frigore ct </text:span><text:span text:style-name="T1">calore </text:span><text:span text:style-name="T2">divexat.</text:span></text:p>
      <text:h text:style-name="Heading_20_2" text:outline-level="2">Cap. XIX.</text:h>
      <text:p text:style-name="P65">Haec itaque, quaecunque per fe laedendi<text:line-break/>juvandique potestatem habent, sanitatis curam habens spe-<text:line-break/>culatur. At quomodo', quave ratione? Posteaquam satis<text:line-break/>abunde corpus inanitum est, scnsilisque nocumenti discri-<text:line-break/>men impendet, alimentum sumere jubens; postquam</text:p>
      <text:p text:style-name="P55">ultra modum exaruit, atque hinc jam noxae periculum<text:line-break/>instat, potum accipere praecipiens r item et corpus exer-&gt;<text:line-break/>cens, quum nostri moderatricem facultatem robusiam<text:line-break/>praestare, exerementaque angusiis meatibus lutrusa 'eruere'<text:line-break/>voluerit, quietem vero imperans, quum, exercitatione<text:line-break/>corpus lassari, aut.ultra quam conveniat digeri feuserit;<text:line-break/>alvum praeterea ducens, quum suppressa est, nimis autem<text:line-break/>citatam cohibens; aliaque in hunc modum omnia agens,<text:line-break/>et lu Iumma id ante oculos habens, ut in corpore exacte<text:line-break/>sano ac valido nihil novere audeat, quum vero aliquan-<text:line-break/>tulunr' exquisitam moderationem transierit, continuo, quod<text:line-break/>deficit, priusquam latius malum serpat, resarciat, per-<text:line-break/>inde ac si subteminis fila ex aliqua veste non simul<text:line-break/>omnia, sed singulis diebus singula excidentia, qui huic<text:line-break/>rei praeest, assidens illico reponat, adeo ut hujusmodi<text:line-break/>correctio atque emendatio multorum notitiam prae exi-<text:line-break/>guitate subterfugiat. Talem medius fidius et bene valen-<text:line-break/>tibus praefectum artificem csse opus est, minimae cujus-</text:p>
      <text:p text:style-name="P7"><text:span text:style-name="T2">quo differentiae ac noxae obfervatorem juxta </text:span><text:span text:style-name="T1">atque<text:line-break/></text:span><text:span text:style-name="T2">emendatorem. Verum -si ex tolo integrum illaesurnque<text:line-break/>porpue duraret taleque, quale ipsum ab initio creator<text:line-break/>fabricatus reliquit, nequaquam correctore femper eguis-<text:line-break/>set. At nunc, quum diffluat femper atque dispereat, ali-<text:line-break/>quo praesente observatore indiget, qui et quod dissipatur,<text:line-break/>quantum qualeque sit, cogniturus est, illicoque tale ac<text:line-break/>tantum vicissim reponens instaurabit, insitum humidunl<text:line-break/>dilabitur; tantumdem humoris, potum exhibens, irrigato.<text:line-break/>Calidum digeritur; tantumdem caloris addito. Solidum<text:line-break/>consumitur; jam alendi instat occasio. Ut semel dicam,<text:line-break/>quod discutitur atque evanescit, ingeri paulatim at-<text:line-break/>que reponi, antequam in multorum notitiam veniat,<text:line-break/>opus esu</text:span></text:p>
      <text:h text:style-name="Heading_20_2" text:outline-level="2">Cap. XX.</text:h>
      <text:p text:style-name="P65">Igitur quemadmodum, si duo cogites dolia<text:line-break/>inultis in loris foraminibus terebrata, ambo aeque ab<text:line-break/>initio plena, pariterque per illa spiramina hac atque<text:line-break/>illae perfluentia, horurnque alterius quidam curam gereus<text:line-break/>fernperque assidens tantum vicissim ingerat, quantum ela-</text:p>
      <text:p text:style-name="P55">bitur, alterum vero, antequam valde inanitum est, nemo<text:line-break/>custodiat, postea quispiam repente superveniens semel<text:line-break/>totum impleat, clarissime constat, doliorum istorum pri-<text:line-break/>mum neque inaniri neque repleri unquam, alterum vero<text:line-break/>ambo haec pati a multis inspectantibus testatum iri: ita<text:line-break/>quoque in sanis aegrotisque corporibus .res habet Utrum-<text:line-break/>que enim vitium ars una modo uno emendat, quod defi-<text:line-break/>cit scilicet instaurans: iu quanto vero, non in quali,<text:line-break/>einendationis disserentia versatur.</text:p>
      <text:h text:style-name="Heading_20_2" text:outline-level="2">Cap. XXI.</text:h>
      <text:p text:style-name="P65">Atqui secundum quantum in his quae<text:line-break/>fiunt, disserentia ad unam artem pertinet; quod si alte-<text:line-break/>rius artis esse debeat, prorsus qualitate disserat oportet.<text:line-break/>Quod si propterea geminum este emendationis modum<text:line-break/>arbitraris, quod ab uno dolio multum prius effluxerit,<text:line-break/>quam artifex cusios accesserit, alterum custodem semper<text:line-break/>estantern, quae sua bona fortuna fuit, nactum ple-<text:line-break/>num conservatur, haud recte sentis. Neque enim alia<text:line-break/>ars unum subteminis filum, quod exciderit, reponit,</text:p>
      <text:p text:style-name="P55">alia tria aut quatuor aut quingenta, neque alia<text:line-break/>ars parietis particulam ruentem fulcit communrtque,<text:line-break/>alia magnam ejus partem collapsam restituit: quo enim<text:line-break/>modo res unaquaeque a principio constructa est, eodem<text:line-break/>etiam corrupta instauratur. Subtemen stamini intertex-<text:line-break/>tum vestem facit. Num igitur praeter haec vestis pati,<text:line-break/>aut praeter haec emendari potest? Opus plane est,<text:line-break/>si quid vestis damni faciat, aut flamen,' aut subtemen,<text:line-break/>aut utrumque pati, unamque esse emendandi viam, quae<text:line-break/>subtemen semper flemini irnplicet,J quo ejus ab initio<text:line-break/>compositionem imitetur.</text:p>
      <text:h text:style-name="Heading_20_2" text:outline-level="2">Cap. XXII.</text:h>
      <text:p text:style-name="P65">Sed singulares actiones multis impo-<text:line-break/>nunt universale contemplari nequeuntibus. Id enim<text:line-break/>rationalis methodi' munus est, quam neque didicerunt,<text:line-break/>neque pertractarunt isti, qui quotidie de propositis blate-<text:line-break/>rantes disputare audent Satius enim, siquidem eam<text:line-break/>novissent, ipsis foret eam semel discipulos docere, non<text:line-break/>infinita proposita discutere; nam qui eam rite percepit,<text:line-break/>non amplius infinitis eget, sibi ipsi omnia recte dividere</text:p>
      <text:p text:style-name="P7"><text:span text:style-name="T2">valens. At eam methodum ignorans , praeterquam quod<text:line-break/>infinita nerperamne dicta sint haud dignoscit, permul-<text:line-break/>torum. adhuc propositorum, quae non audivitb inops esu<text:line-break/>Verum haec obiter adversus eos dicta sint, qui quotidie<text:line-break/>in proposita discipulis audientibus edisserunt, neque ipsi,<text:line-break/>quid dicant, intelligentes, quousque imperiti inexercita-'<text:line-break/>tique in judicatorio instrumento fuerint. Nam et hoc-<text:line-break/>loco, quo inter fe artes distinguendae .sint, singularibusne-<text:line-break/>actionibus, an universalibus, an non itas sed propositis»<text:line-break/>finibusque, aut neque his’, scd materiis,, instrumentis,-<text:line-break/>principiis et contemplatione, minime considerantes de<text:line-break/>his nugantur, quae ignorunt. Igitur et nos forsan me-</text:span><text:span text:style-name="T3">1<text:line-break/></text:span><text:span text:style-name="T2">lius fuerit, postquam femel id certamen conficere tibi‘<text:line-break/>pollitici furnus, quam brevissime poterimus, aliquid et<text:line-break/>de antedictis omnibus disputare, iterum a singularibus</text:span><text:span text:style-name="T3">1<text:line-break/></text:span><text:span text:style-name="T2">actionibus incipientes.</text:span></text:p>
      <text:h text:style-name="Heading_20_2" text:outline-level="2">Cap. XXIII.</text:h>
      <text:p text:style-name="P65">Est igitur quaedam singularis actio,<text:line-break/>qua ulentes oculorum palpebras consuimus; altera vero</text:p>
      <text:p text:style-name="P7"><text:span text:style-name="T2">hujus minime assimilis, per quam suffusiones detrahimus;<text:line-break/>aliae quoque tertia et quarta neque. inter se ulla ex<text:line-break/>parte, neque, harum similes sunt, per quas confractum<text:line-break/></text:span><text:span text:style-name="T38">os</text:span><text:span text:style-name="T2"> de capite excludimus, sed in alia corporis parte, ut-<text:line-break/>pote humero atque cubito, in adversum tendentes atque<text:line-break/>conformantes deligamus. Ab omnibus vero aliis actioni-<text:line-break/>bus longo intervallo ea dissentit, quae circa herniam fit,<text:line-break/>chirurgica operatio; a qua illa, quae circa varices, ab<text:line-break/>omnibusque simul antedictis vesicae calculi extractio;<text:line-break/>atque horum mulsa etiam scalpello absolvimus; at ocu-<text:line-break/>lum sublinere, articulum in proprium situm reponere,<text:line-break/>conformare aliquod membrum, cathetere recte uti, cu-<text:line-break/>curbitulam affigere, sine scalpello quidem omina praestan-<text:line-break/>tur, fed inter fe longissime et a prexirne dictis evariant;<text:line-break/>quemadmodum et. venam aperire,, et arteriam fecare,<text:line-break/>cutem scarificare, hydropicos pungere inter fe et ab omni-<text:line-break/>btis antedictis distant. Atque hae quidem etiam ac. prae-<text:line-break/>ter lias aliae iusinitae chirurgicae operationes. per . fe</text:span></text:p>
      <text:p text:style-name="P55">fiunt. Medicamentis autem utentium porro alterum genus<text:line-break/>est et a feipfo et ab hisj, quae manu fiunt, discrepans.<text:line-break/>Siquidem veratri potio ciborumque esus nulla societate<text:line-break/>participant, neque inedia clysterisque usus, neque frictio<text:line-break/>et lavatio: ab his vero longius distant ulcus eluere ac<text:line-break/>purgare, et medicamentum liquiduni, item et aridum<text:line-break/>imponere, gestari praeterea, deambulare, luctari, scam-<text:line-break/>monium aut mulsam bibere. Quorum omnium neuti-<text:line-break/>quam similis est pulsus 'arteriarum calorisque dignotio,<text:line-break/>quamvis extremis manibus agamus; quemadmodum (ut<text:line-break/>reor) et humorum abscedentibus sedibus contentorum<text:line-break/>perceptio, aut tumorum hydropicorum, aut gangliorum,<text:line-break/>aut atheromatum, aut meliceridum, aut steatomatum;<text:line-break/>neque enim eodem digitorum injectu, aut eadem nro-<text:line-break/>tione, et traductione, et pressione, fed nonuunquam<text:line-break/>longe differentibus ab enumeratis utimur. Quarnobrem<text:line-break/>periculum est, ne totum diem absumamus nihil aliud<text:line-break/>quam actionum differentias recensentes: adeo ipsarum<text:line-break/>numerosa multitudo esu</text:p>
      <text:h text:style-name="P3" text:outline-level="2">Cap. XXIV.</text:h>
      <text:p text:style-name="P50"><text:span text:style-name="T2">Verum jam et ex his abunde quis<text:line-break/>noverit, quantum aberrent illi, qui </text:span><text:span text:style-name="T1">per </text:span><text:span text:style-name="T2">singulas actiones<text:line-break/>artes esse distinguendas arbitrentur. Nullus igitur adeo<text:line-break/>fatuus adeoque -attonitus est, qui a medicina modo pro-<text:line-break/>positas actiones diducat, et aliam quampiam artem singu-<text:line-break/>lis ipsis praeficiat, aut herniae dissectoriam, ut nunc,<text:line-break/>quidam nominant, aut calculi detractoriam, aut puncto-<text:line-break/>riam; etsi enim quam maxime hunc herniae dissectorem,<text:line-break/>illum punctorem, alium calculi detractorem esse dicant,<text:line-break/>omnes tamen istos communi nomine medicos appellant<text:line-break/>perinde, ut eos, puto, qui a quibusdam membris, quo-<text:line-break/>rum praecipue curam gerunt, voeitantur: hos namque<text:line-break/>ocularios, auricularios, dentarios medicos nominant: non--<text:line-break/>nullis vero a materia nomina indiderunt, diaeteticos,<text:line-break/>et medicamentarios, aut per Jovem etiam herbarios vo-<text:line-break/>cantes: quidam praeterea et nonnullos medicos vini datores<text:line-break/>et veratri. datores appellarunt,- quod eos crebro talibus<text:line-break/>remediis utentes conspexerint. Omnibus enim, ut reor,</text:span></text:p>
      <text:p text:style-name="P7"><text:span text:style-name="T15">hominibus rationalis disciplinae principia naturaliter insi-<text:line-break/>ta sunt, cognnscuntque hi quidem magis, illi vero minus,<text:line-break/>in actionibus aliquid esse idem, aliquid diversum. Id<text:line-break/>quidem, cuius causa, fiunt, idem est, sanitas videlicet apud<text:line-break/>omnes commune propositum, modus autem non omnium<text:line-break/>unus, fed, in numerum ingentem excrescit- Verum enim-<text:line-break/>vero si quispiam, ut facit Plato, uniuscujusque modum<text:line-break/>et universalem scopum unam artem statuens, deinde in.<text:line-break/>species differentias que ipfam diducens, rursus illas partes<text:line-break/>singulas artem appellet, perinde et ipsc aliquam diaeteti-<text:line-break/>cam, et medicamentariam, et chirurgicam velit artem ap-<text:line-break/>pellere , nihil sane fuerit, quod ipsi vitio verlam. Ita<text:line-break/>etiam, si modo propositus singulas partiens, ut diaetam lu<text:line-break/>ea, quae assumuntur, evacuantur, et bibuntur, et exterius<text:line-break/>incidunt, istorum singulis propriam quandam artem prae-<text:line-break/>ficiat, neque istum accusaverim. Iterum, si haec quoque,<text:line-break/>eadem mnItiforiniter usque ad particularia partiatur, mi-<text:line-break/>nime</text:span><text:span text:style-name="T16">;</text:span><text:span text:style-name="T15"> ipsum impediam, qr.ni rn his, quae assumuntur, aliam</text:span></text:p>
      <text:p text:style-name="P55">medicamentorum artem esse dicat, aliam ciborum, aliam<text:line-break/>potionum: quin etiam lu istis singulis hujus illiusque cibi,<text:line-break/>hujus illiusque potus, atque huius illiusque medicamenti<text:line-break/>propriam esse artem dicere concessero. Verum si has in-<text:line-break/>ter fe artes, quemadmodum arithmeticam, exempli causa,<text:line-break/>ab oratoria, aut hanc ab aedificatoria et fabrili differre<text:line-break/>autumet, non amplius istud concessero, quum istae nullum<text:line-break/>commune propositum habeant; paulo vero supra enume-<text:line-break/>ratisunum est commune propositum, sanitas scilicet. Quem-<text:line-break/>admodum igitur lu oratoria, quae una est ars, aliquam<text:line-break/>quidem exordii, narrationis aliam, argumenlationum per-<text:line-break/>orationumque aliam esse artem dixero, si mini- solum id<text:line-break/>unum, unius esse artis ea, sive species dixeris, sive par-<text:line-break/>tes, concessum fuerit: ad eundem, arbitror, modum et<text:line-break/>lu medicina res habet; aliam enim artem chirurgicam<text:line-break/>dixero, aliam diaeteticam, aliam medicamentariam, unum<text:line-break/>id modo mihi fervetur’, harum omnium urnun esse propo-<text:line-break/>situm, propter quod unius esse arlis partes coguntur; res</text:p>
      <text:p text:style-name="P5"><text:span text:style-name="T2">enim dissimillimas ita coniungere atque connectere et co-<text:line-break/></text:span><text:span text:style-name="T34">* </text:span><text:span text:style-name="T2">gere, ut in unam omnes artem conspirent, manifesto vi-</text:span></text:p>
      <text:p text:style-name="P6"><text:span text:style-name="T2">detur. Excludit aliquis </text:span><text:span text:style-name="T1">aut abscindit </text:span><text:span text:style-name="T2">putrem partem,<text:line-break/>alius autem reficit, carnemque in </text:span><text:span text:style-name="T1">cavo </text:span><text:span text:style-name="T2">vulnere procreat:<text:line-break/>contrariae quidem res, lotaque, ut aiunt, diametro distare<text:line-break/>videbuntur; actiones enim longe differunt, ipsarumque<text:line-break/>effectus contrarii sinit: ille enim eorum, quae sunt, aliquid<text:line-break/>perdit, iste vero novam aliquam substantiam gignit: sed<text:line-break/>neutri id ipsum per se proponitur, aut illi quicquam<text:line-break/>destruere, aut huic generare; quemadmodum neque urere<text:line-break/>aliquid, </text:span><text:span text:style-name="T15">neque </text:span><text:span text:style-name="T2">secare, neque aliud quicquam ipsum pro-<text:line-break/></text:span><text:span text:style-name="T15">pter le facere quispiam </text:span><text:span text:style-name="T2">aggreditur, fed tanquam sine hoc<text:line-break/></text:span><text:span text:style-name="T15">sanitatem assequi non valens</text:span><text:span text:style-name="T2">, </text:span><text:span text:style-name="T15">ad </text:span><text:span text:style-name="T2">quam </text:span><text:span text:style-name="T15">omnes</text:span><text:span text:style-name="T2">, diversis<text:line-break/></text:span><text:span text:style-name="T15">tamen itineribus iugredientes, properant, </text:span><text:span text:style-name="T2">ob </text:span><text:span text:style-name="T15">commune </text:span><text:span text:style-name="T2">uti-<text:line-break/></text:span><text:span text:style-name="T15">que propositum </text:span><text:span text:style-name="T2">omnes </text:span><text:span text:style-name="T15">medici vocati</text:span><text:span text:style-name="T2">, sed </text:span><text:span text:style-name="T15">propter actionis<text:line-break/>aut materiae aut membri differentiam </text:span><text:span text:style-name="T2">hic chirurgus, iste<text:line-break/></text:span><text:span text:style-name="T15">medicamentarius, ille ocularius appellatus’, chirurgus ab<text:line-break/>actione, medicamentarius a materia, ocularius </text:span><text:span text:style-name="T2">a </text:span><text:span text:style-name="T15">membro.</text:span></text:p>
      <text:p text:style-name="P7"><text:span text:style-name="T2">Quum enim, quae curantur membra, non parum invicem<text:line-break/></text:span><text:span text:style-name="T15">differant, </text:span><text:span text:style-name="T2">curatoresque ipsi actionibus ac materiis diversis<text:line-break/></text:span><text:span text:style-name="T15">utantur, </text:span><text:span text:style-name="T2">ideo nonnulli ab actionibus, alii a membris, a<text:line-break/></text:span><text:span text:style-name="T15">materiis alii </text:span><text:span text:style-name="T2">cognominantur, ocularii, manuarii ac me-<text:line-break/>dicamentarii, universimque omnes a fine medici. Supra<text:line-break/>enim explicatum est, omnes artes in subjectae substantiae<text:line-break/>bono versari, eique operam dare, et in singulis ipsarum<text:line-break/>unum quoddam primum bonuni reperiri. Caeterum quod<text:line-break/>quispiam palpebras exempli causa bene suens perperam<text:line-break/>medicamenta propinet, alius medicamentis optime utens<text:line-break/>rationem victus non rite praecipiat, lu hoc alius egregie<text:line-break/>versatus manus non bene exerceat, si diversas propterea<text:line-break/></text:span><text:span text:style-name="T15">ac </text:span><text:span text:style-name="T2">penitus separatas artes opinemur, statim sane non tres<text:line-break/>modo, verum etiam trecentas sic artes statuemus. Iste<text:line-break/></text:span><text:span text:style-name="T15">namque </text:span><text:span text:style-name="T2">cathetere perite utitur, ille clystere, alius venam<text:line-break/>secare est idoneus, arteriam alius; deinde, quum aliquis<text:line-break/>haec omnia insigniter administrans inventus fuerit, rur-<text:line-break/>um omnes illae artes in unam coibunt. Atqui utrum-.</text:span></text:p>
      <text:p text:style-name="P70">que vitiosum est, aut propter artificum inscitiam artem,<text:line-break/>unam in multas discerpere, aut propter eoruindem excel-<text:line-break/>lentiam multas in unam conjungere. Prior namque ser-<text:line-break/>mo neque rhetoricam, neque arithmeticam, neque geo-<text:line-break/>metriam, neque musicam, neque aliam quampiam illustrem<text:line-break/>artem unam esse concedet, quas multi tractantes propter<text:line-break/>earum magnitudinem totas complecti nequiverunt; secun-<text:line-break/>dus autem artes interdum nullius cognationis participes<text:line-break/>in unam acervabit. Nam si idem homo arithmeticus si-<text:line-break/>mul, grammaticus atque philosophus fuerit, poterit quis-<text:line-break/>piam unius artis lias omnes esse partes existimare.</text:p>
      <text:h text:style-name="Heading_20_2" text:outline-level="2">Cap. XXV.</text:h>
      <text:p text:style-name="P79">Itaque ne agentium multitudine, scd<text:line-break/>propositis consideratis artes distinguamus, neque in singu-<text:line-break/>las actiohes, sed in universas inspiciamus. Commune enim<text:line-break/>quoddam in singulis cuiusque artis actionibus invenies,<text:line-break/>per quod, quamvis longo intervallo distare rideantur, ni-<text:line-break/>hilominus tamen eas unius esse artis partes nihil impedit.<text:line-break/>Vestes igitur texere niljul aliud est quam subtemen sta-</text:p>
      <text:p text:style-name="P55">mini implicare: num igitur, quam istud, aliud est suere?<text:line-break/>neutiquam; verum et in suendo subtemina staminibus in-<text:line-break/>tertexuntur: nam et si ab initio statim quispiam sine tex-<text:line-break/>torio opere aliter subtemina staminibus innectere voluis-<text:line-break/>set, aut eo modo, quo nunc lacera indumenta sarciunt,<text:line-break/>aut quo cistas, aut sportulas, aut retia fabricantur, nihilo<text:line-break/>fecius vestimentum, sed multo longiori tempore confecis-<text:line-break/>set. In finem itaque non simpliciter colliniantes, sed cc-<text:line-break/>lerius ad ipsum pervenire studentes, hanc teias consicien-<text:line-break/>tem artem, textoriam scilicet excogitarunt, non univerfim,<text:line-break/>sed ex parte a supra positis differentem, idem et in me-<text:line-break/>dicinali arte contingit. Innumera sane (ut ita dixerim)<text:line-break/>singularia sunt, sed generale quoddam opus omnibus corn-<text:line-break/>mune est: nam et corpori aliquid ut supervacuum detra-<text:line-break/>hens, aut aliquid, quod desiciat, adjiciens, unum uterque<text:line-break/>in universum praestat, corpori scilicet naturalem modum<text:line-break/>comparans, qui nihil aliud est quam sanitas: perinde vero<text:line-break/>et-calefaciens, et refrigerans, et siccans, ac madefaciens.</text:p>
      <text:h text:style-name="P3" text:outline-level="2">Cap. XXVI.</text:h>
      <text:p text:style-name="P79">Quemadmodum enim, si ab initio nos<text:line-break/>conscstim animal creare potuissemus, non alia quidem ulla<text:line-break/>ratione ejus primam formationem instituissemus, alia vero<text:line-break/>emendationem adhiberemus, haud secus, posseaquam neu-<text:line-break/>trum horum mos primi efficimus, scd natura est et prima-<text:line-break/>ria animalis opifex, et in praesentia aegroto sanitatem<text:line-break/>comparat, non alia profecto ratione carnem prius gene-<text:line-break/>ravit, alia vero nunc, neque alia quidem ratione foe-<text:line-break/>tui, alia in praesentia in lucem edito alimentum fuppe-<text:line-break/>ditat, verum etiam similiter nunc operatur, alit, digerit,<text:line-break/>excernit, omniaque, ut semel dicam, - in praesentia, ut<text:line-break/>prius, eadem ratione ministrat. Medicum autem naturae<text:line-break/>esse ministrum, primariamque esse , illius artem quandam,<text:line-break/>ac rite celebre esse dictum illud, Natura in omnibus auxi-<text:line-break/>liatur , qulu etiam naturam morbos judicare, naturas mor-<text:line-break/>borum esse medicatrices, a priscis sapientibus abunde tra-<text:line-break/>dita, quid ego iterum supervacue repetam ? Quod enim in<text:line-break/>praesentia utile est, in memoriam tantum revoco., non<text:line-break/>alterius artis esse opus facere, alterius vitiatum corrigere,</text:p>
      <text:p text:style-name="P7"><text:span text:style-name="T2">fed eiusdem. Quod si et non eiusdem, at fupra </text:span><text:span text:style-name="T1">medici-<text:line-break/></text:span><text:span text:style-name="T2">nam ostendimus non artis vestes facientis aemulam quic- •<text:line-break/>quam, quod prius non esset, procreare, fed artis laceras<text:line-break/>tritafque vestes farcientis assimilem. Explicavimus item,<text:line-break/>conservationem esse duplicem, alterumqne genus, sub quo<text:line-break/>et praesens de tuenda sanitate tractatio reponitur, parum<text:line-break/>labefactata corrigere; 'idque multos subterfugit, tanquam<text:line-break/>sit a curativo genere dissidens.</text:span></text:p>
      <text:h text:style-name="Heading_20_2" text:outline-level="2">Cap. XXV<text:span text:style-name="T46">II</text:span>.</text:h>
      <text:p text:style-name="P50"><text:span text:style-name="T2">Caeterum id ipsum alicui finem esse<text:line-break/>putare, domum extruere, aut vestem, aut vas, aut sani-<text:line-break/>tutem facere, hominis ’ est non potentis finis actionem ab<text:line-break/>ipso fine distingucre: quandoquidem non domum extruere<text:line-break/>'id ipsum ipsius aedificatoriae finis est, scd domus, quem-<text:line-break/>admodum neque vestem texere, aut navem coagmentare,<text:line-break/>aut grabatum aliorumve unumquodque fabricare, fed ip-<text:line-break/>sum opus, quod quiescentibus iam </text:span><text:span text:style-name="T1">a </text:span><text:span text:style-name="T2">labore artificibus ad-<text:line-break/>huc permaneat Atque ita effectivae artes ab activis tan-</text:span></text:p>
      <text:p text:style-name="P55">tum dissentiunt: activae namque quum ab agendo desie-<text:line-break/>rint, finis quoque una desiit Nihil itaque in saltatoria<text:line-break/>praeter ipsam actionem ostendere possumus, ut in fabrili<text:line-break/>grabatum, in aedificatoria domum, in medicina sanitatem.<text:line-break/>Non igitur aedificatio, quemadmodum saltatoriae saltatio,<text:line-break/>aedificatoriae finis est, scd domus, res ab actione diversa;<text:line-break/>itidem textoriae neque textura, neque texere, neque vestis<text:line-break/>consectio aut generatio, sed vestis. Pari ratione neque<text:line-break/>productio neque generatio neque correctio sanitatis medi-<text:line-break/>cinae finis est, verum haec omnia actio quaedam artificis<text:line-break/>communis est, quemadmodum particulares erant secare,<text:line-break/>urere, articulos et artus in adversum trahere, essormare,<text:line-break/>deligare; et supra has etiam atque communiores manu<text:line-break/>operari, medicamento uti, et rationem nictus praecipere:<text:line-break/>verum sanitas ipsa fluis est, quem iarn quiescente artifice<text:line-break/>demonstrare valemus. Quare neque sanitatem cestodice,<text:line-break/>aut vitiatum emendarer aut prorsus amissam recuperare<text:line-break/>sinis est, sed omnia haec actiones sunt, finis autem est</text:p>
      <text:p text:style-name="P59">sanitas. At communem generalemque supra omnes hasce<text:line-break/>particulares actionem alius sane alio appellat nomine,<text:line-break/>omnes tamen unum idemque significant: et qui sanare<text:line-break/>dicit, et qui sanitatem facere, et qui sanitatis effectionem,<text:line-break/>et qui sanationem, hi quoque idem, quod proxime posui,<text:line-break/>sed alio modo dicunt; et medicationem morborum dicen-<text:line-break/>tes, aut curationem, aut aegrorum medelam, aut medius-<text:line-break/>fidius mederi, aut morbos extirpare, aut sanitatem morbo<text:line-break/>pulso luducere; itenr omnia, quae conveniant, facere di-<text:line-break/>centes, et qui morbrficas caulas fe expellere ajunt. Ne-<text:line-break/>mo enim istorum finem, fed, quae finem praecedit, actio—<text:line-break/>nem dicit, perinde atque si cicca corpus quaedam activa<text:line-break/>saltatoriae histrionicae que similis versaretur.</text:p>
      <text:h text:style-name="Heading_20_2" text:outline-level="2">Cap. XXV<text:span text:style-name="T41">III</text:span>.</text:h>
      <text:p text:style-name="P65">Verumenimvero, postea quam multis<text:line-break/>rationibus artes non ex particularibus actionibus esse ju-<text:line-break/>dicandas assertum est, sed in universales ac proxime ad<text:line-break/>finem esse recurrendum, deindeque ab illis ipsis suies di-<text:line-break/>stinguere esse lentandum, in. Sequenti disputatione ea est</text:p>
      <text:p text:style-name="P5"><text:span text:style-name="T15">difficultas excutienda,. numquid et de ipsarum materiis<text:line-break/>eadem sit ratio habenda. Itaque materia unapluribus ar-<text:line-break/>tibus subjici, unaque ars. permultis uti materiis videtur;<text:line-break/>quandoquidem lignum navium artifici, et fabro lignario,<text:line-break/>et machinarum structori, et aedes fabricanti, insinitisque<text:line-break/>aliis communis materia est, creta quoque multarum est<text:line-break/>artium materia, et lapides, aliaque universa. Rursus au-<text:line-break/>tem melicae artis, una quum sit, infinitae materiae funt,<text:line-break/>et corpus ipsum sanitatem accipiens, et cibi ac potus,<text:line-break/>et medicamenta omnia et vocata diaetemata.' Haec igi-<text:line-break/>tur medicorum materiae, corpus autem </text:span><text:span text:style-name="T17">-</text:span><text:span text:style-name="T15"> tanquam id, ex<text:line-break/>quo finis aut in quo. Constat igitur,, non ex materiis ar-<text:line-break/>tes esse judicandas: neque enim, si quispiam alias commu-<text:line-break/>nes materias, utque aliquis dixerit, per accidens, alias<text:line-break/>vero proprias atque propinquas singulis artibus subjiciens,<text:line-break/>quatenus corpus noflram naturale est, physicae' scientiae<text:line-break/>• subjectum esse dicat, quatenus salubre, medicinae, qua-<text:line-break/>tenus boni habitus aut boni habitus capax, exercitato-<text:line-break/>riae, propterea alio quopiam, quam fine, artes distinguit.</text:span></text:p>
      <text:p text:style-name="P55">Nam corpus aliquod salubre dicere ejus, qui iam finem<text:line-break/>cognoscat, officium est. Neque etiam si quis praeceptis<text:line-break/>urtes disjungat, aliunde quam a fine potestate sumit ini-<text:line-break/>tiurn; propria namque cujusque artis praecepta finis con-<text:line-break/>strtuit atque dijudicat; quippe haec artis propria funt,<text:line-break/>quae dignoscens aliquis ad finem assequendum proficit.<text:line-break/>Siquidem grammaticae, musicae, fabrilis et aliarum cu-<text:line-break/>jufque artium quaecunque praeceptu aut finem ipsum<text:line-break/>evidenter, aut quod in ipso melius celeriusve est, prae-<text:line-break/>bere valent, haec artis propria sunt; quae vero ad finem<text:line-break/>assequendum conferunt nihil, ea nequaquam artis propria<text:line-break/>dicenda funt</text:p>
      <text:h text:style-name="Heading_20_2" text:outline-level="2">Cap. XXIX.</text:h>
      <text:p text:style-name="P65">Itaque omni ex parte ad finem pro-<text:line-break/>perare, ah eoque artes judicare praecipit ratio; propter<text:line-break/>hunc enim et communibus actionibus, et propriis prae-<text:line-break/>ceptis atque principiis differunt ; nam haec et secundum<text:line-break/>artium fines evariant. Quandoquidem sanitas finis est,<text:line-break/>haec vero in calidis, frigidis, humidis siccisque cousistit.</text:p>
      <text:p text:style-name="P7"><text:span text:style-name="T2">In istis plane et materiae et contemplationis circa hujus<text:line-break/>cognitionem principium versatur, sed dissimili ratione<text:line-break/>medicus phyficusque id tractat. Quod ipsum dissimiliter<text:line-break/>scilicet a scientiarum fine cognitum est atque distinctum.<text:line-break/>Neque ab re semper finem ratio invenit, omnium, quae<text:line-break/></text:span><text:span text:style-name="T1">in </text:span><text:span text:style-name="T2">artibus continentur, regulam atque judicem. Nam<text:line-break/>cujusque artis constitutio inde sumit initium. Quis enim<text:line-break/>niedicinam constituere properasset, nisi fanilatis bonum<text:line-break/>prius optavisset? aut aedificatoriam, nisi et hic domum?<text:line-break/>aut textoriam, nisi vestem prius expetivisset? Quin et ars<text:line-break/>reliquas omnes constituens hinc et ipsa accepit initium.<text:line-break/>Alibi vero a nobis ostensum est, quo quispiam modo pro-<text:line-break/>posito fine suam ipsius artem per methodum comperiat-<text:line-break/>Etunque, qui praesentem librum exacte intelligere cupiat,<text:line-break/>in illo prius versatum esse necesse est; ita enim evidenter<text:line-break/>cognoverit, sub unam eandemque contemplationem utram-<text:line-break/>que partem incidere, salubrem videlicet atque curatricern.<text:line-break/>Alarum si ego, quae in aliis voluminibus a me latissime</text:span></text:p>
      <text:p text:style-name="P55">diligenterque explicatu sunt, in hunc omnia librum con-<text:line-break/>ferre velim, Meirernachi Meno do lique libros me huius<text:line-break/>prolixitate superaturum ignorarem.</text:p>
      <text:h text:style-name="Heading_20_2" text:outline-level="2">Cap. XXX.</text:h>
      <text:p text:style-name="P65">Caeterum artem circa corporis bonum<text:line-break/>versantem prorsus unam esse ex antedictis (ut arbitror)<text:line-break/>satis declaratum est, atque ex .dicendis in posterum nihilo<text:line-break/>secius declarabitur, non tamen, quo ipsam nomine appel-<text:line-break/>lare oporteat, jam adhuc manifestum esu Neque enim<text:line-break/>forsan medicativa, neque exercitatoria, fed aliud quippiam<text:line-break/>appellanda est; forsan autem et in totum ars ista, quemad-<text:line-break/>modum et pleraeque aliae, nomine caret; fed hoc quidem<text:line-break/>paulo posterius speculabimur. Verum unum esse humani<text:line-break/>corporis bonum, quicquid illud sit, sicut aliarum etiam<text:line-break/>omnium substantiarum, esse autem et de ipso artem unam,<text:line-break/>siquid unquam aliud, et id quoque verum esse confirmo,<text:line-break/>necnon etreandem utrique methodum luesse. Quum una<text:line-break/>igitur ars cicca humani corporis bonum versetur, in<text:line-break/>praesentia omnes ejus partcs speculenrur; nam sic et ejus.</text:p>
      <text:p text:style-name="P7"><text:span text:style-name="T15">quae salubris vocatur, quae sit potestas, prorsus digno-<text:line-break/>fcemus, ut in hac etiam parte methodo aliqua utentes se-<text:line-break/>ctionem faciamus, genus artis corpus nostrum tractantis<text:line-break/>contemplaturi. At non in sola ipsa contemplatione finem<text:line-break/>ejus situm esse, sicut arithmeticae, astronomiae ac phy-<text:line-break/>sicae ; scd quiddam etiam et circa corpus ipsum facere,<text:line-break/>neminem praeterit: quod neque vero iu ipsa actione </text:span><text:span text:style-name="T24">de-<text:line-break/></text:span><text:span text:style-name="T15">sinat, quemadmodum saltatoria, postquam agere desiit,<text:line-break/>nihil ostendere valens, et id quoque omnibus conflere<text:line-break/>arbitror. Igitur in consesso est, eam inter effectivas aut<text:line-break/>acquisitivas esse collocandam, postquam neque </text:span><text:span text:style-name="T24">inter </text:span><text:span text:style-name="T15">con-<text:line-break/>templativas, neque inter activas’ inventa est; scd neque<text:line-break/>inter acquisitivas numeratur, qualis est ars illa, </text:span><text:span text:style-name="T24">quae<text:line-break/></text:span><text:span text:style-name="T15">arundine, </text:span><text:span text:style-name="T24">et </text:span><text:span text:style-name="T15">quae hamo pisces captat, utque in univer-<text:line-break/></text:span><text:span text:style-name="T24">sum dicam, </text:span><text:span text:style-name="T15">qualis </text:span><text:span text:style-name="T24">est </text:span><text:span text:style-name="T15">venatoria; aliquid enim eorum,<text:line-break/></text:span><text:span text:style-name="T24">quae funt, </text:span><text:span text:style-name="T15">istae capiunt ac possident, nihil </text:span><text:span text:style-name="T24">autem, quod<text:line-break/>prius non esset, </text:span><text:span text:style-name="T15">ipsae faciunt. Inter reliquas </text:span><text:span text:style-name="T24">igitur esse-<text:line-break/></text:span><text:span text:style-name="T15">ctriccs </text:span><text:span text:style-name="T24">humani corporis ars </text:span><text:span text:style-name="T15">reponitur. Istarum vero </text:span><text:span text:style-name="T24">dti-<text:line-break/>plex officium est: aut enim aliquod </text:span><text:span text:style-name="T15">integrum, </text:span><text:span text:style-name="T24">quod prius</text:span></text:p>
      <text:p text:style-name="P55">non erat, efficiunt, aut ex parte nitratum corrigunt At<text:line-break/>quae nunc quaeritur ars totum hominis corpus moliri<text:line-break/>nequit, fed per partes instaurare potest, perinde 'ut vestium<text:line-break/>ars sartoria, neque ad eundem, ut haec, penitus modum.<text:line-break/>Natura namque et corpus fabricatur, et ipsum imbecil-<text:line-break/>lnrn rursus confirmat, ut ars vestiaria; ipsius vero naturae<text:line-break/>ministra est ars, quae in praesentia disquiritur. Conceda-<text:line-break/>tur igitur, ut procedat oratio, nos ipsam correctivam ap-<text:line-break/>pellare. Sed aut multum corrigit, aut pauxillum. Quae<text:line-break/>ejus pars multum semel corrigit, medicativa curativaque<text:line-break/>nuncupetur; quae vero pauxillum, conservativa. Ejus<text:line-break/>ipsius quoque, quae multum semel lustaurat, permultae<text:line-break/>sunt differentiae: omnis enim quantitas in multitudinem<text:line-break/>innumerabilem secari potest. At quia de ipsis dicere non<text:line-break/>est nobis in praesentia propositum, haec sane pars dimrt-<text:line-break/>tatur, illa vero, quae pauxillum emendat, dividatur. At<text:line-break/>haec quoque insignibus differentiis tripartito distingui vi-<text:line-break/>detur. Aut enim exacte perfecteque valentem accipiens</text:p>
      <text:p text:style-name="P7"><text:span text:style-name="T2">in hoc ipsum gradu conservat, hanc autem partem eue-<text:line-break/>cticam vocant; alleram eorum, qui iam morbum evaserunt;<text:line-break/>resectricem, quam sane </text:span><text:span text:style-name="T1">et </text:span><text:span text:style-name="T2">nonnulli recentiorum medico-<text:line-break/>rum analepticen appellant; inter utramque pars ea collo-<text:line-break/>catur, quae ab ipsis proprie salubris nominatur, nam<text:line-break/>vulgo et conservativa simul et salubris dicitur. Tres<text:line-break/>igitur hae partes conservativac modo enumeratae, anale-<text:line-break/>ptice, salubris et euectice, sunt quidem omnes sub ea<text:line-break/>medicinae parte, quac exigua vitia tollit, inter se autem<text:line-break/>ratione majoris minorisque dissentiunt; magis enim parva<text:line-break/>castigat euectice; minus vero salubris; hac adhuc minus<text:line-break/>parva’ emendat analeptice. Quidam vero et quartam<text:line-break/>particulam adjecerunt in hac conservativa, </text:span><text:span text:style-name="T5">z</text:span><text:span text:style-name="T2">quae ab<text:line-break/>ipsis proprie prophylactice vocata fuit, facultatem ei op-<text:line-break/>positum habentem, quae a morbo proxime liberatos recreat.<text:line-break/>Hnsce autem ambas ancipitis quodammodo esse naturae<text:line-break/>inter contrarias totius artis partes nemo ambigit, dico<text:line-break/>autem inter eam, quae magna vitia, et eam, quae parva<text:line-break/>dissolvit. Curativa sane pars quod magna vitia, euectice</text:span></text:p>
      <text:p text:style-name="P70">autem atque salubris quod parva discutiat, id quoque<text:line-break/>perspicuum est; in medio vero ambarum interstitio instau-<text:line-break/>rativa nominata atque praeservatoria positae sunt, si ad<text:line-break/>salubrem euecticenque comparentur, non exigua vitia<text:line-break/>emendantes, si ad cuiativam, non magna. Propter ea et<text:line-break/>quicunque ambas has partes neutras "appellaverunt, haud<text:line-break/>male mihi sensisse visi sunt Sed de his alia est habenda<text:line-break/>oratio.</text:p>
      <text:h text:style-name="Heading_20_2" text:outline-level="2">Cap. XXXI.</text:h>
      <text:p text:style-name="P79">lu praesenti autem contemplatione de<text:line-break/>conservatrice artis humanum coipus gubernantis parte<text:line-break/>tria divisionis membra supponantur, unum de corporibus<text:line-break/>fecundum habitudinem valentibus, alterum de iis, quae in<text:line-break/>habitu sana sunt, tertium de bono habitu praeditis. Pri-<text:line-break/>murnque instaurativum appelletur; nihil enim in praesentia<text:line-break/>cum illis de nomine digladiemur; secundum salubre; ter-<text:line-break/>tium euecticurn; duo priora lu melius ducentia, lu optimo<text:line-break/>statu tertium conservans. Atque his ita positis ab initio<text:line-break/>agitatae quaestionis meminerimus: erat autem (ut existimo)</text:p>
      <text:p text:style-name="P55">hujusmodi, Jutrum ad medicativam an ad gymnasticam<text:line-break/>pars salubris vocata pertineret. Non absque ratione igitur<text:line-break/>inter initia sermonis nostri diximus,' omnem quaestionem<text:line-break/>siib definitionem cadere: nam quid sit medicina, quid<text:line-break/>gymnastica, quum noverimus, non amplius difficile fuerit<text:line-break/>invenire, ad utram ipsarum salubris referatur. Ipsa qui-<text:line-break/>dem salubris quidnam sit, jam mihi manifeste explicavisse<text:line-break/>videor; aut enim tota pars conservatoris, aut ex illis<text:line-break/>tribus partibus una, quae in medio versatur inter enecti-<text:line-break/>cen scilicet vocatam atque analepticen, et est circa sani-<text:line-break/>tatem in habitu. Mini quidem reliquum nihil aliud quam<text:line-break/>de nomine controversia esse videtur, res ipsa autem in<text:line-break/>obscuro versari tantisper, dum superius declarata conce-<text:line-break/>dantur ac fixa permuncant. Atqui quum ipsia strictim<text:line-break/>atque per capita recensuero, mox ad nominum interpreta-<text:line-break/>tionem me convertam? Quemadmodum igitur bonorum<text:line-break/>vestimentorum, aedium atque calceorum, perinde et cor-<text:line-break/>poris unam quandam artem esse constituo, cujus, una<text:line-break/>quum sit, duas tamen has esse partes, unam efficientem,</text:p>
      <text:p text:style-name="P55">corrigentem alteram, amboque haec naturae prius inesse,<text:line-break/>fed ipsarum alteri, corrigenti scilicet, .humanam artem<text:line-break/>opitulari; quae et ipsa bipartito dividitur in curatricem<text:line-break/>partem seu medicatricem atque in alteram conservatricem,<text:line-break/>quae et salubris vocatur. Ipsius vero tres partes sunt,<text:line-break/>analeptice, evectice ac toti, generi cognominis salubris.<text:line-break/>Itaque sive de tota conservatrice parte, sive de ejus parte<text:line-break/>quispiam quaerat, ad utram artem pertineat, ad medica-<text:line-break/>tricemne, an ad corporis, exercitaniriam , totam rem<text:line-break/>prius (ut nunc ego feci) perstringentem ita. deinde ipsum<text:line-break/>explicare opus est. Quod una corporis ars quum sit,<text:line-break/>licet volenti eam medicinam appellare; sin hoc non pla-<text:line-break/>ceat, exercitatoriam; sin id quoque displiceat, tutam<text:line-break/>artem nomine carere dicens unam ejus partem medicis<text:line-break/>nam, alteram exercitatoriam appellato; , si neque id<text:line-break/>probas, Ialubrem quandam artem curatiyae ex diversu<text:line-break/>oppositam, ejusque partes (si velis) diaeteticam gymnasiis</text:p>
      <text:p text:style-name="P70">camque dicito. Singula enim nomina si interpretabere,<text:line-break/>ita universum, quod quaerebas, adeptus fueris.</text:p>
      <text:h text:style-name="Heading_20_2" text:outline-level="2">Cap. XXX<text:span text:style-name="T46">I</text:span><text:span text:style-name="T41">I.</text:span></text:h>
      <text:p text:style-name="P79">At his auditis quidam, Heus vir bone,<text:line-break/>dicunt, non quemadmodum tu statuere voIueris, distin-<text:line-break/>guenda funt nomina, fed ut recte habet, partitio facienda<text:line-break/>esu Iterum igitur istis ita respondendum est: Heus tu,<text:line-break/>meminisse debes, nostram non amplius de rebus esse con-<text:line-break/>templationem, fed nominum explanationem nobis esse<text:line-break/>propositam, neque ad hoc etiam tergiversamur, ac deno-<text:line-break/>minibus non his solum, sed et de aliis omnibus illud in<text:line-break/>universum pronuncio, nihil eruditum in medium adduci<text:line-break/>posse. Sed sive Assyriorum linguae vocabulum sit, ab<text:line-break/>ipsis Assyriis res discenda est, cui nomen illud indide-<text:line-break/>rimt, sive sit Persarum linguae, aut Indorum, aut Arabum,<text:line-break/>aut Aethiopurn, aut omnino aliorum quonimcunque, illos<text:line-break/>percontari oportet; nomen enim ipsum per se folum<text:line-break/>prolatum niltil indicat. Meam igitur sententiam accepisti.<text:line-break/>Caeterum nonuulli asserunt, ipsis nomen aliquid significare.</text:p>
      <text:p text:style-name="P7"><text:span text:style-name="T2">unde hujufce rei causia ego permulta Cellarum, Thracum,<text:line-break/>Mysorum Phrygum que nomina colligens jussi, ut a sin-<text:line-break/>gulis rem significatam manifestarent: illis autem lu scla<text:line-break/>Graecorum lingua id fe posse facere dicentibus, hoc vo-<text:line-break/>cahulum </text:span><text:span text:style-name="T4">λιμένα </text:span><text:span text:style-name="T2">(latine portum dicas) proposui; illis vero .<text:line-break/>locum, ubi naves lu statione quiescunt, significare affir-<text:line-break/>mantibus, At Thessali, respondi, quod a nobis forum<text:line-break/>rerum venalium dicitur, itu nominant. Sed isti Thessa-<text:line-break/>licam linguam scire se negabant, tanquam sane illud<text:line-break/>ipsum non confitentes, quod ab initio dicebatur, nullum<text:line-break/>nomen cui rei inditum' sit, aliter posse cognosci, nisi ab<text:line-break/>ipsis impositoribus edoctus fueris. Caeterum adversus ita<text:line-break/>dementes alia mihi oratio feparatim scriptu est; res ipsas<text:line-break/>vero discere volenti, et praecipue ac maxime huic veluti<text:line-break/>optimo operi studenti, rerum praeterea nomina mutuae<text:line-break/>locutionis causa percipere cupienti usum Graecorum in-<text:line-break/>terpretabor. Neque id horum nominibus omnlbus faciam: </text:span><text:span text:style-name="T24">•<text:line-break/></text:span><text:span text:style-name="T2">id namque enarratoriae cujusdam aut grammaticae peritiae</text:span></text:p>
      <text:p text:style-name="P7"><text:span text:style-name="T2">munus est: </text:span><text:span text:style-name="T1">fed </text:span><text:span text:style-name="T2">Attica potissimum nomina, fecundo et<text:line-break/>lonica me cognoscere fatebor, nonnulla etiam Dorica<text:line-break/>atque Aeolica; scd in lusce linguis plura me ignorare<text:line-break/>quam scire, in Attica vero plura me scire quam ignorare<text:line-break/>concedam. Quod si tu et de nominibus loqui velis, Ho-<text:line-break/>merus utique canit:</text:span></text:p>
      <text:p text:style-name="P57">, Vir medicus mullis aliis tibi dignior esto,</text:p>
      <text:p text:style-name="P58">Lira venena trahens, et pharmaca mitia fundens,<text:line-break/>ldulla salubria miscens, et letalia multa.<text:line-break/>Doctior esi cunctis medicus mortalibus unus.</text:p>
      <text:p text:style-name="P57">utpote arte medica languida corpora medicamentis chi-,<text:line-break/>rurgicaque opera curante.</text:p>
      <text:h text:style-name="Heading_20_2" text:outline-level="2">Cap. XXX<text:span text:style-name="T41">III</text:span>.</text:h>
      <text:p text:style-name="P65">An vero et alia tertia medicationis<text:line-break/>pars diaetetica appellata Homeri temporibus extaret, ego<text:line-break/>nulla id conjectura assequi possum. Sed me antiquior,<text:line-break/>et quem magis Graecorum res nosse verisimile est, Plato<text:line-break/>philosophus; antiquos Asclepiadae hac medicinae parte nou</text:p>
      <text:p text:style-name="P7"><text:span text:style-name="T2">admodum usos esse asseverat. Verum medicinae </text:span><text:span text:style-name="T1">tres </text:span><text:span text:style-name="T2">has<text:line-break/>esse partes, artemque niale habentia corpora curantem ali<text:line-break/>universa Graecia' medicinam appellari , nemo fere est qni<text:line-break/>eat infitias. Gymnasticae autem artis nomen Homeri fe-<text:line-break/>culo nondum repertum erat, neque quisquam omnino’<text:line-break/>gymnasia,’ ut medicus', vocabatur.' Quemadmodum, neque<text:line-break/>etiam apud Platonem gymnasticae nomen frequenter rei-<text:line-break/>perire licet, fed paedotribam magis quam gymnastam<text:line-break/>hujusce artis professorem appellat: nam paulo ante' Pla-<text:line-break/>tonis tempora gyinnastarmn 'ars exorta est, quo- etiam<text:line-break/>tempore et athletarum exercitatio emersit Priscorum<text:line-break/>ehlui suculis vir unus operarius naturalia munia exequens'<text:line-break/>vere bono habitu robustus, in certamen descendens, non<text:line-break/>lucta'modo, sed etiam cursu certavit-, atque etiam ddobus<text:line-break/>his- et jaculo praeterea et arcu et disco et cursu alios<text:line-break/>unus superavit; postea</text:span><text:span text:style-name="T3">-</text:span><text:span text:style-name="T2">vero haec disjuncta sunt, qualem-<text:line-break/>qite Homerus unum Epeum fecit ad cuncta quidem secun-<text:line-break/>dum naturam munia obeunda omnium ignavissimum, sed</text:span></text:p>
      <text:p text:style-name="P7"><text:span text:style-name="T15">strenuum pugilem, qua arte </text:span><text:span text:style-name="T1">in </text:span><text:span text:style-name="T15">foliis certaminibus usus<text:line-break/>est, tales omnes evaferunt,- neque urere, neque fodere,<text:line-break/>neque </text:span><text:span text:style-name="T1">iter </text:span><text:span text:style-name="T15">facere, neque aliud quicquam pacis, ac multo<text:line-break/>minus belli opus egregie praestare valentes.</text:span></text:p>
      <text:h text:style-name="Heading_20_2" text:outline-level="2">Cap. XXXIV.</text:h>
      <text:p text:style-name="P79">Horum hominum bonum habitum in<text:line-break/>superioribus vituperavimus, artemque pariter gymnasti-<text:line-break/>cam ipsus instruentem, aliumque bonum habitum lauda-<text:line-break/>vimus tutissimum juxta et ad omnes naturales actiones<text:line-break/>maxime idoneum; cujus materiae efiectivae simul ct<text:line-break/>conservativae duae siiut, ct salubris vocata victus, ratio,<text:line-break/>et exercitatio. Quatuor namque \ genere quum sint omnes<text:line-break/>materiae, a quibus corpus nostrum alteratur, chirurgia<text:line-break/>pliarmacia, exercitationes ac victus ratio, una est aegro-<text:line-break/>tis inutilis, duae vero secundum naturam sese habentibus.<text:line-break/>Aegrotans namque, in multis medicamina, manuum opei-<text:line-break/>rarn victusque rationem postulans, nulla ex parte exer-<text:line-break/>citatione eget: exquisite vero sanus corpus exerceat, et<text:line-break/>certa quadam nictus ratione utatur neccsse est, sed medi-<text:line-break/>camenta aut chirurgiam non requirit.</text:p>
      <text:h text:style-name="P3" text:outline-level="2">Cap. XXXV.</text:h>
      <text:p text:style-name="P50"><text:span text:style-name="T2">Salubris igitur artis pars gymnastica,<text:line-break/>abundeqne de utroque praecepit Hippocrates, quaecun-<text:line-break/>que de aeris natura, locorum, aquarum, ventorum<text:line-break/></text:span><text:span text:style-name="T34">t </text:span><text:span text:style-name="T2">annique temporum noscenda funt, item de cibis, potibus<text:line-break/>atque vitae institutis accuratissime omnia perscribens:<text:line-break/>ex istis enim 'diaeta completuri haud secus et de idoneo<text:line-break/>tempore, magnitudine ac qualitate non exercitationis<text:line-break/>tantum, sied etiam frictionis satis disseruit. Plato a parte<text:line-break/>tutum cognominare visus est, non salubrem artem, scd<text:line-break/>exercitatoriam appellans, lum quia exercitatio benevalen-<text:line-break/>iium praecipua ac propria est, tanquam nullo pacto ipsa<text:line-break/>aegrotis utentibus, tum qucd eam solam moderatore egere<text:line-break/>judicavit:, quandoquidem exquisita sanitate fruens corpus,<text:line-break/>naturalibus appetitionibus utens, neque in quali, neque<text:line-break/>usus tempore quicquam lu sumendis cibis erroris com-<text:line-break/>mittet Sed de hoc alibi sermo habendus est. Quod autem<text:line-break/>et Plato aliam gymnasticam ut artis corpus regentis partem<text:line-break/>noverit, aliam vero, quam nunc homines celebrant,. ex</text:span></text:p>
      <text:p text:style-name="P55">his quisplam comprehendere poterit; tibi enim eius verba<text:line-break/>subjiciam, primaque ea, quae in Gorgia ad hunc modum<text:line-break/>se habent Duae res quum sint, duas ejse artes dico,<text:line-break/>tinam animae, quam civilem appello, alteram corporis,<text:line-break/>quam et ipsam unam quo nomine appellem, non habeo;<text:line-break/>sed una quum sit corporis curatio , duas partes nomino,<text:line-break/>gymnasticam unam, medicatricem alteram. Hoc loco<text:line-break/>urium esse artem corpus curantem, quae duas principes<text:line-break/>partes habeat, dilucide Plato monstravit, partesque<text:line-break/>ipsius esse nominatas, totam vero nomine carere, in op-<text:line-break/>timumque respicere, qui et bonus habitus dicitur, ex<text:line-break/>hisce declaratur; quorum singula in eodem libro expli-<text:line-break/>cavit. Corpus sane vocas aliquid et animam. Quidni ?<text:line-break/>Jgitur ei isiorum amborum quendam ejse bonum habi-<text:line-break/>tum non putas? Ego quidem. Quid vero? apparentem<text:line-break/>bonum habitum, sed non vere bonum? Quod autem dico,<text:line-break/>tale esi. Plerique corpore bene habere videntur, quos<text:line-break/>haud facile quispiam non bene habere sentiat, nisi medi-</text:p>
      <text:p text:style-name="P7"><text:span text:style-name="T2">cus aut gymnasticorum aliquis suerit. </text:span><text:span text:style-name="T1">Et </text:span><text:span text:style-name="T2">in sequenti-<text:line-break/>bus, optimum istos intueri, quod vero sit jucundissimum,<text:line-break/>ab obsoniorum conditore, qui comptor dicitur, spectari,<text:line-break/>ipse late declarat.</text:span></text:p>
      <text:h text:style-name="Heading_20_2" text:outline-level="2">Cap. XXXVI.</text:h>
      <text:p text:style-name="P50"><text:span text:style-name="T2">Sed gymnasticam illam, </text:span><text:span text:style-name="T1">qua </text:span><text:span text:style-name="T2">insti-<text:line-break/>tuuntur athletae, gravi quidem nomine decoratam, sed<text:line-break/>flagitiosam artem, nondum eousque extra naturae limites<text:line-break/>progressam, quousque eam nunc protulerunt, jam vero<text:line-break/>non optimum finem, sed absolute virium, quibus adver-<text:line-break/>sarii prosternantur, incrementum sibi proponere incipien-<text:line-break/>tem, in tertio de Republica libro vituperavit in hunc<text:line-break/>modum disserens. Prosecto per Jovem, inquit ille, om-<text:line-break/>nium fure potisisemum, siiquidem ultra gymnasticam su-<text:line-break/>pervacua isia corporis diligentia producatur: nam et<text:line-break/>domui gubernandae, et militiae, et sedentariis magistrati-<text:line-break/>bus in civitate gerendis incommoda ese; praecipuum<text:line-break/>vero ao maximum, quod ad omnes disciplinas</text:span><text:span text:style-name="T1">, cogita-<text:line-break/></text:span><text:span text:style-name="T2">tiones ac meditationes capestserulas per se ipsam distsi-<text:line-break/>cilis ese, capitis semper aliquas distentiones atque ver-</text:span></text:p>
      <text:p text:style-name="P7"><text:span text:style-name="T2">iigines reformidans, sapientiaeque studium eorum ortus<text:line-break/>causam ajserens. Quare, ubi ipsa adesi, in virtute exer-<text:line-break/>ceri atque probari undique impedimentum objicit: efficit<text:line-break/>enim, ut homosemper se aegrotum opinetur, neque de cor-<text:line-break/>poris habitu queri unquam </text:span><text:span text:style-name="T15">desinat. Adhuc inferius </text:span><text:span text:style-name="T2">evi-<text:line-break/>dentius </text:span><text:span text:style-name="T15">gymnasticae finem non vires adversarios proster-<text:line-break/></text:span><text:span text:style-name="T2">nentes, </text:span><text:span text:style-name="T15">scd usum ad naturales actiones esse confirmavit<text:line-break/></text:span><text:span text:style-name="T2">ita dicens: </text:span><text:span text:style-name="T15">Jpsas </text:span><text:span text:style-name="T2">quidem </text:span><text:span text:style-name="T15">exercitationes ac labores </text:span><text:span text:style-name="T2">ad<text:line-break/>irascibilem </text:span><text:span text:style-name="T15">naturae </text:span><text:span text:style-name="T2">partem </text:span><text:span text:style-name="T15">respiciens </text:span><text:span text:style-name="T2">illamque excitans<text:line-break/>subibit potius </text:span><text:span text:style-name="T15">quam </text:span><text:span text:style-name="T2">virium </text:span><text:span text:style-name="T15">rationem habens</text:span><text:span text:style-name="T2">, nec quem-<text:line-break/>admodum alii athletae roboris causa cibos potufque<text:line-break/>adhibebit. </text:span><text:span text:style-name="T15">Undique igitur Platonis sententia </text:span><text:span text:style-name="T2">perspicua<text:line-break/>est, Hippocratis </text:span><text:span text:style-name="T15">mentem </text:span><text:span text:style-name="T2">de </text:span><text:span text:style-name="T15">huiusmodi arte </text:span><text:span text:style-name="T2">gymnastica<text:line-break/></text:span><text:span text:style-name="T15">exquisite observantis, cuius finis est athletarum bonus<text:line-break/>habitus; ipsam enim tanquam ad omnia civilia negotia<text:line-break/>inutilem vituperat: quod brevi oratione ille complexus<text:line-break/>ita pronunciavit. Affectione athletica non </text:span><text:span text:style-name="T2">naturali sa-<text:line-break/></text:span><text:span text:style-name="T15">Jubris habitu &gt; melior esi. Quod ipsoniiu vero </text:span><text:span text:style-name="T2">maxime ex-</text:span></text:p>
      <text:p text:style-name="P55">cellens affectio, ad quam potissimum properant, ad sani-<text:line-break/>tatem periculosa est, quodque id Hippocrati Platonique<text:line-break/>ignotum non fuit, et alibi a nobis dictum esu</text:p>
      <text:h text:style-name="Heading_20_2" text:outline-level="2">Cap. XXXV<text:span text:style-name="T41">I</text:span>I.</text:h>
      <text:p text:style-name="P50"><text:span text:style-name="T2">Caeterum, quoniam semel de hoc non<text:line-break/>vere bono habitu, deque vitiosa gymnastica sermonem<text:line-break/>institui, et haec de his, quam paucissimis potero, </text:span><text:span text:style-name="T1">per-<text:line-break/></text:span><text:span text:style-name="T2">stringam. Quum in quadam moderatione sanitas sita sit,<text:line-break/>hujusmodi gymnastica intemperiem excessumque </text:span><text:span text:style-name="T1">moli-<text:line-break/></text:span><text:span text:style-name="T2">tur, multam et solidam carnem procreans, sanguinisque<text:line-break/>copiam quam tenacissimi adaugens. Neque enim vires<text:line-break/>tantum, sed etiam molem pondusque corpori adjicere co-<text:line-break/>natui, ut hac etiam ratione adversarius opprimi valeat.<text:line-break/>Neque igitur amplius reperire difficile est, artem hanc<text:line-break/>omnibus naturalibus actionibus ideo esse inutilem, et<text:line-break/>alloqui periculis obnoxiam. Quod enim lu omnibus veris<text:line-break/>artibus maximum studium est ad summum ejus, quod ap-<text:line-break/>petitur, pervenire, id in ista pessimum est, quum eum<text:line-break/>affectum, qui ex sententia Hippocratis praeter naturam</text:span></text:p>
      <text:p text:style-name="P7"><text:span text:style-name="T15">est, tanquam naturalem adipisci contendat Siquidem<text:line-break/>naturae bona, quo procedunt magis, crescunt atque au-<text:line-break/>gentur, eo meliora evadunt; non naturalia vero omnia<text:line-break/>tanto deteriora sunt, quanto majora. Unde istorum non-<text:line-break/>nulli repente obmutescunt; alii sensum motumque amit-<text:line-break/>tunt ac penitus attoniti fiunt, mole ista praeter naturam<text:line-break/>ac multitudine insitum calorem extinguente, liberum-<text:line-break/>que spiritui transitum intercludente; quicunquc autem<text:line-break/>ex ipsis mitiora patiuntur, effracto vase fanguinem<text:line-break/>vomunt aut expuunt. Hujusce igitur boni habitus opifi-<text:line-break/>ces, quorum haec mirabilia funt volumina, quae a cor-<text:line-break/>ruptas aures habentibus in praesentia circumseruntur,<text:line-break/>jam prorsus’ ab hoc nostro libro ablegemus</text:span><text:span text:style-name="T1">, </text:span><text:span text:style-name="T15">siquidem tu<text:line-break/>quoque, carissimo Thrasybule, cognoscis, istos neque<text:line-break/>dignos esse putari, ut a me responsionem accipiant. Quid<text:line-break/>enim istis plus erit, qui heri aut nudiustertius praeter<text:line-break/>naturam crapulani atquo dormire desicrunt,.ad tantumque<text:line-break/>audaciae pervenerunt, ut de rebus illis temere impuden-<text:line-break/>terque contendunt, de quibus neque illi facile pronun-</text:span></text:p>
      <text:p text:style-name="P7"><text:span text:style-name="T2">crure audent,- qui jamdiu earum cohaerentiam pugnan-<text:line-break/>temque naturam assequi .studuerunt? Quodnam isti pro-'<text:line-break/>fundum, eruditum graveque praeceptum audientes con-<text:line-break/>discere potuerunt? Mirandum esset medius fidius, fi,<text:line-break/>quum neque illi omnes, qui a primis pueritiae tempori-<text:line-break/>bus in optimis disciplinis versati sunt, boni contempla-<text:line-break/>tionis hujusce judices esse valeant, illi, qui fefe in certa-<text:line-break/>minibus ad vincendum exercuerunt, degeneres autem </text:span><text:span text:style-name="T1">et<text:line-break/></text:span><text:span text:style-name="T2">ibi victoria caruerunt, ac repente gymnestae effecti sunt,<text:line-break/>soli mentis acumine praecellent. Atqui vigilia cogitatio-<text:line-break/>que non rudis magis quam somnus perspicax ingenium<text:line-break/>reddunt, rdque ab omnibus fere hominibus, quoniam<text:line-break/>omnium verissimum est, adagium decantatur:</text:span></text:p>
      <text:p text:style-name="P57">Crasisus venter subtilem mentem non parit.</text:p>
      <text:p text:style-name="P57">Forsan igitur pulvis adhuc solus sapientiam ipsis compa-<text:line-break/>ravit; nam lutum, lu quo crebrius volutati sunt, quis sa-<text:line-break/>pientiae conditorem esse arbitretur, et sues cernens in<text:line-break/>ipso convolvi? At non in latrinis, luter quas quotidie</text:p>
      <text:p text:style-name="P70">vitam traduxerunt, per est ingenii solertram procreari;<text:line-break/>atqui praeter haec nihil aliud ipsi prius agebant. Omnem<text:line-break/>enim ipsorum vitam in hoc cicco versari conspeximus,<text:line-break/>aut edentium, aut bibentium, aut dormientium, aut<text:line-break/>ventrem exonerantium, aut sese in pulvere lutoque vol-<text:line-break/>ventium.</text:p>
      <text:h text:style-name="Heading_20_2" text:outline-level="2">Cap. XXXV<text:span text:style-name="T46">III</text:span>.</text:h>
      <text:p text:style-name="P50"><text:span text:style-name="T15">His itaque dimissis, (veras enim<text:line-break/>artes et non vitiosas contemplaturi in hunc sermonem<text:line-break/>incidimus,) legitimae gymnasticae auctores jam accersarnus,<text:line-break/>Hippocratem, Dioalem, Praxagoram, Phllotimum, Erasi-<text:line-break/>stratum atque Herophilum, et quicuiique alii totam<text:line-break/>artem ad corpus pertinentem didicerunt. Proxime vero<text:line-break/>Platonem dicentem audivisti, ejus nullum esse proprium<text:line-break/>nomen. Ne igitur totius artis corpus curantis unum<text:line-break/>nomen quaerito, neque enim luvenies. Verum, si surte<text:line-break/>de ipsa sermonem habere institueris, contetitussis, Platonem<text:line-break/>imitatus, ita disserere : Una quum sit corporis curatio, pluas<text:line-break/>ejus P</text:span><text:span text:style-name="T17">arie</text:span><text:span text:style-name="T15">d appello, unam gjmnasiicen, alteram curatiicemj</text:span></text:p>
      <text:p text:style-name="P55">sanorum quidem gymnasiicen, aegrorum vero curatricemi<text:line-break/>Sed illud magis consideratione dignum, - Platonem non<text:line-break/>salubrem artem curatrici in partitione opposuisse, quem-<text:line-break/>admodum antedicti omnes viri fecerunt: quorum unius<text:line-break/>(si placet) meminero, quoniam ejus libri passim celebran-<text:line-break/>tor. Inquit igitur Erasistratus in primo .De tuenda sani-<text:line-break/>tate: Neque enim medicus inveniri potest, qui sese ad<text:line-break/>tractanda salubria contulerit. Deinde subjungit; Crudi~<text:line-break/>tates enim ab aliquo afsectu provenientes et ipsarum<text:line-break/>curationes ad medicativam, non ad salubrium tracta-<text:line-break/>tionem rediguntur. Deinde iterum progrediens addit:<text:line-break/>Si quod vero in corpore vitium extiterit, propter quod<text:line-break/>ajsumpta semper corrumpentur, atque ita in aeque malos<text:line-break/>succos, ac sant priores, convertuntur, hujusmodi affectio-<text:line-break/>nem medici esi, non tuendae sanitatis masoisiri, dijsclvere.<text:line-break/>Item paulo post:' Praecipere de his, aut has discutere,<text:line-break/>medicos, non salubres, decet. Videtur enim iste non artem<text:line-break/>quandam solum,--perinde ut alii omnes, scd etiam ejus</text:p>
      <text:p text:style-name="P7"><text:span text:style-name="T2">professorem salubrem </text:span><text:span text:style-name="T1">appellare, quemadmodum, </text:span><text:span text:style-name="T2">ut cen-<text:line-break/>feo, et medicativae professorem medicum vocat: ut artis'<text:line-break/>corpus curantis, cujus nullum proprium apud Graecos<text:line-break/>nomen erat, in duas principes partes distributae, sicut<text:line-break/>ipsas partes medicativam falnbremque, ita et earum pro-<text:line-break/>fessores medicum falubremque appellemus. Eodem modo<text:line-break/>autem et plerique alii medici nominibus usi funt. </text:span><text:span text:style-name="T24">’</text:span></text:p>
      <text:h text:style-name="Heading_20_2" text:outline-level="2">Cap. XXXIX.</text:h>
      <text:p text:style-name="P65">Caeterum, ut videtur, Platonis tern-<text:line-break/>poribus nondum Graeci aut artem ipsam, aut ejus pro-<text:line-break/>fessorem salubrem appellare consueverant. Neque enim<text:line-break/>Hippocratis liber salubris salubris inscribitur, scd alter<text:line-break/>de ratione nictus, alter de aquis, aere et locis infcribi-<text:line-break/>tur. Forsitan autem, ut proxime retuli, neque sanis opus<text:line-break/>esse ratione nictus Plato opinabatur, scd ipsis gymnasticam<text:line-break/>folam sufficere; neque enim instaurativam partem aut<text:line-break/>praeservativam ad gymnasticam fortasse pertinere existi-<text:line-break/>mabat: medias enim ipsas (ut dixi) collocatas, utri volue-<text:line-break/>ris, adjicere potes. Quod si et ipsa medicativae adjungas.</text:p>
      <text:p text:style-name="P36"><text:span text:style-name="T2">exigua erit salubris portio de acre, aqua, locis, exer-<text:line-break/>citationibus cibisque.tantum considerans; atqui neque de<text:line-break/>cibis omnibus, scd de illis tantum, qui ad secunda fruen-<text:line-break/>tes valetudine pertinent. Quin etiam forlasse, quum<text:line-break/>aeris, regionum aquarumque notitiam melicus .praeoc-<text:line-break/>cupasset, utpote curativa parte ante .constituta, nihil am-<text:line-break/>plius de ipsis non solum medicis, fed. . etiam salubribus<text:line-break/>instituendis, praeter,, artem exercitationum rationem tra-.<text:line-break/>dentem discendum superat, . Quam ob rem neque absurdum<text:line-break/>fuit et a parte nomen habente totum appellari. Verum<text:line-break/>haec de noniine</text:span><text:span text:style-name="T5">;</text:span><text:span text:style-name="T2"> est, 'non de re. disputatio. </text:span><text:span text:style-name="T24">•<text:tab/>.<text:tab/></text:span><text:span text:style-name="T28">&gt;</text:span></text:p>
      <text:h text:style-name="Heading_20_2" text:outline-level="2">Cap. XL.</text:h>
      <text:p text:style-name="P50"><text:span text:style-name="T2">At si quispiam (quod et. supra, posui)<text:line-break/>id ipsum perspiciens, non de re., scd de vocabulo </text:span><text:span text:style-name="T24">influo<text:line-break/></text:span><text:span text:style-name="T2">tutum esse sermonem, me et de hoc aliquid dicere prae-<text:line-break/>cipiat, melius eos facere dixero, qui </text:span><text:span text:style-name="T24">duas </text:span><text:span text:style-name="T2">tutius artis<text:line-break/>principes partes falubrem curativamque appellant; qnan-<text:line-break/>doquidern in dividendi methodis didicimus ejusdem ge-</text:span></text:p>
      <text:p text:style-name="P6"><text:span text:style-name="T2">. </text:span><text:span text:style-name="T28">1</text:span></text:p>
      <text:p text:style-name="P7"><text:span text:style-name="T15">neris' res per opposita membra partiri?’ Exempli nam4<text:line-break/>que gratia de animalibus- dicens alia 'esse aerea, alia:<text:line-break/>aquatilia, si addat, alia rationabilia, perabsurdum-</text:span><text:span text:style-name="T24">eviden-<text:line-break/></text:span><text:span text:style-name="T15">ter faceret: nam prior-partitio ignea </text:span><text:span text:style-name="T24">terrestiiaque 'adjici'<text:line-break/></text:span><text:span text:style-name="T15">postulat;. </text:span><text:span text:style-name="T24">, </text:span><text:span text:style-name="T15">haec enim, proportione aeriis aquatilibusque<text:line-break/>respondent; rursus autem secunda'lu </text:span><text:span text:style-name="T24">dividendo rationali-<text:line-break/></text:span><text:span text:style-name="T15">bus irrationalia opponi requirit, ac </text:span><text:span text:style-name="T24">eadem </text:span><text:span text:style-name="T15">ratione rnof-<text:line-break/>tali quidem immortale, fero mansuetum, pedestri voluere<text:line-break/>nalatileque opponitur: extremae namque absurditatis </text:span><text:span text:style-name="T24">• </text:span><text:span text:style-name="T15">est<text:line-break/>animalium </text:span><text:span text:style-name="T24">aliqua-</text:span><text:span text:style-name="T15">immortalia esse dicere y aliqua </text:span><text:span text:style-name="T24">pedestris;<text:line-break/></text:span><text:span text:style-name="T15">aliqua bipeda. Ad </text:span><text:span text:style-name="T24">' </text:span><text:span text:style-name="T15">eundem fane modum in </text:span><text:span text:style-name="T24">' </text:span><text:span text:style-name="T15">arte, quae<text:line-break/>cicca corpus </text:span><text:span text:style-name="T24">occupatur, </text:span><text:span text:style-name="T15">si quis eam </text:span><text:span text:style-name="T24">partiens invenirepartes<text:line-break/></text:span><text:span text:style-name="T15">quaerat, et </text:span><text:span text:style-name="T24">aegros curantem medicativam, et fanis consulenal<text:line-break/></text:span><text:span text:style-name="T15">tem </text:span><text:span text:style-name="T24">salubrem appellabit; </text:span><text:span text:style-name="T15">Quin imo etiam melius, </text:span><text:span text:style-name="T24">iit </text:span><text:span text:style-name="T15">et'<text:line-break/>nos antea </text:span><text:span text:style-name="T24">dicebamus, </text:span><text:span text:style-name="T15">ars corporis curam habens ernen-’<text:line-break/>datrix quum </text:span><text:span text:style-name="T24">sit, qua parte </text:span><text:span text:style-name="T15">magna vitia corrigit, medica-<text:line-break/>tiva seu </text:span><text:span text:style-name="T24">medicatrix nominabitur, </text:span><text:span text:style-name="T15">qua vero exiguas nqxas’<text:line-break/>tollit, ideoque </text:span><text:span text:style-name="T24">prae </text:span><text:span text:style-name="T15">exiguitate, nurn </text:span><text:span text:style-name="T24">etiam </text:span><text:span text:style-name="T15">ab initio </text:span><text:span text:style-name="T24">corli’</text:span></text:p>
      <text:p text:style-name="P7"><text:span text:style-name="T2">rigat, senfum fubtersugiens, </text:span><text:span text:style-name="T1">conservatrix dicetur. </text:span><text:span text:style-name="T2">Quin<text:line-break/>etiam aptius a materiis </text:span><text:span text:style-name="T1">has </text:span><text:span text:style-name="T2">partes </text:span><text:span text:style-name="T1">morbidam </text:span><text:span text:style-name="T2">unam,<text:line-break/>sialubrem alteram appellaveris. Quod si rursus velis stt-<text:line-break/>lubrem seu conservativam partiri, (utroque enim modo<text:line-break/>licere appellere dictum est,) a subjectu ipsam materia in tria<text:line-break/>diduces, ut supra retulimus, in analepticen dictam et in salu-<text:line-break/>brem secundum speciem, praeterea et lu boni habitus ef-.<text:line-break/>sectricem; nam singulis dictis partibus propria materia<text:line-break/>subjicitur, uri secundum habitudinem valens corpus,<text:line-break/>alteri secundum habitum, tertiae bono habitu praeditum;<text:line-break/>accidit enim ipsa corpora eodem cum partibus artis no-:<text:line-break/>mlue appellari. Quod si secundum auxiliorum materias<text:line-break/>artem hanc salutarem conservatricemque distribuas, lu<text:line-break/>quatuor partes secabitur; una siquidem in assumptis,<text:line-break/>altera iu iis, quae fiunt, tertia in iis, quae evacuantur,<text:line-break/>quarta in forinsecus occursantibus veriatur; per haec<text:line-break/>enim sanitas cusioditur. Pars igitur salubris artis in iis,,<text:line-break/>quae, assumuntur, versans ciborum potionurnque ad fanitatis.</text:span></text:p>
      <text:p text:style-name="P55">custodlam pertinentium scientia est; quae vero lu iis, quae<text:line-break/>evacuantur, sudores, dejectiones, urinas, lu universum-'<text:line-break/>que omnis, quae corpus nostrum excernere debet, consi-<text:line-break/>derat ; quae exterius incidentium est, aerem, aquam, •<text:line-break/>salsuginem, mare, oleum, aliaque hujusmodi omnia spe-<text:line-break/>culatur. At quarta pars artis, quae superest, in iis quae<text:line-break/>aguntur positu, exercitationibus appellatisque studiis<text:line-break/>continetur: expergefactio namque et vigilia, somnus,<text:line-break/>venus, ira, curae, lavatio ex hoc genere sunt. Atque<text:line-break/>singulorum enumeratorum salubrium quantitas, qualitas,<text:line-break/>occasio dignoscenda esu</text:p>
      <text:h text:style-name="Heading_20_2" text:outline-level="2">Cap. XLI.</text:h>
      <text:p text:style-name="P65">Quantula igitur salubris artis pars est<text:line-break/>de exercitationibus scientia? rectius enim puto gymna-<text:line-break/>stica ars appellabitur, quae omnium exercitationum fa-<text:line-break/>cultatis cognitio esu Nam quae ad palaestram solum<text:line-break/>pertinent, cognuscere perquam exiguum est, omnibusque<text:line-break/>mortalibus minime utile. Quandoquidem navigare, fode-</text:p>
      <text:p text:style-name="P7"><text:span text:style-name="T2">re, metere', jaculari, currere, saltare, equitare, veneri,<text:line-break/>armis certare, ligna findere</text:span><text:span text:style-name="T1">, </text:span><text:span text:style-name="T2">bajulare,. et agrum colere,<text:line-break/>omniaque alia fecundum naturam facere', quam lucta<text:line-break/>exercepi, melius est' Unde tibi iam intueri licet, </text:span><text:span text:style-name="T15">non<text:line-break/></text:span><text:span text:style-name="T2">modo.salubris artis portiunculam esse gymnasticam, </text:span><text:span text:style-name="T15">sed<text:line-break/></text:span><text:span text:style-name="T2">etiam </text:span><text:span text:style-name="T15">. </text:span><text:span text:style-name="T2">gymnasticae minimam esse particulam luctandi<text:line-break/>studium; huicque cognata athletarum professio, et affectio-<text:line-break/>nis cujusdam non naturalis effectiva, vitiosamque </text:span><text:span text:style-name="T15">artem<text:line-break/>sihi propositam </text:span><text:span text:style-name="T2">habens, optimum </text:span><text:span text:style-name="T15">quidem </text:span><text:span text:style-name="T2">boni habitus<text:line-break/>finem prae </text:span><text:span text:style-name="T15">se ferentem,* </text:span><text:span text:style-name="T2">scd omnia alia potius quam<text:line-break/></text:span><text:span text:style-name="T15">bonum habitum producentem. </text:span><text:span text:style-name="T2">At </text:span><text:span text:style-name="T15">huius </text:span><text:span text:style-name="T2">improbae </text:span><text:span text:style-name="T15">artis<text:line-break/></text:span><text:span text:style-name="T2">isti </text:span><text:span text:style-name="T15">misere luctati repente </text:span><text:span text:style-name="T2">scientissimi </text:span><text:span text:style-name="T15">evaserunt, </text:span><text:span text:style-name="T2">verae<text:line-break/></text:span><text:span text:style-name="T15">aniem legitimaeqne </text:span><text:span text:style-name="T2">gymnasticae </text:span><text:span text:style-name="T15">Hippocrates </text:span><text:span text:style-name="T2">et </text:span><text:span text:style-name="T15">nuper<text:line-break/>cum ipso enumeratus illustrium virorum coetus peritus<text:line-break/>esu.. Quemadmodum vero ad curativam partem pertineu-<text:line-break/>tia non rite omnia ab omnibus simul'tradita sunt, per-<text:line-break/>inde et de exercitationibus non vera omnia praecepta<text:line-break/>tradidere. Verum iu praesentia perperam de ipsis loquutos</text:span></text:p>
      <text:p text:style-name="P70">castigare propositum non est, fed gymnasticae nomen de-<text:line-break/>clarare, quod scilicet haec facultatum in exercitationibus<text:line-break/>positarum, quemadmodum et medicamentaria facultatum<text:line-break/>in medicamentis repertarum, scientia quaedam est: ambae<text:line-break/>enim hae partes a materiis denominationem fortitae 'funt,<text:line-break/>sicut et aliae, quas paulo ante recensui.</text:p>
      <text:h text:style-name="Heading_20_2" text:outline-level="2">Cap. XL<text:span text:style-name="T46">II</text:span>.</text:h>
      <text:p text:style-name="P50"><text:span text:style-name="T15">Atque hinc eos male sentire cousiat,<text:line-break/>qui in dividenda tota arte gymnasticam medicativae op-<text:line-break/>ponunt; illa namque a materia, haec a generali commu-<text:line-break/>nique actione appellationem habet. Nam primae actiones<text:line-break/>singulares sunt, veratro aut </text:span><text:span text:style-name="T24">scammonia </text:span><text:span text:style-name="T15">exempli causa<text:line-break/>purgare, venam aperire, os excidere, inediam indicere,<text:line-break/>cibum exhibere; </text:span><text:span text:style-name="T24">post </text:span><text:span text:style-name="T15">has aliae </text:span><text:span text:style-name="T24">communiores </text:span><text:span text:style-name="T15">ac jam uni-<text:line-break/>versales, medicari, manus opera uti, rationem victus in-<text:line-break/>stituere, omnibusque istis commune </text:span><text:span text:style-name="T24">mederi, </text:span><text:span text:style-name="T15">quemadmo-<text:line-break/>dum, ut puto, </text:span><text:span text:style-name="T24">iterum actionibus cicca </text:span><text:span text:style-name="T15">fana corpora ac-<text:line-break/></text:span><text:span text:style-name="T24">commodatis omnibus communis est conservatio. Ac </text:span><text:span text:style-name="T15">quis-<text:line-break/>quis </text:span><text:span text:style-name="T24">per divisionem mcdicativo </text:span><text:span text:style-name="T15">conservativum opponit.</text:span></text:p>
      <text:p text:style-name="P7"><text:span text:style-name="T2">cognatorum oppositionem fecit; utrumque enim ab actione<text:line-break/>nominatum est, quemadmodum rursum </text:span><text:span text:style-name="T1">a </text:span><text:span text:style-name="T2">subjecta materia<text:line-break/>morbosum atque salubre, ab auxiliorum autem materia<text:line-break/>medicamentarium ac gymnasticum, hoc est exercitato-<text:line-break/>rium; illud enim morbosi et medicati vi pars est, hoc<text:line-break/>salubris et conservativi.</text:span></text:p>
      <text:h text:style-name="Heading_20_2" text:outline-level="2">Cap. XL<text:span text:style-name="T41">III.</text:span></text:h>
      <text:p text:style-name="P65">Caeterum hoc loco diligenter mentis<text:line-break/>acies exercitanda est, ne gymnasticum palaestraeque prae-<text:line-break/>fectum eundem nos efficere, totiusque gymnasticae partem<text:line-break/>quandam lucsaturiam (ut ila. dicam) constituere nos prae-<text:line-break/>tereat, quandoquidem et qui luctae et frictionum omnes<text:line-break/>singillatirn actiones rite obire valeat,-iste panifici, coquo,<text:line-break/>aedificatori proportione respondet, facere quidem panes,<text:line-break/>obsonia, aedes scientibus, minime tamen, quid in ipsis<text:line-break/>optimum sit, quid non optimum, intelligentibus, quamve<text:line-break/>facultatem ipsorum unumquodque ad sanitatem habeat,<text:line-break/>non dignoscentibus. Nempe ars, quae corpus humanum<text:line-break/>curat, ut crebro ante repetitum fuit, una est, aliae vero</text:p>
      <text:p text:style-name="P7"><text:span text:style-name="T2">huic materias comparant; neque enim alutarii cerdones,<text:line-break/>quibus calceatis, </text:span><text:span text:style-name="T15">quibus </text:span><text:span text:style-name="T2">sine calceis ambulare melius sit,<text:line-break/>noverunt; sed ncquc quibus calceis uti quidem melius<text:line-break/>est, quo tamen calceorum genere uti debeant, comper-<text:line-break/>tum habent. Id autem </text:span><text:span text:style-name="T15">Hippoerati haud </text:span><text:span text:style-name="T2">ignotum </text:span><text:span text:style-name="T15">est</text:span><text:span text:style-name="T2">: cui-<text:line-break/>dam enim arbylis lutum calcantibus calceari praecepit,<text:line-break/>non tamen ipse arbylas conficeret, </text:span><text:span text:style-name="T15">quemadmodum </text:span><text:span text:style-name="T2">neque<text:line-break/>imperator galeam, loricam, hastam, </text:span><text:span text:style-name="T15">clypeum, </text:span><text:span text:style-name="T2">gladium,<text:line-break/></text:span><text:span text:style-name="T15">aut </text:span><text:span text:style-name="T2">ocreas conderet. Praeterea neque aedificator </text:span><text:span text:style-name="T15">de &lt;<text:line-break/></text:span><text:span text:style-name="T2">excelsa aut humili domo quicquam novit, </text:span><text:span text:style-name="T15">aut </text:span><text:span text:style-name="T2">de con-<text:line-break/>versa ad occidentem aut </text:span><text:span text:style-name="T15">orientem, aut </text:span><text:span text:style-name="T2">ad aquilonem<text:line-break/>vergente et </text:span><text:span text:style-name="T15">frigida, </text:span><text:span text:style-name="T2">aut ad </text:span><text:span text:style-name="T15">austrum </text:span><text:span text:style-name="T2">et calida, aut te-<text:line-break/>nebricosa, </text:span><text:span text:style-name="T15">aut illustri, </text:span><text:span text:style-name="T2">aut de </text:span><text:span text:style-name="T15">humili </text:span><text:span text:style-name="T2">ejus </text:span><text:span text:style-name="T15">parte </text:span><text:span text:style-name="T2">sive su-<text:line-break/>periore, aut </text:span><text:span text:style-name="T15">de humida </text:span><text:span text:style-name="T2">vel </text:span><text:span text:style-name="T15">sicca, sed quam' </text:span><text:span text:style-name="T2">utilitatem<text:line-break/></text:span><text:span text:style-name="T15">isse </text:span><text:span text:style-name="T2">singula, </text:span><text:span text:style-name="T15">quam </text:span><text:span text:style-name="T2">ve noxam </text:span><text:span text:style-name="T15">asserant, prorsus </text:span><text:span text:style-name="T2">ignorat,<text:line-break/>perinde </text:span><text:span text:style-name="T15">ut panisex etiam, </text:span><text:span text:style-name="T2">cuinam </text:span><text:span text:style-name="T15">purissimus </text:span><text:span text:style-name="T2">panis, cui<text:line-break/>luriuraceus, cui </text:span><text:span text:style-name="T15">multus aut paucus, </text:span><text:span text:style-name="T2">quo </text:span><text:span text:style-name="T15">ve </text:span><text:span text:style-name="T2">tempore </text:span><text:span text:style-name="T15">sit<text:line-break/>dandus</text:span><text:span text:style-name="T2">, </text:span><text:span text:style-name="T15">ignorat, </text:span><text:span text:style-name="T2">ipsos </text:span><text:span text:style-name="T15">vero panes </text:span><text:span text:style-name="T2">egregie conficit.</text:span></text:p>
      <text:p text:style-name="P55">Eadem ratione et coquus lentem, hordeum, alicam, betam,<text:line-break/>aut aliorum aliquid, nullius ipsorum vires cognoscens, esui,<text:line-break/>tamen apta reddere peritus est. Id genus artes materias<text:line-break/>omnes arti corporis curatrici fubministi-ant, quemadmo-.<text:line-break/>dum his ipsis aliae, panifici quidem frumentum agricola,<text:line-break/>furnum furnifex, arborum succifor ligna; faber ligna-<text:line-break/>rius abacum, fabro lignario autem ipsi rursum alius asciam,<text:line-break/>amussim alius, item alius ligna; at alutario cerdoni<text:line-break/>itidem cultrum fabrilis ars, coria pellium concinnatrix,<text:line-break/>pedis effigiem lignaria, aedium quoque structori sculptores<text:line-break/>lapicidae, laterum figuli et fabri lignarii, illi quidem<text:line-break/>Iapides, isti lateres, hi vero ligna idonea praeparanti<text:line-break/>Omnes igitur id genus artes mutua ope indigent, et per-<text:line-break/>fectioribus materias ipsas, ex quibus finem assequuntur,<text:line-break/>suppeditant, et instrumenta optima, per quae illas ador-<text:line-break/>nant, efficiunt</text:p>
      <text:h text:style-name="Heading_20_2" text:outline-level="2">Cap. XLIV.</text:h>
      <text:p text:style-name="P66">Omnibus his autem, ceu quaedam ar-<text:line-break/>chiteclonica ars, corporis curativa praesidet, siquidem</text:p>
      <text:p text:style-name="P70">aedificatoriae, ni tales quasdam aedes extruat, praecipit;<text:line-break/>cerdonicae, calceum; panrficr, panem; culinariae, obso-<text:line-break/>nium; aliisque singulis, ut quaeque apta est, quid actura<text:line-break/>sit, imperat. Sed hujusce artis corpus curantis salubris<text:line-break/>appellata pars est, cujus quadripartito divisae partis unius<text:line-break/>gymnastica pars esu Ea igitur tot artium veluti quaedam<text:line-break/>princeps habetur, equestri sane, quando equitareo porteat,<text:line-break/>venatoriae similiter, et universim cuilibet alii animalia<text:line-break/>captanti, quum ipsarum usus postulat, modum, occasio-<text:line-break/>iusrn qualitatemque demonstrans; haud absimili ratione<text:line-break/>et fodientibus, et metentibus, et ligna caedentibus, et<text:line-break/>navigantibus, et saltantibus, et quodcunque aliud agenti-<text:line-break/>bus praesidens ipsa dominatur atque imperat.</text:p>
      <text:h text:style-name="Heading_20_2" text:outline-level="2">Cap. XLV.</text:h>
      <text:p text:style-name="P80">Una quaedam inter id genus artes et<text:line-break/>illa est, quae in luctationibus versatur: appellemus autem<text:line-break/>eam, si lubet, paedotiibicam. Haec enim eorum nihil<text:line-break/>inlelligens, quae ad utilitatem noxamque corporis faciunt,<text:line-break/>decentes, varias, sternendi vim habentes, facilesque ac<text:line-break/>minimo labore apprehensiones simul ac motiones, haud</text:p>
      <text:p text:style-name="P7"><text:span text:style-name="T2">minus quam saltatoria, comperit. Verum </text:span><text:span text:style-name="T1">haec </text:span><text:span text:style-name="T2">corporis<text:line-break/>curationem non usurpat r at ista paedotribica, nescio.<text:line-break/>quomodo, prae nimia feufus hebetudine, veluti fervus<text:line-break/>attonitus, in optimum herum, gymnasticam scilicet lu-<text:line-break/>surgit, quemadmodum si quis gravis armaturae miles,<text:line-break/>aut eques, aut sagittarius, aut funditor, aut jaculatur<text:line-break/>imperatori aciem struenti, armanti et in proelium edu-<text:line-break/>centi rursumque receptui canenti pertinax adversetur:-<text:line-break/>insaniret enim et iste, si imperatorem ad privatas actiones<text:line-break/>provocans atque lacessens, in iisque praestantior luven-<text:line-break/>tus, aut communicari sibi imperium dignum putaret,<text:line-break/>aut suam ipsius artem imperatoriae partem existimaret:<text:line-break/>nihilo secius, urbitror, et paedotriba insaniat, aut gym-<text:line-break/>nasticam fcire fe, aut eius partem possidere sibi si perlua-<text:line-break/>serit, quum minister tantum sit: ut enim miles artis im-<text:line-break/>peratoriae, sic paedotriba gymnasticae minister est; ipsa<text:line-break/>namque quatenus exercet, exercitatoriae, quatenus vero<text:line-break/>luclandi artem exercet, alterius cujufdam professionis<text:line-break/>minister est, quam ego prostratoriam appello. Non solum</text:span></text:p>
      <text:p text:style-name="P70">autem eos ita appellant, qui athletas exercent, sed etiam<text:line-break/>gymnastas; nihilominus secundum rei veritatem aliud est<text:line-break/>ars paedotribica, quemadmodum fagittatoria; prostratoris<text:line-break/>vero, qualis est imperatoria; at gymnastica, qualis est me-<text:line-break/>dicina, duabusque artibus praepositis hae singulae defer-;<text:line-break/>viunt. Ita enim et alutaria, ut militi alicui optimum<text:line-break/>calceum paret, ab arte imperatoria docetur, ut ad sani-<text:line-break/>tatem vero idoneum struat, ab arte corporis gubernatrice<text:line-break/>admonetur. Neo non et culinaria salutare obsonium<text:line-break/>medico salubrique concinnat, quod vero ad voluptatem,<text:line-break/>non amplius id arti cuipiam, sed adulationi potius cui-<text:line-break/>dam finem sibi non sanitatem, sed voluptatem proponenti.<text:line-break/>Igitur et luctatoria id, quod ad sanitatem optimum est,<text:line-break/>salubribus et gymnasiis vocatis praeparat; quod autem ad<text:line-break/>affectionem athleticam pertinet, illi vitiosae arti saepius<text:line-break/>a me repetitae, fe ipsam quidem gymnasticam appellanti,<text:line-break/>rectius aulem prostratoriae nuncupatae. Lacones utique<text:line-break/>et ipsam cabbalicen nominant, eumque magis cabbali-</text:p>
      <text:p text:style-name="P55">cum, non qui robustior, sed qui magis in hac arte yer-<text:line-break/>fatus fuerit, nominant.</text:p>
      <text:h text:style-name="Heading_20_2" text:outline-level="2"><text:span text:style-name="T2">Cap. </text:span><text:span text:style-name="T15">XLVI.</text:span></text:h>
      <text:p text:style-name="P52"><text:span text:style-name="T15">Verum </text:span><text:span text:style-name="T2">enim vero omnis bene instituta<text:line-break/>respublica hoc </text:span><text:span text:style-name="T15">genus artis </text:span><text:span text:style-name="T2">odit ac </text:span><text:span text:style-name="T15">detestatur, </text:span><text:span text:style-name="T2">quae </text:span><text:span text:style-name="T15">omne,<text:line-break/>vitae robur vimque prosternat, </text:span><text:span text:style-name="T2">haud in bonam </text:span><text:span text:style-name="T15">affectio-<text:line-break/>nem </text:span><text:span text:style-name="T2">corpora </text:span><text:span text:style-name="T15">traducens. </text:span><text:span text:style-name="T2">Ego utique plerumque multis<text:line-break/></text:span><text:span text:style-name="T15">athletis</text:span><text:span text:style-name="T2">, qui </text:span><text:span text:style-name="T15">praestantissimi </text:span><text:span text:style-name="T2">esse videbantur, quique multas<text:line-break/></text:span><text:span text:style-name="T15">in cextamluibus coronas </text:span><text:span text:style-name="T2">meriti sunt, me ipsum.valentio-<text:line-break/></text:span><text:span text:style-name="T15">rem esse expertus sum;, </text:span><text:span text:style-name="T2">quandoquidem in omnibus </text:span><text:span text:style-name="T15">i tine-<text:line-break/>ribus </text:span><text:span text:style-name="T2">faciendis, in militaribus actionibus, magis praeter-<text:line-break/>ea </text:span><text:span text:style-name="T15">lu </text:span><text:span text:style-name="T2">civilibus </text:span><text:span text:style-name="T15">atque </text:span><text:span text:style-name="T2">rusticis negotiis inutiles prorsus-<text:line-break/>reperiebautm’. Si quando vero et amico aegrotanti assi-<text:line-break/>stere </text:span><text:span text:style-name="T15">usu </text:span><text:span text:style-name="T2">veniret, </text:span><text:span text:style-name="T15">in </text:span><text:span text:style-name="T2">consulendo, simul speculando, </text:span><text:span text:style-name="T15">au-<text:line-break/></text:span><text:span text:style-name="T2">xiliando omnium </text:span><text:span text:style-name="T15">erant </text:span><text:span text:style-name="T2">ignarissimi, atque hac ratione a<text:line-break/>suibus quidem minime ingenio disserunt. Nihiloininus<text:line-break/>tamen inter </text:span><text:span text:style-name="T15">hos inselicissimi </text:span><text:span text:style-name="T2">nullaque unquam </text:span><text:span text:style-name="T15">victoria<text:line-break/>insignes repente scipsos gyrnnastas </text:span><text:span text:style-name="T2">nominant: deinde, </text:span><text:span text:style-name="T15">ut<text:line-break/>arbitror, inconcinna barbaraque </text:span><text:span text:style-name="T2">voce </text:span><text:span text:style-name="T15">non </text:span><text:span text:style-name="T2">minus </text:span><text:span text:style-name="T15">quam<text:line-break/></text:span><text:span text:style-name="T2">sues vociferantur. </text:span><text:span text:style-name="T15">Nonnulli </text:span><text:span text:style-name="T2">autem ipsorum et de </text:span><text:span text:style-name="T15">fri-</text:span></text:p>
      <text:p text:style-name="P7"><text:span text:style-name="T15">ctione, aut de bono habitu, aut de </text:span><text:span text:style-name="T24">sanitate, aut </text:span><text:span text:style-name="T15">de exer-<text:line-break/>citationibus volumina scribere </text:span><text:span text:style-name="T24">aggrediuntur; </text:span><text:span text:style-name="T15">' </text:span><text:span text:style-name="T24">deinde </text:span><text:span text:style-name="T15">de<text:line-break/>illis agere contradicereque </text:span><text:span text:style-name="T24">audent, quae .nullo unquam<text:line-break/></text:span><text:span text:style-name="T15">tempore didicerunt, </text:span><text:span text:style-name="T24">ut </text:span><text:span text:style-name="T15">quidam proxime </text:span><text:span text:style-name="T24">lu Hippocratem<text:line-break/></text:span><text:span text:style-name="T15">invectus, tanquam </text:span><text:span text:style-name="T24">non </text:span><text:span text:style-name="T15">recte </text:span><text:span text:style-name="T24">de frictione tractantcm;<text:line-break/></text:span><text:span text:style-name="T15">Verum nonnulli qui adorant </text:span><text:span text:style-name="T24">medici et philosophi ad </text:span><text:span text:style-name="T15">me<text:line-break/>venientes, ut totam ipsis </text:span><text:span text:style-name="T24">luijusce rei rationem explica-<text:line-break/></text:span><text:span text:style-name="T15">rem, a me petiverunt: </text:span><text:span text:style-name="T24">quod </text:span><text:span text:style-name="T15">quum </text:span><text:span text:style-name="T24">sccissenr, omnium<text:line-break/></text:span><text:span text:style-name="T15">primus llippocratcs hunc locum </text:span><text:span text:style-name="T24">optime </text:span><text:span text:style-name="T15">tractasse vifus<text:line-break/>esu Tunc gymnasia ille </text:span><text:span text:style-name="T24">sponte nullo docente eruditus </text:span><text:span text:style-name="T15">in<text:line-break/>medium repente prodiens, </text:span><text:span text:style-name="T24">puerumque </text:span><text:span text:style-name="T15">exucns, nos eum<text:line-break/>jussit fricare atque exercere, aut de </text:span><text:span text:style-name="T24">frictione exercitatio-<text:line-break/></text:span><text:span text:style-name="T15">nibusque tacere; </text:span><text:span text:style-name="T24">deinde clamans </text:span><text:span text:style-name="T15">dixit: Quando enim<text:line-break/>unquam Hippocrates in caveam ludorum, quando in pa-<text:line-break/>laestram </text:span><text:span text:style-name="T24">descendit, </text:span><text:span text:style-name="T15">qui neque </text:span><text:span text:style-name="T24">forsan </text:span><text:span text:style-name="T15">rite oleum infundere<text:line-break/>sciebat? Ad </text:span><text:span text:style-name="T24">hunc </text:span><text:span text:style-name="T15">sane </text:span><text:span text:style-name="T24">modum iste vociferabatur, </text:span><text:span text:style-name="T15">et </text:span><text:span text:style-name="T24">alio-<text:line-break/></text:span><text:span text:style-name="T15">qui neque tacens audire, </text:span><text:span text:style-name="T24">nec quae </text:span><text:span text:style-name="T15">dicebantur </text:span><text:span text:style-name="T24">intelligere<text:line-break/></text:span><text:span text:style-name="T15">poterat. At </text:span><text:span text:style-name="T24">nos praefentibus per otium disserebamus,<text:line-break/></text:span><text:span text:style-name="T15">improbum illum </text:span><text:span text:style-name="T24">hominem perinde </text:span><text:span text:style-name="T15">facere, ut </text:span><text:span text:style-name="T24">coquus </text:span><text:span text:style-name="T15">ac<text:line-break/>panisex de ptisana </text:span><text:span text:style-name="T24">ac pane dispulere </text:span><text:span text:style-name="T15">audentes, deinde</text:span></text:p>
      <text:p text:style-name="P7"><text:span text:style-name="T2">clamitantes: Quando Hippocrates in culina aut </text:span><text:span text:style-name="T1">pistrino<text:line-break/></text:span><text:span text:style-name="T2">versatus est? Paret igitur </text:span><text:span text:style-name="T1">mini </text:span><text:span text:style-name="T2">placentam, </text:span><text:span text:style-name="T1">aut panem,<text:line-break/></text:span><text:span text:style-name="T2">aut jusculum, aut concham condiat, atque ita </text:span><text:span text:style-name="T1">deinde </text:span><text:span text:style-name="T2">de<text:line-break/>ipsis sermonem faciat</text:span></text:p>
      <text:h text:style-name="Heading_20_2" text:outline-level="2">Cap. XLVlI.</text:h>
      <text:p text:style-name="P52"><text:span text:style-name="T2">Igitur forlasse dixeris: Cur </text:span><text:span text:style-name="T1">Hippocratem,<text:line-break/></text:span><text:span text:style-name="T2">omnemque ab ipsc manantem chorum medicos </text:span><text:span text:style-name="T1">nornluamus,<text:line-break/></text:span><text:span text:style-name="T2">siquidem non universae arti corporis gubernatrici, </text:span><text:span text:style-name="T1">fed<text:line-break/></text:span><text:span text:style-name="T2">soli ejus parti, quae laborantibus opitulatur, id </text:span><text:span text:style-name="T1">nomen<text:line-break/></text:span><text:span text:style-name="T2">indidimus? Videtur enim totam artem complecti, ut<text:line-break/>neque eam partem, quae de exercitationibus est, negligat.<text:line-break/>Hanc hujusce rei suisse causam suspicor, quoniam, quum<text:line-break/>prima totius artis pars curativa, quod et maxime neces-<text:line-break/>saria esset, constituta sit, deinde post multum otium con-<text:line-break/>servativa salubrisque vocata ei adjecta fuerit, totam<text:line-break/>artem a parte denominari contigit, quemadmodum et lu<text:line-break/>aliis plerisque folet. Quandoquidem et geometras appel-<text:line-break/>lamus non-circa pIanas solum figuras, verum etiam circa<text:line-break/>solida versantes; nullusque his temporibus invenitur, qui,<text:line-break/>ut geometra, sic et stereornetra nominetur, </text:span><text:span text:style-name="T1">sed </text:span><text:span text:style-name="T2">nomen</text:span></text:p>
      <text:p text:style-name="P85">defecit,- ut etiam falubriurn, non corporum, non cibo-<text:line-break/>rum dico salubrium, sed virorum ista scientium, ab Era-<text:line-break/>sistrato' medicis ex adverso distincturum. Pariter ‘ et<text:line-break/>trierarchas veteres triremium principes nuncupant, nunc<text:line-break/>-vero iam omnes utcunque navalis exercitus duces, etsi<text:line-break/>triremes non sint naves illae, eo nomine appellant.<text:line-break/>•Hujusce rei quoddam simile cicca medicinam atque me-<text:line-break/>dicos evenit; a -prima enim constituta parte ut et spsa<text:line-break/>tota corporis gubernatrix ars medicina, ipsc artis- pro-<text:line-break/>fessor. medicus nominaretur, tempore procedente effe-<text:line-break/>ctum est. Quamobrem neque abs re nunc quispiam inter-<text:line-break/>rogatus, cujufnarn artis pars sacultas, qtiae tuendae sani-<text:line-break/>tatis notitiam tradit,-medicinae respondere poterit; latius<text:line-break/>namque fuso et amplificato vocabulo, neque dum' partem,<text:line-break/>fed integram humani corporis artem significante, Hippo-<text:line-break/>crates et omnes, qui hac tempestate florent, jure medici<text:line-break/>nomen invenerunt, artisque ipsius duas maximas paries<text:line-break/>agnoscunt, curatricem scilicet atque. salubrem. Rursusque<text:line-break/>salubris ipsius partem esse gymnasticam sciunt, quenjad-</text:p>
      <text:p text:style-name="P7"><text:span text:style-name="T2">modum a nobis </text:span><text:span text:style-name="T1">supra dissertum esu Itaque sicut </text:span><text:span text:style-name="T2">Hippo-<text:line-break/>crates, Diocles, Praxagoras, Philotimus atque Herophi-<text:line-break/></text:span><text:span text:style-name="T38">Ius</text:span><text:span text:style-name="T2"> totum corporis praesulem artem, ut ipsorum testantur<text:line-break/>volumina, callebant, ita </text:span><text:span text:style-name="T1">sane </text:span><text:span text:style-name="T2">e diverso </text:span><text:span text:style-name="T1">Theon </text:span><text:span text:style-name="T2">atque<text:line-break/>Trypho vitiosam illam athletarum artem tractantes,. quem-<text:line-break/>admodum item et ipsorum libri decimant, praeparatio-<text:line-break/>nem quoddam exercitium nominantes,, rursum aliud par-<text:line-break/>titionem, aliud vero perfectum, item aliud apotherapiam,<text:line-break/>quaerentcsque, nurn secundum talem circuitum fatigare<text:line-break/></text:span><text:span text:style-name="T15">atque </text:span><text:span text:style-name="T2">exercere athletam oporteat, aut . secundum alium<text:line-break/></text:span><text:span text:style-name="T15">modum; </text:span><text:span text:style-name="T2">prosecto et eorum me capit admiratio, qui hoc<text:line-break/></text:span><text:span text:style-name="T15">tempore </text:span><text:span text:style-name="T2">atilletas exercent, quando eos, salubrem facultatem<text:line-break/></text:span><text:span text:style-name="T15">suae ipsorum </text:span><text:span text:style-name="T2">artis partem esse, dicere audio. Quando enim<text:line-break/>haec </text:span><text:span text:style-name="T15">neque verae </text:span><text:span text:style-name="T2">gymnasticae pars, sed contra salubris<text:line-break/></text:span><text:span text:style-name="T15">facultatis illa pars </text:span><text:span text:style-name="T2">fit, quid opus est de vitiosa istorum<text:line-break/></text:span><text:span text:style-name="T15">arte dubitare? Quae </text:span><text:span text:style-name="T2">quum neque artis corpus </text:span><text:span text:style-name="T15">curantis<text:line-break/>'ullo modo </text:span><text:span text:style-name="T2">pars </text:span><text:span text:style-name="T15">esse possit, </text:span><text:span text:style-name="T2">cuidam praeterea exercitationi<text:line-break/></text:span><text:span text:style-name="T15">praesidet, </text:span><text:span text:style-name="T2">quae non solum a Platone atque Hippocrate,<text:line-break/></text:span><text:span text:style-name="T15">verum etiam </text:span><text:span text:style-name="T2">ab aliis omnibus medicis atque philosophis<text:line-break/></text:span><text:span text:style-name="T15">-con temni tur.</text:span></text:p>
      <text:h text:style-name="P1" text:outline-level="1">GALENI DE PARVAE PILAE EXERCITIO.</text:h>
      <text:h text:style-name="Heading_20_2" text:outline-level="2">Cap. I.</text:h>
      <text:p text:style-name="P52"><text:span text:style-name="T15">Quantum ad sanitatem conferant exercitia,<text:line-break/></text:span><text:span text:style-name="T18">ο </text:span><text:span text:style-name="T15">Epigenes, quodque ipsa opus sit cibaria praecedere, ab<text:line-break/>antiquis viris praestantissimis tum philosophis tum medi-<text:line-break/>cis sufficienter traditum est; quantum vero illa, quae<text:line-break/>parva pila fiunt, caeteris excellant, hoc nondum satis<text:line-break/>priorum quispiam explicavit Aequum igitur est, quae<text:line-break/>agnoscimus, ea nos verbis explicare. A te autem judica-<text:line-break/>bimur, qui omnium optime ejus artem exercueris; at et<text:line-break/>caeteris fatis utilia dicta csse videbuntur, quibus libellum<text:line-break/>hunc fueris impertitus. Dico namque, optima omnium</text:span></text:p>
      <text:p text:style-name="P37"><text:span text:style-name="T15">esse exercitia, quae non </text:span><text:span text:style-name="T1">modo </text:span><text:span text:style-name="T15">corpus exercere, vertun<text:line-break/>etiam animam oblectare possint; et quicunque eam,, quae<text:line-break/>per canes fit, venationem aliamque ferarum capturam<text:line-break/>adinvenerunt, voluptate, oblectamento et cupiditate lau-<text:line-break/>dis proprium laborem temperantes, sapientes quidam<text:line-break/>viri et humanae naturae' plane' peritissimi extitere; tan-<text:line-break/>tum enim lu ipsa potest motio animae, ut et multi prae<text:line-break/>sola laetitia morbos evascrint, multi etiam prae moerore<text:line-break/>aegrotaverint. Neque ulla est tam vehemens corporis<text:line-break/>affectio,, ut affectiones animae vincat: non igitur parvi<text:line-break/>pendere oportet hujus motiones, qualesnam sint, imo<text:line-break/>vero longe magis quam corporis motus observare, tum<text:line-break/>aliis de causis, tum quod corpore dignior sit'anima.<text:line-break/>Hoc igitur omnium,, quae cum voluptate conjunctae sunt,<text:line-break/>exercitationum commune; alia vero eurum sunt propria,<text:line-break/>quas pobis ex parva pila comparamus; quae nos nunc<text:line-break/>exponemus.<text:tab/></text:span><text:span text:style-name="T24">.....<text:tab/>:</text:span></text:p>
      <text:h text:style-name="Heading_20_2" text:outline-level="2">Cap. II.</text:h>
      <text:p text:style-name="P52"><text:span text:style-name="T15">Primum quidem adest paratus facilitas. Si<text:line-break/>igitur consideraveris, quanto egeant apparatu simul et<text:line-break/></text:span><text:span text:style-name="T1">otio </text:span><text:span text:style-name="T15">tum caetera omnis venandi exercitia, tum quae</text:span></text:p>
      <text:p text:style-name="P38"><text:span text:style-name="T15">per canes fit venatio, manifeste didiceris, neque civilibus'<text:line-break/>addictos negotiis, neque artifices ipsos ad hujuscemodi'<text:line-break/>exercitia accedere posse. Multa enim • haec atque homi-<text:line-break/>nem non pauco otio incumbentem expulctint; hoc autem<text:line-break/>solum adeo familiare est, ut ne pauperrimus quidem ejus’<text:line-break/>indigeat apparatu; non enim retibus, non armis, noni<text:line-break/>equis, non venatoriis canibus, fed </text:span><text:span text:style-name="T24">plla </text:span><text:span text:style-name="T15">fola, eaque parva’<text:line-break/>opus esu Ita vero ad caeteras actiones • aequa est, ut<text:line-break/>earum nullam omittere per sc cogat: quid vero eo corn-'<text:line-break/>modius esse possit, quod et humanam fortunam omnem'<text:line-break/>et actionem admittit? nam venaticorum exercitiorum usus<text:line-break/>nobis non adest facilitas; divitias enim instrumentorum<text:line-break/>apparatum suppeditantes, otiumque liberum opportunita-<text:line-break/>tem spectans erigunt; parvae autem pilae exercilationis </text:span><text:span text:style-name="T24">•<text:line-break/></text:span><text:span text:style-name="T15">instrumentorum apparatus etiam pauperrimis (ut dictum’<text:line-break/>est) facilis existit, atque utendi'occasio plurimum 'nego-<text:line-break/>tiis addictos expectat. Id sune est facilitatis hujus exer-</text:span><text:span text:style-name="T24">‘<text:line-break/></text:span><text:span text:style-name="T15">citationis magnum commodum. Eam vero aliarum om-''<text:line-break/></text:span><text:span text:style-name="T24">-<text:tab/>....<text:tab/></text:span><text:span text:style-name="T15">...<text:tab/>...<text:tab/></text:span><text:span text:style-name="T24">..<text:tab/>&gt;<text:tab/>: </text:span><text:span text:style-name="T15">• </text:span><text:span text:style-name="T24">p</text:span></text:p>
      <text:p text:style-name="P55">nium uberrimam esso,, hluc potissimum didiceris', -si in<text:line-break/>unaquaque ipsarum vim et naturam consideraveris; vel.<text:line-break/>enim vehementem, vel mollem, vel sursum magis quam<text:line-break/>deorsum, partemve prae caeteris aliquam, ut lumbos,<text:line-break/>caput,, manus,. aut thoracem, moventem comperies. Quae<text:line-break/>autem omnes corporis partes aequaliter moveat, possitque<text:line-break/>et in summam vehementiam, attolli, et in minimam mo-<text:line-break/>tionem deprimi, aliarum nullam invenies, illa sola ex-<text:line-break/>cepta, quae ex parva pila habetur exercitatio, quae con-.<text:line-break/>citatissima vicissim et tardissima fit, vehementissima et mo-<text:line-break/>deratiffima, prout ipse volueris et corpus tolerare videa-<text:line-break/>tur. Sic vero et simul omnes ejus partes movere, quidem<text:line-break/>licet, si conferre videatur, praeterea vero prae aliis alia,,<text:line-break/>si hoc etiam videatur commodum. Quum enim invicem<text:line-break/>congredientes et interjectam pilam excipi prohibentes<text:line-break/>laboraverint, maximum id vehementissimutnqne exercitium<text:line-break/>existit, quod quidem' multis colli .obversionibus,' multis<text:line-break/>vero cornpreheniionibus palaestricis commixtum, proinde-.<text:line-break/>oue canut ouidem et cervix colli obversionibus, latera</text:p>
      <text:p text:style-name="P70">vero, thoraxque, et venter, faciei translationibus, positu-<text:line-break/>ris', repulsionibus ac, obnixibus aliisque palaestricis pre-'<text:line-break/>hensionibus laborant. Hoc autem exercitio lumbi vehe-<text:line-break/>menter, ac crura incessus fundamenta ejusmodi labore<text:line-break/>tenduntur: progressiones denique et obliqui saltus noh<text:line-break/>parvum est crurum exercitium.</text:p>
      <text:h text:style-name="Heading_20_2" text:outline-level="2">Cap. <text:span text:style-name="T48">III</text:span>.</text:h>
      <text:p text:style-name="P80">At si veritas dicenda fit, id solum omnes<text:line-break/>corporis partes aequissime movet; dum enim procedimus<text:line-break/>aut recedimus, aut nos in obliquum transferimus, alii<text:line-break/>atque alii nervi ac musculi plus fatigantur. Quicunque<text:line-break/>etiam uno motionis genere crura movet, quemadmodum<text:line-break/>qui sine ratione cursilant, sic qnoque non sccus, quam<text:line-break/>qui crebro fefe in obliquum transferunt, partes inacqua-<text:line-break/>liter exercet; verum quemadmodum cruribus, sic et<text:line-break/>brachiis exercitatio haec summa cum jusiitia proprium<text:line-break/>partitur opus, siquidem in omni figura pilam excipere<text:line-break/>consueverunt. Hic enim necesse est figurarum varielalern<text:line-break/>alios atque alios musculos vehementius tendcre, adeo ut<text:line-break/>omnes vicissim laborantes intcrmissionem his habeant ac-</text:p>
      <text:p text:style-name="P7"><text:span text:style-name="T2">qualem, </text:span><text:span text:style-name="T1">qui, </text:span><text:span text:style-name="T2">dum alii operantur, quiescunt, atque ita<text:line-break/>vicissim omnes operantes et quiescentes neque segnes-<text:line-break/>omnino relinquantur, neque soli, laborantes lassitudine,<text:line-break/>corripiantur. Quod autem, et oculos. exercere oporteat,<text:line-break/>hluc videre licet, si animadvertimus, quod, nisi quis, quo:<text:line-break/>vergat pila, diligenter praeviderit, quo minus eam attin-.<text:line-break/>gat, ipsum aberrare necesse est. In hoc autem et consi-<text:line-break/>lium aequale solicitudini patet: opus est tum illam na<text:line-break/>humi incassum dejiciat, tum ut versantem in medio ean-<text:line-break/>dem assequi prohibeat, vel ipse transmissam rursus ex-. ,<text:line-break/>cipiat. Atqui solicitudo corpus sola quidem extenuat,<text:line-break/>cuipiam vero exercitio ac laudis desiderio commissa, ut-.<text:line-break/>pote in laetitiam desinens, ad bonam corporis, valetudi-<text:line-break/>nem atque animi prudentiam plurimum confert. Neque.<text:line-break/>vero parvum est hoc commodum, quod ambo, corpus vide-<text:line-break/>licet atque animum, pro utriusque virtute juvere, possit..'.<text:line-break/>Quod autem maximis ambo exercitiis afficere possit, ad<text:line-break/>quae • militum imperatores potissimum accedere civitatis,<text:line-break/>regluae leges jubent, videre non est difficile. Hostem</text:span></text:p>
      <text:p text:style-name="P7"><text:span text:style-name="T15">etenim opportune invadere</text:span><text:span text:style-name="T1">, </text:span><text:span text:style-name="T15">atque invadendo latere, et<text:line-break/>datam occasionem .momento arripere, adversariorumque<text:line-break/>res vel vi, vel inconsulto sibi suas facere, ac parta<text:line-break/>tueri, optimi est imperatoris: atque, ut simpliciter dicam,<text:line-break/>exercitus imperator et custos et fur egregius esse debet,<text:line-break/>artis enim illius universae haec est summa. Numqnid<text:line-break/>igitur aliud quodpiam exercitium aeque idoneum sit, ho-<text:line-break/>minum ut instituat aut parta defendere, aut erepta recu-<text:line-break/>perare, aut propositum adversarii praevidere? mirum<text:line-break/>prosecto, si quis dixerit, aliud quodpiam inveniri. Multa<text:line-break/>namque ipsorum contrarium efficiunt; ignavos siquidem<text:line-break/>et somnolentos ac sensu hebetes reddunt; etenim quictm-<text:line-break/>qua ni palaestra laborant, ad crassitudinem potius quam<text:line-break/>ad virtutis studium excitantur; multi siquidem crassitiem,<text:line-break/>adeo contraxerunt, ut vix respirare possint. Hujusmodi </text:span><text:span text:style-name="T28">,<text:line-break/></text:span><text:span text:style-name="T15">sane homines nec militiae, nec.. regiis negotiis aut civi-<text:line-break/>libus utiliter praefici possent; </text:span><text:span text:style-name="T31">j</text:span><text:span text:style-name="T28"> </text:span><text:span text:style-name="T15">suibus potius quam- illis<text:line-break/>rem quamlibet mandare quis possit. Forsitan autem exi-<text:line-break/>stimaveris , me cursum et quaecunque corpus extenuant</text:span></text:p>
      <text:p text:style-name="P39"><text:span text:style-name="T2">exercitia probare. Verum </text:span><text:span text:style-name="T1">hoc </text:span><text:span text:style-name="T2">secus habet; ego enim, quod<text:line-break/>immodicum est, ubique damno, artenique omnem modice<text:line-break/>tractandam censeo; quod </text:span><text:span text:style-name="T1">si </text:span><text:span text:style-name="T2">quid mensura carueiit, pul-<text:line-break/>cbrum illud haud quaquam fatebor. Cursus igitur minime<text:line-break/>laudaverim, quippe qui corporis habitum extcnuent, Iio-<text:line-break/>niinemque </text:span><text:span text:style-name="T15">ad </text:span><text:span text:style-name="T2">fortitudinem nullatenus assuefaciant; non<text:line-break/>enim celeriter fugientibus victoria debetur, i'ed iis, qui<text:line-break/>cominus valeant obdurare; neque, quod celerrime cur-<text:line-break/>ferent, </text:span><text:span text:style-name="T15">Lacedaemonii </text:span><text:span text:style-name="T2">plurimum potuerunt, sed quod<text:line-break/>hostcs </text:span><text:span text:style-name="T15">persistendo </text:span><text:span text:style-name="T2">ti-ucidarenti Quod si, cursus quam<text:line-break/>bonae prosit valetudini, quaesieris, quatenus corporis<text:line-break/>partes inaequaliter exercet, eatenus falubris non est cen-<text:line-break/>sendus- </text:span><text:span text:style-name="T15">Necesse est </text:span><text:span text:style-name="T2">enim in hoc </text:span><text:span text:style-name="T15">alia </text:span><text:span text:style-name="T2">quidem nimis </text:span><text:span text:style-name="T15">fati-<text:line-break/></text:span><text:span text:style-name="T2">gari, </text:span><text:span text:style-name="T15">alia vero penitus </text:span><text:span text:style-name="T2">torpere, quorum neutrum condu-<text:line-break/>cit, </text:span><text:span text:style-name="T15">imo </text:span><text:span text:style-name="T2">vero </text:span><text:span text:style-name="T15">ambo </text:span><text:span text:style-name="T2">morborum gignunt semina, viresque<text:line-break/>imbecillas reddunt.<text:tab/></text:span><text:span text:style-name="T15">&gt;. • •</text:span></text:p>
      <text:h text:style-name="Heading_20_2" text:outline-level="2">Cap. IV.</text:h>
      <text:p text:style-name="P52"><text:span text:style-name="T15">Exercitium </text:span><text:span text:style-name="T2">igitur id </text:span><text:span text:style-name="T15">potissimum </text:span><text:span text:style-name="T2">commen-<text:line-break/></text:span><text:span text:style-name="T15">daverim, quod bonam </text:span><text:span text:style-name="T2">corporis valetudinem ac partium<text:line-break/></text:span><text:span text:style-name="T15">concinnitatem unaque • animi </text:span><text:span text:style-name="T2">virtutem praestare possit,<text:line-break/>quale </text:span><text:span text:style-name="T15">illud est, quod </text:span><text:span text:style-name="T2">lu parvapila consistit; • Animum</text:span></text:p>
      <text:p text:style-name="P70">etenim undique juvare potest, •onmesque corporis partes<text:line-break/>pari modo maxime exercet, id quod et ad bonam vale-<text:line-break/>tudinem plurimum confert, et corporei habitus commen-<text:line-break/>furationem efficit, utpote quod crassitiem nullam immo-<text:line-break/>dicam aut gracilitatem asserat, quin potius actionibus<text:line-break/>robore aut celeritate indigentibus sufficiens sit atque ido-<text:line-break/>neum. Sic igitur, quantum ad vehementiam attinet,<text:line-break/>nullo omnium est inserius. Mollitiem autem deinceps<text:line-break/>videamus; hac enim aliquando indigemus, aut propter<text:line-break/>aetatem, quae maximos labores vel junior nondum ferre,<text:line-break/>vel antiquior jam facta non etiam sustinere valeat; aut<text:line-break/>quod lassitudini consulere velimus; aut quod a morbo<text:line-break/>convalescamus; in ea quoque (ut mihi quidem videtur)<text:line-break/>reliqua cuncta excellit; nullum est enim adeo lene,<text:line-break/>modo leviter ipsum tractaveris. Oportet autem ipso<text:line-break/>medium te locum obtinentem, nullaque ex parte ab eo,<text:line-break/>quod modicum sit, declinantem, nunc quidem sensim pro-<text:line-break/>cedendo, nunc vero loco stando, ac denique membra<text:line-break/>non admodum agitando uti; mollibus postea ex oleo fri-<text:line-break/>ctionibus calidisque balucis uteris. Hoc equidem om-</text:p>
      <text:p text:style-name="P7"><text:span text:style-name="T2">nium est remississimum, </text:span><text:span text:style-name="T1">adeo </text:span><text:span text:style-name="T2">ut et quiete indigentibus<text:line-break/>utilissimum, atque ad imbecillas vires revocandas valen-<text:line-break/>tissimum, senique ac puero sit. conducentissimum. Quae<text:line-break/>vero hoc quidem laboriosius, mitius vero, quam quod ve-<text:line-break/>hementissimum sit, in parvae pilae exercitio fieri solent,<text:line-break/>ea quoque cognoscat opus est, .quicunque ipsa recte femper<text:line-break/>tracture voluerit Etenim si quando oh necessaria negotia,<text:line-break/>quibus persaepe detinemur, aut supernas partes omnes,<text:line-break/>aut infernas, aut manus duntaxat, aut pedes immodice<text:line-break/>fatigaveris, licet exercitatione hujuscemodi partim quidem<text:line-break/>sistere, quae prius laborarunt, partim vero, quae antea<text:line-break/>penitus torpuerunt, ad parem illis motionem ducere. Si<text:line-break/>quis enim e multo intervallo crurum opus aut nihil<text:line-break/>aut omnino parum admittetis magno cum conatu proji-<text:line-break/>ciat, inferna quidem sistit, superna vero vehementius<text:line-break/>movet. Quod si plerumque ac celeriter cursitans e mullo<text:line-break/>intervallo perraro pilam projecerit, inferna magis, fatiga-<text:line-break/>bit; festinatio insuper ac celeritas in ea reperta absque</text:span></text:p>
      <text:p text:style-name="P70">grani conata anhelitum magis exercet: alterum vero, rece-<text:line-break/>ptio videlicet ac transmissio, exceptioque ablquc celeritate,-<text:line-break/>corpus magis intendit ac roborat: at si vehemens co-<text:line-break/>natus unaque festinatio fuerit, hoc et corpus et anheli-<text:line-break/>tum magnopere fatigabit, eritque omnium exercitiorum<text:line-break/>vehementissimurn. Quousque autem pro fiugulo quoque<text:line-break/>usu intendenda aut remittenda sit exercitatio, scribere<text:line-break/>quidem impossibile; neque enim cujusque quantitas expli-<text:line-break/>cabilis est; in opere lumen ipsc adinvenire atque osten-<text:line-break/>dere possumus, iu quo sane vis tota maxime consistit;<text:line-break/>nihil enim prodest qualitas, si quantitate labefactetur. Hoc<text:line-break/>igitur sit curae paedotiibae, qui exercitationi sit praefuturus.</text:p>
      <text:h text:style-name="Heading_20_2" text:outline-level="2">Cap. V.</text:h>
      <text:p text:style-name="P80">Reliquum autem sermonis absolvatur. Volo<text:line-break/>namque ad haec quae dixi bona huic exercitio addere,<text:line-break/>neque quod extra pericula sit, quibus aliorum plurima<text:line-break/>illiduntur, missum facere. Cursus enitn celeres rupto<text:line-break/>vase praecipuo multos jamdudum perdidere; sio autem<text:line-break/>et voces magnae simulque vchenieutes uno teuiuore assa-</text:p>
      <text:p text:style-name="P7"><text:span text:style-name="T1">trm </text:span><text:span text:style-name="T2">emissae maximorum </text:span><text:span text:style-name="T1">malorum </text:span><text:span text:style-name="T2">non paucis causae<text:line-break/>fuerunt; violenti </text:span><text:span text:style-name="T1">quoque </text:span><text:span text:style-name="T2">equitatus </text:span><text:span text:style-name="T1">circa renes </text:span><text:span text:style-name="T2">aliquid<text:line-break/>fregerunt, saepe etiam thoracis partibus, nonnunquam<text:line-break/>etiam seminariis meatibus noxam intulere, ut equorum<text:line-break/>delicta praetermittam, quibus saepe </text:span><text:span text:style-name="T1">a </text:span><text:span text:style-name="T2">sella delapsi equi-<text:line-break/>tes illieo interierunt. Sic autem et </text:span><text:span text:style-name="T1">saltus, </text:span><text:span text:style-name="T2">et discus, et<text:line-break/>quae per flexiones fiunt exercitia </text:span><text:span text:style-name="T1">sese </text:span><text:span text:style-name="T2">habent. Quid<text:line-break/>autem de iis dicendum, qui </text:span><text:span text:style-name="T1">in palaestra </text:span><text:span text:style-name="T2">versantur? quum<text:line-break/>omni ex parte non mluus, quam Litae illae apud Home-<text:line-break/>rum, mutilati sint. Quemadmodum enim ille inquit<text:line-break/>poeta, claudas, rugosas atque oculis distortas esse, sic<text:line-break/>eos, qui in palaestra versantur, vel claudos,’vel distortos<text:line-break/>veI fractos, veI omnino mutilos videris. Quum igitur<text:line-break/>praeter bona, quae dixi, id quoque accedat parvae pilae<text:line-break/>exercitio, ut scilicet neque periculo sit obnoxium, alio-<text:line-break/>rum omnium ad usum optime patebit.</text:span></text:p>
      <text:p text:style-name="P71">Salubris rerum venereanrm usus ex Epicuro nullus<text:line-break/>est; revera autem salubris usus est ab intermissionibus<text:line-break/>tantis, ut post usum homo levior factus esse faciliusque<text:line-break/>spicare rideatur.' Opportunum autem utendi tempus est,<text:line-break/>quum exquisite medium obtineat omnium externarum<text:line-break/>circumstantiarum corpus, neque immoderatius repletum,<text:line-break/>neque vacuum, neque nimis perfrrgeratum, neque super-<text:line-break/>calefactum, neque immodice exiccatum, neque liunrecta-<text:line-break/>tum. Si vero interdum aliqua iit re aberret, parvum esto,<text:line-break/>quod in errorem labitur. Salubrius autem calefacto magis</text:p>
      <text:p text:style-name="P76">GALENI DE VENEREIS.</text:p>
      <text:p text:style-name="P7"><text:span text:style-name="T2">quam perfrigerato, et repleto magis quam vacuato, et<text:line-break/>humectato magis quam exiccato corpori rebus uti vene-<text:line-break/></text:span><text:span text:style-name="T15">reis. </text:span><text:span text:style-name="T2">Qui igitur- imbecillas vices habent, ii certe ab im-<text:line-break/></text:span><text:span text:style-name="T15">moderata </text:span><text:span text:style-name="T2">venere lu extremam infirmitatem procidunt;<text:line-break/></text:span><text:span text:style-name="T15">qui </text:span><text:span text:style-name="T2">vero robustas, </text:span><text:span text:style-name="T15">quique </text:span><text:span text:style-name="T2">aegrotant pituitae copia, quod<text:line-break/></text:span><text:span text:style-name="T15">humores </text:span><text:span text:style-name="T2">amplius discutiunt, innoxium ipsarum usum<text:line-break/></text:span><text:span text:style-name="T15">ferunt; </text:span><text:span text:style-name="T2">sic enim calidis et huuridis contingit, et quibus-<text:line-break/></text:span><text:span text:style-name="T15">cunque </text:span><text:span text:style-name="T2">natura semine foecundis. Quin et corpus eorum,<text:line-break/></text:span><text:span text:style-name="T15">qui robusias habent </text:span><text:span text:style-name="T2">vires, venus calefacit; quibus vero<text:line-break/></text:span><text:span text:style-name="T15">imbecillae </text:span><text:span text:style-name="T2">sunt, in promptu quidem calefacit, fed postea<text:line-break/></text:span><text:span text:style-name="T15">vehementer </text:span><text:span text:style-name="T2">refrigerat Proinde nonnulli quidem post<text:line-break/></text:span><text:span text:style-name="T15">coitum </text:span><text:span text:style-name="T2">a </text:span><text:span text:style-name="T15">juventute </text:span><text:span text:style-name="T2">quamprimum imbecilles evadunt;<text:line-break/></text:span><text:span text:style-name="T15">nonnulli </text:span><text:span text:style-name="T2">vero, </text:span><text:span text:style-name="T15">nisi </text:span><text:span text:style-name="T2">assidue utantur coitu, capitis gravita-<text:line-break/></text:span><text:span text:style-name="T15">tem incurrunt, cibos </text:span><text:span text:style-name="T2">fastidiunt, </text:span><text:span text:style-name="T15">febriculosi fiunt, </text:span><text:span text:style-name="T2">deterius<text:line-break/></text:span><text:span text:style-name="T15">appetunt, </text:span><text:span text:style-name="T2">minusque concoquunt. </text:span><text:span text:style-name="T15">Quosdam </text:span><text:span text:style-name="T2">ejusmodi<text:line-break/></text:span><text:span text:style-name="T15">naturae </text:span><text:span text:style-name="T2">esse </text:span><text:span text:style-name="T15">novimus, ut, </text:span><text:span text:style-name="T2">quum a rebus venereis </text:span><text:span text:style-name="T15">abstiue-<text:line-break/>reut, tum torpidi, tum </text:span><text:span text:style-name="T2">ad motum difficiles lacti </text:span><text:span text:style-name="T15">sint;<text:line-break/></text:span><text:span text:style-name="T2">quosdam vero, qui melancholicorum more praeter ratio-</text:span></text:p>
      <text:p text:style-name="P70">nem moesti ac spei expertes evaserint; haec vero omnia<text:line-break/>quamprimum veneris usu sedata fuisse. Hacc milii consi-<text:line-break/>deranti magnopere laedere videtur seminis retentio, in<text:line-break/>quibus ipsum tum matura deterioris est succi, tum copio-<text:line-break/>sius est, et otiosior vita, et veneris usus prius quidem<text:line-break/>frequentior, postea vero affatim abstinuerunt. Qui ro-<text:line-break/>busti ac juvenes funt, bis corporis habitus in raritatum<text:line-break/>potius quam vires lu imbecillitatem mutatur; at iis quae-<text:line-break/>dam sit emendatio per ea, quae cogunt et constringunt,<text:line-break/>qualis est praeparans exercitatio. Si vero etiam aliqua<text:line-break/>perfrigeratio post venerem corporibus oboriatur, erit<text:line-break/>etiam exercitatione praeparante ob eam- causam utendum;<text:line-break/>calorem enim excitat. Concedente vero anni tempestate<text:line-break/>a frigido balneo haud erit abstluendurn. Edulia vero<text:line-break/>copia quidem parciora, qualitate vero humidiora exhi-<text:line-break/>benda, ut tum probe ipsa concoquantur, tum a venere<text:line-break/>contracta siccitas emendetur. Sed oportet neque ternpe-<text:line-break/>ramento frigidiora, scd media calcfacicntium specie ipsa</text:p>
      <text:p text:style-name="P55">esse. Nam quoniam corpus a venere rarius simul ac im-<text:line-break/>becillius, frigidius et siccius efficitur, quaefane densant<text:line-break/>et calefaciunt et vires reparant, adhibenda sunt; atque<text:line-break/>lii sunt scopi, qui huc specta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5</dc:title>
    <meta:initial-creator>Galien</meta:initial-creator>
    <meta:generator>LibreOffice/7.2.1.2$Linux_X86_64 LibreOffice_project/20$Build-2</meta:generator>
    <dc:date>2021-10-30T00:44:57.364833911</dc:date>
    <meta:editing-duration>PT2M29S</meta:editing-duration>
    <meta:editing-cycles>2</meta:editing-cycles>
    <meta:document-statistic meta:table-count="0" meta:image-count="0" meta:object-count="0" meta:page-count="914" meta:paragraph-count="1423" meta:word-count="125358" meta:character-count="871290" meta:non-whitespace-character-count="747346"/>
  </office:meta>
</office:document-meta>
</file>